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504cm"/>
    </style:style>
    <style:style style:name="co2" style:family="table-column">
      <style:table-column-properties fo:break-before="auto" style:column-width="2.009cm"/>
    </style:style>
    <style:style style:name="co3" style:family="table-column">
      <style:table-column-properties fo:break-before="auto" style:column-width="6.172cm"/>
    </style:style>
    <style:style style:name="co4" style:family="table-column">
      <style:table-column-properties fo:break-before="auto" style:column-width="5.69cm"/>
    </style:style>
    <style:style style:name="co5" style:family="table-column">
      <style:table-column-properties fo:break-before="auto" style:column-width="9.599cm"/>
    </style:style>
    <style:style style:name="co6" style:family="table-column">
      <style:table-column-properties fo:break-before="auto" style:column-width="12.515cm"/>
    </style:style>
    <style:style style:name="co7" style:family="table-column">
      <style:table-column-properties fo:break-before="auto" style:column-width="3.778cm"/>
    </style:style>
    <style:style style:name="co8" style:family="table-column">
      <style:table-column-properties fo:break-before="auto" style:column-width="2.267cm"/>
    </style:style>
    <style:style style:name="co9" style:family="table-column">
      <style:table-column-properties fo:break-before="auto" style:column-width="11.751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ext-properties style:font-name="Arial" fo:font-size="10pt" style:font-size-asian="10pt" style:font-size-complex="10pt"/>
    </style:style>
    <style:style style:name="ce2" style:family="table-cell" style:parent-style-name="Default" style:data-style-name="N100">
      <style:text-properties style:use-window-font-color="true" style:text-outline="false" style:text-line-through-style="none" style:font-name="Arial" fo:font-size="10pt" fo:language="it" fo:country="IT"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Arial" fo:font-size="10pt" style:font-size-asian="10pt" style:font-size-complex="10pt"/>
    </style:style>
    <style:style style:name="ce4"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data-style-name="N100"/>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1"/>
        <table:table-column table:style-name="co7" table:default-cell-style-name="Default"/>
        <table:table-column table:style-name="co8" table:number-columns-repeated="2" table:default-cell-style-name="ce5"/>
        <table:table-column table:style-name="co9" table:default-cell-style-name="Default"/>
        <table:table-column table:style-name="co8" table:default-cell-style-name="Default"/>
        <table:table-row table:style-name="ro1">
          <table:table-cell office:value-type="string">
            <text:p>3-D Tic-Tac-Toe (USA)</text:p>
          </table:table-cell>
          <table:table-cell office:value-type="string">
            <text:p>1980</text:p>
          </table:table-cell>
          <table:table-cell office:value-type="string">
            <text:p>ESRB - E (Everyone)</text:p>
          </table:table-cell>
          <table:table-cell office:value-type="string">
            <text:p>3-D Tic-Tac-Toe </text:p>
          </table:table-cell>
          <table:table-cell table:number-columns-repeated="2" office:value-type="string">
            <text:p>Atari, Inc.</text:p>
          </table:table-cell>
          <table:table-cell office:value-type="string">
            <text:p>Puzzle</text:p>
          </table:table-cell>
          <table:table-cell office:value-type="string">
            <text:p>2.4</text:p>
          </table:table-cell>
          <table:table-cell table:style-name="Default" office:value-type="string">
            <text:p>1-2 Players</text:p>
          </table:table-cell>
          <table:table-cell office:value-type="string">
            <text:p>3-D Tic-Tac-Toe is, as the name implies, a 3D version of Tic-Tac-Toe. The object of the game is to place four X's or four O's in a horizontal, vertical or diagonal row on the 4x4 board.There are nine games of which the first eight games are forone human player against the computer. The numbers 1-8 represent the skill level. Game 9 is a two player game. In the DOS version there are only two difficulty settings and no two player game.</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3-D Tic-Tac-Toe (USA)&quot;&gt; &lt;year&gt;1980&lt;/year&gt; &lt;rating&gt;ESRB - E (Everyone)&lt;/rating&gt; &lt;title&gt;3-D Tic-Tac-Toe &lt;/title&gt; &lt;pub&gt;Atari, Inc.&lt;/pub&gt; &lt;dev&gt;Atari, Inc.&lt;/dev&gt; &lt;genre&gt;Puzzle&lt;/genre&gt; &lt;score&gt;2.4&lt;/score&gt; &lt;player&gt;1-2 Players&lt;/player&gt; &lt;story&gt;3-D Tic-Tac-Toe is, as the name implies, a 3D version of Tic-Tac-Toe. The object of the game is to place four X's or four O's in a horizontal, vertical or diagonal row on the 4x4 board.There are nine games of which the first eight games are forone human player against the computer. The numbers 1-8 represent the skill level. Game 9 is a two player game. In the DOS version there are only two difficulty settings and no two player game.&lt;/story&gt; &lt;/game&gt;">
            <text:p>&lt;game name="3-D Tic-Tac-Toe (USA)"&gt; &lt;year&gt;1980&lt;/year&gt; &lt;rating&gt;ESRB - E (Everyone)&lt;/rating&gt; &lt;title&gt;3-D Tic-Tac-Toe &lt;/title&gt; &lt;pub&gt;Atari, Inc.&lt;/pub&gt; &lt;dev&gt;Atari, Inc.&lt;/dev&gt; &lt;genre&gt;Puzzle&lt;/genre&gt; &lt;score&gt;2.4&lt;/score&gt; &lt;player&gt;1-2 Players&lt;/player&gt; &lt;story&gt;3-D Tic-Tac-Toe is, as the name implies, a 3D version of Tic-Tac-Toe. The object of the game is to place four X's or four O's in a horizontal, vertical or diagonal row on the 4x4 board.There are nine games of which the first eight games are forone human player against the computer. The numbers 1-8 represent the skill level. Game 9 is a two player game. In the DOS version there are only two difficulty settings and no two player game.&lt;/story&gt; &lt;/game&gt;</text:p>
          </table:table-cell>
        </table:table-row>
        <table:table-row table:style-name="ro1">
          <table:table-cell office:value-type="string">
            <text:p>32 in 1 Game Cartridge (Europe)</text:p>
          </table:table-cell>
          <table:table-cell office:value-type="string">
            <text:p>1988</text:p>
          </table:table-cell>
          <table:table-cell office:value-type="string">
            <text:p>ESRB - E (Everyone)</text:p>
          </table:table-cell>
          <table:table-cell office:value-type="string">
            <text:p>32 in 1 Game Cartridge </text:p>
          </table:table-cell>
          <table:table-cell table:number-columns-repeated="2" office:value-type="string">
            <text:p>Atari, Inc.</text:p>
          </table:table-cell>
          <table:table-cell office:value-type="string">
            <text:p>Compilation</text:p>
          </table:table-cell>
          <table:table-cell office:value-type="string">
            <text:p>2.0</text:p>
          </table:table-cell>
          <table:table-cell table:style-name="Default" office:value-type="string">
            <text:p>1-3 Players</text:p>
          </table:table-cell>
          <table:table-cell office:value-type="string">
            <text:p>This was a cart that was released in PAL format in Europe, Australia and New Zealand. Most were the pack in game with the Atari 2600 in the UK and Atari 7800 in Australia and New Zealand but it was also released as a boxed separate game for the Atari 2600. A different game was selected every time the Atari 2600 or Atari 7800 was turned on.****The games were:****1. UFO (a renaming of U. S. Game's Space Jockey)**2. Flag Capture**3. Human Cannonball**4. Reversi (a renaming of Atari's Othello)**5. Activision's Checkers**6. Slot Racers**7. Blackjack**8. Fishing (a graphic hack of Activision's Fishing Derby in which you are fishing for crabs)**9. Freeway Rabbit (a graphic hack of Activision's Freeway in which you are a rabbit)**10. Space War**11. Fun with Numbers**12. Golf**13. 3-D Tic-Tac-Toe**14. Surround**15. Miniature Golf**16. Activision's Boxing**17. Football**18. Air-Sea Battle**19. Freeway Chicken (a renaming of Activision's Freeway)**20. Activision's Tennis**21. Activision's Skiing**22. Activision's Fishing Derby**23. Sky Diver**24. Bowling**25. Combat**26. Activision's Stampede**27. Activision's Laser Blast**28. Outlaw**29. Slot Machine**30. Basketball**31. Home Run**32. Ant Party (a renaming of CommaVid's Cosmic Swarm)</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32 in 1 Game Cartridge (Europe)&quot;&gt; &lt;year&gt;1988&lt;/year&gt; &lt;rating&gt;ESRB - E (Everyone)&lt;/rating&gt; &lt;title&gt;32 in 1 Game Cartridge &lt;/title&gt; &lt;pub&gt;Atari, Inc.&lt;/pub&gt; &lt;dev&gt;Atari, Inc.&lt;/dev&gt; &lt;genre&gt;Compilation&lt;/genre&gt; &lt;score&gt;2.0&lt;/score&gt; &lt;player&gt;1-3 Players&lt;/player&gt; &lt;story&gt;This was a cart that was released in PAL format in Europe, Australia and New Zealand. Most were the pack in game with the Atari 2600 in the UK and Atari 7800 in Australia and New Zealand but it was also released as a boxed separate game for the Atari 2600. A different game was selected every time the Atari 2600 or Atari 7800 was turned on.****The games were:****1. UFO (a renaming of U. S. Game's Space Jockey)**2. Flag Capture**3. Human Cannonball**4. Reversi (a renaming of Atari's Othello)**5. Activision's Checkers**6. Slot Racers**7. Blackjack**8. Fishing (a graphic hack of Activision's Fishing Derby in which you are fishing for crabs)**9. Freeway Rabbit (a graphic hack of Activision's Freeway in which you are a rabbit)**10. Space War**11. Fun with Numbers**12. Golf**13. 3-D Tic-Tac-Toe**14. Surround**15. Miniature Golf**16. Activision's Boxing**17. Football**18. Air-Sea Battle**19. Freeway Chicken (a renaming of Activision's Freeway)**20. Activision's Tennis**21. Activision's Skiing**22. Activision's Fishing Derby**23. Sky Diver**24. Bowling**25. Combat**26. Activision's Stampede**27. Activision's Laser Blast**28. Outlaw**29. Slot Machine**30. Basketball**31. Home Run**32. Ant Party (a renaming of CommaVid's Cosmic Swarm)&lt;/story&gt; &lt;/game&gt;">
            <text:p>&lt;game name="32 in 1 Game Cartridge (Europe)"&gt; &lt;year&gt;1988&lt;/year&gt; &lt;rating&gt;ESRB - E (Everyone)&lt;/rating&gt; &lt;title&gt;32 in 1 Game Cartridge &lt;/title&gt; &lt;pub&gt;Atari, Inc.&lt;/pub&gt; &lt;dev&gt;Atari, Inc.&lt;/dev&gt; &lt;genre&gt;Compilation&lt;/genre&gt; &lt;score&gt;2.0&lt;/score&gt; &lt;player&gt;1-3 Players&lt;/player&gt; &lt;story&gt;This was a cart that was released in PAL format in Europe, Australia and New Zealand. Most were the pack in game with the Atari 2600 in the UK and Atari 7800 in Australia and New Zealand but it was also released as a boxed separate game for the Atari 2600. A different game was selected every time the Atari 2600 or Atari 7800 was turned on.****The games were:****1. UFO (a renaming of U. S. Game's Space Jockey)**2. Flag Capture**3. Human Cannonball**4. Reversi (a renaming of Atari's Othello)**5. Activision's Checkers**6. Slot Racers**7. Blackjack**8. Fishing (a graphic hack of Activision's Fishing Derby in which you are fishing for crabs)**9. Freeway Rabbit (a graphic hack of Activision's Freeway in which you are a rabbit)**10. Space War**11. Fun with Numbers**12. Golf**13. 3-D Tic-Tac-Toe**14. Surround**15. Miniature Golf**16. Activision's Boxing**17. Football**18. Air-Sea Battle**19. Freeway Chicken (a renaming of Activision's Freeway)**20. Activision's Tennis**21. Activision's Skiing**22. Activision's Fishing Derby**23. Sky Diver**24. Bowling**25. Combat**26. Activision's Stampede**27. Activision's Laser Blast**28. Outlaw**29. Slot Machine**30. Basketball**31. Home Run**32. Ant Party (a renaming of CommaVid's Cosmic Swarm)&lt;/story&gt; &lt;/game&gt;</text:p>
          </table:table-cell>
        </table:table-row>
        <table:table-row table:style-name="ro1">
          <table:table-cell office:value-type="string">
            <text:p>Acid Drop (Europe)</text:p>
          </table:table-cell>
          <table:table-cell office:value-type="string">
            <text:p>1992</text:p>
          </table:table-cell>
          <table:table-cell office:value-type="string">
            <text:p>ESRB - E (Everyone)</text:p>
          </table:table-cell>
          <table:table-cell office:value-type="string">
            <text:p>Acid Drop </text:p>
          </table:table-cell>
          <table:table-cell office:value-type="string">
            <text:p>Salu Ltd.</text:p>
          </table:table-cell>
          <table:table-cell table:style-name="ce3" office:value-type="string">
            <text:p>Salu Ltd.</text:p>
          </table:table-cell>
          <table:table-cell office:value-type="string">
            <text:p>Puzzle</text:p>
          </table:table-cell>
          <table:table-cell office:value-type="string">
            <text:p>2.4</text:p>
          </table:table-cell>
          <table:table-cell table:style-name="Default" office:value-type="string">
            <text:p>1 Player</text:p>
          </table:table-cell>
          <table:table-cell office:value-type="string">
            <text:p>A falling block game similar to Columns. The object of the game is to create a horizontal or vertical line of three or more blocks of the same color, which will then disappear. The remaining blocks will fall down, but won't disappear if they form another line. Every 10,000 points a special block will appear (the Acid Drop) which removes three columns of blocks and marks the beginning of the next level.</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Acid Drop (Europe)&quot;&gt; &lt;year&gt;1992&lt;/year&gt; &lt;rating&gt;ESRB - E (Everyone)&lt;/rating&gt; &lt;title&gt;Acid Drop &lt;/title&gt; &lt;pub&gt;Salu Ltd.&lt;/pub&gt; &lt;dev&gt;Salu Ltd.&lt;/dev&gt; &lt;genre&gt;Puzzle&lt;/genre&gt; &lt;score&gt;2.4&lt;/score&gt; &lt;player&gt;1 Player&lt;/player&gt; &lt;story&gt;A falling block game similar to Columns. The object of the game is to create a horizontal or vertical line of three or more blocks of the same color, which will then disappear. The remaining blocks will fall down, but won't disappear if they form another line. Every 10,000 points a special block will appear (the Acid Drop) which removes three columns of blocks and marks the beginning of the next level.&lt;/story&gt; &lt;/game&gt;">
            <text:p>&lt;game name="Acid Drop (Europe)"&gt; &lt;year&gt;1992&lt;/year&gt; &lt;rating&gt;ESRB - E (Everyone)&lt;/rating&gt; &lt;title&gt;Acid Drop &lt;/title&gt; &lt;pub&gt;Salu Ltd.&lt;/pub&gt; &lt;dev&gt;Salu Ltd.&lt;/dev&gt; &lt;genre&gt;Puzzle&lt;/genre&gt; &lt;score&gt;2.4&lt;/score&gt; &lt;player&gt;1 Player&lt;/player&gt; &lt;story&gt;A falling block game similar to Columns. The object of the game is to create a horizontal or vertical line of three or more blocks of the same color, which will then disappear. The remaining blocks will fall down, but won't disappear if they form another line. Every 10,000 points a special block will appear (the Acid Drop) which removes three columns of blocks and marks the beginning of the next level.&lt;/story&gt; &lt;/game&gt;</text:p>
          </table:table-cell>
        </table:table-row>
        <table:table-row table:style-name="ro1">
          <table:table-cell office:value-type="string">
            <text:p>Activision Decathlon, The (USA)</text:p>
          </table:table-cell>
          <table:table-cell office:value-type="string">
            <text:p>1983</text:p>
          </table:table-cell>
          <table:table-cell office:value-type="string">
            <text:p>ESRB - E (Everyone)</text:p>
          </table:table-cell>
          <table:table-cell office:value-type="string">
            <text:p>Activision Decathlon, The </text:p>
          </table:table-cell>
          <table:table-cell office:value-type="string">
            <text:p>Activision, Inc.</text:p>
          </table:table-cell>
          <table:table-cell table:style-name="ce3" office:value-type="string">
            <text:p>Activision, Inc.</text:p>
          </table:table-cell>
          <table:table-cell office:value-type="string">
            <text:p>Sports/Track &amp; Field</text:p>
          </table:table-cell>
          <table:table-cell office:value-type="string">
            <text:p>4.0</text:p>
          </table:table-cell>
          <table:table-cell table:style-name="Default" office:value-type="string">
            <text:p>1-4 Players</text:p>
          </table:table-cell>
          <table:table-cell office:value-type="string">
            <text:p>The Activision Decathlon is a series of Olympic games similar to the Epyx games series. Up to four players can compete in the ten different events of a real-life decathlon, either in sequence or individually. Included are the 100-meter dash, long jump, shot put, high jump, 400-meter race, 110-meter hurdles, discus throw, pole vault, javelin throw, and 1500-meter race. ****The flat running events involve simple joystick waggling, which must be balanced with accurately-timed button presses to clear the hurdles - hitting them or breaking stride causes a loss of momentum and thus time. For jumping and throwing events, you must build momentum by waggling and then press the button to throw or jump at what you feel is the appropriate moment.****For each event, points are earned based on how well you do (this can be based on your running time, or how far you throw the javelin or discus, etc...), and the player with the most points at the end of the decathlon wins the gold medal.</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Activision Decathlon, The (USA)&quot;&gt; &lt;year&gt;1983&lt;/year&gt; &lt;rating&gt;ESRB - E (Everyone)&lt;/rating&gt; &lt;title&gt;Activision Decathlon, The &lt;/title&gt; &lt;pub&gt;Activision, Inc.&lt;/pub&gt; &lt;dev&gt;Activision, Inc.&lt;/dev&gt; &lt;genre&gt;Sports/Track &amp; Field&lt;/genre&gt; &lt;score&gt;4.0&lt;/score&gt; &lt;player&gt;1-4 Players&lt;/player&gt; &lt;story&gt;The Activision Decathlon is a series of Olympic games similar to the Epyx games series. Up to four players can compete in the ten different events of a real-life decathlon, either in sequence or individually. Included are the 100-meter dash, long jump, shot put, high jump, 400-meter race, 110-meter hurdles, discus throw, pole vault, javelin throw, and 1500-meter race. ****The flat running events involve simple joystick waggling, which must be balanced with accurately-timed button presses to clear the hurdles - hitting them or breaking stride causes a loss of momentum and thus time. For jumping and throwing events, you must build momentum by waggling and then press the button to throw or jump at what you feel is the appropriate moment.****For each event, points are earned based on how well you do (this can be based on your running time, or how far you throw the javelin or discus, etc...), and the player with the most points at the end of the decathlon wins the gold medal.&lt;/story&gt; &lt;/game&gt;">
            <text:p>&lt;game name="Activision Decathlon, The (USA)"&gt; &lt;year&gt;1983&lt;/year&gt; &lt;rating&gt;ESRB - E (Everyone)&lt;/rating&gt; &lt;title&gt;Activision Decathlon, The &lt;/title&gt; &lt;pub&gt;Activision, Inc.&lt;/pub&gt; &lt;dev&gt;Activision, Inc.&lt;/dev&gt; &lt;genre&gt;Sports/Track &amp; Field&lt;/genre&gt; &lt;score&gt;4.0&lt;/score&gt; &lt;player&gt;1-4 Players&lt;/player&gt; &lt;story&gt;The Activision Decathlon is a series of Olympic games similar to the Epyx games series. Up to four players can compete in the ten different events of a real-life decathlon, either in sequence or individually. Included are the 100-meter dash, long jump, shot put, high jump, 400-meter race, 110-meter hurdles, discus throw, pole vault, javelin throw, and 1500-meter race. ****The flat running events involve simple joystick waggling, which must be balanced with accurately-timed button presses to clear the hurdles - hitting them or breaking stride causes a loss of momentum and thus time. For jumping and throwing events, you must build momentum by waggling and then press the button to throw or jump at what you feel is the appropriate moment.****For each event, points are earned based on how well you do (this can be based on your running time, or how far you throw the javelin or discus, etc...), and the player with the most points at the end of the decathlon wins the gold medal.&lt;/story&gt; &lt;/game&gt;</text:p>
          </table:table-cell>
        </table:table-row>
        <table:table-row table:style-name="ro1">
          <table:table-cell office:value-type="string">
            <text:p>Adventure (USA)</text:p>
          </table:table-cell>
          <table:table-cell office:value-type="string">
            <text:p>1980</text:p>
          </table:table-cell>
          <table:table-cell office:value-type="string">
            <text:p>ESRB - E (Everyone)</text:p>
          </table:table-cell>
          <table:table-cell office:value-type="string">
            <text:p>Adventure </text:p>
          </table:table-cell>
          <table:table-cell table:number-columns-repeated="2" office:value-type="string">
            <text:p>Atari, Inc.</text:p>
          </table:table-cell>
          <table:table-cell office:value-type="string">
            <text:p>Adventure</text:p>
          </table:table-cell>
          <table:table-cell office:value-type="string">
            <text:p>3.8</text:p>
          </table:table-cell>
          <table:table-cell table:style-name="Default" office:value-type="string">
            <text:p>1 Player</text:p>
          </table:table-cell>
          <table:table-cell office:value-type="string">
            <text:p>A graphic dungeon quest inspired by the old mainframe game of the same name, Adventure is a graphic adventure where you use your joystick to wander around, collecting keys to explore castles, labyrinths and everything in between, whilst slaying anything that moves (i.e. Dragons &amp; Co.) to get treasures. ****The game has 3 difficulty settings:****1. Level 1 (Easiest)**2. Level 2: The Kingdom is larger than Level 1, containing secret rooms and hidden items to add difficulty.**3. Level 3 (Hardest): Similar to Level 2 but all objects/items are placed randomly throughout the Kingdom.****Gameplay revolves around picking up (and dropping) items, hacking your way though dragons, finding keys to open the castle gates and using magic (i.e. reincarnation) in case you get swallowed by failing-to-follow-their-diet-plan-dragons.</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Adventure (USA)&quot;&gt; &lt;year&gt;1980&lt;/year&gt; &lt;rating&gt;ESRB - E (Everyone)&lt;/rating&gt; &lt;title&gt;Adventure &lt;/title&gt; &lt;pub&gt;Atari, Inc.&lt;/pub&gt; &lt;dev&gt;Atari, Inc.&lt;/dev&gt; &lt;genre&gt;Adventure&lt;/genre&gt; &lt;score&gt;3.8&lt;/score&gt; &lt;player&gt;1 Player&lt;/player&gt; &lt;story&gt;A graphic dungeon quest inspired by the old mainframe game of the same name, Adventure is a graphic adventure where you use your joystick to wander around, collecting keys to explore castles, labyrinths and everything in between, whilst slaying anything that moves (i.e. Dragons &amp; Co.) to get treasures. ****The game has 3 difficulty settings:****1. Level 1 (Easiest)**2. Level 2: The Kingdom is larger than Level 1, containing secret rooms and hidden items to add difficulty.**3. Level 3 (Hardest): Similar to Level 2 but all objects/items are placed randomly throughout the Kingdom.****Gameplay revolves around picking up (and dropping) items, hacking your way though dragons, finding keys to open the castle gates and using magic (i.e. reincarnation) in case you get swallowed by failing-to-follow-their-diet-plan-dragons.&lt;/story&gt; &lt;/game&gt;">
            <text:p>&lt;game name="Adventure (USA)"&gt; &lt;year&gt;1980&lt;/year&gt; &lt;rating&gt;ESRB - E (Everyone)&lt;/rating&gt; &lt;title&gt;Adventure &lt;/title&gt; &lt;pub&gt;Atari, Inc.&lt;/pub&gt; &lt;dev&gt;Atari, Inc.&lt;/dev&gt; &lt;genre&gt;Adventure&lt;/genre&gt; &lt;score&gt;3.8&lt;/score&gt; &lt;player&gt;1 Player&lt;/player&gt; &lt;story&gt;A graphic dungeon quest inspired by the old mainframe game of the same name, Adventure is a graphic adventure where you use your joystick to wander around, collecting keys to explore castles, labyrinths and everything in between, whilst slaying anything that moves (i.e. Dragons &amp; Co.) to get treasures. ****The game has 3 difficulty settings:****1. Level 1 (Easiest)**2. Level 2: The Kingdom is larger than Level 1, containing secret rooms and hidden items to add difficulty.**3. Level 3 (Hardest): Similar to Level 2 but all objects/items are placed randomly throughout the Kingdom.****Gameplay revolves around picking up (and dropping) items, hacking your way though dragons, finding keys to open the castle gates and using magic (i.e. reincarnation) in case you get swallowed by failing-to-follow-their-diet-plan-dragons.&lt;/story&gt; &lt;/game&gt;</text:p>
          </table:table-cell>
        </table:table-row>
        <table:table-row table:style-name="ro1">
          <table:table-cell office:value-type="string">
            <text:p>Adventures of TRON (USA)</text:p>
          </table:table-cell>
          <table:table-cell office:value-type="string">
            <text:p>1982</text:p>
          </table:table-cell>
          <table:table-cell office:value-type="string">
            <text:p>ESRB - E (Everyone)</text:p>
          </table:table-cell>
          <table:table-cell office:value-type="string">
            <text:p>Adventures of TRON </text:p>
          </table:table-cell>
          <table:table-cell office:value-type="string">
            <text:p>Mattel Electronics</text:p>
          </table:table-cell>
          <table:table-cell office:value-type="string">
            <text:p>APh Technological Consulting</text:p>
          </table:table-cell>
          <table:table-cell office:value-type="string">
            <text:p>Platform</text:p>
          </table:table-cell>
          <table:table-cell office:value-type="string">
            <text:p>3.1</text:p>
          </table:table-cell>
          <table:table-cell table:style-name="Default" office:value-type="string">
            <text:p>1 Player</text:p>
          </table:table-cell>
          <table:table-cell office:value-type="string">
            <text:p>Adventures of Tron is based on the motion picture TRON from Walt Disney Productions.****The game environment consists of 4 floors, each with flying "bits" as well as enemy MCP attackers. The objective of the game is to control TRON (you) in a maze of platforms and elevators while trying to intercept the flying bits (intercepting bits on higher floors are awarded higher points).****Dodge enemy MCP attackers by jumping, using elevators and hitching a ride on the Silver Sailor. Capturing all 7 "bits" will take you to the next level, with added speed and difficulty.****You have a total of 4 lives in play. Make each one count!</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Adventures of TRON (USA)&quot;&gt; &lt;year&gt;1982&lt;/year&gt; &lt;rating&gt;ESRB - E (Everyone)&lt;/rating&gt; &lt;title&gt;Adventures of TRON &lt;/title&gt; &lt;pub&gt;Mattel Electronics&lt;/pub&gt; &lt;dev&gt;APh Technological Consulting&lt;/dev&gt; &lt;genre&gt;Platform&lt;/genre&gt; &lt;score&gt;3.1&lt;/score&gt; &lt;player&gt;1 Player&lt;/player&gt; &lt;story&gt;Adventures of Tron is based on the motion picture TRON from Walt Disney Productions.****The game environment consists of 4 floors, each with flying &quot;bits&quot; as well as enemy MCP attackers. The objective of the game is to control TRON (you) in a maze of platforms and elevators while trying to intercept the flying bits (intercepting bits on higher floors are awarded higher points).****Dodge enemy MCP attackers by jumping, using elevators and hitching a ride on the Silver Sailor. Capturing all 7 &quot;bits&quot; will take you to the next level, with added speed and difficulty.****You have a total of 4 lives in play. Make each one count!&lt;/story&gt; &lt;/game&gt;">
            <text:p>&lt;game name="Adventures of TRON (USA)"&gt; &lt;year&gt;1982&lt;/year&gt; &lt;rating&gt;ESRB - E (Everyone)&lt;/rating&gt; &lt;title&gt;Adventures of TRON &lt;/title&gt; &lt;pub&gt;Mattel Electronics&lt;/pub&gt; &lt;dev&gt;APh Technological Consulting&lt;/dev&gt; &lt;genre&gt;Platform&lt;/genre&gt; &lt;score&gt;3.1&lt;/score&gt; &lt;player&gt;1 Player&lt;/player&gt; &lt;story&gt;Adventures of Tron is based on the motion picture TRON from Walt Disney Productions.****The game environment consists of 4 floors, each with flying "bits" as well as enemy MCP attackers. The objective of the game is to control TRON (you) in a maze of platforms and elevators while trying to intercept the flying bits (intercepting bits on higher floors are awarded higher points).****Dodge enemy MCP attackers by jumping, using elevators and hitching a ride on the Silver Sailor. Capturing all 7 "bits" will take you to the next level, with added speed and difficulty.****You have a total of 4 lives in play. Make each one count!&lt;/story&gt; &lt;/game&gt;</text:p>
          </table:table-cell>
        </table:table-row>
        <table:table-row table:style-name="ro1">
          <table:table-cell office:value-type="string">
            <text:p>Air Raid (USA)</text:p>
          </table:table-cell>
          <table:table-cell office:value-type="string">
            <text:p>1982</text:p>
          </table:table-cell>
          <table:table-cell office:value-type="string">
            <text:p>ESRB - E (Everyone)</text:p>
          </table:table-cell>
          <table:table-cell office:value-type="string">
            <text:p>Air Raid </text:p>
          </table:table-cell>
          <table:table-cell office:value-type="string">
            <text:p>Men-A-Vision</text:p>
          </table:table-cell>
          <table:table-cell table:style-name="ce3" office:value-type="string">
            <text:p>Men-A-Vision</text:p>
          </table:table-cell>
          <table:table-cell office:value-type="string">
            <text:p>Shoot-'Em-Up</text:p>
          </table:table-cell>
          <table:table-cell office:value-type="string">
            <text:p>3.4</text:p>
          </table:table-cell>
          <table:table-cell table:style-name="Default" office:value-type="string">
            <text:p>1 Player</text:p>
          </table:table-cell>
          <table:table-cell office:value-type="string">
            <text:p>The object of this game is to defend the buildings at the bottom of the screen.****There are four types of attacking ships moving down the screen. You are moving just above the buildings. The enemies are dropping bombs to try to damage your buildings or destroy you. You must fire missiles up to destroy them. The waves of enemies never ends.****The game ends when all three of your ships are destroyed or when both buildings have taken so much damage that they collapse.****There are eight game variations. Some where the ships move side-to-side while moving down, some where your shots move to the side when you do, some faster and some with combinations of any or all of these.</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Air Raid (USA)&quot;&gt; &lt;year&gt;1982&lt;/year&gt; &lt;rating&gt;ESRB - E (Everyone)&lt;/rating&gt; &lt;title&gt;Air Raid &lt;/title&gt; &lt;pub&gt;Men-A-Vision&lt;/pub&gt; &lt;dev&gt;Men-A-Vision&lt;/dev&gt; &lt;genre&gt;Shoot-'Em-Up&lt;/genre&gt; &lt;score&gt;3.4&lt;/score&gt; &lt;player&gt;1 Player&lt;/player&gt; &lt;story&gt;The object of this game is to defend the buildings at the bottom of the screen.****There are four types of attacking ships moving down the screen. You are moving just above the buildings. The enemies are dropping bombs to try to damage your buildings or destroy you. You must fire missiles up to destroy them. The waves of enemies never ends.****The game ends when all three of your ships are destroyed or when both buildings have taken so much damage that they collapse.****There are eight game variations. Some where the ships move side-to-side while moving down, some where your shots move to the side when you do, some faster and some with combinations of any or all of these.&lt;/story&gt; &lt;/game&gt;">
            <text:p>&lt;game name="Air Raid (USA)"&gt; &lt;year&gt;1982&lt;/year&gt; &lt;rating&gt;ESRB - E (Everyone)&lt;/rating&gt; &lt;title&gt;Air Raid &lt;/title&gt; &lt;pub&gt;Men-A-Vision&lt;/pub&gt; &lt;dev&gt;Men-A-Vision&lt;/dev&gt; &lt;genre&gt;Shoot-'Em-Up&lt;/genre&gt; &lt;score&gt;3.4&lt;/score&gt; &lt;player&gt;1 Player&lt;/player&gt; &lt;story&gt;The object of this game is to defend the buildings at the bottom of the screen.****There are four types of attacking ships moving down the screen. You are moving just above the buildings. The enemies are dropping bombs to try to damage your buildings or destroy you. You must fire missiles up to destroy them. The waves of enemies never ends.****The game ends when all three of your ships are destroyed or when both buildings have taken so much damage that they collapse.****There are eight game variations. Some where the ships move side-to-side while moving down, some where your shots move to the side when you do, some faster and some with combinations of any or all of these.&lt;/story&gt; &lt;/game&gt;</text:p>
          </table:table-cell>
        </table:table-row>
        <table:table-row table:style-name="ro1">
          <table:table-cell office:value-type="string">
            <text:p>Air Raiders (USA)</text:p>
          </table:table-cell>
          <table:table-cell office:value-type="string">
            <text:p>1982</text:p>
          </table:table-cell>
          <table:table-cell office:value-type="string">
            <text:p>ESRB - E (Everyone)</text:p>
          </table:table-cell>
          <table:table-cell office:value-type="string">
            <text:p>Air Raiders </text:p>
          </table:table-cell>
          <table:table-cell table:style-name="ce2" office:value-type="string">
            <text:p>Mattel Electronics</text:p>
          </table:table-cell>
          <table:table-cell office:value-type="string">
            <text:p>Mattel Electronics</text:p>
          </table:table-cell>
          <table:table-cell office:value-type="string">
            <text:p>Simulation</text:p>
          </table:table-cell>
          <table:table-cell office:value-type="string">
            <text:p>3.2</text:p>
          </table:table-cell>
          <table:table-cell table:style-name="Default" office:value-type="string">
            <text:p>1 Player</text:p>
          </table:table-cell>
          <table:table-cell office:value-type="string">
            <text:p>Goal of the game is to shoot as many enemies as possible (only visible from the side) while avoiding being shot down by flak cannons (which can cause a drop by up to 15 altitude) and to land safely again before the fuel runs out. If more than ten enemies have been shot it is possible to take off again with an ammo equal to the number of enemies being hit.</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Air Raiders (USA)&quot;&gt; &lt;year&gt;1982&lt;/year&gt; &lt;rating&gt;ESRB - E (Everyone)&lt;/rating&gt; &lt;title&gt;Air Raiders &lt;/title&gt; &lt;pub&gt;Mattel Electronics&lt;/pub&gt; &lt;dev&gt;Mattel Electronics&lt;/dev&gt; &lt;genre&gt;Simulation&lt;/genre&gt; &lt;score&gt;3.2&lt;/score&gt; &lt;player&gt;1 Player&lt;/player&gt; &lt;story&gt;Goal of the game is to shoot as many enemies as possible (only visible from the side) while avoiding being shot down by flak cannons (which can cause a drop by up to 15 altitude) and to land safely again before the fuel runs out. If more than ten enemies have been shot it is possible to take off again with an ammo equal to the number of enemies being hit.&lt;/story&gt; &lt;/game&gt;">
            <text:p>&lt;game name="Air Raiders (USA)"&gt; &lt;year&gt;1982&lt;/year&gt; &lt;rating&gt;ESRB - E (Everyone)&lt;/rating&gt; &lt;title&gt;Air Raiders &lt;/title&gt; &lt;pub&gt;Mattel Electronics&lt;/pub&gt; &lt;dev&gt;Mattel Electronics&lt;/dev&gt; &lt;genre&gt;Simulation&lt;/genre&gt; &lt;score&gt;3.2&lt;/score&gt; &lt;player&gt;1 Player&lt;/player&gt; &lt;story&gt;Goal of the game is to shoot as many enemies as possible (only visible from the side) while avoiding being shot down by flak cannons (which can cause a drop by up to 15 altitude) and to land safely again before the fuel runs out. If more than ten enemies have been shot it is possible to take off again with an ammo equal to the number of enemies being hit.&lt;/story&gt; &lt;/game&gt;</text:p>
          </table:table-cell>
        </table:table-row>
        <table:table-row table:style-name="ro1">
          <table:table-cell office:value-type="string">
            <text:p>Air-Sea Battle (USA)</text:p>
          </table:table-cell>
          <table:table-cell office:value-type="string">
            <text:p>1977</text:p>
          </table:table-cell>
          <table:table-cell office:value-type="string">
            <text:p>ESRB - E (Everyone)</text:p>
          </table:table-cell>
          <table:table-cell office:value-type="string">
            <text:p>Air-Sea Battle </text:p>
          </table:table-cell>
          <table:table-cell office:value-type="string">
            <text:p>Sears, Roebuck and Co.</text:p>
          </table:table-cell>
          <table:table-cell office:value-type="string">
            <text:p>Atari, Inc.</text:p>
          </table:table-cell>
          <table:table-cell office:value-type="string">
            <text:p>Shooter</text:p>
          </table:table-cell>
          <table:table-cell office:value-type="string">
            <text:p>2.4</text:p>
          </table:table-cell>
          <table:table-cell table:style-name="Default" office:value-type="string">
            <text:p>1-2 Players</text:p>
          </table:table-cell>
          <table:table-cell office:value-type="string">
            <text:p>Air-Sea Battle is basically a target shooting game. <text:s/>On most settings, you are positioned at the bottom of the screen and you shoot at targets at the top of the screen. <text:s/>The various settings provide different targets and weapons with different characteristics.****In games 1-6, you are an anti-aircraft gun and you shoot, unsurprisingly, at aircraft. <text:s/>You are stationary. <text:s text:c="2"/>Your control is limited to selecting the time of firing, the angle at which your shot is fired and, on some settings, exertion of minor control over the direction of your missile. <text:s/>****In games 7-12, you are a submarine and you shoot torpedoes at the ships above. <text:s/>On these settings you are able to move your submarine back and forth across the bottom of the screen. <text:s/>Your torpedoes, however, can only be fired directly above. <text:s/>Some settings allow minor control over the direction of your torpedo once fired.** **In games 13-15, you are apparently the anti-aircraft gun again. <text:s/>This time, however, you are shooting at shooting gallery targets (clown faces, ducks, rabbits). <text:s/>The controls are as in games 1-6. <text:s/>****In games 16-18, you are a ship and you fire polaris missiles at jets flying above. <text:s/>Your ship constantly moves on its own, you control only the speed. <text:s/>When you fire, the angle of the missile and its speed are based on the speed your ship was traveling at the time of firing. Some settings restrict your ability to change speed once a missile is fired, others allow you to exert control over the missile by changing speed once the missile is fired. <text:s/>****In games 19-21, the situation is reversed, you are the jet dropping bombs at the ships below. <text:s/>The controls in this setting are the same as in games 16-18. <text:s/>The difference, of course, is that you are dropping bombs from above at targets below. <text:s/>****In Games 22-27, one player is the jet and the other is the ship.****Each of the two player games is a matter of who can hit more targets in (oddly enough) 2 minutes and 16 seconds. <text:s/>(The manual says that the game will also end if one player hits 99 targets. <text:s/>I have yet to see this happen.) <text:s/>In each of the single player games, the single player tries to outscore a computer opponent that simply constantly fires.</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Air-Sea Battle (USA)&quot;&gt; &lt;year&gt;1977&lt;/year&gt; &lt;rating&gt;ESRB - E (Everyone)&lt;/rating&gt; &lt;title&gt;Air-Sea Battle &lt;/title&gt; &lt;pub&gt;Sears, Roebuck and Co.&lt;/pub&gt; &lt;dev&gt;Atari, Inc.&lt;/dev&gt; &lt;genre&gt;Shooter&lt;/genre&gt; &lt;score&gt;2.4&lt;/score&gt; &lt;player&gt;1-2 Players&lt;/player&gt; &lt;story&gt;Air-Sea Battle is basically a target shooting game.  On most settings, you are positioned at the bottom of the screen and you shoot at targets at the top of the screen.  The various settings provide different targets and weapons with different characteristics.****In games 1-6, you are an anti-aircraft gun and you shoot, unsurprisingly, at aircraft.  You are stationary.   Your control is limited to selecting the time of firing, the angle at which your shot is fired and, on some settings, exertion of minor control over the direction of your missile.  ****In games 7-12, you are a submarine and you shoot torpedoes at the ships above.  On these settings you are able to move your submarine back and forth across the bottom of the screen.  Your torpedoes, however, can only be fired directly above.  Some settings allow minor control over the direction of your torpedo once fired.** **In games 13-15, you are apparently the anti-aircraft gun again.  This time, however, you are shooting at shooting gallery targets (clown faces, ducks, rabbits).  The controls are as in games 1-6.  ****In games 16-18, you are a ship and you fire polaris missiles at jets flying above.  Your ship constantly moves on its own, you control only the speed.  When you fire, the angle of the missile and its speed are based on the speed your ship was traveling at the time of firing. Some settings restrict your ability to change speed once a missile is fired, others allow you to exert control over the missile by changing speed once the missile is fired.  ****In games 19-21, the situation is reversed, you are the jet dropping bombs at the ships below.  The controls in this setting are the same as in games 16-18.  The difference, of course, is that you are dropping bombs from above at targets below.  ****In Games 22-27, one player is the jet and the other is the ship.****Each of the two player games is a matter of who can hit more targets in (oddly enough) 2 minutes and 16 seconds.  (The manual says that the game will also end if one player hits 99 targets.  I have yet to see this happen.)  In each of the single player games, the single player tries to outscore a computer opponent that simply constantly fires.&lt;/story&gt; &lt;/game&gt;">
            <text:p>&lt;game name="Air-Sea Battle (USA)"&gt; &lt;year&gt;1977&lt;/year&gt; &lt;rating&gt;ESRB - E (Everyone)&lt;/rating&gt; &lt;title&gt;Air-Sea Battle &lt;/title&gt; &lt;pub&gt;Sears, Roebuck and Co.&lt;/pub&gt; &lt;dev&gt;Atari, Inc.&lt;/dev&gt; &lt;genre&gt;Shooter&lt;/genre&gt; &lt;score&gt;2.4&lt;/score&gt; &lt;player&gt;1-2 Players&lt;/player&gt; &lt;story&gt;Air-Sea Battle is basically a target shooting game. <text:s/>On most settings, you are positioned at the bottom of the screen and you shoot at targets at the top of the screen. <text:s/>The various settings provide different targets and weapons with different characteristics.****In games 1-6, you are an anti-aircraft gun and you shoot, unsurprisingly, at aircraft. <text:s/>You are stationary. <text:s text:c="2"/>Your control is limited to selecting the time of firing, the angle at which your shot is fired and, on some settings, exertion of minor control over the direction of your missile. <text:s/>****In games 7-12, you are a submarine and you shoot torpedoes at the ships above. <text:s/>On these settings you are able to move your submarine back and forth across the bottom of the screen. <text:s/>Your torpedoes, however, can only be fired directly above. <text:s/>Some settings allow minor control over the direction of your torpedo once fired.** **In games 13-15, you are apparently the anti-aircraft gun again. <text:s/>This time, however, you are shooting at shooting gallery targets (clown faces, ducks, rabbits). <text:s/>The controls are as in games 1-6. <text:s/>****In games 16-18, you are a ship and you fire polaris missiles at jets flying above. <text:s/>Your ship constantly moves on its own, you control only the speed. <text:s/>When you fire, the angle of the missile and its speed are based on the speed your ship was traveling at the time of firing. Some settings restrict your ability to change speed once a missile is fired, others allow you to exert control over the missile by changing speed once the missile is fired. <text:s/>****In games 19-21, the situation is reversed, you are the jet dropping bombs at the ships below. <text:s/>The controls in this setting are the same as in games 16-18. <text:s/>The difference, of course, is that you are dropping bombs from above at targets below. <text:s/>****In Games 22-27, one player is the jet and the other is the ship.****Each of the two player games is a matter of who can hit more targets in (oddly enough) 2 minutes and 16 seconds. <text:s/>(The manual says that the game will also end if one player hits 99 targets. <text:s/>I have yet to see this happen.) <text:s/>In each of the single player games, the single player tries to outscore a computer opponent that simply constantly fires.&lt;/story&gt; &lt;/game&gt;</text:p>
          </table:table-cell>
        </table:table-row>
        <table:table-row table:style-name="ro1">
          <table:table-cell office:value-type="string">
            <text:p>Airlock (USA)</text:p>
          </table:table-cell>
          <table:table-cell office:value-type="string">
            <text:p>1982</text:p>
          </table:table-cell>
          <table:table-cell office:value-type="string">
            <text:p>ESRB - E (Everyone)</text:p>
          </table:table-cell>
          <table:table-cell office:value-type="string">
            <text:p>Airlock </text:p>
          </table:table-cell>
          <table:table-cell office:value-type="string">
            <text:p>Data Age, Inc.</text:p>
          </table:table-cell>
          <table:table-cell table:style-name="ce3" office:value-type="string">
            <text:p>Data Age, Inc.</text:p>
          </table:table-cell>
          <table:table-cell office:value-type="string">
            <text:p>Platform</text:p>
          </table:table-cell>
          <table:table-cell office:value-type="string">
            <text:p>2.1</text:p>
          </table:table-cell>
          <table:table-cell table:style-name="Default" office:value-type="string">
            <text:p>1-2 Players</text:p>
          </table:table-cell>
          <table:table-cell office:value-type="string">
            <text:p>The player is trapped in a crashed nuclear submarine which has begun taking on water. They need to escape by making their way up the levels of the submarine one at a time. Each floor has two hatch keys that need to be collected in order to unlock the elevator to the next level. There is a time limit, though; if you take too long the floor will flood and you'll be unable to escape. Due to the crash, the torpedoes on board the submarine are now loose and wander across the floor as the boat shakes. The player will need to jump over any torpedoes that cross their path, or they will be stunned momentarily and lose precious time.</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Airlock (USA)&quot;&gt; &lt;year&gt;1982&lt;/year&gt; &lt;rating&gt;ESRB - E (Everyone)&lt;/rating&gt; &lt;title&gt;Airlock &lt;/title&gt; &lt;pub&gt;Data Age, Inc.&lt;/pub&gt; &lt;dev&gt;Data Age, Inc.&lt;/dev&gt; &lt;genre&gt;Platform&lt;/genre&gt; &lt;score&gt;2.1&lt;/score&gt; &lt;player&gt;1-2 Players&lt;/player&gt; &lt;story&gt;The player is trapped in a crashed nuclear submarine which has begun taking on water. They need to escape by making their way up the levels of the submarine one at a time. Each floor has two hatch keys that need to be collected in order to unlock the elevator to the next level. There is a time limit, though; if you take too long the floor will flood and you'll be unable to escape. Due to the crash, the torpedoes on board the submarine are now loose and wander across the floor as the boat shakes. The player will need to jump over any torpedoes that cross their path, or they will be stunned momentarily and lose precious time.&lt;/story&gt; &lt;/game&gt;">
            <text:p>&lt;game name="Airlock (USA)"&gt; &lt;year&gt;1982&lt;/year&gt; &lt;rating&gt;ESRB - E (Everyone)&lt;/rating&gt; &lt;title&gt;Airlock &lt;/title&gt; &lt;pub&gt;Data Age, Inc.&lt;/pub&gt; &lt;dev&gt;Data Age, Inc.&lt;/dev&gt; &lt;genre&gt;Platform&lt;/genre&gt; &lt;score&gt;2.1&lt;/score&gt; &lt;player&gt;1-2 Players&lt;/player&gt; &lt;story&gt;The player is trapped in a crashed nuclear submarine which has begun taking on water. They need to escape by making their way up the levels of the submarine one at a time. Each floor has two hatch keys that need to be collected in order to unlock the elevator to the next level. There is a time limit, though; if you take too long the floor will flood and you'll be unable to escape. Due to the crash, the torpedoes on board the submarine are now loose and wander across the floor as the boat shakes. The player will need to jump over any torpedoes that cross their path, or they will be stunned momentarily and lose precious time.&lt;/story&gt; &lt;/game&gt;</text:p>
          </table:table-cell>
        </table:table-row>
        <table:table-row table:style-name="ro1">
          <table:table-cell office:value-type="string">
            <text:p>Alien (USA)</text:p>
          </table:table-cell>
          <table:table-cell office:value-type="string">
            <text:p>1982</text:p>
          </table:table-cell>
          <table:table-cell office:value-type="string">
            <text:p>ESRB - E (Everyone)</text:p>
          </table:table-cell>
          <table:table-cell office:value-type="string">
            <text:p>Alien </text:p>
          </table:table-cell>
          <table:table-cell office:value-type="string">
            <text:p>Fox Video Games, Inc.</text:p>
          </table:table-cell>
          <table:table-cell table:style-name="ce3" office:value-type="string">
            <text:p>Fox Video Games, Inc.</text:p>
          </table:table-cell>
          <table:table-cell office:value-type="string">
            <text:p>Maze</text:p>
          </table:table-cell>
          <table:table-cell office:value-type="string">
            <text:p>2.5</text:p>
          </table:table-cell>
          <table:table-cell table:style-name="Default" office:value-type="string">
            <text:p>1 Player</text:p>
          </table:table-cell>
          <table:table-cell office:value-type="string">
            <text:p>In this game based, loosely, on the movie of the same name, you have to move through a maze (the halls of your ship in the manual), ala Pac-Man, collecting dots (destroying alien eggs). ****If you collect the power dot (pulsar), you can kill any of the three aliens, for a short time. There are only three enemies in the maze at a time, there is a bonus item at times and only one power dot (pulsar) at a time. When you grab the pulsar, it will next appear in one of two other spots.****After you clear one level, you get a bonus game. You have to move up the screen to the prize at the top past several aliens, reminiscent of Freeway. You do not lose a man if you fail but you only have eight seconds to do it then you are off the the next, harder level.</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Alien (USA)&quot;&gt; &lt;year&gt;1982&lt;/year&gt; &lt;rating&gt;ESRB - E (Everyone)&lt;/rating&gt; &lt;title&gt;Alien &lt;/title&gt; &lt;pub&gt;Fox Video Games, Inc.&lt;/pub&gt; &lt;dev&gt;Fox Video Games, Inc.&lt;/dev&gt; &lt;genre&gt;Maze&lt;/genre&gt; &lt;score&gt;2.5&lt;/score&gt; &lt;player&gt;1 Player&lt;/player&gt; &lt;story&gt;In this game based, loosely, on the movie of the same name, you have to move through a maze (the halls of your ship in the manual), ala Pac-Man, collecting dots (destroying alien eggs). ****If you collect the power dot (pulsar), you can kill any of the three aliens, for a short time. There are only three enemies in the maze at a time, there is a bonus item at times and only one power dot (pulsar) at a time. When you grab the pulsar, it will next appear in one of two other spots.****After you clear one level, you get a bonus game. You have to move up the screen to the prize at the top past several aliens, reminiscent of Freeway. You do not lose a man if you fail but you only have eight seconds to do it then you are off the the next, harder level.&lt;/story&gt; &lt;/game&gt;">
            <text:p>&lt;game name="Alien (USA)"&gt; &lt;year&gt;1982&lt;/year&gt; &lt;rating&gt;ESRB - E (Everyone)&lt;/rating&gt; &lt;title&gt;Alien &lt;/title&gt; &lt;pub&gt;Fox Video Games, Inc.&lt;/pub&gt; &lt;dev&gt;Fox Video Games, Inc.&lt;/dev&gt; &lt;genre&gt;Maze&lt;/genre&gt; &lt;score&gt;2.5&lt;/score&gt; &lt;player&gt;1 Player&lt;/player&gt; &lt;story&gt;In this game based, loosely, on the movie of the same name, you have to move through a maze (the halls of your ship in the manual), ala Pac-Man, collecting dots (destroying alien eggs). ****If you collect the power dot (pulsar), you can kill any of the three aliens, for a short time. There are only three enemies in the maze at a time, there is a bonus item at times and only one power dot (pulsar) at a time. When you grab the pulsar, it will next appear in one of two other spots.****After you clear one level, you get a bonus game. You have to move up the screen to the prize at the top past several aliens, reminiscent of Freeway. You do not lose a man if you fail but you only have eight seconds to do it then you are off the the next, harder level.&lt;/story&gt; &lt;/game&gt;</text:p>
          </table:table-cell>
        </table:table-row>
        <table:table-row table:style-name="ro1">
          <table:table-cell office:value-type="string">
            <text:p>Alpha Beam with Ernie (USA)</text:p>
          </table:table-cell>
          <table:table-cell office:value-type="string">
            <text:p>1983</text:p>
          </table:table-cell>
          <table:table-cell office:value-type="string">
            <text:p>ESRB - E (Everyone)</text:p>
          </table:table-cell>
          <table:table-cell office:value-type="string">
            <text:p>Alpha Beam with Ernie </text:p>
          </table:table-cell>
          <table:table-cell office:value-type="string">
            <text:p>Atari, Inc.</text:p>
          </table:table-cell>
          <table:table-cell office:value-type="string">
            <text:p>Children's Computer Workshop, Inc.</text:p>
          </table:table-cell>
          <table:table-cell office:value-type="string">
            <text:p>Educational</text:p>
          </table:table-cell>
          <table:table-cell office:value-type="string">
            <text:p>1.0</text:p>
          </table:table-cell>
          <table:table-cell table:style-name="Default" office:value-type="string">
            <text:p>1-2 Players</text:p>
          </table:table-cell>
          <table:table-cell office:value-type="string">
            <text:p>Ernie's ship has run out of fuel and it is up to you to help him.****Use the buttons of the controller to move your ship left or right and beam letters to the correct slots on Ernie's ship. Once all the letters are in place, Ernie can fly away.****This game helps kids learn to recognize letters and match capital letters to lower case and recognize easy-to-confuse letters.****The game manual also contained a read-aloud story</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Alpha Beam with Ernie (USA)&quot;&gt; &lt;year&gt;1983&lt;/year&gt; &lt;rating&gt;ESRB - E (Everyone)&lt;/rating&gt; &lt;title&gt;Alpha Beam with Ernie &lt;/title&gt; &lt;pub&gt;Atari, Inc.&lt;/pub&gt; &lt;dev&gt;Children's Computer Workshop, Inc.&lt;/dev&gt; &lt;genre&gt;Educational&lt;/genre&gt; &lt;score&gt;1.0&lt;/score&gt; &lt;player&gt;1-2 Players&lt;/player&gt; &lt;story&gt;Ernie's ship has run out of fuel and it is up to you to help him.****Use the buttons of the controller to move your ship left or right and beam letters to the correct slots on Ernie's ship. Once all the letters are in place, Ernie can fly away.****This game helps kids learn to recognize letters and match capital letters to lower case and recognize easy-to-confuse letters.****The game manual also contained a read-aloud story&lt;/story&gt; &lt;/game&gt;">
            <text:p>&lt;game name="Alpha Beam with Ernie (USA)"&gt; &lt;year&gt;1983&lt;/year&gt; &lt;rating&gt;ESRB - E (Everyone)&lt;/rating&gt; &lt;title&gt;Alpha Beam with Ernie &lt;/title&gt; &lt;pub&gt;Atari, Inc.&lt;/pub&gt; &lt;dev&gt;Children's Computer Workshop, Inc.&lt;/dev&gt; &lt;genre&gt;Educational&lt;/genre&gt; &lt;score&gt;1.0&lt;/score&gt; &lt;player&gt;1-2 Players&lt;/player&gt; &lt;story&gt;Ernie's ship has run out of fuel and it is up to you to help him.****Use the buttons of the controller to move your ship left or right and beam letters to the correct slots on Ernie's ship. Once all the letters are in place, Ernie can fly away.****This game helps kids learn to recognize letters and match capital letters to lower case and recognize easy-to-confuse letters.****The game manual also contained a read-aloud story&lt;/story&gt; &lt;/game&gt;</text:p>
          </table:table-cell>
        </table:table-row>
        <table:table-row table:style-name="ro1">
          <table:table-cell office:value-type="string">
            <text:p>Amidar (USA)</text:p>
          </table:table-cell>
          <table:table-cell office:value-type="string">
            <text:p>1982</text:p>
          </table:table-cell>
          <table:table-cell office:value-type="string">
            <text:p>ESRB - E (Everyone)</text:p>
          </table:table-cell>
          <table:table-cell office:value-type="string">
            <text:p>Amidar </text:p>
          </table:table-cell>
          <table:table-cell office:value-type="string">
            <text:p>Parker Brothers</text:p>
          </table:table-cell>
          <table:table-cell office:value-type="string">
            <text:p>Konami Industry Co. Ltd.</text:p>
          </table:table-cell>
          <table:table-cell office:value-type="string">
            <text:p>Action</text:p>
          </table:table-cell>
          <table:table-cell office:value-type="string">
            <text:p>3.0</text:p>
          </table:table-cell>
          <table:table-cell table:style-name="Default" office:value-type="string">
            <text:p>1 Player</text:p>
          </table:table-cell>
          <table:table-cell office:value-type="string">
            <text:p>As a paintbush, run over the borders of each rectangle to color them in in order to complete the level, while avoiding enemies. You can force them to jump to help you if they get in your way.</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Amidar (USA)&quot;&gt; &lt;year&gt;1982&lt;/year&gt; &lt;rating&gt;ESRB - E (Everyone)&lt;/rating&gt; &lt;title&gt;Amidar &lt;/title&gt; &lt;pub&gt;Parker Brothers&lt;/pub&gt; &lt;dev&gt;Konami Industry Co. Ltd.&lt;/dev&gt; &lt;genre&gt;Action&lt;/genre&gt; &lt;score&gt;3.0&lt;/score&gt; &lt;player&gt;1 Player&lt;/player&gt; &lt;story&gt;As a paintbush, run over the borders of each rectangle to color them in in order to complete the level, while avoiding enemies. You can force them to jump to help you if they get in your way.&lt;/story&gt; &lt;/game&gt;">
            <text:p>&lt;game name="Amidar (USA)"&gt; &lt;year&gt;1982&lt;/year&gt; &lt;rating&gt;ESRB - E (Everyone)&lt;/rating&gt; &lt;title&gt;Amidar &lt;/title&gt; &lt;pub&gt;Parker Brothers&lt;/pub&gt; &lt;dev&gt;Konami Industry Co. Ltd.&lt;/dev&gt; &lt;genre&gt;Action&lt;/genre&gt; &lt;score&gt;3.0&lt;/score&gt; &lt;player&gt;1 Player&lt;/player&gt; &lt;story&gt;As a paintbush, run over the borders of each rectangle to color them in in order to complete the level, while avoiding enemies. You can force them to jump to help you if they get in your way.&lt;/story&gt; &lt;/game&gt;</text:p>
          </table:table-cell>
        </table:table-row>
        <table:table-row table:style-name="ro1">
          <table:table-cell office:value-type="string">
            <text:p>Armor Ambush (USA)</text:p>
          </table:table-cell>
          <table:table-cell office:value-type="string">
            <text:p>1982</text:p>
          </table:table-cell>
          <table:table-cell office:value-type="string">
            <text:p>ESRB - E (Everyone)</text:p>
          </table:table-cell>
          <table:table-cell office:value-type="string">
            <text:p>Armor Ambush </text:p>
          </table:table-cell>
          <table:table-cell table:number-columns-repeated="2" office:value-type="string">
            <text:p>Mattel Electronics</text:p>
          </table:table-cell>
          <table:table-cell office:value-type="string">
            <text:p>Shooter</text:p>
          </table:table-cell>
          <table:table-cell office:value-type="string">
            <text:p>2.5</text:p>
          </table:table-cell>
          <table:table-cell table:style-name="Default" office:value-type="string">
            <text:p>2 Players</text:p>
          </table:table-cell>
          <table:table-cell office:value-type="string">
            <text:p>Armor Ambush (aka Armor Battle) is a two player game, where each player is in command of two tanks (one at a time), and they must try to destroy each other.****The battlefields constantly change, so no battle is ever the same. <text:s/>Tanks move at average speed on grass, fast on roads, slow through trees, and slowest through water.****Tanks will explode after three direct hits. <text:s/>The Harder game mode adds ricochet shots.</text:p>
          </table:table-cell>
          <table:table-cell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Armor Ambush (USA)&quot;&gt; &lt;year&gt;1982&lt;/year&gt; &lt;rating&gt;ESRB - E (Everyone)&lt;/rating&gt; &lt;title&gt;Armor Ambush &lt;/title&gt; &lt;pub&gt;Mattel Electronics&lt;/pub&gt; &lt;dev&gt;Mattel Electronics&lt;/dev&gt; &lt;genre&gt;Shooter&lt;/genre&gt; &lt;score&gt;2.5&lt;/score&gt; &lt;player&gt;2 Players&lt;/player&gt; &lt;story&gt;Armor Ambush (aka Armor Battle) is a two player game, where each player is in command of two tanks (one at a time), and they must try to destroy each other.****The battlefields constantly change, so no battle is ever the same.  Tanks move at average speed on grass, fast on roads, slow through trees, and slowest through water.****Tanks will explode after three direct hits.  The Harder game mode adds ricochet shots.&lt;/story&gt; &lt;/game&gt;">
            <text:p>&lt;game name="Armor Ambush (USA)"&gt; &lt;year&gt;1982&lt;/year&gt; &lt;rating&gt;ESRB - E (Everyone)&lt;/rating&gt; &lt;title&gt;Armor Ambush &lt;/title&gt; &lt;pub&gt;Mattel Electronics&lt;/pub&gt; &lt;dev&gt;Mattel Electronics&lt;/dev&gt; &lt;genre&gt;Shooter&lt;/genre&gt; &lt;score&gt;2.5&lt;/score&gt; &lt;player&gt;2 Players&lt;/player&gt; &lt;story&gt;Armor Ambush (aka Armor Battle) is a two player game, where each player is in command of two tanks (one at a time), and they must try to destroy each other.****The battlefields constantly change, so no battle is ever the same. <text:s/>Tanks move at average speed on grass, fast on roads, slow through trees, and slowest through water.****Tanks will explode after three direct hits. <text:s/>The Harder game mode adds ricochet shots.&lt;/story&gt; &lt;/game&gt;</text:p>
          </table:table-cell>
        </table:table-row>
        <table:table-row table:style-name="ro1">
          <table:table-cell office:value-type="string">
            <text:p>Artillery Duel (USA)</text:p>
          </table:table-cell>
          <table:table-cell office:value-type="string">
            <text:p>1983</text:p>
          </table:table-cell>
          <table:table-cell office:value-type="string">
            <text:p>ESRB - E (Everyone)</text:p>
          </table:table-cell>
          <table:table-cell office:value-type="string">
            <text:p>Artillery Duel </text:p>
          </table:table-cell>
          <table:table-cell office:value-type="string">
            <text:p>Xonox</text:p>
          </table:table-cell>
          <table:table-cell office:value-type="string">
            <text:p>Perkins Engineering</text:p>
          </table:table-cell>
          <table:table-cell office:value-type="string">
            <text:p>Shooter</text:p>
          </table:table-cell>
          <table:table-cell office:value-type="string">
            <text:p>1.8</text:p>
          </table:table-cell>
          <table:table-cell table:style-name="Default" office:value-type="string">
            <text:p>1-2 Players</text:p>
          </table:table-cell>
          <table:table-cell office:value-type="string">
            <text:p>In this two player game each player controls an artillery gun set in a mountain landscape with the goal of destroying the other player. Players take turns firing at each other; on each turn you have a limited amount of time in which the barrel angle and powder level can be set in order to control the direction and distance of the shot. When deciding on your shot, you will need to take the current conditions into account, which includes wind speed/direction and any mountains that may get in your way. Successfully destroying your opponents gun will earn you a point, and the first player to reach the set number of points wins the game. There are multiple skill levels available which set the amount of time you have to make a shot.</text:p>
          </table:table-cell>
          <table:table-cell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Artillery Duel (USA)&quot;&gt; &lt;year&gt;1983&lt;/year&gt; &lt;rating&gt;ESRB - E (Everyone)&lt;/rating&gt; &lt;title&gt;Artillery Duel &lt;/title&gt; &lt;pub&gt;Xonox&lt;/pub&gt; &lt;dev&gt;Perkins Engineering&lt;/dev&gt; &lt;genre&gt;Shooter&lt;/genre&gt; &lt;score&gt;1.8&lt;/score&gt; &lt;player&gt;1-2 Players&lt;/player&gt; &lt;story&gt;In this two player game each player controls an artillery gun set in a mountain landscape with the goal of destroying the other player. Players take turns firing at each other; on each turn you have a limited amount of time in which the barrel angle and powder level can be set in order to control the direction and distance of the shot. When deciding on your shot, you will need to take the current conditions into account, which includes wind speed/direction and any mountains that may get in your way. Successfully destroying your opponents gun will earn you a point, and the first player to reach the set number of points wins the game. There are multiple skill levels available which set the amount of time you have to make a shot.&lt;/story&gt; &lt;/game&gt;">
            <text:p>&lt;game name="Artillery Duel (USA)"&gt; &lt;year&gt;1983&lt;/year&gt; &lt;rating&gt;ESRB - E (Everyone)&lt;/rating&gt; &lt;title&gt;Artillery Duel &lt;/title&gt; &lt;pub&gt;Xonox&lt;/pub&gt; &lt;dev&gt;Perkins Engineering&lt;/dev&gt; &lt;genre&gt;Shooter&lt;/genre&gt; &lt;score&gt;1.8&lt;/score&gt; &lt;player&gt;1-2 Players&lt;/player&gt; &lt;story&gt;In this two player game each player controls an artillery gun set in a mountain landscape with the goal of destroying the other player. Players take turns firing at each other; on each turn you have a limited amount of time in which the barrel angle and powder level can be set in order to control the direction and distance of the shot. When deciding on your shot, you will need to take the current conditions into account, which includes wind speed/direction and any mountains that may get in your way. Successfully destroying your opponents gun will earn you a point, and the first player to reach the set number of points wins the game. There are multiple skill levels available which set the amount of time you have to make a shot.&lt;/story&gt; &lt;/game&gt;</text:p>
          </table:table-cell>
        </table:table-row>
        <table:table-row table:style-name="ro1">
          <table:table-cell office:value-type="string">
            <text:p>Asteroid Fire (Europe)</text:p>
          </table:table-cell>
          <table:table-cell office:value-type="string">
            <text:p>1983</text:p>
          </table:table-cell>
          <table:table-cell office:value-type="string">
            <text:p>ESRB - E (Everyone)</text:p>
          </table:table-cell>
          <table:table-cell office:value-type="string">
            <text:p>Asteroid Fire </text:p>
          </table:table-cell>
          <table:table-cell table:number-columns-repeated="2" office:value-type="string">
            <text:p>Homevision</text:p>
          </table:table-cell>
          <table:table-cell office:value-type="string">
            <text:p>Shoot-'Em-Up</text:p>
          </table:table-cell>
          <table:table-cell office:value-type="string">
            <text:p>…</text:p>
          </table:table-cell>
          <table:table-cell table:style-name="Default" office:value-type="string">
            <text:p>1 Player</text:p>
          </table:table-cell>
          <table:table-cell office:value-type="string">
            <text:p>In the space shooter, you move your ship by moving the joystick in the direction you want to go. You fire by holding down the button and moving the joystick in the direction you want to shoot. You can shoot from the front of your ship, from the back or from either side.****As you move forward, you can increase to four speeds. You must avoid or shoot the meteorites, shoot the aliens (but be warned: they shoot back), and always run from the super alien.****On the screen, at the top is your score, just below that is the short range scanner. This shows you, the aliens, the meteorites and, if you run into it, the super alien. On the bottom left is the remaining ships (lives) On the bottom right is the velocity indicator. On the bottom center is the long range scanner. This shows you, the aliens and the super alien, but not the meteorites.****As the super alien approaches, there will be an alarm sound. If the super alien catches you, you will be unable to move or fire and will lose a life. The game ends is you lose all your lives or get 999,999 points.</text:p>
          </table:table-cell>
          <table:table-cell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Asteroid Fire (Europe)&quot;&gt; &lt;year&gt;1983&lt;/year&gt; &lt;rating&gt;ESRB - E (Everyone)&lt;/rating&gt; &lt;title&gt;Asteroid Fire &lt;/title&gt; &lt;pub&gt;Homevision&lt;/pub&gt; &lt;dev&gt;Homevision&lt;/dev&gt; &lt;genre&gt;Shoot-'Em-Up&lt;/genre&gt; &lt;score&gt;…&lt;/score&gt; &lt;player&gt;1 Player&lt;/player&gt; &lt;story&gt;In the space shooter, you move your ship by moving the joystick in the direction you want to go. You fire by holding down the button and moving the joystick in the direction you want to shoot. You can shoot from the front of your ship, from the back or from either side.****As you move forward, you can increase to four speeds. You must avoid or shoot the meteorites, shoot the aliens (but be warned: they shoot back), and always run from the super alien.****On the screen, at the top is your score, just below that is the short range scanner. This shows you, the aliens, the meteorites and, if you run into it, the super alien. On the bottom left is the remaining ships (lives) On the bottom right is the velocity indicator. On the bottom center is the long range scanner. This shows you, the aliens and the super alien, but not the meteorites.****As the super alien approaches, there will be an alarm sound. If the super alien catches you, you will be unable to move or fire and will lose a life. The game ends is you lose all your lives or get 999,999 points.&lt;/story&gt; &lt;/game&gt;">
            <text:p>&lt;game name="Asteroid Fire (Europe)"&gt; &lt;year&gt;1983&lt;/year&gt; &lt;rating&gt;ESRB - E (Everyone)&lt;/rating&gt; &lt;title&gt;Asteroid Fire &lt;/title&gt; &lt;pub&gt;Homevision&lt;/pub&gt; &lt;dev&gt;Homevision&lt;/dev&gt; &lt;genre&gt;Shoot-'Em-Up&lt;/genre&gt; &lt;score&gt;…&lt;/score&gt; &lt;player&gt;1 Player&lt;/player&gt; &lt;story&gt;In the space shooter, you move your ship by moving the joystick in the direction you want to go. You fire by holding down the button and moving the joystick in the direction you want to shoot. You can shoot from the front of your ship, from the back or from either side.****As you move forward, you can increase to four speeds. You must avoid or shoot the meteorites, shoot the aliens (but be warned: they shoot back), and always run from the super alien.****On the screen, at the top is your score, just below that is the short range scanner. This shows you, the aliens, the meteorites and, if you run into it, the super alien. On the bottom left is the remaining ships (lives) On the bottom right is the velocity indicator. On the bottom center is the long range scanner. This shows you, the aliens and the super alien, but not the meteorites.****As the super alien approaches, there will be an alarm sound. If the super alien catches you, you will be unable to move or fire and will lose a life. The game ends is you lose all your lives or get 999,999 points.&lt;/story&gt; &lt;/game&gt;</text:p>
          </table:table-cell>
        </table:table-row>
        <table:table-row table:style-name="ro1">
          <table:table-cell office:value-type="string">
            <text:p>Asteroids (USA)</text:p>
          </table:table-cell>
          <table:table-cell office:value-type="string">
            <text:p>1981</text:p>
          </table:table-cell>
          <table:table-cell office:value-type="string">
            <text:p>ESRB - E (Everyone)</text:p>
          </table:table-cell>
          <table:table-cell office:value-type="string">
            <text:p>Asteroids </text:p>
          </table:table-cell>
          <table:table-cell table:number-columns-repeated="2" office:value-type="string">
            <text:p>Atari, Inc.</text:p>
          </table:table-cell>
          <table:table-cell office:value-type="string">
            <text:p>Shooter</text:p>
          </table:table-cell>
          <table:table-cell office:value-type="string">
            <text:p>3.5</text:p>
          </table:table-cell>
          <table:table-cell table:style-name="Default" office:value-type="string">
            <text:p>1-2 Players</text:p>
          </table:table-cell>
          <table:table-cell office:value-type="string">
            <text:p>Asteroids is a conversion of the arcade game of the same name.****Play the role of a spaceship pilot trapped in a gigantic asteroid cloud and pulverize incoming asteroids with the ship's photon cannon. <text:s/>When all asteroids are destroyed, the play can them move to the next round. In addition to asteroid, the player will also face an Alien Robot Saucer which shoots randomly across the screen.****The player using the controller may rotate the ship (left or right) to any direction or move the ship forward. Shots will be fired according to the ship direction. The player has three reserved ships available to replace a destroyed spaceship. The spaceship is destroyed if an asteroid collides with the spaceship or is shot by an Alien Robot Saucer. Additionally, the player may opt to use the hyperspace warp to avoid collision. The warp however, may also destroy the spaceship in the process.****Asteroids when shot will break-up into smaller pieces or be destroyed.. There are three types of asteroids: large asteroids, medium asteroids, and small asteroids. Large asteroids and medium asteroids when shot, will break-up into two smaller sized asteroids. Small asteroids when shot will be destroyed. ****Alien Robot Saucers come in two sizes: small and large. Both use photon lasers to shoot and will explode when destroyed. Alien Robot Saucers will not appear at the Novice Level.****Game Difficulty and Variations**There are 4 available difficulty settings: Novice, Intermediate, Advanced, and Expert. ****The game also offers three different game variations:****1. Standard Play - For one or two players, taking turns when a player's ship is destroyed.****2. Competition Asteroids - Two players appear on the screen at the same time. Friendly fire is in affect, which means shots fired from one player's spaceship will destroy the other player's spaceship. Each player has separate ship reserves.****3. Team Asteroids - Two players on the screen at the same time. Friendly fire is disabled, which means shots fired from one player's spaceship will not destroy the other player's spaceship and just pass through. Ship reserves for both players are combined.****Scoring**The score of the Player 1 is viewable on the upper left side of the screen, while Player 2 on the opposite upper right side. A player will be awarded a new reserve ship for every 10,000 points.****1. Small saucer - 1,000 points**2. Other player's ship - 500 points**3. Large saucer - 200 points**4. Small asteroid - 100 points**5. Medium asteroid <text:s/>- 50 points**6. Large asteroid - 20 points</text:p>
          </table:table-cell>
          <table:table-cell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Asteroids (USA)&quot;&gt; &lt;year&gt;1981&lt;/year&gt; &lt;rating&gt;ESRB - E (Everyone)&lt;/rating&gt; &lt;title&gt;Asteroids &lt;/title&gt; &lt;pub&gt;Atari, Inc.&lt;/pub&gt; &lt;dev&gt;Atari, Inc.&lt;/dev&gt; &lt;genre&gt;Shooter&lt;/genre&gt; &lt;score&gt;3.5&lt;/score&gt; &lt;player&gt;1-2 Players&lt;/player&gt; &lt;story&gt;Asteroids is a conversion of the arcade game of the same name.****Play the role of a spaceship pilot trapped in a gigantic asteroid cloud and pulverize incoming asteroids with the ship's photon cannon.  When all asteroids are destroyed, the play can them move to the next round. In addition to asteroid, the player will also face an Alien Robot Saucer which shoots randomly across the screen.****The player using the controller may rotate the ship (left or right) to any direction or move the ship forward. Shots will be fired according to the ship direction. The player has three reserved ships available to replace a destroyed spaceship. The spaceship is destroyed if an asteroid collides with the spaceship or is shot by an Alien Robot Saucer. Additionally, the player may opt to use the hyperspace warp to avoid collision. The warp however, may also destroy the spaceship in the process.****Asteroids when shot will break-up into smaller pieces or be destroyed.. There are three types of asteroids: large asteroids, medium asteroids, and small asteroids. Large asteroids and medium asteroids when shot, will break-up into two smaller sized asteroids. Small asteroids when shot will be destroyed. ****Alien Robot Saucers come in two sizes: small and large. Both use photon lasers to shoot and will explode when destroyed. Alien Robot Saucers will not appear at the Novice Level.****Game Difficulty and Variations**There are 4 available difficulty settings: Novice, Intermediate, Advanced, and Expert. ****The game also offers three different game variations:****1. Standard Play - For one or two players, taking turns when a player's ship is destroyed.****2. Competition Asteroids - Two players appear on the screen at the same time. Friendly fire is in affect, which means shots fired from one player's spaceship will destroy the other player's spaceship. Each player has separate ship reserves.****3. Team Asteroids - Two players on the screen at the same time. Friendly fire is disabled, which means shots fired from one player's spaceship will not destroy the other player's spaceship and just pass through. Ship reserves for both players are combined.****Scoring**The score of the Player 1 is viewable on the upper left side of the screen, while Player 2 on the opposite upper right side. A player will be awarded a new reserve ship for every 10,000 points.****1. Small saucer - 1,000 points**2. Other player's ship - 500 points**3. Large saucer - 200 points**4. Small asteroid - 100 points**5. Medium asteroid  - 50 points**6. Large asteroid - 20 points&lt;/story&gt; &lt;/game&gt;">
            <text:p>&lt;game name="Asteroids (USA)"&gt; &lt;year&gt;1981&lt;/year&gt; &lt;rating&gt;ESRB - E (Everyone)&lt;/rating&gt; &lt;title&gt;Asteroids &lt;/title&gt; &lt;pub&gt;Atari, Inc.&lt;/pub&gt; &lt;dev&gt;Atari, Inc.&lt;/dev&gt; &lt;genre&gt;Shooter&lt;/genre&gt; &lt;score&gt;3.5&lt;/score&gt; &lt;player&gt;1-2 Players&lt;/player&gt; &lt;story&gt;Asteroids is a conversion of the arcade game of the same name.****Play the role of a spaceship pilot trapped in a gigantic asteroid cloud and pulverize incoming asteroids with the ship's photon cannon. <text:s/>When all asteroids are destroyed, the play can them move to the next round. In addition to asteroid, the player will also face an Alien Robot Saucer which shoots randomly across the screen.****The player using the controller may rotate the ship (left or right) to any direction or move the ship forward. Shots will be fired according to the ship direction. The player has three reserved ships available to replace a destroyed spaceship. The spaceship is destroyed if an asteroid collides with the spaceship or is shot by an Alien Robot Saucer. Additionally, the player may opt to use the hyperspace warp to avoid collision. The warp however, may also destroy the spaceship in the process.****Asteroids when shot will break-up into smaller pieces or be destroyed.. There are three types of asteroids: large asteroids, medium asteroids, and small asteroids. Large asteroids and medium asteroids when shot, will break-up into two smaller sized asteroids. Small asteroids when shot will be destroyed. ****Alien Robot Saucers come in two sizes: small and large. Both use photon lasers to shoot and will explode when destroyed. Alien Robot Saucers will not appear at the Novice Level.****Game Difficulty and Variations**There are 4 available difficulty settings: Novice, Intermediate, Advanced, and Expert. ****The game also offers three different game variations:****1. Standard Play - For one or two players, taking turns when a player's ship is destroyed.****2. Competition Asteroids - Two players appear on the screen at the same time. Friendly fire is in affect, which means shots fired from one player's spaceship will destroy the other player's spaceship. Each player has separate ship reserves.****3. Team Asteroids - Two players on the screen at the same time. Friendly fire is disabled, which means shots fired from one player's spaceship will not destroy the other player's spaceship and just pass through. Ship reserves for both players are combined.****Scoring**The score of the Player 1 is viewable on the upper left side of the screen, while Player 2 on the opposite upper right side. A player will be awarded a new reserve ship for every 10,000 points.****1. Small saucer - 1,000 points**2. Other player's ship - 500 points**3. Large saucer - 200 points**4. Small asteroid - 100 points**5. Medium asteroid <text:s/>- 50 points**6. Large asteroid - 20 points&lt;/story&gt; &lt;/game&gt;</text:p>
          </table:table-cell>
        </table:table-row>
        <table:table-row table:style-name="ro1">
          <table:table-cell office:value-type="string">
            <text:p>Astroblast (USA)</text:p>
          </table:table-cell>
          <table:table-cell office:value-type="string">
            <text:p>1982</text:p>
          </table:table-cell>
          <table:table-cell office:value-type="string">
            <text:p>ESRB - E (Everyone)</text:p>
          </table:table-cell>
          <table:table-cell office:value-type="string">
            <text:p>Astroblast </text:p>
          </table:table-cell>
          <table:table-cell table:number-columns-repeated="2" office:value-type="string">
            <text:p>Mattel Electronics</text:p>
          </table:table-cell>
          <table:table-cell office:value-type="string">
            <text:p>Shooter</text:p>
          </table:table-cell>
          <table:table-cell office:value-type="string">
            <text:p>3.4</text:p>
          </table:table-cell>
          <table:table-cell table:style-name="Default" office:value-type="string">
            <text:p>1 Player</text:p>
          </table:table-cell>
          <table:table-cell office:value-type="string">
            <text:p>In Astroblast <text:s/>you control a laser canon at the bottom of the screen; your goal is to earn as many points as possible by destroying the various incoming meteors, bombs, and other objects. Points are earned for destroying objects, while points are lost for letting them get past you. Meteors are the most common item you need to defend yourself against. They come in various sizes and colors, and some even split into two smaller meteors when shot.****Mixed in with the meteors are white spinning bombs. While letting a meteor get past you will only lower your score, you have to shoot the spinners. If one gets past, you will lose a life. On the more difficult levels, ufo's and guided missiles will also appear occasionally and attempt to destroy your canon.****If you become trapped in a hopeless situation, your canon can enter hyperspace and be instantly transported to a different location on the screen. Just be careful, sometimes you may be transported to a situation worse than the one you left! The game ends when all of your laser canons have been destroyed.</text:p>
          </table:table-cell>
          <table:table-cell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Astroblast (USA)&quot;&gt; &lt;year&gt;1982&lt;/year&gt; &lt;rating&gt;ESRB - E (Everyone)&lt;/rating&gt; &lt;title&gt;Astroblast &lt;/title&gt; &lt;pub&gt;Mattel Electronics&lt;/pub&gt; &lt;dev&gt;Mattel Electronics&lt;/dev&gt; &lt;genre&gt;Shooter&lt;/genre&gt; &lt;score&gt;3.4&lt;/score&gt; &lt;player&gt;1 Player&lt;/player&gt; &lt;story&gt;In Astroblast  you control a laser canon at the bottom of the screen; your goal is to earn as many points as possible by destroying the various incoming meteors, bombs, and other objects. Points are earned for destroying objects, while points are lost for letting them get past you. Meteors are the most common item you need to defend yourself against. They come in various sizes and colors, and some even split into two smaller meteors when shot.****Mixed in with the meteors are white spinning bombs. While letting a meteor get past you will only lower your score, you have to shoot the spinners. If one gets past, you will lose a life. On the more difficult levels, ufo's and guided missiles will also appear occasionally and attempt to destroy your canon.****If you become trapped in a hopeless situation, your canon can enter hyperspace and be instantly transported to a different location on the screen. Just be careful, sometimes you may be transported to a situation worse than the one you left! The game ends when all of your laser canons have been destroyed.&lt;/story&gt; &lt;/game&gt;">
            <text:p>&lt;game name="Astroblast (USA)"&gt; &lt;year&gt;1982&lt;/year&gt; &lt;rating&gt;ESRB - E (Everyone)&lt;/rating&gt; &lt;title&gt;Astroblast &lt;/title&gt; &lt;pub&gt;Mattel Electronics&lt;/pub&gt; &lt;dev&gt;Mattel Electronics&lt;/dev&gt; &lt;genre&gt;Shooter&lt;/genre&gt; &lt;score&gt;3.4&lt;/score&gt; &lt;player&gt;1 Player&lt;/player&gt; &lt;story&gt;In Astroblast <text:s/>you control a laser canon at the bottom of the screen; your goal is to earn as many points as possible by destroying the various incoming meteors, bombs, and other objects. Points are earned for destroying objects, while points are lost for letting them get past you. Meteors are the most common item you need to defend yourself against. They come in various sizes and colors, and some even split into two smaller meteors when shot.****Mixed in with the meteors are white spinning bombs. While letting a meteor get past you will only lower your score, you have to shoot the spinners. If one gets past, you will lose a life. On the more difficult levels, ufo's and guided missiles will also appear occasionally and attempt to destroy your canon.****If you become trapped in a hopeless situation, your canon can enter hyperspace and be instantly transported to a different location on the screen. Just be careful, sometimes you may be transported to a situation worse than the one you left! The game ends when all of your laser canons have been destroyed.&lt;/story&gt; &lt;/game&gt;</text:p>
          </table:table-cell>
        </table:table-row>
        <table:table-row table:style-name="ro1">
          <table:table-cell office:value-type="string">
            <text:p>Astrowar (Europe)</text:p>
          </table:table-cell>
          <table:table-cell office:value-type="string">
            <text:p>1983</text:p>
          </table:table-cell>
          <table:table-cell office:value-type="string">
            <text:p>ESRB - E (Everyone)</text:p>
          </table:table-cell>
          <table:table-cell office:value-type="string">
            <text:p>Astrowar </text:p>
          </table:table-cell>
          <table:table-cell office:value-type="string">
            <text:p>Dimax</text:p>
          </table:table-cell>
          <table:table-cell office:value-type="string">
            <text:p>Sinmax</text:p>
          </table:table-cell>
          <table:table-cell office:value-type="string">
            <text:p>Shooter</text:p>
          </table:table-cell>
          <table:table-cell office:value-type="string">
            <text:p>1.0</text:p>
          </table:table-cell>
          <table:table-cell table:style-name="Default" office:value-type="string">
            <text:p>1 Player</text:p>
          </table:table-cell>
          <table:table-cell office:value-type="string">
            <text:p>You endlessly shoot at debris and enemy ships and your score even decreases with missed targets. If a ship isn't shot and passes by, you explode in an extremely lame way. When you lose a life and restart, the game usually glitches and turns everything on the screen into a ship and you can't shoot everything and will lose two or three lives at once. The game play never increases in difficulty fast enough and you gain extra lives too fast but you can lose several due to flaws in the game like I mentioned before so this game is pretty unbalanced and plays about as poorly as it can get</text:p>
          </table:table-cell>
          <table:table-cell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Astrowar (Europe)&quot;&gt; &lt;year&gt;1983&lt;/year&gt; &lt;rating&gt;ESRB - E (Everyone)&lt;/rating&gt; &lt;title&gt;Astrowar &lt;/title&gt; &lt;pub&gt;Dimax&lt;/pub&gt; &lt;dev&gt;Sinmax&lt;/dev&gt; &lt;genre&gt;Shooter&lt;/genre&gt; &lt;score&gt;1.0&lt;/score&gt; &lt;player&gt;1 Player&lt;/player&gt; &lt;story&gt;You endlessly shoot at debris and enemy ships and your score even decreases with missed targets. If a ship isn't shot and passes by, you explode in an extremely lame way. When you lose a life and restart, the game usually glitches and turns everything on the screen into a ship and you can't shoot everything and will lose two or three lives at once. The game play never increases in difficulty fast enough and you gain extra lives too fast but you can lose several due to flaws in the game like I mentioned before so this game is pretty unbalanced and plays about as poorly as it can get&lt;/story&gt; &lt;/game&gt;">
            <text:p>&lt;game name="Astrowar (Europe)"&gt; &lt;year&gt;1983&lt;/year&gt; &lt;rating&gt;ESRB - E (Everyone)&lt;/rating&gt; &lt;title&gt;Astrowar &lt;/title&gt; &lt;pub&gt;Dimax&lt;/pub&gt; &lt;dev&gt;Sinmax&lt;/dev&gt; &lt;genre&gt;Shooter&lt;/genre&gt; &lt;score&gt;1.0&lt;/score&gt; &lt;player&gt;1 Player&lt;/player&gt; &lt;story&gt;You endlessly shoot at debris and enemy ships and your score even decreases with missed targets. If a ship isn't shot and passes by, you explode in an extremely lame way. When you lose a life and restart, the game usually glitches and turns everything on the screen into a ship and you can't shoot everything and will lose two or three lives at once. The game play never increases in difficulty fast enough and you gain extra lives too fast but you can lose several due to flaws in the game like I mentioned before so this game is pretty unbalanced and plays about as poorly as it can get&lt;/story&gt; &lt;/game&gt;</text:p>
          </table:table-cell>
        </table:table-row>
        <table:table-row table:style-name="ro1">
          <table:table-cell office:value-type="string">
            <text:p>Atari Video Cube (USA)</text:p>
          </table:table-cell>
          <table:table-cell office:value-type="string">
            <text:p>1982</text:p>
          </table:table-cell>
          <table:table-cell office:value-type="string">
            <text:p>ESRB - E (Everyone)</text:p>
          </table:table-cell>
          <table:table-cell office:value-type="string">
            <text:p>Atari Video Cube </text:p>
          </table:table-cell>
          <table:table-cell table:number-columns-repeated="2" office:value-type="string">
            <text:p>Atari, Inc.</text:p>
          </table:table-cell>
          <table:table-cell office:value-type="string">
            <text:p>Puzzle</text:p>
          </table:table-cell>
          <table:table-cell office:value-type="string">
            <text:p>4.0</text:p>
          </table:table-cell>
          <table:table-cell table:style-name="Default" office:value-type="string">
            <text:p>1 Player</text:p>
          </table:table-cell>
          <table:table-cell office:value-type="string">
            <text:p>In this game, you control Marvin the Cube Master. You move him around a six-sided cube with nine squares to a side.**The object is to get all nine sides to be one color each in the least amount of time or fewest moves, depending on the game variation you select.****Marvin changes a space's color by standing on it and you pressing the fire button. Marvin will then exchange the color he is with the space. Marvin cannot move onto a space of the same color as he is.****To rotate the cube, just move to the edge and press the joystick in the direction to rotate.****The game variations allow for normal or fast speed or timed race or fewest moves.**Other variations cause the cube to show all the spaces as black except when it rotates, so you don't know what color your on.**Two of the game variations, one a timed race and the other a fewest moves challenge, restrict you rotations to up and right only, but do not black out the spaces.****Eight of the game variations have the computer play the game itself.</text:p>
          </table:table-cell>
          <table:table-cell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Atari Video Cube (USA)&quot;&gt; &lt;year&gt;1982&lt;/year&gt; &lt;rating&gt;ESRB - E (Everyone)&lt;/rating&gt; &lt;title&gt;Atari Video Cube &lt;/title&gt; &lt;pub&gt;Atari, Inc.&lt;/pub&gt; &lt;dev&gt;Atari, Inc.&lt;/dev&gt; &lt;genre&gt;Puzzle&lt;/genre&gt; &lt;score&gt;4.0&lt;/score&gt; &lt;player&gt;1 Player&lt;/player&gt; &lt;story&gt;In this game, you control Marvin the Cube Master. You move him around a six-sided cube with nine squares to a side.**The object is to get all nine sides to be one color each in the least amount of time or fewest moves, depending on the game variation you select.****Marvin changes a space's color by standing on it and you pressing the fire button. Marvin will then exchange the color he is with the space. Marvin cannot move onto a space of the same color as he is.****To rotate the cube, just move to the edge and press the joystick in the direction to rotate.****The game variations allow for normal or fast speed or timed race or fewest moves.**Other variations cause the cube to show all the spaces as black except when it rotates, so you don't know what color your on.**Two of the game variations, one a timed race and the other a fewest moves challenge, restrict you rotations to up and right only, but do not black out the spaces.****Eight of the game variations have the computer play the game itself.&lt;/story&gt; &lt;/game&gt;">
            <text:p>&lt;game name="Atari Video Cube (USA)"&gt; &lt;year&gt;1982&lt;/year&gt; &lt;rating&gt;ESRB - E (Everyone)&lt;/rating&gt; &lt;title&gt;Atari Video Cube &lt;/title&gt; &lt;pub&gt;Atari, Inc.&lt;/pub&gt; &lt;dev&gt;Atari, Inc.&lt;/dev&gt; &lt;genre&gt;Puzzle&lt;/genre&gt; &lt;score&gt;4.0&lt;/score&gt; &lt;player&gt;1 Player&lt;/player&gt; &lt;story&gt;In this game, you control Marvin the Cube Master. You move him around a six-sided cube with nine squares to a side.**The object is to get all nine sides to be one color each in the least amount of time or fewest moves, depending on the game variation you select.****Marvin changes a space's color by standing on it and you pressing the fire button. Marvin will then exchange the color he is with the space. Marvin cannot move onto a space of the same color as he is.****To rotate the cube, just move to the edge and press the joystick in the direction to rotate.****The game variations allow for normal or fast speed or timed race or fewest moves.**Other variations cause the cube to show all the spaces as black except when it rotates, so you don't know what color your on.**Two of the game variations, one a timed race and the other a fewest moves challenge, restrict you rotations to up and right only, but do not black out the spaces.****Eight of the game variations have the computer play the game itself.&lt;/story&gt; &lt;/game&gt;</text:p>
          </table:table-cell>
        </table:table-row>
        <table:table-row table:style-name="ro1">
          <table:table-cell office:value-type="string">
            <text:p>Atlantis (USA)</text:p>
          </table:table-cell>
          <table:table-cell office:value-type="string">
            <text:p>1982</text:p>
          </table:table-cell>
          <table:table-cell office:value-type="string">
            <text:p>ESRB - E (Everyone)</text:p>
          </table:table-cell>
          <table:table-cell office:value-type="string">
            <text:p>Atlantis </text:p>
          </table:table-cell>
          <table:table-cell table:number-columns-repeated="2" office:value-type="string">
            <text:p>Imagic</text:p>
          </table:table-cell>
          <table:table-cell office:value-type="string">
            <text:p>Shoot-'Em-Up</text:p>
          </table:table-cell>
          <table:table-cell office:value-type="string">
            <text:p>3.3</text:p>
          </table:table-cell>
          <table:table-cell table:style-name="Default" office:value-type="string">
            <text:p>1-2 Players</text:p>
          </table:table-cell>
          <table:table-cell office:value-type="string">
            <text:p>The lost city of Atlantis is under attack! Wave after wave of Gorgon vessels are approaching, each armed with weapons capable of destroying a part of the city. You are in charge of the command posts at the edges of the city and need to defend it from the invaders. The various gorgon craft will keep flying by on the screen in varying numbers and in different flight patterns. At first they fly high in the sky but then progressively lower. If an enemy makes it low enough before you destroy it, it will use it's weapons and destroy one of the buildings in Atlantis. As you progress in the game, the enemy craft will keep increasing in speed. The game ends when all remaining buildings in the city have been destroyed.</text:p>
          </table:table-cell>
          <table:table-cell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Atlantis (USA)&quot;&gt; &lt;year&gt;1982&lt;/year&gt; &lt;rating&gt;ESRB - E (Everyone)&lt;/rating&gt; &lt;title&gt;Atlantis &lt;/title&gt; &lt;pub&gt;Imagic&lt;/pub&gt; &lt;dev&gt;Imagic&lt;/dev&gt; &lt;genre&gt;Shoot-'Em-Up&lt;/genre&gt; &lt;score&gt;3.3&lt;/score&gt; &lt;player&gt;1-2 Players&lt;/player&gt; &lt;story&gt;The lost city of Atlantis is under attack! Wave after wave of Gorgon vessels are approaching, each armed with weapons capable of destroying a part of the city. You are in charge of the command posts at the edges of the city and need to defend it from the invaders. The various gorgon craft will keep flying by on the screen in varying numbers and in different flight patterns. At first they fly high in the sky but then progressively lower. If an enemy makes it low enough before you destroy it, it will use it's weapons and destroy one of the buildings in Atlantis. As you progress in the game, the enemy craft will keep increasing in speed. The game ends when all remaining buildings in the city have been destroyed.&lt;/story&gt; &lt;/game&gt;">
            <text:p>&lt;game name="Atlantis (USA)"&gt; &lt;year&gt;1982&lt;/year&gt; &lt;rating&gt;ESRB - E (Everyone)&lt;/rating&gt; &lt;title&gt;Atlantis &lt;/title&gt; &lt;pub&gt;Imagic&lt;/pub&gt; &lt;dev&gt;Imagic&lt;/dev&gt; &lt;genre&gt;Shoot-'Em-Up&lt;/genre&gt; &lt;score&gt;3.3&lt;/score&gt; &lt;player&gt;1-2 Players&lt;/player&gt; &lt;story&gt;The lost city of Atlantis is under attack! Wave after wave of Gorgon vessels are approaching, each armed with weapons capable of destroying a part of the city. You are in charge of the command posts at the edges of the city and need to defend it from the invaders. The various gorgon craft will keep flying by on the screen in varying numbers and in different flight patterns. At first they fly high in the sky but then progressively lower. If an enemy makes it low enough before you destroy it, it will use it's weapons and destroy one of the buildings in Atlantis. As you progress in the game, the enemy craft will keep increasing in speed. The game ends when all remaining buildings in the city have been destroyed.&lt;/story&gt; &lt;/game&gt;</text:p>
          </table:table-cell>
        </table:table-row>
        <table:table-row table:style-name="ro1">
          <table:table-cell office:value-type="string">
            <text:p>Atlantis II (USA)</text:p>
          </table:table-cell>
          <table:table-cell office:value-type="string">
            <text:p>1982</text:p>
          </table:table-cell>
          <table:table-cell office:value-type="string">
            <text:p>ESRB - E (Everyone)</text:p>
          </table:table-cell>
          <table:table-cell office:value-type="string">
            <text:p>Atlantis II </text:p>
          </table:table-cell>
          <table:table-cell table:number-columns-repeated="2" office:value-type="string">
            <text:p>Imagic</text:p>
          </table:table-cell>
          <table:table-cell office:value-type="string">
            <text:p>Shoot-'Em-Up</text:p>
          </table:table-cell>
          <table:table-cell office:value-type="string">
            <text:p>3.8</text:p>
          </table:table-cell>
          <table:table-cell table:style-name="Default" office:value-type="string">
            <text:p>1-2 Players</text:p>
          </table:table-cell>
          <table:table-cell office:value-type="string">
            <text:p>Atlantis II is an altered version of Atlantis When Imagic ran the Defend Atlantis contest, they wanted to find the top four highest-scoring players and invite them to Bermuda for a grand finale shoot-out for cash prizes. The top two-hundred fifty contestants would get snorkeling sets and the top one-thousand contestants would get t-shirts. Unfortunately, more than four people maxed out the score on Atlantis so, to break this tie, all of these maxed-out scorers were sent snorkeling sets and t-shirts as well as a modified Atlantis game called Atlantis II. The modified game is faster, scores lower per hit and the score font is different.</text:p>
          </table:table-cell>
          <table:table-cell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Atlantis II (USA)&quot;&gt; &lt;year&gt;1982&lt;/year&gt; &lt;rating&gt;ESRB - E (Everyone)&lt;/rating&gt; &lt;title&gt;Atlantis II &lt;/title&gt; &lt;pub&gt;Imagic&lt;/pub&gt; &lt;dev&gt;Imagic&lt;/dev&gt; &lt;genre&gt;Shoot-'Em-Up&lt;/genre&gt; &lt;score&gt;3.8&lt;/score&gt; &lt;player&gt;1-2 Players&lt;/player&gt; &lt;story&gt;Atlantis II is an altered version of Atlantis When Imagic ran the Defend Atlantis contest, they wanted to find the top four highest-scoring players and invite them to Bermuda for a grand finale shoot-out for cash prizes. The top two-hundred fifty contestants would get snorkeling sets and the top one-thousand contestants would get t-shirts. Unfortunately, more than four people maxed out the score on Atlantis so, to break this tie, all of these maxed-out scorers were sent snorkeling sets and t-shirts as well as a modified Atlantis game called Atlantis II. The modified game is faster, scores lower per hit and the score font is different.&lt;/story&gt; &lt;/game&gt;">
            <text:p>&lt;game name="Atlantis II (USA)"&gt; &lt;year&gt;1982&lt;/year&gt; &lt;rating&gt;ESRB - E (Everyone)&lt;/rating&gt; &lt;title&gt;Atlantis II &lt;/title&gt; &lt;pub&gt;Imagic&lt;/pub&gt; &lt;dev&gt;Imagic&lt;/dev&gt; &lt;genre&gt;Shoot-'Em-Up&lt;/genre&gt; &lt;score&gt;3.8&lt;/score&gt; &lt;player&gt;1-2 Players&lt;/player&gt; &lt;story&gt;Atlantis II is an altered version of Atlantis When Imagic ran the Defend Atlantis contest, they wanted to find the top four highest-scoring players and invite them to Bermuda for a grand finale shoot-out for cash prizes. The top two-hundred fifty contestants would get snorkeling sets and the top one-thousand contestants would get t-shirts. Unfortunately, more than four people maxed out the score on Atlantis so, to break this tie, all of these maxed-out scorers were sent snorkeling sets and t-shirts as well as a modified Atlantis game called Atlantis II. The modified game is faster, scores lower per hit and the score font is different.&lt;/story&gt; &lt;/game&gt;</text:p>
          </table:table-cell>
        </table:table-row>
        <table:table-row table:style-name="ro1">
          <table:table-cell office:value-type="string">
            <text:p>Bachelor Party (USA)</text:p>
          </table:table-cell>
          <table:table-cell office:value-type="string">
            <text:p>1982</text:p>
          </table:table-cell>
          <table:table-cell office:value-type="string">
            <text:p>ESRB - M (Mature)</text:p>
          </table:table-cell>
          <table:table-cell office:value-type="string">
            <text:p>Bachelor Party </text:p>
          </table:table-cell>
          <table:table-cell office:value-type="string">
            <text:p>PlayAround</text:p>
          </table:table-cell>
          <table:table-cell office:value-type="string">
            <text:p>Mystique</text:p>
          </table:table-cell>
          <table:table-cell office:value-type="string">
            <text:p>Mature</text:p>
          </table:table-cell>
          <table:table-cell office:value-type="string">
            <text:p>1.2</text:p>
          </table:table-cell>
          <table:table-cell table:style-name="Default" office:value-type="string">
            <text:p>1-2 Players</text:p>
          </table:table-cell>
          <table:table-cell office:value-type="string">
            <text:p>Bachelor Party is a simple straight-forward pong game but with a wild twist: the objective of the game is help ol'bachelor (read=ball) here get lucky with the ladies by "hitting" him with a dose Spanish Fly (read=paddle, and that's a lot of doses!), hopefully with your help, he'll "score" frequently. When each lady is "hit", the lady disappears until all 8-16 ladies are "subdued" and on to the next level. Looks like someone's gonna be busy tonight. The bachelor has 4 lives to start and in order to survive (the night) he has to keep getting a regular dose of Spanish Fly (since without it...you know...) to keep the ladies (and him) happy. The game consists of 2 player modes and 4 level modes: Games number 1 and 3 are one-player versions and 2 and 4 are two-player versions. In games 1 and 2 there are two rows of 4 women in each row. Games 3 and 4 are more difficult in that there are two rows of 8 women in each row, and they slowly advance during play (looks like the Spanish Fly is working!)</text:p>
          </table:table-cell>
          <table:table-cell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Bachelor Party (USA)&quot;&gt; &lt;year&gt;1982&lt;/year&gt; &lt;rating&gt;ESRB - M (Mature)&lt;/rating&gt; &lt;title&gt;Bachelor Party &lt;/title&gt; &lt;pub&gt;PlayAround&lt;/pub&gt; &lt;dev&gt;Mystique&lt;/dev&gt; &lt;genre&gt;Mature&lt;/genre&gt; &lt;score&gt;1.2&lt;/score&gt; &lt;player&gt;1-2 Players&lt;/player&gt; &lt;story&gt;Bachelor Party is a simple straight-forward pong game but with a wild twist: the objective of the game is help ol'bachelor (read=ball) here get lucky with the ladies by &quot;hitting&quot; him with a dose Spanish Fly (read=paddle, and that's a lot of doses!), hopefully with your help, he'll &quot;score&quot; frequently. When each lady is &quot;hit&quot;, the lady disappears until all 8-16 ladies are &quot;subdued&quot; and on to the next level. Looks like someone's gonna be busy tonight. The bachelor has 4 lives to start and in order to survive (the night) he has to keep getting a regular dose of Spanish Fly (since without it...you know...) to keep the ladies (and him) happy. The game consists of 2 player modes and 4 level modes: Games number 1 and 3 are one-player versions and 2 and 4 are two-player versions. In games 1 and 2 there are two rows of 4 women in each row. Games 3 and 4 are more difficult in that there are two rows of 8 women in each row, and they slowly advance during play (looks like the Spanish Fly is working!)&lt;/story&gt; &lt;/game&gt;">
            <text:p>&lt;game name="Bachelor Party (USA)"&gt; &lt;year&gt;1982&lt;/year&gt; &lt;rating&gt;ESRB - M (Mature)&lt;/rating&gt; &lt;title&gt;Bachelor Party &lt;/title&gt; &lt;pub&gt;PlayAround&lt;/pub&gt; &lt;dev&gt;Mystique&lt;/dev&gt; &lt;genre&gt;Mature&lt;/genre&gt; &lt;score&gt;1.2&lt;/score&gt; &lt;player&gt;1-2 Players&lt;/player&gt; &lt;story&gt;Bachelor Party is a simple straight-forward pong game but with a wild twist: the objective of the game is help ol'bachelor (read=ball) here get lucky with the ladies by "hitting" him with a dose Spanish Fly (read=paddle, and that's a lot of doses!), hopefully with your help, he'll "score" frequently. When each lady is "hit", the lady disappears until all 8-16 ladies are "subdued" and on to the next level. Looks like someone's gonna be busy tonight. The bachelor has 4 lives to start and in order to survive (the night) he has to keep getting a regular dose of Spanish Fly (since without it...you know...) to keep the ladies (and him) happy. The game consists of 2 player modes and 4 level modes: Games number 1 and 3 are one-player versions and 2 and 4 are two-player versions. In games 1 and 2 there are two rows of 4 women in each row. Games 3 and 4 are more difficult in that there are two rows of 8 women in each row, and they slowly advance during play (looks like the Spanish Fly is working!)&lt;/story&gt; &lt;/game&gt;</text:p>
          </table:table-cell>
        </table:table-row>
        <table:table-row table:style-name="ro1">
          <table:table-cell office:value-type="string">
            <text:p>Bachelorette Party (USA)</text:p>
          </table:table-cell>
          <table:table-cell office:value-type="string">
            <text:p>1982</text:p>
          </table:table-cell>
          <table:table-cell office:value-type="string">
            <text:p>ESRB - M (Mature)</text:p>
          </table:table-cell>
          <table:table-cell office:value-type="string">
            <text:p>Bachelorette Party </text:p>
          </table:table-cell>
          <table:table-cell office:value-type="string">
            <text:p>PlayAround</text:p>
          </table:table-cell>
          <table:table-cell office:value-type="string">
            <text:p>Mystique</text:p>
          </table:table-cell>
          <table:table-cell office:value-type="string">
            <text:p>Mature</text:p>
          </table:table-cell>
          <table:table-cell office:value-type="string">
            <text:p>1.0</text:p>
          </table:table-cell>
          <table:table-cell table:style-name="Default" office:value-type="string">
            <text:p>1-2 Players</text:p>
          </table:table-cell>
          <table:table-cell office:value-type="string">
            <text:p>Bachelorette Party iis a simple straight-forward pong game but with a wild twist: the objective of the game is help ol'bachelor (read=ball) here get lucky with the ladies by "hitting" him with a dose Spanish Fly (read=paddle, and that's a lot of doses!), hopefully with your help, he'll "score" frequently. When each lady is "hit", the lady disappears until all 8-16 ladies are "subdued" and on to the next level. Looks like someone's gonna be busy tonight. The bachelor has 4 lives to start and in order to survive (the night) he has to keep getting a regular dose of Spanish Fly (since without it...you know...) to keep the ladies (and him) happy. The game consists of 2 player modes and 4 level modes: Games number 1 and 3 are one-player versions and 2 and 4 are two-player versions. In games 1 and 2 there are two rows of 4 women in each row. Games 3 and 4 are more difficult in that there are two rows of 8 women in each row, and they slowly advance during play (looks like the Spanish Fly is working!)</text:p>
          </table:table-cell>
          <table:table-cell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Bachelorette Party (USA)&quot;&gt; &lt;year&gt;1982&lt;/year&gt; &lt;rating&gt;ESRB - M (Mature)&lt;/rating&gt; &lt;title&gt;Bachelorette Party &lt;/title&gt; &lt;pub&gt;PlayAround&lt;/pub&gt; &lt;dev&gt;Mystique&lt;/dev&gt; &lt;genre&gt;Mature&lt;/genre&gt; &lt;score&gt;1.0&lt;/score&gt; &lt;player&gt;1-2 Players&lt;/player&gt; &lt;story&gt;Bachelorette Party iis a simple straight-forward pong game but with a wild twist: the objective of the game is help ol'bachelor (read=ball) here get lucky with the ladies by &quot;hitting&quot; him with a dose Spanish Fly (read=paddle, and that's a lot of doses!), hopefully with your help, he'll &quot;score&quot; frequently. When each lady is &quot;hit&quot;, the lady disappears until all 8-16 ladies are &quot;subdued&quot; and on to the next level. Looks like someone's gonna be busy tonight. The bachelor has 4 lives to start and in order to survive (the night) he has to keep getting a regular dose of Spanish Fly (since without it...you know...) to keep the ladies (and him) happy. The game consists of 2 player modes and 4 level modes: Games number 1 and 3 are one-player versions and 2 and 4 are two-player versions. In games 1 and 2 there are two rows of 4 women in each row. Games 3 and 4 are more difficult in that there are two rows of 8 women in each row, and they slowly advance during play (looks like the Spanish Fly is working!)&lt;/story&gt; &lt;/game&gt;">
            <text:p>&lt;game name="Bachelorette Party (USA)"&gt; &lt;year&gt;1982&lt;/year&gt; &lt;rating&gt;ESRB - M (Mature)&lt;/rating&gt; &lt;title&gt;Bachelorette Party &lt;/title&gt; &lt;pub&gt;PlayAround&lt;/pub&gt; &lt;dev&gt;Mystique&lt;/dev&gt; &lt;genre&gt;Mature&lt;/genre&gt; &lt;score&gt;1.0&lt;/score&gt; &lt;player&gt;1-2 Players&lt;/player&gt; &lt;story&gt;Bachelorette Party iis a simple straight-forward pong game but with a wild twist: the objective of the game is help ol'bachelor (read=ball) here get lucky with the ladies by "hitting" him with a dose Spanish Fly (read=paddle, and that's a lot of doses!), hopefully with your help, he'll "score" frequently. When each lady is "hit", the lady disappears until all 8-16 ladies are "subdued" and on to the next level. Looks like someone's gonna be busy tonight. The bachelor has 4 lives to start and in order to survive (the night) he has to keep getting a regular dose of Spanish Fly (since without it...you know...) to keep the ladies (and him) happy. The game consists of 2 player modes and 4 level modes: Games number 1 and 3 are one-player versions and 2 and 4 are two-player versions. In games 1 and 2 there are two rows of 4 women in each row. Games 3 and 4 are more difficult in that there are two rows of 8 women in each row, and they slowly advance during play (looks like the Spanish Fly is working!)&lt;/story&gt; &lt;/game&gt;</text:p>
          </table:table-cell>
        </table:table-row>
        <table:table-row table:style-name="ro1">
          <table:table-cell office:value-type="string">
            <text:p>Backgammon (USA)</text:p>
          </table:table-cell>
          <table:table-cell office:value-type="string">
            <text:p>1979</text:p>
          </table:table-cell>
          <table:table-cell office:value-type="string">
            <text:p>ESRB - E (Everyone)</text:p>
          </table:table-cell>
          <table:table-cell office:value-type="string">
            <text:p>Backgammon </text:p>
          </table:table-cell>
          <table:table-cell table:number-columns-repeated="2" office:value-type="string">
            <text:p>Atari, Inc.</text:p>
          </table:table-cell>
          <table:table-cell office:value-type="string">
            <text:p>Board Games</text:p>
          </table:table-cell>
          <table:table-cell office:value-type="string">
            <text:p>1.8</text:p>
          </table:table-cell>
          <table:table-cell table:style-name="Default" office:value-type="string">
            <text:p>1-2 Players</text:p>
          </table:table-cell>
          <table:table-cell office:value-type="string">
            <text:p>This is the game backgammon and its variant, acey deucey. For backgammon, the standard rules are used. As they are long and complex, if you want to see those rules, look in this manual.****Acey Deucey was a variation created by sailors in the U. S. Navy. As such, the rules for acey deucey will vary from ship to ship and person to person. For Atari, this is the variation used here:**All pieces start out on the central Bar and can be entered at any time with the roll of the dice.**No piece NEEDS to be moved from the bar first, even if it was hit and sent to the bar.**A roll of 1-2 (acey deucey) allows a player to choose whichever doublet s/he wants, after making the 1-2 move.**After moving the doublets, the player is awarded another dice roll.**If, after moving your doublet, the other dice roll is 1-2, you can move the 1-2 and choose another doublet.****Difficulty switches**Right:**A=computer rolls dice for you**B=you can roll real dice and dial in the numbers**Left:**A=computer sets up the board for you**B=you can set the pieces where you want them.****Game variations**Games 1, 3, 5, and 7 are one player**Games 2, 4, 6, and 8 are two player****Games one through four are backgammon**Games five through eight are acey deucey****Games 1, 2, 5, and 6 have a doubling cube.</text:p>
          </table:table-cell>
          <table:table-cell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Backgammon (USA)&quot;&gt; &lt;year&gt;1979&lt;/year&gt; &lt;rating&gt;ESRB - E (Everyone)&lt;/rating&gt; &lt;title&gt;Backgammon &lt;/title&gt; &lt;pub&gt;Atari, Inc.&lt;/pub&gt; &lt;dev&gt;Atari, Inc.&lt;/dev&gt; &lt;genre&gt;Board Games&lt;/genre&gt; &lt;score&gt;1.8&lt;/score&gt; &lt;player&gt;1-2 Players&lt;/player&gt; &lt;story&gt;This is the game backgammon and its variant, acey deucey. For backgammon, the standard rules are used. As they are long and complex, if you want to see those rules, look in this manual.****Acey Deucey was a variation created by sailors in the U. S. Navy. As such, the rules for acey deucey will vary from ship to ship and person to person. For Atari, this is the variation used here:**All pieces start out on the central Bar and can be entered at any time with the roll of the dice.**No piece NEEDS to be moved from the bar first, even if it was hit and sent to the bar.**A roll of 1-2 (acey deucey) allows a player to choose whichever doublet s/he wants, after making the 1-2 move.**After moving the doublets, the player is awarded another dice roll.**If, after moving your doublet, the other dice roll is 1-2, you can move the 1-2 and choose another doublet.****Difficulty switches**Right:**A=computer rolls dice for you**B=you can roll real dice and dial in the numbers**Left:**A=computer sets up the board for you**B=you can set the pieces where you want them.****Game variations**Games 1, 3, 5, and 7 are one player**Games 2, 4, 6, and 8 are two player****Games one through four are backgammon**Games five through eight are acey deucey****Games 1, 2, 5, and 6 have a doubling cube.&lt;/story&gt; &lt;/game&gt;">
            <text:p>&lt;game name="Backgammon (USA)"&gt; &lt;year&gt;1979&lt;/year&gt; &lt;rating&gt;ESRB - E (Everyone)&lt;/rating&gt; &lt;title&gt;Backgammon &lt;/title&gt; &lt;pub&gt;Atari, Inc.&lt;/pub&gt; &lt;dev&gt;Atari, Inc.&lt;/dev&gt; &lt;genre&gt;Board Games&lt;/genre&gt; &lt;score&gt;1.8&lt;/score&gt; &lt;player&gt;1-2 Players&lt;/player&gt; &lt;story&gt;This is the game backgammon and its variant, acey deucey. For backgammon, the standard rules are used. As they are long and complex, if you want to see those rules, look in this manual.****Acey Deucey was a variation created by sailors in the U. S. Navy. As such, the rules for acey deucey will vary from ship to ship and person to person. For Atari, this is the variation used here:**All pieces start out on the central Bar and can be entered at any time with the roll of the dice.**No piece NEEDS to be moved from the bar first, even if it was hit and sent to the bar.**A roll of 1-2 (acey deucey) allows a player to choose whichever doublet s/he wants, after making the 1-2 move.**After moving the doublets, the player is awarded another dice roll.**If, after moving your doublet, the other dice roll is 1-2, you can move the 1-2 and choose another doublet.****Difficulty switches**Right:**A=computer rolls dice for you**B=you can roll real dice and dial in the numbers**Left:**A=computer sets up the board for you**B=you can set the pieces where you want them.****Game variations**Games 1, 3, 5, and 7 are one player**Games 2, 4, 6, and 8 are two player****Games one through four are backgammon**Games five through eight are acey deucey****Games 1, 2, 5, and 6 have a doubling cube.&lt;/story&gt; &lt;/game&gt;</text:p>
          </table:table-cell>
        </table:table-row>
        <table:table-row table:style-name="ro1">
          <table:table-cell office:value-type="string">
            <text:p>Bank Heist (USA)</text:p>
          </table:table-cell>
          <table:table-cell office:value-type="string">
            <text:p>1983</text:p>
          </table:table-cell>
          <table:table-cell office:value-type="string">
            <text:p>ESRB - E (Everyone)</text:p>
          </table:table-cell>
          <table:table-cell office:value-type="string">
            <text:p>Bank Heist </text:p>
          </table:table-cell>
          <table:table-cell table:number-columns-repeated="2" table:style-name="ce3" office:value-type="string">
            <text:p>Fox Video Games, Inc.</text:p>
          </table:table-cell>
          <table:table-cell office:value-type="string">
            <text:p>Action</text:p>
          </table:table-cell>
          <table:table-cell office:value-type="string">
            <text:p>3.6</text:p>
          </table:table-cell>
          <table:table-cell table:style-name="Default" office:value-type="string">
            <text:p>1 Player</text:p>
          </table:table-cell>
          <table:table-cell office:value-type="string">
            <text:p>You are a bank robber, driving around a maze of streets (representing the city) in a 1930's style car. <text:s/>Your purpose is clear: perform "bank heists" by driving across white-pillared symbols that represent banks. <text:s/>As you "rob" each of the banks, they disappear, and a police car appears in its place, beginning hot pursuit after a few moments. <text:s/>You must avoid the cops to stay alive. <text:s/>Fortunately you are not completely defenseless, as you have a stock of dynamite, which you can strategically drop to destroy the cop cars.****Besides the escape tunnel that will take you from one side of the screen to another (as in Pac-Man), there is an additional tunnel that represents the road out of town. <text:s/>By taking it, you will find yourself in the next city. <text:s/>Each city is increasingly difficult, and the cop cars are faster and smarter.****There are 9 banks in each town, and you receive an increase in gasoline each time you rob one. <text:s/>Therefore, the goal of the game is to drive from town to town, navigating the mazes of streets, and robbing as many of the banks in each town as you are able to. <text:s/>This keeps your gas supply high, and the money rolling in! <text:s/>If you run out of gas, the game is over.</text:p>
          </table:table-cell>
          <table:table-cell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Bank Heist (USA)&quot;&gt; &lt;year&gt;1983&lt;/year&gt; &lt;rating&gt;ESRB - E (Everyone)&lt;/rating&gt; &lt;title&gt;Bank Heist &lt;/title&gt; &lt;pub&gt;Fox Video Games, Inc.&lt;/pub&gt; &lt;dev&gt;Fox Video Games, Inc.&lt;/dev&gt; &lt;genre&gt;Action&lt;/genre&gt; &lt;score&gt;3.6&lt;/score&gt; &lt;player&gt;1 Player&lt;/player&gt; &lt;story&gt;You are a bank robber, driving around a maze of streets (representing the city) in a 1930's style car.  Your purpose is clear: perform &quot;bank heists&quot; by driving across white-pillared symbols that represent banks.  As you &quot;rob&quot; each of the banks, they disappear, and a police car appears in its place, beginning hot pursuit after a few moments.  You must avoid the cops to stay alive.  Fortunately you are not completely defenseless, as you have a stock of dynamite, which you can strategically drop to destroy the cop cars.****Besides the escape tunnel that will take you from one side of the screen to another (as in Pac-Man), there is an additional tunnel that represents the road out of town.  By taking it, you will find yourself in the next city.  Each city is increasingly difficult, and the cop cars are faster and smarter.****There are 9 banks in each town, and you receive an increase in gasoline each time you rob one.  Therefore, the goal of the game is to drive from town to town, navigating the mazes of streets, and robbing as many of the banks in each town as you are able to.  This keeps your gas supply high, and the money rolling in!  If you run out of gas, the game is over.&lt;/story&gt; &lt;/game&gt;">
            <text:p>&lt;game name="Bank Heist (USA)"&gt; &lt;year&gt;1983&lt;/year&gt; &lt;rating&gt;ESRB - E (Everyone)&lt;/rating&gt; &lt;title&gt;Bank Heist &lt;/title&gt; &lt;pub&gt;Fox Video Games, Inc.&lt;/pub&gt; &lt;dev&gt;Fox Video Games, Inc.&lt;/dev&gt; &lt;genre&gt;Action&lt;/genre&gt; &lt;score&gt;3.6&lt;/score&gt; &lt;player&gt;1 Player&lt;/player&gt; &lt;story&gt;You are a bank robber, driving around a maze of streets (representing the city) in a 1930's style car. <text:s/>Your purpose is clear: perform "bank heists" by driving across white-pillared symbols that represent banks. <text:s/>As you "rob" each of the banks, they disappear, and a police car appears in its place, beginning hot pursuit after a few moments. <text:s/>You must avoid the cops to stay alive. <text:s/>Fortunately you are not completely defenseless, as you have a stock of dynamite, which you can strategically drop to destroy the cop cars.****Besides the escape tunnel that will take you from one side of the screen to another (as in Pac-Man), there is an additional tunnel that represents the road out of town. <text:s/>By taking it, you will find yourself in the next city. <text:s/>Each city is increasingly difficult, and the cop cars are faster and smarter.****There are 9 banks in each town, and you receive an increase in gasoline each time you rob one. <text:s/>Therefore, the goal of the game is to drive from town to town, navigating the mazes of streets, and robbing as many of the banks in each town as you are able to. <text:s/>This keeps your gas supply high, and the money rolling in! <text:s/>If you run out of gas, the game is over.&lt;/story&gt; &lt;/game&gt;</text:p>
          </table:table-cell>
        </table:table-row>
        <table:table-row table:style-name="ro1">
          <table:table-cell office:value-type="string">
            <text:p>Barnstorming (USA)</text:p>
          </table:table-cell>
          <table:table-cell office:value-type="string">
            <text:p>1982</text:p>
          </table:table-cell>
          <table:table-cell office:value-type="string">
            <text:p>ESRB - E (Everyone)</text:p>
          </table:table-cell>
          <table:table-cell office:value-type="string">
            <text:p>Barnstorming </text:p>
          </table:table-cell>
          <table:table-cell table:number-columns-repeated="2" table:style-name="ce3" office:value-type="string">
            <text:p>Activision, Inc.</text:p>
          </table:table-cell>
          <table:table-cell office:value-type="string">
            <text:p>Action</text:p>
          </table:table-cell>
          <table:table-cell office:value-type="string">
            <text:p>3.2</text:p>
          </table:table-cell>
          <table:table-cell table:style-name="Default" office:value-type="string">
            <text:p>1 Player</text:p>
          </table:table-cell>
          <table:table-cell office:value-type="string">
            <text:p>In Barnstorming, you are the pilot of a biplane. Your point of view is from the side as the screen scrolls by horizontally. Your goal is to fly through a set number of barns in the shortest amount of time possible. Several obstacles will appear in your way, including flocks of geese, windmills, and weather vanes. Crashing into any of these will cause you to lose speed which will increase your overall time. There are several difficulty levels included which will require that you fly through anywhere from 10 to 25 barns.</text:p>
          </table:table-cell>
          <table:table-cell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Barnstorming (USA)&quot;&gt; &lt;year&gt;1982&lt;/year&gt; &lt;rating&gt;ESRB - E (Everyone)&lt;/rating&gt; &lt;title&gt;Barnstorming &lt;/title&gt; &lt;pub&gt;Activision, Inc.&lt;/pub&gt; &lt;dev&gt;Activision, Inc.&lt;/dev&gt; &lt;genre&gt;Action&lt;/genre&gt; &lt;score&gt;3.2&lt;/score&gt; &lt;player&gt;1 Player&lt;/player&gt; &lt;story&gt;In Barnstorming, you are the pilot of a biplane. Your point of view is from the side as the screen scrolls by horizontally. Your goal is to fly through a set number of barns in the shortest amount of time possible. Several obstacles will appear in your way, including flocks of geese, windmills, and weather vanes. Crashing into any of these will cause you to lose speed which will increase your overall time. There are several difficulty levels included which will require that you fly through anywhere from 10 to 25 barns.&lt;/story&gt; &lt;/game&gt;">
            <text:p>&lt;game name="Barnstorming (USA)"&gt; &lt;year&gt;1982&lt;/year&gt; &lt;rating&gt;ESRB - E (Everyone)&lt;/rating&gt; &lt;title&gt;Barnstorming &lt;/title&gt; &lt;pub&gt;Activision, Inc.&lt;/pub&gt; &lt;dev&gt;Activision, Inc.&lt;/dev&gt; &lt;genre&gt;Action&lt;/genre&gt; &lt;score&gt;3.2&lt;/score&gt; &lt;player&gt;1 Player&lt;/player&gt; &lt;story&gt;In Barnstorming, you are the pilot of a biplane. Your point of view is from the side as the screen scrolls by horizontally. Your goal is to fly through a set number of barns in the shortest amount of time possible. Several obstacles will appear in your way, including flocks of geese, windmills, and weather vanes. Crashing into any of these will cause you to lose speed which will increase your overall time. There are several difficulty levels included which will require that you fly through anywhere from 10 to 25 barns.&lt;/story&gt; &lt;/game&gt;</text:p>
          </table:table-cell>
        </table:table-row>
        <table:table-row table:style-name="ro1">
          <table:table-cell office:value-type="string">
            <text:p>Base Attack (Europe)</text:p>
          </table:table-cell>
          <table:table-cell office:value-type="string">
            <text:p>1983</text:p>
          </table:table-cell>
          <table:table-cell office:value-type="string">
            <text:p>ESRB - E (Everyone)</text:p>
          </table:table-cell>
          <table:table-cell office:value-type="string">
            <text:p>Base Attack </text:p>
          </table:table-cell>
          <table:table-cell table:number-columns-repeated="2" office:value-type="string">
            <text:p>Homevision</text:p>
          </table:table-cell>
          <table:table-cell office:value-type="string">
            <text:p>Shooter</text:p>
          </table:table-cell>
          <table:table-cell office:value-type="string">
            <text:p>1.5</text:p>
          </table:table-cell>
          <table:table-cell table:style-name="Default" office:value-type="string">
            <text:p>1 Player</text:p>
          </table:table-cell>
          <table:table-cell office:value-type="string">
            <text:p>The general concept behind ''Base Attack'' from Home-Vision is a reversal of the ''Atlantis'' formula from Imagic. Instead of defending the cities from an aerial attack, you're attacking the cities from the air. <text:s/>You control a ship that can fire and move in all four directions. Your mission is to destroy a set of bases embedded in the landscape below you. The bases fire at you and occasionally launch missiles that will speed horizontally toward your ship. You can destroy these missiles with a blast from your cannon. </text:p>
          </table:table-cell>
          <table:table-cell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Base Attack (Europe)&quot;&gt; &lt;year&gt;1983&lt;/year&gt; &lt;rating&gt;ESRB - E (Everyone)&lt;/rating&gt; &lt;title&gt;Base Attack &lt;/title&gt; &lt;pub&gt;Homevision&lt;/pub&gt; &lt;dev&gt;Homevision&lt;/dev&gt; &lt;genre&gt;Shooter&lt;/genre&gt; &lt;score&gt;1.5&lt;/score&gt; &lt;player&gt;1 Player&lt;/player&gt; &lt;story&gt;The general concept behind ''Base Attack'' from Home-Vision is a reversal of the ''Atlantis'' formula from Imagic. Instead of defending the cities from an aerial attack, you're attacking the cities from the air.  You control a ship that can fire and move in all four directions. Your mission is to destroy a set of bases embedded in the landscape below you. The bases fire at you and occasionally launch missiles that will speed horizontally toward your ship. You can destroy these missiles with a blast from your cannon. &lt;/story&gt; &lt;/game&gt;">
            <text:p>&lt;game name="Base Attack (Europe)"&gt; &lt;year&gt;1983&lt;/year&gt; &lt;rating&gt;ESRB - E (Everyone)&lt;/rating&gt; &lt;title&gt;Base Attack &lt;/title&gt; &lt;pub&gt;Homevision&lt;/pub&gt; &lt;dev&gt;Homevision&lt;/dev&gt; &lt;genre&gt;Shooter&lt;/genre&gt; &lt;score&gt;1.5&lt;/score&gt; &lt;player&gt;1 Player&lt;/player&gt; &lt;story&gt;The general concept behind ''Base Attack'' from Home-Vision is a reversal of the ''Atlantis'' formula from Imagic. Instead of defending the cities from an aerial attack, you're attacking the cities from the air. <text:s/>You control a ship that can fire and move in all four directions. Your mission is to destroy a set of bases embedded in the landscape below you. The bases fire at you and occasionally launch missiles that will speed horizontally toward your ship. You can destroy these missiles with a blast from your cannon. &lt;/story&gt; &lt;/game&gt;</text:p>
          </table:table-cell>
        </table:table-row>
        <table:table-row table:style-name="ro1">
          <table:table-cell office:value-type="string">
            <text:p>Basic Math (USA)</text:p>
          </table:table-cell>
          <table:table-cell office:value-type="string">
            <text:p>1977</text:p>
          </table:table-cell>
          <table:table-cell office:value-type="string">
            <text:p>ESRB - E (Everyone)</text:p>
          </table:table-cell>
          <table:table-cell office:value-type="string">
            <text:p>Basic Math </text:p>
          </table:table-cell>
          <table:table-cell office:value-type="string">
            <text:p>Sears, Roebuck and Co.</text:p>
          </table:table-cell>
          <table:table-cell office:value-type="string">
            <text:p>Atari, Inc.</text:p>
          </table:table-cell>
          <table:table-cell office:value-type="string">
            <text:p>Educational</text:p>
          </table:table-cell>
          <table:table-cell office:value-type="string">
            <text:p>1.9</text:p>
          </table:table-cell>
          <table:table-cell table:style-name="Default" office:value-type="string">
            <text:p>1 Player</text:p>
          </table:table-cell>
          <table:table-cell office:value-type="string">
            <text:p>A very simple math game for kids.****Each game of Basic Math gives the player a set of ten basic math problems (i.e. simple addition, subtraction, multiplication or division) to solve. The player is presented with two numbers and a function, and inputs the answer by cycling through numbers with the joystick. A timer option is available to ramp up the difficulty. <text:s/>The game has eight primary game settings - basically two settings for each mathematical function. <text:s/>Games 1 - 4 allow you to select one of the numbers you will be working with, while 5 - 8 give random questions. <text:s text:c="2"/>****Hint: For division problems that have a remainder make sure to put a space between the whole number and the remainder, which goes to the right.</text:p>
          </table:table-cell>
          <table:table-cell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Basic Math (USA)&quot;&gt; &lt;year&gt;1977&lt;/year&gt; &lt;rating&gt;ESRB - E (Everyone)&lt;/rating&gt; &lt;title&gt;Basic Math &lt;/title&gt; &lt;pub&gt;Sears, Roebuck and Co.&lt;/pub&gt; &lt;dev&gt;Atari, Inc.&lt;/dev&gt; &lt;genre&gt;Educational&lt;/genre&gt; &lt;score&gt;1.9&lt;/score&gt; &lt;player&gt;1 Player&lt;/player&gt; &lt;story&gt;A very simple math game for kids.****Each game of Basic Math gives the player a set of ten basic math problems (i.e. simple addition, subtraction, multiplication or division) to solve. The player is presented with two numbers and a function, and inputs the answer by cycling through numbers with the joystick. A timer option is available to ramp up the difficulty.  The game has eight primary game settings - basically two settings for each mathematical function.  Games 1 - 4 allow you to select one of the numbers you will be working with, while 5 - 8 give random questions.   ****Hint: For division problems that have a remainder make sure to put a space between the whole number and the remainder, which goes to the right.&lt;/story&gt; &lt;/game&gt;">
            <text:p>&lt;game name="Basic Math (USA)"&gt; &lt;year&gt;1977&lt;/year&gt; &lt;rating&gt;ESRB - E (Everyone)&lt;/rating&gt; &lt;title&gt;Basic Math &lt;/title&gt; &lt;pub&gt;Sears, Roebuck and Co.&lt;/pub&gt; &lt;dev&gt;Atari, Inc.&lt;/dev&gt; &lt;genre&gt;Educational&lt;/genre&gt; &lt;score&gt;1.9&lt;/score&gt; &lt;player&gt;1 Player&lt;/player&gt; &lt;story&gt;A very simple math game for kids.****Each game of Basic Math gives the player a set of ten basic math problems (i.e. simple addition, subtraction, multiplication or division) to solve. The player is presented with two numbers and a function, and inputs the answer by cycling through numbers with the joystick. A timer option is available to ramp up the difficulty. <text:s/>The game has eight primary game settings - basically two settings for each mathematical function. <text:s/>Games 1 - 4 allow you to select one of the numbers you will be working with, while 5 - 8 give random questions. <text:s text:c="2"/>****Hint: For division problems that have a remainder make sure to put a space between the whole number and the remainder, which goes to the right.&lt;/story&gt; &lt;/game&gt;</text:p>
          </table:table-cell>
        </table:table-row>
        <table:table-row table:style-name="ro1">
          <table:table-cell office:value-type="string">
            <text:p>BASIC Programming (USA)</text:p>
          </table:table-cell>
          <table:table-cell office:value-type="string">
            <text:p>1979</text:p>
          </table:table-cell>
          <table:table-cell office:value-type="string">
            <text:p>ESRB - E (Everyone)</text:p>
          </table:table-cell>
          <table:table-cell office:value-type="string">
            <text:p>BASIC Programming </text:p>
          </table:table-cell>
          <table:table-cell table:number-columns-repeated="2" office:value-type="string">
            <text:p>Atari, Inc.</text:p>
          </table:table-cell>
          <table:table-cell office:value-type="string">
            <text:p>Educational</text:p>
          </table:table-cell>
          <table:table-cell office:value-type="string">
            <text:p>2.0</text:p>
          </table:table-cell>
          <table:table-cell table:style-name="Default" office:value-type="string">
            <text:p>1 Player</text:p>
          </table:table-cell>
          <table:table-cell office:value-type="string">
            <text:p>BASIC Programming <text:s/>attempted to teach simple computer programming on the Atari 2600. It was released in 1979, and it was one of only a few non-gaming cartridges ever designed for the 2600. The programming language was superficially similar to dialects of BASIC, but differed in many important aspects. The extremely small RAM size of the Atari 2600, 128 bytes, severely restricted the possibilities of this cartridge for writing programs.</text:p>
          </table:table-cell>
          <table:table-cell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BASIC Programming (USA)&quot;&gt; &lt;year&gt;1979&lt;/year&gt; &lt;rating&gt;ESRB - E (Everyone)&lt;/rating&gt; &lt;title&gt;BASIC Programming &lt;/title&gt; &lt;pub&gt;Atari, Inc.&lt;/pub&gt; &lt;dev&gt;Atari, Inc.&lt;/dev&gt; &lt;genre&gt;Educational&lt;/genre&gt; &lt;score&gt;2.0&lt;/score&gt; &lt;player&gt;1 Player&lt;/player&gt; &lt;story&gt;BASIC Programming  attempted to teach simple computer programming on the Atari 2600. It was released in 1979, and it was one of only a few non-gaming cartridges ever designed for the 2600. The programming language was superficially similar to dialects of BASIC, but differed in many important aspects. The extremely small RAM size of the Atari 2600, 128 bytes, severely restricted the possibilities of this cartridge for writing programs.&lt;/story&gt; &lt;/game&gt;">
            <text:p>&lt;game name="BASIC Programming (USA)"&gt; &lt;year&gt;1979&lt;/year&gt; &lt;rating&gt;ESRB - E (Everyone)&lt;/rating&gt; &lt;title&gt;BASIC Programming &lt;/title&gt; &lt;pub&gt;Atari, Inc.&lt;/pub&gt; &lt;dev&gt;Atari, Inc.&lt;/dev&gt; &lt;genre&gt;Educational&lt;/genre&gt; &lt;score&gt;2.0&lt;/score&gt; &lt;player&gt;1 Player&lt;/player&gt; &lt;story&gt;BASIC Programming <text:s/>attempted to teach simple computer programming on the Atari 2600. It was released in 1979, and it was one of only a few non-gaming cartridges ever designed for the 2600. The programming language was superficially similar to dialects of BASIC, but differed in many important aspects. The extremely small RAM size of the Atari 2600, 128 bytes, severely restricted the possibilities of this cartridge for writing programs.&lt;/story&gt; &lt;/game&gt;</text:p>
          </table:table-cell>
        </table:table-row>
        <table:table-row table:style-name="ro1">
          <table:table-cell office:value-type="string">
            <text:p>Basketball (USA)</text:p>
          </table:table-cell>
          <table:table-cell office:value-type="string">
            <text:p>1978</text:p>
          </table:table-cell>
          <table:table-cell office:value-type="string">
            <text:p>ESRB - E (Everyone)</text:p>
          </table:table-cell>
          <table:table-cell office:value-type="string">
            <text:p>Basketball </text:p>
          </table:table-cell>
          <table:table-cell table:number-columns-repeated="2" office:value-type="string">
            <text:p>Atari, Inc.</text:p>
          </table:table-cell>
          <table:table-cell office:value-type="string">
            <text:p>Sports/Basketball</text:p>
          </table:table-cell>
          <table:table-cell office:value-type="string">
            <text:p>3.0</text:p>
          </table:table-cell>
          <table:table-cell table:style-name="Default" office:value-type="string">
            <text:p>1-2 Players</text:p>
          </table:table-cell>
          <table:table-cell office:value-type="string">
            <text:p>Basketball allows you to play a game of one-on-one against either the computer or another player. The court is viewed from the side with a basket at each end of the screen. <text:s/>Using the joystick you can move your player around the court, dribble/shoot the ball, and attempt to block your opponent. The game is played in two 4 minute halves, and the player who scores the most points wins. There are two different skill levels available which can be set individually for each player.</text:p>
          </table:table-cell>
          <table:table-cell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Basketball (USA)&quot;&gt; &lt;year&gt;1978&lt;/year&gt; &lt;rating&gt;ESRB - E (Everyone)&lt;/rating&gt; &lt;title&gt;Basketball &lt;/title&gt; &lt;pub&gt;Atari, Inc.&lt;/pub&gt; &lt;dev&gt;Atari, Inc.&lt;/dev&gt; &lt;genre&gt;Sports/Basketball&lt;/genre&gt; &lt;score&gt;3.0&lt;/score&gt; &lt;player&gt;1-2 Players&lt;/player&gt; &lt;story&gt;Basketball allows you to play a game of one-on-one against either the computer or another player. The court is viewed from the side with a basket at each end of the screen.  Using the joystick you can move your player around the court, dribble/shoot the ball, and attempt to block your opponent. The game is played in two 4 minute halves, and the player who scores the most points wins. There are two different skill levels available which can be set individually for each player.&lt;/story&gt; &lt;/game&gt;">
            <text:p>&lt;game name="Basketball (USA)"&gt; &lt;year&gt;1978&lt;/year&gt; &lt;rating&gt;ESRB - E (Everyone)&lt;/rating&gt; &lt;title&gt;Basketball &lt;/title&gt; &lt;pub&gt;Atari, Inc.&lt;/pub&gt; &lt;dev&gt;Atari, Inc.&lt;/dev&gt; &lt;genre&gt;Sports/Basketball&lt;/genre&gt; &lt;score&gt;3.0&lt;/score&gt; &lt;player&gt;1-2 Players&lt;/player&gt; &lt;story&gt;Basketball allows you to play a game of one-on-one against either the computer or another player. The court is viewed from the side with a basket at each end of the screen. <text:s/>Using the joystick you can move your player around the court, dribble/shoot the ball, and attempt to block your opponent. The game is played in two 4 minute halves, and the player who scores the most points wins. There are two different skill levels available which can be set individually for each player.&lt;/story&gt; &lt;/game&gt;</text:p>
          </table:table-cell>
        </table:table-row>
        <table:table-row table:style-name="ro1">
          <table:table-cell office:value-type="string">
            <text:p>Battlezone (USA)</text:p>
          </table:table-cell>
          <table:table-cell office:value-type="string">
            <text:p>1983</text:p>
          </table:table-cell>
          <table:table-cell office:value-type="string">
            <text:p>ESRB - E (Everyone)</text:p>
          </table:table-cell>
          <table:table-cell office:value-type="string">
            <text:p>Battlezone </text:p>
          </table:table-cell>
          <table:table-cell office:value-type="string">
            <text:p>Atari, Inc.</text:p>
          </table:table-cell>
          <table:table-cell office:value-type="string">
            <text:p>GCC</text:p>
          </table:table-cell>
          <table:table-cell office:value-type="string">
            <text:p>Simulation</text:p>
          </table:table-cell>
          <table:table-cell office:value-type="string">
            <text:p>3.8</text:p>
          </table:table-cell>
          <table:table-cell table:style-name="Default" office:value-type="string">
            <text:p>1 Player</text:p>
          </table:table-cell>
          <table:table-cell office:value-type="string">
            <text:p>Atari Games' 3D tank game was ground-breaking when released to the arcades, and as such was converted officially to many systems. Earth has been invaded, and you and your tank lead the defensive effort. You drive around the battlefield from a first-person view, targeting and firing at tanks, planes and UFOs. You have a radar to help you see where the enemies are in direction and distance. Objects can be used as strategic cover. Controls simulate the tracks of a tank realistically, so the direction and speed settings are varied - combining forward right and backward left movements (as you can on keyboard versions) sees you change direction more quickly.</text:p>
          </table:table-cell>
          <table:table-cell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Battlezone (USA)&quot;&gt; &lt;year&gt;1983&lt;/year&gt; &lt;rating&gt;ESRB - E (Everyone)&lt;/rating&gt; &lt;title&gt;Battlezone &lt;/title&gt; &lt;pub&gt;Atari, Inc.&lt;/pub&gt; &lt;dev&gt;GCC&lt;/dev&gt; &lt;genre&gt;Simulation&lt;/genre&gt; &lt;score&gt;3.8&lt;/score&gt; &lt;player&gt;1 Player&lt;/player&gt; &lt;story&gt;Atari Games' 3D tank game was ground-breaking when released to the arcades, and as such was converted officially to many systems. Earth has been invaded, and you and your tank lead the defensive effort. You drive around the battlefield from a first-person view, targeting and firing at tanks, planes and UFOs. You have a radar to help you see where the enemies are in direction and distance. Objects can be used as strategic cover. Controls simulate the tracks of a tank realistically, so the direction and speed settings are varied - combining forward right and backward left movements (as you can on keyboard versions) sees you change direction more quickly.&lt;/story&gt; &lt;/game&gt;">
            <text:p>&lt;game name="Battlezone (USA)"&gt; &lt;year&gt;1983&lt;/year&gt; &lt;rating&gt;ESRB - E (Everyone)&lt;/rating&gt; &lt;title&gt;Battlezone &lt;/title&gt; &lt;pub&gt;Atari, Inc.&lt;/pub&gt; &lt;dev&gt;GCC&lt;/dev&gt; &lt;genre&gt;Simulation&lt;/genre&gt; &lt;score&gt;3.8&lt;/score&gt; &lt;player&gt;1 Player&lt;/player&gt; &lt;story&gt;Atari Games' 3D tank game was ground-breaking when released to the arcades, and as such was converted officially to many systems. Earth has been invaded, and you and your tank lead the defensive effort. You drive around the battlefield from a first-person view, targeting and firing at tanks, planes and UFOs. You have a radar to help you see where the enemies are in direction and distance. Objects can be used as strategic cover. Controls simulate the tracks of a tank realistically, so the direction and speed settings are varied - combining forward right and backward left movements (as you can on keyboard versions) sees you change direction more quickly.&lt;/story&gt; &lt;/game&gt;</text:p>
          </table:table-cell>
        </table:table-row>
        <table:table-row table:style-name="ro1">
          <table:table-cell office:value-type="string">
            <text:p>Beamrider (USA)</text:p>
          </table:table-cell>
          <table:table-cell office:value-type="string">
            <text:p>1984</text:p>
          </table:table-cell>
          <table:table-cell office:value-type="string">
            <text:p>ESRB - E (Everyone)</text:p>
          </table:table-cell>
          <table:table-cell office:value-type="string">
            <text:p>Beamrider </text:p>
          </table:table-cell>
          <table:table-cell table:style-name="ce3" office:value-type="string">
            <text:p>Activision, Inc.</text:p>
          </table:table-cell>
          <table:table-cell office:value-type="string">
            <text:p>Cheshire Engineering</text:p>
          </table:table-cell>
          <table:table-cell office:value-type="string">
            <text:p>Shooter</text:p>
          </table:table-cell>
          <table:table-cell office:value-type="string">
            <text:p>3.5</text:p>
          </table:table-cell>
          <table:table-cell table:style-name="Default" office:value-type="string">
            <text:p>1 Player</text:p>
          </table:table-cell>
          <table:table-cell office:value-type="string">
            <text:p>Beamrider is a 3-D arcade action game. You control a beam riding spaceship on a mission to clear 99 sectors of space from hostile aliens. The spaceship is located at the bottom of the screen and it can only stop on one of five beams. You are armed with both lasers and torpedoes; torpedoes are more powerful and can destroy more enemies compared to lasers, however you only get three per level. To complete a sector, you need to destroy fifteen white flying saucers. After all saucers are destroyed, the sector sentinel passes by which can be destroyed for extra points. Each even number sector up until sector 16 will add a new type of enemy to deal with. These additional enemies will just try to slow your mission, though, only the saucers need to be destroyed to advance. Occassionally a rejeuvinator will appear; if this is collected, you can earn an extra life. But be careful, because if you accidentally shoot the rejeuvinator it will turn into an enemy!</text:p>
          </table:table-cell>
          <table:table-cell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Beamrider (USA)&quot;&gt; &lt;year&gt;1984&lt;/year&gt; &lt;rating&gt;ESRB - E (Everyone)&lt;/rating&gt; &lt;title&gt;Beamrider &lt;/title&gt; &lt;pub&gt;Activision, Inc.&lt;/pub&gt; &lt;dev&gt;Cheshire Engineering&lt;/dev&gt; &lt;genre&gt;Shooter&lt;/genre&gt; &lt;score&gt;3.5&lt;/score&gt; &lt;player&gt;1 Player&lt;/player&gt; &lt;story&gt;Beamrider is a 3-D arcade action game. You control a beam riding spaceship on a mission to clear 99 sectors of space from hostile aliens. The spaceship is located at the bottom of the screen and it can only stop on one of five beams. You are armed with both lasers and torpedoes; torpedoes are more powerful and can destroy more enemies compared to lasers, however you only get three per level. To complete a sector, you need to destroy fifteen white flying saucers. After all saucers are destroyed, the sector sentinel passes by which can be destroyed for extra points. Each even number sector up until sector 16 will add a new type of enemy to deal with. These additional enemies will just try to slow your mission, though, only the saucers need to be destroyed to advance. Occassionally a rejeuvinator will appear; if this is collected, you can earn an extra life. But be careful, because if you accidentally shoot the rejeuvinator it will turn into an enemy!&lt;/story&gt; &lt;/game&gt;">
            <text:p>&lt;game name="Beamrider (USA)"&gt; &lt;year&gt;1984&lt;/year&gt; &lt;rating&gt;ESRB - E (Everyone)&lt;/rating&gt; &lt;title&gt;Beamrider &lt;/title&gt; &lt;pub&gt;Activision, Inc.&lt;/pub&gt; &lt;dev&gt;Cheshire Engineering&lt;/dev&gt; &lt;genre&gt;Shooter&lt;/genre&gt; &lt;score&gt;3.5&lt;/score&gt; &lt;player&gt;1 Player&lt;/player&gt; &lt;story&gt;Beamrider is a 3-D arcade action game. You control a beam riding spaceship on a mission to clear 99 sectors of space from hostile aliens. The spaceship is located at the bottom of the screen and it can only stop on one of five beams. You are armed with both lasers and torpedoes; torpedoes are more powerful and can destroy more enemies compared to lasers, however you only get three per level. To complete a sector, you need to destroy fifteen white flying saucers. After all saucers are destroyed, the sector sentinel passes by which can be destroyed for extra points. Each even number sector up until sector 16 will add a new type of enemy to deal with. These additional enemies will just try to slow your mission, though, only the saucers need to be destroyed to advance. Occassionally a rejeuvinator will appear; if this is collected, you can earn an extra life. But be careful, because if you accidentally shoot the rejeuvinator it will turn into an enemy!&lt;/story&gt; &lt;/game&gt;</text:p>
          </table:table-cell>
        </table:table-row>
        <table:table-row table:style-name="ro1">
          <table:table-cell office:value-type="string">
            <text:p>Beany Bopper (USA)</text:p>
          </table:table-cell>
          <table:table-cell office:value-type="string">
            <text:p>1982</text:p>
          </table:table-cell>
          <table:table-cell office:value-type="string">
            <text:p>ESRB - E (Everyone)</text:p>
          </table:table-cell>
          <table:table-cell office:value-type="string">
            <text:p>Beany Bopper </text:p>
          </table:table-cell>
          <table:table-cell office:value-type="string">
            <text:p>Fox Video Games, Inc.</text:p>
          </table:table-cell>
          <table:table-cell office:value-type="string">
            <text:p>Sirius Software, Inc.</text:p>
          </table:table-cell>
          <table:table-cell office:value-type="string">
            <text:p>Shooter</text:p>
          </table:table-cell>
          <table:table-cell office:value-type="string">
            <text:p>2.5</text:p>
          </table:table-cell>
          <table:table-cell table:style-name="Default" office:value-type="string">
            <text:p>1 Player</text:p>
          </table:table-cell>
          <table:table-cell office:value-type="string">
            <text:p>In this game, you are Bopper.****The object is to stun then capture Beannies. You can also capture Bouncing Orange Eyeballs and various Falling Objects.****If an unstunned Beanny touches you, you lose a life. You don't need to stun the other items to capture them but doing so makes them slow down.****You get a bonus Bopper by shooting four Beannies in a row without losing a Bopper.****There are two game options, one where the Beannies bounce off the walls on screen, the other where they pass through.</text:p>
          </table:table-cell>
          <table:table-cell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Beany Bopper (USA)&quot;&gt; &lt;year&gt;1982&lt;/year&gt; &lt;rating&gt;ESRB - E (Everyone)&lt;/rating&gt; &lt;title&gt;Beany Bopper &lt;/title&gt; &lt;pub&gt;Fox Video Games, Inc.&lt;/pub&gt; &lt;dev&gt;Sirius Software, Inc.&lt;/dev&gt; &lt;genre&gt;Shooter&lt;/genre&gt; &lt;score&gt;2.5&lt;/score&gt; &lt;player&gt;1 Player&lt;/player&gt; &lt;story&gt;In this game, you are Bopper.****The object is to stun then capture Beannies. You can also capture Bouncing Orange Eyeballs and various Falling Objects.****If an unstunned Beanny touches you, you lose a life. You don't need to stun the other items to capture them but doing so makes them slow down.****You get a bonus Bopper by shooting four Beannies in a row without losing a Bopper.****There are two game options, one where the Beannies bounce off the walls on screen, the other where they pass through.&lt;/story&gt; &lt;/game&gt;">
            <text:p>&lt;game name="Beany Bopper (USA)"&gt; &lt;year&gt;1982&lt;/year&gt; &lt;rating&gt;ESRB - E (Everyone)&lt;/rating&gt; &lt;title&gt;Beany Bopper &lt;/title&gt; &lt;pub&gt;Fox Video Games, Inc.&lt;/pub&gt; &lt;dev&gt;Sirius Software, Inc.&lt;/dev&gt; &lt;genre&gt;Shooter&lt;/genre&gt; &lt;score&gt;2.5&lt;/score&gt; &lt;player&gt;1 Player&lt;/player&gt; &lt;story&gt;In this game, you are Bopper.****The object is to stun then capture Beannies. You can also capture Bouncing Orange Eyeballs and various Falling Objects.****If an unstunned Beanny touches you, you lose a life. You don't need to stun the other items to capture them but doing so makes them slow down.****You get a bonus Bopper by shooting four Beannies in a row without losing a Bopper.****There are two game options, one where the Beannies bounce off the walls on screen, the other where they pass through.&lt;/story&gt; &lt;/game&gt;</text:p>
          </table:table-cell>
        </table:table-row>
        <table:table-row table:style-name="ro1">
          <table:table-cell office:value-type="string">
            <text:p>Beat 'Em &amp; Eat 'Em (USA)</text:p>
          </table:table-cell>
          <table:table-cell office:value-type="string">
            <text:p>1982</text:p>
          </table:table-cell>
          <table:table-cell office:value-type="string">
            <text:p>ESRB - M (Mature)</text:p>
          </table:table-cell>
          <table:table-cell office:value-type="string">
            <text:p>Beat 'Em &amp; Eat 'Em </text:p>
          </table:table-cell>
          <table:table-cell office:value-type="string">
            <text:p>PlayAround</text:p>
          </table:table-cell>
          <table:table-cell office:value-type="string">
            <text:p>Mystique</text:p>
          </table:table-cell>
          <table:table-cell office:value-type="string">
            <text:p>Mature</text:p>
          </table:table-cell>
          <table:table-cell office:value-type="string">
            <text:p>1.6</text:p>
          </table:table-cell>
          <table:table-cell table:style-name="Default" office:value-type="string">
            <text:p>1 Player</text:p>
          </table:table-cell>
          <table:table-cell office:value-type="string">
            <text:p>This adult game is reminiscent of Activision's Kaboom!.As a man at the top of the building masturbates and ejaculates, you, as the player, must catch all the drops in your mouth(s) (see Game variations). You start with four lives and lose one if you miss a drop, which will then hit the ground. Game variations Game 1 has two women to catch with Game 2 has only one woman to catch with.Difficulty</text:p>
          </table:table-cell>
          <table:table-cell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Beat 'Em &amp; Eat 'Em (USA)&quot;&gt; &lt;year&gt;1982&lt;/year&gt; &lt;rating&gt;ESRB - M (Mature)&lt;/rating&gt; &lt;title&gt;Beat 'Em &amp; Eat 'Em &lt;/title&gt; &lt;pub&gt;PlayAround&lt;/pub&gt; &lt;dev&gt;Mystique&lt;/dev&gt; &lt;genre&gt;Mature&lt;/genre&gt; &lt;score&gt;1.6&lt;/score&gt; &lt;player&gt;1 Player&lt;/player&gt; &lt;story&gt;This adult game is reminiscent of Activision's Kaboom!.As a man at the top of the building masturbates and ejaculates, you, as the player, must catch all the drops in your mouth(s) (see Game variations). You start with four lives and lose one if you miss a drop, which will then hit the ground. Game variations Game 1 has two women to catch with Game 2 has only one woman to catch with.Difficulty&lt;/story&gt; &lt;/game&gt;">
            <text:p>&lt;game name="Beat 'Em &amp; Eat 'Em (USA)"&gt; &lt;year&gt;1982&lt;/year&gt; &lt;rating&gt;ESRB - M (Mature)&lt;/rating&gt; &lt;title&gt;Beat 'Em &amp; Eat 'Em &lt;/title&gt; &lt;pub&gt;PlayAround&lt;/pub&gt; &lt;dev&gt;Mystique&lt;/dev&gt; &lt;genre&gt;Mature&lt;/genre&gt; &lt;score&gt;1.6&lt;/score&gt; &lt;player&gt;1 Player&lt;/player&gt; &lt;story&gt;This adult game is reminiscent of Activision's Kaboom!.As a man at the top of the building masturbates and ejaculates, you, as the player, must catch all the drops in your mouth(s) (see Game variations). You start with four lives and lose one if you miss a drop, which will then hit the ground. Game variations Game 1 has two women to catch with Game 2 has only one woman to catch with.Difficulty&lt;/story&gt; &lt;/game&gt;</text:p>
          </table:table-cell>
        </table:table-row>
        <table:table-row table:style-name="ro1">
          <table:table-cell office:value-type="string">
            <text:p>Berenstain Bears (USA)</text:p>
          </table:table-cell>
          <table:table-cell office:value-type="string">
            <text:p>1983</text:p>
          </table:table-cell>
          <table:table-cell office:value-type="string">
            <text:p>ESRB - E (Everyone)</text:p>
          </table:table-cell>
          <table:table-cell office:value-type="string">
            <text:p>Berenstain Bears </text:p>
          </table:table-cell>
          <table:table-cell table:number-columns-repeated="2" office:value-type="string">
            <text:p>Coleco Industries, Inc.</text:p>
          </table:table-cell>
          <table:table-cell office:value-type="string">
            <text:p>Action</text:p>
          </table:table-cell>
          <table:table-cell office:value-type="string">
            <text:p>1.0</text:p>
          </table:table-cell>
          <table:table-cell table:style-name="Default" office:value-type="string">
            <text:p>1 Player</text:p>
          </table:table-cell>
          <table:table-cell office:value-type="string">
            <text:p>In this children's learning game, you play as the Berenstain bear called Brother. On your unicycle, first you must avoid hitting stones in the road. Then you will be in the forest, where, depending on the cassette you have selected, you will have to catch the correct numbers, letters or the letters to spell a certain word.****After you catch the required items, you then move on and either have to dodge stones again or cross one or two bridges that open and close.****If you hit a stone, catch the wrong falling item or don't get across the bridge(s) in time, you get a warning sound but do not lose a life. You can play non-stop until you choose to stop.</text:p>
          </table:table-cell>
          <table:table-cell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Berenstain Bears (USA)&quot;&gt; &lt;year&gt;1983&lt;/year&gt; &lt;rating&gt;ESRB - E (Everyone)&lt;/rating&gt; &lt;title&gt;Berenstain Bears &lt;/title&gt; &lt;pub&gt;Coleco Industries, Inc.&lt;/pub&gt; &lt;dev&gt;Coleco Industries, Inc.&lt;/dev&gt; &lt;genre&gt;Action&lt;/genre&gt; &lt;score&gt;1.0&lt;/score&gt; &lt;player&gt;1 Player&lt;/player&gt; &lt;story&gt;In this children's learning game, you play as the Berenstain bear called Brother. On your unicycle, first you must avoid hitting stones in the road. Then you will be in the forest, where, depending on the cassette you have selected, you will have to catch the correct numbers, letters or the letters to spell a certain word.****After you catch the required items, you then move on and either have to dodge stones again or cross one or two bridges that open and close.****If you hit a stone, catch the wrong falling item or don't get across the bridge(s) in time, you get a warning sound but do not lose a life. You can play non-stop until you choose to stop.&lt;/story&gt; &lt;/game&gt;">
            <text:p>&lt;game name="Berenstain Bears (USA)"&gt; &lt;year&gt;1983&lt;/year&gt; &lt;rating&gt;ESRB - E (Everyone)&lt;/rating&gt; &lt;title&gt;Berenstain Bears &lt;/title&gt; &lt;pub&gt;Coleco Industries, Inc.&lt;/pub&gt; &lt;dev&gt;Coleco Industries, Inc.&lt;/dev&gt; &lt;genre&gt;Action&lt;/genre&gt; &lt;score&gt;1.0&lt;/score&gt; &lt;player&gt;1 Player&lt;/player&gt; &lt;story&gt;In this children's learning game, you play as the Berenstain bear called Brother. On your unicycle, first you must avoid hitting stones in the road. Then you will be in the forest, where, depending on the cassette you have selected, you will have to catch the correct numbers, letters or the letters to spell a certain word.****After you catch the required items, you then move on and either have to dodge stones again or cross one or two bridges that open and close.****If you hit a stone, catch the wrong falling item or don't get across the bridge(s) in time, you get a warning sound but do not lose a life. You can play non-stop until you choose to stop.&lt;/story&gt; &lt;/game&gt;</text:p>
          </table:table-cell>
        </table:table-row>
        <table:table-row table:style-name="ro1">
          <table:table-cell office:value-type="string">
            <text:p>Bermuda Triangle (USA)</text:p>
          </table:table-cell>
          <table:table-cell office:value-type="string">
            <text:p>1982</text:p>
          </table:table-cell>
          <table:table-cell office:value-type="string">
            <text:p>ESRB - E (Everyone)</text:p>
          </table:table-cell>
          <table:table-cell office:value-type="string">
            <text:p>Bermuda Triangle </text:p>
          </table:table-cell>
          <table:table-cell table:number-columns-repeated="2" office:value-type="string">
            <text:p>Data Age, Inc.</text:p>
          </table:table-cell>
          <table:table-cell office:value-type="string">
            <text:p>Shooter</text:p>
          </table:table-cell>
          <table:table-cell office:value-type="string">
            <text:p>3.0</text:p>
          </table:table-cell>
          <table:table-cell table:style-name="Default" office:value-type="string">
            <text:p>1-2 Players</text:p>
          </table:table-cell>
          <table:table-cell office:value-type="string">
            <text:p>Bermuda Triangle is a side scrolling action game for one or two players. You are the pilot of a mini-sub exploring the waters in the Bermuda Triangle. Your goal is to earn as many points as possible by collecting treasures and destroying the various enemies you'll encounter. Your mini-sub is equipped with a tractor beam which can be used to collect treasures found along the bottom of the ocean; when you successfully retrieve a treasure, you will then need to carry it safely up to the research vessel on the surface. Your mini-sub is also equipped with lasers which can be used to destroy the many dangers you'll encounter, including giant squids, man-eating sharks, mines, bombs, enemy ships, and more. The game ends when all of your mini-subs have been destroyed, and there are multiple skill levels available.</text:p>
          </table:table-cell>
          <table:table-cell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Bermuda Triangle (USA)&quot;&gt; &lt;year&gt;1982&lt;/year&gt; &lt;rating&gt;ESRB - E (Everyone)&lt;/rating&gt; &lt;title&gt;Bermuda Triangle &lt;/title&gt; &lt;pub&gt;Data Age, Inc.&lt;/pub&gt; &lt;dev&gt;Data Age, Inc.&lt;/dev&gt; &lt;genre&gt;Shooter&lt;/genre&gt; &lt;score&gt;3.0&lt;/score&gt; &lt;player&gt;1-2 Players&lt;/player&gt; &lt;story&gt;Bermuda Triangle is a side scrolling action game for one or two players. You are the pilot of a mini-sub exploring the waters in the Bermuda Triangle. Your goal is to earn as many points as possible by collecting treasures and destroying the various enemies you'll encounter. Your mini-sub is equipped with a tractor beam which can be used to collect treasures found along the bottom of the ocean; when you successfully retrieve a treasure, you will then need to carry it safely up to the research vessel on the surface. Your mini-sub is also equipped with lasers which can be used to destroy the many dangers you'll encounter, including giant squids, man-eating sharks, mines, bombs, enemy ships, and more. The game ends when all of your mini-subs have been destroyed, and there are multiple skill levels available.&lt;/story&gt; &lt;/game&gt;">
            <text:p>&lt;game name="Bermuda Triangle (USA)"&gt; &lt;year&gt;1982&lt;/year&gt; &lt;rating&gt;ESRB - E (Everyone)&lt;/rating&gt; &lt;title&gt;Bermuda Triangle &lt;/title&gt; &lt;pub&gt;Data Age, Inc.&lt;/pub&gt; &lt;dev&gt;Data Age, Inc.&lt;/dev&gt; &lt;genre&gt;Shooter&lt;/genre&gt; &lt;score&gt;3.0&lt;/score&gt; &lt;player&gt;1-2 Players&lt;/player&gt; &lt;story&gt;Bermuda Triangle is a side scrolling action game for one or two players. You are the pilot of a mini-sub exploring the waters in the Bermuda Triangle. Your goal is to earn as many points as possible by collecting treasures and destroying the various enemies you'll encounter. Your mini-sub is equipped with a tractor beam which can be used to collect treasures found along the bottom of the ocean; when you successfully retrieve a treasure, you will then need to carry it safely up to the research vessel on the surface. Your mini-sub is also equipped with lasers which can be used to destroy the many dangers you'll encounter, including giant squids, man-eating sharks, mines, bombs, enemy ships, and more. The game ends when all of your mini-subs have been destroyed, and there are multiple skill levels available.&lt;/story&gt; &lt;/game&gt;</text:p>
          </table:table-cell>
        </table:table-row>
        <table:table-row table:style-name="ro1">
          <table:table-cell office:value-type="string">
            <text:p>Berzerk (USA)</text:p>
          </table:table-cell>
          <table:table-cell office:value-type="string">
            <text:p>1982</text:p>
          </table:table-cell>
          <table:table-cell office:value-type="string">
            <text:p>ESRB - E (Everyone)</text:p>
          </table:table-cell>
          <table:table-cell office:value-type="string">
            <text:p>Berzerk </text:p>
          </table:table-cell>
          <table:table-cell office:value-type="string">
            <text:p>Atari, Inc.</text:p>
          </table:table-cell>
          <table:table-cell office:value-type="string">
            <text:p>Stern Electronics, Inc.</text:p>
          </table:table-cell>
          <table:table-cell office:value-type="string">
            <text:p>Action</text:p>
          </table:table-cell>
          <table:table-cell office:value-type="string">
            <text:p>4.4</text:p>
          </table:table-cell>
          <table:table-cell table:style-name="Default" office:value-type="string">
            <text:p>1-2 Players</text:p>
          </table:table-cell>
          <table:table-cell office:value-type="string">
            <text:p>This release of Berzerk is an alteration of the official Atari 2600 version. Some minor tweaks were done like altering the color and graphics to more closely resemble the arcade version but most notable was that the arcade game voices were added in, saying things like "Intruder alert! Intruder alert!" and "Chicken, fight like a robot!".****The game play is the same. Eliminate robots on the screen. Do not touch them or the walls or you die. Do not let them shoot you. Do not linger in a maze or Evil Otto will come after you and he cannot be stopped so you would have to </text:p>
          </table:table-cell>
          <table:table-cell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Berzerk (USA)&quot;&gt; &lt;year&gt;1982&lt;/year&gt; &lt;rating&gt;ESRB - E (Everyone)&lt;/rating&gt; &lt;title&gt;Berzerk &lt;/title&gt; &lt;pub&gt;Atari, Inc.&lt;/pub&gt; &lt;dev&gt;Stern Electronics, Inc.&lt;/dev&gt; &lt;genre&gt;Action&lt;/genre&gt; &lt;score&gt;4.4&lt;/score&gt; &lt;player&gt;1-2 Players&lt;/player&gt; &lt;story&gt;This release of Berzerk is an alteration of the official Atari 2600 version. Some minor tweaks were done like altering the color and graphics to more closely resemble the arcade version but most notable was that the arcade game voices were added in, saying things like &quot;Intruder alert! Intruder alert!&quot; and &quot;Chicken, fight like a robot!&quot;.****The game play is the same. Eliminate robots on the screen. Do not touch them or the walls or you die. Do not let them shoot you. Do not linger in a maze or Evil Otto will come after you and he cannot be stopped so you would have to &lt;/story&gt; &lt;/game&gt;">
            <text:p>&lt;game name="Berzerk (USA)"&gt; &lt;year&gt;1982&lt;/year&gt; &lt;rating&gt;ESRB - E (Everyone)&lt;/rating&gt; &lt;title&gt;Berzerk &lt;/title&gt; &lt;pub&gt;Atari, Inc.&lt;/pub&gt; &lt;dev&gt;Stern Electronics, Inc.&lt;/dev&gt; &lt;genre&gt;Action&lt;/genre&gt; &lt;score&gt;4.4&lt;/score&gt; &lt;player&gt;1-2 Players&lt;/player&gt; &lt;story&gt;This release of Berzerk is an alteration of the official Atari 2600 version. Some minor tweaks were done like altering the color and graphics to more closely resemble the arcade version but most notable was that the arcade game voices were added in, saying things like "Intruder alert! Intruder alert!" and "Chicken, fight like a robot!".****The game play is the same. Eliminate robots on the screen. Do not touch them or the walls or you die. Do not let them shoot you. Do not linger in a maze or Evil Otto will come after you and he cannot be stopped so you would have to &lt;/story&gt; &lt;/game&gt;</text:p>
          </table:table-cell>
        </table:table-row>
        <table:table-row table:style-name="ro1">
          <table:table-cell office:value-type="string">
            <text:p>Big Bird's Egg Catch (USA)</text:p>
          </table:table-cell>
          <table:table-cell office:value-type="string">
            <text:p>1983</text:p>
          </table:table-cell>
          <table:table-cell office:value-type="string">
            <text:p>ESRB - E (Everyone)</text:p>
          </table:table-cell>
          <table:table-cell office:value-type="string">
            <text:p>Big Bird's Egg Catch </text:p>
          </table:table-cell>
          <table:table-cell office:value-type="string">
            <text:p>Atari, Inc.</text:p>
          </table:table-cell>
          <table:table-cell office:value-type="string">
            <text:p>Children's Computer Workshop, Inc.</text:p>
          </table:table-cell>
          <table:table-cell office:value-type="string">
            <text:p>Action</text:p>
          </table:table-cell>
          <table:table-cell office:value-type="string">
            <text:p>1.4</text:p>
          </table:table-cell>
          <table:table-cell table:style-name="Default" office:value-type="string">
            <text:p>1-2 Players</text:p>
          </table:table-cell>
          <table:table-cell office:value-type="string">
            <text:p>Big Bird wants to win the county fair egg contest and you can help him.****A chicken at the top will lay and egg and it will go down a chute. You must get Big Bird under the correct chute to catch the egg.****Game one is one player only. Games two through ten are one or two player. All games have two rounds.****Game one is a practice round. There are two chickens, straight chutes and when you move Big Bird left or right, he pops right under the chute.****Games two and three have three then four chutes and the game gets faster in the second round. Game two's chutes are straight, game three's zig-zag. Big Bird still pops under a chute.****Games four, five and six have three rounds. There will be eleven white eggs dropped and one golden egg. Games four starts with two zig-zagging chutes in the first round and four in the second. Game five has two crisscrossing chutes in the first round, four in the second. Game six has four crisscrossing chutes in both rounds. Big Bird <text:s/>no longer pops under the chute but must be positioned correctly.****Games seven has eleven white eggs and one golden egg dropping per round with unlimited rounds. There are five broken eggs on the bottom left and you do rounds until you miss so many eggs you are out of broken eggs. when you catch the golden egg, in addition to points, you get an extra broken egg.****Game eight is the same as game seven except you can't see an egg in the chute, only when it pops out the bottom.****Games nine and ten are the same as game seven but the chutes shrink up in the direction of the hens. This means you must memorize when the chute comes out for which chicken. In game nine, the chutes are all the same for each round. In game ten, the patterns change per round.****Each white egg caught is worth one point, each golden egg, five.****For ages three to seven.</text:p>
          </table:table-cell>
          <table:table-cell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Big Bird's Egg Catch (USA)&quot;&gt; &lt;year&gt;1983&lt;/year&gt; &lt;rating&gt;ESRB - E (Everyone)&lt;/rating&gt; &lt;title&gt;Big Bird's Egg Catch &lt;/title&gt; &lt;pub&gt;Atari, Inc.&lt;/pub&gt; &lt;dev&gt;Children's Computer Workshop, Inc.&lt;/dev&gt; &lt;genre&gt;Action&lt;/genre&gt; &lt;score&gt;1.4&lt;/score&gt; &lt;player&gt;1-2 Players&lt;/player&gt; &lt;story&gt;Big Bird wants to win the county fair egg contest and you can help him.****A chicken at the top will lay and egg and it will go down a chute. You must get Big Bird under the correct chute to catch the egg.****Game one is one player only. Games two through ten are one or two player. All games have two rounds.****Game one is a practice round. There are two chickens, straight chutes and when you move Big Bird left or right, he pops right under the chute.****Games two and three have three then four chutes and the game gets faster in the second round. Game two's chutes are straight, game three's zig-zag. Big Bird still pops under a chute.****Games four, five and six have three rounds. There will be eleven white eggs dropped and one golden egg. Games four starts with two zig-zagging chutes in the first round and four in the second. Game five has two crisscrossing chutes in the first round, four in the second. Game six has four crisscrossing chutes in both rounds. Big Bird  no longer pops under the chute but must be positioned correctly.****Games seven has eleven white eggs and one golden egg dropping per round with unlimited rounds. There are five broken eggs on the bottom left and you do rounds until you miss so many eggs you are out of broken eggs. when you catch the golden egg, in addition to points, you get an extra broken egg.****Game eight is the same as game seven except you can't see an egg in the chute, only when it pops out the bottom.****Games nine and ten are the same as game seven but the chutes shrink up in the direction of the hens. This means you must memorize when the chute comes out for which chicken. In game nine, the chutes are all the same for each round. In game ten, the patterns change per round.****Each white egg caught is worth one point, each golden egg, five.****For ages three to seven.&lt;/story&gt; &lt;/game&gt;">
            <text:p>&lt;game name="Big Bird's Egg Catch (USA)"&gt; &lt;year&gt;1983&lt;/year&gt; &lt;rating&gt;ESRB - E (Everyone)&lt;/rating&gt; &lt;title&gt;Big Bird's Egg Catch &lt;/title&gt; &lt;pub&gt;Atari, Inc.&lt;/pub&gt; &lt;dev&gt;Children's Computer Workshop, Inc.&lt;/dev&gt; &lt;genre&gt;Action&lt;/genre&gt; &lt;score&gt;1.4&lt;/score&gt; &lt;player&gt;1-2 Players&lt;/player&gt; &lt;story&gt;Big Bird wants to win the county fair egg contest and you can help him.****A chicken at the top will lay and egg and it will go down a chute. You must get Big Bird under the correct chute to catch the egg.****Game one is one player only. Games two through ten are one or two player. All games have two rounds.****Game one is a practice round. There are two chickens, straight chutes and when you move Big Bird left or right, he pops right under the chute.****Games two and three have three then four chutes and the game gets faster in the second round. Game two's chutes are straight, game three's zig-zag. Big Bird still pops under a chute.****Games four, five and six have three rounds. There will be eleven white eggs dropped and one golden egg. Games four starts with two zig-zagging chutes in the first round and four in the second. Game five has two crisscrossing chutes in the first round, four in the second. Game six has four crisscrossing chutes in both rounds. Big Bird <text:s/>no longer pops under the chute but must be positioned correctly.****Games seven has eleven white eggs and one golden egg dropping per round with unlimited rounds. There are five broken eggs on the bottom left and you do rounds until you miss so many eggs you are out of broken eggs. when you catch the golden egg, in addition to points, you get an extra broken egg.****Game eight is the same as game seven except you can't see an egg in the chute, only when it pops out the bottom.****Games nine and ten are the same as game seven but the chutes shrink up in the direction of the hens. This means you must memorize when the chute comes out for which chicken. In game nine, the chutes are all the same for each round. In game ten, the patterns change per round.****Each white egg caught is worth one point, each golden egg, five.****For ages three to seven.&lt;/story&gt; &lt;/game&gt;</text:p>
          </table:table-cell>
        </table:table-row>
        <table:table-row table:style-name="ro1">
          <table:table-cell office:value-type="string">
            <text:p>Blackjack (USA)</text:p>
          </table:table-cell>
          <table:table-cell office:value-type="string">
            <text:p>1977</text:p>
          </table:table-cell>
          <table:table-cell office:value-type="string">
            <text:p>ESRB - E (Everyone)</text:p>
          </table:table-cell>
          <table:table-cell office:value-type="string">
            <text:p>Blackjack </text:p>
          </table:table-cell>
          <table:table-cell office:value-type="string">
            <text:p>Sears, Roebuck and Co.</text:p>
          </table:table-cell>
          <table:table-cell office:value-type="string">
            <text:p>Atari, Inc.</text:p>
          </table:table-cell>
          <table:table-cell office:value-type="string">
            <text:p>Casino</text:p>
          </table:table-cell>
          <table:table-cell office:value-type="string">
            <text:p>1.7</text:p>
          </table:table-cell>
          <table:table-cell table:style-name="Default" office:value-type="string">
            <text:p>1-3 Players</text:p>
          </table:table-cell>
          <table:table-cell office:value-type="string">
            <text:p>Blackjack is based on the casino card game of the same name. You can play alone or with up to 2 other players against the computer that takes the role of the dealer. ****The game follows the same basic rules as its casino counterpart. Each player starts the game with 200 chips and each can bet from 1 to 25 chips to get a hand. A player breaks the bank when he reaches 1000 chips and loses when he has no more chips to bet. In both cases, he is removed from the game. At any time, a player may quit or resume the game by using the game select switch. A player who went broke or who reached 1000 chips may also stay on the game using the same switch. He will then start with 200 chips.</text:p>
          </table:table-cell>
          <table:table-cell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Blackjack (USA)&quot;&gt; &lt;year&gt;1977&lt;/year&gt; &lt;rating&gt;ESRB - E (Everyone)&lt;/rating&gt; &lt;title&gt;Blackjack &lt;/title&gt; &lt;pub&gt;Sears, Roebuck and Co.&lt;/pub&gt; &lt;dev&gt;Atari, Inc.&lt;/dev&gt; &lt;genre&gt;Casino&lt;/genre&gt; &lt;score&gt;1.7&lt;/score&gt; &lt;player&gt;1-3 Players&lt;/player&gt; &lt;story&gt;Blackjack is based on the casino card game of the same name. You can play alone or with up to 2 other players against the computer that takes the role of the dealer. ****The game follows the same basic rules as its casino counterpart. Each player starts the game with 200 chips and each can bet from 1 to 25 chips to get a hand. A player breaks the bank when he reaches 1000 chips and loses when he has no more chips to bet. In both cases, he is removed from the game. At any time, a player may quit or resume the game by using the game select switch. A player who went broke or who reached 1000 chips may also stay on the game using the same switch. He will then start with 200 chips.&lt;/story&gt; &lt;/game&gt;">
            <text:p>&lt;game name="Blackjack (USA)"&gt; &lt;year&gt;1977&lt;/year&gt; &lt;rating&gt;ESRB - E (Everyone)&lt;/rating&gt; &lt;title&gt;Blackjack &lt;/title&gt; &lt;pub&gt;Sears, Roebuck and Co.&lt;/pub&gt; &lt;dev&gt;Atari, Inc.&lt;/dev&gt; &lt;genre&gt;Casino&lt;/genre&gt; &lt;score&gt;1.7&lt;/score&gt; &lt;player&gt;1-3 Players&lt;/player&gt; &lt;story&gt;Blackjack is based on the casino card game of the same name. You can play alone or with up to 2 other players against the computer that takes the role of the dealer. ****The game follows the same basic rules as its casino counterpart. Each player starts the game with 200 chips and each can bet from 1 to 25 chips to get a hand. A player breaks the bank when he reaches 1000 chips and loses when he has no more chips to bet. In both cases, he is removed from the game. At any time, a player may quit or resume the game by using the game select switch. A player who went broke or who reached 1000 chips may also stay on the game using the same switch. He will then start with 200 chips.&lt;/story&gt; &lt;/game&gt;</text:p>
          </table:table-cell>
        </table:table-row>
        <table:table-row table:style-name="ro1">
          <table:table-cell office:value-type="string">
            <text:p>Blueprint (USA)</text:p>
          </table:table-cell>
          <table:table-cell office:value-type="string">
            <text:p>1983</text:p>
          </table:table-cell>
          <table:table-cell office:value-type="string">
            <text:p>ESRB - E (Everyone)</text:p>
          </table:table-cell>
          <table:table-cell office:value-type="string">
            <text:p>Blueprint </text:p>
          </table:table-cell>
          <table:table-cell office:value-type="string">
            <text:p>CBS Electronics</text:p>
          </table:table-cell>
          <table:table-cell office:value-type="string">
            <text:p>Zilec Electronics</text:p>
          </table:table-cell>
          <table:table-cell office:value-type="string">
            <text:p>Action</text:p>
          </table:table-cell>
          <table:table-cell office:value-type="string">
            <text:p>3.1</text:p>
          </table:table-cell>
          <table:table-cell table:style-name="Default" office:value-type="string">
            <text:p>1-2 Players</text:p>
          </table:table-cell>
          <table:table-cell office:value-type="string">
            <text:p>Your girlfriend Daisy is in trouble! Ollie Org is chasing her across the top of the screen, and you need to come to the rescue. To stop Ollie before time runs out, you need to construct a machine. The blue print for the machine is at the bottom of the screen, so all you need to do is locate the parts which are hidden in the numerous houses in a maze like town. When you locate a part, drag it back and place it on the blue print. When all parts have been located, press the start button and the machine is ready to go! To make your task more difficult, there are several obstacles that get in the way. If you enter a house which doesn't contain a part, you will instead be stuck with a bomb. You will need to hurry and diffuse any bombs in the bomb pit before they explode! From time to time, a flower pot will fall from above and then hop off the screen. Get hit by a flower pot, and you lose a life. You also need to be careful of Fuzzy Wuzzy, who wanders around the neighborhood randomly. An encounter with Fuzzy Wuzzy will also be deadly! Hiding in the bomb pit is Sneaky Pete; while he isn't deadly, he will occasionally appear and press the start button before your machine is complete. If this happens, you will need to drag Pete back to the bomb pit and reassemble all of the machine parts.</text:p>
          </table:table-cell>
          <table:table-cell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Blueprint (USA)&quot;&gt; &lt;year&gt;1983&lt;/year&gt; &lt;rating&gt;ESRB - E (Everyone)&lt;/rating&gt; &lt;title&gt;Blueprint &lt;/title&gt; &lt;pub&gt;CBS Electronics&lt;/pub&gt; &lt;dev&gt;Zilec Electronics&lt;/dev&gt; &lt;genre&gt;Action&lt;/genre&gt; &lt;score&gt;3.1&lt;/score&gt; &lt;player&gt;1-2 Players&lt;/player&gt; &lt;story&gt;Your girlfriend Daisy is in trouble! Ollie Org is chasing her across the top of the screen, and you need to come to the rescue. To stop Ollie before time runs out, you need to construct a machine. The blue print for the machine is at the bottom of the screen, so all you need to do is locate the parts which are hidden in the numerous houses in a maze like town. When you locate a part, drag it back and place it on the blue print. When all parts have been located, press the start button and the machine is ready to go! To make your task more difficult, there are several obstacles that get in the way. If you enter a house which doesn't contain a part, you will instead be stuck with a bomb. You will need to hurry and diffuse any bombs in the bomb pit before they explode! From time to time, a flower pot will fall from above and then hop off the screen. Get hit by a flower pot, and you lose a life. You also need to be careful of Fuzzy Wuzzy, who wanders around the neighborhood randomly. An encounter with Fuzzy Wuzzy will also be deadly! Hiding in the bomb pit is Sneaky Pete; while he isn't deadly, he will occasionally appear and press the start button before your machine is complete. If this happens, you will need to drag Pete back to the bomb pit and reassemble all of the machine parts.&lt;/story&gt; &lt;/game&gt;">
            <text:p>&lt;game name="Blueprint (USA)"&gt; &lt;year&gt;1983&lt;/year&gt; &lt;rating&gt;ESRB - E (Everyone)&lt;/rating&gt; &lt;title&gt;Blueprint &lt;/title&gt; &lt;pub&gt;CBS Electronics&lt;/pub&gt; &lt;dev&gt;Zilec Electronics&lt;/dev&gt; &lt;genre&gt;Action&lt;/genre&gt; &lt;score&gt;3.1&lt;/score&gt; &lt;player&gt;1-2 Players&lt;/player&gt; &lt;story&gt;Your girlfriend Daisy is in trouble! Ollie Org is chasing her across the top of the screen, and you need to come to the rescue. To stop Ollie before time runs out, you need to construct a machine. The blue print for the machine is at the bottom of the screen, so all you need to do is locate the parts which are hidden in the numerous houses in a maze like town. When you locate a part, drag it back and place it on the blue print. When all parts have been located, press the start button and the machine is ready to go! To make your task more difficult, there are several obstacles that get in the way. If you enter a house which doesn't contain a part, you will instead be stuck with a bomb. You will need to hurry and diffuse any bombs in the bomb pit before they explode! From time to time, a flower pot will fall from above and then hop off the screen. Get hit by a flower pot, and you lose a life. You also need to be careful of Fuzzy Wuzzy, who wanders around the neighborhood randomly. An encounter with Fuzzy Wuzzy will also be deadly! Hiding in the bomb pit is Sneaky Pete; while he isn't deadly, he will occasionally appear and press the start button before your machine is complete. If this happens, you will need to drag Pete back to the bomb pit and reassemble all of the machine parts.&lt;/story&gt; &lt;/game&gt;</text:p>
          </table:table-cell>
        </table:table-row>
        <table:table-row table:style-name="ro1">
          <table:table-cell office:value-type="string">
            <text:p>BMX Air Master (USA)</text:p>
          </table:table-cell>
          <table:table-cell office:value-type="string">
            <text:p>1989</text:p>
          </table:table-cell>
          <table:table-cell office:value-type="string">
            <text:p>ESRB - E (Everyone)</text:p>
          </table:table-cell>
          <table:table-cell office:value-type="string">
            <text:p>BMX Air Master </text:p>
          </table:table-cell>
          <table:table-cell office:value-type="string">
            <text:p>TNT Games</text:p>
          </table:table-cell>
          <table:table-cell office:value-type="string">
            <text:p>Sculptured Software, Inc.</text:p>
          </table:table-cell>
          <table:table-cell office:value-type="string">
            <text:p>Sports/Biking</text:p>
          </table:table-cell>
          <table:table-cell office:value-type="string">
            <text:p>3.5</text:p>
          </table:table-cell>
          <table:table-cell table:style-name="Default" office:value-type="string">
            <text:p>1-2 Players</text:p>
          </table:table-cell>
          <table:table-cell office:value-type="string">
            <text:p>In this game, you ride your BMX doing various tricks.****The tricks are done in events of half-pipe, quarter pipe and ramps.**Some of the tricks you can do are loops, rotate, flip, and bounce.**In practice mode, you can select which event to do. In arcade mode, you do the events in a set order.****In advanced mode and later levels, you have to hit the ramp/pipe at more precise angles coming down and gravity and pedaling get harder.</text:p>
          </table:table-cell>
          <table:table-cell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BMX Air Master (USA)&quot;&gt; &lt;year&gt;1989&lt;/year&gt; &lt;rating&gt;ESRB - E (Everyone)&lt;/rating&gt; &lt;title&gt;BMX Air Master &lt;/title&gt; &lt;pub&gt;TNT Games&lt;/pub&gt; &lt;dev&gt;Sculptured Software, Inc.&lt;/dev&gt; &lt;genre&gt;Sports/Biking&lt;/genre&gt; &lt;score&gt;3.5&lt;/score&gt; &lt;player&gt;1-2 Players&lt;/player&gt; &lt;story&gt;In this game, you ride your BMX doing various tricks.****The tricks are done in events of half-pipe, quarter pipe and ramps.**Some of the tricks you can do are loops, rotate, flip, and bounce.**In practice mode, you can select which event to do. In arcade mode, you do the events in a set order.****In advanced mode and later levels, you have to hit the ramp/pipe at more precise angles coming down and gravity and pedaling get harder.&lt;/story&gt; &lt;/game&gt;">
            <text:p>&lt;game name="BMX Air Master (USA)"&gt; &lt;year&gt;1989&lt;/year&gt; &lt;rating&gt;ESRB - E (Everyone)&lt;/rating&gt; &lt;title&gt;BMX Air Master &lt;/title&gt; &lt;pub&gt;TNT Games&lt;/pub&gt; &lt;dev&gt;Sculptured Software, Inc.&lt;/dev&gt; &lt;genre&gt;Sports/Biking&lt;/genre&gt; &lt;score&gt;3.5&lt;/score&gt; &lt;player&gt;1-2 Players&lt;/player&gt; &lt;story&gt;In this game, you ride your BMX doing various tricks.****The tricks are done in events of half-pipe, quarter pipe and ramps.**Some of the tricks you can do are loops, rotate, flip, and bounce.**In practice mode, you can select which event to do. In arcade mode, you do the events in a set order.****In advanced mode and later levels, you have to hit the ramp/pipe at more precise angles coming down and gravity and pedaling get harder.&lt;/story&gt; &lt;/game&gt;</text:p>
          </table:table-cell>
        </table:table-row>
        <table:table-row table:style-name="ro1">
          <table:table-cell office:value-type="string">
            <text:p>Bobby Is Going Home (Europe)</text:p>
          </table:table-cell>
          <table:table-cell office:value-type="string">
            <text:p>1983</text:p>
          </table:table-cell>
          <table:table-cell office:value-type="string">
            <text:p>ESRB - E (Everyone)</text:p>
          </table:table-cell>
          <table:table-cell office:value-type="string">
            <text:p>Bobby Is Going Home </text:p>
          </table:table-cell>
          <table:table-cell table:number-columns-repeated="2" office:value-type="string">
            <text:p>Bit Corporation</text:p>
          </table:table-cell>
          <table:table-cell office:value-type="string">
            <text:p>Platform</text:p>
          </table:table-cell>
          <table:table-cell office:value-type="string">
            <text:p>4.0</text:p>
          </table:table-cell>
          <table:table-cell table:style-name="Default" office:value-type="string">
            <text:p>1 Player</text:p>
          </table:table-cell>
          <table:table-cell office:value-type="string">
            <text:p>The player controls a boy named Bobby who has to pass through seven screens, jump over animals like butterflies, ducks and other hazards. The game play resembles Pitfall!, a game released by Activision. At the end of the game all the player has to do is get Bobby into the house, and there the next level will show. Hitting reset and select change the style of flowers that show at the bottom of the screen.</text:p>
          </table:table-cell>
          <table:table-cell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Bobby Is Going Home (Europe)&quot;&gt; &lt;year&gt;1983&lt;/year&gt; &lt;rating&gt;ESRB - E (Everyone)&lt;/rating&gt; &lt;title&gt;Bobby Is Going Home &lt;/title&gt; &lt;pub&gt;Bit Corporation&lt;/pub&gt; &lt;dev&gt;Bit Corporation&lt;/dev&gt; &lt;genre&gt;Platform&lt;/genre&gt; &lt;score&gt;4.0&lt;/score&gt; &lt;player&gt;1 Player&lt;/player&gt; &lt;story&gt;The player controls a boy named Bobby who has to pass through seven screens, jump over animals like butterflies, ducks and other hazards. The game play resembles Pitfall!, a game released by Activision. At the end of the game all the player has to do is get Bobby into the house, and there the next level will show. Hitting reset and select change the style of flowers that show at the bottom of the screen.&lt;/story&gt; &lt;/game&gt;">
            <text:p>&lt;game name="Bobby Is Going Home (Europe)"&gt; &lt;year&gt;1983&lt;/year&gt; &lt;rating&gt;ESRB - E (Everyone)&lt;/rating&gt; &lt;title&gt;Bobby Is Going Home &lt;/title&gt; &lt;pub&gt;Bit Corporation&lt;/pub&gt; &lt;dev&gt;Bit Corporation&lt;/dev&gt; &lt;genre&gt;Platform&lt;/genre&gt; &lt;score&gt;4.0&lt;/score&gt; &lt;player&gt;1 Player&lt;/player&gt; &lt;story&gt;The player controls a boy named Bobby who has to pass through seven screens, jump over animals like butterflies, ducks and other hazards. The game play resembles Pitfall!, a game released by Activision. At the end of the game all the player has to do is get Bobby into the house, and there the next level will show. Hitting reset and select change the style of flowers that show at the bottom of the screen.&lt;/story&gt; &lt;/game&gt;</text:p>
          </table:table-cell>
        </table:table-row>
        <table:table-row table:style-name="ro1">
          <table:table-cell office:value-type="string">
            <text:p>Boing! (USA)</text:p>
          </table:table-cell>
          <table:table-cell office:value-type="string">
            <text:p>1983</text:p>
          </table:table-cell>
          <table:table-cell office:value-type="string">
            <text:p>ESRB - E (Everyone)</text:p>
          </table:table-cell>
          <table:table-cell office:value-type="string">
            <text:p>Boing! </text:p>
          </table:table-cell>
          <table:table-cell table:number-columns-repeated="2" office:value-type="string">
            <text:p>First Star Software, Inc.</text:p>
          </table:table-cell>
          <table:table-cell office:value-type="string">
            <text:p>Action</text:p>
          </table:table-cell>
          <table:table-cell office:value-type="string">
            <text:p>1.0</text:p>
          </table:table-cell>
          <table:table-cell table:style-name="Default" office:value-type="string">
            <text:p>1 Player</text:p>
          </table:table-cell>
          <table:table-cell office:value-type="string">
            <text:p>This is a game rather reminiscent of Q*bert.****In this game, you are a bubble named, with great originality, Bubble.**The object here is to bounce on each of the thirty-six squares and turn them all on. You start at the bottom left. On the bottom right starts the Bubble Eater. He will chase you around the play field and if he catches you, you lose one of your five lives. Pin starts at the top of a row and moves down. If you are hit by Pin, you pop and a life is lost.****The good thing about Pin, other than that it doesn't actively chase you, is that if it lands on the Bubble Eater, it will pop it, too. When the Bubble Eater is popped, it turns into a glowing puddle for a short time. While it is a puddle, you can bounce on it without getting hurt.****Game variations**The game select switch just lets you start on levels one, two or three.****Levels**There are 5 waves per level.**Level 1: The Bubble can bounce on any square and it will turn on and stay on.**Level 2: The same as level 1 but all the squares of a horizontal row must be turned on before you go to another row.**Level 3: The same as level 1 but you must turn on horizontal rows 2, 4 and 6 before you turn on rows 1, 3 or 5.**Level 4: The Bubble can bounce on any square and turn it on, but if you bounce on it again it turns off then you must bounce on it once more to turn it on again.**Level 5: The same as level 4 but all the squares of a horizontal row must be turned on before you go to another row.**Level 6: The same as level 4 but you must turn on horizontal rows 2, 4 and 6 before you turn on rows 1, 3 or 5.****Scoring**You get 300 points the first time a Bubble Eater is popped in a wave.**You score points each time you turn on a step. In levels 4 to 6, you get points even if you are turning on a step a repeatedly.**You get points for completing a level and/or wave. The amount varies by what level or wave you </text:p>
          </table:table-cell>
          <table:table-cell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Boing! (USA)&quot;&gt; &lt;year&gt;1983&lt;/year&gt; &lt;rating&gt;ESRB - E (Everyone)&lt;/rating&gt; &lt;title&gt;Boing! &lt;/title&gt; &lt;pub&gt;First Star Software, Inc.&lt;/pub&gt; &lt;dev&gt;First Star Software, Inc.&lt;/dev&gt; &lt;genre&gt;Action&lt;/genre&gt; &lt;score&gt;1.0&lt;/score&gt; &lt;player&gt;1 Player&lt;/player&gt; &lt;story&gt;This is a game rather reminiscent of Q*bert.****In this game, you are a bubble named, with great originality, Bubble.**The object here is to bounce on each of the thirty-six squares and turn them all on. You start at the bottom left. On the bottom right starts the Bubble Eater. He will chase you around the play field and if he catches you, you lose one of your five lives. Pin starts at the top of a row and moves down. If you are hit by Pin, you pop and a life is lost.****The good thing about Pin, other than that it doesn't actively chase you, is that if it lands on the Bubble Eater, it will pop it, too. When the Bubble Eater is popped, it turns into a glowing puddle for a short time. While it is a puddle, you can bounce on it without getting hurt.****Game variations**The game select switch just lets you start on levels one, two or three.****Levels**There are 5 waves per level.**Level 1: The Bubble can bounce on any square and it will turn on and stay on.**Level 2: The same as level 1 but all the squares of a horizontal row must be turned on before you go to another row.**Level 3: The same as level 1 but you must turn on horizontal rows 2, 4 and 6 before you turn on rows 1, 3 or 5.**Level 4: The Bubble can bounce on any square and turn it on, but if you bounce on it again it turns off then you must bounce on it once more to turn it on again.**Level 5: The same as level 4 but all the squares of a horizontal row must be turned on before you go to another row.**Level 6: The same as level 4 but you must turn on horizontal rows 2, 4 and 6 before you turn on rows 1, 3 or 5.****Scoring**You get 300 points the first time a Bubble Eater is popped in a wave.**You score points each time you turn on a step. In levels 4 to 6, you get points even if you are turning on a step a repeatedly.**You get points for completing a level and/or wave. The amount varies by what level or wave you &lt;/story&gt; &lt;/game&gt;">
            <text:p>&lt;game name="Boing! (USA)"&gt; &lt;year&gt;1983&lt;/year&gt; &lt;rating&gt;ESRB - E (Everyone)&lt;/rating&gt; &lt;title&gt;Boing! &lt;/title&gt; &lt;pub&gt;First Star Software, Inc.&lt;/pub&gt; &lt;dev&gt;First Star Software, Inc.&lt;/dev&gt; &lt;genre&gt;Action&lt;/genre&gt; &lt;score&gt;1.0&lt;/score&gt; &lt;player&gt;1 Player&lt;/player&gt; &lt;story&gt;This is a game rather reminiscent of Q*bert.****In this game, you are a bubble named, with great originality, Bubble.**The object here is to bounce on each of the thirty-six squares and turn them all on. You start at the bottom left. On the bottom right starts the Bubble Eater. He will chase you around the play field and if he catches you, you lose one of your five lives. Pin starts at the top of a row and moves down. If you are hit by Pin, you pop and a life is lost.****The good thing about Pin, other than that it doesn't actively chase you, is that if it lands on the Bubble Eater, it will pop it, too. When the Bubble Eater is popped, it turns into a glowing puddle for a short time. While it is a puddle, you can bounce on it without getting hurt.****Game variations**The game select switch just lets you start on levels one, two or three.****Levels**There are 5 waves per level.**Level 1: The Bubble can bounce on any square and it will turn on and stay on.**Level 2: The same as level 1 but all the squares of a horizontal row must be turned on before you go to another row.**Level 3: The same as level 1 but you must turn on horizontal rows 2, 4 and 6 before you turn on rows 1, 3 or 5.**Level 4: The Bubble can bounce on any square and turn it on, but if you bounce on it again it turns off then you must bounce on it once more to turn it on again.**Level 5: The same as level 4 but all the squares of a horizontal row must be turned on before you go to another row.**Level 6: The same as level 4 but you must turn on horizontal rows 2, 4 and 6 before you turn on rows 1, 3 or 5.****Scoring**You get 300 points the first time a Bubble Eater is popped in a wave.**You score points each time you turn on a step. In levels 4 to 6, you get points even if you are turning on a step a repeatedly.**You get points for completing a level and/or wave. The amount varies by what level or wave you &lt;/story&gt; &lt;/game&gt;</text:p>
          </table:table-cell>
        </table:table-row>
        <table:table-row table:style-name="ro1">
          <table:table-cell office:value-type="string">
            <text:p>Bowling (USA)</text:p>
          </table:table-cell>
          <table:table-cell office:value-type="string">
            <text:p>1978</text:p>
          </table:table-cell>
          <table:table-cell office:value-type="string">
            <text:p>ESRB - E (Everyone)</text:p>
          </table:table-cell>
          <table:table-cell office:value-type="string">
            <text:p>Bowling </text:p>
          </table:table-cell>
          <table:table-cell table:number-columns-repeated="2" office:value-type="string">
            <text:p>Atari, Inc.</text:p>
          </table:table-cell>
          <table:table-cell office:value-type="string">
            <text:p>Sports/Bowling</text:p>
          </table:table-cell>
          <table:table-cell office:value-type="string">
            <text:p>2.6</text:p>
          </table:table-cell>
          <table:table-cell table:style-name="Default" office:value-type="string">
            <text:p>1-2 Players</text:p>
          </table:table-cell>
          <table:table-cell office:value-type="string">
            <text:p>Bowling is, of course, a bowling game which can be played by one or two players. Gameplay is from a side view of the bowling alley; using the joystick, you need to try to bowl the highest score possible by knocking down the pins on the right side of the screen. There are several game variations available; in the easier variation, you can use the joystick to control the direction of the ball on it's way towards the pins. In the harder game, once the ball is released you no longer can control its direction. There are also two difficulty levels which control how difficult it is to get a strike.</text:p>
          </table:table-cell>
          <table:table-cell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Bowling (USA)&quot;&gt; &lt;year&gt;1978&lt;/year&gt; &lt;rating&gt;ESRB - E (Everyone)&lt;/rating&gt; &lt;title&gt;Bowling &lt;/title&gt; &lt;pub&gt;Atari, Inc.&lt;/pub&gt; &lt;dev&gt;Atari, Inc.&lt;/dev&gt; &lt;genre&gt;Sports/Bowling&lt;/genre&gt; &lt;score&gt;2.6&lt;/score&gt; &lt;player&gt;1-2 Players&lt;/player&gt; &lt;story&gt;Bowling is, of course, a bowling game which can be played by one or two players. Gameplay is from a side view of the bowling alley; using the joystick, you need to try to bowl the highest score possible by knocking down the pins on the right side of the screen. There are several game variations available; in the easier variation, you can use the joystick to control the direction of the ball on it's way towards the pins. In the harder game, once the ball is released you no longer can control its direction. There are also two difficulty levels which control how difficult it is to get a strike.&lt;/story&gt; &lt;/game&gt;">
            <text:p>&lt;game name="Bowling (USA)"&gt; &lt;year&gt;1978&lt;/year&gt; &lt;rating&gt;ESRB - E (Everyone)&lt;/rating&gt; &lt;title&gt;Bowling &lt;/title&gt; &lt;pub&gt;Atari, Inc.&lt;/pub&gt; &lt;dev&gt;Atari, Inc.&lt;/dev&gt; &lt;genre&gt;Sports/Bowling&lt;/genre&gt; &lt;score&gt;2.6&lt;/score&gt; &lt;player&gt;1-2 Players&lt;/player&gt; &lt;story&gt;Bowling is, of course, a bowling game which can be played by one or two players. Gameplay is from a side view of the bowling alley; using the joystick, you need to try to bowl the highest score possible by knocking down the pins on the right side of the screen. There are several game variations available; in the easier variation, you can use the joystick to control the direction of the ball on it's way towards the pins. In the harder game, once the ball is released you no longer can control its direction. There are also two difficulty levels which control how difficult it is to get a strike.&lt;/story&gt; &lt;/game&gt;</text:p>
          </table:table-cell>
        </table:table-row>
        <table:table-row table:style-name="ro1">
          <table:table-cell office:value-type="string">
            <text:p>Boxing (USA)</text:p>
          </table:table-cell>
          <table:table-cell office:value-type="string">
            <text:p>1980</text:p>
          </table:table-cell>
          <table:table-cell office:value-type="string">
            <text:p>ESRB - E (Everyone)</text:p>
          </table:table-cell>
          <table:table-cell office:value-type="string">
            <text:p>Boxing </text:p>
          </table:table-cell>
          <table:table-cell table:number-columns-repeated="2" table:style-name="ce3" office:value-type="string">
            <text:p>Activision, Inc.</text:p>
          </table:table-cell>
          <table:table-cell office:value-type="string">
            <text:p>Sports/Boxing</text:p>
          </table:table-cell>
          <table:table-cell office:value-type="string">
            <text:p>2.6</text:p>
          </table:table-cell>
          <table:table-cell table:style-name="Default" office:value-type="string">
            <text:p>1-2 Players</text:p>
          </table:table-cell>
          <table:table-cell office:value-type="string">
            <text:p>Boxing is an action boxing game for one or two players which is played from an overhead point of view. The game lasts for two minutes, and the player who can earn the most points in that time wins. You earn one point for a long jab, two points for a close power punch, and if you can manage knockout it's worth one hundred points. Two difficulty levels are included which can be set individually for each player.</text:p>
          </table:table-cell>
          <table:table-cell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Boxing (USA)&quot;&gt; &lt;year&gt;1980&lt;/year&gt; &lt;rating&gt;ESRB - E (Everyone)&lt;/rating&gt; &lt;title&gt;Boxing &lt;/title&gt; &lt;pub&gt;Activision, Inc.&lt;/pub&gt; &lt;dev&gt;Activision, Inc.&lt;/dev&gt; &lt;genre&gt;Sports/Boxing&lt;/genre&gt; &lt;score&gt;2.6&lt;/score&gt; &lt;player&gt;1-2 Players&lt;/player&gt; &lt;story&gt;Boxing is an action boxing game for one or two players which is played from an overhead point of view. The game lasts for two minutes, and the player who can earn the most points in that time wins. You earn one point for a long jab, two points for a close power punch, and if you can manage knockout it's worth one hundred points. Two difficulty levels are included which can be set individually for each player.&lt;/story&gt; &lt;/game&gt;">
            <text:p>&lt;game name="Boxing (USA)"&gt; &lt;year&gt;1980&lt;/year&gt; &lt;rating&gt;ESRB - E (Everyone)&lt;/rating&gt; &lt;title&gt;Boxing &lt;/title&gt; &lt;pub&gt;Activision, Inc.&lt;/pub&gt; &lt;dev&gt;Activision, Inc.&lt;/dev&gt; &lt;genre&gt;Sports/Boxing&lt;/genre&gt; &lt;score&gt;2.6&lt;/score&gt; &lt;player&gt;1-2 Players&lt;/player&gt; &lt;story&gt;Boxing is an action boxing game for one or two players which is played from an overhead point of view. The game lasts for two minutes, and the player who can earn the most points in that time wins. You earn one point for a long jab, two points for a close power punch, and if you can manage knockout it's worth one hundred points. Two difficulty levels are included which can be set individually for each player.&lt;/story&gt; &lt;/game&gt;</text:p>
          </table:table-cell>
        </table:table-row>
        <table:table-row table:style-name="ro1">
          <table:table-cell office:value-type="string">
            <text:p>Brain Games (USA)</text:p>
          </table:table-cell>
          <table:table-cell office:value-type="string">
            <text:p>1978</text:p>
          </table:table-cell>
          <table:table-cell office:value-type="string">
            <text:p>ESRB - E (Everyone)</text:p>
          </table:table-cell>
          <table:table-cell office:value-type="string">
            <text:p>Brain Games </text:p>
          </table:table-cell>
          <table:table-cell table:number-columns-repeated="2" office:value-type="string">
            <text:p>Atari, Inc.</text:p>
          </table:table-cell>
          <table:table-cell office:value-type="string">
            <text:p>Strategy</text:p>
          </table:table-cell>
          <table:table-cell office:value-type="string">
            <text:p>1.4</text:p>
          </table:table-cell>
          <table:table-cell table:style-name="Default" office:value-type="string">
            <text:p>1-2 Players</text:p>
          </table:table-cell>
          <table:table-cell office:value-type="string">
            <text:p>In Brain Games one or two players attempt to earn as many points as possible by solving various puzzles presented by the computer. There are six different puzzles included, which are:****Touch Me: The computer will play a sequence of tones. Each button on the controller represents a different tone, and by pressing the correct button you need to recreate the same sequence.****Count Me: The computer will display a sequence of numbers. Using the controller, you need to press the numbered buttons in the same order the computer displayed them.****Picture Me: The computer will display a series of symbols. It will then scramble the order they are displayed in, and you need to reorder the symbols back into their original configuration.****Find Me: The computer will display a series of objects on the screen, and you need to select the object which is dissimilar from the others. Your score is based on how fast you can successfully do this.****Add Me: The computer will display a list of numbers. You need to enter in the sum of the numbers before the timer runs out.****Play Me: This game allows you to play your own songs in free form mode; each button on the controller represents a musical note. Both controllers can be used for a duet, and several example songs are included in the </text:p>
          </table:table-cell>
          <table:table-cell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Brain Games (USA)&quot;&gt; &lt;year&gt;1978&lt;/year&gt; &lt;rating&gt;ESRB - E (Everyone)&lt;/rating&gt; &lt;title&gt;Brain Games &lt;/title&gt; &lt;pub&gt;Atari, Inc.&lt;/pub&gt; &lt;dev&gt;Atari, Inc.&lt;/dev&gt; &lt;genre&gt;Strategy&lt;/genre&gt; &lt;score&gt;1.4&lt;/score&gt; &lt;player&gt;1-2 Players&lt;/player&gt; &lt;story&gt;In Brain Games one or two players attempt to earn as many points as possible by solving various puzzles presented by the computer. There are six different puzzles included, which are:****Touch Me: The computer will play a sequence of tones. Each button on the controller represents a different tone, and by pressing the correct button you need to recreate the same sequence.****Count Me: The computer will display a sequence of numbers. Using the controller, you need to press the numbered buttons in the same order the computer displayed them.****Picture Me: The computer will display a series of symbols. It will then scramble the order they are displayed in, and you need to reorder the symbols back into their original configuration.****Find Me: The computer will display a series of objects on the screen, and you need to select the object which is dissimilar from the others. Your score is based on how fast you can successfully do this.****Add Me: The computer will display a list of numbers. You need to enter in the sum of the numbers before the timer runs out.****Play Me: This game allows you to play your own songs in free form mode; each button on the controller represents a musical note. Both controllers can be used for a duet, and several example songs are included in the &lt;/story&gt; &lt;/game&gt;">
            <text:p>&lt;game name="Brain Games (USA)"&gt; &lt;year&gt;1978&lt;/year&gt; &lt;rating&gt;ESRB - E (Everyone)&lt;/rating&gt; &lt;title&gt;Brain Games &lt;/title&gt; &lt;pub&gt;Atari, Inc.&lt;/pub&gt; &lt;dev&gt;Atari, Inc.&lt;/dev&gt; &lt;genre&gt;Strategy&lt;/genre&gt; &lt;score&gt;1.4&lt;/score&gt; &lt;player&gt;1-2 Players&lt;/player&gt; &lt;story&gt;In Brain Games one or two players attempt to earn as many points as possible by solving various puzzles presented by the computer. There are six different puzzles included, which are:****Touch Me: The computer will play a sequence of tones. Each button on the controller represents a different tone, and by pressing the correct button you need to recreate the same sequence.****Count Me: The computer will display a sequence of numbers. Using the controller, you need to press the numbered buttons in the same order the computer displayed them.****Picture Me: The computer will display a series of symbols. It will then scramble the order they are displayed in, and you need to reorder the symbols back into their original configuration.****Find Me: The computer will display a series of objects on the screen, and you need to select the object which is dissimilar from the others. Your score is based on how fast you can successfully do this.****Add Me: The computer will display a list of numbers. You need to enter in the sum of the numbers before the timer runs out.****Play Me: This game allows you to play your own songs in free form mode; each button on the controller represents a musical note. Both controllers can be used for a duet, and several example songs are included in the &lt;/story&gt; &lt;/game&gt;</text:p>
          </table:table-cell>
        </table:table-row>
        <table:table-row table:style-name="ro1">
          <table:table-cell office:value-type="string">
            <text:p>Breakout (USA)</text:p>
          </table:table-cell>
          <table:table-cell office:value-type="string">
            <text:p>1978</text:p>
          </table:table-cell>
          <table:table-cell office:value-type="string">
            <text:p>ESRB - E (Everyone)</text:p>
          </table:table-cell>
          <table:table-cell office:value-type="string">
            <text:p>Breakout </text:p>
          </table:table-cell>
          <table:table-cell table:number-columns-repeated="2" office:value-type="string">
            <text:p>Atari, Inc.</text:p>
          </table:table-cell>
          <table:table-cell office:value-type="string">
            <text:p>Breakout</text:p>
          </table:table-cell>
          <table:table-cell office:value-type="string">
            <text:p>3.1</text:p>
          </table:table-cell>
          <table:table-cell table:style-name="Default" office:value-type="string">
            <text:p>1-4 Players</text:p>
          </table:table-cell>
          <table:table-cell office:value-type="string">
            <text:p>In Breakout, there is a wall of bricks along the top of the screen and your goal is to destroy the entire wall one brick at a time! To do this, you control a paddle at the bottom of the screen which is used to reflect a bouncing ball into the bricks. When the ball hits a brick, it will destroy it. You start with five balls, and the game ends when all five fall off the bottom of the screen. Also included are several game variations, including breakthru (the ball will go straight through bricks instead of bouncing back), timed breakout (you have a time limit to gain as many points as you can), and invisible breakout (the bricks are only visible for a short while after one of them is hit). <text:s/>Other variations allow you to catch the ball or control the direction of the ball.</text:p>
          </table:table-cell>
          <table:table-cell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Breakout (USA)&quot;&gt; &lt;year&gt;1978&lt;/year&gt; &lt;rating&gt;ESRB - E (Everyone)&lt;/rating&gt; &lt;title&gt;Breakout &lt;/title&gt; &lt;pub&gt;Atari, Inc.&lt;/pub&gt; &lt;dev&gt;Atari, Inc.&lt;/dev&gt; &lt;genre&gt;Breakout&lt;/genre&gt; &lt;score&gt;3.1&lt;/score&gt; &lt;player&gt;1-4 Players&lt;/player&gt; &lt;story&gt;In Breakout, there is a wall of bricks along the top of the screen and your goal is to destroy the entire wall one brick at a time! To do this, you control a paddle at the bottom of the screen which is used to reflect a bouncing ball into the bricks. When the ball hits a brick, it will destroy it. You start with five balls, and the game ends when all five fall off the bottom of the screen. Also included are several game variations, including breakthru (the ball will go straight through bricks instead of bouncing back), timed breakout (you have a time limit to gain as many points as you can), and invisible breakout (the bricks are only visible for a short while after one of them is hit).  Other variations allow you to catch the ball or control the direction of the ball.&lt;/story&gt; &lt;/game&gt;">
            <text:p>&lt;game name="Breakout (USA)"&gt; &lt;year&gt;1978&lt;/year&gt; &lt;rating&gt;ESRB - E (Everyone)&lt;/rating&gt; &lt;title&gt;Breakout &lt;/title&gt; &lt;pub&gt;Atari, Inc.&lt;/pub&gt; &lt;dev&gt;Atari, Inc.&lt;/dev&gt; &lt;genre&gt;Breakout&lt;/genre&gt; &lt;score&gt;3.1&lt;/score&gt; &lt;player&gt;1-4 Players&lt;/player&gt; &lt;story&gt;In Breakout, there is a wall of bricks along the top of the screen and your goal is to destroy the entire wall one brick at a time! To do this, you control a paddle at the bottom of the screen which is used to reflect a bouncing ball into the bricks. When the ball hits a brick, it will destroy it. You start with five balls, and the game ends when all five fall off the bottom of the screen. Also included are several game variations, including breakthru (the ball will go straight through bricks instead of bouncing back), timed breakout (you have a time limit to gain as many points as you can), and invisible breakout (the bricks are only visible for a short while after one of them is hit). <text:s/>Other variations allow you to catch the ball or control the direction of the ball.&lt;/story&gt; &lt;/game&gt;</text:p>
          </table:table-cell>
        </table:table-row>
        <table:table-row table:style-name="ro1">
          <table:table-cell office:value-type="string">
            <text:p>Bridge (USA)</text:p>
          </table:table-cell>
          <table:table-cell office:value-type="string">
            <text:p>1980</text:p>
          </table:table-cell>
          <table:table-cell office:value-type="string">
            <text:p>ESRB - E (Everyone)</text:p>
          </table:table-cell>
          <table:table-cell office:value-type="string">
            <text:p>Bridge </text:p>
          </table:table-cell>
          <table:table-cell table:number-columns-repeated="2" table:style-name="ce3" office:value-type="string">
            <text:p>Activision, Inc.</text:p>
          </table:table-cell>
          <table:table-cell office:value-type="string">
            <text:p>Strategy</text:p>
          </table:table-cell>
          <table:table-cell office:value-type="string">
            <text:p>2.4</text:p>
          </table:table-cell>
          <table:table-cell table:style-name="Default" office:value-type="string">
            <text:p>1 Player</text:p>
          </table:table-cell>
          <table:table-cell office:value-type="string">
            <text:p>Bridge is, of course, a computerized bridge game for one player. The computer controls both your partner and your opponents, either of which can be set to an expert or novice skill level. In the novice game, you will be able to see your partners hand while bidding while in the expert game your partners hand remains hidden. For each game, you can choose to play to either 13, 21, 25, or 29 points. After a hand is finished, you have the option of replaying the same hand if you want to practice, or you can have the computer deal a new hand. If you don't like the way a hand is going, you have the option of restarting the hand to try again. Included with the game instructions is a complete guide to how your computer partner will bid in different situations in order to help you form your strategy. Bridge was designed for people who already know how to play the game, it won't teach you how to play.</text:p>
          </table:table-cell>
          <table:table-cell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Bridge (USA)&quot;&gt; &lt;year&gt;1980&lt;/year&gt; &lt;rating&gt;ESRB - E (Everyone)&lt;/rating&gt; &lt;title&gt;Bridge &lt;/title&gt; &lt;pub&gt;Activision, Inc.&lt;/pub&gt; &lt;dev&gt;Activision, Inc.&lt;/dev&gt; &lt;genre&gt;Strategy&lt;/genre&gt; &lt;score&gt;2.4&lt;/score&gt; &lt;player&gt;1 Player&lt;/player&gt; &lt;story&gt;Bridge is, of course, a computerized bridge game for one player. The computer controls both your partner and your opponents, either of which can be set to an expert or novice skill level. In the novice game, you will be able to see your partners hand while bidding while in the expert game your partners hand remains hidden. For each game, you can choose to play to either 13, 21, 25, or 29 points. After a hand is finished, you have the option of replaying the same hand if you want to practice, or you can have the computer deal a new hand. If you don't like the way a hand is going, you have the option of restarting the hand to try again. Included with the game instructions is a complete guide to how your computer partner will bid in different situations in order to help you form your strategy. Bridge was designed for people who already know how to play the game, it won't teach you how to play.&lt;/story&gt; &lt;/game&gt;">
            <text:p>&lt;game name="Bridge (USA)"&gt; &lt;year&gt;1980&lt;/year&gt; &lt;rating&gt;ESRB - E (Everyone)&lt;/rating&gt; &lt;title&gt;Bridge &lt;/title&gt; &lt;pub&gt;Activision, Inc.&lt;/pub&gt; &lt;dev&gt;Activision, Inc.&lt;/dev&gt; &lt;genre&gt;Strategy&lt;/genre&gt; &lt;score&gt;2.4&lt;/score&gt; &lt;player&gt;1 Player&lt;/player&gt; &lt;story&gt;Bridge is, of course, a computerized bridge game for one player. The computer controls both your partner and your opponents, either of which can be set to an expert or novice skill level. In the novice game, you will be able to see your partners hand while bidding while in the expert game your partners hand remains hidden. For each game, you can choose to play to either 13, 21, 25, or 29 points. After a hand is finished, you have the option of replaying the same hand if you want to practice, or you can have the computer deal a new hand. If you don't like the way a hand is going, you have the option of restarting the hand to try again. Included with the game instructions is a complete guide to how your computer partner will bid in different situations in order to help you form your strategy. Bridge was designed for people who already know how to play the game, it won't teach you how to play.&lt;/story&gt; &lt;/game&gt;</text:p>
          </table:table-cell>
        </table:table-row>
        <table:table-row table:style-name="ro1">
          <table:table-cell office:value-type="string">
            <text:p>Buck Rogers - Planet of Zoom (USA)</text:p>
          </table:table-cell>
          <table:table-cell office:value-type="string">
            <text:p>1983</text:p>
          </table:table-cell>
          <table:table-cell office:value-type="string">
            <text:p>ESRB - E (Everyone)</text:p>
          </table:table-cell>
          <table:table-cell office:value-type="string">
            <text:p>Buck Rogers - Planet of Zoom </text:p>
          </table:table-cell>
          <table:table-cell office:value-type="string">
            <text:p>SEGA Enterprises, Inc.</text:p>
          </table:table-cell>
          <table:table-cell office:value-type="string">
            <text:p>SEGA Enterprises Ltd.</text:p>
          </table:table-cell>
          <table:table-cell office:value-type="string">
            <text:p>Shooter</text:p>
          </table:table-cell>
          <table:table-cell office:value-type="string">
            <text:p>3.0</text:p>
          </table:table-cell>
          <table:table-cell table:style-name="Default" office:value-type="string">
            <text:p>1 Player</text:p>
          </table:table-cell>
          <table:table-cell office:value-type="string">
            <text:p>Fast and furious racing game taking place on a futuristic racetrack. <text:s/>Guide your spaceship between the pylons and shoot down other enemy racers.****Based on the arcade game (which is even more loosely based on the Buck Rogers comic strips).</text:p>
          </table:table-cell>
          <table:table-cell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Buck Rogers - Planet of Zoom (USA)&quot;&gt; &lt;year&gt;1983&lt;/year&gt; &lt;rating&gt;ESRB - E (Everyone)&lt;/rating&gt; &lt;title&gt;Buck Rogers - Planet of Zoom &lt;/title&gt; &lt;pub&gt;SEGA Enterprises, Inc.&lt;/pub&gt; &lt;dev&gt;SEGA Enterprises Ltd.&lt;/dev&gt; &lt;genre&gt;Shooter&lt;/genre&gt; &lt;score&gt;3.0&lt;/score&gt; &lt;player&gt;1 Player&lt;/player&gt; &lt;story&gt;Fast and furious racing game taking place on a futuristic racetrack.  Guide your spaceship between the pylons and shoot down other enemy racers.****Based on the arcade game (which is even more loosely based on the Buck Rogers comic strips).&lt;/story&gt; &lt;/game&gt;">
            <text:p>&lt;game name="Buck Rogers - Planet of Zoom (USA)"&gt; &lt;year&gt;1983&lt;/year&gt; &lt;rating&gt;ESRB - E (Everyone)&lt;/rating&gt; &lt;title&gt;Buck Rogers - Planet of Zoom &lt;/title&gt; &lt;pub&gt;SEGA Enterprises, Inc.&lt;/pub&gt; &lt;dev&gt;SEGA Enterprises Ltd.&lt;/dev&gt; &lt;genre&gt;Shooter&lt;/genre&gt; &lt;score&gt;3.0&lt;/score&gt; &lt;player&gt;1 Player&lt;/player&gt; &lt;story&gt;Fast and furious racing game taking place on a futuristic racetrack. <text:s/>Guide your spaceship between the pylons and shoot down other enemy racers.****Based on the arcade game (which is even more loosely based on the Buck Rogers comic strips).&lt;/story&gt; &lt;/game&gt;</text:p>
          </table:table-cell>
        </table:table-row>
        <table:table-row table:style-name="ro1">
          <table:table-cell office:value-type="string">
            <text:p>Bugs (USA)</text:p>
          </table:table-cell>
          <table:table-cell office:value-type="string">
            <text:p>1982</text:p>
          </table:table-cell>
          <table:table-cell office:value-type="string">
            <text:p>ESRB - E (Everyone)</text:p>
          </table:table-cell>
          <table:table-cell office:value-type="string">
            <text:p>Bugs </text:p>
          </table:table-cell>
          <table:table-cell table:number-columns-repeated="2" office:value-type="string">
            <text:p>Data Age, Inc.</text:p>
          </table:table-cell>
          <table:table-cell office:value-type="string">
            <text:p>Shooter</text:p>
          </table:table-cell>
          <table:table-cell office:value-type="string">
            <text:p>1.0</text:p>
          </table:table-cell>
          <table:table-cell table:style-name="Default" office:value-type="string">
            <text:p>1-2 Players</text:p>
          </table:table-cell>
          <table:table-cell office:value-type="string">
            <text:p>You have been sent to a long-dead planet to investigate life sign readings. When you get there, giant bugs are there and will harm you as well as a mysterious Phylanx.****As the bugs come out of the ground, you must place your crosshair below them and fire. When the Phylanx appears, it will be green then will go dark green then red. When it turns red, it will move back and forth across the screen. If a bug gets all the way out of its nest or your crosshair is touched by a red Phylanx, you lose a life. Then, if in a two player game, it is player two's turn.****Difficulty switches**Left switch for player one, right for player two**Set to A for beginner, B for advanced.****Game variations**The only variations to choose with the select switch are one or two player.****Scoring**Destroy a bug=1 point**Destroy the Phylanx=5 points****After you score thirty points, you go to the next level up and get a bonus of 8 points.</text:p>
          </table:table-cell>
          <table:table-cell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Bugs (USA)&quot;&gt; &lt;year&gt;1982&lt;/year&gt; &lt;rating&gt;ESRB - E (Everyone)&lt;/rating&gt; &lt;title&gt;Bugs &lt;/title&gt; &lt;pub&gt;Data Age, Inc.&lt;/pub&gt; &lt;dev&gt;Data Age, Inc.&lt;/dev&gt; &lt;genre&gt;Shooter&lt;/genre&gt; &lt;score&gt;1.0&lt;/score&gt; &lt;player&gt;1-2 Players&lt;/player&gt; &lt;story&gt;You have been sent to a long-dead planet to investigate life sign readings. When you get there, giant bugs are there and will harm you as well as a mysterious Phylanx.****As the bugs come out of the ground, you must place your crosshair below them and fire. When the Phylanx appears, it will be green then will go dark green then red. When it turns red, it will move back and forth across the screen. If a bug gets all the way out of its nest or your crosshair is touched by a red Phylanx, you lose a life. Then, if in a two player game, it is player two's turn.****Difficulty switches**Left switch for player one, right for player two**Set to A for beginner, B for advanced.****Game variations**The only variations to choose with the select switch are one or two player.****Scoring**Destroy a bug=1 point**Destroy the Phylanx=5 points****After you score thirty points, you go to the next level up and get a bonus of 8 points.&lt;/story&gt; &lt;/game&gt;">
            <text:p>&lt;game name="Bugs (USA)"&gt; &lt;year&gt;1982&lt;/year&gt; &lt;rating&gt;ESRB - E (Everyone)&lt;/rating&gt; &lt;title&gt;Bugs &lt;/title&gt; &lt;pub&gt;Data Age, Inc.&lt;/pub&gt; &lt;dev&gt;Data Age, Inc.&lt;/dev&gt; &lt;genre&gt;Shooter&lt;/genre&gt; &lt;score&gt;1.0&lt;/score&gt; &lt;player&gt;1-2 Players&lt;/player&gt; &lt;story&gt;You have been sent to a long-dead planet to investigate life sign readings. When you get there, giant bugs are there and will harm you as well as a mysterious Phylanx.****As the bugs come out of the ground, you must place your crosshair below them and fire. When the Phylanx appears, it will be green then will go dark green then red. When it turns red, it will move back and forth across the screen. If a bug gets all the way out of its nest or your crosshair is touched by a red Phylanx, you lose a life. Then, if in a two player game, it is player two's turn.****Difficulty switches**Left switch for player one, right for player two**Set to A for beginner, B for advanced.****Game variations**The only variations to choose with the select switch are one or two player.****Scoring**Destroy a bug=1 point**Destroy the Phylanx=5 points****After you score thirty points, you go to the next level up and get a bonus of 8 points.&lt;/story&gt; &lt;/game&gt;</text:p>
          </table:table-cell>
        </table:table-row>
        <table:table-row table:style-name="ro1">
          <table:table-cell office:value-type="string">
            <text:p>Bump 'n' Jump (USA)</text:p>
          </table:table-cell>
          <table:table-cell office:value-type="string">
            <text:p>1983</text:p>
          </table:table-cell>
          <table:table-cell office:value-type="string">
            <text:p>ESRB - E (Everyone)</text:p>
          </table:table-cell>
          <table:table-cell office:value-type="string">
            <text:p>Bump 'n' Jump </text:p>
          </table:table-cell>
          <table:table-cell office:value-type="string">
            <text:p>Mattel Electronics</text:p>
          </table:table-cell>
          <table:table-cell office:value-type="string">
            <text:p>Data East Corporation</text:p>
          </table:table-cell>
          <table:table-cell office:value-type="string">
            <text:p>Driving</text:p>
          </table:table-cell>
          <table:table-cell office:value-type="string">
            <text:p>3.0</text:p>
          </table:table-cell>
          <table:table-cell table:style-name="Default" office:value-type="string">
            <text:p>1 Player</text:p>
          </table:table-cell>
          <table:table-cell office:value-type="string">
            <text:p>Bump 'N' Jump is an action racing game played from a top down point of view. As you race through the treacherous and ever changing roadways, the numerous enemy cars will be trying to bump you off the road. You need to make sure you bump the cars out of the way before you get bumped and crash into the sides yourself! Your car also has the ability to jump quite high if you have enough speed. This is useful to jump over enemy cars if there are too many in the way, and must also be used to jump gaps in the roadway and other highway obstacles. As the levels progress, the road becomes narrower with more obstacles in the way, and the other cars increase in number and in aggressiveness.</text:p>
          </table:table-cell>
          <table:table-cell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Bump 'n' Jump (USA)&quot;&gt; &lt;year&gt;1983&lt;/year&gt; &lt;rating&gt;ESRB - E (Everyone)&lt;/rating&gt; &lt;title&gt;Bump 'n' Jump &lt;/title&gt; &lt;pub&gt;Mattel Electronics&lt;/pub&gt; &lt;dev&gt;Data East Corporation&lt;/dev&gt; &lt;genre&gt;Driving&lt;/genre&gt; &lt;score&gt;3.0&lt;/score&gt; &lt;player&gt;1 Player&lt;/player&gt; &lt;story&gt;Bump 'N' Jump is an action racing game played from a top down point of view. As you race through the treacherous and ever changing roadways, the numerous enemy cars will be trying to bump you off the road. You need to make sure you bump the cars out of the way before you get bumped and crash into the sides yourself! Your car also has the ability to jump quite high if you have enough speed. This is useful to jump over enemy cars if there are too many in the way, and must also be used to jump gaps in the roadway and other highway obstacles. As the levels progress, the road becomes narrower with more obstacles in the way, and the other cars increase in number and in aggressiveness.&lt;/story&gt; &lt;/game&gt;">
            <text:p>&lt;game name="Bump 'n' Jump (USA)"&gt; &lt;year&gt;1983&lt;/year&gt; &lt;rating&gt;ESRB - E (Everyone)&lt;/rating&gt; &lt;title&gt;Bump 'n' Jump &lt;/title&gt; &lt;pub&gt;Mattel Electronics&lt;/pub&gt; &lt;dev&gt;Data East Corporation&lt;/dev&gt; &lt;genre&gt;Driving&lt;/genre&gt; &lt;score&gt;3.0&lt;/score&gt; &lt;player&gt;1 Player&lt;/player&gt; &lt;story&gt;Bump 'N' Jump is an action racing game played from a top down point of view. As you race through the treacherous and ever changing roadways, the numerous enemy cars will be trying to bump you off the road. You need to make sure you bump the cars out of the way before you get bumped and crash into the sides yourself! Your car also has the ability to jump quite high if you have enough speed. This is useful to jump over enemy cars if there are too many in the way, and must also be used to jump gaps in the roadway and other highway obstacles. As the levels progress, the road becomes narrower with more obstacles in the way, and the other cars increase in number and in aggressiveness.&lt;/story&gt; &lt;/game&gt;</text:p>
          </table:table-cell>
        </table:table-row>
        <table:table-row table:style-name="ro1">
          <table:table-cell office:value-type="string">
            <text:p>Bumper Bash (USA)</text:p>
          </table:table-cell>
          <table:table-cell office:value-type="string">
            <text:p>1983</text:p>
          </table:table-cell>
          <table:table-cell office:value-type="string">
            <text:p>ESRB - E (Everyone)</text:p>
          </table:table-cell>
          <table:table-cell office:value-type="string">
            <text:p>Bumper Bash </text:p>
          </table:table-cell>
          <table:table-cell table:number-columns-repeated="2" office:value-type="string">
            <text:p>Spectravision</text:p>
          </table:table-cell>
          <table:table-cell office:value-type="string">
            <text:p>Pinball</text:p>
          </table:table-cell>
          <table:table-cell office:value-type="string">
            <text:p>4.0</text:p>
          </table:table-cell>
          <table:table-cell table:style-name="Default" office:value-type="string">
            <text:p>1 Player</text:p>
          </table:table-cell>
          <table:table-cell office:value-type="string">
            <text:p>This is a pinball game for the Atari 2600. You use the buttons on a paddle controller. To pull down the plunger, you press the right button. To reduce the plunger strength, you press the left button. To fire, you press both buttons. You then use the left and right buttons to control the flippers.****The game features roll-over targets, bumpers, spinners and pop-up targets.****Scoring**Top Rollover=100 points**Rollover Button=50 points **Top Bumper=50 or 500 when flashing **Bumper Pair=10 or 100 when flashing**Spinner=10**Drop Target=100 x Drop Target Value**Rail Bumper=5****Game select and the difficulty switches are not used.</text:p>
          </table:table-cell>
          <table:table-cell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Bumper Bash (USA)&quot;&gt; &lt;year&gt;1983&lt;/year&gt; &lt;rating&gt;ESRB - E (Everyone)&lt;/rating&gt; &lt;title&gt;Bumper Bash &lt;/title&gt; &lt;pub&gt;Spectravision&lt;/pub&gt; &lt;dev&gt;Spectravision&lt;/dev&gt; &lt;genre&gt;Pinball&lt;/genre&gt; &lt;score&gt;4.0&lt;/score&gt; &lt;player&gt;1 Player&lt;/player&gt; &lt;story&gt;This is a pinball game for the Atari 2600. You use the buttons on a paddle controller. To pull down the plunger, you press the right button. To reduce the plunger strength, you press the left button. To fire, you press both buttons. You then use the left and right buttons to control the flippers.****The game features roll-over targets, bumpers, spinners and pop-up targets.****Scoring**Top Rollover=100 points**Rollover Button=50 points **Top Bumper=50 or 500 when flashing **Bumper Pair=10 or 100 when flashing**Spinner=10**Drop Target=100 x Drop Target Value**Rail Bumper=5****Game select and the difficulty switches are not used.&lt;/story&gt; &lt;/game&gt;">
            <text:p>&lt;game name="Bumper Bash (USA)"&gt; &lt;year&gt;1983&lt;/year&gt; &lt;rating&gt;ESRB - E (Everyone)&lt;/rating&gt; &lt;title&gt;Bumper Bash &lt;/title&gt; &lt;pub&gt;Spectravision&lt;/pub&gt; &lt;dev&gt;Spectravision&lt;/dev&gt; &lt;genre&gt;Pinball&lt;/genre&gt; &lt;score&gt;4.0&lt;/score&gt; &lt;player&gt;1 Player&lt;/player&gt; &lt;story&gt;This is a pinball game for the Atari 2600. You use the buttons on a paddle controller. To pull down the plunger, you press the right button. To reduce the plunger strength, you press the left button. To fire, you press both buttons. You then use the left and right buttons to control the flippers.****The game features roll-over targets, bumpers, spinners and pop-up targets.****Scoring**Top Rollover=100 points**Rollover Button=50 points **Top Bumper=50 or 500 when flashing **Bumper Pair=10 or 100 when flashing**Spinner=10**Drop Target=100 x Drop Target Value**Rail Bumper=5****Game select and the difficulty switches are not used.&lt;/story&gt; &lt;/game&gt;</text:p>
          </table:table-cell>
        </table:table-row>
        <table:table-row table:style-name="ro1">
          <table:table-cell office:value-type="string">
            <text:p>BurgerTime (USA)</text:p>
          </table:table-cell>
          <table:table-cell office:value-type="string">
            <text:p>1982</text:p>
          </table:table-cell>
          <table:table-cell office:value-type="string">
            <text:p>ESRB - E (Everyone)</text:p>
          </table:table-cell>
          <table:table-cell office:value-type="string">
            <text:p>BurgerTime </text:p>
          </table:table-cell>
          <table:table-cell office:value-type="string">
            <text:p>Mattel Electronics</text:p>
          </table:table-cell>
          <table:table-cell office:value-type="string">
            <text:p>Data East Corporation</text:p>
          </table:table-cell>
          <table:table-cell office:value-type="string">
            <text:p>Platform</text:p>
          </table:table-cell>
          <table:table-cell office:value-type="string">
            <text:p>2.9</text:p>
          </table:table-cell>
          <table:table-cell table:style-name="Default" office:value-type="string">
            <text:p>1-2 Players</text:p>
          </table:table-cell>
          <table:table-cell office:value-type="string">
            <text:p>You play as Chef Pepper and your goal is to make giant hamburgers while evil eggs, sausages and pickles chase you around the game area. ****To properly make a hamburger you must assemble all of the ingredients together, dropping them from higher up onto the the burger area below. To actually do this you have to let Chef Pepper step all over the burger ingredients. As soon as an ingredient (a piece of lettuce for instance) has been stepped on, it will fall to the next level below. Falling food will squish any enemy following you and will also"bump" any other ingredient bellow it farther down. Also, as an emergency defense against the enemy food, you can collect pepper shakers which will allow you to puff out a small pepper cloud which will momentarily stun enemies, allowing you to walk past them.****Higher levels result in new level design, faster enemies and more ingredients to assemble.****The PlayStation 2 version is a port of the original arcade game and comes with a soundtrack disc, a DVD, a guide book and some other bonuses.</text:p>
          </table:table-cell>
          <table:table-cell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BurgerTime (USA)&quot;&gt; &lt;year&gt;1982&lt;/year&gt; &lt;rating&gt;ESRB - E (Everyone)&lt;/rating&gt; &lt;title&gt;BurgerTime &lt;/title&gt; &lt;pub&gt;Mattel Electronics&lt;/pub&gt; &lt;dev&gt;Data East Corporation&lt;/dev&gt; &lt;genre&gt;Platform&lt;/genre&gt; &lt;score&gt;2.9&lt;/score&gt; &lt;player&gt;1-2 Players&lt;/player&gt; &lt;story&gt;You play as Chef Pepper and your goal is to make giant hamburgers while evil eggs, sausages and pickles chase you around the game area. ****To properly make a hamburger you must assemble all of the ingredients together, dropping them from higher up onto the the burger area below. To actually do this you have to let Chef Pepper step all over the burger ingredients. As soon as an ingredient (a piece of lettuce for instance) has been stepped on, it will fall to the next level below. Falling food will squish any enemy following you and will also&quot;bump&quot; any other ingredient bellow it farther down. Also, as an emergency defense against the enemy food, you can collect pepper shakers which will allow you to puff out a small pepper cloud which will momentarily stun enemies, allowing you to walk past them.****Higher levels result in new level design, faster enemies and more ingredients to assemble.****The PlayStation 2 version is a port of the original arcade game and comes with a soundtrack disc, a DVD, a guide book and some other bonuses.&lt;/story&gt; &lt;/game&gt;">
            <text:p>&lt;game name="BurgerTime (USA)"&gt; &lt;year&gt;1982&lt;/year&gt; &lt;rating&gt;ESRB - E (Everyone)&lt;/rating&gt; &lt;title&gt;BurgerTime &lt;/title&gt; &lt;pub&gt;Mattel Electronics&lt;/pub&gt; &lt;dev&gt;Data East Corporation&lt;/dev&gt; &lt;genre&gt;Platform&lt;/genre&gt; &lt;score&gt;2.9&lt;/score&gt; &lt;player&gt;1-2 Players&lt;/player&gt; &lt;story&gt;You play as Chef Pepper and your goal is to make giant hamburgers while evil eggs, sausages and pickles chase you around the game area. ****To properly make a hamburger you must assemble all of the ingredients together, dropping them from higher up onto the the burger area below. To actually do this you have to let Chef Pepper step all over the burger ingredients. As soon as an ingredient (a piece of lettuce for instance) has been stepped on, it will fall to the next level below. Falling food will squish any enemy following you and will also"bump" any other ingredient bellow it farther down. Also, as an emergency defense against the enemy food, you can collect pepper shakers which will allow you to puff out a small pepper cloud which will momentarily stun enemies, allowing you to walk past them.****Higher levels result in new level design, faster enemies and more ingredients to assemble.****The PlayStation 2 version is a port of the original arcade game and comes with a soundtrack disc, a DVD, a guide book and some other bonuses.&lt;/story&gt; &lt;/game&gt;</text:p>
          </table:table-cell>
        </table:table-row>
        <table:table-row table:style-name="ro1">
          <table:table-cell office:value-type="string">
            <text:p>Burning Desire (Australia)</text:p>
          </table:table-cell>
          <table:table-cell office:value-type="string">
            <text:p>1982</text:p>
          </table:table-cell>
          <table:table-cell office:value-type="string">
            <text:p>ESRB - M (Mature)</text:p>
          </table:table-cell>
          <table:table-cell office:value-type="string">
            <text:p>Burning Desire</text:p>
          </table:table-cell>
          <table:table-cell office:value-type="string">
            <text:p>PlayAround</text:p>
          </table:table-cell>
          <table:table-cell office:value-type="string">
            <text:p>Mystique</text:p>
          </table:table-cell>
          <table:table-cell office:value-type="string">
            <text:p>Mature</text:p>
          </table:table-cell>
          <table:table-cell office:value-type="string">
            <text:p>1.5</text:p>
          </table:table-cell>
          <table:table-cell table:style-name="Default" office:value-type="string">
            <text:p>1 Player</text:p>
          </table:table-cell>
          <table:table-cell office:value-type="string">
            <text:p>In Burning Desire, your girlfriend has been captured by natives and is being burnt as a sacrifice. You are hanging, naked, from a helicopter and must put the fires out by, it appears, spitting on them. You then lower your erected penis to the woman who holds on to it with her mouth while you fly her to safety. You must do this all while avoiding the rocks thrown at you. If you get hit by a rock or take to long and your girl gets roasted, you lose a life.</text:p>
          </table:table-cell>
          <table:table-cell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Burning Desire (Australia)&quot;&gt; &lt;year&gt;1982&lt;/year&gt; &lt;rating&gt;ESRB - M (Mature)&lt;/rating&gt; &lt;title&gt;Burning Desire&lt;/title&gt; &lt;pub&gt;PlayAround&lt;/pub&gt; &lt;dev&gt;Mystique&lt;/dev&gt; &lt;genre&gt;Mature&lt;/genre&gt; &lt;score&gt;1.5&lt;/score&gt; &lt;player&gt;1 Player&lt;/player&gt; &lt;story&gt;In Burning Desire, your girlfriend has been captured by natives and is being burnt as a sacrifice. You are hanging, naked, from a helicopter and must put the fires out by, it appears, spitting on them. You then lower your erected penis to the woman who holds on to it with her mouth while you fly her to safety. You must do this all while avoiding the rocks thrown at you. If you get hit by a rock or take to long and your girl gets roasted, you lose a life.&lt;/story&gt; &lt;/game&gt;">
            <text:p>&lt;game name="Burning Desire (Australia)"&gt; &lt;year&gt;1982&lt;/year&gt; &lt;rating&gt;ESRB - M (Mature)&lt;/rating&gt; &lt;title&gt;Burning Desire&lt;/title&gt; &lt;pub&gt;PlayAround&lt;/pub&gt; &lt;dev&gt;Mystique&lt;/dev&gt; &lt;genre&gt;Mature&lt;/genre&gt; &lt;score&gt;1.5&lt;/score&gt; &lt;player&gt;1 Player&lt;/player&gt; &lt;story&gt;In Burning Desire, your girlfriend has been captured by natives and is being burnt as a sacrifice. You are hanging, naked, from a helicopter and must put the fires out by, it appears, spitting on them. You then lower your erected penis to the woman who holds on to it with her mouth while you fly her to safety. You must do this all while avoiding the rocks thrown at you. If you get hit by a rock or take to long and your girl gets roasted, you lose a life.&lt;/story&gt; &lt;/game&gt;</text:p>
          </table:table-cell>
        </table:table-row>
        <table:table-row table:style-name="ro1">
          <table:table-cell office:value-type="string">
            <text:p>Cakewalk (USA)</text:p>
          </table:table-cell>
          <table:table-cell office:value-type="string">
            <text:p>1983</text:p>
          </table:table-cell>
          <table:table-cell office:value-type="string">
            <text:p>ESRB - E (Everyone)</text:p>
          </table:table-cell>
          <table:table-cell office:value-type="string">
            <text:p>Cakewalk </text:p>
          </table:table-cell>
          <table:table-cell table:number-columns-repeated="2" office:value-type="string">
            <text:p>CommaVid, Inc.</text:p>
          </table:table-cell>
          <table:table-cell office:value-type="string">
            <text:p>Action</text:p>
          </table:table-cell>
          <table:table-cell office:value-type="string">
            <text:p>4.8</text:p>
          </table:table-cell>
          <table:table-cell table:style-name="Default" office:value-type="string">
            <text:p>1 Player</text:p>
          </table:table-cell>
          <table:table-cell office:value-type="string">
            <text:p>You must catch pastries from six conveyor belts before they fall on the floor. Each pastry caught is boxed and put behind you. Sometimes, a knife and fork come down the conveyor belt. If you are hit by the utensils or miss a pastry, the janitor has to clean it up. If he has to clean up too many times, he gets upset and storms out and game over.****You can push the button to stop a conveyor belt for about four seconds but if you stop a second one, the first belt starts right back up. On games with belt speed up, you can push right on the joystick to speed up the belt you are in front of.****At the end of each level, you will have a cup of coffee come down the belt, but not fall off the end. When you grab the cup, you get and extra clean-up (life) and the next level begins.****Difficulty switches**Set the left switch to A to start at level five. Set to B to start at level one. The right switch is not used.****The are game variations that force the baker to pause when transferring boxes, making it harder, variations that allow belt speedup, variations with fast moving bakers and variations with all gingerbread men.</text:p>
          </table:table-cell>
          <table:table-cell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Cakewalk (USA)&quot;&gt; &lt;year&gt;1983&lt;/year&gt; &lt;rating&gt;ESRB - E (Everyone)&lt;/rating&gt; &lt;title&gt;Cakewalk &lt;/title&gt; &lt;pub&gt;CommaVid, Inc.&lt;/pub&gt; &lt;dev&gt;CommaVid, Inc.&lt;/dev&gt; &lt;genre&gt;Action&lt;/genre&gt; &lt;score&gt;4.8&lt;/score&gt; &lt;player&gt;1 Player&lt;/player&gt; &lt;story&gt;You must catch pastries from six conveyor belts before they fall on the floor. Each pastry caught is boxed and put behind you. Sometimes, a knife and fork come down the conveyor belt. If you are hit by the utensils or miss a pastry, the janitor has to clean it up. If he has to clean up too many times, he gets upset and storms out and game over.****You can push the button to stop a conveyor belt for about four seconds but if you stop a second one, the first belt starts right back up. On games with belt speed up, you can push right on the joystick to speed up the belt you are in front of.****At the end of each level, you will have a cup of coffee come down the belt, but not fall off the end. When you grab the cup, you get and extra clean-up (life) and the next level begins.****Difficulty switches**Set the left switch to A to start at level five. Set to B to start at level one. The right switch is not used.****The are game variations that force the baker to pause when transferring boxes, making it harder, variations that allow belt speedup, variations with fast moving bakers and variations with all gingerbread men.&lt;/story&gt; &lt;/game&gt;">
            <text:p>&lt;game name="Cakewalk (USA)"&gt; &lt;year&gt;1983&lt;/year&gt; &lt;rating&gt;ESRB - E (Everyone)&lt;/rating&gt; &lt;title&gt;Cakewalk &lt;/title&gt; &lt;pub&gt;CommaVid, Inc.&lt;/pub&gt; &lt;dev&gt;CommaVid, Inc.&lt;/dev&gt; &lt;genre&gt;Action&lt;/genre&gt; &lt;score&gt;4.8&lt;/score&gt; &lt;player&gt;1 Player&lt;/player&gt; &lt;story&gt;You must catch pastries from six conveyor belts before they fall on the floor. Each pastry caught is boxed and put behind you. Sometimes, a knife and fork come down the conveyor belt. If you are hit by the utensils or miss a pastry, the janitor has to clean it up. If he has to clean up too many times, he gets upset and storms out and game over.****You can push the button to stop a conveyor belt for about four seconds but if you stop a second one, the first belt starts right back up. On games with belt speed up, you can push right on the joystick to speed up the belt you are in front of.****At the end of each level, you will have a cup of coffee come down the belt, but not fall off the end. When you grab the cup, you get and extra clean-up (life) and the next level begins.****Difficulty switches**Set the left switch to A to start at level five. Set to B to start at level one. The right switch is not used.****The are game variations that force the baker to pause when transferring boxes, making it harder, variations that allow belt speedup, variations with fast moving bakers and variations with all gingerbread men.&lt;/story&gt; &lt;/game&gt;</text:p>
          </table:table-cell>
        </table:table-row>
        <table:table-row table:style-name="ro1">
          <table:table-cell office:value-type="string">
            <text:p>California Games (USA)</text:p>
          </table:table-cell>
          <table:table-cell office:value-type="string">
            <text:p>1987</text:p>
          </table:table-cell>
          <table:table-cell office:value-type="string">
            <text:p>ESRB - E (Everyone)</text:p>
          </table:table-cell>
          <table:table-cell office:value-type="string">
            <text:p>California Games </text:p>
          </table:table-cell>
          <table:table-cell table:number-columns-repeated="2" office:value-type="string">
            <text:p>Epyx, Inc.</text:p>
          </table:table-cell>
          <table:table-cell office:value-type="string">
            <text:p>Sports</text:p>
          </table:table-cell>
          <table:table-cell office:value-type="string">
            <text:p>3.1</text:p>
          </table:table-cell>
          <table:table-cell table:style-name="Default" office:value-type="string">
            <text:p>1-8 Players</text:p>
          </table:table-cell>
          <table:table-cell office:value-type="string">
            <text:p>California Games was the original "Extreme Games" – what today's generation might call "X-Games in the sun". <text:s/>Players can select sponsors (absent in some versions) and compete in events such as skateboarding, footbag, surfing, roller skating, flying disc (frisbee) and BMX. <text:s/>The surfing event is ranked by judges, which give a score to help the players improve their routine.****The Atari versions (2600 and Lynx) of the game omit the flying disc and roller skating events, while the Genesis version omits only the flying disc event.</text:p>
          </table:table-cell>
          <table:table-cell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California Games (USA)&quot;&gt; &lt;year&gt;1987&lt;/year&gt; &lt;rating&gt;ESRB - E (Everyone)&lt;/rating&gt; &lt;title&gt;California Games &lt;/title&gt; &lt;pub&gt;Epyx, Inc.&lt;/pub&gt; &lt;dev&gt;Epyx, Inc.&lt;/dev&gt; &lt;genre&gt;Sports&lt;/genre&gt; &lt;score&gt;3.1&lt;/score&gt; &lt;player&gt;1-8 Players&lt;/player&gt; &lt;story&gt;California Games was the original &quot;Extreme Games&quot; – what today's generation might call &quot;X-Games in the sun&quot;.  Players can select sponsors (absent in some versions) and compete in events such as skateboarding, footbag, surfing, roller skating, flying disc (frisbee) and BMX.  The surfing event is ranked by judges, which give a score to help the players improve their routine.****The Atari versions (2600 and Lynx) of the game omit the flying disc and roller skating events, while the Genesis version omits only the flying disc event.&lt;/story&gt; &lt;/game&gt;">
            <text:p>&lt;game name="California Games (USA)"&gt; &lt;year&gt;1987&lt;/year&gt; &lt;rating&gt;ESRB - E (Everyone)&lt;/rating&gt; &lt;title&gt;California Games &lt;/title&gt; &lt;pub&gt;Epyx, Inc.&lt;/pub&gt; &lt;dev&gt;Epyx, Inc.&lt;/dev&gt; &lt;genre&gt;Sports&lt;/genre&gt; &lt;score&gt;3.1&lt;/score&gt; &lt;player&gt;1-8 Players&lt;/player&gt; &lt;story&gt;California Games was the original "Extreme Games" – what today's generation might call "X-Games in the sun". <text:s/>Players can select sponsors (absent in some versions) and compete in events such as skateboarding, footbag, surfing, roller skating, flying disc (frisbee) and BMX. <text:s/>The surfing event is ranked by judges, which give a score to help the players improve their routine.****The Atari versions (2600 and Lynx) of the game omit the flying disc and roller skating events, while the Genesis version omits only the flying disc event.&lt;/story&gt; &lt;/game&gt;</text:p>
          </table:table-cell>
        </table:table-row>
        <table:table-row table:style-name="ro1">
          <table:table-cell office:value-type="string">
            <text:p>Canyon Bomber (USA)</text:p>
          </table:table-cell>
          <table:table-cell office:value-type="string">
            <text:p>1978</text:p>
          </table:table-cell>
          <table:table-cell office:value-type="string">
            <text:p>ESRB - E (Everyone)</text:p>
          </table:table-cell>
          <table:table-cell office:value-type="string">
            <text:p>Canyon Bomber </text:p>
          </table:table-cell>
          <table:table-cell table:number-columns-repeated="2" office:value-type="string">
            <text:p>Atari, Inc.</text:p>
          </table:table-cell>
          <table:table-cell office:value-type="string">
            <text:p>Shooter</text:p>
          </table:table-cell>
          <table:table-cell office:value-type="string">
            <text:p>1.7</text:p>
          </table:table-cell>
          <table:table-cell table:style-name="Default" office:value-type="string">
            <text:p>1-2 Players</text:p>
          </table:table-cell>
          <table:table-cell office:value-type="string">
            <text:p>Two aircraft (yours and your opponent's) fly over a canyon filled with layers of colorful bricks, a la Breakout. Using the fire button on your paddle controller, you earn points by dropping bombs into the canyon and destroying as many blocks as possible. The player with the highest score at the end of the game wins.****This game is extremely limited in that it is played using only the paddle controller's fire button. You do not control the movement of the planes and helicopters, but rather you must time your shots to do the most damage.****The cartridge includes a secondary variation titled "Sea Bomber" that is a little more interactive. In this game, you deploy bombs onto seafaring ships, but this time you can use the paddle controller's knob to determine the depth of the bombs.</text:p>
          </table:table-cell>
          <table:table-cell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Canyon Bomber (USA)&quot;&gt; &lt;year&gt;1978&lt;/year&gt; &lt;rating&gt;ESRB - E (Everyone)&lt;/rating&gt; &lt;title&gt;Canyon Bomber &lt;/title&gt; &lt;pub&gt;Atari, Inc.&lt;/pub&gt; &lt;dev&gt;Atari, Inc.&lt;/dev&gt; &lt;genre&gt;Shooter&lt;/genre&gt; &lt;score&gt;1.7&lt;/score&gt; &lt;player&gt;1-2 Players&lt;/player&gt; &lt;story&gt;Two aircraft (yours and your opponent's) fly over a canyon filled with layers of colorful bricks, a la Breakout. Using the fire button on your paddle controller, you earn points by dropping bombs into the canyon and destroying as many blocks as possible. The player with the highest score at the end of the game wins.****This game is extremely limited in that it is played using only the paddle controller's fire button. You do not control the movement of the planes and helicopters, but rather you must time your shots to do the most damage.****The cartridge includes a secondary variation titled &quot;Sea Bomber&quot; that is a little more interactive. In this game, you deploy bombs onto seafaring ships, but this time you can use the paddle controller's knob to determine the depth of the bombs.&lt;/story&gt; &lt;/game&gt;">
            <text:p>&lt;game name="Canyon Bomber (USA)"&gt; &lt;year&gt;1978&lt;/year&gt; &lt;rating&gt;ESRB - E (Everyone)&lt;/rating&gt; &lt;title&gt;Canyon Bomber &lt;/title&gt; &lt;pub&gt;Atari, Inc.&lt;/pub&gt; &lt;dev&gt;Atari, Inc.&lt;/dev&gt; &lt;genre&gt;Shooter&lt;/genre&gt; &lt;score&gt;1.7&lt;/score&gt; &lt;player&gt;1-2 Players&lt;/player&gt; &lt;story&gt;Two aircraft (yours and your opponent's) fly over a canyon filled with layers of colorful bricks, a la Breakout. Using the fire button on your paddle controller, you earn points by dropping bombs into the canyon and destroying as many blocks as possible. The player with the highest score at the end of the game wins.****This game is extremely limited in that it is played using only the paddle controller's fire button. You do not control the movement of the planes and helicopters, but rather you must time your shots to do the most damage.****The cartridge includes a secondary variation titled "Sea Bomber" that is a little more interactive. In this game, you deploy bombs onto seafaring ships, but this time you can use the paddle controller's knob to determine the depth of the bombs.&lt;/story&gt; &lt;/game&gt;</text:p>
          </table:table-cell>
        </table:table-row>
        <table:table-row table:style-name="ro1">
          <table:table-cell office:value-type="string">
            <text:p>Carnival (USA)</text:p>
          </table:table-cell>
          <table:table-cell office:value-type="string">
            <text:p>1982</text:p>
          </table:table-cell>
          <table:table-cell office:value-type="string">
            <text:p>ESRB - E (Everyone)</text:p>
          </table:table-cell>
          <table:table-cell office:value-type="string">
            <text:p>Carnival </text:p>
          </table:table-cell>
          <table:table-cell office:value-type="string">
            <text:p>Coleco Industries, Inc.</text:p>
          </table:table-cell>
          <table:table-cell office:value-type="string">
            <text:p>SEGA Enterprises, Inc.</text:p>
          </table:table-cell>
          <table:table-cell office:value-type="string">
            <text:p>Shooter</text:p>
          </table:table-cell>
          <table:table-cell office:value-type="string">
            <text:p>3.3</text:p>
          </table:table-cell>
          <table:table-cell table:style-name="Default" office:value-type="string">
            <text:p>1-2 Players</text:p>
          </table:table-cell>
          <table:table-cell office:value-type="string">
            <text:p>You are at the carnival, and are going to take a chance at the shooting gallery! Your goal is to earn as many points as possible by shooting the various targets before you run out of bullets. In addition to the assorted targets that float by, there are boxes which can be shot to earn additional bullets. You also need to be careful of the ducks! From time to time, a duck will fly down and eat some of your bullets if you don't shoot it first. You move on to the next round of gameplay when the rack has been cleared of all the targets, and the game ends when you use up all of your bullets.</text:p>
          </table:table-cell>
          <table:table-cell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Carnival (USA)&quot;&gt; &lt;year&gt;1982&lt;/year&gt; &lt;rating&gt;ESRB - E (Everyone)&lt;/rating&gt; &lt;title&gt;Carnival &lt;/title&gt; &lt;pub&gt;Coleco Industries, Inc.&lt;/pub&gt; &lt;dev&gt;SEGA Enterprises, Inc.&lt;/dev&gt; &lt;genre&gt;Shooter&lt;/genre&gt; &lt;score&gt;3.3&lt;/score&gt; &lt;player&gt;1-2 Players&lt;/player&gt; &lt;story&gt;You are at the carnival, and are going to take a chance at the shooting gallery! Your goal is to earn as many points as possible by shooting the various targets before you run out of bullets. In addition to the assorted targets that float by, there are boxes which can be shot to earn additional bullets. You also need to be careful of the ducks! From time to time, a duck will fly down and eat some of your bullets if you don't shoot it first. You move on to the next round of gameplay when the rack has been cleared of all the targets, and the game ends when you use up all of your bullets.&lt;/story&gt; &lt;/game&gt;">
            <text:p>&lt;game name="Carnival (USA)"&gt; &lt;year&gt;1982&lt;/year&gt; &lt;rating&gt;ESRB - E (Everyone)&lt;/rating&gt; &lt;title&gt;Carnival &lt;/title&gt; &lt;pub&gt;Coleco Industries, Inc.&lt;/pub&gt; &lt;dev&gt;SEGA Enterprises, Inc.&lt;/dev&gt; &lt;genre&gt;Shooter&lt;/genre&gt; &lt;score&gt;3.3&lt;/score&gt; &lt;player&gt;1-2 Players&lt;/player&gt; &lt;story&gt;You are at the carnival, and are going to take a chance at the shooting gallery! Your goal is to earn as many points as possible by shooting the various targets before you run out of bullets. In addition to the assorted targets that float by, there are boxes which can be shot to earn additional bullets. You also need to be careful of the ducks! From time to time, a duck will fly down and eat some of your bullets if you don't shoot it first. You move on to the next round of gameplay when the rack has been cleared of all the targets, and the game ends when you use up all of your bullets.&lt;/story&gt; &lt;/game&gt;</text:p>
          </table:table-cell>
        </table:table-row>
        <table:table-row table:style-name="ro1">
          <table:table-cell office:value-type="string">
            <text:p>Casino (USA)</text:p>
          </table:table-cell>
          <table:table-cell office:value-type="string">
            <text:p>1978</text:p>
          </table:table-cell>
          <table:table-cell office:value-type="string">
            <text:p>ESRB - E (Everyone)</text:p>
          </table:table-cell>
          <table:table-cell office:value-type="string">
            <text:p>Casino </text:p>
          </table:table-cell>
          <table:table-cell table:number-columns-repeated="2" office:value-type="string">
            <text:p>Atari, Inc.</text:p>
          </table:table-cell>
          <table:table-cell office:value-type="string">
            <text:p>Casino</text:p>
          </table:table-cell>
          <table:table-cell office:value-type="string">
            <text:p>1.5</text:p>
          </table:table-cell>
          <table:table-cell table:style-name="Default" office:value-type="string">
            <text:p>1-4 Players</text:p>
          </table:table-cell>
          <table:table-cell office:value-type="string">
            <text:p>This is three card games.****Blackjack**In game one, you play Blackjack with one or two players and allows for splitting. Game two is also Blackjack but is for one to four players and does not allow splitting. The computer is always the dealer. You place bets by rotating the controller then pressing the button.****Difficulty switches**Left switch:**If set to A=computer will shuffle after 34 cards are dealt**If set to B=computer will shuffle after each hand.**Right switch:**Set to A=dealer stays on 17 or better**Set to B=dealer stays on 18 or better and on a hard 17. Player wins if you take the maximum number of hits without busting (Game 1: 3 or 8 hits; Game 2: 3 hits).****Five-card stud poker**Game three is five-card stud poker for one to four players. <text:s/>The computer is always the dealer. It will deal you and it a five-card hand. Before the first card is dealt and after the second, third, fourth and fifth cards are dealt, players must place bets or fold. Betting is done the same as in games one and two.****Difficulty switches**Left switch:**If set to A=dealer's first card is dealt face down.**If set to B=All dealer's cards are dealt face up**Right switch:**If set to A=player's first card is dealt face down.**If set to B=All player's cards are dealt face up****Poker Solitaire**Game four is a one player game called Poker Solitaire. The object is to place cards on the screen to create the twelve best poker hads in five rows, five columns and two diagonals. You turn the controller to select a spot to place a card and press the button to place it.****Difficulty switches:**The difficulty switches do not affect Poker Solitaire.****Scoring:**Royal flush=500 points**Straight flush=300 points**Four of a kind=160 points**Straight=120 points**Full house=100 points**Three of a kind=60 points**Flush=50 points**Two pair=30 points**Pair=10 points**No other combinations will score points.****The highest possible points are 3340.</text:p>
          </table:table-cell>
          <table:table-cell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Casino (USA)&quot;&gt; &lt;year&gt;1978&lt;/year&gt; &lt;rating&gt;ESRB - E (Everyone)&lt;/rating&gt; &lt;title&gt;Casino &lt;/title&gt; &lt;pub&gt;Atari, Inc.&lt;/pub&gt; &lt;dev&gt;Atari, Inc.&lt;/dev&gt; &lt;genre&gt;Casino&lt;/genre&gt; &lt;score&gt;1.5&lt;/score&gt; &lt;player&gt;1-4 Players&lt;/player&gt; &lt;story&gt;This is three card games.****Blackjack**In game one, you play Blackjack with one or two players and allows for splitting. Game two is also Blackjack but is for one to four players and does not allow splitting. The computer is always the dealer. You place bets by rotating the controller then pressing the button.****Difficulty switches**Left switch:**If set to A=computer will shuffle after 34 cards are dealt**If set to B=computer will shuffle after each hand.**Right switch:**Set to A=dealer stays on 17 or better**Set to B=dealer stays on 18 or better and on a hard 17. Player wins if you take the maximum number of hits without busting (Game 1: 3 or 8 hits; Game 2: 3 hits).****Five-card stud poker**Game three is five-card stud poker for one to four players.  The computer is always the dealer. It will deal you and it a five-card hand. Before the first card is dealt and after the second, third, fourth and fifth cards are dealt, players must place bets or fold. Betting is done the same as in games one and two.****Difficulty switches**Left switch:**If set to A=dealer's first card is dealt face down.**If set to B=All dealer's cards are dealt face up**Right switch:**If set to A=player's first card is dealt face down.**If set to B=All player's cards are dealt face up****Poker Solitaire**Game four is a one player game called Poker Solitaire. The object is to place cards on the screen to create the twelve best poker hads in five rows, five columns and two diagonals. You turn the controller to select a spot to place a card and press the button to place it.****Difficulty switches:**The difficulty switches do not affect Poker Solitaire.****Scoring:**Royal flush=500 points**Straight flush=300 points**Four of a kind=160 points**Straight=120 points**Full house=100 points**Three of a kind=60 points**Flush=50 points**Two pair=30 points**Pair=10 points**No other combinations will score points.****The highest possible points are 3340.&lt;/story&gt; &lt;/game&gt;">
            <text:p>&lt;game name="Casino (USA)"&gt; &lt;year&gt;1978&lt;/year&gt; &lt;rating&gt;ESRB - E (Everyone)&lt;/rating&gt; &lt;title&gt;Casino &lt;/title&gt; &lt;pub&gt;Atari, Inc.&lt;/pub&gt; &lt;dev&gt;Atari, Inc.&lt;/dev&gt; &lt;genre&gt;Casino&lt;/genre&gt; &lt;score&gt;1.5&lt;/score&gt; &lt;player&gt;1-4 Players&lt;/player&gt; &lt;story&gt;This is three card games.****Blackjack**In game one, you play Blackjack with one or two players and allows for splitting. Game two is also Blackjack but is for one to four players and does not allow splitting. The computer is always the dealer. You place bets by rotating the controller then pressing the button.****Difficulty switches**Left switch:**If set to A=computer will shuffle after 34 cards are dealt**If set to B=computer will shuffle after each hand.**Right switch:**Set to A=dealer stays on 17 or better**Set to B=dealer stays on 18 or better and on a hard 17. Player wins if you take the maximum number of hits without busting (Game 1: 3 or 8 hits; Game 2: 3 hits).****Five-card stud poker**Game three is five-card stud poker for one to four players. <text:s/>The computer is always the dealer. It will deal you and it a five-card hand. Before the first card is dealt and after the second, third, fourth and fifth cards are dealt, players must place bets or fold. Betting is done the same as in games one and two.****Difficulty switches**Left switch:**If set to A=dealer's first card is dealt face down.**If set to B=All dealer's cards are dealt face up**Right switch:**If set to A=player's first card is dealt face down.**If set to B=All player's cards are dealt face up****Poker Solitaire**Game four is a one player game called Poker Solitaire. The object is to place cards on the screen to create the twelve best poker hads in five rows, five columns and two diagonals. You turn the controller to select a spot to place a card and press the button to place it.****Difficulty switches:**The difficulty switches do not affect Poker Solitaire.****Scoring:**Royal flush=500 points**Straight flush=300 points**Four of a kind=160 points**Straight=120 points**Full house=100 points**Three of a kind=60 points**Flush=50 points**Two pair=30 points**Pair=10 points**No other combinations will score points.****The highest possible points are 3340.&lt;/story&gt; &lt;/game&gt;</text:p>
          </table:table-cell>
        </table:table-row>
        <table:table-row table:style-name="ro1">
          <table:table-cell office:value-type="string">
            <text:p>Cathouse Blues (USA)</text:p>
          </table:table-cell>
          <table:table-cell office:value-type="string">
            <text:p>1982</text:p>
          </table:table-cell>
          <table:table-cell office:value-type="string">
            <text:p>ESRB - M (Mature)</text:p>
          </table:table-cell>
          <table:table-cell office:value-type="string">
            <text:p>Cathouse Blues </text:p>
          </table:table-cell>
          <table:table-cell table:number-columns-repeated="2" office:value-type="string">
            <text:p>PlayAround</text:p>
          </table:table-cell>
          <table:table-cell office:value-type="string">
            <text:p>Mature</text:p>
          </table:table-cell>
          <table:table-cell office:value-type="string">
            <text:p>1.4</text:p>
          </table:table-cell>
          <table:table-cell table:style-name="Default" office:value-type="string">
            <text:p>1 Player</text:p>
          </table:table-cell>
          <table:table-cell office:value-type="string">
            <text:p>in Cathouse Blues men will leave the jail and head to various houses. The player, controlling a female, must collect some money from the bank and then make their way to the houses for sex she pays these men for. Once the money is in hand, the player has to avoid the thief who is out to rob all that cash. The game will end if the thief succeeds.After the woman is finished having intercourse with a man, she has to try to avoid or outrun the police. If she is arrested three times, the game is over. To run, move while holding down the button. It's best the player doesn't make her run everywhere or the police will chase you, thinking she is up to something.</text:p>
          </table:table-cell>
          <table:table-cell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Cathouse Blues (USA)&quot;&gt; &lt;year&gt;1982&lt;/year&gt; &lt;rating&gt;ESRB - M (Mature)&lt;/rating&gt; &lt;title&gt;Cathouse Blues &lt;/title&gt; &lt;pub&gt;PlayAround&lt;/pub&gt; &lt;dev&gt;PlayAround&lt;/dev&gt; &lt;genre&gt;Mature&lt;/genre&gt; &lt;score&gt;1.4&lt;/score&gt; &lt;player&gt;1 Player&lt;/player&gt; &lt;story&gt;in Cathouse Blues men will leave the jail and head to various houses. The player, controlling a female, must collect some money from the bank and then make their way to the houses for sex she pays these men for. Once the money is in hand, the player has to avoid the thief who is out to rob all that cash. The game will end if the thief succeeds.After the woman is finished having intercourse with a man, she has to try to avoid or outrun the police. If she is arrested three times, the game is over. To run, move while holding down the button. It's best the player doesn't make her run everywhere or the police will chase you, thinking she is up to something.&lt;/story&gt; &lt;/game&gt;">
            <text:p>&lt;game name="Cathouse Blues (USA)"&gt; &lt;year&gt;1982&lt;/year&gt; &lt;rating&gt;ESRB - M (Mature)&lt;/rating&gt; &lt;title&gt;Cathouse Blues &lt;/title&gt; &lt;pub&gt;PlayAround&lt;/pub&gt; &lt;dev&gt;PlayAround&lt;/dev&gt; &lt;genre&gt;Mature&lt;/genre&gt; &lt;score&gt;1.4&lt;/score&gt; &lt;player&gt;1 Player&lt;/player&gt; &lt;story&gt;in Cathouse Blues men will leave the jail and head to various houses. The player, controlling a female, must collect some money from the bank and then make their way to the houses for sex she pays these men for. Once the money is in hand, the player has to avoid the thief who is out to rob all that cash. The game will end if the thief succeeds.After the woman is finished having intercourse with a man, she has to try to avoid or outrun the police. If she is arrested three times, the game is over. To run, move while holding down the button. It's best the player doesn't make her run everywhere or the police will chase you, thinking she is up to something.&lt;/story&gt; &lt;/game&gt;</text:p>
          </table:table-cell>
        </table:table-row>
        <table:table-row table:style-name="ro1">
          <table:table-cell office:value-type="string">
            <text:p>Centipede (USA)</text:p>
          </table:table-cell>
          <table:table-cell office:value-type="string">
            <text:p>1982</text:p>
          </table:table-cell>
          <table:table-cell office:value-type="string">
            <text:p>ESRB - E (Everyone)</text:p>
          </table:table-cell>
          <table:table-cell office:value-type="string">
            <text:p>Centipede </text:p>
          </table:table-cell>
          <table:table-cell table:number-columns-repeated="2" office:value-type="string">
            <text:p>Atari, Inc.</text:p>
          </table:table-cell>
          <table:table-cell office:value-type="string">
            <text:p>Shooter</text:p>
          </table:table-cell>
          <table:table-cell office:value-type="string">
            <text:p>3.5</text:p>
          </table:table-cell>
          <table:table-cell table:style-name="Default" office:value-type="string">
            <text:p>1 Player</text:p>
          </table:table-cell>
          <table:table-cell office:value-type="string">
            <text:p>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text:p>
          </table:table-cell>
          <table:table-cell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Centipede (USA)&quot;&gt; &lt;year&gt;1982&lt;/year&gt; &lt;rating&gt;ESRB - E (Everyone)&lt;/rating&gt; &lt;title&gt;Centipede &lt;/title&gt; &lt;pub&gt;Atari, Inc.&lt;/pub&gt; &lt;dev&gt;Atari, Inc.&lt;/dev&gt; &lt;genre&gt;Shooter&lt;/genre&gt; &lt;score&gt;3.5&lt;/score&gt; &lt;player&gt;1 Player&lt;/player&gt; &lt;story&gt;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lt;/story&gt; &lt;/game&gt;">
            <text:p>&lt;game name="Centipede (USA)"&gt; &lt;year&gt;1982&lt;/year&gt; &lt;rating&gt;ESRB - E (Everyone)&lt;/rating&gt; &lt;title&gt;Centipede &lt;/title&gt; &lt;pub&gt;Atari, Inc.&lt;/pub&gt; &lt;dev&gt;Atari, Inc.&lt;/dev&gt; &lt;genre&gt;Shooter&lt;/genre&gt; &lt;score&gt;3.5&lt;/score&gt; &lt;player&gt;1 Player&lt;/player&gt; &lt;story&gt;In Centipede, the player is trapped in the Enchanted Forest. Armed with only a magic wand to ward off the forest's insect denizens, all of which apparently are attacking in the player in continuous waves. The player must use the magic wand to shoot sparks at approaching insects to score points by pressing the controller button. Holding down the controller button will set the wand to rapid fire shots. If the player is bitten by an insect, the player will be temporarily paralyzed and lose one of the three starting magic wands.&lt;/story&gt; &lt;/game&gt;</text:p>
          </table:table-cell>
        </table:table-row>
        <table:table-row table:style-name="ro1">
          <table:table-cell office:value-type="string">
            <text:p>Challenge (Europe)</text:p>
          </table:table-cell>
          <table:table-cell office:value-type="string">
            <text:p>1980</text:p>
          </table:table-cell>
          <table:table-cell office:value-type="string">
            <text:p>ESRB - E (Everyone)</text:p>
          </table:table-cell>
          <table:table-cell office:value-type="string">
            <text:p>Challenge </text:p>
          </table:table-cell>
          <table:table-cell office:value-type="string">
            <text:p>Funvision</text:p>
          </table:table-cell>
          <table:table-cell office:value-type="string">
            <text:p>Fund. International Co.</text:p>
          </table:table-cell>
          <table:table-cell office:value-type="string">
            <text:p>Action</text:p>
          </table:table-cell>
          <table:table-cell office:value-type="string">
            <text:p>…</text:p>
          </table:table-cell>
          <table:table-cell table:style-name="Default" office:value-type="string">
            <text:p>1 Player</text:p>
          </table:table-cell>
          <table:table-cell office:value-type="string">
            <text:p>What exactly is Challenge? It's a game where you have to take this green duck --- yes, a green duck. Well, I think it's a duck anyway --- to the end of a stage by moving up and down like in a maze. You have to avoid the frogs as you're going there though. Yes, a duck has to avoid frogs to reach the end, and he “crosses the street” more than once per stage, unlike Frogger. (Challenge came before Frogger, by the way) Yes, the graphics are simple. A green duck thing (it could be a mouse or a snake too, come to think of it. I guess it could be whatever you want it to be), purple frogs (they could be green cars too, actually, or bugs. I guess those are whatever you want them to be too), and a track to go around with white flashing borders are the main objects in this game. Actually, these are great graphics for an Atari game. In a normal Atari game, it probably would've been a block trying to avoid other blocks. </text:p>
          </table:table-cell>
          <table:table-cell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Challenge (Europe)&quot;&gt; &lt;year&gt;1980&lt;/year&gt; &lt;rating&gt;ESRB - E (Everyone)&lt;/rating&gt; &lt;title&gt;Challenge &lt;/title&gt; &lt;pub&gt;Funvision&lt;/pub&gt; &lt;dev&gt;Fund. International Co.&lt;/dev&gt; &lt;genre&gt;Action&lt;/genre&gt; &lt;score&gt;…&lt;/score&gt; &lt;player&gt;1 Player&lt;/player&gt; &lt;story&gt;What exactly is Challenge? It's a game where you have to take this green duck --- yes, a green duck. Well, I think it's a duck anyway --- to the end of a stage by moving up and down like in a maze. You have to avoid the frogs as you're going there though. Yes, a duck has to avoid frogs to reach the end, and he “crosses the street” more than once per stage, unlike Frogger. (Challenge came before Frogger, by the way) Yes, the graphics are simple. A green duck thing (it could be a mouse or a snake too, come to think of it. I guess it could be whatever you want it to be), purple frogs (they could be green cars too, actually, or bugs. I guess those are whatever you want them to be too), and a track to go around with white flashing borders are the main objects in this game. Actually, these are great graphics for an Atari game. In a normal Atari game, it probably would've been a block trying to avoid other blocks. &lt;/story&gt; &lt;/game&gt;">
            <text:p>&lt;game name="Challenge (Europe)"&gt; &lt;year&gt;1980&lt;/year&gt; &lt;rating&gt;ESRB - E (Everyone)&lt;/rating&gt; &lt;title&gt;Challenge &lt;/title&gt; &lt;pub&gt;Funvision&lt;/pub&gt; &lt;dev&gt;Fund. International Co.&lt;/dev&gt; &lt;genre&gt;Action&lt;/genre&gt; &lt;score&gt;…&lt;/score&gt; &lt;player&gt;1 Player&lt;/player&gt; &lt;story&gt;What exactly is Challenge? It's a game where you have to take this green duck --- yes, a green duck. Well, I think it's a duck anyway --- to the end of a stage by moving up and down like in a maze. You have to avoid the frogs as you're going there though. Yes, a duck has to avoid frogs to reach the end, and he “crosses the street” more than once per stage, unlike Frogger. (Challenge came before Frogger, by the way) Yes, the graphics are simple. A green duck thing (it could be a mouse or a snake too, come to think of it. I guess it could be whatever you want it to be), purple frogs (they could be green cars too, actually, or bugs. I guess those are whatever you want them to be too), and a track to go around with white flashing borders are the main objects in this game. Actually, these are great graphics for an Atari game. In a normal Atari game, it probably would've been a block trying to avoid other blocks. &lt;/story&gt; &lt;/game&gt;</text:p>
          </table:table-cell>
        </table:table-row>
        <table:table-row table:style-name="ro1">
          <table:table-cell office:value-type="string">
            <text:p>Challenge of.... Nexar, The (USA)</text:p>
          </table:table-cell>
          <table:table-cell office:value-type="string">
            <text:p>1982</text:p>
          </table:table-cell>
          <table:table-cell office:value-type="string">
            <text:p>ESRB - E (Everyone)</text:p>
          </table:table-cell>
          <table:table-cell office:value-type="string">
            <text:p>Challenge of.... Nexar, The </text:p>
          </table:table-cell>
          <table:table-cell office:value-type="string">
            <text:p>Spectravision</text:p>
          </table:table-cell>
          <table:table-cell office:value-type="string">
            <text:p>Sirius Software, Inc.</text:p>
          </table:table-cell>
          <table:table-cell office:value-type="string">
            <text:p>Simulation</text:p>
          </table:table-cell>
          <table:table-cell office:value-type="string">
            <text:p>2.2</text:p>
          </table:table-cell>
          <table:table-cell table:style-name="Default" office:value-type="string">
            <text:p>1 Player</text:p>
          </table:table-cell>
          <table:table-cell office:value-type="string">
            <text:p>You are trying to become a Spectra-Warrior. To do this, you must fly through the levels of warp zones, destroying radioactive beacons. The higher the level, the more you need to destroy. These beacons are guarded by impact exploding saucers. You can destroy these saucers for points or avoid them. When you destroy a saucer or beacon, do not remain in the same place as the debris will collide with you. You have ninety-nine seconds to destroy the number of beacons indicated by the number on the bottom right of the screen per level.</text:p>
          </table:table-cell>
          <table:table-cell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Challenge of.... Nexar, The (USA)&quot;&gt; &lt;year&gt;1982&lt;/year&gt; &lt;rating&gt;ESRB - E (Everyone)&lt;/rating&gt; &lt;title&gt;Challenge of.... Nexar, The &lt;/title&gt; &lt;pub&gt;Spectravision&lt;/pub&gt; &lt;dev&gt;Sirius Software, Inc.&lt;/dev&gt; &lt;genre&gt;Simulation&lt;/genre&gt; &lt;score&gt;2.2&lt;/score&gt; &lt;player&gt;1 Player&lt;/player&gt; &lt;story&gt;You are trying to become a Spectra-Warrior. To do this, you must fly through the levels of warp zones, destroying radioactive beacons. The higher the level, the more you need to destroy. These beacons are guarded by impact exploding saucers. You can destroy these saucers for points or avoid them. When you destroy a saucer or beacon, do not remain in the same place as the debris will collide with you. You have ninety-nine seconds to destroy the number of beacons indicated by the number on the bottom right of the screen per level.&lt;/story&gt; &lt;/game&gt;">
            <text:p>&lt;game name="Challenge of.... Nexar, The (USA)"&gt; &lt;year&gt;1982&lt;/year&gt; &lt;rating&gt;ESRB - E (Everyone)&lt;/rating&gt; &lt;title&gt;Challenge of.... Nexar, The &lt;/title&gt; &lt;pub&gt;Spectravision&lt;/pub&gt; &lt;dev&gt;Sirius Software, Inc.&lt;/dev&gt; &lt;genre&gt;Simulation&lt;/genre&gt; &lt;score&gt;2.2&lt;/score&gt; &lt;player&gt;1 Player&lt;/player&gt; &lt;story&gt;You are trying to become a Spectra-Warrior. To do this, you must fly through the levels of warp zones, destroying radioactive beacons. The higher the level, the more you need to destroy. These beacons are guarded by impact exploding saucers. You can destroy these saucers for points or avoid them. When you destroy a saucer or beacon, do not remain in the same place as the debris will collide with you. You have ninety-nine seconds to destroy the number of beacons indicated by the number on the bottom right of the screen per level.&lt;/story&gt; &lt;/game&gt;</text:p>
          </table:table-cell>
        </table:table-row>
        <table:table-row table:style-name="ro1">
          <table:table-cell office:value-type="string">
            <text:p>Championship Soccer (USA)</text:p>
          </table:table-cell>
          <table:table-cell office:value-type="string">
            <text:p>1980</text:p>
          </table:table-cell>
          <table:table-cell office:value-type="string">
            <text:p>ESRB - E (Everyone)</text:p>
          </table:table-cell>
          <table:table-cell office:value-type="string">
            <text:p>Championship Soccer </text:p>
          </table:table-cell>
          <table:table-cell office:value-type="string">
            <text:p>Sears, Roebuck and Co.</text:p>
          </table:table-cell>
          <table:table-cell office:value-type="string">
            <text:p>Atari, Inc.</text:p>
          </table:table-cell>
          <table:table-cell office:value-type="string">
            <text:p>Sports/Soccer</text:p>
          </table:table-cell>
          <table:table-cell office:value-type="string">
            <text:p>3.3</text:p>
          </table:table-cell>
          <table:table-cell table:style-name="Default" office:value-type="string">
            <text:p>1-2 Players</text:p>
          </table:table-cell>
          <table:table-cell office:value-type="string">
            <text:p>In this soccer game, each team has one forward, two backs and a goalie. The forward and backs always run in formation. You only control the goalie when he has the ball, otherwise he is computer controlled. The game is played in 2 halves with the object to score as many goals as you can in the time allowed. The allowed time varies by game setting</text:p>
          </table:table-cell>
          <table:table-cell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Championship Soccer (USA)&quot;&gt; &lt;year&gt;1980&lt;/year&gt; &lt;rating&gt;ESRB - E (Everyone)&lt;/rating&gt; &lt;title&gt;Championship Soccer &lt;/title&gt; &lt;pub&gt;Sears, Roebuck and Co.&lt;/pub&gt; &lt;dev&gt;Atari, Inc.&lt;/dev&gt; &lt;genre&gt;Sports/Soccer&lt;/genre&gt; &lt;score&gt;3.3&lt;/score&gt; &lt;player&gt;1-2 Players&lt;/player&gt; &lt;story&gt;In this soccer game, each team has one forward, two backs and a goalie. The forward and backs always run in formation. You only control the goalie when he has the ball, otherwise he is computer controlled. The game is played in 2 halves with the object to score as many goals as you can in the time allowed. The allowed time varies by game setting&lt;/story&gt; &lt;/game&gt;">
            <text:p>&lt;game name="Championship Soccer (USA)"&gt; &lt;year&gt;1980&lt;/year&gt; &lt;rating&gt;ESRB - E (Everyone)&lt;/rating&gt; &lt;title&gt;Championship Soccer &lt;/title&gt; &lt;pub&gt;Sears, Roebuck and Co.&lt;/pub&gt; &lt;dev&gt;Atari, Inc.&lt;/dev&gt; &lt;genre&gt;Sports/Soccer&lt;/genre&gt; &lt;score&gt;3.3&lt;/score&gt; &lt;player&gt;1-2 Players&lt;/player&gt; &lt;story&gt;In this soccer game, each team has one forward, two backs and a goalie. The forward and backs always run in formation. You only control the goalie when he has the ball, otherwise he is computer controlled. The game is played in 2 halves with the object to score as many goals as you can in the time allowed. The allowed time varies by game setting&lt;/story&gt; &lt;/game&gt;</text:p>
          </table:table-cell>
        </table:table-row>
        <table:table-row table:style-name="ro1">
          <table:table-cell office:value-type="string">
            <text:p>Chase the Chuckwagon (USA)</text:p>
          </table:table-cell>
          <table:table-cell office:value-type="string">
            <text:p>1983</text:p>
          </table:table-cell>
          <table:table-cell office:value-type="string">
            <text:p>ESRB - E (Everyone)</text:p>
          </table:table-cell>
          <table:table-cell office:value-type="string">
            <text:p>Chase the Chuckwagon </text:p>
          </table:table-cell>
          <table:table-cell table:number-columns-repeated="2" office:value-type="string">
            <text:p>Spectravideo</text:p>
          </table:table-cell>
          <table:table-cell office:value-type="string">
            <text:p>Maze</text:p>
          </table:table-cell>
          <table:table-cell office:value-type="string">
            <text:p>2.2</text:p>
          </table:table-cell>
          <table:table-cell table:style-name="Default" office:value-type="string">
            <text:p>1 Player</text:p>
          </table:table-cell>
          <table:table-cell office:value-type="string">
            <text:p>Released as part of a promotional campaign for Purina Dog Chow, Chase the Chuck Wagon puts players in control of Chuckie the Dog. Chuckie must be guided through a maze, avoiding objects and the dogcatcher, to the top of the screen where he can go directly beneath the chuck wagon to catch it.Escaping from the maze allows Chuckie to enter a Reward Screen. <text:s/>Here, Chuckie can find a bowl of dog food in the maze to eat for extra bonus points. <text:s/>If Chuckie misses, no points will be awarded, and he will simply be sent to the next screen.Chase the Chuck Wagon was available only as an exclusive through Ralston-Purina.</text:p>
          </table:table-cell>
          <table:table-cell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Chase the Chuckwagon (USA)&quot;&gt; &lt;year&gt;1983&lt;/year&gt; &lt;rating&gt;ESRB - E (Everyone)&lt;/rating&gt; &lt;title&gt;Chase the Chuckwagon &lt;/title&gt; &lt;pub&gt;Spectravideo&lt;/pub&gt; &lt;dev&gt;Spectravideo&lt;/dev&gt; &lt;genre&gt;Maze&lt;/genre&gt; &lt;score&gt;2.2&lt;/score&gt; &lt;player&gt;1 Player&lt;/player&gt; &lt;story&gt;Released as part of a promotional campaign for Purina Dog Chow, Chase the Chuck Wagon puts players in control of Chuckie the Dog. Chuckie must be guided through a maze, avoiding objects and the dogcatcher, to the top of the screen where he can go directly beneath the chuck wagon to catch it.Escaping from the maze allows Chuckie to enter a Reward Screen.  Here, Chuckie can find a bowl of dog food in the maze to eat for extra bonus points.  If Chuckie misses, no points will be awarded, and he will simply be sent to the next screen.Chase the Chuck Wagon was available only as an exclusive through Ralston-Purina.&lt;/story&gt; &lt;/game&gt;">
            <text:p>&lt;game name="Chase the Chuckwagon (USA)"&gt; &lt;year&gt;1983&lt;/year&gt; &lt;rating&gt;ESRB - E (Everyone)&lt;/rating&gt; &lt;title&gt;Chase the Chuckwagon &lt;/title&gt; &lt;pub&gt;Spectravideo&lt;/pub&gt; &lt;dev&gt;Spectravideo&lt;/dev&gt; &lt;genre&gt;Maze&lt;/genre&gt; &lt;score&gt;2.2&lt;/score&gt; &lt;player&gt;1 Player&lt;/player&gt; &lt;story&gt;Released as part of a promotional campaign for Purina Dog Chow, Chase the Chuck Wagon puts players in control of Chuckie the Dog. Chuckie must be guided through a maze, avoiding objects and the dogcatcher, to the top of the screen where he can go directly beneath the chuck wagon to catch it.Escaping from the maze allows Chuckie to enter a Reward Screen. <text:s/>Here, Chuckie can find a bowl of dog food in the maze to eat for extra bonus points. <text:s/>If Chuckie misses, no points will be awarded, and he will simply be sent to the next screen.Chase the Chuck Wagon was available only as an exclusive through Ralston-Purina.&lt;/story&gt; &lt;/game&gt;</text:p>
          </table:table-cell>
        </table:table-row>
        <table:table-row table:style-name="ro1">
          <table:table-cell office:value-type="string">
            <text:p>Checkers (USA)</text:p>
          </table:table-cell>
          <table:table-cell office:value-type="string">
            <text:p>1980</text:p>
          </table:table-cell>
          <table:table-cell office:value-type="string">
            <text:p>ESRB - E (Everyone)</text:p>
          </table:table-cell>
          <table:table-cell office:value-type="string">
            <text:p>Checkers </text:p>
          </table:table-cell>
          <table:table-cell table:number-columns-repeated="2" office:value-type="string">
            <text:p>Activision, Inc.</text:p>
          </table:table-cell>
          <table:table-cell office:value-type="string">
            <text:p>Board Games</text:p>
          </table:table-cell>
          <table:table-cell office:value-type="string">
            <text:p>3.4</text:p>
          </table:table-cell>
          <table:table-cell table:style-name="Default" office:value-type="string">
            <text:p>1-2 Players</text:p>
          </table:table-cell>
          <table:table-cell office:value-type="string">
            <text:p>Checkers is a computerized version of the popular board game and follows the same rules; the object of the game is to remove all of your opponents pieces from the 8x8 game board. This is accomplished by moving your pieces diagonally forward on the board; an opponents piece is removed from play if one of your pieces jumps over it (if any of your pieces are able to jump an opponents piece, you must make that move). When beginning the game pieces can only move in a diagonal forward direction until they reach the other side of the board; that piece then becomes &amp;quot;kinged&amp;quot; allowing movement both forwards and backwards. The game can be played by one player against the computer (with three skill levels available) or two players against each other.</text:p>
          </table:table-cell>
          <table:table-cell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Checkers (USA)&quot;&gt; &lt;year&gt;1980&lt;/year&gt; &lt;rating&gt;ESRB - E (Everyone)&lt;/rating&gt; &lt;title&gt;Checkers &lt;/title&gt; &lt;pub&gt;Activision, Inc.&lt;/pub&gt; &lt;dev&gt;Activision, Inc.&lt;/dev&gt; &lt;genre&gt;Board Games&lt;/genre&gt; &lt;score&gt;3.4&lt;/score&gt; &lt;player&gt;1-2 Players&lt;/player&gt; &lt;story&gt;Checkers is a computerized version of the popular board game and follows the same rules; the object of the game is to remove all of your opponents pieces from the 8x8 game board. This is accomplished by moving your pieces diagonally forward on the board; an opponents piece is removed from play if one of your pieces jumps over it (if any of your pieces are able to jump an opponents piece, you must make that move). When beginning the game pieces can only move in a diagonal forward direction until they reach the other side of the board; that piece then becomes &amp;quot;kinged&amp;quot; allowing movement both forwards and backwards. The game can be played by one player against the computer (with three skill levels available) or two players against each other.&lt;/story&gt; &lt;/game&gt;">
            <text:p>&lt;game name="Checkers (USA)"&gt; &lt;year&gt;1980&lt;/year&gt; &lt;rating&gt;ESRB - E (Everyone)&lt;/rating&gt; &lt;title&gt;Checkers &lt;/title&gt; &lt;pub&gt;Activision, Inc.&lt;/pub&gt; &lt;dev&gt;Activision, Inc.&lt;/dev&gt; &lt;genre&gt;Board Games&lt;/genre&gt; &lt;score&gt;3.4&lt;/score&gt; &lt;player&gt;1-2 Players&lt;/player&gt; &lt;story&gt;Checkers is a computerized version of the popular board game and follows the same rules; the object of the game is to remove all of your opponents pieces from the 8x8 game board. This is accomplished by moving your pieces diagonally forward on the board; an opponents piece is removed from play if one of your pieces jumps over it (if any of your pieces are able to jump an opponents piece, you must make that move). When beginning the game pieces can only move in a diagonal forward direction until they reach the other side of the board; that piece then becomes &amp;quot;kinged&amp;quot; allowing movement both forwards and backwards. The game can be played by one player against the computer (with three skill levels available) or two players against each other.&lt;/story&gt; &lt;/game&gt;</text:p>
          </table:table-cell>
        </table:table-row>
        <table:table-row table:style-name="ro1">
          <table:table-cell office:value-type="string">
            <text:p>China Syndrome (USA)</text:p>
          </table:table-cell>
          <table:table-cell office:value-type="string">
            <text:p>1982</text:p>
          </table:table-cell>
          <table:table-cell office:value-type="string">
            <text:p>ESRB - E (Everyone)</text:p>
          </table:table-cell>
          <table:table-cell office:value-type="string">
            <text:p>China Syndrome </text:p>
          </table:table-cell>
          <table:table-cell table:number-columns-repeated="2" office:value-type="string">
            <text:p>Spectravision</text:p>
          </table:table-cell>
          <table:table-cell office:value-type="string">
            <text:p>Action</text:p>
          </table:table-cell>
          <table:table-cell office:value-type="string">
            <text:p>3.0</text:p>
          </table:table-cell>
          <table:table-cell table:style-name="Default" office:value-type="string">
            <text:p>1 Player</text:p>
          </table:table-cell>
          <table:table-cell office:value-type="string">
            <text:p>The Spectra Island reactor provides power for millions of residents. Ordinarily, there is no problem but there has been an earthquake. This has damaged the reactor, causing it to release radioactive particles. You must use the robot arm to retrieve these particles before the radiation builds too much and we have a meltdown.There are three sections per screen. They are colored, from top to bottom, red, blue and yellow. You start with one particle in each area and you must move the robot arm to intercept these particles, pushing the fire button to grasp them when they get to the robot arm.If you delay to long, however, the particles will split as they bounce around, causing the radiation level to build. If the radiation builds too much, you lose one robot arm. In later levels, you also must avoid hitting the circulating fans, as this will also destroy the robot arm. The game ends when you clear level nine and save the day or lose your last robot arm and the reactor enters meltdown.</text:p>
          </table:table-cell>
          <table:table-cell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China Syndrome (USA)&quot;&gt; &lt;year&gt;1982&lt;/year&gt; &lt;rating&gt;ESRB - E (Everyone)&lt;/rating&gt; &lt;title&gt;China Syndrome &lt;/title&gt; &lt;pub&gt;Spectravision&lt;/pub&gt; &lt;dev&gt;Spectravision&lt;/dev&gt; &lt;genre&gt;Action&lt;/genre&gt; &lt;score&gt;3.0&lt;/score&gt; &lt;player&gt;1 Player&lt;/player&gt; &lt;story&gt;The Spectra Island reactor provides power for millions of residents. Ordinarily, there is no problem but there has been an earthquake. This has damaged the reactor, causing it to release radioactive particles. You must use the robot arm to retrieve these particles before the radiation builds too much and we have a meltdown.There are three sections per screen. They are colored, from top to bottom, red, blue and yellow. You start with one particle in each area and you must move the robot arm to intercept these particles, pushing the fire button to grasp them when they get to the robot arm.If you delay to long, however, the particles will split as they bounce around, causing the radiation level to build. If the radiation builds too much, you lose one robot arm. In later levels, you also must avoid hitting the circulating fans, as this will also destroy the robot arm. The game ends when you clear level nine and save the day or lose your last robot arm and the reactor enters meltdown.&lt;/story&gt; &lt;/game&gt;">
            <text:p>&lt;game name="China Syndrome (USA)"&gt; &lt;year&gt;1982&lt;/year&gt; &lt;rating&gt;ESRB - E (Everyone)&lt;/rating&gt; &lt;title&gt;China Syndrome &lt;/title&gt; &lt;pub&gt;Spectravision&lt;/pub&gt; &lt;dev&gt;Spectravision&lt;/dev&gt; &lt;genre&gt;Action&lt;/genre&gt; &lt;score&gt;3.0&lt;/score&gt; &lt;player&gt;1 Player&lt;/player&gt; &lt;story&gt;The Spectra Island reactor provides power for millions of residents. Ordinarily, there is no problem but there has been an earthquake. This has damaged the reactor, causing it to release radioactive particles. You must use the robot arm to retrieve these particles before the radiation builds too much and we have a meltdown.There are three sections per screen. They are colored, from top to bottom, red, blue and yellow. You start with one particle in each area and you must move the robot arm to intercept these particles, pushing the fire button to grasp them when they get to the robot arm.If you delay to long, however, the particles will split as they bounce around, causing the radiation level to build. If the radiation builds too much, you lose one robot arm. In later levels, you also must avoid hitting the circulating fans, as this will also destroy the robot arm. The game ends when you clear level nine and save the day or lose your last robot arm and the reactor enters meltdown.&lt;/story&gt; &lt;/game&gt;</text:p>
          </table:table-cell>
        </table:table-row>
        <table:table-row table:style-name="ro1">
          <table:table-cell office:value-type="string">
            <text:p>Chopper Command (USA)</text:p>
          </table:table-cell>
          <table:table-cell office:value-type="string">
            <text:p>1982</text:p>
          </table:table-cell>
          <table:table-cell office:value-type="string">
            <text:p>ESRB - E (Everyone)</text:p>
          </table:table-cell>
          <table:table-cell office:value-type="string">
            <text:p>Chopper Command </text:p>
          </table:table-cell>
          <table:table-cell table:number-columns-repeated="2" table:style-name="ce3" office:value-type="string">
            <text:p>Activision, Inc.</text:p>
          </table:table-cell>
          <table:table-cell office:value-type="string">
            <text:p>Shooter</text:p>
          </table:table-cell>
          <table:table-cell office:value-type="string">
            <text:p>4.1</text:p>
          </table:table-cell>
          <table:table-cell table:style-name="Default" office:value-type="string">
            <text:p>1-2 Players</text:p>
          </table:table-cell>
          <table:table-cell office:value-type="string">
            <text:p>Chopper Command is a side scrolling shooter. As the pilot of a helicopter gunship, your mission is to protect the convoy of trucks which is travelling at the bottom of the screen. Each wave consists of numerous enemy choppers and jets which are trying to destroy you and the convoy. When all enemies in the current wave are destroyed, you can move on to the next, more difficult wave. To help out, a long range scanner is located at the bottom of the screen which can locate trucks in the convoy as well as enemy aircraft. Good luck, the ground troops are counting on you!</text:p>
          </table:table-cell>
          <table:table-cell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Chopper Command (USA)&quot;&gt; &lt;year&gt;1982&lt;/year&gt; &lt;rating&gt;ESRB - E (Everyone)&lt;/rating&gt; &lt;title&gt;Chopper Command &lt;/title&gt; &lt;pub&gt;Activision, Inc.&lt;/pub&gt; &lt;dev&gt;Activision, Inc.&lt;/dev&gt; &lt;genre&gt;Shooter&lt;/genre&gt; &lt;score&gt;4.1&lt;/score&gt; &lt;player&gt;1-2 Players&lt;/player&gt; &lt;story&gt;Chopper Command is a side scrolling shooter. As the pilot of a helicopter gunship, your mission is to protect the convoy of trucks which is travelling at the bottom of the screen. Each wave consists of numerous enemy choppers and jets which are trying to destroy you and the convoy. When all enemies in the current wave are destroyed, you can move on to the next, more difficult wave. To help out, a long range scanner is located at the bottom of the screen which can locate trucks in the convoy as well as enemy aircraft. Good luck, the ground troops are counting on you!&lt;/story&gt; &lt;/game&gt;">
            <text:p>&lt;game name="Chopper Command (USA)"&gt; &lt;year&gt;1982&lt;/year&gt; &lt;rating&gt;ESRB - E (Everyone)&lt;/rating&gt; &lt;title&gt;Chopper Command &lt;/title&gt; &lt;pub&gt;Activision, Inc.&lt;/pub&gt; &lt;dev&gt;Activision, Inc.&lt;/dev&gt; &lt;genre&gt;Shooter&lt;/genre&gt; &lt;score&gt;4.1&lt;/score&gt; &lt;player&gt;1-2 Players&lt;/player&gt; &lt;story&gt;Chopper Command is a side scrolling shooter. As the pilot of a helicopter gunship, your mission is to protect the convoy of trucks which is travelling at the bottom of the screen. Each wave consists of numerous enemy choppers and jets which are trying to destroy you and the convoy. When all enemies in the current wave are destroyed, you can move on to the next, more difficult wave. To help out, a long range scanner is located at the bottom of the screen which can locate trucks in the convoy as well as enemy aircraft. Good luck, the ground troops are counting on you!&lt;/story&gt; &lt;/game&gt;</text:p>
          </table:table-cell>
        </table:table-row>
        <table:table-row table:style-name="ro1">
          <table:table-cell office:value-type="string">
            <text:p>Chuck Norris Superkicks (USA)</text:p>
          </table:table-cell>
          <table:table-cell office:value-type="string">
            <text:p>1983</text:p>
          </table:table-cell>
          <table:table-cell office:value-type="string">
            <text:p>ESRB - E (Everyone)</text:p>
          </table:table-cell>
          <table:table-cell office:value-type="string">
            <text:p>Chuck Norris Superkicks </text:p>
          </table:table-cell>
          <table:table-cell office:value-type="string">
            <text:p>Xonox</text:p>
          </table:table-cell>
          <table:table-cell office:value-type="string">
            <text:p>K-Tel Software</text:p>
          </table:table-cell>
          <table:table-cell office:value-type="string">
            <text:p>Beat-'Em-Up</text:p>
          </table:table-cell>
          <table:table-cell office:value-type="string">
            <text:p>2.7</text:p>
          </table:table-cell>
          <table:table-cell table:style-name="Default" office:value-type="string">
            <text:p>1-2 Players</text:p>
          </table:table-cell>
          <table:table-cell office:value-type="string">
            <text:p>In this action game you play the part of Chuck Norris on a quest to reach a monastery where an important leader is kept hostage. The game consists of several different screens: when beginning and between fights you will see a view of the path that leads to the monastery. Walking along the path, you will encounter numerous enemies. When fighting, the view switches to a close up of your current location. By pressing the joystick button and moving the joystick in one of four directions you can perform various kicks, punches, and blocks. The enemies you encounter are varied, and some can only be defeated by certain moves. The path you walk along will occasionally split up into two or more choices; when this happens, only one choice is correct and the others are dead ends. If you choose incorrectly, you'll have to back track a bit and try again. Beginning as a white belt, you will slowly increase in rank as you win fights. By the time you reach the monastery you need to earn black belt status in order to defeat the deadly ninjas inside! Your quest must be completed within a time limit, or the game is over. Walking off of the path or losing fights will also cause you to lose even more time.</text:p>
          </table:table-cell>
          <table:table-cell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Chuck Norris Superkicks (USA)&quot;&gt; &lt;year&gt;1983&lt;/year&gt; &lt;rating&gt;ESRB - E (Everyone)&lt;/rating&gt; &lt;title&gt;Chuck Norris Superkicks &lt;/title&gt; &lt;pub&gt;Xonox&lt;/pub&gt; &lt;dev&gt;K-Tel Software&lt;/dev&gt; &lt;genre&gt;Beat-'Em-Up&lt;/genre&gt; &lt;score&gt;2.7&lt;/score&gt; &lt;player&gt;1-2 Players&lt;/player&gt; &lt;story&gt;In this action game you play the part of Chuck Norris on a quest to reach a monastery where an important leader is kept hostage. The game consists of several different screens: when beginning and between fights you will see a view of the path that leads to the monastery. Walking along the path, you will encounter numerous enemies. When fighting, the view switches to a close up of your current location. By pressing the joystick button and moving the joystick in one of four directions you can perform various kicks, punches, and blocks. The enemies you encounter are varied, and some can only be defeated by certain moves. The path you walk along will occasionally split up into two or more choices; when this happens, only one choice is correct and the others are dead ends. If you choose incorrectly, you'll have to back track a bit and try again. Beginning as a white belt, you will slowly increase in rank as you win fights. By the time you reach the monastery you need to earn black belt status in order to defeat the deadly ninjas inside! Your quest must be completed within a time limit, or the game is over. Walking off of the path or losing fights will also cause you to lose even more time.&lt;/story&gt; &lt;/game&gt;">
            <text:p>&lt;game name="Chuck Norris Superkicks (USA)"&gt; &lt;year&gt;1983&lt;/year&gt; &lt;rating&gt;ESRB - E (Everyone)&lt;/rating&gt; &lt;title&gt;Chuck Norris Superkicks &lt;/title&gt; &lt;pub&gt;Xonox&lt;/pub&gt; &lt;dev&gt;K-Tel Software&lt;/dev&gt; &lt;genre&gt;Beat-'Em-Up&lt;/genre&gt; &lt;score&gt;2.7&lt;/score&gt; &lt;player&gt;1-2 Players&lt;/player&gt; &lt;story&gt;In this action game you play the part of Chuck Norris on a quest to reach a monastery where an important leader is kept hostage. The game consists of several different screens: when beginning and between fights you will see a view of the path that leads to the monastery. Walking along the path, you will encounter numerous enemies. When fighting, the view switches to a close up of your current location. By pressing the joystick button and moving the joystick in one of four directions you can perform various kicks, punches, and blocks. The enemies you encounter are varied, and some can only be defeated by certain moves. The path you walk along will occasionally split up into two or more choices; when this happens, only one choice is correct and the others are dead ends. If you choose incorrectly, you'll have to back track a bit and try again. Beginning as a white belt, you will slowly increase in rank as you win fights. By the time you reach the monastery you need to earn black belt status in order to defeat the deadly ninjas inside! Your quest must be completed within a time limit, or the game is over. Walking off of the path or losing fights will also cause you to lose even more time.&lt;/story&gt; &lt;/game&gt;</text:p>
          </table:table-cell>
        </table:table-row>
        <table:table-row table:style-name="ro1">
          <table:table-cell office:value-type="string">
            <text:p>Circus Atari (USA)</text:p>
          </table:table-cell>
          <table:table-cell office:value-type="string">
            <text:p>1980</text:p>
          </table:table-cell>
          <table:table-cell office:value-type="string">
            <text:p>ESRB - E (Everyone)</text:p>
          </table:table-cell>
          <table:table-cell office:value-type="string">
            <text:p>Circus Atari </text:p>
          </table:table-cell>
          <table:table-cell table:number-columns-repeated="2" office:value-type="string">
            <text:p>Atari, Inc.</text:p>
          </table:table-cell>
          <table:table-cell office:value-type="string">
            <text:p>Breakout</text:p>
          </table:table-cell>
          <table:table-cell office:value-type="string">
            <text:p>3.4</text:p>
          </table:table-cell>
          <table:table-cell table:style-name="Default" office:value-type="string">
            <text:p>1-2 Players</text:p>
          </table:table-cell>
          <table:table-cell office:value-type="string">
            <text:p>Pop the balloons and score points. A wall of red, blue and white balloons will appear at the top of the screen. You must pop balloons by catching a clown on the teeter-totter and bouncing him up to the balloons. Use the controller to move the teeter-totter across the screen to catch the clowns. Each time a clown pops a balloon, the balloon will disappear and you score points. Each player receives five clowns or turns. If you fail to catch a clown on the teeter-totter he will crash and disappear from the playfield. Press the controller button and another clown will bounce off the trampoline from the right or left corner of the playfield. After five clowns have crashed the game is over. The clowns may land on any point on the teeter-totter except where the other clown is sitting, which causes them to crash.</text:p>
          </table:table-cell>
          <table:table-cell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Circus Atari (USA)&quot;&gt; &lt;year&gt;1980&lt;/year&gt; &lt;rating&gt;ESRB - E (Everyone)&lt;/rating&gt; &lt;title&gt;Circus Atari &lt;/title&gt; &lt;pub&gt;Atari, Inc.&lt;/pub&gt; &lt;dev&gt;Atari, Inc.&lt;/dev&gt; &lt;genre&gt;Breakout&lt;/genre&gt; &lt;score&gt;3.4&lt;/score&gt; &lt;player&gt;1-2 Players&lt;/player&gt; &lt;story&gt;Pop the balloons and score points. A wall of red, blue and white balloons will appear at the top of the screen. You must pop balloons by catching a clown on the teeter-totter and bouncing him up to the balloons. Use the controller to move the teeter-totter across the screen to catch the clowns. Each time a clown pops a balloon, the balloon will disappear and you score points. Each player receives five clowns or turns. If you fail to catch a clown on the teeter-totter he will crash and disappear from the playfield. Press the controller button and another clown will bounce off the trampoline from the right or left corner of the playfield. After five clowns have crashed the game is over. The clowns may land on any point on the teeter-totter except where the other clown is sitting, which causes them to crash.&lt;/story&gt; &lt;/game&gt;">
            <text:p>&lt;game name="Circus Atari (USA)"&gt; &lt;year&gt;1980&lt;/year&gt; &lt;rating&gt;ESRB - E (Everyone)&lt;/rating&gt; &lt;title&gt;Circus Atari &lt;/title&gt; &lt;pub&gt;Atari, Inc.&lt;/pub&gt; &lt;dev&gt;Atari, Inc.&lt;/dev&gt; &lt;genre&gt;Breakout&lt;/genre&gt; &lt;score&gt;3.4&lt;/score&gt; &lt;player&gt;1-2 Players&lt;/player&gt; &lt;story&gt;Pop the balloons and score points. A wall of red, blue and white balloons will appear at the top of the screen. You must pop balloons by catching a clown on the teeter-totter and bouncing him up to the balloons. Use the controller to move the teeter-totter across the screen to catch the clowns. Each time a clown pops a balloon, the balloon will disappear and you score points. Each player receives five clowns or turns. If you fail to catch a clown on the teeter-totter he will crash and disappear from the playfield. Press the controller button and another clown will bounce off the trampoline from the right or left corner of the playfield. After five clowns have crashed the game is over. The clowns may land on any point on the teeter-totter except where the other clown is sitting, which causes them to crash.&lt;/story&gt; &lt;/game&gt;</text:p>
          </table:table-cell>
        </table:table-row>
        <table:table-row table:style-name="ro1">
          <table:table-cell office:value-type="string">
            <text:p>Coco Nuts (USA)</text:p>
          </table:table-cell>
          <table:table-cell office:value-type="string">
            <text:p>1982</text:p>
          </table:table-cell>
          <table:table-cell office:value-type="string">
            <text:p>ESRB - E (Everyone)</text:p>
          </table:table-cell>
          <table:table-cell office:value-type="string">
            <text:p>Coco Nuts </text:p>
          </table:table-cell>
          <table:table-cell table:number-columns-repeated="2" office:value-type="string">
            <text:p>Telesys</text:p>
          </table:table-cell>
          <table:table-cell office:value-type="string">
            <text:p>Action</text:p>
          </table:table-cell>
          <table:table-cell office:value-type="string">
            <text:p>2.2</text:p>
          </table:table-cell>
          <table:table-cell table:style-name="Default" office:value-type="string">
            <text:p>1-2 Players</text:p>
          </table:table-cell>
          <table:table-cell office:value-type="string">
            <text:p>In CocoNuts Stanley the intrepid jungle explorer is under attack from Coco the monkey! Coco is up in the trees throwing coconuts at Stanley. You control Stanley and need to dodge the incoming coconuts. You begin the game equipped with a helmet and an umbrella to protect yourself. Each time you are hit by a coconut, you lose one of these items. You may also regain an item by scoring enough points. The game ends when you have nothing left to protect yourself and a coconut hits you. Of course, the longer you can last in the game, the faster it becomes!</text:p>
          </table:table-cell>
          <table:table-cell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Coco Nuts (USA)&quot;&gt; &lt;year&gt;1982&lt;/year&gt; &lt;rating&gt;ESRB - E (Everyone)&lt;/rating&gt; &lt;title&gt;Coco Nuts &lt;/title&gt; &lt;pub&gt;Telesys&lt;/pub&gt; &lt;dev&gt;Telesys&lt;/dev&gt; &lt;genre&gt;Action&lt;/genre&gt; &lt;score&gt;2.2&lt;/score&gt; &lt;player&gt;1-2 Players&lt;/player&gt; &lt;story&gt;In CocoNuts Stanley the intrepid jungle explorer is under attack from Coco the monkey! Coco is up in the trees throwing coconuts at Stanley. You control Stanley and need to dodge the incoming coconuts. You begin the game equipped with a helmet and an umbrella to protect yourself. Each time you are hit by a coconut, you lose one of these items. You may also regain an item by scoring enough points. The game ends when you have nothing left to protect yourself and a coconut hits you. Of course, the longer you can last in the game, the faster it becomes!&lt;/story&gt; &lt;/game&gt;">
            <text:p>&lt;game name="Coco Nuts (USA)"&gt; &lt;year&gt;1982&lt;/year&gt; &lt;rating&gt;ESRB - E (Everyone)&lt;/rating&gt; &lt;title&gt;Coco Nuts &lt;/title&gt; &lt;pub&gt;Telesys&lt;/pub&gt; &lt;dev&gt;Telesys&lt;/dev&gt; &lt;genre&gt;Action&lt;/genre&gt; &lt;score&gt;2.2&lt;/score&gt; &lt;player&gt;1-2 Players&lt;/player&gt; &lt;story&gt;In CocoNuts Stanley the intrepid jungle explorer is under attack from Coco the monkey! Coco is up in the trees throwing coconuts at Stanley. You control Stanley and need to dodge the incoming coconuts. You begin the game equipped with a helmet and an umbrella to protect yourself. Each time you are hit by a coconut, you lose one of these items. You may also regain an item by scoring enough points. The game ends when you have nothing left to protect yourself and a coconut hits you. Of course, the longer you can last in the game, the faster it becomes!&lt;/story&gt; &lt;/game&gt;</text:p>
          </table:table-cell>
        </table:table-row>
        <table:table-row table:style-name="ro1">
          <table:table-cell office:value-type="string">
            <text:p>Codebreaker (USA)</text:p>
          </table:table-cell>
          <table:table-cell office:value-type="string">
            <text:p>1978</text:p>
          </table:table-cell>
          <table:table-cell office:value-type="string">
            <text:p>ESRB - E (Everyone)</text:p>
          </table:table-cell>
          <table:table-cell office:value-type="string">
            <text:p>Codebreaker </text:p>
          </table:table-cell>
          <table:table-cell table:number-columns-repeated="2" office:value-type="string">
            <text:p>Atari, Inc.</text:p>
          </table:table-cell>
          <table:table-cell office:value-type="string">
            <text:p>Strategy</text:p>
          </table:table-cell>
          <table:table-cell office:value-type="string">
            <text:p>1.8</text:p>
          </table:table-cell>
          <table:table-cell table:style-name="Default" office:value-type="string">
            <text:p>1-2 Players</text:p>
          </table:table-cell>
          <table:table-cell office:value-type="string">
            <text:p>In Codebreaker your goal is to guess a 3 or 4 digit secret code which is generated by either the computer or another player. Depending on the difficulty setting, the player has either 8 or 12 guesses to figure out the code by entering in values with the keyboard controller. After each guess, the computer analyzes your input and displays results which indicate if you have a correct digit in the correct position, a correct digit in the wrong position, or no correct digits at all. Points are scored based on how many turns it takes to correctly identify the code. A second game variation called Nim is also included. In this game, two players take turns removing items from a stack. On each turn, a player must take at least one item from a stack, and the player who removes the last item from the screen wins. You can have the computer set up the stacks automatically or set them up manually, and a variation is included where the player who removes the last item from the screen loses rather than wins.</text:p>
          </table:table-cell>
          <table:table-cell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Codebreaker (USA)&quot;&gt; &lt;year&gt;1978&lt;/year&gt; &lt;rating&gt;ESRB - E (Everyone)&lt;/rating&gt; &lt;title&gt;Codebreaker &lt;/title&gt; &lt;pub&gt;Atari, Inc.&lt;/pub&gt; &lt;dev&gt;Atari, Inc.&lt;/dev&gt; &lt;genre&gt;Strategy&lt;/genre&gt; &lt;score&gt;1.8&lt;/score&gt; &lt;player&gt;1-2 Players&lt;/player&gt; &lt;story&gt;In Codebreaker your goal is to guess a 3 or 4 digit secret code which is generated by either the computer or another player. Depending on the difficulty setting, the player has either 8 or 12 guesses to figure out the code by entering in values with the keyboard controller. After each guess, the computer analyzes your input and displays results which indicate if you have a correct digit in the correct position, a correct digit in the wrong position, or no correct digits at all. Points are scored based on how many turns it takes to correctly identify the code. A second game variation called Nim is also included. In this game, two players take turns removing items from a stack. On each turn, a player must take at least one item from a stack, and the player who removes the last item from the screen wins. You can have the computer set up the stacks automatically or set them up manually, and a variation is included where the player who removes the last item from the screen loses rather than wins.&lt;/story&gt; &lt;/game&gt;">
            <text:p>&lt;game name="Codebreaker (USA)"&gt; &lt;year&gt;1978&lt;/year&gt; &lt;rating&gt;ESRB - E (Everyone)&lt;/rating&gt; &lt;title&gt;Codebreaker &lt;/title&gt; &lt;pub&gt;Atari, Inc.&lt;/pub&gt; &lt;dev&gt;Atari, Inc.&lt;/dev&gt; &lt;genre&gt;Strategy&lt;/genre&gt; &lt;score&gt;1.8&lt;/score&gt; &lt;player&gt;1-2 Players&lt;/player&gt; &lt;story&gt;In Codebreaker your goal is to guess a 3 or 4 digit secret code which is generated by either the computer or another player. Depending on the difficulty setting, the player has either 8 or 12 guesses to figure out the code by entering in values with the keyboard controller. After each guess, the computer analyzes your input and displays results which indicate if you have a correct digit in the correct position, a correct digit in the wrong position, or no correct digits at all. Points are scored based on how many turns it takes to correctly identify the code. A second game variation called Nim is also included. In this game, two players take turns removing items from a stack. On each turn, a player must take at least one item from a stack, and the player who removes the last item from the screen wins. You can have the computer set up the stacks automatically or set them up manually, and a variation is included where the player who removes the last item from the screen loses rather than wins.&lt;/story&gt; &lt;/game&gt;</text:p>
          </table:table-cell>
        </table:table-row>
        <table:table-row table:style-name="ro1">
          <table:table-cell office:value-type="string">
            <text:p>Combat (USA)</text:p>
          </table:table-cell>
          <table:table-cell office:value-type="string">
            <text:p>1977</text:p>
          </table:table-cell>
          <table:table-cell office:value-type="string">
            <text:p>ESRB - E (Everyone)</text:p>
          </table:table-cell>
          <table:table-cell office:value-type="string">
            <text:p>Combat </text:p>
          </table:table-cell>
          <table:table-cell table:number-columns-repeated="2" office:value-type="string">
            <text:p>Atari, Inc.</text:p>
          </table:table-cell>
          <table:table-cell office:value-type="string">
            <text:p>Shooter</text:p>
          </table:table-cell>
          <table:table-cell office:value-type="string">
            <text:p>3.1</text:p>
          </table:table-cell>
          <table:table-cell table:style-name="Default" office:value-type="string">
            <text:p>1-2 Players</text:p>
          </table:table-cell>
          <table:table-cell office:value-type="string">
            <text:p>A 2-player tank game.Shoot your opponents tank before he/she shoots yours. You can alternatively choose to play with airplanes instead of tanks.</text:p>
          </table:table-cell>
          <table:table-cell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Combat (USA)&quot;&gt; &lt;year&gt;1977&lt;/year&gt; &lt;rating&gt;ESRB - E (Everyone)&lt;/rating&gt; &lt;title&gt;Combat &lt;/title&gt; &lt;pub&gt;Atari, Inc.&lt;/pub&gt; &lt;dev&gt;Atari, Inc.&lt;/dev&gt; &lt;genre&gt;Shooter&lt;/genre&gt; &lt;score&gt;3.1&lt;/score&gt; &lt;player&gt;1-2 Players&lt;/player&gt; &lt;story&gt;A 2-player tank game.Shoot your opponents tank before he/she shoots yours. You can alternatively choose to play with airplanes instead of tanks.&lt;/story&gt; &lt;/game&gt;">
            <text:p>&lt;game name="Combat (USA)"&gt; &lt;year&gt;1977&lt;/year&gt; &lt;rating&gt;ESRB - E (Everyone)&lt;/rating&gt; &lt;title&gt;Combat &lt;/title&gt; &lt;pub&gt;Atari, Inc.&lt;/pub&gt; &lt;dev&gt;Atari, Inc.&lt;/dev&gt; &lt;genre&gt;Shooter&lt;/genre&gt; &lt;score&gt;3.1&lt;/score&gt; &lt;player&gt;1-2 Players&lt;/player&gt; &lt;story&gt;A 2-player tank game.Shoot your opponents tank before he/she shoots yours. You can alternatively choose to play with airplanes instead of tanks.&lt;/story&gt; &lt;/game&gt;</text:p>
          </table:table-cell>
        </table:table-row>
        <table:table-row table:style-name="ro1">
          <table:table-cell office:value-type="string">
            <text:p>Commando (USA)</text:p>
          </table:table-cell>
          <table:table-cell office:value-type="string">
            <text:p>1988</text:p>
          </table:table-cell>
          <table:table-cell office:value-type="string">
            <text:p>ESRB - E (Everyone)</text:p>
          </table:table-cell>
          <table:table-cell office:value-type="string">
            <text:p>Commando </text:p>
          </table:table-cell>
          <table:table-cell table:style-name="ce3" office:value-type="string">
            <text:p>Activision, Inc.</text:p>
          </table:table-cell>
          <table:table-cell table:style-name="ce3" office:value-type="string">
            <text:p>Capcom Co., Ltd.</text:p>
          </table:table-cell>
          <table:table-cell office:value-type="string">
            <text:p>Shooter</text:p>
          </table:table-cell>
          <table:table-cell office:value-type="string">
            <text:p>3.6</text:p>
          </table:table-cell>
          <table:table-cell table:style-name="Default" office:value-type="string">
            <text:p>1-2 Players</text:p>
          </table:table-cell>
          <table:table-cell office:value-type="string">
            <text:p>Several levels await your super-tough Commando in this vertical scrolling game. Armed with only a standard rifle and a few grenades you must take on hordes of Nazis. Some are wandering around in the open, while others have picked out hiding places, which you must approach from certain angles. Trees, rivers and bridges create a varied combat-like terrain and must be incorporated into your thinking. Extra grenades can be collected, and will definitely be required, as they allow you to kill from distance and thus avoid some enemy shots</text:p>
          </table:table-cell>
          <table:table-cell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Commando (USA)&quot;&gt; &lt;year&gt;1988&lt;/year&gt; &lt;rating&gt;ESRB - E (Everyone)&lt;/rating&gt; &lt;title&gt;Commando &lt;/title&gt; &lt;pub&gt;Activision, Inc.&lt;/pub&gt; &lt;dev&gt;Capcom Co., Ltd.&lt;/dev&gt; &lt;genre&gt;Shooter&lt;/genre&gt; &lt;score&gt;3.6&lt;/score&gt; &lt;player&gt;1-2 Players&lt;/player&gt; &lt;story&gt;Several levels await your super-tough Commando in this vertical scrolling game. Armed with only a standard rifle and a few grenades you must take on hordes of Nazis. Some are wandering around in the open, while others have picked out hiding places, which you must approach from certain angles. Trees, rivers and bridges create a varied combat-like terrain and must be incorporated into your thinking. Extra grenades can be collected, and will definitely be required, as they allow you to kill from distance and thus avoid some enemy shots&lt;/story&gt; &lt;/game&gt;">
            <text:p>&lt;game name="Commando (USA)"&gt; &lt;year&gt;1988&lt;/year&gt; &lt;rating&gt;ESRB - E (Everyone)&lt;/rating&gt; &lt;title&gt;Commando &lt;/title&gt; &lt;pub&gt;Activision, Inc.&lt;/pub&gt; &lt;dev&gt;Capcom Co., Ltd.&lt;/dev&gt; &lt;genre&gt;Shooter&lt;/genre&gt; &lt;score&gt;3.6&lt;/score&gt; &lt;player&gt;1-2 Players&lt;/player&gt; &lt;story&gt;Several levels await your super-tough Commando in this vertical scrolling game. Armed with only a standard rifle and a few grenades you must take on hordes of Nazis. Some are wandering around in the open, while others have picked out hiding places, which you must approach from certain angles. Trees, rivers and bridges create a varied combat-like terrain and must be incorporated into your thinking. Extra grenades can be collected, and will definitely be required, as they allow you to kill from distance and thus avoid some enemy shots&lt;/story&gt; &lt;/game&gt;</text:p>
          </table:table-cell>
        </table:table-row>
        <table:table-row table:style-name="ro1">
          <table:table-cell office:value-type="string">
            <text:p>Commando Raid (USA)</text:p>
          </table:table-cell>
          <table:table-cell office:value-type="string">
            <text:p>1982</text:p>
          </table:table-cell>
          <table:table-cell office:value-type="string">
            <text:p>ESRB - E (Everyone)</text:p>
          </table:table-cell>
          <table:table-cell office:value-type="string">
            <text:p>Commando Raid </text:p>
          </table:table-cell>
          <table:table-cell table:number-columns-repeated="2" office:value-type="string">
            <text:p>U.S. Games Corporation</text:p>
          </table:table-cell>
          <table:table-cell office:value-type="string">
            <text:p>Shooter</text:p>
          </table:table-cell>
          <table:table-cell office:value-type="string">
            <text:p>2.8</text:p>
          </table:table-cell>
          <table:table-cell table:style-name="Default" office:value-type="string">
            <text:p>1 Player</text:p>
          </table:table-cell>
          <table:table-cell office:value-type="string">
            <text:p>Your city is under attack by commando raiders, and it's your job to defend it! You control a large gun at the bottom of the screen. Choppers will be flying in paratroopers, both of which need to be destroyed. If a paratrooper makes it past your fire and lands, it will damage and eventually destroy one of the buildings in the city. After a building is destroyed, the paratroopers will then begin tunneling towards your gun in an effort to destroy it. Occasionally an airplane will fly by and drop a large bomb. The bomb needs to be shot before it lands, or it can destroy the entire city! The game ends when your gun is destroyed by a bomb or a paratrooper.</text:p>
          </table:table-cell>
          <table:table-cell table:formula="of:=CONCATENATE(&quot;&lt;game name=&quot;;CHAR(34);[.A76];CHAR(34);&quot;&gt; &lt;year&gt;&quot;;[.B76];&quot;&lt;/year&gt; &lt;rating&gt;&quot;;[.C76];&quot;&lt;/rating&gt; &lt;title&gt;&quot;;[.D76];&quot;&lt;/title&gt; &lt;pub&gt;&quot;;[.E76];&quot;&lt;/pub&gt; &lt;dev&gt;&quot;;[.F76];&quot;&lt;/dev&gt; &lt;genre&gt;&quot;;[.G76];&quot;&lt;/genre&gt; &lt;score&gt;&quot;;[.H76];&quot;&lt;/score&gt; &lt;player&gt;&quot;;[.I76];&quot;&lt;/player&gt; &lt;story&gt;&quot;;[.J76];&quot;&lt;/story&gt; &lt;/game&gt;&quot;)" office:value-type="string" office:string-value="&lt;game name=&quot;Commando Raid (USA)&quot;&gt; &lt;year&gt;1982&lt;/year&gt; &lt;rating&gt;ESRB - E (Everyone)&lt;/rating&gt; &lt;title&gt;Commando Raid &lt;/title&gt; &lt;pub&gt;U.S. Games Corporation&lt;/pub&gt; &lt;dev&gt;U.S. Games Corporation&lt;/dev&gt; &lt;genre&gt;Shooter&lt;/genre&gt; &lt;score&gt;2.8&lt;/score&gt; &lt;player&gt;1 Player&lt;/player&gt; &lt;story&gt;Your city is under attack by commando raiders, and it's your job to defend it! You control a large gun at the bottom of the screen. Choppers will be flying in paratroopers, both of which need to be destroyed. If a paratrooper makes it past your fire and lands, it will damage and eventually destroy one of the buildings in the city. After a building is destroyed, the paratroopers will then begin tunneling towards your gun in an effort to destroy it. Occasionally an airplane will fly by and drop a large bomb. The bomb needs to be shot before it lands, or it can destroy the entire city! The game ends when your gun is destroyed by a bomb or a paratrooper.&lt;/story&gt; &lt;/game&gt;">
            <text:p>&lt;game name="Commando Raid (USA)"&gt; &lt;year&gt;1982&lt;/year&gt; &lt;rating&gt;ESRB - E (Everyone)&lt;/rating&gt; &lt;title&gt;Commando Raid &lt;/title&gt; &lt;pub&gt;U.S. Games Corporation&lt;/pub&gt; &lt;dev&gt;U.S. Games Corporation&lt;/dev&gt; &lt;genre&gt;Shooter&lt;/genre&gt; &lt;score&gt;2.8&lt;/score&gt; &lt;player&gt;1 Player&lt;/player&gt; &lt;story&gt;Your city is under attack by commando raiders, and it's your job to defend it! You control a large gun at the bottom of the screen. Choppers will be flying in paratroopers, both of which need to be destroyed. If a paratrooper makes it past your fire and lands, it will damage and eventually destroy one of the buildings in the city. After a building is destroyed, the paratroopers will then begin tunneling towards your gun in an effort to destroy it. Occasionally an airplane will fly by and drop a large bomb. The bomb needs to be shot before it lands, or it can destroy the entire city! The game ends when your gun is destroyed by a bomb or a paratrooper.&lt;/story&gt; &lt;/game&gt;</text:p>
          </table:table-cell>
        </table:table-row>
        <table:table-row table:style-name="ro1">
          <table:table-cell office:value-type="string">
            <text:p>Communist Mutants from Space (USA)</text:p>
          </table:table-cell>
          <table:table-cell office:value-type="string">
            <text:p>1982</text:p>
          </table:table-cell>
          <table:table-cell office:value-type="string">
            <text:p>ESRB - E (Everyone)</text:p>
          </table:table-cell>
          <table:table-cell office:value-type="string">
            <text:p>Communist Mutants from Space </text:p>
          </table:table-cell>
          <table:table-cell table:number-columns-repeated="2" office:value-type="string">
            <text:p>Arcadia Corporation</text:p>
          </table:table-cell>
          <table:table-cell office:value-type="string">
            <text:p>Shooter</text:p>
          </table:table-cell>
          <table:table-cell office:value-type="string">
            <text:p>2.7</text:p>
          </table:table-cell>
          <table:table-cell table:style-name="Default" office:value-type="string">
            <text:p>1-4 Players</text:p>
          </table:table-cell>
          <table:table-cell office:value-type="string">
            <text:p>Communist Mutants From Space is an arcade action game with gameplay similar to Space Invaders. Your goal is to defend your home planet from the various mutant warriors which are attacking. You control an anti-mutant canon on the bottom of the screen, and need to shoot as many of the mutants at the top as you can. At the very top of the screen a Mother Creature will be creating mutant eggs that fall into the formation. The eggs will slowly hatch into various creatures which fly down and try to bomb or crash into your canon. If you destroy the Mother Creature as well as all of the mutants on the screen, you will move on to the next, more difficult level. Several game options are included which allow you to enable or disable a shield, guided fire, a time warp to temporarily slow down the game, and penetrating fire allowing you to take out several mutants with one shot.</text:p>
          </table:table-cell>
          <table:table-cell table:formula="of:=CONCATENATE(&quot;&lt;game name=&quot;;CHAR(34);[.A77];CHAR(34);&quot;&gt; &lt;year&gt;&quot;;[.B77];&quot;&lt;/year&gt; &lt;rating&gt;&quot;;[.C77];&quot;&lt;/rating&gt; &lt;title&gt;&quot;;[.D77];&quot;&lt;/title&gt; &lt;pub&gt;&quot;;[.E77];&quot;&lt;/pub&gt; &lt;dev&gt;&quot;;[.F77];&quot;&lt;/dev&gt; &lt;genre&gt;&quot;;[.G77];&quot;&lt;/genre&gt; &lt;score&gt;&quot;;[.H77];&quot;&lt;/score&gt; &lt;player&gt;&quot;;[.I77];&quot;&lt;/player&gt; &lt;story&gt;&quot;;[.J77];&quot;&lt;/story&gt; &lt;/game&gt;&quot;)" office:value-type="string" office:string-value="&lt;game name=&quot;Communist Mutants from Space (USA)&quot;&gt; &lt;year&gt;1982&lt;/year&gt; &lt;rating&gt;ESRB - E (Everyone)&lt;/rating&gt; &lt;title&gt;Communist Mutants from Space &lt;/title&gt; &lt;pub&gt;Arcadia Corporation&lt;/pub&gt; &lt;dev&gt;Arcadia Corporation&lt;/dev&gt; &lt;genre&gt;Shooter&lt;/genre&gt; &lt;score&gt;2.7&lt;/score&gt; &lt;player&gt;1-4 Players&lt;/player&gt; &lt;story&gt;Communist Mutants From Space is an arcade action game with gameplay similar to Space Invaders. Your goal is to defend your home planet from the various mutant warriors which are attacking. You control an anti-mutant canon on the bottom of the screen, and need to shoot as many of the mutants at the top as you can. At the very top of the screen a Mother Creature will be creating mutant eggs that fall into the formation. The eggs will slowly hatch into various creatures which fly down and try to bomb or crash into your canon. If you destroy the Mother Creature as well as all of the mutants on the screen, you will move on to the next, more difficult level. Several game options are included which allow you to enable or disable a shield, guided fire, a time warp to temporarily slow down the game, and penetrating fire allowing you to take out several mutants with one shot.&lt;/story&gt; &lt;/game&gt;">
            <text:p>&lt;game name="Communist Mutants from Space (USA)"&gt; &lt;year&gt;1982&lt;/year&gt; &lt;rating&gt;ESRB - E (Everyone)&lt;/rating&gt; &lt;title&gt;Communist Mutants from Space &lt;/title&gt; &lt;pub&gt;Arcadia Corporation&lt;/pub&gt; &lt;dev&gt;Arcadia Corporation&lt;/dev&gt; &lt;genre&gt;Shooter&lt;/genre&gt; &lt;score&gt;2.7&lt;/score&gt; &lt;player&gt;1-4 Players&lt;/player&gt; &lt;story&gt;Communist Mutants From Space is an arcade action game with gameplay similar to Space Invaders. Your goal is to defend your home planet from the various mutant warriors which are attacking. You control an anti-mutant canon on the bottom of the screen, and need to shoot as many of the mutants at the top as you can. At the very top of the screen a Mother Creature will be creating mutant eggs that fall into the formation. The eggs will slowly hatch into various creatures which fly down and try to bomb or crash into your canon. If you destroy the Mother Creature as well as all of the mutants on the screen, you will move on to the next, more difficult level. Several game options are included which allow you to enable or disable a shield, guided fire, a time warp to temporarily slow down the game, and penetrating fire allowing you to take out several mutants with one shot.&lt;/story&gt; &lt;/game&gt;</text:p>
          </table:table-cell>
        </table:table-row>
        <table:table-row table:style-name="ro1">
          <table:table-cell office:value-type="string">
            <text:p>Condor Attack (USA)</text:p>
          </table:table-cell>
          <table:table-cell office:value-type="string">
            <text:p>1982</text:p>
          </table:table-cell>
          <table:table-cell office:value-type="string">
            <text:p>ESRB - E (Everyone)</text:p>
          </table:table-cell>
          <table:table-cell office:value-type="string">
            <text:p>Condor Attack </text:p>
          </table:table-cell>
          <table:table-cell table:number-columns-repeated="2" office:value-type="string">
            <text:p>Ultravision</text:p>
          </table:table-cell>
          <table:table-cell office:value-type="string">
            <text:p>Shooter</text:p>
          </table:table-cell>
          <table:table-cell office:value-type="string">
            <text:p>3.4</text:p>
          </table:table-cell>
          <table:table-cell table:style-name="Default" office:value-type="string">
            <text:p>1 Player</text:p>
          </table:table-cell>
          <table:table-cell office:value-type="string">
            <text:p>Mankind's last stand against the planets greatest enemy... the ferocious and invincible Amazon Condor... a deadly killer! If Man fails, the planet belongs to them!</text:p>
          </table:table-cell>
          <table:table-cell table:formula="of:=CONCATENATE(&quot;&lt;game name=&quot;;CHAR(34);[.A78];CHAR(34);&quot;&gt; &lt;year&gt;&quot;;[.B78];&quot;&lt;/year&gt; &lt;rating&gt;&quot;;[.C78];&quot;&lt;/rating&gt; &lt;title&gt;&quot;;[.D78];&quot;&lt;/title&gt; &lt;pub&gt;&quot;;[.E78];&quot;&lt;/pub&gt; &lt;dev&gt;&quot;;[.F78];&quot;&lt;/dev&gt; &lt;genre&gt;&quot;;[.G78];&quot;&lt;/genre&gt; &lt;score&gt;&quot;;[.H78];&quot;&lt;/score&gt; &lt;player&gt;&quot;;[.I78];&quot;&lt;/player&gt; &lt;story&gt;&quot;;[.J78];&quot;&lt;/story&gt; &lt;/game&gt;&quot;)" office:value-type="string" office:string-value="&lt;game name=&quot;Condor Attack (USA)&quot;&gt; &lt;year&gt;1982&lt;/year&gt; &lt;rating&gt;ESRB - E (Everyone)&lt;/rating&gt; &lt;title&gt;Condor Attack &lt;/title&gt; &lt;pub&gt;Ultravision&lt;/pub&gt; &lt;dev&gt;Ultravision&lt;/dev&gt; &lt;genre&gt;Shooter&lt;/genre&gt; &lt;score&gt;3.4&lt;/score&gt; &lt;player&gt;1 Player&lt;/player&gt; &lt;story&gt;Mankind's last stand against the planets greatest enemy... the ferocious and invincible Amazon Condor... a deadly killer! If Man fails, the planet belongs to them!&lt;/story&gt; &lt;/game&gt;">
            <text:p>&lt;game name="Condor Attack (USA)"&gt; &lt;year&gt;1982&lt;/year&gt; &lt;rating&gt;ESRB - E (Everyone)&lt;/rating&gt; &lt;title&gt;Condor Attack &lt;/title&gt; &lt;pub&gt;Ultravision&lt;/pub&gt; &lt;dev&gt;Ultravision&lt;/dev&gt; &lt;genre&gt;Shooter&lt;/genre&gt; &lt;score&gt;3.4&lt;/score&gt; &lt;player&gt;1 Player&lt;/player&gt; &lt;story&gt;Mankind's last stand against the planets greatest enemy... the ferocious and invincible Amazon Condor... a deadly killer! If Man fails, the planet belongs to them!&lt;/story&gt; &lt;/game&gt;</text:p>
          </table:table-cell>
        </table:table-row>
        <table:table-row table:style-name="ro1">
          <table:table-cell office:value-type="string">
            <text:p>Congo Bongo (USA)</text:p>
          </table:table-cell>
          <table:table-cell office:value-type="string">
            <text:p>1983</text:p>
          </table:table-cell>
          <table:table-cell office:value-type="string">
            <text:p>ESRB - E (Everyone)</text:p>
          </table:table-cell>
          <table:table-cell office:value-type="string">
            <text:p>Congo Bongo </text:p>
          </table:table-cell>
          <table:table-cell table:number-columns-repeated="2" office:value-type="string">
            <text:p>SEGA Corporation</text:p>
          </table:table-cell>
          <table:table-cell office:value-type="string">
            <text:p>Platform</text:p>
          </table:table-cell>
          <table:table-cell office:value-type="string">
            <text:p>1.8</text:p>
          </table:table-cell>
          <table:table-cell table:style-name="Default" office:value-type="string">
            <text:p>1-2 Players</text:p>
          </table:table-cell>
          <table:table-cell office:value-type="string">
            <text:p>An extremely faithful port of the famous jump-n-run platform arcade game. <text:s/>Run, jump, and climb your way through a dangerous jungle while avoiding various animals and projectiles.Includes the introductory animations and features the arcade version's sliding screen transitions.</text:p>
          </table:table-cell>
          <table:table-cell table:formula="of:=CONCATENATE(&quot;&lt;game name=&quot;;CHAR(34);[.A79];CHAR(34);&quot;&gt; &lt;year&gt;&quot;;[.B79];&quot;&lt;/year&gt; &lt;rating&gt;&quot;;[.C79];&quot;&lt;/rating&gt; &lt;title&gt;&quot;;[.D79];&quot;&lt;/title&gt; &lt;pub&gt;&quot;;[.E79];&quot;&lt;/pub&gt; &lt;dev&gt;&quot;;[.F79];&quot;&lt;/dev&gt; &lt;genre&gt;&quot;;[.G79];&quot;&lt;/genre&gt; &lt;score&gt;&quot;;[.H79];&quot;&lt;/score&gt; &lt;player&gt;&quot;;[.I79];&quot;&lt;/player&gt; &lt;story&gt;&quot;;[.J79];&quot;&lt;/story&gt; &lt;/game&gt;&quot;)" office:value-type="string" office:string-value="&lt;game name=&quot;Congo Bongo (USA)&quot;&gt; &lt;year&gt;1983&lt;/year&gt; &lt;rating&gt;ESRB - E (Everyone)&lt;/rating&gt; &lt;title&gt;Congo Bongo &lt;/title&gt; &lt;pub&gt;SEGA Corporation&lt;/pub&gt; &lt;dev&gt;SEGA Corporation&lt;/dev&gt; &lt;genre&gt;Platform&lt;/genre&gt; &lt;score&gt;1.8&lt;/score&gt; &lt;player&gt;1-2 Players&lt;/player&gt; &lt;story&gt;An extremely faithful port of the famous jump-n-run platform arcade game.  Run, jump, and climb your way through a dangerous jungle while avoiding various animals and projectiles.Includes the introductory animations and features the arcade version's sliding screen transitions.&lt;/story&gt; &lt;/game&gt;">
            <text:p>&lt;game name="Congo Bongo (USA)"&gt; &lt;year&gt;1983&lt;/year&gt; &lt;rating&gt;ESRB - E (Everyone)&lt;/rating&gt; &lt;title&gt;Congo Bongo &lt;/title&gt; &lt;pub&gt;SEGA Corporation&lt;/pub&gt; &lt;dev&gt;SEGA Corporation&lt;/dev&gt; &lt;genre&gt;Platform&lt;/genre&gt; &lt;score&gt;1.8&lt;/score&gt; &lt;player&gt;1-2 Players&lt;/player&gt; &lt;story&gt;An extremely faithful port of the famous jump-n-run platform arcade game. <text:s/>Run, jump, and climb your way through a dangerous jungle while avoiding various animals and projectiles.Includes the introductory animations and features the arcade version's sliding screen transitions.&lt;/story&gt; &lt;/game&gt;</text:p>
          </table:table-cell>
        </table:table-row>
        <table:table-row table:style-name="ro1">
          <table:table-cell office:value-type="string">
            <text:p>Cookie Monster Munch (USA)</text:p>
          </table:table-cell>
          <table:table-cell office:value-type="string">
            <text:p>1983</text:p>
          </table:table-cell>
          <table:table-cell office:value-type="string">
            <text:p>ESRB - E (Everyone)</text:p>
          </table:table-cell>
          <table:table-cell office:value-type="string">
            <text:p>Cookie Monster Munch </text:p>
          </table:table-cell>
          <table:table-cell office:value-type="string">
            <text:p>Atari, Inc.</text:p>
          </table:table-cell>
          <table:table-cell office:value-type="string">
            <text:p>Children's Computer Workshop, Inc.</text:p>
          </table:table-cell>
          <table:table-cell office:value-type="string">
            <text:p>Educational</text:p>
          </table:table-cell>
          <table:table-cell office:value-type="string">
            <text:p>3.5</text:p>
          </table:table-cell>
          <table:table-cell table:style-name="Default" office:value-type="string">
            <text:p>1-2 Players</text:p>
          </table:table-cell>
          <table:table-cell office:value-type="string">
            <text:p>Cookie Monster hungry! Want cookie!You are moving around a maze, collecting cookies and bringing them back to a cookie jar.Games one through three are one player, games four through ten are one or two player.In games one, two and three, you move Cookie Monster around the maze, get the cookies and return them to the cookie jar, one at a time. Between mazes, Cookie Monster eats each cookie, one at a time. There are three mazes per game. In game one, there are one, two then three cookies. In game two, four, five then six and in game three, seven, eight the nine.Games four through six are timed. You can carry multiple cookies and keep playing mazes until time runs out. In games four, five and six, you have five, four and three minutes, respectively.Games seven through nine are also timed but now you play as the Cookie Kid. You are trying to collect cookies for a surprise party for Cookie Monster. Since he hasn't been told this, he is pacing back and forth on the other side on the fence. Each time you pick up a cookie, Cookie Monster jumps over the fence and chases you. He will each and cookies of the path he is coming down and if he catches you, he will eat all the cookies you are carrying. The times for games seven, eight and nine are five, four and three minutes, respectively.Game ten in the same as game nine (three minute time limit, you are Cookie Kid and chased by Cookie Monster) except the maze is invisible. When you pick up a cookie, the maze flashes for a second so you can figure out the fastest route to take.You get one point per cookie in the jar.For ages three to seven.</text:p>
          </table:table-cell>
          <table:table-cell table:formula="of:=CONCATENATE(&quot;&lt;game name=&quot;;CHAR(34);[.A80];CHAR(34);&quot;&gt; &lt;year&gt;&quot;;[.B80];&quot;&lt;/year&gt; &lt;rating&gt;&quot;;[.C80];&quot;&lt;/rating&gt; &lt;title&gt;&quot;;[.D80];&quot;&lt;/title&gt; &lt;pub&gt;&quot;;[.E80];&quot;&lt;/pub&gt; &lt;dev&gt;&quot;;[.F80];&quot;&lt;/dev&gt; &lt;genre&gt;&quot;;[.G80];&quot;&lt;/genre&gt; &lt;score&gt;&quot;;[.H80];&quot;&lt;/score&gt; &lt;player&gt;&quot;;[.I80];&quot;&lt;/player&gt; &lt;story&gt;&quot;;[.J80];&quot;&lt;/story&gt; &lt;/game&gt;&quot;)" office:value-type="string" office:string-value="&lt;game name=&quot;Cookie Monster Munch (USA)&quot;&gt; &lt;year&gt;1983&lt;/year&gt; &lt;rating&gt;ESRB - E (Everyone)&lt;/rating&gt; &lt;title&gt;Cookie Monster Munch &lt;/title&gt; &lt;pub&gt;Atari, Inc.&lt;/pub&gt; &lt;dev&gt;Children's Computer Workshop, Inc.&lt;/dev&gt; &lt;genre&gt;Educational&lt;/genre&gt; &lt;score&gt;3.5&lt;/score&gt; &lt;player&gt;1-2 Players&lt;/player&gt; &lt;story&gt;Cookie Monster hungry! Want cookie!You are moving around a maze, collecting cookies and bringing them back to a cookie jar.Games one through three are one player, games four through ten are one or two player.In games one, two and three, you move Cookie Monster around the maze, get the cookies and return them to the cookie jar, one at a time. Between mazes, Cookie Monster eats each cookie, one at a time. There are three mazes per game. In game one, there are one, two then three cookies. In game two, four, five then six and in game three, seven, eight the nine.Games four through six are timed. You can carry multiple cookies and keep playing mazes until time runs out. In games four, five and six, you have five, four and three minutes, respectively.Games seven through nine are also timed but now you play as the Cookie Kid. You are trying to collect cookies for a surprise party for Cookie Monster. Since he hasn't been told this, he is pacing back and forth on the other side on the fence. Each time you pick up a cookie, Cookie Monster jumps over the fence and chases you. He will each and cookies of the path he is coming down and if he catches you, he will eat all the cookies you are carrying. The times for games seven, eight and nine are five, four and three minutes, respectively.Game ten in the same as game nine (three minute time limit, you are Cookie Kid and chased by Cookie Monster) except the maze is invisible. When you pick up a cookie, the maze flashes for a second so you can figure out the fastest route to take.You get one point per cookie in the jar.For ages three to seven.&lt;/story&gt; &lt;/game&gt;">
            <text:p>&lt;game name="Cookie Monster Munch (USA)"&gt; &lt;year&gt;1983&lt;/year&gt; &lt;rating&gt;ESRB - E (Everyone)&lt;/rating&gt; &lt;title&gt;Cookie Monster Munch &lt;/title&gt; &lt;pub&gt;Atari, Inc.&lt;/pub&gt; &lt;dev&gt;Children's Computer Workshop, Inc.&lt;/dev&gt; &lt;genre&gt;Educational&lt;/genre&gt; &lt;score&gt;3.5&lt;/score&gt; &lt;player&gt;1-2 Players&lt;/player&gt; &lt;story&gt;Cookie Monster hungry! Want cookie!You are moving around a maze, collecting cookies and bringing them back to a cookie jar.Games one through three are one player, games four through ten are one or two player.In games one, two and three, you move Cookie Monster around the maze, get the cookies and return them to the cookie jar, one at a time. Between mazes, Cookie Monster eats each cookie, one at a time. There are three mazes per game. In game one, there are one, two then three cookies. In game two, four, five then six and in game three, seven, eight the nine.Games four through six are timed. You can carry multiple cookies and keep playing mazes until time runs out. In games four, five and six, you have five, four and three minutes, respectively.Games seven through nine are also timed but now you play as the Cookie Kid. You are trying to collect cookies for a surprise party for Cookie Monster. Since he hasn't been told this, he is pacing back and forth on the other side on the fence. Each time you pick up a cookie, Cookie Monster jumps over the fence and chases you. He will each and cookies of the path he is coming down and if he catches you, he will eat all the cookies you are carrying. The times for games seven, eight and nine are five, four and three minutes, respectively.Game ten in the same as game nine (three minute time limit, you are Cookie Kid and chased by Cookie Monster) except the maze is invisible. When you pick up a cookie, the maze flashes for a second so you can figure out the fastest route to take.You get one point per cookie in the jar.For ages three to seven.&lt;/story&gt; &lt;/game&gt;</text:p>
          </table:table-cell>
        </table:table-row>
        <table:table-row table:style-name="ro1">
          <table:table-cell office:value-type="string">
            <text:p>Cosmic Ark (USA)</text:p>
          </table:table-cell>
          <table:table-cell office:value-type="string">
            <text:p>1982</text:p>
          </table:table-cell>
          <table:table-cell office:value-type="string">
            <text:p>ESRB - E (Everyone)</text:p>
          </table:table-cell>
          <table:table-cell office:value-type="string">
            <text:p>Cosmic Ark </text:p>
          </table:table-cell>
          <table:table-cell table:number-columns-repeated="2" office:value-type="string">
            <text:p>Imagic</text:p>
          </table:table-cell>
          <table:table-cell office:value-type="string">
            <text:p>Shooter</text:p>
          </table:table-cell>
          <table:table-cell office:value-type="string">
            <text:p>3.8</text:p>
          </table:table-cell>
          <table:table-cell table:style-name="Default" office:value-type="string">
            <text:p>1-2 Players</text:p>
          </table:table-cell>
          <table:table-cell office:value-type="string">
            <text:p>The Alpha Ro solar system is in crisis! Their sun is about to go supernova, meaning the death of all the many planets and the exotic lifeforms who call them home. Luckily, though, the noble Atlanteans have heard of Alpha Ro's plight and have sent a vast Cosmic Ark thousands of light-years across the galaxy to try and save as many species as possible. As the captain of the Ark, the player will have to contend with deadly meteor storms and planetary defense systems to succeed the mission.Cosmic Ark features two play screens: On the first, the player will have to blast meteors with four-way cannons. Blast enough and the player can go on to the second screen. The Ark descends low over one of Alpha Ro's planets. The player will then have to guide a shuttle craft down and beam aboard two creatures, while avoiding any laser defense system that may be in operation. The player will have to get the creatures back on board quickly, because another meteor shower could happen at any moment. Then it's off to the next planet!</text:p>
          </table:table-cell>
          <table:table-cell table:formula="of:=CONCATENATE(&quot;&lt;game name=&quot;;CHAR(34);[.A81];CHAR(34);&quot;&gt; &lt;year&gt;&quot;;[.B81];&quot;&lt;/year&gt; &lt;rating&gt;&quot;;[.C81];&quot;&lt;/rating&gt; &lt;title&gt;&quot;;[.D81];&quot;&lt;/title&gt; &lt;pub&gt;&quot;;[.E81];&quot;&lt;/pub&gt; &lt;dev&gt;&quot;;[.F81];&quot;&lt;/dev&gt; &lt;genre&gt;&quot;;[.G81];&quot;&lt;/genre&gt; &lt;score&gt;&quot;;[.H81];&quot;&lt;/score&gt; &lt;player&gt;&quot;;[.I81];&quot;&lt;/player&gt; &lt;story&gt;&quot;;[.J81];&quot;&lt;/story&gt; &lt;/game&gt;&quot;)" office:value-type="string" office:string-value="&lt;game name=&quot;Cosmic Ark (USA)&quot;&gt; &lt;year&gt;1982&lt;/year&gt; &lt;rating&gt;ESRB - E (Everyone)&lt;/rating&gt; &lt;title&gt;Cosmic Ark &lt;/title&gt; &lt;pub&gt;Imagic&lt;/pub&gt; &lt;dev&gt;Imagic&lt;/dev&gt; &lt;genre&gt;Shooter&lt;/genre&gt; &lt;score&gt;3.8&lt;/score&gt; &lt;player&gt;1-2 Players&lt;/player&gt; &lt;story&gt;The Alpha Ro solar system is in crisis! Their sun is about to go supernova, meaning the death of all the many planets and the exotic lifeforms who call them home. Luckily, though, the noble Atlanteans have heard of Alpha Ro's plight and have sent a vast Cosmic Ark thousands of light-years across the galaxy to try and save as many species as possible. As the captain of the Ark, the player will have to contend with deadly meteor storms and planetary defense systems to succeed the mission.Cosmic Ark features two play screens: On the first, the player will have to blast meteors with four-way cannons. Blast enough and the player can go on to the second screen. The Ark descends low over one of Alpha Ro's planets. The player will then have to guide a shuttle craft down and beam aboard two creatures, while avoiding any laser defense system that may be in operation. The player will have to get the creatures back on board quickly, because another meteor shower could happen at any moment. Then it's off to the next planet!&lt;/story&gt; &lt;/game&gt;">
            <text:p>&lt;game name="Cosmic Ark (USA)"&gt; &lt;year&gt;1982&lt;/year&gt; &lt;rating&gt;ESRB - E (Everyone)&lt;/rating&gt; &lt;title&gt;Cosmic Ark &lt;/title&gt; &lt;pub&gt;Imagic&lt;/pub&gt; &lt;dev&gt;Imagic&lt;/dev&gt; &lt;genre&gt;Shooter&lt;/genre&gt; &lt;score&gt;3.8&lt;/score&gt; &lt;player&gt;1-2 Players&lt;/player&gt; &lt;story&gt;The Alpha Ro solar system is in crisis! Their sun is about to go supernova, meaning the death of all the many planets and the exotic lifeforms who call them home. Luckily, though, the noble Atlanteans have heard of Alpha Ro's plight and have sent a vast Cosmic Ark thousands of light-years across the galaxy to try and save as many species as possible. As the captain of the Ark, the player will have to contend with deadly meteor storms and planetary defense systems to succeed the mission.Cosmic Ark features two play screens: On the first, the player will have to blast meteors with four-way cannons. Blast enough and the player can go on to the second screen. The Ark descends low over one of Alpha Ro's planets. The player will then have to guide a shuttle craft down and beam aboard two creatures, while avoiding any laser defense system that may be in operation. The player will have to get the creatures back on board quickly, because another meteor shower could happen at any moment. Then it's off to the next planet!&lt;/story&gt; &lt;/game&gt;</text:p>
          </table:table-cell>
        </table:table-row>
        <table:table-row table:style-name="ro1">
          <table:table-cell office:value-type="string">
            <text:p>Cosmic Commuter (USA)</text:p>
          </table:table-cell>
          <table:table-cell office:value-type="string">
            <text:p>1984</text:p>
          </table:table-cell>
          <table:table-cell office:value-type="string">
            <text:p>ESRB - E (Everyone)</text:p>
          </table:table-cell>
          <table:table-cell office:value-type="string">
            <text:p>Cosmic Commuter </text:p>
          </table:table-cell>
          <table:table-cell table:number-columns-repeated="2" office:value-type="string">
            <text:p>Activision, Inc.</text:p>
          </table:table-cell>
          <table:table-cell office:value-type="string">
            <text:p>Action</text:p>
          </table:table-cell>
          <table:table-cell office:value-type="string">
            <text:p>2.5</text:p>
          </table:table-cell>
          <table:table-cell table:style-name="Default" office:value-type="string">
            <text:p>1 Player</text:p>
          </table:table-cell>
          <table:table-cell office:value-type="string">
            <text:p>Cosmic Commuter takes place in the year 2075. You work for the Galactic Travel Agency, and need to help the citizens commute to and from work! Each level consists of several parts. First, you must successfully land the rocket module on the planet surface (this contains your astrobus). This part of the game is similar to the game Lunar Lander; you must control the speed of the lander to make sure you don't crash! In the second, horizontally scrolling segment you control the astrobus and attempt to pick up the commuters at the bus stops. Once all of the commuters are picked up, return to the rocket module and take off to transport the commuters to the grand central space station. Of course, there are many obstacles which can prevent a successful mission. Meteors, fireballs and space mines all get in the way and can destroy your astrobus. Your astrobus is equipped with a laser that can be used to destroy these obstacles. The astrobus also has a limited amount of fuel; if you start running out you better find more fuel before you crash!</text:p>
          </table:table-cell>
          <table:table-cell table:formula="of:=CONCATENATE(&quot;&lt;game name=&quot;;CHAR(34);[.A82];CHAR(34);&quot;&gt; &lt;year&gt;&quot;;[.B82];&quot;&lt;/year&gt; &lt;rating&gt;&quot;;[.C82];&quot;&lt;/rating&gt; &lt;title&gt;&quot;;[.D82];&quot;&lt;/title&gt; &lt;pub&gt;&quot;;[.E82];&quot;&lt;/pub&gt; &lt;dev&gt;&quot;;[.F82];&quot;&lt;/dev&gt; &lt;genre&gt;&quot;;[.G82];&quot;&lt;/genre&gt; &lt;score&gt;&quot;;[.H82];&quot;&lt;/score&gt; &lt;player&gt;&quot;;[.I82];&quot;&lt;/player&gt; &lt;story&gt;&quot;;[.J82];&quot;&lt;/story&gt; &lt;/game&gt;&quot;)" office:value-type="string" office:string-value="&lt;game name=&quot;Cosmic Commuter (USA)&quot;&gt; &lt;year&gt;1984&lt;/year&gt; &lt;rating&gt;ESRB - E (Everyone)&lt;/rating&gt; &lt;title&gt;Cosmic Commuter &lt;/title&gt; &lt;pub&gt;Activision, Inc.&lt;/pub&gt; &lt;dev&gt;Activision, Inc.&lt;/dev&gt; &lt;genre&gt;Action&lt;/genre&gt; &lt;score&gt;2.5&lt;/score&gt; &lt;player&gt;1 Player&lt;/player&gt; &lt;story&gt;Cosmic Commuter takes place in the year 2075. You work for the Galactic Travel Agency, and need to help the citizens commute to and from work! Each level consists of several parts. First, you must successfully land the rocket module on the planet surface (this contains your astrobus). This part of the game is similar to the game Lunar Lander; you must control the speed of the lander to make sure you don't crash! In the second, horizontally scrolling segment you control the astrobus and attempt to pick up the commuters at the bus stops. Once all of the commuters are picked up, return to the rocket module and take off to transport the commuters to the grand central space station. Of course, there are many obstacles which can prevent a successful mission. Meteors, fireballs and space mines all get in the way and can destroy your astrobus. Your astrobus is equipped with a laser that can be used to destroy these obstacles. The astrobus also has a limited amount of fuel; if you start running out you better find more fuel before you crash!&lt;/story&gt; &lt;/game&gt;">
            <text:p>&lt;game name="Cosmic Commuter (USA)"&gt; &lt;year&gt;1984&lt;/year&gt; &lt;rating&gt;ESRB - E (Everyone)&lt;/rating&gt; &lt;title&gt;Cosmic Commuter &lt;/title&gt; &lt;pub&gt;Activision, Inc.&lt;/pub&gt; &lt;dev&gt;Activision, Inc.&lt;/dev&gt; &lt;genre&gt;Action&lt;/genre&gt; &lt;score&gt;2.5&lt;/score&gt; &lt;player&gt;1 Player&lt;/player&gt; &lt;story&gt;Cosmic Commuter takes place in the year 2075. You work for the Galactic Travel Agency, and need to help the citizens commute to and from work! Each level consists of several parts. First, you must successfully land the rocket module on the planet surface (this contains your astrobus). This part of the game is similar to the game Lunar Lander; you must control the speed of the lander to make sure you don't crash! In the second, horizontally scrolling segment you control the astrobus and attempt to pick up the commuters at the bus stops. Once all of the commuters are picked up, return to the rocket module and take off to transport the commuters to the grand central space station. Of course, there are many obstacles which can prevent a successful mission. Meteors, fireballs and space mines all get in the way and can destroy your astrobus. Your astrobus is equipped with a laser that can be used to destroy these obstacles. The astrobus also has a limited amount of fuel; if you start running out you better find more fuel before you crash!&lt;/story&gt; &lt;/game&gt;</text:p>
          </table:table-cell>
        </table:table-row>
        <table:table-row table:style-name="ro1">
          <table:table-cell office:value-type="string">
            <text:p>Cosmic Creeps (USA)</text:p>
          </table:table-cell>
          <table:table-cell office:value-type="string">
            <text:p>1983</text:p>
          </table:table-cell>
          <table:table-cell office:value-type="string">
            <text:p>ESRB - E (Everyone)</text:p>
          </table:table-cell>
          <table:table-cell office:value-type="string">
            <text:p>Cosmic Creeps </text:p>
          </table:table-cell>
          <table:table-cell table:number-columns-repeated="2" office:value-type="string">
            <text:p>Telesys</text:p>
          </table:table-cell>
          <table:table-cell office:value-type="string">
            <text:p>Action</text:p>
          </table:table-cell>
          <table:table-cell office:value-type="string">
            <text:p>2.6</text:p>
          </table:table-cell>
          <table:table-cell table:style-name="Default" office:value-type="string">
            <text:p>1 Player</text:p>
          </table:table-cell>
          <table:table-cell office:value-type="string">
            <text:p>Civilization is doomed! You are our last hope! You must protect the Cosmic Kids from the Cosmic Creeps as they escape the orbit-decaying planet!The first part of the game is The Voyage. You begin on the bottom in your Orbinaut. You must move to the space station at the top while avoiding plasma, which moves from top to bottom, and Space Skeeters, which move left to right or right to left. If you are hit by anything, you will spin off into space and must begin again. Releasing a new Orbinaut, however, also causes the planet to decay a little moreThe second part of the game is The Rescue. A Cosmic Kid starts at the bottom left of the screen and moves to the right then goes up one level moving left, all the while being chased by one or two Cosmic Creeps. You, using the space station, must fire and time your shots to hit a Creep, sending them back to the bottom. If your shot hits the Kid, a new Kid must start at the bottom and the planet's orbit decays a little more.If the planet's orbit decays completely or if a Cosmic Creep gets to the upper right of the screen, the game is over. You get 100 points for each Creep you shoot and 1500 points for each Kid you get to safety. You need to score 5000 points on the Rescue screen to advance to the next level, where you will start the Voyage again, only faster.</text:p>
          </table:table-cell>
          <table:table-cell table:formula="of:=CONCATENATE(&quot;&lt;game name=&quot;;CHAR(34);[.A83];CHAR(34);&quot;&gt; &lt;year&gt;&quot;;[.B83];&quot;&lt;/year&gt; &lt;rating&gt;&quot;;[.C83];&quot;&lt;/rating&gt; &lt;title&gt;&quot;;[.D83];&quot;&lt;/title&gt; &lt;pub&gt;&quot;;[.E83];&quot;&lt;/pub&gt; &lt;dev&gt;&quot;;[.F83];&quot;&lt;/dev&gt; &lt;genre&gt;&quot;;[.G83];&quot;&lt;/genre&gt; &lt;score&gt;&quot;;[.H83];&quot;&lt;/score&gt; &lt;player&gt;&quot;;[.I83];&quot;&lt;/player&gt; &lt;story&gt;&quot;;[.J83];&quot;&lt;/story&gt; &lt;/game&gt;&quot;)" office:value-type="string" office:string-value="&lt;game name=&quot;Cosmic Creeps (USA)&quot;&gt; &lt;year&gt;1983&lt;/year&gt; &lt;rating&gt;ESRB - E (Everyone)&lt;/rating&gt; &lt;title&gt;Cosmic Creeps &lt;/title&gt; &lt;pub&gt;Telesys&lt;/pub&gt; &lt;dev&gt;Telesys&lt;/dev&gt; &lt;genre&gt;Action&lt;/genre&gt; &lt;score&gt;2.6&lt;/score&gt; &lt;player&gt;1 Player&lt;/player&gt; &lt;story&gt;Civilization is doomed! You are our last hope! You must protect the Cosmic Kids from the Cosmic Creeps as they escape the orbit-decaying planet!The first part of the game is The Voyage. You begin on the bottom in your Orbinaut. You must move to the space station at the top while avoiding plasma, which moves from top to bottom, and Space Skeeters, which move left to right or right to left. If you are hit by anything, you will spin off into space and must begin again. Releasing a new Orbinaut, however, also causes the planet to decay a little moreThe second part of the game is The Rescue. A Cosmic Kid starts at the bottom left of the screen and moves to the right then goes up one level moving left, all the while being chased by one or two Cosmic Creeps. You, using the space station, must fire and time your shots to hit a Creep, sending them back to the bottom. If your shot hits the Kid, a new Kid must start at the bottom and the planet's orbit decays a little more.If the planet's orbit decays completely or if a Cosmic Creep gets to the upper right of the screen, the game is over. You get 100 points for each Creep you shoot and 1500 points for each Kid you get to safety. You need to score 5000 points on the Rescue screen to advance to the next level, where you will start the Voyage again, only faster.&lt;/story&gt; &lt;/game&gt;">
            <text:p>&lt;game name="Cosmic Creeps (USA)"&gt; &lt;year&gt;1983&lt;/year&gt; &lt;rating&gt;ESRB - E (Everyone)&lt;/rating&gt; &lt;title&gt;Cosmic Creeps &lt;/title&gt; &lt;pub&gt;Telesys&lt;/pub&gt; &lt;dev&gt;Telesys&lt;/dev&gt; &lt;genre&gt;Action&lt;/genre&gt; &lt;score&gt;2.6&lt;/score&gt; &lt;player&gt;1 Player&lt;/player&gt; &lt;story&gt;Civilization is doomed! You are our last hope! You must protect the Cosmic Kids from the Cosmic Creeps as they escape the orbit-decaying planet!The first part of the game is The Voyage. You begin on the bottom in your Orbinaut. You must move to the space station at the top while avoiding plasma, which moves from top to bottom, and Space Skeeters, which move left to right or right to left. If you are hit by anything, you will spin off into space and must begin again. Releasing a new Orbinaut, however, also causes the planet to decay a little moreThe second part of the game is The Rescue. A Cosmic Kid starts at the bottom left of the screen and moves to the right then goes up one level moving left, all the while being chased by one or two Cosmic Creeps. You, using the space station, must fire and time your shots to hit a Creep, sending them back to the bottom. If your shot hits the Kid, a new Kid must start at the bottom and the planet's orbit decays a little more.If the planet's orbit decays completely or if a Cosmic Creep gets to the upper right of the screen, the game is over. You get 100 points for each Creep you shoot and 1500 points for each Kid you get to safety. You need to score 5000 points on the Rescue screen to advance to the next level, where you will start the Voyage again, only faster.&lt;/story&gt; &lt;/game&gt;</text:p>
          </table:table-cell>
        </table:table-row>
        <table:table-row table:style-name="ro1">
          <table:table-cell office:value-type="string">
            <text:p>Cosmic Swarm (USA)</text:p>
          </table:table-cell>
          <table:table-cell office:value-type="string">
            <text:p>1982</text:p>
          </table:table-cell>
          <table:table-cell office:value-type="string">
            <text:p>ESRB - E (Everyone)</text:p>
          </table:table-cell>
          <table:table-cell office:value-type="string">
            <text:p>Cosmic Swarm </text:p>
          </table:table-cell>
          <table:table-cell table:number-columns-repeated="2" office:value-type="string">
            <text:p>CommaVid, Inc.</text:p>
          </table:table-cell>
          <table:table-cell office:value-type="string">
            <text:p>Shoot-'Em-Up</text:p>
          </table:table-cell>
          <table:table-cell office:value-type="string">
            <text:p>2.5</text:p>
          </table:table-cell>
          <table:table-cell table:style-name="Default" office:value-type="string">
            <text:p>1 Player</text:p>
          </table:table-cell>
          <table:table-cell office:value-type="string">
            <text:p>You are at the Waypoint Interstellar Trade Depot, a quiet outpost in space, when suddenly a dormant group of alien, mineral-eating termites awakens. They then begin haphazardly making their nest.Using your probe ship, you must destroy the termites and their nest blocks. You simply fire at the termites to destroy them but their nest blocks must be energized before you can destroy them. To energize a nest block, you must hit a block while a termite is still carrying it. This will energize all the blocks on the screen.If you shoot a termite that is not carrying a block or if one is carrying a block but you only hit the termite, all the blocks will not be energized and not be damageable. If you run into a block, energized or not, or are touched by a termite, you lose a life.Every so often, a refuel ship travels down and then back up the left or right side of the screen. You must dock with it (touch it) before it gets back to the top or the game ends, no matter how many lives you have left.To fire, press the fire button. To move, move the joystick while the button is not pressed. If you hold down the button, you can rotate left or right then you will stay at that angle until you rotate again.The points are:Shooting a termite that is NOT carrying a block=1 pointShooting a termite that is carrying a block but only hitting the termite=2 pointsShooting a termite that is carrying a block and hitting the block=3 pointsShooting an energized block=1 point</text:p>
          </table:table-cell>
          <table:table-cell table:formula="of:=CONCATENATE(&quot;&lt;game name=&quot;;CHAR(34);[.A84];CHAR(34);&quot;&gt; &lt;year&gt;&quot;;[.B84];&quot;&lt;/year&gt; &lt;rating&gt;&quot;;[.C84];&quot;&lt;/rating&gt; &lt;title&gt;&quot;;[.D84];&quot;&lt;/title&gt; &lt;pub&gt;&quot;;[.E84];&quot;&lt;/pub&gt; &lt;dev&gt;&quot;;[.F84];&quot;&lt;/dev&gt; &lt;genre&gt;&quot;;[.G84];&quot;&lt;/genre&gt; &lt;score&gt;&quot;;[.H84];&quot;&lt;/score&gt; &lt;player&gt;&quot;;[.I84];&quot;&lt;/player&gt; &lt;story&gt;&quot;;[.J84];&quot;&lt;/story&gt; &lt;/game&gt;&quot;)" office:value-type="string" office:string-value="&lt;game name=&quot;Cosmic Swarm (USA)&quot;&gt; &lt;year&gt;1982&lt;/year&gt; &lt;rating&gt;ESRB - E (Everyone)&lt;/rating&gt; &lt;title&gt;Cosmic Swarm &lt;/title&gt; &lt;pub&gt;CommaVid, Inc.&lt;/pub&gt; &lt;dev&gt;CommaVid, Inc.&lt;/dev&gt; &lt;genre&gt;Shoot-'Em-Up&lt;/genre&gt; &lt;score&gt;2.5&lt;/score&gt; &lt;player&gt;1 Player&lt;/player&gt; &lt;story&gt;You are at the Waypoint Interstellar Trade Depot, a quiet outpost in space, when suddenly a dormant group of alien, mineral-eating termites awakens. They then begin haphazardly making their nest.Using your probe ship, you must destroy the termites and their nest blocks. You simply fire at the termites to destroy them but their nest blocks must be energized before you can destroy them. To energize a nest block, you must hit a block while a termite is still carrying it. This will energize all the blocks on the screen.If you shoot a termite that is not carrying a block or if one is carrying a block but you only hit the termite, all the blocks will not be energized and not be damageable. If you run into a block, energized or not, or are touched by a termite, you lose a life.Every so often, a refuel ship travels down and then back up the left or right side of the screen. You must dock with it (touch it) before it gets back to the top or the game ends, no matter how many lives you have left.To fire, press the fire button. To move, move the joystick while the button is not pressed. If you hold down the button, you can rotate left or right then you will stay at that angle until you rotate again.The points are:Shooting a termite that is NOT carrying a block=1 pointShooting a termite that is carrying a block but only hitting the termite=2 pointsShooting a termite that is carrying a block and hitting the block=3 pointsShooting an energized block=1 point&lt;/story&gt; &lt;/game&gt;">
            <text:p>&lt;game name="Cosmic Swarm (USA)"&gt; &lt;year&gt;1982&lt;/year&gt; &lt;rating&gt;ESRB - E (Everyone)&lt;/rating&gt; &lt;title&gt;Cosmic Swarm &lt;/title&gt; &lt;pub&gt;CommaVid, Inc.&lt;/pub&gt; &lt;dev&gt;CommaVid, Inc.&lt;/dev&gt; &lt;genre&gt;Shoot-'Em-Up&lt;/genre&gt; &lt;score&gt;2.5&lt;/score&gt; &lt;player&gt;1 Player&lt;/player&gt; &lt;story&gt;You are at the Waypoint Interstellar Trade Depot, a quiet outpost in space, when suddenly a dormant group of alien, mineral-eating termites awakens. They then begin haphazardly making their nest.Using your probe ship, you must destroy the termites and their nest blocks. You simply fire at the termites to destroy them but their nest blocks must be energized before you can destroy them. To energize a nest block, you must hit a block while a termite is still carrying it. This will energize all the blocks on the screen.If you shoot a termite that is not carrying a block or if one is carrying a block but you only hit the termite, all the blocks will not be energized and not be damageable. If you run into a block, energized or not, or are touched by a termite, you lose a life.Every so often, a refuel ship travels down and then back up the left or right side of the screen. You must dock with it (touch it) before it gets back to the top or the game ends, no matter how many lives you have left.To fire, press the fire button. To move, move the joystick while the button is not pressed. If you hold down the button, you can rotate left or right then you will stay at that angle until you rotate again.The points are:Shooting a termite that is NOT carrying a block=1 pointShooting a termite that is carrying a block but only hitting the termite=2 pointsShooting a termite that is carrying a block and hitting the block=3 pointsShooting an energized block=1 point&lt;/story&gt; &lt;/game&gt;</text:p>
          </table:table-cell>
        </table:table-row>
        <table:table-row table:style-name="ro1">
          <table:table-cell office:value-type="string">
            <text:p>Crackpots (USA)</text:p>
          </table:table-cell>
          <table:table-cell office:value-type="string">
            <text:p>1983</text:p>
          </table:table-cell>
          <table:table-cell office:value-type="string">
            <text:p>ESRB - E (Everyone)</text:p>
          </table:table-cell>
          <table:table-cell office:value-type="string">
            <text:p>Crackpots </text:p>
          </table:table-cell>
          <table:table-cell table:number-columns-repeated="2" office:value-type="string">
            <text:p>Activision, Inc.</text:p>
          </table:table-cell>
          <table:table-cell office:value-type="string">
            <text:p>Shoot-'Em-Up</text:p>
          </table:table-cell>
          <table:table-cell office:value-type="string">
            <text:p>3.9</text:p>
          </table:table-cell>
          <table:table-cell table:style-name="Default" office:value-type="string">
            <text:p>1-2 Players</text:p>
          </table:table-cell>
          <table:table-cell office:value-type="string">
            <text:p>A barrage of bugs are attacking your home, and you need to defend it with potted plants! You control your character at the top of the screen where there are six potted plants. These can be dropped on the bugs to destroy them as they make their way up from the sewer at the bottom. Just beneath the potted plants are six windows; you need to make sure you destroy the bugs before they can reach these windows. If six of the bugs make it into the windows, a layer of your house will be eaten. This will drop you one step closer to the bottom of the screen, making it more difficult to destroy the incoming bugs! The game ends when six layers of the building have been eaten. There are four different color bugs in the game, each of which have a different pattern of movement. As the levels progress, bugs will keep coming faster and faster!</text:p>
          </table:table-cell>
          <table:table-cell table:formula="of:=CONCATENATE(&quot;&lt;game name=&quot;;CHAR(34);[.A85];CHAR(34);&quot;&gt; &lt;year&gt;&quot;;[.B85];&quot;&lt;/year&gt; &lt;rating&gt;&quot;;[.C85];&quot;&lt;/rating&gt; &lt;title&gt;&quot;;[.D85];&quot;&lt;/title&gt; &lt;pub&gt;&quot;;[.E85];&quot;&lt;/pub&gt; &lt;dev&gt;&quot;;[.F85];&quot;&lt;/dev&gt; &lt;genre&gt;&quot;;[.G85];&quot;&lt;/genre&gt; &lt;score&gt;&quot;;[.H85];&quot;&lt;/score&gt; &lt;player&gt;&quot;;[.I85];&quot;&lt;/player&gt; &lt;story&gt;&quot;;[.J85];&quot;&lt;/story&gt; &lt;/game&gt;&quot;)" office:value-type="string" office:string-value="&lt;game name=&quot;Crackpots (USA)&quot;&gt; &lt;year&gt;1983&lt;/year&gt; &lt;rating&gt;ESRB - E (Everyone)&lt;/rating&gt; &lt;title&gt;Crackpots &lt;/title&gt; &lt;pub&gt;Activision, Inc.&lt;/pub&gt; &lt;dev&gt;Activision, Inc.&lt;/dev&gt; &lt;genre&gt;Shoot-'Em-Up&lt;/genre&gt; &lt;score&gt;3.9&lt;/score&gt; &lt;player&gt;1-2 Players&lt;/player&gt; &lt;story&gt;A barrage of bugs are attacking your home, and you need to defend it with potted plants! You control your character at the top of the screen where there are six potted plants. These can be dropped on the bugs to destroy them as they make their way up from the sewer at the bottom. Just beneath the potted plants are six windows; you need to make sure you destroy the bugs before they can reach these windows. If six of the bugs make it into the windows, a layer of your house will be eaten. This will drop you one step closer to the bottom of the screen, making it more difficult to destroy the incoming bugs! The game ends when six layers of the building have been eaten. There are four different color bugs in the game, each of which have a different pattern of movement. As the levels progress, bugs will keep coming faster and faster!&lt;/story&gt; &lt;/game&gt;">
            <text:p>&lt;game name="Crackpots (USA)"&gt; &lt;year&gt;1983&lt;/year&gt; &lt;rating&gt;ESRB - E (Everyone)&lt;/rating&gt; &lt;title&gt;Crackpots &lt;/title&gt; &lt;pub&gt;Activision, Inc.&lt;/pub&gt; &lt;dev&gt;Activision, Inc.&lt;/dev&gt; &lt;genre&gt;Shoot-'Em-Up&lt;/genre&gt; &lt;score&gt;3.9&lt;/score&gt; &lt;player&gt;1-2 Players&lt;/player&gt; &lt;story&gt;A barrage of bugs are attacking your home, and you need to defend it with potted plants! You control your character at the top of the screen where there are six potted plants. These can be dropped on the bugs to destroy them as they make their way up from the sewer at the bottom. Just beneath the potted plants are six windows; you need to make sure you destroy the bugs before they can reach these windows. If six of the bugs make it into the windows, a layer of your house will be eaten. This will drop you one step closer to the bottom of the screen, making it more difficult to destroy the incoming bugs! The game ends when six layers of the building have been eaten. There are four different color bugs in the game, each of which have a different pattern of movement. As the levels progress, bugs will keep coming faster and faster!&lt;/story&gt; &lt;/game&gt;</text:p>
          </table:table-cell>
        </table:table-row>
        <table:table-row table:style-name="ro1">
          <table:table-cell office:value-type="string">
            <text:p>Crash Dive (USA)</text:p>
          </table:table-cell>
          <table:table-cell office:value-type="string">
            <text:p>1983</text:p>
          </table:table-cell>
          <table:table-cell office:value-type="string">
            <text:p>ESRB - E (Everyone)</text:p>
          </table:table-cell>
          <table:table-cell office:value-type="string">
            <text:p>Crash Dive </text:p>
          </table:table-cell>
          <table:table-cell table:number-columns-repeated="2" office:value-type="string">
            <text:p>Fox Video Games, Inc.</text:p>
          </table:table-cell>
          <table:table-cell office:value-type="string">
            <text:p>Shoot-'Em-Up</text:p>
          </table:table-cell>
          <table:table-cell office:value-type="string">
            <text:p>3.3</text:p>
          </table:table-cell>
          <table:table-cell table:style-name="Default" office:value-type="string">
            <text:p>1 Player</text:p>
          </table:table-cell>
          <table:table-cell office:value-type="string">
            <text:p>The object of this game is to use your flying sub, the Sea Hunter, <text:s/>to destroy enemies and get treasures.You move fastest when in the air, half speed when in the water and cannot move forward when on the sea bottom.Your enemies and their point values are:Plane = 300Helicopter = 100Bird = 0Boat = 50Sting Ray = 20Shark = 100Angler Fish = 200Squid = 100Lobster = 25You get 1 point for stunning the sea monster but cannot kill him. You cannot do anything with mines but avoid them.The possible treasures and their point values are:Sword = 200Wine Bottle = 400Sunken Boat = 500Crown = 1000Chalice = 2000Pot of Gold = 3000Key = 5000You just play until you crash your sub or run out of fuel. You refuel by docking with the sub at the top of the sea (looks like a boat without a gun) called Sea View.</text:p>
          </table:table-cell>
          <table:table-cell table:formula="of:=CONCATENATE(&quot;&lt;game name=&quot;;CHAR(34);[.A86];CHAR(34);&quot;&gt; &lt;year&gt;&quot;;[.B86];&quot;&lt;/year&gt; &lt;rating&gt;&quot;;[.C86];&quot;&lt;/rating&gt; &lt;title&gt;&quot;;[.D86];&quot;&lt;/title&gt; &lt;pub&gt;&quot;;[.E86];&quot;&lt;/pub&gt; &lt;dev&gt;&quot;;[.F86];&quot;&lt;/dev&gt; &lt;genre&gt;&quot;;[.G86];&quot;&lt;/genre&gt; &lt;score&gt;&quot;;[.H86];&quot;&lt;/score&gt; &lt;player&gt;&quot;;[.I86];&quot;&lt;/player&gt; &lt;story&gt;&quot;;[.J86];&quot;&lt;/story&gt; &lt;/game&gt;&quot;)" office:value-type="string" office:string-value="&lt;game name=&quot;Crash Dive (USA)&quot;&gt; &lt;year&gt;1983&lt;/year&gt; &lt;rating&gt;ESRB - E (Everyone)&lt;/rating&gt; &lt;title&gt;Crash Dive &lt;/title&gt; &lt;pub&gt;Fox Video Games, Inc.&lt;/pub&gt; &lt;dev&gt;Fox Video Games, Inc.&lt;/dev&gt; &lt;genre&gt;Shoot-'Em-Up&lt;/genre&gt; &lt;score&gt;3.3&lt;/score&gt; &lt;player&gt;1 Player&lt;/player&gt; &lt;story&gt;The object of this game is to use your flying sub, the Sea Hunter,  to destroy enemies and get treasures.You move fastest when in the air, half speed when in the water and cannot move forward when on the sea bottom.Your enemies and their point values are:Plane = 300Helicopter = 100Bird = 0Boat = 50Sting Ray = 20Shark = 100Angler Fish = 200Squid = 100Lobster = 25You get 1 point for stunning the sea monster but cannot kill him. You cannot do anything with mines but avoid them.The possible treasures and their point values are:Sword = 200Wine Bottle = 400Sunken Boat = 500Crown = 1000Chalice = 2000Pot of Gold = 3000Key = 5000You just play until you crash your sub or run out of fuel. You refuel by docking with the sub at the top of the sea (looks like a boat without a gun) called Sea View.&lt;/story&gt; &lt;/game&gt;">
            <text:p>&lt;game name="Crash Dive (USA)"&gt; &lt;year&gt;1983&lt;/year&gt; &lt;rating&gt;ESRB - E (Everyone)&lt;/rating&gt; &lt;title&gt;Crash Dive &lt;/title&gt; &lt;pub&gt;Fox Video Games, Inc.&lt;/pub&gt; &lt;dev&gt;Fox Video Games, Inc.&lt;/dev&gt; &lt;genre&gt;Shoot-'Em-Up&lt;/genre&gt; &lt;score&gt;3.3&lt;/score&gt; &lt;player&gt;1 Player&lt;/player&gt; &lt;story&gt;The object of this game is to use your flying sub, the Sea Hunter, <text:s/>to destroy enemies and get treasures.You move fastest when in the air, half speed when in the water and cannot move forward when on the sea bottom.Your enemies and their point values are:Plane = 300Helicopter = 100Bird = 0Boat = 50Sting Ray = 20Shark = 100Angler Fish = 200Squid = 100Lobster = 25You get 1 point for stunning the sea monster but cannot kill him. You cannot do anything with mines but avoid them.The possible treasures and their point values are:Sword = 200Wine Bottle = 400Sunken Boat = 500Crown = 1000Chalice = 2000Pot of Gold = 3000Key = 5000You just play until you crash your sub or run out of fuel. You refuel by docking with the sub at the top of the sea (looks like a boat without a gun) called Sea View.&lt;/story&gt; &lt;/game&gt;</text:p>
          </table:table-cell>
        </table:table-row>
        <table:table-row table:style-name="ro1">
          <table:table-cell office:value-type="string">
            <text:p>Crazy Climber (USA)</text:p>
          </table:table-cell>
          <table:table-cell office:value-type="string">
            <text:p>1982</text:p>
          </table:table-cell>
          <table:table-cell office:value-type="string">
            <text:p>ESRB - E (Everyone)</text:p>
          </table:table-cell>
          <table:table-cell office:value-type="string">
            <text:p>Crazy Climber </text:p>
          </table:table-cell>
          <table:table-cell office:value-type="string">
            <text:p>Atari, Inc.</text:p>
          </table:table-cell>
          <table:table-cell office:value-type="string">
            <text:p>Nihon Bussan Co., Ltd.</text:p>
          </table:table-cell>
          <table:table-cell office:value-type="string">
            <text:p>Climbing</text:p>
          </table:table-cell>
          <table:table-cell office:value-type="string">
            <text:p>2.1</text:p>
          </table:table-cell>
          <table:table-cell table:style-name="Default" office:value-type="string">
            <text:p>1 Player</text:p>
          </table:table-cell>
          <table:table-cell office:value-type="string">
            <text:p>As Crazy Climber, climb your way to the top of a series of buildings, where a helicopter is waiting to pick you up and take you to the next building. As Climber scales a building, he is able to climb up and sideways but he cannot climb down.While climbing a building, windows will open and close simultaneously. If any window closes on either of his hands he will lose his grip. However, if a window closes on both of his hands, he will fall to his death, resulting in the loss of a life. You have three Climbers in total, but you are awarded an extra Climber every 30,000 points. Besides windows, Climber is faced with other dangers, including:1. Bald-headed guys who hurl various objects at you.2. Pesky condors who fly by, dropping eggs and droppings of an unpleasant substance.3. Falling steel girders and iron dumbells.4. Electrical "Nichibutsu" signs with a dangling live wire.5. Falling "Crazy Climber" signs.6. King Kong leaping from side to side of the building and slams his hands against the windows.The climber must try to avoid or overcome each of those hazards which he will encounter as he continues climbing in his attempt to reach the rooftop. If he falls to his death by windows or objects, <text:s/>another climber will replace him and will start at the same location where the last one fell. The specific danger will not be present at the same point, so the climber can go further up to face the next danger. Most of the hazards are announced by certain recognizable musical themes. Crazy Climber is awarded a bonus score on each building every time after getting carried off by the helicopter. However, each bonus score will decrease by every ten seconds that the climber will spend scaling each building as he attempts reach the top. Somewhere in the game, there is "The Lucky Balloon", which can lift Climber about ten stories and raise the player's bonus score if he catches it.</text:p>
          </table:table-cell>
          <table:table-cell table:formula="of:=CONCATENATE(&quot;&lt;game name=&quot;;CHAR(34);[.A87];CHAR(34);&quot;&gt; &lt;year&gt;&quot;;[.B87];&quot;&lt;/year&gt; &lt;rating&gt;&quot;;[.C87];&quot;&lt;/rating&gt; &lt;title&gt;&quot;;[.D87];&quot;&lt;/title&gt; &lt;pub&gt;&quot;;[.E87];&quot;&lt;/pub&gt; &lt;dev&gt;&quot;;[.F87];&quot;&lt;/dev&gt; &lt;genre&gt;&quot;;[.G87];&quot;&lt;/genre&gt; &lt;score&gt;&quot;;[.H87];&quot;&lt;/score&gt; &lt;player&gt;&quot;;[.I87];&quot;&lt;/player&gt; &lt;story&gt;&quot;;[.J87];&quot;&lt;/story&gt; &lt;/game&gt;&quot;)" office:value-type="string" office:string-value="&lt;game name=&quot;Crazy Climber (USA)&quot;&gt; &lt;year&gt;1982&lt;/year&gt; &lt;rating&gt;ESRB - E (Everyone)&lt;/rating&gt; &lt;title&gt;Crazy Climber &lt;/title&gt; &lt;pub&gt;Atari, Inc.&lt;/pub&gt; &lt;dev&gt;Nihon Bussan Co., Ltd.&lt;/dev&gt; &lt;genre&gt;Climbing&lt;/genre&gt; &lt;score&gt;2.1&lt;/score&gt; &lt;player&gt;1 Player&lt;/player&gt; &lt;story&gt;As Crazy Climber, climb your way to the top of a series of buildings, where a helicopter is waiting to pick you up and take you to the next building. As Climber scales a building, he is able to climb up and sideways but he cannot climb down.While climbing a building, windows will open and close simultaneously. If any window closes on either of his hands he will lose his grip. However, if a window closes on both of his hands, he will fall to his death, resulting in the loss of a life. You have three Climbers in total, but you are awarded an extra Climber every 30,000 points. Besides windows, Climber is faced with other dangers, including:1. Bald-headed guys who hurl various objects at you.2. Pesky condors who fly by, dropping eggs and droppings of an unpleasant substance.3. Falling steel girders and iron dumbells.4. Electrical &quot;Nichibutsu&quot; signs with a dangling live wire.5. Falling &quot;Crazy Climber&quot; signs.6. King Kong leaping from side to side of the building and slams his hands against the windows.The climber must try to avoid or overcome each of those hazards which he will encounter as he continues climbing in his attempt to reach the rooftop. If he falls to his death by windows or objects,  another climber will replace him and will start at the same location where the last one fell. The specific danger will not be present at the same point, so the climber can go further up to face the next danger. Most of the hazards are announced by certain recognizable musical themes. Crazy Climber is awarded a bonus score on each building every time after getting carried off by the helicopter. However, each bonus score will decrease by every ten seconds that the climber will spend scaling each building as he attempts reach the top. Somewhere in the game, there is &quot;The Lucky Balloon&quot;, which can lift Climber about ten stories and raise the player's bonus score if he catches it.&lt;/story&gt; &lt;/game&gt;">
            <text:p>&lt;game name="Crazy Climber (USA)"&gt; &lt;year&gt;1982&lt;/year&gt; &lt;rating&gt;ESRB - E (Everyone)&lt;/rating&gt; &lt;title&gt;Crazy Climber &lt;/title&gt; &lt;pub&gt;Atari, Inc.&lt;/pub&gt; &lt;dev&gt;Nihon Bussan Co., Ltd.&lt;/dev&gt; &lt;genre&gt;Climbing&lt;/genre&gt; &lt;score&gt;2.1&lt;/score&gt; &lt;player&gt;1 Player&lt;/player&gt; &lt;story&gt;As Crazy Climber, climb your way to the top of a series of buildings, where a helicopter is waiting to pick you up and take you to the next building. As Climber scales a building, he is able to climb up and sideways but he cannot climb down.While climbing a building, windows will open and close simultaneously. If any window closes on either of his hands he will lose his grip. However, if a window closes on both of his hands, he will fall to his death, resulting in the loss of a life. You have three Climbers in total, but you are awarded an extra Climber every 30,000 points. Besides windows, Climber is faced with other dangers, including:1. Bald-headed guys who hurl various objects at you.2. Pesky condors who fly by, dropping eggs and droppings of an unpleasant substance.3. Falling steel girders and iron dumbells.4. Electrical "Nichibutsu" signs with a dangling live wire.5. Falling "Crazy Climber" signs.6. King Kong leaping from side to side of the building and slams his hands against the windows.The climber must try to avoid or overcome each of those hazards which he will encounter as he continues climbing in his attempt to reach the rooftop. If he falls to his death by windows or objects, <text:s/>another climber will replace him and will start at the same location where the last one fell. The specific danger will not be present at the same point, so the climber can go further up to face the next danger. Most of the hazards are announced by certain recognizable musical themes. Crazy Climber is awarded a bonus score on each building every time after getting carried off by the helicopter. However, each bonus score will decrease by every ten seconds that the climber will spend scaling each building as he attempts reach the top. Somewhere in the game, there is "The Lucky Balloon", which can lift Climber about ten stories and raise the player's bonus score if he catches it.&lt;/story&gt; &lt;/game&gt;</text:p>
          </table:table-cell>
        </table:table-row>
        <table:table-row table:style-name="ro1">
          <table:table-cell office:value-type="string">
            <text:p>Criminal Persuit (Europe)</text:p>
          </table:table-cell>
          <table:table-cell office:value-type="string">
            <text:p>1983</text:p>
          </table:table-cell>
          <table:table-cell office:value-type="string">
            <text:p>ESRB - E (Everyone)</text:p>
          </table:table-cell>
          <table:table-cell office:value-type="string">
            <text:p>Criminal Pursuit</text:p>
          </table:table-cell>
          <table:table-cell table:number-columns-repeated="2" office:value-type="string">
            <text:p>Suntek</text:p>
          </table:table-cell>
          <table:table-cell office:value-type="string">
            <text:p>Platform</text:p>
          </table:table-cell>
          <table:table-cell office:value-type="string">
            <text:p>3.5</text:p>
          </table:table-cell>
          <table:table-cell table:style-name="Default" office:value-type="string">
            <text:p>1 Player</text:p>
          </table:table-cell>
          <table:table-cell office:value-type="string">
            <text:p>In this game, the player plays a thief who must grab all eight valuable objects from the "Mograth Stadtmuseum" within a certain time limit. Once the player reaches the top floor and has collected everything, they escape with a helicopter and the next level starts.While sneaking around the museum, players have to avoid dogs and guards. The guards appear in the windows from time to time and can be avoided by standing between two windows. A new floor can be reached by running to the end of the current one and jumping through the hole.After the level is completed, the score is calculated by adding your remaining time and a new and harder round begins.</text:p>
          </table:table-cell>
          <table:table-cell table:formula="of:=CONCATENATE(&quot;&lt;game name=&quot;;CHAR(34);[.A88];CHAR(34);&quot;&gt; &lt;year&gt;&quot;;[.B88];&quot;&lt;/year&gt; &lt;rating&gt;&quot;;[.C88];&quot;&lt;/rating&gt; &lt;title&gt;&quot;;[.D88];&quot;&lt;/title&gt; &lt;pub&gt;&quot;;[.E88];&quot;&lt;/pub&gt; &lt;dev&gt;&quot;;[.F88];&quot;&lt;/dev&gt; &lt;genre&gt;&quot;;[.G88];&quot;&lt;/genre&gt; &lt;score&gt;&quot;;[.H88];&quot;&lt;/score&gt; &lt;player&gt;&quot;;[.I88];&quot;&lt;/player&gt; &lt;story&gt;&quot;;[.J88];&quot;&lt;/story&gt; &lt;/game&gt;&quot;)" office:value-type="string" office:string-value="&lt;game name=&quot;Criminal Persuit (Europe)&quot;&gt; &lt;year&gt;1983&lt;/year&gt; &lt;rating&gt;ESRB - E (Everyone)&lt;/rating&gt; &lt;title&gt;Criminal Pursuit&lt;/title&gt; &lt;pub&gt;Suntek&lt;/pub&gt; &lt;dev&gt;Suntek&lt;/dev&gt; &lt;genre&gt;Platform&lt;/genre&gt; &lt;score&gt;3.5&lt;/score&gt; &lt;player&gt;1 Player&lt;/player&gt; &lt;story&gt;In this game, the player plays a thief who must grab all eight valuable objects from the &quot;Mograth Stadtmuseum&quot; within a certain time limit. Once the player reaches the top floor and has collected everything, they escape with a helicopter and the next level starts.While sneaking around the museum, players have to avoid dogs and guards. The guards appear in the windows from time to time and can be avoided by standing between two windows. A new floor can be reached by running to the end of the current one and jumping through the hole.After the level is completed, the score is calculated by adding your remaining time and a new and harder round begins.&lt;/story&gt; &lt;/game&gt;">
            <text:p>&lt;game name="Criminal Persuit (Europe)"&gt; &lt;year&gt;1983&lt;/year&gt; &lt;rating&gt;ESRB - E (Everyone)&lt;/rating&gt; &lt;title&gt;Criminal Pursuit&lt;/title&gt; &lt;pub&gt;Suntek&lt;/pub&gt; &lt;dev&gt;Suntek&lt;/dev&gt; &lt;genre&gt;Platform&lt;/genre&gt; &lt;score&gt;3.5&lt;/score&gt; &lt;player&gt;1 Player&lt;/player&gt; &lt;story&gt;In this game, the player plays a thief who must grab all eight valuable objects from the "Mograth Stadtmuseum" within a certain time limit. Once the player reaches the top floor and has collected everything, they escape with a helicopter and the next level starts.While sneaking around the museum, players have to avoid dogs and guards. The guards appear in the windows from time to time and can be avoided by standing between two windows. A new floor can be reached by running to the end of the current one and jumping through the hole.After the level is completed, the score is calculated by adding your remaining time and a new and harder round begins.&lt;/story&gt; &lt;/game&gt;</text:p>
          </table:table-cell>
        </table:table-row>
        <table:table-row table:style-name="ro1">
          <table:table-cell office:value-type="string">
            <text:p>Cross Force (USA)</text:p>
          </table:table-cell>
          <table:table-cell office:value-type="string">
            <text:p>1982</text:p>
          </table:table-cell>
          <table:table-cell office:value-type="string">
            <text:p>ESRB - E (Everyone)</text:p>
          </table:table-cell>
          <table:table-cell office:value-type="string">
            <text:p>Cross Force </text:p>
          </table:table-cell>
          <table:table-cell table:number-columns-repeated="2" office:value-type="string">
            <text:p>Spectravision</text:p>
          </table:table-cell>
          <table:table-cell office:value-type="string">
            <text:p>Shoot-'Em-Up</text:p>
          </table:table-cell>
          <table:table-cell office:value-type="string">
            <text:p>2.0</text:p>
          </table:table-cell>
          <table:table-cell table:style-name="Default" office:value-type="string">
            <text:p>1-2 Players</text:p>
          </table:table-cell>
          <table:table-cell office:value-type="string">
            <text:p>It seems as if forever that the evil Morplus from the planet Tzoris have terrorized the galaxy, leaving death and destruction in their wake. But now, our scientists have developed our newest weapon, the Spectron! You will be deployed with this weapon and must destroy as many Morplus as you can.You have two lasers, one at the top that fires down and one at the bottom that fires up. You control both lasers. Depending on what you select, you can have both lasers stay parallel to each other or move opposite of each other. Your goal is to fire the laser, which fires from one laser to the other, and destroy any enemies caught in your crossfire. The mothership that drops the enemies is indestructible.Be aware, however, that if you fire you weapon non-stop, it will overheat and then will not fire until it cools a little. Also be aware of the amount of fuel you have because if you run out of fuel, you lose one life. You need to shoot any red fuel pods when they appear on screen.</text:p>
          </table:table-cell>
          <table:table-cell table:formula="of:=CONCATENATE(&quot;&lt;game name=&quot;;CHAR(34);[.A89];CHAR(34);&quot;&gt; &lt;year&gt;&quot;;[.B89];&quot;&lt;/year&gt; &lt;rating&gt;&quot;;[.C89];&quot;&lt;/rating&gt; &lt;title&gt;&quot;;[.D89];&quot;&lt;/title&gt; &lt;pub&gt;&quot;;[.E89];&quot;&lt;/pub&gt; &lt;dev&gt;&quot;;[.F89];&quot;&lt;/dev&gt; &lt;genre&gt;&quot;;[.G89];&quot;&lt;/genre&gt; &lt;score&gt;&quot;;[.H89];&quot;&lt;/score&gt; &lt;player&gt;&quot;;[.I89];&quot;&lt;/player&gt; &lt;story&gt;&quot;;[.J89];&quot;&lt;/story&gt; &lt;/game&gt;&quot;)" office:value-type="string" office:string-value="&lt;game name=&quot;Cross Force (USA)&quot;&gt; &lt;year&gt;1982&lt;/year&gt; &lt;rating&gt;ESRB - E (Everyone)&lt;/rating&gt; &lt;title&gt;Cross Force &lt;/title&gt; &lt;pub&gt;Spectravision&lt;/pub&gt; &lt;dev&gt;Spectravision&lt;/dev&gt; &lt;genre&gt;Shoot-'Em-Up&lt;/genre&gt; &lt;score&gt;2.0&lt;/score&gt; &lt;player&gt;1-2 Players&lt;/player&gt; &lt;story&gt;It seems as if forever that the evil Morplus from the planet Tzoris have terrorized the galaxy, leaving death and destruction in their wake. But now, our scientists have developed our newest weapon, the Spectron! You will be deployed with this weapon and must destroy as many Morplus as you can.You have two lasers, one at the top that fires down and one at the bottom that fires up. You control both lasers. Depending on what you select, you can have both lasers stay parallel to each other or move opposite of each other. Your goal is to fire the laser, which fires from one laser to the other, and destroy any enemies caught in your crossfire. The mothership that drops the enemies is indestructible.Be aware, however, that if you fire you weapon non-stop, it will overheat and then will not fire until it cools a little. Also be aware of the amount of fuel you have because if you run out of fuel, you lose one life. You need to shoot any red fuel pods when they appear on screen.&lt;/story&gt; &lt;/game&gt;">
            <text:p>&lt;game name="Cross Force (USA)"&gt; &lt;year&gt;1982&lt;/year&gt; &lt;rating&gt;ESRB - E (Everyone)&lt;/rating&gt; &lt;title&gt;Cross Force &lt;/title&gt; &lt;pub&gt;Spectravision&lt;/pub&gt; &lt;dev&gt;Spectravision&lt;/dev&gt; &lt;genre&gt;Shoot-'Em-Up&lt;/genre&gt; &lt;score&gt;2.0&lt;/score&gt; &lt;player&gt;1-2 Players&lt;/player&gt; &lt;story&gt;It seems as if forever that the evil Morplus from the planet Tzoris have terrorized the galaxy, leaving death and destruction in their wake. But now, our scientists have developed our newest weapon, the Spectron! You will be deployed with this weapon and must destroy as many Morplus as you can.You have two lasers, one at the top that fires down and one at the bottom that fires up. You control both lasers. Depending on what you select, you can have both lasers stay parallel to each other or move opposite of each other. Your goal is to fire the laser, which fires from one laser to the other, and destroy any enemies caught in your crossfire. The mothership that drops the enemies is indestructible.Be aware, however, that if you fire you weapon non-stop, it will overheat and then will not fire until it cools a little. Also be aware of the amount of fuel you have because if you run out of fuel, you lose one life. You need to shoot any red fuel pods when they appear on screen.&lt;/story&gt; &lt;/game&gt;</text:p>
          </table:table-cell>
        </table:table-row>
        <table:table-row table:style-name="ro1">
          <table:table-cell office:value-type="string">
            <text:p>Crossbow (USA)</text:p>
          </table:table-cell>
          <table:table-cell office:value-type="string">
            <text:p>1988</text:p>
          </table:table-cell>
          <table:table-cell office:value-type="string">
            <text:p>ESRB - E (Everyone)</text:p>
          </table:table-cell>
          <table:table-cell office:value-type="string">
            <text:p>Crossbow </text:p>
          </table:table-cell>
          <table:table-cell office:value-type="string">
            <text:p>Atari, Inc.</text:p>
          </table:table-cell>
          <table:table-cell office:value-type="string">
            <text:p>Exidy, Inc.</text:p>
          </table:table-cell>
          <table:table-cell office:value-type="string">
            <text:p>Action</text:p>
          </table:table-cell>
          <table:table-cell office:value-type="string">
            <text:p>3.6</text:p>
          </table:table-cell>
          <table:table-cell table:style-name="Default" office:value-type="string">
            <text:p>1-2 Players</text:p>
          </table:table-cell>
          <table:table-cell office:value-type="string">
            <text:p>In Crossbow, you and several friends are trying to cross many treacherous landscapes in order to retrieve stolen treasures from the castle of the Evil Master. All of the members of your party are unarmed, however you carry a crossbow. Using this, you need to shoot any obstacles or hostile enemies that may get in the way of your friends as they cross the screen. You see the landscape from a first person point of view, and one by one each member of the party will walk from the left to right on the screen. There are many different landscapes that need to be crossed, each with its own variety of dangers. There are deserts with scorpions, ice caverns, jungles with hostile monkeys, a lava spewing volcano, and even the heavily guarded castle. The game starts with two friends in your party, with additional friends joining after clearing certain parts of the game. The game ends when everyone in your party has been killed.</text:p>
          </table:table-cell>
          <table:table-cell table:formula="of:=CONCATENATE(&quot;&lt;game name=&quot;;CHAR(34);[.A90];CHAR(34);&quot;&gt; &lt;year&gt;&quot;;[.B90];&quot;&lt;/year&gt; &lt;rating&gt;&quot;;[.C90];&quot;&lt;/rating&gt; &lt;title&gt;&quot;;[.D90];&quot;&lt;/title&gt; &lt;pub&gt;&quot;;[.E90];&quot;&lt;/pub&gt; &lt;dev&gt;&quot;;[.F90];&quot;&lt;/dev&gt; &lt;genre&gt;&quot;;[.G90];&quot;&lt;/genre&gt; &lt;score&gt;&quot;;[.H90];&quot;&lt;/score&gt; &lt;player&gt;&quot;;[.I90];&quot;&lt;/player&gt; &lt;story&gt;&quot;;[.J90];&quot;&lt;/story&gt; &lt;/game&gt;&quot;)" office:value-type="string" office:string-value="&lt;game name=&quot;Crossbow (USA)&quot;&gt; &lt;year&gt;1988&lt;/year&gt; &lt;rating&gt;ESRB - E (Everyone)&lt;/rating&gt; &lt;title&gt;Crossbow &lt;/title&gt; &lt;pub&gt;Atari, Inc.&lt;/pub&gt; &lt;dev&gt;Exidy, Inc.&lt;/dev&gt; &lt;genre&gt;Action&lt;/genre&gt; &lt;score&gt;3.6&lt;/score&gt; &lt;player&gt;1-2 Players&lt;/player&gt; &lt;story&gt;In Crossbow, you and several friends are trying to cross many treacherous landscapes in order to retrieve stolen treasures from the castle of the Evil Master. All of the members of your party are unarmed, however you carry a crossbow. Using this, you need to shoot any obstacles or hostile enemies that may get in the way of your friends as they cross the screen. You see the landscape from a first person point of view, and one by one each member of the party will walk from the left to right on the screen. There are many different landscapes that need to be crossed, each with its own variety of dangers. There are deserts with scorpions, ice caverns, jungles with hostile monkeys, a lava spewing volcano, and even the heavily guarded castle. The game starts with two friends in your party, with additional friends joining after clearing certain parts of the game. The game ends when everyone in your party has been killed.&lt;/story&gt; &lt;/game&gt;">
            <text:p>&lt;game name="Crossbow (USA)"&gt; &lt;year&gt;1988&lt;/year&gt; &lt;rating&gt;ESRB - E (Everyone)&lt;/rating&gt; &lt;title&gt;Crossbow &lt;/title&gt; &lt;pub&gt;Atari, Inc.&lt;/pub&gt; &lt;dev&gt;Exidy, Inc.&lt;/dev&gt; &lt;genre&gt;Action&lt;/genre&gt; &lt;score&gt;3.6&lt;/score&gt; &lt;player&gt;1-2 Players&lt;/player&gt; &lt;story&gt;In Crossbow, you and several friends are trying to cross many treacherous landscapes in order to retrieve stolen treasures from the castle of the Evil Master. All of the members of your party are unarmed, however you carry a crossbow. Using this, you need to shoot any obstacles or hostile enemies that may get in the way of your friends as they cross the screen. You see the landscape from a first person point of view, and one by one each member of the party will walk from the left to right on the screen. There are many different landscapes that need to be crossed, each with its own variety of dangers. There are deserts with scorpions, ice caverns, jungles with hostile monkeys, a lava spewing volcano, and even the heavily guarded castle. The game starts with two friends in your party, with additional friends joining after clearing certain parts of the game. The game ends when everyone in your party has been killed.&lt;/story&gt; &lt;/game&gt;</text:p>
          </table:table-cell>
        </table:table-row>
        <table:table-row table:style-name="ro1">
          <table:table-cell office:value-type="string">
            <text:p>Crypts of Chaos (USA)</text:p>
          </table:table-cell>
          <table:table-cell office:value-type="string">
            <text:p>1982</text:p>
          </table:table-cell>
          <table:table-cell office:value-type="string">
            <text:p>ESRB - E (Everyone)</text:p>
          </table:table-cell>
          <table:table-cell office:value-type="string">
            <text:p>Crypts of Chaos </text:p>
          </table:table-cell>
          <table:table-cell table:number-columns-repeated="2" office:value-type="string">
            <text:p>Fox Video Games, Inc.</text:p>
          </table:table-cell>
          <table:table-cell office:value-type="string">
            <text:p>Maze</text:p>
          </table:table-cell>
          <table:table-cell office:value-type="string">
            <text:p>1.6</text:p>
          </table:table-cell>
          <table:table-cell table:style-name="Default" office:value-type="string">
            <text:p>1 Player</text:p>
          </table:table-cell>
          <table:table-cell office:value-type="string">
            <text:p>This is a role playing game, sort of.The object is to kill monsters in the crypts and get any treasure you can find and get out on the crypts.How deep in the crypt you start depends on the game selection. Games one, two, three, or four place you at levels five, nine, thirteen, or one, respectively.Your weapons are a sword (unlimited attacks but useless against wizards), wand (limited attacks, depending on game selection, useless on dragons), ring of power (limited attacks, depending on game selection), and peace symbol (unlimited uses but you get no points and only useful on trolls, eyes, wizards and dragons).Your enemies are trolls, frogs, snakes, skulls, blobs, eyes, wizards and dragons. Level one has only trolls, level two has trolls and frogs, level three has trolls, frogs and snakes, etc. up to level eight and below which has everything.</text:p>
          </table:table-cell>
          <table:table-cell table:formula="of:=CONCATENATE(&quot;&lt;game name=&quot;;CHAR(34);[.A91];CHAR(34);&quot;&gt; &lt;year&gt;&quot;;[.B91];&quot;&lt;/year&gt; &lt;rating&gt;&quot;;[.C91];&quot;&lt;/rating&gt; &lt;title&gt;&quot;;[.D91];&quot;&lt;/title&gt; &lt;pub&gt;&quot;;[.E91];&quot;&lt;/pub&gt; &lt;dev&gt;&quot;;[.F91];&quot;&lt;/dev&gt; &lt;genre&gt;&quot;;[.G91];&quot;&lt;/genre&gt; &lt;score&gt;&quot;;[.H91];&quot;&lt;/score&gt; &lt;player&gt;&quot;;[.I91];&quot;&lt;/player&gt; &lt;story&gt;&quot;;[.J91];&quot;&lt;/story&gt; &lt;/game&gt;&quot;)" office:value-type="string" office:string-value="&lt;game name=&quot;Crypts of Chaos (USA)&quot;&gt; &lt;year&gt;1982&lt;/year&gt; &lt;rating&gt;ESRB - E (Everyone)&lt;/rating&gt; &lt;title&gt;Crypts of Chaos &lt;/title&gt; &lt;pub&gt;Fox Video Games, Inc.&lt;/pub&gt; &lt;dev&gt;Fox Video Games, Inc.&lt;/dev&gt; &lt;genre&gt;Maze&lt;/genre&gt; &lt;score&gt;1.6&lt;/score&gt; &lt;player&gt;1 Player&lt;/player&gt; &lt;story&gt;This is a role playing game, sort of.The object is to kill monsters in the crypts and get any treasure you can find and get out on the crypts.How deep in the crypt you start depends on the game selection. Games one, two, three, or four place you at levels five, nine, thirteen, or one, respectively.Your weapons are a sword (unlimited attacks but useless against wizards), wand (limited attacks, depending on game selection, useless on dragons), ring of power (limited attacks, depending on game selection), and peace symbol (unlimited uses but you get no points and only useful on trolls, eyes, wizards and dragons).Your enemies are trolls, frogs, snakes, skulls, blobs, eyes, wizards and dragons. Level one has only trolls, level two has trolls and frogs, level three has trolls, frogs and snakes, etc. up to level eight and below which has everything.&lt;/story&gt; &lt;/game&gt;">
            <text:p>&lt;game name="Crypts of Chaos (USA)"&gt; &lt;year&gt;1982&lt;/year&gt; &lt;rating&gt;ESRB - E (Everyone)&lt;/rating&gt; &lt;title&gt;Crypts of Chaos &lt;/title&gt; &lt;pub&gt;Fox Video Games, Inc.&lt;/pub&gt; &lt;dev&gt;Fox Video Games, Inc.&lt;/dev&gt; &lt;genre&gt;Maze&lt;/genre&gt; &lt;score&gt;1.6&lt;/score&gt; &lt;player&gt;1 Player&lt;/player&gt; &lt;story&gt;This is a role playing game, sort of.The object is to kill monsters in the crypts and get any treasure you can find and get out on the crypts.How deep in the crypt you start depends on the game selection. Games one, two, three, or four place you at levels five, nine, thirteen, or one, respectively.Your weapons are a sword (unlimited attacks but useless against wizards), wand (limited attacks, depending on game selection, useless on dragons), ring of power (limited attacks, depending on game selection), and peace symbol (unlimited uses but you get no points and only useful on trolls, eyes, wizards and dragons).Your enemies are trolls, frogs, snakes, skulls, blobs, eyes, wizards and dragons. Level one has only trolls, level two has trolls and frogs, level three has trolls, frogs and snakes, etc. up to level eight and below which has everything.&lt;/story&gt; &lt;/game&gt;</text:p>
          </table:table-cell>
        </table:table-row>
        <table:table-row table:style-name="ro1">
          <table:table-cell office:value-type="string">
            <text:p>Crystal Castles (USA)</text:p>
          </table:table-cell>
          <table:table-cell office:value-type="string">
            <text:p>1984</text:p>
          </table:table-cell>
          <table:table-cell office:value-type="string">
            <text:p>ESRB - E (Everyone)</text:p>
          </table:table-cell>
          <table:table-cell office:value-type="string">
            <text:p>Crystal Castles </text:p>
          </table:table-cell>
          <table:table-cell table:number-columns-repeated="2" office:value-type="string">
            <text:p>Atari, Inc.</text:p>
          </table:table-cell>
          <table:table-cell office:value-type="string">
            <text:p>Action</text:p>
          </table:table-cell>
          <table:table-cell office:value-type="string">
            <text:p>3.2</text:p>
          </table:table-cell>
          <table:table-cell table:style-name="Default" office:value-type="string">
            <text:p>1 Player</text:p>
          </table:table-cell>
          <table:table-cell office:value-type="string">
            <text:p>Bentley Bear is trapped in the Crystal Castles! To get out, he will need to collect all of the gems located throughout the castle. The game is played with an isometric view of the multi platformed castle. When Bentley collects all of the gems on the current castle, he will move on to the next, more difficult castle. Wandering throughout the castles are a wide variety of dangerous creatures, which Bentley should avoid. From time to time, a magic hat will appear. If Bentley collects the hat, he will temporarily be invincible to the castles inhabitants.</text:p>
          </table:table-cell>
          <table:table-cell table:formula="of:=CONCATENATE(&quot;&lt;game name=&quot;;CHAR(34);[.A92];CHAR(34);&quot;&gt; &lt;year&gt;&quot;;[.B92];&quot;&lt;/year&gt; &lt;rating&gt;&quot;;[.C92];&quot;&lt;/rating&gt; &lt;title&gt;&quot;;[.D92];&quot;&lt;/title&gt; &lt;pub&gt;&quot;;[.E92];&quot;&lt;/pub&gt; &lt;dev&gt;&quot;;[.F92];&quot;&lt;/dev&gt; &lt;genre&gt;&quot;;[.G92];&quot;&lt;/genre&gt; &lt;score&gt;&quot;;[.H92];&quot;&lt;/score&gt; &lt;player&gt;&quot;;[.I92];&quot;&lt;/player&gt; &lt;story&gt;&quot;;[.J92];&quot;&lt;/story&gt; &lt;/game&gt;&quot;)" office:value-type="string" office:string-value="&lt;game name=&quot;Crystal Castles (USA)&quot;&gt; &lt;year&gt;1984&lt;/year&gt; &lt;rating&gt;ESRB - E (Everyone)&lt;/rating&gt; &lt;title&gt;Crystal Castles &lt;/title&gt; &lt;pub&gt;Atari, Inc.&lt;/pub&gt; &lt;dev&gt;Atari, Inc.&lt;/dev&gt; &lt;genre&gt;Action&lt;/genre&gt; &lt;score&gt;3.2&lt;/score&gt; &lt;player&gt;1 Player&lt;/player&gt; &lt;story&gt;Bentley Bear is trapped in the Crystal Castles! To get out, he will need to collect all of the gems located throughout the castle. The game is played with an isometric view of the multi platformed castle. When Bentley collects all of the gems on the current castle, he will move on to the next, more difficult castle. Wandering throughout the castles are a wide variety of dangerous creatures, which Bentley should avoid. From time to time, a magic hat will appear. If Bentley collects the hat, he will temporarily be invincible to the castles inhabitants.&lt;/story&gt; &lt;/game&gt;">
            <text:p>&lt;game name="Crystal Castles (USA)"&gt; &lt;year&gt;1984&lt;/year&gt; &lt;rating&gt;ESRB - E (Everyone)&lt;/rating&gt; &lt;title&gt;Crystal Castles &lt;/title&gt; &lt;pub&gt;Atari, Inc.&lt;/pub&gt; &lt;dev&gt;Atari, Inc.&lt;/dev&gt; &lt;genre&gt;Action&lt;/genre&gt; &lt;score&gt;3.2&lt;/score&gt; &lt;player&gt;1 Player&lt;/player&gt; &lt;story&gt;Bentley Bear is trapped in the Crystal Castles! To get out, he will need to collect all of the gems located throughout the castle. The game is played with an isometric view of the multi platformed castle. When Bentley collects all of the gems on the current castle, he will move on to the next, more difficult castle. Wandering throughout the castles are a wide variety of dangerous creatures, which Bentley should avoid. From time to time, a magic hat will appear. If Bentley collects the hat, he will temporarily be invincible to the castles inhabitants.&lt;/story&gt; &lt;/game&gt;</text:p>
          </table:table-cell>
        </table:table-row>
        <table:table-row table:style-name="ro1">
          <table:table-cell office:value-type="string">
            <text:p>Custer's Revenge (USA)</text:p>
          </table:table-cell>
          <table:table-cell office:value-type="string">
            <text:p>1982</text:p>
          </table:table-cell>
          <table:table-cell office:value-type="string">
            <text:p>ESRB - M (Mature)</text:p>
          </table:table-cell>
          <table:table-cell office:value-type="string">
            <text:p>Custer's Revenge </text:p>
          </table:table-cell>
          <table:table-cell table:number-columns-repeated="2" office:value-type="string">
            <text:p>Mystique</text:p>
          </table:table-cell>
          <table:table-cell office:value-type="string">
            <text:p>Mature</text:p>
          </table:table-cell>
          <table:table-cell office:value-type="string">
            <text:p>2.4</text:p>
          </table:table-cell>
          <table:table-cell table:style-name="Default" office:value-type="string">
            <text:p>1 Player</text:p>
          </table:table-cell>
          <table:table-cell office:value-type="string">
            <text:p>History was never quite like this. In a "creative interpretation" of the Battle of Little Big Horn, a rowdy and naked General Custer must make his way through a hail of continual arrows to a Native American Princess tied to a pole. If Custer can survive the obstacles in his way, he then gets an opportunity to have "sexual intercourse" for big points. Whether his needs have been sated, or brought down by enemy fire, Custer will return again and again to get what he wants. One of the few "adult oriented" titles for the Atari 2600.</text:p>
          </table:table-cell>
          <table:table-cell table:formula="of:=CONCATENATE(&quot;&lt;game name=&quot;;CHAR(34);[.A93];CHAR(34);&quot;&gt; &lt;year&gt;&quot;;[.B93];&quot;&lt;/year&gt; &lt;rating&gt;&quot;;[.C93];&quot;&lt;/rating&gt; &lt;title&gt;&quot;;[.D93];&quot;&lt;/title&gt; &lt;pub&gt;&quot;;[.E93];&quot;&lt;/pub&gt; &lt;dev&gt;&quot;;[.F93];&quot;&lt;/dev&gt; &lt;genre&gt;&quot;;[.G93];&quot;&lt;/genre&gt; &lt;score&gt;&quot;;[.H93];&quot;&lt;/score&gt; &lt;player&gt;&quot;;[.I93];&quot;&lt;/player&gt; &lt;story&gt;&quot;;[.J93];&quot;&lt;/story&gt; &lt;/game&gt;&quot;)" office:value-type="string" office:string-value="&lt;game name=&quot;Custer's Revenge (USA)&quot;&gt; &lt;year&gt;1982&lt;/year&gt; &lt;rating&gt;ESRB - M (Mature)&lt;/rating&gt; &lt;title&gt;Custer's Revenge &lt;/title&gt; &lt;pub&gt;Mystique&lt;/pub&gt; &lt;dev&gt;Mystique&lt;/dev&gt; &lt;genre&gt;Mature&lt;/genre&gt; &lt;score&gt;2.4&lt;/score&gt; &lt;player&gt;1 Player&lt;/player&gt; &lt;story&gt;History was never quite like this. In a &quot;creative interpretation&quot; of the Battle of Little Big Horn, a rowdy and naked General Custer must make his way through a hail of continual arrows to a Native American Princess tied to a pole. If Custer can survive the obstacles in his way, he then gets an opportunity to have &quot;sexual intercourse&quot; for big points. Whether his needs have been sated, or brought down by enemy fire, Custer will return again and again to get what he wants. One of the few &quot;adult oriented&quot; titles for the Atari 2600.&lt;/story&gt; &lt;/game&gt;">
            <text:p>&lt;game name="Custer's Revenge (USA)"&gt; &lt;year&gt;1982&lt;/year&gt; &lt;rating&gt;ESRB - M (Mature)&lt;/rating&gt; &lt;title&gt;Custer's Revenge &lt;/title&gt; &lt;pub&gt;Mystique&lt;/pub&gt; &lt;dev&gt;Mystique&lt;/dev&gt; &lt;genre&gt;Mature&lt;/genre&gt; &lt;score&gt;2.4&lt;/score&gt; &lt;player&gt;1 Player&lt;/player&gt; &lt;story&gt;History was never quite like this. In a "creative interpretation" of the Battle of Little Big Horn, a rowdy and naked General Custer must make his way through a hail of continual arrows to a Native American Princess tied to a pole. If Custer can survive the obstacles in his way, he then gets an opportunity to have "sexual intercourse" for big points. Whether his needs have been sated, or brought down by enemy fire, Custer will return again and again to get what he wants. One of the few "adult oriented" titles for the Atari 2600.&lt;/story&gt; &lt;/game&gt;</text:p>
          </table:table-cell>
        </table:table-row>
        <table:table-row table:style-name="ro1">
          <table:table-cell office:value-type="string">
            <text:p>Dancing Plate (Europe)</text:p>
          </table:table-cell>
          <table:table-cell office:value-type="string">
            <text:p>1982</text:p>
          </table:table-cell>
          <table:table-cell office:value-type="string">
            <text:p>ESRB - E (Everyone)</text:p>
          </table:table-cell>
          <table:table-cell office:value-type="string">
            <text:p>Dancing Plate </text:p>
          </table:table-cell>
          <table:table-cell office:value-type="string">
            <text:p>Bit Corporation</text:p>
          </table:table-cell>
          <table:table-cell office:value-type="string">
            <text:p>Puzzy </text:p>
          </table:table-cell>
          <table:table-cell office:value-type="string">
            <text:p>Action</text:p>
          </table:table-cell>
          <table:table-cell office:value-type="string">
            <text:p>2.7</text:p>
          </table:table-cell>
          <table:table-cell table:style-name="Default" office:value-type="string">
            <text:p>1 Player</text:p>
          </table:table-cell>
          <table:table-cell office:value-type="string">
            <text:p>Would you like to try this traditional Chinese variety dancing plate game? Now it's your turn! Have several plates revolve on the tops of different wands and keep them all in balance. If a plate falls, rush to get it, otherwise, in case you break too many plates, it's the other player's turn.</text:p>
          </table:table-cell>
          <table:table-cell table:formula="of:=CONCATENATE(&quot;&lt;game name=&quot;;CHAR(34);[.A94];CHAR(34);&quot;&gt; &lt;year&gt;&quot;;[.B94];&quot;&lt;/year&gt; &lt;rating&gt;&quot;;[.C94];&quot;&lt;/rating&gt; &lt;title&gt;&quot;;[.D94];&quot;&lt;/title&gt; &lt;pub&gt;&quot;;[.E94];&quot;&lt;/pub&gt; &lt;dev&gt;&quot;;[.F94];&quot;&lt;/dev&gt; &lt;genre&gt;&quot;;[.G94];&quot;&lt;/genre&gt; &lt;score&gt;&quot;;[.H94];&quot;&lt;/score&gt; &lt;player&gt;&quot;;[.I94];&quot;&lt;/player&gt; &lt;story&gt;&quot;;[.J94];&quot;&lt;/story&gt; &lt;/game&gt;&quot;)" office:value-type="string" office:string-value="&lt;game name=&quot;Dancing Plate (Europe)&quot;&gt; &lt;year&gt;1982&lt;/year&gt; &lt;rating&gt;ESRB - E (Everyone)&lt;/rating&gt; &lt;title&gt;Dancing Plate &lt;/title&gt; &lt;pub&gt;Bit Corporation&lt;/pub&gt; &lt;dev&gt;Puzzy &lt;/dev&gt; &lt;genre&gt;Action&lt;/genre&gt; &lt;score&gt;2.7&lt;/score&gt; &lt;player&gt;1 Player&lt;/player&gt; &lt;story&gt;Would you like to try this traditional Chinese variety dancing plate game? Now it's your turn! Have several plates revolve on the tops of different wands and keep them all in balance. If a plate falls, rush to get it, otherwise, in case you break too many plates, it's the other player's turn.&lt;/story&gt; &lt;/game&gt;">
            <text:p>&lt;game name="Dancing Plate (Europe)"&gt; &lt;year&gt;1982&lt;/year&gt; &lt;rating&gt;ESRB - E (Everyone)&lt;/rating&gt; &lt;title&gt;Dancing Plate &lt;/title&gt; &lt;pub&gt;Bit Corporation&lt;/pub&gt; &lt;dev&gt;Puzzy &lt;/dev&gt; &lt;genre&gt;Action&lt;/genre&gt; &lt;score&gt;2.7&lt;/score&gt; &lt;player&gt;1 Player&lt;/player&gt; &lt;story&gt;Would you like to try this traditional Chinese variety dancing plate game? Now it's your turn! Have several plates revolve on the tops of different wands and keep them all in balance. If a plate falls, rush to get it, otherwise, in case you break too many plates, it's the other player's turn.&lt;/story&gt; &lt;/game&gt;</text:p>
          </table:table-cell>
        </table:table-row>
        <table:table-row table:style-name="ro1">
          <table:table-cell office:value-type="string">
            <text:p>Dark Cavern (USA)</text:p>
          </table:table-cell>
          <table:table-cell office:value-type="string">
            <text:p>1982</text:p>
          </table:table-cell>
          <table:table-cell office:value-type="string">
            <text:p>ESRB - E (Everyone)</text:p>
          </table:table-cell>
          <table:table-cell office:value-type="string">
            <text:p>Dark Cavern </text:p>
          </table:table-cell>
          <table:table-cell office:value-type="string">
            <text:p>M Network</text:p>
          </table:table-cell>
          <table:table-cell office:value-type="string">
            <text:p>Mattel</text:p>
          </table:table-cell>
          <table:table-cell office:value-type="string">
            <text:p>Shooter</text:p>
          </table:table-cell>
          <table:table-cell office:value-type="string">
            <text:p>3.1</text:p>
          </table:table-cell>
          <table:table-cell table:style-name="Default" office:value-type="string">
            <text:p>1 Player</text:p>
          </table:table-cell>
          <table:table-cell office:value-type="string">
            <text:p>Robots, bats, and spiders chase you around a maze in Night Stalker, which boasts similar gameplay, if some what slower, to the arcade smash Berzerk. Players must pick up a gun that is randomly placed in the maze. The gun provides the player with a certain number of shots. Once depleted, the gun is again placed in a random part of the maze.</text:p>
          </table:table-cell>
          <table:table-cell table:formula="of:=CONCATENATE(&quot;&lt;game name=&quot;;CHAR(34);[.A95];CHAR(34);&quot;&gt; &lt;year&gt;&quot;;[.B95];&quot;&lt;/year&gt; &lt;rating&gt;&quot;;[.C95];&quot;&lt;/rating&gt; &lt;title&gt;&quot;;[.D95];&quot;&lt;/title&gt; &lt;pub&gt;&quot;;[.E95];&quot;&lt;/pub&gt; &lt;dev&gt;&quot;;[.F95];&quot;&lt;/dev&gt; &lt;genre&gt;&quot;;[.G95];&quot;&lt;/genre&gt; &lt;score&gt;&quot;;[.H95];&quot;&lt;/score&gt; &lt;player&gt;&quot;;[.I95];&quot;&lt;/player&gt; &lt;story&gt;&quot;;[.J95];&quot;&lt;/story&gt; &lt;/game&gt;&quot;)" office:value-type="string" office:string-value="&lt;game name=&quot;Dark Cavern (USA)&quot;&gt; &lt;year&gt;1982&lt;/year&gt; &lt;rating&gt;ESRB - E (Everyone)&lt;/rating&gt; &lt;title&gt;Dark Cavern &lt;/title&gt; &lt;pub&gt;M Network&lt;/pub&gt; &lt;dev&gt;Mattel&lt;/dev&gt; &lt;genre&gt;Shooter&lt;/genre&gt; &lt;score&gt;3.1&lt;/score&gt; &lt;player&gt;1 Player&lt;/player&gt; &lt;story&gt;Robots, bats, and spiders chase you around a maze in Night Stalker, which boasts similar gameplay, if some what slower, to the arcade smash Berzerk. Players must pick up a gun that is randomly placed in the maze. The gun provides the player with a certain number of shots. Once depleted, the gun is again placed in a random part of the maze.&lt;/story&gt; &lt;/game&gt;">
            <text:p>&lt;game name="Dark Cavern (USA)"&gt; &lt;year&gt;1982&lt;/year&gt; &lt;rating&gt;ESRB - E (Everyone)&lt;/rating&gt; &lt;title&gt;Dark Cavern &lt;/title&gt; &lt;pub&gt;M Network&lt;/pub&gt; &lt;dev&gt;Mattel&lt;/dev&gt; &lt;genre&gt;Shooter&lt;/genre&gt; &lt;score&gt;3.1&lt;/score&gt; &lt;player&gt;1 Player&lt;/player&gt; &lt;story&gt;Robots, bats, and spiders chase you around a maze in Night Stalker, which boasts similar gameplay, if some what slower, to the arcade smash Berzerk. Players must pick up a gun that is randomly placed in the maze. The gun provides the player with a certain number of shots. Once depleted, the gun is again placed in a random part of the maze.&lt;/story&gt; &lt;/game&gt;</text:p>
          </table:table-cell>
        </table:table-row>
        <table:table-row table:style-name="ro1">
          <table:table-cell office:value-type="string">
            <text:p>Dark Chambers (USA)</text:p>
          </table:table-cell>
          <table:table-cell office:value-type="string">
            <text:p>1988</text:p>
          </table:table-cell>
          <table:table-cell office:value-type="string">
            <text:p>ESRB - E (Everyone)</text:p>
          </table:table-cell>
          <table:table-cell office:value-type="string">
            <text:p>Dark Chambers </text:p>
          </table:table-cell>
          <table:table-cell table:number-columns-repeated="2" office:value-type="string">
            <text:p>Atari Corporation</text:p>
          </table:table-cell>
          <table:table-cell office:value-type="string">
            <text:p>Action</text:p>
          </table:table-cell>
          <table:table-cell office:value-type="string">
            <text:p>3.5</text:p>
          </table:table-cell>
          <table:table-cell table:style-name="Default" office:value-type="string">
            <text:p>1-2 Players</text:p>
          </table:table-cell>
          <table:table-cell office:value-type="string">
            <text:p>Dark Chambers is an arcade action game similar to Gauntlet. You are an explorer in an underground maze; your goal is to survive the 26 different levels and collect as many of the hidden treasures as you can. Hidden somewhere in each of the levels is an exit which will take you on to the next level. Trying to stop you from completing your quest are a wide variety of creatures, including zombies, wraiths, skeletons, wizards, and the grim reaper. Each of the creatures in the game has a different strength; when you shoot a creature, it will transform into the next weaker creature. Eventually a creature will become the weakest one (a zombie) at which point it can be destroyed. In addition to the creatures and treasures, other items that can be found in the maze are keys (to open doors), potions (to restore health), poison (drains health), guns (increases your firing rate), traps, shields, and bombs. The game is played from an overhead point of view, and is for one player or two players simultaneously.</text:p>
          </table:table-cell>
          <table:table-cell table:formula="of:=CONCATENATE(&quot;&lt;game name=&quot;;CHAR(34);[.A96];CHAR(34);&quot;&gt; &lt;year&gt;&quot;;[.B96];&quot;&lt;/year&gt; &lt;rating&gt;&quot;;[.C96];&quot;&lt;/rating&gt; &lt;title&gt;&quot;;[.D96];&quot;&lt;/title&gt; &lt;pub&gt;&quot;;[.E96];&quot;&lt;/pub&gt; &lt;dev&gt;&quot;;[.F96];&quot;&lt;/dev&gt; &lt;genre&gt;&quot;;[.G96];&quot;&lt;/genre&gt; &lt;score&gt;&quot;;[.H96];&quot;&lt;/score&gt; &lt;player&gt;&quot;;[.I96];&quot;&lt;/player&gt; &lt;story&gt;&quot;;[.J96];&quot;&lt;/story&gt; &lt;/game&gt;&quot;)" office:value-type="string" office:string-value="&lt;game name=&quot;Dark Chambers (USA)&quot;&gt; &lt;year&gt;1988&lt;/year&gt; &lt;rating&gt;ESRB - E (Everyone)&lt;/rating&gt; &lt;title&gt;Dark Chambers &lt;/title&gt; &lt;pub&gt;Atari Corporation&lt;/pub&gt; &lt;dev&gt;Atari Corporation&lt;/dev&gt; &lt;genre&gt;Action&lt;/genre&gt; &lt;score&gt;3.5&lt;/score&gt; &lt;player&gt;1-2 Players&lt;/player&gt; &lt;story&gt;Dark Chambers is an arcade action game similar to Gauntlet. You are an explorer in an underground maze; your goal is to survive the 26 different levels and collect as many of the hidden treasures as you can. Hidden somewhere in each of the levels is an exit which will take you on to the next level. Trying to stop you from completing your quest are a wide variety of creatures, including zombies, wraiths, skeletons, wizards, and the grim reaper. Each of the creatures in the game has a different strength; when you shoot a creature, it will transform into the next weaker creature. Eventually a creature will become the weakest one (a zombie) at which point it can be destroyed. In addition to the creatures and treasures, other items that can be found in the maze are keys (to open doors), potions (to restore health), poison (drains health), guns (increases your firing rate), traps, shields, and bombs. The game is played from an overhead point of view, and is for one player or two players simultaneously.&lt;/story&gt; &lt;/game&gt;">
            <text:p>&lt;game name="Dark Chambers (USA)"&gt; &lt;year&gt;1988&lt;/year&gt; &lt;rating&gt;ESRB - E (Everyone)&lt;/rating&gt; &lt;title&gt;Dark Chambers &lt;/title&gt; &lt;pub&gt;Atari Corporation&lt;/pub&gt; &lt;dev&gt;Atari Corporation&lt;/dev&gt; &lt;genre&gt;Action&lt;/genre&gt; &lt;score&gt;3.5&lt;/score&gt; &lt;player&gt;1-2 Players&lt;/player&gt; &lt;story&gt;Dark Chambers is an arcade action game similar to Gauntlet. You are an explorer in an underground maze; your goal is to survive the 26 different levels and collect as many of the hidden treasures as you can. Hidden somewhere in each of the levels is an exit which will take you on to the next level. Trying to stop you from completing your quest are a wide variety of creatures, including zombies, wraiths, skeletons, wizards, and the grim reaper. Each of the creatures in the game has a different strength; when you shoot a creature, it will transform into the next weaker creature. Eventually a creature will become the weakest one (a zombie) at which point it can be destroyed. In addition to the creatures and treasures, other items that can be found in the maze are keys (to open doors), potions (to restore health), poison (drains health), guns (increases your firing rate), traps, shields, and bombs. The game is played from an overhead point of view, and is for one player or two players simultaneously.&lt;/story&gt; &lt;/game&gt;</text:p>
          </table:table-cell>
        </table:table-row>
        <table:table-row table:style-name="ro1">
          <table:table-cell office:value-type="string">
            <text:p>Deadly Duck (USA)</text:p>
          </table:table-cell>
          <table:table-cell office:value-type="string">
            <text:p>1982</text:p>
          </table:table-cell>
          <table:table-cell office:value-type="string">
            <text:p>ESRB - E (Everyone)</text:p>
          </table:table-cell>
          <table:table-cell office:value-type="string">
            <text:p>Deadly Duck </text:p>
          </table:table-cell>
          <table:table-cell office:value-type="string">
            <text:p>Sirius Software</text:p>
          </table:table-cell>
          <table:table-cell office:value-type="string">
            <text:p>Fox Video Games, Inc.</text:p>
          </table:table-cell>
          <table:table-cell office:value-type="string">
            <text:p>Shooter</text:p>
          </table:table-cell>
          <table:table-cell office:value-type="string">
            <text:p>3.0</text:p>
          </table:table-cell>
          <table:table-cell table:style-name="Default" office:value-type="string">
            <text:p>1 Player</text:p>
          </table:table-cell>
          <table:table-cell office:value-type="string">
            <text:p>You are Deadly Duck and the object is to shoot your bill bullets at crabs, the bricks they drop and dragonflies.Each level starts with eight crabs. The crabs grab bricks from the sides and try to drop them on you. You can shoot the bricks as they fall and the crabs but if a brick lands on you, you're a dead duck.When a brick lands, it will stay on the pond for a moment, blocking you from moving horizontally.On levels two to four, you have two, four and six dragonflies, respectively, moving together just under the crabs. You get ten points for shooting the dragonflies but this makes them angry. They then drop one, two or three bombs (depending on the level). If you are next to a bomb when it explodes, your goose is cooked.The game continues until you lose all you ducks.It's all enough to make you quack up.</text:p>
          </table:table-cell>
          <table:table-cell table:formula="of:=CONCATENATE(&quot;&lt;game name=&quot;;CHAR(34);[.A97];CHAR(34);&quot;&gt; &lt;year&gt;&quot;;[.B97];&quot;&lt;/year&gt; &lt;rating&gt;&quot;;[.C97];&quot;&lt;/rating&gt; &lt;title&gt;&quot;;[.D97];&quot;&lt;/title&gt; &lt;pub&gt;&quot;;[.E97];&quot;&lt;/pub&gt; &lt;dev&gt;&quot;;[.F97];&quot;&lt;/dev&gt; &lt;genre&gt;&quot;;[.G97];&quot;&lt;/genre&gt; &lt;score&gt;&quot;;[.H97];&quot;&lt;/score&gt; &lt;player&gt;&quot;;[.I97];&quot;&lt;/player&gt; &lt;story&gt;&quot;;[.J97];&quot;&lt;/story&gt; &lt;/game&gt;&quot;)" office:value-type="string" office:string-value="&lt;game name=&quot;Deadly Duck (USA)&quot;&gt; &lt;year&gt;1982&lt;/year&gt; &lt;rating&gt;ESRB - E (Everyone)&lt;/rating&gt; &lt;title&gt;Deadly Duck &lt;/title&gt; &lt;pub&gt;Sirius Software&lt;/pub&gt; &lt;dev&gt;Fox Video Games, Inc.&lt;/dev&gt; &lt;genre&gt;Shooter&lt;/genre&gt; &lt;score&gt;3.0&lt;/score&gt; &lt;player&gt;1 Player&lt;/player&gt; &lt;story&gt;You are Deadly Duck and the object is to shoot your bill bullets at crabs, the bricks they drop and dragonflies.Each level starts with eight crabs. The crabs grab bricks from the sides and try to drop them on you. You can shoot the bricks as they fall and the crabs but if a brick lands on you, you're a dead duck.When a brick lands, it will stay on the pond for a moment, blocking you from moving horizontally.On levels two to four, you have two, four and six dragonflies, respectively, moving together just under the crabs. You get ten points for shooting the dragonflies but this makes them angry. They then drop one, two or three bombs (depending on the level). If you are next to a bomb when it explodes, your goose is cooked.The game continues until you lose all you ducks.It's all enough to make you quack up.&lt;/story&gt; &lt;/game&gt;">
            <text:p>&lt;game name="Deadly Duck (USA)"&gt; &lt;year&gt;1982&lt;/year&gt; &lt;rating&gt;ESRB - E (Everyone)&lt;/rating&gt; &lt;title&gt;Deadly Duck &lt;/title&gt; &lt;pub&gt;Sirius Software&lt;/pub&gt; &lt;dev&gt;Fox Video Games, Inc.&lt;/dev&gt; &lt;genre&gt;Shooter&lt;/genre&gt; &lt;score&gt;3.0&lt;/score&gt; &lt;player&gt;1 Player&lt;/player&gt; &lt;story&gt;You are Deadly Duck and the object is to shoot your bill bullets at crabs, the bricks they drop and dragonflies.Each level starts with eight crabs. The crabs grab bricks from the sides and try to drop them on you. You can shoot the bricks as they fall and the crabs but if a brick lands on you, you're a dead duck.When a brick lands, it will stay on the pond for a moment, blocking you from moving horizontally.On levels two to four, you have two, four and six dragonflies, respectively, moving together just under the crabs. You get ten points for shooting the dragonflies but this makes them angry. They then drop one, two or three bombs (depending on the level). If you are next to a bomb when it explodes, your goose is cooked.The game continues until you lose all you ducks.It's all enough to make you quack up.&lt;/story&gt; &lt;/game&gt;</text:p>
          </table:table-cell>
        </table:table-row>
        <table:table-row table:style-name="ro1">
          <table:table-cell office:value-type="string">
            <text:p>Death Trap (USA)</text:p>
          </table:table-cell>
          <table:table-cell office:value-type="string">
            <text:p>1983</text:p>
          </table:table-cell>
          <table:table-cell office:value-type="string">
            <text:p>ESRB - E (Everyone)</text:p>
          </table:table-cell>
          <table:table-cell office:value-type="string">
            <text:p>Death Trap </text:p>
          </table:table-cell>
          <table:table-cell table:number-columns-repeated="2" office:value-type="string">
            <text:p>Avalon Hill</text:p>
          </table:table-cell>
          <table:table-cell office:value-type="string">
            <text:p>Shoot-'Em-Up</text:p>
          </table:table-cell>
          <table:table-cell office:value-type="string">
            <text:p>2.6</text:p>
          </table:table-cell>
          <table:table-cell table:style-name="Default" office:value-type="string">
            <text:p>1 Player</text:p>
          </table:table-cell>
          <table:table-cell office:value-type="string">
            <text:p>You have been sent to deliver a message. Suddenly, you run into the giant ship IT. IT doesn't want that message to get to the Galactic Emperor. You must destroy all three power generators to escape. One generator is hidden until the other two are destroyed.IT is protected by three shields above you; which are A, B, and C, from top to bottom. There is a forth shield, D, below you. Touching any shield is instant game over. IT also has guided fireballs that chase your ship for a short distance. Getting hit by these too many times will kill you. If you can avoid getting hit long enough, your repair crew might can undo some of the damage (see Game variations below)You use the joystick to move the ship, left, right, up or down. Press the fire button to launch a torpedo. If you keep the fire button down, you can guide the torpedo left or right or accelerate it. Be advised, though, that you ship isn't moving while you are guiding the torpedo and could get damaged or destroyed.As you damage IT's generators, shields A, B, and C will get invulnerable sections. These move across the shields, making it harder to get shots through the longer you play. If you do not hit the left or right generators for 15 seconds, IT will lower shield C, reducing your maneuvering room. You will also lose points (see Scoring below).After you destroy the left and right generators, the center generator will be visible. When you destroy that, you win the game. However, as you hit the center generator, shield D will raise so you must work fast as possible.You start with six ships at the bottom of the screen. Each time a fireball hits you, you lose a ship. Lose them all and the game is over.Game variationsAfter you press the fire button to select your joystick, you then choose your difficulty by moving the joystick up or down.The difficulty settings are:Easy (the square)=Fireball firing rate is slow, invulnerable shield segments are small, you have a repair crew.Normal (the X)=Fireball firing rate is normal, invulnerable shield segments are normal, you have a repair crew.Hard (the diamond)=Fireball firing rate is fast, invulnerable shield segments are normal, you do not have a repair crew. That means any lost ships from fireball strikes are never regained.The difficulty switches are not used.After you have the setting you want, move the joystick to the right to begin the game.ScoringReadiness=Every few seconds, you get 1 point for each ship at the bottom of the screen, up to a maximum of 6.Damage=The number of hits to a generator multiplied by ten. For instance, the first hit is 10 points, the 7th hit is 70 points, the 12th hit is 120 points, etc.Destroy the left or right generator=2000 pointsDestroy the center generator=5000 pointsShield C lowers=lose 90 points, although your score will never be lower than zero.</text:p>
          </table:table-cell>
          <table:table-cell table:formula="of:=CONCATENATE(&quot;&lt;game name=&quot;;CHAR(34);[.A98];CHAR(34);&quot;&gt; &lt;year&gt;&quot;;[.B98];&quot;&lt;/year&gt; &lt;rating&gt;&quot;;[.C98];&quot;&lt;/rating&gt; &lt;title&gt;&quot;;[.D98];&quot;&lt;/title&gt; &lt;pub&gt;&quot;;[.E98];&quot;&lt;/pub&gt; &lt;dev&gt;&quot;;[.F98];&quot;&lt;/dev&gt; &lt;genre&gt;&quot;;[.G98];&quot;&lt;/genre&gt; &lt;score&gt;&quot;;[.H98];&quot;&lt;/score&gt; &lt;player&gt;&quot;;[.I98];&quot;&lt;/player&gt; &lt;story&gt;&quot;;[.J98];&quot;&lt;/story&gt; &lt;/game&gt;&quot;)" office:value-type="string" office:string-value="&lt;game name=&quot;Death Trap (USA)&quot;&gt; &lt;year&gt;1983&lt;/year&gt; &lt;rating&gt;ESRB - E (Everyone)&lt;/rating&gt; &lt;title&gt;Death Trap &lt;/title&gt; &lt;pub&gt;Avalon Hill&lt;/pub&gt; &lt;dev&gt;Avalon Hill&lt;/dev&gt; &lt;genre&gt;Shoot-'Em-Up&lt;/genre&gt; &lt;score&gt;2.6&lt;/score&gt; &lt;player&gt;1 Player&lt;/player&gt; &lt;story&gt;You have been sent to deliver a message. Suddenly, you run into the giant ship IT. IT doesn't want that message to get to the Galactic Emperor. You must destroy all three power generators to escape. One generator is hidden until the other two are destroyed.IT is protected by three shields above you; which are A, B, and C, from top to bottom. There is a forth shield, D, below you. Touching any shield is instant game over. IT also has guided fireballs that chase your ship for a short distance. Getting hit by these too many times will kill you. If you can avoid getting hit long enough, your repair crew might can undo some of the damage (see Game variations below)You use the joystick to move the ship, left, right, up or down. Press the fire button to launch a torpedo. If you keep the fire button down, you can guide the torpedo left or right or accelerate it. Be advised, though, that you ship isn't moving while you are guiding the torpedo and could get damaged or destroyed.As you damage IT's generators, shields A, B, and C will get invulnerable sections. These move across the shields, making it harder to get shots through the longer you play. If you do not hit the left or right generators for 15 seconds, IT will lower shield C, reducing your maneuvering room. You will also lose points (see Scoring below).After you destroy the left and right generators, the center generator will be visible. When you destroy that, you win the game. However, as you hit the center generator, shield D will raise so you must work fast as possible.You start with six ships at the bottom of the screen. Each time a fireball hits you, you lose a ship. Lose them all and the game is over.Game variationsAfter you press the fire button to select your joystick, you then choose your difficulty by moving the joystick up or down.The difficulty settings are:Easy (the square)=Fireball firing rate is slow, invulnerable shield segments are small, you have a repair crew.Normal (the X)=Fireball firing rate is normal, invulnerable shield segments are normal, you have a repair crew.Hard (the diamond)=Fireball firing rate is fast, invulnerable shield segments are normal, you do not have a repair crew. That means any lost ships from fireball strikes are never regained.The difficulty switches are not used.After you have the setting you want, move the joystick to the right to begin the game.ScoringReadiness=Every few seconds, you get 1 point for each ship at the bottom of the screen, up to a maximum of 6.Damage=The number of hits to a generator multiplied by ten. For instance, the first hit is 10 points, the 7th hit is 70 points, the 12th hit is 120 points, etc.Destroy the left or right generator=2000 pointsDestroy the center generator=5000 pointsShield C lowers=lose 90 points, although your score will never be lower than zero.&lt;/story&gt; &lt;/game&gt;">
            <text:p>&lt;game name="Death Trap (USA)"&gt; &lt;year&gt;1983&lt;/year&gt; &lt;rating&gt;ESRB - E (Everyone)&lt;/rating&gt; &lt;title&gt;Death Trap &lt;/title&gt; &lt;pub&gt;Avalon Hill&lt;/pub&gt; &lt;dev&gt;Avalon Hill&lt;/dev&gt; &lt;genre&gt;Shoot-'Em-Up&lt;/genre&gt; &lt;score&gt;2.6&lt;/score&gt; &lt;player&gt;1 Player&lt;/player&gt; &lt;story&gt;You have been sent to deliver a message. Suddenly, you run into the giant ship IT. IT doesn't want that message to get to the Galactic Emperor. You must destroy all three power generators to escape. One generator is hidden until the other two are destroyed.IT is protected by three shields above you; which are A, B, and C, from top to bottom. There is a forth shield, D, below you. Touching any shield is instant game over. IT also has guided fireballs that chase your ship for a short distance. Getting hit by these too many times will kill you. If you can avoid getting hit long enough, your repair crew might can undo some of the damage (see Game variations below)You use the joystick to move the ship, left, right, up or down. Press the fire button to launch a torpedo. If you keep the fire button down, you can guide the torpedo left or right or accelerate it. Be advised, though, that you ship isn't moving while you are guiding the torpedo and could get damaged or destroyed.As you damage IT's generators, shields A, B, and C will get invulnerable sections. These move across the shields, making it harder to get shots through the longer you play. If you do not hit the left or right generators for 15 seconds, IT will lower shield C, reducing your maneuvering room. You will also lose points (see Scoring below).After you destroy the left and right generators, the center generator will be visible. When you destroy that, you win the game. However, as you hit the center generator, shield D will raise so you must work fast as possible.You start with six ships at the bottom of the screen. Each time a fireball hits you, you lose a ship. Lose them all and the game is over.Game variationsAfter you press the fire button to select your joystick, you then choose your difficulty by moving the joystick up or down.The difficulty settings are:Easy (the square)=Fireball firing rate is slow, invulnerable shield segments are small, you have a repair crew.Normal (the X)=Fireball firing rate is normal, invulnerable shield segments are normal, you have a repair crew.Hard (the diamond)=Fireball firing rate is fast, invulnerable shield segments are normal, you do not have a repair crew. That means any lost ships from fireball strikes are never regained.The difficulty switches are not used.After you have the setting you want, move the joystick to the right to begin the game.ScoringReadiness=Every few seconds, you get 1 point for each ship at the bottom of the screen, up to a maximum of 6.Damage=The number of hits to a generator multiplied by ten. For instance, the first hit is 10 points, the 7th hit is 70 points, the 12th hit is 120 points, etc.Destroy the left or right generator=2000 pointsDestroy the center generator=5000 pointsShield C lowers=lose 90 points, although your score will never be lower than zero.&lt;/story&gt; &lt;/game&gt;</text:p>
          </table:table-cell>
        </table:table-row>
        <table:table-row table:style-name="ro1">
          <table:table-cell office:value-type="string">
            <text:p>Defender (USA)</text:p>
          </table:table-cell>
          <table:table-cell office:value-type="string">
            <text:p>1981</text:p>
          </table:table-cell>
          <table:table-cell office:value-type="string">
            <text:p>ESRB - E (Everyone)</text:p>
          </table:table-cell>
          <table:table-cell office:value-type="string">
            <text:p>Defender </text:p>
          </table:table-cell>
          <table:table-cell office:value-type="string">
            <text:p>Atari, Inc.</text:p>
          </table:table-cell>
          <table:table-cell office:value-type="string">
            <text:p>Williams Electronics Inc.</text:p>
          </table:table-cell>
          <table:table-cell office:value-type="string">
            <text:p>Shooter</text:p>
          </table:table-cell>
          <table:table-cell office:value-type="string">
            <text:p>3.7</text:p>
          </table:table-cell>
          <table:table-cell table:style-name="Default" office:value-type="string">
            <text:p>1-2 Players</text:p>
          </table:table-cell>
          <table:table-cell office:value-type="string">
            <text:p>Defender put players in charge of a ship sent to protect mankind from wave after wave of attacking alien forces.Armed with "smart bombs", and the ability to use hyperspace to move quickly around the planet, the player ship must fight against Bombers, Pods, Swarmers, Baiters, and Landers - that can capture the humanoids and transform them into deadly and relentless Mutants. <text:s/>Fail to save the humanoids from freefall or Mutant transformation, and the planet is destroyed.Eugene Jarvis' <text:s/>Defender has been widely regarded as one of the most popular and addictive space shooters of the early 1980's</text:p>
          </table:table-cell>
          <table:table-cell table:formula="of:=CONCATENATE(&quot;&lt;game name=&quot;;CHAR(34);[.A99];CHAR(34);&quot;&gt; &lt;year&gt;&quot;;[.B99];&quot;&lt;/year&gt; &lt;rating&gt;&quot;;[.C99];&quot;&lt;/rating&gt; &lt;title&gt;&quot;;[.D99];&quot;&lt;/title&gt; &lt;pub&gt;&quot;;[.E99];&quot;&lt;/pub&gt; &lt;dev&gt;&quot;;[.F99];&quot;&lt;/dev&gt; &lt;genre&gt;&quot;;[.G99];&quot;&lt;/genre&gt; &lt;score&gt;&quot;;[.H99];&quot;&lt;/score&gt; &lt;player&gt;&quot;;[.I99];&quot;&lt;/player&gt; &lt;story&gt;&quot;;[.J99];&quot;&lt;/story&gt; &lt;/game&gt;&quot;)" office:value-type="string" office:string-value="&lt;game name=&quot;Defender (USA)&quot;&gt; &lt;year&gt;1981&lt;/year&gt; &lt;rating&gt;ESRB - E (Everyone)&lt;/rating&gt; &lt;title&gt;Defender &lt;/title&gt; &lt;pub&gt;Atari, Inc.&lt;/pub&gt; &lt;dev&gt;Williams Electronics Inc.&lt;/dev&gt; &lt;genre&gt;Shooter&lt;/genre&gt; &lt;score&gt;3.7&lt;/score&gt; &lt;player&gt;1-2 Players&lt;/player&gt; &lt;story&gt;Defender put players in charge of a ship sent to protect mankind from wave after wave of attacking alien forces.Armed with &quot;smart bombs&quot;, and the ability to use hyperspace to move quickly around the planet, the player ship must fight against Bombers, Pods, Swarmers, Baiters, and Landers - that can capture the humanoids and transform them into deadly and relentless Mutants.  Fail to save the humanoids from freefall or Mutant transformation, and the planet is destroyed.Eugene Jarvis'  Defender has been widely regarded as one of the most popular and addictive space shooters of the early 1980's&lt;/story&gt; &lt;/game&gt;">
            <text:p>&lt;game name="Defender (USA)"&gt; &lt;year&gt;1981&lt;/year&gt; &lt;rating&gt;ESRB - E (Everyone)&lt;/rating&gt; &lt;title&gt;Defender &lt;/title&gt; &lt;pub&gt;Atari, Inc.&lt;/pub&gt; &lt;dev&gt;Williams Electronics Inc.&lt;/dev&gt; &lt;genre&gt;Shooter&lt;/genre&gt; &lt;score&gt;3.7&lt;/score&gt; &lt;player&gt;1-2 Players&lt;/player&gt; &lt;story&gt;Defender put players in charge of a ship sent to protect mankind from wave after wave of attacking alien forces.Armed with "smart bombs", and the ability to use hyperspace to move quickly around the planet, the player ship must fight against Bombers, Pods, Swarmers, Baiters, and Landers - that can capture the humanoids and transform them into deadly and relentless Mutants. <text:s/>Fail to save the humanoids from freefall or Mutant transformation, and the planet is destroyed.Eugene Jarvis' <text:s/>Defender has been widely regarded as one of the most popular and addictive space shooters of the early 1980's&lt;/story&gt; &lt;/game&gt;</text:p>
          </table:table-cell>
        </table:table-row>
        <table:table-row table:style-name="ro1">
          <table:table-cell office:value-type="string">
            <text:p>Demolition Herby (USA)</text:p>
          </table:table-cell>
          <table:table-cell office:value-type="string">
            <text:p>1983</text:p>
          </table:table-cell>
          <table:table-cell office:value-type="string">
            <text:p>ESRB - E (Everyone)</text:p>
          </table:table-cell>
          <table:table-cell office:value-type="string">
            <text:p>Demolition Herby </text:p>
          </table:table-cell>
          <table:table-cell table:number-columns-repeated="2" office:value-type="string">
            <text:p>Telesys</text:p>
          </table:table-cell>
          <table:table-cell office:value-type="string">
            <text:p>Driving</text:p>
          </table:table-cell>
          <table:table-cell office:value-type="string">
            <text:p>4.5</text:p>
          </table:table-cell>
          <table:table-cell table:style-name="Default" office:value-type="string">
            <text:p>1-2 Players</text:p>
          </table:table-cell>
          <table:table-cell office:value-type="string">
            <text:p>Wham! Bam! Watch out, ma'am!You are Demolition Herby and you're out to own the roads. You must drive around a square section to black it out; the object being to black out all sections. There are only three things in your way: the chase cars. When they drive over a line you have turned red, it turns white again. To make matters worse, they will try to ram you off the track. The good news is if you ram them from behind, you run them off the track for a few seconds. If you need a burst of speed, shift into overdrive by pressing your button however, there is a drawback, as I will explain. Something else to keep an eye on is your fuel. You burn fuel as your drive and burn faster when you use overdrive. Each time you black out an section, you gain points and fuel. If you black out two sections at once, you gain more fuel. You will lose a life if you run out of fuel or are knocked off the track. If you lose three lives, the game is over.</text:p>
          </table:table-cell>
          <table:table-cell table:formula="of:=CONCATENATE(&quot;&lt;game name=&quot;;CHAR(34);[.A100];CHAR(34);&quot;&gt; &lt;year&gt;&quot;;[.B100];&quot;&lt;/year&gt; &lt;rating&gt;&quot;;[.C100];&quot;&lt;/rating&gt; &lt;title&gt;&quot;;[.D100];&quot;&lt;/title&gt; &lt;pub&gt;&quot;;[.E100];&quot;&lt;/pub&gt; &lt;dev&gt;&quot;;[.F100];&quot;&lt;/dev&gt; &lt;genre&gt;&quot;;[.G100];&quot;&lt;/genre&gt; &lt;score&gt;&quot;;[.H100];&quot;&lt;/score&gt; &lt;player&gt;&quot;;[.I100];&quot;&lt;/player&gt; &lt;story&gt;&quot;;[.J100];&quot;&lt;/story&gt; &lt;/game&gt;&quot;)" office:value-type="string" office:string-value="&lt;game name=&quot;Demolition Herby (USA)&quot;&gt; &lt;year&gt;1983&lt;/year&gt; &lt;rating&gt;ESRB - E (Everyone)&lt;/rating&gt; &lt;title&gt;Demolition Herby &lt;/title&gt; &lt;pub&gt;Telesys&lt;/pub&gt; &lt;dev&gt;Telesys&lt;/dev&gt; &lt;genre&gt;Driving&lt;/genre&gt; &lt;score&gt;4.5&lt;/score&gt; &lt;player&gt;1-2 Players&lt;/player&gt; &lt;story&gt;Wham! Bam! Watch out, ma'am!You are Demolition Herby and you're out to own the roads. You must drive around a square section to black it out; the object being to black out all sections. There are only three things in your way: the chase cars. When they drive over a line you have turned red, it turns white again. To make matters worse, they will try to ram you off the track. The good news is if you ram them from behind, you run them off the track for a few seconds. If you need a burst of speed, shift into overdrive by pressing your button however, there is a drawback, as I will explain. Something else to keep an eye on is your fuel. You burn fuel as your drive and burn faster when you use overdrive. Each time you black out an section, you gain points and fuel. If you black out two sections at once, you gain more fuel. You will lose a life if you run out of fuel or are knocked off the track. If you lose three lives, the game is over.&lt;/story&gt; &lt;/game&gt;">
            <text:p>&lt;game name="Demolition Herby (USA)"&gt; &lt;year&gt;1983&lt;/year&gt; &lt;rating&gt;ESRB - E (Everyone)&lt;/rating&gt; &lt;title&gt;Demolition Herby &lt;/title&gt; &lt;pub&gt;Telesys&lt;/pub&gt; &lt;dev&gt;Telesys&lt;/dev&gt; &lt;genre&gt;Driving&lt;/genre&gt; &lt;score&gt;4.5&lt;/score&gt; &lt;player&gt;1-2 Players&lt;/player&gt; &lt;story&gt;Wham! Bam! Watch out, ma'am!You are Demolition Herby and you're out to own the roads. You must drive around a square section to black it out; the object being to black out all sections. There are only three things in your way: the chase cars. When they drive over a line you have turned red, it turns white again. To make matters worse, they will try to ram you off the track. The good news is if you ram them from behind, you run them off the track for a few seconds. If you need a burst of speed, shift into overdrive by pressing your button however, there is a drawback, as I will explain. Something else to keep an eye on is your fuel. You burn fuel as your drive and burn faster when you use overdrive. Each time you black out an section, you gain points and fuel. If you black out two sections at once, you gain more fuel. You will lose a life if you run out of fuel or are knocked off the track. If you lose three lives, the game is over.&lt;/story&gt; &lt;/game&gt;</text:p>
          </table:table-cell>
        </table:table-row>
        <table:table-row table:style-name="ro1">
          <table:table-cell office:value-type="string">
            <text:p>Demon Attack (USA)</text:p>
          </table:table-cell>
          <table:table-cell office:value-type="string">
            <text:p>1982</text:p>
          </table:table-cell>
          <table:table-cell office:value-type="string">
            <text:p>ESRB - E (Everyone)</text:p>
          </table:table-cell>
          <table:table-cell office:value-type="string">
            <text:p>Demon Attack </text:p>
          </table:table-cell>
          <table:table-cell table:number-columns-repeated="2" office:value-type="string">
            <text:p>Imagic</text:p>
          </table:table-cell>
          <table:table-cell office:value-type="string">
            <text:p>Shooter</text:p>
          </table:table-cell>
          <table:table-cell office:value-type="string">
            <text:p>3.7</text:p>
          </table:table-cell>
          <table:table-cell table:style-name="Default" office:value-type="string">
            <text:p>1-2 Players</text:p>
          </table:table-cell>
          <table:table-cell office:value-type="string">
            <text:p>Demon Attack is an arcade action game with gameplay similar to Space Invaders. You control a laser canon at the bottom of the screen, and need to destroy wave after wave of brightly colored demons. The demons bounce around the screen in bizarre patterns, and try to destroy your canon with bombs or lasers. When you shoot a demon, it will be replaced with another or will split into two smaller demons depending on which wave you are playing. When the required number of demons for the current round is finally destroyed, you can move on to the next, more difficult round.</text:p>
          </table:table-cell>
          <table:table-cell table:formula="of:=CONCATENATE(&quot;&lt;game name=&quot;;CHAR(34);[.A101];CHAR(34);&quot;&gt; &lt;year&gt;&quot;;[.B101];&quot;&lt;/year&gt; &lt;rating&gt;&quot;;[.C101];&quot;&lt;/rating&gt; &lt;title&gt;&quot;;[.D101];&quot;&lt;/title&gt; &lt;pub&gt;&quot;;[.E101];&quot;&lt;/pub&gt; &lt;dev&gt;&quot;;[.F101];&quot;&lt;/dev&gt; &lt;genre&gt;&quot;;[.G101];&quot;&lt;/genre&gt; &lt;score&gt;&quot;;[.H101];&quot;&lt;/score&gt; &lt;player&gt;&quot;;[.I101];&quot;&lt;/player&gt; &lt;story&gt;&quot;;[.J101];&quot;&lt;/story&gt; &lt;/game&gt;&quot;)" office:value-type="string" office:string-value="&lt;game name=&quot;Demon Attack (USA)&quot;&gt; &lt;year&gt;1982&lt;/year&gt; &lt;rating&gt;ESRB - E (Everyone)&lt;/rating&gt; &lt;title&gt;Demon Attack &lt;/title&gt; &lt;pub&gt;Imagic&lt;/pub&gt; &lt;dev&gt;Imagic&lt;/dev&gt; &lt;genre&gt;Shooter&lt;/genre&gt; &lt;score&gt;3.7&lt;/score&gt; &lt;player&gt;1-2 Players&lt;/player&gt; &lt;story&gt;Demon Attack is an arcade action game with gameplay similar to Space Invaders. You control a laser canon at the bottom of the screen, and need to destroy wave after wave of brightly colored demons. The demons bounce around the screen in bizarre patterns, and try to destroy your canon with bombs or lasers. When you shoot a demon, it will be replaced with another or will split into two smaller demons depending on which wave you are playing. When the required number of demons for the current round is finally destroyed, you can move on to the next, more difficult round.&lt;/story&gt; &lt;/game&gt;">
            <text:p>&lt;game name="Demon Attack (USA)"&gt; &lt;year&gt;1982&lt;/year&gt; &lt;rating&gt;ESRB - E (Everyone)&lt;/rating&gt; &lt;title&gt;Demon Attack &lt;/title&gt; &lt;pub&gt;Imagic&lt;/pub&gt; &lt;dev&gt;Imagic&lt;/dev&gt; &lt;genre&gt;Shooter&lt;/genre&gt; &lt;score&gt;3.7&lt;/score&gt; &lt;player&gt;1-2 Players&lt;/player&gt; &lt;story&gt;Demon Attack is an arcade action game with gameplay similar to Space Invaders. You control a laser canon at the bottom of the screen, and need to destroy wave after wave of brightly colored demons. The demons bounce around the screen in bizarre patterns, and try to destroy your canon with bombs or lasers. When you shoot a demon, it will be replaced with another or will split into two smaller demons depending on which wave you are playing. When the required number of demons for the current round is finally destroyed, you can move on to the next, more difficult round.&lt;/story&gt; &lt;/game&gt;</text:p>
          </table:table-cell>
        </table:table-row>
        <table:table-row table:style-name="ro1">
          <table:table-cell office:value-type="string">
            <text:p>Demons to Diamonds (USA)</text:p>
          </table:table-cell>
          <table:table-cell office:value-type="string">
            <text:p>1982</text:p>
          </table:table-cell>
          <table:table-cell office:value-type="string">
            <text:p>ESRB - E (Everyone)</text:p>
          </table:table-cell>
          <table:table-cell office:value-type="string">
            <text:p>Demons to Diamonds </text:p>
          </table:table-cell>
          <table:table-cell table:number-columns-repeated="2" office:value-type="string">
            <text:p>Atari, Inc.</text:p>
          </table:table-cell>
          <table:table-cell office:value-type="string">
            <text:p>Shoot-'Em-Up</text:p>
          </table:table-cell>
          <table:table-cell office:value-type="string">
            <text:p>2.5</text:p>
          </table:table-cell>
          <table:table-cell table:style-name="Default" office:value-type="string">
            <text:p>1-2 Players</text:p>
          </table:table-cell>
          <table:table-cell office:value-type="string">
            <text:p>In Demons to Diamonds, you control a laser zapper which moves horizontally at either the top or the bottom of the screen. Your goal is to earn as many points as possible by shooting objects in the center of the screen. Wandering back and forth in the middle are demons which can be one of two colors. If you shoot a demon that is the same color as your zapper, it will turn into a diamond. Shooting the diamond before it disappears will earn you bonus points. If you shoot a demon of the opposite color, it will instead turn into a skull which will rapidly fire at your zapper. You begin the game with five zappers, and the game ends when all five have been destroyed by skulls. The game can be played by one or two players, and several game variations are included to set the level of difficulty.</text:p>
          </table:table-cell>
          <table:table-cell table:formula="of:=CONCATENATE(&quot;&lt;game name=&quot;;CHAR(34);[.A102];CHAR(34);&quot;&gt; &lt;year&gt;&quot;;[.B102];&quot;&lt;/year&gt; &lt;rating&gt;&quot;;[.C102];&quot;&lt;/rating&gt; &lt;title&gt;&quot;;[.D102];&quot;&lt;/title&gt; &lt;pub&gt;&quot;;[.E102];&quot;&lt;/pub&gt; &lt;dev&gt;&quot;;[.F102];&quot;&lt;/dev&gt; &lt;genre&gt;&quot;;[.G102];&quot;&lt;/genre&gt; &lt;score&gt;&quot;;[.H102];&quot;&lt;/score&gt; &lt;player&gt;&quot;;[.I102];&quot;&lt;/player&gt; &lt;story&gt;&quot;;[.J102];&quot;&lt;/story&gt; &lt;/game&gt;&quot;)" office:value-type="string" office:string-value="&lt;game name=&quot;Demons to Diamonds (USA)&quot;&gt; &lt;year&gt;1982&lt;/year&gt; &lt;rating&gt;ESRB - E (Everyone)&lt;/rating&gt; &lt;title&gt;Demons to Diamonds &lt;/title&gt; &lt;pub&gt;Atari, Inc.&lt;/pub&gt; &lt;dev&gt;Atari, Inc.&lt;/dev&gt; &lt;genre&gt;Shoot-'Em-Up&lt;/genre&gt; &lt;score&gt;2.5&lt;/score&gt; &lt;player&gt;1-2 Players&lt;/player&gt; &lt;story&gt;In Demons to Diamonds, you control a laser zapper which moves horizontally at either the top or the bottom of the screen. Your goal is to earn as many points as possible by shooting objects in the center of the screen. Wandering back and forth in the middle are demons which can be one of two colors. If you shoot a demon that is the same color as your zapper, it will turn into a diamond. Shooting the diamond before it disappears will earn you bonus points. If you shoot a demon of the opposite color, it will instead turn into a skull which will rapidly fire at your zapper. You begin the game with five zappers, and the game ends when all five have been destroyed by skulls. The game can be played by one or two players, and several game variations are included to set the level of difficulty.&lt;/story&gt; &lt;/game&gt;">
            <text:p>&lt;game name="Demons to Diamonds (USA)"&gt; &lt;year&gt;1982&lt;/year&gt; &lt;rating&gt;ESRB - E (Everyone)&lt;/rating&gt; &lt;title&gt;Demons to Diamonds &lt;/title&gt; &lt;pub&gt;Atari, Inc.&lt;/pub&gt; &lt;dev&gt;Atari, Inc.&lt;/dev&gt; &lt;genre&gt;Shoot-'Em-Up&lt;/genre&gt; &lt;score&gt;2.5&lt;/score&gt; &lt;player&gt;1-2 Players&lt;/player&gt; &lt;story&gt;In Demons to Diamonds, you control a laser zapper which moves horizontally at either the top or the bottom of the screen. Your goal is to earn as many points as possible by shooting objects in the center of the screen. Wandering back and forth in the middle are demons which can be one of two colors. If you shoot a demon that is the same color as your zapper, it will turn into a diamond. Shooting the diamond before it disappears will earn you bonus points. If you shoot a demon of the opposite color, it will instead turn into a skull which will rapidly fire at your zapper. You begin the game with five zappers, and the game ends when all five have been destroyed by skulls. The game can be played by one or two players, and several game variations are included to set the level of difficulty.&lt;/story&gt; &lt;/game&gt;</text:p>
          </table:table-cell>
        </table:table-row>
        <table:table-row table:style-name="ro1">
          <table:table-cell office:value-type="string">
            <text:p>Desert Falcon (USA)</text:p>
          </table:table-cell>
          <table:table-cell office:value-type="string">
            <text:p>1987</text:p>
          </table:table-cell>
          <table:table-cell office:value-type="string">
            <text:p>ESRB - E (Everyone)</text:p>
          </table:table-cell>
          <table:table-cell office:value-type="string">
            <text:p>Desert Falcon </text:p>
          </table:table-cell>
          <table:table-cell table:number-columns-repeated="2" office:value-type="string">
            <text:p>Atari Corporation</text:p>
          </table:table-cell>
          <table:table-cell office:value-type="string">
            <text:p>Shooter</text:p>
          </table:table-cell>
          <table:table-cell office:value-type="string">
            <text:p>2.9</text:p>
          </table:table-cell>
          <table:table-cell table:style-name="Default" office:value-type="string">
            <text:p>1-2 Players</text:p>
          </table:table-cell>
          <table:table-cell office:value-type="string">
            <text:p>Desert Falcon is an arcade style shooter. Many of the Pharaoh's great treasures are lost throughout the desert, and your goal is to steal as many as you can to earn points. The game features a scrolling, isometric point of view as you control your falcon through the various desert landscapes. The treasures you are after are guarded of course. Many desert creatures including vultures, warriors, flying fish, sphinxes and more will all attempt to stop you from succeeding in your task. Also, at the end of each level you will need to face a large, howling sphinx before you can continue on. Your falcon isn't completely unarmed, and has the ability to fire darts which can be used to destroy the assorted enemies and the sphinx. In the sand, you will occasionally come across some hieroglyphs. Several different superpowers can be gained by landing and hopping over three of these hieroglyphs. Depending on which hieroglyphs are collected, you may become invincible, warp to the end of the level, earn free points, trick enemies into attacking a decoy instead of you, or even get an air bomb which destroys all airborne enemies.</text:p>
          </table:table-cell>
          <table:table-cell table:formula="of:=CONCATENATE(&quot;&lt;game name=&quot;;CHAR(34);[.A103];CHAR(34);&quot;&gt; &lt;year&gt;&quot;;[.B103];&quot;&lt;/year&gt; &lt;rating&gt;&quot;;[.C103];&quot;&lt;/rating&gt; &lt;title&gt;&quot;;[.D103];&quot;&lt;/title&gt; &lt;pub&gt;&quot;;[.E103];&quot;&lt;/pub&gt; &lt;dev&gt;&quot;;[.F103];&quot;&lt;/dev&gt; &lt;genre&gt;&quot;;[.G103];&quot;&lt;/genre&gt; &lt;score&gt;&quot;;[.H103];&quot;&lt;/score&gt; &lt;player&gt;&quot;;[.I103];&quot;&lt;/player&gt; &lt;story&gt;&quot;;[.J103];&quot;&lt;/story&gt; &lt;/game&gt;&quot;)" office:value-type="string" office:string-value="&lt;game name=&quot;Desert Falcon (USA)&quot;&gt; &lt;year&gt;1987&lt;/year&gt; &lt;rating&gt;ESRB - E (Everyone)&lt;/rating&gt; &lt;title&gt;Desert Falcon &lt;/title&gt; &lt;pub&gt;Atari Corporation&lt;/pub&gt; &lt;dev&gt;Atari Corporation&lt;/dev&gt; &lt;genre&gt;Shooter&lt;/genre&gt; &lt;score&gt;2.9&lt;/score&gt; &lt;player&gt;1-2 Players&lt;/player&gt; &lt;story&gt;Desert Falcon is an arcade style shooter. Many of the Pharaoh's great treasures are lost throughout the desert, and your goal is to steal as many as you can to earn points. The game features a scrolling, isometric point of view as you control your falcon through the various desert landscapes. The treasures you are after are guarded of course. Many desert creatures including vultures, warriors, flying fish, sphinxes and more will all attempt to stop you from succeeding in your task. Also, at the end of each level you will need to face a large, howling sphinx before you can continue on. Your falcon isn't completely unarmed, and has the ability to fire darts which can be used to destroy the assorted enemies and the sphinx. In the sand, you will occasionally come across some hieroglyphs. Several different superpowers can be gained by landing and hopping over three of these hieroglyphs. Depending on which hieroglyphs are collected, you may become invincible, warp to the end of the level, earn free points, trick enemies into attacking a decoy instead of you, or even get an air bomb which destroys all airborne enemies.&lt;/story&gt; &lt;/game&gt;">
            <text:p>&lt;game name="Desert Falcon (USA)"&gt; &lt;year&gt;1987&lt;/year&gt; &lt;rating&gt;ESRB - E (Everyone)&lt;/rating&gt; &lt;title&gt;Desert Falcon &lt;/title&gt; &lt;pub&gt;Atari Corporation&lt;/pub&gt; &lt;dev&gt;Atari Corporation&lt;/dev&gt; &lt;genre&gt;Shooter&lt;/genre&gt; &lt;score&gt;2.9&lt;/score&gt; &lt;player&gt;1-2 Players&lt;/player&gt; &lt;story&gt;Desert Falcon is an arcade style shooter. Many of the Pharaoh's great treasures are lost throughout the desert, and your goal is to steal as many as you can to earn points. The game features a scrolling, isometric point of view as you control your falcon through the various desert landscapes. The treasures you are after are guarded of course. Many desert creatures including vultures, warriors, flying fish, sphinxes and more will all attempt to stop you from succeeding in your task. Also, at the end of each level you will need to face a large, howling sphinx before you can continue on. Your falcon isn't completely unarmed, and has the ability to fire darts which can be used to destroy the assorted enemies and the sphinx. In the sand, you will occasionally come across some hieroglyphs. Several different superpowers can be gained by landing and hopping over three of these hieroglyphs. Depending on which hieroglyphs are collected, you may become invincible, warp to the end of the level, earn free points, trick enemies into attacking a decoy instead of you, or even get an air bomb which destroys all airborne enemies.&lt;/story&gt; &lt;/game&gt;</text:p>
          </table:table-cell>
        </table:table-row>
        <table:table-row table:style-name="ro1">
          <table:table-cell office:value-type="string">
            <text:p>Dice Puzzle (Europe)</text:p>
          </table:table-cell>
          <table:table-cell office:value-type="string">
            <text:p>1983</text:p>
          </table:table-cell>
          <table:table-cell office:value-type="string">
            <text:p>ESRB - E (Everyone)</text:p>
          </table:table-cell>
          <table:table-cell office:value-type="string">
            <text:p>Dice Puzzle </text:p>
          </table:table-cell>
          <table:table-cell office:value-type="string">
            <text:p>Tang's Electronic Co.</text:p>
          </table:table-cell>
          <table:table-cell office:value-type="string">
            <text:p>Sancho</text:p>
          </table:table-cell>
          <table:table-cell office:value-type="string">
            <text:p>Puzzle</text:p>
          </table:table-cell>
          <table:table-cell office:value-type="string">
            <text:p>3.5</text:p>
          </table:table-cell>
          <table:table-cell table:style-name="Default" office:value-type="string">
            <text:p>1 Player</text:p>
          </table:table-cell>
          <table:table-cell office:value-type="string">
            <text:p>This dice puzzle has 16 squares of random numbers between 1-6. The object is to change all the numbers to 6 in the shortest amount of time, using the fewest number of turns. When the power is turned on, each square will have the number 1. After pushing the reset button, all the dice change to random numbers. (The game is guaranteed to be solvable every time.) There is a small square that moves outside of the left sides and over the top by using the joy stick. When the fire button is pushed, all the numbers in the row next to the square increase by one. The numbers can also be changed diagonally. Every 5 minutes a warning will sound, up to a maximum time limit of 60 minutes. When all the dice are changed to 6, the game will automatically end displaying time used and numbers of turns taken.</text:p>
          </table:table-cell>
          <table:table-cell table:formula="of:=CONCATENATE(&quot;&lt;game name=&quot;;CHAR(34);[.A104];CHAR(34);&quot;&gt; &lt;year&gt;&quot;;[.B104];&quot;&lt;/year&gt; &lt;rating&gt;&quot;;[.C104];&quot;&lt;/rating&gt; &lt;title&gt;&quot;;[.D104];&quot;&lt;/title&gt; &lt;pub&gt;&quot;;[.E104];&quot;&lt;/pub&gt; &lt;dev&gt;&quot;;[.F104];&quot;&lt;/dev&gt; &lt;genre&gt;&quot;;[.G104];&quot;&lt;/genre&gt; &lt;score&gt;&quot;;[.H104];&quot;&lt;/score&gt; &lt;player&gt;&quot;;[.I104];&quot;&lt;/player&gt; &lt;story&gt;&quot;;[.J104];&quot;&lt;/story&gt; &lt;/game&gt;&quot;)" office:value-type="string" office:string-value="&lt;game name=&quot;Dice Puzzle (Europe)&quot;&gt; &lt;year&gt;1983&lt;/year&gt; &lt;rating&gt;ESRB - E (Everyone)&lt;/rating&gt; &lt;title&gt;Dice Puzzle &lt;/title&gt; &lt;pub&gt;Tang's Electronic Co.&lt;/pub&gt; &lt;dev&gt;Sancho&lt;/dev&gt; &lt;genre&gt;Puzzle&lt;/genre&gt; &lt;score&gt;3.5&lt;/score&gt; &lt;player&gt;1 Player&lt;/player&gt; &lt;story&gt;This dice puzzle has 16 squares of random numbers between 1-6. The object is to change all the numbers to 6 in the shortest amount of time, using the fewest number of turns. When the power is turned on, each square will have the number 1. After pushing the reset button, all the dice change to random numbers. (The game is guaranteed to be solvable every time.) There is a small square that moves outside of the left sides and over the top by using the joy stick. When the fire button is pushed, all the numbers in the row next to the square increase by one. The numbers can also be changed diagonally. Every 5 minutes a warning will sound, up to a maximum time limit of 60 minutes. When all the dice are changed to 6, the game will automatically end displaying time used and numbers of turns taken.&lt;/story&gt; &lt;/game&gt;">
            <text:p>&lt;game name="Dice Puzzle (Europe)"&gt; &lt;year&gt;1983&lt;/year&gt; &lt;rating&gt;ESRB - E (Everyone)&lt;/rating&gt; &lt;title&gt;Dice Puzzle &lt;/title&gt; &lt;pub&gt;Tang's Electronic Co.&lt;/pub&gt; &lt;dev&gt;Sancho&lt;/dev&gt; &lt;genre&gt;Puzzle&lt;/genre&gt; &lt;score&gt;3.5&lt;/score&gt; &lt;player&gt;1 Player&lt;/player&gt; &lt;story&gt;This dice puzzle has 16 squares of random numbers between 1-6. The object is to change all the numbers to 6 in the shortest amount of time, using the fewest number of turns. When the power is turned on, each square will have the number 1. After pushing the reset button, all the dice change to random numbers. (The game is guaranteed to be solvable every time.) There is a small square that moves outside of the left sides and over the top by using the joy stick. When the fire button is pushed, all the numbers in the row next to the square increase by one. The numbers can also be changed diagonally. Every 5 minutes a warning will sound, up to a maximum time limit of 60 minutes. When all the dice are changed to 6, the game will automatically end displaying time used and numbers of turns taken.&lt;/story&gt; &lt;/game&gt;</text:p>
          </table:table-cell>
        </table:table-row>
        <table:table-row table:style-name="ro1">
          <table:table-cell office:value-type="string">
            <text:p>Dig Dug (USA)</text:p>
          </table:table-cell>
          <table:table-cell office:value-type="string">
            <text:p>1983</text:p>
          </table:table-cell>
          <table:table-cell office:value-type="string">
            <text:p>ESRB - E (Everyone)</text:p>
          </table:table-cell>
          <table:table-cell office:value-type="string">
            <text:p>Dig Dug </text:p>
          </table:table-cell>
          <table:table-cell office:value-type="string">
            <text:p>Atari, Inc.</text:p>
          </table:table-cell>
          <table:table-cell office:value-type="string">
            <text:p>Namco Limited</text:p>
          </table:table-cell>
          <table:table-cell office:value-type="string">
            <text:p>Action</text:p>
          </table:table-cell>
          <table:table-cell office:value-type="string">
            <text:p>3.6</text:p>
          </table:table-cell>
          <table:table-cell table:style-name="Default" office:value-type="string">
            <text:p>1 Player</text:p>
          </table:table-cell>
          <table:table-cell office:value-type="string">
            <text:p>Dig Dug is a 1-2 player arcade game in which you have to use your shovel to dig your way through the earth. Stopping you from doing this are two monsters, called Pooka and Fygar, who will continually chase you around. The only weapon that you carry is an air pump, which you can use to inflate the monsters to the point where they explode. (if you start to inflate them but stop doing so, the monsters will get turned back to their normal selves.) Furthermore, rocks are scattered throughout the earth, and you can use these rocks to squash them. If the monsters do not find you for several seconds, they will eventually get turned into ghosts, which are able to walk through the earth. They are invincible and cannot be killed. From time to time, vegetables will appear in the center, and you can get these for points.</text:p>
          </table:table-cell>
          <table:table-cell table:formula="of:=CONCATENATE(&quot;&lt;game name=&quot;;CHAR(34);[.A105];CHAR(34);&quot;&gt; &lt;year&gt;&quot;;[.B105];&quot;&lt;/year&gt; &lt;rating&gt;&quot;;[.C105];&quot;&lt;/rating&gt; &lt;title&gt;&quot;;[.D105];&quot;&lt;/title&gt; &lt;pub&gt;&quot;;[.E105];&quot;&lt;/pub&gt; &lt;dev&gt;&quot;;[.F105];&quot;&lt;/dev&gt; &lt;genre&gt;&quot;;[.G105];&quot;&lt;/genre&gt; &lt;score&gt;&quot;;[.H105];&quot;&lt;/score&gt; &lt;player&gt;&quot;;[.I105];&quot;&lt;/player&gt; &lt;story&gt;&quot;;[.J105];&quot;&lt;/story&gt; &lt;/game&gt;&quot;)" office:value-type="string" office:string-value="&lt;game name=&quot;Dig Dug (USA)&quot;&gt; &lt;year&gt;1983&lt;/year&gt; &lt;rating&gt;ESRB - E (Everyone)&lt;/rating&gt; &lt;title&gt;Dig Dug &lt;/title&gt; &lt;pub&gt;Atari, Inc.&lt;/pub&gt; &lt;dev&gt;Namco Limited&lt;/dev&gt; &lt;genre&gt;Action&lt;/genre&gt; &lt;score&gt;3.6&lt;/score&gt; &lt;player&gt;1 Player&lt;/player&gt; &lt;story&gt;Dig Dug is a 1-2 player arcade game in which you have to use your shovel to dig your way through the earth. Stopping you from doing this are two monsters, called Pooka and Fygar, who will continually chase you around. The only weapon that you carry is an air pump, which you can use to inflate the monsters to the point where they explode. (if you start to inflate them but stop doing so, the monsters will get turned back to their normal selves.) Furthermore, rocks are scattered throughout the earth, and you can use these rocks to squash them. If the monsters do not find you for several seconds, they will eventually get turned into ghosts, which are able to walk through the earth. They are invincible and cannot be killed. From time to time, vegetables will appear in the center, and you can get these for points.&lt;/story&gt; &lt;/game&gt;">
            <text:p>&lt;game name="Dig Dug (USA)"&gt; &lt;year&gt;1983&lt;/year&gt; &lt;rating&gt;ESRB - E (Everyone)&lt;/rating&gt; &lt;title&gt;Dig Dug &lt;/title&gt; &lt;pub&gt;Atari, Inc.&lt;/pub&gt; &lt;dev&gt;Namco Limited&lt;/dev&gt; &lt;genre&gt;Action&lt;/genre&gt; &lt;score&gt;3.6&lt;/score&gt; &lt;player&gt;1 Player&lt;/player&gt; &lt;story&gt;Dig Dug is a 1-2 player arcade game in which you have to use your shovel to dig your way through the earth. Stopping you from doing this are two monsters, called Pooka and Fygar, who will continually chase you around. The only weapon that you carry is an air pump, which you can use to inflate the monsters to the point where they explode. (if you start to inflate them but stop doing so, the monsters will get turned back to their normal selves.) Furthermore, rocks are scattered throughout the earth, and you can use these rocks to squash them. If the monsters do not find you for several seconds, they will eventually get turned into ghosts, which are able to walk through the earth. They are invincible and cannot be killed. From time to time, vegetables will appear in the center, and you can get these for points.&lt;/story&gt; &lt;/game&gt;</text:p>
          </table:table-cell>
        </table:table-row>
        <table:table-row table:style-name="ro1">
          <table:table-cell office:value-type="string">
            <text:p>Dodge 'Em (USA)</text:p>
          </table:table-cell>
          <table:table-cell office:value-type="string">
            <text:p>1980</text:p>
          </table:table-cell>
          <table:table-cell office:value-type="string">
            <text:p>ESRB - E (Everyone)</text:p>
          </table:table-cell>
          <table:table-cell office:value-type="string">
            <text:p>Dodge 'Em </text:p>
          </table:table-cell>
          <table:table-cell table:number-columns-repeated="2" office:value-type="string">
            <text:p>Atari, Inc.</text:p>
          </table:table-cell>
          <table:table-cell office:value-type="string">
            <text:p>Driving</text:p>
          </table:table-cell>
          <table:table-cell office:value-type="string">
            <text:p>3.5</text:p>
          </table:table-cell>
          <table:table-cell table:style-name="Default" office:value-type="string">
            <text:p>1-2 Players</text:p>
          </table:table-cell>
          <table:table-cell office:value-type="string">
            <text:p>You control a race car on a four lane track, and your goal is to collect all of the dots in order to earn points and advance to the next level! The race track is broken up into four quadrants; your racecar must remain in the lane it is in except where there is a break in the lanes between quadrants. Trying to stop you is a second car which travels in the opposite direction. This car will always be trying to get into the same lane as you, causing a crash, so you need to make sure you switch to any lane it isn't in! To help out, your racecar has the ability to travel at a fast or slow speed. You begin the game with three racecars, and the game ends when all three cars have crashed. A two player game variation is also available where one player controls a car trying to collect the dots, and the second player controls the crash car trying to stop the first player.</text:p>
          </table:table-cell>
          <table:table-cell table:formula="of:=CONCATENATE(&quot;&lt;game name=&quot;;CHAR(34);[.A106];CHAR(34);&quot;&gt; &lt;year&gt;&quot;;[.B106];&quot;&lt;/year&gt; &lt;rating&gt;&quot;;[.C106];&quot;&lt;/rating&gt; &lt;title&gt;&quot;;[.D106];&quot;&lt;/title&gt; &lt;pub&gt;&quot;;[.E106];&quot;&lt;/pub&gt; &lt;dev&gt;&quot;;[.F106];&quot;&lt;/dev&gt; &lt;genre&gt;&quot;;[.G106];&quot;&lt;/genre&gt; &lt;score&gt;&quot;;[.H106];&quot;&lt;/score&gt; &lt;player&gt;&quot;;[.I106];&quot;&lt;/player&gt; &lt;story&gt;&quot;;[.J106];&quot;&lt;/story&gt; &lt;/game&gt;&quot;)" office:value-type="string" office:string-value="&lt;game name=&quot;Dodge 'Em (USA)&quot;&gt; &lt;year&gt;1980&lt;/year&gt; &lt;rating&gt;ESRB - E (Everyone)&lt;/rating&gt; &lt;title&gt;Dodge 'Em &lt;/title&gt; &lt;pub&gt;Atari, Inc.&lt;/pub&gt; &lt;dev&gt;Atari, Inc.&lt;/dev&gt; &lt;genre&gt;Driving&lt;/genre&gt; &lt;score&gt;3.5&lt;/score&gt; &lt;player&gt;1-2 Players&lt;/player&gt; &lt;story&gt;You control a race car on a four lane track, and your goal is to collect all of the dots in order to earn points and advance to the next level! The race track is broken up into four quadrants; your racecar must remain in the lane it is in except where there is a break in the lanes between quadrants. Trying to stop you is a second car which travels in the opposite direction. This car will always be trying to get into the same lane as you, causing a crash, so you need to make sure you switch to any lane it isn't in! To help out, your racecar has the ability to travel at a fast or slow speed. You begin the game with three racecars, and the game ends when all three cars have crashed. A two player game variation is also available where one player controls a car trying to collect the dots, and the second player controls the crash car trying to stop the first player.&lt;/story&gt; &lt;/game&gt;">
            <text:p>&lt;game name="Dodge 'Em (USA)"&gt; &lt;year&gt;1980&lt;/year&gt; &lt;rating&gt;ESRB - E (Everyone)&lt;/rating&gt; &lt;title&gt;Dodge 'Em &lt;/title&gt; &lt;pub&gt;Atari, Inc.&lt;/pub&gt; &lt;dev&gt;Atari, Inc.&lt;/dev&gt; &lt;genre&gt;Driving&lt;/genre&gt; &lt;score&gt;3.5&lt;/score&gt; &lt;player&gt;1-2 Players&lt;/player&gt; &lt;story&gt;You control a race car on a four lane track, and your goal is to collect all of the dots in order to earn points and advance to the next level! The race track is broken up into four quadrants; your racecar must remain in the lane it is in except where there is a break in the lanes between quadrants. Trying to stop you is a second car which travels in the opposite direction. This car will always be trying to get into the same lane as you, causing a crash, so you need to make sure you switch to any lane it isn't in! To help out, your racecar has the ability to travel at a fast or slow speed. You begin the game with three racecars, and the game ends when all three cars have crashed. A two player game variation is also available where one player controls a car trying to collect the dots, and the second player controls the crash car trying to stop the first player.&lt;/story&gt; &lt;/game&gt;</text:p>
          </table:table-cell>
        </table:table-row>
        <table:table-row table:style-name="ro1">
          <table:table-cell office:value-type="string">
            <text:p>Dolphin (USA)</text:p>
          </table:table-cell>
          <table:table-cell office:value-type="string">
            <text:p>1983</text:p>
          </table:table-cell>
          <table:table-cell office:value-type="string">
            <text:p>ESRB - E (Everyone)</text:p>
          </table:table-cell>
          <table:table-cell office:value-type="string">
            <text:p>Dolphin </text:p>
          </table:table-cell>
          <table:table-cell table:number-columns-repeated="2" office:value-type="string">
            <text:p>Activision, Inc.</text:p>
          </table:table-cell>
          <table:table-cell office:value-type="string">
            <text:p>Action</text:p>
          </table:table-cell>
          <table:table-cell office:value-type="string">
            <text:p>3.7</text:p>
          </table:table-cell>
          <table:table-cell table:style-name="Default" office:value-type="string">
            <text:p>1-2 Players</text:p>
          </table:table-cell>
          <table:table-cell office:value-type="string">
            <text:p>Dolphin is a side scrolling action game. You control a dolphin that is being chased by a giant sea squid. Your goal is to earn points by staying alive as long as possible. As you swim away from the squid, you will encounter schools of sea horses which form a vertical row on the screen with only a small opening to swim through. As you approach each school, the dolphins sonar will help you locate the opening; a low pitched sound will indicate the opening is near the bottom of the screen, and a higher pitched sound indicates the opening is near the top. If you miss the opening, the dolphin will lose speed allowing the squid to catch up to you! From time to time, a seagull may fly overhead; if you jump out of the water and touch the seagull, your dolphin will temporarily be able to chase the squid. Throughout the ocean are waves which are indicated by arrows; an arrow pointing the same direction you are travelling will boost the dolphins speed, whereas an arrow pointing the opposite direction slows you down. The longer you stay alive, the faster and trickier the squid will become! The game ends when all of your dolphins have been caught by the squid.</text:p>
          </table:table-cell>
          <table:table-cell table:formula="of:=CONCATENATE(&quot;&lt;game name=&quot;;CHAR(34);[.A107];CHAR(34);&quot;&gt; &lt;year&gt;&quot;;[.B107];&quot;&lt;/year&gt; &lt;rating&gt;&quot;;[.C107];&quot;&lt;/rating&gt; &lt;title&gt;&quot;;[.D107];&quot;&lt;/title&gt; &lt;pub&gt;&quot;;[.E107];&quot;&lt;/pub&gt; &lt;dev&gt;&quot;;[.F107];&quot;&lt;/dev&gt; &lt;genre&gt;&quot;;[.G107];&quot;&lt;/genre&gt; &lt;score&gt;&quot;;[.H107];&quot;&lt;/score&gt; &lt;player&gt;&quot;;[.I107];&quot;&lt;/player&gt; &lt;story&gt;&quot;;[.J107];&quot;&lt;/story&gt; &lt;/game&gt;&quot;)" office:value-type="string" office:string-value="&lt;game name=&quot;Dolphin (USA)&quot;&gt; &lt;year&gt;1983&lt;/year&gt; &lt;rating&gt;ESRB - E (Everyone)&lt;/rating&gt; &lt;title&gt;Dolphin &lt;/title&gt; &lt;pub&gt;Activision, Inc.&lt;/pub&gt; &lt;dev&gt;Activision, Inc.&lt;/dev&gt; &lt;genre&gt;Action&lt;/genre&gt; &lt;score&gt;3.7&lt;/score&gt; &lt;player&gt;1-2 Players&lt;/player&gt; &lt;story&gt;Dolphin is a side scrolling action game. You control a dolphin that is being chased by a giant sea squid. Your goal is to earn points by staying alive as long as possible. As you swim away from the squid, you will encounter schools of sea horses which form a vertical row on the screen with only a small opening to swim through. As you approach each school, the dolphins sonar will help you locate the opening; a low pitched sound will indicate the opening is near the bottom of the screen, and a higher pitched sound indicates the opening is near the top. If you miss the opening, the dolphin will lose speed allowing the squid to catch up to you! From time to time, a seagull may fly overhead; if you jump out of the water and touch the seagull, your dolphin will temporarily be able to chase the squid. Throughout the ocean are waves which are indicated by arrows; an arrow pointing the same direction you are travelling will boost the dolphins speed, whereas an arrow pointing the opposite direction slows you down. The longer you stay alive, the faster and trickier the squid will become! The game ends when all of your dolphins have been caught by the squid.&lt;/story&gt; &lt;/game&gt;">
            <text:p>&lt;game name="Dolphin (USA)"&gt; &lt;year&gt;1983&lt;/year&gt; &lt;rating&gt;ESRB - E (Everyone)&lt;/rating&gt; &lt;title&gt;Dolphin &lt;/title&gt; &lt;pub&gt;Activision, Inc.&lt;/pub&gt; &lt;dev&gt;Activision, Inc.&lt;/dev&gt; &lt;genre&gt;Action&lt;/genre&gt; &lt;score&gt;3.7&lt;/score&gt; &lt;player&gt;1-2 Players&lt;/player&gt; &lt;story&gt;Dolphin is a side scrolling action game. You control a dolphin that is being chased by a giant sea squid. Your goal is to earn points by staying alive as long as possible. As you swim away from the squid, you will encounter schools of sea horses which form a vertical row on the screen with only a small opening to swim through. As you approach each school, the dolphins sonar will help you locate the opening; a low pitched sound will indicate the opening is near the bottom of the screen, and a higher pitched sound indicates the opening is near the top. If you miss the opening, the dolphin will lose speed allowing the squid to catch up to you! From time to time, a seagull may fly overhead; if you jump out of the water and touch the seagull, your dolphin will temporarily be able to chase the squid. Throughout the ocean are waves which are indicated by arrows; an arrow pointing the same direction you are travelling will boost the dolphins speed, whereas an arrow pointing the opposite direction slows you down. The longer you stay alive, the faster and trickier the squid will become! The game ends when all of your dolphins have been caught by the squid.&lt;/story&gt; &lt;/game&gt;</text:p>
          </table:table-cell>
        </table:table-row>
        <table:table-row table:style-name="ro1">
          <table:table-cell office:value-type="string">
            <text:p>Donkey Kong (USA)</text:p>
          </table:table-cell>
          <table:table-cell office:value-type="string">
            <text:p>1982</text:p>
          </table:table-cell>
          <table:table-cell office:value-type="string">
            <text:p>ESRB - E (Everyone)</text:p>
          </table:table-cell>
          <table:table-cell office:value-type="string">
            <text:p>Donkey Kong </text:p>
          </table:table-cell>
          <table:table-cell office:value-type="string">
            <text:p>Coleco Industries, Inc.</text:p>
          </table:table-cell>
          <table:table-cell office:value-type="string">
            <text:p>Nintendo Co., Ltd.</text:p>
          </table:table-cell>
          <table:table-cell office:value-type="string">
            <text:p>Platform</text:p>
          </table:table-cell>
          <table:table-cell office:value-type="string">
            <text:p>3.0</text:p>
          </table:table-cell>
          <table:table-cell table:style-name="Default" office:value-type="string">
            <text:p>1 Player</text:p>
          </table:table-cell>
          <table:table-cell office:value-type="string">
            <text:p>Released in the arcades in 1981, Donkey Kong was not only Nintendo's first real smash hit for the company, but marked the introduction for two of their most popular mascots: Mario (originally "Jumpman") and Donkey Kong.Donkey Kong is a platform-action game that has Mario scale four different industrial themed levels (construction zone, cement factory, an elevator-themed level, and removing rivets from girders) in an attempt to save the damsel in distress, Pauline, from the big ape before the timer runs out. <text:s/>Once the rivets are removed from the final level, Donkey Kong falls, and the two lovers are reunited. <text:s/>From there, the levels start over at a higher difficulty.Along the way, Mario must dodge a constant stream of barrels, "living" fireballs, and spring-weights. <text:s/>Although not as powerful as in other future games, Mario can find a hammer which allows him to destroy the barrels and fireballs for a limited amount of time. <text:s/>Additionally, Mario can also find Pauline's hat, purse and umbrella for additional bonus points.Donkey Kong is also notable for being one of the first complete narratives in video game form, told through simplistic cut scenes that advance the story. <text:s/>It should also be noted that in versions of the game for early 1980's consoles, Donkey Kong only used 2-3 of the original levels, with the cement factory usually omitted.</text:p>
          </table:table-cell>
          <table:table-cell table:formula="of:=CONCATENATE(&quot;&lt;game name=&quot;;CHAR(34);[.A108];CHAR(34);&quot;&gt; &lt;year&gt;&quot;;[.B108];&quot;&lt;/year&gt; &lt;rating&gt;&quot;;[.C108];&quot;&lt;/rating&gt; &lt;title&gt;&quot;;[.D108];&quot;&lt;/title&gt; &lt;pub&gt;&quot;;[.E108];&quot;&lt;/pub&gt; &lt;dev&gt;&quot;;[.F108];&quot;&lt;/dev&gt; &lt;genre&gt;&quot;;[.G108];&quot;&lt;/genre&gt; &lt;score&gt;&quot;;[.H108];&quot;&lt;/score&gt; &lt;player&gt;&quot;;[.I108];&quot;&lt;/player&gt; &lt;story&gt;&quot;;[.J108];&quot;&lt;/story&gt; &lt;/game&gt;&quot;)" office:value-type="string" office:string-value="&lt;game name=&quot;Donkey Kong (USA)&quot;&gt; &lt;year&gt;1982&lt;/year&gt; &lt;rating&gt;ESRB - E (Everyone)&lt;/rating&gt; &lt;title&gt;Donkey Kong &lt;/title&gt; &lt;pub&gt;Coleco Industries, Inc.&lt;/pub&gt; &lt;dev&gt;Nintendo Co., Ltd.&lt;/dev&gt; &lt;genre&gt;Platform&lt;/genre&gt; &lt;score&gt;3.0&lt;/score&gt; &lt;player&gt;1 Player&lt;/player&gt; &lt;story&gt;Released in the arcades in 1981, Donkey Kong was not only Nintendo's first real smash hit for the company, but marked the introduction for two of their most popular mascots: Mario (originally &quot;Jumpman&quot;) and Donkey Kong.Donkey Kong is a platform-action game that has Mario scale four different industrial themed levels (construction zone, cement factory, an elevator-themed level, and removing rivets from girders) in an attempt to save the damsel in distress, Pauline, from the big ape before the timer runs out.  Once the rivets are removed from the final level, Donkey Kong falls, and the two lovers are reunited.  From there, the levels start over at a higher difficulty.Along the way, Mario must dodge a constant stream of barrels, &quot;living&quot; fireballs, and spring-weights.  Although not as powerful as in other future games, Mario can find a hammer which allows him to destroy the barrels and fireballs for a limited amount of time.  Additionally, Mario can also find Pauline's hat, purse and umbrella for additional bonus points.Donkey Kong is also notable for being one of the first complete narratives in video game form, told through simplistic cut scenes that advance the story.  It should also be noted that in versions of the game for early 1980's consoles, Donkey Kong only used 2-3 of the original levels, with the cement factory usually omitted.&lt;/story&gt; &lt;/game&gt;">
            <text:p>&lt;game name="Donkey Kong (USA)"&gt; &lt;year&gt;1982&lt;/year&gt; &lt;rating&gt;ESRB - E (Everyone)&lt;/rating&gt; &lt;title&gt;Donkey Kong &lt;/title&gt; &lt;pub&gt;Coleco Industries, Inc.&lt;/pub&gt; &lt;dev&gt;Nintendo Co., Ltd.&lt;/dev&gt; &lt;genre&gt;Platform&lt;/genre&gt; &lt;score&gt;3.0&lt;/score&gt; &lt;player&gt;1 Player&lt;/player&gt; &lt;story&gt;Released in the arcades in 1981, Donkey Kong was not only Nintendo's first real smash hit for the company, but marked the introduction for two of their most popular mascots: Mario (originally "Jumpman") and Donkey Kong.Donkey Kong is a platform-action game that has Mario scale four different industrial themed levels (construction zone, cement factory, an elevator-themed level, and removing rivets from girders) in an attempt to save the damsel in distress, Pauline, from the big ape before the timer runs out. <text:s/>Once the rivets are removed from the final level, Donkey Kong falls, and the two lovers are reunited. <text:s/>From there, the levels start over at a higher difficulty.Along the way, Mario must dodge a constant stream of barrels, "living" fireballs, and spring-weights. <text:s/>Although not as powerful as in other future games, Mario can find a hammer which allows him to destroy the barrels and fireballs for a limited amount of time. <text:s/>Additionally, Mario can also find Pauline's hat, purse and umbrella for additional bonus points.Donkey Kong is also notable for being one of the first complete narratives in video game form, told through simplistic cut scenes that advance the story. <text:s/>It should also be noted that in versions of the game for early 1980's consoles, Donkey Kong only used 2-3 of the original levels, with the cement factory usually omitted.&lt;/story&gt; &lt;/game&gt;</text:p>
          </table:table-cell>
        </table:table-row>
        <table:table-row table:style-name="ro1">
          <table:table-cell office:value-type="string">
            <text:p>Donkey Kong Junior (USA)</text:p>
          </table:table-cell>
          <table:table-cell office:value-type="string">
            <text:p>1983</text:p>
          </table:table-cell>
          <table:table-cell office:value-type="string">
            <text:p>ESRB - E (Everyone)</text:p>
          </table:table-cell>
          <table:table-cell office:value-type="string">
            <text:p>Donkey Kong Junior </text:p>
          </table:table-cell>
          <table:table-cell office:value-type="string">
            <text:p>Coleco Industries, Inc.</text:p>
          </table:table-cell>
          <table:table-cell office:value-type="string">
            <text:p>Nintendo Co., Ltd.</text:p>
          </table:table-cell>
          <table:table-cell office:value-type="string">
            <text:p>Platform</text:p>
          </table:table-cell>
          <table:table-cell office:value-type="string">
            <text:p>1.8</text:p>
          </table:table-cell>
          <table:table-cell table:style-name="Default" office:value-type="string">
            <text:p>1-2 Players</text:p>
          </table:table-cell>
          <table:table-cell office:value-type="string">
            <text:p>Mario has kidnapped Junior's Papa!Donkey Kong Jr. was originally released in the arcades in 1982 as a sequel to Donkey Kong. <text:s/>In this game, Mario plays the antagonist, finally having captured Donkey Kong, and has put the ape in a locked cage. <text:s/>As Donkey Kong Jr., players will have to make their way through four different levels (Vines, Springboard, Chains and Mario's Hideout) in an attempt to find keys to free the little monkey's Father.Along the way, Mario will send out Snapjaws, swooping purple birds, and electric sparks in an attempt to stop Junior. <text:s/>Junior can defend himself by dropping fruit found around the levels on the heads of his foes. <text:s/>The more foes a piece of fruit hits in a falling sequence, the higher bonus points can be scored.Junior can also avoid enemies more easily by grabbing hold of two chains or vines at a time to climb away faster, or by jumping over his foes. <text:s/>However, any long fall or falling into the water on certain levels will mean the loss of a life for Junior.In the final cut scene, Junior will free Donkey Kong and both will escape after giving Mario the boot. <text:s/>Once all four levels are cleared, the game levels will start over at a higher difficulty.Like the original Donkey Kong, the earlier 1980's console versions do not have all of the levels and animations from the arcade.</text:p>
          </table:table-cell>
          <table:table-cell table:formula="of:=CONCATENATE(&quot;&lt;game name=&quot;;CHAR(34);[.A109];CHAR(34);&quot;&gt; &lt;year&gt;&quot;;[.B109];&quot;&lt;/year&gt; &lt;rating&gt;&quot;;[.C109];&quot;&lt;/rating&gt; &lt;title&gt;&quot;;[.D109];&quot;&lt;/title&gt; &lt;pub&gt;&quot;;[.E109];&quot;&lt;/pub&gt; &lt;dev&gt;&quot;;[.F109];&quot;&lt;/dev&gt; &lt;genre&gt;&quot;;[.G109];&quot;&lt;/genre&gt; &lt;score&gt;&quot;;[.H109];&quot;&lt;/score&gt; &lt;player&gt;&quot;;[.I109];&quot;&lt;/player&gt; &lt;story&gt;&quot;;[.J109];&quot;&lt;/story&gt; &lt;/game&gt;&quot;)" office:value-type="string" office:string-value="&lt;game name=&quot;Donkey Kong Junior (USA)&quot;&gt; &lt;year&gt;1983&lt;/year&gt; &lt;rating&gt;ESRB - E (Everyone)&lt;/rating&gt; &lt;title&gt;Donkey Kong Junior &lt;/title&gt; &lt;pub&gt;Coleco Industries, Inc.&lt;/pub&gt; &lt;dev&gt;Nintendo Co., Ltd.&lt;/dev&gt; &lt;genre&gt;Platform&lt;/genre&gt; &lt;score&gt;1.8&lt;/score&gt; &lt;player&gt;1-2 Players&lt;/player&gt; &lt;story&gt;Mario has kidnapped Junior's Papa!Donkey Kong Jr. was originally released in the arcades in 1982 as a sequel to Donkey Kong.  In this game, Mario plays the antagonist, finally having captured Donkey Kong, and has put the ape in a locked cage.  As Donkey Kong Jr., players will have to make their way through four different levels (Vines, Springboard, Chains and Mario's Hideout) in an attempt to find keys to free the little monkey's Father.Along the way, Mario will send out Snapjaws, swooping purple birds, and electric sparks in an attempt to stop Junior.  Junior can defend himself by dropping fruit found around the levels on the heads of his foes.  The more foes a piece of fruit hits in a falling sequence, the higher bonus points can be scored.Junior can also avoid enemies more easily by grabbing hold of two chains or vines at a time to climb away faster, or by jumping over his foes.  However, any long fall or falling into the water on certain levels will mean the loss of a life for Junior.In the final cut scene, Junior will free Donkey Kong and both will escape after giving Mario the boot.  Once all four levels are cleared, the game levels will start over at a higher difficulty.Like the original Donkey Kong, the earlier 1980's console versions do not have all of the levels and animations from the arcade.&lt;/story&gt; &lt;/game&gt;">
            <text:p>&lt;game name="Donkey Kong Junior (USA)"&gt; &lt;year&gt;1983&lt;/year&gt; &lt;rating&gt;ESRB - E (Everyone)&lt;/rating&gt; &lt;title&gt;Donkey Kong Junior &lt;/title&gt; &lt;pub&gt;Coleco Industries, Inc.&lt;/pub&gt; &lt;dev&gt;Nintendo Co., Ltd.&lt;/dev&gt; &lt;genre&gt;Platform&lt;/genre&gt; &lt;score&gt;1.8&lt;/score&gt; &lt;player&gt;1-2 Players&lt;/player&gt; &lt;story&gt;Mario has kidnapped Junior's Papa!Donkey Kong Jr. was originally released in the arcades in 1982 as a sequel to Donkey Kong. <text:s/>In this game, Mario plays the antagonist, finally having captured Donkey Kong, and has put the ape in a locked cage. <text:s/>As Donkey Kong Jr., players will have to make their way through four different levels (Vines, Springboard, Chains and Mario's Hideout) in an attempt to find keys to free the little monkey's Father.Along the way, Mario will send out Snapjaws, swooping purple birds, and electric sparks in an attempt to stop Junior. <text:s/>Junior can defend himself by dropping fruit found around the levels on the heads of his foes. <text:s/>The more foes a piece of fruit hits in a falling sequence, the higher bonus points can be scored.Junior can also avoid enemies more easily by grabbing hold of two chains or vines at a time to climb away faster, or by jumping over his foes. <text:s/>However, any long fall or falling into the water on certain levels will mean the loss of a life for Junior.In the final cut scene, Junior will free Donkey Kong and both will escape after giving Mario the boot. <text:s/>Once all four levels are cleared, the game levels will start over at a higher difficulty.Like the original Donkey Kong, the earlier 1980's console versions do not have all of the levels and animations from the arcade.&lt;/story&gt; &lt;/game&gt;</text:p>
          </table:table-cell>
        </table:table-row>
        <table:table-row table:style-name="ro1">
          <table:table-cell office:value-type="string">
            <text:p>Double Dragon (USA)</text:p>
          </table:table-cell>
          <table:table-cell office:value-type="string">
            <text:p>1989</text:p>
          </table:table-cell>
          <table:table-cell office:value-type="string">
            <text:p>ESRB - E (Everyone)</text:p>
          </table:table-cell>
          <table:table-cell office:value-type="string">
            <text:p>Double Dragon </text:p>
          </table:table-cell>
          <table:table-cell office:value-type="string">
            <text:p>Activision, Inc.</text:p>
          </table:table-cell>
          <table:table-cell office:value-type="string">
            <text:p>Technos Japan Corp.</text:p>
          </table:table-cell>
          <table:table-cell office:value-type="string">
            <text:p>Beat-'Em-Up</text:p>
          </table:table-cell>
          <table:table-cell office:value-type="string">
            <text:p>2.5</text:p>
          </table:table-cell>
          <table:table-cell table:style-name="Default" office:value-type="string">
            <text:p>1-2 Players</text:p>
          </table:table-cell>
          <table:table-cell office:value-type="string">
            <text:p>Set in a post-apocalyptic New York, Double Dragon is the story of Billy and Jimmy Lee, twin brothers trained in the fighting style of Sou-Setsu-Ken. Together, they manage a small martial arts training school, teaching their students in self-defense. One day, Billy's girlfriend, Marian, is kidnapped off the street by the "Black Warriors", a savage street gang led by a man named Willy. The Black Warriors demand the Lee brothers disclose their martial arts secrets in exchange for Marian's freedom. The Lee brothers set out on a rescue mission to crush the Black Warriors and save Marian.Using whatever techniques they have at their disposal, from the basic punches and kicks to the invulnerable elbow strike, as well any weapon that comes into their hands, the Lee brothers must pursue the gang through the city slum, industrial area and the forest before reaching their hideout to confront the big boss, Willy.</text:p>
          </table:table-cell>
          <table:table-cell table:formula="of:=CONCATENATE(&quot;&lt;game name=&quot;;CHAR(34);[.A110];CHAR(34);&quot;&gt; &lt;year&gt;&quot;;[.B110];&quot;&lt;/year&gt; &lt;rating&gt;&quot;;[.C110];&quot;&lt;/rating&gt; &lt;title&gt;&quot;;[.D110];&quot;&lt;/title&gt; &lt;pub&gt;&quot;;[.E110];&quot;&lt;/pub&gt; &lt;dev&gt;&quot;;[.F110];&quot;&lt;/dev&gt; &lt;genre&gt;&quot;;[.G110];&quot;&lt;/genre&gt; &lt;score&gt;&quot;;[.H110];&quot;&lt;/score&gt; &lt;player&gt;&quot;;[.I110];&quot;&lt;/player&gt; &lt;story&gt;&quot;;[.J110];&quot;&lt;/story&gt; &lt;/game&gt;&quot;)" office:value-type="string" office:string-value="&lt;game name=&quot;Double Dragon (USA)&quot;&gt; &lt;year&gt;1989&lt;/year&gt; &lt;rating&gt;ESRB - E (Everyone)&lt;/rating&gt; &lt;title&gt;Double Dragon &lt;/title&gt; &lt;pub&gt;Activision, Inc.&lt;/pub&gt; &lt;dev&gt;Technos Japan Corp.&lt;/dev&gt; &lt;genre&gt;Beat-'Em-Up&lt;/genre&gt; &lt;score&gt;2.5&lt;/score&gt; &lt;player&gt;1-2 Players&lt;/player&gt; &lt;story&gt;Set in a post-apocalyptic New York, Double Dragon is the story of Billy and Jimmy Lee, twin brothers trained in the fighting style of Sou-Setsu-Ken. Together, they manage a small martial arts training school, teaching their students in self-defense. One day, Billy's girlfriend, Marian, is kidnapped off the street by the &quot;Black Warriors&quot;, a savage street gang led by a man named Willy. The Black Warriors demand the Lee brothers disclose their martial arts secrets in exchange for Marian's freedom. The Lee brothers set out on a rescue mission to crush the Black Warriors and save Marian.Using whatever techniques they have at their disposal, from the basic punches and kicks to the invulnerable elbow strike, as well any weapon that comes into their hands, the Lee brothers must pursue the gang through the city slum, industrial area and the forest before reaching their hideout to confront the big boss, Willy.&lt;/story&gt; &lt;/game&gt;">
            <text:p>&lt;game name="Double Dragon (USA)"&gt; &lt;year&gt;1989&lt;/year&gt; &lt;rating&gt;ESRB - E (Everyone)&lt;/rating&gt; &lt;title&gt;Double Dragon &lt;/title&gt; &lt;pub&gt;Activision, Inc.&lt;/pub&gt; &lt;dev&gt;Technos Japan Corp.&lt;/dev&gt; &lt;genre&gt;Beat-'Em-Up&lt;/genre&gt; &lt;score&gt;2.5&lt;/score&gt; &lt;player&gt;1-2 Players&lt;/player&gt; &lt;story&gt;Set in a post-apocalyptic New York, Double Dragon is the story of Billy and Jimmy Lee, twin brothers trained in the fighting style of Sou-Setsu-Ken. Together, they manage a small martial arts training school, teaching their students in self-defense. One day, Billy's girlfriend, Marian, is kidnapped off the street by the "Black Warriors", a savage street gang led by a man named Willy. The Black Warriors demand the Lee brothers disclose their martial arts secrets in exchange for Marian's freedom. The Lee brothers set out on a rescue mission to crush the Black Warriors and save Marian.Using whatever techniques they have at their disposal, from the basic punches and kicks to the invulnerable elbow strike, as well any weapon that comes into their hands, the Lee brothers must pursue the gang through the city slum, industrial area and the forest before reaching their hideout to confront the big boss, Willy.&lt;/story&gt; &lt;/game&gt;</text:p>
          </table:table-cell>
        </table:table-row>
        <table:table-row table:style-name="ro1">
          <table:table-cell office:value-type="string">
            <text:p>Double Dunk (USA)</text:p>
          </table:table-cell>
          <table:table-cell office:value-type="string">
            <text:p>1988</text:p>
          </table:table-cell>
          <table:table-cell office:value-type="string">
            <text:p>ESRB - E (Everyone)</text:p>
          </table:table-cell>
          <table:table-cell office:value-type="string">
            <text:p>Double Dunk </text:p>
          </table:table-cell>
          <table:table-cell table:number-columns-repeated="2" office:value-type="string">
            <text:p>Atari Corporation</text:p>
          </table:table-cell>
          <table:table-cell office:value-type="string">
            <text:p>Sports/Basketball</text:p>
          </table:table-cell>
          <table:table-cell office:value-type="string">
            <text:p>3.1</text:p>
          </table:table-cell>
          <table:table-cell table:style-name="Default" office:value-type="string">
            <text:p>1-2 Players</text:p>
          </table:table-cell>
          <table:table-cell office:value-type="string">
            <text:p>Play a fast paced two-on-two game of half court basket ball. Using only half the court means you need to be more careful not to lose the ball, or to miss easy shots when an opponent is close. With multiple game styles and possible plays each game is something different. 3-point shots and fouls can be toggled on or off. Also, you have the option to change the colors of each team's uniforms.</text:p>
          </table:table-cell>
          <table:table-cell table:formula="of:=CONCATENATE(&quot;&lt;game name=&quot;;CHAR(34);[.A111];CHAR(34);&quot;&gt; &lt;year&gt;&quot;;[.B111];&quot;&lt;/year&gt; &lt;rating&gt;&quot;;[.C111];&quot;&lt;/rating&gt; &lt;title&gt;&quot;;[.D111];&quot;&lt;/title&gt; &lt;pub&gt;&quot;;[.E111];&quot;&lt;/pub&gt; &lt;dev&gt;&quot;;[.F111];&quot;&lt;/dev&gt; &lt;genre&gt;&quot;;[.G111];&quot;&lt;/genre&gt; &lt;score&gt;&quot;;[.H111];&quot;&lt;/score&gt; &lt;player&gt;&quot;;[.I111];&quot;&lt;/player&gt; &lt;story&gt;&quot;;[.J111];&quot;&lt;/story&gt; &lt;/game&gt;&quot;)" office:value-type="string" office:string-value="&lt;game name=&quot;Double Dunk (USA)&quot;&gt; &lt;year&gt;1988&lt;/year&gt; &lt;rating&gt;ESRB - E (Everyone)&lt;/rating&gt; &lt;title&gt;Double Dunk &lt;/title&gt; &lt;pub&gt;Atari Corporation&lt;/pub&gt; &lt;dev&gt;Atari Corporation&lt;/dev&gt; &lt;genre&gt;Sports/Basketball&lt;/genre&gt; &lt;score&gt;3.1&lt;/score&gt; &lt;player&gt;1-2 Players&lt;/player&gt; &lt;story&gt;Play a fast paced two-on-two game of half court basket ball. Using only half the court means you need to be more careful not to lose the ball, or to miss easy shots when an opponent is close. With multiple game styles and possible plays each game is something different. 3-point shots and fouls can be toggled on or off. Also, you have the option to change the colors of each team's uniforms.&lt;/story&gt; &lt;/game&gt;">
            <text:p>&lt;game name="Double Dunk (USA)"&gt; &lt;year&gt;1988&lt;/year&gt; &lt;rating&gt;ESRB - E (Everyone)&lt;/rating&gt; &lt;title&gt;Double Dunk &lt;/title&gt; &lt;pub&gt;Atari Corporation&lt;/pub&gt; &lt;dev&gt;Atari Corporation&lt;/dev&gt; &lt;genre&gt;Sports/Basketball&lt;/genre&gt; &lt;score&gt;3.1&lt;/score&gt; &lt;player&gt;1-2 Players&lt;/player&gt; &lt;story&gt;Play a fast paced two-on-two game of half court basket ball. Using only half the court means you need to be more careful not to lose the ball, or to miss easy shots when an opponent is close. With multiple game styles and possible plays each game is something different. 3-point shots and fouls can be toggled on or off. Also, you have the option to change the colors of each team's uniforms.&lt;/story&gt; &lt;/game&gt;</text:p>
          </table:table-cell>
        </table:table-row>
        <table:table-row table:style-name="ro1">
          <table:table-cell office:value-type="string">
            <text:p>Dragon Defender (Europe)</text:p>
          </table:table-cell>
          <table:table-cell office:value-type="string">
            <text:p>1983</text:p>
          </table:table-cell>
          <table:table-cell office:value-type="string">
            <text:p>ESRB - E (Everyone)</text:p>
          </table:table-cell>
          <table:table-cell office:value-type="string">
            <text:p>Dragon Defender </text:p>
          </table:table-cell>
          <table:table-cell table:number-columns-repeated="2" office:value-type="string">
            <text:p>Suntek</text:p>
          </table:table-cell>
          <table:table-cell office:value-type="string">
            <text:p>Shooter</text:p>
          </table:table-cell>
          <table:table-cell office:value-type="string">
            <text:p>2.2</text:p>
          </table:table-cell>
          <table:table-cell table:style-name="Default" office:value-type="string">
            <text:p>1 Player</text:p>
          </table:table-cell>
          <table:table-cell office:value-type="string">
            <text:p>Dragon Defender <text:s/>is a side scrollign shooter where you try to survive for 5 miuntes while blasing hordes of different enemies </text:p>
          </table:table-cell>
          <table:table-cell table:formula="of:=CONCATENATE(&quot;&lt;game name=&quot;;CHAR(34);[.A112];CHAR(34);&quot;&gt; &lt;year&gt;&quot;;[.B112];&quot;&lt;/year&gt; &lt;rating&gt;&quot;;[.C112];&quot;&lt;/rating&gt; &lt;title&gt;&quot;;[.D112];&quot;&lt;/title&gt; &lt;pub&gt;&quot;;[.E112];&quot;&lt;/pub&gt; &lt;dev&gt;&quot;;[.F112];&quot;&lt;/dev&gt; &lt;genre&gt;&quot;;[.G112];&quot;&lt;/genre&gt; &lt;score&gt;&quot;;[.H112];&quot;&lt;/score&gt; &lt;player&gt;&quot;;[.I112];&quot;&lt;/player&gt; &lt;story&gt;&quot;;[.J112];&quot;&lt;/story&gt; &lt;/game&gt;&quot;)" office:value-type="string" office:string-value="&lt;game name=&quot;Dragon Defender (Europe)&quot;&gt; &lt;year&gt;1983&lt;/year&gt; &lt;rating&gt;ESRB - E (Everyone)&lt;/rating&gt; &lt;title&gt;Dragon Defender &lt;/title&gt; &lt;pub&gt;Suntek&lt;/pub&gt; &lt;dev&gt;Suntek&lt;/dev&gt; &lt;genre&gt;Shooter&lt;/genre&gt; &lt;score&gt;2.2&lt;/score&gt; &lt;player&gt;1 Player&lt;/player&gt; &lt;story&gt;Dragon Defender  is a side scrollign shooter where you try to survive for 5 miuntes while blasing hordes of different enemies &lt;/story&gt; &lt;/game&gt;">
            <text:p>&lt;game name="Dragon Defender (Europe)"&gt; &lt;year&gt;1983&lt;/year&gt; &lt;rating&gt;ESRB - E (Everyone)&lt;/rating&gt; &lt;title&gt;Dragon Defender &lt;/title&gt; &lt;pub&gt;Suntek&lt;/pub&gt; &lt;dev&gt;Suntek&lt;/dev&gt; &lt;genre&gt;Shooter&lt;/genre&gt; &lt;score&gt;2.2&lt;/score&gt; &lt;player&gt;1 Player&lt;/player&gt; &lt;story&gt;Dragon Defender <text:s/>is a side scrollign shooter where you try to survive for 5 miuntes while blasing hordes of different enemies &lt;/story&gt; &lt;/game&gt;</text:p>
          </table:table-cell>
        </table:table-row>
        <table:table-row table:style-name="ro1">
          <table:table-cell office:value-type="string">
            <text:p>Dragonfire (USA)</text:p>
          </table:table-cell>
          <table:table-cell office:value-type="string">
            <text:p>1982</text:p>
          </table:table-cell>
          <table:table-cell office:value-type="string">
            <text:p>ESRB - E (Everyone)</text:p>
          </table:table-cell>
          <table:table-cell office:value-type="string">
            <text:p>Dragonfire </text:p>
          </table:table-cell>
          <table:table-cell table:number-columns-repeated="2" office:value-type="string">
            <text:p>Imagic</text:p>
          </table:table-cell>
          <table:table-cell office:value-type="string">
            <text:p>Action</text:p>
          </table:table-cell>
          <table:table-cell office:value-type="string">
            <text:p>3.5</text:p>
          </table:table-cell>
          <table:table-cell table:style-name="Default" office:value-type="string">
            <text:p>1-2 Players</text:p>
          </table:table-cell>
          <table:table-cell office:value-type="string">
            <text:p>The king's treasures have been stolen! As the daring young prince, your goal is to recover them all. The treasures are being kept in various castles, each one guarded by a fire breathing dragon. Each level in the game has two parts; first you will need to cross the castle's drawbridge. You will have to jump and duck the dragons fireballs as well as avoid flying arrows to reach the other side! In the second part you need to collect all of the treasures on the screen and make it to the exit while avoiding the dragon who runs across the bottom of the screen. The dragons on each level have different patterns of movement and firing, and as the levels progress will become faster and trickier.</text:p>
          </table:table-cell>
          <table:table-cell table:formula="of:=CONCATENATE(&quot;&lt;game name=&quot;;CHAR(34);[.A113];CHAR(34);&quot;&gt; &lt;year&gt;&quot;;[.B113];&quot;&lt;/year&gt; &lt;rating&gt;&quot;;[.C113];&quot;&lt;/rating&gt; &lt;title&gt;&quot;;[.D113];&quot;&lt;/title&gt; &lt;pub&gt;&quot;;[.E113];&quot;&lt;/pub&gt; &lt;dev&gt;&quot;;[.F113];&quot;&lt;/dev&gt; &lt;genre&gt;&quot;;[.G113];&quot;&lt;/genre&gt; &lt;score&gt;&quot;;[.H113];&quot;&lt;/score&gt; &lt;player&gt;&quot;;[.I113];&quot;&lt;/player&gt; &lt;story&gt;&quot;;[.J113];&quot;&lt;/story&gt; &lt;/game&gt;&quot;)" office:value-type="string" office:string-value="&lt;game name=&quot;Dragonfire (USA)&quot;&gt; &lt;year&gt;1982&lt;/year&gt; &lt;rating&gt;ESRB - E (Everyone)&lt;/rating&gt; &lt;title&gt;Dragonfire &lt;/title&gt; &lt;pub&gt;Imagic&lt;/pub&gt; &lt;dev&gt;Imagic&lt;/dev&gt; &lt;genre&gt;Action&lt;/genre&gt; &lt;score&gt;3.5&lt;/score&gt; &lt;player&gt;1-2 Players&lt;/player&gt; &lt;story&gt;The king's treasures have been stolen! As the daring young prince, your goal is to recover them all. The treasures are being kept in various castles, each one guarded by a fire breathing dragon. Each level in the game has two parts; first you will need to cross the castle's drawbridge. You will have to jump and duck the dragons fireballs as well as avoid flying arrows to reach the other side! In the second part you need to collect all of the treasures on the screen and make it to the exit while avoiding the dragon who runs across the bottom of the screen. The dragons on each level have different patterns of movement and firing, and as the levels progress will become faster and trickier.&lt;/story&gt; &lt;/game&gt;">
            <text:p>&lt;game name="Dragonfire (USA)"&gt; &lt;year&gt;1982&lt;/year&gt; &lt;rating&gt;ESRB - E (Everyone)&lt;/rating&gt; &lt;title&gt;Dragonfire &lt;/title&gt; &lt;pub&gt;Imagic&lt;/pub&gt; &lt;dev&gt;Imagic&lt;/dev&gt; &lt;genre&gt;Action&lt;/genre&gt; &lt;score&gt;3.5&lt;/score&gt; &lt;player&gt;1-2 Players&lt;/player&gt; &lt;story&gt;The king's treasures have been stolen! As the daring young prince, your goal is to recover them all. The treasures are being kept in various castles, each one guarded by a fire breathing dragon. Each level in the game has two parts; first you will need to cross the castle's drawbridge. You will have to jump and duck the dragons fireballs as well as avoid flying arrows to reach the other side! In the second part you need to collect all of the treasures on the screen and make it to the exit while avoiding the dragon who runs across the bottom of the screen. The dragons on each level have different patterns of movement and firing, and as the levels progress will become faster and trickier.&lt;/story&gt; &lt;/game&gt;</text:p>
          </table:table-cell>
        </table:table-row>
        <table:table-row table:style-name="ro1">
          <table:table-cell office:value-type="string">
            <text:p>Dragonstomper (USA)</text:p>
          </table:table-cell>
          <table:table-cell office:value-type="string">
            <text:p>1982</text:p>
          </table:table-cell>
          <table:table-cell office:value-type="string">
            <text:p>ESRB - E (Everyone)</text:p>
          </table:table-cell>
          <table:table-cell office:value-type="string">
            <text:p>Dragonstomper </text:p>
          </table:table-cell>
          <table:table-cell table:number-columns-repeated="2" office:value-type="string">
            <text:p>Starpath Corporation</text:p>
          </table:table-cell>
          <table:table-cell office:value-type="string">
            <text:p>Adventure</text:p>
          </table:table-cell>
          <table:table-cell office:value-type="string">
            <text:p>3.2</text:p>
          </table:table-cell>
          <table:table-cell table:style-name="Default" office:value-type="string">
            <text:p>1 Player</text:p>
          </table:table-cell>
          <table:table-cell office:value-type="string">
            <text:p>Long ago, a Druid magician created an amulet of great power that could subdue a dragon. Heading to the dragon's lair, the Druid accidentally dropped the amulet and it fell deep into its lair. Over time, the amulet imbued the dragon with cunning and power so that it began to spread treachery and evil about the peaceful Kingdom. The player's quest begins with the king summoning the player to defeat the dragon once and for all. Taking up the call to arms, the player begins by gathering their strength and fighting creatures in the enchanted countryside to build up enough power to become a Dragonstomper. When finally ready, the player moves on to an oppressed village near the dragon's lair in order to recruit soldiers, buy magical scrolls, and acquire medicines and elixirs needed to face the dragon in its lair. With all of his skills, training, equipment and soldiers, the Dragonstomper descends into the dragon's lair for a final combat to bring peace to the Kingdom.</text:p>
          </table:table-cell>
          <table:table-cell table:formula="of:=CONCATENATE(&quot;&lt;game name=&quot;;CHAR(34);[.A114];CHAR(34);&quot;&gt; &lt;year&gt;&quot;;[.B114];&quot;&lt;/year&gt; &lt;rating&gt;&quot;;[.C114];&quot;&lt;/rating&gt; &lt;title&gt;&quot;;[.D114];&quot;&lt;/title&gt; &lt;pub&gt;&quot;;[.E114];&quot;&lt;/pub&gt; &lt;dev&gt;&quot;;[.F114];&quot;&lt;/dev&gt; &lt;genre&gt;&quot;;[.G114];&quot;&lt;/genre&gt; &lt;score&gt;&quot;;[.H114];&quot;&lt;/score&gt; &lt;player&gt;&quot;;[.I114];&quot;&lt;/player&gt; &lt;story&gt;&quot;;[.J114];&quot;&lt;/story&gt; &lt;/game&gt;&quot;)" office:value-type="string" office:string-value="&lt;game name=&quot;Dragonstomper (USA)&quot;&gt; &lt;year&gt;1982&lt;/year&gt; &lt;rating&gt;ESRB - E (Everyone)&lt;/rating&gt; &lt;title&gt;Dragonstomper &lt;/title&gt; &lt;pub&gt;Starpath Corporation&lt;/pub&gt; &lt;dev&gt;Starpath Corporation&lt;/dev&gt; &lt;genre&gt;Adventure&lt;/genre&gt; &lt;score&gt;3.2&lt;/score&gt; &lt;player&gt;1 Player&lt;/player&gt; &lt;story&gt;Long ago, a Druid magician created an amulet of great power that could subdue a dragon. Heading to the dragon's lair, the Druid accidentally dropped the amulet and it fell deep into its lair. Over time, the amulet imbued the dragon with cunning and power so that it began to spread treachery and evil about the peaceful Kingdom. The player's quest begins with the king summoning the player to defeat the dragon once and for all. Taking up the call to arms, the player begins by gathering their strength and fighting creatures in the enchanted countryside to build up enough power to become a Dragonstomper. When finally ready, the player moves on to an oppressed village near the dragon's lair in order to recruit soldiers, buy magical scrolls, and acquire medicines and elixirs needed to face the dragon in its lair. With all of his skills, training, equipment and soldiers, the Dragonstomper descends into the dragon's lair for a final combat to bring peace to the Kingdom.&lt;/story&gt; &lt;/game&gt;">
            <text:p>&lt;game name="Dragonstomper (USA)"&gt; &lt;year&gt;1982&lt;/year&gt; &lt;rating&gt;ESRB - E (Everyone)&lt;/rating&gt; &lt;title&gt;Dragonstomper &lt;/title&gt; &lt;pub&gt;Starpath Corporation&lt;/pub&gt; &lt;dev&gt;Starpath Corporation&lt;/dev&gt; &lt;genre&gt;Adventure&lt;/genre&gt; &lt;score&gt;3.2&lt;/score&gt; &lt;player&gt;1 Player&lt;/player&gt; &lt;story&gt;Long ago, a Druid magician created an amulet of great power that could subdue a dragon. Heading to the dragon's lair, the Druid accidentally dropped the amulet and it fell deep into its lair. Over time, the amulet imbued the dragon with cunning and power so that it began to spread treachery and evil about the peaceful Kingdom. The player's quest begins with the king summoning the player to defeat the dragon once and for all. Taking up the call to arms, the player begins by gathering their strength and fighting creatures in the enchanted countryside to build up enough power to become a Dragonstomper. When finally ready, the player moves on to an oppressed village near the dragon's lair in order to recruit soldiers, buy magical scrolls, and acquire medicines and elixirs needed to face the dragon in its lair. With all of his skills, training, equipment and soldiers, the Dragonstomper descends into the dragon's lair for a final combat to bring peace to the Kingdom.&lt;/story&gt; &lt;/game&gt;</text:p>
          </table:table-cell>
        </table:table-row>
        <table:table-row table:style-name="ro1">
          <table:table-cell office:value-type="string">
            <text:p>Dragster (USA)</text:p>
          </table:table-cell>
          <table:table-cell office:value-type="string">
            <text:p>1980</text:p>
          </table:table-cell>
          <table:table-cell office:value-type="string">
            <text:p>ESRB - E (Everyone)</text:p>
          </table:table-cell>
          <table:table-cell office:value-type="string">
            <text:p>Dragster </text:p>
          </table:table-cell>
          <table:table-cell table:number-columns-repeated="2" office:value-type="string">
            <text:p>Activision, Inc.</text:p>
          </table:table-cell>
          <table:table-cell office:value-type="string">
            <text:p>Driving</text:p>
          </table:table-cell>
          <table:table-cell office:value-type="string">
            <text:p>2.3</text:p>
          </table:table-cell>
          <table:table-cell table:style-name="Default" office:value-type="string">
            <text:p>1-2 Players</text:p>
          </table:table-cell>
          <table:table-cell office:value-type="string">
            <text:p>Dragster is a drag racing simulation for one or two players. The object of the game is to be the first car to race across the screen in the two player game, or to race across the screen in the shortest possible time in a one player game. The joystick acts as both the gas peddle and clutch; you have the ability to shift from first through fourth, but be careful not to shift too soon because you can't downshift! You must also be careful not to rev your engine too much, or you'll blow your engine and be out of the race. There are two game variations included; in the simpler game, you just need to drive straight to reach the goal. In the advanced variation, you also have the ability to steer and need to keep your car driving straight between the bleachers and road divider.</text:p>
          </table:table-cell>
          <table:table-cell table:formula="of:=CONCATENATE(&quot;&lt;game name=&quot;;CHAR(34);[.A115];CHAR(34);&quot;&gt; &lt;year&gt;&quot;;[.B115];&quot;&lt;/year&gt; &lt;rating&gt;&quot;;[.C115];&quot;&lt;/rating&gt; &lt;title&gt;&quot;;[.D115];&quot;&lt;/title&gt; &lt;pub&gt;&quot;;[.E115];&quot;&lt;/pub&gt; &lt;dev&gt;&quot;;[.F115];&quot;&lt;/dev&gt; &lt;genre&gt;&quot;;[.G115];&quot;&lt;/genre&gt; &lt;score&gt;&quot;;[.H115];&quot;&lt;/score&gt; &lt;player&gt;&quot;;[.I115];&quot;&lt;/player&gt; &lt;story&gt;&quot;;[.J115];&quot;&lt;/story&gt; &lt;/game&gt;&quot;)" office:value-type="string" office:string-value="&lt;game name=&quot;Dragster (USA)&quot;&gt; &lt;year&gt;1980&lt;/year&gt; &lt;rating&gt;ESRB - E (Everyone)&lt;/rating&gt; &lt;title&gt;Dragster &lt;/title&gt; &lt;pub&gt;Activision, Inc.&lt;/pub&gt; &lt;dev&gt;Activision, Inc.&lt;/dev&gt; &lt;genre&gt;Driving&lt;/genre&gt; &lt;score&gt;2.3&lt;/score&gt; &lt;player&gt;1-2 Players&lt;/player&gt; &lt;story&gt;Dragster is a drag racing simulation for one or two players. The object of the game is to be the first car to race across the screen in the two player game, or to race across the screen in the shortest possible time in a one player game. The joystick acts as both the gas peddle and clutch; you have the ability to shift from first through fourth, but be careful not to shift too soon because you can't downshift! You must also be careful not to rev your engine too much, or you'll blow your engine and be out of the race. There are two game variations included; in the simpler game, you just need to drive straight to reach the goal. In the advanced variation, you also have the ability to steer and need to keep your car driving straight between the bleachers and road divider.&lt;/story&gt; &lt;/game&gt;">
            <text:p>&lt;game name="Dragster (USA)"&gt; &lt;year&gt;1980&lt;/year&gt; &lt;rating&gt;ESRB - E (Everyone)&lt;/rating&gt; &lt;title&gt;Dragster &lt;/title&gt; &lt;pub&gt;Activision, Inc.&lt;/pub&gt; &lt;dev&gt;Activision, Inc.&lt;/dev&gt; &lt;genre&gt;Driving&lt;/genre&gt; &lt;score&gt;2.3&lt;/score&gt; &lt;player&gt;1-2 Players&lt;/player&gt; &lt;story&gt;Dragster is a drag racing simulation for one or two players. The object of the game is to be the first car to race across the screen in the two player game, or to race across the screen in the shortest possible time in a one player game. The joystick acts as both the gas peddle and clutch; you have the ability to shift from first through fourth, but be careful not to shift too soon because you can't downshift! You must also be careful not to rev your engine too much, or you'll blow your engine and be out of the race. There are two game variations included; in the simpler game, you just need to drive straight to reach the goal. In the advanced variation, you also have the ability to steer and need to keep your car driving straight between the bleachers and road divider.&lt;/story&gt; &lt;/game&gt;</text:p>
          </table:table-cell>
        </table:table-row>
        <table:table-row table:style-name="ro1">
          <table:table-cell office:value-type="string">
            <text:p>Dukes of Hazzard (USA)</text:p>
          </table:table-cell>
          <table:table-cell office:value-type="string">
            <text:p>1983</text:p>
          </table:table-cell>
          <table:table-cell office:value-type="string">
            <text:p>ESRB - E (Everyone)</text:p>
          </table:table-cell>
          <table:table-cell office:value-type="string">
            <text:p>Dukes of Hazzard </text:p>
          </table:table-cell>
          <table:table-cell table:number-columns-repeated="2" office:value-type="string">
            <text:p>Atari, Inc.</text:p>
          </table:table-cell>
          <table:table-cell office:value-type="string">
            <text:p>Driving</text:p>
          </table:table-cell>
          <table:table-cell office:value-type="string">
            <text:p>…</text:p>
          </table:table-cell>
          <table:table-cell table:style-name="Default" office:value-type="string">
            <text:p>1 Player</text:p>
          </table:table-cell>
          <table:table-cell office:value-type="string">
            <text:p>Dukes of Hazzard <text:s/>was a prototype that was never released, The game starts by default on level 0, but you can choose to start on any level from 0 to 10. <text:s/>The object of the game is pretty straightforward: you must traverse up through Hazzard county (a layout of nearly 11 screens) and reach the jail before Boss Hog catches up with Daisy, as shown at the top of the screen. <text:s/>Pushing UP applies the gas and LEFT/RIGHT controls the steering. Rosco (in his police car) chases you throughout the county in an effort to stop you (you’ll hear his police siren when he’s near); if caught, you’ll lose one of your 4 cars, and start over at the bottom of the course. <text:s/>Nails can be found along the way and used to temporarily disable Rosco’s cruiser. <text:s/>However, they can damage your car’s tires just as easily, so you must drive very slowly over them to safely pick them up. <text:s/>Pressing the FIRE button drops the nails. <text:s/>You have another advantage in that your car can move diagonally (Rosco’s can’t). <text:s/>A good tip for the higher levels is to keep his car in sight behind you while moving up. <text:s/>If he scrolls off the screen, he’ll possibly reappear right in front of you!</text:p>
          </table:table-cell>
          <table:table-cell table:formula="of:=CONCATENATE(&quot;&lt;game name=&quot;;CHAR(34);[.A116];CHAR(34);&quot;&gt; &lt;year&gt;&quot;;[.B116];&quot;&lt;/year&gt; &lt;rating&gt;&quot;;[.C116];&quot;&lt;/rating&gt; &lt;title&gt;&quot;;[.D116];&quot;&lt;/title&gt; &lt;pub&gt;&quot;;[.E116];&quot;&lt;/pub&gt; &lt;dev&gt;&quot;;[.F116];&quot;&lt;/dev&gt; &lt;genre&gt;&quot;;[.G116];&quot;&lt;/genre&gt; &lt;score&gt;&quot;;[.H116];&quot;&lt;/score&gt; &lt;player&gt;&quot;;[.I116];&quot;&lt;/player&gt; &lt;story&gt;&quot;;[.J116];&quot;&lt;/story&gt; &lt;/game&gt;&quot;)" office:value-type="string" office:string-value="&lt;game name=&quot;Dukes of Hazzard (USA)&quot;&gt; &lt;year&gt;1983&lt;/year&gt; &lt;rating&gt;ESRB - E (Everyone)&lt;/rating&gt; &lt;title&gt;Dukes of Hazzard &lt;/title&gt; &lt;pub&gt;Atari, Inc.&lt;/pub&gt; &lt;dev&gt;Atari, Inc.&lt;/dev&gt; &lt;genre&gt;Driving&lt;/genre&gt; &lt;score&gt;…&lt;/score&gt; &lt;player&gt;1 Player&lt;/player&gt; &lt;story&gt;Dukes of Hazzard  was a prototype that was never released, The game starts by default on level 0, but you can choose to start on any level from 0 to 10.  The object of the game is pretty straightforward: you must traverse up through Hazzard county (a layout of nearly 11 screens) and reach the jail before Boss Hog catches up with Daisy, as shown at the top of the screen.  Pushing UP applies the gas and LEFT/RIGHT controls the steering. Rosco (in his police car) chases you throughout the county in an effort to stop you (you’ll hear his police siren when he’s near); if caught, you’ll lose one of your 4 cars, and start over at the bottom of the course.  Nails can be found along the way and used to temporarily disable Rosco’s cruiser.  However, they can damage your car’s tires just as easily, so you must drive very slowly over them to safely pick them up.  Pressing the FIRE button drops the nails.  You have another advantage in that your car can move diagonally (Rosco’s can’t).  A good tip for the higher levels is to keep his car in sight behind you while moving up.  If he scrolls off the screen, he’ll possibly reappear right in front of you!&lt;/story&gt; &lt;/game&gt;">
            <text:p>&lt;game name="Dukes of Hazzard (USA)"&gt; &lt;year&gt;1983&lt;/year&gt; &lt;rating&gt;ESRB - E (Everyone)&lt;/rating&gt; &lt;title&gt;Dukes of Hazzard &lt;/title&gt; &lt;pub&gt;Atari, Inc.&lt;/pub&gt; &lt;dev&gt;Atari, Inc.&lt;/dev&gt; &lt;genre&gt;Driving&lt;/genre&gt; &lt;score&gt;…&lt;/score&gt; &lt;player&gt;1 Player&lt;/player&gt; &lt;story&gt;Dukes of Hazzard <text:s/>was a prototype that was never released, The game starts by default on level 0, but you can choose to start on any level from 0 to 10. <text:s/>The object of the game is pretty straightforward: you must traverse up through Hazzard county (a layout of nearly 11 screens) and reach the jail before Boss Hog catches up with Daisy, as shown at the top of the screen. <text:s/>Pushing UP applies the gas and LEFT/RIGHT controls the steering. Rosco (in his police car) chases you throughout the county in an effort to stop you (you’ll hear his police siren when he’s near); if caught, you’ll lose one of your 4 cars, and start over at the bottom of the course. <text:s/>Nails can be found along the way and used to temporarily disable Rosco’s cruiser. <text:s/>However, they can damage your car’s tires just as easily, so you must drive very slowly over them to safely pick them up. <text:s/>Pressing the FIRE button drops the nails. <text:s/>You have another advantage in that your car can move diagonally (Rosco’s can’t). <text:s/>A good tip for the higher levels is to keep his car in sight behind you while moving up. <text:s/>If he scrolls off the screen, he’ll possibly reappear right in front of you!&lt;/story&gt; &lt;/game&gt;</text:p>
          </table:table-cell>
        </table:table-row>
        <table:table-row table:style-name="ro1">
          <table:table-cell office:value-type="string">
            <text:p>E.T. - The Extra-Terrestrial (USA)</text:p>
          </table:table-cell>
          <table:table-cell office:value-type="string">
            <text:p>1982</text:p>
          </table:table-cell>
          <table:table-cell office:value-type="string">
            <text:p>ESRB - E (Everyone)</text:p>
          </table:table-cell>
          <table:table-cell office:value-type="string">
            <text:p>E.T. - The Extra-Terrestrial </text:p>
          </table:table-cell>
          <table:table-cell table:number-columns-repeated="2" office:value-type="string">
            <text:p>Atari, Inc.</text:p>
          </table:table-cell>
          <table:table-cell office:value-type="string">
            <text:p>Adventure</text:p>
          </table:table-cell>
          <table:table-cell office:value-type="string">
            <text:p>1.1</text:p>
          </table:table-cell>
          <table:table-cell table:style-name="Default" office:value-type="string">
            <text:p>1 Player</text:p>
          </table:table-cell>
          <table:table-cell office:value-type="string">
            <text:p>E.T. The Extra-Terrestrial is a licensed adventure game, based on the movie. The adventure takes place on several screens with pits scattered about. The object of the game is to find pieces of E.T.'s phone. Once all pieces are found, E.T. calls home and the spaceship arrives to pick him up. E.T. can collect Reese's Pieces scattered around in order to regain energy which is constantly depleted with time. The phone pieces are in some of the pits, and E.T. must jump in to get them; sometimes there's also a dead flower in the pit which provides extra points if brought back to life. Once E.T. has done his business in the pit, to get out he must levitate his way out, though he must watch out not to fall into the pit again after leaving. Evil scientists and agents wander around the area, trying to capture E.T. and steal the parts he's carrying.</text:p>
          </table:table-cell>
          <table:table-cell table:formula="of:=CONCATENATE(&quot;&lt;game name=&quot;;CHAR(34);[.A117];CHAR(34);&quot;&gt; &lt;year&gt;&quot;;[.B117];&quot;&lt;/year&gt; &lt;rating&gt;&quot;;[.C117];&quot;&lt;/rating&gt; &lt;title&gt;&quot;;[.D117];&quot;&lt;/title&gt; &lt;pub&gt;&quot;;[.E117];&quot;&lt;/pub&gt; &lt;dev&gt;&quot;;[.F117];&quot;&lt;/dev&gt; &lt;genre&gt;&quot;;[.G117];&quot;&lt;/genre&gt; &lt;score&gt;&quot;;[.H117];&quot;&lt;/score&gt; &lt;player&gt;&quot;;[.I117];&quot;&lt;/player&gt; &lt;story&gt;&quot;;[.J117];&quot;&lt;/story&gt; &lt;/game&gt;&quot;)" office:value-type="string" office:string-value="&lt;game name=&quot;E.T. - The Extra-Terrestrial (USA)&quot;&gt; &lt;year&gt;1982&lt;/year&gt; &lt;rating&gt;ESRB - E (Everyone)&lt;/rating&gt; &lt;title&gt;E.T. - The Extra-Terrestrial &lt;/title&gt; &lt;pub&gt;Atari, Inc.&lt;/pub&gt; &lt;dev&gt;Atari, Inc.&lt;/dev&gt; &lt;genre&gt;Adventure&lt;/genre&gt; &lt;score&gt;1.1&lt;/score&gt; &lt;player&gt;1 Player&lt;/player&gt; &lt;story&gt;E.T. The Extra-Terrestrial is a licensed adventure game, based on the movie. The adventure takes place on several screens with pits scattered about. The object of the game is to find pieces of E.T.'s phone. Once all pieces are found, E.T. calls home and the spaceship arrives to pick him up. E.T. can collect Reese's Pieces scattered around in order to regain energy which is constantly depleted with time. The phone pieces are in some of the pits, and E.T. must jump in to get them; sometimes there's also a dead flower in the pit which provides extra points if brought back to life. Once E.T. has done his business in the pit, to get out he must levitate his way out, though he must watch out not to fall into the pit again after leaving. Evil scientists and agents wander around the area, trying to capture E.T. and steal the parts he's carrying.&lt;/story&gt; &lt;/game&gt;">
            <text:p>&lt;game name="E.T. - The Extra-Terrestrial (USA)"&gt; &lt;year&gt;1982&lt;/year&gt; &lt;rating&gt;ESRB - E (Everyone)&lt;/rating&gt; &lt;title&gt;E.T. - The Extra-Terrestrial &lt;/title&gt; &lt;pub&gt;Atari, Inc.&lt;/pub&gt; &lt;dev&gt;Atari, Inc.&lt;/dev&gt; &lt;genre&gt;Adventure&lt;/genre&gt; &lt;score&gt;1.1&lt;/score&gt; &lt;player&gt;1 Player&lt;/player&gt; &lt;story&gt;E.T. The Extra-Terrestrial is a licensed adventure game, based on the movie. The adventure takes place on several screens with pits scattered about. The object of the game is to find pieces of E.T.'s phone. Once all pieces are found, E.T. calls home and the spaceship arrives to pick him up. E.T. can collect Reese's Pieces scattered around in order to regain energy which is constantly depleted with time. The phone pieces are in some of the pits, and E.T. must jump in to get them; sometimes there's also a dead flower in the pit which provides extra points if brought back to life. Once E.T. has done his business in the pit, to get out he must levitate his way out, though he must watch out not to fall into the pit again after leaving. Evil scientists and agents wander around the area, trying to capture E.T. and steal the parts he's carrying.&lt;/story&gt; &lt;/game&gt;</text:p>
          </table:table-cell>
        </table:table-row>
        <table:table-row table:style-name="ro1">
          <table:table-cell office:value-type="string">
            <text:p>Earth Dies Screaming, The (USA)</text:p>
          </table:table-cell>
          <table:table-cell office:value-type="string">
            <text:p>1983</text:p>
          </table:table-cell>
          <table:table-cell office:value-type="string">
            <text:p>ESRB - E (Everyone)</text:p>
          </table:table-cell>
          <table:table-cell office:value-type="string">
            <text:p>Earth Dies Screaming, The </text:p>
          </table:table-cell>
          <table:table-cell office:value-type="string">
            <text:p>Fox Video Games, Inc.</text:p>
          </table:table-cell>
          <table:table-cell office:value-type="string">
            <text:p>Sirius Software, Inc.</text:p>
          </table:table-cell>
          <table:table-cell office:value-type="string">
            <text:p>Shoot-'Em-Up</text:p>
          </table:table-cell>
          <table:table-cell office:value-type="string">
            <text:p>1.7</text:p>
          </table:table-cell>
          <table:table-cell table:style-name="Default" office:value-type="string">
            <text:p>1 Player</text:p>
          </table:table-cell>
          <table:table-cell office:value-type="string">
            <text:p>You are a space destroyer defending Earth against the Trillians.The Trillians are using attack bases to launch Kamikaze satellites and Trillian fighters at Earth.When a satellite/fighter gets close, your weapon will automatically track their vertical motion. You must track them horizontally and fire at the right time.You lose energy when a fighter shoots you or when a fighter or satellite explodes on Earth.If you see a fighter with a white stripe (the back of the fighter), keep it on the screen for five seconds and you will come to an attack base. Destroy the attack base to regain energy.If you lose all your energy, you will explode and the Trillians will celebrate as...The Earth Dies Screaming!</text:p>
          </table:table-cell>
          <table:table-cell table:formula="of:=CONCATENATE(&quot;&lt;game name=&quot;;CHAR(34);[.A118];CHAR(34);&quot;&gt; &lt;year&gt;&quot;;[.B118];&quot;&lt;/year&gt; &lt;rating&gt;&quot;;[.C118];&quot;&lt;/rating&gt; &lt;title&gt;&quot;;[.D118];&quot;&lt;/title&gt; &lt;pub&gt;&quot;;[.E118];&quot;&lt;/pub&gt; &lt;dev&gt;&quot;;[.F118];&quot;&lt;/dev&gt; &lt;genre&gt;&quot;;[.G118];&quot;&lt;/genre&gt; &lt;score&gt;&quot;;[.H118];&quot;&lt;/score&gt; &lt;player&gt;&quot;;[.I118];&quot;&lt;/player&gt; &lt;story&gt;&quot;;[.J118];&quot;&lt;/story&gt; &lt;/game&gt;&quot;)" office:value-type="string" office:string-value="&lt;game name=&quot;Earth Dies Screaming, The (USA)&quot;&gt; &lt;year&gt;1983&lt;/year&gt; &lt;rating&gt;ESRB - E (Everyone)&lt;/rating&gt; &lt;title&gt;Earth Dies Screaming, The &lt;/title&gt; &lt;pub&gt;Fox Video Games, Inc.&lt;/pub&gt; &lt;dev&gt;Sirius Software, Inc.&lt;/dev&gt; &lt;genre&gt;Shoot-'Em-Up&lt;/genre&gt; &lt;score&gt;1.7&lt;/score&gt; &lt;player&gt;1 Player&lt;/player&gt; &lt;story&gt;You are a space destroyer defending Earth against the Trillians.The Trillians are using attack bases to launch Kamikaze satellites and Trillian fighters at Earth.When a satellite/fighter gets close, your weapon will automatically track their vertical motion. You must track them horizontally and fire at the right time.You lose energy when a fighter shoots you or when a fighter or satellite explodes on Earth.If you see a fighter with a white stripe (the back of the fighter), keep it on the screen for five seconds and you will come to an attack base. Destroy the attack base to regain energy.If you lose all your energy, you will explode and the Trillians will celebrate as...The Earth Dies Screaming!&lt;/story&gt; &lt;/game&gt;">
            <text:p>&lt;game name="Earth Dies Screaming, The (USA)"&gt; &lt;year&gt;1983&lt;/year&gt; &lt;rating&gt;ESRB - E (Everyone)&lt;/rating&gt; &lt;title&gt;Earth Dies Screaming, The &lt;/title&gt; &lt;pub&gt;Fox Video Games, Inc.&lt;/pub&gt; &lt;dev&gt;Sirius Software, Inc.&lt;/dev&gt; &lt;genre&gt;Shoot-'Em-Up&lt;/genre&gt; &lt;score&gt;1.7&lt;/score&gt; &lt;player&gt;1 Player&lt;/player&gt; &lt;story&gt;You are a space destroyer defending Earth against the Trillians.The Trillians are using attack bases to launch Kamikaze satellites and Trillian fighters at Earth.When a satellite/fighter gets close, your weapon will automatically track their vertical motion. You must track them horizontally and fire at the right time.You lose energy when a fighter shoots you or when a fighter or satellite explodes on Earth.If you see a fighter with a white stripe (the back of the fighter), keep it on the screen for five seconds and you will come to an attack base. Destroy the attack base to regain energy.If you lose all your energy, you will explode and the Trillians will celebrate as...The Earth Dies Screaming!&lt;/story&gt; &lt;/game&gt;</text:p>
          </table:table-cell>
        </table:table-row>
        <table:table-row table:style-name="ro1">
          <table:table-cell office:value-type="string">
            <text:p>Eggomania (USA)</text:p>
          </table:table-cell>
          <table:table-cell office:value-type="string">
            <text:p>1982</text:p>
          </table:table-cell>
          <table:table-cell office:value-type="string">
            <text:p>ESRB - E (Everyone)</text:p>
          </table:table-cell>
          <table:table-cell office:value-type="string">
            <text:p>Eggomania </text:p>
          </table:table-cell>
          <table:table-cell table:number-columns-repeated="2" office:value-type="string">
            <text:p>U.S. Games Corporation</text:p>
          </table:table-cell>
          <table:table-cell office:value-type="string">
            <text:p>Action</text:p>
          </table:table-cell>
          <table:table-cell office:value-type="string">
            <text:p>2.9</text:p>
          </table:table-cell>
          <table:table-cell table:style-name="Default" office:value-type="string">
            <text:p>1-4 Players</text:p>
          </table:table-cell>
          <table:table-cell office:value-type="string">
            <text:p>Eggomania is similar to the game Kaboom. At the top of the screen is a bird which is throwing eggs at you! You need to catch them in your hat before they hit the bottom of the screen. If you miss any eggs, they will break and yolk starts collecting at the bottom of the screen. Miss too many, and the game will be over. At the end of each round you will be given an opportunity to earn bonus points; you now get to throw all of the eggs you caught back at the bird! As the levels progress, the games speed will increase. There are two difficulty levels available, in the easier variation you get a larger hat to catch the eggs with.</text:p>
          </table:table-cell>
          <table:table-cell table:formula="of:=CONCATENATE(&quot;&lt;game name=&quot;;CHAR(34);[.A119];CHAR(34);&quot;&gt; &lt;year&gt;&quot;;[.B119];&quot;&lt;/year&gt; &lt;rating&gt;&quot;;[.C119];&quot;&lt;/rating&gt; &lt;title&gt;&quot;;[.D119];&quot;&lt;/title&gt; &lt;pub&gt;&quot;;[.E119];&quot;&lt;/pub&gt; &lt;dev&gt;&quot;;[.F119];&quot;&lt;/dev&gt; &lt;genre&gt;&quot;;[.G119];&quot;&lt;/genre&gt; &lt;score&gt;&quot;;[.H119];&quot;&lt;/score&gt; &lt;player&gt;&quot;;[.I119];&quot;&lt;/player&gt; &lt;story&gt;&quot;;[.J119];&quot;&lt;/story&gt; &lt;/game&gt;&quot;)" office:value-type="string" office:string-value="&lt;game name=&quot;Eggomania (USA)&quot;&gt; &lt;year&gt;1982&lt;/year&gt; &lt;rating&gt;ESRB - E (Everyone)&lt;/rating&gt; &lt;title&gt;Eggomania &lt;/title&gt; &lt;pub&gt;U.S. Games Corporation&lt;/pub&gt; &lt;dev&gt;U.S. Games Corporation&lt;/dev&gt; &lt;genre&gt;Action&lt;/genre&gt; &lt;score&gt;2.9&lt;/score&gt; &lt;player&gt;1-4 Players&lt;/player&gt; &lt;story&gt;Eggomania is similar to the game Kaboom. At the top of the screen is a bird which is throwing eggs at you! You need to catch them in your hat before they hit the bottom of the screen. If you miss any eggs, they will break and yolk starts collecting at the bottom of the screen. Miss too many, and the game will be over. At the end of each round you will be given an opportunity to earn bonus points; you now get to throw all of the eggs you caught back at the bird! As the levels progress, the games speed will increase. There are two difficulty levels available, in the easier variation you get a larger hat to catch the eggs with.&lt;/story&gt; &lt;/game&gt;">
            <text:p>&lt;game name="Eggomania (USA)"&gt; &lt;year&gt;1982&lt;/year&gt; &lt;rating&gt;ESRB - E (Everyone)&lt;/rating&gt; &lt;title&gt;Eggomania &lt;/title&gt; &lt;pub&gt;U.S. Games Corporation&lt;/pub&gt; &lt;dev&gt;U.S. Games Corporation&lt;/dev&gt; &lt;genre&gt;Action&lt;/genre&gt; &lt;score&gt;2.9&lt;/score&gt; &lt;player&gt;1-4 Players&lt;/player&gt; &lt;story&gt;Eggomania is similar to the game Kaboom. At the top of the screen is a bird which is throwing eggs at you! You need to catch them in your hat before they hit the bottom of the screen. If you miss any eggs, they will break and yolk starts collecting at the bottom of the screen. Miss too many, and the game will be over. At the end of each round you will be given an opportunity to earn bonus points; you now get to throw all of the eggs you caught back at the bird! As the levels progress, the games speed will increase. There are two difficulty levels available, in the easier variation you get a larger hat to catch the eggs with.&lt;/story&gt; &lt;/game&gt;</text:p>
          </table:table-cell>
        </table:table-row>
        <table:table-row table:style-name="ro1">
          <table:table-cell office:value-type="string">
            <text:p>Eli's Ladder (USA)</text:p>
          </table:table-cell>
          <table:table-cell office:value-type="string">
            <text:p>1982</text:p>
          </table:table-cell>
          <table:table-cell office:value-type="string">
            <text:p>ESRB - E (Everyone)</text:p>
          </table:table-cell>
          <table:table-cell office:value-type="string">
            <text:p>Eli's Ladder </text:p>
          </table:table-cell>
          <table:table-cell table:number-columns-repeated="2" office:value-type="string">
            <text:p>Simage</text:p>
          </table:table-cell>
          <table:table-cell office:value-type="string">
            <text:p>Educational</text:p>
          </table:table-cell>
          <table:table-cell office:value-type="string">
            <text:p>2.6</text:p>
          </table:table-cell>
          <table:table-cell table:style-name="Default" office:value-type="string">
            <text:p>1-2 Players</text:p>
          </table:table-cell>
          <table:table-cell office:value-type="string">
            <text:p>This game was designed to help teach children addition, subtraction and counting. Eli needs to return to his spaceship. You move him up the ladder by solving addition or subtraction problems. A problem appears with four answer choices below. Move the joystick left or right to select your answer then press the button. After 20 questions, Eli reaches his ship. If you got 18 or more answers correct, Eli will jump for joy and there will be a flashing word WOW.The child always uses the right joystick. In two player settings, the left joystick is used by the parent to advance to the next problem, start the game and count apples. In one player, you advance automatically.The left difficulty switch is used to select one or two player. The right difficulty switch is used to select addition or subtraction. These must be selected at the main menu before you begin your game. The game select switch returns you to the main menu if you are in a game or changes the game number on the main menu. The TV Type switch switches in and out of the counting screen in a game or set the speed of the pacer (timer) on the main menu.There are three types of games, each with up to ten difficulty levels. In game type one, called Practice, there is no time limit. The child can take as long as needed to answer the problem. In game type two, called Pacer, there will be a plus or minus sign at the bottom that moves from left to right. If it reaches the right side barrier, the problem is marked as wrong then it is on to the next problem. You can set the pacer speed from the main menu with the TY Type switch. If your difficulty level allows for counting, when you switch to the counting apples screen, the timer stops and when you return, it resets. In game type three, called Phantom, in addition to having a time limit, the only answer selection that shows is the one that the arrow is under.</text:p>
          </table:table-cell>
          <table:table-cell table:formula="of:=CONCATENATE(&quot;&lt;game name=&quot;;CHAR(34);[.A120];CHAR(34);&quot;&gt; &lt;year&gt;&quot;;[.B120];&quot;&lt;/year&gt; &lt;rating&gt;&quot;;[.C120];&quot;&lt;/rating&gt; &lt;title&gt;&quot;;[.D120];&quot;&lt;/title&gt; &lt;pub&gt;&quot;;[.E120];&quot;&lt;/pub&gt; &lt;dev&gt;&quot;;[.F120];&quot;&lt;/dev&gt; &lt;genre&gt;&quot;;[.G120];&quot;&lt;/genre&gt; &lt;score&gt;&quot;;[.H120];&quot;&lt;/score&gt; &lt;player&gt;&quot;;[.I120];&quot;&lt;/player&gt; &lt;story&gt;&quot;;[.J120];&quot;&lt;/story&gt; &lt;/game&gt;&quot;)" office:value-type="string" office:string-value="&lt;game name=&quot;Eli's Ladder (USA)&quot;&gt; &lt;year&gt;1982&lt;/year&gt; &lt;rating&gt;ESRB - E (Everyone)&lt;/rating&gt; &lt;title&gt;Eli's Ladder &lt;/title&gt; &lt;pub&gt;Simage&lt;/pub&gt; &lt;dev&gt;Simage&lt;/dev&gt; &lt;genre&gt;Educational&lt;/genre&gt; &lt;score&gt;2.6&lt;/score&gt; &lt;player&gt;1-2 Players&lt;/player&gt; &lt;story&gt;This game was designed to help teach children addition, subtraction and counting. Eli needs to return to his spaceship. You move him up the ladder by solving addition or subtraction problems. A problem appears with four answer choices below. Move the joystick left or right to select your answer then press the button. After 20 questions, Eli reaches his ship. If you got 18 or more answers correct, Eli will jump for joy and there will be a flashing word WOW.The child always uses the right joystick. In two player settings, the left joystick is used by the parent to advance to the next problem, start the game and count apples. In one player, you advance automatically.The left difficulty switch is used to select one or two player. The right difficulty switch is used to select addition or subtraction. These must be selected at the main menu before you begin your game. The game select switch returns you to the main menu if you are in a game or changes the game number on the main menu. The TV Type switch switches in and out of the counting screen in a game or set the speed of the pacer (timer) on the main menu.There are three types of games, each with up to ten difficulty levels. In game type one, called Practice, there is no time limit. The child can take as long as needed to answer the problem. In game type two, called Pacer, there will be a plus or minus sign at the bottom that moves from left to right. If it reaches the right side barrier, the problem is marked as wrong then it is on to the next problem. You can set the pacer speed from the main menu with the TY Type switch. If your difficulty level allows for counting, when you switch to the counting apples screen, the timer stops and when you return, it resets. In game type three, called Phantom, in addition to having a time limit, the only answer selection that shows is the one that the arrow is under.&lt;/story&gt; &lt;/game&gt;">
            <text:p>&lt;game name="Eli's Ladder (USA)"&gt; &lt;year&gt;1982&lt;/year&gt; &lt;rating&gt;ESRB - E (Everyone)&lt;/rating&gt; &lt;title&gt;Eli's Ladder &lt;/title&gt; &lt;pub&gt;Simage&lt;/pub&gt; &lt;dev&gt;Simage&lt;/dev&gt; &lt;genre&gt;Educational&lt;/genre&gt; &lt;score&gt;2.6&lt;/score&gt; &lt;player&gt;1-2 Players&lt;/player&gt; &lt;story&gt;This game was designed to help teach children addition, subtraction and counting. Eli needs to return to his spaceship. You move him up the ladder by solving addition or subtraction problems. A problem appears with four answer choices below. Move the joystick left or right to select your answer then press the button. After 20 questions, Eli reaches his ship. If you got 18 or more answers correct, Eli will jump for joy and there will be a flashing word WOW.The child always uses the right joystick. In two player settings, the left joystick is used by the parent to advance to the next problem, start the game and count apples. In one player, you advance automatically.The left difficulty switch is used to select one or two player. The right difficulty switch is used to select addition or subtraction. These must be selected at the main menu before you begin your game. The game select switch returns you to the main menu if you are in a game or changes the game number on the main menu. The TV Type switch switches in and out of the counting screen in a game or set the speed of the pacer (timer) on the main menu.There are three types of games, each with up to ten difficulty levels. In game type one, called Practice, there is no time limit. The child can take as long as needed to answer the problem. In game type two, called Pacer, there will be a plus or minus sign at the bottom that moves from left to right. If it reaches the right side barrier, the problem is marked as wrong then it is on to the next problem. You can set the pacer speed from the main menu with the TY Type switch. If your difficulty level allows for counting, when you switch to the counting apples screen, the timer stops and when you return, it resets. In game type three, called Phantom, in addition to having a time limit, the only answer selection that shows is the one that the arrow is under.&lt;/story&gt; &lt;/game&gt;</text:p>
          </table:table-cell>
        </table:table-row>
        <table:table-row table:style-name="ro1">
          <table:table-cell office:value-type="string">
            <text:p>Encounter at L-5 (USA)</text:p>
          </table:table-cell>
          <table:table-cell office:value-type="string">
            <text:p>1982</text:p>
          </table:table-cell>
          <table:table-cell office:value-type="string">
            <text:p>ESRB - E (Everyone)</text:p>
          </table:table-cell>
          <table:table-cell office:value-type="string">
            <text:p>Encounter at L-5 </text:p>
          </table:table-cell>
          <table:table-cell table:number-columns-repeated="2" office:value-type="string">
            <text:p>Data Age, Inc.</text:p>
          </table:table-cell>
          <table:table-cell office:value-type="string">
            <text:p>Shoot-'Em-Up</text:p>
          </table:table-cell>
          <table:table-cell office:value-type="string">
            <text:p>2.9</text:p>
          </table:table-cell>
          <table:table-cell table:style-name="Default" office:value-type="string">
            <text:p>1-2 Players</text:p>
          </table:table-cell>
          <table:table-cell office:value-type="string">
            <text:p>Using an anti-matter launcher, you must defend the starbase L5 against a non-stop horde of blue Megalyte warrior ships and their death ships. As the warriors reach the bottom, they fire on your base. It does not hurt the base but would lose you one of your four lives. Sometimes the death ship takes a dive towards your base, firing as it goes. If it reaches your base, it will destroy your generator, losing you a life.As hordes of Megalye ships descend, you can hold down the fire button. This will keep the anti-matter launcher in place and moving the paddle will shift the cursor and thus your aim. If you are in danger of being shot or need to destroy a death ship, just release the button and then you can move the launcher left or right.There are 26 game variations. The odd numbered ones are one player, the even numbered are two player.ScoringYou score ten points for each death ship you destroyYour points vary for the warrior ships. The farther from you they are, the more the points.</text:p>
          </table:table-cell>
          <table:table-cell table:formula="of:=CONCATENATE(&quot;&lt;game name=&quot;;CHAR(34);[.A121];CHAR(34);&quot;&gt; &lt;year&gt;&quot;;[.B121];&quot;&lt;/year&gt; &lt;rating&gt;&quot;;[.C121];&quot;&lt;/rating&gt; &lt;title&gt;&quot;;[.D121];&quot;&lt;/title&gt; &lt;pub&gt;&quot;;[.E121];&quot;&lt;/pub&gt; &lt;dev&gt;&quot;;[.F121];&quot;&lt;/dev&gt; &lt;genre&gt;&quot;;[.G121];&quot;&lt;/genre&gt; &lt;score&gt;&quot;;[.H121];&quot;&lt;/score&gt; &lt;player&gt;&quot;;[.I121];&quot;&lt;/player&gt; &lt;story&gt;&quot;;[.J121];&quot;&lt;/story&gt; &lt;/game&gt;&quot;)" office:value-type="string" office:string-value="&lt;game name=&quot;Encounter at L-5 (USA)&quot;&gt; &lt;year&gt;1982&lt;/year&gt; &lt;rating&gt;ESRB - E (Everyone)&lt;/rating&gt; &lt;title&gt;Encounter at L-5 &lt;/title&gt; &lt;pub&gt;Data Age, Inc.&lt;/pub&gt; &lt;dev&gt;Data Age, Inc.&lt;/dev&gt; &lt;genre&gt;Shoot-'Em-Up&lt;/genre&gt; &lt;score&gt;2.9&lt;/score&gt; &lt;player&gt;1-2 Players&lt;/player&gt; &lt;story&gt;Using an anti-matter launcher, you must defend the starbase L5 against a non-stop horde of blue Megalyte warrior ships and their death ships. As the warriors reach the bottom, they fire on your base. It does not hurt the base but would lose you one of your four lives. Sometimes the death ship takes a dive towards your base, firing as it goes. If it reaches your base, it will destroy your generator, losing you a life.As hordes of Megalye ships descend, you can hold down the fire button. This will keep the anti-matter launcher in place and moving the paddle will shift the cursor and thus your aim. If you are in danger of being shot or need to destroy a death ship, just release the button and then you can move the launcher left or right.There are 26 game variations. The odd numbered ones are one player, the even numbered are two player.ScoringYou score ten points for each death ship you destroyYour points vary for the warrior ships. The farther from you they are, the more the points.&lt;/story&gt; &lt;/game&gt;">
            <text:p>&lt;game name="Encounter at L-5 (USA)"&gt; &lt;year&gt;1982&lt;/year&gt; &lt;rating&gt;ESRB - E (Everyone)&lt;/rating&gt; &lt;title&gt;Encounter at L-5 &lt;/title&gt; &lt;pub&gt;Data Age, Inc.&lt;/pub&gt; &lt;dev&gt;Data Age, Inc.&lt;/dev&gt; &lt;genre&gt;Shoot-'Em-Up&lt;/genre&gt; &lt;score&gt;2.9&lt;/score&gt; &lt;player&gt;1-2 Players&lt;/player&gt; &lt;story&gt;Using an anti-matter launcher, you must defend the starbase L5 against a non-stop horde of blue Megalyte warrior ships and their death ships. As the warriors reach the bottom, they fire on your base. It does not hurt the base but would lose you one of your four lives. Sometimes the death ship takes a dive towards your base, firing as it goes. If it reaches your base, it will destroy your generator, losing you a life.As hordes of Megalye ships descend, you can hold down the fire button. This will keep the anti-matter launcher in place and moving the paddle will shift the cursor and thus your aim. If you are in danger of being shot or need to destroy a death ship, just release the button and then you can move the launcher left or right.There are 26 game variations. The odd numbered ones are one player, the even numbered are two player.ScoringYou score ten points for each death ship you destroyYour points vary for the warrior ships. The farther from you they are, the more the points.&lt;/story&gt; &lt;/game&gt;</text:p>
          </table:table-cell>
        </table:table-row>
        <table:table-row table:style-name="ro1">
          <table:table-cell office:value-type="string">
            <text:p>Enduro (USA)</text:p>
          </table:table-cell>
          <table:table-cell office:value-type="string">
            <text:p>1983</text:p>
          </table:table-cell>
          <table:table-cell office:value-type="string">
            <text:p>ESRB - E (Everyone)</text:p>
          </table:table-cell>
          <table:table-cell office:value-type="string">
            <text:p>Enduro </text:p>
          </table:table-cell>
          <table:table-cell table:number-columns-repeated="2" office:value-type="string">
            <text:p>Activision, Inc.</text:p>
          </table:table-cell>
          <table:table-cell office:value-type="string">
            <text:p>Driving</text:p>
          </table:table-cell>
          <table:table-cell office:value-type="string">
            <text:p>3.6</text:p>
          </table:table-cell>
          <table:table-cell table:style-name="Default" office:value-type="string">
            <text:p>1 Player</text:p>
          </table:table-cell>
          <table:table-cell office:value-type="string">
            <text:p>Enduro is an action racing game similar to Pole Position. Your goal is to last as long as you can in an enduro race; each day of the race you are required to pass a certain number of cars. If you succeed, you get to continue on, fail and you are out of the race. The driving conditions will vary as the days pass by; not only will you have to drive at different times of day with different amounts of light, but the seasons can change as well. Snow, ice, and fog will occasionally appear to make driving more treacherous. With each day that passes, the other cars will become faster and more aggressive. At the bottom of the screen is an odometer, so when the race is finally over you can see how far you made it.</text:p>
          </table:table-cell>
          <table:table-cell table:formula="of:=CONCATENATE(&quot;&lt;game name=&quot;;CHAR(34);[.A122];CHAR(34);&quot;&gt; &lt;year&gt;&quot;;[.B122];&quot;&lt;/year&gt; &lt;rating&gt;&quot;;[.C122];&quot;&lt;/rating&gt; &lt;title&gt;&quot;;[.D122];&quot;&lt;/title&gt; &lt;pub&gt;&quot;;[.E122];&quot;&lt;/pub&gt; &lt;dev&gt;&quot;;[.F122];&quot;&lt;/dev&gt; &lt;genre&gt;&quot;;[.G122];&quot;&lt;/genre&gt; &lt;score&gt;&quot;;[.H122];&quot;&lt;/score&gt; &lt;player&gt;&quot;;[.I122];&quot;&lt;/player&gt; &lt;story&gt;&quot;;[.J122];&quot;&lt;/story&gt; &lt;/game&gt;&quot;)" office:value-type="string" office:string-value="&lt;game name=&quot;Enduro (USA)&quot;&gt; &lt;year&gt;1983&lt;/year&gt; &lt;rating&gt;ESRB - E (Everyone)&lt;/rating&gt; &lt;title&gt;Enduro &lt;/title&gt; &lt;pub&gt;Activision, Inc.&lt;/pub&gt; &lt;dev&gt;Activision, Inc.&lt;/dev&gt; &lt;genre&gt;Driving&lt;/genre&gt; &lt;score&gt;3.6&lt;/score&gt; &lt;player&gt;1 Player&lt;/player&gt; &lt;story&gt;Enduro is an action racing game similar to Pole Position. Your goal is to last as long as you can in an enduro race; each day of the race you are required to pass a certain number of cars. If you succeed, you get to continue on, fail and you are out of the race. The driving conditions will vary as the days pass by; not only will you have to drive at different times of day with different amounts of light, but the seasons can change as well. Snow, ice, and fog will occasionally appear to make driving more treacherous. With each day that passes, the other cars will become faster and more aggressive. At the bottom of the screen is an odometer, so when the race is finally over you can see how far you made it.&lt;/story&gt; &lt;/game&gt;">
            <text:p>&lt;game name="Enduro (USA)"&gt; &lt;year&gt;1983&lt;/year&gt; &lt;rating&gt;ESRB - E (Everyone)&lt;/rating&gt; &lt;title&gt;Enduro &lt;/title&gt; &lt;pub&gt;Activision, Inc.&lt;/pub&gt; &lt;dev&gt;Activision, Inc.&lt;/dev&gt; &lt;genre&gt;Driving&lt;/genre&gt; &lt;score&gt;3.6&lt;/score&gt; &lt;player&gt;1 Player&lt;/player&gt; &lt;story&gt;Enduro is an action racing game similar to Pole Position. Your goal is to last as long as you can in an enduro race; each day of the race you are required to pass a certain number of cars. If you succeed, you get to continue on, fail and you are out of the race. The driving conditions will vary as the days pass by; not only will you have to drive at different times of day with different amounts of light, but the seasons can change as well. Snow, ice, and fog will occasionally appear to make driving more treacherous. With each day that passes, the other cars will become faster and more aggressive. At the bottom of the screen is an odometer, so when the race is finally over you can see how far you made it.&lt;/story&gt; &lt;/game&gt;</text:p>
          </table:table-cell>
        </table:table-row>
        <table:table-row table:style-name="ro1">
          <table:table-cell office:value-type="string">
            <text:p>Entombed (USA)</text:p>
          </table:table-cell>
          <table:table-cell office:value-type="string">
            <text:p>1982</text:p>
          </table:table-cell>
          <table:table-cell office:value-type="string">
            <text:p>ESRB - E (Everyone)</text:p>
          </table:table-cell>
          <table:table-cell office:value-type="string">
            <text:p>Entombed </text:p>
          </table:table-cell>
          <table:table-cell office:value-type="string">
            <text:p>U.S. Games Corporation</text:p>
          </table:table-cell>
          <table:table-cell table:style-name="ce4" office:value-type="string">
            <text:p>Western Technologies Inc.</text:p>
          </table:table-cell>
          <table:table-cell office:value-type="string">
            <text:p>Maze</text:p>
          </table:table-cell>
          <table:table-cell office:value-type="string">
            <text:p>3.3</text:p>
          </table:table-cell>
          <table:table-cell table:style-name="Default" office:value-type="string">
            <text:p>1 Player</text:p>
          </table:table-cell>
          <table:table-cell office:value-type="string">
            <text:p>What started out as a nice little archaeological expedition has suddenly become a nightmarish fight for survival! A team of archaeologists is trapped in an underground maze of dark, winding tunnels. All around them, fearsome zombies are emerging from the crypts. The archaeologists' only hope of survival (apart from some very fast running) is an ancient device known as the 'make-break', which can be used to either create or destroy pieces of wall.In this increasingly frantic one or two-player arcade game, you'll need wits as well as dexterity. You'll have to think on the fly, plan strategically and race through the maze as fast as you can. Fail to keep up the pace and you're zombie fodder. Good luck!</text:p>
          </table:table-cell>
          <table:table-cell table:formula="of:=CONCATENATE(&quot;&lt;game name=&quot;;CHAR(34);[.A123];CHAR(34);&quot;&gt; &lt;year&gt;&quot;;[.B123];&quot;&lt;/year&gt; &lt;rating&gt;&quot;;[.C123];&quot;&lt;/rating&gt; &lt;title&gt;&quot;;[.D123];&quot;&lt;/title&gt; &lt;pub&gt;&quot;;[.E123];&quot;&lt;/pub&gt; &lt;dev&gt;&quot;;[.F123];&quot;&lt;/dev&gt; &lt;genre&gt;&quot;;[.G123];&quot;&lt;/genre&gt; &lt;score&gt;&quot;;[.H123];&quot;&lt;/score&gt; &lt;player&gt;&quot;;[.I123];&quot;&lt;/player&gt; &lt;story&gt;&quot;;[.J123];&quot;&lt;/story&gt; &lt;/game&gt;&quot;)" office:value-type="string" office:string-value="&lt;game name=&quot;Entombed (USA)&quot;&gt; &lt;year&gt;1982&lt;/year&gt; &lt;rating&gt;ESRB - E (Everyone)&lt;/rating&gt; &lt;title&gt;Entombed &lt;/title&gt; &lt;pub&gt;U.S. Games Corporation&lt;/pub&gt; &lt;dev&gt;Western Technologies Inc.&lt;/dev&gt; &lt;genre&gt;Maze&lt;/genre&gt; &lt;score&gt;3.3&lt;/score&gt; &lt;player&gt;1 Player&lt;/player&gt; &lt;story&gt;What started out as a nice little archaeological expedition has suddenly become a nightmarish fight for survival! A team of archaeologists is trapped in an underground maze of dark, winding tunnels. All around them, fearsome zombies are emerging from the crypts. The archaeologists' only hope of survival (apart from some very fast running) is an ancient device known as the 'make-break', which can be used to either create or destroy pieces of wall.In this increasingly frantic one or two-player arcade game, you'll need wits as well as dexterity. You'll have to think on the fly, plan strategically and race through the maze as fast as you can. Fail to keep up the pace and you're zombie fodder. Good luck!&lt;/story&gt; &lt;/game&gt;">
            <text:p>&lt;game name="Entombed (USA)"&gt; &lt;year&gt;1982&lt;/year&gt; &lt;rating&gt;ESRB - E (Everyone)&lt;/rating&gt; &lt;title&gt;Entombed &lt;/title&gt; &lt;pub&gt;U.S. Games Corporation&lt;/pub&gt; &lt;dev&gt;Western Technologies Inc.&lt;/dev&gt; &lt;genre&gt;Maze&lt;/genre&gt; &lt;score&gt;3.3&lt;/score&gt; &lt;player&gt;1 Player&lt;/player&gt; &lt;story&gt;What started out as a nice little archaeological expedition has suddenly become a nightmarish fight for survival! A team of archaeologists is trapped in an underground maze of dark, winding tunnels. All around them, fearsome zombies are emerging from the crypts. The archaeologists' only hope of survival (apart from some very fast running) is an ancient device known as the 'make-break', which can be used to either create or destroy pieces of wall.In this increasingly frantic one or two-player arcade game, you'll need wits as well as dexterity. You'll have to think on the fly, plan strategically and race through the maze as fast as you can. Fail to keep up the pace and you're zombie fodder. Good luck!&lt;/story&gt; &lt;/game&gt;</text:p>
          </table:table-cell>
        </table:table-row>
        <table:table-row table:style-name="ro1">
          <table:table-cell office:value-type="string">
            <text:p>Escape from the Mindmaster (USA)</text:p>
          </table:table-cell>
          <table:table-cell office:value-type="string">
            <text:p>1982</text:p>
          </table:table-cell>
          <table:table-cell office:value-type="string">
            <text:p>ESRB - E (Everyone)</text:p>
          </table:table-cell>
          <table:table-cell office:value-type="string">
            <text:p>Escape from the Mindmaster </text:p>
          </table:table-cell>
          <table:table-cell table:number-columns-repeated="2" office:value-type="string">
            <text:p>Starpath Corporation</text:p>
          </table:table-cell>
          <table:table-cell office:value-type="string">
            <text:p>Maze</text:p>
          </table:table-cell>
          <table:table-cell office:value-type="string">
            <text:p>3.9</text:p>
          </table:table-cell>
          <table:table-cell table:style-name="Default" office:value-type="string">
            <text:p>1 Player</text:p>
          </table:table-cell>
          <table:table-cell office:value-type="string">
            <text:p>You've been abducted! Kidnapped! Shanghaied! You find yourself in a huge maze being watched by the Mindmaster. He is testing your intelligence, reflexes, agility, etc. The honor of you and the entire human race depends on how fast you can solve the Mindmaster's puzzles and six mazes.You begin in maze one. You must go through the maze and find colored, shaped pegs then find the correct shaped hole to put it in. As if that wasn't bad enough, there is an Alien Stalker wandering the maze and if he touches you, you lose one chance. You can tell how close he is by the beeping sound. The faster and higher it is, the closer he is. He cannot pass through walls or doors. Also, starting with maze two, there are force fields in the maze that if you touch them, you lose one chance. There are also one-way doors starting with maze four. If you go through one and turn around, there is no way back. You can never go through a door when backing up.There are also skill tests in mazes one through five that you can complete for points. They are as follows:Maze 1: Agility - Move your cursor from side to side to avoid the falling bricks. The four collisions and the test is done.Maze 2: Reflexes - Press your joystick in the direction of the arrowMaze 3: Recall - Watch the sequence of flashing arrows then move your joystick in the same sequenceMaze 4: Dexterity - The same as the agility test except the test is over if you get hit onceMaze 5: Coordination - Land a lander onto a platform without using much fuel. You get up to five attempts.You start each maze with sixty points and every few seconds a point is deducted. The total score for each maze is the score you got on the skill test plus whatever is left of the beginning sixty when you exit the maze. If you lose all your chances or finish maze six, you will get your final score and the Mindmaster's impression of you and the human race.Atari 2600 Difficulty SwitchesThe difficulty switch on the left controls the number of chances you get.A=5 chancesB=9 chancesThe difficulty switch on the right controls the Alien Stalker's speed.A=FastB=Slow</text:p>
          </table:table-cell>
          <table:table-cell table:formula="of:=CONCATENATE(&quot;&lt;game name=&quot;;CHAR(34);[.A124];CHAR(34);&quot;&gt; &lt;year&gt;&quot;;[.B124];&quot;&lt;/year&gt; &lt;rating&gt;&quot;;[.C124];&quot;&lt;/rating&gt; &lt;title&gt;&quot;;[.D124];&quot;&lt;/title&gt; &lt;pub&gt;&quot;;[.E124];&quot;&lt;/pub&gt; &lt;dev&gt;&quot;;[.F124];&quot;&lt;/dev&gt; &lt;genre&gt;&quot;;[.G124];&quot;&lt;/genre&gt; &lt;score&gt;&quot;;[.H124];&quot;&lt;/score&gt; &lt;player&gt;&quot;;[.I124];&quot;&lt;/player&gt; &lt;story&gt;&quot;;[.J124];&quot;&lt;/story&gt; &lt;/game&gt;&quot;)" office:value-type="string" office:string-value="&lt;game name=&quot;Escape from the Mindmaster (USA)&quot;&gt; &lt;year&gt;1982&lt;/year&gt; &lt;rating&gt;ESRB - E (Everyone)&lt;/rating&gt; &lt;title&gt;Escape from the Mindmaster &lt;/title&gt; &lt;pub&gt;Starpath Corporation&lt;/pub&gt; &lt;dev&gt;Starpath Corporation&lt;/dev&gt; &lt;genre&gt;Maze&lt;/genre&gt; &lt;score&gt;3.9&lt;/score&gt; &lt;player&gt;1 Player&lt;/player&gt; &lt;story&gt;You've been abducted! Kidnapped! Shanghaied! You find yourself in a huge maze being watched by the Mindmaster. He is testing your intelligence, reflexes, agility, etc. The honor of you and the entire human race depends on how fast you can solve the Mindmaster's puzzles and six mazes.You begin in maze one. You must go through the maze and find colored, shaped pegs then find the correct shaped hole to put it in. As if that wasn't bad enough, there is an Alien Stalker wandering the maze and if he touches you, you lose one chance. You can tell how close he is by the beeping sound. The faster and higher it is, the closer he is. He cannot pass through walls or doors. Also, starting with maze two, there are force fields in the maze that if you touch them, you lose one chance. There are also one-way doors starting with maze four. If you go through one and turn around, there is no way back. You can never go through a door when backing up.There are also skill tests in mazes one through five that you can complete for points. They are as follows:Maze 1: Agility - Move your cursor from side to side to avoid the falling bricks. The four collisions and the test is done.Maze 2: Reflexes - Press your joystick in the direction of the arrowMaze 3: Recall - Watch the sequence of flashing arrows then move your joystick in the same sequenceMaze 4: Dexterity - The same as the agility test except the test is over if you get hit onceMaze 5: Coordination - Land a lander onto a platform without using much fuel. You get up to five attempts.You start each maze with sixty points and every few seconds a point is deducted. The total score for each maze is the score you got on the skill test plus whatever is left of the beginning sixty when you exit the maze. If you lose all your chances or finish maze six, you will get your final score and the Mindmaster's impression of you and the human race.Atari 2600 Difficulty SwitchesThe difficulty switch on the left controls the number of chances you get.A=5 chancesB=9 chancesThe difficulty switch on the right controls the Alien Stalker's speed.A=FastB=Slow&lt;/story&gt; &lt;/game&gt;">
            <text:p>&lt;game name="Escape from the Mindmaster (USA)"&gt; &lt;year&gt;1982&lt;/year&gt; &lt;rating&gt;ESRB - E (Everyone)&lt;/rating&gt; &lt;title&gt;Escape from the Mindmaster &lt;/title&gt; &lt;pub&gt;Starpath Corporation&lt;/pub&gt; &lt;dev&gt;Starpath Corporation&lt;/dev&gt; &lt;genre&gt;Maze&lt;/genre&gt; &lt;score&gt;3.9&lt;/score&gt; &lt;player&gt;1 Player&lt;/player&gt; &lt;story&gt;You've been abducted! Kidnapped! Shanghaied! You find yourself in a huge maze being watched by the Mindmaster. He is testing your intelligence, reflexes, agility, etc. The honor of you and the entire human race depends on how fast you can solve the Mindmaster's puzzles and six mazes.You begin in maze one. You must go through the maze and find colored, shaped pegs then find the correct shaped hole to put it in. As if that wasn't bad enough, there is an Alien Stalker wandering the maze and if he touches you, you lose one chance. You can tell how close he is by the beeping sound. The faster and higher it is, the closer he is. He cannot pass through walls or doors. Also, starting with maze two, there are force fields in the maze that if you touch them, you lose one chance. There are also one-way doors starting with maze four. If you go through one and turn around, there is no way back. You can never go through a door when backing up.There are also skill tests in mazes one through five that you can complete for points. They are as follows:Maze 1: Agility - Move your cursor from side to side to avoid the falling bricks. The four collisions and the test is done.Maze 2: Reflexes - Press your joystick in the direction of the arrowMaze 3: Recall - Watch the sequence of flashing arrows then move your joystick in the same sequenceMaze 4: Dexterity - The same as the agility test except the test is over if you get hit onceMaze 5: Coordination - Land a lander onto a platform without using much fuel. You get up to five attempts.You start each maze with sixty points and every few seconds a point is deducted. The total score for each maze is the score you got on the skill test plus whatever is left of the beginning sixty when you exit the maze. If you lose all your chances or finish maze six, you will get your final score and the Mindmaster's impression of you and the human race.Atari 2600 Difficulty SwitchesThe difficulty switch on the left controls the number of chances you get.A=5 chancesB=9 chancesThe difficulty switch on the right controls the Alien Stalker's speed.A=FastB=Slow&lt;/story&gt; &lt;/game&gt;</text:p>
          </table:table-cell>
        </table:table-row>
        <table:table-row table:style-name="ro1">
          <table:table-cell office:value-type="string">
            <text:p>Espial (USA)</text:p>
          </table:table-cell>
          <table:table-cell office:value-type="string">
            <text:p>1984</text:p>
          </table:table-cell>
          <table:table-cell office:value-type="string">
            <text:p>ESRB - E (Everyone)</text:p>
          </table:table-cell>
          <table:table-cell office:value-type="string">
            <text:p>Espial </text:p>
          </table:table-cell>
          <table:table-cell office:value-type="string">
            <text:p>Tigervision</text:p>
          </table:table-cell>
          <table:table-cell office:value-type="string">
            <text:p>Orca Corporation</text:p>
          </table:table-cell>
          <table:table-cell office:value-type="string">
            <text:p>Shoot-'Em-Up</text:p>
          </table:table-cell>
          <table:table-cell office:value-type="string">
            <text:p>3.0</text:p>
          </table:table-cell>
          <table:table-cell table:style-name="Default" office:value-type="string">
            <text:p>1 Player</text:p>
          </table:table-cell>
          <table:table-cell office:value-type="string">
            <text:p>You are a space attack pilot flying at death range over a gigantic space ship. You must fight through the never ending waves of enemy craft while also firing missiles at the ship itself. Good luck!You control your ship with the joystick. To fire, simply press the button. You will fire lasers and missiles simultaneously. The missiles will strike where the cross hair in front of your ship is at the time they are launched. Beware of shots fired at you and do not run into anything that flies.</text:p>
          </table:table-cell>
          <table:table-cell table:formula="of:=CONCATENATE(&quot;&lt;game name=&quot;;CHAR(34);[.A125];CHAR(34);&quot;&gt; &lt;year&gt;&quot;;[.B125];&quot;&lt;/year&gt; &lt;rating&gt;&quot;;[.C125];&quot;&lt;/rating&gt; &lt;title&gt;&quot;;[.D125];&quot;&lt;/title&gt; &lt;pub&gt;&quot;;[.E125];&quot;&lt;/pub&gt; &lt;dev&gt;&quot;;[.F125];&quot;&lt;/dev&gt; &lt;genre&gt;&quot;;[.G125];&quot;&lt;/genre&gt; &lt;score&gt;&quot;;[.H125];&quot;&lt;/score&gt; &lt;player&gt;&quot;;[.I125];&quot;&lt;/player&gt; &lt;story&gt;&quot;;[.J125];&quot;&lt;/story&gt; &lt;/game&gt;&quot;)" office:value-type="string" office:string-value="&lt;game name=&quot;Espial (USA)&quot;&gt; &lt;year&gt;1984&lt;/year&gt; &lt;rating&gt;ESRB - E (Everyone)&lt;/rating&gt; &lt;title&gt;Espial &lt;/title&gt; &lt;pub&gt;Tigervision&lt;/pub&gt; &lt;dev&gt;Orca Corporation&lt;/dev&gt; &lt;genre&gt;Shoot-'Em-Up&lt;/genre&gt; &lt;score&gt;3.0&lt;/score&gt; &lt;player&gt;1 Player&lt;/player&gt; &lt;story&gt;You are a space attack pilot flying at death range over a gigantic space ship. You must fight through the never ending waves of enemy craft while also firing missiles at the ship itself. Good luck!You control your ship with the joystick. To fire, simply press the button. You will fire lasers and missiles simultaneously. The missiles will strike where the cross hair in front of your ship is at the time they are launched. Beware of shots fired at you and do not run into anything that flies.&lt;/story&gt; &lt;/game&gt;">
            <text:p>&lt;game name="Espial (USA)"&gt; &lt;year&gt;1984&lt;/year&gt; &lt;rating&gt;ESRB - E (Everyone)&lt;/rating&gt; &lt;title&gt;Espial &lt;/title&gt; &lt;pub&gt;Tigervision&lt;/pub&gt; &lt;dev&gt;Orca Corporation&lt;/dev&gt; &lt;genre&gt;Shoot-'Em-Up&lt;/genre&gt; &lt;score&gt;3.0&lt;/score&gt; &lt;player&gt;1 Player&lt;/player&gt; &lt;story&gt;You are a space attack pilot flying at death range over a gigantic space ship. You must fight through the never ending waves of enemy craft while also firing missiles at the ship itself. Good luck!You control your ship with the joystick. To fire, simply press the button. You will fire lasers and missiles simultaneously. The missiles will strike where the cross hair in front of your ship is at the time they are launched. Beware of shots fired at you and do not run into anything that flies.&lt;/story&gt; &lt;/game&gt;</text:p>
          </table:table-cell>
        </table:table-row>
        <table:table-row table:style-name="ro1">
          <table:table-cell office:value-type="string">
            <text:p>Exocet (Europe)</text:p>
          </table:table-cell>
          <table:table-cell office:value-type="string">
            <text:p>1982</text:p>
          </table:table-cell>
          <table:table-cell office:value-type="string">
            <text:p>ESRB - E (Everyone)</text:p>
          </table:table-cell>
          <table:table-cell office:value-type="string">
            <text:p>Exocet </text:p>
          </table:table-cell>
          <table:table-cell table:number-columns-repeated="2" office:value-type="string">
            <text:p>Panda, Inc.</text:p>
          </table:table-cell>
          <table:table-cell office:value-type="string">
            <text:p>Shooter</text:p>
          </table:table-cell>
          <table:table-cell office:value-type="string">
            <text:p>1.2</text:p>
          </table:table-cell>
          <table:table-cell table:style-name="Default" office:value-type="string">
            <text:p>1 Player</text:p>
          </table:table-cell>
          <table:table-cell office:value-type="string">
            <text:p>You are a UFO. You must shoot tall and short towers above ground. You can shoot the short ones on any part of them but the tall ones must be shot at the firing spot. To shoot, you move in the direction you want to shoot, the press fire. You have to do this every time you shoot.After you destroy ten towers, a tunnel will open so you can get underground. You will have three chances to get underground. If you choose to remain above ground, the firing rate of the enemies doubles.Underground, the tunnel narrows after a time. If, after you hit ten towers underground, the firing speed doubles.Points:Hitting a tall above ground tower=50 pointsHitting a short above ground tower=20 pointsHitting an underground tower=50 to 360 pointsGetting through tunnel safely without hitting a tower=20 pointsAfter a certain amount of towers are hit, the ground turns from green to blue. When this happens, if you hit ten towers, you get an extra man. You can only have a maximum of eight extra men.</text:p>
          </table:table-cell>
          <table:table-cell table:formula="of:=CONCATENATE(&quot;&lt;game name=&quot;;CHAR(34);[.A126];CHAR(34);&quot;&gt; &lt;year&gt;&quot;;[.B126];&quot;&lt;/year&gt; &lt;rating&gt;&quot;;[.C126];&quot;&lt;/rating&gt; &lt;title&gt;&quot;;[.D126];&quot;&lt;/title&gt; &lt;pub&gt;&quot;;[.E126];&quot;&lt;/pub&gt; &lt;dev&gt;&quot;;[.F126];&quot;&lt;/dev&gt; &lt;genre&gt;&quot;;[.G126];&quot;&lt;/genre&gt; &lt;score&gt;&quot;;[.H126];&quot;&lt;/score&gt; &lt;player&gt;&quot;;[.I126];&quot;&lt;/player&gt; &lt;story&gt;&quot;;[.J126];&quot;&lt;/story&gt; &lt;/game&gt;&quot;)" office:value-type="string" office:string-value="&lt;game name=&quot;Exocet (Europe)&quot;&gt; &lt;year&gt;1982&lt;/year&gt; &lt;rating&gt;ESRB - E (Everyone)&lt;/rating&gt; &lt;title&gt;Exocet &lt;/title&gt; &lt;pub&gt;Panda, Inc.&lt;/pub&gt; &lt;dev&gt;Panda, Inc.&lt;/dev&gt; &lt;genre&gt;Shooter&lt;/genre&gt; &lt;score&gt;1.2&lt;/score&gt; &lt;player&gt;1 Player&lt;/player&gt; &lt;story&gt;You are a UFO. You must shoot tall and short towers above ground. You can shoot the short ones on any part of them but the tall ones must be shot at the firing spot. To shoot, you move in the direction you want to shoot, the press fire. You have to do this every time you shoot.After you destroy ten towers, a tunnel will open so you can get underground. You will have three chances to get underground. If you choose to remain above ground, the firing rate of the enemies doubles.Underground, the tunnel narrows after a time. If, after you hit ten towers underground, the firing speed doubles.Points:Hitting a tall above ground tower=50 pointsHitting a short above ground tower=20 pointsHitting an underground tower=50 to 360 pointsGetting through tunnel safely without hitting a tower=20 pointsAfter a certain amount of towers are hit, the ground turns from green to blue. When this happens, if you hit ten towers, you get an extra man. You can only have a maximum of eight extra men.&lt;/story&gt; &lt;/game&gt;">
            <text:p>&lt;game name="Exocet (Europe)"&gt; &lt;year&gt;1982&lt;/year&gt; &lt;rating&gt;ESRB - E (Everyone)&lt;/rating&gt; &lt;title&gt;Exocet &lt;/title&gt; &lt;pub&gt;Panda, Inc.&lt;/pub&gt; &lt;dev&gt;Panda, Inc.&lt;/dev&gt; &lt;genre&gt;Shooter&lt;/genre&gt; &lt;score&gt;1.2&lt;/score&gt; &lt;player&gt;1 Player&lt;/player&gt; &lt;story&gt;You are a UFO. You must shoot tall and short towers above ground. You can shoot the short ones on any part of them but the tall ones must be shot at the firing spot. To shoot, you move in the direction you want to shoot, the press fire. You have to do this every time you shoot.After you destroy ten towers, a tunnel will open so you can get underground. You will have three chances to get underground. If you choose to remain above ground, the firing rate of the enemies doubles.Underground, the tunnel narrows after a time. If, after you hit ten towers underground, the firing speed doubles.Points:Hitting a tall above ground tower=50 pointsHitting a short above ground tower=20 pointsHitting an underground tower=50 to 360 pointsGetting through tunnel safely without hitting a tower=20 pointsAfter a certain amount of towers are hit, the ground turns from green to blue. When this happens, if you hit ten towers, you get an extra man. You can only have a maximum of eight extra men.&lt;/story&gt; &lt;/game&gt;</text:p>
          </table:table-cell>
        </table:table-row>
        <table:table-row table:style-name="ro1">
          <table:table-cell office:value-type="string">
            <text:p>Extra Terrestrials (Canada)</text:p>
          </table:table-cell>
          <table:table-cell office:value-type="string">
            <text:p>1984</text:p>
          </table:table-cell>
          <table:table-cell office:value-type="string">
            <text:p>ESRB - E (Everyone)</text:p>
          </table:table-cell>
          <table:table-cell office:value-type="string">
            <text:p>Extra Terrestrials</text:p>
          </table:table-cell>
          <table:table-cell table:number-columns-repeated="2" office:value-type="string">
            <text:p>Skill Screen Games</text:p>
          </table:table-cell>
          <table:table-cell office:value-type="string">
            <text:p>Maze</text:p>
          </table:table-cell>
          <table:table-cell office:value-type="string">
            <text:p>…</text:p>
          </table:table-cell>
          <table:table-cell table:style-name="Default" office:value-type="string">
            <text:p>1 Player</text:p>
          </table:table-cell>
          <table:table-cell office:value-type="string">
            <text:p>Extra Terrestrials was originally programmed in 1984 by Herman Quast and Silk Screen Games in Brantford Ontario, Canada. Unfortunately, by the time the game was finished, the video game market had crashed and since Silk Screen Games had no distributor, only sold a few hundred copies at most to local stores and door to door. Because this game wasn't officially licensed, it never popped up on any list until Silk Screen Games founder Peter Banting found a copy and donated it to the Personal Computer Museum.</text:p>
          </table:table-cell>
          <table:table-cell table:formula="of:=CONCATENATE(&quot;&lt;game name=&quot;;CHAR(34);[.A127];CHAR(34);&quot;&gt; &lt;year&gt;&quot;;[.B127];&quot;&lt;/year&gt; &lt;rating&gt;&quot;;[.C127];&quot;&lt;/rating&gt; &lt;title&gt;&quot;;[.D127];&quot;&lt;/title&gt; &lt;pub&gt;&quot;;[.E127];&quot;&lt;/pub&gt; &lt;dev&gt;&quot;;[.F127];&quot;&lt;/dev&gt; &lt;genre&gt;&quot;;[.G127];&quot;&lt;/genre&gt; &lt;score&gt;&quot;;[.H127];&quot;&lt;/score&gt; &lt;player&gt;&quot;;[.I127];&quot;&lt;/player&gt; &lt;story&gt;&quot;;[.J127];&quot;&lt;/story&gt; &lt;/game&gt;&quot;)" office:value-type="string" office:string-value="&lt;game name=&quot;Extra Terrestrials (Canada)&quot;&gt; &lt;year&gt;1984&lt;/year&gt; &lt;rating&gt;ESRB - E (Everyone)&lt;/rating&gt; &lt;title&gt;Extra Terrestrials&lt;/title&gt; &lt;pub&gt;Skill Screen Games&lt;/pub&gt; &lt;dev&gt;Skill Screen Games&lt;/dev&gt; &lt;genre&gt;Maze&lt;/genre&gt; &lt;score&gt;…&lt;/score&gt; &lt;player&gt;1 Player&lt;/player&gt; &lt;story&gt;Extra Terrestrials was originally programmed in 1984 by Herman Quast and Silk Screen Games in Brantford Ontario, Canada. Unfortunately, by the time the game was finished, the video game market had crashed and since Silk Screen Games had no distributor, only sold a few hundred copies at most to local stores and door to door. Because this game wasn't officially licensed, it never popped up on any list until Silk Screen Games founder Peter Banting found a copy and donated it to the Personal Computer Museum.&lt;/story&gt; &lt;/game&gt;">
            <text:p>&lt;game name="Extra Terrestrials (Canada)"&gt; &lt;year&gt;1984&lt;/year&gt; &lt;rating&gt;ESRB - E (Everyone)&lt;/rating&gt; &lt;title&gt;Extra Terrestrials&lt;/title&gt; &lt;pub&gt;Skill Screen Games&lt;/pub&gt; &lt;dev&gt;Skill Screen Games&lt;/dev&gt; &lt;genre&gt;Maze&lt;/genre&gt; &lt;score&gt;…&lt;/score&gt; &lt;player&gt;1 Player&lt;/player&gt; &lt;story&gt;Extra Terrestrials was originally programmed in 1984 by Herman Quast and Silk Screen Games in Brantford Ontario, Canada. Unfortunately, by the time the game was finished, the video game market had crashed and since Silk Screen Games had no distributor, only sold a few hundred copies at most to local stores and door to door. Because this game wasn't officially licensed, it never popped up on any list until Silk Screen Games founder Peter Banting found a copy and donated it to the Personal Computer Museum.&lt;/story&gt; &lt;/game&gt;</text:p>
          </table:table-cell>
        </table:table-row>
        <table:table-row table:style-name="ro1">
          <table:table-cell office:value-type="string">
            <text:p>Fantastic Voyage (USA)</text:p>
          </table:table-cell>
          <table:table-cell office:value-type="string">
            <text:p>1982</text:p>
          </table:table-cell>
          <table:table-cell office:value-type="string">
            <text:p>ESRB - E (Everyone)</text:p>
          </table:table-cell>
          <table:table-cell office:value-type="string">
            <text:p>Fantastic Voyage </text:p>
          </table:table-cell>
          <table:table-cell office:value-type="string">
            <text:p>Fox Video Games, Inc.</text:p>
          </table:table-cell>
          <table:table-cell office:value-type="string">
            <text:p>Sirius Software, Inc.</text:p>
          </table:table-cell>
          <table:table-cell office:value-type="string">
            <text:p>Shoot-'Em-Up</text:p>
          </table:table-cell>
          <table:table-cell office:value-type="string">
            <text:p>3.0</text:p>
          </table:table-cell>
          <table:table-cell table:style-name="Default" office:value-type="string">
            <text:p>1 Player</text:p>
          </table:table-cell>
          <table:table-cell office:value-type="string">
            <text:p>Fantastic Voyage is a vertically scrolling shooter for one player. The premise of the game follows that of the 1966 movie of the same name; you and your submarine have been miniaturized and injected into the blood stream of an ill patient. Your goal is to prevent the patient from dieing by locating deadly blood clots and destroying them. In each level you will guide the submarine through the blood vessels and need to avoid the many obstacles you'll encounter such as bacteria and clotlets. The submarine is equipped with a laser ray which can be used to shoot these obstacles. There are also helpful items as well; some phases have numerous blood cells (don't shoot these, the patient needs them!) and enzymes (shoot these to release their healing properties). When you make it past all of the obstacles and through the narrow passage ways, the blood clot can be found; once destroyed you move on to the next level. If you crash too many times or fail to destroy the clot, the patient dies and the game is over. Several game options are included which control the difficulty and length of each level.</text:p>
          </table:table-cell>
          <table:table-cell table:formula="of:=CONCATENATE(&quot;&lt;game name=&quot;;CHAR(34);[.A128];CHAR(34);&quot;&gt; &lt;year&gt;&quot;;[.B128];&quot;&lt;/year&gt; &lt;rating&gt;&quot;;[.C128];&quot;&lt;/rating&gt; &lt;title&gt;&quot;;[.D128];&quot;&lt;/title&gt; &lt;pub&gt;&quot;;[.E128];&quot;&lt;/pub&gt; &lt;dev&gt;&quot;;[.F128];&quot;&lt;/dev&gt; &lt;genre&gt;&quot;;[.G128];&quot;&lt;/genre&gt; &lt;score&gt;&quot;;[.H128];&quot;&lt;/score&gt; &lt;player&gt;&quot;;[.I128];&quot;&lt;/player&gt; &lt;story&gt;&quot;;[.J128];&quot;&lt;/story&gt; &lt;/game&gt;&quot;)" office:value-type="string" office:string-value="&lt;game name=&quot;Fantastic Voyage (USA)&quot;&gt; &lt;year&gt;1982&lt;/year&gt; &lt;rating&gt;ESRB - E (Everyone)&lt;/rating&gt; &lt;title&gt;Fantastic Voyage &lt;/title&gt; &lt;pub&gt;Fox Video Games, Inc.&lt;/pub&gt; &lt;dev&gt;Sirius Software, Inc.&lt;/dev&gt; &lt;genre&gt;Shoot-'Em-Up&lt;/genre&gt; &lt;score&gt;3.0&lt;/score&gt; &lt;player&gt;1 Player&lt;/player&gt; &lt;story&gt;Fantastic Voyage is a vertically scrolling shooter for one player. The premise of the game follows that of the 1966 movie of the same name; you and your submarine have been miniaturized and injected into the blood stream of an ill patient. Your goal is to prevent the patient from dieing by locating deadly blood clots and destroying them. In each level you will guide the submarine through the blood vessels and need to avoid the many obstacles you'll encounter such as bacteria and clotlets. The submarine is equipped with a laser ray which can be used to shoot these obstacles. There are also helpful items as well; some phases have numerous blood cells (don't shoot these, the patient needs them!) and enzymes (shoot these to release their healing properties). When you make it past all of the obstacles and through the narrow passage ways, the blood clot can be found; once destroyed you move on to the next level. If you crash too many times or fail to destroy the clot, the patient dies and the game is over. Several game options are included which control the difficulty and length of each level.&lt;/story&gt; &lt;/game&gt;">
            <text:p>&lt;game name="Fantastic Voyage (USA)"&gt; &lt;year&gt;1982&lt;/year&gt; &lt;rating&gt;ESRB - E (Everyone)&lt;/rating&gt; &lt;title&gt;Fantastic Voyage &lt;/title&gt; &lt;pub&gt;Fox Video Games, Inc.&lt;/pub&gt; &lt;dev&gt;Sirius Software, Inc.&lt;/dev&gt; &lt;genre&gt;Shoot-'Em-Up&lt;/genre&gt; &lt;score&gt;3.0&lt;/score&gt; &lt;player&gt;1 Player&lt;/player&gt; &lt;story&gt;Fantastic Voyage is a vertically scrolling shooter for one player. The premise of the game follows that of the 1966 movie of the same name; you and your submarine have been miniaturized and injected into the blood stream of an ill patient. Your goal is to prevent the patient from dieing by locating deadly blood clots and destroying them. In each level you will guide the submarine through the blood vessels and need to avoid the many obstacles you'll encounter such as bacteria and clotlets. The submarine is equipped with a laser ray which can be used to shoot these obstacles. There are also helpful items as well; some phases have numerous blood cells (don't shoot these, the patient needs them!) and enzymes (shoot these to release their healing properties). When you make it past all of the obstacles and through the narrow passage ways, the blood clot can be found; once destroyed you move on to the next level. If you crash too many times or fail to destroy the clot, the patient dies and the game is over. Several game options are included which control the difficulty and length of each level.&lt;/story&gt; &lt;/game&gt;</text:p>
          </table:table-cell>
        </table:table-row>
        <table:table-row table:style-name="ro1">
          <table:table-cell office:value-type="string">
            <text:p>Farmyard Fun (Europe)</text:p>
          </table:table-cell>
          <table:table-cell office:value-type="string">
            <text:p>1983</text:p>
          </table:table-cell>
          <table:table-cell office:value-type="string">
            <text:p>ESRB - E (Everyone)</text:p>
          </table:table-cell>
          <table:table-cell office:value-type="string">
            <text:p>Farmyard Fun </text:p>
          </table:table-cell>
          <table:table-cell table:number-columns-repeated="2" office:value-type="string">
            <text:p>Suntek</text:p>
          </table:table-cell>
          <table:table-cell office:value-type="string">
            <text:p>Action</text:p>
          </table:table-cell>
          <table:table-cell office:value-type="string">
            <text:p>2.0</text:p>
          </table:table-cell>
          <table:table-cell table:style-name="Default" office:value-type="string">
            <text:p>1 Player</text:p>
          </table:table-cell>
          <table:table-cell office:value-type="string">
            <text:p>In Farmyard Fun you control Tom the egg thief who roams the farmyard collecting eggs. The eggs are guarded by hens that defeat Tom with a simple touch. Successfully collecting all eggs advances the player to the next level where the eggs are displayed in different locations. The hens also become faster and harder to avoid</text:p>
          </table:table-cell>
          <table:table-cell table:formula="of:=CONCATENATE(&quot;&lt;game name=&quot;;CHAR(34);[.A129];CHAR(34);&quot;&gt; &lt;year&gt;&quot;;[.B129];&quot;&lt;/year&gt; &lt;rating&gt;&quot;;[.C129];&quot;&lt;/rating&gt; &lt;title&gt;&quot;;[.D129];&quot;&lt;/title&gt; &lt;pub&gt;&quot;;[.E129];&quot;&lt;/pub&gt; &lt;dev&gt;&quot;;[.F129];&quot;&lt;/dev&gt; &lt;genre&gt;&quot;;[.G129];&quot;&lt;/genre&gt; &lt;score&gt;&quot;;[.H129];&quot;&lt;/score&gt; &lt;player&gt;&quot;;[.I129];&quot;&lt;/player&gt; &lt;story&gt;&quot;;[.J129];&quot;&lt;/story&gt; &lt;/game&gt;&quot;)" office:value-type="string" office:string-value="&lt;game name=&quot;Farmyard Fun (Europe)&quot;&gt; &lt;year&gt;1983&lt;/year&gt; &lt;rating&gt;ESRB - E (Everyone)&lt;/rating&gt; &lt;title&gt;Farmyard Fun &lt;/title&gt; &lt;pub&gt;Suntek&lt;/pub&gt; &lt;dev&gt;Suntek&lt;/dev&gt; &lt;genre&gt;Action&lt;/genre&gt; &lt;score&gt;2.0&lt;/score&gt; &lt;player&gt;1 Player&lt;/player&gt; &lt;story&gt;In Farmyard Fun you control Tom the egg thief who roams the farmyard collecting eggs. The eggs are guarded by hens that defeat Tom with a simple touch. Successfully collecting all eggs advances the player to the next level where the eggs are displayed in different locations. The hens also become faster and harder to avoid&lt;/story&gt; &lt;/game&gt;">
            <text:p>&lt;game name="Farmyard Fun (Europe)"&gt; &lt;year&gt;1983&lt;/year&gt; &lt;rating&gt;ESRB - E (Everyone)&lt;/rating&gt; &lt;title&gt;Farmyard Fun &lt;/title&gt; &lt;pub&gt;Suntek&lt;/pub&gt; &lt;dev&gt;Suntek&lt;/dev&gt; &lt;genre&gt;Action&lt;/genre&gt; &lt;score&gt;2.0&lt;/score&gt; &lt;player&gt;1 Player&lt;/player&gt; &lt;story&gt;In Farmyard Fun you control Tom the egg thief who roams the farmyard collecting eggs. The eggs are guarded by hens that defeat Tom with a simple touch. Successfully collecting all eggs advances the player to the next level where the eggs are displayed in different locations. The hens also become faster and harder to avoid&lt;/story&gt; &lt;/game&gt;</text:p>
          </table:table-cell>
        </table:table-row>
        <table:table-row table:style-name="ro1">
          <table:table-cell office:value-type="string">
            <text:p>Fast Eddie (USA)</text:p>
          </table:table-cell>
          <table:table-cell office:value-type="string">
            <text:p>1982</text:p>
          </table:table-cell>
          <table:table-cell office:value-type="string">
            <text:p>ESRB - E (Everyone)</text:p>
          </table:table-cell>
          <table:table-cell office:value-type="string">
            <text:p>Fast Eddie </text:p>
          </table:table-cell>
          <table:table-cell office:value-type="string">
            <text:p>Fox Video Games, Inc.</text:p>
          </table:table-cell>
          <table:table-cell office:value-type="string">
            <text:p>Sirius Software</text:p>
          </table:table-cell>
          <table:table-cell office:value-type="string">
            <text:p>Platform</text:p>
          </table:table-cell>
          <table:table-cell office:value-type="string">
            <text:p>2.8</text:p>
          </table:table-cell>
          <table:table-cell table:style-name="Default" office:value-type="string">
            <text:p>1 Player</text:p>
          </table:table-cell>
          <table:table-cell office:value-type="string">
            <text:p>As Fast Eddie, you must go from floor to floor, collecting prizes.Up to two prizes will be on the screen at any one time on any floor but the top one. There are a max on ten prizes per screen. On each floor, a Sneaker stands or roams back and forth. You move to another floor or jump to avoid the Sneakers. On the top floor is High-Top, the tallest Sneaker.You have to get at least nine prizes. After you get the ninth, High-Top will be low enough to jump over. You then jump over him to get the key above him. Then it is on the the next screen.You get ten points for the first prize, twenty for the second, and so on up to ninety points for prizes nine and ten. You don't HAVE to get the tenth prize unless you want the extra ninety points.After every screen, you get an extra Eddie; up to a maximum of three in reserve.</text:p>
          </table:table-cell>
          <table:table-cell table:formula="of:=CONCATENATE(&quot;&lt;game name=&quot;;CHAR(34);[.A130];CHAR(34);&quot;&gt; &lt;year&gt;&quot;;[.B130];&quot;&lt;/year&gt; &lt;rating&gt;&quot;;[.C130];&quot;&lt;/rating&gt; &lt;title&gt;&quot;;[.D130];&quot;&lt;/title&gt; &lt;pub&gt;&quot;;[.E130];&quot;&lt;/pub&gt; &lt;dev&gt;&quot;;[.F130];&quot;&lt;/dev&gt; &lt;genre&gt;&quot;;[.G130];&quot;&lt;/genre&gt; &lt;score&gt;&quot;;[.H130];&quot;&lt;/score&gt; &lt;player&gt;&quot;;[.I130];&quot;&lt;/player&gt; &lt;story&gt;&quot;;[.J130];&quot;&lt;/story&gt; &lt;/game&gt;&quot;)" office:value-type="string" office:string-value="&lt;game name=&quot;Fast Eddie (USA)&quot;&gt; &lt;year&gt;1982&lt;/year&gt; &lt;rating&gt;ESRB - E (Everyone)&lt;/rating&gt; &lt;title&gt;Fast Eddie &lt;/title&gt; &lt;pub&gt;Fox Video Games, Inc.&lt;/pub&gt; &lt;dev&gt;Sirius Software&lt;/dev&gt; &lt;genre&gt;Platform&lt;/genre&gt; &lt;score&gt;2.8&lt;/score&gt; &lt;player&gt;1 Player&lt;/player&gt; &lt;story&gt;As Fast Eddie, you must go from floor to floor, collecting prizes.Up to two prizes will be on the screen at any one time on any floor but the top one. There are a max on ten prizes per screen. On each floor, a Sneaker stands or roams back and forth. You move to another floor or jump to avoid the Sneakers. On the top floor is High-Top, the tallest Sneaker.You have to get at least nine prizes. After you get the ninth, High-Top will be low enough to jump over. You then jump over him to get the key above him. Then it is on the the next screen.You get ten points for the first prize, twenty for the second, and so on up to ninety points for prizes nine and ten. You don't HAVE to get the tenth prize unless you want the extra ninety points.After every screen, you get an extra Eddie; up to a maximum of three in reserve.&lt;/story&gt; &lt;/game&gt;">
            <text:p>&lt;game name="Fast Eddie (USA)"&gt; &lt;year&gt;1982&lt;/year&gt; &lt;rating&gt;ESRB - E (Everyone)&lt;/rating&gt; &lt;title&gt;Fast Eddie &lt;/title&gt; &lt;pub&gt;Fox Video Games, Inc.&lt;/pub&gt; &lt;dev&gt;Sirius Software&lt;/dev&gt; &lt;genre&gt;Platform&lt;/genre&gt; &lt;score&gt;2.8&lt;/score&gt; &lt;player&gt;1 Player&lt;/player&gt; &lt;story&gt;As Fast Eddie, you must go from floor to floor, collecting prizes.Up to two prizes will be on the screen at any one time on any floor but the top one. There are a max on ten prizes per screen. On each floor, a Sneaker stands or roams back and forth. You move to another floor or jump to avoid the Sneakers. On the top floor is High-Top, the tallest Sneaker.You have to get at least nine prizes. After you get the ninth, High-Top will be low enough to jump over. You then jump over him to get the key above him. Then it is on the the next screen.You get ten points for the first prize, twenty for the second, and so on up to ninety points for prizes nine and ten. You don't HAVE to get the tenth prize unless you want the extra ninety points.After every screen, you get an extra Eddie; up to a maximum of three in reserve.&lt;/story&gt; &lt;/game&gt;</text:p>
          </table:table-cell>
        </table:table-row>
        <table:table-row table:style-name="ro1">
          <table:table-cell office:value-type="string">
            <text:p>Fast Food (USA)</text:p>
          </table:table-cell>
          <table:table-cell office:value-type="string">
            <text:p>1982</text:p>
          </table:table-cell>
          <table:table-cell office:value-type="string">
            <text:p>ESRB - E (Everyone)</text:p>
          </table:table-cell>
          <table:table-cell office:value-type="string">
            <text:p>Fast Food </text:p>
          </table:table-cell>
          <table:table-cell table:number-columns-repeated="2" office:value-type="string">
            <text:p>Telesys</text:p>
          </table:table-cell>
          <table:table-cell office:value-type="string">
            <text:p>Action</text:p>
          </table:table-cell>
          <table:table-cell office:value-type="string">
            <text:p>3.6</text:p>
          </table:table-cell>
          <table:table-cell table:style-name="Default" office:value-type="string">
            <text:p>1-2 Players</text:p>
          </table:table-cell>
          <table:table-cell office:value-type="string">
            <text:p>Eat! Eat all the calories you can but watch out for the purple pickles. They stay with you and give you debilitating gas.Food starts on the left and moves to the right. You move the mouth to eat the food; the more fattening, the better. After eating several food items, you get the message that you're getting fatter. Then a faster round begins or, in a two-player game, player two plays. The green pickles are fine but avoid the purple pickles. If you eat six purple pickles during the game, you will burp, ending the game. You will then see a closed sign for the snack bar.The food calorie count, from lowest to highest, is:1. Green pickle2. Root beer3. Cola4. Soda pop5. Hot dog6. Hamburger7. Ice cream bar8. Milk shake9. Ice cream cone10. French fries11. Pizza12. Cheeseburger</text:p>
          </table:table-cell>
          <table:table-cell table:formula="of:=CONCATENATE(&quot;&lt;game name=&quot;;CHAR(34);[.A131];CHAR(34);&quot;&gt; &lt;year&gt;&quot;;[.B131];&quot;&lt;/year&gt; &lt;rating&gt;&quot;;[.C131];&quot;&lt;/rating&gt; &lt;title&gt;&quot;;[.D131];&quot;&lt;/title&gt; &lt;pub&gt;&quot;;[.E131];&quot;&lt;/pub&gt; &lt;dev&gt;&quot;;[.F131];&quot;&lt;/dev&gt; &lt;genre&gt;&quot;;[.G131];&quot;&lt;/genre&gt; &lt;score&gt;&quot;;[.H131];&quot;&lt;/score&gt; &lt;player&gt;&quot;;[.I131];&quot;&lt;/player&gt; &lt;story&gt;&quot;;[.J131];&quot;&lt;/story&gt; &lt;/game&gt;&quot;)" office:value-type="string" office:string-value="&lt;game name=&quot;Fast Food (USA)&quot;&gt; &lt;year&gt;1982&lt;/year&gt; &lt;rating&gt;ESRB - E (Everyone)&lt;/rating&gt; &lt;title&gt;Fast Food &lt;/title&gt; &lt;pub&gt;Telesys&lt;/pub&gt; &lt;dev&gt;Telesys&lt;/dev&gt; &lt;genre&gt;Action&lt;/genre&gt; &lt;score&gt;3.6&lt;/score&gt; &lt;player&gt;1-2 Players&lt;/player&gt; &lt;story&gt;Eat! Eat all the calories you can but watch out for the purple pickles. They stay with you and give you debilitating gas.Food starts on the left and moves to the right. You move the mouth to eat the food; the more fattening, the better. After eating several food items, you get the message that you're getting fatter. Then a faster round begins or, in a two-player game, player two plays. The green pickles are fine but avoid the purple pickles. If you eat six purple pickles during the game, you will burp, ending the game. You will then see a closed sign for the snack bar.The food calorie count, from lowest to highest, is:1. Green pickle2. Root beer3. Cola4. Soda pop5. Hot dog6. Hamburger7. Ice cream bar8. Milk shake9. Ice cream cone10. French fries11. Pizza12. Cheeseburger&lt;/story&gt; &lt;/game&gt;">
            <text:p>&lt;game name="Fast Food (USA)"&gt; &lt;year&gt;1982&lt;/year&gt; &lt;rating&gt;ESRB - E (Everyone)&lt;/rating&gt; &lt;title&gt;Fast Food &lt;/title&gt; &lt;pub&gt;Telesys&lt;/pub&gt; &lt;dev&gt;Telesys&lt;/dev&gt; &lt;genre&gt;Action&lt;/genre&gt; &lt;score&gt;3.6&lt;/score&gt; &lt;player&gt;1-2 Players&lt;/player&gt; &lt;story&gt;Eat! Eat all the calories you can but watch out for the purple pickles. They stay with you and give you debilitating gas.Food starts on the left and moves to the right. You move the mouth to eat the food; the more fattening, the better. After eating several food items, you get the message that you're getting fatter. Then a faster round begins or, in a two-player game, player two plays. The green pickles are fine but avoid the purple pickles. If you eat six purple pickles during the game, you will burp, ending the game. You will then see a closed sign for the snack bar.The food calorie count, from lowest to highest, is:1. Green pickle2. Root beer3. Cola4. Soda pop5. Hot dog6. Hamburger7. Ice cream bar8. Milk shake9. Ice cream cone10. French fries11. Pizza12. Cheeseburger&lt;/story&gt; &lt;/game&gt;</text:p>
          </table:table-cell>
        </table:table-row>
        <table:table-row table:style-name="ro1">
          <table:table-cell office:value-type="string">
            <text:p>Fatal Run (Europe)</text:p>
          </table:table-cell>
          <table:table-cell office:value-type="string">
            <text:p>1989</text:p>
          </table:table-cell>
          <table:table-cell office:value-type="string">
            <text:p>ESRB - E (Everyone)</text:p>
          </table:table-cell>
          <table:table-cell office:value-type="string">
            <text:p>Fatal Run </text:p>
          </table:table-cell>
          <table:table-cell office:value-type="string">
            <text:p>Atari, Inc.</text:p>
          </table:table-cell>
          <table:table-cell office:value-type="string">
            <text:p>Sculptured Software</text:p>
          </table:table-cell>
          <table:table-cell office:value-type="string">
            <text:p>Driving</text:p>
          </table:table-cell>
          <table:table-cell office:value-type="string">
            <text:p>2.2</text:p>
          </table:table-cell>
          <table:table-cell table:style-name="Default" office:value-type="string">
            <text:p>1 Player</text:p>
          </table:table-cell>
          <table:table-cell office:value-type="string">
            <text:p>In this post-apocalyptic driving/racing game you must travel to various towns delivering medicine, while on your way to a missile base which houses a rocket that can save the world. While driving through the 32 levels, you'll meet countless enemies who want to stop you from achieving your goal. Your car boasts many weapons to help you out, including dynamite, rockets, oil slicks, smoke screens, and machine guns. You can also upgrade your vehicle within the city shops. Upgrading your gas tank provides better mileage while upgrading your bumper protects you during collisions.A password feature let's you continue where you left off.</text:p>
          </table:table-cell>
          <table:table-cell table:formula="of:=CONCATENATE(&quot;&lt;game name=&quot;;CHAR(34);[.A132];CHAR(34);&quot;&gt; &lt;year&gt;&quot;;[.B132];&quot;&lt;/year&gt; &lt;rating&gt;&quot;;[.C132];&quot;&lt;/rating&gt; &lt;title&gt;&quot;;[.D132];&quot;&lt;/title&gt; &lt;pub&gt;&quot;;[.E132];&quot;&lt;/pub&gt; &lt;dev&gt;&quot;;[.F132];&quot;&lt;/dev&gt; &lt;genre&gt;&quot;;[.G132];&quot;&lt;/genre&gt; &lt;score&gt;&quot;;[.H132];&quot;&lt;/score&gt; &lt;player&gt;&quot;;[.I132];&quot;&lt;/player&gt; &lt;story&gt;&quot;;[.J132];&quot;&lt;/story&gt; &lt;/game&gt;&quot;)" office:value-type="string" office:string-value="&lt;game name=&quot;Fatal Run (Europe)&quot;&gt; &lt;year&gt;1989&lt;/year&gt; &lt;rating&gt;ESRB - E (Everyone)&lt;/rating&gt; &lt;title&gt;Fatal Run &lt;/title&gt; &lt;pub&gt;Atari, Inc.&lt;/pub&gt; &lt;dev&gt;Sculptured Software&lt;/dev&gt; &lt;genre&gt;Driving&lt;/genre&gt; &lt;score&gt;2.2&lt;/score&gt; &lt;player&gt;1 Player&lt;/player&gt; &lt;story&gt;In this post-apocalyptic driving/racing game you must travel to various towns delivering medicine, while on your way to a missile base which houses a rocket that can save the world. While driving through the 32 levels, you'll meet countless enemies who want to stop you from achieving your goal. Your car boasts many weapons to help you out, including dynamite, rockets, oil slicks, smoke screens, and machine guns. You can also upgrade your vehicle within the city shops. Upgrading your gas tank provides better mileage while upgrading your bumper protects you during collisions.A password feature let's you continue where you left off.&lt;/story&gt; &lt;/game&gt;">
            <text:p>&lt;game name="Fatal Run (Europe)"&gt; &lt;year&gt;1989&lt;/year&gt; &lt;rating&gt;ESRB - E (Everyone)&lt;/rating&gt; &lt;title&gt;Fatal Run &lt;/title&gt; &lt;pub&gt;Atari, Inc.&lt;/pub&gt; &lt;dev&gt;Sculptured Software&lt;/dev&gt; &lt;genre&gt;Driving&lt;/genre&gt; &lt;score&gt;2.2&lt;/score&gt; &lt;player&gt;1 Player&lt;/player&gt; &lt;story&gt;In this post-apocalyptic driving/racing game you must travel to various towns delivering medicine, while on your way to a missile base which houses a rocket that can save the world. While driving through the 32 levels, you'll meet countless enemies who want to stop you from achieving your goal. Your car boasts many weapons to help you out, including dynamite, rockets, oil slicks, smoke screens, and machine guns. You can also upgrade your vehicle within the city shops. Upgrading your gas tank provides better mileage while upgrading your bumper protects you during collisions.A password feature let's you continue where you left off.&lt;/story&gt; &lt;/game&gt;</text:p>
          </table:table-cell>
        </table:table-row>
        <table:table-row table:style-name="ro1">
          <table:table-cell office:value-type="string">
            <text:p>Fathom (USA)</text:p>
          </table:table-cell>
          <table:table-cell office:value-type="string">
            <text:p>1983</text:p>
          </table:table-cell>
          <table:table-cell office:value-type="string">
            <text:p>ESRB - E (Everyone)</text:p>
          </table:table-cell>
          <table:table-cell office:value-type="string">
            <text:p>Fathom </text:p>
          </table:table-cell>
          <table:table-cell table:number-columns-repeated="2" office:value-type="string">
            <text:p>Imagic</text:p>
          </table:table-cell>
          <table:table-cell office:value-type="string">
            <text:p>Action</text:p>
          </table:table-cell>
          <table:table-cell office:value-type="string">
            <text:p>1.9</text:p>
          </table:table-cell>
          <table:table-cell table:style-name="Default" office:value-type="string">
            <text:p>1 Player</text:p>
          </table:table-cell>
          <table:table-cell office:value-type="string">
            <text:p>Neptina, Neptune's daughter, has been imprisoned at the bottom of the sea by Titans. Your goal is to rescue her by locating the scattered pieces of a magical trident! You will need to take the form of a dolphin and a bird in order to locate the pieces that are hidden in the ocean and clouds. When flying in the air, there are several screens that have clouds flying by. Touch all of the clouds, and the trident piece appears! Other birds which are flying around will cause you to lose energy if you touch them accidentally. Underwater, trident pieces can be found by touching the sea horses. Octopuses, sharks, and a deadly maze of seaweed will get in your way and cause you to lose energy if caught! When you have located all of the trident pieces, the cage holding Neptina can be unlocked, but if you run out of energy first the game will be over.</text:p>
          </table:table-cell>
          <table:table-cell table:formula="of:=CONCATENATE(&quot;&lt;game name=&quot;;CHAR(34);[.A133];CHAR(34);&quot;&gt; &lt;year&gt;&quot;;[.B133];&quot;&lt;/year&gt; &lt;rating&gt;&quot;;[.C133];&quot;&lt;/rating&gt; &lt;title&gt;&quot;;[.D133];&quot;&lt;/title&gt; &lt;pub&gt;&quot;;[.E133];&quot;&lt;/pub&gt; &lt;dev&gt;&quot;;[.F133];&quot;&lt;/dev&gt; &lt;genre&gt;&quot;;[.G133];&quot;&lt;/genre&gt; &lt;score&gt;&quot;;[.H133];&quot;&lt;/score&gt; &lt;player&gt;&quot;;[.I133];&quot;&lt;/player&gt; &lt;story&gt;&quot;;[.J133];&quot;&lt;/story&gt; &lt;/game&gt;&quot;)" office:value-type="string" office:string-value="&lt;game name=&quot;Fathom (USA)&quot;&gt; &lt;year&gt;1983&lt;/year&gt; &lt;rating&gt;ESRB - E (Everyone)&lt;/rating&gt; &lt;title&gt;Fathom &lt;/title&gt; &lt;pub&gt;Imagic&lt;/pub&gt; &lt;dev&gt;Imagic&lt;/dev&gt; &lt;genre&gt;Action&lt;/genre&gt; &lt;score&gt;1.9&lt;/score&gt; &lt;player&gt;1 Player&lt;/player&gt; &lt;story&gt;Neptina, Neptune's daughter, has been imprisoned at the bottom of the sea by Titans. Your goal is to rescue her by locating the scattered pieces of a magical trident! You will need to take the form of a dolphin and a bird in order to locate the pieces that are hidden in the ocean and clouds. When flying in the air, there are several screens that have clouds flying by. Touch all of the clouds, and the trident piece appears! Other birds which are flying around will cause you to lose energy if you touch them accidentally. Underwater, trident pieces can be found by touching the sea horses. Octopuses, sharks, and a deadly maze of seaweed will get in your way and cause you to lose energy if caught! When you have located all of the trident pieces, the cage holding Neptina can be unlocked, but if you run out of energy first the game will be over.&lt;/story&gt; &lt;/game&gt;">
            <text:p>&lt;game name="Fathom (USA)"&gt; &lt;year&gt;1983&lt;/year&gt; &lt;rating&gt;ESRB - E (Everyone)&lt;/rating&gt; &lt;title&gt;Fathom &lt;/title&gt; &lt;pub&gt;Imagic&lt;/pub&gt; &lt;dev&gt;Imagic&lt;/dev&gt; &lt;genre&gt;Action&lt;/genre&gt; &lt;score&gt;1.9&lt;/score&gt; &lt;player&gt;1 Player&lt;/player&gt; &lt;story&gt;Neptina, Neptune's daughter, has been imprisoned at the bottom of the sea by Titans. Your goal is to rescue her by locating the scattered pieces of a magical trident! You will need to take the form of a dolphin and a bird in order to locate the pieces that are hidden in the ocean and clouds. When flying in the air, there are several screens that have clouds flying by. Touch all of the clouds, and the trident piece appears! Other birds which are flying around will cause you to lose energy if you touch them accidentally. Underwater, trident pieces can be found by touching the sea horses. Octopuses, sharks, and a deadly maze of seaweed will get in your way and cause you to lose energy if caught! When you have located all of the trident pieces, the cage holding Neptina can be unlocked, but if you run out of energy first the game will be over.&lt;/story&gt; &lt;/game&gt;</text:p>
          </table:table-cell>
        </table:table-row>
        <table:table-row table:style-name="ro1">
          <table:table-cell office:value-type="string">
            <text:p>Final Approach (USA)</text:p>
          </table:table-cell>
          <table:table-cell office:value-type="string">
            <text:p>1982</text:p>
          </table:table-cell>
          <table:table-cell office:value-type="string">
            <text:p>ESRB - E (Everyone)</text:p>
          </table:table-cell>
          <table:table-cell office:value-type="string">
            <text:p>Final Approach </text:p>
          </table:table-cell>
          <table:table-cell table:number-columns-repeated="2" office:value-type="string">
            <text:p>Apollo, Inc.</text:p>
          </table:table-cell>
          <table:table-cell office:value-type="string">
            <text:p>Simulation</text:p>
          </table:table-cell>
          <table:table-cell office:value-type="string">
            <text:p>2.8</text:p>
          </table:table-cell>
          <table:table-cell table:style-name="Default" office:value-type="string">
            <text:p>1-2 Players</text:p>
          </table:table-cell>
          <table:table-cell office:value-type="string">
            <text:p>You are an air traffic controller at an international airport. You must guide planes in to landing safely.Your first screen is the Approach Control Radar screen or ARC. You must guide the aircraft , using the cursor, until they are headed left to right along the yellow line headed towards the black stripe. Make sure the other planes are headed where they won't immediately head towards each other or off screen.After the plane gets near the black stripe, move the cursor to the center red light and press the button. You will then be on the Ground Control Approach screen or GCA. <text:s/>Here you must center the plane's nose on the glide slope and localizer before it arrives at the end of the runway. If the landing is successful, the plane will disappear from the ARC screen and a new one will appear soon to take its place. If not, when you press your joystick button and return to the ARC screen, the plane will still be there. If a plane starts flashing on the ARC and you hear an emergency sound, this plane has an emergency and must be landed first.ScoringSuccessful landing=25 pointsSuccessful emergency landing if landing before other planes=50 pointsAircraft wanders off radar=lose 5 pointsYou get a control error (lose a life) if you allow a near miss or do not immediately land an aircraft in distress. You are allowed an additional control error (extra life) every 500 points.Game variationsGames 1, 3, 5, and 7 are one player.Games 2, 4, 6, <text:s/>and 8 are two player.Maximum number of planes on radar:Games 1, 2, 3, and 4=4Games 5 and 6=3Games 7 and 8=2There are crosswinds on landings in games 3 and 4 only.Difficulty switchA=faster planesB=slower planes</text:p>
          </table:table-cell>
          <table:table-cell table:formula="of:=CONCATENATE(&quot;&lt;game name=&quot;;CHAR(34);[.A134];CHAR(34);&quot;&gt; &lt;year&gt;&quot;;[.B134];&quot;&lt;/year&gt; &lt;rating&gt;&quot;;[.C134];&quot;&lt;/rating&gt; &lt;title&gt;&quot;;[.D134];&quot;&lt;/title&gt; &lt;pub&gt;&quot;;[.E134];&quot;&lt;/pub&gt; &lt;dev&gt;&quot;;[.F134];&quot;&lt;/dev&gt; &lt;genre&gt;&quot;;[.G134];&quot;&lt;/genre&gt; &lt;score&gt;&quot;;[.H134];&quot;&lt;/score&gt; &lt;player&gt;&quot;;[.I134];&quot;&lt;/player&gt; &lt;story&gt;&quot;;[.J134];&quot;&lt;/story&gt; &lt;/game&gt;&quot;)" office:value-type="string" office:string-value="&lt;game name=&quot;Final Approach (USA)&quot;&gt; &lt;year&gt;1982&lt;/year&gt; &lt;rating&gt;ESRB - E (Everyone)&lt;/rating&gt; &lt;title&gt;Final Approach &lt;/title&gt; &lt;pub&gt;Apollo, Inc.&lt;/pub&gt; &lt;dev&gt;Apollo, Inc.&lt;/dev&gt; &lt;genre&gt;Simulation&lt;/genre&gt; &lt;score&gt;2.8&lt;/score&gt; &lt;player&gt;1-2 Players&lt;/player&gt; &lt;story&gt;You are an air traffic controller at an international airport. You must guide planes in to landing safely.Your first screen is the Approach Control Radar screen or ARC. You must guide the aircraft , using the cursor, until they are headed left to right along the yellow line headed towards the black stripe. Make sure the other planes are headed where they won't immediately head towards each other or off screen.After the plane gets near the black stripe, move the cursor to the center red light and press the button. You will then be on the Ground Control Approach screen or GCA.  Here you must center the plane's nose on the glide slope and localizer before it arrives at the end of the runway. If the landing is successful, the plane will disappear from the ARC screen and a new one will appear soon to take its place. If not, when you press your joystick button and return to the ARC screen, the plane will still be there. If a plane starts flashing on the ARC and you hear an emergency sound, this plane has an emergency and must be landed first.ScoringSuccessful landing=25 pointsSuccessful emergency landing if landing before other planes=50 pointsAircraft wanders off radar=lose 5 pointsYou get a control error (lose a life) if you allow a near miss or do not immediately land an aircraft in distress. You are allowed an additional control error (extra life) every 500 points.Game variationsGames 1, 3, 5, and 7 are one player.Games 2, 4, 6,  and 8 are two player.Maximum number of planes on radar:Games 1, 2, 3, and 4=4Games 5 and 6=3Games 7 and 8=2There are crosswinds on landings in games 3 and 4 only.Difficulty switchA=faster planesB=slower planes&lt;/story&gt; &lt;/game&gt;">
            <text:p>&lt;game name="Final Approach (USA)"&gt; &lt;year&gt;1982&lt;/year&gt; &lt;rating&gt;ESRB - E (Everyone)&lt;/rating&gt; &lt;title&gt;Final Approach &lt;/title&gt; &lt;pub&gt;Apollo, Inc.&lt;/pub&gt; &lt;dev&gt;Apollo, Inc.&lt;/dev&gt; &lt;genre&gt;Simulation&lt;/genre&gt; &lt;score&gt;2.8&lt;/score&gt; &lt;player&gt;1-2 Players&lt;/player&gt; &lt;story&gt;You are an air traffic controller at an international airport. You must guide planes in to landing safely.Your first screen is the Approach Control Radar screen or ARC. You must guide the aircraft , using the cursor, until they are headed left to right along the yellow line headed towards the black stripe. Make sure the other planes are headed where they won't immediately head towards each other or off screen.After the plane gets near the black stripe, move the cursor to the center red light and press the button. You will then be on the Ground Control Approach screen or GCA. <text:s/>Here you must center the plane's nose on the glide slope and localizer before it arrives at the end of the runway. If the landing is successful, the plane will disappear from the ARC screen and a new one will appear soon to take its place. If not, when you press your joystick button and return to the ARC screen, the plane will still be there. If a plane starts flashing on the ARC and you hear an emergency sound, this plane has an emergency and must be landed first.ScoringSuccessful landing=25 pointsSuccessful emergency landing if landing before other planes=50 pointsAircraft wanders off radar=lose 5 pointsYou get a control error (lose a life) if you allow a near miss or do not immediately land an aircraft in distress. You are allowed an additional control error (extra life) every 500 points.Game variationsGames 1, 3, 5, and 7 are one player.Games 2, 4, 6, <text:s/>and 8 are two player.Maximum number of planes on radar:Games 1, 2, 3, and 4=4Games 5 and 6=3Games 7 and 8=2There are crosswinds on landings in games 3 and 4 only.Difficulty switchA=faster planesB=slower planes&lt;/story&gt; &lt;/game&gt;</text:p>
          </table:table-cell>
        </table:table-row>
        <table:table-row table:style-name="ro1">
          <table:table-cell office:value-type="string">
            <text:p>Fire Fighter (USA)</text:p>
          </table:table-cell>
          <table:table-cell office:value-type="string">
            <text:p>1982</text:p>
          </table:table-cell>
          <table:table-cell office:value-type="string">
            <text:p>ESRB - E (Everyone)</text:p>
          </table:table-cell>
          <table:table-cell office:value-type="string">
            <text:p>Fire Fighter </text:p>
          </table:table-cell>
          <table:table-cell table:number-columns-repeated="2" office:value-type="string">
            <text:p>Imagic</text:p>
          </table:table-cell>
          <table:table-cell office:value-type="string">
            <text:p>Action</text:p>
          </table:table-cell>
          <table:table-cell office:value-type="string">
            <text:p>3.1</text:p>
          </table:table-cell>
          <table:table-cell table:style-name="Default" office:value-type="string">
            <text:p>1 Player</text:p>
          </table:table-cell>
          <table:table-cell office:value-type="string">
            <text:p>A local warehouse has caught fire, and you're the fire fighter who has to come to the rescue! Your goal is to save the worker who is trapped in the warehouse; on the right side of the screen is a firetruck with an adjustable ladder. You can move the ladder to the appropriate floor of the building to climb up and rescue the trapped worker. Depending on which floors have caught fire, the worker will move to the lowest floor he can which isn't burning; you'll need to estimate which floor he'll be on when you position the ladder. Once the worker is safe, you move on to the next (more challenging) level. The fire in the building may spread quickly! If necessary, you can use a fire hose to put out the fire. Of course, you have a limited supply of water so make sure you don't run out! As the levels progress, the building becomes shorter and the fire spreads faster which means you don't have as much time in which to rescue the trapped victims.</text:p>
          </table:table-cell>
          <table:table-cell table:formula="of:=CONCATENATE(&quot;&lt;game name=&quot;;CHAR(34);[.A135];CHAR(34);&quot;&gt; &lt;year&gt;&quot;;[.B135];&quot;&lt;/year&gt; &lt;rating&gt;&quot;;[.C135];&quot;&lt;/rating&gt; &lt;title&gt;&quot;;[.D135];&quot;&lt;/title&gt; &lt;pub&gt;&quot;;[.E135];&quot;&lt;/pub&gt; &lt;dev&gt;&quot;;[.F135];&quot;&lt;/dev&gt; &lt;genre&gt;&quot;;[.G135];&quot;&lt;/genre&gt; &lt;score&gt;&quot;;[.H135];&quot;&lt;/score&gt; &lt;player&gt;&quot;;[.I135];&quot;&lt;/player&gt; &lt;story&gt;&quot;;[.J135];&quot;&lt;/story&gt; &lt;/game&gt;&quot;)" office:value-type="string" office:string-value="&lt;game name=&quot;Fire Fighter (USA)&quot;&gt; &lt;year&gt;1982&lt;/year&gt; &lt;rating&gt;ESRB - E (Everyone)&lt;/rating&gt; &lt;title&gt;Fire Fighter &lt;/title&gt; &lt;pub&gt;Imagic&lt;/pub&gt; &lt;dev&gt;Imagic&lt;/dev&gt; &lt;genre&gt;Action&lt;/genre&gt; &lt;score&gt;3.1&lt;/score&gt; &lt;player&gt;1 Player&lt;/player&gt; &lt;story&gt;A local warehouse has caught fire, and you're the fire fighter who has to come to the rescue! Your goal is to save the worker who is trapped in the warehouse; on the right side of the screen is a firetruck with an adjustable ladder. You can move the ladder to the appropriate floor of the building to climb up and rescue the trapped worker. Depending on which floors have caught fire, the worker will move to the lowest floor he can which isn't burning; you'll need to estimate which floor he'll be on when you position the ladder. Once the worker is safe, you move on to the next (more challenging) level. The fire in the building may spread quickly! If necessary, you can use a fire hose to put out the fire. Of course, you have a limited supply of water so make sure you don't run out! As the levels progress, the building becomes shorter and the fire spreads faster which means you don't have as much time in which to rescue the trapped victims.&lt;/story&gt; &lt;/game&gt;">
            <text:p>&lt;game name="Fire Fighter (USA)"&gt; &lt;year&gt;1982&lt;/year&gt; &lt;rating&gt;ESRB - E (Everyone)&lt;/rating&gt; &lt;title&gt;Fire Fighter &lt;/title&gt; &lt;pub&gt;Imagic&lt;/pub&gt; &lt;dev&gt;Imagic&lt;/dev&gt; &lt;genre&gt;Action&lt;/genre&gt; &lt;score&gt;3.1&lt;/score&gt; &lt;player&gt;1 Player&lt;/player&gt; &lt;story&gt;A local warehouse has caught fire, and you're the fire fighter who has to come to the rescue! Your goal is to save the worker who is trapped in the warehouse; on the right side of the screen is a firetruck with an adjustable ladder. You can move the ladder to the appropriate floor of the building to climb up and rescue the trapped worker. Depending on which floors have caught fire, the worker will move to the lowest floor he can which isn't burning; you'll need to estimate which floor he'll be on when you position the ladder. Once the worker is safe, you move on to the next (more challenging) level. The fire in the building may spread quickly! If necessary, you can use a fire hose to put out the fire. Of course, you have a limited supply of water so make sure you don't run out! As the levels progress, the building becomes shorter and the fire spreads faster which means you don't have as much time in which to rescue the trapped victims.&lt;/story&gt; &lt;/game&gt;</text:p>
          </table:table-cell>
        </table:table-row>
        <table:table-row table:style-name="ro1">
          <table:table-cell office:value-type="string">
            <text:p>Fire Fly (USA)</text:p>
          </table:table-cell>
          <table:table-cell office:value-type="string">
            <text:p>1983</text:p>
          </table:table-cell>
          <table:table-cell office:value-type="string">
            <text:p>ESRB - E (Everyone)</text:p>
          </table:table-cell>
          <table:table-cell office:value-type="string">
            <text:p>Fire Fly </text:p>
          </table:table-cell>
          <table:table-cell table:number-columns-repeated="2" office:value-type="string">
            <text:p>Mythicon, Inc.</text:p>
          </table:table-cell>
          <table:table-cell office:value-type="string">
            <text:p>Shoot-'Em-Up</text:p>
          </table:table-cell>
          <table:table-cell office:value-type="string">
            <text:p>1.0</text:p>
          </table:table-cell>
          <table:table-cell table:style-name="Default" office:value-type="string">
            <text:p>1-2 Players</text:p>
          </table:table-cell>
          <table:table-cell office:value-type="string">
            <text:p>After your interplanetary craft accidentally enters a black hole, you find yourself in a different universe. This world is inhabited by strange, mechanical bug-like creatures. You find that this world contains both bad and good bugs; the good bugs have asked for your help, and you agree to defend them. Your first challenge is to rescue the Pixy; this is the last living creature on the planet and is guarded by a killer bee. Should you succeed, you next will need to fight off a variety of enemy creatures including a flaming pumpkin, demons, and coiled serpents. Each time you defeat the creatures on the screen, you can move to the right where a new challenge (and bonus) awaits! After you complete all of the screens of bad bugs, then the game repeats at a tougher difficulty level.</text:p>
          </table:table-cell>
          <table:table-cell table:formula="of:=CONCATENATE(&quot;&lt;game name=&quot;;CHAR(34);[.A136];CHAR(34);&quot;&gt; &lt;year&gt;&quot;;[.B136];&quot;&lt;/year&gt; &lt;rating&gt;&quot;;[.C136];&quot;&lt;/rating&gt; &lt;title&gt;&quot;;[.D136];&quot;&lt;/title&gt; &lt;pub&gt;&quot;;[.E136];&quot;&lt;/pub&gt; &lt;dev&gt;&quot;;[.F136];&quot;&lt;/dev&gt; &lt;genre&gt;&quot;;[.G136];&quot;&lt;/genre&gt; &lt;score&gt;&quot;;[.H136];&quot;&lt;/score&gt; &lt;player&gt;&quot;;[.I136];&quot;&lt;/player&gt; &lt;story&gt;&quot;;[.J136];&quot;&lt;/story&gt; &lt;/game&gt;&quot;)" office:value-type="string" office:string-value="&lt;game name=&quot;Fire Fly (USA)&quot;&gt; &lt;year&gt;1983&lt;/year&gt; &lt;rating&gt;ESRB - E (Everyone)&lt;/rating&gt; &lt;title&gt;Fire Fly &lt;/title&gt; &lt;pub&gt;Mythicon, Inc.&lt;/pub&gt; &lt;dev&gt;Mythicon, Inc.&lt;/dev&gt; &lt;genre&gt;Shoot-'Em-Up&lt;/genre&gt; &lt;score&gt;1.0&lt;/score&gt; &lt;player&gt;1-2 Players&lt;/player&gt; &lt;story&gt;After your interplanetary craft accidentally enters a black hole, you find yourself in a different universe. This world is inhabited by strange, mechanical bug-like creatures. You find that this world contains both bad and good bugs; the good bugs have asked for your help, and you agree to defend them. Your first challenge is to rescue the Pixy; this is the last living creature on the planet and is guarded by a killer bee. Should you succeed, you next will need to fight off a variety of enemy creatures including a flaming pumpkin, demons, and coiled serpents. Each time you defeat the creatures on the screen, you can move to the right where a new challenge (and bonus) awaits! After you complete all of the screens of bad bugs, then the game repeats at a tougher difficulty level.&lt;/story&gt; &lt;/game&gt;">
            <text:p>&lt;game name="Fire Fly (USA)"&gt; &lt;year&gt;1983&lt;/year&gt; &lt;rating&gt;ESRB - E (Everyone)&lt;/rating&gt; &lt;title&gt;Fire Fly &lt;/title&gt; &lt;pub&gt;Mythicon, Inc.&lt;/pub&gt; &lt;dev&gt;Mythicon, Inc.&lt;/dev&gt; &lt;genre&gt;Shoot-'Em-Up&lt;/genre&gt; &lt;score&gt;1.0&lt;/score&gt; &lt;player&gt;1-2 Players&lt;/player&gt; &lt;story&gt;After your interplanetary craft accidentally enters a black hole, you find yourself in a different universe. This world is inhabited by strange, mechanical bug-like creatures. You find that this world contains both bad and good bugs; the good bugs have asked for your help, and you agree to defend them. Your first challenge is to rescue the Pixy; this is the last living creature on the planet and is guarded by a killer bee. Should you succeed, you next will need to fight off a variety of enemy creatures including a flaming pumpkin, demons, and coiled serpents. Each time you defeat the creatures on the screen, you can move to the right where a new challenge (and bonus) awaits! After you complete all of the screens of bad bugs, then the game repeats at a tougher difficulty level.&lt;/story&gt; &lt;/game&gt;</text:p>
          </table:table-cell>
        </table:table-row>
        <table:table-row table:style-name="ro1">
          <table:table-cell office:value-type="string">
            <text:p>Fireball (USA)</text:p>
          </table:table-cell>
          <table:table-cell office:value-type="string">
            <text:p>1982</text:p>
          </table:table-cell>
          <table:table-cell office:value-type="string">
            <text:p>ESRB - E (Everyone)</text:p>
          </table:table-cell>
          <table:table-cell office:value-type="string">
            <text:p>Fireball </text:p>
          </table:table-cell>
          <table:table-cell table:number-columns-repeated="2" office:value-type="string">
            <text:p>Arcadia Corporation</text:p>
          </table:table-cell>
          <table:table-cell office:value-type="string">
            <text:p>Breakout</text:p>
          </table:table-cell>
          <table:table-cell office:value-type="string">
            <text:p>2.8</text:p>
          </table:table-cell>
          <table:table-cell table:style-name="Default" office:value-type="string">
            <text:p>1-4 Players</text:p>
          </table:table-cell>
          <table:table-cell office:value-type="string">
            <text:p>Fireball is an arcade action game similar to Breakout. You are a juggler, and you need to keep multiple fireballs within the play field. You can hold on to two fireballs at a time, so be careful because if you try to catch a third it wall fall off the screen. Your goal is to destroy the bricks at the top of the screen by hitting them with the fireballs. When all the bricks are destroyed, you move on to the next round and are given one additional fireball to keep in play. Five different game variations are included:Firetrap: Two additional fireballs are trapped within brick walls. Once a hole forms in the walls, you will also need to keep these additional fireballs in play.Marching Blocks: In this game, each time you catch a fireball the rows of blocks will drop down one level. From time to time, a mystery fireball may also appear.Knock-A-Block: This is the most basic game variation. There is a solid wall of blocks at the top of the screen that you need to destroy.Migrating Blocks: In this game, the rows of blocks move! Every few seconds each row of blocks will rotate either to the left or to the right.Cascade: There are five additional fireballs trapped within the block formation! When you destroy enough blocks to release an extra fireball, it too will need to be kept in play.</text:p>
          </table:table-cell>
          <table:table-cell table:formula="of:=CONCATENATE(&quot;&lt;game name=&quot;;CHAR(34);[.A137];CHAR(34);&quot;&gt; &lt;year&gt;&quot;;[.B137];&quot;&lt;/year&gt; &lt;rating&gt;&quot;;[.C137];&quot;&lt;/rating&gt; &lt;title&gt;&quot;;[.D137];&quot;&lt;/title&gt; &lt;pub&gt;&quot;;[.E137];&quot;&lt;/pub&gt; &lt;dev&gt;&quot;;[.F137];&quot;&lt;/dev&gt; &lt;genre&gt;&quot;;[.G137];&quot;&lt;/genre&gt; &lt;score&gt;&quot;;[.H137];&quot;&lt;/score&gt; &lt;player&gt;&quot;;[.I137];&quot;&lt;/player&gt; &lt;story&gt;&quot;;[.J137];&quot;&lt;/story&gt; &lt;/game&gt;&quot;)" office:value-type="string" office:string-value="&lt;game name=&quot;Fireball (USA)&quot;&gt; &lt;year&gt;1982&lt;/year&gt; &lt;rating&gt;ESRB - E (Everyone)&lt;/rating&gt; &lt;title&gt;Fireball &lt;/title&gt; &lt;pub&gt;Arcadia Corporation&lt;/pub&gt; &lt;dev&gt;Arcadia Corporation&lt;/dev&gt; &lt;genre&gt;Breakout&lt;/genre&gt; &lt;score&gt;2.8&lt;/score&gt; &lt;player&gt;1-4 Players&lt;/player&gt; &lt;story&gt;Fireball is an arcade action game similar to Breakout. You are a juggler, and you need to keep multiple fireballs within the play field. You can hold on to two fireballs at a time, so be careful because if you try to catch a third it wall fall off the screen. Your goal is to destroy the bricks at the top of the screen by hitting them with the fireballs. When all the bricks are destroyed, you move on to the next round and are given one additional fireball to keep in play. Five different game variations are included:Firetrap: Two additional fireballs are trapped within brick walls. Once a hole forms in the walls, you will also need to keep these additional fireballs in play.Marching Blocks: In this game, each time you catch a fireball the rows of blocks will drop down one level. From time to time, a mystery fireball may also appear.Knock-A-Block: This is the most basic game variation. There is a solid wall of blocks at the top of the screen that you need to destroy.Migrating Blocks: In this game, the rows of blocks move! Every few seconds each row of blocks will rotate either to the left or to the right.Cascade: There are five additional fireballs trapped within the block formation! When you destroy enough blocks to release an extra fireball, it too will need to be kept in play.&lt;/story&gt; &lt;/game&gt;">
            <text:p>&lt;game name="Fireball (USA)"&gt; &lt;year&gt;1982&lt;/year&gt; &lt;rating&gt;ESRB - E (Everyone)&lt;/rating&gt; &lt;title&gt;Fireball &lt;/title&gt; &lt;pub&gt;Arcadia Corporation&lt;/pub&gt; &lt;dev&gt;Arcadia Corporation&lt;/dev&gt; &lt;genre&gt;Breakout&lt;/genre&gt; &lt;score&gt;2.8&lt;/score&gt; &lt;player&gt;1-4 Players&lt;/player&gt; &lt;story&gt;Fireball is an arcade action game similar to Breakout. You are a juggler, and you need to keep multiple fireballs within the play field. You can hold on to two fireballs at a time, so be careful because if you try to catch a third it wall fall off the screen. Your goal is to destroy the bricks at the top of the screen by hitting them with the fireballs. When all the bricks are destroyed, you move on to the next round and are given one additional fireball to keep in play. Five different game variations are included:Firetrap: Two additional fireballs are trapped within brick walls. Once a hole forms in the walls, you will also need to keep these additional fireballs in play.Marching Blocks: In this game, each time you catch a fireball the rows of blocks will drop down one level. From time to time, a mystery fireball may also appear.Knock-A-Block: This is the most basic game variation. There is a solid wall of blocks at the top of the screen that you need to destroy.Migrating Blocks: In this game, the rows of blocks move! Every few seconds each row of blocks will rotate either to the left or to the right.Cascade: There are five additional fireballs trapped within the block formation! When you destroy enough blocks to release an extra fireball, it too will need to be kept in play.&lt;/story&gt; &lt;/game&gt;</text:p>
          </table:table-cell>
        </table:table-row>
        <table:table-row table:style-name="ro1">
          <table:table-cell office:value-type="string">
            <text:p>Firebug (Europe)</text:p>
          </table:table-cell>
          <table:table-cell office:value-type="string">
            <text:p>1983</text:p>
          </table:table-cell>
          <table:table-cell office:value-type="string">
            <text:p>ESRB - E (Everyone)</text:p>
          </table:table-cell>
          <table:table-cell office:value-type="string">
            <text:p>Firebug </text:p>
          </table:table-cell>
          <table:table-cell table:number-columns-repeated="2" office:value-type="string">
            <text:p>Suntek</text:p>
          </table:table-cell>
          <table:table-cell office:value-type="string">
            <text:p>Action</text:p>
          </table:table-cell>
          <table:table-cell office:value-type="string">
            <text:p>1.5</text:p>
          </table:table-cell>
          <table:table-cell table:style-name="Default" office:value-type="string">
            <text:p>1 Player</text:p>
          </table:table-cell>
          <table:table-cell office:value-type="string">
            <text:p>Firebug is an arcade action game with gameplay similar to Space Invaders. You control a laser canon at the bottom of the screen, and need to destroy wave after wave of brightly colored demons. The demons bounce around the screen in bizarre patterns, and try to destroy your canon with bombs or lasers. When you shoot a demon, it will be replaced with another or will split into two smaller demons depending on which wave you are playing. When the required number of demons for the current round is finally destroyed, you can move on to the next, more difficult round. </text:p>
          </table:table-cell>
          <table:table-cell table:formula="of:=CONCATENATE(&quot;&lt;game name=&quot;;CHAR(34);[.A138];CHAR(34);&quot;&gt; &lt;year&gt;&quot;;[.B138];&quot;&lt;/year&gt; &lt;rating&gt;&quot;;[.C138];&quot;&lt;/rating&gt; &lt;title&gt;&quot;;[.D138];&quot;&lt;/title&gt; &lt;pub&gt;&quot;;[.E138];&quot;&lt;/pub&gt; &lt;dev&gt;&quot;;[.F138];&quot;&lt;/dev&gt; &lt;genre&gt;&quot;;[.G138];&quot;&lt;/genre&gt; &lt;score&gt;&quot;;[.H138];&quot;&lt;/score&gt; &lt;player&gt;&quot;;[.I138];&quot;&lt;/player&gt; &lt;story&gt;&quot;;[.J138];&quot;&lt;/story&gt; &lt;/game&gt;&quot;)" office:value-type="string" office:string-value="&lt;game name=&quot;Firebug (Europe)&quot;&gt; &lt;year&gt;1983&lt;/year&gt; &lt;rating&gt;ESRB - E (Everyone)&lt;/rating&gt; &lt;title&gt;Firebug &lt;/title&gt; &lt;pub&gt;Suntek&lt;/pub&gt; &lt;dev&gt;Suntek&lt;/dev&gt; &lt;genre&gt;Action&lt;/genre&gt; &lt;score&gt;1.5&lt;/score&gt; &lt;player&gt;1 Player&lt;/player&gt; &lt;story&gt;Firebug is an arcade action game with gameplay similar to Space Invaders. You control a laser canon at the bottom of the screen, and need to destroy wave after wave of brightly colored demons. The demons bounce around the screen in bizarre patterns, and try to destroy your canon with bombs or lasers. When you shoot a demon, it will be replaced with another or will split into two smaller demons depending on which wave you are playing. When the required number of demons for the current round is finally destroyed, you can move on to the next, more difficult round. &lt;/story&gt; &lt;/game&gt;">
            <text:p>&lt;game name="Firebug (Europe)"&gt; &lt;year&gt;1983&lt;/year&gt; &lt;rating&gt;ESRB - E (Everyone)&lt;/rating&gt; &lt;title&gt;Firebug &lt;/title&gt; &lt;pub&gt;Suntek&lt;/pub&gt; &lt;dev&gt;Suntek&lt;/dev&gt; &lt;genre&gt;Action&lt;/genre&gt; &lt;score&gt;1.5&lt;/score&gt; &lt;player&gt;1 Player&lt;/player&gt; &lt;story&gt;Firebug is an arcade action game with gameplay similar to Space Invaders. You control a laser canon at the bottom of the screen, and need to destroy wave after wave of brightly colored demons. The demons bounce around the screen in bizarre patterns, and try to destroy your canon with bombs or lasers. When you shoot a demon, it will be replaced with another or will split into two smaller demons depending on which wave you are playing. When the required number of demons for the current round is finally destroyed, you can move on to the next, more difficult round. &lt;/story&gt; &lt;/game&gt;</text:p>
          </table:table-cell>
        </table:table-row>
        <table:table-row table:style-name="ro1">
          <table:table-cell office:value-type="string">
            <text:p>Fishing Derby (USA)</text:p>
          </table:table-cell>
          <table:table-cell office:value-type="string">
            <text:p>1980</text:p>
          </table:table-cell>
          <table:table-cell office:value-type="string">
            <text:p>ESRB - E (Everyone)</text:p>
          </table:table-cell>
          <table:table-cell office:value-type="string">
            <text:p>Fishing Derby </text:p>
          </table:table-cell>
          <table:table-cell table:number-columns-repeated="2" office:value-type="string">
            <text:p>Activision, Inc.</text:p>
          </table:table-cell>
          <table:table-cell office:value-type="string">
            <text:p>Sports/Fishing</text:p>
          </table:table-cell>
          <table:table-cell office:value-type="string">
            <text:p>3.8</text:p>
          </table:table-cell>
          <table:table-cell table:style-name="Default" office:value-type="string">
            <text:p>1-2 Players</text:p>
          </table:table-cell>
          <table:table-cell office:value-type="string">
            <text:p>In Fishing Derby, your goal is to be the first of two players to catch 99 pounds of fish. Each player is on a dock at the top of the screen, and you control the fishing line in the water. By moving the fishing line up or down, you can catch the fish that are swimming by. The deeper down you go, the bigger the fish are. When you catch a fish, you need to real it in! To make the game more difficult, a shark is constantly swimming back and forth. If you have a fish on your line and it touches the shark, the shark will eat it and you then will have to catch another fish. Two difficulty levels are available, and the game can be played by one person against the computer or two players against each other.</text:p>
          </table:table-cell>
          <table:table-cell table:formula="of:=CONCATENATE(&quot;&lt;game name=&quot;;CHAR(34);[.A139];CHAR(34);&quot;&gt; &lt;year&gt;&quot;;[.B139];&quot;&lt;/year&gt; &lt;rating&gt;&quot;;[.C139];&quot;&lt;/rating&gt; &lt;title&gt;&quot;;[.D139];&quot;&lt;/title&gt; &lt;pub&gt;&quot;;[.E139];&quot;&lt;/pub&gt; &lt;dev&gt;&quot;;[.F139];&quot;&lt;/dev&gt; &lt;genre&gt;&quot;;[.G139];&quot;&lt;/genre&gt; &lt;score&gt;&quot;;[.H139];&quot;&lt;/score&gt; &lt;player&gt;&quot;;[.I139];&quot;&lt;/player&gt; &lt;story&gt;&quot;;[.J139];&quot;&lt;/story&gt; &lt;/game&gt;&quot;)" office:value-type="string" office:string-value="&lt;game name=&quot;Fishing Derby (USA)&quot;&gt; &lt;year&gt;1980&lt;/year&gt; &lt;rating&gt;ESRB - E (Everyone)&lt;/rating&gt; &lt;title&gt;Fishing Derby &lt;/title&gt; &lt;pub&gt;Activision, Inc.&lt;/pub&gt; &lt;dev&gt;Activision, Inc.&lt;/dev&gt; &lt;genre&gt;Sports/Fishing&lt;/genre&gt; &lt;score&gt;3.8&lt;/score&gt; &lt;player&gt;1-2 Players&lt;/player&gt; &lt;story&gt;In Fishing Derby, your goal is to be the first of two players to catch 99 pounds of fish. Each player is on a dock at the top of the screen, and you control the fishing line in the water. By moving the fishing line up or down, you can catch the fish that are swimming by. The deeper down you go, the bigger the fish are. When you catch a fish, you need to real it in! To make the game more difficult, a shark is constantly swimming back and forth. If you have a fish on your line and it touches the shark, the shark will eat it and you then will have to catch another fish. Two difficulty levels are available, and the game can be played by one person against the computer or two players against each other.&lt;/story&gt; &lt;/game&gt;">
            <text:p>&lt;game name="Fishing Derby (USA)"&gt; &lt;year&gt;1980&lt;/year&gt; &lt;rating&gt;ESRB - E (Everyone)&lt;/rating&gt; &lt;title&gt;Fishing Derby &lt;/title&gt; &lt;pub&gt;Activision, Inc.&lt;/pub&gt; &lt;dev&gt;Activision, Inc.&lt;/dev&gt; &lt;genre&gt;Sports/Fishing&lt;/genre&gt; &lt;score&gt;3.8&lt;/score&gt; &lt;player&gt;1-2 Players&lt;/player&gt; &lt;story&gt;In Fishing Derby, your goal is to be the first of two players to catch 99 pounds of fish. Each player is on a dock at the top of the screen, and you control the fishing line in the water. By moving the fishing line up or down, you can catch the fish that are swimming by. The deeper down you go, the bigger the fish are. When you catch a fish, you need to real it in! To make the game more difficult, a shark is constantly swimming back and forth. If you have a fish on your line and it touches the shark, the shark will eat it and you then will have to catch another fish. Two difficulty levels are available, and the game can be played by one person against the computer or two players against each other.&lt;/story&gt; &lt;/game&gt;</text:p>
          </table:table-cell>
        </table:table-row>
        <table:table-row table:style-name="ro1">
          <table:table-cell office:value-type="string">
            <text:p>Flag Capture (USA)</text:p>
          </table:table-cell>
          <table:table-cell office:value-type="string">
            <text:p>1978</text:p>
          </table:table-cell>
          <table:table-cell office:value-type="string">
            <text:p>ESRB - E (Everyone)</text:p>
          </table:table-cell>
          <table:table-cell office:value-type="string">
            <text:p>Flag Capture </text:p>
          </table:table-cell>
          <table:table-cell table:number-columns-repeated="2" office:value-type="string">
            <text:p>Atari, Inc.</text:p>
          </table:table-cell>
          <table:table-cell office:value-type="string">
            <text:p>Puzzle</text:p>
          </table:table-cell>
          <table:table-cell office:value-type="string">
            <text:p>1.9</text:p>
          </table:table-cell>
          <table:table-cell table:style-name="Default" office:value-type="string">
            <text:p>1-2 Players</text:p>
          </table:table-cell>
          <table:table-cell office:value-type="string">
            <text:p>Flag Capture is an action/strategy game for one or two players. Your goal is to locate a flag hidden somewhere on a 9x7 grid. Using the joystick you can move your explorer around the grid; on any square you can press the button to see if the flag is located in that square, or if not to receive a clue as to the flags location. If the square doesn't contain the flag, one of several items may appear: an arrow indicating what direction the flag is, a number indicating how many squares away the flag is, or a bomb which will cause you to have to start again. In the one player game your goal is to locate as many flags as possible in the 75 second time limit. There are several varieties of two players games: in free-for-all, both players can move around the grid simultaneously and whomever finds the flag first scores a point. In the other two player games, players take turns moving around the grid. Several skill levels are available which control the players moving speed, allow the flag to be stationary or move, or add an invisible wall around the playfield.</text:p>
          </table:table-cell>
          <table:table-cell table:formula="of:=CONCATENATE(&quot;&lt;game name=&quot;;CHAR(34);[.A140];CHAR(34);&quot;&gt; &lt;year&gt;&quot;;[.B140];&quot;&lt;/year&gt; &lt;rating&gt;&quot;;[.C140];&quot;&lt;/rating&gt; &lt;title&gt;&quot;;[.D140];&quot;&lt;/title&gt; &lt;pub&gt;&quot;;[.E140];&quot;&lt;/pub&gt; &lt;dev&gt;&quot;;[.F140];&quot;&lt;/dev&gt; &lt;genre&gt;&quot;;[.G140];&quot;&lt;/genre&gt; &lt;score&gt;&quot;;[.H140];&quot;&lt;/score&gt; &lt;player&gt;&quot;;[.I140];&quot;&lt;/player&gt; &lt;story&gt;&quot;;[.J140];&quot;&lt;/story&gt; &lt;/game&gt;&quot;)" office:value-type="string" office:string-value="&lt;game name=&quot;Flag Capture (USA)&quot;&gt; &lt;year&gt;1978&lt;/year&gt; &lt;rating&gt;ESRB - E (Everyone)&lt;/rating&gt; &lt;title&gt;Flag Capture &lt;/title&gt; &lt;pub&gt;Atari, Inc.&lt;/pub&gt; &lt;dev&gt;Atari, Inc.&lt;/dev&gt; &lt;genre&gt;Puzzle&lt;/genre&gt; &lt;score&gt;1.9&lt;/score&gt; &lt;player&gt;1-2 Players&lt;/player&gt; &lt;story&gt;Flag Capture is an action/strategy game for one or two players. Your goal is to locate a flag hidden somewhere on a 9x7 grid. Using the joystick you can move your explorer around the grid; on any square you can press the button to see if the flag is located in that square, or if not to receive a clue as to the flags location. If the square doesn't contain the flag, one of several items may appear: an arrow indicating what direction the flag is, a number indicating how many squares away the flag is, or a bomb which will cause you to have to start again. In the one player game your goal is to locate as many flags as possible in the 75 second time limit. There are several varieties of two players games: in free-for-all, both players can move around the grid simultaneously and whomever finds the flag first scores a point. In the other two player games, players take turns moving around the grid. Several skill levels are available which control the players moving speed, allow the flag to be stationary or move, or add an invisible wall around the playfield.&lt;/story&gt; &lt;/game&gt;">
            <text:p>&lt;game name="Flag Capture (USA)"&gt; &lt;year&gt;1978&lt;/year&gt; &lt;rating&gt;ESRB - E (Everyone)&lt;/rating&gt; &lt;title&gt;Flag Capture &lt;/title&gt; &lt;pub&gt;Atari, Inc.&lt;/pub&gt; &lt;dev&gt;Atari, Inc.&lt;/dev&gt; &lt;genre&gt;Puzzle&lt;/genre&gt; &lt;score&gt;1.9&lt;/score&gt; &lt;player&gt;1-2 Players&lt;/player&gt; &lt;story&gt;Flag Capture is an action/strategy game for one or two players. Your goal is to locate a flag hidden somewhere on a 9x7 grid. Using the joystick you can move your explorer around the grid; on any square you can press the button to see if the flag is located in that square, or if not to receive a clue as to the flags location. If the square doesn't contain the flag, one of several items may appear: an arrow indicating what direction the flag is, a number indicating how many squares away the flag is, or a bomb which will cause you to have to start again. In the one player game your goal is to locate as many flags as possible in the 75 second time limit. There are several varieties of two players games: in free-for-all, both players can move around the grid simultaneously and whomever finds the flag first scores a point. In the other two player games, players take turns moving around the grid. Several skill levels are available which control the players moving speed, allow the flag to be stationary or move, or add an invisible wall around the playfield.&lt;/story&gt; &lt;/game&gt;</text:p>
          </table:table-cell>
        </table:table-row>
        <table:table-row table:style-name="ro1">
          <table:table-cell office:value-type="string">
            <text:p>Flash Gordon (USA)</text:p>
          </table:table-cell>
          <table:table-cell office:value-type="string">
            <text:p>1983</text:p>
          </table:table-cell>
          <table:table-cell office:value-type="string">
            <text:p>ESRB - E (Everyone)</text:p>
          </table:table-cell>
          <table:table-cell office:value-type="string">
            <text:p>Flash Gordon </text:p>
          </table:table-cell>
          <table:table-cell office:value-type="string">
            <text:p>Fox Video Games, Inc.</text:p>
          </table:table-cell>
          <table:table-cell office:value-type="string">
            <text:p>Sirius Software, Inc.</text:p>
          </table:table-cell>
          <table:table-cell office:value-type="string">
            <text:p>Shoot-'Em-Up</text:p>
          </table:table-cell>
          <table:table-cell office:value-type="string">
            <text:p>2.7</text:p>
          </table:table-cell>
          <table:table-cell table:style-name="Default" office:value-type="string">
            <text:p>1 Player</text:p>
          </table:table-cell>
          <table:table-cell office:value-type="string">
            <text:p>You are Flash Gordon. Many spacemen have entered Spider City but never returned. Your job, Flash, is two fold. Rescue any spacemen you find in the tunnels of Spider City and destroy all the hatching pods.The lower part of the screen is a map. You are the horizontal line, the hatching pods are the vertical lines and the Disrupters are the crosses. The upper part of the screen is the close-up of the action.You rescue spacemen by touching them with your ship. You destroy hatching pods, and the spider warriors that hatch, by flying to the pods then shooting the warriors.You can also shoot generators, patrol ships and debris. Shooting the generator will keep the Disrupter from moving about the city for a little bit but the debris never stops while you are within, so don't hang out in the Disrupter.If you destroy five warriors at one hatching pod or your ship is destroyed when it returns, you will have a shield for a short time. There will be two beeps to warn you of the shield leaving.The scoring is as follows:10 points = Debris25 points = Patrol Ship70 points = Rescued Spaceman100 points = Disrupter GeneratorYou get 100 points for killing the first warrior at a pod, 200 for the second, 300 for the third and so on.You lose 1,000 points if you shoot a spaceman, but Flash Gordon would never do that, right?Every time you conquer a city, you get an extra man.</text:p>
          </table:table-cell>
          <table:table-cell table:formula="of:=CONCATENATE(&quot;&lt;game name=&quot;;CHAR(34);[.A141];CHAR(34);&quot;&gt; &lt;year&gt;&quot;;[.B141];&quot;&lt;/year&gt; &lt;rating&gt;&quot;;[.C141];&quot;&lt;/rating&gt; &lt;title&gt;&quot;;[.D141];&quot;&lt;/title&gt; &lt;pub&gt;&quot;;[.E141];&quot;&lt;/pub&gt; &lt;dev&gt;&quot;;[.F141];&quot;&lt;/dev&gt; &lt;genre&gt;&quot;;[.G141];&quot;&lt;/genre&gt; &lt;score&gt;&quot;;[.H141];&quot;&lt;/score&gt; &lt;player&gt;&quot;;[.I141];&quot;&lt;/player&gt; &lt;story&gt;&quot;;[.J141];&quot;&lt;/story&gt; &lt;/game&gt;&quot;)" office:value-type="string" office:string-value="&lt;game name=&quot;Flash Gordon (USA)&quot;&gt; &lt;year&gt;1983&lt;/year&gt; &lt;rating&gt;ESRB - E (Everyone)&lt;/rating&gt; &lt;title&gt;Flash Gordon &lt;/title&gt; &lt;pub&gt;Fox Video Games, Inc.&lt;/pub&gt; &lt;dev&gt;Sirius Software, Inc.&lt;/dev&gt; &lt;genre&gt;Shoot-'Em-Up&lt;/genre&gt; &lt;score&gt;2.7&lt;/score&gt; &lt;player&gt;1 Player&lt;/player&gt; &lt;story&gt;You are Flash Gordon. Many spacemen have entered Spider City but never returned. Your job, Flash, is two fold. Rescue any spacemen you find in the tunnels of Spider City and destroy all the hatching pods.The lower part of the screen is a map. You are the horizontal line, the hatching pods are the vertical lines and the Disrupters are the crosses. The upper part of the screen is the close-up of the action.You rescue spacemen by touching them with your ship. You destroy hatching pods, and the spider warriors that hatch, by flying to the pods then shooting the warriors.You can also shoot generators, patrol ships and debris. Shooting the generator will keep the Disrupter from moving about the city for a little bit but the debris never stops while you are within, so don't hang out in the Disrupter.If you destroy five warriors at one hatching pod or your ship is destroyed when it returns, you will have a shield for a short time. There will be two beeps to warn you of the shield leaving.The scoring is as follows:10 points = Debris25 points = Patrol Ship70 points = Rescued Spaceman100 points = Disrupter GeneratorYou get 100 points for killing the first warrior at a pod, 200 for the second, 300 for the third and so on.You lose 1,000 points if you shoot a spaceman, but Flash Gordon would never do that, right?Every time you conquer a city, you get an extra man.&lt;/story&gt; &lt;/game&gt;">
            <text:p>&lt;game name="Flash Gordon (USA)"&gt; &lt;year&gt;1983&lt;/year&gt; &lt;rating&gt;ESRB - E (Everyone)&lt;/rating&gt; &lt;title&gt;Flash Gordon &lt;/title&gt; &lt;pub&gt;Fox Video Games, Inc.&lt;/pub&gt; &lt;dev&gt;Sirius Software, Inc.&lt;/dev&gt; &lt;genre&gt;Shoot-'Em-Up&lt;/genre&gt; &lt;score&gt;2.7&lt;/score&gt; &lt;player&gt;1 Player&lt;/player&gt; &lt;story&gt;You are Flash Gordon. Many spacemen have entered Spider City but never returned. Your job, Flash, is two fold. Rescue any spacemen you find in the tunnels of Spider City and destroy all the hatching pods.The lower part of the screen is a map. You are the horizontal line, the hatching pods are the vertical lines and the Disrupters are the crosses. The upper part of the screen is the close-up of the action.You rescue spacemen by touching them with your ship. You destroy hatching pods, and the spider warriors that hatch, by flying to the pods then shooting the warriors.You can also shoot generators, patrol ships and debris. Shooting the generator will keep the Disrupter from moving about the city for a little bit but the debris never stops while you are within, so don't hang out in the Disrupter.If you destroy five warriors at one hatching pod or your ship is destroyed when it returns, you will have a shield for a short time. There will be two beeps to warn you of the shield leaving.The scoring is as follows:10 points = Debris25 points = Patrol Ship70 points = Rescued Spaceman100 points = Disrupter GeneratorYou get 100 points for killing the first warrior at a pod, 200 for the second, 300 for the third and so on.You lose 1,000 points if you shoot a spaceman, but Flash Gordon would never do that, right?Every time you conquer a city, you get an extra man.&lt;/story&gt; &lt;/game&gt;</text:p>
          </table:table-cell>
        </table:table-row>
        <table:table-row table:style-name="ro1">
          <table:table-cell office:value-type="string">
            <text:p>Football (USA)</text:p>
          </table:table-cell>
          <table:table-cell office:value-type="string">
            <text:p>1978</text:p>
          </table:table-cell>
          <table:table-cell office:value-type="string">
            <text:p>ESRB - E (Everyone)</text:p>
          </table:table-cell>
          <table:table-cell office:value-type="string">
            <text:p>Football </text:p>
          </table:table-cell>
          <table:table-cell table:number-columns-repeated="2" office:value-type="string">
            <text:p>Atari, Inc.</text:p>
          </table:table-cell>
          <table:table-cell office:value-type="string">
            <text:p>Sports/Football</text:p>
          </table:table-cell>
          <table:table-cell office:value-type="string">
            <text:p>1.6</text:p>
          </table:table-cell>
          <table:table-cell table:style-name="Default" office:value-type="string">
            <text:p>2 Players</text:p>
          </table:table-cell>
          <table:table-cell office:value-type="string">
            <text:p>Football is a football game for two players. The game is played from a top down point of view of the field and features two skill levels and three game variations. Using the joystick you can choose from one of five different offensive or defensive plays. In the first game variation, after selecting a play you then control the players on the field. In the second game, you have the option of controller your players after a play is selected or allowing the computer to control the players. The third game has the computer controlling the players at all times and you only need to select the plays you wish it to execute <text:s/>and indicate when you wish to punt or pass the ball. In all of the game variations the timer begins at 5 minutes, and is active only during plays. Of course, the team with the most points when the timer runs out wins!</text:p>
          </table:table-cell>
          <table:table-cell table:formula="of:=CONCATENATE(&quot;&lt;game name=&quot;;CHAR(34);[.A142];CHAR(34);&quot;&gt; &lt;year&gt;&quot;;[.B142];&quot;&lt;/year&gt; &lt;rating&gt;&quot;;[.C142];&quot;&lt;/rating&gt; &lt;title&gt;&quot;;[.D142];&quot;&lt;/title&gt; &lt;pub&gt;&quot;;[.E142];&quot;&lt;/pub&gt; &lt;dev&gt;&quot;;[.F142];&quot;&lt;/dev&gt; &lt;genre&gt;&quot;;[.G142];&quot;&lt;/genre&gt; &lt;score&gt;&quot;;[.H142];&quot;&lt;/score&gt; &lt;player&gt;&quot;;[.I142];&quot;&lt;/player&gt; &lt;story&gt;&quot;;[.J142];&quot;&lt;/story&gt; &lt;/game&gt;&quot;)" office:value-type="string" office:string-value="&lt;game name=&quot;Football (USA)&quot;&gt; &lt;year&gt;1978&lt;/year&gt; &lt;rating&gt;ESRB - E (Everyone)&lt;/rating&gt; &lt;title&gt;Football &lt;/title&gt; &lt;pub&gt;Atari, Inc.&lt;/pub&gt; &lt;dev&gt;Atari, Inc.&lt;/dev&gt; &lt;genre&gt;Sports/Football&lt;/genre&gt; &lt;score&gt;1.6&lt;/score&gt; &lt;player&gt;2 Players&lt;/player&gt; &lt;story&gt;Football is a football game for two players. The game is played from a top down point of view of the field and features two skill levels and three game variations. Using the joystick you can choose from one of five different offensive or defensive plays. In the first game variation, after selecting a play you then control the players on the field. In the second game, you have the option of controller your players after a play is selected or allowing the computer to control the players. The third game has the computer controlling the players at all times and you only need to select the plays you wish it to execute  and indicate when you wish to punt or pass the ball. In all of the game variations the timer begins at 5 minutes, and is active only during plays. Of course, the team with the most points when the timer runs out wins!&lt;/story&gt; &lt;/game&gt;">
            <text:p>&lt;game name="Football (USA)"&gt; &lt;year&gt;1978&lt;/year&gt; &lt;rating&gt;ESRB - E (Everyone)&lt;/rating&gt; &lt;title&gt;Football &lt;/title&gt; &lt;pub&gt;Atari, Inc.&lt;/pub&gt; &lt;dev&gt;Atari, Inc.&lt;/dev&gt; &lt;genre&gt;Sports/Football&lt;/genre&gt; &lt;score&gt;1.6&lt;/score&gt; &lt;player&gt;2 Players&lt;/player&gt; &lt;story&gt;Football is a football game for two players. The game is played from a top down point of view of the field and features two skill levels and three game variations. Using the joystick you can choose from one of five different offensive or defensive plays. In the first game variation, after selecting a play you then control the players on the field. In the second game, you have the option of controller your players after a play is selected or allowing the computer to control the players. The third game has the computer controlling the players at all times and you only need to select the plays you wish it to execute <text:s/>and indicate when you wish to punt or pass the ball. In all of the game variations the timer begins at 5 minutes, and is active only during plays. Of course, the team with the most points when the timer runs out wins!&lt;/story&gt; &lt;/game&gt;</text:p>
          </table:table-cell>
        </table:table-row>
        <table:table-row table:style-name="ro1">
          <table:table-cell office:value-type="string">
            <text:p>Forest (Europe)</text:p>
          </table:table-cell>
          <table:table-cell office:value-type="string">
            <text:p>1983</text:p>
          </table:table-cell>
          <table:table-cell office:value-type="string">
            <text:p>ESRB - E (Everyone)</text:p>
          </table:table-cell>
          <table:table-cell office:value-type="string">
            <text:p>Forest </text:p>
          </table:table-cell>
          <table:table-cell table:number-columns-repeated="2" office:value-type="string">
            <text:p>Tang's Electronic Co.</text:p>
          </table:table-cell>
          <table:table-cell office:value-type="string">
            <text:p>Action</text:p>
          </table:table-cell>
          <table:table-cell office:value-type="string">
            <text:p>2.3</text:p>
          </table:table-cell>
          <table:table-cell table:style-name="Default" office:value-type="string">
            <text:p>1 Player</text:p>
          </table:table-cell>
          <table:table-cell office:value-type="string">
            <text:p>Ah, you poor woodcutter. You just want to cut some wood to sell so your family can eat but an evil witch has put a spell on the animals so they are attacking you. Well, no matter, one way or another you'll get your tree!You must make your way two screens to the right to get to your tree. Animals will come at you from either side of the screen. You must either jump over the animal or press your button and push the joystick in the desired direction to chop them with your axe. Snakes cannot be chopped, only jumped over. Also to contend with is a bird in the air that is dropping stones. If you are hit by a stone, you will be unable to move for two seconds, which could prove fatal. Once you reach the tree, you must chop it down while still avoiding the animals. It takes four chops per side to fell the tree. If you need to, you can climb the tree to avoid animals. Once the tree is chopped, the game restarts at a faster level. You have only one life so if an animal touches you, it is game over.</text:p>
          </table:table-cell>
          <table:table-cell table:formula="of:=CONCATENATE(&quot;&lt;game name=&quot;;CHAR(34);[.A143];CHAR(34);&quot;&gt; &lt;year&gt;&quot;;[.B143];&quot;&lt;/year&gt; &lt;rating&gt;&quot;;[.C143];&quot;&lt;/rating&gt; &lt;title&gt;&quot;;[.D143];&quot;&lt;/title&gt; &lt;pub&gt;&quot;;[.E143];&quot;&lt;/pub&gt; &lt;dev&gt;&quot;;[.F143];&quot;&lt;/dev&gt; &lt;genre&gt;&quot;;[.G143];&quot;&lt;/genre&gt; &lt;score&gt;&quot;;[.H143];&quot;&lt;/score&gt; &lt;player&gt;&quot;;[.I143];&quot;&lt;/player&gt; &lt;story&gt;&quot;;[.J143];&quot;&lt;/story&gt; &lt;/game&gt;&quot;)" office:value-type="string" office:string-value="&lt;game name=&quot;Forest (Europe)&quot;&gt; &lt;year&gt;1983&lt;/year&gt; &lt;rating&gt;ESRB - E (Everyone)&lt;/rating&gt; &lt;title&gt;Forest &lt;/title&gt; &lt;pub&gt;Tang's Electronic Co.&lt;/pub&gt; &lt;dev&gt;Tang's Electronic Co.&lt;/dev&gt; &lt;genre&gt;Action&lt;/genre&gt; &lt;score&gt;2.3&lt;/score&gt; &lt;player&gt;1 Player&lt;/player&gt; &lt;story&gt;Ah, you poor woodcutter. You just want to cut some wood to sell so your family can eat but an evil witch has put a spell on the animals so they are attacking you. Well, no matter, one way or another you'll get your tree!You must make your way two screens to the right to get to your tree. Animals will come at you from either side of the screen. You must either jump over the animal or press your button and push the joystick in the desired direction to chop them with your axe. Snakes cannot be chopped, only jumped over. Also to contend with is a bird in the air that is dropping stones. If you are hit by a stone, you will be unable to move for two seconds, which could prove fatal. Once you reach the tree, you must chop it down while still avoiding the animals. It takes four chops per side to fell the tree. If you need to, you can climb the tree to avoid animals. Once the tree is chopped, the game restarts at a faster level. You have only one life so if an animal touches you, it is game over.&lt;/story&gt; &lt;/game&gt;">
            <text:p>&lt;game name="Forest (Europe)"&gt; &lt;year&gt;1983&lt;/year&gt; &lt;rating&gt;ESRB - E (Everyone)&lt;/rating&gt; &lt;title&gt;Forest &lt;/title&gt; &lt;pub&gt;Tang's Electronic Co.&lt;/pub&gt; &lt;dev&gt;Tang's Electronic Co.&lt;/dev&gt; &lt;genre&gt;Action&lt;/genre&gt; &lt;score&gt;2.3&lt;/score&gt; &lt;player&gt;1 Player&lt;/player&gt; &lt;story&gt;Ah, you poor woodcutter. You just want to cut some wood to sell so your family can eat but an evil witch has put a spell on the animals so they are attacking you. Well, no matter, one way or another you'll get your tree!You must make your way two screens to the right to get to your tree. Animals will come at you from either side of the screen. You must either jump over the animal or press your button and push the joystick in the desired direction to chop them with your axe. Snakes cannot be chopped, only jumped over. Also to contend with is a bird in the air that is dropping stones. If you are hit by a stone, you will be unable to move for two seconds, which could prove fatal. Once you reach the tree, you must chop it down while still avoiding the animals. It takes four chops per side to fell the tree. If you need to, you can climb the tree to avoid animals. Once the tree is chopped, the game restarts at a faster level. You have only one life so if an animal touches you, it is game over.&lt;/story&gt; &lt;/game&gt;</text:p>
          </table:table-cell>
        </table:table-row>
        <table:table-row table:style-name="ro1">
          <table:table-cell office:value-type="string">
            <text:p>Frankenstein's Monster (USA)</text:p>
          </table:table-cell>
          <table:table-cell office:value-type="string">
            <text:p>1983</text:p>
          </table:table-cell>
          <table:table-cell office:value-type="string">
            <text:p>ESRB - E (Everyone)</text:p>
          </table:table-cell>
          <table:table-cell office:value-type="string">
            <text:p>Frankenstein's Monster </text:p>
          </table:table-cell>
          <table:table-cell table:number-columns-repeated="2" office:value-type="string">
            <text:p>Data Age, Inc.</text:p>
          </table:table-cell>
          <table:table-cell office:value-type="string">
            <text:p>Platform</text:p>
          </table:table-cell>
          <table:table-cell office:value-type="string">
            <text:p>3.5</text:p>
          </table:table-cell>
          <table:table-cell table:style-name="Default" office:value-type="string">
            <text:p>1-2 Players</text:p>
          </table:table-cell>
          <table:table-cell office:value-type="string">
            <text:p>In the cold dark night you make your way through the ghoulish castle of Dr. Frankenstein. There you must prevent him from completing his creation.Your only chance is to gather stones from the dungeon and bring them to the tower where you must build a barricade around the monster before he has accumulated enough energy to come alive.You start at the top floor of the castle and must make your way to the dungeon to get a stone to wall in the monster, all the while avoiding ghosts, giant tarantulas, trapdoors, spiders and a pool of acid. Once you have the stone, you must make your way back to the top, again avoiding these obstacles. When you get near the monster, you switch to a new screen where you must make your way past bats to place the stone. You must do this four times and each time gets harder, with more ghosts, more and bigger tarantulas, and a harder to cross acid pool.You have three lives and falling into the acid pool will lose you one. You are also timed (see Difficulty settings) and you are trying to get and not lose points.Game variationsThe only variation is one or two playersDifficulty switchesLeft for player one, right for player twoSet to A for a five minute timer. Set to B for an eight-and-a-half minute timer.ScoringYou start with five hundred points.If you touch a ghost, tarantula or spider, you lose 20 pointsIf you touch a bat, you lose 10 pointsIf you fall through a trapdoor, you lose 100 pointsIf you fall in the pool of acid, you lose 200 points as well as one lifeEach stone you place gets you 500 pointsIf you place all four stones, you get a 100 point bonus for each unit of time saved.</text:p>
          </table:table-cell>
          <table:table-cell table:formula="of:=CONCATENATE(&quot;&lt;game name=&quot;;CHAR(34);[.A144];CHAR(34);&quot;&gt; &lt;year&gt;&quot;;[.B144];&quot;&lt;/year&gt; &lt;rating&gt;&quot;;[.C144];&quot;&lt;/rating&gt; &lt;title&gt;&quot;;[.D144];&quot;&lt;/title&gt; &lt;pub&gt;&quot;;[.E144];&quot;&lt;/pub&gt; &lt;dev&gt;&quot;;[.F144];&quot;&lt;/dev&gt; &lt;genre&gt;&quot;;[.G144];&quot;&lt;/genre&gt; &lt;score&gt;&quot;;[.H144];&quot;&lt;/score&gt; &lt;player&gt;&quot;;[.I144];&quot;&lt;/player&gt; &lt;story&gt;&quot;;[.J144];&quot;&lt;/story&gt; &lt;/game&gt;&quot;)" office:value-type="string" office:string-value="&lt;game name=&quot;Frankenstein's Monster (USA)&quot;&gt; &lt;year&gt;1983&lt;/year&gt; &lt;rating&gt;ESRB - E (Everyone)&lt;/rating&gt; &lt;title&gt;Frankenstein's Monster &lt;/title&gt; &lt;pub&gt;Data Age, Inc.&lt;/pub&gt; &lt;dev&gt;Data Age, Inc.&lt;/dev&gt; &lt;genre&gt;Platform&lt;/genre&gt; &lt;score&gt;3.5&lt;/score&gt; &lt;player&gt;1-2 Players&lt;/player&gt; &lt;story&gt;In the cold dark night you make your way through the ghoulish castle of Dr. Frankenstein. There you must prevent him from completing his creation.Your only chance is to gather stones from the dungeon and bring them to the tower where you must build a barricade around the monster before he has accumulated enough energy to come alive.You start at the top floor of the castle and must make your way to the dungeon to get a stone to wall in the monster, all the while avoiding ghosts, giant tarantulas, trapdoors, spiders and a pool of acid. Once you have the stone, you must make your way back to the top, again avoiding these obstacles. When you get near the monster, you switch to a new screen where you must make your way past bats to place the stone. You must do this four times and each time gets harder, with more ghosts, more and bigger tarantulas, and a harder to cross acid pool.You have three lives and falling into the acid pool will lose you one. You are also timed (see Difficulty settings) and you are trying to get and not lose points.Game variationsThe only variation is one or two playersDifficulty switchesLeft for player one, right for player twoSet to A for a five minute timer. Set to B for an eight-and-a-half minute timer.ScoringYou start with five hundred points.If you touch a ghost, tarantula or spider, you lose 20 pointsIf you touch a bat, you lose 10 pointsIf you fall through a trapdoor, you lose 100 pointsIf you fall in the pool of acid, you lose 200 points as well as one lifeEach stone you place gets you 500 pointsIf you place all four stones, you get a 100 point bonus for each unit of time saved.&lt;/story&gt; &lt;/game&gt;">
            <text:p>&lt;game name="Frankenstein's Monster (USA)"&gt; &lt;year&gt;1983&lt;/year&gt; &lt;rating&gt;ESRB - E (Everyone)&lt;/rating&gt; &lt;title&gt;Frankenstein's Monster &lt;/title&gt; &lt;pub&gt;Data Age, Inc.&lt;/pub&gt; &lt;dev&gt;Data Age, Inc.&lt;/dev&gt; &lt;genre&gt;Platform&lt;/genre&gt; &lt;score&gt;3.5&lt;/score&gt; &lt;player&gt;1-2 Players&lt;/player&gt; &lt;story&gt;In the cold dark night you make your way through the ghoulish castle of Dr. Frankenstein. There you must prevent him from completing his creation.Your only chance is to gather stones from the dungeon and bring them to the tower where you must build a barricade around the monster before he has accumulated enough energy to come alive.You start at the top floor of the castle and must make your way to the dungeon to get a stone to wall in the monster, all the while avoiding ghosts, giant tarantulas, trapdoors, spiders and a pool of acid. Once you have the stone, you must make your way back to the top, again avoiding these obstacles. When you get near the monster, you switch to a new screen where you must make your way past bats to place the stone. You must do this four times and each time gets harder, with more ghosts, more and bigger tarantulas, and a harder to cross acid pool.You have three lives and falling into the acid pool will lose you one. You are also timed (see Difficulty settings) and you are trying to get and not lose points.Game variationsThe only variation is one or two playersDifficulty switchesLeft for player one, right for player twoSet to A for a five minute timer. Set to B for an eight-and-a-half minute timer.ScoringYou start with five hundred points.If you touch a ghost, tarantula or spider, you lose 20 pointsIf you touch a bat, you lose 10 pointsIf you fall through a trapdoor, you lose 100 pointsIf you fall in the pool of acid, you lose 200 points as well as one lifeEach stone you place gets you 500 pointsIf you place all four stones, you get a 100 point bonus for each unit of time saved.&lt;/story&gt; &lt;/game&gt;</text:p>
          </table:table-cell>
        </table:table-row>
        <table:table-row table:style-name="ro1">
          <table:table-cell office:value-type="string">
            <text:p>Freeway (USA)</text:p>
          </table:table-cell>
          <table:table-cell office:value-type="string">
            <text:p>1981</text:p>
          </table:table-cell>
          <table:table-cell office:value-type="string">
            <text:p>ESRB - E (Everyone)</text:p>
          </table:table-cell>
          <table:table-cell office:value-type="string">
            <text:p>Freeway </text:p>
          </table:table-cell>
          <table:table-cell table:number-columns-repeated="2" office:value-type="string">
            <text:p>Activision, Inc.</text:p>
          </table:table-cell>
          <table:table-cell office:value-type="string">
            <text:p>Action</text:p>
          </table:table-cell>
          <table:table-cell office:value-type="string">
            <text:p>3.3</text:p>
          </table:table-cell>
          <table:table-cell table:style-name="Default" office:value-type="string">
            <text:p>1-2 Players</text:p>
          </table:table-cell>
          <table:table-cell office:value-type="string">
            <text:p>In Freeway, your job is to help the chicken cross the road! Each time you successfully guide the chicken across ten lanes of freeway traffic, you earn a point. Try to score as many points as you can by the end of the 2 minute 16 second time limit! In the two player game, whoever scores the most points by the end wins. Several game variations are included which can adjust the speed and amount of traffic on the freeway.</text:p>
          </table:table-cell>
          <table:table-cell table:formula="of:=CONCATENATE(&quot;&lt;game name=&quot;;CHAR(34);[.A145];CHAR(34);&quot;&gt; &lt;year&gt;&quot;;[.B145];&quot;&lt;/year&gt; &lt;rating&gt;&quot;;[.C145];&quot;&lt;/rating&gt; &lt;title&gt;&quot;;[.D145];&quot;&lt;/title&gt; &lt;pub&gt;&quot;;[.E145];&quot;&lt;/pub&gt; &lt;dev&gt;&quot;;[.F145];&quot;&lt;/dev&gt; &lt;genre&gt;&quot;;[.G145];&quot;&lt;/genre&gt; &lt;score&gt;&quot;;[.H145];&quot;&lt;/score&gt; &lt;player&gt;&quot;;[.I145];&quot;&lt;/player&gt; &lt;story&gt;&quot;;[.J145];&quot;&lt;/story&gt; &lt;/game&gt;&quot;)" office:value-type="string" office:string-value="&lt;game name=&quot;Freeway (USA)&quot;&gt; &lt;year&gt;1981&lt;/year&gt; &lt;rating&gt;ESRB - E (Everyone)&lt;/rating&gt; &lt;title&gt;Freeway &lt;/title&gt; &lt;pub&gt;Activision, Inc.&lt;/pub&gt; &lt;dev&gt;Activision, Inc.&lt;/dev&gt; &lt;genre&gt;Action&lt;/genre&gt; &lt;score&gt;3.3&lt;/score&gt; &lt;player&gt;1-2 Players&lt;/player&gt; &lt;story&gt;In Freeway, your job is to help the chicken cross the road! Each time you successfully guide the chicken across ten lanes of freeway traffic, you earn a point. Try to score as many points as you can by the end of the 2 minute 16 second time limit! In the two player game, whoever scores the most points by the end wins. Several game variations are included which can adjust the speed and amount of traffic on the freeway.&lt;/story&gt; &lt;/game&gt;">
            <text:p>&lt;game name="Freeway (USA)"&gt; &lt;year&gt;1981&lt;/year&gt; &lt;rating&gt;ESRB - E (Everyone)&lt;/rating&gt; &lt;title&gt;Freeway &lt;/title&gt; &lt;pub&gt;Activision, Inc.&lt;/pub&gt; &lt;dev&gt;Activision, Inc.&lt;/dev&gt; &lt;genre&gt;Action&lt;/genre&gt; &lt;score&gt;3.3&lt;/score&gt; &lt;player&gt;1-2 Players&lt;/player&gt; &lt;story&gt;In Freeway, your job is to help the chicken cross the road! Each time you successfully guide the chicken across ten lanes of freeway traffic, you earn a point. Try to score as many points as you can by the end of the 2 minute 16 second time limit! In the two player game, whoever scores the most points by the end wins. Several game variations are included which can adjust the speed and amount of traffic on the freeway.&lt;/story&gt; &lt;/game&gt;</text:p>
          </table:table-cell>
        </table:table-row>
        <table:table-row table:style-name="ro1">
          <table:table-cell office:value-type="string">
            <text:p>Frisco (Europe)</text:p>
          </table:table-cell>
          <table:table-cell office:value-type="string">
            <text:p>1983</text:p>
          </table:table-cell>
          <table:table-cell office:value-type="string">
            <text:p>ESRB - E (Everyone)</text:p>
          </table:table-cell>
          <table:table-cell office:value-type="string">
            <text:p>Frisco </text:p>
          </table:table-cell>
          <table:table-cell office:value-type="string">
            <text:p>Home Vision</text:p>
          </table:table-cell>
          <table:table-cell office:value-type="string">
            <text:p>Gem International Corp</text:p>
          </table:table-cell>
          <table:table-cell office:value-type="string">
            <text:p>Action</text:p>
          </table:table-cell>
          <table:table-cell office:value-type="string">
            <text:p>…</text:p>
          </table:table-cell>
          <table:table-cell table:style-name="Default" office:value-type="string">
            <text:p>1 Player</text:p>
          </table:table-cell>
          <table:table-cell office:value-type="string">
            <text:p>Frisco is an Action game, published by Homevision, which was cancelled before it was released.</text:p>
          </table:table-cell>
          <table:table-cell table:formula="of:=CONCATENATE(&quot;&lt;game name=&quot;;CHAR(34);[.A146];CHAR(34);&quot;&gt; &lt;year&gt;&quot;;[.B146];&quot;&lt;/year&gt; &lt;rating&gt;&quot;;[.C146];&quot;&lt;/rating&gt; &lt;title&gt;&quot;;[.D146];&quot;&lt;/title&gt; &lt;pub&gt;&quot;;[.E146];&quot;&lt;/pub&gt; &lt;dev&gt;&quot;;[.F146];&quot;&lt;/dev&gt; &lt;genre&gt;&quot;;[.G146];&quot;&lt;/genre&gt; &lt;score&gt;&quot;;[.H146];&quot;&lt;/score&gt; &lt;player&gt;&quot;;[.I146];&quot;&lt;/player&gt; &lt;story&gt;&quot;;[.J146];&quot;&lt;/story&gt; &lt;/game&gt;&quot;)" office:value-type="string" office:string-value="&lt;game name=&quot;Frisco (Europe)&quot;&gt; &lt;year&gt;1983&lt;/year&gt; &lt;rating&gt;ESRB - E (Everyone)&lt;/rating&gt; &lt;title&gt;Frisco &lt;/title&gt; &lt;pub&gt;Home Vision&lt;/pub&gt; &lt;dev&gt;Gem International Corp&lt;/dev&gt; &lt;genre&gt;Action&lt;/genre&gt; &lt;score&gt;…&lt;/score&gt; &lt;player&gt;1 Player&lt;/player&gt; &lt;story&gt;Frisco is an Action game, published by Homevision, which was cancelled before it was released.&lt;/story&gt; &lt;/game&gt;">
            <text:p>&lt;game name="Frisco (Europe)"&gt; &lt;year&gt;1983&lt;/year&gt; &lt;rating&gt;ESRB - E (Everyone)&lt;/rating&gt; &lt;title&gt;Frisco &lt;/title&gt; &lt;pub&gt;Home Vision&lt;/pub&gt; &lt;dev&gt;Gem International Corp&lt;/dev&gt; &lt;genre&gt;Action&lt;/genre&gt; &lt;score&gt;…&lt;/score&gt; &lt;player&gt;1 Player&lt;/player&gt; &lt;story&gt;Frisco is an Action game, published by Homevision, which was cancelled before it was released.&lt;/story&gt; &lt;/game&gt;</text:p>
          </table:table-cell>
        </table:table-row>
        <table:table-row table:style-name="ro1">
          <table:table-cell office:value-type="string">
            <text:p>Frogger (USA)</text:p>
          </table:table-cell>
          <table:table-cell office:value-type="string">
            <text:p>1982</text:p>
          </table:table-cell>
          <table:table-cell office:value-type="string">
            <text:p>ESRB - E (Everyone)</text:p>
          </table:table-cell>
          <table:table-cell office:value-type="string">
            <text:p>Frogger </text:p>
          </table:table-cell>
          <table:table-cell office:value-type="string">
            <text:p>Parker Brothers</text:p>
          </table:table-cell>
          <table:table-cell office:value-type="string">
            <text:p>Konami Industry Co. Ltd.</text:p>
          </table:table-cell>
          <table:table-cell office:value-type="string">
            <text:p>Action</text:p>
          </table:table-cell>
          <table:table-cell office:value-type="string">
            <text:p>3.6</text:p>
          </table:table-cell>
          <table:table-cell table:style-name="Default" office:value-type="string">
            <text:p>1-2 Players</text:p>
          </table:table-cell>
          <table:table-cell office:value-type="string">
            <text:p>Your task in this arcade conversion is to guide a frog across a treacherous road and river, and to safety at the top of the screen. Both these sections are fraught with a variety of hazards, each of which will kill the frog and cost you a life if contact is made.The road is full of cars and trucks, at variable speeds. The river water itself is fatal, as are the snakes which hover within on later levels. Frogger must use the arrangement of logs, turtles (which are only there for a short time) and alligators (but stay away form their faces), and then jump into one of the open home-cells, ideally one containing a fly for extra points. Once all holes have been filled, you move onto the next, harder, level.</text:p>
          </table:table-cell>
          <table:table-cell table:formula="of:=CONCATENATE(&quot;&lt;game name=&quot;;CHAR(34);[.A147];CHAR(34);&quot;&gt; &lt;year&gt;&quot;;[.B147];&quot;&lt;/year&gt; &lt;rating&gt;&quot;;[.C147];&quot;&lt;/rating&gt; &lt;title&gt;&quot;;[.D147];&quot;&lt;/title&gt; &lt;pub&gt;&quot;;[.E147];&quot;&lt;/pub&gt; &lt;dev&gt;&quot;;[.F147];&quot;&lt;/dev&gt; &lt;genre&gt;&quot;;[.G147];&quot;&lt;/genre&gt; &lt;score&gt;&quot;;[.H147];&quot;&lt;/score&gt; &lt;player&gt;&quot;;[.I147];&quot;&lt;/player&gt; &lt;story&gt;&quot;;[.J147];&quot;&lt;/story&gt; &lt;/game&gt;&quot;)" office:value-type="string" office:string-value="&lt;game name=&quot;Frogger (USA)&quot;&gt; &lt;year&gt;1982&lt;/year&gt; &lt;rating&gt;ESRB - E (Everyone)&lt;/rating&gt; &lt;title&gt;Frogger &lt;/title&gt; &lt;pub&gt;Parker Brothers&lt;/pub&gt; &lt;dev&gt;Konami Industry Co. Ltd.&lt;/dev&gt; &lt;genre&gt;Action&lt;/genre&gt; &lt;score&gt;3.6&lt;/score&gt; &lt;player&gt;1-2 Players&lt;/player&gt; &lt;story&gt;Your task in this arcade conversion is to guide a frog across a treacherous road and river, and to safety at the top of the screen. Both these sections are fraught with a variety of hazards, each of which will kill the frog and cost you a life if contact is made.The road is full of cars and trucks, at variable speeds. The river water itself is fatal, as are the snakes which hover within on later levels. Frogger must use the arrangement of logs, turtles (which are only there for a short time) and alligators (but stay away form their faces), and then jump into one of the open home-cells, ideally one containing a fly for extra points. Once all holes have been filled, you move onto the next, harder, level.&lt;/story&gt; &lt;/game&gt;">
            <text:p>&lt;game name="Frogger (USA)"&gt; &lt;year&gt;1982&lt;/year&gt; &lt;rating&gt;ESRB - E (Everyone)&lt;/rating&gt; &lt;title&gt;Frogger &lt;/title&gt; &lt;pub&gt;Parker Brothers&lt;/pub&gt; &lt;dev&gt;Konami Industry Co. Ltd.&lt;/dev&gt; &lt;genre&gt;Action&lt;/genre&gt; &lt;score&gt;3.6&lt;/score&gt; &lt;player&gt;1-2 Players&lt;/player&gt; &lt;story&gt;Your task in this arcade conversion is to guide a frog across a treacherous road and river, and to safety at the top of the screen. Both these sections are fraught with a variety of hazards, each of which will kill the frog and cost you a life if contact is made.The road is full of cars and trucks, at variable speeds. The river water itself is fatal, as are the snakes which hover within on later levels. Frogger must use the arrangement of logs, turtles (which are only there for a short time) and alligators (but stay away form their faces), and then jump into one of the open home-cells, ideally one containing a fly for extra points. Once all holes have been filled, you move onto the next, harder, level.&lt;/story&gt; &lt;/game&gt;</text:p>
          </table:table-cell>
        </table:table-row>
        <table:table-row table:style-name="ro1">
          <table:table-cell office:value-type="string">
            <text:p>Frogger II - Threeedeep! (USA)</text:p>
          </table:table-cell>
          <table:table-cell office:value-type="string">
            <text:p>1984</text:p>
          </table:table-cell>
          <table:table-cell office:value-type="string">
            <text:p>ESRB - E (Everyone)</text:p>
          </table:table-cell>
          <table:table-cell office:value-type="string">
            <text:p>Frogger II - Threeedeep! </text:p>
          </table:table-cell>
          <table:table-cell table:number-columns-repeated="2" office:value-type="string">
            <text:p>Parker Brothers</text:p>
          </table:table-cell>
          <table:table-cell office:value-type="string">
            <text:p>Action</text:p>
          </table:table-cell>
          <table:table-cell office:value-type="string">
            <text:p>3.0</text:p>
          </table:table-cell>
          <table:table-cell table:style-name="Default" office:value-type="string">
            <text:p>1 Player</text:p>
          </table:table-cell>
          <table:table-cell office:value-type="string">
            <text:p>In Frogger II, you need to guide your frog to safety in three different locations. Starting out underwater, reach the top of the pond while avoiding dangerous alligators and fish (you can ride a turtle for safety!). Once on top of the pond, hop across logs, birds, and even a whale to the life preserver trailing behind a tugboat. In the third location you have to hop across a flock of birds to reach a cloud at the top of the screen. Each frog has a time limit to safely reach one of the homes on each of the three screens. You move on to the next level when a frog has safely reached each of the homes on all screens.</text:p>
          </table:table-cell>
          <table:table-cell table:formula="of:=CONCATENATE(&quot;&lt;game name=&quot;;CHAR(34);[.A148];CHAR(34);&quot;&gt; &lt;year&gt;&quot;;[.B148];&quot;&lt;/year&gt; &lt;rating&gt;&quot;;[.C148];&quot;&lt;/rating&gt; &lt;title&gt;&quot;;[.D148];&quot;&lt;/title&gt; &lt;pub&gt;&quot;;[.E148];&quot;&lt;/pub&gt; &lt;dev&gt;&quot;;[.F148];&quot;&lt;/dev&gt; &lt;genre&gt;&quot;;[.G148];&quot;&lt;/genre&gt; &lt;score&gt;&quot;;[.H148];&quot;&lt;/score&gt; &lt;player&gt;&quot;;[.I148];&quot;&lt;/player&gt; &lt;story&gt;&quot;;[.J148];&quot;&lt;/story&gt; &lt;/game&gt;&quot;)" office:value-type="string" office:string-value="&lt;game name=&quot;Frogger II - Threeedeep! (USA)&quot;&gt; &lt;year&gt;1984&lt;/year&gt; &lt;rating&gt;ESRB - E (Everyone)&lt;/rating&gt; &lt;title&gt;Frogger II - Threeedeep! &lt;/title&gt; &lt;pub&gt;Parker Brothers&lt;/pub&gt; &lt;dev&gt;Parker Brothers&lt;/dev&gt; &lt;genre&gt;Action&lt;/genre&gt; &lt;score&gt;3.0&lt;/score&gt; &lt;player&gt;1 Player&lt;/player&gt; &lt;story&gt;In Frogger II, you need to guide your frog to safety in three different locations. Starting out underwater, reach the top of the pond while avoiding dangerous alligators and fish (you can ride a turtle for safety!). Once on top of the pond, hop across logs, birds, and even a whale to the life preserver trailing behind a tugboat. In the third location you have to hop across a flock of birds to reach a cloud at the top of the screen. Each frog has a time limit to safely reach one of the homes on each of the three screens. You move on to the next level when a frog has safely reached each of the homes on all screens.&lt;/story&gt; &lt;/game&gt;">
            <text:p>&lt;game name="Frogger II - Threeedeep! (USA)"&gt; &lt;year&gt;1984&lt;/year&gt; &lt;rating&gt;ESRB - E (Everyone)&lt;/rating&gt; &lt;title&gt;Frogger II - Threeedeep! &lt;/title&gt; &lt;pub&gt;Parker Brothers&lt;/pub&gt; &lt;dev&gt;Parker Brothers&lt;/dev&gt; &lt;genre&gt;Action&lt;/genre&gt; &lt;score&gt;3.0&lt;/score&gt; &lt;player&gt;1 Player&lt;/player&gt; &lt;story&gt;In Frogger II, you need to guide your frog to safety in three different locations. Starting out underwater, reach the top of the pond while avoiding dangerous alligators and fish (you can ride a turtle for safety!). Once on top of the pond, hop across logs, birds, and even a whale to the life preserver trailing behind a tugboat. In the third location you have to hop across a flock of birds to reach a cloud at the top of the screen. Each frog has a time limit to safely reach one of the homes on each of the three screens. You move on to the next level when a frog has safely reached each of the homes on all screens.&lt;/story&gt; &lt;/game&gt;</text:p>
          </table:table-cell>
        </table:table-row>
        <table:table-row table:style-name="ro1">
          <table:table-cell office:value-type="string">
            <text:p>Frogs and Flies (USA)</text:p>
          </table:table-cell>
          <table:table-cell office:value-type="string">
            <text:p>1982</text:p>
          </table:table-cell>
          <table:table-cell office:value-type="string">
            <text:p>ESRB - E (Everyone)</text:p>
          </table:table-cell>
          <table:table-cell office:value-type="string">
            <text:p>Frogs and Flies </text:p>
          </table:table-cell>
          <table:table-cell office:value-type="string">
            <text:p>M Network </text:p>
          </table:table-cell>
          <table:table-cell office:value-type="string">
            <text:p>Mattel Electronics</text:p>
          </table:table-cell>
          <table:table-cell office:value-type="string">
            <text:p>Action</text:p>
          </table:table-cell>
          <table:table-cell office:value-type="string">
            <text:p>3.6</text:p>
          </table:table-cell>
          <table:table-cell table:style-name="Default" office:value-type="string">
            <text:p>1-2 Players</text:p>
          </table:table-cell>
          <table:table-cell office:value-type="string">
            <text:p>Front Line is a vertically scrolling action game. Your mission is to infiltrate enemy territory and destroy their fortress. To reach the fortress, you will have to make your way through varied and dangerous terrain. Jungles, deserts, brush, and rocks all slow your progress, plus each area has numerous enemy fighters and tanks trying to stop you. To help get past these obstacles, you are armed with a machine gun and grenades; at some points in the game you may even come across an abandoned tank which you can control to increase your odds of survival. When you reach the end of the level and successfully destroy the fortress, the game will repeat at a higher level of difficulty. Gameplay is for one or two players, and four different skill levels are available.</text:p>
          </table:table-cell>
          <table:table-cell table:formula="of:=CONCATENATE(&quot;&lt;game name=&quot;;CHAR(34);[.A149];CHAR(34);&quot;&gt; &lt;year&gt;&quot;;[.B149];&quot;&lt;/year&gt; &lt;rating&gt;&quot;;[.C149];&quot;&lt;/rating&gt; &lt;title&gt;&quot;;[.D149];&quot;&lt;/title&gt; &lt;pub&gt;&quot;;[.E149];&quot;&lt;/pub&gt; &lt;dev&gt;&quot;;[.F149];&quot;&lt;/dev&gt; &lt;genre&gt;&quot;;[.G149];&quot;&lt;/genre&gt; &lt;score&gt;&quot;;[.H149];&quot;&lt;/score&gt; &lt;player&gt;&quot;;[.I149];&quot;&lt;/player&gt; &lt;story&gt;&quot;;[.J149];&quot;&lt;/story&gt; &lt;/game&gt;&quot;)" office:value-type="string" office:string-value="&lt;game name=&quot;Frogs and Flies (USA)&quot;&gt; &lt;year&gt;1982&lt;/year&gt; &lt;rating&gt;ESRB - E (Everyone)&lt;/rating&gt; &lt;title&gt;Frogs and Flies &lt;/title&gt; &lt;pub&gt;M Network &lt;/pub&gt; &lt;dev&gt;Mattel Electronics&lt;/dev&gt; &lt;genre&gt;Action&lt;/genre&gt; &lt;score&gt;3.6&lt;/score&gt; &lt;player&gt;1-2 Players&lt;/player&gt; &lt;story&gt;Front Line is a vertically scrolling action game. Your mission is to infiltrate enemy territory and destroy their fortress. To reach the fortress, you will have to make your way through varied and dangerous terrain. Jungles, deserts, brush, and rocks all slow your progress, plus each area has numerous enemy fighters and tanks trying to stop you. To help get past these obstacles, you are armed with a machine gun and grenades; at some points in the game you may even come across an abandoned tank which you can control to increase your odds of survival. When you reach the end of the level and successfully destroy the fortress, the game will repeat at a higher level of difficulty. Gameplay is for one or two players, and four different skill levels are available.&lt;/story&gt; &lt;/game&gt;">
            <text:p>&lt;game name="Frogs and Flies (USA)"&gt; &lt;year&gt;1982&lt;/year&gt; &lt;rating&gt;ESRB - E (Everyone)&lt;/rating&gt; &lt;title&gt;Frogs and Flies &lt;/title&gt; &lt;pub&gt;M Network &lt;/pub&gt; &lt;dev&gt;Mattel Electronics&lt;/dev&gt; &lt;genre&gt;Action&lt;/genre&gt; &lt;score&gt;3.6&lt;/score&gt; &lt;player&gt;1-2 Players&lt;/player&gt; &lt;story&gt;Front Line is a vertically scrolling action game. Your mission is to infiltrate enemy territory and destroy their fortress. To reach the fortress, you will have to make your way through varied and dangerous terrain. Jungles, deserts, brush, and rocks all slow your progress, plus each area has numerous enemy fighters and tanks trying to stop you. To help get past these obstacles, you are armed with a machine gun and grenades; at some points in the game you may even come across an abandoned tank which you can control to increase your odds of survival. When you reach the end of the level and successfully destroy the fortress, the game will repeat at a higher level of difficulty. Gameplay is for one or two players, and four different skill levels are available.&lt;/story&gt; &lt;/game&gt;</text:p>
          </table:table-cell>
        </table:table-row>
        <table:table-row table:style-name="ro1">
          <table:table-cell office:value-type="string">
            <text:p>Front Line (USA)</text:p>
          </table:table-cell>
          <table:table-cell office:value-type="string">
            <text:p>1984</text:p>
          </table:table-cell>
          <table:table-cell office:value-type="string">
            <text:p>ESRB - E (Everyone)</text:p>
          </table:table-cell>
          <table:table-cell office:value-type="string">
            <text:p>Front Line </text:p>
          </table:table-cell>
          <table:table-cell office:value-type="string">
            <text:p>Coleco Industries, Inc.</text:p>
          </table:table-cell>
          <table:table-cell office:value-type="string">
            <text:p>Taito Corporation</text:p>
          </table:table-cell>
          <table:table-cell office:value-type="string">
            <text:p>Shooter</text:p>
          </table:table-cell>
          <table:table-cell office:value-type="string">
            <text:p>2.2</text:p>
          </table:table-cell>
          <table:table-cell table:style-name="Default" office:value-type="string">
            <text:p>1-2 Players</text:p>
          </table:table-cell>
          <table:table-cell office:value-type="string">
            <text:p>You're an Eskimo who wants to build an igloo to live in during the cold season. To do this, you must jump from ice-block to ice-block, while avoiding wildlife such as birds and crabs. Coming with contact with any of these will cause them to push you off the block and into the deadly water. Once you have built your igloo, you must enter it to proceed to the next level. Remember, you must build it before the temperature drops to 0°. You have four lives.</text:p>
          </table:table-cell>
          <table:table-cell table:formula="of:=CONCATENATE(&quot;&lt;game name=&quot;;CHAR(34);[.A150];CHAR(34);&quot;&gt; &lt;year&gt;&quot;;[.B150];&quot;&lt;/year&gt; &lt;rating&gt;&quot;;[.C150];&quot;&lt;/rating&gt; &lt;title&gt;&quot;;[.D150];&quot;&lt;/title&gt; &lt;pub&gt;&quot;;[.E150];&quot;&lt;/pub&gt; &lt;dev&gt;&quot;;[.F150];&quot;&lt;/dev&gt; &lt;genre&gt;&quot;;[.G150];&quot;&lt;/genre&gt; &lt;score&gt;&quot;;[.H150];&quot;&lt;/score&gt; &lt;player&gt;&quot;;[.I150];&quot;&lt;/player&gt; &lt;story&gt;&quot;;[.J150];&quot;&lt;/story&gt; &lt;/game&gt;&quot;)" office:value-type="string" office:string-value="&lt;game name=&quot;Front Line (USA)&quot;&gt; &lt;year&gt;1984&lt;/year&gt; &lt;rating&gt;ESRB - E (Everyone)&lt;/rating&gt; &lt;title&gt;Front Line &lt;/title&gt; &lt;pub&gt;Coleco Industries, Inc.&lt;/pub&gt; &lt;dev&gt;Taito Corporation&lt;/dev&gt; &lt;genre&gt;Shooter&lt;/genre&gt; &lt;score&gt;2.2&lt;/score&gt; &lt;player&gt;1-2 Players&lt;/player&gt; &lt;story&gt;You're an Eskimo who wants to build an igloo to live in during the cold season. To do this, you must jump from ice-block to ice-block, while avoiding wildlife such as birds and crabs. Coming with contact with any of these will cause them to push you off the block and into the deadly water. Once you have built your igloo, you must enter it to proceed to the next level. Remember, you must build it before the temperature drops to 0°. You have four lives.&lt;/story&gt; &lt;/game&gt;">
            <text:p>&lt;game name="Front Line (USA)"&gt; &lt;year&gt;1984&lt;/year&gt; &lt;rating&gt;ESRB - E (Everyone)&lt;/rating&gt; &lt;title&gt;Front Line &lt;/title&gt; &lt;pub&gt;Coleco Industries, Inc.&lt;/pub&gt; &lt;dev&gt;Taito Corporation&lt;/dev&gt; &lt;genre&gt;Shooter&lt;/genre&gt; &lt;score&gt;2.2&lt;/score&gt; &lt;player&gt;1-2 Players&lt;/player&gt; &lt;story&gt;You're an Eskimo who wants to build an igloo to live in during the cold season. To do this, you must jump from ice-block to ice-block, while avoiding wildlife such as birds and crabs. Coming with contact with any of these will cause them to push you off the block and into the deadly water. Once you have built your igloo, you must enter it to proceed to the next level. Remember, you must build it before the temperature drops to 0°. You have four lives.&lt;/story&gt; &lt;/game&gt;</text:p>
          </table:table-cell>
        </table:table-row>
        <table:table-row table:style-name="ro1">
          <table:table-cell office:value-type="string">
            <text:p>Frostbite (USA)</text:p>
          </table:table-cell>
          <table:table-cell office:value-type="string">
            <text:p>1983</text:p>
          </table:table-cell>
          <table:table-cell office:value-type="string">
            <text:p>ESRB - E (Everyone)</text:p>
          </table:table-cell>
          <table:table-cell office:value-type="string">
            <text:p>Frostbite </text:p>
          </table:table-cell>
          <table:table-cell table:number-columns-repeated="2" office:value-type="string">
            <text:p>Activision, Inc.</text:p>
          </table:table-cell>
          <table:table-cell office:value-type="string">
            <text:p>Puzzle</text:p>
          </table:table-cell>
          <table:table-cell office:value-type="string">
            <text:p>3.7</text:p>
          </table:table-cell>
          <table:table-cell table:style-name="Default" office:value-type="string">
            <text:p>1-2 Players</text:p>
          </table:table-cell>
          <table:table-cell office:value-type="string">
            <text:p>You're an Eskimo who wants to build an igloo to live in during the cold season. To do this, you must jump from ice-block to ice-block, while avoiding wildlife such as birds and crabs. Coming with contact with any of these will cause them to push you off the block and into the deadly water. Once you have built your igloo, you must enter it to proceed to the next level. Remember, you must build it before the temperature drops to 0°. You have four lives</text:p>
          </table:table-cell>
          <table:table-cell table:formula="of:=CONCATENATE(&quot;&lt;game name=&quot;;CHAR(34);[.A151];CHAR(34);&quot;&gt; &lt;year&gt;&quot;;[.B151];&quot;&lt;/year&gt; &lt;rating&gt;&quot;;[.C151];&quot;&lt;/rating&gt; &lt;title&gt;&quot;;[.D151];&quot;&lt;/title&gt; &lt;pub&gt;&quot;;[.E151];&quot;&lt;/pub&gt; &lt;dev&gt;&quot;;[.F151];&quot;&lt;/dev&gt; &lt;genre&gt;&quot;;[.G151];&quot;&lt;/genre&gt; &lt;score&gt;&quot;;[.H151];&quot;&lt;/score&gt; &lt;player&gt;&quot;;[.I151];&quot;&lt;/player&gt; &lt;story&gt;&quot;;[.J151];&quot;&lt;/story&gt; &lt;/game&gt;&quot;)" office:value-type="string" office:string-value="&lt;game name=&quot;Frostbite (USA)&quot;&gt; &lt;year&gt;1983&lt;/year&gt; &lt;rating&gt;ESRB - E (Everyone)&lt;/rating&gt; &lt;title&gt;Frostbite &lt;/title&gt; &lt;pub&gt;Activision, Inc.&lt;/pub&gt; &lt;dev&gt;Activision, Inc.&lt;/dev&gt; &lt;genre&gt;Puzzle&lt;/genre&gt; &lt;score&gt;3.7&lt;/score&gt; &lt;player&gt;1-2 Players&lt;/player&gt; &lt;story&gt;You're an Eskimo who wants to build an igloo to live in during the cold season. To do this, you must jump from ice-block to ice-block, while avoiding wildlife such as birds and crabs. Coming with contact with any of these will cause them to push you off the block and into the deadly water. Once you have built your igloo, you must enter it to proceed to the next level. Remember, you must build it before the temperature drops to 0°. You have four lives&lt;/story&gt; &lt;/game&gt;">
            <text:p>&lt;game name="Frostbite (USA)"&gt; &lt;year&gt;1983&lt;/year&gt; &lt;rating&gt;ESRB - E (Everyone)&lt;/rating&gt; &lt;title&gt;Frostbite &lt;/title&gt; &lt;pub&gt;Activision, Inc.&lt;/pub&gt; &lt;dev&gt;Activision, Inc.&lt;/dev&gt; &lt;genre&gt;Puzzle&lt;/genre&gt; &lt;score&gt;3.7&lt;/score&gt; &lt;player&gt;1-2 Players&lt;/player&gt; &lt;story&gt;You're an Eskimo who wants to build an igloo to live in during the cold season. To do this, you must jump from ice-block to ice-block, while avoiding wildlife such as birds and crabs. Coming with contact with any of these will cause them to push you off the block and into the deadly water. Once you have built your igloo, you must enter it to proceed to the next level. Remember, you must build it before the temperature drops to 0°. You have four lives&lt;/story&gt; &lt;/game&gt;</text:p>
          </table:table-cell>
        </table:table-row>
        <table:table-row table:style-name="ro1">
          <table:table-cell office:value-type="string">
            <text:p>G.I. Joe - Cobra Strike (USA)</text:p>
          </table:table-cell>
          <table:table-cell office:value-type="string">
            <text:p>1983</text:p>
          </table:table-cell>
          <table:table-cell office:value-type="string">
            <text:p>ESRB - E (Everyone)</text:p>
          </table:table-cell>
          <table:table-cell office:value-type="string">
            <text:p>G.I. Joe - Cobra Strike </text:p>
          </table:table-cell>
          <table:table-cell table:number-columns-repeated="2" office:value-type="string">
            <text:p>Parker Brothers</text:p>
          </table:table-cell>
          <table:table-cell office:value-type="string">
            <text:p>Shooter</text:p>
          </table:table-cell>
          <table:table-cell office:value-type="string">
            <text:p>2.8</text:p>
          </table:table-cell>
          <table:table-cell table:style-name="Default" office:value-type="string">
            <text:p>1-3 Players</text:p>
          </table:table-cell>
          <table:table-cell office:value-type="string">
            <text:p>Cobra Strike is an arcade style action game for one to three players. As G.I. Joe, you need to defend the recruits at a training camp from the evil Cobra, who is attacking the camp in the form of a giant snake. You control a shield and a gun; as the recruits run along the bottom of the screen towards safety, you need to use the shield to block the deadly venom and laser beams coming from the snake. When you get a chance, you can use the gun to shoot the snake. Hit the snake with eight direct hits and it will be destroyed and you can move on to the next level. If the snake manages to kill four of your recruits, the game is over. In the two player version of the game, both players can play cooperatively and try to destroy the snake together, or one player can control the snake and one protect the recruits. In the three player version, two players protect the recruits while the third player controls the snake. </text:p>
          </table:table-cell>
          <table:table-cell table:formula="of:=CONCATENATE(&quot;&lt;game name=&quot;;CHAR(34);[.A152];CHAR(34);&quot;&gt; &lt;year&gt;&quot;;[.B152];&quot;&lt;/year&gt; &lt;rating&gt;&quot;;[.C152];&quot;&lt;/rating&gt; &lt;title&gt;&quot;;[.D152];&quot;&lt;/title&gt; &lt;pub&gt;&quot;;[.E152];&quot;&lt;/pub&gt; &lt;dev&gt;&quot;;[.F152];&quot;&lt;/dev&gt; &lt;genre&gt;&quot;;[.G152];&quot;&lt;/genre&gt; &lt;score&gt;&quot;;[.H152];&quot;&lt;/score&gt; &lt;player&gt;&quot;;[.I152];&quot;&lt;/player&gt; &lt;story&gt;&quot;;[.J152];&quot;&lt;/story&gt; &lt;/game&gt;&quot;)" office:value-type="string" office:string-value="&lt;game name=&quot;G.I. Joe - Cobra Strike (USA)&quot;&gt; &lt;year&gt;1983&lt;/year&gt; &lt;rating&gt;ESRB - E (Everyone)&lt;/rating&gt; &lt;title&gt;G.I. Joe - Cobra Strike &lt;/title&gt; &lt;pub&gt;Parker Brothers&lt;/pub&gt; &lt;dev&gt;Parker Brothers&lt;/dev&gt; &lt;genre&gt;Shooter&lt;/genre&gt; &lt;score&gt;2.8&lt;/score&gt; &lt;player&gt;1-3 Players&lt;/player&gt; &lt;story&gt;Cobra Strike is an arcade style action game for one to three players. As G.I. Joe, you need to defend the recruits at a training camp from the evil Cobra, who is attacking the camp in the form of a giant snake. You control a shield and a gun; as the recruits run along the bottom of the screen towards safety, you need to use the shield to block the deadly venom and laser beams coming from the snake. When you get a chance, you can use the gun to shoot the snake. Hit the snake with eight direct hits and it will be destroyed and you can move on to the next level. If the snake manages to kill four of your recruits, the game is over. In the two player version of the game, both players can play cooperatively and try to destroy the snake together, or one player can control the snake and one protect the recruits. In the three player version, two players protect the recruits while the third player controls the snake. &lt;/story&gt; &lt;/game&gt;">
            <text:p>&lt;game name="G.I. Joe - Cobra Strike (USA)"&gt; &lt;year&gt;1983&lt;/year&gt; &lt;rating&gt;ESRB - E (Everyone)&lt;/rating&gt; &lt;title&gt;G.I. Joe - Cobra Strike &lt;/title&gt; &lt;pub&gt;Parker Brothers&lt;/pub&gt; &lt;dev&gt;Parker Brothers&lt;/dev&gt; &lt;genre&gt;Shooter&lt;/genre&gt; &lt;score&gt;2.8&lt;/score&gt; &lt;player&gt;1-3 Players&lt;/player&gt; &lt;story&gt;Cobra Strike is an arcade style action game for one to three players. As G.I. Joe, you need to defend the recruits at a training camp from the evil Cobra, who is attacking the camp in the form of a giant snake. You control a shield and a gun; as the recruits run along the bottom of the screen towards safety, you need to use the shield to block the deadly venom and laser beams coming from the snake. When you get a chance, you can use the gun to shoot the snake. Hit the snake with eight direct hits and it will be destroyed and you can move on to the next level. If the snake manages to kill four of your recruits, the game is over. In the two player version of the game, both players can play cooperatively and try to destroy the snake together, or one player can control the snake and one protect the recruits. In the three player version, two players protect the recruits while the third player controls the snake. &lt;/story&gt; &lt;/game&gt;</text:p>
          </table:table-cell>
        </table:table-row>
        <table:table-row table:style-name="ro1">
          <table:table-cell office:value-type="string">
            <text:p>Galaxian (USA)</text:p>
          </table:table-cell>
          <table:table-cell office:value-type="string">
            <text:p>1983</text:p>
          </table:table-cell>
          <table:table-cell office:value-type="string">
            <text:p>ESRB - E (Everyone)</text:p>
          </table:table-cell>
          <table:table-cell office:value-type="string">
            <text:p>Galaxian </text:p>
          </table:table-cell>
          <table:table-cell office:value-type="string">
            <text:p>Atari, Inc.</text:p>
          </table:table-cell>
          <table:table-cell office:value-type="string">
            <text:p>Namco Limited</text:p>
          </table:table-cell>
          <table:table-cell office:value-type="string">
            <text:p>Shoot-'Em-Up</text:p>
          </table:table-cell>
          <table:table-cell office:value-type="string">
            <text:p>3.1</text:p>
          </table:table-cell>
          <table:table-cell table:style-name="Default" office:value-type="string">
            <text:p>1 Player</text:p>
          </table:table-cell>
          <table:table-cell office:value-type="string">
            <text:p>Galaxian is a shoot 'em up in which the player is at the bottom of the screen, with an arrangement of aliens at the top. The player moves left and right to aim at an alien, then shoots a bullet up the screen, and the alien it hits is killed. The aliens are classed as Drones, Emissaries, Hornets and Commanders, with those higher up the screen scoring more points when destroyed. At set intervals an enemy will move down the screen towards you, escorting a bomber, which is a moment of high danger. Clear a wave and another is generated.</text:p>
          </table:table-cell>
          <table:table-cell table:formula="of:=CONCATENATE(&quot;&lt;game name=&quot;;CHAR(34);[.A153];CHAR(34);&quot;&gt; &lt;year&gt;&quot;;[.B153];&quot;&lt;/year&gt; &lt;rating&gt;&quot;;[.C153];&quot;&lt;/rating&gt; &lt;title&gt;&quot;;[.D153];&quot;&lt;/title&gt; &lt;pub&gt;&quot;;[.E153];&quot;&lt;/pub&gt; &lt;dev&gt;&quot;;[.F153];&quot;&lt;/dev&gt; &lt;genre&gt;&quot;;[.G153];&quot;&lt;/genre&gt; &lt;score&gt;&quot;;[.H153];&quot;&lt;/score&gt; &lt;player&gt;&quot;;[.I153];&quot;&lt;/player&gt; &lt;story&gt;&quot;;[.J153];&quot;&lt;/story&gt; &lt;/game&gt;&quot;)" office:value-type="string" office:string-value="&lt;game name=&quot;Galaxian (USA)&quot;&gt; &lt;year&gt;1983&lt;/year&gt; &lt;rating&gt;ESRB - E (Everyone)&lt;/rating&gt; &lt;title&gt;Galaxian &lt;/title&gt; &lt;pub&gt;Atari, Inc.&lt;/pub&gt; &lt;dev&gt;Namco Limited&lt;/dev&gt; &lt;genre&gt;Shoot-'Em-Up&lt;/genre&gt; &lt;score&gt;3.1&lt;/score&gt; &lt;player&gt;1 Player&lt;/player&gt; &lt;story&gt;Galaxian is a shoot 'em up in which the player is at the bottom of the screen, with an arrangement of aliens at the top. The player moves left and right to aim at an alien, then shoots a bullet up the screen, and the alien it hits is killed. The aliens are classed as Drones, Emissaries, Hornets and Commanders, with those higher up the screen scoring more points when destroyed. At set intervals an enemy will move down the screen towards you, escorting a bomber, which is a moment of high danger. Clear a wave and another is generated.&lt;/story&gt; &lt;/game&gt;">
            <text:p>&lt;game name="Galaxian (USA)"&gt; &lt;year&gt;1983&lt;/year&gt; &lt;rating&gt;ESRB - E (Everyone)&lt;/rating&gt; &lt;title&gt;Galaxian &lt;/title&gt; &lt;pub&gt;Atari, Inc.&lt;/pub&gt; &lt;dev&gt;Namco Limited&lt;/dev&gt; &lt;genre&gt;Shoot-'Em-Up&lt;/genre&gt; &lt;score&gt;3.1&lt;/score&gt; &lt;player&gt;1 Player&lt;/player&gt; &lt;story&gt;Galaxian is a shoot 'em up in which the player is at the bottom of the screen, with an arrangement of aliens at the top. The player moves left and right to aim at an alien, then shoots a bullet up the screen, and the alien it hits is killed. The aliens are classed as Drones, Emissaries, Hornets and Commanders, with those higher up the screen scoring more points when destroyed. At set intervals an enemy will move down the screen towards you, escorting a bomber, which is a moment of high danger. Clear a wave and another is generated.&lt;/story&gt; &lt;/game&gt;</text:p>
          </table:table-cell>
        </table:table-row>
        <table:table-row table:style-name="ro1">
          <table:table-cell office:value-type="string">
            <text:p>Gamma-Attack (USA)</text:p>
          </table:table-cell>
          <table:table-cell office:value-type="string">
            <text:p>1983</text:p>
          </table:table-cell>
          <table:table-cell office:value-type="string">
            <text:p>ESRB - E (Everyone)</text:p>
          </table:table-cell>
          <table:table-cell office:value-type="string">
            <text:p>Gamma-Attack </text:p>
          </table:table-cell>
          <table:table-cell table:number-columns-repeated="2" office:value-type="string">
            <text:p>Gammation</text:p>
          </table:table-cell>
          <table:table-cell office:value-type="string">
            <text:p>Shoot-'Em-Up</text:p>
          </table:table-cell>
          <table:table-cell office:value-type="string">
            <text:p>…</text:p>
          </table:table-cell>
          <table:table-cell table:style-name="Default" office:value-type="string">
            <text:p>1-2 Players</text:p>
          </table:table-cell>
          <table:table-cell office:value-type="string">
            <text:p>You are the commander of the only Gamma ship in this stellar field. <text:s/>The Vegan war fleet has taken control of your Gamma outpost planet and is defending it with Vegan laser pulse tanks. <text:s/>This planet is the only inhabitable planet in this star system, and you must stay there and fight the Vegans as long as you can.Move your ship across the surface of the planet and destroy Vegan tanks that you encounter. <text:s/>Destroying all tanks advances the player to the next level. <text:s/>Each laser pulse that your Gamma ship receives reduces your hovering altitude. <text:s/>When your ship crashes, the "Gammy" appears and your game is over.</text:p>
          </table:table-cell>
          <table:table-cell table:formula="of:=CONCATENATE(&quot;&lt;game name=&quot;;CHAR(34);[.A154];CHAR(34);&quot;&gt; &lt;year&gt;&quot;;[.B154];&quot;&lt;/year&gt; &lt;rating&gt;&quot;;[.C154];&quot;&lt;/rating&gt; &lt;title&gt;&quot;;[.D154];&quot;&lt;/title&gt; &lt;pub&gt;&quot;;[.E154];&quot;&lt;/pub&gt; &lt;dev&gt;&quot;;[.F154];&quot;&lt;/dev&gt; &lt;genre&gt;&quot;;[.G154];&quot;&lt;/genre&gt; &lt;score&gt;&quot;;[.H154];&quot;&lt;/score&gt; &lt;player&gt;&quot;;[.I154];&quot;&lt;/player&gt; &lt;story&gt;&quot;;[.J154];&quot;&lt;/story&gt; &lt;/game&gt;&quot;)" office:value-type="string" office:string-value="&lt;game name=&quot;Gamma-Attack (USA)&quot;&gt; &lt;year&gt;1983&lt;/year&gt; &lt;rating&gt;ESRB - E (Everyone)&lt;/rating&gt; &lt;title&gt;Gamma-Attack &lt;/title&gt; &lt;pub&gt;Gammation&lt;/pub&gt; &lt;dev&gt;Gammation&lt;/dev&gt; &lt;genre&gt;Shoot-'Em-Up&lt;/genre&gt; &lt;score&gt;…&lt;/score&gt; &lt;player&gt;1-2 Players&lt;/player&gt; &lt;story&gt;You are the commander of the only Gamma ship in this stellar field.  The Vegan war fleet has taken control of your Gamma outpost planet and is defending it with Vegan laser pulse tanks.  This planet is the only inhabitable planet in this star system, and you must stay there and fight the Vegans as long as you can.Move your ship across the surface of the planet and destroy Vegan tanks that you encounter.  Destroying all tanks advances the player to the next level.  Each laser pulse that your Gamma ship receives reduces your hovering altitude.  When your ship crashes, the &quot;Gammy&quot; appears and your game is over.&lt;/story&gt; &lt;/game&gt;">
            <text:p>&lt;game name="Gamma-Attack (USA)"&gt; &lt;year&gt;1983&lt;/year&gt; &lt;rating&gt;ESRB - E (Everyone)&lt;/rating&gt; &lt;title&gt;Gamma-Attack &lt;/title&gt; &lt;pub&gt;Gammation&lt;/pub&gt; &lt;dev&gt;Gammation&lt;/dev&gt; &lt;genre&gt;Shoot-'Em-Up&lt;/genre&gt; &lt;score&gt;…&lt;/score&gt; &lt;player&gt;1-2 Players&lt;/player&gt; &lt;story&gt;You are the commander of the only Gamma ship in this stellar field. <text:s/>The Vegan war fleet has taken control of your Gamma outpost planet and is defending it with Vegan laser pulse tanks. <text:s/>This planet is the only inhabitable planet in this star system, and you must stay there and fight the Vegans as long as you can.Move your ship across the surface of the planet and destroy Vegan tanks that you encounter. <text:s/>Destroying all tanks advances the player to the next level. <text:s/>Each laser pulse that your Gamma ship receives reduces your hovering altitude. <text:s/>When your ship crashes, the "Gammy" appears and your game is over.&lt;/story&gt; &lt;/game&gt;</text:p>
          </table:table-cell>
        </table:table-row>
        <table:table-row table:style-name="ro1">
          <table:table-cell office:value-type="string">
            <text:p>Gangster Alley (USA)</text:p>
          </table:table-cell>
          <table:table-cell office:value-type="string">
            <text:p>1982</text:p>
          </table:table-cell>
          <table:table-cell office:value-type="string">
            <text:p>ESRB - E (Everyone)</text:p>
          </table:table-cell>
          <table:table-cell office:value-type="string">
            <text:p>Gangster Alley </text:p>
          </table:table-cell>
          <table:table-cell table:number-columns-repeated="2" office:value-type="string">
            <text:p>Spectravision</text:p>
          </table:table-cell>
          <table:table-cell office:value-type="string">
            <text:p>Shooter</text:p>
          </table:table-cell>
          <table:table-cell office:value-type="string">
            <text:p>2.8</text:p>
          </table:table-cell>
          <table:table-cell table:style-name="Default" office:value-type="string">
            <text:p>1-2 Players</text:p>
          </table:table-cell>
          <table:table-cell office:value-type="string">
            <text:p>S.B.I. (Spectravision Bureau of Investigation) file on Chicago Joe and his gang:We apprehended Chicago Joe but in retaliation, his gang have holed up in an apartment building, taking hostage a dame and her kid. The following men have been positively identified:Shifty2. Scar Face3. Mugsy4. Lefty5. Nitro EdYour orders are to snipe any gang member. DO NOT SHOOT AN INNOCENT! Watch out for Nitro Ed. He likes to play with hand grenades. One of those and you're pushing up daisies. Good luck.You move the joystick to aim at a gangster and push the button to fire. Your ammo is limited so don't fire randomly. Occasionally, Nitro Ed, on the roof, will hold up a grenade. You must shoot him to disarm him. You get money for each gangster shot. The values for level one are:1. Mugsy=$202. Scare Face=$303. Lefty=$404. Shifty=$505. Disarming Nitro Ed=$100These amounts increase for each level by $10. <text:s/>You also get $10 for each bullet you have left after each level. There are six levels. The fourth level is a nighttime level. In this level, you must fire one bullet to light up the windows. If you do not fire for a couple seconds, they go dark again.If you shoot an innocent, you will lose $1000 or you total amount if you have less than $1000.If a gangster rises all the way out of a window, after a couple of seconds, he will shoot you and you will lose one bullet proof vest (life). After you lose all your vests, the game is over and Nitro Ed will laugh at you. If Nitro Ed gets off his hand grenade, no matter how many vests you have, the game is over. And Nitro Ed will laugh at you. You start with four vests and can earn another at $5000.</text:p>
          </table:table-cell>
          <table:table-cell table:formula="of:=CONCATENATE(&quot;&lt;game name=&quot;;CHAR(34);[.A155];CHAR(34);&quot;&gt; &lt;year&gt;&quot;;[.B155];&quot;&lt;/year&gt; &lt;rating&gt;&quot;;[.C155];&quot;&lt;/rating&gt; &lt;title&gt;&quot;;[.D155];&quot;&lt;/title&gt; &lt;pub&gt;&quot;;[.E155];&quot;&lt;/pub&gt; &lt;dev&gt;&quot;;[.F155];&quot;&lt;/dev&gt; &lt;genre&gt;&quot;;[.G155];&quot;&lt;/genre&gt; &lt;score&gt;&quot;;[.H155];&quot;&lt;/score&gt; &lt;player&gt;&quot;;[.I155];&quot;&lt;/player&gt; &lt;story&gt;&quot;;[.J155];&quot;&lt;/story&gt; &lt;/game&gt;&quot;)" office:value-type="string" office:string-value="&lt;game name=&quot;Gangster Alley (USA)&quot;&gt; &lt;year&gt;1982&lt;/year&gt; &lt;rating&gt;ESRB - E (Everyone)&lt;/rating&gt; &lt;title&gt;Gangster Alley &lt;/title&gt; &lt;pub&gt;Spectravision&lt;/pub&gt; &lt;dev&gt;Spectravision&lt;/dev&gt; &lt;genre&gt;Shooter&lt;/genre&gt; &lt;score&gt;2.8&lt;/score&gt; &lt;player&gt;1-2 Players&lt;/player&gt; &lt;story&gt;S.B.I. (Spectravision Bureau of Investigation) file on Chicago Joe and his gang:We apprehended Chicago Joe but in retaliation, his gang have holed up in an apartment building, taking hostage a dame and her kid. The following men have been positively identified:Shifty2. Scar Face3. Mugsy4. Lefty5. Nitro EdYour orders are to snipe any gang member. DO NOT SHOOT AN INNOCENT! Watch out for Nitro Ed. He likes to play with hand grenades. One of those and you're pushing up daisies. Good luck.You move the joystick to aim at a gangster and push the button to fire. Your ammo is limited so don't fire randomly. Occasionally, Nitro Ed, on the roof, will hold up a grenade. You must shoot him to disarm him. You get money for each gangster shot. The values for level one are:1. Mugsy=$202. Scare Face=$303. Lefty=$404. Shifty=$505. Disarming Nitro Ed=$100These amounts increase for each level by $10.  You also get $10 for each bullet you have left after each level. There are six levels. The fourth level is a nighttime level. In this level, you must fire one bullet to light up the windows. If you do not fire for a couple seconds, they go dark again.If you shoot an innocent, you will lose $1000 or you total amount if you have less than $1000.If a gangster rises all the way out of a window, after a couple of seconds, he will shoot you and you will lose one bullet proof vest (life). After you lose all your vests, the game is over and Nitro Ed will laugh at you. If Nitro Ed gets off his hand grenade, no matter how many vests you have, the game is over. And Nitro Ed will laugh at you. You start with four vests and can earn another at $5000.&lt;/story&gt; &lt;/game&gt;">
            <text:p>&lt;game name="Gangster Alley (USA)"&gt; &lt;year&gt;1982&lt;/year&gt; &lt;rating&gt;ESRB - E (Everyone)&lt;/rating&gt; &lt;title&gt;Gangster Alley &lt;/title&gt; &lt;pub&gt;Spectravision&lt;/pub&gt; &lt;dev&gt;Spectravision&lt;/dev&gt; &lt;genre&gt;Shooter&lt;/genre&gt; &lt;score&gt;2.8&lt;/score&gt; &lt;player&gt;1-2 Players&lt;/player&gt; &lt;story&gt;S.B.I. (Spectravision Bureau of Investigation) file on Chicago Joe and his gang:We apprehended Chicago Joe but in retaliation, his gang have holed up in an apartment building, taking hostage a dame and her kid. The following men have been positively identified:Shifty2. Scar Face3. Mugsy4. Lefty5. Nitro EdYour orders are to snipe any gang member. DO NOT SHOOT AN INNOCENT! Watch out for Nitro Ed. He likes to play with hand grenades. One of those and you're pushing up daisies. Good luck.You move the joystick to aim at a gangster and push the button to fire. Your ammo is limited so don't fire randomly. Occasionally, Nitro Ed, on the roof, will hold up a grenade. You must shoot him to disarm him. You get money for each gangster shot. The values for level one are:1. Mugsy=$202. Scare Face=$303. Lefty=$404. Shifty=$505. Disarming Nitro Ed=$100These amounts increase for each level by $10. <text:s/>You also get $10 for each bullet you have left after each level. There are six levels. The fourth level is a nighttime level. In this level, you must fire one bullet to light up the windows. If you do not fire for a couple seconds, they go dark again.If you shoot an innocent, you will lose $1000 or you total amount if you have less than $1000.If a gangster rises all the way out of a window, after a couple of seconds, he will shoot you and you will lose one bullet proof vest (life). After you lose all your vests, the game is over and Nitro Ed will laugh at you. If Nitro Ed gets off his hand grenade, no matter how many vests you have, the game is over. And Nitro Ed will laugh at you. You start with four vests and can earn another at $5000.&lt;/story&gt; &lt;/game&gt;</text:p>
          </table:table-cell>
        </table:table-row>
        <table:table-row table:style-name="ro1">
          <table:table-cell office:value-type="string">
            <text:p>Gas Hog (USA)</text:p>
          </table:table-cell>
          <table:table-cell office:value-type="string">
            <text:p>1983</text:p>
          </table:table-cell>
          <table:table-cell office:value-type="string">
            <text:p>ESRB - E (Everyone)</text:p>
          </table:table-cell>
          <table:table-cell office:value-type="string">
            <text:p>Gas Hog </text:p>
          </table:table-cell>
          <table:table-cell table:number-columns-repeated="2" office:value-type="string">
            <text:p>Spectravision</text:p>
          </table:table-cell>
          <table:table-cell office:value-type="string">
            <text:p>Shoot-'Em-Up</text:p>
          </table:table-cell>
          <table:table-cell office:value-type="string">
            <text:p>3.6</text:p>
          </table:table-cell>
          <table:table-cell table:style-name="Default" office:value-type="string">
            <text:p>1 Player</text:p>
          </table:table-cell>
          <table:table-cell office:value-type="string">
            <text:p>You are in your vehicle which has terrible fuel efficiency. A real gas hog. You are trying to travel along but there is one or more ships above you that are trying to bomb you. To make things worse, there are holes in the road and other ships you need to shoot so as to not ram them.As you go along, you can accelerate or decelerate to avoid being bombed but be careful because you might ram some ships near the ground. You can jump to avoid them or blast them for points. You will also see numbers along your way. Run into them to acquire their point value. Do not shoot them or their value will be deducted from you score.As this is Gas Hog, you will soon run low on fuel. You must get below ground via the occasional holes, to grab a refuel marker. Do not stay below ground, however, as you travel in the wrong direction while there. You start with four lives and lose one if you are hit by a bomb or ship or run out of fuel.</text:p>
          </table:table-cell>
          <table:table-cell table:formula="of:=CONCATENATE(&quot;&lt;game name=&quot;;CHAR(34);[.A156];CHAR(34);&quot;&gt; &lt;year&gt;&quot;;[.B156];&quot;&lt;/year&gt; &lt;rating&gt;&quot;;[.C156];&quot;&lt;/rating&gt; &lt;title&gt;&quot;;[.D156];&quot;&lt;/title&gt; &lt;pub&gt;&quot;;[.E156];&quot;&lt;/pub&gt; &lt;dev&gt;&quot;;[.F156];&quot;&lt;/dev&gt; &lt;genre&gt;&quot;;[.G156];&quot;&lt;/genre&gt; &lt;score&gt;&quot;;[.H156];&quot;&lt;/score&gt; &lt;player&gt;&quot;;[.I156];&quot;&lt;/player&gt; &lt;story&gt;&quot;;[.J156];&quot;&lt;/story&gt; &lt;/game&gt;&quot;)" office:value-type="string" office:string-value="&lt;game name=&quot;Gas Hog (USA)&quot;&gt; &lt;year&gt;1983&lt;/year&gt; &lt;rating&gt;ESRB - E (Everyone)&lt;/rating&gt; &lt;title&gt;Gas Hog &lt;/title&gt; &lt;pub&gt;Spectravision&lt;/pub&gt; &lt;dev&gt;Spectravision&lt;/dev&gt; &lt;genre&gt;Shoot-'Em-Up&lt;/genre&gt; &lt;score&gt;3.6&lt;/score&gt; &lt;player&gt;1 Player&lt;/player&gt; &lt;story&gt;You are in your vehicle which has terrible fuel efficiency. A real gas hog. You are trying to travel along but there is one or more ships above you that are trying to bomb you. To make things worse, there are holes in the road and other ships you need to shoot so as to not ram them.As you go along, you can accelerate or decelerate to avoid being bombed but be careful because you might ram some ships near the ground. You can jump to avoid them or blast them for points. You will also see numbers along your way. Run into them to acquire their point value. Do not shoot them or their value will be deducted from you score.As this is Gas Hog, you will soon run low on fuel. You must get below ground via the occasional holes, to grab a refuel marker. Do not stay below ground, however, as you travel in the wrong direction while there. You start with four lives and lose one if you are hit by a bomb or ship or run out of fuel.&lt;/story&gt; &lt;/game&gt;">
            <text:p>&lt;game name="Gas Hog (USA)"&gt; &lt;year&gt;1983&lt;/year&gt; &lt;rating&gt;ESRB - E (Everyone)&lt;/rating&gt; &lt;title&gt;Gas Hog &lt;/title&gt; &lt;pub&gt;Spectravision&lt;/pub&gt; &lt;dev&gt;Spectravision&lt;/dev&gt; &lt;genre&gt;Shoot-'Em-Up&lt;/genre&gt; &lt;score&gt;3.6&lt;/score&gt; &lt;player&gt;1 Player&lt;/player&gt; &lt;story&gt;You are in your vehicle which has terrible fuel efficiency. A real gas hog. You are trying to travel along but there is one or more ships above you that are trying to bomb you. To make things worse, there are holes in the road and other ships you need to shoot so as to not ram them.As you go along, you can accelerate or decelerate to avoid being bombed but be careful because you might ram some ships near the ground. You can jump to avoid them or blast them for points. You will also see numbers along your way. Run into them to acquire their point value. Do not shoot them or their value will be deducted from you score.As this is Gas Hog, you will soon run low on fuel. You must get below ground via the occasional holes, to grab a refuel marker. Do not stay below ground, however, as you travel in the wrong direction while there. You start with four lives and lose one if you are hit by a bomb or ship or run out of fuel.&lt;/story&gt; &lt;/game&gt;</text:p>
          </table:table-cell>
        </table:table-row>
        <table:table-row table:style-name="ro1">
          <table:table-cell office:value-type="string">
            <text:p>Gauntlet (USA)</text:p>
          </table:table-cell>
          <table:table-cell office:value-type="string">
            <text:p>1983</text:p>
          </table:table-cell>
          <table:table-cell office:value-type="string">
            <text:p>ESRB - E (Everyone)</text:p>
          </table:table-cell>
          <table:table-cell office:value-type="string">
            <text:p>Gauntlet </text:p>
          </table:table-cell>
          <table:table-cell table:number-columns-repeated="2" office:value-type="string">
            <text:p>Answer Software Corporation</text:p>
          </table:table-cell>
          <table:table-cell office:value-type="string">
            <text:p>Action</text:p>
          </table:table-cell>
          <table:table-cell office:value-type="string">
            <text:p>3.2</text:p>
          </table:table-cell>
          <table:table-cell table:style-name="Default" office:value-type="string">
            <text:p>1 Player</text:p>
          </table:table-cell>
          <table:table-cell office:value-type="string">
            <text:p>This game has nothing to do with the Atari arcade game or any of the home-ported versions.You are the great explorer, Sir Robert Wittenbottom. You have discovered an ancient civilization deep within the forest of a mysterious island. Since you're a likable old fellow, they have decided to induct you into their council of warriors. But first you must prove your worthiness by running the gauntlet.You are given three glasses of water. You must run through the gauntlet to the ceremonial fires and use your water to put them out. You current glass of water will then be refilled then it is off to the next fire.Of course, it is not that easy. You must jump over rocks and logs, duck under stones, arrows and tomahawks, and avoid hitting trees or touching the sides of the gauntlet.You can ease the thirst of the old men you come across for points but it will cost you water. The game is over when you run out of your third glass of water. To jump, just press the fire button. To duck, pull back then press the fire button.Scoring:Jump over a rock or a log=50 pointsDuck under an arrow, stone or tomahawk=100 pointsGive an old man a drink of water=250 pointsDuck under the Secret Talisman=500 pointsExtinguish the ceremonial flame=500 pointsDifficulty switchesLeft switch:A=joystick less responsive, more challengingB=joystick more responsive, less challengingRight switch:A=jumping and ducking more difficultB=jumping and ducking less difficult</text:p>
          </table:table-cell>
          <table:table-cell table:formula="of:=CONCATENATE(&quot;&lt;game name=&quot;;CHAR(34);[.A157];CHAR(34);&quot;&gt; &lt;year&gt;&quot;;[.B157];&quot;&lt;/year&gt; &lt;rating&gt;&quot;;[.C157];&quot;&lt;/rating&gt; &lt;title&gt;&quot;;[.D157];&quot;&lt;/title&gt; &lt;pub&gt;&quot;;[.E157];&quot;&lt;/pub&gt; &lt;dev&gt;&quot;;[.F157];&quot;&lt;/dev&gt; &lt;genre&gt;&quot;;[.G157];&quot;&lt;/genre&gt; &lt;score&gt;&quot;;[.H157];&quot;&lt;/score&gt; &lt;player&gt;&quot;;[.I157];&quot;&lt;/player&gt; &lt;story&gt;&quot;;[.J157];&quot;&lt;/story&gt; &lt;/game&gt;&quot;)" office:value-type="string" office:string-value="&lt;game name=&quot;Gauntlet (USA)&quot;&gt; &lt;year&gt;1983&lt;/year&gt; &lt;rating&gt;ESRB - E (Everyone)&lt;/rating&gt; &lt;title&gt;Gauntlet &lt;/title&gt; &lt;pub&gt;Answer Software Corporation&lt;/pub&gt; &lt;dev&gt;Answer Software Corporation&lt;/dev&gt; &lt;genre&gt;Action&lt;/genre&gt; &lt;score&gt;3.2&lt;/score&gt; &lt;player&gt;1 Player&lt;/player&gt; &lt;story&gt;This game has nothing to do with the Atari arcade game or any of the home-ported versions.You are the great explorer, Sir Robert Wittenbottom. You have discovered an ancient civilization deep within the forest of a mysterious island. Since you're a likable old fellow, they have decided to induct you into their council of warriors. But first you must prove your worthiness by running the gauntlet.You are given three glasses of water. You must run through the gauntlet to the ceremonial fires and use your water to put them out. You current glass of water will then be refilled then it is off to the next fire.Of course, it is not that easy. You must jump over rocks and logs, duck under stones, arrows and tomahawks, and avoid hitting trees or touching the sides of the gauntlet.You can ease the thirst of the old men you come across for points but it will cost you water. The game is over when you run out of your third glass of water. To jump, just press the fire button. To duck, pull back then press the fire button.Scoring:Jump over a rock or a log=50 pointsDuck under an arrow, stone or tomahawk=100 pointsGive an old man a drink of water=250 pointsDuck under the Secret Talisman=500 pointsExtinguish the ceremonial flame=500 pointsDifficulty switchesLeft switch:A=joystick less responsive, more challengingB=joystick more responsive, less challengingRight switch:A=jumping and ducking more difficultB=jumping and ducking less difficult&lt;/story&gt; &lt;/game&gt;">
            <text:p>&lt;game name="Gauntlet (USA)"&gt; &lt;year&gt;1983&lt;/year&gt; &lt;rating&gt;ESRB - E (Everyone)&lt;/rating&gt; &lt;title&gt;Gauntlet &lt;/title&gt; &lt;pub&gt;Answer Software Corporation&lt;/pub&gt; &lt;dev&gt;Answer Software Corporation&lt;/dev&gt; &lt;genre&gt;Action&lt;/genre&gt; &lt;score&gt;3.2&lt;/score&gt; &lt;player&gt;1 Player&lt;/player&gt; &lt;story&gt;This game has nothing to do with the Atari arcade game or any of the home-ported versions.You are the great explorer, Sir Robert Wittenbottom. You have discovered an ancient civilization deep within the forest of a mysterious island. Since you're a likable old fellow, they have decided to induct you into their council of warriors. But first you must prove your worthiness by running the gauntlet.You are given three glasses of water. You must run through the gauntlet to the ceremonial fires and use your water to put them out. You current glass of water will then be refilled then it is off to the next fire.Of course, it is not that easy. You must jump over rocks and logs, duck under stones, arrows and tomahawks, and avoid hitting trees or touching the sides of the gauntlet.You can ease the thirst of the old men you come across for points but it will cost you water. The game is over when you run out of your third glass of water. To jump, just press the fire button. To duck, pull back then press the fire button.Scoring:Jump over a rock or a log=50 pointsDuck under an arrow, stone or tomahawk=100 pointsGive an old man a drink of water=250 pointsDuck under the Secret Talisman=500 pointsExtinguish the ceremonial flame=500 pointsDifficulty switchesLeft switch:A=joystick less responsive, more challengingB=joystick more responsive, less challengingRight switch:A=jumping and ducking more difficultB=jumping and ducking less difficult&lt;/story&gt; &lt;/game&gt;</text:p>
          </table:table-cell>
        </table:table-row>
        <table:table-row table:style-name="ro1">
          <table:table-cell office:value-type="string">
            <text:p>Ghost Manor (USA)</text:p>
          </table:table-cell>
          <table:table-cell office:value-type="string">
            <text:p>1983</text:p>
          </table:table-cell>
          <table:table-cell office:value-type="string">
            <text:p>ESRB - E (Everyone)</text:p>
          </table:table-cell>
          <table:table-cell office:value-type="string">
            <text:p>Ghost Manor </text:p>
          </table:table-cell>
          <table:table-cell table:number-columns-repeated="2" office:value-type="string">
            <text:p>Xonox</text:p>
          </table:table-cell>
          <table:table-cell office:value-type="string">
            <text:p>Action</text:p>
          </table:table-cell>
          <table:table-cell office:value-type="string">
            <text:p>3.9</text:p>
          </table:table-cell>
          <table:table-cell table:style-name="Default" office:value-type="string">
            <text:p>1 Player</text:p>
          </table:table-cell>
          <table:table-cell office:value-type="string">
            <text:p>Your friend is trapped inside Ghost Manor! There are five different screens you need to get past before you can rescue your friend from the top floor of the manor. The game begins in the graveyard outside the manor; here you play tag with a friendly rainbow ghost or skeleton which will supply you with spears you can fire at enemies. In the second screen, you approach the guarded entrance of the manor. Using the spears you collected, you need to shoot all of the enemies blocking the entrance. The third and fourth screens take place inside the manor; each floor has a set of stairs as well as several treasures and crosses which can be collected. There is a moving wall on each of these floors which is deadly to the touch, so be careful! The final screen is the top floor of the manor where your friend is being held captive. Dracula guards this floor, and using the crosses you collected earlier you need to repel him into a prison and free your friend. To make the game more challenging, there is a time limit; you must complete all of this in four minutes or less! You can play the game as either a boy or a girl, and four different skill levels are available.</text:p>
          </table:table-cell>
          <table:table-cell table:formula="of:=CONCATENATE(&quot;&lt;game name=&quot;;CHAR(34);[.A158];CHAR(34);&quot;&gt; &lt;year&gt;&quot;;[.B158];&quot;&lt;/year&gt; &lt;rating&gt;&quot;;[.C158];&quot;&lt;/rating&gt; &lt;title&gt;&quot;;[.D158];&quot;&lt;/title&gt; &lt;pub&gt;&quot;;[.E158];&quot;&lt;/pub&gt; &lt;dev&gt;&quot;;[.F158];&quot;&lt;/dev&gt; &lt;genre&gt;&quot;;[.G158];&quot;&lt;/genre&gt; &lt;score&gt;&quot;;[.H158];&quot;&lt;/score&gt; &lt;player&gt;&quot;;[.I158];&quot;&lt;/player&gt; &lt;story&gt;&quot;;[.J158];&quot;&lt;/story&gt; &lt;/game&gt;&quot;)" office:value-type="string" office:string-value="&lt;game name=&quot;Ghost Manor (USA)&quot;&gt; &lt;year&gt;1983&lt;/year&gt; &lt;rating&gt;ESRB - E (Everyone)&lt;/rating&gt; &lt;title&gt;Ghost Manor &lt;/title&gt; &lt;pub&gt;Xonox&lt;/pub&gt; &lt;dev&gt;Xonox&lt;/dev&gt; &lt;genre&gt;Action&lt;/genre&gt; &lt;score&gt;3.9&lt;/score&gt; &lt;player&gt;1 Player&lt;/player&gt; &lt;story&gt;Your friend is trapped inside Ghost Manor! There are five different screens you need to get past before you can rescue your friend from the top floor of the manor. The game begins in the graveyard outside the manor; here you play tag with a friendly rainbow ghost or skeleton which will supply you with spears you can fire at enemies. In the second screen, you approach the guarded entrance of the manor. Using the spears you collected, you need to shoot all of the enemies blocking the entrance. The third and fourth screens take place inside the manor; each floor has a set of stairs as well as several treasures and crosses which can be collected. There is a moving wall on each of these floors which is deadly to the touch, so be careful! The final screen is the top floor of the manor where your friend is being held captive. Dracula guards this floor, and using the crosses you collected earlier you need to repel him into a prison and free your friend. To make the game more challenging, there is a time limit; you must complete all of this in four minutes or less! You can play the game as either a boy or a girl, and four different skill levels are available.&lt;/story&gt; &lt;/game&gt;">
            <text:p>&lt;game name="Ghost Manor (USA)"&gt; &lt;year&gt;1983&lt;/year&gt; &lt;rating&gt;ESRB - E (Everyone)&lt;/rating&gt; &lt;title&gt;Ghost Manor &lt;/title&gt; &lt;pub&gt;Xonox&lt;/pub&gt; &lt;dev&gt;Xonox&lt;/dev&gt; &lt;genre&gt;Action&lt;/genre&gt; &lt;score&gt;3.9&lt;/score&gt; &lt;player&gt;1 Player&lt;/player&gt; &lt;story&gt;Your friend is trapped inside Ghost Manor! There are five different screens you need to get past before you can rescue your friend from the top floor of the manor. The game begins in the graveyard outside the manor; here you play tag with a friendly rainbow ghost or skeleton which will supply you with spears you can fire at enemies. In the second screen, you approach the guarded entrance of the manor. Using the spears you collected, you need to shoot all of the enemies blocking the entrance. The third and fourth screens take place inside the manor; each floor has a set of stairs as well as several treasures and crosses which can be collected. There is a moving wall on each of these floors which is deadly to the touch, so be careful! The final screen is the top floor of the manor where your friend is being held captive. Dracula guards this floor, and using the crosses you collected earlier you need to repel him into a prison and free your friend. To make the game more challenging, there is a time limit; you must complete all of this in four minutes or less! You can play the game as either a boy or a girl, and four different skill levels are available.&lt;/story&gt; &lt;/game&gt;</text:p>
          </table:table-cell>
        </table:table-row>
        <table:table-row table:style-name="ro1">
          <table:table-cell office:value-type="string">
            <text:p>Ghostbusters (USA)</text:p>
          </table:table-cell>
          <table:table-cell office:value-type="string">
            <text:p>1985</text:p>
          </table:table-cell>
          <table:table-cell office:value-type="string">
            <text:p>ESRB - E (Everyone)</text:p>
          </table:table-cell>
          <table:table-cell office:value-type="string">
            <text:p>Ghostbusters </text:p>
          </table:table-cell>
          <table:table-cell table:number-columns-repeated="2" office:value-type="string">
            <text:p>Activision, Inc.</text:p>
          </table:table-cell>
          <table:table-cell office:value-type="string">
            <text:p>Action</text:p>
          </table:table-cell>
          <table:table-cell office:value-type="string">
            <text:p>3.6</text:p>
          </table:table-cell>
          <table:table-cell table:style-name="Default" office:value-type="string">
            <text:p>1 Player</text:p>
          </table:table-cell>
          <table:table-cell office:value-type="string">
            <text:p>Based on the movie of the same name, the Ghostbusters are the ones to call who will "bust" any ghost hauntings. It does this through the use of nuclear accelerated "proton packs" and traps, whereby the ghosts can be captured and transferred to a secure storage facility. However New York City has suddenly become a very haunted place, and the number of ghosts has suddenly increased. The Ghostbusters must reduce the paranormal (PK) level in the city, representing ghost power, before the Temple of Zuul awakens and ressurects an evil goddess, Gozer.Ghostbusters is an action game that combines an overhead view and a side-view. From Ghostbusters HQ, the player must monitor the map of New York City for "ghost alarms" as well as casual spirits, and plot a route to the alarmed area. The player then controls the Ghostbuster vehicle as it drives through traffic. Here, the player is able to capture casual ghosts on the way if they are en route. Once at the location, the game switches to a side-view. Two of the ghostbusters will take position and activate their proton beams and toss a trap to the ground. The player will attempt to <text:s/>maneuver the ghost(s) over the placed trap. Once activated, the trap attempts to capture any ghosts directly above it. Successful capture will earn the player money, which can then be used to purchase new Ghostbusters vehicles and new modifications for the vehicle. Unsuccessful capture will see the ghost fly away.As the game progresses, the PK energy of the city increases. Ghostbusters must keep it under critical levels by being constantly <text:s/>successful at ghost captures. Eventually the Temple of Zuul will activate, and if the PK levels are still manageable, the Ghostbusters can venture there for a final showdown with Gozer.</text:p>
          </table:table-cell>
          <table:table-cell table:formula="of:=CONCATENATE(&quot;&lt;game name=&quot;;CHAR(34);[.A159];CHAR(34);&quot;&gt; &lt;year&gt;&quot;;[.B159];&quot;&lt;/year&gt; &lt;rating&gt;&quot;;[.C159];&quot;&lt;/rating&gt; &lt;title&gt;&quot;;[.D159];&quot;&lt;/title&gt; &lt;pub&gt;&quot;;[.E159];&quot;&lt;/pub&gt; &lt;dev&gt;&quot;;[.F159];&quot;&lt;/dev&gt; &lt;genre&gt;&quot;;[.G159];&quot;&lt;/genre&gt; &lt;score&gt;&quot;;[.H159];&quot;&lt;/score&gt; &lt;player&gt;&quot;;[.I159];&quot;&lt;/player&gt; &lt;story&gt;&quot;;[.J159];&quot;&lt;/story&gt; &lt;/game&gt;&quot;)" office:value-type="string" office:string-value="&lt;game name=&quot;Ghostbusters (USA)&quot;&gt; &lt;year&gt;1985&lt;/year&gt; &lt;rating&gt;ESRB - E (Everyone)&lt;/rating&gt; &lt;title&gt;Ghostbusters &lt;/title&gt; &lt;pub&gt;Activision, Inc.&lt;/pub&gt; &lt;dev&gt;Activision, Inc.&lt;/dev&gt; &lt;genre&gt;Action&lt;/genre&gt; &lt;score&gt;3.6&lt;/score&gt; &lt;player&gt;1 Player&lt;/player&gt; &lt;story&gt;Based on the movie of the same name, the Ghostbusters are the ones to call who will &quot;bust&quot; any ghost hauntings. It does this through the use of nuclear accelerated &quot;proton packs&quot; and traps, whereby the ghosts can be captured and transferred to a secure storage facility. However New York City has suddenly become a very haunted place, and the number of ghosts has suddenly increased. The Ghostbusters must reduce the paranormal (PK) level in the city, representing ghost power, before the Temple of Zuul awakens and ressurects an evil goddess, Gozer.Ghostbusters is an action game that combines an overhead view and a side-view. From Ghostbusters HQ, the player must monitor the map of New York City for &quot;ghost alarms&quot; as well as casual spirits, and plot a route to the alarmed area. The player then controls the Ghostbuster vehicle as it drives through traffic. Here, the player is able to capture casual ghosts on the way if they are en route. Once at the location, the game switches to a side-view. Two of the ghostbusters will take position and activate their proton beams and toss a trap to the ground. The player will attempt to  maneuver the ghost(s) over the placed trap. Once activated, the trap attempts to capture any ghosts directly above it. Successful capture will earn the player money, which can then be used to purchase new Ghostbusters vehicles and new modifications for the vehicle. Unsuccessful capture will see the ghost fly away.As the game progresses, the PK energy of the city increases. Ghostbusters must keep it under critical levels by being constantly  successful at ghost captures. Eventually the Temple of Zuul will activate, and if the PK levels are still manageable, the Ghostbusters can venture there for a final showdown with Gozer.&lt;/story&gt; &lt;/game&gt;">
            <text:p>&lt;game name="Ghostbusters (USA)"&gt; &lt;year&gt;1985&lt;/year&gt; &lt;rating&gt;ESRB - E (Everyone)&lt;/rating&gt; &lt;title&gt;Ghostbusters &lt;/title&gt; &lt;pub&gt;Activision, Inc.&lt;/pub&gt; &lt;dev&gt;Activision, Inc.&lt;/dev&gt; &lt;genre&gt;Action&lt;/genre&gt; &lt;score&gt;3.6&lt;/score&gt; &lt;player&gt;1 Player&lt;/player&gt; &lt;story&gt;Based on the movie of the same name, the Ghostbusters are the ones to call who will "bust" any ghost hauntings. It does this through the use of nuclear accelerated "proton packs" and traps, whereby the ghosts can be captured and transferred to a secure storage facility. However New York City has suddenly become a very haunted place, and the number of ghosts has suddenly increased. The Ghostbusters must reduce the paranormal (PK) level in the city, representing ghost power, before the Temple of Zuul awakens and ressurects an evil goddess, Gozer.Ghostbusters is an action game that combines an overhead view and a side-view. From Ghostbusters HQ, the player must monitor the map of New York City for "ghost alarms" as well as casual spirits, and plot a route to the alarmed area. The player then controls the Ghostbuster vehicle as it drives through traffic. Here, the player is able to capture casual ghosts on the way if they are en route. Once at the location, the game switches to a side-view. Two of the ghostbusters will take position and activate their proton beams and toss a trap to the ground. The player will attempt to <text:s/>maneuver the ghost(s) over the placed trap. Once activated, the trap attempts to capture any ghosts directly above it. Successful capture will earn the player money, which can then be used to purchase new Ghostbusters vehicles and new modifications for the vehicle. Unsuccessful capture will see the ghost fly away.As the game progresses, the PK energy of the city increases. Ghostbusters must keep it under critical levels by being constantly <text:s/>successful at ghost captures. Eventually the Temple of Zuul will activate, and if the PK levels are still manageable, the Ghostbusters can venture there for a final showdown with Gozer.&lt;/story&gt; &lt;/game&gt;</text:p>
          </table:table-cell>
        </table:table-row>
        <table:table-row table:style-name="ro1">
          <table:table-cell office:value-type="string">
            <text:p>Ghostbusters II (Europe)</text:p>
          </table:table-cell>
          <table:table-cell office:value-type="string">
            <text:p>1992</text:p>
          </table:table-cell>
          <table:table-cell office:value-type="string">
            <text:p>ESRB - E (Everyone)</text:p>
          </table:table-cell>
          <table:table-cell office:value-type="string">
            <text:p>Ghostbusters II </text:p>
          </table:table-cell>
          <table:table-cell office:value-type="string">
            <text:p>Salu Ltd.</text:p>
          </table:table-cell>
          <table:table-cell office:value-type="string">
            <text:p>Activision, Inc.</text:p>
          </table:table-cell>
          <table:table-cell office:value-type="string">
            <text:p>Action</text:p>
          </table:table-cell>
          <table:table-cell office:value-type="string">
            <text:p>1.1</text:p>
          </table:table-cell>
          <table:table-cell table:style-name="Default" office:value-type="string">
            <text:p>1 Player</text:p>
          </table:table-cell>
          <table:table-cell office:value-type="string">
            <text:p>Re-live the movie as you bust ghosts, collect slime, find the proper mixture, break outta jail and hunt down Vigo, the Scourge of Carpathia.</text:p>
          </table:table-cell>
          <table:table-cell table:formula="of:=CONCATENATE(&quot;&lt;game name=&quot;;CHAR(34);[.A160];CHAR(34);&quot;&gt; &lt;year&gt;&quot;;[.B160];&quot;&lt;/year&gt; &lt;rating&gt;&quot;;[.C160];&quot;&lt;/rating&gt; &lt;title&gt;&quot;;[.D160];&quot;&lt;/title&gt; &lt;pub&gt;&quot;;[.E160];&quot;&lt;/pub&gt; &lt;dev&gt;&quot;;[.F160];&quot;&lt;/dev&gt; &lt;genre&gt;&quot;;[.G160];&quot;&lt;/genre&gt; &lt;score&gt;&quot;;[.H160];&quot;&lt;/score&gt; &lt;player&gt;&quot;;[.I160];&quot;&lt;/player&gt; &lt;story&gt;&quot;;[.J160];&quot;&lt;/story&gt; &lt;/game&gt;&quot;)" office:value-type="string" office:string-value="&lt;game name=&quot;Ghostbusters II (Europe)&quot;&gt; &lt;year&gt;1992&lt;/year&gt; &lt;rating&gt;ESRB - E (Everyone)&lt;/rating&gt; &lt;title&gt;Ghostbusters II &lt;/title&gt; &lt;pub&gt;Salu Ltd.&lt;/pub&gt; &lt;dev&gt;Activision, Inc.&lt;/dev&gt; &lt;genre&gt;Action&lt;/genre&gt; &lt;score&gt;1.1&lt;/score&gt; &lt;player&gt;1 Player&lt;/player&gt; &lt;story&gt;Re-live the movie as you bust ghosts, collect slime, find the proper mixture, break outta jail and hunt down Vigo, the Scourge of Carpathia.&lt;/story&gt; &lt;/game&gt;">
            <text:p>&lt;game name="Ghostbusters II (Europe)"&gt; &lt;year&gt;1992&lt;/year&gt; &lt;rating&gt;ESRB - E (Everyone)&lt;/rating&gt; &lt;title&gt;Ghostbusters II &lt;/title&gt; &lt;pub&gt;Salu Ltd.&lt;/pub&gt; &lt;dev&gt;Activision, Inc.&lt;/dev&gt; &lt;genre&gt;Action&lt;/genre&gt; &lt;score&gt;1.1&lt;/score&gt; &lt;player&gt;1 Player&lt;/player&gt; &lt;story&gt;Re-live the movie as you bust ghosts, collect slime, find the proper mixture, break outta jail and hunt down Vigo, the Scourge of Carpathia.&lt;/story&gt; &lt;/game&gt;</text:p>
          </table:table-cell>
        </table:table-row>
        <table:table-row table:style-name="ro1">
          <table:table-cell office:value-type="string">
            <text:p>Glacier Patrol (USA)</text:p>
          </table:table-cell>
          <table:table-cell office:value-type="string">
            <text:p>1989</text:p>
          </table:table-cell>
          <table:table-cell office:value-type="string">
            <text:p>ESRB - E (Everyone)</text:p>
          </table:table-cell>
          <table:table-cell office:value-type="string">
            <text:p>Glacier Patrol </text:p>
          </table:table-cell>
          <table:table-cell office:value-type="string">
            <text:p>Telegames, Inc.</text:p>
          </table:table-cell>
          <table:table-cell office:value-type="string">
            <text:p>VSS, Inc.</text:p>
          </table:table-cell>
          <table:table-cell office:value-type="string">
            <text:p>Shoot-'Em-Up</text:p>
          </table:table-cell>
          <table:table-cell office:value-type="string">
            <text:p>2.5</text:p>
          </table:table-cell>
          <table:table-cell table:style-name="Default" office:value-type="string">
            <text:p>1-2 Players</text:p>
          </table:table-cell>
          <table:table-cell office:value-type="string">
            <text:p>Defend the earth from an alien mother ship with a sinister plot to cover the surface of the planet with ice. <text:s/>Your weapon, a super heated laser able to melt the ice as it falls from the sky above. <text:s/>Dodge snowballs by jumping over them as you blast the ice blocks. <text:s/>If you get hit by a growing snowball, you'll have to sit it out for a little bit to gather your wits, while ice blocks continue to cover the landscape. In two-player games, which ever player is not the human will control the alien ship, dropping the ice.</text:p>
          </table:table-cell>
          <table:table-cell table:formula="of:=CONCATENATE(&quot;&lt;game name=&quot;;CHAR(34);[.A161];CHAR(34);&quot;&gt; &lt;year&gt;&quot;;[.B161];&quot;&lt;/year&gt; &lt;rating&gt;&quot;;[.C161];&quot;&lt;/rating&gt; &lt;title&gt;&quot;;[.D161];&quot;&lt;/title&gt; &lt;pub&gt;&quot;;[.E161];&quot;&lt;/pub&gt; &lt;dev&gt;&quot;;[.F161];&quot;&lt;/dev&gt; &lt;genre&gt;&quot;;[.G161];&quot;&lt;/genre&gt; &lt;score&gt;&quot;;[.H161];&quot;&lt;/score&gt; &lt;player&gt;&quot;;[.I161];&quot;&lt;/player&gt; &lt;story&gt;&quot;;[.J161];&quot;&lt;/story&gt; &lt;/game&gt;&quot;)" office:value-type="string" office:string-value="&lt;game name=&quot;Glacier Patrol (USA)&quot;&gt; &lt;year&gt;1989&lt;/year&gt; &lt;rating&gt;ESRB - E (Everyone)&lt;/rating&gt; &lt;title&gt;Glacier Patrol &lt;/title&gt; &lt;pub&gt;Telegames, Inc.&lt;/pub&gt; &lt;dev&gt;VSS, Inc.&lt;/dev&gt; &lt;genre&gt;Shoot-'Em-Up&lt;/genre&gt; &lt;score&gt;2.5&lt;/score&gt; &lt;player&gt;1-2 Players&lt;/player&gt; &lt;story&gt;Defend the earth from an alien mother ship with a sinister plot to cover the surface of the planet with ice.  Your weapon, a super heated laser able to melt the ice as it falls from the sky above.  Dodge snowballs by jumping over them as you blast the ice blocks.  If you get hit by a growing snowball, you'll have to sit it out for a little bit to gather your wits, while ice blocks continue to cover the landscape. In two-player games, which ever player is not the human will control the alien ship, dropping the ice.&lt;/story&gt; &lt;/game&gt;">
            <text:p>&lt;game name="Glacier Patrol (USA)"&gt; &lt;year&gt;1989&lt;/year&gt; &lt;rating&gt;ESRB - E (Everyone)&lt;/rating&gt; &lt;title&gt;Glacier Patrol &lt;/title&gt; &lt;pub&gt;Telegames, Inc.&lt;/pub&gt; &lt;dev&gt;VSS, Inc.&lt;/dev&gt; &lt;genre&gt;Shoot-'Em-Up&lt;/genre&gt; &lt;score&gt;2.5&lt;/score&gt; &lt;player&gt;1-2 Players&lt;/player&gt; &lt;story&gt;Defend the earth from an alien mother ship with a sinister plot to cover the surface of the planet with ice. <text:s/>Your weapon, a super heated laser able to melt the ice as it falls from the sky above. <text:s/>Dodge snowballs by jumping over them as you blast the ice blocks. <text:s/>If you get hit by a growing snowball, you'll have to sit it out for a little bit to gather your wits, while ice blocks continue to cover the landscape. In two-player games, which ever player is not the human will control the alien ship, dropping the ice.&lt;/story&gt; &lt;/game&gt;</text:p>
          </table:table-cell>
        </table:table-row>
        <table:table-row table:style-name="ro1">
          <table:table-cell office:value-type="string">
            <text:p>Glib - Video Word Game (USA)</text:p>
          </table:table-cell>
          <table:table-cell office:value-type="string">
            <text:p>1983</text:p>
          </table:table-cell>
          <table:table-cell office:value-type="string">
            <text:p>ESRB - E (Everyone)</text:p>
          </table:table-cell>
          <table:table-cell office:value-type="string">
            <text:p>Glib - Video Word Game </text:p>
          </table:table-cell>
          <table:table-cell office:value-type="string">
            <text:p>Selchow &amp; Righter</text:p>
          </table:table-cell>
          <table:table-cell office:value-type="string">
            <text:p>Qualtronic Devices, Inc.</text:p>
          </table:table-cell>
          <table:table-cell office:value-type="string">
            <text:p>Board Games</text:p>
          </table:table-cell>
          <table:table-cell office:value-type="string">
            <text:p>0.8</text:p>
          </table:table-cell>
          <table:table-cell table:style-name="Default" office:value-type="string">
            <text:p>1-2 Players</text:p>
          </table:table-cell>
          <table:table-cell office:value-type="string">
            <text:p>This is a version of Scrabble for the Atari 2600.The letters on the top row are shuffled and then you use them to make words on the bottom row. If the bottom row shows all spaces in pink or red, then the points for the word are doubled or tripled, respectively. If there is a light blue or blue line under a space, then the points for that letter are doubled or tripled, respectively. After you create a word, move down to the E button and press the red joystick button one time. This stops the timer so you can confirm the word is acceptable. If the word is acceptable, press the button again to collect points and go to the next round. If not, move to the P button to pass on the word and go to the next round. In a two player game, after you press the E button once, the other player then must press the button again to enter the word. Play continues until you have 14 rounds in a one player game or 7 each in a two player game.Difficulty switchesUse the left switch to set the number of players; B for one player, A for two.Game variationsThere are five games, each with five skill levels.The skill levels differ by the amount of time you have to make words.Skill levels for one player games:Skill level 1=unlimited time (no clock)Skill level 2=132 secondsSkill level 3=39 secondsSkill level 4=26 secondsSkill level 5=random timesFor two player games, the times are half of what they are in one player.The games are:Game 1 (Billboard): After each round, all the letters are reshuffled, so you get a whole new set of seven letters. Any letters that were not used go back into the mix.Game 2 (Skill Builder): Only the letters you used to make the word are replaced. Any unused letters stay on the top spaces.Game 3 (Times Up): You are given seven letters only. You must use these seven to make as many words as you can.Game 4 (Encore): The letters on the top row all shift to the right, with the last letter disappearing and a new letter plopping into the first spot. You must grab you letters and place them quickly. Any letters the you don't use will reappear randomly again.Game 5 (Over the Edge): Same as game 4 but letters that disappear never return.</text:p>
          </table:table-cell>
          <table:table-cell table:formula="of:=CONCATENATE(&quot;&lt;game name=&quot;;CHAR(34);[.A162];CHAR(34);&quot;&gt; &lt;year&gt;&quot;;[.B162];&quot;&lt;/year&gt; &lt;rating&gt;&quot;;[.C162];&quot;&lt;/rating&gt; &lt;title&gt;&quot;;[.D162];&quot;&lt;/title&gt; &lt;pub&gt;&quot;;[.E162];&quot;&lt;/pub&gt; &lt;dev&gt;&quot;;[.F162];&quot;&lt;/dev&gt; &lt;genre&gt;&quot;;[.G162];&quot;&lt;/genre&gt; &lt;score&gt;&quot;;[.H162];&quot;&lt;/score&gt; &lt;player&gt;&quot;;[.I162];&quot;&lt;/player&gt; &lt;story&gt;&quot;;[.J162];&quot;&lt;/story&gt; &lt;/game&gt;&quot;)" office:value-type="string" office:string-value="&lt;game name=&quot;Glib - Video Word Game (USA)&quot;&gt; &lt;year&gt;1983&lt;/year&gt; &lt;rating&gt;ESRB - E (Everyone)&lt;/rating&gt; &lt;title&gt;Glib - Video Word Game &lt;/title&gt; &lt;pub&gt;Selchow &amp; Righter&lt;/pub&gt; &lt;dev&gt;Qualtronic Devices, Inc.&lt;/dev&gt; &lt;genre&gt;Board Games&lt;/genre&gt; &lt;score&gt;0.8&lt;/score&gt; &lt;player&gt;1-2 Players&lt;/player&gt; &lt;story&gt;This is a version of Scrabble for the Atari 2600.The letters on the top row are shuffled and then you use them to make words on the bottom row. If the bottom row shows all spaces in pink or red, then the points for the word are doubled or tripled, respectively. If there is a light blue or blue line under a space, then the points for that letter are doubled or tripled, respectively. After you create a word, move down to the E button and press the red joystick button one time. This stops the timer so you can confirm the word is acceptable. If the word is acceptable, press the button again to collect points and go to the next round. If not, move to the P button to pass on the word and go to the next round. In a two player game, after you press the E button once, the other player then must press the button again to enter the word. Play continues until you have 14 rounds in a one player game or 7 each in a two player game.Difficulty switchesUse the left switch to set the number of players; B for one player, A for two.Game variationsThere are five games, each with five skill levels.The skill levels differ by the amount of time you have to make words.Skill levels for one player games:Skill level 1=unlimited time (no clock)Skill level 2=132 secondsSkill level 3=39 secondsSkill level 4=26 secondsSkill level 5=random timesFor two player games, the times are half of what they are in one player.The games are:Game 1 (Billboard): After each round, all the letters are reshuffled, so you get a whole new set of seven letters. Any letters that were not used go back into the mix.Game 2 (Skill Builder): Only the letters you used to make the word are replaced. Any unused letters stay on the top spaces.Game 3 (Times Up): You are given seven letters only. You must use these seven to make as many words as you can.Game 4 (Encore): The letters on the top row all shift to the right, with the last letter disappearing and a new letter plopping into the first spot. You must grab you letters and place them quickly. Any letters the you don't use will reappear randomly again.Game 5 (Over the Edge): Same as game 4 but letters that disappear never return.&lt;/story&gt; &lt;/game&gt;">
            <text:p>&lt;game name="Glib - Video Word Game (USA)"&gt; &lt;year&gt;1983&lt;/year&gt; &lt;rating&gt;ESRB - E (Everyone)&lt;/rating&gt; &lt;title&gt;Glib - Video Word Game &lt;/title&gt; &lt;pub&gt;Selchow &amp; Righter&lt;/pub&gt; &lt;dev&gt;Qualtronic Devices, Inc.&lt;/dev&gt; &lt;genre&gt;Board Games&lt;/genre&gt; &lt;score&gt;0.8&lt;/score&gt; &lt;player&gt;1-2 Players&lt;/player&gt; &lt;story&gt;This is a version of Scrabble for the Atari 2600.The letters on the top row are shuffled and then you use them to make words on the bottom row. If the bottom row shows all spaces in pink or red, then the points for the word are doubled or tripled, respectively. If there is a light blue or blue line under a space, then the points for that letter are doubled or tripled, respectively. After you create a word, move down to the E button and press the red joystick button one time. This stops the timer so you can confirm the word is acceptable. If the word is acceptable, press the button again to collect points and go to the next round. If not, move to the P button to pass on the word and go to the next round. In a two player game, after you press the E button once, the other player then must press the button again to enter the word. Play continues until you have 14 rounds in a one player game or 7 each in a two player game.Difficulty switchesUse the left switch to set the number of players; B for one player, A for two.Game variationsThere are five games, each with five skill levels.The skill levels differ by the amount of time you have to make words.Skill levels for one player games:Skill level 1=unlimited time (no clock)Skill level 2=132 secondsSkill level 3=39 secondsSkill level 4=26 secondsSkill level 5=random timesFor two player games, the times are half of what they are in one player.The games are:Game 1 (Billboard): After each round, all the letters are reshuffled, so you get a whole new set of seven letters. Any letters that were not used go back into the mix.Game 2 (Skill Builder): Only the letters you used to make the word are replaced. Any unused letters stay on the top spaces.Game 3 (Times Up): You are given seven letters only. You must use these seven to make as many words as you can.Game 4 (Encore): The letters on the top row all shift to the right, with the last letter disappearing and a new letter plopping into the first spot. You must grab you letters and place them quickly. Any letters the you don't use will reappear randomly again.Game 5 (Over the Edge): Same as game 4 but letters that disappear never return.&lt;/story&gt; &lt;/game&gt;</text:p>
          </table:table-cell>
        </table:table-row>
        <table:table-row table:style-name="ro1">
          <table:table-cell office:value-type="string">
            <text:p>Go Go Home Monster (Europe)</text:p>
          </table:table-cell>
          <table:table-cell office:value-type="string">
            <text:p>1983</text:p>
          </table:table-cell>
          <table:table-cell office:value-type="string">
            <text:p>ESRB - E (Everyone)</text:p>
          </table:table-cell>
          <table:table-cell office:value-type="string">
            <text:p>Go Go Home Monster </text:p>
          </table:table-cell>
          <table:table-cell office:value-type="string">
            <text:p>Homevision</text:p>
          </table:table-cell>
          <table:table-cell office:value-type="string">
            <text:p>Gem International Corp.</text:p>
          </table:table-cell>
          <table:table-cell office:value-type="string">
            <text:p>Maze</text:p>
          </table:table-cell>
          <table:table-cell office:value-type="string">
            <text:p>2.5</text:p>
          </table:table-cell>
          <table:table-cell table:style-name="Default" office:value-type="string">
            <text:p>1-2 Players</text:p>
          </table:table-cell>
          <table:table-cell office:value-type="string">
            <text:p>An alien crashed on Earth and to get back to his planet he must find the four pieces of his spacecraft. Go into the several rooms and press the button. Hopefully, a piece of the ship will show on a corner of the screen. Pick it up and repeat the procedure until you can back home. Beware of the guardians, though, as they would follow you to trap you.</text:p>
          </table:table-cell>
          <table:table-cell table:formula="of:=CONCATENATE(&quot;&lt;game name=&quot;;CHAR(34);[.A163];CHAR(34);&quot;&gt; &lt;year&gt;&quot;;[.B163];&quot;&lt;/year&gt; &lt;rating&gt;&quot;;[.C163];&quot;&lt;/rating&gt; &lt;title&gt;&quot;;[.D163];&quot;&lt;/title&gt; &lt;pub&gt;&quot;;[.E163];&quot;&lt;/pub&gt; &lt;dev&gt;&quot;;[.F163];&quot;&lt;/dev&gt; &lt;genre&gt;&quot;;[.G163];&quot;&lt;/genre&gt; &lt;score&gt;&quot;;[.H163];&quot;&lt;/score&gt; &lt;player&gt;&quot;;[.I163];&quot;&lt;/player&gt; &lt;story&gt;&quot;;[.J163];&quot;&lt;/story&gt; &lt;/game&gt;&quot;)" office:value-type="string" office:string-value="&lt;game name=&quot;Go Go Home Monster (Europe)&quot;&gt; &lt;year&gt;1983&lt;/year&gt; &lt;rating&gt;ESRB - E (Everyone)&lt;/rating&gt; &lt;title&gt;Go Go Home Monster &lt;/title&gt; &lt;pub&gt;Homevision&lt;/pub&gt; &lt;dev&gt;Gem International Corp.&lt;/dev&gt; &lt;genre&gt;Maze&lt;/genre&gt; &lt;score&gt;2.5&lt;/score&gt; &lt;player&gt;1-2 Players&lt;/player&gt; &lt;story&gt;An alien crashed on Earth and to get back to his planet he must find the four pieces of his spacecraft. Go into the several rooms and press the button. Hopefully, a piece of the ship will show on a corner of the screen. Pick it up and repeat the procedure until you can back home. Beware of the guardians, though, as they would follow you to trap you.&lt;/story&gt; &lt;/game&gt;">
            <text:p>&lt;game name="Go Go Home Monster (Europe)"&gt; &lt;year&gt;1983&lt;/year&gt; &lt;rating&gt;ESRB - E (Everyone)&lt;/rating&gt; &lt;title&gt;Go Go Home Monster &lt;/title&gt; &lt;pub&gt;Homevision&lt;/pub&gt; &lt;dev&gt;Gem International Corp.&lt;/dev&gt; &lt;genre&gt;Maze&lt;/genre&gt; &lt;score&gt;2.5&lt;/score&gt; &lt;player&gt;1-2 Players&lt;/player&gt; &lt;story&gt;An alien crashed on Earth and to get back to his planet he must find the four pieces of his spacecraft. Go into the several rooms and press the button. Hopefully, a piece of the ship will show on a corner of the screen. Pick it up and repeat the procedure until you can back home. Beware of the guardians, though, as they would follow you to trap you.&lt;/story&gt; &lt;/game&gt;</text:p>
          </table:table-cell>
        </table:table-row>
        <table:table-row table:style-name="ro1">
          <table:table-cell office:value-type="string">
            <text:p>Golf (USA)</text:p>
          </table:table-cell>
          <table:table-cell office:value-type="string">
            <text:p>1980</text:p>
          </table:table-cell>
          <table:table-cell office:value-type="string">
            <text:p>ESRB - E (Everyone)</text:p>
          </table:table-cell>
          <table:table-cell office:value-type="string">
            <text:p>Golf </text:p>
          </table:table-cell>
          <table:table-cell table:number-columns-repeated="2" office:value-type="string">
            <text:p>Atari, Inc.</text:p>
          </table:table-cell>
          <table:table-cell office:value-type="string">
            <text:p>Sports/Golf</text:p>
          </table:table-cell>
          <table:table-cell office:value-type="string">
            <text:p>2.4</text:p>
          </table:table-cell>
          <table:table-cell table:style-name="Default" office:value-type="string">
            <text:p>1-2 Players</text:p>
          </table:table-cell>
          <table:table-cell office:value-type="string">
            <text:p>Golf features a nine hole, par 36 course which can be played by one or two players. The game is played from an overhead view of the course, which is complete with sand traps, water hazards, trees, and rough. The player doesn't have the ability to choose different clubs, so the distance the ball travels is controlled by how big of a backswing is taken. The direction is controlled by the location of the player in relation to the ball. When the player finally reaches the green, the view switches to a closeup of the green for putting. Two different skill levels are available which control the size of the cup and the amount of power lost in the rough or sand.</text:p>
          </table:table-cell>
          <table:table-cell table:formula="of:=CONCATENATE(&quot;&lt;game name=&quot;;CHAR(34);[.A164];CHAR(34);&quot;&gt; &lt;year&gt;&quot;;[.B164];&quot;&lt;/year&gt; &lt;rating&gt;&quot;;[.C164];&quot;&lt;/rating&gt; &lt;title&gt;&quot;;[.D164];&quot;&lt;/title&gt; &lt;pub&gt;&quot;;[.E164];&quot;&lt;/pub&gt; &lt;dev&gt;&quot;;[.F164];&quot;&lt;/dev&gt; &lt;genre&gt;&quot;;[.G164];&quot;&lt;/genre&gt; &lt;score&gt;&quot;;[.H164];&quot;&lt;/score&gt; &lt;player&gt;&quot;;[.I164];&quot;&lt;/player&gt; &lt;story&gt;&quot;;[.J164];&quot;&lt;/story&gt; &lt;/game&gt;&quot;)" office:value-type="string" office:string-value="&lt;game name=&quot;Golf (USA)&quot;&gt; &lt;year&gt;1980&lt;/year&gt; &lt;rating&gt;ESRB - E (Everyone)&lt;/rating&gt; &lt;title&gt;Golf &lt;/title&gt; &lt;pub&gt;Atari, Inc.&lt;/pub&gt; &lt;dev&gt;Atari, Inc.&lt;/dev&gt; &lt;genre&gt;Sports/Golf&lt;/genre&gt; &lt;score&gt;2.4&lt;/score&gt; &lt;player&gt;1-2 Players&lt;/player&gt; &lt;story&gt;Golf features a nine hole, par 36 course which can be played by one or two players. The game is played from an overhead view of the course, which is complete with sand traps, water hazards, trees, and rough. The player doesn't have the ability to choose different clubs, so the distance the ball travels is controlled by how big of a backswing is taken. The direction is controlled by the location of the player in relation to the ball. When the player finally reaches the green, the view switches to a closeup of the green for putting. Two different skill levels are available which control the size of the cup and the amount of power lost in the rough or sand.&lt;/story&gt; &lt;/game&gt;">
            <text:p>&lt;game name="Golf (USA)"&gt; &lt;year&gt;1980&lt;/year&gt; &lt;rating&gt;ESRB - E (Everyone)&lt;/rating&gt; &lt;title&gt;Golf &lt;/title&gt; &lt;pub&gt;Atari, Inc.&lt;/pub&gt; &lt;dev&gt;Atari, Inc.&lt;/dev&gt; &lt;genre&gt;Sports/Golf&lt;/genre&gt; &lt;score&gt;2.4&lt;/score&gt; &lt;player&gt;1-2 Players&lt;/player&gt; &lt;story&gt;Golf features a nine hole, par 36 course which can be played by one or two players. The game is played from an overhead view of the course, which is complete with sand traps, water hazards, trees, and rough. The player doesn't have the ability to choose different clubs, so the distance the ball travels is controlled by how big of a backswing is taken. The direction is controlled by the location of the player in relation to the ball. When the player finally reaches the green, the view switches to a closeup of the green for putting. Two different skill levels are available which control the size of the cup and the amount of power lost in the rough or sand.&lt;/story&gt; &lt;/game&gt;</text:p>
          </table:table-cell>
        </table:table-row>
        <table:table-row table:style-name="ro1">
          <table:table-cell office:value-type="string">
            <text:p>Gopher (USA)</text:p>
          </table:table-cell>
          <table:table-cell office:value-type="string">
            <text:p>1983</text:p>
          </table:table-cell>
          <table:table-cell office:value-type="string">
            <text:p>ESRB - E (Everyone)</text:p>
          </table:table-cell>
          <table:table-cell office:value-type="string">
            <text:p>Gopher </text:p>
          </table:table-cell>
          <table:table-cell table:number-columns-repeated="2" office:value-type="string">
            <text:p>U.S. Games Corporation</text:p>
          </table:table-cell>
          <table:table-cell office:value-type="string">
            <text:p>Action</text:p>
          </table:table-cell>
          <table:table-cell office:value-type="string">
            <text:p>3.3</text:p>
          </table:table-cell>
          <table:table-cell table:style-name="Default" office:value-type="string">
            <text:p>1-2 Players</text:p>
          </table:table-cell>
          <table:table-cell office:value-type="string">
            <text:p>A pesky gopher is after your carrot patch! Your goal is to stop it before all of your carrots are gone. The gopher will be tunneling in the ground at the bottom of the screen; you are at the top and need to fill in the gophers tunnels with your shovel. The gopher is fast, however, and if you don't fill in the tunnels quick enough it will make it to the surface and run off with one of your carrots! If the gopher manages to take all of your carrots, the game will be over. From time to time there will be a duck that flies overhead. As the duck passes by, it will drop a seed; if you catch the seed and plant it, a new carrot will grow to replace one of the ones that was stolen. Several difficulty levels are included, which control the speed and intelligence of the gopher, and whether or not the duck will appear.</text:p>
          </table:table-cell>
          <table:table-cell table:formula="of:=CONCATENATE(&quot;&lt;game name=&quot;;CHAR(34);[.A165];CHAR(34);&quot;&gt; &lt;year&gt;&quot;;[.B165];&quot;&lt;/year&gt; &lt;rating&gt;&quot;;[.C165];&quot;&lt;/rating&gt; &lt;title&gt;&quot;;[.D165];&quot;&lt;/title&gt; &lt;pub&gt;&quot;;[.E165];&quot;&lt;/pub&gt; &lt;dev&gt;&quot;;[.F165];&quot;&lt;/dev&gt; &lt;genre&gt;&quot;;[.G165];&quot;&lt;/genre&gt; &lt;score&gt;&quot;;[.H165];&quot;&lt;/score&gt; &lt;player&gt;&quot;;[.I165];&quot;&lt;/player&gt; &lt;story&gt;&quot;;[.J165];&quot;&lt;/story&gt; &lt;/game&gt;&quot;)" office:value-type="string" office:string-value="&lt;game name=&quot;Gopher (USA)&quot;&gt; &lt;year&gt;1983&lt;/year&gt; &lt;rating&gt;ESRB - E (Everyone)&lt;/rating&gt; &lt;title&gt;Gopher &lt;/title&gt; &lt;pub&gt;U.S. Games Corporation&lt;/pub&gt; &lt;dev&gt;U.S. Games Corporation&lt;/dev&gt; &lt;genre&gt;Action&lt;/genre&gt; &lt;score&gt;3.3&lt;/score&gt; &lt;player&gt;1-2 Players&lt;/player&gt; &lt;story&gt;A pesky gopher is after your carrot patch! Your goal is to stop it before all of your carrots are gone. The gopher will be tunneling in the ground at the bottom of the screen; you are at the top and need to fill in the gophers tunnels with your shovel. The gopher is fast, however, and if you don't fill in the tunnels quick enough it will make it to the surface and run off with one of your carrots! If the gopher manages to take all of your carrots, the game will be over. From time to time there will be a duck that flies overhead. As the duck passes by, it will drop a seed; if you catch the seed and plant it, a new carrot will grow to replace one of the ones that was stolen. Several difficulty levels are included, which control the speed and intelligence of the gopher, and whether or not the duck will appear.&lt;/story&gt; &lt;/game&gt;">
            <text:p>&lt;game name="Gopher (USA)"&gt; &lt;year&gt;1983&lt;/year&gt; &lt;rating&gt;ESRB - E (Everyone)&lt;/rating&gt; &lt;title&gt;Gopher &lt;/title&gt; &lt;pub&gt;U.S. Games Corporation&lt;/pub&gt; &lt;dev&gt;U.S. Games Corporation&lt;/dev&gt; &lt;genre&gt;Action&lt;/genre&gt; &lt;score&gt;3.3&lt;/score&gt; &lt;player&gt;1-2 Players&lt;/player&gt; &lt;story&gt;A pesky gopher is after your carrot patch! Your goal is to stop it before all of your carrots are gone. The gopher will be tunneling in the ground at the bottom of the screen; you are at the top and need to fill in the gophers tunnels with your shovel. The gopher is fast, however, and if you don't fill in the tunnels quick enough it will make it to the surface and run off with one of your carrots! If the gopher manages to take all of your carrots, the game will be over. From time to time there will be a duck that flies overhead. As the duck passes by, it will drop a seed; if you catch the seed and plant it, a new carrot will grow to replace one of the ones that was stolen. Several difficulty levels are included, which control the speed and intelligence of the gopher, and whether or not the duck will appear.&lt;/story&gt; &lt;/game&gt;</text:p>
          </table:table-cell>
        </table:table-row>
        <table:table-row table:style-name="ro1">
          <table:table-cell office:value-type="string">
            <text:p>Gorf (USA)</text:p>
          </table:table-cell>
          <table:table-cell office:value-type="string">
            <text:p>1982</text:p>
          </table:table-cell>
          <table:table-cell office:value-type="string">
            <text:p>ESRB - E (Everyone)</text:p>
          </table:table-cell>
          <table:table-cell office:value-type="string">
            <text:p>Gorf </text:p>
          </table:table-cell>
          <table:table-cell office:value-type="string">
            <text:p>CBS Electronics</text:p>
          </table:table-cell>
          <table:table-cell office:value-type="string">
            <text:p>Dave Nutting Associates, Inc.</text:p>
          </table:table-cell>
          <table:table-cell office:value-type="string">
            <text:p>Shoot-'Em-Up</text:p>
          </table:table-cell>
          <table:table-cell office:value-type="string">
            <text:p>3.0</text:p>
          </table:table-cell>
          <table:table-cell table:style-name="Default" office:value-type="string">
            <text:p>1 Player</text:p>
          </table:table-cell>
          <table:table-cell office:value-type="string">
            <text:p>Gorf is a game similar to Space Invaders, alien vessels approach closer and closer in their threatening row formation.The game itself consists of four levels:1. The first level has you behind a defensive shield, defending against an alien attack. The level is a top-down view, with your ship &amp; shield on one side and the aliens on the other side;The second level is similar to the first, only your defensive shield is gone, and the enemies tend to swoop down over the level as opposed to those row formations. Bonus ships also tend to appear in this level;The third level is a change, and has you entering hyperspace. Your only goal is to survive to the end of your journey. The viewpoint switches from a top-down view to a behind-the-ship view and in effect you are heading "towards" your destination. Alien vessels flying in circular formation try to stop you;The fourth and final level is similar to the first again, with some key differences. You do not fight a wave of enemies, but a single one. A mothership with a glowing weak spot. Hitting the weak spot will instantly destroy it. The mothership also has that same shield that was yours in the first level.Finishing the game increases your rank and starts the game over at level 1 with a faster game speed for more challenge.</text:p>
          </table:table-cell>
          <table:table-cell table:formula="of:=CONCATENATE(&quot;&lt;game name=&quot;;CHAR(34);[.A166];CHAR(34);&quot;&gt; &lt;year&gt;&quot;;[.B166];&quot;&lt;/year&gt; &lt;rating&gt;&quot;;[.C166];&quot;&lt;/rating&gt; &lt;title&gt;&quot;;[.D166];&quot;&lt;/title&gt; &lt;pub&gt;&quot;;[.E166];&quot;&lt;/pub&gt; &lt;dev&gt;&quot;;[.F166];&quot;&lt;/dev&gt; &lt;genre&gt;&quot;;[.G166];&quot;&lt;/genre&gt; &lt;score&gt;&quot;;[.H166];&quot;&lt;/score&gt; &lt;player&gt;&quot;;[.I166];&quot;&lt;/player&gt; &lt;story&gt;&quot;;[.J166];&quot;&lt;/story&gt; &lt;/game&gt;&quot;)" office:value-type="string" office:string-value="&lt;game name=&quot;Gorf (USA)&quot;&gt; &lt;year&gt;1982&lt;/year&gt; &lt;rating&gt;ESRB - E (Everyone)&lt;/rating&gt; &lt;title&gt;Gorf &lt;/title&gt; &lt;pub&gt;CBS Electronics&lt;/pub&gt; &lt;dev&gt;Dave Nutting Associates, Inc.&lt;/dev&gt; &lt;genre&gt;Shoot-'Em-Up&lt;/genre&gt; &lt;score&gt;3.0&lt;/score&gt; &lt;player&gt;1 Player&lt;/player&gt; &lt;story&gt;Gorf is a game similar to Space Invaders, alien vessels approach closer and closer in their threatening row formation.The game itself consists of four levels:1. The first level has you behind a defensive shield, defending against an alien attack. The level is a top-down view, with your ship &amp; shield on one side and the aliens on the other side;The second level is similar to the first, only your defensive shield is gone, and the enemies tend to swoop down over the level as opposed to those row formations. Bonus ships also tend to appear in this level;The third level is a change, and has you entering hyperspace. Your only goal is to survive to the end of your journey. The viewpoint switches from a top-down view to a behind-the-ship view and in effect you are heading &quot;towards&quot; your destination. Alien vessels flying in circular formation try to stop you;The fourth and final level is similar to the first again, with some key differences. You do not fight a wave of enemies, but a single one. A mothership with a glowing weak spot. Hitting the weak spot will instantly destroy it. The mothership also has that same shield that was yours in the first level.Finishing the game increases your rank and starts the game over at level 1 with a faster game speed for more challenge.&lt;/story&gt; &lt;/game&gt;">
            <text:p>&lt;game name="Gorf (USA)"&gt; &lt;year&gt;1982&lt;/year&gt; &lt;rating&gt;ESRB - E (Everyone)&lt;/rating&gt; &lt;title&gt;Gorf &lt;/title&gt; &lt;pub&gt;CBS Electronics&lt;/pub&gt; &lt;dev&gt;Dave Nutting Associates, Inc.&lt;/dev&gt; &lt;genre&gt;Shoot-'Em-Up&lt;/genre&gt; &lt;score&gt;3.0&lt;/score&gt; &lt;player&gt;1 Player&lt;/player&gt; &lt;story&gt;Gorf is a game similar to Space Invaders, alien vessels approach closer and closer in their threatening row formation.The game itself consists of four levels:1. The first level has you behind a defensive shield, defending against an alien attack. The level is a top-down view, with your ship &amp; shield on one side and the aliens on the other side;The second level is similar to the first, only your defensive shield is gone, and the enemies tend to swoop down over the level as opposed to those row formations. Bonus ships also tend to appear in this level;The third level is a change, and has you entering hyperspace. Your only goal is to survive to the end of your journey. The viewpoint switches from a top-down view to a behind-the-ship view and in effect you are heading "towards" your destination. Alien vessels flying in circular formation try to stop you;The fourth and final level is similar to the first again, with some key differences. You do not fight a wave of enemies, but a single one. A mothership with a glowing weak spot. Hitting the weak spot will instantly destroy it. The mothership also has that same shield that was yours in the first level.Finishing the game increases your rank and starts the game over at level 1 with a faster game speed for more challenge.&lt;/story&gt; &lt;/game&gt;</text:p>
          </table:table-cell>
        </table:table-row>
        <table:table-row table:style-name="ro1">
          <table:table-cell office:value-type="string">
            <text:p>Grand Prix (USA)</text:p>
          </table:table-cell>
          <table:table-cell office:value-type="string">
            <text:p>1982</text:p>
          </table:table-cell>
          <table:table-cell office:value-type="string">
            <text:p>ESRB - E (Everyone)</text:p>
          </table:table-cell>
          <table:table-cell office:value-type="string">
            <text:p>Grand Prix </text:p>
          </table:table-cell>
          <table:table-cell table:number-columns-repeated="2" office:value-type="string">
            <text:p>Activision, Inc.</text:p>
          </table:table-cell>
          <table:table-cell office:value-type="string">
            <text:p>Driving</text:p>
          </table:table-cell>
          <table:table-cell office:value-type="string">
            <text:p>3.5</text:p>
          </table:table-cell>
          <table:table-cell table:style-name="Default" office:value-type="string">
            <text:p>1 Player</text:p>
          </table:table-cell>
          <table:table-cell office:value-type="string">
            <text:p>Grand Prix is an action racing game for one player. The game is played with an overhead view of the racetrack which scrolls horizontally. Your goal is to reach the finish line in the shortest possible time on one of the four different tracks included. Of course, there will be obstacles on the tracks which will slow you down if you're not careful. Numerous other cars will often get in your way, oil slicks will cause you to temporarily lose control, and on the more difficulty tracks narrow bridges will cause you to come to a complete stop if you miss the path.</text:p>
          </table:table-cell>
          <table:table-cell table:formula="of:=CONCATENATE(&quot;&lt;game name=&quot;;CHAR(34);[.A167];CHAR(34);&quot;&gt; &lt;year&gt;&quot;;[.B167];&quot;&lt;/year&gt; &lt;rating&gt;&quot;;[.C167];&quot;&lt;/rating&gt; &lt;title&gt;&quot;;[.D167];&quot;&lt;/title&gt; &lt;pub&gt;&quot;;[.E167];&quot;&lt;/pub&gt; &lt;dev&gt;&quot;;[.F167];&quot;&lt;/dev&gt; &lt;genre&gt;&quot;;[.G167];&quot;&lt;/genre&gt; &lt;score&gt;&quot;;[.H167];&quot;&lt;/score&gt; &lt;player&gt;&quot;;[.I167];&quot;&lt;/player&gt; &lt;story&gt;&quot;;[.J167];&quot;&lt;/story&gt; &lt;/game&gt;&quot;)" office:value-type="string" office:string-value="&lt;game name=&quot;Grand Prix (USA)&quot;&gt; &lt;year&gt;1982&lt;/year&gt; &lt;rating&gt;ESRB - E (Everyone)&lt;/rating&gt; &lt;title&gt;Grand Prix &lt;/title&gt; &lt;pub&gt;Activision, Inc.&lt;/pub&gt; &lt;dev&gt;Activision, Inc.&lt;/dev&gt; &lt;genre&gt;Driving&lt;/genre&gt; &lt;score&gt;3.5&lt;/score&gt; &lt;player&gt;1 Player&lt;/player&gt; &lt;story&gt;Grand Prix is an action racing game for one player. The game is played with an overhead view of the racetrack which scrolls horizontally. Your goal is to reach the finish line in the shortest possible time on one of the four different tracks included. Of course, there will be obstacles on the tracks which will slow you down if you're not careful. Numerous other cars will often get in your way, oil slicks will cause you to temporarily lose control, and on the more difficulty tracks narrow bridges will cause you to come to a complete stop if you miss the path.&lt;/story&gt; &lt;/game&gt;">
            <text:p>&lt;game name="Grand Prix (USA)"&gt; &lt;year&gt;1982&lt;/year&gt; &lt;rating&gt;ESRB - E (Everyone)&lt;/rating&gt; &lt;title&gt;Grand Prix &lt;/title&gt; &lt;pub&gt;Activision, Inc.&lt;/pub&gt; &lt;dev&gt;Activision, Inc.&lt;/dev&gt; &lt;genre&gt;Driving&lt;/genre&gt; &lt;score&gt;3.5&lt;/score&gt; &lt;player&gt;1 Player&lt;/player&gt; &lt;story&gt;Grand Prix is an action racing game for one player. The game is played with an overhead view of the racetrack which scrolls horizontally. Your goal is to reach the finish line in the shortest possible time on one of the four different tracks included. Of course, there will be obstacles on the tracks which will slow you down if you're not careful. Numerous other cars will often get in your way, oil slicks will cause you to temporarily lose control, and on the more difficulty tracks narrow bridges will cause you to come to a complete stop if you miss the path.&lt;/story&gt; &lt;/game&gt;</text:p>
          </table:table-cell>
        </table:table-row>
        <table:table-row table:style-name="ro1">
          <table:table-cell office:value-type="string">
            <text:p>Gravitar (USA)</text:p>
          </table:table-cell>
          <table:table-cell office:value-type="string">
            <text:p>1983</text:p>
          </table:table-cell>
          <table:table-cell office:value-type="string">
            <text:p>ESRB - E (Everyone)</text:p>
          </table:table-cell>
          <table:table-cell office:value-type="string">
            <text:p>Gravitar </text:p>
          </table:table-cell>
          <table:table-cell table:number-columns-repeated="2" office:value-type="string">
            <text:p>Atari, Inc.</text:p>
          </table:table-cell>
          <table:table-cell office:value-type="string">
            <text:p>Shooter</text:p>
          </table:table-cell>
          <table:table-cell office:value-type="string">
            <text:p>3.5</text:p>
          </table:table-cell>
          <table:table-cell table:style-name="Default" office:value-type="string">
            <text:p>1 Player</text:p>
          </table:table-cell>
          <table:table-cell office:value-type="string">
            <text:p>The evil being called Gravitar is out attempting to destroy the universe! With each galaxy he conquers he leaves behind extreme gravitational forces, a powerful, explosive reactor and deadly bunkers. Your job is to stop Gravitar by taking back the twelve solar systems located in four galaxies that are under his control! In each solar system there is a sun, an alien reactor base, and three to four planets. To free the solar system, you have two choices; either visit all of the planets and destroy all enemy bunkers, or activate the reactor at the core of the alien base and escape before it explodes. On each of the planets and the alien base, there will be strong gravitational forces to deal with; make sure you keep your ship in space, since a crash into the ragged landscape will be fatal! After a galaxy has been freed, you then automatically move on to the next galaxy which will be even more difficult to save. The game includes five different skill levels which vary in difficulty by supplying different amounts of ships to begin the game as well as different strengths of gravity.</text:p>
          </table:table-cell>
          <table:table-cell table:formula="of:=CONCATENATE(&quot;&lt;game name=&quot;;CHAR(34);[.A168];CHAR(34);&quot;&gt; &lt;year&gt;&quot;;[.B168];&quot;&lt;/year&gt; &lt;rating&gt;&quot;;[.C168];&quot;&lt;/rating&gt; &lt;title&gt;&quot;;[.D168];&quot;&lt;/title&gt; &lt;pub&gt;&quot;;[.E168];&quot;&lt;/pub&gt; &lt;dev&gt;&quot;;[.F168];&quot;&lt;/dev&gt; &lt;genre&gt;&quot;;[.G168];&quot;&lt;/genre&gt; &lt;score&gt;&quot;;[.H168];&quot;&lt;/score&gt; &lt;player&gt;&quot;;[.I168];&quot;&lt;/player&gt; &lt;story&gt;&quot;;[.J168];&quot;&lt;/story&gt; &lt;/game&gt;&quot;)" office:value-type="string" office:string-value="&lt;game name=&quot;Gravitar (USA)&quot;&gt; &lt;year&gt;1983&lt;/year&gt; &lt;rating&gt;ESRB - E (Everyone)&lt;/rating&gt; &lt;title&gt;Gravitar &lt;/title&gt; &lt;pub&gt;Atari, Inc.&lt;/pub&gt; &lt;dev&gt;Atari, Inc.&lt;/dev&gt; &lt;genre&gt;Shooter&lt;/genre&gt; &lt;score&gt;3.5&lt;/score&gt; &lt;player&gt;1 Player&lt;/player&gt; &lt;story&gt;The evil being called Gravitar is out attempting to destroy the universe! With each galaxy he conquers he leaves behind extreme gravitational forces, a powerful, explosive reactor and deadly bunkers. Your job is to stop Gravitar by taking back the twelve solar systems located in four galaxies that are under his control! In each solar system there is a sun, an alien reactor base, and three to four planets. To free the solar system, you have two choices; either visit all of the planets and destroy all enemy bunkers, or activate the reactor at the core of the alien base and escape before it explodes. On each of the planets and the alien base, there will be strong gravitational forces to deal with; make sure you keep your ship in space, since a crash into the ragged landscape will be fatal! After a galaxy has been freed, you then automatically move on to the next galaxy which will be even more difficult to save. The game includes five different skill levels which vary in difficulty by supplying different amounts of ships to begin the game as well as different strengths of gravity.&lt;/story&gt; &lt;/game&gt;">
            <text:p>&lt;game name="Gravitar (USA)"&gt; &lt;year&gt;1983&lt;/year&gt; &lt;rating&gt;ESRB - E (Everyone)&lt;/rating&gt; &lt;title&gt;Gravitar &lt;/title&gt; &lt;pub&gt;Atari, Inc.&lt;/pub&gt; &lt;dev&gt;Atari, Inc.&lt;/dev&gt; &lt;genre&gt;Shooter&lt;/genre&gt; &lt;score&gt;3.5&lt;/score&gt; &lt;player&gt;1 Player&lt;/player&gt; &lt;story&gt;The evil being called Gravitar is out attempting to destroy the universe! With each galaxy he conquers he leaves behind extreme gravitational forces, a powerful, explosive reactor and deadly bunkers. Your job is to stop Gravitar by taking back the twelve solar systems located in four galaxies that are under his control! In each solar system there is a sun, an alien reactor base, and three to four planets. To free the solar system, you have two choices; either visit all of the planets and destroy all enemy bunkers, or activate the reactor at the core of the alien base and escape before it explodes. On each of the planets and the alien base, there will be strong gravitational forces to deal with; make sure you keep your ship in space, since a crash into the ragged landscape will be fatal! After a galaxy has been freed, you then automatically move on to the next galaxy which will be even more difficult to save. The game includes five different skill levels which vary in difficulty by supplying different amounts of ships to begin the game as well as different strengths of gravity.&lt;/story&gt; &lt;/game&gt;</text:p>
          </table:table-cell>
        </table:table-row>
        <table:table-row table:style-name="ro1">
          <table:table-cell office:value-type="string">
            <text:p>Gremlins (USA)</text:p>
          </table:table-cell>
          <table:table-cell office:value-type="string">
            <text:p>1984</text:p>
          </table:table-cell>
          <table:table-cell office:value-type="string">
            <text:p>ESRB - E (Everyone)</text:p>
          </table:table-cell>
          <table:table-cell office:value-type="string">
            <text:p>Gremlins </text:p>
          </table:table-cell>
          <table:table-cell table:number-columns-repeated="2" office:value-type="string">
            <text:p>Atari, Inc.</text:p>
          </table:table-cell>
          <table:table-cell office:value-type="string">
            <text:p>Action</text:p>
          </table:table-cell>
          <table:table-cell office:value-type="string">
            <text:p>2.3</text:p>
          </table:table-cell>
          <table:table-cell table:style-name="Default" office:value-type="string">
            <text:p>1-2 Players</text:p>
          </table:table-cell>
          <table:table-cell office:value-type="string">
            <text:p>This game is based on the Steven Spielberg movie of the same name but is different than the other versions.In this version, on the first screen, Mogwai are jumping from the roof to get at hamburgers on the ground. You, as Billy, must catch them before the hit the ground. If you get them all, it is off to the next, faster, level. If you miss eight, then you go to a shooting screen.On the shooting screen, gremlins are approaching from the distance. You must shoot them before they reach you. If one reaches you, you lose a life. After they are all dead, it is back to the first screen at a faster level. In later levels, puddles of water will divide the gremlins in two.</text:p>
          </table:table-cell>
          <table:table-cell table:formula="of:=CONCATENATE(&quot;&lt;game name=&quot;;CHAR(34);[.A169];CHAR(34);&quot;&gt; &lt;year&gt;&quot;;[.B169];&quot;&lt;/year&gt; &lt;rating&gt;&quot;;[.C169];&quot;&lt;/rating&gt; &lt;title&gt;&quot;;[.D169];&quot;&lt;/title&gt; &lt;pub&gt;&quot;;[.E169];&quot;&lt;/pub&gt; &lt;dev&gt;&quot;;[.F169];&quot;&lt;/dev&gt; &lt;genre&gt;&quot;;[.G169];&quot;&lt;/genre&gt; &lt;score&gt;&quot;;[.H169];&quot;&lt;/score&gt; &lt;player&gt;&quot;;[.I169];&quot;&lt;/player&gt; &lt;story&gt;&quot;;[.J169];&quot;&lt;/story&gt; &lt;/game&gt;&quot;)" office:value-type="string" office:string-value="&lt;game name=&quot;Gremlins (USA)&quot;&gt; &lt;year&gt;1984&lt;/year&gt; &lt;rating&gt;ESRB - E (Everyone)&lt;/rating&gt; &lt;title&gt;Gremlins &lt;/title&gt; &lt;pub&gt;Atari, Inc.&lt;/pub&gt; &lt;dev&gt;Atari, Inc.&lt;/dev&gt; &lt;genre&gt;Action&lt;/genre&gt; &lt;score&gt;2.3&lt;/score&gt; &lt;player&gt;1-2 Players&lt;/player&gt; &lt;story&gt;This game is based on the Steven Spielberg movie of the same name but is different than the other versions.In this version, on the first screen, Mogwai are jumping from the roof to get at hamburgers on the ground. You, as Billy, must catch them before the hit the ground. If you get them all, it is off to the next, faster, level. If you miss eight, then you go to a shooting screen.On the shooting screen, gremlins are approaching from the distance. You must shoot them before they reach you. If one reaches you, you lose a life. After they are all dead, it is back to the first screen at a faster level. In later levels, puddles of water will divide the gremlins in two.&lt;/story&gt; &lt;/game&gt;">
            <text:p>&lt;game name="Gremlins (USA)"&gt; &lt;year&gt;1984&lt;/year&gt; &lt;rating&gt;ESRB - E (Everyone)&lt;/rating&gt; &lt;title&gt;Gremlins &lt;/title&gt; &lt;pub&gt;Atari, Inc.&lt;/pub&gt; &lt;dev&gt;Atari, Inc.&lt;/dev&gt; &lt;genre&gt;Action&lt;/genre&gt; &lt;score&gt;2.3&lt;/score&gt; &lt;player&gt;1-2 Players&lt;/player&gt; &lt;story&gt;This game is based on the Steven Spielberg movie of the same name but is different than the other versions.In this version, on the first screen, Mogwai are jumping from the roof to get at hamburgers on the ground. You, as Billy, must catch them before the hit the ground. If you get them all, it is off to the next, faster, level. If you miss eight, then you go to a shooting screen.On the shooting screen, gremlins are approaching from the distance. You must shoot them before they reach you. If one reaches you, you lose a life. After they are all dead, it is back to the first screen at a faster level. In later levels, puddles of water will divide the gremlins in two.&lt;/story&gt; &lt;/game&gt;</text:p>
          </table:table-cell>
        </table:table-row>
        <table:table-row table:style-name="ro1">
          <table:table-cell office:value-type="string">
            <text:p>Guardian (USA)</text:p>
          </table:table-cell>
          <table:table-cell office:value-type="string">
            <text:p>1982</text:p>
          </table:table-cell>
          <table:table-cell office:value-type="string">
            <text:p>ESRB - E (Everyone)</text:p>
          </table:table-cell>
          <table:table-cell office:value-type="string">
            <text:p>Guardian </text:p>
          </table:table-cell>
          <table:table-cell table:number-columns-repeated="2" office:value-type="string">
            <text:p>Apollo, Inc.</text:p>
          </table:table-cell>
          <table:table-cell office:value-type="string">
            <text:p>Shoot-'Em-Up</text:p>
          </table:table-cell>
          <table:table-cell office:value-type="string">
            <text:p>2.0</text:p>
          </table:table-cell>
          <table:table-cell table:style-name="Default" office:value-type="string">
            <text:p>1-2 Players</text:p>
          </table:table-cell>
          <table:table-cell office:value-type="string">
            <text:p>Guardian is an arcade action game for one or two players. In an intergalactic war, an enemy ship called Dromeda is attacking your home planets and you need to defend them! The planets are located at either the top or the bottom of the screen, and are defended by a shield. Dromeda is in the middle of the screen, and will be launching explosive devices at the planets. You control a spaceship which is the last hope to save the planets. Unfortunately, your ships lasers are unable to reach Dromeda, so you you must shoot the explosives as they come in. If you miss any explosives, they will destroy part of the shield. If a large enough hole forms, an explosive could get through and destroy an entire planet. The game ends when all of your planets have been destroyed.</text:p>
          </table:table-cell>
          <table:table-cell table:formula="of:=CONCATENATE(&quot;&lt;game name=&quot;;CHAR(34);[.A170];CHAR(34);&quot;&gt; &lt;year&gt;&quot;;[.B170];&quot;&lt;/year&gt; &lt;rating&gt;&quot;;[.C170];&quot;&lt;/rating&gt; &lt;title&gt;&quot;;[.D170];&quot;&lt;/title&gt; &lt;pub&gt;&quot;;[.E170];&quot;&lt;/pub&gt; &lt;dev&gt;&quot;;[.F170];&quot;&lt;/dev&gt; &lt;genre&gt;&quot;;[.G170];&quot;&lt;/genre&gt; &lt;score&gt;&quot;;[.H170];&quot;&lt;/score&gt; &lt;player&gt;&quot;;[.I170];&quot;&lt;/player&gt; &lt;story&gt;&quot;;[.J170];&quot;&lt;/story&gt; &lt;/game&gt;&quot;)" office:value-type="string" office:string-value="&lt;game name=&quot;Guardian (USA)&quot;&gt; &lt;year&gt;1982&lt;/year&gt; &lt;rating&gt;ESRB - E (Everyone)&lt;/rating&gt; &lt;title&gt;Guardian &lt;/title&gt; &lt;pub&gt;Apollo, Inc.&lt;/pub&gt; &lt;dev&gt;Apollo, Inc.&lt;/dev&gt; &lt;genre&gt;Shoot-'Em-Up&lt;/genre&gt; &lt;score&gt;2.0&lt;/score&gt; &lt;player&gt;1-2 Players&lt;/player&gt; &lt;story&gt;Guardian is an arcade action game for one or two players. In an intergalactic war, an enemy ship called Dromeda is attacking your home planets and you need to defend them! The planets are located at either the top or the bottom of the screen, and are defended by a shield. Dromeda is in the middle of the screen, and will be launching explosive devices at the planets. You control a spaceship which is the last hope to save the planets. Unfortunately, your ships lasers are unable to reach Dromeda, so you you must shoot the explosives as they come in. If you miss any explosives, they will destroy part of the shield. If a large enough hole forms, an explosive could get through and destroy an entire planet. The game ends when all of your planets have been destroyed.&lt;/story&gt; &lt;/game&gt;">
            <text:p>&lt;game name="Guardian (USA)"&gt; &lt;year&gt;1982&lt;/year&gt; &lt;rating&gt;ESRB - E (Everyone)&lt;/rating&gt; &lt;title&gt;Guardian &lt;/title&gt; &lt;pub&gt;Apollo, Inc.&lt;/pub&gt; &lt;dev&gt;Apollo, Inc.&lt;/dev&gt; &lt;genre&gt;Shoot-'Em-Up&lt;/genre&gt; &lt;score&gt;2.0&lt;/score&gt; &lt;player&gt;1-2 Players&lt;/player&gt; &lt;story&gt;Guardian is an arcade action game for one or two players. In an intergalactic war, an enemy ship called Dromeda is attacking your home planets and you need to defend them! The planets are located at either the top or the bottom of the screen, and are defended by a shield. Dromeda is in the middle of the screen, and will be launching explosive devices at the planets. You control a spaceship which is the last hope to save the planets. Unfortunately, your ships lasers are unable to reach Dromeda, so you you must shoot the explosives as they come in. If you miss any explosives, they will destroy part of the shield. If a large enough hole forms, an explosive could get through and destroy an entire planet. The game ends when all of your planets have been destroyed.&lt;/story&gt; &lt;/game&gt;</text:p>
          </table:table-cell>
        </table:table-row>
        <table:table-row table:style-name="ro1">
          <table:table-cell office:value-type="string">
            <text:p>Gyruss (USA)</text:p>
          </table:table-cell>
          <table:table-cell office:value-type="string">
            <text:p>1984</text:p>
          </table:table-cell>
          <table:table-cell office:value-type="string">
            <text:p>ESRB - E (Everyone)</text:p>
          </table:table-cell>
          <table:table-cell office:value-type="string">
            <text:p>Gyruss </text:p>
          </table:table-cell>
          <table:table-cell office:value-type="string">
            <text:p>Parker Brothers</text:p>
          </table:table-cell>
          <table:table-cell office:value-type="string">
            <text:p>Zilec Electronics</text:p>
          </table:table-cell>
          <table:table-cell office:value-type="string">
            <text:p>Shoot-'Em-Up</text:p>
          </table:table-cell>
          <table:table-cell office:value-type="string">
            <text:p>2.9</text:p>
          </table:table-cell>
          <table:table-cell table:style-name="Default" office:value-type="string">
            <text:p>1 Player</text:p>
          </table:table-cell>
          <table:table-cell office:value-type="string">
            <text:p>The entire solar system is being attacked by the vicious Gyrusians, and it's up to you to save the day! You will need to fly your spaceship to each of the nine planets and then clear three stages of enemies to rid that planet of the Gyrusians. You start the game with a single canon, and can gain a double canon after shooting a power up satelite. After clearing each planet, there is another bonus stage where additional weapons and bonus points can be collected. Gyruss is an arcade action shooter, however instead of piloting your spaceship horizontally or vertically, you move in a circle around the perimeter of the screen. The NES version of Gyruss adds to the original arcade version additional music, additional weapons, new enemies, and a large boss at the end of each level.</text:p>
          </table:table-cell>
          <table:table-cell table:formula="of:=CONCATENATE(&quot;&lt;game name=&quot;;CHAR(34);[.A171];CHAR(34);&quot;&gt; &lt;year&gt;&quot;;[.B171];&quot;&lt;/year&gt; &lt;rating&gt;&quot;;[.C171];&quot;&lt;/rating&gt; &lt;title&gt;&quot;;[.D171];&quot;&lt;/title&gt; &lt;pub&gt;&quot;;[.E171];&quot;&lt;/pub&gt; &lt;dev&gt;&quot;;[.F171];&quot;&lt;/dev&gt; &lt;genre&gt;&quot;;[.G171];&quot;&lt;/genre&gt; &lt;score&gt;&quot;;[.H171];&quot;&lt;/score&gt; &lt;player&gt;&quot;;[.I171];&quot;&lt;/player&gt; &lt;story&gt;&quot;;[.J171];&quot;&lt;/story&gt; &lt;/game&gt;&quot;)" office:value-type="string" office:string-value="&lt;game name=&quot;Gyruss (USA)&quot;&gt; &lt;year&gt;1984&lt;/year&gt; &lt;rating&gt;ESRB - E (Everyone)&lt;/rating&gt; &lt;title&gt;Gyruss &lt;/title&gt; &lt;pub&gt;Parker Brothers&lt;/pub&gt; &lt;dev&gt;Zilec Electronics&lt;/dev&gt; &lt;genre&gt;Shoot-'Em-Up&lt;/genre&gt; &lt;score&gt;2.9&lt;/score&gt; &lt;player&gt;1 Player&lt;/player&gt; &lt;story&gt;The entire solar system is being attacked by the vicious Gyrusians, and it's up to you to save the day! You will need to fly your spaceship to each of the nine planets and then clear three stages of enemies to rid that planet of the Gyrusians. You start the game with a single canon, and can gain a double canon after shooting a power up satelite. After clearing each planet, there is another bonus stage where additional weapons and bonus points can be collected. Gyruss is an arcade action shooter, however instead of piloting your spaceship horizontally or vertically, you move in a circle around the perimeter of the screen. The NES version of Gyruss adds to the original arcade version additional music, additional weapons, new enemies, and a large boss at the end of each level.&lt;/story&gt; &lt;/game&gt;">
            <text:p>&lt;game name="Gyruss (USA)"&gt; &lt;year&gt;1984&lt;/year&gt; &lt;rating&gt;ESRB - E (Everyone)&lt;/rating&gt; &lt;title&gt;Gyruss &lt;/title&gt; &lt;pub&gt;Parker Brothers&lt;/pub&gt; &lt;dev&gt;Zilec Electronics&lt;/dev&gt; &lt;genre&gt;Shoot-'Em-Up&lt;/genre&gt; &lt;score&gt;2.9&lt;/score&gt; &lt;player&gt;1 Player&lt;/player&gt; &lt;story&gt;The entire solar system is being attacked by the vicious Gyrusians, and it's up to you to save the day! You will need to fly your spaceship to each of the nine planets and then clear three stages of enemies to rid that planet of the Gyrusians. You start the game with a single canon, and can gain a double canon after shooting a power up satelite. After clearing each planet, there is another bonus stage where additional weapons and bonus points can be collected. Gyruss is an arcade action shooter, however instead of piloting your spaceship horizontally or vertically, you move in a circle around the perimeter of the screen. The NES version of Gyruss adds to the original arcade version additional music, additional weapons, new enemies, and a large boss at the end of each level.&lt;/story&gt; &lt;/game&gt;</text:p>
          </table:table-cell>
        </table:table-row>
        <table:table-row table:style-name="ro1">
          <table:table-cell office:value-type="string">
            <text:p>H.E.R.O. (USA)</text:p>
          </table:table-cell>
          <table:table-cell office:value-type="string">
            <text:p>1984</text:p>
          </table:table-cell>
          <table:table-cell office:value-type="string">
            <text:p>ESRB - E (Everyone)</text:p>
          </table:table-cell>
          <table:table-cell office:value-type="string">
            <text:p>H.E.R.O. </text:p>
          </table:table-cell>
          <table:table-cell table:number-columns-repeated="2" office:value-type="string">
            <text:p>Activision, Inc.</text:p>
          </table:table-cell>
          <table:table-cell office:value-type="string">
            <text:p>Action</text:p>
          </table:table-cell>
          <table:table-cell office:value-type="string">
            <text:p>3.9</text:p>
          </table:table-cell>
          <table:table-cell table:style-name="Default" office:value-type="string">
            <text:p>1 Player</text:p>
          </table:table-cell>
          <table:table-cell office:value-type="string">
            <text:p>There is trouble in the mines! Volcanic activity has trapped numerous miners, and it is your job to save them. As Roderick Hero, you need to make your way through the dangerous mineshaft avoiding the dangerous creatures and lava, and find out where the miners are located before you run out of energy. To help on your mission, Roderick Hero has several useful types of equipment. A prop pack will allow you to hover and fly around the mineshaft and (hopefully) avoid the many dangers within. Your helmet features a short range microlaser beam which can be used to destroy the bats, spiders, snakes, and other creatures you'll encounter in the mines. From time to time, your path through the mine may be blocked by stone or lava walls. You begin each mission with six sticks of dynamite which can be used to destroy these obstacles (be careful you don't blow yourself up, though!) If you run out of dynamite, your laser beam can also be used to destroy the walls, though this will take longer and use up more energy. As the levels progress, the mine shaft will become longer and more maze-like, creatures will more frequently block the path, and lava walls and pools will appear which are dangerous to the touch.</text:p>
          </table:table-cell>
          <table:table-cell table:formula="of:=CONCATENATE(&quot;&lt;game name=&quot;;CHAR(34);[.A172];CHAR(34);&quot;&gt; &lt;year&gt;&quot;;[.B172];&quot;&lt;/year&gt; &lt;rating&gt;&quot;;[.C172];&quot;&lt;/rating&gt; &lt;title&gt;&quot;;[.D172];&quot;&lt;/title&gt; &lt;pub&gt;&quot;;[.E172];&quot;&lt;/pub&gt; &lt;dev&gt;&quot;;[.F172];&quot;&lt;/dev&gt; &lt;genre&gt;&quot;;[.G172];&quot;&lt;/genre&gt; &lt;score&gt;&quot;;[.H172];&quot;&lt;/score&gt; &lt;player&gt;&quot;;[.I172];&quot;&lt;/player&gt; &lt;story&gt;&quot;;[.J172];&quot;&lt;/story&gt; &lt;/game&gt;&quot;)" office:value-type="string" office:string-value="&lt;game name=&quot;H.E.R.O. (USA)&quot;&gt; &lt;year&gt;1984&lt;/year&gt; &lt;rating&gt;ESRB - E (Everyone)&lt;/rating&gt; &lt;title&gt;H.E.R.O. &lt;/title&gt; &lt;pub&gt;Activision, Inc.&lt;/pub&gt; &lt;dev&gt;Activision, Inc.&lt;/dev&gt; &lt;genre&gt;Action&lt;/genre&gt; &lt;score&gt;3.9&lt;/score&gt; &lt;player&gt;1 Player&lt;/player&gt; &lt;story&gt;There is trouble in the mines! Volcanic activity has trapped numerous miners, and it is your job to save them. As Roderick Hero, you need to make your way through the dangerous mineshaft avoiding the dangerous creatures and lava, and find out where the miners are located before you run out of energy. To help on your mission, Roderick Hero has several useful types of equipment. A prop pack will allow you to hover and fly around the mineshaft and (hopefully) avoid the many dangers within. Your helmet features a short range microlaser beam which can be used to destroy the bats, spiders, snakes, and other creatures you'll encounter in the mines. From time to time, your path through the mine may be blocked by stone or lava walls. You begin each mission with six sticks of dynamite which can be used to destroy these obstacles (be careful you don't blow yourself up, though!) If you run out of dynamite, your laser beam can also be used to destroy the walls, though this will take longer and use up more energy. As the levels progress, the mine shaft will become longer and more maze-like, creatures will more frequently block the path, and lava walls and pools will appear which are dangerous to the touch.&lt;/story&gt; &lt;/game&gt;">
            <text:p>&lt;game name="H.E.R.O. (USA)"&gt; &lt;year&gt;1984&lt;/year&gt; &lt;rating&gt;ESRB - E (Everyone)&lt;/rating&gt; &lt;title&gt;H.E.R.O. &lt;/title&gt; &lt;pub&gt;Activision, Inc.&lt;/pub&gt; &lt;dev&gt;Activision, Inc.&lt;/dev&gt; &lt;genre&gt;Action&lt;/genre&gt; &lt;score&gt;3.9&lt;/score&gt; &lt;player&gt;1 Player&lt;/player&gt; &lt;story&gt;There is trouble in the mines! Volcanic activity has trapped numerous miners, and it is your job to save them. As Roderick Hero, you need to make your way through the dangerous mineshaft avoiding the dangerous creatures and lava, and find out where the miners are located before you run out of energy. To help on your mission, Roderick Hero has several useful types of equipment. A prop pack will allow you to hover and fly around the mineshaft and (hopefully) avoid the many dangers within. Your helmet features a short range microlaser beam which can be used to destroy the bats, spiders, snakes, and other creatures you'll encounter in the mines. From time to time, your path through the mine may be blocked by stone or lava walls. You begin each mission with six sticks of dynamite which can be used to destroy these obstacles (be careful you don't blow yourself up, though!) If you run out of dynamite, your laser beam can also be used to destroy the walls, though this will take longer and use up more energy. As the levels progress, the mine shaft will become longer and more maze-like, creatures will more frequently block the path, and lava walls and pools will appear which are dangerous to the touch.&lt;/story&gt; &lt;/game&gt;</text:p>
          </table:table-cell>
        </table:table-row>
        <table:table-row table:style-name="ro1">
          <table:table-cell office:value-type="string">
            <text:p>Halloween (USA)</text:p>
          </table:table-cell>
          <table:table-cell office:value-type="string">
            <text:p>1983</text:p>
          </table:table-cell>
          <table:table-cell office:value-type="string">
            <text:p>ESRB - E (Everyone)</text:p>
          </table:table-cell>
          <table:table-cell office:value-type="string">
            <text:p>Halloween </text:p>
          </table:table-cell>
          <table:table-cell office:value-type="string">
            <text:p>Wizard Video Games</text:p>
          </table:table-cell>
          <table:table-cell office:value-type="string">
            <text:p>VSS, Inc.</text:p>
          </table:table-cell>
          <table:table-cell office:value-type="string">
            <text:p>Action</text:p>
          </table:table-cell>
          <table:table-cell office:value-type="string">
            <text:p>3.5</text:p>
          </table:table-cell>
          <table:table-cell table:style-name="Default" office:value-type="string">
            <text:p>1 Player</text:p>
          </table:table-cell>
          <table:table-cell office:value-type="string">
            <text:p>Protect the children and fight for your life "the night HE came home!"Babysitting a group of children in a large two-story house, players assume the role of Laurie Strode as psychopath Michael Myers has escaped from the mental institution and has come back for revenge. <text:s/>Players must guide the children to safe rooms while avoiding Michael Myers and his knife.The house is large and full of dangerous blackouts and dead-ends within its sixteen rooms. <text:s/>However, Laurie is not completely defenseless. <text:s/>There is a knife that can be found to protect herself once the familiar theme music begins to play and killer remains in pursuit. <text:s/>Players will advance to the next level by either stabbing Michael Myers twice, or rescuing five of the children.</text:p>
          </table:table-cell>
          <table:table-cell table:formula="of:=CONCATENATE(&quot;&lt;game name=&quot;;CHAR(34);[.A173];CHAR(34);&quot;&gt; &lt;year&gt;&quot;;[.B173];&quot;&lt;/year&gt; &lt;rating&gt;&quot;;[.C173];&quot;&lt;/rating&gt; &lt;title&gt;&quot;;[.D173];&quot;&lt;/title&gt; &lt;pub&gt;&quot;;[.E173];&quot;&lt;/pub&gt; &lt;dev&gt;&quot;;[.F173];&quot;&lt;/dev&gt; &lt;genre&gt;&quot;;[.G173];&quot;&lt;/genre&gt; &lt;score&gt;&quot;;[.H173];&quot;&lt;/score&gt; &lt;player&gt;&quot;;[.I173];&quot;&lt;/player&gt; &lt;story&gt;&quot;;[.J173];&quot;&lt;/story&gt; &lt;/game&gt;&quot;)" office:value-type="string" office:string-value="&lt;game name=&quot;Halloween (USA)&quot;&gt; &lt;year&gt;1983&lt;/year&gt; &lt;rating&gt;ESRB - E (Everyone)&lt;/rating&gt; &lt;title&gt;Halloween &lt;/title&gt; &lt;pub&gt;Wizard Video Games&lt;/pub&gt; &lt;dev&gt;VSS, Inc.&lt;/dev&gt; &lt;genre&gt;Action&lt;/genre&gt; &lt;score&gt;3.5&lt;/score&gt; &lt;player&gt;1 Player&lt;/player&gt; &lt;story&gt;Protect the children and fight for your life &quot;the night HE came home!&quot;Babysitting a group of children in a large two-story house, players assume the role of Laurie Strode as psychopath Michael Myers has escaped from the mental institution and has come back for revenge.  Players must guide the children to safe rooms while avoiding Michael Myers and his knife.The house is large and full of dangerous blackouts and dead-ends within its sixteen rooms.  However, Laurie is not completely defenseless.  There is a knife that can be found to protect herself once the familiar theme music begins to play and killer remains in pursuit.  Players will advance to the next level by either stabbing Michael Myers twice, or rescuing five of the children.&lt;/story&gt; &lt;/game&gt;">
            <text:p>&lt;game name="Halloween (USA)"&gt; &lt;year&gt;1983&lt;/year&gt; &lt;rating&gt;ESRB - E (Everyone)&lt;/rating&gt; &lt;title&gt;Halloween &lt;/title&gt; &lt;pub&gt;Wizard Video Games&lt;/pub&gt; &lt;dev&gt;VSS, Inc.&lt;/dev&gt; &lt;genre&gt;Action&lt;/genre&gt; &lt;score&gt;3.5&lt;/score&gt; &lt;player&gt;1 Player&lt;/player&gt; &lt;story&gt;Protect the children and fight for your life "the night HE came home!"Babysitting a group of children in a large two-story house, players assume the role of Laurie Strode as psychopath Michael Myers has escaped from the mental institution and has come back for revenge. <text:s/>Players must guide the children to safe rooms while avoiding Michael Myers and his knife.The house is large and full of dangerous blackouts and dead-ends within its sixteen rooms. <text:s/>However, Laurie is not completely defenseless. <text:s/>There is a knife that can be found to protect herself once the familiar theme music begins to play and killer remains in pursuit. <text:s/>Players will advance to the next level by either stabbing Michael Myers twice, or rescuing five of the children.&lt;/story&gt; &lt;/game&gt;</text:p>
          </table:table-cell>
        </table:table-row>
        <table:table-row table:style-name="ro1">
          <table:table-cell office:value-type="string">
            <text:p>Hangman (USA)</text:p>
          </table:table-cell>
          <table:table-cell office:value-type="string">
            <text:p>1978</text:p>
          </table:table-cell>
          <table:table-cell office:value-type="string">
            <text:p>ESRB - E (Everyone)</text:p>
          </table:table-cell>
          <table:table-cell office:value-type="string">
            <text:p>Hangman </text:p>
          </table:table-cell>
          <table:table-cell table:number-columns-repeated="2" office:value-type="string">
            <text:p>Atari, Inc.</text:p>
          </table:table-cell>
          <table:table-cell office:value-type="string">
            <text:p>Puzzle</text:p>
          </table:table-cell>
          <table:table-cell office:value-type="string">
            <text:p>2.0</text:p>
          </table:table-cell>
          <table:table-cell table:style-name="Default" office:value-type="string">
            <text:p>1-2 Players</text:p>
          </table:table-cell>
          <table:table-cell office:value-type="string">
            <text:p>Hangman is an electronic version of the game hangman! Your goal is to figure out a word that the computer has generated by guessing one letter at a time. Guess a correct letter, and it will appear on the screen in the proper location, but if you guess a letter that isn't in the word then you are one step closer to being hung. Guess eleven incorrect letters, and the game is over. A point is earned each time a word is completed. Several difficulty settings are included which affect the number of letters in the words. The game can be played by one or two players, and in the two player version the words can optionally be created by one of the players instead of the computer.</text:p>
          </table:table-cell>
          <table:table-cell table:formula="of:=CONCATENATE(&quot;&lt;game name=&quot;;CHAR(34);[.A174];CHAR(34);&quot;&gt; &lt;year&gt;&quot;;[.B174];&quot;&lt;/year&gt; &lt;rating&gt;&quot;;[.C174];&quot;&lt;/rating&gt; &lt;title&gt;&quot;;[.D174];&quot;&lt;/title&gt; &lt;pub&gt;&quot;;[.E174];&quot;&lt;/pub&gt; &lt;dev&gt;&quot;;[.F174];&quot;&lt;/dev&gt; &lt;genre&gt;&quot;;[.G174];&quot;&lt;/genre&gt; &lt;score&gt;&quot;;[.H174];&quot;&lt;/score&gt; &lt;player&gt;&quot;;[.I174];&quot;&lt;/player&gt; &lt;story&gt;&quot;;[.J174];&quot;&lt;/story&gt; &lt;/game&gt;&quot;)" office:value-type="string" office:string-value="&lt;game name=&quot;Hangman (USA)&quot;&gt; &lt;year&gt;1978&lt;/year&gt; &lt;rating&gt;ESRB - E (Everyone)&lt;/rating&gt; &lt;title&gt;Hangman &lt;/title&gt; &lt;pub&gt;Atari, Inc.&lt;/pub&gt; &lt;dev&gt;Atari, Inc.&lt;/dev&gt; &lt;genre&gt;Puzzle&lt;/genre&gt; &lt;score&gt;2.0&lt;/score&gt; &lt;player&gt;1-2 Players&lt;/player&gt; &lt;story&gt;Hangman is an electronic version of the game hangman! Your goal is to figure out a word that the computer has generated by guessing one letter at a time. Guess a correct letter, and it will appear on the screen in the proper location, but if you guess a letter that isn't in the word then you are one step closer to being hung. Guess eleven incorrect letters, and the game is over. A point is earned each time a word is completed. Several difficulty settings are included which affect the number of letters in the words. The game can be played by one or two players, and in the two player version the words can optionally be created by one of the players instead of the computer.&lt;/story&gt; &lt;/game&gt;">
            <text:p>&lt;game name="Hangman (USA)"&gt; &lt;year&gt;1978&lt;/year&gt; &lt;rating&gt;ESRB - E (Everyone)&lt;/rating&gt; &lt;title&gt;Hangman &lt;/title&gt; &lt;pub&gt;Atari, Inc.&lt;/pub&gt; &lt;dev&gt;Atari, Inc.&lt;/dev&gt; &lt;genre&gt;Puzzle&lt;/genre&gt; &lt;score&gt;2.0&lt;/score&gt; &lt;player&gt;1-2 Players&lt;/player&gt; &lt;story&gt;Hangman is an electronic version of the game hangman! Your goal is to figure out a word that the computer has generated by guessing one letter at a time. Guess a correct letter, and it will appear on the screen in the proper location, but if you guess a letter that isn't in the word then you are one step closer to being hung. Guess eleven incorrect letters, and the game is over. A point is earned each time a word is completed. Several difficulty settings are included which affect the number of letters in the words. The game can be played by one or two players, and in the two player version the words can optionally be created by one of the players instead of the computer.&lt;/story&gt; &lt;/game&gt;</text:p>
          </table:table-cell>
        </table:table-row>
        <table:table-row table:style-name="ro1">
          <table:table-cell office:value-type="string">
            <text:p>Harem (USA)</text:p>
          </table:table-cell>
          <table:table-cell office:value-type="string">
            <text:p>1982</text:p>
          </table:table-cell>
          <table:table-cell office:value-type="string">
            <text:p>ESRB - M (Mature)</text:p>
          </table:table-cell>
          <table:table-cell office:value-type="string">
            <text:p>Harem </text:p>
          </table:table-cell>
          <table:table-cell table:number-columns-repeated="2" office:value-type="string">
            <text:p>Multivision</text:p>
          </table:table-cell>
          <table:table-cell office:value-type="string">
            <text:p>Mature</text:p>
          </table:table-cell>
          <table:table-cell office:value-type="string">
            <text:p>…</text:p>
          </table:table-cell>
          <table:table-cell table:style-name="Default" office:value-type="string">
            <text:p>1 Player</text:p>
          </table:table-cell>
          <table:table-cell office:value-type="string">
            <text:p>Your character starts at the lower left of a multi-tiered screen and must make his way to the beautiful(?) woman to the right, however you'll soon find out that someone is out to stop your stud monkey conquests at all costs. <text:s/>The first obstacle you'll encounter takes the form of a sniper hiding in a bush. <text:s/>Why would a sniper be hiding in a bush just to shoot you in the buttocks? <text:s/>Why not? <text:s/>As you approach the bush a bullet will fly out in your direction, killing you if it makes contact. <text:s/>To get past the sniper, simply run away a few times until he has to reload (the bullets will stop) and then run past the bush. <text:s/>Once you're past the bush, you can run into your lady's loving arms and explore a different kind of bush… Each time you make it to one of the women, you will start the "humping" mini-game. <text:s/>Your goal here is to meet her thrusts by pushing right every time she thrusts her pelvis. <text:s/>If you're successful in your timing you will score a point and a tone will sound. <text:s/>Each time you score a point, the tone will get higher and higher indicating that danger is approaching. <text:s/>If you continue to "score" past a certain point (around 8 or so points) your woman will appear to explode and you will fall into a pit and die (I guess you were a little too much for her). <text:s/>To avoid this, make sure you push the button to escape before this happens. <text:s/>If you manage to score 69 points you will earn an extra life.The next obstacle you must face comes in the form of a river. <text:s/>While conceptually this is the easiest obstacle to clear, the iffy collision detection makes it much more difficult than it should be. <text:s/>To clear the river, simply run towards to it and push the button when your back foot is on the edge of the bank (not your front foot). <text:s/>Assuming you timed it right, you will go flying over the river and meet yet another woman. <text:s/>You know what to do…After you've scored as many points as you dare, you will be taken to the next area of the screen. <text:s/>Here you must run past a dangerous fire breathing dragon, which is much more difficult than it sounds. <text:s/>The trick to getting past the dragon is to wait for it to breathe fire, then quickly run by him. <text:s/>Once you're past the dragon you'll undoubtedly notice the large pit ahead of you. <text:s/>Here you must wait for the snake to change into a woman and then quickly drop down into the pit to "do the deed". <text:s/>The timing on this is rather tricky as you can't simply wait around for the snake to change because the dragon is chasing you. <text:s/>If you manage to time it just right and find the woman, you'll be taken to the last area of the game.In this final area you must chase down the woman running around the top of the castle as they aren't just going to wait around for you anymore. <text:s/>As you chase your dream date, you'll notice that ugly little faces appear to be puking on you. <text:s/>These are actually gargoyles, and they're trying to dump lava on you. <text:s/>The gargoyles are easily avoided by stopping when they breathe fire, and since there are no other dangers on this level, you're free to stop and start the pursuit at will. <text:s/>Each time you catch the woman you can score a few points in the standard manner, but she'll run away again and the chase continues…</text:p>
          </table:table-cell>
          <table:table-cell table:formula="of:=CONCATENATE(&quot;&lt;game name=&quot;;CHAR(34);[.A175];CHAR(34);&quot;&gt; &lt;year&gt;&quot;;[.B175];&quot;&lt;/year&gt; &lt;rating&gt;&quot;;[.C175];&quot;&lt;/rating&gt; &lt;title&gt;&quot;;[.D175];&quot;&lt;/title&gt; &lt;pub&gt;&quot;;[.E175];&quot;&lt;/pub&gt; &lt;dev&gt;&quot;;[.F175];&quot;&lt;/dev&gt; &lt;genre&gt;&quot;;[.G175];&quot;&lt;/genre&gt; &lt;score&gt;&quot;;[.H175];&quot;&lt;/score&gt; &lt;player&gt;&quot;;[.I175];&quot;&lt;/player&gt; &lt;story&gt;&quot;;[.J175];&quot;&lt;/story&gt; &lt;/game&gt;&quot;)" office:value-type="string" office:string-value="&lt;game name=&quot;Harem (USA)&quot;&gt; &lt;year&gt;1982&lt;/year&gt; &lt;rating&gt;ESRB - M (Mature)&lt;/rating&gt; &lt;title&gt;Harem &lt;/title&gt; &lt;pub&gt;Multivision&lt;/pub&gt; &lt;dev&gt;Multivision&lt;/dev&gt; &lt;genre&gt;Mature&lt;/genre&gt; &lt;score&gt;…&lt;/score&gt; &lt;player&gt;1 Player&lt;/player&gt; &lt;story&gt;Your character starts at the lower left of a multi-tiered screen and must make his way to the beautiful(?) woman to the right, however you'll soon find out that someone is out to stop your stud monkey conquests at all costs.  The first obstacle you'll encounter takes the form of a sniper hiding in a bush.  Why would a sniper be hiding in a bush just to shoot you in the buttocks?  Why not?  As you approach the bush a bullet will fly out in your direction, killing you if it makes contact.  To get past the sniper, simply run away a few times until he has to reload (the bullets will stop) and then run past the bush.  Once you're past the bush, you can run into your lady's loving arms and explore a different kind of bush… Each time you make it to one of the women, you will start the &quot;humping&quot; mini-game.  Your goal here is to meet her thrusts by pushing right every time she thrusts her pelvis.  If you're successful in your timing you will score a point and a tone will sound.  Each time you score a point, the tone will get higher and higher indicating that danger is approaching.  If you continue to &quot;score&quot; past a certain point (around 8 or so points) your woman will appear to explode and you will fall into a pit and die (I guess you were a little too much for her).  To avoid this, make sure you push the button to escape before this happens.  If you manage to score 69 points you will earn an extra life.The next obstacle you must face comes in the form of a river.  While conceptually this is the easiest obstacle to clear, the iffy collision detection makes it much more difficult than it should be.  To clear the river, simply run towards to it and push the button when your back foot is on the edge of the bank (not your front foot).  Assuming you timed it right, you will go flying over the river and meet yet another woman.  You know what to do…After you've scored as many points as you dare, you will be taken to the next area of the screen.  Here you must run past a dangerous fire breathing dragon, which is much more difficult than it sounds.  The trick to getting past the dragon is to wait for it to breathe fire, then quickly run by him.  Once you're past the dragon you'll undoubtedly notice the large pit ahead of you.  Here you must wait for the snake to change into a woman and then quickly drop down into the pit to &quot;do the deed&quot;.  The timing on this is rather tricky as you can't simply wait around for the snake to change because the dragon is chasing you.  If you manage to time it just right and find the woman, you'll be taken to the last area of the game.In this final area you must chase down the woman running around the top of the castle as they aren't just going to wait around for you anymore.  As you chase your dream date, you'll notice that ugly little faces appear to be puking on you.  These are actually gargoyles, and they're trying to dump lava on you.  The gargoyles are easily avoided by stopping when they breathe fire, and since there are no other dangers on this level, you're free to stop and start the pursuit at will.  Each time you catch the woman you can score a few points in the standard manner, but she'll run away again and the chase continues…&lt;/story&gt; &lt;/game&gt;">
            <text:p>&lt;game name="Harem (USA)"&gt; &lt;year&gt;1982&lt;/year&gt; &lt;rating&gt;ESRB - M (Mature)&lt;/rating&gt; &lt;title&gt;Harem &lt;/title&gt; &lt;pub&gt;Multivision&lt;/pub&gt; &lt;dev&gt;Multivision&lt;/dev&gt; &lt;genre&gt;Mature&lt;/genre&gt; &lt;score&gt;…&lt;/score&gt; &lt;player&gt;1 Player&lt;/player&gt; &lt;story&gt;Your character starts at the lower left of a multi-tiered screen and must make his way to the beautiful(?) woman to the right, however you'll soon find out that someone is out to stop your stud monkey conquests at all costs. <text:s/>The first obstacle you'll encounter takes the form of a sniper hiding in a bush. <text:s/>Why would a sniper be hiding in a bush just to shoot you in the buttocks? <text:s/>Why not? <text:s/>As you approach the bush a bullet will fly out in your direction, killing you if it makes contact. <text:s/>To get past the sniper, simply run away a few times until he has to reload (the bullets will stop) and then run past the bush. <text:s/>Once you're past the bush, you can run into your lady's loving arms and explore a different kind of bush… Each time you make it to one of the women, you will start the "humping" mini-game. <text:s/>Your goal here is to meet her thrusts by pushing right every time she thrusts her pelvis. <text:s/>If you're successful in your timing you will score a point and a tone will sound. <text:s/>Each time you score a point, the tone will get higher and higher indicating that danger is approaching. <text:s/>If you continue to "score" past a certain point (around 8 or so points) your woman will appear to explode and you will fall into a pit and die (I guess you were a little too much for her). <text:s/>To avoid this, make sure you push the button to escape before this happens. <text:s/>If you manage to score 69 points you will earn an extra life.The next obstacle you must face comes in the form of a river. <text:s/>While conceptually this is the easiest obstacle to clear, the iffy collision detection makes it much more difficult than it should be. <text:s/>To clear the river, simply run towards to it and push the button when your back foot is on the edge of the bank (not your front foot). <text:s/>Assuming you timed it right, you will go flying over the river and meet yet another woman. <text:s/>You know what to do…After you've scored as many points as you dare, you will be taken to the next area of the screen. <text:s/>Here you must run past a dangerous fire breathing dragon, which is much more difficult than it sounds. <text:s/>The trick to getting past the dragon is to wait for it to breathe fire, then quickly run by him. <text:s/>Once you're past the dragon you'll undoubtedly notice the large pit ahead of you. <text:s/>Here you must wait for the snake to change into a woman and then quickly drop down into the pit to "do the deed". <text:s/>The timing on this is rather tricky as you can't simply wait around for the snake to change because the dragon is chasing you. <text:s/>If you manage to time it just right and find the woman, you'll be taken to the last area of the game.In this final area you must chase down the woman running around the top of the castle as they aren't just going to wait around for you anymore. <text:s/>As you chase your dream date, you'll notice that ugly little faces appear to be puking on you. <text:s/>These are actually gargoyles, and they're trying to dump lava on you. <text:s/>The gargoyles are easily avoided by stopping when they breathe fire, and since there are no other dangers on this level, you're free to stop and start the pursuit at will. <text:s/>Each time you catch the woman you can score a few points in the standard manner, but she'll run away again and the chase continues…&lt;/story&gt; &lt;/game&gt;</text:p>
          </table:table-cell>
        </table:table-row>
        <table:table-row table:style-name="ro1">
          <table:table-cell office:value-type="string">
            <text:p>Haunted House (USA)</text:p>
          </table:table-cell>
          <table:table-cell office:value-type="string">
            <text:p>1981</text:p>
          </table:table-cell>
          <table:table-cell office:value-type="string">
            <text:p>ESRB - E (Everyone)</text:p>
          </table:table-cell>
          <table:table-cell office:value-type="string">
            <text:p>Haunted House </text:p>
          </table:table-cell>
          <table:table-cell table:number-columns-repeated="2" office:value-type="string">
            <text:p>Atari, Inc.</text:p>
          </table:table-cell>
          <table:table-cell office:value-type="string">
            <text:p>Adventure</text:p>
          </table:table-cell>
          <table:table-cell office:value-type="string">
            <text:p>3.5</text:p>
          </table:table-cell>
          <table:table-cell table:style-name="Default" office:value-type="string">
            <text:p>1 Player</text:p>
          </table:table-cell>
          <table:table-cell office:value-type="string">
            <text:p>Hidden throughout a haunted mansion are three pieces of a magical urn, and your goal is to enter the mansion and retrieve all three before you lose your nine lives! The game is played from an overhead point of view where you see only your eyeballs as you explore the <text:s/>four floors of the maze-like mansion. To make your mission even more difficult, there are various creatures wandering throughout. Tarantulas, giant vampire bats, and one fast moving ghost will all cause you to lose a life if encountered too closely. As a defense against the creatures, a magical scepter can be found in the mansion which will make you immune to its inhabitants.The mansion contains many doors, some of which may be locked; to explore all the rooms, you will first need to find the master key which is hidden somewhere. The mansion is very dark, and you will not be able to see any of the objects in it (and in more difficult game variations, you can't see the walls either). To reveal objects and the mansion walls, you need to light one of your unlimited supply of matches which will light up a small area around you. Don't be surprised if a swift wind or passing creature blow out your match, though!You are only allowed to carry one object at a time so you will need to create a strategy for exploring the mansion; to unlock a door or move a piece of the urn, you will need to put down the scepter so be careful! You win the game when all three pieces of the urn are assembled and you make it out of the mansion. The game keeps track of how many matches you have used on your mission, and the fewer matches the better the score!</text:p>
          </table:table-cell>
          <table:table-cell table:formula="of:=CONCATENATE(&quot;&lt;game name=&quot;;CHAR(34);[.A176];CHAR(34);&quot;&gt; &lt;year&gt;&quot;;[.B176];&quot;&lt;/year&gt; &lt;rating&gt;&quot;;[.C176];&quot;&lt;/rating&gt; &lt;title&gt;&quot;;[.D176];&quot;&lt;/title&gt; &lt;pub&gt;&quot;;[.E176];&quot;&lt;/pub&gt; &lt;dev&gt;&quot;;[.F176];&quot;&lt;/dev&gt; &lt;genre&gt;&quot;;[.G176];&quot;&lt;/genre&gt; &lt;score&gt;&quot;;[.H176];&quot;&lt;/score&gt; &lt;player&gt;&quot;;[.I176];&quot;&lt;/player&gt; &lt;story&gt;&quot;;[.J176];&quot;&lt;/story&gt; &lt;/game&gt;&quot;)" office:value-type="string" office:string-value="&lt;game name=&quot;Haunted House (USA)&quot;&gt; &lt;year&gt;1981&lt;/year&gt; &lt;rating&gt;ESRB - E (Everyone)&lt;/rating&gt; &lt;title&gt;Haunted House &lt;/title&gt; &lt;pub&gt;Atari, Inc.&lt;/pub&gt; &lt;dev&gt;Atari, Inc.&lt;/dev&gt; &lt;genre&gt;Adventure&lt;/genre&gt; &lt;score&gt;3.5&lt;/score&gt; &lt;player&gt;1 Player&lt;/player&gt; &lt;story&gt;Hidden throughout a haunted mansion are three pieces of a magical urn, and your goal is to enter the mansion and retrieve all three before you lose your nine lives! The game is played from an overhead point of view where you see only your eyeballs as you explore the  four floors of the maze-like mansion. To make your mission even more difficult, there are various creatures wandering throughout. Tarantulas, giant vampire bats, and one fast moving ghost will all cause you to lose a life if encountered too closely. As a defense against the creatures, a magical scepter can be found in the mansion which will make you immune to its inhabitants.The mansion contains many doors, some of which may be locked; to explore all the rooms, you will first need to find the master key which is hidden somewhere. The mansion is very dark, and you will not be able to see any of the objects in it (and in more difficult game variations, you can't see the walls either). To reveal objects and the mansion walls, you need to light one of your unlimited supply of matches which will light up a small area around you. Don't be surprised if a swift wind or passing creature blow out your match, though!You are only allowed to carry one object at a time so you will need to create a strategy for exploring the mansion; to unlock a door or move a piece of the urn, you will need to put down the scepter so be careful! You win the game when all three pieces of the urn are assembled and you make it out of the mansion. The game keeps track of how many matches you have used on your mission, and the fewer matches the better the score!&lt;/story&gt; &lt;/game&gt;">
            <text:p>&lt;game name="Haunted House (USA)"&gt; &lt;year&gt;1981&lt;/year&gt; &lt;rating&gt;ESRB - E (Everyone)&lt;/rating&gt; &lt;title&gt;Haunted House &lt;/title&gt; &lt;pub&gt;Atari, Inc.&lt;/pub&gt; &lt;dev&gt;Atari, Inc.&lt;/dev&gt; &lt;genre&gt;Adventure&lt;/genre&gt; &lt;score&gt;3.5&lt;/score&gt; &lt;player&gt;1 Player&lt;/player&gt; &lt;story&gt;Hidden throughout a haunted mansion are three pieces of a magical urn, and your goal is to enter the mansion and retrieve all three before you lose your nine lives! The game is played from an overhead point of view where you see only your eyeballs as you explore the <text:s/>four floors of the maze-like mansion. To make your mission even more difficult, there are various creatures wandering throughout. Tarantulas, giant vampire bats, and one fast moving ghost will all cause you to lose a life if encountered too closely. As a defense against the creatures, a magical scepter can be found in the mansion which will make you immune to its inhabitants.The mansion contains many doors, some of which may be locked; to explore all the rooms, you will first need to find the master key which is hidden somewhere. The mansion is very dark, and you will not be able to see any of the objects in it (and in more difficult game variations, you can't see the walls either). To reveal objects and the mansion walls, you need to light one of your unlimited supply of matches which will light up a small area around you. Don't be surprised if a swift wind or passing creature blow out your match, though!You are only allowed to carry one object at a time so you will need to create a strategy for exploring the mansion; to unlock a door or move a piece of the urn, you will need to put down the scepter so be careful! You win the game when all three pieces of the urn are assembled and you make it out of the mansion. The game keeps track of how many matches you have used on your mission, and the fewer matches the better the score!&lt;/story&gt; &lt;/game&gt;</text:p>
          </table:table-cell>
        </table:table-row>
        <table:table-row table:style-name="ro1">
          <table:table-cell office:value-type="string">
            <text:p>Home Run (USA)</text:p>
          </table:table-cell>
          <table:table-cell office:value-type="string">
            <text:p>1978</text:p>
          </table:table-cell>
          <table:table-cell office:value-type="string">
            <text:p>ESRB - E (Everyone)</text:p>
          </table:table-cell>
          <table:table-cell office:value-type="string">
            <text:p>Home Run </text:p>
          </table:table-cell>
          <table:table-cell table:number-columns-repeated="2" office:value-type="string">
            <text:p>Atari, Inc.</text:p>
          </table:table-cell>
          <table:table-cell office:value-type="string">
            <text:p>Sports/Baseball</text:p>
          </table:table-cell>
          <table:table-cell office:value-type="string">
            <text:p>1.4</text:p>
          </table:table-cell>
          <table:table-cell table:style-name="Default" office:value-type="string">
            <text:p>1-2 Players</text:p>
          </table:table-cell>
          <table:table-cell office:value-type="string">
            <text:p>The game can be played against the computer or with another player. You have the option to have 1, 2 or 3 players in the field. As a pitcher, you use the joystick to throw the ball and to control its speed and curve. After the ball is hit, your control all your men (they all move together since they follow the orders of a single joystick) in the field to catch the ball. As a batter, you can control the position of the baseball bat with the joystick. If you consider that your runners would make it to the next base, you can press the controller button so they stop at their current base. The rest of the rules are basically like real baseball. Each team has nine innings in a game. You are out after three strikes, your get to first base after four balls (balls that do not fly over Home) or if the pitcher hits you with a ball. In the field, you can put out a batter by catching his ball, then another runner by reaching his next base before him or simply by touching him between bases, thus completing a double play. The only way to accomplish a home run is by hitting the ball over second base without having it caught by the field players. You score a point for each runner that reaches Home base after each of the first three.</text:p>
          </table:table-cell>
          <table:table-cell table:formula="of:=CONCATENATE(&quot;&lt;game name=&quot;;CHAR(34);[.A177];CHAR(34);&quot;&gt; &lt;year&gt;&quot;;[.B177];&quot;&lt;/year&gt; &lt;rating&gt;&quot;;[.C177];&quot;&lt;/rating&gt; &lt;title&gt;&quot;;[.D177];&quot;&lt;/title&gt; &lt;pub&gt;&quot;;[.E177];&quot;&lt;/pub&gt; &lt;dev&gt;&quot;;[.F177];&quot;&lt;/dev&gt; &lt;genre&gt;&quot;;[.G177];&quot;&lt;/genre&gt; &lt;score&gt;&quot;;[.H177];&quot;&lt;/score&gt; &lt;player&gt;&quot;;[.I177];&quot;&lt;/player&gt; &lt;story&gt;&quot;;[.J177];&quot;&lt;/story&gt; &lt;/game&gt;&quot;)" office:value-type="string" office:string-value="&lt;game name=&quot;Home Run (USA)&quot;&gt; &lt;year&gt;1978&lt;/year&gt; &lt;rating&gt;ESRB - E (Everyone)&lt;/rating&gt; &lt;title&gt;Home Run &lt;/title&gt; &lt;pub&gt;Atari, Inc.&lt;/pub&gt; &lt;dev&gt;Atari, Inc.&lt;/dev&gt; &lt;genre&gt;Sports/Baseball&lt;/genre&gt; &lt;score&gt;1.4&lt;/score&gt; &lt;player&gt;1-2 Players&lt;/player&gt; &lt;story&gt;The game can be played against the computer or with another player. You have the option to have 1, 2 or 3 players in the field. As a pitcher, you use the joystick to throw the ball and to control its speed and curve. After the ball is hit, your control all your men (they all move together since they follow the orders of a single joystick) in the field to catch the ball. As a batter, you can control the position of the baseball bat with the joystick. If you consider that your runners would make it to the next base, you can press the controller button so they stop at their current base. The rest of the rules are basically like real baseball. Each team has nine innings in a game. You are out after three strikes, your get to first base after four balls (balls that do not fly over Home) or if the pitcher hits you with a ball. In the field, you can put out a batter by catching his ball, then another runner by reaching his next base before him or simply by touching him between bases, thus completing a double play. The only way to accomplish a home run is by hitting the ball over second base without having it caught by the field players. You score a point for each runner that reaches Home base after each of the first three.&lt;/story&gt; &lt;/game&gt;">
            <text:p>&lt;game name="Home Run (USA)"&gt; &lt;year&gt;1978&lt;/year&gt; &lt;rating&gt;ESRB - E (Everyone)&lt;/rating&gt; &lt;title&gt;Home Run &lt;/title&gt; &lt;pub&gt;Atari, Inc.&lt;/pub&gt; &lt;dev&gt;Atari, Inc.&lt;/dev&gt; &lt;genre&gt;Sports/Baseball&lt;/genre&gt; &lt;score&gt;1.4&lt;/score&gt; &lt;player&gt;1-2 Players&lt;/player&gt; &lt;story&gt;The game can be played against the computer or with another player. You have the option to have 1, 2 or 3 players in the field. As a pitcher, you use the joystick to throw the ball and to control its speed and curve. After the ball is hit, your control all your men (they all move together since they follow the orders of a single joystick) in the field to catch the ball. As a batter, you can control the position of the baseball bat with the joystick. If you consider that your runners would make it to the next base, you can press the controller button so they stop at their current base. The rest of the rules are basically like real baseball. Each team has nine innings in a game. You are out after three strikes, your get to first base after four balls (balls that do not fly over Home) or if the pitcher hits you with a ball. In the field, you can put out a batter by catching his ball, then another runner by reaching his next base before him or simply by touching him between bases, thus completing a double play. The only way to accomplish a home run is by hitting the ball over second base without having it caught by the field players. You score a point for each runner that reaches Home base after each of the first three.&lt;/story&gt; &lt;/game&gt;</text:p>
          </table:table-cell>
        </table:table-row>
        <table:table-row table:style-name="ro1">
          <table:table-cell office:value-type="string">
            <text:p>Human Cannonball (USA)</text:p>
          </table:table-cell>
          <table:table-cell office:value-type="string">
            <text:p>1978</text:p>
          </table:table-cell>
          <table:table-cell office:value-type="string">
            <text:p>ESRB - E (Everyone)</text:p>
          </table:table-cell>
          <table:table-cell office:value-type="string">
            <text:p>Human Cannonball </text:p>
          </table:table-cell>
          <table:table-cell table:number-columns-repeated="2" office:value-type="string">
            <text:p>Atari, Inc.</text:p>
          </table:table-cell>
          <table:table-cell office:value-type="string">
            <text:p>Shooter</text:p>
          </table:table-cell>
          <table:table-cell office:value-type="string">
            <text:p>2.1</text:p>
          </table:table-cell>
          <table:table-cell table:style-name="Default" office:value-type="string">
            <text:p>1-2 Players</text:p>
          </table:table-cell>
          <table:table-cell office:value-type="string">
            <text:p>In Human Cannonball your goal is to fire a man out of a cannon and have him land in a bucket of water. To do this you need to adjust your cannon so the position, angle, and firing speed are just right. You score a point for each successful landing, and the game ends after seven attempts. Several game variations are included which allow you to have the position, angle and speed all set by the player, or have one or more of these in a fixed position, or have one or more of these randomly set by the computer. If you wish to make the game more challenging, you can also set a moving wall in front of the bucket which will make your timing more critical.</text:p>
          </table:table-cell>
          <table:table-cell table:formula="of:=CONCATENATE(&quot;&lt;game name=&quot;;CHAR(34);[.A178];CHAR(34);&quot;&gt; &lt;year&gt;&quot;;[.B178];&quot;&lt;/year&gt; &lt;rating&gt;&quot;;[.C178];&quot;&lt;/rating&gt; &lt;title&gt;&quot;;[.D178];&quot;&lt;/title&gt; &lt;pub&gt;&quot;;[.E178];&quot;&lt;/pub&gt; &lt;dev&gt;&quot;;[.F178];&quot;&lt;/dev&gt; &lt;genre&gt;&quot;;[.G178];&quot;&lt;/genre&gt; &lt;score&gt;&quot;;[.H178];&quot;&lt;/score&gt; &lt;player&gt;&quot;;[.I178];&quot;&lt;/player&gt; &lt;story&gt;&quot;;[.J178];&quot;&lt;/story&gt; &lt;/game&gt;&quot;)" office:value-type="string" office:string-value="&lt;game name=&quot;Human Cannonball (USA)&quot;&gt; &lt;year&gt;1978&lt;/year&gt; &lt;rating&gt;ESRB - E (Everyone)&lt;/rating&gt; &lt;title&gt;Human Cannonball &lt;/title&gt; &lt;pub&gt;Atari, Inc.&lt;/pub&gt; &lt;dev&gt;Atari, Inc.&lt;/dev&gt; &lt;genre&gt;Shooter&lt;/genre&gt; &lt;score&gt;2.1&lt;/score&gt; &lt;player&gt;1-2 Players&lt;/player&gt; &lt;story&gt;In Human Cannonball your goal is to fire a man out of a cannon and have him land in a bucket of water. To do this you need to adjust your cannon so the position, angle, and firing speed are just right. You score a point for each successful landing, and the game ends after seven attempts. Several game variations are included which allow you to have the position, angle and speed all set by the player, or have one or more of these in a fixed position, or have one or more of these randomly set by the computer. If you wish to make the game more challenging, you can also set a moving wall in front of the bucket which will make your timing more critical.&lt;/story&gt; &lt;/game&gt;">
            <text:p>&lt;game name="Human Cannonball (USA)"&gt; &lt;year&gt;1978&lt;/year&gt; &lt;rating&gt;ESRB - E (Everyone)&lt;/rating&gt; &lt;title&gt;Human Cannonball &lt;/title&gt; &lt;pub&gt;Atari, Inc.&lt;/pub&gt; &lt;dev&gt;Atari, Inc.&lt;/dev&gt; &lt;genre&gt;Shooter&lt;/genre&gt; &lt;score&gt;2.1&lt;/score&gt; &lt;player&gt;1-2 Players&lt;/player&gt; &lt;story&gt;In Human Cannonball your goal is to fire a man out of a cannon and have him land in a bucket of water. To do this you need to adjust your cannon so the position, angle, and firing speed are just right. You score a point for each successful landing, and the game ends after seven attempts. Several game variations are included which allow you to have the position, angle and speed all set by the player, or have one or more of these in a fixed position, or have one or more of these randomly set by the computer. If you wish to make the game more challenging, you can also set a moving wall in front of the bucket which will make your timing more critical.&lt;/story&gt; &lt;/game&gt;</text:p>
          </table:table-cell>
        </table:table-row>
        <table:table-row table:style-name="ro1">
          <table:table-cell office:value-type="string">
            <text:p>Hunt &amp; Score (USA)</text:p>
          </table:table-cell>
          <table:table-cell office:value-type="string">
            <text:p>1978</text:p>
          </table:table-cell>
          <table:table-cell office:value-type="string">
            <text:p>ESRB - E (Everyone)</text:p>
          </table:table-cell>
          <table:table-cell office:value-type="string">
            <text:p>Hunt &amp; Score </text:p>
          </table:table-cell>
          <table:table-cell table:number-columns-repeated="2" office:value-type="string">
            <text:p>Atari, Inc.</text:p>
          </table:table-cell>
          <table:table-cell office:value-type="string">
            <text:p>Puzzle</text:p>
          </table:table-cell>
          <table:table-cell office:value-type="string">
            <text:p>1.6</text:p>
          </table:table-cell>
          <table:table-cell table:style-name="Default" office:value-type="string">
            <text:p>1-2 Players</text:p>
          </table:table-cell>
          <table:table-cell office:value-type="string">
            <text:p>Hunt &amp; Score is similar to the game Memory. The player is presented with a numbered grid; behind each grid section is a picture. On each turn, the player chooses two grid sections in an attempt to find two matching pictures. Points are earned for finding matching pictures, and the player with the most points at the end wins. Several game options include a 16 or 30 square game grid, the ability to handicap one of the players, and the ability to enable or disable wild cards.</text:p>
          </table:table-cell>
          <table:table-cell table:formula="of:=CONCATENATE(&quot;&lt;game name=&quot;;CHAR(34);[.A179];CHAR(34);&quot;&gt; &lt;year&gt;&quot;;[.B179];&quot;&lt;/year&gt; &lt;rating&gt;&quot;;[.C179];&quot;&lt;/rating&gt; &lt;title&gt;&quot;;[.D179];&quot;&lt;/title&gt; &lt;pub&gt;&quot;;[.E179];&quot;&lt;/pub&gt; &lt;dev&gt;&quot;;[.F179];&quot;&lt;/dev&gt; &lt;genre&gt;&quot;;[.G179];&quot;&lt;/genre&gt; &lt;score&gt;&quot;;[.H179];&quot;&lt;/score&gt; &lt;player&gt;&quot;;[.I179];&quot;&lt;/player&gt; &lt;story&gt;&quot;;[.J179];&quot;&lt;/story&gt; &lt;/game&gt;&quot;)" office:value-type="string" office:string-value="&lt;game name=&quot;Hunt &amp; Score (USA)&quot;&gt; &lt;year&gt;1978&lt;/year&gt; &lt;rating&gt;ESRB - E (Everyone)&lt;/rating&gt; &lt;title&gt;Hunt &amp; Score &lt;/title&gt; &lt;pub&gt;Atari, Inc.&lt;/pub&gt; &lt;dev&gt;Atari, Inc.&lt;/dev&gt; &lt;genre&gt;Puzzle&lt;/genre&gt; &lt;score&gt;1.6&lt;/score&gt; &lt;player&gt;1-2 Players&lt;/player&gt; &lt;story&gt;Hunt &amp; Score is similar to the game Memory. The player is presented with a numbered grid; behind each grid section is a picture. On each turn, the player chooses two grid sections in an attempt to find two matching pictures. Points are earned for finding matching pictures, and the player with the most points at the end wins. Several game options include a 16 or 30 square game grid, the ability to handicap one of the players, and the ability to enable or disable wild cards.&lt;/story&gt; &lt;/game&gt;">
            <text:p>&lt;game name="Hunt &amp; Score (USA)"&gt; &lt;year&gt;1978&lt;/year&gt; &lt;rating&gt;ESRB - E (Everyone)&lt;/rating&gt; &lt;title&gt;Hunt &amp; Score &lt;/title&gt; &lt;pub&gt;Atari, Inc.&lt;/pub&gt; &lt;dev&gt;Atari, Inc.&lt;/dev&gt; &lt;genre&gt;Puzzle&lt;/genre&gt; &lt;score&gt;1.6&lt;/score&gt; &lt;player&gt;1-2 Players&lt;/player&gt; &lt;story&gt;Hunt &amp; Score is similar to the game Memory. The player is presented with a numbered grid; behind each grid section is a picture. On each turn, the player chooses two grid sections in an attempt to find two matching pictures. Points are earned for finding matching pictures, and the player with the most points at the end wins. Several game options include a 16 or 30 square game grid, the ability to handicap one of the players, and the ability to enable or disable wild cards.&lt;/story&gt; &lt;/game&gt;</text:p>
          </table:table-cell>
        </table:table-row>
        <table:table-row table:style-name="ro1">
          <table:table-cell office:value-type="string">
            <text:p>Ice Hockey (USA)</text:p>
          </table:table-cell>
          <table:table-cell office:value-type="string">
            <text:p>1981</text:p>
          </table:table-cell>
          <table:table-cell office:value-type="string">
            <text:p>ESRB - E (Everyone)</text:p>
          </table:table-cell>
          <table:table-cell office:value-type="string">
            <text:p>Ice Hockey </text:p>
          </table:table-cell>
          <table:table-cell table:number-columns-repeated="2" office:value-type="string">
            <text:p>Activision, Inc.</text:p>
          </table:table-cell>
          <table:table-cell office:value-type="string">
            <text:p>Sports/Hockey</text:p>
          </table:table-cell>
          <table:table-cell office:value-type="string">
            <text:p>3.3</text:p>
          </table:table-cell>
          <table:table-cell table:style-name="Default" office:value-type="string">
            <text:p>1-2 Players</text:p>
          </table:table-cell>
          <table:table-cell office:value-type="string">
            <text:p>Ice Hockey is an ice hockey game for one player against the computer or two players. Each team consists of two players, one offensive and one defensive. At any given time one player is active and can be controlled while the other remains inactive; if the puck is near your goal then the defensive player becomes active, otherwise you control the offensive player. Each player has the ability to shoot the puck at a variety of angles, and can even body check their opponent! The game lasts for three minutes, and whoever scores more points by the end of that time wins. The game can be played at normal or high speed, and optionally one of the players can be handicapped to give an inexperienced player more of an advantage.</text:p>
          </table:table-cell>
          <table:table-cell table:formula="of:=CONCATENATE(&quot;&lt;game name=&quot;;CHAR(34);[.A180];CHAR(34);&quot;&gt; &lt;year&gt;&quot;;[.B180];&quot;&lt;/year&gt; &lt;rating&gt;&quot;;[.C180];&quot;&lt;/rating&gt; &lt;title&gt;&quot;;[.D180];&quot;&lt;/title&gt; &lt;pub&gt;&quot;;[.E180];&quot;&lt;/pub&gt; &lt;dev&gt;&quot;;[.F180];&quot;&lt;/dev&gt; &lt;genre&gt;&quot;;[.G180];&quot;&lt;/genre&gt; &lt;score&gt;&quot;;[.H180];&quot;&lt;/score&gt; &lt;player&gt;&quot;;[.I180];&quot;&lt;/player&gt; &lt;story&gt;&quot;;[.J180];&quot;&lt;/story&gt; &lt;/game&gt;&quot;)" office:value-type="string" office:string-value="&lt;game name=&quot;Ice Hockey (USA)&quot;&gt; &lt;year&gt;1981&lt;/year&gt; &lt;rating&gt;ESRB - E (Everyone)&lt;/rating&gt; &lt;title&gt;Ice Hockey &lt;/title&gt; &lt;pub&gt;Activision, Inc.&lt;/pub&gt; &lt;dev&gt;Activision, Inc.&lt;/dev&gt; &lt;genre&gt;Sports/Hockey&lt;/genre&gt; &lt;score&gt;3.3&lt;/score&gt; &lt;player&gt;1-2 Players&lt;/player&gt; &lt;story&gt;Ice Hockey is an ice hockey game for one player against the computer or two players. Each team consists of two players, one offensive and one defensive. At any given time one player is active and can be controlled while the other remains inactive; if the puck is near your goal then the defensive player becomes active, otherwise you control the offensive player. Each player has the ability to shoot the puck at a variety of angles, and can even body check their opponent! The game lasts for three minutes, and whoever scores more points by the end of that time wins. The game can be played at normal or high speed, and optionally one of the players can be handicapped to give an inexperienced player more of an advantage.&lt;/story&gt; &lt;/game&gt;">
            <text:p>&lt;game name="Ice Hockey (USA)"&gt; &lt;year&gt;1981&lt;/year&gt; &lt;rating&gt;ESRB - E (Everyone)&lt;/rating&gt; &lt;title&gt;Ice Hockey &lt;/title&gt; &lt;pub&gt;Activision, Inc.&lt;/pub&gt; &lt;dev&gt;Activision, Inc.&lt;/dev&gt; &lt;genre&gt;Sports/Hockey&lt;/genre&gt; &lt;score&gt;3.3&lt;/score&gt; &lt;player&gt;1-2 Players&lt;/player&gt; &lt;story&gt;Ice Hockey is an ice hockey game for one player against the computer or two players. Each team consists of two players, one offensive and one defensive. At any given time one player is active and can be controlled while the other remains inactive; if the puck is near your goal then the defensive player becomes active, otherwise you control the offensive player. Each player has the ability to shoot the puck at a variety of angles, and can even body check their opponent! The game lasts for three minutes, and whoever scores more points by the end of that time wins. The game can be played at normal or high speed, and optionally one of the players can be handicapped to give an inexperienced player more of an advantage.&lt;/story&gt; &lt;/game&gt;</text:p>
          </table:table-cell>
        </table:table-row>
        <table:table-row table:style-name="ro1">
          <table:table-cell office:value-type="string">
            <text:p>Ikari Warriors (USA)</text:p>
          </table:table-cell>
          <table:table-cell office:value-type="string">
            <text:p>1989</text:p>
          </table:table-cell>
          <table:table-cell office:value-type="string">
            <text:p>ESRB - E (Everyone)</text:p>
          </table:table-cell>
          <table:table-cell office:value-type="string">
            <text:p>Ikari Warriors </text:p>
          </table:table-cell>
          <table:table-cell office:value-type="string">
            <text:p>Atari, Inc.</text:p>
          </table:table-cell>
          <table:table-cell office:value-type="string">
            <text:p>SNK Corporation</text:p>
          </table:table-cell>
          <table:table-cell office:value-type="string">
            <text:p>Shooter</text:p>
          </table:table-cell>
          <table:table-cell office:value-type="string">
            <text:p>3.0</text:p>
          </table:table-cell>
          <table:table-cell table:style-name="Default" office:value-type="string">
            <text:p>1-2 Players</text:p>
          </table:table-cell>
          <table:table-cell office:value-type="string">
            <text:p>A conversion of the arcade game, Ikari Warriors is a vertically scrolling action game. One or two players fight their way through a variety of terrain, such as jungles, rivers, and ruins. Along the way different weapons can be found, including machine guns, grenades, and rocket launchers.</text:p>
          </table:table-cell>
          <table:table-cell table:formula="of:=CONCATENATE(&quot;&lt;game name=&quot;;CHAR(34);[.A181];CHAR(34);&quot;&gt; &lt;year&gt;&quot;;[.B181];&quot;&lt;/year&gt; &lt;rating&gt;&quot;;[.C181];&quot;&lt;/rating&gt; &lt;title&gt;&quot;;[.D181];&quot;&lt;/title&gt; &lt;pub&gt;&quot;;[.E181];&quot;&lt;/pub&gt; &lt;dev&gt;&quot;;[.F181];&quot;&lt;/dev&gt; &lt;genre&gt;&quot;;[.G181];&quot;&lt;/genre&gt; &lt;score&gt;&quot;;[.H181];&quot;&lt;/score&gt; &lt;player&gt;&quot;;[.I181];&quot;&lt;/player&gt; &lt;story&gt;&quot;;[.J181];&quot;&lt;/story&gt; &lt;/game&gt;&quot;)" office:value-type="string" office:string-value="&lt;game name=&quot;Ikari Warriors (USA)&quot;&gt; &lt;year&gt;1989&lt;/year&gt; &lt;rating&gt;ESRB - E (Everyone)&lt;/rating&gt; &lt;title&gt;Ikari Warriors &lt;/title&gt; &lt;pub&gt;Atari, Inc.&lt;/pub&gt; &lt;dev&gt;SNK Corporation&lt;/dev&gt; &lt;genre&gt;Shooter&lt;/genre&gt; &lt;score&gt;3.0&lt;/score&gt; &lt;player&gt;1-2 Players&lt;/player&gt; &lt;story&gt;A conversion of the arcade game, Ikari Warriors is a vertically scrolling action game. One or two players fight their way through a variety of terrain, such as jungles, rivers, and ruins. Along the way different weapons can be found, including machine guns, grenades, and rocket launchers.&lt;/story&gt; &lt;/game&gt;">
            <text:p>&lt;game name="Ikari Warriors (USA)"&gt; &lt;year&gt;1989&lt;/year&gt; &lt;rating&gt;ESRB - E (Everyone)&lt;/rating&gt; &lt;title&gt;Ikari Warriors &lt;/title&gt; &lt;pub&gt;Atari, Inc.&lt;/pub&gt; &lt;dev&gt;SNK Corporation&lt;/dev&gt; &lt;genre&gt;Shooter&lt;/genre&gt; &lt;score&gt;3.0&lt;/score&gt; &lt;player&gt;1-2 Players&lt;/player&gt; &lt;story&gt;A conversion of the arcade game, Ikari Warriors is a vertically scrolling action game. One or two players fight their way through a variety of terrain, such as jungles, rivers, and ruins. Along the way different weapons can be found, including machine guns, grenades, and rocket launchers.&lt;/story&gt; &lt;/game&gt;</text:p>
          </table:table-cell>
        </table:table-row>
        <table:table-row table:style-name="ro1">
          <table:table-cell office:value-type="string">
            <text:p>Inca Gold - Spider Monster (Europe)</text:p>
          </table:table-cell>
          <table:table-cell office:value-type="string">
            <text:p>1982</text:p>
          </table:table-cell>
          <table:table-cell office:value-type="string">
            <text:p>ESRB - E (Everyone)</text:p>
          </table:table-cell>
          <table:table-cell office:value-type="string">
            <text:p>Inca Gold - Spider Monster </text:p>
          </table:table-cell>
          <table:table-cell office:value-type="string">
            <text:p>Funvision</text:p>
          </table:table-cell>
          <table:table-cell office:value-type="string">
            <text:p>Fund. International Co.</text:p>
          </table:table-cell>
          <table:table-cell office:value-type="string">
            <text:p>Platform</text:p>
          </table:table-cell>
          <table:table-cell office:value-type="string">
            <text:p>…</text:p>
          </table:table-cell>
          <table:table-cell table:style-name="Default" office:value-type="string">
            <text:p>1 Player</text:p>
          </table:table-cell>
          <table:table-cell office:value-type="string">
            <text:p>Like many games that followed the Donkey Kong line, your goal in Inca Gold is to reach the upper platform, where a large creature throws enemies toward you. your mission is to climb on top of the platform and collect the gold</text:p>
          </table:table-cell>
          <table:table-cell table:formula="of:=CONCATENATE(&quot;&lt;game name=&quot;;CHAR(34);[.A182];CHAR(34);&quot;&gt; &lt;year&gt;&quot;;[.B182];&quot;&lt;/year&gt; &lt;rating&gt;&quot;;[.C182];&quot;&lt;/rating&gt; &lt;title&gt;&quot;;[.D182];&quot;&lt;/title&gt; &lt;pub&gt;&quot;;[.E182];&quot;&lt;/pub&gt; &lt;dev&gt;&quot;;[.F182];&quot;&lt;/dev&gt; &lt;genre&gt;&quot;;[.G182];&quot;&lt;/genre&gt; &lt;score&gt;&quot;;[.H182];&quot;&lt;/score&gt; &lt;player&gt;&quot;;[.I182];&quot;&lt;/player&gt; &lt;story&gt;&quot;;[.J182];&quot;&lt;/story&gt; &lt;/game&gt;&quot;)" office:value-type="string" office:string-value="&lt;game name=&quot;Inca Gold - Spider Monster (Europe)&quot;&gt; &lt;year&gt;1982&lt;/year&gt; &lt;rating&gt;ESRB - E (Everyone)&lt;/rating&gt; &lt;title&gt;Inca Gold - Spider Monster &lt;/title&gt; &lt;pub&gt;Funvision&lt;/pub&gt; &lt;dev&gt;Fund. International Co.&lt;/dev&gt; &lt;genre&gt;Platform&lt;/genre&gt; &lt;score&gt;…&lt;/score&gt; &lt;player&gt;1 Player&lt;/player&gt; &lt;story&gt;Like many games that followed the Donkey Kong line, your goal in Inca Gold is to reach the upper platform, where a large creature throws enemies toward you. your mission is to climb on top of the platform and collect the gold&lt;/story&gt; &lt;/game&gt;">
            <text:p>&lt;game name="Inca Gold - Spider Monster (Europe)"&gt; &lt;year&gt;1982&lt;/year&gt; &lt;rating&gt;ESRB - E (Everyone)&lt;/rating&gt; &lt;title&gt;Inca Gold - Spider Monster &lt;/title&gt; &lt;pub&gt;Funvision&lt;/pub&gt; &lt;dev&gt;Fund. International Co.&lt;/dev&gt; &lt;genre&gt;Platform&lt;/genre&gt; &lt;score&gt;…&lt;/score&gt; &lt;player&gt;1 Player&lt;/player&gt; &lt;story&gt;Like many games that followed the Donkey Kong line, your goal in Inca Gold is to reach the upper platform, where a large creature throws enemies toward you. your mission is to climb on top of the platform and collect the gold&lt;/story&gt; &lt;/game&gt;</text:p>
          </table:table-cell>
        </table:table-row>
        <table:table-row table:style-name="ro1">
          <table:table-cell office:value-type="string">
            <text:p>Indy 500 (USA)</text:p>
          </table:table-cell>
          <table:table-cell office:value-type="string">
            <text:p>1977</text:p>
          </table:table-cell>
          <table:table-cell office:value-type="string">
            <text:p>ESRB - E (Everyone)</text:p>
          </table:table-cell>
          <table:table-cell office:value-type="string">
            <text:p>Indy 500 </text:p>
          </table:table-cell>
          <table:table-cell office:value-type="string">
            <text:p>Sears, Roebuck and Co.</text:p>
          </table:table-cell>
          <table:table-cell office:value-type="string">
            <text:p>Atari, Inc.</text:p>
          </table:table-cell>
          <table:table-cell office:value-type="string">
            <text:p>Driving</text:p>
          </table:table-cell>
          <table:table-cell office:value-type="string">
            <text:p>2.5</text:p>
          </table:table-cell>
          <table:table-cell table:style-name="Default" office:value-type="string">
            <text:p>1-2 Players</text:p>
          </table:table-cell>
          <table:table-cell office:value-type="string">
            <text:p>Indy 500 is a racing game played from a top down point of view. In the one player game, your goal is to complete as many laps as you can in 60 seconds. In the two player game, the first player to complete 25 laps wins! Included are several different race tracks, two difficulty levels, and additional game variations called ice race, tag, and crash 'n score. In ice race, the track is icy causing your car to slide often and making it difficulty to steer. <text:s/>In tag, one player is "it" and needs to tag the other player. For each second you race without being tagged, a point is earned. Lastly, in crash 'n score the goal is to crash into targets which appear on the race track. The first player to crash into the target earns a point, and then a new target will appear elsewhere on the track.</text:p>
          </table:table-cell>
          <table:table-cell table:formula="of:=CONCATENATE(&quot;&lt;game name=&quot;;CHAR(34);[.A183];CHAR(34);&quot;&gt; &lt;year&gt;&quot;;[.B183];&quot;&lt;/year&gt; &lt;rating&gt;&quot;;[.C183];&quot;&lt;/rating&gt; &lt;title&gt;&quot;;[.D183];&quot;&lt;/title&gt; &lt;pub&gt;&quot;;[.E183];&quot;&lt;/pub&gt; &lt;dev&gt;&quot;;[.F183];&quot;&lt;/dev&gt; &lt;genre&gt;&quot;;[.G183];&quot;&lt;/genre&gt; &lt;score&gt;&quot;;[.H183];&quot;&lt;/score&gt; &lt;player&gt;&quot;;[.I183];&quot;&lt;/player&gt; &lt;story&gt;&quot;;[.J183];&quot;&lt;/story&gt; &lt;/game&gt;&quot;)" office:value-type="string" office:string-value="&lt;game name=&quot;Indy 500 (USA)&quot;&gt; &lt;year&gt;1977&lt;/year&gt; &lt;rating&gt;ESRB - E (Everyone)&lt;/rating&gt; &lt;title&gt;Indy 500 &lt;/title&gt; &lt;pub&gt;Sears, Roebuck and Co.&lt;/pub&gt; &lt;dev&gt;Atari, Inc.&lt;/dev&gt; &lt;genre&gt;Driving&lt;/genre&gt; &lt;score&gt;2.5&lt;/score&gt; &lt;player&gt;1-2 Players&lt;/player&gt; &lt;story&gt;Indy 500 is a racing game played from a top down point of view. In the one player game, your goal is to complete as many laps as you can in 60 seconds. In the two player game, the first player to complete 25 laps wins! Included are several different race tracks, two difficulty levels, and additional game variations called ice race, tag, and crash 'n score. In ice race, the track is icy causing your car to slide often and making it difficulty to steer.  In tag, one player is &quot;it&quot; and needs to tag the other player. For each second you race without being tagged, a point is earned. Lastly, in crash 'n score the goal is to crash into targets which appear on the race track. The first player to crash into the target earns a point, and then a new target will appear elsewhere on the track.&lt;/story&gt; &lt;/game&gt;">
            <text:p>&lt;game name="Indy 500 (USA)"&gt; &lt;year&gt;1977&lt;/year&gt; &lt;rating&gt;ESRB - E (Everyone)&lt;/rating&gt; &lt;title&gt;Indy 500 &lt;/title&gt; &lt;pub&gt;Sears, Roebuck and Co.&lt;/pub&gt; &lt;dev&gt;Atari, Inc.&lt;/dev&gt; &lt;genre&gt;Driving&lt;/genre&gt; &lt;score&gt;2.5&lt;/score&gt; &lt;player&gt;1-2 Players&lt;/player&gt; &lt;story&gt;Indy 500 is a racing game played from a top down point of view. In the one player game, your goal is to complete as many laps as you can in 60 seconds. In the two player game, the first player to complete 25 laps wins! Included are several different race tracks, two difficulty levels, and additional game variations called ice race, tag, and crash 'n score. In ice race, the track is icy causing your car to slide often and making it difficulty to steer. <text:s/>In tag, one player is "it" and needs to tag the other player. For each second you race without being tagged, a point is earned. Lastly, in crash 'n score the goal is to crash into targets which appear on the race track. The first player to crash into the target earns a point, and then a new target will appear elsewhere on the track.&lt;/story&gt; &lt;/game&gt;</text:p>
          </table:table-cell>
        </table:table-row>
        <table:table-row table:style-name="ro1">
          <table:table-cell office:value-type="string">
            <text:p>Infiltrate (USA)</text:p>
          </table:table-cell>
          <table:table-cell office:value-type="string">
            <text:p>1981</text:p>
          </table:table-cell>
          <table:table-cell office:value-type="string">
            <text:p>ESRB - E (Everyone)</text:p>
          </table:table-cell>
          <table:table-cell office:value-type="string">
            <text:p>Infiltrate </text:p>
          </table:table-cell>
          <table:table-cell table:number-columns-repeated="2" office:value-type="string">
            <text:p>Apollo, Inc.</text:p>
          </table:table-cell>
          <table:table-cell office:value-type="string">
            <text:p>Platform</text:p>
          </table:table-cell>
          <table:table-cell office:value-type="string">
            <text:p>3.1</text:p>
          </table:table-cell>
          <table:table-cell table:style-name="Default" office:value-type="string">
            <text:p>1-2 Players</text:p>
          </table:table-cell>
          <table:table-cell office:value-type="string">
            <text:p>You are a secret agent sent on an important mission to recover enemy documents. There are enemy assassins trying to stop you.You move the joystick to move your character, left or right. Press the button to fire. You fire in the direction you are moving. When you are next to an elevator, you will automatically board it when it gets to your level unless your are pushing towards it, in which case you will walk across it. If you are on the same level with an assassin and there is no elevator between you, you can shoot him. If he shoots at you, you can pull down on the joystick to duck. You cannot shoot while ducked. If the assassin shoots or touches you, you lose a life.Difficulty switchA=Enemy shots travel the length of the screenB=Enemy shots only travel half the screen's lengthScoringAgent travels all floor levels, top to bottom or bottom to top=3,000 pointsShooting an assassin=250 pointsAssassin is riding elevator when shot=75 bonus points added to assassin shooting pointsYou get an extra agent every 10,000 points.Game variationsGames 1-1, 1-2, 1-3, 1-4, 1-5, and 1-6=One playerGames 2-1, 2-2, 2-3, 2-4, 2-5, and 2-6 =Two playersAssassin speed and intelligence:at Level 1 in games 1-1, 1-4, 2-1, and 2-4at Level 2 in games 1-2, 1-5, 2-2, and 2-5at Level 3 in games 1-3, 1-6, 2-3, and 2-6There are invisible assassins in games 1-4, 1-5, 1-6, 2-4, 2-5, and 2-6.</text:p>
          </table:table-cell>
          <table:table-cell table:formula="of:=CONCATENATE(&quot;&lt;game name=&quot;;CHAR(34);[.A184];CHAR(34);&quot;&gt; &lt;year&gt;&quot;;[.B184];&quot;&lt;/year&gt; &lt;rating&gt;&quot;;[.C184];&quot;&lt;/rating&gt; &lt;title&gt;&quot;;[.D184];&quot;&lt;/title&gt; &lt;pub&gt;&quot;;[.E184];&quot;&lt;/pub&gt; &lt;dev&gt;&quot;;[.F184];&quot;&lt;/dev&gt; &lt;genre&gt;&quot;;[.G184];&quot;&lt;/genre&gt; &lt;score&gt;&quot;;[.H184];&quot;&lt;/score&gt; &lt;player&gt;&quot;;[.I184];&quot;&lt;/player&gt; &lt;story&gt;&quot;;[.J184];&quot;&lt;/story&gt; &lt;/game&gt;&quot;)" office:value-type="string" office:string-value="&lt;game name=&quot;Infiltrate (USA)&quot;&gt; &lt;year&gt;1981&lt;/year&gt; &lt;rating&gt;ESRB - E (Everyone)&lt;/rating&gt; &lt;title&gt;Infiltrate &lt;/title&gt; &lt;pub&gt;Apollo, Inc.&lt;/pub&gt; &lt;dev&gt;Apollo, Inc.&lt;/dev&gt; &lt;genre&gt;Platform&lt;/genre&gt; &lt;score&gt;3.1&lt;/score&gt; &lt;player&gt;1-2 Players&lt;/player&gt; &lt;story&gt;You are a secret agent sent on an important mission to recover enemy documents. There are enemy assassins trying to stop you.You move the joystick to move your character, left or right. Press the button to fire. You fire in the direction you are moving. When you are next to an elevator, you will automatically board it when it gets to your level unless your are pushing towards it, in which case you will walk across it. If you are on the same level with an assassin and there is no elevator between you, you can shoot him. If he shoots at you, you can pull down on the joystick to duck. You cannot shoot while ducked. If the assassin shoots or touches you, you lose a life.Difficulty switchA=Enemy shots travel the length of the screenB=Enemy shots only travel half the screen's lengthScoringAgent travels all floor levels, top to bottom or bottom to top=3,000 pointsShooting an assassin=250 pointsAssassin is riding elevator when shot=75 bonus points added to assassin shooting pointsYou get an extra agent every 10,000 points.Game variationsGames 1-1, 1-2, 1-3, 1-4, 1-5, and 1-6=One playerGames 2-1, 2-2, 2-3, 2-4, 2-5, and 2-6 =Two playersAssassin speed and intelligence:at Level 1 in games 1-1, 1-4, 2-1, and 2-4at Level 2 in games 1-2, 1-5, 2-2, and 2-5at Level 3 in games 1-3, 1-6, 2-3, and 2-6There are invisible assassins in games 1-4, 1-5, 1-6, 2-4, 2-5, and 2-6.&lt;/story&gt; &lt;/game&gt;">
            <text:p>&lt;game name="Infiltrate (USA)"&gt; &lt;year&gt;1981&lt;/year&gt; &lt;rating&gt;ESRB - E (Everyone)&lt;/rating&gt; &lt;title&gt;Infiltrate &lt;/title&gt; &lt;pub&gt;Apollo, Inc.&lt;/pub&gt; &lt;dev&gt;Apollo, Inc.&lt;/dev&gt; &lt;genre&gt;Platform&lt;/genre&gt; &lt;score&gt;3.1&lt;/score&gt; &lt;player&gt;1-2 Players&lt;/player&gt; &lt;story&gt;You are a secret agent sent on an important mission to recover enemy documents. There are enemy assassins trying to stop you.You move the joystick to move your character, left or right. Press the button to fire. You fire in the direction you are moving. When you are next to an elevator, you will automatically board it when it gets to your level unless your are pushing towards it, in which case you will walk across it. If you are on the same level with an assassin and there is no elevator between you, you can shoot him. If he shoots at you, you can pull down on the joystick to duck. You cannot shoot while ducked. If the assassin shoots or touches you, you lose a life.Difficulty switchA=Enemy shots travel the length of the screenB=Enemy shots only travel half the screen's lengthScoringAgent travels all floor levels, top to bottom or bottom to top=3,000 pointsShooting an assassin=250 pointsAssassin is riding elevator when shot=75 bonus points added to assassin shooting pointsYou get an extra agent every 10,000 points.Game variationsGames 1-1, 1-2, 1-3, 1-4, 1-5, and 1-6=One playerGames 2-1, 2-2, 2-3, 2-4, 2-5, and 2-6 =Two playersAssassin speed and intelligence:at Level 1 in games 1-1, 1-4, 2-1, and 2-4at Level 2 in games 1-2, 1-5, 2-2, and 2-5at Level 3 in games 1-3, 1-6, 2-3, and 2-6There are invisible assassins in games 1-4, 1-5, 1-6, 2-4, 2-5, and 2-6.&lt;/story&gt; &lt;/game&gt;</text:p>
          </table:table-cell>
        </table:table-row>
        <table:table-row table:style-name="ro1">
          <table:table-cell office:value-type="string">
            <text:p>International Soccer (USA)</text:p>
          </table:table-cell>
          <table:table-cell office:value-type="string">
            <text:p>1982</text:p>
          </table:table-cell>
          <table:table-cell office:value-type="string">
            <text:p>ESRB - E (Everyone)</text:p>
          </table:table-cell>
          <table:table-cell office:value-type="string">
            <text:p>International Soccer </text:p>
          </table:table-cell>
          <table:table-cell office:value-type="string">
            <text:p>M Network</text:p>
          </table:table-cell>
          <table:table-cell office:value-type="string">
            <text:p>Mattel Electronics</text:p>
          </table:table-cell>
          <table:table-cell office:value-type="string">
            <text:p>Sports/Soccer</text:p>
          </table:table-cell>
          <table:table-cell office:value-type="string">
            <text:p>2.9</text:p>
          </table:table-cell>
          <table:table-cell table:style-name="Default" office:value-type="string">
            <text:p>2 Player</text:p>
          </table:table-cell>
          <table:table-cell office:value-type="string">
            <text:p>The object of the game is to score more goals than your opponent in two simulated 45-minute periods. A goal is scored by kicking the ball into your opponent's net. Each player has a 4-man team. You control one man on your team Computer controls the other 3 and moves them to simulate a full 11-man team. You see 1/3 of the soccer field at any given time during game play. Screen moves (scrolls) to follow game play.</text:p>
          </table:table-cell>
          <table:table-cell table:formula="of:=CONCATENATE(&quot;&lt;game name=&quot;;CHAR(34);[.A185];CHAR(34);&quot;&gt; &lt;year&gt;&quot;;[.B185];&quot;&lt;/year&gt; &lt;rating&gt;&quot;;[.C185];&quot;&lt;/rating&gt; &lt;title&gt;&quot;;[.D185];&quot;&lt;/title&gt; &lt;pub&gt;&quot;;[.E185];&quot;&lt;/pub&gt; &lt;dev&gt;&quot;;[.F185];&quot;&lt;/dev&gt; &lt;genre&gt;&quot;;[.G185];&quot;&lt;/genre&gt; &lt;score&gt;&quot;;[.H185];&quot;&lt;/score&gt; &lt;player&gt;&quot;;[.I185];&quot;&lt;/player&gt; &lt;story&gt;&quot;;[.J185];&quot;&lt;/story&gt; &lt;/game&gt;&quot;)" office:value-type="string" office:string-value="&lt;game name=&quot;International Soccer (USA)&quot;&gt; &lt;year&gt;1982&lt;/year&gt; &lt;rating&gt;ESRB - E (Everyone)&lt;/rating&gt; &lt;title&gt;International Soccer &lt;/title&gt; &lt;pub&gt;M Network&lt;/pub&gt; &lt;dev&gt;Mattel Electronics&lt;/dev&gt; &lt;genre&gt;Sports/Soccer&lt;/genre&gt; &lt;score&gt;2.9&lt;/score&gt; &lt;player&gt;2 Player&lt;/player&gt; &lt;story&gt;The object of the game is to score more goals than your opponent in two simulated 45-minute periods. A goal is scored by kicking the ball into your opponent's net. Each player has a 4-man team. You control one man on your team Computer controls the other 3 and moves them to simulate a full 11-man team. You see 1/3 of the soccer field at any given time during game play. Screen moves (scrolls) to follow game play.&lt;/story&gt; &lt;/game&gt;">
            <text:p>&lt;game name="International Soccer (USA)"&gt; &lt;year&gt;1982&lt;/year&gt; &lt;rating&gt;ESRB - E (Everyone)&lt;/rating&gt; &lt;title&gt;International Soccer &lt;/title&gt; &lt;pub&gt;M Network&lt;/pub&gt; &lt;dev&gt;Mattel Electronics&lt;/dev&gt; &lt;genre&gt;Sports/Soccer&lt;/genre&gt; &lt;score&gt;2.9&lt;/score&gt; &lt;player&gt;2 Player&lt;/player&gt; &lt;story&gt;The object of the game is to score more goals than your opponent in two simulated 45-minute periods. A goal is scored by kicking the ball into your opponent's net. Each player has a 4-man team. You control one man on your team Computer controls the other 3 and moves them to simulate a full 11-man team. You see 1/3 of the soccer field at any given time during game play. Screen moves (scrolls) to follow game play.&lt;/story&gt; &lt;/game&gt;</text:p>
          </table:table-cell>
        </table:table-row>
        <table:table-row table:style-name="ro1">
          <table:table-cell office:value-type="string">
            <text:p>IQ 180 (Europe)</text:p>
          </table:table-cell>
          <table:table-cell office:value-type="string">
            <text:p>1983</text:p>
          </table:table-cell>
          <table:table-cell office:value-type="string">
            <text:p>ESRB - E (Everyone)</text:p>
          </table:table-cell>
          <table:table-cell office:value-type="string">
            <text:p>IQ Memory Teaser </text:p>
          </table:table-cell>
          <table:table-cell office:value-type="string">
            <text:p>Homevision</text:p>
          </table:table-cell>
          <table:table-cell office:value-type="string">
            <text:p>Gem International Corp.</text:p>
          </table:table-cell>
          <table:table-cell office:value-type="string">
            <text:p>Puzzle</text:p>
          </table:table-cell>
          <table:table-cell office:value-type="string">
            <text:p>3.0</text:p>
          </table:table-cell>
          <table:table-cell table:style-name="Default" office:value-type="string">
            <text:p>1 Player</text:p>
          </table:table-cell>
          <table:table-cell office:value-type="string">
            <text:p>Suntek's I.Q. Memory Teaser/IQ-180 was likely originally from Home Vision, although a copy has yet to surface.</text:p>
          </table:table-cell>
          <table:table-cell table:formula="of:=CONCATENATE(&quot;&lt;game name=&quot;;CHAR(34);[.A186];CHAR(34);&quot;&gt; &lt;year&gt;&quot;;[.B186];&quot;&lt;/year&gt; &lt;rating&gt;&quot;;[.C186];&quot;&lt;/rating&gt; &lt;title&gt;&quot;;[.D186];&quot;&lt;/title&gt; &lt;pub&gt;&quot;;[.E186];&quot;&lt;/pub&gt; &lt;dev&gt;&quot;;[.F186];&quot;&lt;/dev&gt; &lt;genre&gt;&quot;;[.G186];&quot;&lt;/genre&gt; &lt;score&gt;&quot;;[.H186];&quot;&lt;/score&gt; &lt;player&gt;&quot;;[.I186];&quot;&lt;/player&gt; &lt;story&gt;&quot;;[.J186];&quot;&lt;/story&gt; &lt;/game&gt;&quot;)" office:value-type="string" office:string-value="&lt;game name=&quot;IQ 180 (Europe)&quot;&gt; &lt;year&gt;1983&lt;/year&gt; &lt;rating&gt;ESRB - E (Everyone)&lt;/rating&gt; &lt;title&gt;IQ Memory Teaser &lt;/title&gt; &lt;pub&gt;Homevision&lt;/pub&gt; &lt;dev&gt;Gem International Corp.&lt;/dev&gt; &lt;genre&gt;Puzzle&lt;/genre&gt; &lt;score&gt;3.0&lt;/score&gt; &lt;player&gt;1 Player&lt;/player&gt; &lt;story&gt;Suntek's I.Q. Memory Teaser/IQ-180 was likely originally from Home Vision, although a copy has yet to surface.&lt;/story&gt; &lt;/game&gt;">
            <text:p>&lt;game name="IQ 180 (Europe)"&gt; &lt;year&gt;1983&lt;/year&gt; &lt;rating&gt;ESRB - E (Everyone)&lt;/rating&gt; &lt;title&gt;IQ Memory Teaser &lt;/title&gt; &lt;pub&gt;Homevision&lt;/pub&gt; &lt;dev&gt;Gem International Corp.&lt;/dev&gt; &lt;genre&gt;Puzzle&lt;/genre&gt; &lt;score&gt;3.0&lt;/score&gt; &lt;player&gt;1 Player&lt;/player&gt; &lt;story&gt;Suntek's I.Q. Memory Teaser/IQ-180 was likely originally from Home Vision, although a copy has yet to surface.&lt;/story&gt; &lt;/game&gt;</text:p>
          </table:table-cell>
        </table:table-row>
        <table:table-row table:style-name="ro1">
          <table:table-cell office:value-type="string">
            <text:p>James Bond 007 (USA)</text:p>
          </table:table-cell>
          <table:table-cell office:value-type="string">
            <text:p>1983</text:p>
          </table:table-cell>
          <table:table-cell office:value-type="string">
            <text:p>ESRB - E (Everyone)</text:p>
          </table:table-cell>
          <table:table-cell office:value-type="string">
            <text:p>James Bond 007 </text:p>
          </table:table-cell>
          <table:table-cell office:value-type="string">
            <text:p>Parker Brothers</text:p>
          </table:table-cell>
          <table:table-cell office:value-type="string">
            <text:p>On Time Software</text:p>
          </table:table-cell>
          <table:table-cell office:value-type="string">
            <text:p>Shoot-'Em-Up</text:p>
          </table:table-cell>
          <table:table-cell office:value-type="string">
            <text:p>2.8</text:p>
          </table:table-cell>
          <table:table-cell table:style-name="Default" office:value-type="string">
            <text:p>1 Player</text:p>
          </table:table-cell>
          <table:table-cell office:value-type="string">
            <text:p>In James Bond 007 you control James Bond in his multi purpose craft. This craft can travel on both land and sea, can jump over danger, or fire at enemies on the many different levels. Each horizontally scrolling level in the game is loosely based on a different James Bond movie. The levels included are Diamonds Are Forever, The Spy Who Loved Me, Moonraker, and For Your Eyes Only. Each level has a variety of enemies trying to destroy you, and a unique goal that must be accomplished to continue on (for example, you may have to land on a hidden oil rig to stop Seraffino, or find Stromberg's undersea laboratory and destroy it). If you can complete all the missions, you win the game! Good luck, Mr. Bond.</text:p>
          </table:table-cell>
          <table:table-cell table:formula="of:=CONCATENATE(&quot;&lt;game name=&quot;;CHAR(34);[.A187];CHAR(34);&quot;&gt; &lt;year&gt;&quot;;[.B187];&quot;&lt;/year&gt; &lt;rating&gt;&quot;;[.C187];&quot;&lt;/rating&gt; &lt;title&gt;&quot;;[.D187];&quot;&lt;/title&gt; &lt;pub&gt;&quot;;[.E187];&quot;&lt;/pub&gt; &lt;dev&gt;&quot;;[.F187];&quot;&lt;/dev&gt; &lt;genre&gt;&quot;;[.G187];&quot;&lt;/genre&gt; &lt;score&gt;&quot;;[.H187];&quot;&lt;/score&gt; &lt;player&gt;&quot;;[.I187];&quot;&lt;/player&gt; &lt;story&gt;&quot;;[.J187];&quot;&lt;/story&gt; &lt;/game&gt;&quot;)" office:value-type="string" office:string-value="&lt;game name=&quot;James Bond 007 (USA)&quot;&gt; &lt;year&gt;1983&lt;/year&gt; &lt;rating&gt;ESRB - E (Everyone)&lt;/rating&gt; &lt;title&gt;James Bond 007 &lt;/title&gt; &lt;pub&gt;Parker Brothers&lt;/pub&gt; &lt;dev&gt;On Time Software&lt;/dev&gt; &lt;genre&gt;Shoot-'Em-Up&lt;/genre&gt; &lt;score&gt;2.8&lt;/score&gt; &lt;player&gt;1 Player&lt;/player&gt; &lt;story&gt;In James Bond 007 you control James Bond in his multi purpose craft. This craft can travel on both land and sea, can jump over danger, or fire at enemies on the many different levels. Each horizontally scrolling level in the game is loosely based on a different James Bond movie. The levels included are Diamonds Are Forever, The Spy Who Loved Me, Moonraker, and For Your Eyes Only. Each level has a variety of enemies trying to destroy you, and a unique goal that must be accomplished to continue on (for example, you may have to land on a hidden oil rig to stop Seraffino, or find Stromberg's undersea laboratory and destroy it). If you can complete all the missions, you win the game! Good luck, Mr. Bond.&lt;/story&gt; &lt;/game&gt;">
            <text:p>&lt;game name="James Bond 007 (USA)"&gt; &lt;year&gt;1983&lt;/year&gt; &lt;rating&gt;ESRB - E (Everyone)&lt;/rating&gt; &lt;title&gt;James Bond 007 &lt;/title&gt; &lt;pub&gt;Parker Brothers&lt;/pub&gt; &lt;dev&gt;On Time Software&lt;/dev&gt; &lt;genre&gt;Shoot-'Em-Up&lt;/genre&gt; &lt;score&gt;2.8&lt;/score&gt; &lt;player&gt;1 Player&lt;/player&gt; &lt;story&gt;In James Bond 007 you control James Bond in his multi purpose craft. This craft can travel on both land and sea, can jump over danger, or fire at enemies on the many different levels. Each horizontally scrolling level in the game is loosely based on a different James Bond movie. The levels included are Diamonds Are Forever, The Spy Who Loved Me, Moonraker, and For Your Eyes Only. Each level has a variety of enemies trying to destroy you, and a unique goal that must be accomplished to continue on (for example, you may have to land on a hidden oil rig to stop Seraffino, or find Stromberg's undersea laboratory and destroy it). If you can complete all the missions, you win the game! Good luck, Mr. Bond.&lt;/story&gt; &lt;/game&gt;</text:p>
          </table:table-cell>
        </table:table-row>
        <table:table-row table:style-name="ro1">
          <table:table-cell office:value-type="string">
            <text:p>Jawbreaker (USA)</text:p>
          </table:table-cell>
          <table:table-cell office:value-type="string">
            <text:p>1982</text:p>
          </table:table-cell>
          <table:table-cell office:value-type="string">
            <text:p>ESRB - E (Everyone)</text:p>
          </table:table-cell>
          <table:table-cell office:value-type="string">
            <text:p>Jawbreaker </text:p>
          </table:table-cell>
          <table:table-cell office:value-type="string">
            <text:p>Tigervision</text:p>
          </table:table-cell>
          <table:table-cell table:style-name="ce4" office:value-type="string">
            <text:p>Sierra On-Line, Inc.</text:p>
          </table:table-cell>
          <table:table-cell office:value-type="string">
            <text:p>Maze</text:p>
          </table:table-cell>
          <table:table-cell office:value-type="string">
            <text:p>3.4</text:p>
          </table:table-cell>
          <table:table-cell table:style-name="Default" office:value-type="string">
            <text:p>1-2 Players</text:p>
          </table:table-cell>
          <table:table-cell office:value-type="string">
            <text:p>A clone of Pac-Man, where you as jaws must collect all points and escape lethal heads. There are also magical points to break heads by your jaws during some time. You have to collect the points, magical items, and progress from level to level.</text:p>
          </table:table-cell>
          <table:table-cell table:formula="of:=CONCATENATE(&quot;&lt;game name=&quot;;CHAR(34);[.A188];CHAR(34);&quot;&gt; &lt;year&gt;&quot;;[.B188];&quot;&lt;/year&gt; &lt;rating&gt;&quot;;[.C188];&quot;&lt;/rating&gt; &lt;title&gt;&quot;;[.D188];&quot;&lt;/title&gt; &lt;pub&gt;&quot;;[.E188];&quot;&lt;/pub&gt; &lt;dev&gt;&quot;;[.F188];&quot;&lt;/dev&gt; &lt;genre&gt;&quot;;[.G188];&quot;&lt;/genre&gt; &lt;score&gt;&quot;;[.H188];&quot;&lt;/score&gt; &lt;player&gt;&quot;;[.I188];&quot;&lt;/player&gt; &lt;story&gt;&quot;;[.J188];&quot;&lt;/story&gt; &lt;/game&gt;&quot;)" office:value-type="string" office:string-value="&lt;game name=&quot;Jawbreaker (USA)&quot;&gt; &lt;year&gt;1982&lt;/year&gt; &lt;rating&gt;ESRB - E (Everyone)&lt;/rating&gt; &lt;title&gt;Jawbreaker &lt;/title&gt; &lt;pub&gt;Tigervision&lt;/pub&gt; &lt;dev&gt;Sierra On-Line, Inc.&lt;/dev&gt; &lt;genre&gt;Maze&lt;/genre&gt; &lt;score&gt;3.4&lt;/score&gt; &lt;player&gt;1-2 Players&lt;/player&gt; &lt;story&gt;A clone of Pac-Man, where you as jaws must collect all points and escape lethal heads. There are also magical points to break heads by your jaws during some time. You have to collect the points, magical items, and progress from level to level.&lt;/story&gt; &lt;/game&gt;">
            <text:p>&lt;game name="Jawbreaker (USA)"&gt; &lt;year&gt;1982&lt;/year&gt; &lt;rating&gt;ESRB - E (Everyone)&lt;/rating&gt; &lt;title&gt;Jawbreaker &lt;/title&gt; &lt;pub&gt;Tigervision&lt;/pub&gt; &lt;dev&gt;Sierra On-Line, Inc.&lt;/dev&gt; &lt;genre&gt;Maze&lt;/genre&gt; &lt;score&gt;3.4&lt;/score&gt; &lt;player&gt;1-2 Players&lt;/player&gt; &lt;story&gt;A clone of Pac-Man, where you as jaws must collect all points and escape lethal heads. There are also magical points to break heads by your jaws during some time. You have to collect the points, magical items, and progress from level to level.&lt;/story&gt; &lt;/game&gt;</text:p>
          </table:table-cell>
        </table:table-row>
        <table:table-row table:style-name="ro1">
          <table:table-cell office:value-type="string">
            <text:p>Journey Escape (USA)</text:p>
          </table:table-cell>
          <table:table-cell office:value-type="string">
            <text:p>1982</text:p>
          </table:table-cell>
          <table:table-cell office:value-type="string">
            <text:p>ESRB - E (Everyone)</text:p>
          </table:table-cell>
          <table:table-cell office:value-type="string">
            <text:p>Journey Escape </text:p>
          </table:table-cell>
          <table:table-cell table:number-columns-repeated="2" office:value-type="string">
            <text:p>Data Age, Inc.</text:p>
          </table:table-cell>
          <table:table-cell office:value-type="string">
            <text:p>Action</text:p>
          </table:table-cell>
          <table:table-cell office:value-type="string">
            <text:p>3.0</text:p>
          </table:table-cell>
          <table:table-cell table:style-name="Default" office:value-type="string">
            <text:p>1-2 Players</text:p>
          </table:table-cell>
          <table:table-cell office:value-type="string">
            <text:p>You're on the road with the rock band Journey! After each concert, your goal is to guide the five band members to the escape vehicle so they can get to the next concert on time. You start with $50,000 from the concert and need to guide one band member at a time; the screen scrolls vertically, and you need to get past the crowds and various obstacles before time runs out. Trying to slow you down are numerous fans, reporters, promoters, and photographers. Running into each of these will cause you to lose some of the money you start with, and also precious time! Stage barriers and fences will also cause you to lose time, but you won't lose any money if you hit one of these. To help you out, roadies and your manager are also in the crowds. They will give you temporary invulnerability allowing you to run straight through any obstacles. The game ends when a band member doesn't make it to the escape vehicle before the timer runs out. As the game advances, there will be bigger and bigger crowds to avoid, and they will be more aggressive about getting in your way!</text:p>
          </table:table-cell>
          <table:table-cell table:formula="of:=CONCATENATE(&quot;&lt;game name=&quot;;CHAR(34);[.A189];CHAR(34);&quot;&gt; &lt;year&gt;&quot;;[.B189];&quot;&lt;/year&gt; &lt;rating&gt;&quot;;[.C189];&quot;&lt;/rating&gt; &lt;title&gt;&quot;;[.D189];&quot;&lt;/title&gt; &lt;pub&gt;&quot;;[.E189];&quot;&lt;/pub&gt; &lt;dev&gt;&quot;;[.F189];&quot;&lt;/dev&gt; &lt;genre&gt;&quot;;[.G189];&quot;&lt;/genre&gt; &lt;score&gt;&quot;;[.H189];&quot;&lt;/score&gt; &lt;player&gt;&quot;;[.I189];&quot;&lt;/player&gt; &lt;story&gt;&quot;;[.J189];&quot;&lt;/story&gt; &lt;/game&gt;&quot;)" office:value-type="string" office:string-value="&lt;game name=&quot;Journey Escape (USA)&quot;&gt; &lt;year&gt;1982&lt;/year&gt; &lt;rating&gt;ESRB - E (Everyone)&lt;/rating&gt; &lt;title&gt;Journey Escape &lt;/title&gt; &lt;pub&gt;Data Age, Inc.&lt;/pub&gt; &lt;dev&gt;Data Age, Inc.&lt;/dev&gt; &lt;genre&gt;Action&lt;/genre&gt; &lt;score&gt;3.0&lt;/score&gt; &lt;player&gt;1-2 Players&lt;/player&gt; &lt;story&gt;You're on the road with the rock band Journey! After each concert, your goal is to guide the five band members to the escape vehicle so they can get to the next concert on time. You start with $50,000 from the concert and need to guide one band member at a time; the screen scrolls vertically, and you need to get past the crowds and various obstacles before time runs out. Trying to slow you down are numerous fans, reporters, promoters, and photographers. Running into each of these will cause you to lose some of the money you start with, and also precious time! Stage barriers and fences will also cause you to lose time, but you won't lose any money if you hit one of these. To help you out, roadies and your manager are also in the crowds. They will give you temporary invulnerability allowing you to run straight through any obstacles. The game ends when a band member doesn't make it to the escape vehicle before the timer runs out. As the game advances, there will be bigger and bigger crowds to avoid, and they will be more aggressive about getting in your way!&lt;/story&gt; &lt;/game&gt;">
            <text:p>&lt;game name="Journey Escape (USA)"&gt; &lt;year&gt;1982&lt;/year&gt; &lt;rating&gt;ESRB - E (Everyone)&lt;/rating&gt; &lt;title&gt;Journey Escape &lt;/title&gt; &lt;pub&gt;Data Age, Inc.&lt;/pub&gt; &lt;dev&gt;Data Age, Inc.&lt;/dev&gt; &lt;genre&gt;Action&lt;/genre&gt; &lt;score&gt;3.0&lt;/score&gt; &lt;player&gt;1-2 Players&lt;/player&gt; &lt;story&gt;You're on the road with the rock band Journey! After each concert, your goal is to guide the five band members to the escape vehicle so they can get to the next concert on time. You start with $50,000 from the concert and need to guide one band member at a time; the screen scrolls vertically, and you need to get past the crowds and various obstacles before time runs out. Trying to slow you down are numerous fans, reporters, promoters, and photographers. Running into each of these will cause you to lose some of the money you start with, and also precious time! Stage barriers and fences will also cause you to lose time, but you won't lose any money if you hit one of these. To help you out, roadies and your manager are also in the crowds. They will give you temporary invulnerability allowing you to run straight through any obstacles. The game ends when a band member doesn't make it to the escape vehicle before the timer runs out. As the game advances, there will be bigger and bigger crowds to avoid, and they will be more aggressive about getting in your way!&lt;/story&gt; &lt;/game&gt;</text:p>
          </table:table-cell>
        </table:table-row>
        <table:table-row table:style-name="ro1">
          <table:table-cell office:value-type="string">
            <text:p>Joust (USA)</text:p>
          </table:table-cell>
          <table:table-cell office:value-type="string">
            <text:p>1983</text:p>
          </table:table-cell>
          <table:table-cell office:value-type="string">
            <text:p>ESRB - E (Everyone)</text:p>
          </table:table-cell>
          <table:table-cell office:value-type="string">
            <text:p>Joust </text:p>
          </table:table-cell>
          <table:table-cell office:value-type="string">
            <text:p>Atari, Inc.</text:p>
          </table:table-cell>
          <table:table-cell office:value-type="string">
            <text:p>Williams Electronics Inc.</text:p>
          </table:table-cell>
          <table:table-cell office:value-type="string">
            <text:p>Platform</text:p>
          </table:table-cell>
          <table:table-cell office:value-type="string">
            <text:p>3.3</text:p>
          </table:table-cell>
          <table:table-cell table:style-name="Default" office:value-type="string">
            <text:p>1-2 Players</text:p>
          </table:table-cell>
          <table:table-cell office:value-type="string">
            <text:p>In Joust, players take control of a knight with a lance who rides their flying ostrich (or stork, for Player 2) to do battle against computer-controlled evil knights who ride atop vultures.Players must flap their steed's wings to hit the enemy from a higher jousting point to destroy the vulture and its rider. Once the enemy has been hit, an egg falls to one of the platforms below. The heroic knights must destroy the eggs before they hatch and release new and increasingly more difficult knights. The three strengths of enemy knights are Bounder (red knight), Hunter (white knight), and Shadow Lord (blue knight). These enemy knights are not the only challenge to be found in the game. Players must also contend with crumbling platforms, lava trolls who attempt to pull knights into the fire, and the dreaded "unbeatable"(?) pterodactyl.The game was novel for its time for being one of the few two-player simultaneous games in the arcade.</text:p>
          </table:table-cell>
          <table:table-cell table:formula="of:=CONCATENATE(&quot;&lt;game name=&quot;;CHAR(34);[.A190];CHAR(34);&quot;&gt; &lt;year&gt;&quot;;[.B190];&quot;&lt;/year&gt; &lt;rating&gt;&quot;;[.C190];&quot;&lt;/rating&gt; &lt;title&gt;&quot;;[.D190];&quot;&lt;/title&gt; &lt;pub&gt;&quot;;[.E190];&quot;&lt;/pub&gt; &lt;dev&gt;&quot;;[.F190];&quot;&lt;/dev&gt; &lt;genre&gt;&quot;;[.G190];&quot;&lt;/genre&gt; &lt;score&gt;&quot;;[.H190];&quot;&lt;/score&gt; &lt;player&gt;&quot;;[.I190];&quot;&lt;/player&gt; &lt;story&gt;&quot;;[.J190];&quot;&lt;/story&gt; &lt;/game&gt;&quot;)" office:value-type="string" office:string-value="&lt;game name=&quot;Joust (USA)&quot;&gt; &lt;year&gt;1983&lt;/year&gt; &lt;rating&gt;ESRB - E (Everyone)&lt;/rating&gt; &lt;title&gt;Joust &lt;/title&gt; &lt;pub&gt;Atari, Inc.&lt;/pub&gt; &lt;dev&gt;Williams Electronics Inc.&lt;/dev&gt; &lt;genre&gt;Platform&lt;/genre&gt; &lt;score&gt;3.3&lt;/score&gt; &lt;player&gt;1-2 Players&lt;/player&gt; &lt;story&gt;In Joust, players take control of a knight with a lance who rides their flying ostrich (or stork, for Player 2) to do battle against computer-controlled evil knights who ride atop vultures.Players must flap their steed's wings to hit the enemy from a higher jousting point to destroy the vulture and its rider. Once the enemy has been hit, an egg falls to one of the platforms below. The heroic knights must destroy the eggs before they hatch and release new and increasingly more difficult knights. The three strengths of enemy knights are Bounder (red knight), Hunter (white knight), and Shadow Lord (blue knight). These enemy knights are not the only challenge to be found in the game. Players must also contend with crumbling platforms, lava trolls who attempt to pull knights into the fire, and the dreaded &quot;unbeatable&quot;(?) pterodactyl.The game was novel for its time for being one of the few two-player simultaneous games in the arcade.&lt;/story&gt; &lt;/game&gt;">
            <text:p>&lt;game name="Joust (USA)"&gt; &lt;year&gt;1983&lt;/year&gt; &lt;rating&gt;ESRB - E (Everyone)&lt;/rating&gt; &lt;title&gt;Joust &lt;/title&gt; &lt;pub&gt;Atari, Inc.&lt;/pub&gt; &lt;dev&gt;Williams Electronics Inc.&lt;/dev&gt; &lt;genre&gt;Platform&lt;/genre&gt; &lt;score&gt;3.3&lt;/score&gt; &lt;player&gt;1-2 Players&lt;/player&gt; &lt;story&gt;In Joust, players take control of a knight with a lance who rides their flying ostrich (or stork, for Player 2) to do battle against computer-controlled evil knights who ride atop vultures.Players must flap their steed's wings to hit the enemy from a higher jousting point to destroy the vulture and its rider. Once the enemy has been hit, an egg falls to one of the platforms below. The heroic knights must destroy the eggs before they hatch and release new and increasingly more difficult knights. The three strengths of enemy knights are Bounder (red knight), Hunter (white knight), and Shadow Lord (blue knight). These enemy knights are not the only challenge to be found in the game. Players must also contend with crumbling platforms, lava trolls who attempt to pull knights into the fire, and the dreaded "unbeatable"(?) pterodactyl.The game was novel for its time for being one of the few two-player simultaneous games in the arcade.&lt;/story&gt; &lt;/game&gt;</text:p>
          </table:table-cell>
        </table:table-row>
        <table:table-row table:style-name="ro1">
          <table:table-cell office:value-type="string">
            <text:p>Jr. Pac-Man (USA)</text:p>
          </table:table-cell>
          <table:table-cell office:value-type="string">
            <text:p>1986</text:p>
          </table:table-cell>
          <table:table-cell office:value-type="string">
            <text:p>ESRB - E (Everyone)</text:p>
          </table:table-cell>
          <table:table-cell office:value-type="string">
            <text:p>Jr. Pac-Man </text:p>
          </table:table-cell>
          <table:table-cell office:value-type="string">
            <text:p>Atari Corporation</text:p>
          </table:table-cell>
          <table:table-cell office:value-type="string">
            <text:p>Bally Midway Manufacturing Co., Inc.</text:p>
          </table:table-cell>
          <table:table-cell office:value-type="string">
            <text:p>Maze</text:p>
          </table:table-cell>
          <table:table-cell office:value-type="string">
            <text:p>4.0</text:p>
          </table:table-cell>
          <table:table-cell table:style-name="Default" office:value-type="string">
            <text:p>1 Player</text:p>
          </table:table-cell>
          <table:table-cell office:value-type="string">
            <text:p>Jr. Pac-Man features gameplay similar to the original Pac-Man, but with a few changes. As Jr., you need to eat all of the dots in a maze without running into the four ghosts that are trying to get you. The maze is now much larger, and no longer fits on a single screen. The maze will scroll around to follow the action. From time to time a tasty bonus will bounce around the screen which can be eaten for extra points. There are tricycles, kites, drums, balloons, trains, root beers, and other bonuses that appear as the levels progress. When the bonus items bounce around the screen, any dots they touch will become larger and are now worth 50 points each instead of 10. However, one of these larger dots will cause Jr. Pac-Man to slow down greatly when he eats them making it more difficult to remain one step ahead of the ghosts which constantly pursue him! Located throughout the maze are power pellets; when Jr. eats one of these, the ghosts will temporarily turn blue and can now be eaten to earn even more points.</text:p>
          </table:table-cell>
          <table:table-cell table:formula="of:=CONCATENATE(&quot;&lt;game name=&quot;;CHAR(34);[.A191];CHAR(34);&quot;&gt; &lt;year&gt;&quot;;[.B191];&quot;&lt;/year&gt; &lt;rating&gt;&quot;;[.C191];&quot;&lt;/rating&gt; &lt;title&gt;&quot;;[.D191];&quot;&lt;/title&gt; &lt;pub&gt;&quot;;[.E191];&quot;&lt;/pub&gt; &lt;dev&gt;&quot;;[.F191];&quot;&lt;/dev&gt; &lt;genre&gt;&quot;;[.G191];&quot;&lt;/genre&gt; &lt;score&gt;&quot;;[.H191];&quot;&lt;/score&gt; &lt;player&gt;&quot;;[.I191];&quot;&lt;/player&gt; &lt;story&gt;&quot;;[.J191];&quot;&lt;/story&gt; &lt;/game&gt;&quot;)" office:value-type="string" office:string-value="&lt;game name=&quot;Jr. Pac-Man (USA)&quot;&gt; &lt;year&gt;1986&lt;/year&gt; &lt;rating&gt;ESRB - E (Everyone)&lt;/rating&gt; &lt;title&gt;Jr. Pac-Man &lt;/title&gt; &lt;pub&gt;Atari Corporation&lt;/pub&gt; &lt;dev&gt;Bally Midway Manufacturing Co., Inc.&lt;/dev&gt; &lt;genre&gt;Maze&lt;/genre&gt; &lt;score&gt;4.0&lt;/score&gt; &lt;player&gt;1 Player&lt;/player&gt; &lt;story&gt;Jr. Pac-Man features gameplay similar to the original Pac-Man, but with a few changes. As Jr., you need to eat all of the dots in a maze without running into the four ghosts that are trying to get you. The maze is now much larger, and no longer fits on a single screen. The maze will scroll around to follow the action. From time to time a tasty bonus will bounce around the screen which can be eaten for extra points. There are tricycles, kites, drums, balloons, trains, root beers, and other bonuses that appear as the levels progress. When the bonus items bounce around the screen, any dots they touch will become larger and are now worth 50 points each instead of 10. However, one of these larger dots will cause Jr. Pac-Man to slow down greatly when he eats them making it more difficult to remain one step ahead of the ghosts which constantly pursue him! Located throughout the maze are power pellets; when Jr. eats one of these, the ghosts will temporarily turn blue and can now be eaten to earn even more points.&lt;/story&gt; &lt;/game&gt;">
            <text:p>&lt;game name="Jr. Pac-Man (USA)"&gt; &lt;year&gt;1986&lt;/year&gt; &lt;rating&gt;ESRB - E (Everyone)&lt;/rating&gt; &lt;title&gt;Jr. Pac-Man &lt;/title&gt; &lt;pub&gt;Atari Corporation&lt;/pub&gt; &lt;dev&gt;Bally Midway Manufacturing Co., Inc.&lt;/dev&gt; &lt;genre&gt;Maze&lt;/genre&gt; &lt;score&gt;4.0&lt;/score&gt; &lt;player&gt;1 Player&lt;/player&gt; &lt;story&gt;Jr. Pac-Man features gameplay similar to the original Pac-Man, but with a few changes. As Jr., you need to eat all of the dots in a maze without running into the four ghosts that are trying to get you. The maze is now much larger, and no longer fits on a single screen. The maze will scroll around to follow the action. From time to time a tasty bonus will bounce around the screen which can be eaten for extra points. There are tricycles, kites, drums, balloons, trains, root beers, and other bonuses that appear as the levels progress. When the bonus items bounce around the screen, any dots they touch will become larger and are now worth 50 points each instead of 10. However, one of these larger dots will cause Jr. Pac-Man to slow down greatly when he eats them making it more difficult to remain one step ahead of the ghosts which constantly pursue him! Located throughout the maze are power pellets; when Jr. eats one of these, the ghosts will temporarily turn blue and can now be eaten to earn even more points.&lt;/story&gt; &lt;/game&gt;</text:p>
          </table:table-cell>
        </table:table-row>
        <table:table-row table:style-name="ro1">
          <table:table-cell office:value-type="string">
            <text:p>Jungle Fever (USA)</text:p>
          </table:table-cell>
          <table:table-cell office:value-type="string">
            <text:p>1982</text:p>
          </table:table-cell>
          <table:table-cell office:value-type="string">
            <text:p>ESRB - M (Mature)</text:p>
          </table:table-cell>
          <table:table-cell office:value-type="string">
            <text:p>Jungle Fever </text:p>
          </table:table-cell>
          <table:table-cell table:number-columns-repeated="2" office:value-type="string">
            <text:p>PlayAround</text:p>
          </table:table-cell>
          <table:table-cell office:value-type="string">
            <text:p>Mature</text:p>
          </table:table-cell>
          <table:table-cell office:value-type="string">
            <text:p>0.9</text:p>
          </table:table-cell>
          <table:table-cell table:style-name="Default" office:value-type="string">
            <text:p>1 Player</text:p>
          </table:table-cell>
          <table:table-cell office:value-type="string">
            <text:p>This is a double-ender cartridge with Jungle Fever on one end and Knight on the Town on the other.Jungle Fever is just a gender-reversed version of Burning Desire in which your boyfriend is being held for sacrifice and you must rescue him while avoiding the rocks thrown by the amazons.Knight on the Town involves you (the knight in question) building a bridge over the moat to reach the princess. You must contend with a castration-minded alligator and a troll. Also, if you select it, the bird above you will drop fire to remove one of your bridge sections. Once you reach your lady, you can get your "reward".</text:p>
          </table:table-cell>
          <table:table-cell table:formula="of:=CONCATENATE(&quot;&lt;game name=&quot;;CHAR(34);[.A192];CHAR(34);&quot;&gt; &lt;year&gt;&quot;;[.B192];&quot;&lt;/year&gt; &lt;rating&gt;&quot;;[.C192];&quot;&lt;/rating&gt; &lt;title&gt;&quot;;[.D192];&quot;&lt;/title&gt; &lt;pub&gt;&quot;;[.E192];&quot;&lt;/pub&gt; &lt;dev&gt;&quot;;[.F192];&quot;&lt;/dev&gt; &lt;genre&gt;&quot;;[.G192];&quot;&lt;/genre&gt; &lt;score&gt;&quot;;[.H192];&quot;&lt;/score&gt; &lt;player&gt;&quot;;[.I192];&quot;&lt;/player&gt; &lt;story&gt;&quot;;[.J192];&quot;&lt;/story&gt; &lt;/game&gt;&quot;)" office:value-type="string" office:string-value="&lt;game name=&quot;Jungle Fever (USA)&quot;&gt; &lt;year&gt;1982&lt;/year&gt; &lt;rating&gt;ESRB - M (Mature)&lt;/rating&gt; &lt;title&gt;Jungle Fever &lt;/title&gt; &lt;pub&gt;PlayAround&lt;/pub&gt; &lt;dev&gt;PlayAround&lt;/dev&gt; &lt;genre&gt;Mature&lt;/genre&gt; &lt;score&gt;0.9&lt;/score&gt; &lt;player&gt;1 Player&lt;/player&gt; &lt;story&gt;This is a double-ender cartridge with Jungle Fever on one end and Knight on the Town on the other.Jungle Fever is just a gender-reversed version of Burning Desire in which your boyfriend is being held for sacrifice and you must rescue him while avoiding the rocks thrown by the amazons.Knight on the Town involves you (the knight in question) building a bridge over the moat to reach the princess. You must contend with a castration-minded alligator and a troll. Also, if you select it, the bird above you will drop fire to remove one of your bridge sections. Once you reach your lady, you can get your &quot;reward&quot;.&lt;/story&gt; &lt;/game&gt;">
            <text:p>&lt;game name="Jungle Fever (USA)"&gt; &lt;year&gt;1982&lt;/year&gt; &lt;rating&gt;ESRB - M (Mature)&lt;/rating&gt; &lt;title&gt;Jungle Fever &lt;/title&gt; &lt;pub&gt;PlayAround&lt;/pub&gt; &lt;dev&gt;PlayAround&lt;/dev&gt; &lt;genre&gt;Mature&lt;/genre&gt; &lt;score&gt;0.9&lt;/score&gt; &lt;player&gt;1 Player&lt;/player&gt; &lt;story&gt;This is a double-ender cartridge with Jungle Fever on one end and Knight on the Town on the other.Jungle Fever is just a gender-reversed version of Burning Desire in which your boyfriend is being held for sacrifice and you must rescue him while avoiding the rocks thrown by the amazons.Knight on the Town involves you (the knight in question) building a bridge over the moat to reach the princess. You must contend with a castration-minded alligator and a troll. Also, if you select it, the bird above you will drop fire to remove one of your bridge sections. Once you reach your lady, you can get your "reward".&lt;/story&gt; &lt;/game&gt;</text:p>
          </table:table-cell>
        </table:table-row>
        <table:table-row table:style-name="ro1">
          <table:table-cell office:value-type="string">
            <text:p>Jungle Hunt (USA)</text:p>
          </table:table-cell>
          <table:table-cell office:value-type="string">
            <text:p>1983</text:p>
          </table:table-cell>
          <table:table-cell office:value-type="string">
            <text:p>ESRB - E (Everyone)</text:p>
          </table:table-cell>
          <table:table-cell office:value-type="string">
            <text:p>Jungle Hunt </text:p>
          </table:table-cell>
          <table:table-cell office:value-type="string">
            <text:p>Atari, Inc.</text:p>
          </table:table-cell>
          <table:table-cell office:value-type="string">
            <text:p>Taito America Corporation</text:p>
          </table:table-cell>
          <table:table-cell office:value-type="string">
            <text:p>Action</text:p>
          </table:table-cell>
          <table:table-cell office:value-type="string">
            <text:p>3.6</text:p>
          </table:table-cell>
          <table:table-cell table:style-name="Default" office:value-type="string">
            <text:p>1 Player</text:p>
          </table:table-cell>
          <table:table-cell office:value-type="string">
            <text:p>Jungle Hunt offers four unique adventure experiences, which repeat with greater difficulty once all four have been survived. <text:s/>If you don't survive these adventures, you will not only lose your own life but that of the lovely Penelope, who has been captured by cannibals!The first part challenges your Tarzan skills - can you swing on the vines without plummeting to your doom? <text:s/>The second part pits you against a whole bunch of nasty crocodiles in a mighty river. <text:s/>Fortunately, you have a knife to fight back with. <text:s/>Don't forget to go up for air! <text:s/>In the third part, you face a battle against oncoming boulders of varying sizes and physics. <text:s/>Once you've cleared all these treacherous hazards, you still must confront the dreaded cannibal, who is armed with a wicked spear. <text:s/>Can you get past him and save the lovely Penelope?Gameplay involves much strategic jumping and knife play (in the river/crocodile phase). <text:s/>The view is always a side view, much like Pitfall! and later platform games.</text:p>
          </table:table-cell>
          <table:table-cell table:formula="of:=CONCATENATE(&quot;&lt;game name=&quot;;CHAR(34);[.A193];CHAR(34);&quot;&gt; &lt;year&gt;&quot;;[.B193];&quot;&lt;/year&gt; &lt;rating&gt;&quot;;[.C193];&quot;&lt;/rating&gt; &lt;title&gt;&quot;;[.D193];&quot;&lt;/title&gt; &lt;pub&gt;&quot;;[.E193];&quot;&lt;/pub&gt; &lt;dev&gt;&quot;;[.F193];&quot;&lt;/dev&gt; &lt;genre&gt;&quot;;[.G193];&quot;&lt;/genre&gt; &lt;score&gt;&quot;;[.H193];&quot;&lt;/score&gt; &lt;player&gt;&quot;;[.I193];&quot;&lt;/player&gt; &lt;story&gt;&quot;;[.J193];&quot;&lt;/story&gt; &lt;/game&gt;&quot;)" office:value-type="string" office:string-value="&lt;game name=&quot;Jungle Hunt (USA)&quot;&gt; &lt;year&gt;1983&lt;/year&gt; &lt;rating&gt;ESRB - E (Everyone)&lt;/rating&gt; &lt;title&gt;Jungle Hunt &lt;/title&gt; &lt;pub&gt;Atari, Inc.&lt;/pub&gt; &lt;dev&gt;Taito America Corporation&lt;/dev&gt; &lt;genre&gt;Action&lt;/genre&gt; &lt;score&gt;3.6&lt;/score&gt; &lt;player&gt;1 Player&lt;/player&gt; &lt;story&gt;Jungle Hunt offers four unique adventure experiences, which repeat with greater difficulty once all four have been survived.  If you don't survive these adventures, you will not only lose your own life but that of the lovely Penelope, who has been captured by cannibals!The first part challenges your Tarzan skills - can you swing on the vines without plummeting to your doom?  The second part pits you against a whole bunch of nasty crocodiles in a mighty river.  Fortunately, you have a knife to fight back with.  Don't forget to go up for air!  In the third part, you face a battle against oncoming boulders of varying sizes and physics.  Once you've cleared all these treacherous hazards, you still must confront the dreaded cannibal, who is armed with a wicked spear.  Can you get past him and save the lovely Penelope?Gameplay involves much strategic jumping and knife play (in the river/crocodile phase).  The view is always a side view, much like Pitfall! and later platform games.&lt;/story&gt; &lt;/game&gt;">
            <text:p>&lt;game name="Jungle Hunt (USA)"&gt; &lt;year&gt;1983&lt;/year&gt; &lt;rating&gt;ESRB - E (Everyone)&lt;/rating&gt; &lt;title&gt;Jungle Hunt &lt;/title&gt; &lt;pub&gt;Atari, Inc.&lt;/pub&gt; &lt;dev&gt;Taito America Corporation&lt;/dev&gt; &lt;genre&gt;Action&lt;/genre&gt; &lt;score&gt;3.6&lt;/score&gt; &lt;player&gt;1 Player&lt;/player&gt; &lt;story&gt;Jungle Hunt offers four unique adventure experiences, which repeat with greater difficulty once all four have been survived. <text:s/>If you don't survive these adventures, you will not only lose your own life but that of the lovely Penelope, who has been captured by cannibals!The first part challenges your Tarzan skills - can you swing on the vines without plummeting to your doom? <text:s/>The second part pits you against a whole bunch of nasty crocodiles in a mighty river. <text:s/>Fortunately, you have a knife to fight back with. <text:s/>Don't forget to go up for air! <text:s/>In the third part, you face a battle against oncoming boulders of varying sizes and physics. <text:s/>Once you've cleared all these treacherous hazards, you still must confront the dreaded cannibal, who is armed with a wicked spear. <text:s/>Can you get past him and save the lovely Penelope?Gameplay involves much strategic jumping and knife play (in the river/crocodile phase). <text:s/>The view is always a side view, much like Pitfall! and later platform games.&lt;/story&gt; &lt;/game&gt;</text:p>
          </table:table-cell>
        </table:table-row>
        <table:table-row table:style-name="ro1">
          <table:table-cell office:value-type="string">
            <text:p>Kaboom! (USA)</text:p>
          </table:table-cell>
          <table:table-cell office:value-type="string">
            <text:p>1981</text:p>
          </table:table-cell>
          <table:table-cell office:value-type="string">
            <text:p>ESRB - E (Everyone)</text:p>
          </table:table-cell>
          <table:table-cell office:value-type="string">
            <text:p>Kaboom! </text:p>
          </table:table-cell>
          <table:table-cell table:number-columns-repeated="2" office:value-type="string">
            <text:p>Activision, Inc.</text:p>
          </table:table-cell>
          <table:table-cell office:value-type="string">
            <text:p>Action</text:p>
          </table:table-cell>
          <table:table-cell office:value-type="string">
            <text:p>3.7</text:p>
          </table:table-cell>
          <table:table-cell table:style-name="Default" office:value-type="string">
            <text:p>1-2 Players</text:p>
          </table:table-cell>
          <table:table-cell office:value-type="string">
            <text:p>The mad bomber is on the loose! As he races back and forth at the top <text:s/>of the screen, you need to catch the bombs he drops in buckets of water. One point is earned for each bomb caught, but miss one of the bombs, and Kaboom! As the levels progress, the mad bomber will move faster and faster and drop more and more bombs. You start the game with three buckets, and lose one each time a bomb is missed. The game ends when all of your water buckets are gone.</text:p>
          </table:table-cell>
          <table:table-cell table:formula="of:=CONCATENATE(&quot;&lt;game name=&quot;;CHAR(34);[.A194];CHAR(34);&quot;&gt; &lt;year&gt;&quot;;[.B194];&quot;&lt;/year&gt; &lt;rating&gt;&quot;;[.C194];&quot;&lt;/rating&gt; &lt;title&gt;&quot;;[.D194];&quot;&lt;/title&gt; &lt;pub&gt;&quot;;[.E194];&quot;&lt;/pub&gt; &lt;dev&gt;&quot;;[.F194];&quot;&lt;/dev&gt; &lt;genre&gt;&quot;;[.G194];&quot;&lt;/genre&gt; &lt;score&gt;&quot;;[.H194];&quot;&lt;/score&gt; &lt;player&gt;&quot;;[.I194];&quot;&lt;/player&gt; &lt;story&gt;&quot;;[.J194];&quot;&lt;/story&gt; &lt;/game&gt;&quot;)" office:value-type="string" office:string-value="&lt;game name=&quot;Kaboom! (USA)&quot;&gt; &lt;year&gt;1981&lt;/year&gt; &lt;rating&gt;ESRB - E (Everyone)&lt;/rating&gt; &lt;title&gt;Kaboom! &lt;/title&gt; &lt;pub&gt;Activision, Inc.&lt;/pub&gt; &lt;dev&gt;Activision, Inc.&lt;/dev&gt; &lt;genre&gt;Action&lt;/genre&gt; &lt;score&gt;3.7&lt;/score&gt; &lt;player&gt;1-2 Players&lt;/player&gt; &lt;story&gt;The mad bomber is on the loose! As he races back and forth at the top  of the screen, you need to catch the bombs he drops in buckets of water. One point is earned for each bomb caught, but miss one of the bombs, and Kaboom! As the levels progress, the mad bomber will move faster and faster and drop more and more bombs. You start the game with three buckets, and lose one each time a bomb is missed. The game ends when all of your water buckets are gone.&lt;/story&gt; &lt;/game&gt;">
            <text:p>&lt;game name="Kaboom! (USA)"&gt; &lt;year&gt;1981&lt;/year&gt; &lt;rating&gt;ESRB - E (Everyone)&lt;/rating&gt; &lt;title&gt;Kaboom! &lt;/title&gt; &lt;pub&gt;Activision, Inc.&lt;/pub&gt; &lt;dev&gt;Activision, Inc.&lt;/dev&gt; &lt;genre&gt;Action&lt;/genre&gt; &lt;score&gt;3.7&lt;/score&gt; &lt;player&gt;1-2 Players&lt;/player&gt; &lt;story&gt;The mad bomber is on the loose! As he races back and forth at the top <text:s/>of the screen, you need to catch the bombs he drops in buckets of water. One point is earned for each bomb caught, but miss one of the bombs, and Kaboom! As the levels progress, the mad bomber will move faster and faster and drop more and more bombs. You start the game with three buckets, and lose one each time a bomb is missed. The game ends when all of your water buckets are gone.&lt;/story&gt; &lt;/game&gt;</text:p>
          </table:table-cell>
        </table:table-row>
        <table:table-row table:style-name="ro1">
          <table:table-cell office:value-type="string">
            <text:p>Kangaroo (USA)</text:p>
          </table:table-cell>
          <table:table-cell office:value-type="string">
            <text:p>1983</text:p>
          </table:table-cell>
          <table:table-cell office:value-type="string">
            <text:p>ESRB - E (Everyone)</text:p>
          </table:table-cell>
          <table:table-cell office:value-type="string">
            <text:p>Kangaroo </text:p>
          </table:table-cell>
          <table:table-cell office:value-type="string">
            <text:p>Atari, Inc.</text:p>
          </table:table-cell>
          <table:table-cell office:value-type="string">
            <text:p>Sun Electronics Corp.</text:p>
          </table:table-cell>
          <table:table-cell office:value-type="string">
            <text:p>Platform</text:p>
          </table:table-cell>
          <table:table-cell office:value-type="string">
            <text:p>2.8</text:p>
          </table:table-cell>
          <table:table-cell table:style-name="Default" office:value-type="string">
            <text:p>1-2 Players</text:p>
          </table:table-cell>
          <table:table-cell office:value-type="string">
            <text:p>Baby Roo has been kidnapped by monkeys, and it's up to Mama Roo to come to the rescue! Your kangaroo starts out at the bottom of the screen. You need to guide the kangaroo up the various ladders and platforms to the top where Baby Roo is being held captive. The monkeys will be trying to stop you by throwing or dropping apples and knocking you off the platforms. Your kangaroo has boxing gloves, however, and can knock out the monkeys with a single punch! Along the way various types of fruit can be collected to earn bonus points.</text:p>
          </table:table-cell>
          <table:table-cell table:formula="of:=CONCATENATE(&quot;&lt;game name=&quot;;CHAR(34);[.A195];CHAR(34);&quot;&gt; &lt;year&gt;&quot;;[.B195];&quot;&lt;/year&gt; &lt;rating&gt;&quot;;[.C195];&quot;&lt;/rating&gt; &lt;title&gt;&quot;;[.D195];&quot;&lt;/title&gt; &lt;pub&gt;&quot;;[.E195];&quot;&lt;/pub&gt; &lt;dev&gt;&quot;;[.F195];&quot;&lt;/dev&gt; &lt;genre&gt;&quot;;[.G195];&quot;&lt;/genre&gt; &lt;score&gt;&quot;;[.H195];&quot;&lt;/score&gt; &lt;player&gt;&quot;;[.I195];&quot;&lt;/player&gt; &lt;story&gt;&quot;;[.J195];&quot;&lt;/story&gt; &lt;/game&gt;&quot;)" office:value-type="string" office:string-value="&lt;game name=&quot;Kangaroo (USA)&quot;&gt; &lt;year&gt;1983&lt;/year&gt; &lt;rating&gt;ESRB - E (Everyone)&lt;/rating&gt; &lt;title&gt;Kangaroo &lt;/title&gt; &lt;pub&gt;Atari, Inc.&lt;/pub&gt; &lt;dev&gt;Sun Electronics Corp.&lt;/dev&gt; &lt;genre&gt;Platform&lt;/genre&gt; &lt;score&gt;2.8&lt;/score&gt; &lt;player&gt;1-2 Players&lt;/player&gt; &lt;story&gt;Baby Roo has been kidnapped by monkeys, and it's up to Mama Roo to come to the rescue! Your kangaroo starts out at the bottom of the screen. You need to guide the kangaroo up the various ladders and platforms to the top where Baby Roo is being held captive. The monkeys will be trying to stop you by throwing or dropping apples and knocking you off the platforms. Your kangaroo has boxing gloves, however, and can knock out the monkeys with a single punch! Along the way various types of fruit can be collected to earn bonus points.&lt;/story&gt; &lt;/game&gt;">
            <text:p>&lt;game name="Kangaroo (USA)"&gt; &lt;year&gt;1983&lt;/year&gt; &lt;rating&gt;ESRB - E (Everyone)&lt;/rating&gt; &lt;title&gt;Kangaroo &lt;/title&gt; &lt;pub&gt;Atari, Inc.&lt;/pub&gt; &lt;dev&gt;Sun Electronics Corp.&lt;/dev&gt; &lt;genre&gt;Platform&lt;/genre&gt; &lt;score&gt;2.8&lt;/score&gt; &lt;player&gt;1-2 Players&lt;/player&gt; &lt;story&gt;Baby Roo has been kidnapped by monkeys, and it's up to Mama Roo to come to the rescue! Your kangaroo starts out at the bottom of the screen. You need to guide the kangaroo up the various ladders and platforms to the top where Baby Roo is being held captive. The monkeys will be trying to stop you by throwing or dropping apples and knocking you off the platforms. Your kangaroo has boxing gloves, however, and can knock out the monkeys with a single punch! Along the way various types of fruit can be collected to earn bonus points.&lt;/story&gt; &lt;/game&gt;</text:p>
          </table:table-cell>
        </table:table-row>
        <table:table-row table:style-name="ro1">
          <table:table-cell office:value-type="string">
            <text:p>Karate (USA)</text:p>
          </table:table-cell>
          <table:table-cell office:value-type="string">
            <text:p>1982</text:p>
          </table:table-cell>
          <table:table-cell office:value-type="string">
            <text:p>ESRB - E (Everyone)</text:p>
          </table:table-cell>
          <table:table-cell office:value-type="string">
            <text:p>Karate </text:p>
          </table:table-cell>
          <table:table-cell table:number-columns-repeated="2" office:value-type="string">
            <text:p>Froggo Games Corporation</text:p>
          </table:table-cell>
          <table:table-cell office:value-type="string">
            <text:p>Fighter</text:p>
          </table:table-cell>
          <table:table-cell office:value-type="string">
            <text:p>2.1</text:p>
          </table:table-cell>
          <table:table-cell table:style-name="Default" office:value-type="string">
            <text:p>1-2 Players</text:p>
          </table:table-cell>
          <table:table-cell office:value-type="string">
            <text:p>Karate is a fighting game for two players or one player against the computer. Your goal is to earn a black belt by winning a series of fights. By moving the joystick in various directions and pushing the button, you can use a variety of kicks and punches which are each worth varying amounts of points if successful. Each fight lasts for two minutes, and at the end of that time the points earned will be added up to determine who the winner is. There are two difficulty levels available.</text:p>
          </table:table-cell>
          <table:table-cell table:formula="of:=CONCATENATE(&quot;&lt;game name=&quot;;CHAR(34);[.A196];CHAR(34);&quot;&gt; &lt;year&gt;&quot;;[.B196];&quot;&lt;/year&gt; &lt;rating&gt;&quot;;[.C196];&quot;&lt;/rating&gt; &lt;title&gt;&quot;;[.D196];&quot;&lt;/title&gt; &lt;pub&gt;&quot;;[.E196];&quot;&lt;/pub&gt; &lt;dev&gt;&quot;;[.F196];&quot;&lt;/dev&gt; &lt;genre&gt;&quot;;[.G196];&quot;&lt;/genre&gt; &lt;score&gt;&quot;;[.H196];&quot;&lt;/score&gt; &lt;player&gt;&quot;;[.I196];&quot;&lt;/player&gt; &lt;story&gt;&quot;;[.J196];&quot;&lt;/story&gt; &lt;/game&gt;&quot;)" office:value-type="string" office:string-value="&lt;game name=&quot;Karate (USA)&quot;&gt; &lt;year&gt;1982&lt;/year&gt; &lt;rating&gt;ESRB - E (Everyone)&lt;/rating&gt; &lt;title&gt;Karate &lt;/title&gt; &lt;pub&gt;Froggo Games Corporation&lt;/pub&gt; &lt;dev&gt;Froggo Games Corporation&lt;/dev&gt; &lt;genre&gt;Fighter&lt;/genre&gt; &lt;score&gt;2.1&lt;/score&gt; &lt;player&gt;1-2 Players&lt;/player&gt; &lt;story&gt;Karate is a fighting game for two players or one player against the computer. Your goal is to earn a black belt by winning a series of fights. By moving the joystick in various directions and pushing the button, you can use a variety of kicks and punches which are each worth varying amounts of points if successful. Each fight lasts for two minutes, and at the end of that time the points earned will be added up to determine who the winner is. There are two difficulty levels available.&lt;/story&gt; &lt;/game&gt;">
            <text:p>&lt;game name="Karate (USA)"&gt; &lt;year&gt;1982&lt;/year&gt; &lt;rating&gt;ESRB - E (Everyone)&lt;/rating&gt; &lt;title&gt;Karate &lt;/title&gt; &lt;pub&gt;Froggo Games Corporation&lt;/pub&gt; &lt;dev&gt;Froggo Games Corporation&lt;/dev&gt; &lt;genre&gt;Fighter&lt;/genre&gt; &lt;score&gt;2.1&lt;/score&gt; &lt;player&gt;1-2 Players&lt;/player&gt; &lt;story&gt;Karate is a fighting game for two players or one player against the computer. Your goal is to earn a black belt by winning a series of fights. By moving the joystick in various directions and pushing the button, you can use a variety of kicks and punches which are each worth varying amounts of points if successful. Each fight lasts for two minutes, and at the end of that time the points earned will be added up to determine who the winner is. There are two difficulty levels available.&lt;/story&gt; &lt;/game&gt;</text:p>
          </table:table-cell>
        </table:table-row>
        <table:table-row table:style-name="ro1">
          <table:table-cell office:value-type="string">
            <text:p>Keystone Kapers (USA)</text:p>
          </table:table-cell>
          <table:table-cell office:value-type="string">
            <text:p>1983</text:p>
          </table:table-cell>
          <table:table-cell office:value-type="string">
            <text:p>ESRB - E (Everyone)</text:p>
          </table:table-cell>
          <table:table-cell office:value-type="string">
            <text:p>Keystone Kapers </text:p>
          </table:table-cell>
          <table:table-cell table:number-columns-repeated="2" office:value-type="string">
            <text:p>Activision, Inc.</text:p>
          </table:table-cell>
          <table:table-cell office:value-type="string">
            <text:p>Platform</text:p>
          </table:table-cell>
          <table:table-cell office:value-type="string">
            <text:p>3.9</text:p>
          </table:table-cell>
          <table:table-cell table:style-name="Default" office:value-type="string">
            <text:p>1 Player</text:p>
          </table:table-cell>
          <table:table-cell office:value-type="string">
            <text:p>The notorious thief Harry Hooligan is on the loose! You play the part of Officer Keystone Kelly, sent in to capture Harry. Harry is trapped in a four story mall, and is running as fast as he can to reach the exit at the top. Your job is to catch up to him and send him to prison. You will need to use either the escalators at the end of each floor, or the elevator in the middle to go from floor to floor. The escalators may be further away, but the elevator moves pretty slowly so you will need to decide which route will be faster in getting you closer to your goal. If Harry can make it to the top before you catch him, you will have to retry that level. Harry has no intention of letting you catch him easily, and is hurling everything he can find in an attempt to slow you down. Shopping carts, bouncing balls, biplanes, and more will all be flying past on the screen and will either slow you down or send you back to the beginning if you get hit. As the levels progress, Harry will run faster and faster, and more objects will be tossed your way to duck and jump over.</text:p>
          </table:table-cell>
          <table:table-cell table:formula="of:=CONCATENATE(&quot;&lt;game name=&quot;;CHAR(34);[.A197];CHAR(34);&quot;&gt; &lt;year&gt;&quot;;[.B197];&quot;&lt;/year&gt; &lt;rating&gt;&quot;;[.C197];&quot;&lt;/rating&gt; &lt;title&gt;&quot;;[.D197];&quot;&lt;/title&gt; &lt;pub&gt;&quot;;[.E197];&quot;&lt;/pub&gt; &lt;dev&gt;&quot;;[.F197];&quot;&lt;/dev&gt; &lt;genre&gt;&quot;;[.G197];&quot;&lt;/genre&gt; &lt;score&gt;&quot;;[.H197];&quot;&lt;/score&gt; &lt;player&gt;&quot;;[.I197];&quot;&lt;/player&gt; &lt;story&gt;&quot;;[.J197];&quot;&lt;/story&gt; &lt;/game&gt;&quot;)" office:value-type="string" office:string-value="&lt;game name=&quot;Keystone Kapers (USA)&quot;&gt; &lt;year&gt;1983&lt;/year&gt; &lt;rating&gt;ESRB - E (Everyone)&lt;/rating&gt; &lt;title&gt;Keystone Kapers &lt;/title&gt; &lt;pub&gt;Activision, Inc.&lt;/pub&gt; &lt;dev&gt;Activision, Inc.&lt;/dev&gt; &lt;genre&gt;Platform&lt;/genre&gt; &lt;score&gt;3.9&lt;/score&gt; &lt;player&gt;1 Player&lt;/player&gt; &lt;story&gt;The notorious thief Harry Hooligan is on the loose! You play the part of Officer Keystone Kelly, sent in to capture Harry. Harry is trapped in a four story mall, and is running as fast as he can to reach the exit at the top. Your job is to catch up to him and send him to prison. You will need to use either the escalators at the end of each floor, or the elevator in the middle to go from floor to floor. The escalators may be further away, but the elevator moves pretty slowly so you will need to decide which route will be faster in getting you closer to your goal. If Harry can make it to the top before you catch him, you will have to retry that level. Harry has no intention of letting you catch him easily, and is hurling everything he can find in an attempt to slow you down. Shopping carts, bouncing balls, biplanes, and more will all be flying past on the screen and will either slow you down or send you back to the beginning if you get hit. As the levels progress, Harry will run faster and faster, and more objects will be tossed your way to duck and jump over.&lt;/story&gt; &lt;/game&gt;">
            <text:p>&lt;game name="Keystone Kapers (USA)"&gt; &lt;year&gt;1983&lt;/year&gt; &lt;rating&gt;ESRB - E (Everyone)&lt;/rating&gt; &lt;title&gt;Keystone Kapers &lt;/title&gt; &lt;pub&gt;Activision, Inc.&lt;/pub&gt; &lt;dev&gt;Activision, Inc.&lt;/dev&gt; &lt;genre&gt;Platform&lt;/genre&gt; &lt;score&gt;3.9&lt;/score&gt; &lt;player&gt;1 Player&lt;/player&gt; &lt;story&gt;The notorious thief Harry Hooligan is on the loose! You play the part of Officer Keystone Kelly, sent in to capture Harry. Harry is trapped in a four story mall, and is running as fast as he can to reach the exit at the top. Your job is to catch up to him and send him to prison. You will need to use either the escalators at the end of each floor, or the elevator in the middle to go from floor to floor. The escalators may be further away, but the elevator moves pretty slowly so you will need to decide which route will be faster in getting you closer to your goal. If Harry can make it to the top before you catch him, you will have to retry that level. Harry has no intention of letting you catch him easily, and is hurling everything he can find in an attempt to slow you down. Shopping carts, bouncing balls, biplanes, and more will all be flying past on the screen and will either slow you down or send you back to the beginning if you get hit. As the levels progress, Harry will run faster and faster, and more objects will be tossed your way to duck and jump over.&lt;/story&gt; &lt;/game&gt;</text:p>
          </table:table-cell>
        </table:table-row>
        <table:table-row table:style-name="ro1">
          <table:table-cell office:value-type="string">
            <text:p>Killer Satellites (USA)</text:p>
          </table:table-cell>
          <table:table-cell office:value-type="string">
            <text:p>1983</text:p>
          </table:table-cell>
          <table:table-cell office:value-type="string">
            <text:p>ESRB - E (Everyone)</text:p>
          </table:table-cell>
          <table:table-cell office:value-type="string">
            <text:p>Killer Satellites </text:p>
          </table:table-cell>
          <table:table-cell table:number-columns-repeated="2" office:value-type="string">
            <text:p>Starpath Corporation</text:p>
          </table:table-cell>
          <table:table-cell office:value-type="string">
            <text:p>Shoot-'Em-Up</text:p>
          </table:table-cell>
          <table:table-cell office:value-type="string">
            <text:p>2.4</text:p>
          </table:table-cell>
          <table:table-cell table:style-name="Default" office:value-type="string">
            <text:p>1 Player</text:p>
          </table:table-cell>
          <table:table-cell office:value-type="string">
            <text:p>For decades, the weapons satellites have orbited Earth harmlessly. Now, for unknown reasons, they have dropped from the sky to obliterate mankind. You are a test pilot with an experimental craft that can stop the satellites. It is up to you to protect your home town.You fly above your town's forcefield. Satellites will drop from the sky and show on the radar area at the screen top. You must fly to them and shoot them before they reach the town as they have the ability to penetrate the town's shields. Be aware of your fuel because if you run out of fuel, you lose a life. Also, be aware of the laser heat indicator just below the fuel gauge. If the laser gets too hot, it will not fire until it cools. The town's forcefield may not be able to stop the satellites, however, it will stop your craft so flying into it is detrimental to your health. In later levels, you must contend with meteors as well as satellites. You cannot shoot the meteors but they cannot penetrate the town's shields. You will be destroyed and lose a life, however, if you ram into one.</text:p>
          </table:table-cell>
          <table:table-cell table:formula="of:=CONCATENATE(&quot;&lt;game name=&quot;;CHAR(34);[.A198];CHAR(34);&quot;&gt; &lt;year&gt;&quot;;[.B198];&quot;&lt;/year&gt; &lt;rating&gt;&quot;;[.C198];&quot;&lt;/rating&gt; &lt;title&gt;&quot;;[.D198];&quot;&lt;/title&gt; &lt;pub&gt;&quot;;[.E198];&quot;&lt;/pub&gt; &lt;dev&gt;&quot;;[.F198];&quot;&lt;/dev&gt; &lt;genre&gt;&quot;;[.G198];&quot;&lt;/genre&gt; &lt;score&gt;&quot;;[.H198];&quot;&lt;/score&gt; &lt;player&gt;&quot;;[.I198];&quot;&lt;/player&gt; &lt;story&gt;&quot;;[.J198];&quot;&lt;/story&gt; &lt;/game&gt;&quot;)" office:value-type="string" office:string-value="&lt;game name=&quot;Killer Satellites (USA)&quot;&gt; &lt;year&gt;1983&lt;/year&gt; &lt;rating&gt;ESRB - E (Everyone)&lt;/rating&gt; &lt;title&gt;Killer Satellites &lt;/title&gt; &lt;pub&gt;Starpath Corporation&lt;/pub&gt; &lt;dev&gt;Starpath Corporation&lt;/dev&gt; &lt;genre&gt;Shoot-'Em-Up&lt;/genre&gt; &lt;score&gt;2.4&lt;/score&gt; &lt;player&gt;1 Player&lt;/player&gt; &lt;story&gt;For decades, the weapons satellites have orbited Earth harmlessly. Now, for unknown reasons, they have dropped from the sky to obliterate mankind. You are a test pilot with an experimental craft that can stop the satellites. It is up to you to protect your home town.You fly above your town's forcefield. Satellites will drop from the sky and show on the radar area at the screen top. You must fly to them and shoot them before they reach the town as they have the ability to penetrate the town's shields. Be aware of your fuel because if you run out of fuel, you lose a life. Also, be aware of the laser heat indicator just below the fuel gauge. If the laser gets too hot, it will not fire until it cools. The town's forcefield may not be able to stop the satellites, however, it will stop your craft so flying into it is detrimental to your health. In later levels, you must contend with meteors as well as satellites. You cannot shoot the meteors but they cannot penetrate the town's shields. You will be destroyed and lose a life, however, if you ram into one.&lt;/story&gt; &lt;/game&gt;">
            <text:p>&lt;game name="Killer Satellites (USA)"&gt; &lt;year&gt;1983&lt;/year&gt; &lt;rating&gt;ESRB - E (Everyone)&lt;/rating&gt; &lt;title&gt;Killer Satellites &lt;/title&gt; &lt;pub&gt;Starpath Corporation&lt;/pub&gt; &lt;dev&gt;Starpath Corporation&lt;/dev&gt; &lt;genre&gt;Shoot-'Em-Up&lt;/genre&gt; &lt;score&gt;2.4&lt;/score&gt; &lt;player&gt;1 Player&lt;/player&gt; &lt;story&gt;For decades, the weapons satellites have orbited Earth harmlessly. Now, for unknown reasons, they have dropped from the sky to obliterate mankind. You are a test pilot with an experimental craft that can stop the satellites. It is up to you to protect your home town.You fly above your town's forcefield. Satellites will drop from the sky and show on the radar area at the screen top. You must fly to them and shoot them before they reach the town as they have the ability to penetrate the town's shields. Be aware of your fuel because if you run out of fuel, you lose a life. Also, be aware of the laser heat indicator just below the fuel gauge. If the laser gets too hot, it will not fire until it cools. The town's forcefield may not be able to stop the satellites, however, it will stop your craft so flying into it is detrimental to your health. In later levels, you must contend with meteors as well as satellites. You cannot shoot the meteors but they cannot penetrate the town's shields. You will be destroyed and lose a life, however, if you ram into one.&lt;/story&gt; &lt;/game&gt;</text:p>
          </table:table-cell>
        </table:table-row>
        <table:table-row table:style-name="ro1">
          <table:table-cell office:value-type="string">
            <text:p>King Kong (USA)</text:p>
          </table:table-cell>
          <table:table-cell office:value-type="string">
            <text:p>1982</text:p>
          </table:table-cell>
          <table:table-cell office:value-type="string">
            <text:p>ESRB - E (Everyone)</text:p>
          </table:table-cell>
          <table:table-cell office:value-type="string">
            <text:p>King Kong </text:p>
          </table:table-cell>
          <table:table-cell table:number-columns-repeated="2" office:value-type="string">
            <text:p>Tigervision</text:p>
          </table:table-cell>
          <table:table-cell office:value-type="string">
            <text:p>Platform</text:p>
          </table:table-cell>
          <table:table-cell office:value-type="string">
            <text:p>2.2</text:p>
          </table:table-cell>
          <table:table-cell table:style-name="Default" office:value-type="string">
            <text:p>1-2 Players</text:p>
          </table:table-cell>
          <table:table-cell office:value-type="string">
            <text:p>King Kong has taken a lady to the top of the Empire State Building. It is up to you to rescue her but it won't be easy. Kong is throwing bombs at you.This game is a clone of Donkey Kong, except instead of barrels, you must avoid bombs. You must make your way across the floors and up the ladders while jumping over bombs for points and holes in the floor. There is also a timer in the upper right. It starts at nine-hundred ninety and counts down ten points per second. If you are hit by a bomb or fall through a hole in the floor or the time reaches zero, you lose a life. Occasionally, Kong will release a magic bomb that gives more points when you jump it as well as moves you to the next floor up. Once you reach the top floor, the game starts again but faster.</text:p>
          </table:table-cell>
          <table:table-cell table:formula="of:=CONCATENATE(&quot;&lt;game name=&quot;;CHAR(34);[.A199];CHAR(34);&quot;&gt; &lt;year&gt;&quot;;[.B199];&quot;&lt;/year&gt; &lt;rating&gt;&quot;;[.C199];&quot;&lt;/rating&gt; &lt;title&gt;&quot;;[.D199];&quot;&lt;/title&gt; &lt;pub&gt;&quot;;[.E199];&quot;&lt;/pub&gt; &lt;dev&gt;&quot;;[.F199];&quot;&lt;/dev&gt; &lt;genre&gt;&quot;;[.G199];&quot;&lt;/genre&gt; &lt;score&gt;&quot;;[.H199];&quot;&lt;/score&gt; &lt;player&gt;&quot;;[.I199];&quot;&lt;/player&gt; &lt;story&gt;&quot;;[.J199];&quot;&lt;/story&gt; &lt;/game&gt;&quot;)" office:value-type="string" office:string-value="&lt;game name=&quot;King Kong (USA)&quot;&gt; &lt;year&gt;1982&lt;/year&gt; &lt;rating&gt;ESRB - E (Everyone)&lt;/rating&gt; &lt;title&gt;King Kong &lt;/title&gt; &lt;pub&gt;Tigervision&lt;/pub&gt; &lt;dev&gt;Tigervision&lt;/dev&gt; &lt;genre&gt;Platform&lt;/genre&gt; &lt;score&gt;2.2&lt;/score&gt; &lt;player&gt;1-2 Players&lt;/player&gt; &lt;story&gt;King Kong has taken a lady to the top of the Empire State Building. It is up to you to rescue her but it won't be easy. Kong is throwing bombs at you.This game is a clone of Donkey Kong, except instead of barrels, you must avoid bombs. You must make your way across the floors and up the ladders while jumping over bombs for points and holes in the floor. There is also a timer in the upper right. It starts at nine-hundred ninety and counts down ten points per second. If you are hit by a bomb or fall through a hole in the floor or the time reaches zero, you lose a life. Occasionally, Kong will release a magic bomb that gives more points when you jump it as well as moves you to the next floor up. Once you reach the top floor, the game starts again but faster.&lt;/story&gt; &lt;/game&gt;">
            <text:p>&lt;game name="King Kong (USA)"&gt; &lt;year&gt;1982&lt;/year&gt; &lt;rating&gt;ESRB - E (Everyone)&lt;/rating&gt; &lt;title&gt;King Kong &lt;/title&gt; &lt;pub&gt;Tigervision&lt;/pub&gt; &lt;dev&gt;Tigervision&lt;/dev&gt; &lt;genre&gt;Platform&lt;/genre&gt; &lt;score&gt;2.2&lt;/score&gt; &lt;player&gt;1-2 Players&lt;/player&gt; &lt;story&gt;King Kong has taken a lady to the top of the Empire State Building. It is up to you to rescue her but it won't be easy. Kong is throwing bombs at you.This game is a clone of Donkey Kong, except instead of barrels, you must avoid bombs. You must make your way across the floors and up the ladders while jumping over bombs for points and holes in the floor. There is also a timer in the upper right. It starts at nine-hundred ninety and counts down ten points per second. If you are hit by a bomb or fall through a hole in the floor or the time reaches zero, you lose a life. Occasionally, Kong will release a magic bomb that gives more points when you jump it as well as moves you to the next floor up. Once you reach the top floor, the game starts again but faster.&lt;/story&gt; &lt;/game&gt;</text:p>
          </table:table-cell>
        </table:table-row>
        <table:table-row table:style-name="ro1">
          <table:table-cell office:value-type="string">
            <text:p>Klax (Europe)</text:p>
          </table:table-cell>
          <table:table-cell office:value-type="string">
            <text:p>1990</text:p>
          </table:table-cell>
          <table:table-cell office:value-type="string">
            <text:p>ESRB - E (Everyone)</text:p>
          </table:table-cell>
          <table:table-cell office:value-type="string">
            <text:p>Klax </text:p>
          </table:table-cell>
          <table:table-cell office:value-type="string">
            <text:p>Atari Corporation</text:p>
          </table:table-cell>
          <table:table-cell office:value-type="string">
            <text:p>Atari Games Corporation</text:p>
          </table:table-cell>
          <table:table-cell office:value-type="string">
            <text:p>Puzzle</text:p>
          </table:table-cell>
          <table:table-cell office:value-type="string">
            <text:p>3.6</text:p>
          </table:table-cell>
          <table:table-cell table:style-name="Default" office:value-type="string">
            <text:p>1 Player</text:p>
          </table:table-cell>
          <table:table-cell office:value-type="string">
            <text:p>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text:p>
          </table:table-cell>
          <table:table-cell table:formula="of:=CONCATENATE(&quot;&lt;game name=&quot;;CHAR(34);[.A200];CHAR(34);&quot;&gt; &lt;year&gt;&quot;;[.B200];&quot;&lt;/year&gt; &lt;rating&gt;&quot;;[.C200];&quot;&lt;/rating&gt; &lt;title&gt;&quot;;[.D200];&quot;&lt;/title&gt; &lt;pub&gt;&quot;;[.E200];&quot;&lt;/pub&gt; &lt;dev&gt;&quot;;[.F200];&quot;&lt;/dev&gt; &lt;genre&gt;&quot;;[.G200];&quot;&lt;/genre&gt; &lt;score&gt;&quot;;[.H200];&quot;&lt;/score&gt; &lt;player&gt;&quot;;[.I200];&quot;&lt;/player&gt; &lt;story&gt;&quot;;[.J200];&quot;&lt;/story&gt; &lt;/game&gt;&quot;)" office:value-type="string" office:string-value="&lt;game name=&quot;Klax (Europe)&quot;&gt; &lt;year&gt;1990&lt;/year&gt; &lt;rating&gt;ESRB - E (Everyone)&lt;/rating&gt; &lt;title&gt;Klax &lt;/title&gt; &lt;pub&gt;Atari Corporation&lt;/pub&gt; &lt;dev&gt;Atari Games Corporation&lt;/dev&gt; &lt;genre&gt;Puzzle&lt;/genre&gt; &lt;score&gt;3.6&lt;/score&gt; &lt;player&gt;1 Player&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lt;/story&gt; &lt;/game&gt;">
            <text:p>&lt;game name="Klax (Europe)"&gt; &lt;year&gt;1990&lt;/year&gt; &lt;rating&gt;ESRB - E (Everyone)&lt;/rating&gt; &lt;title&gt;Klax &lt;/title&gt; &lt;pub&gt;Atari Corporation&lt;/pub&gt; &lt;dev&gt;Atari Games Corporation&lt;/dev&gt; &lt;genre&gt;Puzzle&lt;/genre&gt; &lt;score&gt;3.6&lt;/score&gt; &lt;player&gt;1 Player&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lt;/story&gt; &lt;/game&gt;</text:p>
          </table:table-cell>
        </table:table-row>
        <table:table-row table:style-name="ro1">
          <table:table-cell office:value-type="string">
            <text:p>Knight on the Town (USA)</text:p>
          </table:table-cell>
          <table:table-cell office:value-type="string">
            <text:p>1982</text:p>
          </table:table-cell>
          <table:table-cell office:value-type="string">
            <text:p>ESRB - M (Mature)</text:p>
          </table:table-cell>
          <table:table-cell office:value-type="string">
            <text:p>Knight on the Town </text:p>
          </table:table-cell>
          <table:table-cell table:number-columns-repeated="2" office:value-type="string">
            <text:p>PlayAround</text:p>
          </table:table-cell>
          <table:table-cell office:value-type="string">
            <text:p>Mature</text:p>
          </table:table-cell>
          <table:table-cell office:value-type="string">
            <text:p>1.8</text:p>
          </table:table-cell>
          <table:table-cell table:style-name="Default" office:value-type="string">
            <text:p>1 Player</text:p>
          </table:table-cell>
          <table:table-cell office:value-type="string">
            <text:p>The player must build the bridge using the blocks that are on the left side of the screen, but taking care of the various creatures that IRAM try to hinder you, like alligators eating pieces of the bridge and dragons throwing fireballs.</text:p>
          </table:table-cell>
          <table:table-cell table:formula="of:=CONCATENATE(&quot;&lt;game name=&quot;;CHAR(34);[.A201];CHAR(34);&quot;&gt; &lt;year&gt;&quot;;[.B201];&quot;&lt;/year&gt; &lt;rating&gt;&quot;;[.C201];&quot;&lt;/rating&gt; &lt;title&gt;&quot;;[.D201];&quot;&lt;/title&gt; &lt;pub&gt;&quot;;[.E201];&quot;&lt;/pub&gt; &lt;dev&gt;&quot;;[.F201];&quot;&lt;/dev&gt; &lt;genre&gt;&quot;;[.G201];&quot;&lt;/genre&gt; &lt;score&gt;&quot;;[.H201];&quot;&lt;/score&gt; &lt;player&gt;&quot;;[.I201];&quot;&lt;/player&gt; &lt;story&gt;&quot;;[.J201];&quot;&lt;/story&gt; &lt;/game&gt;&quot;)" office:value-type="string" office:string-value="&lt;game name=&quot;Knight on the Town (USA)&quot;&gt; &lt;year&gt;1982&lt;/year&gt; &lt;rating&gt;ESRB - M (Mature)&lt;/rating&gt; &lt;title&gt;Knight on the Town &lt;/title&gt; &lt;pub&gt;PlayAround&lt;/pub&gt; &lt;dev&gt;PlayAround&lt;/dev&gt; &lt;genre&gt;Mature&lt;/genre&gt; &lt;score&gt;1.8&lt;/score&gt; &lt;player&gt;1 Player&lt;/player&gt; &lt;story&gt;The player must build the bridge using the blocks that are on the left side of the screen, but taking care of the various creatures that IRAM try to hinder you, like alligators eating pieces of the bridge and dragons throwing fireballs.&lt;/story&gt; &lt;/game&gt;">
            <text:p>&lt;game name="Knight on the Town (USA)"&gt; &lt;year&gt;1982&lt;/year&gt; &lt;rating&gt;ESRB - M (Mature)&lt;/rating&gt; &lt;title&gt;Knight on the Town &lt;/title&gt; &lt;pub&gt;PlayAround&lt;/pub&gt; &lt;dev&gt;PlayAround&lt;/dev&gt; &lt;genre&gt;Mature&lt;/genre&gt; &lt;score&gt;1.8&lt;/score&gt; &lt;player&gt;1 Player&lt;/player&gt; &lt;story&gt;The player must build the bridge using the blocks that are on the left side of the screen, but taking care of the various creatures that IRAM try to hinder you, like alligators eating pieces of the bridge and dragons throwing fireballs.&lt;/story&gt; &lt;/game&gt;</text:p>
          </table:table-cell>
        </table:table-row>
        <table:table-row table:style-name="ro1">
          <table:table-cell office:value-type="string">
            <text:p>Kool-Aid Man (USA)</text:p>
          </table:table-cell>
          <table:table-cell office:value-type="string">
            <text:p>1983</text:p>
          </table:table-cell>
          <table:table-cell office:value-type="string">
            <text:p>ESRB - E (Everyone)</text:p>
          </table:table-cell>
          <table:table-cell office:value-type="string">
            <text:p>Kool-Aid Man </text:p>
          </table:table-cell>
          <table:table-cell office:value-type="string">
            <text:p>M Network</text:p>
          </table:table-cell>
          <table:table-cell office:value-type="string">
            <text:p>Mattel Electronics</text:p>
          </table:table-cell>
          <table:table-cell office:value-type="string">
            <text:p>Action</text:p>
          </table:table-cell>
          <table:table-cell office:value-type="string">
            <text:p>2.8</text:p>
          </table:table-cell>
          <table:table-cell table:style-name="Default" office:value-type="string">
            <text:p>1 Player</text:p>
          </table:table-cell>
          <table:table-cell office:value-type="string">
            <text:p>When the troublemaking Thirsties enact their plan of draining water out of the local swimming pool with their drinking straws, it's up to Kool-Aid Man to stop them!Kool-Aid man must gather up Kool-Aid soft drink mix in order to catch and put a stop to the Thirsties' scheme. <text:s/>The three ingredients are Water (W), Sugar (S), and Kool-Aid (K). <text:s/>If the Thirsties touch Kool-Aid Man, he gets bounced around the yard, losing time, and the pool gets drained further. <text:s/>If the Thirsties succeed in draining the pool, it's "Game Over" for Kool-Aid Man. <text:s/>If Kool-Aid Man succeeds, then he wins and goes on to the next level of difficulty. <text:s/>Oh Yeah!</text:p>
          </table:table-cell>
          <table:table-cell table:formula="of:=CONCATENATE(&quot;&lt;game name=&quot;;CHAR(34);[.A202];CHAR(34);&quot;&gt; &lt;year&gt;&quot;;[.B202];&quot;&lt;/year&gt; &lt;rating&gt;&quot;;[.C202];&quot;&lt;/rating&gt; &lt;title&gt;&quot;;[.D202];&quot;&lt;/title&gt; &lt;pub&gt;&quot;;[.E202];&quot;&lt;/pub&gt; &lt;dev&gt;&quot;;[.F202];&quot;&lt;/dev&gt; &lt;genre&gt;&quot;;[.G202];&quot;&lt;/genre&gt; &lt;score&gt;&quot;;[.H202];&quot;&lt;/score&gt; &lt;player&gt;&quot;;[.I202];&quot;&lt;/player&gt; &lt;story&gt;&quot;;[.J202];&quot;&lt;/story&gt; &lt;/game&gt;&quot;)" office:value-type="string" office:string-value="&lt;game name=&quot;Kool-Aid Man (USA)&quot;&gt; &lt;year&gt;1983&lt;/year&gt; &lt;rating&gt;ESRB - E (Everyone)&lt;/rating&gt; &lt;title&gt;Kool-Aid Man &lt;/title&gt; &lt;pub&gt;M Network&lt;/pub&gt; &lt;dev&gt;Mattel Electronics&lt;/dev&gt; &lt;genre&gt;Action&lt;/genre&gt; &lt;score&gt;2.8&lt;/score&gt; &lt;player&gt;1 Player&lt;/player&gt; &lt;story&gt;When the troublemaking Thirsties enact their plan of draining water out of the local swimming pool with their drinking straws, it's up to Kool-Aid Man to stop them!Kool-Aid man must gather up Kool-Aid soft drink mix in order to catch and put a stop to the Thirsties' scheme.  The three ingredients are Water (W), Sugar (S), and Kool-Aid (K).  If the Thirsties touch Kool-Aid Man, he gets bounced around the yard, losing time, and the pool gets drained further.  If the Thirsties succeed in draining the pool, it's &quot;Game Over&quot; for Kool-Aid Man.  If Kool-Aid Man succeeds, then he wins and goes on to the next level of difficulty.  Oh Yeah!&lt;/story&gt; &lt;/game&gt;">
            <text:p>&lt;game name="Kool-Aid Man (USA)"&gt; &lt;year&gt;1983&lt;/year&gt; &lt;rating&gt;ESRB - E (Everyone)&lt;/rating&gt; &lt;title&gt;Kool-Aid Man &lt;/title&gt; &lt;pub&gt;M Network&lt;/pub&gt; &lt;dev&gt;Mattel Electronics&lt;/dev&gt; &lt;genre&gt;Action&lt;/genre&gt; &lt;score&gt;2.8&lt;/score&gt; &lt;player&gt;1 Player&lt;/player&gt; &lt;story&gt;When the troublemaking Thirsties enact their plan of draining water out of the local swimming pool with their drinking straws, it's up to Kool-Aid Man to stop them!Kool-Aid man must gather up Kool-Aid soft drink mix in order to catch and put a stop to the Thirsties' scheme. <text:s/>The three ingredients are Water (W), Sugar (S), and Kool-Aid (K). <text:s/>If the Thirsties touch Kool-Aid Man, he gets bounced around the yard, losing time, and the pool gets drained further. <text:s/>If the Thirsties succeed in draining the pool, it's "Game Over" for Kool-Aid Man. <text:s/>If Kool-Aid Man succeeds, then he wins and goes on to the next level of difficulty. <text:s/>Oh Yeah!&lt;/story&gt; &lt;/game&gt;</text:p>
          </table:table-cell>
        </table:table-row>
        <table:table-row table:style-name="ro1">
          <table:table-cell office:value-type="string">
            <text:p>Krull (USA)</text:p>
          </table:table-cell>
          <table:table-cell office:value-type="string">
            <text:p>1983</text:p>
          </table:table-cell>
          <table:table-cell office:value-type="string">
            <text:p>ESRB - E (Everyone)</text:p>
          </table:table-cell>
          <table:table-cell office:value-type="string">
            <text:p>Krull </text:p>
          </table:table-cell>
          <table:table-cell table:number-columns-repeated="2" office:value-type="string">
            <text:p>Atari, Inc.</text:p>
          </table:table-cell>
          <table:table-cell office:value-type="string">
            <text:p>Action</text:p>
          </table:table-cell>
          <table:table-cell office:value-type="string">
            <text:p>2.4</text:p>
          </table:table-cell>
          <table:table-cell table:style-name="Default" office:value-type="string">
            <text:p>1 Player</text:p>
          </table:table-cell>
          <table:table-cell office:value-type="string">
            <text:p>Krull is a multi part action game based on the movie of the same name. A beast and his army have traveled through space until finally landing on the distant planet of Krull and ravaging the entire planet. But there is a prophecy which tells of a king and queen who will someday take back the planet. These future rulers are Princess Lyssa and Prince Colwyn. But before their marrage, Princess Lyssa is captured by the beast! You play the part of Prince Colwyn on a mission to rescue Lyssa and destroy the beast. The game is divided up into several parts.The first part takes place during the foiled wedding. A large number of slayers arrive at the castle, and you need to defeat as many as you can to earn points. But eventually Princess Lyssa is captured.In the next section you need to ride your horse towards the Widow's web; on the way you can collect Glaives which may be used to fight the beast. Once you reach the web, you need to make your way to the cocoon at the top of the web in order to find the correct path to the Black Fortress. The crystal spider along with strands of the web make maneuvering your way around this screen a challenge. Once you know the correct path, you ride on to the Black Fortress. Here you need to use the Glaives you've collected to free the Princess from a prison, and then destroy the beast! <text:s/>After successfully completing all tasks, the game will repeat at a more difficult skill level.</text:p>
          </table:table-cell>
          <table:table-cell table:formula="of:=CONCATENATE(&quot;&lt;game name=&quot;;CHAR(34);[.A203];CHAR(34);&quot;&gt; &lt;year&gt;&quot;;[.B203];&quot;&lt;/year&gt; &lt;rating&gt;&quot;;[.C203];&quot;&lt;/rating&gt; &lt;title&gt;&quot;;[.D203];&quot;&lt;/title&gt; &lt;pub&gt;&quot;;[.E203];&quot;&lt;/pub&gt; &lt;dev&gt;&quot;;[.F203];&quot;&lt;/dev&gt; &lt;genre&gt;&quot;;[.G203];&quot;&lt;/genre&gt; &lt;score&gt;&quot;;[.H203];&quot;&lt;/score&gt; &lt;player&gt;&quot;;[.I203];&quot;&lt;/player&gt; &lt;story&gt;&quot;;[.J203];&quot;&lt;/story&gt; &lt;/game&gt;&quot;)" office:value-type="string" office:string-value="&lt;game name=&quot;Krull (USA)&quot;&gt; &lt;year&gt;1983&lt;/year&gt; &lt;rating&gt;ESRB - E (Everyone)&lt;/rating&gt; &lt;title&gt;Krull &lt;/title&gt; &lt;pub&gt;Atari, Inc.&lt;/pub&gt; &lt;dev&gt;Atari, Inc.&lt;/dev&gt; &lt;genre&gt;Action&lt;/genre&gt; &lt;score&gt;2.4&lt;/score&gt; &lt;player&gt;1 Player&lt;/player&gt; &lt;story&gt;Krull is a multi part action game based on the movie of the same name. A beast and his army have traveled through space until finally landing on the distant planet of Krull and ravaging the entire planet. But there is a prophecy which tells of a king and queen who will someday take back the planet. These future rulers are Princess Lyssa and Prince Colwyn. But before their marrage, Princess Lyssa is captured by the beast! You play the part of Prince Colwyn on a mission to rescue Lyssa and destroy the beast. The game is divided up into several parts.The first part takes place during the foiled wedding. A large number of slayers arrive at the castle, and you need to defeat as many as you can to earn points. But eventually Princess Lyssa is captured.In the next section you need to ride your horse towards the Widow's web; on the way you can collect Glaives which may be used to fight the beast. Once you reach the web, you need to make your way to the cocoon at the top of the web in order to find the correct path to the Black Fortress. The crystal spider along with strands of the web make maneuvering your way around this screen a challenge. Once you know the correct path, you ride on to the Black Fortress. Here you need to use the Glaives you've collected to free the Princess from a prison, and then destroy the beast!  After successfully completing all tasks, the game will repeat at a more difficult skill level.&lt;/story&gt; &lt;/game&gt;">
            <text:p>&lt;game name="Krull (USA)"&gt; &lt;year&gt;1983&lt;/year&gt; &lt;rating&gt;ESRB - E (Everyone)&lt;/rating&gt; &lt;title&gt;Krull &lt;/title&gt; &lt;pub&gt;Atari, Inc.&lt;/pub&gt; &lt;dev&gt;Atari, Inc.&lt;/dev&gt; &lt;genre&gt;Action&lt;/genre&gt; &lt;score&gt;2.4&lt;/score&gt; &lt;player&gt;1 Player&lt;/player&gt; &lt;story&gt;Krull is a multi part action game based on the movie of the same name. A beast and his army have traveled through space until finally landing on the distant planet of Krull and ravaging the entire planet. But there is a prophecy which tells of a king and queen who will someday take back the planet. These future rulers are Princess Lyssa and Prince Colwyn. But before their marrage, Princess Lyssa is captured by the beast! You play the part of Prince Colwyn on a mission to rescue Lyssa and destroy the beast. The game is divided up into several parts.The first part takes place during the foiled wedding. A large number of slayers arrive at the castle, and you need to defeat as many as you can to earn points. But eventually Princess Lyssa is captured.In the next section you need to ride your horse towards the Widow's web; on the way you can collect Glaives which may be used to fight the beast. Once you reach the web, you need to make your way to the cocoon at the top of the web in order to find the correct path to the Black Fortress. The crystal spider along with strands of the web make maneuvering your way around this screen a challenge. Once you know the correct path, you ride on to the Black Fortress. Here you need to use the Glaives you've collected to free the Princess from a prison, and then destroy the beast! <text:s/>After successfully completing all tasks, the game will repeat at a more difficult skill level.&lt;/story&gt; &lt;/game&gt;</text:p>
          </table:table-cell>
        </table:table-row>
        <table:table-row table:style-name="ro1">
          <table:table-cell office:value-type="string">
            <text:p>Kung-Fu Master (USA)</text:p>
          </table:table-cell>
          <table:table-cell office:value-type="string">
            <text:p>1987</text:p>
          </table:table-cell>
          <table:table-cell office:value-type="string">
            <text:p>ESRB - E (Everyone)</text:p>
          </table:table-cell>
          <table:table-cell office:value-type="string">
            <text:p>Kung-Fu Master </text:p>
          </table:table-cell>
          <table:table-cell office:value-type="string">
            <text:p>Activision Publishing, Inc.</text:p>
          </table:table-cell>
          <table:table-cell office:value-type="string">
            <text:p>Irem Corp.</text:p>
          </table:table-cell>
          <table:table-cell office:value-type="string">
            <text:p>Beat-'Em-Up</text:p>
          </table:table-cell>
          <table:table-cell office:value-type="string">
            <text:p>3.8</text:p>
          </table:table-cell>
          <table:table-cell table:style-name="Default" office:value-type="string">
            <text:p>1-2 Players</text:p>
          </table:table-cell>
          <table:table-cell office:value-type="string">
            <text:p>A conversion of the arcade game of the same name, which itself is loosely based on a movie, Kung-Fu Master is a side scrolling action game for one or two players, who alternate turns.Mr. X has captured the pickpocket Sylvia and it is up to Thomas, a kung-fu master who owns a restaurant, to get her back. She is located on the top floor of Mr. X's castle and Thomas will need to fight his way to the top. Of course, this won't be easy as each floor has many opponents to get past and a floor boss at the end of each level. Thomas is able to move left and right, jump, duck, and punch and kick. Enemy projectiles such as knives can be kicked in the air to rebound them towards the enemy. On the top floor resides Mr. X himself.</text:p>
          </table:table-cell>
          <table:table-cell table:formula="of:=CONCATENATE(&quot;&lt;game name=&quot;;CHAR(34);[.A204];CHAR(34);&quot;&gt; &lt;year&gt;&quot;;[.B204];&quot;&lt;/year&gt; &lt;rating&gt;&quot;;[.C204];&quot;&lt;/rating&gt; &lt;title&gt;&quot;;[.D204];&quot;&lt;/title&gt; &lt;pub&gt;&quot;;[.E204];&quot;&lt;/pub&gt; &lt;dev&gt;&quot;;[.F204];&quot;&lt;/dev&gt; &lt;genre&gt;&quot;;[.G204];&quot;&lt;/genre&gt; &lt;score&gt;&quot;;[.H204];&quot;&lt;/score&gt; &lt;player&gt;&quot;;[.I204];&quot;&lt;/player&gt; &lt;story&gt;&quot;;[.J204];&quot;&lt;/story&gt; &lt;/game&gt;&quot;)" office:value-type="string" office:string-value="&lt;game name=&quot;Kung-Fu Master (USA)&quot;&gt; &lt;year&gt;1987&lt;/year&gt; &lt;rating&gt;ESRB - E (Everyone)&lt;/rating&gt; &lt;title&gt;Kung-Fu Master &lt;/title&gt; &lt;pub&gt;Activision Publishing, Inc.&lt;/pub&gt; &lt;dev&gt;Irem Corp.&lt;/dev&gt; &lt;genre&gt;Beat-'Em-Up&lt;/genre&gt; &lt;score&gt;3.8&lt;/score&gt; &lt;player&gt;1-2 Players&lt;/player&gt; &lt;story&gt;A conversion of the arcade game of the same name, which itself is loosely based on a movie, Kung-Fu Master is a side scrolling action game for one or two players, who alternate turns.Mr. X has captured the pickpocket Sylvia and it is up to Thomas, a kung-fu master who owns a restaurant, to get her back. She is located on the top floor of Mr. X's castle and Thomas will need to fight his way to the top. Of course, this won't be easy as each floor has many opponents to get past and a floor boss at the end of each level. Thomas is able to move left and right, jump, duck, and punch and kick. Enemy projectiles such as knives can be kicked in the air to rebound them towards the enemy. On the top floor resides Mr. X himself.&lt;/story&gt; &lt;/game&gt;">
            <text:p>&lt;game name="Kung-Fu Master (USA)"&gt; &lt;year&gt;1987&lt;/year&gt; &lt;rating&gt;ESRB - E (Everyone)&lt;/rating&gt; &lt;title&gt;Kung-Fu Master &lt;/title&gt; &lt;pub&gt;Activision Publishing, Inc.&lt;/pub&gt; &lt;dev&gt;Irem Corp.&lt;/dev&gt; &lt;genre&gt;Beat-'Em-Up&lt;/genre&gt; &lt;score&gt;3.8&lt;/score&gt; &lt;player&gt;1-2 Players&lt;/player&gt; &lt;story&gt;A conversion of the arcade game of the same name, which itself is loosely based on a movie, Kung-Fu Master is a side scrolling action game for one or two players, who alternate turns.Mr. X has captured the pickpocket Sylvia and it is up to Thomas, a kung-fu master who owns a restaurant, to get her back. She is located on the top floor of Mr. X's castle and Thomas will need to fight his way to the top. Of course, this won't be easy as each floor has many opponents to get past and a floor boss at the end of each level. Thomas is able to move left and right, jump, duck, and punch and kick. Enemy projectiles such as knives can be kicked in the air to rebound them towards the enemy. On the top floor resides Mr. X himself.&lt;/story&gt; &lt;/game&gt;</text:p>
          </table:table-cell>
        </table:table-row>
        <table:table-row table:style-name="ro1">
          <table:table-cell office:value-type="string">
            <text:p>Lady in Wading (USA)</text:p>
          </table:table-cell>
          <table:table-cell office:value-type="string">
            <text:p>1982</text:p>
          </table:table-cell>
          <table:table-cell office:value-type="string">
            <text:p>ESRB - M (Mature)</text:p>
          </table:table-cell>
          <table:table-cell office:value-type="string">
            <text:p>Lady in Wading </text:p>
          </table:table-cell>
          <table:table-cell table:number-columns-repeated="2" office:value-type="string">
            <text:p>PlayAround</text:p>
          </table:table-cell>
          <table:table-cell office:value-type="string">
            <text:p>Mature</text:p>
          </table:table-cell>
          <table:table-cell office:value-type="string">
            <text:p>0.9</text:p>
          </table:table-cell>
          <table:table-cell table:style-name="Default" office:value-type="string">
            <text:p>1 Player</text:p>
          </table:table-cell>
          <table:table-cell office:value-type="string">
            <text:p>Lady in Wading is a gender reversed version of Knight on the Town in which you are a lady knight trying to get to your prince. The game is otherwise identical, including the sexual 'reward' at the end.</text:p>
          </table:table-cell>
          <table:table-cell table:formula="of:=CONCATENATE(&quot;&lt;game name=&quot;;CHAR(34);[.A205];CHAR(34);&quot;&gt; &lt;year&gt;&quot;;[.B205];&quot;&lt;/year&gt; &lt;rating&gt;&quot;;[.C205];&quot;&lt;/rating&gt; &lt;title&gt;&quot;;[.D205];&quot;&lt;/title&gt; &lt;pub&gt;&quot;;[.E205];&quot;&lt;/pub&gt; &lt;dev&gt;&quot;;[.F205];&quot;&lt;/dev&gt; &lt;genre&gt;&quot;;[.G205];&quot;&lt;/genre&gt; &lt;score&gt;&quot;;[.H205];&quot;&lt;/score&gt; &lt;player&gt;&quot;;[.I205];&quot;&lt;/player&gt; &lt;story&gt;&quot;;[.J205];&quot;&lt;/story&gt; &lt;/game&gt;&quot;)" office:value-type="string" office:string-value="&lt;game name=&quot;Lady in Wading (USA)&quot;&gt; &lt;year&gt;1982&lt;/year&gt; &lt;rating&gt;ESRB - M (Mature)&lt;/rating&gt; &lt;title&gt;Lady in Wading &lt;/title&gt; &lt;pub&gt;PlayAround&lt;/pub&gt; &lt;dev&gt;PlayAround&lt;/dev&gt; &lt;genre&gt;Mature&lt;/genre&gt; &lt;score&gt;0.9&lt;/score&gt; &lt;player&gt;1 Player&lt;/player&gt; &lt;story&gt;Lady in Wading is a gender reversed version of Knight on the Town in which you are a lady knight trying to get to your prince. The game is otherwise identical, including the sexual 'reward' at the end.&lt;/story&gt; &lt;/game&gt;">
            <text:p>&lt;game name="Lady in Wading (USA)"&gt; &lt;year&gt;1982&lt;/year&gt; &lt;rating&gt;ESRB - M (Mature)&lt;/rating&gt; &lt;title&gt;Lady in Wading &lt;/title&gt; &lt;pub&gt;PlayAround&lt;/pub&gt; &lt;dev&gt;PlayAround&lt;/dev&gt; &lt;genre&gt;Mature&lt;/genre&gt; &lt;score&gt;0.9&lt;/score&gt; &lt;player&gt;1 Player&lt;/player&gt; &lt;story&gt;Lady in Wading is a gender reversed version of Knight on the Town in which you are a lady knight trying to get to your prince. The game is otherwise identical, including the sexual 'reward' at the end.&lt;/story&gt; &lt;/game&gt;</text:p>
          </table:table-cell>
        </table:table-row>
        <table:table-row table:style-name="ro1">
          <table:table-cell office:value-type="string">
            <text:p>Laser Blast (USA)</text:p>
          </table:table-cell>
          <table:table-cell office:value-type="string">
            <text:p>1981</text:p>
          </table:table-cell>
          <table:table-cell office:value-type="string">
            <text:p>ESRB - E (Everyone)</text:p>
          </table:table-cell>
          <table:table-cell office:value-type="string">
            <text:p>Laser Blast </text:p>
          </table:table-cell>
          <table:table-cell table:number-columns-repeated="2" office:value-type="string">
            <text:p>Activision, Inc.</text:p>
          </table:table-cell>
          <table:table-cell office:value-type="string">
            <text:p>Shooter</text:p>
          </table:table-cell>
          <table:table-cell office:value-type="string">
            <text:p>2.6</text:p>
          </table:table-cell>
          <table:table-cell table:style-name="Default" office:value-type="string">
            <text:p>1 Player</text:p>
          </table:table-cell>
          <table:table-cell office:value-type="string">
            <text:p>In Laser Blast, you control an intergalactic spacecraft, and you need to destroy enemy ground forces. Using your laser blasts, try to destroy the enemy vehicles which appear three at a time. But be careful, they are fully armed with their own lasers and have no intention of letting you take them out easily! The more enemy vehicles you destroy, the more points you earn. If you do get hit by a laser blast, your spacecraft will fall to the ground and crash. When hit you still have one last chance to take out an enemy by maneuvering the spacecraft to crash land on top of it.</text:p>
          </table:table-cell>
          <table:table-cell table:formula="of:=CONCATENATE(&quot;&lt;game name=&quot;;CHAR(34);[.A206];CHAR(34);&quot;&gt; &lt;year&gt;&quot;;[.B206];&quot;&lt;/year&gt; &lt;rating&gt;&quot;;[.C206];&quot;&lt;/rating&gt; &lt;title&gt;&quot;;[.D206];&quot;&lt;/title&gt; &lt;pub&gt;&quot;;[.E206];&quot;&lt;/pub&gt; &lt;dev&gt;&quot;;[.F206];&quot;&lt;/dev&gt; &lt;genre&gt;&quot;;[.G206];&quot;&lt;/genre&gt; &lt;score&gt;&quot;;[.H206];&quot;&lt;/score&gt; &lt;player&gt;&quot;;[.I206];&quot;&lt;/player&gt; &lt;story&gt;&quot;;[.J206];&quot;&lt;/story&gt; &lt;/game&gt;&quot;)" office:value-type="string" office:string-value="&lt;game name=&quot;Laser Blast (USA)&quot;&gt; &lt;year&gt;1981&lt;/year&gt; &lt;rating&gt;ESRB - E (Everyone)&lt;/rating&gt; &lt;title&gt;Laser Blast &lt;/title&gt; &lt;pub&gt;Activision, Inc.&lt;/pub&gt; &lt;dev&gt;Activision, Inc.&lt;/dev&gt; &lt;genre&gt;Shooter&lt;/genre&gt; &lt;score&gt;2.6&lt;/score&gt; &lt;player&gt;1 Player&lt;/player&gt; &lt;story&gt;In Laser Blast, you control an intergalactic spacecraft, and you need to destroy enemy ground forces. Using your laser blasts, try to destroy the enemy vehicles which appear three at a time. But be careful, they are fully armed with their own lasers and have no intention of letting you take them out easily! The more enemy vehicles you destroy, the more points you earn. If you do get hit by a laser blast, your spacecraft will fall to the ground and crash. When hit you still have one last chance to take out an enemy by maneuvering the spacecraft to crash land on top of it.&lt;/story&gt; &lt;/game&gt;">
            <text:p>&lt;game name="Laser Blast (USA)"&gt; &lt;year&gt;1981&lt;/year&gt; &lt;rating&gt;ESRB - E (Everyone)&lt;/rating&gt; &lt;title&gt;Laser Blast &lt;/title&gt; &lt;pub&gt;Activision, Inc.&lt;/pub&gt; &lt;dev&gt;Activision, Inc.&lt;/dev&gt; &lt;genre&gt;Shooter&lt;/genre&gt; &lt;score&gt;2.6&lt;/score&gt; &lt;player&gt;1 Player&lt;/player&gt; &lt;story&gt;In Laser Blast, you control an intergalactic spacecraft, and you need to destroy enemy ground forces. Using your laser blasts, try to destroy the enemy vehicles which appear three at a time. But be careful, they are fully armed with their own lasers and have no intention of letting you take them out easily! The more enemy vehicles you destroy, the more points you earn. If you do get hit by a laser blast, your spacecraft will fall to the ground and crash. When hit you still have one last chance to take out an enemy by maneuvering the spacecraft to crash land on top of it.&lt;/story&gt; &lt;/game&gt;</text:p>
          </table:table-cell>
        </table:table-row>
        <table:table-row table:style-name="ro1">
          <table:table-cell office:value-type="string">
            <text:p>Laser Gates (USA)</text:p>
          </table:table-cell>
          <table:table-cell office:value-type="string">
            <text:p>1983</text:p>
          </table:table-cell>
          <table:table-cell office:value-type="string">
            <text:p>ESRB - E (Everyone)</text:p>
          </table:table-cell>
          <table:table-cell office:value-type="string">
            <text:p>Laser Gates </text:p>
          </table:table-cell>
          <table:table-cell table:number-columns-repeated="2" office:value-type="string">
            <text:p>Imagic</text:p>
          </table:table-cell>
          <table:table-cell office:value-type="string">
            <text:p>Shoot-'Em-Up</text:p>
          </table:table-cell>
          <table:table-cell office:value-type="string">
            <text:p>3.4</text:p>
          </table:table-cell>
          <table:table-cell table:style-name="Default" office:value-type="string">
            <text:p>1 Player</text:p>
          </table:table-cell>
          <table:table-cell office:value-type="string">
            <text:p>Laser Gates is a side scrolling shooter. Failsafe detonators inside the cryptic computer have malfunctioned, and your job is to pilot a spaceship to destroy them before they explode. The narrow passage you'll need to fly through is well guarded: deadly force fields appear and disappear, rocket launchers attack, and deadly byte bats will get in your way. Your ship has a limited shield; each time you are hit by one of these enemies, the shield loses energy. When the shields energy is completely gone, the game ends. Also be on the lookout for energy pods which can replenish the shield (these don't appear often, so be sure not to miss one)! To deal with some of the enemies and obstacles your ship is equipped with a laser. Naturally, your mission is timed: you will need to make your way to the next detonator before time expires and it explodes! Points are earned by disabling the detonators, destroying enemies and successfully making it past the force fields.</text:p>
          </table:table-cell>
          <table:table-cell table:formula="of:=CONCATENATE(&quot;&lt;game name=&quot;;CHAR(34);[.A207];CHAR(34);&quot;&gt; &lt;year&gt;&quot;;[.B207];&quot;&lt;/year&gt; &lt;rating&gt;&quot;;[.C207];&quot;&lt;/rating&gt; &lt;title&gt;&quot;;[.D207];&quot;&lt;/title&gt; &lt;pub&gt;&quot;;[.E207];&quot;&lt;/pub&gt; &lt;dev&gt;&quot;;[.F207];&quot;&lt;/dev&gt; &lt;genre&gt;&quot;;[.G207];&quot;&lt;/genre&gt; &lt;score&gt;&quot;;[.H207];&quot;&lt;/score&gt; &lt;player&gt;&quot;;[.I207];&quot;&lt;/player&gt; &lt;story&gt;&quot;;[.J207];&quot;&lt;/story&gt; &lt;/game&gt;&quot;)" office:value-type="string" office:string-value="&lt;game name=&quot;Laser Gates (USA)&quot;&gt; &lt;year&gt;1983&lt;/year&gt; &lt;rating&gt;ESRB - E (Everyone)&lt;/rating&gt; &lt;title&gt;Laser Gates &lt;/title&gt; &lt;pub&gt;Imagic&lt;/pub&gt; &lt;dev&gt;Imagic&lt;/dev&gt; &lt;genre&gt;Shoot-'Em-Up&lt;/genre&gt; &lt;score&gt;3.4&lt;/score&gt; &lt;player&gt;1 Player&lt;/player&gt; &lt;story&gt;Laser Gates is a side scrolling shooter. Failsafe detonators inside the cryptic computer have malfunctioned, and your job is to pilot a spaceship to destroy them before they explode. The narrow passage you'll need to fly through is well guarded: deadly force fields appear and disappear, rocket launchers attack, and deadly byte bats will get in your way. Your ship has a limited shield; each time you are hit by one of these enemies, the shield loses energy. When the shields energy is completely gone, the game ends. Also be on the lookout for energy pods which can replenish the shield (these don't appear often, so be sure not to miss one)! To deal with some of the enemies and obstacles your ship is equipped with a laser. Naturally, your mission is timed: you will need to make your way to the next detonator before time expires and it explodes! Points are earned by disabling the detonators, destroying enemies and successfully making it past the force fields.&lt;/story&gt; &lt;/game&gt;">
            <text:p>&lt;game name="Laser Gates (USA)"&gt; &lt;year&gt;1983&lt;/year&gt; &lt;rating&gt;ESRB - E (Everyone)&lt;/rating&gt; &lt;title&gt;Laser Gates &lt;/title&gt; &lt;pub&gt;Imagic&lt;/pub&gt; &lt;dev&gt;Imagic&lt;/dev&gt; &lt;genre&gt;Shoot-'Em-Up&lt;/genre&gt; &lt;score&gt;3.4&lt;/score&gt; &lt;player&gt;1 Player&lt;/player&gt; &lt;story&gt;Laser Gates is a side scrolling shooter. Failsafe detonators inside the cryptic computer have malfunctioned, and your job is to pilot a spaceship to destroy them before they explode. The narrow passage you'll need to fly through is well guarded: deadly force fields appear and disappear, rocket launchers attack, and deadly byte bats will get in your way. Your ship has a limited shield; each time you are hit by one of these enemies, the shield loses energy. When the shields energy is completely gone, the game ends. Also be on the lookout for energy pods which can replenish the shield (these don't appear often, so be sure not to miss one)! To deal with some of the enemies and obstacles your ship is equipped with a laser. Naturally, your mission is timed: you will need to make your way to the next detonator before time expires and it explodes! Points are earned by disabling the detonators, destroying enemies and successfully making it past the force fields.&lt;/story&gt; &lt;/game&gt;</text:p>
          </table:table-cell>
        </table:table-row>
        <table:table-row table:style-name="ro1">
          <table:table-cell office:value-type="string">
            <text:p>Lilly Adventure (Europe)</text:p>
          </table:table-cell>
          <table:table-cell office:value-type="string">
            <text:p>1983</text:p>
          </table:table-cell>
          <table:table-cell office:value-type="string">
            <text:p>ESRB - E (Everyone)</text:p>
          </table:table-cell>
          <table:table-cell office:value-type="string">
            <text:p>Lilly Adventure </text:p>
          </table:table-cell>
          <table:table-cell office:value-type="string">
            <text:p>Homevision</text:p>
          </table:table-cell>
          <table:table-cell office:value-type="string">
            <text:p>Gem International Corp.</text:p>
          </table:table-cell>
          <table:table-cell office:value-type="string">
            <text:p>Platform</text:p>
          </table:table-cell>
          <table:table-cell office:value-type="string">
            <text:p>2.8</text:p>
          </table:table-cell>
          <table:table-cell table:style-name="Default" office:value-type="string">
            <text:p>1 Player</text:p>
          </table:table-cell>
          <table:table-cell office:value-type="string">
            <text:p>Although very slow, Lilly Adventure is a good game, each screen that the player passes, he will receive points and the next level will be random, so that the game does not become repetitive if the player suffers game over.There is a system time in the game, making the player hurry to cross the obstacles, but each new level, the clock is reset, causing it to completely lose its meaning, since it is easier the player loses his 5 lives before time runs out</text:p>
          </table:table-cell>
          <table:table-cell table:formula="of:=CONCATENATE(&quot;&lt;game name=&quot;;CHAR(34);[.A208];CHAR(34);&quot;&gt; &lt;year&gt;&quot;;[.B208];&quot;&lt;/year&gt; &lt;rating&gt;&quot;;[.C208];&quot;&lt;/rating&gt; &lt;title&gt;&quot;;[.D208];&quot;&lt;/title&gt; &lt;pub&gt;&quot;;[.E208];&quot;&lt;/pub&gt; &lt;dev&gt;&quot;;[.F208];&quot;&lt;/dev&gt; &lt;genre&gt;&quot;;[.G208];&quot;&lt;/genre&gt; &lt;score&gt;&quot;;[.H208];&quot;&lt;/score&gt; &lt;player&gt;&quot;;[.I208];&quot;&lt;/player&gt; &lt;story&gt;&quot;;[.J208];&quot;&lt;/story&gt; &lt;/game&gt;&quot;)" office:value-type="string" office:string-value="&lt;game name=&quot;Lilly Adventure (Europe)&quot;&gt; &lt;year&gt;1983&lt;/year&gt; &lt;rating&gt;ESRB - E (Everyone)&lt;/rating&gt; &lt;title&gt;Lilly Adventure &lt;/title&gt; &lt;pub&gt;Homevision&lt;/pub&gt; &lt;dev&gt;Gem International Corp.&lt;/dev&gt; &lt;genre&gt;Platform&lt;/genre&gt; &lt;score&gt;2.8&lt;/score&gt; &lt;player&gt;1 Player&lt;/player&gt; &lt;story&gt;Although very slow, Lilly Adventure is a good game, each screen that the player passes, he will receive points and the next level will be random, so that the game does not become repetitive if the player suffers game over.There is a system time in the game, making the player hurry to cross the obstacles, but each new level, the clock is reset, causing it to completely lose its meaning, since it is easier the player loses his 5 lives before time runs out&lt;/story&gt; &lt;/game&gt;">
            <text:p>&lt;game name="Lilly Adventure (Europe)"&gt; &lt;year&gt;1983&lt;/year&gt; &lt;rating&gt;ESRB - E (Everyone)&lt;/rating&gt; &lt;title&gt;Lilly Adventure &lt;/title&gt; &lt;pub&gt;Homevision&lt;/pub&gt; &lt;dev&gt;Gem International Corp.&lt;/dev&gt; &lt;genre&gt;Platform&lt;/genre&gt; &lt;score&gt;2.8&lt;/score&gt; &lt;player&gt;1 Player&lt;/player&gt; &lt;story&gt;Although very slow, Lilly Adventure is a good game, each screen that the player passes, he will receive points and the next level will be random, so that the game does not become repetitive if the player suffers game over.There is a system time in the game, making the player hurry to cross the obstacles, but each new level, the clock is reset, causing it to completely lose its meaning, since it is easier the player loses his 5 lives before time runs out&lt;/story&gt; &lt;/game&gt;</text:p>
          </table:table-cell>
        </table:table-row>
        <table:table-row table:style-name="ro1">
          <table:table-cell office:value-type="string">
            <text:p>Lochjaw (USA)</text:p>
          </table:table-cell>
          <table:table-cell office:value-type="string">
            <text:p>1981</text:p>
          </table:table-cell>
          <table:table-cell office:value-type="string">
            <text:p>ESRB - E (Everyone)</text:p>
          </table:table-cell>
          <table:table-cell office:value-type="string">
            <text:p>Lochjaw </text:p>
          </table:table-cell>
          <table:table-cell table:number-columns-repeated="2" office:value-type="string">
            <text:p>Apollo, Inc.</text:p>
          </table:table-cell>
          <table:table-cell office:value-type="string">
            <text:p>Maze</text:p>
          </table:table-cell>
          <table:table-cell office:value-type="string">
            <text:p>0.8</text:p>
          </table:table-cell>
          <table:table-cell table:style-name="Default" office:value-type="string">
            <text:p>1-2 Players</text:p>
          </table:table-cell>
          <table:table-cell office:value-type="string">
            <text:p>You are a diver in an underwater maze. Throughout the maze are valuable diamonds, and your goal is to retrieve as many as you can. In the middle of the screen is a shark cage where you begin. As you collect diamonds you need to bring them back to the shark cage in order to earn points. Swimming back and forth constantly is a deadly shark. If the shark encounters any of the diamonds, it will eat them; likewise you can also be eaten by the shark, causing you to lose a life. You have no defense against the shark, however you are immune if you are in the shark cage and the doors are closed. Somewhere in the maze the Loch Ness monster remains hidden. If you disturb the monster, it will continuously chase you unless you can lead it back into one of the caves located in the corners of the screen.</text:p>
          </table:table-cell>
          <table:table-cell table:formula="of:=CONCATENATE(&quot;&lt;game name=&quot;;CHAR(34);[.A209];CHAR(34);&quot;&gt; &lt;year&gt;&quot;;[.B209];&quot;&lt;/year&gt; &lt;rating&gt;&quot;;[.C209];&quot;&lt;/rating&gt; &lt;title&gt;&quot;;[.D209];&quot;&lt;/title&gt; &lt;pub&gt;&quot;;[.E209];&quot;&lt;/pub&gt; &lt;dev&gt;&quot;;[.F209];&quot;&lt;/dev&gt; &lt;genre&gt;&quot;;[.G209];&quot;&lt;/genre&gt; &lt;score&gt;&quot;;[.H209];&quot;&lt;/score&gt; &lt;player&gt;&quot;;[.I209];&quot;&lt;/player&gt; &lt;story&gt;&quot;;[.J209];&quot;&lt;/story&gt; &lt;/game&gt;&quot;)" office:value-type="string" office:string-value="&lt;game name=&quot;Lochjaw (USA)&quot;&gt; &lt;year&gt;1981&lt;/year&gt; &lt;rating&gt;ESRB - E (Everyone)&lt;/rating&gt; &lt;title&gt;Lochjaw &lt;/title&gt; &lt;pub&gt;Apollo, Inc.&lt;/pub&gt; &lt;dev&gt;Apollo, Inc.&lt;/dev&gt; &lt;genre&gt;Maze&lt;/genre&gt; &lt;score&gt;0.8&lt;/score&gt; &lt;player&gt;1-2 Players&lt;/player&gt; &lt;story&gt;You are a diver in an underwater maze. Throughout the maze are valuable diamonds, and your goal is to retrieve as many as you can. In the middle of the screen is a shark cage where you begin. As you collect diamonds you need to bring them back to the shark cage in order to earn points. Swimming back and forth constantly is a deadly shark. If the shark encounters any of the diamonds, it will eat them; likewise you can also be eaten by the shark, causing you to lose a life. You have no defense against the shark, however you are immune if you are in the shark cage and the doors are closed. Somewhere in the maze the Loch Ness monster remains hidden. If you disturb the monster, it will continuously chase you unless you can lead it back into one of the caves located in the corners of the screen.&lt;/story&gt; &lt;/game&gt;">
            <text:p>&lt;game name="Lochjaw (USA)"&gt; &lt;year&gt;1981&lt;/year&gt; &lt;rating&gt;ESRB - E (Everyone)&lt;/rating&gt; &lt;title&gt;Lochjaw &lt;/title&gt; &lt;pub&gt;Apollo, Inc.&lt;/pub&gt; &lt;dev&gt;Apollo, Inc.&lt;/dev&gt; &lt;genre&gt;Maze&lt;/genre&gt; &lt;score&gt;0.8&lt;/score&gt; &lt;player&gt;1-2 Players&lt;/player&gt; &lt;story&gt;You are a diver in an underwater maze. Throughout the maze are valuable diamonds, and your goal is to retrieve as many as you can. In the middle of the screen is a shark cage where you begin. As you collect diamonds you need to bring them back to the shark cage in order to earn points. Swimming back and forth constantly is a deadly shark. If the shark encounters any of the diamonds, it will eat them; likewise you can also be eaten by the shark, causing you to lose a life. You have no defense against the shark, however you are immune if you are in the shark cage and the doors are closed. Somewhere in the maze the Loch Ness monster remains hidden. If you disturb the monster, it will continuously chase you unless you can lead it back into one of the caves located in the corners of the screen.&lt;/story&gt; &lt;/game&gt;</text:p>
          </table:table-cell>
        </table:table-row>
        <table:table-row table:style-name="ro1">
          <table:table-cell office:value-type="string">
            <text:p>Lock 'n' Chase (USA)</text:p>
          </table:table-cell>
          <table:table-cell office:value-type="string">
            <text:p>1982</text:p>
          </table:table-cell>
          <table:table-cell office:value-type="string">
            <text:p>ESRB - E (Everyone)</text:p>
          </table:table-cell>
          <table:table-cell office:value-type="string">
            <text:p>Lock 'n' Chase </text:p>
          </table:table-cell>
          <table:table-cell office:value-type="string">
            <text:p>Mattel Electronics</text:p>
          </table:table-cell>
          <table:table-cell office:value-type="string">
            <text:p>Data East Corporation</text:p>
          </table:table-cell>
          <table:table-cell office:value-type="string">
            <text:p>Maze</text:p>
          </table:table-cell>
          <table:table-cell office:value-type="string">
            <text:p>3.1</text:p>
          </table:table-cell>
          <table:table-cell table:style-name="Default" office:value-type="string">
            <text:p>1-2 Players</text:p>
          </table:table-cell>
          <table:table-cell office:value-type="string">
            <text:p>Lock 'n' Chase is an arcade action game similar to Pac-Man. You play a thief who is trapped in a maze like vault. To get out, you need to collect all of the gold dots located in the maze. Your task won't be easy, since there are four police officers in the vault who are constantly trying to catch you! Located throughout the maze are numerous doors. As you run through the maze, you have the ability to temporarily close a door in an attempt to block the police. You can only close two doors at a time, and any closed doors automatically open again after a short amount of time. When all of the gold in the maze has been collected, the exit to the vault will open and you can escape and move on to the next, more difficult vault. Occasionally a bonus item will appear in the maze, such as a cash bag, crown, or briefcase, which can be collected to earn even more points.</text:p>
          </table:table-cell>
          <table:table-cell table:formula="of:=CONCATENATE(&quot;&lt;game name=&quot;;CHAR(34);[.A210];CHAR(34);&quot;&gt; &lt;year&gt;&quot;;[.B210];&quot;&lt;/year&gt; &lt;rating&gt;&quot;;[.C210];&quot;&lt;/rating&gt; &lt;title&gt;&quot;;[.D210];&quot;&lt;/title&gt; &lt;pub&gt;&quot;;[.E210];&quot;&lt;/pub&gt; &lt;dev&gt;&quot;;[.F210];&quot;&lt;/dev&gt; &lt;genre&gt;&quot;;[.G210];&quot;&lt;/genre&gt; &lt;score&gt;&quot;;[.H210];&quot;&lt;/score&gt; &lt;player&gt;&quot;;[.I210];&quot;&lt;/player&gt; &lt;story&gt;&quot;;[.J210];&quot;&lt;/story&gt; &lt;/game&gt;&quot;)" office:value-type="string" office:string-value="&lt;game name=&quot;Lock 'n' Chase (USA)&quot;&gt; &lt;year&gt;1982&lt;/year&gt; &lt;rating&gt;ESRB - E (Everyone)&lt;/rating&gt; &lt;title&gt;Lock 'n' Chase &lt;/title&gt; &lt;pub&gt;Mattel Electronics&lt;/pub&gt; &lt;dev&gt;Data East Corporation&lt;/dev&gt; &lt;genre&gt;Maze&lt;/genre&gt; &lt;score&gt;3.1&lt;/score&gt; &lt;player&gt;1-2 Players&lt;/player&gt; &lt;story&gt;Lock 'n' Chase is an arcade action game similar to Pac-Man. You play a thief who is trapped in a maze like vault. To get out, you need to collect all of the gold dots located in the maze. Your task won't be easy, since there are four police officers in the vault who are constantly trying to catch you! Located throughout the maze are numerous doors. As you run through the maze, you have the ability to temporarily close a door in an attempt to block the police. You can only close two doors at a time, and any closed doors automatically open again after a short amount of time. When all of the gold in the maze has been collected, the exit to the vault will open and you can escape and move on to the next, more difficult vault. Occasionally a bonus item will appear in the maze, such as a cash bag, crown, or briefcase, which can be collected to earn even more points.&lt;/story&gt; &lt;/game&gt;">
            <text:p>&lt;game name="Lock 'n' Chase (USA)"&gt; &lt;year&gt;1982&lt;/year&gt; &lt;rating&gt;ESRB - E (Everyone)&lt;/rating&gt; &lt;title&gt;Lock 'n' Chase &lt;/title&gt; &lt;pub&gt;Mattel Electronics&lt;/pub&gt; &lt;dev&gt;Data East Corporation&lt;/dev&gt; &lt;genre&gt;Maze&lt;/genre&gt; &lt;score&gt;3.1&lt;/score&gt; &lt;player&gt;1-2 Players&lt;/player&gt; &lt;story&gt;Lock 'n' Chase is an arcade action game similar to Pac-Man. You play a thief who is trapped in a maze like vault. To get out, you need to collect all of the gold dots located in the maze. Your task won't be easy, since there are four police officers in the vault who are constantly trying to catch you! Located throughout the maze are numerous doors. As you run through the maze, you have the ability to temporarily close a door in an attempt to block the police. You can only close two doors at a time, and any closed doors automatically open again after a short amount of time. When all of the gold in the maze has been collected, the exit to the vault will open and you can escape and move on to the next, more difficult vault. Occasionally a bonus item will appear in the maze, such as a cash bag, crown, or briefcase, which can be collected to earn even more points.&lt;/story&gt; &lt;/game&gt;</text:p>
          </table:table-cell>
        </table:table-row>
        <table:table-row table:style-name="ro1">
          <table:table-cell office:value-type="string">
            <text:p>London Blitz (USA)</text:p>
          </table:table-cell>
          <table:table-cell office:value-type="string">
            <text:p>1983</text:p>
          </table:table-cell>
          <table:table-cell office:value-type="string">
            <text:p>ESRB - E (Everyone)</text:p>
          </table:table-cell>
          <table:table-cell office:value-type="string">
            <text:p>London Blitz </text:p>
          </table:table-cell>
          <table:table-cell table:number-columns-repeated="2" office:value-type="string">
            <text:p>Avalon Hill</text:p>
          </table:table-cell>
          <table:table-cell office:value-type="string">
            <text:p>Maze</text:p>
          </table:table-cell>
          <table:table-cell office:value-type="string">
            <text:p>3.1</text:p>
          </table:table-cell>
          <table:table-cell table:style-name="Default" office:value-type="string">
            <text:p>1 Player</text:p>
          </table:table-cell>
          <table:table-cell office:value-type="string">
            <text:p>During WWII German bombers turned daily existence in London into a nightmare. Most bombs exploded on impact but some would sit for hours, days or weeks before detonating. It was up to the Royal Engineers to find and defuse these unexploded bombs (UXB's) before they exploded. As a Lance Corporal in the Royal Engineers, it is your job to defuse these bombs.First, you will check your London map to see where the bombs are. Then it is defusing time. On the C64, you must use the joystick to cause the dial to rotate, changing the numbers next to a switch then clicking on the disarm switch at the bottom. If the number is wrong, you must change it again and keep trying. On the Atari 2600, you slide a sliding bar. On green bombs, the top bar controls the left switch, the middle the middle and the bottom the right.You set the slide to a spot the move to the switches and push right. On orange bombs, what slide bar controls what switch varies from bomb to bomb and on blue bombs, you can't control the switches. They just randomly change and you push right and hope you disarm in time.The possible ranks are:Lance CorporalCorporalSargentStaff SargentWarrant OfficerSecond LieutenantFirst LieutenantCaptainAt the start of the game, you can select which rank to start at, from Lance Corporal to Second Lieutenant on the C64 or from Lance Corporal to First Lieutenant on the Atari 2600. Every time you disarm a bomb, you move up levels within your rank. Move up eight levels and you are promoted. If a bomb explodes in the city and causes damage, you are demoted a level in rank.You lose the game is you are demoted below Lance Corporal or a bomb explodes while you are near it, a not-very-healthy thing to happen.You win if you get promoted to Captain, whereupon you will be given a desk job.</text:p>
          </table:table-cell>
          <table:table-cell table:formula="of:=CONCATENATE(&quot;&lt;game name=&quot;;CHAR(34);[.A211];CHAR(34);&quot;&gt; &lt;year&gt;&quot;;[.B211];&quot;&lt;/year&gt; &lt;rating&gt;&quot;;[.C211];&quot;&lt;/rating&gt; &lt;title&gt;&quot;;[.D211];&quot;&lt;/title&gt; &lt;pub&gt;&quot;;[.E211];&quot;&lt;/pub&gt; &lt;dev&gt;&quot;;[.F211];&quot;&lt;/dev&gt; &lt;genre&gt;&quot;;[.G211];&quot;&lt;/genre&gt; &lt;score&gt;&quot;;[.H211];&quot;&lt;/score&gt; &lt;player&gt;&quot;;[.I211];&quot;&lt;/player&gt; &lt;story&gt;&quot;;[.J211];&quot;&lt;/story&gt; &lt;/game&gt;&quot;)" office:value-type="string" office:string-value="&lt;game name=&quot;London Blitz (USA)&quot;&gt; &lt;year&gt;1983&lt;/year&gt; &lt;rating&gt;ESRB - E (Everyone)&lt;/rating&gt; &lt;title&gt;London Blitz &lt;/title&gt; &lt;pub&gt;Avalon Hill&lt;/pub&gt; &lt;dev&gt;Avalon Hill&lt;/dev&gt; &lt;genre&gt;Maze&lt;/genre&gt; &lt;score&gt;3.1&lt;/score&gt; &lt;player&gt;1 Player&lt;/player&gt; &lt;story&gt;During WWII German bombers turned daily existence in London into a nightmare. Most bombs exploded on impact but some would sit for hours, days or weeks before detonating. It was up to the Royal Engineers to find and defuse these unexploded bombs (UXB's) before they exploded. As a Lance Corporal in the Royal Engineers, it is your job to defuse these bombs.First, you will check your London map to see where the bombs are. Then it is defusing time. On the C64, you must use the joystick to cause the dial to rotate, changing the numbers next to a switch then clicking on the disarm switch at the bottom. If the number is wrong, you must change it again and keep trying. On the Atari 2600, you slide a sliding bar. On green bombs, the top bar controls the left switch, the middle the middle and the bottom the right.You set the slide to a spot the move to the switches and push right. On orange bombs, what slide bar controls what switch varies from bomb to bomb and on blue bombs, you can't control the switches. They just randomly change and you push right and hope you disarm in time.The possible ranks are:Lance CorporalCorporalSargentStaff SargentWarrant OfficerSecond LieutenantFirst LieutenantCaptainAt the start of the game, you can select which rank to start at, from Lance Corporal to Second Lieutenant on the C64 or from Lance Corporal to First Lieutenant on the Atari 2600. Every time you disarm a bomb, you move up levels within your rank. Move up eight levels and you are promoted. If a bomb explodes in the city and causes damage, you are demoted a level in rank.You lose the game is you are demoted below Lance Corporal or a bomb explodes while you are near it, a not-very-healthy thing to happen.You win if you get promoted to Captain, whereupon you will be given a desk job.&lt;/story&gt; &lt;/game&gt;">
            <text:p>&lt;game name="London Blitz (USA)"&gt; &lt;year&gt;1983&lt;/year&gt; &lt;rating&gt;ESRB - E (Everyone)&lt;/rating&gt; &lt;title&gt;London Blitz &lt;/title&gt; &lt;pub&gt;Avalon Hill&lt;/pub&gt; &lt;dev&gt;Avalon Hill&lt;/dev&gt; &lt;genre&gt;Maze&lt;/genre&gt; &lt;score&gt;3.1&lt;/score&gt; &lt;player&gt;1 Player&lt;/player&gt; &lt;story&gt;During WWII German bombers turned daily existence in London into a nightmare. Most bombs exploded on impact but some would sit for hours, days or weeks before detonating. It was up to the Royal Engineers to find and defuse these unexploded bombs (UXB's) before they exploded. As a Lance Corporal in the Royal Engineers, it is your job to defuse these bombs.First, you will check your London map to see where the bombs are. Then it is defusing time. On the C64, you must use the joystick to cause the dial to rotate, changing the numbers next to a switch then clicking on the disarm switch at the bottom. If the number is wrong, you must change it again and keep trying. On the Atari 2600, you slide a sliding bar. On green bombs, the top bar controls the left switch, the middle the middle and the bottom the right.You set the slide to a spot the move to the switches and push right. On orange bombs, what slide bar controls what switch varies from bomb to bomb and on blue bombs, you can't control the switches. They just randomly change and you push right and hope you disarm in time.The possible ranks are:Lance CorporalCorporalSargentStaff SargentWarrant OfficerSecond LieutenantFirst LieutenantCaptainAt the start of the game, you can select which rank to start at, from Lance Corporal to Second Lieutenant on the C64 or from Lance Corporal to First Lieutenant on the Atari 2600. Every time you disarm a bomb, you move up levels within your rank. Move up eight levels and you are promoted. If a bomb explodes in the city and causes damage, you are demoted a level in rank.You lose the game is you are demoted below Lance Corporal or a bomb explodes while you are near it, a not-very-healthy thing to happen.You win if you get promoted to Captain, whereupon you will be given a desk job.&lt;/story&gt; &lt;/game&gt;</text:p>
          </table:table-cell>
        </table:table-row>
        <table:table-row table:style-name="ro1">
          <table:table-cell office:value-type="string">
            <text:p>Lost Luggage (USA)</text:p>
          </table:table-cell>
          <table:table-cell office:value-type="string">
            <text:p>1981</text:p>
          </table:table-cell>
          <table:table-cell office:value-type="string">
            <text:p>ESRB - E (Everyone)</text:p>
          </table:table-cell>
          <table:table-cell office:value-type="string">
            <text:p>Lost Luggage </text:p>
          </table:table-cell>
          <table:table-cell table:number-columns-repeated="2" office:value-type="string">
            <text:p>Apollo, Inc.</text:p>
          </table:table-cell>
          <table:table-cell office:value-type="string">
            <text:p>Action</text:p>
          </table:table-cell>
          <table:table-cell office:value-type="string">
            <text:p>2.5</text:p>
          </table:table-cell>
          <table:table-cell table:style-name="Default" office:value-type="string">
            <text:p>1-2 Players</text:p>
          </table:table-cell>
          <table:table-cell office:value-type="string">
            <text:p>You are at the airport attempting to collect your luggage from the carousel. However, the carousel has gone out of control and is tossing luggage everywhere! You need to catch all of the luggage that is tossed out, or all of your clothes will be scattered around the airport. As the levels progress, more and more luggage will need to be caught, and the games speed increases. There are two difficulty levels available; the easier mode gives you two men to catch luggage with, and the harder mode gives you only one man. Several other game variations are also available: if the terrorist suitcase option is enabled, explosive suitcases will occasionally appear. If you don't catch these, the game immediately ends regardless of how many lives you have left. If the suitcase control option is enabled during a two player game, you are able to control the direction your opponents suitcases travel.</text:p>
          </table:table-cell>
          <table:table-cell table:formula="of:=CONCATENATE(&quot;&lt;game name=&quot;;CHAR(34);[.A212];CHAR(34);&quot;&gt; &lt;year&gt;&quot;;[.B212];&quot;&lt;/year&gt; &lt;rating&gt;&quot;;[.C212];&quot;&lt;/rating&gt; &lt;title&gt;&quot;;[.D212];&quot;&lt;/title&gt; &lt;pub&gt;&quot;;[.E212];&quot;&lt;/pub&gt; &lt;dev&gt;&quot;;[.F212];&quot;&lt;/dev&gt; &lt;genre&gt;&quot;;[.G212];&quot;&lt;/genre&gt; &lt;score&gt;&quot;;[.H212];&quot;&lt;/score&gt; &lt;player&gt;&quot;;[.I212];&quot;&lt;/player&gt; &lt;story&gt;&quot;;[.J212];&quot;&lt;/story&gt; &lt;/game&gt;&quot;)" office:value-type="string" office:string-value="&lt;game name=&quot;Lost Luggage (USA)&quot;&gt; &lt;year&gt;1981&lt;/year&gt; &lt;rating&gt;ESRB - E (Everyone)&lt;/rating&gt; &lt;title&gt;Lost Luggage &lt;/title&gt; &lt;pub&gt;Apollo, Inc.&lt;/pub&gt; &lt;dev&gt;Apollo, Inc.&lt;/dev&gt; &lt;genre&gt;Action&lt;/genre&gt; &lt;score&gt;2.5&lt;/score&gt; &lt;player&gt;1-2 Players&lt;/player&gt; &lt;story&gt;You are at the airport attempting to collect your luggage from the carousel. However, the carousel has gone out of control and is tossing luggage everywhere! You need to catch all of the luggage that is tossed out, or all of your clothes will be scattered around the airport. As the levels progress, more and more luggage will need to be caught, and the games speed increases. There are two difficulty levels available; the easier mode gives you two men to catch luggage with, and the harder mode gives you only one man. Several other game variations are also available: if the terrorist suitcase option is enabled, explosive suitcases will occasionally appear. If you don't catch these, the game immediately ends regardless of how many lives you have left. If the suitcase control option is enabled during a two player game, you are able to control the direction your opponents suitcases travel.&lt;/story&gt; &lt;/game&gt;">
            <text:p>&lt;game name="Lost Luggage (USA)"&gt; &lt;year&gt;1981&lt;/year&gt; &lt;rating&gt;ESRB - E (Everyone)&lt;/rating&gt; &lt;title&gt;Lost Luggage &lt;/title&gt; &lt;pub&gt;Apollo, Inc.&lt;/pub&gt; &lt;dev&gt;Apollo, Inc.&lt;/dev&gt; &lt;genre&gt;Action&lt;/genre&gt; &lt;score&gt;2.5&lt;/score&gt; &lt;player&gt;1-2 Players&lt;/player&gt; &lt;story&gt;You are at the airport attempting to collect your luggage from the carousel. However, the carousel has gone out of control and is tossing luggage everywhere! You need to catch all of the luggage that is tossed out, or all of your clothes will be scattered around the airport. As the levels progress, more and more luggage will need to be caught, and the games speed increases. There are two difficulty levels available; the easier mode gives you two men to catch luggage with, and the harder mode gives you only one man. Several other game variations are also available: if the terrorist suitcase option is enabled, explosive suitcases will occasionally appear. If you don't catch these, the game immediately ends regardless of how many lives you have left. If the suitcase control option is enabled during a two player game, you are able to control the direction your opponents suitcases travel.&lt;/story&gt; &lt;/game&gt;</text:p>
          </table:table-cell>
        </table:table-row>
        <table:table-row table:style-name="ro1">
          <table:table-cell office:value-type="string">
            <text:p>M.A.D. (USA)</text:p>
          </table:table-cell>
          <table:table-cell office:value-type="string">
            <text:p>1982</text:p>
          </table:table-cell>
          <table:table-cell office:value-type="string">
            <text:p>ESRB - E (Everyone)</text:p>
          </table:table-cell>
          <table:table-cell office:value-type="string">
            <text:p>M.A.D. </text:p>
          </table:table-cell>
          <table:table-cell office:value-type="string">
            <text:p>U.S. Games Corporation</text:p>
          </table:table-cell>
          <table:table-cell office:value-type="string">
            <text:p>Western Technologies Inc.</text:p>
          </table:table-cell>
          <table:table-cell office:value-type="string">
            <text:p>Shoot-'Em-Up</text:p>
          </table:table-cell>
          <table:table-cell office:value-type="string">
            <text:p>1.8</text:p>
          </table:table-cell>
          <table:table-cell table:style-name="Default" office:value-type="string">
            <text:p>1-2 Players</text:p>
          </table:table-cell>
          <table:table-cell office:value-type="string">
            <text:p>M.A.D. (which stands for Missile Attack and Defense) is an arcade action game somewhat similar to Missile Command. You control a photon cannon at the bottom of the screen, and your goal is to protect six energy stations located to your left and right. Waves of rockets and other ships will fly by on the screen, and occasionally one will drop in an attempt to destroy one of the stations (as a warning on most levels, the enemy will turn white just before it drops). You need to make sure you shoot it before your energy station is destroyed! When all six energy stations are gone, the game is over. A two player variation is also included; one player will control the photon cannon, and the second player controls a cursor and can select when and where an enemy will drop. The players alternate between offense and defense in this version.</text:p>
          </table:table-cell>
          <table:table-cell table:formula="of:=CONCATENATE(&quot;&lt;game name=&quot;;CHAR(34);[.A213];CHAR(34);&quot;&gt; &lt;year&gt;&quot;;[.B213];&quot;&lt;/year&gt; &lt;rating&gt;&quot;;[.C213];&quot;&lt;/rating&gt; &lt;title&gt;&quot;;[.D213];&quot;&lt;/title&gt; &lt;pub&gt;&quot;;[.E213];&quot;&lt;/pub&gt; &lt;dev&gt;&quot;;[.F213];&quot;&lt;/dev&gt; &lt;genre&gt;&quot;;[.G213];&quot;&lt;/genre&gt; &lt;score&gt;&quot;;[.H213];&quot;&lt;/score&gt; &lt;player&gt;&quot;;[.I213];&quot;&lt;/player&gt; &lt;story&gt;&quot;;[.J213];&quot;&lt;/story&gt; &lt;/game&gt;&quot;)" office:value-type="string" office:string-value="&lt;game name=&quot;M.A.D. (USA)&quot;&gt; &lt;year&gt;1982&lt;/year&gt; &lt;rating&gt;ESRB - E (Everyone)&lt;/rating&gt; &lt;title&gt;M.A.D. &lt;/title&gt; &lt;pub&gt;U.S. Games Corporation&lt;/pub&gt; &lt;dev&gt;Western Technologies Inc.&lt;/dev&gt; &lt;genre&gt;Shoot-'Em-Up&lt;/genre&gt; &lt;score&gt;1.8&lt;/score&gt; &lt;player&gt;1-2 Players&lt;/player&gt; &lt;story&gt;M.A.D. (which stands for Missile Attack and Defense) is an arcade action game somewhat similar to Missile Command. You control a photon cannon at the bottom of the screen, and your goal is to protect six energy stations located to your left and right. Waves of rockets and other ships will fly by on the screen, and occasionally one will drop in an attempt to destroy one of the stations (as a warning on most levels, the enemy will turn white just before it drops). You need to make sure you shoot it before your energy station is destroyed! When all six energy stations are gone, the game is over. A two player variation is also included; one player will control the photon cannon, and the second player controls a cursor and can select when and where an enemy will drop. The players alternate between offense and defense in this version.&lt;/story&gt; &lt;/game&gt;">
            <text:p>&lt;game name="M.A.D. (USA)"&gt; &lt;year&gt;1982&lt;/year&gt; &lt;rating&gt;ESRB - E (Everyone)&lt;/rating&gt; &lt;title&gt;M.A.D. &lt;/title&gt; &lt;pub&gt;U.S. Games Corporation&lt;/pub&gt; &lt;dev&gt;Western Technologies Inc.&lt;/dev&gt; &lt;genre&gt;Shoot-'Em-Up&lt;/genre&gt; &lt;score&gt;1.8&lt;/score&gt; &lt;player&gt;1-2 Players&lt;/player&gt; &lt;story&gt;M.A.D. (which stands for Missile Attack and Defense) is an arcade action game somewhat similar to Missile Command. You control a photon cannon at the bottom of the screen, and your goal is to protect six energy stations located to your left and right. Waves of rockets and other ships will fly by on the screen, and occasionally one will drop in an attempt to destroy one of the stations (as a warning on most levels, the enemy will turn white just before it drops). You need to make sure you shoot it before your energy station is destroyed! When all six energy stations are gone, the game is over. A two player variation is also included; one player will control the photon cannon, and the second player controls a cursor and can select when and where an enemy will drop. The players alternate between offense and defense in this version.&lt;/story&gt; &lt;/game&gt;</text:p>
          </table:table-cell>
        </table:table-row>
        <table:table-row table:style-name="ro1">
          <table:table-cell office:value-type="string">
            <text:p>M.A.S.H (USA)</text:p>
          </table:table-cell>
          <table:table-cell office:value-type="string">
            <text:p>1983</text:p>
          </table:table-cell>
          <table:table-cell office:value-type="string">
            <text:p>ESRB - E (Everyone)</text:p>
          </table:table-cell>
          <table:table-cell office:value-type="string">
            <text:p>M.A.S.H </text:p>
          </table:table-cell>
          <table:table-cell table:number-columns-repeated="2" office:value-type="string">
            <text:p>Fox Video Games, Inc.</text:p>
          </table:table-cell>
          <table:table-cell office:value-type="string">
            <text:p>Shooter</text:p>
          </table:table-cell>
          <table:table-cell office:value-type="string">
            <text:p>3.2</text:p>
          </table:table-cell>
          <table:table-cell table:style-name="Default" office:value-type="string">
            <text:p>1-2 Players</text:p>
          </table:table-cell>
          <table:table-cell office:value-type="string">
            <text:p>M*A*S*H was one of the many attempts by various software companies to take a successful movie or television show and convert it into a playable game.In this game, you play the role of "Hawkeye Pierce," a surgeon stationed at the Mobile Army Surgical Hospital #4077 during the Korean War (1950-1953). There are two main stages in the game, each of which you must pass to move to the next round. <text:s/>The first mission involves rescuing injured soldiers from the battlefield with your helicopter and returning them to home base without being shot down by enemy tanks. <text:s/>The second mission takes place in the operating room while you are required to carefully remove bullets and shrapnel from wounded soldiers... it is very similar to the classic "OPERATION" tweezers game by Milton Bradley.Each set of missions are repeated four times. <text:s/>The first player to reach 999 points wins the game. There are four different variations of games, each selectable as either one player (against the computer) or two-player mode.</text:p>
          </table:table-cell>
          <table:table-cell table:formula="of:=CONCATENATE(&quot;&lt;game name=&quot;;CHAR(34);[.A214];CHAR(34);&quot;&gt; &lt;year&gt;&quot;;[.B214];&quot;&lt;/year&gt; &lt;rating&gt;&quot;;[.C214];&quot;&lt;/rating&gt; &lt;title&gt;&quot;;[.D214];&quot;&lt;/title&gt; &lt;pub&gt;&quot;;[.E214];&quot;&lt;/pub&gt; &lt;dev&gt;&quot;;[.F214];&quot;&lt;/dev&gt; &lt;genre&gt;&quot;;[.G214];&quot;&lt;/genre&gt; &lt;score&gt;&quot;;[.H214];&quot;&lt;/score&gt; &lt;player&gt;&quot;;[.I214];&quot;&lt;/player&gt; &lt;story&gt;&quot;;[.J214];&quot;&lt;/story&gt; &lt;/game&gt;&quot;)" office:value-type="string" office:string-value="&lt;game name=&quot;M.A.S.H (USA)&quot;&gt; &lt;year&gt;1983&lt;/year&gt; &lt;rating&gt;ESRB - E (Everyone)&lt;/rating&gt; &lt;title&gt;M.A.S.H &lt;/title&gt; &lt;pub&gt;Fox Video Games, Inc.&lt;/pub&gt; &lt;dev&gt;Fox Video Games, Inc.&lt;/dev&gt; &lt;genre&gt;Shooter&lt;/genre&gt; &lt;score&gt;3.2&lt;/score&gt; &lt;player&gt;1-2 Players&lt;/player&gt; &lt;story&gt;M*A*S*H was one of the many attempts by various software companies to take a successful movie or television show and convert it into a playable game.In this game, you play the role of &quot;Hawkeye Pierce,&quot; a surgeon stationed at the Mobile Army Surgical Hospital #4077 during the Korean War (1950-1953). There are two main stages in the game, each of which you must pass to move to the next round.  The first mission involves rescuing injured soldiers from the battlefield with your helicopter and returning them to home base without being shot down by enemy tanks.  The second mission takes place in the operating room while you are required to carefully remove bullets and shrapnel from wounded soldiers... it is very similar to the classic &quot;OPERATION&quot; tweezers game by Milton Bradley.Each set of missions are repeated four times.  The first player to reach 999 points wins the game. There are four different variations of games, each selectable as either one player (against the computer) or two-player mode.&lt;/story&gt; &lt;/game&gt;">
            <text:p>&lt;game name="M.A.S.H (USA)"&gt; &lt;year&gt;1983&lt;/year&gt; &lt;rating&gt;ESRB - E (Everyone)&lt;/rating&gt; &lt;title&gt;M.A.S.H &lt;/title&gt; &lt;pub&gt;Fox Video Games, Inc.&lt;/pub&gt; &lt;dev&gt;Fox Video Games, Inc.&lt;/dev&gt; &lt;genre&gt;Shooter&lt;/genre&gt; &lt;score&gt;3.2&lt;/score&gt; &lt;player&gt;1-2 Players&lt;/player&gt; &lt;story&gt;M*A*S*H was one of the many attempts by various software companies to take a successful movie or television show and convert it into a playable game.In this game, you play the role of "Hawkeye Pierce," a surgeon stationed at the Mobile Army Surgical Hospital #4077 during the Korean War (1950-1953). There are two main stages in the game, each of which you must pass to move to the next round. <text:s/>The first mission involves rescuing injured soldiers from the battlefield with your helicopter and returning them to home base without being shot down by enemy tanks. <text:s/>The second mission takes place in the operating room while you are required to carefully remove bullets and shrapnel from wounded soldiers... it is very similar to the classic "OPERATION" tweezers game by Milton Bradley.Each set of missions are repeated four times. <text:s/>The first player to reach 999 points wins the game. There are four different variations of games, each selectable as either one player (against the computer) or two-player mode.&lt;/story&gt; &lt;/game&gt;</text:p>
          </table:table-cell>
        </table:table-row>
        <table:table-row table:style-name="ro1">
          <table:table-cell office:value-type="string">
            <text:p>MagiCard (USA)</text:p>
          </table:table-cell>
          <table:table-cell office:value-type="string">
            <text:p>1981</text:p>
          </table:table-cell>
          <table:table-cell office:value-type="string">
            <text:p>ESRB - E (Everyone)</text:p>
          </table:table-cell>
          <table:table-cell office:value-type="string">
            <text:p>MagiCard </text:p>
          </table:table-cell>
          <table:table-cell office:value-type="string">
            <text:p>CommaVid</text:p>
          </table:table-cell>
          <table:table-cell office:value-type="string">
            <text:p>Computer Magic</text:p>
          </table:table-cell>
          <table:table-cell office:value-type="string">
            <text:p>Utility</text:p>
          </table:table-cell>
          <table:table-cell office:value-type="string">
            <text:p>3.7</text:p>
          </table:table-cell>
          <table:table-cell table:style-name="Default" office:value-type="string">
            <text:p>1 Player</text:p>
          </table:table-cell>
          <table:table-cell office:value-type="string">
            <text:p>This is not a game, but a programming tool for the Atari 2600</text:p>
          </table:table-cell>
          <table:table-cell table:formula="of:=CONCATENATE(&quot;&lt;game name=&quot;;CHAR(34);[.A215];CHAR(34);&quot;&gt; &lt;year&gt;&quot;;[.B215];&quot;&lt;/year&gt; &lt;rating&gt;&quot;;[.C215];&quot;&lt;/rating&gt; &lt;title&gt;&quot;;[.D215];&quot;&lt;/title&gt; &lt;pub&gt;&quot;;[.E215];&quot;&lt;/pub&gt; &lt;dev&gt;&quot;;[.F215];&quot;&lt;/dev&gt; &lt;genre&gt;&quot;;[.G215];&quot;&lt;/genre&gt; &lt;score&gt;&quot;;[.H215];&quot;&lt;/score&gt; &lt;player&gt;&quot;;[.I215];&quot;&lt;/player&gt; &lt;story&gt;&quot;;[.J215];&quot;&lt;/story&gt; &lt;/game&gt;&quot;)" office:value-type="string" office:string-value="&lt;game name=&quot;MagiCard (USA)&quot;&gt; &lt;year&gt;1981&lt;/year&gt; &lt;rating&gt;ESRB - E (Everyone)&lt;/rating&gt; &lt;title&gt;MagiCard &lt;/title&gt; &lt;pub&gt;CommaVid&lt;/pub&gt; &lt;dev&gt;Computer Magic&lt;/dev&gt; &lt;genre&gt;Utility&lt;/genre&gt; &lt;score&gt;3.7&lt;/score&gt; &lt;player&gt;1 Player&lt;/player&gt; &lt;story&gt;This is not a game, but a programming tool for the Atari 2600&lt;/story&gt; &lt;/game&gt;">
            <text:p>&lt;game name="MagiCard (USA)"&gt; &lt;year&gt;1981&lt;/year&gt; &lt;rating&gt;ESRB - E (Everyone)&lt;/rating&gt; &lt;title&gt;MagiCard &lt;/title&gt; &lt;pub&gt;CommaVid&lt;/pub&gt; &lt;dev&gt;Computer Magic&lt;/dev&gt; &lt;genre&gt;Utility&lt;/genre&gt; &lt;score&gt;3.7&lt;/score&gt; &lt;player&gt;1 Player&lt;/player&gt; &lt;story&gt;This is not a game, but a programming tool for the Atari 2600&lt;/story&gt; &lt;/game&gt;</text:p>
          </table:table-cell>
        </table:table-row>
        <table:table-row table:style-name="ro1">
          <table:table-cell office:value-type="string">
            <text:p>Malagai (USA)</text:p>
          </table:table-cell>
          <table:table-cell office:value-type="string">
            <text:p>1983</text:p>
          </table:table-cell>
          <table:table-cell office:value-type="string">
            <text:p>ESRB - E (Everyone)</text:p>
          </table:table-cell>
          <table:table-cell office:value-type="string">
            <text:p>Malagai </text:p>
          </table:table-cell>
          <table:table-cell table:number-columns-repeated="2" office:value-type="string">
            <text:p>Answer Software</text:p>
          </table:table-cell>
          <table:table-cell office:value-type="string">
            <text:p>Maze</text:p>
          </table:table-cell>
          <table:table-cell office:value-type="string">
            <text:p>1.6</text:p>
          </table:table-cell>
          <table:table-cell table:style-name="Default" office:value-type="string">
            <text:p>1-2 Players</text:p>
          </table:table-cell>
          <table:table-cell office:value-type="string">
            <text:p>You are Commander Harrington "Harry" Crag of the starship "Endless Search". You are put into a Malagai base for repairs but now the Malagai are holding you ransom. They want your advanced technology.There are three airlock doors per starbase. You must get the correct key for each door. Each is held by one of three Malagai. The order of which Malagai is holding which key is shown by the pictures above the starbase.If you are away from your assigned compartment for too long, as indicated by the line at the bottom of the screen, the Malagai will attack and you will need to return to your compartment to make them friendly again. When you touch a Malagai and, if it is the correct one, get the airlock door key, the Malagai will attack and the airlock will flash, on most game variations (see below). You must then make your way to the airlock. One door will disappear and the Malagai will become friendly again. After you open the third door, it is off to the next starbase.After the third (blue) starbase, you get an extra man.Game Variations:Version 1: All the Malagai have different shapes and colorsVersion 2: All the Malagai have the same shape but different colorsVersion 3: All Malagai are the same shape and color and the airlocks do not blink to show you got the right key.Scoring:Touch a Malagai while they're friendly=100 points (50 point bonus if it has the correct key)Open airlocks one or two=100 pointsOpen airlock three to exit starbase orange or teal=150 pointsOpen airlock three to exit blue starbase=250 pointsDifficulty switches set to "B"=10 seconds from compartment before Malagai attackDifficulty switches set to "A"=15 seconds from compartment before Malagai attack</text:p>
          </table:table-cell>
          <table:table-cell table:formula="of:=CONCATENATE(&quot;&lt;game name=&quot;;CHAR(34);[.A216];CHAR(34);&quot;&gt; &lt;year&gt;&quot;;[.B216];&quot;&lt;/year&gt; &lt;rating&gt;&quot;;[.C216];&quot;&lt;/rating&gt; &lt;title&gt;&quot;;[.D216];&quot;&lt;/title&gt; &lt;pub&gt;&quot;;[.E216];&quot;&lt;/pub&gt; &lt;dev&gt;&quot;;[.F216];&quot;&lt;/dev&gt; &lt;genre&gt;&quot;;[.G216];&quot;&lt;/genre&gt; &lt;score&gt;&quot;;[.H216];&quot;&lt;/score&gt; &lt;player&gt;&quot;;[.I216];&quot;&lt;/player&gt; &lt;story&gt;&quot;;[.J216];&quot;&lt;/story&gt; &lt;/game&gt;&quot;)" office:value-type="string" office:string-value="&lt;game name=&quot;Malagai (USA)&quot;&gt; &lt;year&gt;1983&lt;/year&gt; &lt;rating&gt;ESRB - E (Everyone)&lt;/rating&gt; &lt;title&gt;Malagai &lt;/title&gt; &lt;pub&gt;Answer Software&lt;/pub&gt; &lt;dev&gt;Answer Software&lt;/dev&gt; &lt;genre&gt;Maze&lt;/genre&gt; &lt;score&gt;1.6&lt;/score&gt; &lt;player&gt;1-2 Players&lt;/player&gt; &lt;story&gt;You are Commander Harrington &quot;Harry&quot; Crag of the starship &quot;Endless Search&quot;. You are put into a Malagai base for repairs but now the Malagai are holding you ransom. They want your advanced technology.There are three airlock doors per starbase. You must get the correct key for each door. Each is held by one of three Malagai. The order of which Malagai is holding which key is shown by the pictures above the starbase.If you are away from your assigned compartment for too long, as indicated by the line at the bottom of the screen, the Malagai will attack and you will need to return to your compartment to make them friendly again. When you touch a Malagai and, if it is the correct one, get the airlock door key, the Malagai will attack and the airlock will flash, on most game variations (see below). You must then make your way to the airlock. One door will disappear and the Malagai will become friendly again. After you open the third door, it is off to the next starbase.After the third (blue) starbase, you get an extra man.Game Variations:Version 1: All the Malagai have different shapes and colorsVersion 2: All the Malagai have the same shape but different colorsVersion 3: All Malagai are the same shape and color and the airlocks do not blink to show you got the right key.Scoring:Touch a Malagai while they're friendly=100 points (50 point bonus if it has the correct key)Open airlocks one or two=100 pointsOpen airlock three to exit starbase orange or teal=150 pointsOpen airlock three to exit blue starbase=250 pointsDifficulty switches set to &quot;B&quot;=10 seconds from compartment before Malagai attackDifficulty switches set to &quot;A&quot;=15 seconds from compartment before Malagai attack&lt;/story&gt; &lt;/game&gt;">
            <text:p>&lt;game name="Malagai (USA)"&gt; &lt;year&gt;1983&lt;/year&gt; &lt;rating&gt;ESRB - E (Everyone)&lt;/rating&gt; &lt;title&gt;Malagai &lt;/title&gt; &lt;pub&gt;Answer Software&lt;/pub&gt; &lt;dev&gt;Answer Software&lt;/dev&gt; &lt;genre&gt;Maze&lt;/genre&gt; &lt;score&gt;1.6&lt;/score&gt; &lt;player&gt;1-2 Players&lt;/player&gt; &lt;story&gt;You are Commander Harrington "Harry" Crag of the starship "Endless Search". You are put into a Malagai base for repairs but now the Malagai are holding you ransom. They want your advanced technology.There are three airlock doors per starbase. You must get the correct key for each door. Each is held by one of three Malagai. The order of which Malagai is holding which key is shown by the pictures above the starbase.If you are away from your assigned compartment for too long, as indicated by the line at the bottom of the screen, the Malagai will attack and you will need to return to your compartment to make them friendly again. When you touch a Malagai and, if it is the correct one, get the airlock door key, the Malagai will attack and the airlock will flash, on most game variations (see below). You must then make your way to the airlock. One door will disappear and the Malagai will become friendly again. After you open the third door, it is off to the next starbase.After the third (blue) starbase, you get an extra man.Game Variations:Version 1: All the Malagai have different shapes and colorsVersion 2: All the Malagai have the same shape but different colorsVersion 3: All Malagai are the same shape and color and the airlocks do not blink to show you got the right key.Scoring:Touch a Malagai while they're friendly=100 points (50 point bonus if it has the correct key)Open airlocks one or two=100 pointsOpen airlock three to exit starbase orange or teal=150 pointsOpen airlock three to exit blue starbase=250 pointsDifficulty switches set to "B"=10 seconds from compartment before Malagai attackDifficulty switches set to "A"=15 seconds from compartment before Malagai attack&lt;/story&gt; &lt;/game&gt;</text:p>
          </table:table-cell>
        </table:table-row>
        <table:table-row table:style-name="ro1">
          <table:table-cell office:value-type="string">
            <text:p>Mangia' (USA)</text:p>
          </table:table-cell>
          <table:table-cell office:value-type="string">
            <text:p>1983</text:p>
          </table:table-cell>
          <table:table-cell office:value-type="string">
            <text:p>ESRB - E (Everyone)</text:p>
          </table:table-cell>
          <table:table-cell office:value-type="string">
            <text:p>Mangia' </text:p>
          </table:table-cell>
          <table:table-cell table:number-columns-repeated="2" office:value-type="string">
            <text:p>Spectravision</text:p>
          </table:table-cell>
          <table:table-cell office:value-type="string">
            <text:p>Action</text:p>
          </table:table-cell>
          <table:table-cell office:value-type="string">
            <text:p>3.1</text:p>
          </table:table-cell>
          <table:table-cell table:style-name="Default" office:value-type="string">
            <text:p>1-2 Players</text:p>
          </table:table-cell>
          <table:table-cell office:value-type="string">
            <text:p>Mama Mia! That's a <text:s/>lots a pasta!Mama brings pasta to the table. You must either eat the pasta, toss it to Frankie the cat when he is at the window, or toss it to Sergio the dog when he is under the table.You have four lives. If you eat more than 20 plates of pasta, you will burst (literally) and lose 1 life. If more than 9 plates of pasta are placed on the table, it will collapse and you will lose 1 life.To eat pasta, you move the joystick to the right then the left. To toss pasta to a pet, you move the joystick to the right then up or down in one smooth motion. You must throw when Mama's back is turned and the cat is in the window or the dog is in the right spot under the table. If you throw food at the floor or window when the pet is not in position or if Mama sees you throw food to a pet, she will bring 3 plates the next time. Remember, over nine plates on the table and it is arrivederci una vita (goodbye one life).To clear a level, you must eat or toss a certain number of plates of pasta.1=312=323=354=375=406=427=458=479=49The point value of each plate of pasta starts at 5 at level 1 and increases by 1 point per level, to a maximum of 13 at level 9.You get an extra life at every 1,000 points. The highest points you can reach is 9,999.</text:p>
          </table:table-cell>
          <table:table-cell table:formula="of:=CONCATENATE(&quot;&lt;game name=&quot;;CHAR(34);[.A217];CHAR(34);&quot;&gt; &lt;year&gt;&quot;;[.B217];&quot;&lt;/year&gt; &lt;rating&gt;&quot;;[.C217];&quot;&lt;/rating&gt; &lt;title&gt;&quot;;[.D217];&quot;&lt;/title&gt; &lt;pub&gt;&quot;;[.E217];&quot;&lt;/pub&gt; &lt;dev&gt;&quot;;[.F217];&quot;&lt;/dev&gt; &lt;genre&gt;&quot;;[.G217];&quot;&lt;/genre&gt; &lt;score&gt;&quot;;[.H217];&quot;&lt;/score&gt; &lt;player&gt;&quot;;[.I217];&quot;&lt;/player&gt; &lt;story&gt;&quot;;[.J217];&quot;&lt;/story&gt; &lt;/game&gt;&quot;)" office:value-type="string" office:string-value="&lt;game name=&quot;Mangia' (USA)&quot;&gt; &lt;year&gt;1983&lt;/year&gt; &lt;rating&gt;ESRB - E (Everyone)&lt;/rating&gt; &lt;title&gt;Mangia' &lt;/title&gt; &lt;pub&gt;Spectravision&lt;/pub&gt; &lt;dev&gt;Spectravision&lt;/dev&gt; &lt;genre&gt;Action&lt;/genre&gt; &lt;score&gt;3.1&lt;/score&gt; &lt;player&gt;1-2 Players&lt;/player&gt; &lt;story&gt;Mama Mia! That's a  lots a pasta!Mama brings pasta to the table. You must either eat the pasta, toss it to Frankie the cat when he is at the window, or toss it to Sergio the dog when he is under the table.You have four lives. If you eat more than 20 plates of pasta, you will burst (literally) and lose 1 life. If more than 9 plates of pasta are placed on the table, it will collapse and you will lose 1 life.To eat pasta, you move the joystick to the right then the left. To toss pasta to a pet, you move the joystick to the right then up or down in one smooth motion. You must throw when Mama's back is turned and the cat is in the window or the dog is in the right spot under the table. If you throw food at the floor or window when the pet is not in position or if Mama sees you throw food to a pet, she will bring 3 plates the next time. Remember, over nine plates on the table and it is arrivederci una vita (goodbye one life).To clear a level, you must eat or toss a certain number of plates of pasta.1=312=323=354=375=406=427=458=479=49The point value of each plate of pasta starts at 5 at level 1 and increases by 1 point per level, to a maximum of 13 at level 9.You get an extra life at every 1,000 points. The highest points you can reach is 9,999.&lt;/story&gt; &lt;/game&gt;">
            <text:p>&lt;game name="Mangia' (USA)"&gt; &lt;year&gt;1983&lt;/year&gt; &lt;rating&gt;ESRB - E (Everyone)&lt;/rating&gt; &lt;title&gt;Mangia' &lt;/title&gt; &lt;pub&gt;Spectravision&lt;/pub&gt; &lt;dev&gt;Spectravision&lt;/dev&gt; &lt;genre&gt;Action&lt;/genre&gt; &lt;score&gt;3.1&lt;/score&gt; &lt;player&gt;1-2 Players&lt;/player&gt; &lt;story&gt;Mama Mia! That's a <text:s/>lots a pasta!Mama brings pasta to the table. You must either eat the pasta, toss it to Frankie the cat when he is at the window, or toss it to Sergio the dog when he is under the table.You have four lives. If you eat more than 20 plates of pasta, you will burst (literally) and lose 1 life. If more than 9 plates of pasta are placed on the table, it will collapse and you will lose 1 life.To eat pasta, you move the joystick to the right then the left. To toss pasta to a pet, you move the joystick to the right then up or down in one smooth motion. You must throw when Mama's back is turned and the cat is in the window or the dog is in the right spot under the table. If you throw food at the floor or window when the pet is not in position or if Mama sees you throw food to a pet, she will bring 3 plates the next time. Remember, over nine plates on the table and it is arrivederci una vita (goodbye one life).To clear a level, you must eat or toss a certain number of plates of pasta.1=312=323=354=375=406=427=458=479=49The point value of each plate of pasta starts at 5 at level 1 and increases by 1 point per level, to a maximum of 13 at level 9.You get an extra life at every 1,000 points. The highest points you can reach is 9,999.&lt;/story&gt; &lt;/game&gt;</text:p>
          </table:table-cell>
        </table:table-row>
        <table:table-row table:style-name="ro1">
          <table:table-cell office:value-type="string">
            <text:p>Marauder (USA)</text:p>
          </table:table-cell>
          <table:table-cell office:value-type="string">
            <text:p>1982</text:p>
          </table:table-cell>
          <table:table-cell office:value-type="string">
            <text:p>ESRB - E (Everyone)</text:p>
          </table:table-cell>
          <table:table-cell office:value-type="string">
            <text:p>Marauder </text:p>
          </table:table-cell>
          <table:table-cell office:value-type="string">
            <text:p>Tigervision</text:p>
          </table:table-cell>
          <table:table-cell office:value-type="string">
            <text:p>On-Line Systems</text:p>
          </table:table-cell>
          <table:table-cell office:value-type="string">
            <text:p>Shooter</text:p>
          </table:table-cell>
          <table:table-cell office:value-type="string">
            <text:p>2.5</text:p>
          </table:table-cell>
          <table:table-cell table:style-name="Default" office:value-type="string">
            <text:p>1 Player</text:p>
          </table:table-cell>
          <table:table-cell office:value-type="string">
            <text:p>You've landed on an alien planet and penetrated the enemy base defended by armed attack robots. Your mission is to find your way to the heart of the base and to destroy the power center of the enemy's weapon system.You start on the right side of a room, randomly selected. You must make your way though various rooms, killing or avoiding the four robots as you go. You need to find the power center and shoot it to clear that level. You must do this before the timer at the bottom runs out. Once you shoot the power center, you will get the remaining time as bonus. <text:s/>You are then sent to a new room to start again but now there are five robots per room. Get the power center again and there will be six per room. Get the power center again and you return to four robots per room but faster. In some rooms, you will randomly find a magic armor that will make you invulnerable for a short time.</text:p>
          </table:table-cell>
          <table:table-cell table:formula="of:=CONCATENATE(&quot;&lt;game name=&quot;;CHAR(34);[.A218];CHAR(34);&quot;&gt; &lt;year&gt;&quot;;[.B218];&quot;&lt;/year&gt; &lt;rating&gt;&quot;;[.C218];&quot;&lt;/rating&gt; &lt;title&gt;&quot;;[.D218];&quot;&lt;/title&gt; &lt;pub&gt;&quot;;[.E218];&quot;&lt;/pub&gt; &lt;dev&gt;&quot;;[.F218];&quot;&lt;/dev&gt; &lt;genre&gt;&quot;;[.G218];&quot;&lt;/genre&gt; &lt;score&gt;&quot;;[.H218];&quot;&lt;/score&gt; &lt;player&gt;&quot;;[.I218];&quot;&lt;/player&gt; &lt;story&gt;&quot;;[.J218];&quot;&lt;/story&gt; &lt;/game&gt;&quot;)" office:value-type="string" office:string-value="&lt;game name=&quot;Marauder (USA)&quot;&gt; &lt;year&gt;1982&lt;/year&gt; &lt;rating&gt;ESRB - E (Everyone)&lt;/rating&gt; &lt;title&gt;Marauder &lt;/title&gt; &lt;pub&gt;Tigervision&lt;/pub&gt; &lt;dev&gt;On-Line Systems&lt;/dev&gt; &lt;genre&gt;Shooter&lt;/genre&gt; &lt;score&gt;2.5&lt;/score&gt; &lt;player&gt;1 Player&lt;/player&gt; &lt;story&gt;You've landed on an alien planet and penetrated the enemy base defended by armed attack robots. Your mission is to find your way to the heart of the base and to destroy the power center of the enemy's weapon system.You start on the right side of a room, randomly selected. You must make your way though various rooms, killing or avoiding the four robots as you go. You need to find the power center and shoot it to clear that level. You must do this before the timer at the bottom runs out. Once you shoot the power center, you will get the remaining time as bonus.  You are then sent to a new room to start again but now there are five robots per room. Get the power center again and there will be six per room. Get the power center again and you return to four robots per room but faster. In some rooms, you will randomly find a magic armor that will make you invulnerable for a short time.&lt;/story&gt; &lt;/game&gt;">
            <text:p>&lt;game name="Marauder (USA)"&gt; &lt;year&gt;1982&lt;/year&gt; &lt;rating&gt;ESRB - E (Everyone)&lt;/rating&gt; &lt;title&gt;Marauder &lt;/title&gt; &lt;pub&gt;Tigervision&lt;/pub&gt; &lt;dev&gt;On-Line Systems&lt;/dev&gt; &lt;genre&gt;Shooter&lt;/genre&gt; &lt;score&gt;2.5&lt;/score&gt; &lt;player&gt;1 Player&lt;/player&gt; &lt;story&gt;You've landed on an alien planet and penetrated the enemy base defended by armed attack robots. Your mission is to find your way to the heart of the base and to destroy the power center of the enemy's weapon system.You start on the right side of a room, randomly selected. You must make your way though various rooms, killing or avoiding the four robots as you go. You need to find the power center and shoot it to clear that level. You must do this before the timer at the bottom runs out. Once you shoot the power center, you will get the remaining time as bonus. <text:s/>You are then sent to a new room to start again but now there are five robots per room. Get the power center again and there will be six per room. Get the power center again and you return to four robots per room but faster. In some rooms, you will randomly find a magic armor that will make you invulnerable for a short time.&lt;/story&gt; &lt;/game&gt;</text:p>
          </table:table-cell>
        </table:table-row>
        <table:table-row table:style-name="ro1">
          <table:table-cell office:value-type="string">
            <text:p>Marine Wars (USA)</text:p>
          </table:table-cell>
          <table:table-cell office:value-type="string">
            <text:p>1983</text:p>
          </table:table-cell>
          <table:table-cell office:value-type="string">
            <text:p>ESRB - E (Everyone)</text:p>
          </table:table-cell>
          <table:table-cell office:value-type="string">
            <text:p>Marine Wars </text:p>
          </table:table-cell>
          <table:table-cell table:number-columns-repeated="2" office:value-type="string">
            <text:p>Konami Industry Co. Ltd.</text:p>
          </table:table-cell>
          <table:table-cell office:value-type="string">
            <text:p>Shooter</text:p>
          </table:table-cell>
          <table:table-cell office:value-type="string">
            <text:p>1.5</text:p>
          </table:table-cell>
          <table:table-cell table:style-name="Default" office:value-type="string">
            <text:p>1-2 Players</text:p>
          </table:table-cell>
          <table:table-cell office:value-type="string">
            <text:p>You are a battleship firing shells at attacking battleships and/or attacking bomber planes.The game has four scenes: fighting ships at day, fighting ships by night, fighting planes and ships by day, fighting planes and ships by night. You move left or right and press the button to fire. In the night scenes, you cannot see the ships or planes in the distance unless something explodes.It takes three hits to sink your ship. You start the game with three battleships and can get a new ship every 5000 points. The enemy starts out with 9 battleships and 30 aircraft. These numbers will increase as the scenes change according to the following formula: <text:s/>Number of battleships: 9 + (N - 1) x 2 <text:s/>Number of aircraft: 30 + (N - 1) x 2 <text:s/>where N is the pattern number.Game variationsThe only selections are one or two player. The difficulty switches are not used.ScoringTop row of battleships: 80 pointsMiddle row of battleships: 70 pointsBottom row of battleships: 60 pointsEnemy fighter: 80 pointsEnemy torpedo: 30 pointsEnemy bomb: 30 pointsEnemy MTB: 30 pointsAfter each scene you get a 500 point bonus.</text:p>
          </table:table-cell>
          <table:table-cell table:formula="of:=CONCATENATE(&quot;&lt;game name=&quot;;CHAR(34);[.A219];CHAR(34);&quot;&gt; &lt;year&gt;&quot;;[.B219];&quot;&lt;/year&gt; &lt;rating&gt;&quot;;[.C219];&quot;&lt;/rating&gt; &lt;title&gt;&quot;;[.D219];&quot;&lt;/title&gt; &lt;pub&gt;&quot;;[.E219];&quot;&lt;/pub&gt; &lt;dev&gt;&quot;;[.F219];&quot;&lt;/dev&gt; &lt;genre&gt;&quot;;[.G219];&quot;&lt;/genre&gt; &lt;score&gt;&quot;;[.H219];&quot;&lt;/score&gt; &lt;player&gt;&quot;;[.I219];&quot;&lt;/player&gt; &lt;story&gt;&quot;;[.J219];&quot;&lt;/story&gt; &lt;/game&gt;&quot;)" office:value-type="string" office:string-value="&lt;game name=&quot;Marine Wars (USA)&quot;&gt; &lt;year&gt;1983&lt;/year&gt; &lt;rating&gt;ESRB - E (Everyone)&lt;/rating&gt; &lt;title&gt;Marine Wars &lt;/title&gt; &lt;pub&gt;Konami Industry Co. Ltd.&lt;/pub&gt; &lt;dev&gt;Konami Industry Co. Ltd.&lt;/dev&gt; &lt;genre&gt;Shooter&lt;/genre&gt; &lt;score&gt;1.5&lt;/score&gt; &lt;player&gt;1-2 Players&lt;/player&gt; &lt;story&gt;You are a battleship firing shells at attacking battleships and/or attacking bomber planes.The game has four scenes: fighting ships at day, fighting ships by night, fighting planes and ships by day, fighting planes and ships by night. You move left or right and press the button to fire. In the night scenes, you cannot see the ships or planes in the distance unless something explodes.It takes three hits to sink your ship. You start the game with three battleships and can get a new ship every 5000 points. The enemy starts out with 9 battleships and 30 aircraft. These numbers will increase as the scenes change according to the following formula:  Number of battleships: 9 + (N - 1) x 2  Number of aircraft: 30 + (N - 1) x 2  where N is the pattern number.Game variationsThe only selections are one or two player. The difficulty switches are not used.ScoringTop row of battleships: 80 pointsMiddle row of battleships: 70 pointsBottom row of battleships: 60 pointsEnemy fighter: 80 pointsEnemy torpedo: 30 pointsEnemy bomb: 30 pointsEnemy MTB: 30 pointsAfter each scene you get a 500 point bonus.&lt;/story&gt; &lt;/game&gt;">
            <text:p>&lt;game name="Marine Wars (USA)"&gt; &lt;year&gt;1983&lt;/year&gt; &lt;rating&gt;ESRB - E (Everyone)&lt;/rating&gt; &lt;title&gt;Marine Wars &lt;/title&gt; &lt;pub&gt;Konami Industry Co. Ltd.&lt;/pub&gt; &lt;dev&gt;Konami Industry Co. Ltd.&lt;/dev&gt; &lt;genre&gt;Shooter&lt;/genre&gt; &lt;score&gt;1.5&lt;/score&gt; &lt;player&gt;1-2 Players&lt;/player&gt; &lt;story&gt;You are a battleship firing shells at attacking battleships and/or attacking bomber planes.The game has four scenes: fighting ships at day, fighting ships by night, fighting planes and ships by day, fighting planes and ships by night. You move left or right and press the button to fire. In the night scenes, you cannot see the ships or planes in the distance unless something explodes.It takes three hits to sink your ship. You start the game with three battleships and can get a new ship every 5000 points. The enemy starts out with 9 battleships and 30 aircraft. These numbers will increase as the scenes change according to the following formula: <text:s/>Number of battleships: 9 + (N - 1) x 2 <text:s/>Number of aircraft: 30 + (N - 1) x 2 <text:s/>where N is the pattern number.Game variationsThe only selections are one or two player. The difficulty switches are not used.ScoringTop row of battleships: 80 pointsMiddle row of battleships: 70 pointsBottom row of battleships: 60 pointsEnemy fighter: 80 pointsEnemy torpedo: 30 pointsEnemy bomb: 30 pointsEnemy MTB: 30 pointsAfter each scene you get a 500 point bonus.&lt;/story&gt; &lt;/game&gt;</text:p>
          </table:table-cell>
        </table:table-row>
        <table:table-row table:style-name="ro1">
          <table:table-cell office:value-type="string">
            <text:p>Mario Bros. (USA)</text:p>
          </table:table-cell>
          <table:table-cell office:value-type="string">
            <text:p>1983</text:p>
          </table:table-cell>
          <table:table-cell office:value-type="string">
            <text:p>ESRB - E (Everyone)</text:p>
          </table:table-cell>
          <table:table-cell office:value-type="string">
            <text:p>Mario Bros. </text:p>
          </table:table-cell>
          <table:table-cell office:value-type="string">
            <text:p>Atari, Inc.</text:p>
          </table:table-cell>
          <table:table-cell office:value-type="string">
            <text:p>Nintendo Co., Ltd.</text:p>
          </table:table-cell>
          <table:table-cell office:value-type="string">
            <text:p>Platform</text:p>
          </table:table-cell>
          <table:table-cell office:value-type="string">
            <text:p>3.2</text:p>
          </table:table-cell>
          <table:table-cell table:style-name="Default" office:value-type="string">
            <text:p>1-2 Players</text:p>
          </table:table-cell>
          <table:table-cell office:value-type="string">
            <text:p>Mario and Luigi, the best plumbers in the world, have a real job on their hands. A host of characters have taken over the sewers, and the brothers must clear them out of the pipes.The platform puzzle which first introduced Luigi to the world has both single and multiplayer action with two differing game types, but with the same objective.Crabs, turtles and fighter flies must be cleared out by jumping underneath the platform they sit on, then kicking them away. Each level is cleared when a set number of coins is collected.For the two player mode, the first to collect the set amount of coins wins.</text:p>
          </table:table-cell>
          <table:table-cell table:formula="of:=CONCATENATE(&quot;&lt;game name=&quot;;CHAR(34);[.A220];CHAR(34);&quot;&gt; &lt;year&gt;&quot;;[.B220];&quot;&lt;/year&gt; &lt;rating&gt;&quot;;[.C220];&quot;&lt;/rating&gt; &lt;title&gt;&quot;;[.D220];&quot;&lt;/title&gt; &lt;pub&gt;&quot;;[.E220];&quot;&lt;/pub&gt; &lt;dev&gt;&quot;;[.F220];&quot;&lt;/dev&gt; &lt;genre&gt;&quot;;[.G220];&quot;&lt;/genre&gt; &lt;score&gt;&quot;;[.H220];&quot;&lt;/score&gt; &lt;player&gt;&quot;;[.I220];&quot;&lt;/player&gt; &lt;story&gt;&quot;;[.J220];&quot;&lt;/story&gt; &lt;/game&gt;&quot;)" office:value-type="string" office:string-value="&lt;game name=&quot;Mario Bros. (USA)&quot;&gt; &lt;year&gt;1983&lt;/year&gt; &lt;rating&gt;ESRB - E (Everyone)&lt;/rating&gt; &lt;title&gt;Mario Bros. &lt;/title&gt; &lt;pub&gt;Atari, Inc.&lt;/pub&gt; &lt;dev&gt;Nintendo Co., Ltd.&lt;/dev&gt; &lt;genre&gt;Platform&lt;/genre&gt; &lt;score&gt;3.2&lt;/score&gt; &lt;player&gt;1-2 Players&lt;/player&gt; &lt;story&gt;Mario and Luigi, the best plumbers in the world, have a real job on their hands. A host of characters have taken over the sewers, and the brothers must clear them out of the pipes.The platform puzzle which first introduced Luigi to the world has both single and multiplayer action with two differing game types, but with the same objective.Crabs, turtles and fighter flies must be cleared out by jumping underneath the platform they sit on, then kicking them away. Each level is cleared when a set number of coins is collected.For the two player mode, the first to collect the set amount of coins wins.&lt;/story&gt; &lt;/game&gt;">
            <text:p>&lt;game name="Mario Bros. (USA)"&gt; &lt;year&gt;1983&lt;/year&gt; &lt;rating&gt;ESRB - E (Everyone)&lt;/rating&gt; &lt;title&gt;Mario Bros. &lt;/title&gt; &lt;pub&gt;Atari, Inc.&lt;/pub&gt; &lt;dev&gt;Nintendo Co., Ltd.&lt;/dev&gt; &lt;genre&gt;Platform&lt;/genre&gt; &lt;score&gt;3.2&lt;/score&gt; &lt;player&gt;1-2 Players&lt;/player&gt; &lt;story&gt;Mario and Luigi, the best plumbers in the world, have a real job on their hands. A host of characters have taken over the sewers, and the brothers must clear them out of the pipes.The platform puzzle which first introduced Luigi to the world has both single and multiplayer action with two differing game types, but with the same objective.Crabs, turtles and fighter flies must be cleared out by jumping underneath the platform they sit on, then kicking them away. Each level is cleared when a set number of coins is collected.For the two player mode, the first to collect the set amount of coins wins.&lt;/story&gt; &lt;/game&gt;</text:p>
          </table:table-cell>
        </table:table-row>
        <table:table-row table:style-name="ro1">
          <table:table-cell office:value-type="string">
            <text:p>Master Builder (USA)</text:p>
          </table:table-cell>
          <table:table-cell office:value-type="string">
            <text:p>1983</text:p>
          </table:table-cell>
          <table:table-cell office:value-type="string">
            <text:p>ESRB - E (Everyone)</text:p>
          </table:table-cell>
          <table:table-cell office:value-type="string">
            <text:p>Master Builder </text:p>
          </table:table-cell>
          <table:table-cell table:number-columns-repeated="2" office:value-type="string">
            <text:p>Spectravision</text:p>
          </table:table-cell>
          <table:table-cell office:value-type="string">
            <text:p>Action</text:p>
          </table:table-cell>
          <table:table-cell office:value-type="string">
            <text:p>1.2</text:p>
          </table:table-cell>
          <table:table-cell table:style-name="Default" office:value-type="string">
            <text:p>1 Player</text:p>
          </table:table-cell>
          <table:table-cell office:value-type="string">
            <text:p>WANTED: A master builder to create structures per blueprints for Spectraville. To apply, insert cartridge into Atari 2600 and power on machine.You are shown what you are to build for 5 seconds. To get the bricks, go to either side of the screen and press in that direction. To lay a brick, press fire then down. When Spectradog comes on the screen, you must jump over him by pushing the joystick to the upper right or upper left or he will make you lose one life. As the building gets higher, the kid will steal the ladder. When the brat appears on the screen, you must get off the ladder or you will fall and lose one life. When the building gets to be several stories high, you must be leery of staying on the very top as lightning may strike and lose you a life. When you lose a life, you drop any bricks you were carrying.Once the building is complete, you go all the way up the ladder and push up to call the helicopter to take you to the next site. If the building is not correct, the helicopter will pick you up but then drop you near the edge of the screen, losing you a life. There are game selections for unlimited time but limited bricks and unlimited bricks but limited time.</text:p>
          </table:table-cell>
          <table:table-cell table:formula="of:=CONCATENATE(&quot;&lt;game name=&quot;;CHAR(34);[.A221];CHAR(34);&quot;&gt; &lt;year&gt;&quot;;[.B221];&quot;&lt;/year&gt; &lt;rating&gt;&quot;;[.C221];&quot;&lt;/rating&gt; &lt;title&gt;&quot;;[.D221];&quot;&lt;/title&gt; &lt;pub&gt;&quot;;[.E221];&quot;&lt;/pub&gt; &lt;dev&gt;&quot;;[.F221];&quot;&lt;/dev&gt; &lt;genre&gt;&quot;;[.G221];&quot;&lt;/genre&gt; &lt;score&gt;&quot;;[.H221];&quot;&lt;/score&gt; &lt;player&gt;&quot;;[.I221];&quot;&lt;/player&gt; &lt;story&gt;&quot;;[.J221];&quot;&lt;/story&gt; &lt;/game&gt;&quot;)" office:value-type="string" office:string-value="&lt;game name=&quot;Master Builder (USA)&quot;&gt; &lt;year&gt;1983&lt;/year&gt; &lt;rating&gt;ESRB - E (Everyone)&lt;/rating&gt; &lt;title&gt;Master Builder &lt;/title&gt; &lt;pub&gt;Spectravision&lt;/pub&gt; &lt;dev&gt;Spectravision&lt;/dev&gt; &lt;genre&gt;Action&lt;/genre&gt; &lt;score&gt;1.2&lt;/score&gt; &lt;player&gt;1 Player&lt;/player&gt; &lt;story&gt;WANTED: A master builder to create structures per blueprints for Spectraville. To apply, insert cartridge into Atari 2600 and power on machine.You are shown what you are to build for 5 seconds. To get the bricks, go to either side of the screen and press in that direction. To lay a brick, press fire then down. When Spectradog comes on the screen, you must jump over him by pushing the joystick to the upper right or upper left or he will make you lose one life. As the building gets higher, the kid will steal the ladder. When the brat appears on the screen, you must get off the ladder or you will fall and lose one life. When the building gets to be several stories high, you must be leery of staying on the very top as lightning may strike and lose you a life. When you lose a life, you drop any bricks you were carrying.Once the building is complete, you go all the way up the ladder and push up to call the helicopter to take you to the next site. If the building is not correct, the helicopter will pick you up but then drop you near the edge of the screen, losing you a life. There are game selections for unlimited time but limited bricks and unlimited bricks but limited time.&lt;/story&gt; &lt;/game&gt;">
            <text:p>&lt;game name="Master Builder (USA)"&gt; &lt;year&gt;1983&lt;/year&gt; &lt;rating&gt;ESRB - E (Everyone)&lt;/rating&gt; &lt;title&gt;Master Builder &lt;/title&gt; &lt;pub&gt;Spectravision&lt;/pub&gt; &lt;dev&gt;Spectravision&lt;/dev&gt; &lt;genre&gt;Action&lt;/genre&gt; &lt;score&gt;1.2&lt;/score&gt; &lt;player&gt;1 Player&lt;/player&gt; &lt;story&gt;WANTED: A master builder to create structures per blueprints for Spectraville. To apply, insert cartridge into Atari 2600 and power on machine.You are shown what you are to build for 5 seconds. To get the bricks, go to either side of the screen and press in that direction. To lay a brick, press fire then down. When Spectradog comes on the screen, you must jump over him by pushing the joystick to the upper right or upper left or he will make you lose one life. As the building gets higher, the kid will steal the ladder. When the brat appears on the screen, you must get off the ladder or you will fall and lose one life. When the building gets to be several stories high, you must be leery of staying on the very top as lightning may strike and lose you a life. When you lose a life, you drop any bricks you were carrying.Once the building is complete, you go all the way up the ladder and push up to call the helicopter to take you to the next site. If the building is not correct, the helicopter will pick you up but then drop you near the edge of the screen, losing you a life. There are game selections for unlimited time but limited bricks and unlimited bricks but limited time.&lt;/story&gt; &lt;/game&gt;</text:p>
          </table:table-cell>
        </table:table-row>
        <table:table-row table:style-name="ro1">
          <table:table-cell office:value-type="string">
            <text:p>Masters of the Universe - The Power of He-Man (USA)</text:p>
          </table:table-cell>
          <table:table-cell office:value-type="string">
            <text:p>1983</text:p>
          </table:table-cell>
          <table:table-cell office:value-type="string">
            <text:p>ESRB - E (Everyone)</text:p>
          </table:table-cell>
          <table:table-cell office:value-type="string">
            <text:p>Masters of the Universe - The Power of He-Man </text:p>
          </table:table-cell>
          <table:table-cell table:number-columns-repeated="2" office:value-type="string">
            <text:p>Mattel Electronics</text:p>
          </table:table-cell>
          <table:table-cell office:value-type="string">
            <text:p>Action</text:p>
          </table:table-cell>
          <table:table-cell office:value-type="string">
            <text:p>2.9</text:p>
          </table:table-cell>
          <table:table-cell table:style-name="Default" office:value-type="string">
            <text:p>1 Player</text:p>
          </table:table-cell>
          <table:table-cell office:value-type="string">
            <text:p>In Masters of the Universe, you control He-Man as he battles Skeletor in two different types of arcade action scenes. In the first part of the game, you control the Wind Raider flying towards Castle Grayskull. You have a limited amount of fuel with which to reach your destination, plus numerous fireballs will be flying around the screen trying to stop you and Skeletor will be running along the ground. The Wind Raider is equipped with bombs and guns which can be used to defend yourself from the fireballs, and also can earn bonus points if you can hit Skeletor. The second part of the game takes place on foot. When you've landed near the castle, He-Man needs to pursue Skeletor. Skeletor will be firing numerous lightning bolts which can be blocked with a shield. There is a time limit here, and you must get past all of the screens and catch Skeletor before time runs out. If you are successful, the game will repeat at a tougher skill level.</text:p>
          </table:table-cell>
          <table:table-cell table:formula="of:=CONCATENATE(&quot;&lt;game name=&quot;;CHAR(34);[.A222];CHAR(34);&quot;&gt; &lt;year&gt;&quot;;[.B222];&quot;&lt;/year&gt; &lt;rating&gt;&quot;;[.C222];&quot;&lt;/rating&gt; &lt;title&gt;&quot;;[.D222];&quot;&lt;/title&gt; &lt;pub&gt;&quot;;[.E222];&quot;&lt;/pub&gt; &lt;dev&gt;&quot;;[.F222];&quot;&lt;/dev&gt; &lt;genre&gt;&quot;;[.G222];&quot;&lt;/genre&gt; &lt;score&gt;&quot;;[.H222];&quot;&lt;/score&gt; &lt;player&gt;&quot;;[.I222];&quot;&lt;/player&gt; &lt;story&gt;&quot;;[.J222];&quot;&lt;/story&gt; &lt;/game&gt;&quot;)" office:value-type="string" office:string-value="&lt;game name=&quot;Masters of the Universe - The Power of He-Man (USA)&quot;&gt; &lt;year&gt;1983&lt;/year&gt; &lt;rating&gt;ESRB - E (Everyone)&lt;/rating&gt; &lt;title&gt;Masters of the Universe - The Power of He-Man &lt;/title&gt; &lt;pub&gt;Mattel Electronics&lt;/pub&gt; &lt;dev&gt;Mattel Electronics&lt;/dev&gt; &lt;genre&gt;Action&lt;/genre&gt; &lt;score&gt;2.9&lt;/score&gt; &lt;player&gt;1 Player&lt;/player&gt; &lt;story&gt;In Masters of the Universe, you control He-Man as he battles Skeletor in two different types of arcade action scenes. In the first part of the game, you control the Wind Raider flying towards Castle Grayskull. You have a limited amount of fuel with which to reach your destination, plus numerous fireballs will be flying around the screen trying to stop you and Skeletor will be running along the ground. The Wind Raider is equipped with bombs and guns which can be used to defend yourself from the fireballs, and also can earn bonus points if you can hit Skeletor. The second part of the game takes place on foot. When you've landed near the castle, He-Man needs to pursue Skeletor. Skeletor will be firing numerous lightning bolts which can be blocked with a shield. There is a time limit here, and you must get past all of the screens and catch Skeletor before time runs out. If you are successful, the game will repeat at a tougher skill level.&lt;/story&gt; &lt;/game&gt;">
            <text:p>&lt;game name="Masters of the Universe - The Power of He-Man (USA)"&gt; &lt;year&gt;1983&lt;/year&gt; &lt;rating&gt;ESRB - E (Everyone)&lt;/rating&gt; &lt;title&gt;Masters of the Universe - The Power of He-Man &lt;/title&gt; &lt;pub&gt;Mattel Electronics&lt;/pub&gt; &lt;dev&gt;Mattel Electronics&lt;/dev&gt; &lt;genre&gt;Action&lt;/genre&gt; &lt;score&gt;2.9&lt;/score&gt; &lt;player&gt;1 Player&lt;/player&gt; &lt;story&gt;In Masters of the Universe, you control He-Man as he battles Skeletor in two different types of arcade action scenes. In the first part of the game, you control the Wind Raider flying towards Castle Grayskull. You have a limited amount of fuel with which to reach your destination, plus numerous fireballs will be flying around the screen trying to stop you and Skeletor will be running along the ground. The Wind Raider is equipped with bombs and guns which can be used to defend yourself from the fireballs, and also can earn bonus points if you can hit Skeletor. The second part of the game takes place on foot. When you've landed near the castle, He-Man needs to pursue Skeletor. Skeletor will be firing numerous lightning bolts which can be blocked with a shield. There is a time limit here, and you must get past all of the screens and catch Skeletor before time runs out. If you are successful, the game will repeat at a tougher skill level.&lt;/story&gt; &lt;/game&gt;</text:p>
          </table:table-cell>
        </table:table-row>
        <table:table-row table:style-name="ro1">
          <table:table-cell office:value-type="string">
            <text:p>Math Gran Prix (USA)</text:p>
          </table:table-cell>
          <table:table-cell office:value-type="string">
            <text:p>1982</text:p>
          </table:table-cell>
          <table:table-cell office:value-type="string">
            <text:p>ESRB - E (Everyone)</text:p>
          </table:table-cell>
          <table:table-cell office:value-type="string">
            <text:p>Math Gran Prix </text:p>
          </table:table-cell>
          <table:table-cell table:number-columns-repeated="2" office:value-type="string">
            <text:p>Atari, Inc.</text:p>
          </table:table-cell>
          <table:table-cell office:value-type="string">
            <text:p>Educational</text:p>
          </table:table-cell>
          <table:table-cell office:value-type="string">
            <text:p>2.5</text:p>
          </table:table-cell>
          <table:table-cell table:style-name="Default" office:value-type="string">
            <text:p>1-2 Players</text:p>
          </table:table-cell>
          <table:table-cell office:value-type="string">
            <text:p>Get ready for a math race. <text:s/>Your fuel, correctly answer math questions. <text:s/>Your car, a carefully tuned racing car that can move 2 to 3 spaces depending on how hard the math problem is. <text:s/>The track contains many triggers that can give extra spaces, extra turns, and even keep your car on the track. <text:s/>There are areas in the track where a car coming from behind can knock you off, to get back answer a math problem correctly. <text:s/>In the end, the one with the most math skills and greatest planning effort will win the checkered flag.Difficulty switchesLeft switch for player one, right switch for player two.Set to A for time limit (one minute for addition and subtraction, two minutes for multiplication and division).Set to B for no time limit.Game variationsGames one, four and seven are easyGames two, five and eight are mediumGames three, six and nine are hardGames one, two and three contain only addition and subtraction problemsGames four, five and six contain only multiplication and division problemsGames seven, eight and nine contain all four math problem types.</text:p>
          </table:table-cell>
          <table:table-cell table:formula="of:=CONCATENATE(&quot;&lt;game name=&quot;;CHAR(34);[.A223];CHAR(34);&quot;&gt; &lt;year&gt;&quot;;[.B223];&quot;&lt;/year&gt; &lt;rating&gt;&quot;;[.C223];&quot;&lt;/rating&gt; &lt;title&gt;&quot;;[.D223];&quot;&lt;/title&gt; &lt;pub&gt;&quot;;[.E223];&quot;&lt;/pub&gt; &lt;dev&gt;&quot;;[.F223];&quot;&lt;/dev&gt; &lt;genre&gt;&quot;;[.G223];&quot;&lt;/genre&gt; &lt;score&gt;&quot;;[.H223];&quot;&lt;/score&gt; &lt;player&gt;&quot;;[.I223];&quot;&lt;/player&gt; &lt;story&gt;&quot;;[.J223];&quot;&lt;/story&gt; &lt;/game&gt;&quot;)" office:value-type="string" office:string-value="&lt;game name=&quot;Math Gran Prix (USA)&quot;&gt; &lt;year&gt;1982&lt;/year&gt; &lt;rating&gt;ESRB - E (Everyone)&lt;/rating&gt; &lt;title&gt;Math Gran Prix &lt;/title&gt; &lt;pub&gt;Atari, Inc.&lt;/pub&gt; &lt;dev&gt;Atari, Inc.&lt;/dev&gt; &lt;genre&gt;Educational&lt;/genre&gt; &lt;score&gt;2.5&lt;/score&gt; &lt;player&gt;1-2 Players&lt;/player&gt; &lt;story&gt;Get ready for a math race.  Your fuel, correctly answer math questions.  Your car, a carefully tuned racing car that can move 2 to 3 spaces depending on how hard the math problem is.  The track contains many triggers that can give extra spaces, extra turns, and even keep your car on the track.  There are areas in the track where a car coming from behind can knock you off, to get back answer a math problem correctly.  In the end, the one with the most math skills and greatest planning effort will win the checkered flag.Difficulty switchesLeft switch for player one, right switch for player two.Set to A for time limit (one minute for addition and subtraction, two minutes for multiplication and division).Set to B for no time limit.Game variationsGames one, four and seven are easyGames two, five and eight are mediumGames three, six and nine are hardGames one, two and three contain only addition and subtraction problemsGames four, five and six contain only multiplication and division problemsGames seven, eight and nine contain all four math problem types.&lt;/story&gt; &lt;/game&gt;">
            <text:p>&lt;game name="Math Gran Prix (USA)"&gt; &lt;year&gt;1982&lt;/year&gt; &lt;rating&gt;ESRB - E (Everyone)&lt;/rating&gt; &lt;title&gt;Math Gran Prix &lt;/title&gt; &lt;pub&gt;Atari, Inc.&lt;/pub&gt; &lt;dev&gt;Atari, Inc.&lt;/dev&gt; &lt;genre&gt;Educational&lt;/genre&gt; &lt;score&gt;2.5&lt;/score&gt; &lt;player&gt;1-2 Players&lt;/player&gt; &lt;story&gt;Get ready for a math race. <text:s/>Your fuel, correctly answer math questions. <text:s/>Your car, a carefully tuned racing car that can move 2 to 3 spaces depending on how hard the math problem is. <text:s/>The track contains many triggers that can give extra spaces, extra turns, and even keep your car on the track. <text:s/>There are areas in the track where a car coming from behind can knock you off, to get back answer a math problem correctly. <text:s/>In the end, the one with the most math skills and greatest planning effort will win the checkered flag.Difficulty switchesLeft switch for player one, right switch for player two.Set to A for time limit (one minute for addition and subtraction, two minutes for multiplication and division).Set to B for no time limit.Game variationsGames one, four and seven are easyGames two, five and eight are mediumGames three, six and nine are hardGames one, two and three contain only addition and subtraction problemsGames four, five and six contain only multiplication and division problemsGames seven, eight and nine contain all four math problem types.&lt;/story&gt; &lt;/game&gt;</text:p>
          </table:table-cell>
        </table:table-row>
        <table:table-row table:style-name="ro1">
          <table:table-cell office:value-type="string">
            <text:p>Maze Craze - A Game of Cops 'n Robbers (USA)</text:p>
          </table:table-cell>
          <table:table-cell office:value-type="string">
            <text:p>1980</text:p>
          </table:table-cell>
          <table:table-cell office:value-type="string">
            <text:p>ESRB - E (Everyone)</text:p>
          </table:table-cell>
          <table:table-cell office:value-type="string">
            <text:p>Maze Craze - A Game of Cops 'n Robbers </text:p>
          </table:table-cell>
          <table:table-cell table:number-columns-repeated="2" office:value-type="string">
            <text:p>Atari, Inc.</text:p>
          </table:table-cell>
          <table:table-cell office:value-type="string">
            <text:p>Maze</text:p>
          </table:table-cell>
          <table:table-cell office:value-type="string">
            <text:p>3.5</text:p>
          </table:table-cell>
          <table:table-cell table:style-name="Default" office:value-type="string">
            <text:p>1-2 Players</text:p>
          </table:table-cell>
          <table:table-cell office:value-type="string">
            <text:p>In Maze Craze, your goal is to be the first of two players to make it out of a maze! Each player controls a cop that starts on the left, and the first player to make it out the exit on the right wins. The game also includes of variety of options. The maze can be completely visible, completely invisible, or have just a few parts invisible. With invisible mazes you can optionally have the computer provide a sneak peak at the complete maze periodically. To make your task more challenging, one to five robbers may also be placed in the maze. If you are caught by one of the robbers, you will momentarily be stunned giving your opponent an advantage. You can also give your cop the ability to set up a blockade to confuse your opponent. This will look like a regular wall, however you can walk straight through it. The games speed can also be adjusted, from calculatingly slow to extremely fast.</text:p>
          </table:table-cell>
          <table:table-cell table:formula="of:=CONCATENATE(&quot;&lt;game name=&quot;;CHAR(34);[.A224];CHAR(34);&quot;&gt; &lt;year&gt;&quot;;[.B224];&quot;&lt;/year&gt; &lt;rating&gt;&quot;;[.C224];&quot;&lt;/rating&gt; &lt;title&gt;&quot;;[.D224];&quot;&lt;/title&gt; &lt;pub&gt;&quot;;[.E224];&quot;&lt;/pub&gt; &lt;dev&gt;&quot;;[.F224];&quot;&lt;/dev&gt; &lt;genre&gt;&quot;;[.G224];&quot;&lt;/genre&gt; &lt;score&gt;&quot;;[.H224];&quot;&lt;/score&gt; &lt;player&gt;&quot;;[.I224];&quot;&lt;/player&gt; &lt;story&gt;&quot;;[.J224];&quot;&lt;/story&gt; &lt;/game&gt;&quot;)" office:value-type="string" office:string-value="&lt;game name=&quot;Maze Craze - A Game of Cops 'n Robbers (USA)&quot;&gt; &lt;year&gt;1980&lt;/year&gt; &lt;rating&gt;ESRB - E (Everyone)&lt;/rating&gt; &lt;title&gt;Maze Craze - A Game of Cops 'n Robbers &lt;/title&gt; &lt;pub&gt;Atari, Inc.&lt;/pub&gt; &lt;dev&gt;Atari, Inc.&lt;/dev&gt; &lt;genre&gt;Maze&lt;/genre&gt; &lt;score&gt;3.5&lt;/score&gt; &lt;player&gt;1-2 Players&lt;/player&gt; &lt;story&gt;In Maze Craze, your goal is to be the first of two players to make it out of a maze! Each player controls a cop that starts on the left, and the first player to make it out the exit on the right wins. The game also includes of variety of options. The maze can be completely visible, completely invisible, or have just a few parts invisible. With invisible mazes you can optionally have the computer provide a sneak peak at the complete maze periodically. To make your task more challenging, one to five robbers may also be placed in the maze. If you are caught by one of the robbers, you will momentarily be stunned giving your opponent an advantage. You can also give your cop the ability to set up a blockade to confuse your opponent. This will look like a regular wall, however you can walk straight through it. The games speed can also be adjusted, from calculatingly slow to extremely fast.&lt;/story&gt; &lt;/game&gt;">
            <text:p>&lt;game name="Maze Craze - A Game of Cops 'n Robbers (USA)"&gt; &lt;year&gt;1980&lt;/year&gt; &lt;rating&gt;ESRB - E (Everyone)&lt;/rating&gt; &lt;title&gt;Maze Craze - A Game of Cops 'n Robbers &lt;/title&gt; &lt;pub&gt;Atari, Inc.&lt;/pub&gt; &lt;dev&gt;Atari, Inc.&lt;/dev&gt; &lt;genre&gt;Maze&lt;/genre&gt; &lt;score&gt;3.5&lt;/score&gt; &lt;player&gt;1-2 Players&lt;/player&gt; &lt;story&gt;In Maze Craze, your goal is to be the first of two players to make it out of a maze! Each player controls a cop that starts on the left, and the first player to make it out the exit on the right wins. The game also includes of variety of options. The maze can be completely visible, completely invisible, or have just a few parts invisible. With invisible mazes you can optionally have the computer provide a sneak peak at the complete maze periodically. To make your task more challenging, one to five robbers may also be placed in the maze. If you are caught by one of the robbers, you will momentarily be stunned giving your opponent an advantage. You can also give your cop the ability to set up a blockade to confuse your opponent. This will look like a regular wall, however you can walk straight through it. The games speed can also be adjusted, from calculatingly slow to extremely fast.&lt;/story&gt; &lt;/game&gt;</text:p>
          </table:table-cell>
        </table:table-row>
        <table:table-row table:style-name="ro1">
          <table:table-cell office:value-type="string">
            <text:p>Mega Force (USA)</text:p>
          </table:table-cell>
          <table:table-cell office:value-type="string">
            <text:p>1982</text:p>
          </table:table-cell>
          <table:table-cell office:value-type="string">
            <text:p>ESRB - E (Everyone)</text:p>
          </table:table-cell>
          <table:table-cell office:value-type="string">
            <text:p>Mega Force </text:p>
          </table:table-cell>
          <table:table-cell table:number-columns-repeated="2" office:value-type="string">
            <text:p>Fox Video Games, Inc.</text:p>
          </table:table-cell>
          <table:table-cell office:value-type="string">
            <text:p>Shoot-'Em-Up</text:p>
          </table:table-cell>
          <table:table-cell office:value-type="string">
            <text:p>2.2</text:p>
          </table:table-cell>
          <table:table-cell table:style-name="Default" office:value-type="string">
            <text:p>1 Player</text:p>
          </table:table-cell>
          <table:table-cell office:value-type="string">
            <text:p>You are a member of MegaForce and have been sent to the city of Sardoun. Sardoun is under attack and you must defend it. You are armed with the Moto-Fighter, a sort of armed motorcycle with flight ability.When you are on the ground, your missiles fire down and forward, at an angle. When you are in the air, your missiles fire straight ahead.The object is to destroy enemy fighters, destroy or avoid ground-launched rockets, destroy fuel depots and destroy the enemy headquarters. Any enemy fighters that get past you will head to Sardoun and bomb a building. You will see a red flash at the top of the screen with the words "Defend" when Sardoun is in trouble.Every second you are playing, you use one gallon on fuel. If you run out of fuel, you lose a life. You can shoot fuel tanks to replenish. If you destroy all the tanks of that depot, a prize will appear that you can shoot (but may not want to). See "Prizes" for details. Each tank destroyed is worth eighty points and ten gallons of fuel.Each enemy fighter destroyed is worth 100 points.Each ground rocket destroyed is worth 300 points.Each tower of the enemy headquarters destroyed is worth 300 to 600 points. If you get them all, you get one more point.Each tower of Sardoun destroyed is worth 100 to 400 points and ten gallons of fuel each BUT if all the towers are destroyed, you will not be able to get any more points that round and will lose a life at the end of that round.Prizes---------Missile=300 points and ten gallons of fuelMoto-fighter=300 points and ten gallons of fuelEnemy fighter=100 points and 0 gallons of fuel *Ground-launched rocket=70 points and 0 gallons of fuel *Yellow palm tree=400 points and 20 gallons of fuelArrow=0 points and 0 gallons of fuelMan=600 points and 20 gallons of fuel +*=If you shoot the enemy fighter or ground-launched rocket prizes (not the enemies), it will add 7 enemy fighters and 3 ground-launched rockets to the screen, so it is not recommended.+=If you shoot the man prize, in addition to points and fuel, you will get an extra life.</text:p>
          </table:table-cell>
          <table:table-cell table:formula="of:=CONCATENATE(&quot;&lt;game name=&quot;;CHAR(34);[.A225];CHAR(34);&quot;&gt; &lt;year&gt;&quot;;[.B225];&quot;&lt;/year&gt; &lt;rating&gt;&quot;;[.C225];&quot;&lt;/rating&gt; &lt;title&gt;&quot;;[.D225];&quot;&lt;/title&gt; &lt;pub&gt;&quot;;[.E225];&quot;&lt;/pub&gt; &lt;dev&gt;&quot;;[.F225];&quot;&lt;/dev&gt; &lt;genre&gt;&quot;;[.G225];&quot;&lt;/genre&gt; &lt;score&gt;&quot;;[.H225];&quot;&lt;/score&gt; &lt;player&gt;&quot;;[.I225];&quot;&lt;/player&gt; &lt;story&gt;&quot;;[.J225];&quot;&lt;/story&gt; &lt;/game&gt;&quot;)" office:value-type="string" office:string-value="&lt;game name=&quot;Mega Force (USA)&quot;&gt; &lt;year&gt;1982&lt;/year&gt; &lt;rating&gt;ESRB - E (Everyone)&lt;/rating&gt; &lt;title&gt;Mega Force &lt;/title&gt; &lt;pub&gt;Fox Video Games, Inc.&lt;/pub&gt; &lt;dev&gt;Fox Video Games, Inc.&lt;/dev&gt; &lt;genre&gt;Shoot-'Em-Up&lt;/genre&gt; &lt;score&gt;2.2&lt;/score&gt; &lt;player&gt;1 Player&lt;/player&gt; &lt;story&gt;You are a member of MegaForce and have been sent to the city of Sardoun. Sardoun is under attack and you must defend it. You are armed with the Moto-Fighter, a sort of armed motorcycle with flight ability.When you are on the ground, your missiles fire down and forward, at an angle. When you are in the air, your missiles fire straight ahead.The object is to destroy enemy fighters, destroy or avoid ground-launched rockets, destroy fuel depots and destroy the enemy headquarters. Any enemy fighters that get past you will head to Sardoun and bomb a building. You will see a red flash at the top of the screen with the words &quot;Defend&quot; when Sardoun is in trouble.Every second you are playing, you use one gallon on fuel. If you run out of fuel, you lose a life. You can shoot fuel tanks to replenish. If you destroy all the tanks of that depot, a prize will appear that you can shoot (but may not want to). See &quot;Prizes&quot; for details. Each tank destroyed is worth eighty points and ten gallons of fuel.Each enemy fighter destroyed is worth 100 points.Each ground rocket destroyed is worth 300 points.Each tower of the enemy headquarters destroyed is worth 300 to 600 points. If you get them all, you get one more point.Each tower of Sardoun destroyed is worth 100 to 400 points and ten gallons of fuel each BUT if all the towers are destroyed, you will not be able to get any more points that round and will lose a life at the end of that round.Prizes---------Missile=300 points and ten gallons of fuelMoto-fighter=300 points and ten gallons of fuelEnemy fighter=100 points and 0 gallons of fuel *Ground-launched rocket=70 points and 0 gallons of fuel *Yellow palm tree=400 points and 20 gallons of fuelArrow=0 points and 0 gallons of fuelMan=600 points and 20 gallons of fuel +*=If you shoot the enemy fighter or ground-launched rocket prizes (not the enemies), it will add 7 enemy fighters and 3 ground-launched rockets to the screen, so it is not recommended.+=If you shoot the man prize, in addition to points and fuel, you will get an extra life.&lt;/story&gt; &lt;/game&gt;">
            <text:p>&lt;game name="Mega Force (USA)"&gt; &lt;year&gt;1982&lt;/year&gt; &lt;rating&gt;ESRB - E (Everyone)&lt;/rating&gt; &lt;title&gt;Mega Force &lt;/title&gt; &lt;pub&gt;Fox Video Games, Inc.&lt;/pub&gt; &lt;dev&gt;Fox Video Games, Inc.&lt;/dev&gt; &lt;genre&gt;Shoot-'Em-Up&lt;/genre&gt; &lt;score&gt;2.2&lt;/score&gt; &lt;player&gt;1 Player&lt;/player&gt; &lt;story&gt;You are a member of MegaForce and have been sent to the city of Sardoun. Sardoun is under attack and you must defend it. You are armed with the Moto-Fighter, a sort of armed motorcycle with flight ability.When you are on the ground, your missiles fire down and forward, at an angle. When you are in the air, your missiles fire straight ahead.The object is to destroy enemy fighters, destroy or avoid ground-launched rockets, destroy fuel depots and destroy the enemy headquarters. Any enemy fighters that get past you will head to Sardoun and bomb a building. You will see a red flash at the top of the screen with the words "Defend" when Sardoun is in trouble.Every second you are playing, you use one gallon on fuel. If you run out of fuel, you lose a life. You can shoot fuel tanks to replenish. If you destroy all the tanks of that depot, a prize will appear that you can shoot (but may not want to). See "Prizes" for details. Each tank destroyed is worth eighty points and ten gallons of fuel.Each enemy fighter destroyed is worth 100 points.Each ground rocket destroyed is worth 300 points.Each tower of the enemy headquarters destroyed is worth 300 to 600 points. If you get them all, you get one more point.Each tower of Sardoun destroyed is worth 100 to 400 points and ten gallons of fuel each BUT if all the towers are destroyed, you will not be able to get any more points that round and will lose a life at the end of that round.Prizes---------Missile=300 points and ten gallons of fuelMoto-fighter=300 points and ten gallons of fuelEnemy fighter=100 points and 0 gallons of fuel *Ground-launched rocket=70 points and 0 gallons of fuel *Yellow palm tree=400 points and 20 gallons of fuelArrow=0 points and 0 gallons of fuelMan=600 points and 20 gallons of fuel +*=If you shoot the enemy fighter or ground-launched rocket prizes (not the enemies), it will add 7 enemy fighters and 3 ground-launched rockets to the screen, so it is not recommended.+=If you shoot the man prize, in addition to points and fuel, you will get an extra life.&lt;/story&gt; &lt;/game&gt;</text:p>
          </table:table-cell>
        </table:table-row>
        <table:table-row table:style-name="ro1">
          <table:table-cell office:value-type="string">
            <text:p>MegaMania - A Space Nightmare (USA)</text:p>
          </table:table-cell>
          <table:table-cell office:value-type="string">
            <text:p>1982</text:p>
          </table:table-cell>
          <table:table-cell office:value-type="string">
            <text:p>ESRB - E (Everyone)</text:p>
          </table:table-cell>
          <table:table-cell office:value-type="string">
            <text:p>MegaMania - A Space Nightmare </text:p>
          </table:table-cell>
          <table:table-cell table:number-columns-repeated="2" office:value-type="string">
            <text:p>Activision, Inc.</text:p>
          </table:table-cell>
          <table:table-cell office:value-type="string">
            <text:p>Shoot-'Em-Up</text:p>
          </table:table-cell>
          <table:table-cell office:value-type="string">
            <text:p>3.5</text:p>
          </table:table-cell>
          <table:table-cell table:style-name="Default" office:value-type="string">
            <text:p>1-2 Players</text:p>
          </table:table-cell>
          <table:table-cell office:value-type="string">
            <text:p>Megamania is an arcade action game with gameplay similar to Space Invaders. You control a spaceship at the bottom of the screen and need to defend yourself from numerous waves of attackers. But in Megamania, the attackers much more bizarre than invading aliens. There are hamburgers, diamonds, steam irons, bow ties, space dice, and more! You need to earn points by destroying as many of these strange attackers as you can before your energy supply becomes depleted.</text:p>
          </table:table-cell>
          <table:table-cell table:formula="of:=CONCATENATE(&quot;&lt;game name=&quot;;CHAR(34);[.A226];CHAR(34);&quot;&gt; &lt;year&gt;&quot;;[.B226];&quot;&lt;/year&gt; &lt;rating&gt;&quot;;[.C226];&quot;&lt;/rating&gt; &lt;title&gt;&quot;;[.D226];&quot;&lt;/title&gt; &lt;pub&gt;&quot;;[.E226];&quot;&lt;/pub&gt; &lt;dev&gt;&quot;;[.F226];&quot;&lt;/dev&gt; &lt;genre&gt;&quot;;[.G226];&quot;&lt;/genre&gt; &lt;score&gt;&quot;;[.H226];&quot;&lt;/score&gt; &lt;player&gt;&quot;;[.I226];&quot;&lt;/player&gt; &lt;story&gt;&quot;;[.J226];&quot;&lt;/story&gt; &lt;/game&gt;&quot;)" office:value-type="string" office:string-value="&lt;game name=&quot;MegaMania - A Space Nightmare (USA)&quot;&gt; &lt;year&gt;1982&lt;/year&gt; &lt;rating&gt;ESRB - E (Everyone)&lt;/rating&gt; &lt;title&gt;MegaMania - A Space Nightmare &lt;/title&gt; &lt;pub&gt;Activision, Inc.&lt;/pub&gt; &lt;dev&gt;Activision, Inc.&lt;/dev&gt; &lt;genre&gt;Shoot-'Em-Up&lt;/genre&gt; &lt;score&gt;3.5&lt;/score&gt; &lt;player&gt;1-2 Players&lt;/player&gt; &lt;story&gt;Megamania is an arcade action game with gameplay similar to Space Invaders. You control a spaceship at the bottom of the screen and need to defend yourself from numerous waves of attackers. But in Megamania, the attackers much more bizarre than invading aliens. There are hamburgers, diamonds, steam irons, bow ties, space dice, and more! You need to earn points by destroying as many of these strange attackers as you can before your energy supply becomes depleted.&lt;/story&gt; &lt;/game&gt;">
            <text:p>&lt;game name="MegaMania - A Space Nightmare (USA)"&gt; &lt;year&gt;1982&lt;/year&gt; &lt;rating&gt;ESRB - E (Everyone)&lt;/rating&gt; &lt;title&gt;MegaMania - A Space Nightmare &lt;/title&gt; &lt;pub&gt;Activision, Inc.&lt;/pub&gt; &lt;dev&gt;Activision, Inc.&lt;/dev&gt; &lt;genre&gt;Shoot-'Em-Up&lt;/genre&gt; &lt;score&gt;3.5&lt;/score&gt; &lt;player&gt;1-2 Players&lt;/player&gt; &lt;story&gt;Megamania is an arcade action game with gameplay similar to Space Invaders. You control a spaceship at the bottom of the screen and need to defend yourself from numerous waves of attackers. But in Megamania, the attackers much more bizarre than invading aliens. There are hamburgers, diamonds, steam irons, bow ties, space dice, and more! You need to earn points by destroying as many of these strange attackers as you can before your energy supply becomes depleted.&lt;/story&gt; &lt;/game&gt;</text:p>
          </table:table-cell>
        </table:table-row>
        <table:table-row table:style-name="ro1">
          <table:table-cell office:value-type="string">
            <text:p>Midnight Magic (USA)</text:p>
          </table:table-cell>
          <table:table-cell office:value-type="string">
            <text:p>1984</text:p>
          </table:table-cell>
          <table:table-cell office:value-type="string">
            <text:p>ESRB - E (Everyone)</text:p>
          </table:table-cell>
          <table:table-cell office:value-type="string">
            <text:p>Midnight Magic </text:p>
          </table:table-cell>
          <table:table-cell table:number-columns-repeated="2" office:value-type="string">
            <text:p>Atari, Inc.</text:p>
          </table:table-cell>
          <table:table-cell office:value-type="string">
            <text:p>Pinball</text:p>
          </table:table-cell>
          <table:table-cell office:value-type="string">
            <text:p>4.5</text:p>
          </table:table-cell>
          <table:table-cell table:style-name="Default" office:value-type="string">
            <text:p>1-2 Players</text:p>
          </table:table-cell>
          <table:table-cell office:value-type="string">
            <text:p>Midnight Magic is a simple pinball game designed for 1-4 players. The game was modeled on the popular Black Knight pinball table released by Williams. Unlike Black Knight, however, David's Midnight Magic contains a mixture of bright colors. Featuring dual flipper controls, upper and lower playing fields, tilt mechanism, multiple ball play, electromagnetic deflectors, and many special effects, the game represents the first generation of home computer pinball simulations available with relatively realistic pinball features.</text:p>
          </table:table-cell>
          <table:table-cell table:formula="of:=CONCATENATE(&quot;&lt;game name=&quot;;CHAR(34);[.A227];CHAR(34);&quot;&gt; &lt;year&gt;&quot;;[.B227];&quot;&lt;/year&gt; &lt;rating&gt;&quot;;[.C227];&quot;&lt;/rating&gt; &lt;title&gt;&quot;;[.D227];&quot;&lt;/title&gt; &lt;pub&gt;&quot;;[.E227];&quot;&lt;/pub&gt; &lt;dev&gt;&quot;;[.F227];&quot;&lt;/dev&gt; &lt;genre&gt;&quot;;[.G227];&quot;&lt;/genre&gt; &lt;score&gt;&quot;;[.H227];&quot;&lt;/score&gt; &lt;player&gt;&quot;;[.I227];&quot;&lt;/player&gt; &lt;story&gt;&quot;;[.J227];&quot;&lt;/story&gt; &lt;/game&gt;&quot;)" office:value-type="string" office:string-value="&lt;game name=&quot;Midnight Magic (USA)&quot;&gt; &lt;year&gt;1984&lt;/year&gt; &lt;rating&gt;ESRB - E (Everyone)&lt;/rating&gt; &lt;title&gt;Midnight Magic &lt;/title&gt; &lt;pub&gt;Atari, Inc.&lt;/pub&gt; &lt;dev&gt;Atari, Inc.&lt;/dev&gt; &lt;genre&gt;Pinball&lt;/genre&gt; &lt;score&gt;4.5&lt;/score&gt; &lt;player&gt;1-2 Players&lt;/player&gt; &lt;story&gt;Midnight Magic is a simple pinball game designed for 1-4 players. The game was modeled on the popular Black Knight pinball table released by Williams. Unlike Black Knight, however, David's Midnight Magic contains a mixture of bright colors. Featuring dual flipper controls, upper and lower playing fields, tilt mechanism, multiple ball play, electromagnetic deflectors, and many special effects, the game represents the first generation of home computer pinball simulations available with relatively realistic pinball features.&lt;/story&gt; &lt;/game&gt;">
            <text:p>&lt;game name="Midnight Magic (USA)"&gt; &lt;year&gt;1984&lt;/year&gt; &lt;rating&gt;ESRB - E (Everyone)&lt;/rating&gt; &lt;title&gt;Midnight Magic &lt;/title&gt; &lt;pub&gt;Atari, Inc.&lt;/pub&gt; &lt;dev&gt;Atari, Inc.&lt;/dev&gt; &lt;genre&gt;Pinball&lt;/genre&gt; &lt;score&gt;4.5&lt;/score&gt; &lt;player&gt;1-2 Players&lt;/player&gt; &lt;story&gt;Midnight Magic is a simple pinball game designed for 1-4 players. The game was modeled on the popular Black Knight pinball table released by Williams. Unlike Black Knight, however, David's Midnight Magic contains a mixture of bright colors. Featuring dual flipper controls, upper and lower playing fields, tilt mechanism, multiple ball play, electromagnetic deflectors, and many special effects, the game represents the first generation of home computer pinball simulations available with relatively realistic pinball features.&lt;/story&gt; &lt;/game&gt;</text:p>
          </table:table-cell>
        </table:table-row>
        <table:table-row table:style-name="ro1">
          <table:table-cell office:value-type="string">
            <text:p>Millipede (USA)</text:p>
          </table:table-cell>
          <table:table-cell office:value-type="string">
            <text:p>1984</text:p>
          </table:table-cell>
          <table:table-cell office:value-type="string">
            <text:p>ESRB - E (Everyone)</text:p>
          </table:table-cell>
          <table:table-cell office:value-type="string">
            <text:p>Millipede </text:p>
          </table:table-cell>
          <table:table-cell table:number-columns-repeated="2" office:value-type="string">
            <text:p>Atari, Inc.</text:p>
          </table:table-cell>
          <table:table-cell office:value-type="string">
            <text:p>Shoot-'Em-Up</text:p>
          </table:table-cell>
          <table:table-cell office:value-type="string">
            <text:p>4.0</text:p>
          </table:table-cell>
          <table:table-cell table:style-name="Default" office:value-type="string">
            <text:p>1 Player</text:p>
          </table:table-cell>
          <table:table-cell office:value-type="string">
            <text:p>Millipedes, cousins of the Centipede, are all over the garden. This will ruin anything trying to grow there unless they are stopped. But there are other insects as well; spiders, bees, dragonflies and earwigs. Nature is dangerous. Luckily, there's a bug zapper that can shoot arrows at these insects and destroy them.Millipede is the sequel to Centipede, and features similar gameplay, but with a new swarm of insects! The goal is to destroy the multi-segmented millipede as it traverses its way through the mushroom forest towards the bottom of the screen. When all millipede segments have been destroyed, the player will progress to the next, more difficult level. Millipedes and other creatures are all worth a different amount of points. Occasionally dynamite will appear on the screen, which will explode if shot by the bug zapper. With a well timed shot, numerous millipede segments (and other insects as well) can be taken out as they pass by.</text:p>
          </table:table-cell>
          <table:table-cell table:formula="of:=CONCATENATE(&quot;&lt;game name=&quot;;CHAR(34);[.A228];CHAR(34);&quot;&gt; &lt;year&gt;&quot;;[.B228];&quot;&lt;/year&gt; &lt;rating&gt;&quot;;[.C228];&quot;&lt;/rating&gt; &lt;title&gt;&quot;;[.D228];&quot;&lt;/title&gt; &lt;pub&gt;&quot;;[.E228];&quot;&lt;/pub&gt; &lt;dev&gt;&quot;;[.F228];&quot;&lt;/dev&gt; &lt;genre&gt;&quot;;[.G228];&quot;&lt;/genre&gt; &lt;score&gt;&quot;;[.H228];&quot;&lt;/score&gt; &lt;player&gt;&quot;;[.I228];&quot;&lt;/player&gt; &lt;story&gt;&quot;;[.J228];&quot;&lt;/story&gt; &lt;/game&gt;&quot;)" office:value-type="string" office:string-value="&lt;game name=&quot;Millipede (USA)&quot;&gt; &lt;year&gt;1984&lt;/year&gt; &lt;rating&gt;ESRB - E (Everyone)&lt;/rating&gt; &lt;title&gt;Millipede &lt;/title&gt; &lt;pub&gt;Atari, Inc.&lt;/pub&gt; &lt;dev&gt;Atari, Inc.&lt;/dev&gt; &lt;genre&gt;Shoot-'Em-Up&lt;/genre&gt; &lt;score&gt;4.0&lt;/score&gt; &lt;player&gt;1 Player&lt;/player&gt; &lt;story&gt;Millipedes, cousins of the Centipede, are all over the garden. This will ruin anything trying to grow there unless they are stopped. But there are other insects as well; spiders, bees, dragonflies and earwigs. Nature is dangerous. Luckily, there's a bug zapper that can shoot arrows at these insects and destroy them.Millipede is the sequel to Centipede, and features similar gameplay, but with a new swarm of insects! The goal is to destroy the multi-segmented millipede as it traverses its way through the mushroom forest towards the bottom of the screen. When all millipede segments have been destroyed, the player will progress to the next, more difficult level. Millipedes and other creatures are all worth a different amount of points. Occasionally dynamite will appear on the screen, which will explode if shot by the bug zapper. With a well timed shot, numerous millipede segments (and other insects as well) can be taken out as they pass by.&lt;/story&gt; &lt;/game&gt;">
            <text:p>&lt;game name="Millipede (USA)"&gt; &lt;year&gt;1984&lt;/year&gt; &lt;rating&gt;ESRB - E (Everyone)&lt;/rating&gt; &lt;title&gt;Millipede &lt;/title&gt; &lt;pub&gt;Atari, Inc.&lt;/pub&gt; &lt;dev&gt;Atari, Inc.&lt;/dev&gt; &lt;genre&gt;Shoot-'Em-Up&lt;/genre&gt; &lt;score&gt;4.0&lt;/score&gt; &lt;player&gt;1 Player&lt;/player&gt; &lt;story&gt;Millipedes, cousins of the Centipede, are all over the garden. This will ruin anything trying to grow there unless they are stopped. But there are other insects as well; spiders, bees, dragonflies and earwigs. Nature is dangerous. Luckily, there's a bug zapper that can shoot arrows at these insects and destroy them.Millipede is the sequel to Centipede, and features similar gameplay, but with a new swarm of insects! The goal is to destroy the multi-segmented millipede as it traverses its way through the mushroom forest towards the bottom of the screen. When all millipede segments have been destroyed, the player will progress to the next, more difficult level. Millipedes and other creatures are all worth a different amount of points. Occasionally dynamite will appear on the screen, which will explode if shot by the bug zapper. With a well timed shot, numerous millipede segments (and other insects as well) can be taken out as they pass by.&lt;/story&gt; &lt;/game&gt;</text:p>
          </table:table-cell>
        </table:table-row>
        <table:table-row table:style-name="ro1">
          <table:table-cell office:value-type="string">
            <text:p>Miner 2049er - Starring Bounty Bob (USA)</text:p>
          </table:table-cell>
          <table:table-cell office:value-type="string">
            <text:p>1982</text:p>
          </table:table-cell>
          <table:table-cell office:value-type="string">
            <text:p>ESRB - E (Everyone)</text:p>
          </table:table-cell>
          <table:table-cell office:value-type="string">
            <text:p>Miner 2049er - Starring Bounty Bob </text:p>
          </table:table-cell>
          <table:table-cell office:value-type="string">
            <text:p>Tigervision</text:p>
          </table:table-cell>
          <table:table-cell office:value-type="string">
            <text:p>Big Five Software</text:p>
          </table:table-cell>
          <table:table-cell office:value-type="string">
            <text:p>Platform</text:p>
          </table:table-cell>
          <table:table-cell office:value-type="string">
            <text:p>2.9</text:p>
          </table:table-cell>
          <table:table-cell table:style-name="Default" office:value-type="string">
            <text:p>1 Player</text:p>
          </table:table-cell>
          <table:table-cell office:value-type="string">
            <text:p>You play the part of Bounty Bob, and it is your mission to explore every inch of an abandoned mine. As you walk over floor sections in the mine, the floor will change color. When all of the floor sections have been changed in color, you can move on to the next, more challenging level. To reach all of the floor sections, you will need to figure out how to get there! You can jump (be careful not to fall too far though, or you will be squished), climb up and down ladders, and use different transportation devices that can be found on the levels (such as an elevator, slides, a springboard, or a canon!) Wandering around the mine are numerous radioactive creatures which get in Bounty Bobs way. Also scattered throughout the mines are various artifacts left behind; if Bounty Bob collects one of these, the creatures will temporarily become vulnerable. If Bounty Bob runs into one of the creatures in this state the creature will be destroyed, but if he runs into a creature while it is glowing Bounty Bob will be destroyed! There is a total of ten different levels, and to complete them all you will need quick reflexes as well as figure out a unique strategy for each level.</text:p>
          </table:table-cell>
          <table:table-cell table:formula="of:=CONCATENATE(&quot;&lt;game name=&quot;;CHAR(34);[.A229];CHAR(34);&quot;&gt; &lt;year&gt;&quot;;[.B229];&quot;&lt;/year&gt; &lt;rating&gt;&quot;;[.C229];&quot;&lt;/rating&gt; &lt;title&gt;&quot;;[.D229];&quot;&lt;/title&gt; &lt;pub&gt;&quot;;[.E229];&quot;&lt;/pub&gt; &lt;dev&gt;&quot;;[.F229];&quot;&lt;/dev&gt; &lt;genre&gt;&quot;;[.G229];&quot;&lt;/genre&gt; &lt;score&gt;&quot;;[.H229];&quot;&lt;/score&gt; &lt;player&gt;&quot;;[.I229];&quot;&lt;/player&gt; &lt;story&gt;&quot;;[.J229];&quot;&lt;/story&gt; &lt;/game&gt;&quot;)" office:value-type="string" office:string-value="&lt;game name=&quot;Miner 2049er - Starring Bounty Bob (USA)&quot;&gt; &lt;year&gt;1982&lt;/year&gt; &lt;rating&gt;ESRB - E (Everyone)&lt;/rating&gt; &lt;title&gt;Miner 2049er - Starring Bounty Bob &lt;/title&gt; &lt;pub&gt;Tigervision&lt;/pub&gt; &lt;dev&gt;Big Five Software&lt;/dev&gt; &lt;genre&gt;Platform&lt;/genre&gt; &lt;score&gt;2.9&lt;/score&gt; &lt;player&gt;1 Player&lt;/player&gt; &lt;story&gt;You play the part of Bounty Bob, and it is your mission to explore every inch of an abandoned mine. As you walk over floor sections in the mine, the floor will change color. When all of the floor sections have been changed in color, you can move on to the next, more challenging level. To reach all of the floor sections, you will need to figure out how to get there! You can jump (be careful not to fall too far though, or you will be squished), climb up and down ladders, and use different transportation devices that can be found on the levels (such as an elevator, slides, a springboard, or a canon!) Wandering around the mine are numerous radioactive creatures which get in Bounty Bobs way. Also scattered throughout the mines are various artifacts left behind; if Bounty Bob collects one of these, the creatures will temporarily become vulnerable. If Bounty Bob runs into one of the creatures in this state the creature will be destroyed, but if he runs into a creature while it is glowing Bounty Bob will be destroyed! There is a total of ten different levels, and to complete them all you will need quick reflexes as well as figure out a unique strategy for each level.&lt;/story&gt; &lt;/game&gt;">
            <text:p>&lt;game name="Miner 2049er - Starring Bounty Bob (USA)"&gt; &lt;year&gt;1982&lt;/year&gt; &lt;rating&gt;ESRB - E (Everyone)&lt;/rating&gt; &lt;title&gt;Miner 2049er - Starring Bounty Bob &lt;/title&gt; &lt;pub&gt;Tigervision&lt;/pub&gt; &lt;dev&gt;Big Five Software&lt;/dev&gt; &lt;genre&gt;Platform&lt;/genre&gt; &lt;score&gt;2.9&lt;/score&gt; &lt;player&gt;1 Player&lt;/player&gt; &lt;story&gt;You play the part of Bounty Bob, and it is your mission to explore every inch of an abandoned mine. As you walk over floor sections in the mine, the floor will change color. When all of the floor sections have been changed in color, you can move on to the next, more challenging level. To reach all of the floor sections, you will need to figure out how to get there! You can jump (be careful not to fall too far though, or you will be squished), climb up and down ladders, and use different transportation devices that can be found on the levels (such as an elevator, slides, a springboard, or a canon!) Wandering around the mine are numerous radioactive creatures which get in Bounty Bobs way. Also scattered throughout the mines are various artifacts left behind; if Bounty Bob collects one of these, the creatures will temporarily become vulnerable. If Bounty Bob runs into one of the creatures in this state the creature will be destroyed, but if he runs into a creature while it is glowing Bounty Bob will be destroyed! There is a total of ten different levels, and to complete them all you will need quick reflexes as well as figure out a unique strategy for each level.&lt;/story&gt; &lt;/game&gt;</text:p>
          </table:table-cell>
        </table:table-row>
        <table:table-row table:style-name="ro1">
          <table:table-cell office:value-type="string">
            <text:p>Miner 2049er Volume II (USA)</text:p>
          </table:table-cell>
          <table:table-cell office:value-type="string">
            <text:p>1983</text:p>
          </table:table-cell>
          <table:table-cell office:value-type="string">
            <text:p>ESRB - E (Everyone)</text:p>
          </table:table-cell>
          <table:table-cell office:value-type="string">
            <text:p>Miner 2049er Volume II </text:p>
          </table:table-cell>
          <table:table-cell office:value-type="string">
            <text:p>Tigervision</text:p>
          </table:table-cell>
          <table:table-cell office:value-type="string">
            <text:p>Big Five Software</text:p>
          </table:table-cell>
          <table:table-cell office:value-type="string">
            <text:p>Platform</text:p>
          </table:table-cell>
          <table:table-cell office:value-type="string">
            <text:p>1.4</text:p>
          </table:table-cell>
          <table:table-cell table:style-name="Default" office:value-type="string">
            <text:p>1 Player</text:p>
          </table:table-cell>
          <table:table-cell office:value-type="string">
            <text:p>Bounty Bob has tracked Yukon Yohan into Nuclear Ned's uranium mine. Bob must 'claim' each section of each part of the mine...but cannot take too long in each area, or the radiation will kill him.Taking the role of Bob, players must traverse through different types of areas inside the nuclear mine. In the first level, "Lift", Bob must walk on each part of the screen to 'claim' it. Avoid the monsters by jumping over them or grab an old miner possession to become energized and grab a mutant for points. Use the lift to reach the higher parts of the screen.The next area is the Crusher, with the same goal as Lift but more challenging as the player must also avoid getting crushed. The last part is the Radioactive Waste, where the goal is again the same, but the player must maneuver Bob around the radioactive waste. In each screen, there is a timer in the upper right. If this timer reached zero before you claim all sections, you lose a life.After you have beaten all three screens, they repeat but without any of the bonuses for energizing, so you must jump over or avoid all mutants.</text:p>
          </table:table-cell>
          <table:table-cell table:formula="of:=CONCATENATE(&quot;&lt;game name=&quot;;CHAR(34);[.A230];CHAR(34);&quot;&gt; &lt;year&gt;&quot;;[.B230];&quot;&lt;/year&gt; &lt;rating&gt;&quot;;[.C230];&quot;&lt;/rating&gt; &lt;title&gt;&quot;;[.D230];&quot;&lt;/title&gt; &lt;pub&gt;&quot;;[.E230];&quot;&lt;/pub&gt; &lt;dev&gt;&quot;;[.F230];&quot;&lt;/dev&gt; &lt;genre&gt;&quot;;[.G230];&quot;&lt;/genre&gt; &lt;score&gt;&quot;;[.H230];&quot;&lt;/score&gt; &lt;player&gt;&quot;;[.I230];&quot;&lt;/player&gt; &lt;story&gt;&quot;;[.J230];&quot;&lt;/story&gt; &lt;/game&gt;&quot;)" office:value-type="string" office:string-value="&lt;game name=&quot;Miner 2049er Volume II (USA)&quot;&gt; &lt;year&gt;1983&lt;/year&gt; &lt;rating&gt;ESRB - E (Everyone)&lt;/rating&gt; &lt;title&gt;Miner 2049er Volume II &lt;/title&gt; &lt;pub&gt;Tigervision&lt;/pub&gt; &lt;dev&gt;Big Five Software&lt;/dev&gt; &lt;genre&gt;Platform&lt;/genre&gt; &lt;score&gt;1.4&lt;/score&gt; &lt;player&gt;1 Player&lt;/player&gt; &lt;story&gt;Bounty Bob has tracked Yukon Yohan into Nuclear Ned's uranium mine. Bob must 'claim' each section of each part of the mine...but cannot take too long in each area, or the radiation will kill him.Taking the role of Bob, players must traverse through different types of areas inside the nuclear mine. In the first level, &quot;Lift&quot;, Bob must walk on each part of the screen to 'claim' it. Avoid the monsters by jumping over them or grab an old miner possession to become energized and grab a mutant for points. Use the lift to reach the higher parts of the screen.The next area is the Crusher, with the same goal as Lift but more challenging as the player must also avoid getting crushed. The last part is the Radioactive Waste, where the goal is again the same, but the player must maneuver Bob around the radioactive waste. In each screen, there is a timer in the upper right. If this timer reached zero before you claim all sections, you lose a life.After you have beaten all three screens, they repeat but without any of the bonuses for energizing, so you must jump over or avoid all mutants.&lt;/story&gt; &lt;/game&gt;">
            <text:p>&lt;game name="Miner 2049er Volume II (USA)"&gt; &lt;year&gt;1983&lt;/year&gt; &lt;rating&gt;ESRB - E (Everyone)&lt;/rating&gt; &lt;title&gt;Miner 2049er Volume II &lt;/title&gt; &lt;pub&gt;Tigervision&lt;/pub&gt; &lt;dev&gt;Big Five Software&lt;/dev&gt; &lt;genre&gt;Platform&lt;/genre&gt; &lt;score&gt;1.4&lt;/score&gt; &lt;player&gt;1 Player&lt;/player&gt; &lt;story&gt;Bounty Bob has tracked Yukon Yohan into Nuclear Ned's uranium mine. Bob must 'claim' each section of each part of the mine...but cannot take too long in each area, or the radiation will kill him.Taking the role of Bob, players must traverse through different types of areas inside the nuclear mine. In the first level, "Lift", Bob must walk on each part of the screen to 'claim' it. Avoid the monsters by jumping over them or grab an old miner possession to become energized and grab a mutant for points. Use the lift to reach the higher parts of the screen.The next area is the Crusher, with the same goal as Lift but more challenging as the player must also avoid getting crushed. The last part is the Radioactive Waste, where the goal is again the same, but the player must maneuver Bob around the radioactive waste. In each screen, there is a timer in the upper right. If this timer reached zero before you claim all sections, you lose a life.After you have beaten all three screens, they repeat but without any of the bonuses for energizing, so you must jump over or avoid all mutants.&lt;/story&gt; &lt;/game&gt;</text:p>
          </table:table-cell>
        </table:table-row>
        <table:table-row table:style-name="ro1">
          <table:table-cell office:value-type="string">
            <text:p>Mines of Minos (USA)</text:p>
          </table:table-cell>
          <table:table-cell office:value-type="string">
            <text:p>1982</text:p>
          </table:table-cell>
          <table:table-cell office:value-type="string">
            <text:p>ESRB - E (Everyone)</text:p>
          </table:table-cell>
          <table:table-cell office:value-type="string">
            <text:p>Mines of Minos </text:p>
          </table:table-cell>
          <table:table-cell table:number-columns-repeated="2" office:value-type="string">
            <text:p>CommaVid, Inc.</text:p>
          </table:table-cell>
          <table:table-cell office:value-type="string">
            <text:p>Maze</text:p>
          </table:table-cell>
          <table:table-cell office:value-type="string">
            <text:p>3.7</text:p>
          </table:table-cell>
          <table:table-cell table:style-name="Default" office:value-type="string">
            <text:p>1-2 Players</text:p>
          </table:table-cell>
          <table:table-cell office:value-type="string">
            <text:p>You are the last mining robot on the Minos mine. Monsters have destroyed all your comrades.As the last robot, you must traverse the mine's various levels, gathering spare parts to make more robots (extra lives). You must either avoid the monsters or blow them up with a bomb. After a few seconds, if the monster hasn't hit the bomb, it will explode harmlessly. You can only drop one bomb at a time. If a monster is killed, it will regenerate somewhere in the maze.To deposit your spare parts, you must get to the center top or bottom of any level. To move to another level, hold your joystick button down while moving through the tunnels on either side. You can also use these tunnels, without holding down the button, to quickly get from left or right side of the maze to avoid monsters.To win the game, get to level five and ram each of the three stationary monsters to kill them. You will need at least two spare robots as the ramming will destroy you and the monster.In two player games, player one is the robot, player two is a monster. If the robot runs into the monster being controlled, the monster is destroyed instead of the robot. However, by pushing the joystick button, player two can switch to another monster, allowing the robot to run into an uncontrolled (and therefore deadly) monster.Difficulty switchesLeft switch for the robot, right for the monsters.Set to A to make half speed, B for normal speed.Game variations1P=one player2P=two playerS=spare parts needed for spare robotF=mine levels flood, slowing you down if you enter the water.-T=cannot drop bombs in flooded areas+T=can drop bombs in flooded areasI-mines are invisible except when monsters are exploding by time bombGame 1 1P; S=3; F-TGame 2 2P; S=3; F-TGame 3 1P; S=6; F-TGame 4 2P; S=6; F-TGame 5 1P; S=3Game 6 2P; S=3Game 7 1P; S=2; F-TGame 8 2P; S=2; F-TGame 9 1P; S=3; F+TGame 10 1P; S=3; F+TGame 11 1P; S=3; F+T; IGame 12 2P; S=3; F+T; IScoringDestroy a monster=20 pointsPick up robot part=70 pointsDeposit robot part=lose 70 pointsEvery 1000 points scored up to 4000 raises your power level by one unit.</text:p>
          </table:table-cell>
          <table:table-cell table:formula="of:=CONCATENATE(&quot;&lt;game name=&quot;;CHAR(34);[.A231];CHAR(34);&quot;&gt; &lt;year&gt;&quot;;[.B231];&quot;&lt;/year&gt; &lt;rating&gt;&quot;;[.C231];&quot;&lt;/rating&gt; &lt;title&gt;&quot;;[.D231];&quot;&lt;/title&gt; &lt;pub&gt;&quot;;[.E231];&quot;&lt;/pub&gt; &lt;dev&gt;&quot;;[.F231];&quot;&lt;/dev&gt; &lt;genre&gt;&quot;;[.G231];&quot;&lt;/genre&gt; &lt;score&gt;&quot;;[.H231];&quot;&lt;/score&gt; &lt;player&gt;&quot;;[.I231];&quot;&lt;/player&gt; &lt;story&gt;&quot;;[.J231];&quot;&lt;/story&gt; &lt;/game&gt;&quot;)" office:value-type="string" office:string-value="&lt;game name=&quot;Mines of Minos (USA)&quot;&gt; &lt;year&gt;1982&lt;/year&gt; &lt;rating&gt;ESRB - E (Everyone)&lt;/rating&gt; &lt;title&gt;Mines of Minos &lt;/title&gt; &lt;pub&gt;CommaVid, Inc.&lt;/pub&gt; &lt;dev&gt;CommaVid, Inc.&lt;/dev&gt; &lt;genre&gt;Maze&lt;/genre&gt; &lt;score&gt;3.7&lt;/score&gt; &lt;player&gt;1-2 Players&lt;/player&gt; &lt;story&gt;You are the last mining robot on the Minos mine. Monsters have destroyed all your comrades.As the last robot, you must traverse the mine's various levels, gathering spare parts to make more robots (extra lives). You must either avoid the monsters or blow them up with a bomb. After a few seconds, if the monster hasn't hit the bomb, it will explode harmlessly. You can only drop one bomb at a time. If a monster is killed, it will regenerate somewhere in the maze.To deposit your spare parts, you must get to the center top or bottom of any level. To move to another level, hold your joystick button down while moving through the tunnels on either side. You can also use these tunnels, without holding down the button, to quickly get from left or right side of the maze to avoid monsters.To win the game, get to level five and ram each of the three stationary monsters to kill them. You will need at least two spare robots as the ramming will destroy you and the monster.In two player games, player one is the robot, player two is a monster. If the robot runs into the monster being controlled, the monster is destroyed instead of the robot. However, by pushing the joystick button, player two can switch to another monster, allowing the robot to run into an uncontrolled (and therefore deadly) monster.Difficulty switchesLeft switch for the robot, right for the monsters.Set to A to make half speed, B for normal speed.Game variations1P=one player2P=two playerS=spare parts needed for spare robotF=mine levels flood, slowing you down if you enter the water.-T=cannot drop bombs in flooded areas+T=can drop bombs in flooded areasI-mines are invisible except when monsters are exploding by time bombGame 1 1P; S=3; F-TGame 2 2P; S=3; F-TGame 3 1P; S=6; F-TGame 4 2P; S=6; F-TGame 5 1P; S=3Game 6 2P; S=3Game 7 1P; S=2; F-TGame 8 2P; S=2; F-TGame 9 1P; S=3; F+TGame 10 1P; S=3; F+TGame 11 1P; S=3; F+T; IGame 12 2P; S=3; F+T; IScoringDestroy a monster=20 pointsPick up robot part=70 pointsDeposit robot part=lose 70 pointsEvery 1000 points scored up to 4000 raises your power level by one unit.&lt;/story&gt; &lt;/game&gt;">
            <text:p>&lt;game name="Mines of Minos (USA)"&gt; &lt;year&gt;1982&lt;/year&gt; &lt;rating&gt;ESRB - E (Everyone)&lt;/rating&gt; &lt;title&gt;Mines of Minos &lt;/title&gt; &lt;pub&gt;CommaVid, Inc.&lt;/pub&gt; &lt;dev&gt;CommaVid, Inc.&lt;/dev&gt; &lt;genre&gt;Maze&lt;/genre&gt; &lt;score&gt;3.7&lt;/score&gt; &lt;player&gt;1-2 Players&lt;/player&gt; &lt;story&gt;You are the last mining robot on the Minos mine. Monsters have destroyed all your comrades.As the last robot, you must traverse the mine's various levels, gathering spare parts to make more robots (extra lives). You must either avoid the monsters or blow them up with a bomb. After a few seconds, if the monster hasn't hit the bomb, it will explode harmlessly. You can only drop one bomb at a time. If a monster is killed, it will regenerate somewhere in the maze.To deposit your spare parts, you must get to the center top or bottom of any level. To move to another level, hold your joystick button down while moving through the tunnels on either side. You can also use these tunnels, without holding down the button, to quickly get from left or right side of the maze to avoid monsters.To win the game, get to level five and ram each of the three stationary monsters to kill them. You will need at least two spare robots as the ramming will destroy you and the monster.In two player games, player one is the robot, player two is a monster. If the robot runs into the monster being controlled, the monster is destroyed instead of the robot. However, by pushing the joystick button, player two can switch to another monster, allowing the robot to run into an uncontrolled (and therefore deadly) monster.Difficulty switchesLeft switch for the robot, right for the monsters.Set to A to make half speed, B for normal speed.Game variations1P=one player2P=two playerS=spare parts needed for spare robotF=mine levels flood, slowing you down if you enter the water.-T=cannot drop bombs in flooded areas+T=can drop bombs in flooded areasI-mines are invisible except when monsters are exploding by time bombGame 1 1P; S=3; F-TGame 2 2P; S=3; F-TGame 3 1P; S=6; F-TGame 4 2P; S=6; F-TGame 5 1P; S=3Game 6 2P; S=3Game 7 1P; S=2; F-TGame 8 2P; S=2; F-TGame 9 1P; S=3; F+TGame 10 1P; S=3; F+TGame 11 1P; S=3; F+T; IGame 12 2P; S=3; F+T; IScoringDestroy a monster=20 pointsPick up robot part=70 pointsDeposit robot part=lose 70 pointsEvery 1000 points scored up to 4000 raises your power level by one unit.&lt;/story&gt; &lt;/game&gt;</text:p>
          </table:table-cell>
        </table:table-row>
        <table:table-row table:style-name="ro1">
          <table:table-cell office:value-type="string">
            <text:p>Miniature Golf (USA)</text:p>
          </table:table-cell>
          <table:table-cell office:value-type="string">
            <text:p>1979</text:p>
          </table:table-cell>
          <table:table-cell office:value-type="string">
            <text:p>ESRB - E (Everyone)</text:p>
          </table:table-cell>
          <table:table-cell office:value-type="string">
            <text:p>Miniature Golf </text:p>
          </table:table-cell>
          <table:table-cell office:value-type="string">
            <text:p>Sears, Roebuck and Co.</text:p>
          </table:table-cell>
          <table:table-cell office:value-type="string">
            <text:p>Atari, Inc.</text:p>
          </table:table-cell>
          <table:table-cell office:value-type="string">
            <text:p>Sports/Golf</text:p>
          </table:table-cell>
          <table:table-cell office:value-type="string">
            <text:p>2.0</text:p>
          </table:table-cell>
          <table:table-cell table:style-name="Default" office:value-type="string">
            <text:p>1-2 Players</text:p>
          </table:table-cell>
          <table:table-cell office:value-type="string">
            <text:p>This is a computer game simulation of a Miniature Golf course. It attempts to refine your sense of timing and your perceptiveness in judging distance. <text:s/>As in a traditional miniature golf course, a variety of obstacles are placed in your path to the "cup." <text:s/>Depending on the game that is selected, the course can be played solo, or a two player competition can be initiated.Rather than a full 18 holes, this Miniature Golf variation has a nine-hole half-course. <text:s/>Your goal is clear: taking the various obstacles into account, hit the ball through the course and complete each hole by knocking the ball into the cup. <text:s/>The number of attempts you make for a single hole is tallied as strokes. <text:s/>While total strokes are unlimited, each hole still has a specific par assigned to it. <text:s/>So ideally, you should make it your goal to not exceed the par assigned to each hole.Using the standard joystick controller, you can position the club to adjust the strength and angle of how the ball is hit. Remember that no matter how many strokes have accrued, it is necessary to get the ball in the cup before the game continues on to the next hole.</text:p>
          </table:table-cell>
          <table:table-cell table:formula="of:=CONCATENATE(&quot;&lt;game name=&quot;;CHAR(34);[.A232];CHAR(34);&quot;&gt; &lt;year&gt;&quot;;[.B232];&quot;&lt;/year&gt; &lt;rating&gt;&quot;;[.C232];&quot;&lt;/rating&gt; &lt;title&gt;&quot;;[.D232];&quot;&lt;/title&gt; &lt;pub&gt;&quot;;[.E232];&quot;&lt;/pub&gt; &lt;dev&gt;&quot;;[.F232];&quot;&lt;/dev&gt; &lt;genre&gt;&quot;;[.G232];&quot;&lt;/genre&gt; &lt;score&gt;&quot;;[.H232];&quot;&lt;/score&gt; &lt;player&gt;&quot;;[.I232];&quot;&lt;/player&gt; &lt;story&gt;&quot;;[.J232];&quot;&lt;/story&gt; &lt;/game&gt;&quot;)" office:value-type="string" office:string-value="&lt;game name=&quot;Miniature Golf (USA)&quot;&gt; &lt;year&gt;1979&lt;/year&gt; &lt;rating&gt;ESRB - E (Everyone)&lt;/rating&gt; &lt;title&gt;Miniature Golf &lt;/title&gt; &lt;pub&gt;Sears, Roebuck and Co.&lt;/pub&gt; &lt;dev&gt;Atari, Inc.&lt;/dev&gt; &lt;genre&gt;Sports/Golf&lt;/genre&gt; &lt;score&gt;2.0&lt;/score&gt; &lt;player&gt;1-2 Players&lt;/player&gt; &lt;story&gt;This is a computer game simulation of a Miniature Golf course. It attempts to refine your sense of timing and your perceptiveness in judging distance.  As in a traditional miniature golf course, a variety of obstacles are placed in your path to the &quot;cup.&quot;  Depending on the game that is selected, the course can be played solo, or a two player competition can be initiated.Rather than a full 18 holes, this Miniature Golf variation has a nine-hole half-course.  Your goal is clear: taking the various obstacles into account, hit the ball through the course and complete each hole by knocking the ball into the cup.  The number of attempts you make for a single hole is tallied as strokes.  While total strokes are unlimited, each hole still has a specific par assigned to it.  So ideally, you should make it your goal to not exceed the par assigned to each hole.Using the standard joystick controller, you can position the club to adjust the strength and angle of how the ball is hit. Remember that no matter how many strokes have accrued, it is necessary to get the ball in the cup before the game continues on to the next hole.&lt;/story&gt; &lt;/game&gt;">
            <text:p>&lt;game name="Miniature Golf (USA)"&gt; &lt;year&gt;1979&lt;/year&gt; &lt;rating&gt;ESRB - E (Everyone)&lt;/rating&gt; &lt;title&gt;Miniature Golf &lt;/title&gt; &lt;pub&gt;Sears, Roebuck and Co.&lt;/pub&gt; &lt;dev&gt;Atari, Inc.&lt;/dev&gt; &lt;genre&gt;Sports/Golf&lt;/genre&gt; &lt;score&gt;2.0&lt;/score&gt; &lt;player&gt;1-2 Players&lt;/player&gt; &lt;story&gt;This is a computer game simulation of a Miniature Golf course. It attempts to refine your sense of timing and your perceptiveness in judging distance. <text:s/>As in a traditional miniature golf course, a variety of obstacles are placed in your path to the "cup." <text:s/>Depending on the game that is selected, the course can be played solo, or a two player competition can be initiated.Rather than a full 18 holes, this Miniature Golf variation has a nine-hole half-course. <text:s/>Your goal is clear: taking the various obstacles into account, hit the ball through the course and complete each hole by knocking the ball into the cup. <text:s/>The number of attempts you make for a single hole is tallied as strokes. <text:s/>While total strokes are unlimited, each hole still has a specific par assigned to it. <text:s/>So ideally, you should make it your goal to not exceed the par assigned to each hole.Using the standard joystick controller, you can position the club to adjust the strength and angle of how the ball is hit. Remember that no matter how many strokes have accrued, it is necessary to get the ball in the cup before the game continues on to the next hole.&lt;/story&gt; &lt;/game&gt;</text:p>
          </table:table-cell>
        </table:table-row>
        <table:table-row table:style-name="ro1">
          <table:table-cell office:value-type="string">
            <text:p>Missile Command (USA)</text:p>
          </table:table-cell>
          <table:table-cell office:value-type="string">
            <text:p>1981</text:p>
          </table:table-cell>
          <table:table-cell office:value-type="string">
            <text:p>ESRB - E (Everyone)</text:p>
          </table:table-cell>
          <table:table-cell office:value-type="string">
            <text:p>Missile Command </text:p>
          </table:table-cell>
          <table:table-cell table:number-columns-repeated="2" office:value-type="string">
            <text:p>Atari, Inc.</text:p>
          </table:table-cell>
          <table:table-cell office:value-type="string">
            <text:p>Shooter</text:p>
          </table:table-cell>
          <table:table-cell office:value-type="string">
            <text:p>3.8</text:p>
          </table:table-cell>
          <table:table-cell table:style-name="Default" office:value-type="string">
            <text:p>1-2 Players</text:p>
          </table:table-cell>
          <table:table-cell office:value-type="string">
            <text:p>Aliens from the planet of Krytol are attacking your cities!! As the commander of a missile base, it is your responsibility to defend them. A variety of enemy weapons and planes will be incoming trying to destroy the six cities at the bottom of the screen. You need to fire missiles to destroy the incoming weapons. If anything gets through, one of your cities could be destroyed. When all of the cities are gone, the game is over. On each level you have a limited amount of ammo, so make sure most (if not all) of your shots are accurate or you could run out of ammo and leave your cities at risk! As the levels progress, there are more and more enemy weapons to destroy which come in at an increasingly faster rate.</text:p>
          </table:table-cell>
          <table:table-cell table:formula="of:=CONCATENATE(&quot;&lt;game name=&quot;;CHAR(34);[.A233];CHAR(34);&quot;&gt; &lt;year&gt;&quot;;[.B233];&quot;&lt;/year&gt; &lt;rating&gt;&quot;;[.C233];&quot;&lt;/rating&gt; &lt;title&gt;&quot;;[.D233];&quot;&lt;/title&gt; &lt;pub&gt;&quot;;[.E233];&quot;&lt;/pub&gt; &lt;dev&gt;&quot;;[.F233];&quot;&lt;/dev&gt; &lt;genre&gt;&quot;;[.G233];&quot;&lt;/genre&gt; &lt;score&gt;&quot;;[.H233];&quot;&lt;/score&gt; &lt;player&gt;&quot;;[.I233];&quot;&lt;/player&gt; &lt;story&gt;&quot;;[.J233];&quot;&lt;/story&gt; &lt;/game&gt;&quot;)" office:value-type="string" office:string-value="&lt;game name=&quot;Missile Command (USA)&quot;&gt; &lt;year&gt;1981&lt;/year&gt; &lt;rating&gt;ESRB - E (Everyone)&lt;/rating&gt; &lt;title&gt;Missile Command &lt;/title&gt; &lt;pub&gt;Atari, Inc.&lt;/pub&gt; &lt;dev&gt;Atari, Inc.&lt;/dev&gt; &lt;genre&gt;Shooter&lt;/genre&gt; &lt;score&gt;3.8&lt;/score&gt; &lt;player&gt;1-2 Players&lt;/player&gt; &lt;story&gt;Aliens from the planet of Krytol are attacking your cities!! As the commander of a missile base, it is your responsibility to defend them. A variety of enemy weapons and planes will be incoming trying to destroy the six cities at the bottom of the screen. You need to fire missiles to destroy the incoming weapons. If anything gets through, one of your cities could be destroyed. When all of the cities are gone, the game is over. On each level you have a limited amount of ammo, so make sure most (if not all) of your shots are accurate or you could run out of ammo and leave your cities at risk! As the levels progress, there are more and more enemy weapons to destroy which come in at an increasingly faster rate.&lt;/story&gt; &lt;/game&gt;">
            <text:p>&lt;game name="Missile Command (USA)"&gt; &lt;year&gt;1981&lt;/year&gt; &lt;rating&gt;ESRB - E (Everyone)&lt;/rating&gt; &lt;title&gt;Missile Command &lt;/title&gt; &lt;pub&gt;Atari, Inc.&lt;/pub&gt; &lt;dev&gt;Atari, Inc.&lt;/dev&gt; &lt;genre&gt;Shooter&lt;/genre&gt; &lt;score&gt;3.8&lt;/score&gt; &lt;player&gt;1-2 Players&lt;/player&gt; &lt;story&gt;Aliens from the planet of Krytol are attacking your cities!! As the commander of a missile base, it is your responsibility to defend them. A variety of enemy weapons and planes will be incoming trying to destroy the six cities at the bottom of the screen. You need to fire missiles to destroy the incoming weapons. If anything gets through, one of your cities could be destroyed. When all of the cities are gone, the game is over. On each level you have a limited amount of ammo, so make sure most (if not all) of your shots are accurate or you could run out of ammo and leave your cities at risk! As the levels progress, there are more and more enemy weapons to destroy which come in at an increasingly faster rate.&lt;/story&gt; &lt;/game&gt;</text:p>
          </table:table-cell>
        </table:table-row>
        <table:table-row table:style-name="ro1">
          <table:table-cell office:value-type="string">
            <text:p>Missile Control (Europe)</text:p>
          </table:table-cell>
          <table:table-cell office:value-type="string">
            <text:p>1983</text:p>
          </table:table-cell>
          <table:table-cell office:value-type="string">
            <text:p>ESRB - E (Everyone)</text:p>
          </table:table-cell>
          <table:table-cell office:value-type="string">
            <text:p>Missile Control </text:p>
          </table:table-cell>
          <table:table-cell table:number-columns-repeated="2" office:value-type="string">
            <text:p>Video Gems</text:p>
          </table:table-cell>
          <table:table-cell office:value-type="string">
            <text:p>Shooter</text:p>
          </table:table-cell>
          <table:table-cell office:value-type="string">
            <text:p>1.8</text:p>
          </table:table-cell>
          <table:table-cell table:style-name="Default" office:value-type="string">
            <text:p>1 Player</text:p>
          </table:table-cell>
          <table:table-cell office:value-type="string">
            <text:p>Missile Control is a Missile Command-style game. The player has to defend their cities from incoming bombs fire by alien spaceships.The player controls a cursor on the screen which indicates the direction of fire for the defense missiles. Once launched, they travel in a straight line from the launcher through the point the player specified until they hit an object. Each level is won by destroying all alien spaceships. The player loses once all their cities are destroyed. Bonus cities can be obtained by destroying a sufficient number of alien spacecraft.The game gets progressively harder, for example bombs will fall faster and energy barriers might protect the aliens from the player's attacks. To get around the barriers, players can deflect their shots from large defense missiles launched at the sides of the screen.</text:p>
          </table:table-cell>
          <table:table-cell table:formula="of:=CONCATENATE(&quot;&lt;game name=&quot;;CHAR(34);[.A234];CHAR(34);&quot;&gt; &lt;year&gt;&quot;;[.B234];&quot;&lt;/year&gt; &lt;rating&gt;&quot;;[.C234];&quot;&lt;/rating&gt; &lt;title&gt;&quot;;[.D234];&quot;&lt;/title&gt; &lt;pub&gt;&quot;;[.E234];&quot;&lt;/pub&gt; &lt;dev&gt;&quot;;[.F234];&quot;&lt;/dev&gt; &lt;genre&gt;&quot;;[.G234];&quot;&lt;/genre&gt; &lt;score&gt;&quot;;[.H234];&quot;&lt;/score&gt; &lt;player&gt;&quot;;[.I234];&quot;&lt;/player&gt; &lt;story&gt;&quot;;[.J234];&quot;&lt;/story&gt; &lt;/game&gt;&quot;)" office:value-type="string" office:string-value="&lt;game name=&quot;Missile Control (Europe)&quot;&gt; &lt;year&gt;1983&lt;/year&gt; &lt;rating&gt;ESRB - E (Everyone)&lt;/rating&gt; &lt;title&gt;Missile Control &lt;/title&gt; &lt;pub&gt;Video Gems&lt;/pub&gt; &lt;dev&gt;Video Gems&lt;/dev&gt; &lt;genre&gt;Shooter&lt;/genre&gt; &lt;score&gt;1.8&lt;/score&gt; &lt;player&gt;1 Player&lt;/player&gt; &lt;story&gt;Missile Control is a Missile Command-style game. The player has to defend their cities from incoming bombs fire by alien spaceships.The player controls a cursor on the screen which indicates the direction of fire for the defense missiles. Once launched, they travel in a straight line from the launcher through the point the player specified until they hit an object. Each level is won by destroying all alien spaceships. The player loses once all their cities are destroyed. Bonus cities can be obtained by destroying a sufficient number of alien spacecraft.The game gets progressively harder, for example bombs will fall faster and energy barriers might protect the aliens from the player's attacks. To get around the barriers, players can deflect their shots from large defense missiles launched at the sides of the screen.&lt;/story&gt; &lt;/game&gt;">
            <text:p>&lt;game name="Missile Control (Europe)"&gt; &lt;year&gt;1983&lt;/year&gt; &lt;rating&gt;ESRB - E (Everyone)&lt;/rating&gt; &lt;title&gt;Missile Control &lt;/title&gt; &lt;pub&gt;Video Gems&lt;/pub&gt; &lt;dev&gt;Video Gems&lt;/dev&gt; &lt;genre&gt;Shooter&lt;/genre&gt; &lt;score&gt;1.8&lt;/score&gt; &lt;player&gt;1 Player&lt;/player&gt; &lt;story&gt;Missile Control is a Missile Command-style game. The player has to defend their cities from incoming bombs fire by alien spaceships.The player controls a cursor on the screen which indicates the direction of fire for the defense missiles. Once launched, they travel in a straight line from the launcher through the point the player specified until they hit an object. Each level is won by destroying all alien spaceships. The player loses once all their cities are destroyed. Bonus cities can be obtained by destroying a sufficient number of alien spacecraft.The game gets progressively harder, for example bombs will fall faster and energy barriers might protect the aliens from the player's attacks. To get around the barriers, players can deflect their shots from large defense missiles launched at the sides of the screen.&lt;/story&gt; &lt;/game&gt;</text:p>
          </table:table-cell>
        </table:table-row>
        <table:table-row table:style-name="ro1">
          <table:table-cell office:value-type="string">
            <text:p>Mission 3,000 A.D. (Europe)</text:p>
          </table:table-cell>
          <table:table-cell office:value-type="string">
            <text:p>1983</text:p>
          </table:table-cell>
          <table:table-cell office:value-type="string">
            <text:p>ESRB - E (Everyone)</text:p>
          </table:table-cell>
          <table:table-cell office:value-type="string">
            <text:p>Mission 3,000 A.D. </text:p>
          </table:table-cell>
          <table:table-cell table:number-columns-repeated="2" office:value-type="string">
            <text:p>Bit Corporation</text:p>
          </table:table-cell>
          <table:table-cell office:value-type="string">
            <text:p>Shoot-'Em-Up</text:p>
          </table:table-cell>
          <table:table-cell office:value-type="string">
            <text:p>1.0</text:p>
          </table:table-cell>
          <table:table-cell table:style-name="Default" office:value-type="string">
            <text:p>1 Player</text:p>
          </table:table-cell>
          <table:table-cell office:value-type="string">
            <text:p>Mission 3000 is an arcade action game where you control the space ship Thunderhawk on a mission to destroy enemy starbases. On each level, there are six heavily guarded starbases which you need to locate and destroy. To help out, at the bottom of the screen is a scanner which shows the location of the Thunderhawk as well as the starbases. In the main view, the Thunderhawk is visible at the center of the screen which will scroll to follow your movement. To destroy the starbases and numerous attacking starfighters, the Thunderhawk is equipped with lasers which can be fired in eight different directions. When all six starbases have been destroyed, you are awarded an extra life before moving on to the next, more difficult level. The game ends when all of your lives have been lost.</text:p>
          </table:table-cell>
          <table:table-cell table:formula="of:=CONCATENATE(&quot;&lt;game name=&quot;;CHAR(34);[.A235];CHAR(34);&quot;&gt; &lt;year&gt;&quot;;[.B235];&quot;&lt;/year&gt; &lt;rating&gt;&quot;;[.C235];&quot;&lt;/rating&gt; &lt;title&gt;&quot;;[.D235];&quot;&lt;/title&gt; &lt;pub&gt;&quot;;[.E235];&quot;&lt;/pub&gt; &lt;dev&gt;&quot;;[.F235];&quot;&lt;/dev&gt; &lt;genre&gt;&quot;;[.G235];&quot;&lt;/genre&gt; &lt;score&gt;&quot;;[.H235];&quot;&lt;/score&gt; &lt;player&gt;&quot;;[.I235];&quot;&lt;/player&gt; &lt;story&gt;&quot;;[.J235];&quot;&lt;/story&gt; &lt;/game&gt;&quot;)" office:value-type="string" office:string-value="&lt;game name=&quot;Mission 3,000 A.D. (Europe)&quot;&gt; &lt;year&gt;1983&lt;/year&gt; &lt;rating&gt;ESRB - E (Everyone)&lt;/rating&gt; &lt;title&gt;Mission 3,000 A.D. &lt;/title&gt; &lt;pub&gt;Bit Corporation&lt;/pub&gt; &lt;dev&gt;Bit Corporation&lt;/dev&gt; &lt;genre&gt;Shoot-'Em-Up&lt;/genre&gt; &lt;score&gt;1.0&lt;/score&gt; &lt;player&gt;1 Player&lt;/player&gt; &lt;story&gt;Mission 3000 is an arcade action game where you control the space ship Thunderhawk on a mission to destroy enemy starbases. On each level, there are six heavily guarded starbases which you need to locate and destroy. To help out, at the bottom of the screen is a scanner which shows the location of the Thunderhawk as well as the starbases. In the main view, the Thunderhawk is visible at the center of the screen which will scroll to follow your movement. To destroy the starbases and numerous attacking starfighters, the Thunderhawk is equipped with lasers which can be fired in eight different directions. When all six starbases have been destroyed, you are awarded an extra life before moving on to the next, more difficult level. The game ends when all of your lives have been lost.&lt;/story&gt; &lt;/game&gt;">
            <text:p>&lt;game name="Mission 3,000 A.D. (Europe)"&gt; &lt;year&gt;1983&lt;/year&gt; &lt;rating&gt;ESRB - E (Everyone)&lt;/rating&gt; &lt;title&gt;Mission 3,000 A.D. &lt;/title&gt; &lt;pub&gt;Bit Corporation&lt;/pub&gt; &lt;dev&gt;Bit Corporation&lt;/dev&gt; &lt;genre&gt;Shoot-'Em-Up&lt;/genre&gt; &lt;score&gt;1.0&lt;/score&gt; &lt;player&gt;1 Player&lt;/player&gt; &lt;story&gt;Mission 3000 is an arcade action game where you control the space ship Thunderhawk on a mission to destroy enemy starbases. On each level, there are six heavily guarded starbases which you need to locate and destroy. To help out, at the bottom of the screen is a scanner which shows the location of the Thunderhawk as well as the starbases. In the main view, the Thunderhawk is visible at the center of the screen which will scroll to follow your movement. To destroy the starbases and numerous attacking starfighters, the Thunderhawk is equipped with lasers which can be fired in eight different directions. When all six starbases have been destroyed, you are awarded an extra life before moving on to the next, more difficult level. The game ends when all of your lives have been lost.&lt;/story&gt; &lt;/game&gt;</text:p>
          </table:table-cell>
        </table:table-row>
        <table:table-row table:style-name="ro1">
          <table:table-cell office:value-type="string">
            <text:p>Mission Survive (Europe)</text:p>
          </table:table-cell>
          <table:table-cell office:value-type="string">
            <text:p>1983</text:p>
          </table:table-cell>
          <table:table-cell office:value-type="string">
            <text:p>ESRB - E (Everyone)</text:p>
          </table:table-cell>
          <table:table-cell office:value-type="string">
            <text:p>Mission Survive </text:p>
          </table:table-cell>
          <table:table-cell table:number-columns-repeated="2" office:value-type="string">
            <text:p>Video Gems</text:p>
          </table:table-cell>
          <table:table-cell office:value-type="string">
            <text:p>Shooter</text:p>
          </table:table-cell>
          <table:table-cell office:value-type="string">
            <text:p>1.8</text:p>
          </table:table-cell>
          <table:table-cell table:style-name="Default" office:value-type="string">
            <text:p>1 Player</text:p>
          </table:table-cell>
          <table:table-cell office:value-type="string">
            <text:p>You're In command of the last all-terestrial battle speedster. The enemy is all around you, dropping smart ombs, blasting your roadway and throwing up obstacles to challenge your skill and test your will to survive.</text:p>
          </table:table-cell>
          <table:table-cell table:formula="of:=CONCATENATE(&quot;&lt;game name=&quot;;CHAR(34);[.A236];CHAR(34);&quot;&gt; &lt;year&gt;&quot;;[.B236];&quot;&lt;/year&gt; &lt;rating&gt;&quot;;[.C236];&quot;&lt;/rating&gt; &lt;title&gt;&quot;;[.D236];&quot;&lt;/title&gt; &lt;pub&gt;&quot;;[.E236];&quot;&lt;/pub&gt; &lt;dev&gt;&quot;;[.F236];&quot;&lt;/dev&gt; &lt;genre&gt;&quot;;[.G236];&quot;&lt;/genre&gt; &lt;score&gt;&quot;;[.H236];&quot;&lt;/score&gt; &lt;player&gt;&quot;;[.I236];&quot;&lt;/player&gt; &lt;story&gt;&quot;;[.J236];&quot;&lt;/story&gt; &lt;/game&gt;&quot;)" office:value-type="string" office:string-value="&lt;game name=&quot;Mission Survive (Europe)&quot;&gt; &lt;year&gt;1983&lt;/year&gt; &lt;rating&gt;ESRB - E (Everyone)&lt;/rating&gt; &lt;title&gt;Mission Survive &lt;/title&gt; &lt;pub&gt;Video Gems&lt;/pub&gt; &lt;dev&gt;Video Gems&lt;/dev&gt; &lt;genre&gt;Shooter&lt;/genre&gt; &lt;score&gt;1.8&lt;/score&gt; &lt;player&gt;1 Player&lt;/player&gt; &lt;story&gt;You're In command of the last all-terestrial battle speedster. The enemy is all around you, dropping smart ombs, blasting your roadway and throwing up obstacles to challenge your skill and test your will to survive.&lt;/story&gt; &lt;/game&gt;">
            <text:p>&lt;game name="Mission Survive (Europe)"&gt; &lt;year&gt;1983&lt;/year&gt; &lt;rating&gt;ESRB - E (Everyone)&lt;/rating&gt; &lt;title&gt;Mission Survive &lt;/title&gt; &lt;pub&gt;Video Gems&lt;/pub&gt; &lt;dev&gt;Video Gems&lt;/dev&gt; &lt;genre&gt;Shooter&lt;/genre&gt; &lt;score&gt;1.8&lt;/score&gt; &lt;player&gt;1 Player&lt;/player&gt; &lt;story&gt;You're In command of the last all-terestrial battle speedster. The enemy is all around you, dropping smart ombs, blasting your roadway and throwing up obstacles to challenge your skill and test your will to survive.&lt;/story&gt; &lt;/game&gt;</text:p>
          </table:table-cell>
        </table:table-row>
        <table:table-row table:style-name="ro1">
          <table:table-cell office:value-type="string">
            <text:p>Mogul Maniac (USA)</text:p>
          </table:table-cell>
          <table:table-cell office:value-type="string">
            <text:p>1983</text:p>
          </table:table-cell>
          <table:table-cell office:value-type="string">
            <text:p>ESRB - E (Everyone)</text:p>
          </table:table-cell>
          <table:table-cell office:value-type="string">
            <text:p>Mogul Maniac </text:p>
          </table:table-cell>
          <table:table-cell table:number-columns-repeated="2" office:value-type="string">
            <text:p>Amiga Corporation</text:p>
          </table:table-cell>
          <table:table-cell office:value-type="string">
            <text:p>Sports/Skiing</text:p>
          </table:table-cell>
          <table:table-cell office:value-type="string">
            <text:p>3.0</text:p>
          </table:table-cell>
          <table:table-cell table:style-name="Default" office:value-type="string">
            <text:p>1 Player</text:p>
          </table:table-cell>
          <table:table-cell office:value-type="string">
            <text:p>Mogul Maniac is a 1st-person perspective (although you can see your ski's) skiing game where the objective is to get through the open and and closed gates as quickly as possible. The gates consists of 2 poles of the same color: either red or blue of which the objective is to ski between those poles.The game consists of 9 different courses as well as 2 different difficulty settings (novice and expert). In the novice setting you will be penalized 5 seconds for each gate you miss, the expert setting however automatically disqualifies you if you miss a gate (although you still can complete the run).There also is no limit to the number of players that can play, but only the fastest time will be shown on the screen.</text:p>
          </table:table-cell>
          <table:table-cell table:formula="of:=CONCATENATE(&quot;&lt;game name=&quot;;CHAR(34);[.A237];CHAR(34);&quot;&gt; &lt;year&gt;&quot;;[.B237];&quot;&lt;/year&gt; &lt;rating&gt;&quot;;[.C237];&quot;&lt;/rating&gt; &lt;title&gt;&quot;;[.D237];&quot;&lt;/title&gt; &lt;pub&gt;&quot;;[.E237];&quot;&lt;/pub&gt; &lt;dev&gt;&quot;;[.F237];&quot;&lt;/dev&gt; &lt;genre&gt;&quot;;[.G237];&quot;&lt;/genre&gt; &lt;score&gt;&quot;;[.H237];&quot;&lt;/score&gt; &lt;player&gt;&quot;;[.I237];&quot;&lt;/player&gt; &lt;story&gt;&quot;;[.J237];&quot;&lt;/story&gt; &lt;/game&gt;&quot;)" office:value-type="string" office:string-value="&lt;game name=&quot;Mogul Maniac (USA)&quot;&gt; &lt;year&gt;1983&lt;/year&gt; &lt;rating&gt;ESRB - E (Everyone)&lt;/rating&gt; &lt;title&gt;Mogul Maniac &lt;/title&gt; &lt;pub&gt;Amiga Corporation&lt;/pub&gt; &lt;dev&gt;Amiga Corporation&lt;/dev&gt; &lt;genre&gt;Sports/Skiing&lt;/genre&gt; &lt;score&gt;3.0&lt;/score&gt; &lt;player&gt;1 Player&lt;/player&gt; &lt;story&gt;Mogul Maniac is a 1st-person perspective (although you can see your ski's) skiing game where the objective is to get through the open and and closed gates as quickly as possible. The gates consists of 2 poles of the same color: either red or blue of which the objective is to ski between those poles.The game consists of 9 different courses as well as 2 different difficulty settings (novice and expert). In the novice setting you will be penalized 5 seconds for each gate you miss, the expert setting however automatically disqualifies you if you miss a gate (although you still can complete the run).There also is no limit to the number of players that can play, but only the fastest time will be shown on the screen.&lt;/story&gt; &lt;/game&gt;">
            <text:p>&lt;game name="Mogul Maniac (USA)"&gt; &lt;year&gt;1983&lt;/year&gt; &lt;rating&gt;ESRB - E (Everyone)&lt;/rating&gt; &lt;title&gt;Mogul Maniac &lt;/title&gt; &lt;pub&gt;Amiga Corporation&lt;/pub&gt; &lt;dev&gt;Amiga Corporation&lt;/dev&gt; &lt;genre&gt;Sports/Skiing&lt;/genre&gt; &lt;score&gt;3.0&lt;/score&gt; &lt;player&gt;1 Player&lt;/player&gt; &lt;story&gt;Mogul Maniac is a 1st-person perspective (although you can see your ski's) skiing game where the objective is to get through the open and and closed gates as quickly as possible. The gates consists of 2 poles of the same color: either red or blue of which the objective is to ski between those poles.The game consists of 9 different courses as well as 2 different difficulty settings (novice and expert). In the novice setting you will be penalized 5 seconds for each gate you miss, the expert setting however automatically disqualifies you if you miss a gate (although you still can complete the run).There also is no limit to the number of players that can play, but only the fastest time will be shown on the screen.&lt;/story&gt; &lt;/game&gt;</text:p>
          </table:table-cell>
        </table:table-row>
        <table:table-row table:style-name="ro1">
          <table:table-cell office:value-type="string">
            <text:p>Montezuma's Revenge - Featuring Panama Joe (USA)</text:p>
          </table:table-cell>
          <table:table-cell office:value-type="string">
            <text:p>1984</text:p>
          </table:table-cell>
          <table:table-cell office:value-type="string">
            <text:p>ESRB - E (Everyone)</text:p>
          </table:table-cell>
          <table:table-cell office:value-type="string">
            <text:p>Montezuma's Revenge - Featuring Panama Joe </text:p>
          </table:table-cell>
          <table:table-cell table:number-columns-repeated="2" office:value-type="string">
            <text:p>Parker Brothers</text:p>
          </table:table-cell>
          <table:table-cell office:value-type="string">
            <text:p>Platform</text:p>
          </table:table-cell>
          <table:table-cell office:value-type="string">
            <text:p>4.0</text:p>
          </table:table-cell>
          <table:table-cell table:style-name="Default" office:value-type="string">
            <text:p>1 Player</text:p>
          </table:table-cell>
          <table:table-cell office:value-type="string">
            <text:p>You play as a treasure hunter named Panama Joe, whose goal is to find an ancient treasure hidden by Aztec warrior <text:s/>deep inside catacombs. But beware, the catacombs are a large maze inhabited by monsters. Bouncing and rolling skulls, dancing spiders, disappearing and re-appearing chains and tons of fire await you. You'll have to find many keys and unlock doors in order to reach your goal. Panama Joe can jump and climb ladders, but doesn't have much to offer in terms of combat. That's why the monsters in the game should be avoided: a collision with an enemy leads to a premature death.</text:p>
          </table:table-cell>
          <table:table-cell table:formula="of:=CONCATENATE(&quot;&lt;game name=&quot;;CHAR(34);[.A238];CHAR(34);&quot;&gt; &lt;year&gt;&quot;;[.B238];&quot;&lt;/year&gt; &lt;rating&gt;&quot;;[.C238];&quot;&lt;/rating&gt; &lt;title&gt;&quot;;[.D238];&quot;&lt;/title&gt; &lt;pub&gt;&quot;;[.E238];&quot;&lt;/pub&gt; &lt;dev&gt;&quot;;[.F238];&quot;&lt;/dev&gt; &lt;genre&gt;&quot;;[.G238];&quot;&lt;/genre&gt; &lt;score&gt;&quot;;[.H238];&quot;&lt;/score&gt; &lt;player&gt;&quot;;[.I238];&quot;&lt;/player&gt; &lt;story&gt;&quot;;[.J238];&quot;&lt;/story&gt; &lt;/game&gt;&quot;)" office:value-type="string" office:string-value="&lt;game name=&quot;Montezuma's Revenge - Featuring Panama Joe (USA)&quot;&gt; &lt;year&gt;1984&lt;/year&gt; &lt;rating&gt;ESRB - E (Everyone)&lt;/rating&gt; &lt;title&gt;Montezuma's Revenge - Featuring Panama Joe &lt;/title&gt; &lt;pub&gt;Parker Brothers&lt;/pub&gt; &lt;dev&gt;Parker Brothers&lt;/dev&gt; &lt;genre&gt;Platform&lt;/genre&gt; &lt;score&gt;4.0&lt;/score&gt; &lt;player&gt;1 Player&lt;/player&gt; &lt;story&gt;You play as a treasure hunter named Panama Joe, whose goal is to find an ancient treasure hidden by Aztec warrior  deep inside catacombs. But beware, the catacombs are a large maze inhabited by monsters. Bouncing and rolling skulls, dancing spiders, disappearing and re-appearing chains and tons of fire await you. You'll have to find many keys and unlock doors in order to reach your goal. Panama Joe can jump and climb ladders, but doesn't have much to offer in terms of combat. That's why the monsters in the game should be avoided: a collision with an enemy leads to a premature death.&lt;/story&gt; &lt;/game&gt;">
            <text:p>&lt;game name="Montezuma's Revenge - Featuring Panama Joe (USA)"&gt; &lt;year&gt;1984&lt;/year&gt; &lt;rating&gt;ESRB - E (Everyone)&lt;/rating&gt; &lt;title&gt;Montezuma's Revenge - Featuring Panama Joe &lt;/title&gt; &lt;pub&gt;Parker Brothers&lt;/pub&gt; &lt;dev&gt;Parker Brothers&lt;/dev&gt; &lt;genre&gt;Platform&lt;/genre&gt; &lt;score&gt;4.0&lt;/score&gt; &lt;player&gt;1 Player&lt;/player&gt; &lt;story&gt;You play as a treasure hunter named Panama Joe, whose goal is to find an ancient treasure hidden by Aztec warrior <text:s/>deep inside catacombs. But beware, the catacombs are a large maze inhabited by monsters. Bouncing and rolling skulls, dancing spiders, disappearing and re-appearing chains and tons of fire await you. You'll have to find many keys and unlock doors in order to reach your goal. Panama Joe can jump and climb ladders, but doesn't have much to offer in terms of combat. That's why the monsters in the game should be avoided: a collision with an enemy leads to a premature death.&lt;/story&gt; &lt;/game&gt;</text:p>
          </table:table-cell>
        </table:table-row>
        <table:table-row table:style-name="ro1">
          <table:table-cell office:value-type="string">
            <text:p>Moon Patrol (USA)</text:p>
          </table:table-cell>
          <table:table-cell office:value-type="string">
            <text:p>1983</text:p>
          </table:table-cell>
          <table:table-cell office:value-type="string">
            <text:p>ESRB - E (Everyone)</text:p>
          </table:table-cell>
          <table:table-cell office:value-type="string">
            <text:p>Moon Patrol </text:p>
          </table:table-cell>
          <table:table-cell office:value-type="string">
            <text:p>Atari, Inc.</text:p>
          </table:table-cell>
          <table:table-cell office:value-type="string">
            <text:p>Irem Corp.</text:p>
          </table:table-cell>
          <table:table-cell office:value-type="string">
            <text:p>Shooter</text:p>
          </table:table-cell>
          <table:table-cell office:value-type="string">
            <text:p>3.6</text:p>
          </table:table-cell>
          <table:table-cell table:style-name="Default" office:value-type="string">
            <text:p>1-2 Players</text:p>
          </table:table-cell>
          <table:table-cell office:value-type="string">
            <text:p>The moon is under attack from a horde of aliens, and you must stop them in your armed buggy. Drive along the surface shooting the aliens and avoiding their bullets. The surface is not flat, there are craters and rocks to avoid contact with, and landmines on the surface. Flying saucers create new craters when they crash. The 25 restart points are letter-coded.</text:p>
          </table:table-cell>
          <table:table-cell table:formula="of:=CONCATENATE(&quot;&lt;game name=&quot;;CHAR(34);[.A239];CHAR(34);&quot;&gt; &lt;year&gt;&quot;;[.B239];&quot;&lt;/year&gt; &lt;rating&gt;&quot;;[.C239];&quot;&lt;/rating&gt; &lt;title&gt;&quot;;[.D239];&quot;&lt;/title&gt; &lt;pub&gt;&quot;;[.E239];&quot;&lt;/pub&gt; &lt;dev&gt;&quot;;[.F239];&quot;&lt;/dev&gt; &lt;genre&gt;&quot;;[.G239];&quot;&lt;/genre&gt; &lt;score&gt;&quot;;[.H239];&quot;&lt;/score&gt; &lt;player&gt;&quot;;[.I239];&quot;&lt;/player&gt; &lt;story&gt;&quot;;[.J239];&quot;&lt;/story&gt; &lt;/game&gt;&quot;)" office:value-type="string" office:string-value="&lt;game name=&quot;Moon Patrol (USA)&quot;&gt; &lt;year&gt;1983&lt;/year&gt; &lt;rating&gt;ESRB - E (Everyone)&lt;/rating&gt; &lt;title&gt;Moon Patrol &lt;/title&gt; &lt;pub&gt;Atari, Inc.&lt;/pub&gt; &lt;dev&gt;Irem Corp.&lt;/dev&gt; &lt;genre&gt;Shooter&lt;/genre&gt; &lt;score&gt;3.6&lt;/score&gt; &lt;player&gt;1-2 Players&lt;/player&gt; &lt;story&gt;The moon is under attack from a horde of aliens, and you must stop them in your armed buggy. Drive along the surface shooting the aliens and avoiding their bullets. The surface is not flat, there are craters and rocks to avoid contact with, and landmines on the surface. Flying saucers create new craters when they crash. The 25 restart points are letter-coded.&lt;/story&gt; &lt;/game&gt;">
            <text:p>&lt;game name="Moon Patrol (USA)"&gt; &lt;year&gt;1983&lt;/year&gt; &lt;rating&gt;ESRB - E (Everyone)&lt;/rating&gt; &lt;title&gt;Moon Patrol &lt;/title&gt; &lt;pub&gt;Atari, Inc.&lt;/pub&gt; &lt;dev&gt;Irem Corp.&lt;/dev&gt; &lt;genre&gt;Shooter&lt;/genre&gt; &lt;score&gt;3.6&lt;/score&gt; &lt;player&gt;1-2 Players&lt;/player&gt; &lt;story&gt;The moon is under attack from a horde of aliens, and you must stop them in your armed buggy. Drive along the surface shooting the aliens and avoiding their bullets. The surface is not flat, there are craters and rocks to avoid contact with, and landmines on the surface. Flying saucers create new craters when they crash. The 25 restart points are letter-coded.&lt;/story&gt; &lt;/game&gt;</text:p>
          </table:table-cell>
        </table:table-row>
        <table:table-row table:style-name="ro1">
          <table:table-cell office:value-type="string">
            <text:p>Moonsweeper (USA)</text:p>
          </table:table-cell>
          <table:table-cell office:value-type="string">
            <text:p>1983</text:p>
          </table:table-cell>
          <table:table-cell office:value-type="string">
            <text:p>ESRB - E (Everyone)</text:p>
          </table:table-cell>
          <table:table-cell office:value-type="string">
            <text:p>Moonsweeper </text:p>
          </table:table-cell>
          <table:table-cell table:number-columns-repeated="2" office:value-type="string">
            <text:p>Imagic</text:p>
          </table:table-cell>
          <table:table-cell office:value-type="string">
            <text:p>Shoot-'Em-Up</text:p>
          </table:table-cell>
          <table:table-cell office:value-type="string">
            <text:p>3.2</text:p>
          </table:table-cell>
          <table:table-cell table:style-name="Default" office:value-type="string">
            <text:p>1-2 Players</text:p>
          </table:table-cell>
          <table:table-cell office:value-type="string">
            <text:p>In Moonsweeper your goal is to rescue miners from the moons in Star Quadrant Jupiter. You begin your mission in space where you must avoid deadly aurora flares, photon torches and space bullets from the sun in this quadrant. From time to time you will see a moon pass by, and by flying near it you can descend to the surface. As you sweep along the surface, you will see stranded miners which need to be rescued by flying over them. Also on the moons surface are various obstacles which must be avoided or destroyed, such as towers and lunar satellites as well as alien surface destroyers. Should you survive and rescue six miners (the maximum your ship can carry), then you may take off from the surface by using the accelerator rings. There are several different types of moons found in this quadrant, each with a different level of difficulty. To help out, your ship is equipped with photon torpedoes and shields (though you will lose points while using the shield).</text:p>
          </table:table-cell>
          <table:table-cell table:formula="of:=CONCATENATE(&quot;&lt;game name=&quot;;CHAR(34);[.A240];CHAR(34);&quot;&gt; &lt;year&gt;&quot;;[.B240];&quot;&lt;/year&gt; &lt;rating&gt;&quot;;[.C240];&quot;&lt;/rating&gt; &lt;title&gt;&quot;;[.D240];&quot;&lt;/title&gt; &lt;pub&gt;&quot;;[.E240];&quot;&lt;/pub&gt; &lt;dev&gt;&quot;;[.F240];&quot;&lt;/dev&gt; &lt;genre&gt;&quot;;[.G240];&quot;&lt;/genre&gt; &lt;score&gt;&quot;;[.H240];&quot;&lt;/score&gt; &lt;player&gt;&quot;;[.I240];&quot;&lt;/player&gt; &lt;story&gt;&quot;;[.J240];&quot;&lt;/story&gt; &lt;/game&gt;&quot;)" office:value-type="string" office:string-value="&lt;game name=&quot;Moonsweeper (USA)&quot;&gt; &lt;year&gt;1983&lt;/year&gt; &lt;rating&gt;ESRB - E (Everyone)&lt;/rating&gt; &lt;title&gt;Moonsweeper &lt;/title&gt; &lt;pub&gt;Imagic&lt;/pub&gt; &lt;dev&gt;Imagic&lt;/dev&gt; &lt;genre&gt;Shoot-'Em-Up&lt;/genre&gt; &lt;score&gt;3.2&lt;/score&gt; &lt;player&gt;1-2 Players&lt;/player&gt; &lt;story&gt;In Moonsweeper your goal is to rescue miners from the moons in Star Quadrant Jupiter. You begin your mission in space where you must avoid deadly aurora flares, photon torches and space bullets from the sun in this quadrant. From time to time you will see a moon pass by, and by flying near it you can descend to the surface. As you sweep along the surface, you will see stranded miners which need to be rescued by flying over them. Also on the moons surface are various obstacles which must be avoided or destroyed, such as towers and lunar satellites as well as alien surface destroyers. Should you survive and rescue six miners (the maximum your ship can carry), then you may take off from the surface by using the accelerator rings. There are several different types of moons found in this quadrant, each with a different level of difficulty. To help out, your ship is equipped with photon torpedoes and shields (though you will lose points while using the shield).&lt;/story&gt; &lt;/game&gt;">
            <text:p>&lt;game name="Moonsweeper (USA)"&gt; &lt;year&gt;1983&lt;/year&gt; &lt;rating&gt;ESRB - E (Everyone)&lt;/rating&gt; &lt;title&gt;Moonsweeper &lt;/title&gt; &lt;pub&gt;Imagic&lt;/pub&gt; &lt;dev&gt;Imagic&lt;/dev&gt; &lt;genre&gt;Shoot-'Em-Up&lt;/genre&gt; &lt;score&gt;3.2&lt;/score&gt; &lt;player&gt;1-2 Players&lt;/player&gt; &lt;story&gt;In Moonsweeper your goal is to rescue miners from the moons in Star Quadrant Jupiter. You begin your mission in space where you must avoid deadly aurora flares, photon torches and space bullets from the sun in this quadrant. From time to time you will see a moon pass by, and by flying near it you can descend to the surface. As you sweep along the surface, you will see stranded miners which need to be rescued by flying over them. Also on the moons surface are various obstacles which must be avoided or destroyed, such as towers and lunar satellites as well as alien surface destroyers. Should you survive and rescue six miners (the maximum your ship can carry), then you may take off from the surface by using the accelerator rings. There are several different types of moons found in this quadrant, each with a different level of difficulty. To help out, your ship is equipped with photon torpedoes and shields (though you will lose points while using the shield).&lt;/story&gt; &lt;/game&gt;</text:p>
          </table:table-cell>
        </table:table-row>
        <table:table-row table:style-name="ro1">
          <table:table-cell office:value-type="string">
            <text:p>Motocross (Europe)</text:p>
          </table:table-cell>
          <table:table-cell office:value-type="string">
            <text:p>1983</text:p>
          </table:table-cell>
          <table:table-cell office:value-type="string">
            <text:p>ESRB - E (Everyone)</text:p>
          </table:table-cell>
          <table:table-cell office:value-type="string">
            <text:p>Motocross </text:p>
          </table:table-cell>
          <table:table-cell table:number-columns-repeated="2" office:value-type="string">
            <text:p>Suntek</text:p>
          </table:table-cell>
          <table:table-cell office:value-type="string">
            <text:p>Motorcycle</text:p>
          </table:table-cell>
          <table:table-cell office:value-type="string">
            <text:p>2.8</text:p>
          </table:table-cell>
          <table:table-cell table:style-name="Default" office:value-type="string">
            <text:p>1-2 Players</text:p>
          </table:table-cell>
          <table:table-cell office:value-type="string">
            <text:p>Motocross is a motorcycle racing game viewed from a top-down perspective. The player rides a bike against an endless number of opponents on a straight road, trying to avoid running into them. In addition, the player has to watch the amount of gas left in the tank. The fuel gauge can be restored by driving over fuel cans. The goal of the game is to overtake a specified amount of bikes. Once this is accomplished, a new "scene" starts, and the difficulty is increased.</text:p>
          </table:table-cell>
          <table:table-cell table:formula="of:=CONCATENATE(&quot;&lt;game name=&quot;;CHAR(34);[.A241];CHAR(34);&quot;&gt; &lt;year&gt;&quot;;[.B241];&quot;&lt;/year&gt; &lt;rating&gt;&quot;;[.C241];&quot;&lt;/rating&gt; &lt;title&gt;&quot;;[.D241];&quot;&lt;/title&gt; &lt;pub&gt;&quot;;[.E241];&quot;&lt;/pub&gt; &lt;dev&gt;&quot;;[.F241];&quot;&lt;/dev&gt; &lt;genre&gt;&quot;;[.G241];&quot;&lt;/genre&gt; &lt;score&gt;&quot;;[.H241];&quot;&lt;/score&gt; &lt;player&gt;&quot;;[.I241];&quot;&lt;/player&gt; &lt;story&gt;&quot;;[.J241];&quot;&lt;/story&gt; &lt;/game&gt;&quot;)" office:value-type="string" office:string-value="&lt;game name=&quot;Motocross (Europe)&quot;&gt; &lt;year&gt;1983&lt;/year&gt; &lt;rating&gt;ESRB - E (Everyone)&lt;/rating&gt; &lt;title&gt;Motocross &lt;/title&gt; &lt;pub&gt;Suntek&lt;/pub&gt; &lt;dev&gt;Suntek&lt;/dev&gt; &lt;genre&gt;Motorcycle&lt;/genre&gt; &lt;score&gt;2.8&lt;/score&gt; &lt;player&gt;1-2 Players&lt;/player&gt; &lt;story&gt;Motocross is a motorcycle racing game viewed from a top-down perspective. The player rides a bike against an endless number of opponents on a straight road, trying to avoid running into them. In addition, the player has to watch the amount of gas left in the tank. The fuel gauge can be restored by driving over fuel cans. The goal of the game is to overtake a specified amount of bikes. Once this is accomplished, a new &quot;scene&quot; starts, and the difficulty is increased.&lt;/story&gt; &lt;/game&gt;">
            <text:p>&lt;game name="Motocross (Europe)"&gt; &lt;year&gt;1983&lt;/year&gt; &lt;rating&gt;ESRB - E (Everyone)&lt;/rating&gt; &lt;title&gt;Motocross &lt;/title&gt; &lt;pub&gt;Suntek&lt;/pub&gt; &lt;dev&gt;Suntek&lt;/dev&gt; &lt;genre&gt;Motorcycle&lt;/genre&gt; &lt;score&gt;2.8&lt;/score&gt; &lt;player&gt;1-2 Players&lt;/player&gt; &lt;story&gt;Motocross is a motorcycle racing game viewed from a top-down perspective. The player rides a bike against an endless number of opponents on a straight road, trying to avoid running into them. In addition, the player has to watch the amount of gas left in the tank. The fuel gauge can be restored by driving over fuel cans. The goal of the game is to overtake a specified amount of bikes. Once this is accomplished, a new "scene" starts, and the difficulty is increased.&lt;/story&gt; &lt;/game&gt;</text:p>
          </table:table-cell>
        </table:table-row>
        <table:table-row table:style-name="ro1">
          <table:table-cell office:value-type="string">
            <text:p>Motocross Racer (USA)</text:p>
          </table:table-cell>
          <table:table-cell office:value-type="string">
            <text:p>1983</text:p>
          </table:table-cell>
          <table:table-cell office:value-type="string">
            <text:p>ESRB - E (Everyone)</text:p>
          </table:table-cell>
          <table:table-cell office:value-type="string">
            <text:p>Motocross Racer </text:p>
          </table:table-cell>
          <table:table-cell office:value-type="string">
            <text:p>Xonox</text:p>
          </table:table-cell>
          <table:table-cell office:value-type="string">
            <text:p>K-Tel Software</text:p>
          </table:table-cell>
          <table:table-cell office:value-type="string">
            <text:p>Motorcycle</text:p>
          </table:table-cell>
          <table:table-cell office:value-type="string">
            <text:p>3.0</text:p>
          </table:table-cell>
          <table:table-cell table:style-name="Default" office:value-type="string">
            <text:p>1 Player</text:p>
          </table:table-cell>
          <table:table-cell office:value-type="string">
            <text:p>Motocross Racer is a bike racing game where you need to race through three different scenes in the shortest amount of time possible. Each scene takes place in a different location with a different perspective. First you will race through the desert with a 3-D behind the bike point of view. Rocks, cacti, scorpions, and other obstacles should be avoided or you'll crash and lose valuable time. Next you'll race a winding path uphill through the woods. This section has a top down view, and you'll lose time if you wander off the track or crash into obstacles. The final segment of the race takes place on the beach with a side scrolling point of view. Various obstacles and other racers will all get in your way here! If you crash too many times, or take too long the game will be over.</text:p>
          </table:table-cell>
          <table:table-cell table:formula="of:=CONCATENATE(&quot;&lt;game name=&quot;;CHAR(34);[.A242];CHAR(34);&quot;&gt; &lt;year&gt;&quot;;[.B242];&quot;&lt;/year&gt; &lt;rating&gt;&quot;;[.C242];&quot;&lt;/rating&gt; &lt;title&gt;&quot;;[.D242];&quot;&lt;/title&gt; &lt;pub&gt;&quot;;[.E242];&quot;&lt;/pub&gt; &lt;dev&gt;&quot;;[.F242];&quot;&lt;/dev&gt; &lt;genre&gt;&quot;;[.G242];&quot;&lt;/genre&gt; &lt;score&gt;&quot;;[.H242];&quot;&lt;/score&gt; &lt;player&gt;&quot;;[.I242];&quot;&lt;/player&gt; &lt;story&gt;&quot;;[.J242];&quot;&lt;/story&gt; &lt;/game&gt;&quot;)" office:value-type="string" office:string-value="&lt;game name=&quot;Motocross Racer (USA)&quot;&gt; &lt;year&gt;1983&lt;/year&gt; &lt;rating&gt;ESRB - E (Everyone)&lt;/rating&gt; &lt;title&gt;Motocross Racer &lt;/title&gt; &lt;pub&gt;Xonox&lt;/pub&gt; &lt;dev&gt;K-Tel Software&lt;/dev&gt; &lt;genre&gt;Motorcycle&lt;/genre&gt; &lt;score&gt;3.0&lt;/score&gt; &lt;player&gt;1 Player&lt;/player&gt; &lt;story&gt;Motocross Racer is a bike racing game where you need to race through three different scenes in the shortest amount of time possible. Each scene takes place in a different location with a different perspective. First you will race through the desert with a 3-D behind the bike point of view. Rocks, cacti, scorpions, and other obstacles should be avoided or you'll crash and lose valuable time. Next you'll race a winding path uphill through the woods. This section has a top down view, and you'll lose time if you wander off the track or crash into obstacles. The final segment of the race takes place on the beach with a side scrolling point of view. Various obstacles and other racers will all get in your way here! If you crash too many times, or take too long the game will be over.&lt;/story&gt; &lt;/game&gt;">
            <text:p>&lt;game name="Motocross Racer (USA)"&gt; &lt;year&gt;1983&lt;/year&gt; &lt;rating&gt;ESRB - E (Everyone)&lt;/rating&gt; &lt;title&gt;Motocross Racer &lt;/title&gt; &lt;pub&gt;Xonox&lt;/pub&gt; &lt;dev&gt;K-Tel Software&lt;/dev&gt; &lt;genre&gt;Motorcycle&lt;/genre&gt; &lt;score&gt;3.0&lt;/score&gt; &lt;player&gt;1 Player&lt;/player&gt; &lt;story&gt;Motocross Racer is a bike racing game where you need to race through three different scenes in the shortest amount of time possible. Each scene takes place in a different location with a different perspective. First you will race through the desert with a 3-D behind the bike point of view. Rocks, cacti, scorpions, and other obstacles should be avoided or you'll crash and lose valuable time. Next you'll race a winding path uphill through the woods. This section has a top down view, and you'll lose time if you wander off the track or crash into obstacles. The final segment of the race takes place on the beach with a side scrolling point of view. Various obstacles and other racers will all get in your way here! If you crash too many times, or take too long the game will be over.&lt;/story&gt; &lt;/game&gt;</text:p>
          </table:table-cell>
        </table:table-row>
        <table:table-row table:style-name="ro1">
          <table:table-cell office:value-type="string">
            <text:p>MotoRodeo (USA)</text:p>
          </table:table-cell>
          <table:table-cell office:value-type="string">
            <text:p>1990</text:p>
          </table:table-cell>
          <table:table-cell office:value-type="string">
            <text:p>ESRB - E (Everyone)</text:p>
          </table:table-cell>
          <table:table-cell office:value-type="string">
            <text:p>MotoRodeo </text:p>
          </table:table-cell>
          <table:table-cell office:value-type="string">
            <text:p>Atari Corporation</text:p>
          </table:table-cell>
          <table:table-cell office:value-type="string">
            <text:p>Axlon</text:p>
          </table:table-cell>
          <table:table-cell office:value-type="string">
            <text:p>Driving</text:p>
          </table:table-cell>
          <table:table-cell office:value-type="string">
            <text:p>1.2</text:p>
          </table:table-cell>
          <table:table-cell table:style-name="Default" office:value-type="string">
            <text:p>1-2 Players</text:p>
          </table:table-cell>
          <table:table-cell office:value-type="string">
            <text:p>This is a monster truck race that features true split screen action on an Atari 2600.First, you move the joystick(s) up or down to select if this opponent will be a human player or computer, a blazer or a truck and whether it will have tires or trax. Tires allow you to go over obstacles easier, trax make you bounce higher. Then on the next screen, you select weather you are going to do a competition at hard, medium or easy or whether you are going to practice one of the obstacles in the game.Press the joystick button to accelerate. Move the joystick down to do a wheelie when on the ground. Move the joystick left and right when in the air to control your spin. Move the joystick left and right quickly to escape mud bogs. Press the joystick button and push forward to use a nitro burst if you collected them.Difficulty switchesOnly the left switch is used. Set it to A for a scoring game in which the player with the most points at the end of the race wins.Set it to B for a timing race in which the first player across the finish line wins.ScoringIf the difficulty switch is set to A, the scoring is as follows:Landing upright and flat from a jump=5 pointsHit a wall=10 pointsCrush a car=20 pointsBounce on truck tires on the platform=25 pointsJump to a collapsed ramp=25 pointsTouching 50 on the screen=50 pointsFinish the race first=100 points</text:p>
          </table:table-cell>
          <table:table-cell table:formula="of:=CONCATENATE(&quot;&lt;game name=&quot;;CHAR(34);[.A243];CHAR(34);&quot;&gt; &lt;year&gt;&quot;;[.B243];&quot;&lt;/year&gt; &lt;rating&gt;&quot;;[.C243];&quot;&lt;/rating&gt; &lt;title&gt;&quot;;[.D243];&quot;&lt;/title&gt; &lt;pub&gt;&quot;;[.E243];&quot;&lt;/pub&gt; &lt;dev&gt;&quot;;[.F243];&quot;&lt;/dev&gt; &lt;genre&gt;&quot;;[.G243];&quot;&lt;/genre&gt; &lt;score&gt;&quot;;[.H243];&quot;&lt;/score&gt; &lt;player&gt;&quot;;[.I243];&quot;&lt;/player&gt; &lt;story&gt;&quot;;[.J243];&quot;&lt;/story&gt; &lt;/game&gt;&quot;)" office:value-type="string" office:string-value="&lt;game name=&quot;MotoRodeo (USA)&quot;&gt; &lt;year&gt;1990&lt;/year&gt; &lt;rating&gt;ESRB - E (Everyone)&lt;/rating&gt; &lt;title&gt;MotoRodeo &lt;/title&gt; &lt;pub&gt;Atari Corporation&lt;/pub&gt; &lt;dev&gt;Axlon&lt;/dev&gt; &lt;genre&gt;Driving&lt;/genre&gt; &lt;score&gt;1.2&lt;/score&gt; &lt;player&gt;1-2 Players&lt;/player&gt; &lt;story&gt;This is a monster truck race that features true split screen action on an Atari 2600.First, you move the joystick(s) up or down to select if this opponent will be a human player or computer, a blazer or a truck and whether it will have tires or trax. Tires allow you to go over obstacles easier, trax make you bounce higher. Then on the next screen, you select weather you are going to do a competition at hard, medium or easy or whether you are going to practice one of the obstacles in the game.Press the joystick button to accelerate. Move the joystick down to do a wheelie when on the ground. Move the joystick left and right when in the air to control your spin. Move the joystick left and right quickly to escape mud bogs. Press the joystick button and push forward to use a nitro burst if you collected them.Difficulty switchesOnly the left switch is used. Set it to A for a scoring game in which the player with the most points at the end of the race wins.Set it to B for a timing race in which the first player across the finish line wins.ScoringIf the difficulty switch is set to A, the scoring is as follows:Landing upright and flat from a jump=5 pointsHit a wall=10 pointsCrush a car=20 pointsBounce on truck tires on the platform=25 pointsJump to a collapsed ramp=25 pointsTouching 50 on the screen=50 pointsFinish the race first=100 points&lt;/story&gt; &lt;/game&gt;">
            <text:p>&lt;game name="MotoRodeo (USA)"&gt; &lt;year&gt;1990&lt;/year&gt; &lt;rating&gt;ESRB - E (Everyone)&lt;/rating&gt; &lt;title&gt;MotoRodeo &lt;/title&gt; &lt;pub&gt;Atari Corporation&lt;/pub&gt; &lt;dev&gt;Axlon&lt;/dev&gt; &lt;genre&gt;Driving&lt;/genre&gt; &lt;score&gt;1.2&lt;/score&gt; &lt;player&gt;1-2 Players&lt;/player&gt; &lt;story&gt;This is a monster truck race that features true split screen action on an Atari 2600.First, you move the joystick(s) up or down to select if this opponent will be a human player or computer, a blazer or a truck and whether it will have tires or trax. Tires allow you to go over obstacles easier, trax make you bounce higher. Then on the next screen, you select weather you are going to do a competition at hard, medium or easy or whether you are going to practice one of the obstacles in the game.Press the joystick button to accelerate. Move the joystick down to do a wheelie when on the ground. Move the joystick left and right when in the air to control your spin. Move the joystick left and right quickly to escape mud bogs. Press the joystick button and push forward to use a nitro burst if you collected them.Difficulty switchesOnly the left switch is used. Set it to A for a scoring game in which the player with the most points at the end of the race wins.Set it to B for a timing race in which the first player across the finish line wins.ScoringIf the difficulty switch is set to A, the scoring is as follows:Landing upright and flat from a jump=5 pointsHit a wall=10 pointsCrush a car=20 pointsBounce on truck tires on the platform=25 pointsJump to a collapsed ramp=25 pointsTouching 50 on the screen=50 pointsFinish the race first=100 points&lt;/story&gt; &lt;/game&gt;</text:p>
          </table:table-cell>
        </table:table-row>
        <table:table-row table:style-name="ro1">
          <table:table-cell office:value-type="string">
            <text:p>Mountain King (USA)</text:p>
          </table:table-cell>
          <table:table-cell office:value-type="string">
            <text:p>1983</text:p>
          </table:table-cell>
          <table:table-cell office:value-type="string">
            <text:p>ESRB - E (Everyone)</text:p>
          </table:table-cell>
          <table:table-cell office:value-type="string">
            <text:p>Mountain King </text:p>
          </table:table-cell>
          <table:table-cell office:value-type="string">
            <text:p>CBS Electronics</text:p>
          </table:table-cell>
          <table:table-cell office:value-type="string">
            <text:p>VSS, Inc.</text:p>
          </table:table-cell>
          <table:table-cell office:value-type="string">
            <text:p>Platform</text:p>
          </table:table-cell>
          <table:table-cell office:value-type="string">
            <text:p>3.8</text:p>
          </table:table-cell>
          <table:table-cell table:style-name="Default" office:value-type="string">
            <text:p>1 Player</text:p>
          </table:table-cell>
          <table:table-cell office:value-type="string">
            <text:p>Deep within a multi platformed diamond mine is a valuable crown. Your goal is to locate and retrieve the crown, then make it to the top of the mine alive! There are several steps that need to be completed before you can retrieve the crown. First you need to collect enough diamonds to earn 1,000 points. After you have enough points, you need to locate the flame spirit which is hidden somewhere within the mine. Since the mine is rather dark, you carry a flashlight with you which can be used to locate objects (such as treasure chests full of diamonds and the flame spirit.) Once you have the flame spirit, you need to find the entrance to the temple the crown is in. Offer the flame spirit to the skull spirit guarding the entrance, and you can get in and take the crown. Once you have the crown, you need to make it to the top of the mine before time runs out. To make this task more challenging, numerous cave bats fly around which can steal the crown. If this happens, you need to begin again! At the very bottom of the mine is a deadly spider; if you're not careful while exploring this region of the mine, you could become caught in it's web and be eaten. Each level has a time limit, and the more levels you complete the shorter the time limit becomes!</text:p>
          </table:table-cell>
          <table:table-cell table:formula="of:=CONCATENATE(&quot;&lt;game name=&quot;;CHAR(34);[.A244];CHAR(34);&quot;&gt; &lt;year&gt;&quot;;[.B244];&quot;&lt;/year&gt; &lt;rating&gt;&quot;;[.C244];&quot;&lt;/rating&gt; &lt;title&gt;&quot;;[.D244];&quot;&lt;/title&gt; &lt;pub&gt;&quot;;[.E244];&quot;&lt;/pub&gt; &lt;dev&gt;&quot;;[.F244];&quot;&lt;/dev&gt; &lt;genre&gt;&quot;;[.G244];&quot;&lt;/genre&gt; &lt;score&gt;&quot;;[.H244];&quot;&lt;/score&gt; &lt;player&gt;&quot;;[.I244];&quot;&lt;/player&gt; &lt;story&gt;&quot;;[.J244];&quot;&lt;/story&gt; &lt;/game&gt;&quot;)" office:value-type="string" office:string-value="&lt;game name=&quot;Mountain King (USA)&quot;&gt; &lt;year&gt;1983&lt;/year&gt; &lt;rating&gt;ESRB - E (Everyone)&lt;/rating&gt; &lt;title&gt;Mountain King &lt;/title&gt; &lt;pub&gt;CBS Electronics&lt;/pub&gt; &lt;dev&gt;VSS, Inc.&lt;/dev&gt; &lt;genre&gt;Platform&lt;/genre&gt; &lt;score&gt;3.8&lt;/score&gt; &lt;player&gt;1 Player&lt;/player&gt; &lt;story&gt;Deep within a multi platformed diamond mine is a valuable crown. Your goal is to locate and retrieve the crown, then make it to the top of the mine alive! There are several steps that need to be completed before you can retrieve the crown. First you need to collect enough diamonds to earn 1,000 points. After you have enough points, you need to locate the flame spirit which is hidden somewhere within the mine. Since the mine is rather dark, you carry a flashlight with you which can be used to locate objects (such as treasure chests full of diamonds and the flame spirit.) Once you have the flame spirit, you need to find the entrance to the temple the crown is in. Offer the flame spirit to the skull spirit guarding the entrance, and you can get in and take the crown. Once you have the crown, you need to make it to the top of the mine before time runs out. To make this task more challenging, numerous cave bats fly around which can steal the crown. If this happens, you need to begin again! At the very bottom of the mine is a deadly spider; if you're not careful while exploring this region of the mine, you could become caught in it's web and be eaten. Each level has a time limit, and the more levels you complete the shorter the time limit becomes!&lt;/story&gt; &lt;/game&gt;">
            <text:p>&lt;game name="Mountain King (USA)"&gt; &lt;year&gt;1983&lt;/year&gt; &lt;rating&gt;ESRB - E (Everyone)&lt;/rating&gt; &lt;title&gt;Mountain King &lt;/title&gt; &lt;pub&gt;CBS Electronics&lt;/pub&gt; &lt;dev&gt;VSS, Inc.&lt;/dev&gt; &lt;genre&gt;Platform&lt;/genre&gt; &lt;score&gt;3.8&lt;/score&gt; &lt;player&gt;1 Player&lt;/player&gt; &lt;story&gt;Deep within a multi platformed diamond mine is a valuable crown. Your goal is to locate and retrieve the crown, then make it to the top of the mine alive! There are several steps that need to be completed before you can retrieve the crown. First you need to collect enough diamonds to earn 1,000 points. After you have enough points, you need to locate the flame spirit which is hidden somewhere within the mine. Since the mine is rather dark, you carry a flashlight with you which can be used to locate objects (such as treasure chests full of diamonds and the flame spirit.) Once you have the flame spirit, you need to find the entrance to the temple the crown is in. Offer the flame spirit to the skull spirit guarding the entrance, and you can get in and take the crown. Once you have the crown, you need to make it to the top of the mine before time runs out. To make this task more challenging, numerous cave bats fly around which can steal the crown. If this happens, you need to begin again! At the very bottom of the mine is a deadly spider; if you're not careful while exploring this region of the mine, you could become caught in it's web and be eaten. Each level has a time limit, and the more levels you complete the shorter the time limit becomes!&lt;/story&gt; &lt;/game&gt;</text:p>
          </table:table-cell>
        </table:table-row>
        <table:table-row table:style-name="ro1">
          <table:table-cell office:value-type="string">
            <text:p>Mouse Trap (USA)</text:p>
          </table:table-cell>
          <table:table-cell office:value-type="string">
            <text:p>1982</text:p>
          </table:table-cell>
          <table:table-cell office:value-type="string">
            <text:p>ESRB - E (Everyone)</text:p>
          </table:table-cell>
          <table:table-cell office:value-type="string">
            <text:p>Mouse Trap </text:p>
          </table:table-cell>
          <table:table-cell office:value-type="string">
            <text:p>Coleco Industries, Inc.</text:p>
          </table:table-cell>
          <table:table-cell office:value-type="string">
            <text:p>Exidy, Inc.</text:p>
          </table:table-cell>
          <table:table-cell office:value-type="string">
            <text:p>Maze</text:p>
          </table:table-cell>
          <table:table-cell office:value-type="string">
            <text:p>2.4</text:p>
          </table:table-cell>
          <table:table-cell table:style-name="Default" office:value-type="string">
            <text:p>1 Player</text:p>
          </table:table-cell>
          <table:table-cell office:value-type="string">
            <text:p>Mouse Trap is an arcade action game similar to Pac-Man. You control a mouse in a maze; your goal is to eat all of the bits of cheese in order to score points and move on to the next maze. Wandering throughout the maze are several cats who are trying to catch you! Your mouse has the ability to temporarily turn into a dog and be able to chase the cats. To do so, however, he will need to eat the dog bones which are located throughout the maze. The maze also contains numerous doors. The mouse can move these doors to reconfigure the maze in an attempt to outsmart the cats.</text:p>
          </table:table-cell>
          <table:table-cell table:formula="of:=CONCATENATE(&quot;&lt;game name=&quot;;CHAR(34);[.A245];CHAR(34);&quot;&gt; &lt;year&gt;&quot;;[.B245];&quot;&lt;/year&gt; &lt;rating&gt;&quot;;[.C245];&quot;&lt;/rating&gt; &lt;title&gt;&quot;;[.D245];&quot;&lt;/title&gt; &lt;pub&gt;&quot;;[.E245];&quot;&lt;/pub&gt; &lt;dev&gt;&quot;;[.F245];&quot;&lt;/dev&gt; &lt;genre&gt;&quot;;[.G245];&quot;&lt;/genre&gt; &lt;score&gt;&quot;;[.H245];&quot;&lt;/score&gt; &lt;player&gt;&quot;;[.I245];&quot;&lt;/player&gt; &lt;story&gt;&quot;;[.J245];&quot;&lt;/story&gt; &lt;/game&gt;&quot;)" office:value-type="string" office:string-value="&lt;game name=&quot;Mouse Trap (USA)&quot;&gt; &lt;year&gt;1982&lt;/year&gt; &lt;rating&gt;ESRB - E (Everyone)&lt;/rating&gt; &lt;title&gt;Mouse Trap &lt;/title&gt; &lt;pub&gt;Coleco Industries, Inc.&lt;/pub&gt; &lt;dev&gt;Exidy, Inc.&lt;/dev&gt; &lt;genre&gt;Maze&lt;/genre&gt; &lt;score&gt;2.4&lt;/score&gt; &lt;player&gt;1 Player&lt;/player&gt; &lt;story&gt;Mouse Trap is an arcade action game similar to Pac-Man. You control a mouse in a maze; your goal is to eat all of the bits of cheese in order to score points and move on to the next maze. Wandering throughout the maze are several cats who are trying to catch you! Your mouse has the ability to temporarily turn into a dog and be able to chase the cats. To do so, however, he will need to eat the dog bones which are located throughout the maze. The maze also contains numerous doors. The mouse can move these doors to reconfigure the maze in an attempt to outsmart the cats.&lt;/story&gt; &lt;/game&gt;">
            <text:p>&lt;game name="Mouse Trap (USA)"&gt; &lt;year&gt;1982&lt;/year&gt; &lt;rating&gt;ESRB - E (Everyone)&lt;/rating&gt; &lt;title&gt;Mouse Trap &lt;/title&gt; &lt;pub&gt;Coleco Industries, Inc.&lt;/pub&gt; &lt;dev&gt;Exidy, Inc.&lt;/dev&gt; &lt;genre&gt;Maze&lt;/genre&gt; &lt;score&gt;2.4&lt;/score&gt; &lt;player&gt;1 Player&lt;/player&gt; &lt;story&gt;Mouse Trap is an arcade action game similar to Pac-Man. You control a mouse in a maze; your goal is to eat all of the bits of cheese in order to score points and move on to the next maze. Wandering throughout the maze are several cats who are trying to catch you! Your mouse has the ability to temporarily turn into a dog and be able to chase the cats. To do so, however, he will need to eat the dog bones which are located throughout the maze. The maze also contains numerous doors. The mouse can move these doors to reconfigure the maze in an attempt to outsmart the cats.&lt;/story&gt; &lt;/game&gt;</text:p>
          </table:table-cell>
        </table:table-row>
        <table:table-row table:style-name="ro1">
          <table:table-cell office:value-type="string">
            <text:p>Mr. Do! (USA)</text:p>
          </table:table-cell>
          <table:table-cell office:value-type="string">
            <text:p>1983</text:p>
          </table:table-cell>
          <table:table-cell office:value-type="string">
            <text:p>ESRB - E (Everyone)</text:p>
          </table:table-cell>
          <table:table-cell office:value-type="string">
            <text:p>Mr. Do! </text:p>
          </table:table-cell>
          <table:table-cell office:value-type="string">
            <text:p>Coleco Industries, Inc.</text:p>
          </table:table-cell>
          <table:table-cell office:value-type="string">
            <text:p>Universal Co., Ltd.</text:p>
          </table:table-cell>
          <table:table-cell office:value-type="string">
            <text:p>Action</text:p>
          </table:table-cell>
          <table:table-cell office:value-type="string">
            <text:p>3.3</text:p>
          </table:table-cell>
          <table:table-cell table:style-name="Default" office:value-type="string">
            <text:p>1 Player</text:p>
          </table:table-cell>
          <table:table-cell office:value-type="string">
            <text:p>You control Mr. Do has he tries to harvest all of the cherries on the screen. However, there are numerous bad guys out to get him! Mr. Do can defend himself from the badguys in two ways: first he can push the apples located throughout the playfield on top of the enemies and crush them. Secondly, Mr. Do is armed with a power ball. This can be thrown to destroy an enemy. Mr. Do has only one power ball, though, so he will need to wait for it to return to him before it can be used again. From time to time an alpha monster will appear on the screen bearing one of the letters in EXTRA. If you use the power ball to destroy an alpha monster you earn that letter; when you've earned the complete word EXTRA you receive an extra life. When you successfully collect all of the cherries, you will move on to the next, more difficult level.The mobile version of the game includes the original arcade version, as well as an enhanced mode with new levels, power-ups and graphics.</text:p>
          </table:table-cell>
          <table:table-cell table:formula="of:=CONCATENATE(&quot;&lt;game name=&quot;;CHAR(34);[.A246];CHAR(34);&quot;&gt; &lt;year&gt;&quot;;[.B246];&quot;&lt;/year&gt; &lt;rating&gt;&quot;;[.C246];&quot;&lt;/rating&gt; &lt;title&gt;&quot;;[.D246];&quot;&lt;/title&gt; &lt;pub&gt;&quot;;[.E246];&quot;&lt;/pub&gt; &lt;dev&gt;&quot;;[.F246];&quot;&lt;/dev&gt; &lt;genre&gt;&quot;;[.G246];&quot;&lt;/genre&gt; &lt;score&gt;&quot;;[.H246];&quot;&lt;/score&gt; &lt;player&gt;&quot;;[.I246];&quot;&lt;/player&gt; &lt;story&gt;&quot;;[.J246];&quot;&lt;/story&gt; &lt;/game&gt;&quot;)" office:value-type="string" office:string-value="&lt;game name=&quot;Mr. Do! (USA)&quot;&gt; &lt;year&gt;1983&lt;/year&gt; &lt;rating&gt;ESRB - E (Everyone)&lt;/rating&gt; &lt;title&gt;Mr. Do! &lt;/title&gt; &lt;pub&gt;Coleco Industries, Inc.&lt;/pub&gt; &lt;dev&gt;Universal Co., Ltd.&lt;/dev&gt; &lt;genre&gt;Action&lt;/genre&gt; &lt;score&gt;3.3&lt;/score&gt; &lt;player&gt;1 Player&lt;/player&gt; &lt;story&gt;You control Mr. Do has he tries to harvest all of the cherries on the screen. However, there are numerous bad guys out to get him! Mr. Do can defend himself from the badguys in two ways: first he can push the apples located throughout the playfield on top of the enemies and crush them. Secondly, Mr. Do is armed with a power ball. This can be thrown to destroy an enemy. Mr. Do has only one power ball, though, so he will need to wait for it to return to him before it can be used again. From time to time an alpha monster will appear on the screen bearing one of the letters in EXTRA. If you use the power ball to destroy an alpha monster you earn that letter; when you've earned the complete word EXTRA you receive an extra life. When you successfully collect all of the cherries, you will move on to the next, more difficult level.The mobile version of the game includes the original arcade version, as well as an enhanced mode with new levels, power-ups and graphics.&lt;/story&gt; &lt;/game&gt;">
            <text:p>&lt;game name="Mr. Do! (USA)"&gt; &lt;year&gt;1983&lt;/year&gt; &lt;rating&gt;ESRB - E (Everyone)&lt;/rating&gt; &lt;title&gt;Mr. Do! &lt;/title&gt; &lt;pub&gt;Coleco Industries, Inc.&lt;/pub&gt; &lt;dev&gt;Universal Co., Ltd.&lt;/dev&gt; &lt;genre&gt;Action&lt;/genre&gt; &lt;score&gt;3.3&lt;/score&gt; &lt;player&gt;1 Player&lt;/player&gt; &lt;story&gt;You control Mr. Do has he tries to harvest all of the cherries on the screen. However, there are numerous bad guys out to get him! Mr. Do can defend himself from the badguys in two ways: first he can push the apples located throughout the playfield on top of the enemies and crush them. Secondly, Mr. Do is armed with a power ball. This can be thrown to destroy an enemy. Mr. Do has only one power ball, though, so he will need to wait for it to return to him before it can be used again. From time to time an alpha monster will appear on the screen bearing one of the letters in EXTRA. If you use the power ball to destroy an alpha monster you earn that letter; when you've earned the complete word EXTRA you receive an extra life. When you successfully collect all of the cherries, you will move on to the next, more difficult level.The mobile version of the game includes the original arcade version, as well as an enhanced mode with new levels, power-ups and graphics.&lt;/story&gt; &lt;/game&gt;</text:p>
          </table:table-cell>
        </table:table-row>
        <table:table-row table:style-name="ro1">
          <table:table-cell office:value-type="string">
            <text:p>Mr. Do!'s Castle (USA)</text:p>
          </table:table-cell>
          <table:table-cell office:value-type="string">
            <text:p>1984</text:p>
          </table:table-cell>
          <table:table-cell office:value-type="string">
            <text:p>ESRB - E (Everyone)</text:p>
          </table:table-cell>
          <table:table-cell office:value-type="string">
            <text:p>Mr. Do!'s Castle </text:p>
          </table:table-cell>
          <table:table-cell office:value-type="string">
            <text:p>Parker Brothers</text:p>
          </table:table-cell>
          <table:table-cell office:value-type="string">
            <text:p>Universal Co., Ltd.</text:p>
          </table:table-cell>
          <table:table-cell office:value-type="string">
            <text:p>Platform</text:p>
          </table:table-cell>
          <table:table-cell office:value-type="string">
            <text:p>3.8</text:p>
          </table:table-cell>
          <table:table-cell table:style-name="Default" office:value-type="string">
            <text:p>1 Player</text:p>
          </table:table-cell>
          <table:table-cell office:value-type="string">
            <text:p>Mr. Do!'s Castle is an action platform game which has you in a castle consisting of several floors, each of which contain a variety of blocks. You control Mr. Do! the clown who has a hammer which can be used to knock out the blocks in the floor. Wandering throughout the castle are deadly unicorns which are constantly trying to catch you. Your goal is to earn as many points as possible and to progress through the increasingly difficult castles. There are two ways to complete a castle; you can either destroy all of the deadly unicorns by crushing them with blocks, or you can knock out all of the blocks which have a cherry symbol on them. In addition to the cherry blocks, there are three blocks with a key. If all three key blocks are knocked out, the door on the roof of the castle unlocks. If you make it to the door, all of the unicorns will temporarily become harmless and will contain a letter. If you hit a letter unicorn, you will earn a letter in the word EXTRA. Spell the complete word, and you will earn an extra life. The last type of block you'll encounter has a skull on it. If you knock out two skull blocks, all of the blocks between them will also be knocked out and replaced with a bridge. As the castles progress, the castle layout will become trickier and the unicorns become faster and more numerous.</text:p>
          </table:table-cell>
          <table:table-cell table:formula="of:=CONCATENATE(&quot;&lt;game name=&quot;;CHAR(34);[.A247];CHAR(34);&quot;&gt; &lt;year&gt;&quot;;[.B247];&quot;&lt;/year&gt; &lt;rating&gt;&quot;;[.C247];&quot;&lt;/rating&gt; &lt;title&gt;&quot;;[.D247];&quot;&lt;/title&gt; &lt;pub&gt;&quot;;[.E247];&quot;&lt;/pub&gt; &lt;dev&gt;&quot;;[.F247];&quot;&lt;/dev&gt; &lt;genre&gt;&quot;;[.G247];&quot;&lt;/genre&gt; &lt;score&gt;&quot;;[.H247];&quot;&lt;/score&gt; &lt;player&gt;&quot;;[.I247];&quot;&lt;/player&gt; &lt;story&gt;&quot;;[.J247];&quot;&lt;/story&gt; &lt;/game&gt;&quot;)" office:value-type="string" office:string-value="&lt;game name=&quot;Mr. Do!'s Castle (USA)&quot;&gt; &lt;year&gt;1984&lt;/year&gt; &lt;rating&gt;ESRB - E (Everyone)&lt;/rating&gt; &lt;title&gt;Mr. Do!'s Castle &lt;/title&gt; &lt;pub&gt;Parker Brothers&lt;/pub&gt; &lt;dev&gt;Universal Co., Ltd.&lt;/dev&gt; &lt;genre&gt;Platform&lt;/genre&gt; &lt;score&gt;3.8&lt;/score&gt; &lt;player&gt;1 Player&lt;/player&gt; &lt;story&gt;Mr. Do!'s Castle is an action platform game which has you in a castle consisting of several floors, each of which contain a variety of blocks. You control Mr. Do! the clown who has a hammer which can be used to knock out the blocks in the floor. Wandering throughout the castle are deadly unicorns which are constantly trying to catch you. Your goal is to earn as many points as possible and to progress through the increasingly difficult castles. There are two ways to complete a castle; you can either destroy all of the deadly unicorns by crushing them with blocks, or you can knock out all of the blocks which have a cherry symbol on them. In addition to the cherry blocks, there are three blocks with a key. If all three key blocks are knocked out, the door on the roof of the castle unlocks. If you make it to the door, all of the unicorns will temporarily become harmless and will contain a letter. If you hit a letter unicorn, you will earn a letter in the word EXTRA. Spell the complete word, and you will earn an extra life. The last type of block you'll encounter has a skull on it. If you knock out two skull blocks, all of the blocks between them will also be knocked out and replaced with a bridge. As the castles progress, the castle layout will become trickier and the unicorns become faster and more numerous.&lt;/story&gt; &lt;/game&gt;">
            <text:p>&lt;game name="Mr. Do!'s Castle (USA)"&gt; &lt;year&gt;1984&lt;/year&gt; &lt;rating&gt;ESRB - E (Everyone)&lt;/rating&gt; &lt;title&gt;Mr. Do!'s Castle &lt;/title&gt; &lt;pub&gt;Parker Brothers&lt;/pub&gt; &lt;dev&gt;Universal Co., Ltd.&lt;/dev&gt; &lt;genre&gt;Platform&lt;/genre&gt; &lt;score&gt;3.8&lt;/score&gt; &lt;player&gt;1 Player&lt;/player&gt; &lt;story&gt;Mr. Do!'s Castle is an action platform game which has you in a castle consisting of several floors, each of which contain a variety of blocks. You control Mr. Do! the clown who has a hammer which can be used to knock out the blocks in the floor. Wandering throughout the castle are deadly unicorns which are constantly trying to catch you. Your goal is to earn as many points as possible and to progress through the increasingly difficult castles. There are two ways to complete a castle; you can either destroy all of the deadly unicorns by crushing them with blocks, or you can knock out all of the blocks which have a cherry symbol on them. In addition to the cherry blocks, there are three blocks with a key. If all three key blocks are knocked out, the door on the roof of the castle unlocks. If you make it to the door, all of the unicorns will temporarily become harmless and will contain a letter. If you hit a letter unicorn, you will earn a letter in the word EXTRA. Spell the complete word, and you will earn an extra life. The last type of block you'll encounter has a skull on it. If you knock out two skull blocks, all of the blocks between them will also be knocked out and replaced with a bridge. As the castles progress, the castle layout will become trickier and the unicorns become faster and more numerous.&lt;/story&gt; &lt;/game&gt;</text:p>
          </table:table-cell>
        </table:table-row>
        <table:table-row table:style-name="ro1">
          <table:table-cell office:value-type="string">
            <text:p>Mr. Postman (Europe)</text:p>
          </table:table-cell>
          <table:table-cell office:value-type="string">
            <text:p>1983</text:p>
          </table:table-cell>
          <table:table-cell office:value-type="string">
            <text:p>ESRB - E (Everyone)</text:p>
          </table:table-cell>
          <table:table-cell office:value-type="string">
            <text:p>Mr. Postman </text:p>
          </table:table-cell>
          <table:table-cell table:number-columns-repeated="2" office:value-type="string">
            <text:p>Bit Corporation</text:p>
          </table:table-cell>
          <table:table-cell office:value-type="string">
            <text:p>Action</text:p>
          </table:table-cell>
          <table:table-cell office:value-type="string">
            <text:p>3.2</text:p>
          </table:table-cell>
          <table:table-cell table:style-name="Default" office:value-type="string">
            <text:p>1 Player</text:p>
          </table:table-cell>
          <table:table-cell office:value-type="string">
            <text:p>It's a long way to the city of silence, well, not so long since Mr. Postman has only three stages.At the first level your goal is to climb on the back of the bird that is trying to reach you so that the player must dodge your shot, climb the big tree on the edge of the screen to reach the vine that is just above the bird and find a way to jump on the enemy.In the second phase the player is mounted on the bird in a storm, avoid the rays while shooting the hailstones falling toward him. To follow the next Nivelo player must also defeat the birds that are above the clouds.The third and final level is set in the city of silence, here the player must get to the house where it should deliver the mail without colliding with any of the walls. Unlike other levels, this player has no enemy, should just stay focused not to touch anything.After finishing the third stage the game will start from the beginning of the first level.</text:p>
          </table:table-cell>
          <table:table-cell table:formula="of:=CONCATENATE(&quot;&lt;game name=&quot;;CHAR(34);[.A248];CHAR(34);&quot;&gt; &lt;year&gt;&quot;;[.B248];&quot;&lt;/year&gt; &lt;rating&gt;&quot;;[.C248];&quot;&lt;/rating&gt; &lt;title&gt;&quot;;[.D248];&quot;&lt;/title&gt; &lt;pub&gt;&quot;;[.E248];&quot;&lt;/pub&gt; &lt;dev&gt;&quot;;[.F248];&quot;&lt;/dev&gt; &lt;genre&gt;&quot;;[.G248];&quot;&lt;/genre&gt; &lt;score&gt;&quot;;[.H248];&quot;&lt;/score&gt; &lt;player&gt;&quot;;[.I248];&quot;&lt;/player&gt; &lt;story&gt;&quot;;[.J248];&quot;&lt;/story&gt; &lt;/game&gt;&quot;)" office:value-type="string" office:string-value="&lt;game name=&quot;Mr. Postman (Europe)&quot;&gt; &lt;year&gt;1983&lt;/year&gt; &lt;rating&gt;ESRB - E (Everyone)&lt;/rating&gt; &lt;title&gt;Mr. Postman &lt;/title&gt; &lt;pub&gt;Bit Corporation&lt;/pub&gt; &lt;dev&gt;Bit Corporation&lt;/dev&gt; &lt;genre&gt;Action&lt;/genre&gt; &lt;score&gt;3.2&lt;/score&gt; &lt;player&gt;1 Player&lt;/player&gt; &lt;story&gt;It's a long way to the city of silence, well, not so long since Mr. Postman has only three stages.At the first level your goal is to climb on the back of the bird that is trying to reach you so that the player must dodge your shot, climb the big tree on the edge of the screen to reach the vine that is just above the bird and find a way to jump on the enemy.In the second phase the player is mounted on the bird in a storm, avoid the rays while shooting the hailstones falling toward him. To follow the next Nivelo player must also defeat the birds that are above the clouds.The third and final level is set in the city of silence, here the player must get to the house where it should deliver the mail without colliding with any of the walls. Unlike other levels, this player has no enemy, should just stay focused not to touch anything.After finishing the third stage the game will start from the beginning of the first level.&lt;/story&gt; &lt;/game&gt;">
            <text:p>&lt;game name="Mr. Postman (Europe)"&gt; &lt;year&gt;1983&lt;/year&gt; &lt;rating&gt;ESRB - E (Everyone)&lt;/rating&gt; &lt;title&gt;Mr. Postman &lt;/title&gt; &lt;pub&gt;Bit Corporation&lt;/pub&gt; &lt;dev&gt;Bit Corporation&lt;/dev&gt; &lt;genre&gt;Action&lt;/genre&gt; &lt;score&gt;3.2&lt;/score&gt; &lt;player&gt;1 Player&lt;/player&gt; &lt;story&gt;It's a long way to the city of silence, well, not so long since Mr. Postman has only three stages.At the first level your goal is to climb on the back of the bird that is trying to reach you so that the player must dodge your shot, climb the big tree on the edge of the screen to reach the vine that is just above the bird and find a way to jump on the enemy.In the second phase the player is mounted on the bird in a storm, avoid the rays while shooting the hailstones falling toward him. To follow the next Nivelo player must also defeat the birds that are above the clouds.The third and final level is set in the city of silence, here the player must get to the house where it should deliver the mail without colliding with any of the walls. Unlike other levels, this player has no enemy, should just stay focused not to touch anything.After finishing the third stage the game will start from the beginning of the first level.&lt;/story&gt; &lt;/game&gt;</text:p>
          </table:table-cell>
        </table:table-row>
        <table:table-row table:style-name="ro1">
          <table:table-cell office:value-type="string">
            <text:p>Ms. Pac-Man (USA)</text:p>
          </table:table-cell>
          <table:table-cell office:value-type="string">
            <text:p>1982</text:p>
          </table:table-cell>
          <table:table-cell office:value-type="string">
            <text:p>ESRB - E (Everyone)</text:p>
          </table:table-cell>
          <table:table-cell office:value-type="string">
            <text:p>Ms. Pac-Man </text:p>
          </table:table-cell>
          <table:table-cell office:value-type="string">
            <text:p>Atari, Inc.</text:p>
          </table:table-cell>
          <table:table-cell table:style-name="ce4" office:value-type="string">
            <text:p>Midway</text:p>
          </table:table-cell>
          <table:table-cell office:value-type="string">
            <text:p>Maze</text:p>
          </table:table-cell>
          <table:table-cell office:value-type="string">
            <text:p>3.6</text:p>
          </table:table-cell>
          <table:table-cell table:style-name="Default" office:value-type="string">
            <text:p>1 Player</text:p>
          </table:table-cell>
          <table:table-cell office:value-type="string">
            <text:p>In 1982, a sequel to the <text:s/>incredibly popular Pac-Man was introduced in the form of his girlfriend, Ms. Pac-Man. <text:s/>This sequel continued on the "eat the dots/avoid the ghosts" gameplay of the original game, but added new features to keep the title fresh.Like her boyfriend, Ms. Pac-Man attempts to clear four various and challenging mazes filled with dots and ever-moving bouncing fruit <text:s/>while avoiding Inky, Blinky, Pinky and Sue, each with their own personalities and tactics. <text:s/>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Junior".</text:p>
          </table:table-cell>
          <table:table-cell table:formula="of:=CONCATENATE(&quot;&lt;game name=&quot;;CHAR(34);[.A249];CHAR(34);&quot;&gt; &lt;year&gt;&quot;;[.B249];&quot;&lt;/year&gt; &lt;rating&gt;&quot;;[.C249];&quot;&lt;/rating&gt; &lt;title&gt;&quot;;[.D249];&quot;&lt;/title&gt; &lt;pub&gt;&quot;;[.E249];&quot;&lt;/pub&gt; &lt;dev&gt;&quot;;[.F249];&quot;&lt;/dev&gt; &lt;genre&gt;&quot;;[.G249];&quot;&lt;/genre&gt; &lt;score&gt;&quot;;[.H249];&quot;&lt;/score&gt; &lt;player&gt;&quot;;[.I249];&quot;&lt;/player&gt; &lt;story&gt;&quot;;[.J249];&quot;&lt;/story&gt; &lt;/game&gt;&quot;)" office:value-type="string" office:string-value="&lt;game name=&quot;Ms. Pac-Man (USA)&quot;&gt; &lt;year&gt;1982&lt;/year&gt; &lt;rating&gt;ESRB - E (Everyone)&lt;/rating&gt; &lt;title&gt;Ms. Pac-Man &lt;/title&gt; &lt;pub&gt;Atari, Inc.&lt;/pub&gt; &lt;dev&gt;Midway&lt;/dev&gt; &lt;genre&gt;Maze&lt;/genre&gt; &lt;score&gt;3.6&lt;/score&gt; &lt;player&gt;1 Player&lt;/player&gt; &lt;story&gt;In 1982, a sequel to the  incredibly popular Pac-Man was introduced in the form of his girlfriend, Ms. Pac-Man.  This sequel continued on the &quot;eat the dots/avoid the ghosts&quot; gameplay of the original game, but added new features to keep the title fresh.Like her boyfriend, Ms. Pac-Man attempts to clear four various and challenging mazes filled with dots and ever-moving bouncing fruit  while avoiding Inky, Blinky, Pinky and Sue, each with their own personalities and tactics.  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quot;Junior&quot;.&lt;/story&gt; &lt;/game&gt;">
            <text:p>&lt;game name="Ms. Pac-Man (USA)"&gt; &lt;year&gt;1982&lt;/year&gt; &lt;rating&gt;ESRB - E (Everyone)&lt;/rating&gt; &lt;title&gt;Ms. Pac-Man &lt;/title&gt; &lt;pub&gt;Atari, Inc.&lt;/pub&gt; &lt;dev&gt;Midway&lt;/dev&gt; &lt;genre&gt;Maze&lt;/genre&gt; &lt;score&gt;3.6&lt;/score&gt; &lt;player&gt;1 Player&lt;/player&gt; &lt;story&gt;In 1982, a sequel to the <text:s/>incredibly popular Pac-Man was introduced in the form of his girlfriend, Ms. Pac-Man. <text:s/>This sequel continued on the "eat the dots/avoid the ghosts" gameplay of the original game, but added new features to keep the title fresh.Like her boyfriend, Ms. Pac-Man attempts to clear four various and challenging mazes filled with dots and ever-moving bouncing fruit <text:s/>while avoiding Inky, Blinky, Pinky and Sue, each with their own personalities and tactics. <text:s/>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Junior".&lt;/story&gt; &lt;/game&gt;</text:p>
          </table:table-cell>
        </table:table-row>
        <table:table-row table:style-name="ro1">
          <table:table-cell office:value-type="string">
            <text:p>Music Machine, The (USA)</text:p>
          </table:table-cell>
          <table:table-cell office:value-type="string">
            <text:p>1983</text:p>
          </table:table-cell>
          <table:table-cell office:value-type="string">
            <text:p>ESRB - E (Everyone)</text:p>
          </table:table-cell>
          <table:table-cell office:value-type="string">
            <text:p>Music Machine, The </text:p>
          </table:table-cell>
          <table:table-cell office:value-type="string">
            <text:p>HomeComputer Software</text:p>
          </table:table-cell>
          <table:table-cell office:value-type="string">
            <text:p>Christian Software Development</text:p>
          </table:table-cell>
          <table:table-cell office:value-type="string">
            <text:p>Action</text:p>
          </table:table-cell>
          <table:table-cell office:value-type="string">
            <text:p>2.9</text:p>
          </table:table-cell>
          <table:table-cell table:style-name="Default" office:value-type="string">
            <text:p>1-2 Players</text:p>
          </table:table-cell>
          <table:table-cell office:value-type="string">
            <text:p>In this game, you play as Stevie and Nancy.The Music Machine moves back and forth at the top of the screen, dropping symbols that represent good qualities (Fruits of the Spirit). You have to catch these in you basket. Once you have caught one of each of the other symbols, then the heart (representing love) comes down. You MUST catch the heart to end the round and go to the next round. If you miss the heart, you lose a life.Just under the Music Machine is Mr. Pims. He tries to mess you up by dropping down his assistants, the Pudgeons. If you catch a Pudgeon, you lose a life.The symbols and what they represent are:Heart=LoveSnail=PatienceLamb=GentlenessMustard Seed=FaithMusic Note=JoyHarp=PeaceGift=KindnessAngel=GoodnessStop Sign=Self-controlThe points vary per level. They are:Level........................1......2.....3......4.......5......6.......7.......8........9......10Catch symbol=........10...15....20....30.....40....50.....60.....70.......80.....90Miss symbol=.........-5....-8....-10...-15...-20....-25....-30....-35.....-40.....-45Catch love=.........100..200..300..400..500...700..1000..1400..2000...2500Catch Pudgeon=-100.-200.-300.-400.-500.-700.-1000.-1400.-2000.-2500You get a bonus basket at 10,000 points if you have less the three in reserve.</text:p>
          </table:table-cell>
          <table:table-cell table:formula="of:=CONCATENATE(&quot;&lt;game name=&quot;;CHAR(34);[.A250];CHAR(34);&quot;&gt; &lt;year&gt;&quot;;[.B250];&quot;&lt;/year&gt; &lt;rating&gt;&quot;;[.C250];&quot;&lt;/rating&gt; &lt;title&gt;&quot;;[.D250];&quot;&lt;/title&gt; &lt;pub&gt;&quot;;[.E250];&quot;&lt;/pub&gt; &lt;dev&gt;&quot;;[.F250];&quot;&lt;/dev&gt; &lt;genre&gt;&quot;;[.G250];&quot;&lt;/genre&gt; &lt;score&gt;&quot;;[.H250];&quot;&lt;/score&gt; &lt;player&gt;&quot;;[.I250];&quot;&lt;/player&gt; &lt;story&gt;&quot;;[.J250];&quot;&lt;/story&gt; &lt;/game&gt;&quot;)" office:value-type="string" office:string-value="&lt;game name=&quot;Music Machine, The (USA)&quot;&gt; &lt;year&gt;1983&lt;/year&gt; &lt;rating&gt;ESRB - E (Everyone)&lt;/rating&gt; &lt;title&gt;Music Machine, The &lt;/title&gt; &lt;pub&gt;HomeComputer Software&lt;/pub&gt; &lt;dev&gt;Christian Software Development&lt;/dev&gt; &lt;genre&gt;Action&lt;/genre&gt; &lt;score&gt;2.9&lt;/score&gt; &lt;player&gt;1-2 Players&lt;/player&gt; &lt;story&gt;In this game, you play as Stevie and Nancy.The Music Machine moves back and forth at the top of the screen, dropping symbols that represent good qualities (Fruits of the Spirit). You have to catch these in you basket. Once you have caught one of each of the other symbols, then the heart (representing love) comes down. You MUST catch the heart to end the round and go to the next round. If you miss the heart, you lose a life.Just under the Music Machine is Mr. Pims. He tries to mess you up by dropping down his assistants, the Pudgeons. If you catch a Pudgeon, you lose a life.The symbols and what they represent are:Heart=LoveSnail=PatienceLamb=GentlenessMustard Seed=FaithMusic Note=JoyHarp=PeaceGift=KindnessAngel=GoodnessStop Sign=Self-controlThe points vary per level. They are:Level........................1......2.....3......4.......5......6.......7.......8........9......10Catch symbol=........10...15....20....30.....40....50.....60.....70.......80.....90Miss symbol=.........-5....-8....-10...-15...-20....-25....-30....-35.....-40.....-45Catch love=.........100..200..300..400..500...700..1000..1400..2000...2500Catch Pudgeon=-100.-200.-300.-400.-500.-700.-1000.-1400.-2000.-2500You get a bonus basket at 10,000 points if you have less the three in reserve.&lt;/story&gt; &lt;/game&gt;">
            <text:p>&lt;game name="Music Machine, The (USA)"&gt; &lt;year&gt;1983&lt;/year&gt; &lt;rating&gt;ESRB - E (Everyone)&lt;/rating&gt; &lt;title&gt;Music Machine, The &lt;/title&gt; &lt;pub&gt;HomeComputer Software&lt;/pub&gt; &lt;dev&gt;Christian Software Development&lt;/dev&gt; &lt;genre&gt;Action&lt;/genre&gt; &lt;score&gt;2.9&lt;/score&gt; &lt;player&gt;1-2 Players&lt;/player&gt; &lt;story&gt;In this game, you play as Stevie and Nancy.The Music Machine moves back and forth at the top of the screen, dropping symbols that represent good qualities (Fruits of the Spirit). You have to catch these in you basket. Once you have caught one of each of the other symbols, then the heart (representing love) comes down. You MUST catch the heart to end the round and go to the next round. If you miss the heart, you lose a life.Just under the Music Machine is Mr. Pims. He tries to mess you up by dropping down his assistants, the Pudgeons. If you catch a Pudgeon, you lose a life.The symbols and what they represent are:Heart=LoveSnail=PatienceLamb=GentlenessMustard Seed=FaithMusic Note=JoyHarp=PeaceGift=KindnessAngel=GoodnessStop Sign=Self-controlThe points vary per level. They are:Level........................1......2.....3......4.......5......6.......7.......8........9......10Catch symbol=........10...15....20....30.....40....50.....60.....70.......80.....90Miss symbol=.........-5....-8....-10...-15...-20....-25....-30....-35.....-40.....-45Catch love=.........100..200..300..400..500...700..1000..1400..2000...2500Catch Pudgeon=-100.-200.-300.-400.-500.-700.-1000.-1400.-2000.-2500You get a bonus basket at 10,000 points if you have less the three in reserve.&lt;/story&gt; &lt;/game&gt;</text:p>
          </table:table-cell>
        </table:table-row>
        <table:table-row table:style-name="ro1">
          <table:table-cell office:value-type="string">
            <text:p>My Golf (Australia)</text:p>
          </table:table-cell>
          <table:table-cell office:value-type="string">
            <text:p>1990</text:p>
          </table:table-cell>
          <table:table-cell office:value-type="string">
            <text:p>ESRB - E (Everyone)</text:p>
          </table:table-cell>
          <table:table-cell office:value-type="string">
            <text:p>My Golf </text:p>
          </table:table-cell>
          <table:table-cell table:number-columns-repeated="2" office:value-type="string">
            <text:p>HES</text:p>
          </table:table-cell>
          <table:table-cell office:value-type="string">
            <text:p>Sports/Golf</text:p>
          </table:table-cell>
          <table:table-cell office:value-type="string">
            <text:p>3.0</text:p>
          </table:table-cell>
          <table:table-cell table:style-name="Default" office:value-type="string">
            <text:p>1-2 Players</text:p>
          </table:table-cell>
          <table:table-cell office:value-type="string">
            <text:p>This golf game (as you couldn't tell by the title) comes from HES games. <text:s/>It is a pretty decent little game with some nice graphics of the golfer and even two different views of the greens. <text:s/>You get the option of switching clubs and you have the power bar to gauge how hard you hit it. If you like golf games, then this will be a welcome addition to your <text:s/>collection. <text:s/>I am not a big fan of golf games, but still play this occasionally.</text:p>
          </table:table-cell>
          <table:table-cell table:formula="of:=CONCATENATE(&quot;&lt;game name=&quot;;CHAR(34);[.A251];CHAR(34);&quot;&gt; &lt;year&gt;&quot;;[.B251];&quot;&lt;/year&gt; &lt;rating&gt;&quot;;[.C251];&quot;&lt;/rating&gt; &lt;title&gt;&quot;;[.D251];&quot;&lt;/title&gt; &lt;pub&gt;&quot;;[.E251];&quot;&lt;/pub&gt; &lt;dev&gt;&quot;;[.F251];&quot;&lt;/dev&gt; &lt;genre&gt;&quot;;[.G251];&quot;&lt;/genre&gt; &lt;score&gt;&quot;;[.H251];&quot;&lt;/score&gt; &lt;player&gt;&quot;;[.I251];&quot;&lt;/player&gt; &lt;story&gt;&quot;;[.J251];&quot;&lt;/story&gt; &lt;/game&gt;&quot;)" office:value-type="string" office:string-value="&lt;game name=&quot;My Golf (Australia)&quot;&gt; &lt;year&gt;1990&lt;/year&gt; &lt;rating&gt;ESRB - E (Everyone)&lt;/rating&gt; &lt;title&gt;My Golf &lt;/title&gt; &lt;pub&gt;HES&lt;/pub&gt; &lt;dev&gt;HES&lt;/dev&gt; &lt;genre&gt;Sports/Golf&lt;/genre&gt; &lt;score&gt;3.0&lt;/score&gt; &lt;player&gt;1-2 Players&lt;/player&gt; &lt;story&gt;This golf game (as you couldn't tell by the title) comes from HES games.  It is a pretty decent little game with some nice graphics of the golfer and even two different views of the greens.  You get the option of switching clubs and you have the power bar to gauge how hard you hit it. If you like golf games, then this will be a welcome addition to your  collection.  I am not a big fan of golf games, but still play this occasionally.&lt;/story&gt; &lt;/game&gt;">
            <text:p>&lt;game name="My Golf (Australia)"&gt; &lt;year&gt;1990&lt;/year&gt; &lt;rating&gt;ESRB - E (Everyone)&lt;/rating&gt; &lt;title&gt;My Golf &lt;/title&gt; &lt;pub&gt;HES&lt;/pub&gt; &lt;dev&gt;HES&lt;/dev&gt; &lt;genre&gt;Sports/Golf&lt;/genre&gt; &lt;score&gt;3.0&lt;/score&gt; &lt;player&gt;1-2 Players&lt;/player&gt; &lt;story&gt;This golf game (as you couldn't tell by the title) comes from HES games. <text:s/>It is a pretty decent little game with some nice graphics of the golfer and even two different views of the greens. <text:s/>You get the option of switching clubs and you have the power bar to gauge how hard you hit it. If you like golf games, then this will be a welcome addition to your <text:s/>collection. <text:s/>I am not a big fan of golf games, but still play this occasionally.&lt;/story&gt; &lt;/game&gt;</text:p>
          </table:table-cell>
        </table:table-row>
        <table:table-row table:style-name="ro1">
          <table:table-cell office:value-type="string">
            <text:p>Name This Game (USA)</text:p>
          </table:table-cell>
          <table:table-cell office:value-type="string">
            <text:p>1982</text:p>
          </table:table-cell>
          <table:table-cell office:value-type="string">
            <text:p>ESRB - E (Everyone)</text:p>
          </table:table-cell>
          <table:table-cell office:value-type="string">
            <text:p>Name This Game </text:p>
          </table:table-cell>
          <table:table-cell table:number-columns-repeated="2" office:value-type="string">
            <text:p>U.S. Games Corporation</text:p>
          </table:table-cell>
          <table:table-cell office:value-type="string">
            <text:p>Shooter</text:p>
          </table:table-cell>
          <table:table-cell office:value-type="string">
            <text:p>2.2</text:p>
          </table:table-cell>
          <table:table-cell table:style-name="Default" office:value-type="string">
            <text:p>1-2 Players</text:p>
          </table:table-cell>
          <table:table-cell office:value-type="string">
            <text:p>You have just discovered some buried treasure at the bottom of the sea, and now you have to protect it! You control a diver at the bottom of the screen, and there is a giant octopus and killer shark you need to deal with. Each time an octopus tentacle touches the bottom of the screen, or the shark catches you some of your treasure will be lost. To deal with these creatures, your diver has a harpoon. You need to make sure that you shoot the shark before it can make it's way to the bottom of the screen and catch you (the shark will appear again at the top of the screen each time it is shot.) The octopus' tentacles will be reaching downward; each time a tentacle is shot it will retreat back to the top so you need to keep shooting the tentacles before one can reach the bottom. Of course, your diver has a limited air supply. Your companion is in a boat on the surface, and will occasionally drop an air line down. You need to catch this to replenish your air before it runs out (if you run out of air, some treasure will be lost). The game ends when you have lost all of your treasure.</text:p>
          </table:table-cell>
          <table:table-cell table:formula="of:=CONCATENATE(&quot;&lt;game name=&quot;;CHAR(34);[.A252];CHAR(34);&quot;&gt; &lt;year&gt;&quot;;[.B252];&quot;&lt;/year&gt; &lt;rating&gt;&quot;;[.C252];&quot;&lt;/rating&gt; &lt;title&gt;&quot;;[.D252];&quot;&lt;/title&gt; &lt;pub&gt;&quot;;[.E252];&quot;&lt;/pub&gt; &lt;dev&gt;&quot;;[.F252];&quot;&lt;/dev&gt; &lt;genre&gt;&quot;;[.G252];&quot;&lt;/genre&gt; &lt;score&gt;&quot;;[.H252];&quot;&lt;/score&gt; &lt;player&gt;&quot;;[.I252];&quot;&lt;/player&gt; &lt;story&gt;&quot;;[.J252];&quot;&lt;/story&gt; &lt;/game&gt;&quot;)" office:value-type="string" office:string-value="&lt;game name=&quot;Name This Game (USA)&quot;&gt; &lt;year&gt;1982&lt;/year&gt; &lt;rating&gt;ESRB - E (Everyone)&lt;/rating&gt; &lt;title&gt;Name This Game &lt;/title&gt; &lt;pub&gt;U.S. Games Corporation&lt;/pub&gt; &lt;dev&gt;U.S. Games Corporation&lt;/dev&gt; &lt;genre&gt;Shooter&lt;/genre&gt; &lt;score&gt;2.2&lt;/score&gt; &lt;player&gt;1-2 Players&lt;/player&gt; &lt;story&gt;You have just discovered some buried treasure at the bottom of the sea, and now you have to protect it! You control a diver at the bottom of the screen, and there is a giant octopus and killer shark you need to deal with. Each time an octopus tentacle touches the bottom of the screen, or the shark catches you some of your treasure will be lost. To deal with these creatures, your diver has a harpoon. You need to make sure that you shoot the shark before it can make it's way to the bottom of the screen and catch you (the shark will appear again at the top of the screen each time it is shot.) The octopus' tentacles will be reaching downward; each time a tentacle is shot it will retreat back to the top so you need to keep shooting the tentacles before one can reach the bottom. Of course, your diver has a limited air supply. Your companion is in a boat on the surface, and will occasionally drop an air line down. You need to catch this to replenish your air before it runs out (if you run out of air, some treasure will be lost). The game ends when you have lost all of your treasure.&lt;/story&gt; &lt;/game&gt;">
            <text:p>&lt;game name="Name This Game (USA)"&gt; &lt;year&gt;1982&lt;/year&gt; &lt;rating&gt;ESRB - E (Everyone)&lt;/rating&gt; &lt;title&gt;Name This Game &lt;/title&gt; &lt;pub&gt;U.S. Games Corporation&lt;/pub&gt; &lt;dev&gt;U.S. Games Corporation&lt;/dev&gt; &lt;genre&gt;Shooter&lt;/genre&gt; &lt;score&gt;2.2&lt;/score&gt; &lt;player&gt;1-2 Players&lt;/player&gt; &lt;story&gt;You have just discovered some buried treasure at the bottom of the sea, and now you have to protect it! You control a diver at the bottom of the screen, and there is a giant octopus and killer shark you need to deal with. Each time an octopus tentacle touches the bottom of the screen, or the shark catches you some of your treasure will be lost. To deal with these creatures, your diver has a harpoon. You need to make sure that you shoot the shark before it can make it's way to the bottom of the screen and catch you (the shark will appear again at the top of the screen each time it is shot.) The octopus' tentacles will be reaching downward; each time a tentacle is shot it will retreat back to the top so you need to keep shooting the tentacles before one can reach the bottom. Of course, your diver has a limited air supply. Your companion is in a boat on the surface, and will occasionally drop an air line down. You need to catch this to replenish your air before it runs out (if you run out of air, some treasure will be lost). The game ends when you have lost all of your treasure.&lt;/story&gt; &lt;/game&gt;</text:p>
          </table:table-cell>
        </table:table-row>
        <table:table-row table:style-name="ro1">
          <table:table-cell office:value-type="string">
            <text:p>Night Driver (USA)</text:p>
          </table:table-cell>
          <table:table-cell office:value-type="string">
            <text:p>1980</text:p>
          </table:table-cell>
          <table:table-cell office:value-type="string">
            <text:p>ESRB - E (Everyone)</text:p>
          </table:table-cell>
          <table:table-cell office:value-type="string">
            <text:p>Night Driver </text:p>
          </table:table-cell>
          <table:table-cell table:number-columns-repeated="2" office:value-type="string">
            <text:p>Atari, Inc.</text:p>
          </table:table-cell>
          <table:table-cell office:value-type="string">
            <text:p>Driving</text:p>
          </table:table-cell>
          <table:table-cell office:value-type="string">
            <text:p>3.0</text:p>
          </table:table-cell>
          <table:table-cell table:style-name="Default" office:value-type="string">
            <text:p>1 Player</text:p>
          </table:table-cell>
          <table:table-cell office:value-type="string">
            <text:p>Night Driver is an action racing game which takes place at night! Your goal is to score as many points as possible by racing through one of four different tracks. Points are scored by passing checkpoints located throughout the track. If your car crashes into the side of the road, oncoming cars, or any other obstacles, you will lose all of your speed and a lot of time! The game ends when the 90 second time limit is up. The four tracks you can choose from are beginner, pro, expert, and random (this track is different every time and can not be memorized like the other three). Several game options are included which allows you to select whether or not other cars will honk before entering the screen, and choose between a 90 second or infinite amount of time for a game.</text:p>
          </table:table-cell>
          <table:table-cell table:formula="of:=CONCATENATE(&quot;&lt;game name=&quot;;CHAR(34);[.A253];CHAR(34);&quot;&gt; &lt;year&gt;&quot;;[.B253];&quot;&lt;/year&gt; &lt;rating&gt;&quot;;[.C253];&quot;&lt;/rating&gt; &lt;title&gt;&quot;;[.D253];&quot;&lt;/title&gt; &lt;pub&gt;&quot;;[.E253];&quot;&lt;/pub&gt; &lt;dev&gt;&quot;;[.F253];&quot;&lt;/dev&gt; &lt;genre&gt;&quot;;[.G253];&quot;&lt;/genre&gt; &lt;score&gt;&quot;;[.H253];&quot;&lt;/score&gt; &lt;player&gt;&quot;;[.I253];&quot;&lt;/player&gt; &lt;story&gt;&quot;;[.J253];&quot;&lt;/story&gt; &lt;/game&gt;&quot;)" office:value-type="string" office:string-value="&lt;game name=&quot;Night Driver (USA)&quot;&gt; &lt;year&gt;1980&lt;/year&gt; &lt;rating&gt;ESRB - E (Everyone)&lt;/rating&gt; &lt;title&gt;Night Driver &lt;/title&gt; &lt;pub&gt;Atari, Inc.&lt;/pub&gt; &lt;dev&gt;Atari, Inc.&lt;/dev&gt; &lt;genre&gt;Driving&lt;/genre&gt; &lt;score&gt;3.0&lt;/score&gt; &lt;player&gt;1 Player&lt;/player&gt; &lt;story&gt;Night Driver is an action racing game which takes place at night! Your goal is to score as many points as possible by racing through one of four different tracks. Points are scored by passing checkpoints located throughout the track. If your car crashes into the side of the road, oncoming cars, or any other obstacles, you will lose all of your speed and a lot of time! The game ends when the 90 second time limit is up. The four tracks you can choose from are beginner, pro, expert, and random (this track is different every time and can not be memorized like the other three). Several game options are included which allows you to select whether or not other cars will honk before entering the screen, and choose between a 90 second or infinite amount of time for a game.&lt;/story&gt; &lt;/game&gt;">
            <text:p>&lt;game name="Night Driver (USA)"&gt; &lt;year&gt;1980&lt;/year&gt; &lt;rating&gt;ESRB - E (Everyone)&lt;/rating&gt; &lt;title&gt;Night Driver &lt;/title&gt; &lt;pub&gt;Atari, Inc.&lt;/pub&gt; &lt;dev&gt;Atari, Inc.&lt;/dev&gt; &lt;genre&gt;Driving&lt;/genre&gt; &lt;score&gt;3.0&lt;/score&gt; &lt;player&gt;1 Player&lt;/player&gt; &lt;story&gt;Night Driver is an action racing game which takes place at night! Your goal is to score as many points as possible by racing through one of four different tracks. Points are scored by passing checkpoints located throughout the track. If your car crashes into the side of the road, oncoming cars, or any other obstacles, you will lose all of your speed and a lot of time! The game ends when the 90 second time limit is up. The four tracks you can choose from are beginner, pro, expert, and random (this track is different every time and can not be memorized like the other three). Several game options are included which allows you to select whether or not other cars will honk before entering the screen, and choose between a 90 second or infinite amount of time for a game.&lt;/story&gt; &lt;/game&gt;</text:p>
          </table:table-cell>
        </table:table-row>
        <table:table-row table:style-name="ro1">
          <table:table-cell office:value-type="string">
            <text:p>Nightmare (Europe)</text:p>
          </table:table-cell>
          <table:table-cell office:value-type="string">
            <text:p>1983</text:p>
          </table:table-cell>
          <table:table-cell office:value-type="string">
            <text:p>ESRB - E (Everyone)</text:p>
          </table:table-cell>
          <table:table-cell office:value-type="string">
            <text:p>Nightmare </text:p>
          </table:table-cell>
          <table:table-cell office:value-type="string">
            <text:p>Sancho</text:p>
          </table:table-cell>
          <table:table-cell office:value-type="string">
            <text:p>Tang's Electronic Co.</text:p>
          </table:table-cell>
          <table:table-cell office:value-type="string">
            <text:p>Platform</text:p>
          </table:table-cell>
          <table:table-cell office:value-type="string">
            <text:p>2.3</text:p>
          </table:table-cell>
          <table:table-cell table:style-name="Default" office:value-type="string">
            <text:p>1 Player</text:p>
          </table:table-cell>
          <table:table-cell office:value-type="string">
            <text:p>In this game, if you are at bottom, you can just die if you jump from left to right (and the other way around). In fact, you can die by nearly everything you do.But this game offers variety...each level has to be won differently, in the one you just have to jump from one bar to another, in another one you have to kill enemies and in another one you have to get something.</text:p>
          </table:table-cell>
          <table:table-cell table:formula="of:=CONCATENATE(&quot;&lt;game name=&quot;;CHAR(34);[.A254];CHAR(34);&quot;&gt; &lt;year&gt;&quot;;[.B254];&quot;&lt;/year&gt; &lt;rating&gt;&quot;;[.C254];&quot;&lt;/rating&gt; &lt;title&gt;&quot;;[.D254];&quot;&lt;/title&gt; &lt;pub&gt;&quot;;[.E254];&quot;&lt;/pub&gt; &lt;dev&gt;&quot;;[.F254];&quot;&lt;/dev&gt; &lt;genre&gt;&quot;;[.G254];&quot;&lt;/genre&gt; &lt;score&gt;&quot;;[.H254];&quot;&lt;/score&gt; &lt;player&gt;&quot;;[.I254];&quot;&lt;/player&gt; &lt;story&gt;&quot;;[.J254];&quot;&lt;/story&gt; &lt;/game&gt;&quot;)" office:value-type="string" office:string-value="&lt;game name=&quot;Nightmare (Europe)&quot;&gt; &lt;year&gt;1983&lt;/year&gt; &lt;rating&gt;ESRB - E (Everyone)&lt;/rating&gt; &lt;title&gt;Nightmare &lt;/title&gt; &lt;pub&gt;Sancho&lt;/pub&gt; &lt;dev&gt;Tang's Electronic Co.&lt;/dev&gt; &lt;genre&gt;Platform&lt;/genre&gt; &lt;score&gt;2.3&lt;/score&gt; &lt;player&gt;1 Player&lt;/player&gt; &lt;story&gt;In this game, if you are at bottom, you can just die if you jump from left to right (and the other way around). In fact, you can die by nearly everything you do.But this game offers variety...each level has to be won differently, in the one you just have to jump from one bar to another, in another one you have to kill enemies and in another one you have to get something.&lt;/story&gt; &lt;/game&gt;">
            <text:p>&lt;game name="Nightmare (Europe)"&gt; &lt;year&gt;1983&lt;/year&gt; &lt;rating&gt;ESRB - E (Everyone)&lt;/rating&gt; &lt;title&gt;Nightmare &lt;/title&gt; &lt;pub&gt;Sancho&lt;/pub&gt; &lt;dev&gt;Tang's Electronic Co.&lt;/dev&gt; &lt;genre&gt;Platform&lt;/genre&gt; &lt;score&gt;2.3&lt;/score&gt; &lt;player&gt;1 Player&lt;/player&gt; &lt;story&gt;In this game, if you are at bottom, you can just die if you jump from left to right (and the other way around). In fact, you can die by nearly everything you do.But this game offers variety...each level has to be won differently, in the one you just have to jump from one bar to another, in another one you have to kill enemies and in another one you have to get something.&lt;/story&gt; &lt;/game&gt;</text:p>
          </table:table-cell>
        </table:table-row>
        <table:table-row table:style-name="ro1">
          <table:table-cell office:value-type="string">
            <text:p>No Escape! (USA)</text:p>
          </table:table-cell>
          <table:table-cell office:value-type="string">
            <text:p>1982</text:p>
          </table:table-cell>
          <table:table-cell office:value-type="string">
            <text:p>ESRB - E (Everyone)</text:p>
          </table:table-cell>
          <table:table-cell office:value-type="string">
            <text:p>No Escape! </text:p>
          </table:table-cell>
          <table:table-cell table:number-columns-repeated="2" office:value-type="string">
            <text:p>Imagic</text:p>
          </table:table-cell>
          <table:table-cell office:value-type="string">
            <text:p>Action</text:p>
          </table:table-cell>
          <table:table-cell office:value-type="string">
            <text:p>3.2</text:p>
          </table:table-cell>
          <table:table-cell table:style-name="Default" office:value-type="string">
            <text:p>1-2 Players</text:p>
          </table:table-cell>
          <table:table-cell office:value-type="string">
            <text:p>Jason has taken the Golden Fleece from the gods! They are naturally upset and have imprisoned Jason in the Temple of Aphrodite with deadly Furies running overhead. You control Jason and your goal is to eliminate all of the Furies to move on to the next level. The Furies can be destroyed if they are hit with a magical brick from the roof of the temple. You are armed with an unlimited supply of stones, throwing a stone at the roof will cause a brick to <text:s/>fall (be careful, you'll lose a life if you hit yourself with a falling brick instead of the Furies). When a Fury is hit by a brick it is destroyed, but if you accidentally hit a Fury with a stone then it will multiply! The Furies will also be firing at you, and if you'll lose a life if hit. The game ends when you have no more lives left in reserve. Several difficulty levels are available.</text:p>
          </table:table-cell>
          <table:table-cell table:formula="of:=CONCATENATE(&quot;&lt;game name=&quot;;CHAR(34);[.A255];CHAR(34);&quot;&gt; &lt;year&gt;&quot;;[.B255];&quot;&lt;/year&gt; &lt;rating&gt;&quot;;[.C255];&quot;&lt;/rating&gt; &lt;title&gt;&quot;;[.D255];&quot;&lt;/title&gt; &lt;pub&gt;&quot;;[.E255];&quot;&lt;/pub&gt; &lt;dev&gt;&quot;;[.F255];&quot;&lt;/dev&gt; &lt;genre&gt;&quot;;[.G255];&quot;&lt;/genre&gt; &lt;score&gt;&quot;;[.H255];&quot;&lt;/score&gt; &lt;player&gt;&quot;;[.I255];&quot;&lt;/player&gt; &lt;story&gt;&quot;;[.J255];&quot;&lt;/story&gt; &lt;/game&gt;&quot;)" office:value-type="string" office:string-value="&lt;game name=&quot;No Escape! (USA)&quot;&gt; &lt;year&gt;1982&lt;/year&gt; &lt;rating&gt;ESRB - E (Everyone)&lt;/rating&gt; &lt;title&gt;No Escape! &lt;/title&gt; &lt;pub&gt;Imagic&lt;/pub&gt; &lt;dev&gt;Imagic&lt;/dev&gt; &lt;genre&gt;Action&lt;/genre&gt; &lt;score&gt;3.2&lt;/score&gt; &lt;player&gt;1-2 Players&lt;/player&gt; &lt;story&gt;Jason has taken the Golden Fleece from the gods! They are naturally upset and have imprisoned Jason in the Temple of Aphrodite with deadly Furies running overhead. You control Jason and your goal is to eliminate all of the Furies to move on to the next level. The Furies can be destroyed if they are hit with a magical brick from the roof of the temple. You are armed with an unlimited supply of stones, throwing a stone at the roof will cause a brick to  fall (be careful, you'll lose a life if you hit yourself with a falling brick instead of the Furies). When a Fury is hit by a brick it is destroyed, but if you accidentally hit a Fury with a stone then it will multiply! The Furies will also be firing at you, and if you'll lose a life if hit. The game ends when you have no more lives left in reserve. Several difficulty levels are available.&lt;/story&gt; &lt;/game&gt;">
            <text:p>&lt;game name="No Escape! (USA)"&gt; &lt;year&gt;1982&lt;/year&gt; &lt;rating&gt;ESRB - E (Everyone)&lt;/rating&gt; &lt;title&gt;No Escape! &lt;/title&gt; &lt;pub&gt;Imagic&lt;/pub&gt; &lt;dev&gt;Imagic&lt;/dev&gt; &lt;genre&gt;Action&lt;/genre&gt; &lt;score&gt;3.2&lt;/score&gt; &lt;player&gt;1-2 Players&lt;/player&gt; &lt;story&gt;Jason has taken the Golden Fleece from the gods! They are naturally upset and have imprisoned Jason in the Temple of Aphrodite with deadly Furies running overhead. You control Jason and your goal is to eliminate all of the Furies to move on to the next level. The Furies can be destroyed if they are hit with a magical brick from the roof of the temple. You are armed with an unlimited supply of stones, throwing a stone at the roof will cause a brick to <text:s/>fall (be careful, you'll lose a life if you hit yourself with a falling brick instead of the Furies). When a Fury is hit by a brick it is destroyed, but if you accidentally hit a Fury with a stone then it will multiply! The Furies will also be firing at you, and if you'll lose a life if hit. The game ends when you have no more lives left in reserve. Several difficulty levels are available.&lt;/story&gt; &lt;/game&gt;</text:p>
          </table:table-cell>
        </table:table-row>
        <table:table-row table:style-name="ro1">
          <table:table-cell office:value-type="string">
            <text:p>Nuts (Europe)</text:p>
          </table:table-cell>
          <table:table-cell office:value-type="string">
            <text:p>1983</text:p>
          </table:table-cell>
          <table:table-cell office:value-type="string">
            <text:p>ESRB - E (Everyone)</text:p>
          </table:table-cell>
          <table:table-cell office:value-type="string">
            <text:p>Nuts </text:p>
          </table:table-cell>
          <table:table-cell table:number-columns-repeated="2" office:value-type="string">
            <text:p>TechnoVision</text:p>
          </table:table-cell>
          <table:table-cell office:value-type="string">
            <text:p>Shooter</text:p>
          </table:table-cell>
          <table:table-cell office:value-type="string">
            <text:p>2.5</text:p>
          </table:table-cell>
          <table:table-cell table:style-name="Default" office:value-type="string">
            <text:p>1 Player</text:p>
          </table:table-cell>
          <table:table-cell office:value-type="string">
            <text:p>Nuts is a very colorful game, simple handling and precise, but without much emotion. The player is on the bottom of the screen shooting the enemies that are on top of the trees, if the player leave 10 enemies escape, he will lose a life. The same will happen if an enemy hit the squirrel.The difficulty of the game gradually increases as the player goes defeating enemies, but the game is not enough to get really difficult.</text:p>
          </table:table-cell>
          <table:table-cell table:formula="of:=CONCATENATE(&quot;&lt;game name=&quot;;CHAR(34);[.A256];CHAR(34);&quot;&gt; &lt;year&gt;&quot;;[.B256];&quot;&lt;/year&gt; &lt;rating&gt;&quot;;[.C256];&quot;&lt;/rating&gt; &lt;title&gt;&quot;;[.D256];&quot;&lt;/title&gt; &lt;pub&gt;&quot;;[.E256];&quot;&lt;/pub&gt; &lt;dev&gt;&quot;;[.F256];&quot;&lt;/dev&gt; &lt;genre&gt;&quot;;[.G256];&quot;&lt;/genre&gt; &lt;score&gt;&quot;;[.H256];&quot;&lt;/score&gt; &lt;player&gt;&quot;;[.I256];&quot;&lt;/player&gt; &lt;story&gt;&quot;;[.J256];&quot;&lt;/story&gt; &lt;/game&gt;&quot;)" office:value-type="string" office:string-value="&lt;game name=&quot;Nuts (Europe)&quot;&gt; &lt;year&gt;1983&lt;/year&gt; &lt;rating&gt;ESRB - E (Everyone)&lt;/rating&gt; &lt;title&gt;Nuts &lt;/title&gt; &lt;pub&gt;TechnoVision&lt;/pub&gt; &lt;dev&gt;TechnoVision&lt;/dev&gt; &lt;genre&gt;Shooter&lt;/genre&gt; &lt;score&gt;2.5&lt;/score&gt; &lt;player&gt;1 Player&lt;/player&gt; &lt;story&gt;Nuts is a very colorful game, simple handling and precise, but without much emotion. The player is on the bottom of the screen shooting the enemies that are on top of the trees, if the player leave 10 enemies escape, he will lose a life. The same will happen if an enemy hit the squirrel.The difficulty of the game gradually increases as the player goes defeating enemies, but the game is not enough to get really difficult.&lt;/story&gt; &lt;/game&gt;">
            <text:p>&lt;game name="Nuts (Europe)"&gt; &lt;year&gt;1983&lt;/year&gt; &lt;rating&gt;ESRB - E (Everyone)&lt;/rating&gt; &lt;title&gt;Nuts &lt;/title&gt; &lt;pub&gt;TechnoVision&lt;/pub&gt; &lt;dev&gt;TechnoVision&lt;/dev&gt; &lt;genre&gt;Shooter&lt;/genre&gt; &lt;score&gt;2.5&lt;/score&gt; &lt;player&gt;1 Player&lt;/player&gt; &lt;story&gt;Nuts is a very colorful game, simple handling and precise, but without much emotion. The player is on the bottom of the screen shooting the enemies that are on top of the trees, if the player leave 10 enemies escape, he will lose a life. The same will happen if an enemy hit the squirrel.The difficulty of the game gradually increases as the player goes defeating enemies, but the game is not enough to get really difficult.&lt;/story&gt; &lt;/game&gt;</text:p>
          </table:table-cell>
        </table:table-row>
        <table:table-row table:style-name="ro1">
          <table:table-cell office:value-type="string">
            <text:p>Obelix (USA)</text:p>
          </table:table-cell>
          <table:table-cell office:value-type="string">
            <text:p>1983</text:p>
          </table:table-cell>
          <table:table-cell office:value-type="string">
            <text:p>ESRB - E (Everyone)</text:p>
          </table:table-cell>
          <table:table-cell office:value-type="string">
            <text:p>Obelix </text:p>
          </table:table-cell>
          <table:table-cell table:number-columns-repeated="2" office:value-type="string">
            <text:p>Atari, Inc.</text:p>
          </table:table-cell>
          <table:table-cell office:value-type="string">
            <text:p>Action</text:p>
          </table:table-cell>
          <table:table-cell office:value-type="string">
            <text:p>4.0</text:p>
          </table:table-cell>
          <table:table-cell table:style-name="Default" office:value-type="string">
            <text:p>1 Player</text:p>
          </table:table-cell>
          <table:table-cell office:value-type="string">
            <text:p>A classic Asterix &amp; Obelix game where you simultaneously play as (both) Asterix and Obelix maintaining their favorite Gaulish sport of thumping the living daylights out of Roman soldiers.The objective of the game is to help Asterix "stun" Roman soldiers (simply by running into them, and they turn white from blue) while you command good ol'Obelix to throws his oversized Menhirs down at stunned Romans with a splat.If by any chance a stunned soldier is not whacked by a flying menhir, they turn "red" and hostile, which means Asterix is in trouble. In any case, he needs some good ol' magic potion from Getafix in order to defeat the "red" Romans, so be ready to catch some when Getafix comes knocking.There are 2 types of Roman soldiers to thump: the fat legionnaires and the small centurions. Centurions are worth more points.</text:p>
          </table:table-cell>
          <table:table-cell table:formula="of:=CONCATENATE(&quot;&lt;game name=&quot;;CHAR(34);[.A257];CHAR(34);&quot;&gt; &lt;year&gt;&quot;;[.B257];&quot;&lt;/year&gt; &lt;rating&gt;&quot;;[.C257];&quot;&lt;/rating&gt; &lt;title&gt;&quot;;[.D257];&quot;&lt;/title&gt; &lt;pub&gt;&quot;;[.E257];&quot;&lt;/pub&gt; &lt;dev&gt;&quot;;[.F257];&quot;&lt;/dev&gt; &lt;genre&gt;&quot;;[.G257];&quot;&lt;/genre&gt; &lt;score&gt;&quot;;[.H257];&quot;&lt;/score&gt; &lt;player&gt;&quot;;[.I257];&quot;&lt;/player&gt; &lt;story&gt;&quot;;[.J257];&quot;&lt;/story&gt; &lt;/game&gt;&quot;)" office:value-type="string" office:string-value="&lt;game name=&quot;Obelix (USA)&quot;&gt; &lt;year&gt;1983&lt;/year&gt; &lt;rating&gt;ESRB - E (Everyone)&lt;/rating&gt; &lt;title&gt;Obelix &lt;/title&gt; &lt;pub&gt;Atari, Inc.&lt;/pub&gt; &lt;dev&gt;Atari, Inc.&lt;/dev&gt; &lt;genre&gt;Action&lt;/genre&gt; &lt;score&gt;4.0&lt;/score&gt; &lt;player&gt;1 Player&lt;/player&gt; &lt;story&gt;A classic Asterix &amp; Obelix game where you simultaneously play as (both) Asterix and Obelix maintaining their favorite Gaulish sport of thumping the living daylights out of Roman soldiers.The objective of the game is to help Asterix &quot;stun&quot; Roman soldiers (simply by running into them, and they turn white from blue) while you command good ol'Obelix to throws his oversized Menhirs down at stunned Romans with a splat.If by any chance a stunned soldier is not whacked by a flying menhir, they turn &quot;red&quot; and hostile, which means Asterix is in trouble. In any case, he needs some good ol' magic potion from Getafix in order to defeat the &quot;red&quot; Romans, so be ready to catch some when Getafix comes knocking.There are 2 types of Roman soldiers to thump: the fat legionnaires and the small centurions. Centurions are worth more points.&lt;/story&gt; &lt;/game&gt;">
            <text:p>&lt;game name="Obelix (USA)"&gt; &lt;year&gt;1983&lt;/year&gt; &lt;rating&gt;ESRB - E (Everyone)&lt;/rating&gt; &lt;title&gt;Obelix &lt;/title&gt; &lt;pub&gt;Atari, Inc.&lt;/pub&gt; &lt;dev&gt;Atari, Inc.&lt;/dev&gt; &lt;genre&gt;Action&lt;/genre&gt; &lt;score&gt;4.0&lt;/score&gt; &lt;player&gt;1 Player&lt;/player&gt; &lt;story&gt;A classic Asterix &amp; Obelix game where you simultaneously play as (both) Asterix and Obelix maintaining their favorite Gaulish sport of thumping the living daylights out of Roman soldiers.The objective of the game is to help Asterix "stun" Roman soldiers (simply by running into them, and they turn white from blue) while you command good ol'Obelix to throws his oversized Menhirs down at stunned Romans with a splat.If by any chance a stunned soldier is not whacked by a flying menhir, they turn "red" and hostile, which means Asterix is in trouble. In any case, he needs some good ol' magic potion from Getafix in order to defeat the "red" Romans, so be ready to catch some when Getafix comes knocking.There are 2 types of Roman soldiers to thump: the fat legionnaires and the small centurions. Centurions are worth more points.&lt;/story&gt; &lt;/game&gt;</text:p>
          </table:table-cell>
        </table:table-row>
        <table:table-row table:style-name="ro1">
          <table:table-cell office:value-type="string">
            <text:p>Off the Wall (USA)</text:p>
          </table:table-cell>
          <table:table-cell office:value-type="string">
            <text:p>1989</text:p>
          </table:table-cell>
          <table:table-cell office:value-type="string">
            <text:p>ESRB - E (Everyone)</text:p>
          </table:table-cell>
          <table:table-cell office:value-type="string">
            <text:p>Off the Wall </text:p>
          </table:table-cell>
          <table:table-cell table:number-columns-repeated="2" office:value-type="string">
            <text:p>Atari Corporation</text:p>
          </table:table-cell>
          <table:table-cell office:value-type="string">
            <text:p>Breakout</text:p>
          </table:table-cell>
          <table:table-cell office:value-type="string">
            <text:p>2.8</text:p>
          </table:table-cell>
          <table:table-cell table:style-name="Default" office:value-type="string">
            <text:p>1-2 Players</text:p>
          </table:table-cell>
          <table:table-cell office:value-type="string">
            <text:p>Off The Wall is an arcade action game with Breakout style gameplay. You control Kung Fu Lu, whose mission is to destroy a mysterious, evil wall by reflecting a bouncing ball into the bricks that make up the wall. When the bricks are hit by the ball, they are destroyed. On the top of the screen is a mystical dragon which guards the wall. Each level can be completed by either destroying all of the bricks in the wall, or hitting the dragon six times with the ball. Once the first level is completed, a blackbird will also appear on screen just below the wall. The blackbird will deflect the ball, and tries to get in the way to make your mission more difficult. From time to time, a magic token will fall downward which gives you special powers if caught. These can make the ball magnetic and follow your player, give you a larger paddle, or make the ball explosive and take out larger chunks of bricks. You start the game at a skill level of Peasant, and advance in rank every time four waves of bricks are cleared. You lose a life every time the ball falls off the bottoms of the screen, and the game ends when you lose all five of your lives.</text:p>
          </table:table-cell>
          <table:table-cell table:formula="of:=CONCATENATE(&quot;&lt;game name=&quot;;CHAR(34);[.A258];CHAR(34);&quot;&gt; &lt;year&gt;&quot;;[.B258];&quot;&lt;/year&gt; &lt;rating&gt;&quot;;[.C258];&quot;&lt;/rating&gt; &lt;title&gt;&quot;;[.D258];&quot;&lt;/title&gt; &lt;pub&gt;&quot;;[.E258];&quot;&lt;/pub&gt; &lt;dev&gt;&quot;;[.F258];&quot;&lt;/dev&gt; &lt;genre&gt;&quot;;[.G258];&quot;&lt;/genre&gt; &lt;score&gt;&quot;;[.H258];&quot;&lt;/score&gt; &lt;player&gt;&quot;;[.I258];&quot;&lt;/player&gt; &lt;story&gt;&quot;;[.J258];&quot;&lt;/story&gt; &lt;/game&gt;&quot;)" office:value-type="string" office:string-value="&lt;game name=&quot;Off the Wall (USA)&quot;&gt; &lt;year&gt;1989&lt;/year&gt; &lt;rating&gt;ESRB - E (Everyone)&lt;/rating&gt; &lt;title&gt;Off the Wall &lt;/title&gt; &lt;pub&gt;Atari Corporation&lt;/pub&gt; &lt;dev&gt;Atari Corporation&lt;/dev&gt; &lt;genre&gt;Breakout&lt;/genre&gt; &lt;score&gt;2.8&lt;/score&gt; &lt;player&gt;1-2 Players&lt;/player&gt; &lt;story&gt;Off The Wall is an arcade action game with Breakout style gameplay. You control Kung Fu Lu, whose mission is to destroy a mysterious, evil wall by reflecting a bouncing ball into the bricks that make up the wall. When the bricks are hit by the ball, they are destroyed. On the top of the screen is a mystical dragon which guards the wall. Each level can be completed by either destroying all of the bricks in the wall, or hitting the dragon six times with the ball. Once the first level is completed, a blackbird will also appear on screen just below the wall. The blackbird will deflect the ball, and tries to get in the way to make your mission more difficult. From time to time, a magic token will fall downward which gives you special powers if caught. These can make the ball magnetic and follow your player, give you a larger paddle, or make the ball explosive and take out larger chunks of bricks. You start the game at a skill level of Peasant, and advance in rank every time four waves of bricks are cleared. You lose a life every time the ball falls off the bottoms of the screen, and the game ends when you lose all five of your lives.&lt;/story&gt; &lt;/game&gt;">
            <text:p>&lt;game name="Off the Wall (USA)"&gt; &lt;year&gt;1989&lt;/year&gt; &lt;rating&gt;ESRB - E (Everyone)&lt;/rating&gt; &lt;title&gt;Off the Wall &lt;/title&gt; &lt;pub&gt;Atari Corporation&lt;/pub&gt; &lt;dev&gt;Atari Corporation&lt;/dev&gt; &lt;genre&gt;Breakout&lt;/genre&gt; &lt;score&gt;2.8&lt;/score&gt; &lt;player&gt;1-2 Players&lt;/player&gt; &lt;story&gt;Off The Wall is an arcade action game with Breakout style gameplay. You control Kung Fu Lu, whose mission is to destroy a mysterious, evil wall by reflecting a bouncing ball into the bricks that make up the wall. When the bricks are hit by the ball, they are destroyed. On the top of the screen is a mystical dragon which guards the wall. Each level can be completed by either destroying all of the bricks in the wall, or hitting the dragon six times with the ball. Once the first level is completed, a blackbird will also appear on screen just below the wall. The blackbird will deflect the ball, and tries to get in the way to make your mission more difficult. From time to time, a magic token will fall downward which gives you special powers if caught. These can make the ball magnetic and follow your player, give you a larger paddle, or make the ball explosive and take out larger chunks of bricks. You start the game at a skill level of Peasant, and advance in rank every time four waves of bricks are cleared. You lose a life every time the ball falls off the bottoms of the screen, and the game ends when you lose all five of your lives.&lt;/story&gt; &lt;/game&gt;</text:p>
          </table:table-cell>
        </table:table-row>
        <table:table-row table:style-name="ro1">
          <table:table-cell office:value-type="string">
            <text:p>Official Frogger, The (USA)</text:p>
          </table:table-cell>
          <table:table-cell office:value-type="string">
            <text:p>1983</text:p>
          </table:table-cell>
          <table:table-cell office:value-type="string">
            <text:p>ESRB - E (Everyone)</text:p>
          </table:table-cell>
          <table:table-cell office:value-type="string">
            <text:p>Official Frogger, The </text:p>
          </table:table-cell>
          <table:table-cell table:number-columns-repeated="2" office:value-type="string">
            <text:p>Starpath Corporation</text:p>
          </table:table-cell>
          <table:table-cell office:value-type="string">
            <text:p>Action</text:p>
          </table:table-cell>
          <table:table-cell office:value-type="string">
            <text:p>4.4</text:p>
          </table:table-cell>
          <table:table-cell table:style-name="Default" office:value-type="string">
            <text:p>1-2 Players</text:p>
          </table:table-cell>
          <table:table-cell office:value-type="string">
            <text:p>Your task in this arcade game is to guide a frog across a treacherous road and river, and to safety at the top of the screen. Both these sections are fraught with a variety of hazards, each of which will kill the frog and cost you a life if contact is made. The road is full of cars and trucks, at variable speeds. The river water itself is fatal, as are the snakes which hover within on later levels. Frogger must use the arrangement of logs, turtles (which are only there for a short time) and alligators (but stay away from their faces), and then jump into one of the open home-cells, ideally one containing a fly for extra points. Once all holes have been filled, you move onto the next, harder, level.</text:p>
          </table:table-cell>
          <table:table-cell table:formula="of:=CONCATENATE(&quot;&lt;game name=&quot;;CHAR(34);[.A259];CHAR(34);&quot;&gt; &lt;year&gt;&quot;;[.B259];&quot;&lt;/year&gt; &lt;rating&gt;&quot;;[.C259];&quot;&lt;/rating&gt; &lt;title&gt;&quot;;[.D259];&quot;&lt;/title&gt; &lt;pub&gt;&quot;;[.E259];&quot;&lt;/pub&gt; &lt;dev&gt;&quot;;[.F259];&quot;&lt;/dev&gt; &lt;genre&gt;&quot;;[.G259];&quot;&lt;/genre&gt; &lt;score&gt;&quot;;[.H259];&quot;&lt;/score&gt; &lt;player&gt;&quot;;[.I259];&quot;&lt;/player&gt; &lt;story&gt;&quot;;[.J259];&quot;&lt;/story&gt; &lt;/game&gt;&quot;)" office:value-type="string" office:string-value="&lt;game name=&quot;Official Frogger, The (USA)&quot;&gt; &lt;year&gt;1983&lt;/year&gt; &lt;rating&gt;ESRB - E (Everyone)&lt;/rating&gt; &lt;title&gt;Official Frogger, The &lt;/title&gt; &lt;pub&gt;Starpath Corporation&lt;/pub&gt; &lt;dev&gt;Starpath Corporation&lt;/dev&gt; &lt;genre&gt;Action&lt;/genre&gt; &lt;score&gt;4.4&lt;/score&gt; &lt;player&gt;1-2 Players&lt;/player&gt; &lt;story&gt;Your task in this arcade game is to guide a frog across a treacherous road and river, and to safety at the top of the screen. Both these sections are fraught with a variety of hazards, each of which will kill the frog and cost you a life if contact is made. The road is full of cars and trucks, at variable speeds. The river water itself is fatal, as are the snakes which hover within on later levels. Frogger must use the arrangement of logs, turtles (which are only there for a short time) and alligators (but stay away from their faces), and then jump into one of the open home-cells, ideally one containing a fly for extra points. Once all holes have been filled, you move onto the next, harder, level.&lt;/story&gt; &lt;/game&gt;">
            <text:p>&lt;game name="Official Frogger, The (USA)"&gt; &lt;year&gt;1983&lt;/year&gt; &lt;rating&gt;ESRB - E (Everyone)&lt;/rating&gt; &lt;title&gt;Official Frogger, The &lt;/title&gt; &lt;pub&gt;Starpath Corporation&lt;/pub&gt; &lt;dev&gt;Starpath Corporation&lt;/dev&gt; &lt;genre&gt;Action&lt;/genre&gt; &lt;score&gt;4.4&lt;/score&gt; &lt;player&gt;1-2 Players&lt;/player&gt; &lt;story&gt;Your task in this arcade game is to guide a frog across a treacherous road and river, and to safety at the top of the screen. Both these sections are fraught with a variety of hazards, each of which will kill the frog and cost you a life if contact is made. The road is full of cars and trucks, at variable speeds. The river water itself is fatal, as are the snakes which hover within on later levels. Frogger must use the arrangement of logs, turtles (which are only there for a short time) and alligators (but stay away from their faces), and then jump into one of the open home-cells, ideally one containing a fly for extra points. Once all holes have been filled, you move onto the next, harder, level.&lt;/story&gt; &lt;/game&gt;</text:p>
          </table:table-cell>
        </table:table-row>
        <table:table-row table:style-name="ro1">
          <table:table-cell office:value-type="string">
            <text:p>Oink! (USA)</text:p>
          </table:table-cell>
          <table:table-cell office:value-type="string">
            <text:p>1982</text:p>
          </table:table-cell>
          <table:table-cell office:value-type="string">
            <text:p>ESRB - E (Everyone)</text:p>
          </table:table-cell>
          <table:table-cell office:value-type="string">
            <text:p>Oink! </text:p>
          </table:table-cell>
          <table:table-cell table:number-columns-repeated="2" office:value-type="string">
            <text:p>Activision, Inc.</text:p>
          </table:table-cell>
          <table:table-cell office:value-type="string">
            <text:p>Action</text:p>
          </table:table-cell>
          <table:table-cell office:value-type="string">
            <text:p>3.4</text:p>
          </table:table-cell>
          <table:table-cell table:style-name="Default" office:value-type="string">
            <text:p>1-2 Players</text:p>
          </table:table-cell>
          <table:table-cell office:value-type="string">
            <text:p>Oink! is based on the fairy tale of the three little pigs. The big bad wolf is trying to blow down each of the pigs houses. You control each pig one at a time. The wolf is at the bottom of the screen and will blow a hole in the house one section at a time. Each time a hole is formed, the pig must patch it up quickly so the wolf can't get in. New materials are located at the top of the screen, and you need to grab them and place them in the holes as they are formed. The longer you last, the tougher the wolf will become! You start the game controlling the pig whose house is made of straw; when he is caught, you move on to the pig in the house made of sticks. Finally you will control the pig in the house made of bricks. When all three pigs have been caught by the wolf, the game is over.</text:p>
          </table:table-cell>
          <table:table-cell table:formula="of:=CONCATENATE(&quot;&lt;game name=&quot;;CHAR(34);[.A260];CHAR(34);&quot;&gt; &lt;year&gt;&quot;;[.B260];&quot;&lt;/year&gt; &lt;rating&gt;&quot;;[.C260];&quot;&lt;/rating&gt; &lt;title&gt;&quot;;[.D260];&quot;&lt;/title&gt; &lt;pub&gt;&quot;;[.E260];&quot;&lt;/pub&gt; &lt;dev&gt;&quot;;[.F260];&quot;&lt;/dev&gt; &lt;genre&gt;&quot;;[.G260];&quot;&lt;/genre&gt; &lt;score&gt;&quot;;[.H260];&quot;&lt;/score&gt; &lt;player&gt;&quot;;[.I260];&quot;&lt;/player&gt; &lt;story&gt;&quot;;[.J260];&quot;&lt;/story&gt; &lt;/game&gt;&quot;)" office:value-type="string" office:string-value="&lt;game name=&quot;Oink! (USA)&quot;&gt; &lt;year&gt;1982&lt;/year&gt; &lt;rating&gt;ESRB - E (Everyone)&lt;/rating&gt; &lt;title&gt;Oink! &lt;/title&gt; &lt;pub&gt;Activision, Inc.&lt;/pub&gt; &lt;dev&gt;Activision, Inc.&lt;/dev&gt; &lt;genre&gt;Action&lt;/genre&gt; &lt;score&gt;3.4&lt;/score&gt; &lt;player&gt;1-2 Players&lt;/player&gt; &lt;story&gt;Oink! is based on the fairy tale of the three little pigs. The big bad wolf is trying to blow down each of the pigs houses. You control each pig one at a time. The wolf is at the bottom of the screen and will blow a hole in the house one section at a time. Each time a hole is formed, the pig must patch it up quickly so the wolf can't get in. New materials are located at the top of the screen, and you need to grab them and place them in the holes as they are formed. The longer you last, the tougher the wolf will become! You start the game controlling the pig whose house is made of straw; when he is caught, you move on to the pig in the house made of sticks. Finally you will control the pig in the house made of bricks. When all three pigs have been caught by the wolf, the game is over.&lt;/story&gt; &lt;/game&gt;">
            <text:p>&lt;game name="Oink! (USA)"&gt; &lt;year&gt;1982&lt;/year&gt; &lt;rating&gt;ESRB - E (Everyone)&lt;/rating&gt; &lt;title&gt;Oink! &lt;/title&gt; &lt;pub&gt;Activision, Inc.&lt;/pub&gt; &lt;dev&gt;Activision, Inc.&lt;/dev&gt; &lt;genre&gt;Action&lt;/genre&gt; &lt;score&gt;3.4&lt;/score&gt; &lt;player&gt;1-2 Players&lt;/player&gt; &lt;story&gt;Oink! is based on the fairy tale of the three little pigs. The big bad wolf is trying to blow down each of the pigs houses. You control each pig one at a time. The wolf is at the bottom of the screen and will blow a hole in the house one section at a time. Each time a hole is formed, the pig must patch it up quickly so the wolf can't get in. New materials are located at the top of the screen, and you need to grab them and place them in the holes as they are formed. The longer you last, the tougher the wolf will become! You start the game controlling the pig whose house is made of straw; when he is caught, you move on to the pig in the house made of sticks. Finally you will control the pig in the house made of bricks. When all three pigs have been caught by the wolf, the game is over.&lt;/story&gt; &lt;/game&gt;</text:p>
          </table:table-cell>
        </table:table-row>
        <table:table-row table:style-name="ro1">
          <table:table-cell office:value-type="string">
            <text:p>Omega Race (USA)</text:p>
          </table:table-cell>
          <table:table-cell office:value-type="string">
            <text:p>1983</text:p>
          </table:table-cell>
          <table:table-cell office:value-type="string">
            <text:p>ESRB - E (Everyone)</text:p>
          </table:table-cell>
          <table:table-cell office:value-type="string">
            <text:p>Omega Race </text:p>
          </table:table-cell>
          <table:table-cell office:value-type="string">
            <text:p>CBS Electronics</text:p>
          </table:table-cell>
          <table:table-cell office:value-type="string">
            <text:p>Bally Midway Manufacturing Co., Inc.</text:p>
          </table:table-cell>
          <table:table-cell office:value-type="string">
            <text:p>Shoot-'Em-Up</text:p>
          </table:table-cell>
          <table:table-cell office:value-type="string">
            <text:p>2.8</text:p>
          </table:table-cell>
          <table:table-cell table:style-name="Default" office:value-type="string">
            <text:p>1-2 Players</text:p>
          </table:table-cell>
          <table:table-cell office:value-type="string">
            <text:p>This is a remake of a Bally-Midway arcade game. <text:s/>You control a spaceship and shoot down the enemy "Droid" ships that attack you. <text:s/>Your ship must survive Droid-dropped mines too--but you can shoot them too. <text:s/>The last ship of the Droid flights goes into a spiraling pattern.There is no end to this game. <text:s/>Rather, it is a game in which you try to get the highest score, or complete the highest number of levels.You control a small triangle that is your ship. <text:s/>The ship can turn, move forward (with thrusters) and fire. <text:s/>Movement is one of the games challenges; once the ship is moving, it can only be slowed by turning the nose in the opposite direction and use the thrusters. <text:s/>While doing that, the ship is unable to fire toward anything it is in motion toward.Bouncing also comes into play during movement. <text:s/>When the ship hits the side of the screen, a wall of force appears, and the ship bounces. <text:s/>You don't have control over where the ship bounces, and must take time to regain control, before you run into an enemy ship and die.</text:p>
          </table:table-cell>
          <table:table-cell table:formula="of:=CONCATENATE(&quot;&lt;game name=&quot;;CHAR(34);[.A261];CHAR(34);&quot;&gt; &lt;year&gt;&quot;;[.B261];&quot;&lt;/year&gt; &lt;rating&gt;&quot;;[.C261];&quot;&lt;/rating&gt; &lt;title&gt;&quot;;[.D261];&quot;&lt;/title&gt; &lt;pub&gt;&quot;;[.E261];&quot;&lt;/pub&gt; &lt;dev&gt;&quot;;[.F261];&quot;&lt;/dev&gt; &lt;genre&gt;&quot;;[.G261];&quot;&lt;/genre&gt; &lt;score&gt;&quot;;[.H261];&quot;&lt;/score&gt; &lt;player&gt;&quot;;[.I261];&quot;&lt;/player&gt; &lt;story&gt;&quot;;[.J261];&quot;&lt;/story&gt; &lt;/game&gt;&quot;)" office:value-type="string" office:string-value="&lt;game name=&quot;Omega Race (USA)&quot;&gt; &lt;year&gt;1983&lt;/year&gt; &lt;rating&gt;ESRB - E (Everyone)&lt;/rating&gt; &lt;title&gt;Omega Race &lt;/title&gt; &lt;pub&gt;CBS Electronics&lt;/pub&gt; &lt;dev&gt;Bally Midway Manufacturing Co., Inc.&lt;/dev&gt; &lt;genre&gt;Shoot-'Em-Up&lt;/genre&gt; &lt;score&gt;2.8&lt;/score&gt; &lt;player&gt;1-2 Players&lt;/player&gt; &lt;story&gt;This is a remake of a Bally-Midway arcade game.  You control a spaceship and shoot down the enemy &quot;Droid&quot; ships that attack you.  Your ship must survive Droid-dropped mines too--but you can shoot them too.  The last ship of the Droid flights goes into a spiraling pattern.There is no end to this game.  Rather, it is a game in which you try to get the highest score, or complete the highest number of levels.You control a small triangle that is your ship.  The ship can turn, move forward (with thrusters) and fire.  Movement is one of the games challenges; once the ship is moving, it can only be slowed by turning the nose in the opposite direction and use the thrusters.  While doing that, the ship is unable to fire toward anything it is in motion toward.Bouncing also comes into play during movement.  When the ship hits the side of the screen, a wall of force appears, and the ship bounces.  You don't have control over where the ship bounces, and must take time to regain control, before you run into an enemy ship and die.&lt;/story&gt; &lt;/game&gt;">
            <text:p>&lt;game name="Omega Race (USA)"&gt; &lt;year&gt;1983&lt;/year&gt; &lt;rating&gt;ESRB - E (Everyone)&lt;/rating&gt; &lt;title&gt;Omega Race &lt;/title&gt; &lt;pub&gt;CBS Electronics&lt;/pub&gt; &lt;dev&gt;Bally Midway Manufacturing Co., Inc.&lt;/dev&gt; &lt;genre&gt;Shoot-'Em-Up&lt;/genre&gt; &lt;score&gt;2.8&lt;/score&gt; &lt;player&gt;1-2 Players&lt;/player&gt; &lt;story&gt;This is a remake of a Bally-Midway arcade game. <text:s/>You control a spaceship and shoot down the enemy "Droid" ships that attack you. <text:s/>Your ship must survive Droid-dropped mines too--but you can shoot them too. <text:s/>The last ship of the Droid flights goes into a spiraling pattern.There is no end to this game. <text:s/>Rather, it is a game in which you try to get the highest score, or complete the highest number of levels.You control a small triangle that is your ship. <text:s/>The ship can turn, move forward (with thrusters) and fire. <text:s/>Movement is one of the games challenges; once the ship is moving, it can only be slowed by turning the nose in the opposite direction and use the thrusters. <text:s/>While doing that, the ship is unable to fire toward anything it is in motion toward.Bouncing also comes into play during movement. <text:s/>When the ship hits the side of the screen, a wall of force appears, and the ship bounces. <text:s/>You don't have control over where the ship bounces, and must take time to regain control, before you run into an enemy ship and die.&lt;/story&gt; &lt;/game&gt;</text:p>
          </table:table-cell>
        </table:table-row>
        <table:table-row table:style-name="ro1">
          <table:table-cell office:value-type="string">
            <text:p>Open Sesame (Europe)</text:p>
          </table:table-cell>
          <table:table-cell office:value-type="string">
            <text:p>1982</text:p>
          </table:table-cell>
          <table:table-cell office:value-type="string">
            <text:p>ESRB - E (Everyone)</text:p>
          </table:table-cell>
          <table:table-cell office:value-type="string">
            <text:p>Open Sesame </text:p>
          </table:table-cell>
          <table:table-cell table:number-columns-repeated="2" office:value-type="string">
            <text:p>Bit Corporation</text:p>
          </table:table-cell>
          <table:table-cell office:value-type="string">
            <text:p>Platform</text:p>
          </table:table-cell>
          <table:table-cell office:value-type="string">
            <text:p>2.1</text:p>
          </table:table-cell>
          <table:table-cell table:style-name="Default" office:value-type="string">
            <text:p>1 Player</text:p>
          </table:table-cell>
          <table:table-cell office:value-type="string">
            <text:p>Open, Sesame! is an action platform game. You control Ali Baba, and your goal is to reach the cave of treasures. The treasury entrance is at the top of the screen, and you begin each level at the bottom and need to climb your way up. To do so, you will need to find a good location where you can throw a rope up to the next platform and climb up (there will be a dot on the platform where you can safely throw a rope, two on each floor). Before the treasury can be entered, you need to attach ropes to each of the possible locations. To hinder your progress, there are guards wandering each of the floors. If you're caught, you'll lose a life! To help out, a magic ball will appear on screen from time to time; if caught, this can be used to temporarily freeze a guard. When you successfully enter the treasury, you then move on to the next level of gameplay.</text:p>
          </table:table-cell>
          <table:table-cell table:formula="of:=CONCATENATE(&quot;&lt;game name=&quot;;CHAR(34);[.A262];CHAR(34);&quot;&gt; &lt;year&gt;&quot;;[.B262];&quot;&lt;/year&gt; &lt;rating&gt;&quot;;[.C262];&quot;&lt;/rating&gt; &lt;title&gt;&quot;;[.D262];&quot;&lt;/title&gt; &lt;pub&gt;&quot;;[.E262];&quot;&lt;/pub&gt; &lt;dev&gt;&quot;;[.F262];&quot;&lt;/dev&gt; &lt;genre&gt;&quot;;[.G262];&quot;&lt;/genre&gt; &lt;score&gt;&quot;;[.H262];&quot;&lt;/score&gt; &lt;player&gt;&quot;;[.I262];&quot;&lt;/player&gt; &lt;story&gt;&quot;;[.J262];&quot;&lt;/story&gt; &lt;/game&gt;&quot;)" office:value-type="string" office:string-value="&lt;game name=&quot;Open Sesame (Europe)&quot;&gt; &lt;year&gt;1982&lt;/year&gt; &lt;rating&gt;ESRB - E (Everyone)&lt;/rating&gt; &lt;title&gt;Open Sesame &lt;/title&gt; &lt;pub&gt;Bit Corporation&lt;/pub&gt; &lt;dev&gt;Bit Corporation&lt;/dev&gt; &lt;genre&gt;Platform&lt;/genre&gt; &lt;score&gt;2.1&lt;/score&gt; &lt;player&gt;1 Player&lt;/player&gt; &lt;story&gt;Open, Sesame! is an action platform game. You control Ali Baba, and your goal is to reach the cave of treasures. The treasury entrance is at the top of the screen, and you begin each level at the bottom and need to climb your way up. To do so, you will need to find a good location where you can throw a rope up to the next platform and climb up (there will be a dot on the platform where you can safely throw a rope, two on each floor). Before the treasury can be entered, you need to attach ropes to each of the possible locations. To hinder your progress, there are guards wandering each of the floors. If you're caught, you'll lose a life! To help out, a magic ball will appear on screen from time to time; if caught, this can be used to temporarily freeze a guard. When you successfully enter the treasury, you then move on to the next level of gameplay.&lt;/story&gt; &lt;/game&gt;">
            <text:p>&lt;game name="Open Sesame (Europe)"&gt; &lt;year&gt;1982&lt;/year&gt; &lt;rating&gt;ESRB - E (Everyone)&lt;/rating&gt; &lt;title&gt;Open Sesame &lt;/title&gt; &lt;pub&gt;Bit Corporation&lt;/pub&gt; &lt;dev&gt;Bit Corporation&lt;/dev&gt; &lt;genre&gt;Platform&lt;/genre&gt; &lt;score&gt;2.1&lt;/score&gt; &lt;player&gt;1 Player&lt;/player&gt; &lt;story&gt;Open, Sesame! is an action platform game. You control Ali Baba, and your goal is to reach the cave of treasures. The treasury entrance is at the top of the screen, and you begin each level at the bottom and need to climb your way up. To do so, you will need to find a good location where you can throw a rope up to the next platform and climb up (there will be a dot on the platform where you can safely throw a rope, two on each floor). Before the treasury can be entered, you need to attach ropes to each of the possible locations. To hinder your progress, there are guards wandering each of the floors. If you're caught, you'll lose a life! To help out, a magic ball will appear on screen from time to time; if caught, this can be used to temporarily freeze a guard. When you successfully enter the treasury, you then move on to the next level of gameplay.&lt;/story&gt; &lt;/game&gt;</text:p>
          </table:table-cell>
        </table:table-row>
        <table:table-row table:style-name="ro1">
          <table:table-cell office:value-type="string">
            <text:p>Oscar's Trash Race (USA)</text:p>
          </table:table-cell>
          <table:table-cell office:value-type="string">
            <text:p>1983</text:p>
          </table:table-cell>
          <table:table-cell office:value-type="string">
            <text:p>ESRB - E (Everyone)</text:p>
          </table:table-cell>
          <table:table-cell office:value-type="string">
            <text:p>Oscar's Trash Race </text:p>
          </table:table-cell>
          <table:table-cell office:value-type="string">
            <text:p>Atari, Inc.</text:p>
          </table:table-cell>
          <table:table-cell office:value-type="string">
            <text:p>Children's Computer Workshop, Inc.</text:p>
          </table:table-cell>
          <table:table-cell office:value-type="string">
            <text:p>Educational</text:p>
          </table:table-cell>
          <table:table-cell office:value-type="string">
            <text:p>3.6</text:p>
          </table:table-cell>
          <table:table-cell table:style-name="Default" office:value-type="string">
            <text:p>1-2 Players</text:p>
          </table:table-cell>
          <table:table-cell office:value-type="string">
            <text:p>It is the Grouch Day Picnic and three little grouches (Herman, Grungetta and Sloppy) want to win the Trash Race.Game one is a practice race. The trash truck dumps one to five items. One of the trash cans at the top will then have a number on it. Press the button on the controller for that can the use the arrow keys to move it to the trash. Once you get the trash, move the grouch back to the top. You get one point per race. There are three races per game then Oscar appears to congratulate the winner (in his own grouchy way).Game two is the same as game one except there will be a number on all three trash cans and you must select the one that corresponds to the number of items.Both games one and two are one player only.In games three and four, the truck dumps one to nine items. You again select the correct grouch but this time there are puddles, three in game three, several in game four. You get one point for each puddle you jump. If you step into a puddle, the grouch will play in it, delaying you. There are three races in game three, five in game four.In game five, you run races one after another until Slimey the inchworm gets from one side of the screen to the other. Once Slimey get to the other side, the races ends. There are several puddles. You get one point per puddle jumped and one point per race completed.Games six and seven are the same as five but it will rain sometimes. When it does, the puddles turn blue. If you jump a blue puddle, you get two points.The trash items are:boneshangerscoffee mugstoothbrush (presumably used)old tin canold televisionsold ten-gallon hatsold telephonesold tennis shoesold dress shoesjunk mailscissorsold toy boatshammersbeach ballsFor ages three to seven.</text:p>
          </table:table-cell>
          <table:table-cell table:formula="of:=CONCATENATE(&quot;&lt;game name=&quot;;CHAR(34);[.A263];CHAR(34);&quot;&gt; &lt;year&gt;&quot;;[.B263];&quot;&lt;/year&gt; &lt;rating&gt;&quot;;[.C263];&quot;&lt;/rating&gt; &lt;title&gt;&quot;;[.D263];&quot;&lt;/title&gt; &lt;pub&gt;&quot;;[.E263];&quot;&lt;/pub&gt; &lt;dev&gt;&quot;;[.F263];&quot;&lt;/dev&gt; &lt;genre&gt;&quot;;[.G263];&quot;&lt;/genre&gt; &lt;score&gt;&quot;;[.H263];&quot;&lt;/score&gt; &lt;player&gt;&quot;;[.I263];&quot;&lt;/player&gt; &lt;story&gt;&quot;;[.J263];&quot;&lt;/story&gt; &lt;/game&gt;&quot;)" office:value-type="string" office:string-value="&lt;game name=&quot;Oscar's Trash Race (USA)&quot;&gt; &lt;year&gt;1983&lt;/year&gt; &lt;rating&gt;ESRB - E (Everyone)&lt;/rating&gt; &lt;title&gt;Oscar's Trash Race &lt;/title&gt; &lt;pub&gt;Atari, Inc.&lt;/pub&gt; &lt;dev&gt;Children's Computer Workshop, Inc.&lt;/dev&gt; &lt;genre&gt;Educational&lt;/genre&gt; &lt;score&gt;3.6&lt;/score&gt; &lt;player&gt;1-2 Players&lt;/player&gt; &lt;story&gt;It is the Grouch Day Picnic and three little grouches (Herman, Grungetta and Sloppy) want to win the Trash Race.Game one is a practice race. The trash truck dumps one to five items. One of the trash cans at the top will then have a number on it. Press the button on the controller for that can the use the arrow keys to move it to the trash. Once you get the trash, move the grouch back to the top. You get one point per race. There are three races per game then Oscar appears to congratulate the winner (in his own grouchy way).Game two is the same as game one except there will be a number on all three trash cans and you must select the one that corresponds to the number of items.Both games one and two are one player only.In games three and four, the truck dumps one to nine items. You again select the correct grouch but this time there are puddles, three in game three, several in game four. You get one point for each puddle you jump. If you step into a puddle, the grouch will play in it, delaying you. There are three races in game three, five in game four.In game five, you run races one after another until Slimey the inchworm gets from one side of the screen to the other. Once Slimey get to the other side, the races ends. There are several puddles. You get one point per puddle jumped and one point per race completed.Games six and seven are the same as five but it will rain sometimes. When it does, the puddles turn blue. If you jump a blue puddle, you get two points.The trash items are:boneshangerscoffee mugstoothbrush (presumably used)old tin canold televisionsold ten-gallon hatsold telephonesold tennis shoesold dress shoesjunk mailscissorsold toy boatshammersbeach ballsFor ages three to seven.&lt;/story&gt; &lt;/game&gt;">
            <text:p>&lt;game name="Oscar's Trash Race (USA)"&gt; &lt;year&gt;1983&lt;/year&gt; &lt;rating&gt;ESRB - E (Everyone)&lt;/rating&gt; &lt;title&gt;Oscar's Trash Race &lt;/title&gt; &lt;pub&gt;Atari, Inc.&lt;/pub&gt; &lt;dev&gt;Children's Computer Workshop, Inc.&lt;/dev&gt; &lt;genre&gt;Educational&lt;/genre&gt; &lt;score&gt;3.6&lt;/score&gt; &lt;player&gt;1-2 Players&lt;/player&gt; &lt;story&gt;It is the Grouch Day Picnic and three little grouches (Herman, Grungetta and Sloppy) want to win the Trash Race.Game one is a practice race. The trash truck dumps one to five items. One of the trash cans at the top will then have a number on it. Press the button on the controller for that can the use the arrow keys to move it to the trash. Once you get the trash, move the grouch back to the top. You get one point per race. There are three races per game then Oscar appears to congratulate the winner (in his own grouchy way).Game two is the same as game one except there will be a number on all three trash cans and you must select the one that corresponds to the number of items.Both games one and two are one player only.In games three and four, the truck dumps one to nine items. You again select the correct grouch but this time there are puddles, three in game three, several in game four. You get one point for each puddle you jump. If you step into a puddle, the grouch will play in it, delaying you. There are three races in game three, five in game four.In game five, you run races one after another until Slimey the inchworm gets from one side of the screen to the other. Once Slimey get to the other side, the races ends. There are several puddles. You get one point per puddle jumped and one point per race completed.Games six and seven are the same as five but it will rain sometimes. When it does, the puddles turn blue. If you jump a blue puddle, you get two points.The trash items are:boneshangerscoffee mugstoothbrush (presumably used)old tin canold televisionsold ten-gallon hatsold telephonesold tennis shoesold dress shoesjunk mailscissorsold toy boatshammersbeach ballsFor ages three to seven.&lt;/story&gt; &lt;/game&gt;</text:p>
          </table:table-cell>
        </table:table-row>
        <table:table-row table:style-name="ro1">
          <table:table-cell office:value-type="string">
            <text:p>Othello (USA)</text:p>
          </table:table-cell>
          <table:table-cell office:value-type="string">
            <text:p>1980</text:p>
          </table:table-cell>
          <table:table-cell office:value-type="string">
            <text:p>ESRB - E (Everyone)</text:p>
          </table:table-cell>
          <table:table-cell office:value-type="string">
            <text:p>Othello </text:p>
          </table:table-cell>
          <table:table-cell table:number-columns-repeated="2" office:value-type="string">
            <text:p>Atari, Inc.</text:p>
          </table:table-cell>
          <table:table-cell office:value-type="string">
            <text:p>Tabletop</text:p>
          </table:table-cell>
          <table:table-cell office:value-type="string">
            <text:p>3.7</text:p>
          </table:table-cell>
          <table:table-cell table:style-name="Default" office:value-type="string">
            <text:p>1-2 Players</text:p>
          </table:table-cell>
          <table:table-cell office:value-type="string">
            <text:p>Othello is a conversion of the board game. Each player tries to fill the game board with as many discs of his color as possible. On each turn the player places a disc on the board by selecting a location where the opponents discs will become trapped between two of his discs. The trapped discs are flipped over to the players color. The game ends when the board is filled or time runs out, and the player with the greatest number of his color discs on the board wins. Two players can play against each other, or one player against the computer.</text:p>
          </table:table-cell>
          <table:table-cell table:formula="of:=CONCATENATE(&quot;&lt;game name=&quot;;CHAR(34);[.A264];CHAR(34);&quot;&gt; &lt;year&gt;&quot;;[.B264];&quot;&lt;/year&gt; &lt;rating&gt;&quot;;[.C264];&quot;&lt;/rating&gt; &lt;title&gt;&quot;;[.D264];&quot;&lt;/title&gt; &lt;pub&gt;&quot;;[.E264];&quot;&lt;/pub&gt; &lt;dev&gt;&quot;;[.F264];&quot;&lt;/dev&gt; &lt;genre&gt;&quot;;[.G264];&quot;&lt;/genre&gt; &lt;score&gt;&quot;;[.H264];&quot;&lt;/score&gt; &lt;player&gt;&quot;;[.I264];&quot;&lt;/player&gt; &lt;story&gt;&quot;;[.J264];&quot;&lt;/story&gt; &lt;/game&gt;&quot;)" office:value-type="string" office:string-value="&lt;game name=&quot;Othello (USA)&quot;&gt; &lt;year&gt;1980&lt;/year&gt; &lt;rating&gt;ESRB - E (Everyone)&lt;/rating&gt; &lt;title&gt;Othello &lt;/title&gt; &lt;pub&gt;Atari, Inc.&lt;/pub&gt; &lt;dev&gt;Atari, Inc.&lt;/dev&gt; &lt;genre&gt;Tabletop&lt;/genre&gt; &lt;score&gt;3.7&lt;/score&gt; &lt;player&gt;1-2 Players&lt;/player&gt; &lt;story&gt;Othello is a conversion of the board game. Each player tries to fill the game board with as many discs of his color as possible. On each turn the player places a disc on the board by selecting a location where the opponents discs will become trapped between two of his discs. The trapped discs are flipped over to the players color. The game ends when the board is filled or time runs out, and the player with the greatest number of his color discs on the board wins. Two players can play against each other, or one player against the computer.&lt;/story&gt; &lt;/game&gt;">
            <text:p>&lt;game name="Othello (USA)"&gt; &lt;year&gt;1980&lt;/year&gt; &lt;rating&gt;ESRB - E (Everyone)&lt;/rating&gt; &lt;title&gt;Othello &lt;/title&gt; &lt;pub&gt;Atari, Inc.&lt;/pub&gt; &lt;dev&gt;Atari, Inc.&lt;/dev&gt; &lt;genre&gt;Tabletop&lt;/genre&gt; &lt;score&gt;3.7&lt;/score&gt; &lt;player&gt;1-2 Players&lt;/player&gt; &lt;story&gt;Othello is a conversion of the board game. Each player tries to fill the game board with as many discs of his color as possible. On each turn the player places a disc on the board by selecting a location where the opponents discs will become trapped between two of his discs. The trapped discs are flipped over to the players color. The game ends when the board is filled or time runs out, and the player with the greatest number of his color discs on the board wins. Two players can play against each other, or one player against the computer.&lt;/story&gt; &lt;/game&gt;</text:p>
          </table:table-cell>
        </table:table-row>
        <table:table-row table:style-name="ro1">
          <table:table-cell office:value-type="string">
            <text:p>Out of Control (USA)</text:p>
          </table:table-cell>
          <table:table-cell office:value-type="string">
            <text:p>1983</text:p>
          </table:table-cell>
          <table:table-cell office:value-type="string">
            <text:p>ESRB - E (Everyone)</text:p>
          </table:table-cell>
          <table:table-cell office:value-type="string">
            <text:p>Out of Control </text:p>
          </table:table-cell>
          <table:table-cell table:number-columns-repeated="2" office:value-type="string">
            <text:p>Avalon Hill</text:p>
          </table:table-cell>
          <table:table-cell office:value-type="string">
            <text:p>Action</text:p>
          </table:table-cell>
          <table:table-cell office:value-type="string">
            <text:p>1.5</text:p>
          </table:table-cell>
          <table:table-cell table:style-name="Default" office:value-type="string">
            <text:p>1 Player</text:p>
          </table:table-cell>
          <table:table-cell office:value-type="string">
            <text:p>This is an obstacle race in a space ship. The ship controls in a rather Asteroids-like way, in that you push left or right to rotate and press fire to thrust. Once you stop thrusting, the ship does not immediately stop, although it will slow down on its own. To stop sooner, you have to face away from the direction you are traveling and thrust.First, you must pass a set number of hurdles. If there is a single hurdle, you must pass on the side indicated by the arrow. If there are two hurdles, you must pass in between them. If there are three, you can pass through them or go around. If you hit a hurdle, you must go back to the last successfully passed hurdle and do it again to continue.After the hurdles, you must pop ten space balloons by running in to them. They appear one at a time at random spots on the screen. After you pop all ten balloons, you must dock in the space dock to end the race.The difficulty switches are not used. You select your game variation by moving the joystick up or down.Game variationsThere are 28 variations. The odd numbered ones have fast maneuvering, the even numbered ones, slow.The number of hurdles also varies. The first two have 10 hurdles, the next two, 14, then 22 (twice), 27 (twice), 35 (twice), 39 (four times), 47 (twice), 51 (twice), 54 (twice), 63 (twice), 64 (twice), 72 (twice), and 82 (twice).</text:p>
          </table:table-cell>
          <table:table-cell table:formula="of:=CONCATENATE(&quot;&lt;game name=&quot;;CHAR(34);[.A265];CHAR(34);&quot;&gt; &lt;year&gt;&quot;;[.B265];&quot;&lt;/year&gt; &lt;rating&gt;&quot;;[.C265];&quot;&lt;/rating&gt; &lt;title&gt;&quot;;[.D265];&quot;&lt;/title&gt; &lt;pub&gt;&quot;;[.E265];&quot;&lt;/pub&gt; &lt;dev&gt;&quot;;[.F265];&quot;&lt;/dev&gt; &lt;genre&gt;&quot;;[.G265];&quot;&lt;/genre&gt; &lt;score&gt;&quot;;[.H265];&quot;&lt;/score&gt; &lt;player&gt;&quot;;[.I265];&quot;&lt;/player&gt; &lt;story&gt;&quot;;[.J265];&quot;&lt;/story&gt; &lt;/game&gt;&quot;)" office:value-type="string" office:string-value="&lt;game name=&quot;Out of Control (USA)&quot;&gt; &lt;year&gt;1983&lt;/year&gt; &lt;rating&gt;ESRB - E (Everyone)&lt;/rating&gt; &lt;title&gt;Out of Control &lt;/title&gt; &lt;pub&gt;Avalon Hill&lt;/pub&gt; &lt;dev&gt;Avalon Hill&lt;/dev&gt; &lt;genre&gt;Action&lt;/genre&gt; &lt;score&gt;1.5&lt;/score&gt; &lt;player&gt;1 Player&lt;/player&gt; &lt;story&gt;This is an obstacle race in a space ship. The ship controls in a rather Asteroids-like way, in that you push left or right to rotate and press fire to thrust. Once you stop thrusting, the ship does not immediately stop, although it will slow down on its own. To stop sooner, you have to face away from the direction you are traveling and thrust.First, you must pass a set number of hurdles. If there is a single hurdle, you must pass on the side indicated by the arrow. If there are two hurdles, you must pass in between them. If there are three, you can pass through them or go around. If you hit a hurdle, you must go back to the last successfully passed hurdle and do it again to continue.After the hurdles, you must pop ten space balloons by running in to them. They appear one at a time at random spots on the screen. After you pop all ten balloons, you must dock in the space dock to end the race.The difficulty switches are not used. You select your game variation by moving the joystick up or down.Game variationsThere are 28 variations. The odd numbered ones have fast maneuvering, the even numbered ones, slow.The number of hurdles also varies. The first two have 10 hurdles, the next two, 14, then 22 (twice), 27 (twice), 35 (twice), 39 (four times), 47 (twice), 51 (twice), 54 (twice), 63 (twice), 64 (twice), 72 (twice), and 82 (twice).&lt;/story&gt; &lt;/game&gt;">
            <text:p>&lt;game name="Out of Control (USA)"&gt; &lt;year&gt;1983&lt;/year&gt; &lt;rating&gt;ESRB - E (Everyone)&lt;/rating&gt; &lt;title&gt;Out of Control &lt;/title&gt; &lt;pub&gt;Avalon Hill&lt;/pub&gt; &lt;dev&gt;Avalon Hill&lt;/dev&gt; &lt;genre&gt;Action&lt;/genre&gt; &lt;score&gt;1.5&lt;/score&gt; &lt;player&gt;1 Player&lt;/player&gt; &lt;story&gt;This is an obstacle race in a space ship. The ship controls in a rather Asteroids-like way, in that you push left or right to rotate and press fire to thrust. Once you stop thrusting, the ship does not immediately stop, although it will slow down on its own. To stop sooner, you have to face away from the direction you are traveling and thrust.First, you must pass a set number of hurdles. If there is a single hurdle, you must pass on the side indicated by the arrow. If there are two hurdles, you must pass in between them. If there are three, you can pass through them or go around. If you hit a hurdle, you must go back to the last successfully passed hurdle and do it again to continue.After the hurdles, you must pop ten space balloons by running in to them. They appear one at a time at random spots on the screen. After you pop all ten balloons, you must dock in the space dock to end the race.The difficulty switches are not used. You select your game variation by moving the joystick up or down.Game variationsThere are 28 variations. The odd numbered ones have fast maneuvering, the even numbered ones, slow.The number of hurdles also varies. The first two have 10 hurdles, the next two, 14, then 22 (twice), 27 (twice), 35 (twice), 39 (four times), 47 (twice), 51 (twice), 54 (twice), 63 (twice), 64 (twice), 72 (twice), and 82 (twice).&lt;/story&gt; &lt;/game&gt;</text:p>
          </table:table-cell>
        </table:table-row>
        <table:table-row table:style-name="ro1">
          <table:table-cell office:value-type="string">
            <text:p>Outlaw (USA)</text:p>
          </table:table-cell>
          <table:table-cell office:value-type="string">
            <text:p>1978</text:p>
          </table:table-cell>
          <table:table-cell office:value-type="string">
            <text:p>ESRB - E (Everyone)</text:p>
          </table:table-cell>
          <table:table-cell office:value-type="string">
            <text:p>Outlaw </text:p>
          </table:table-cell>
          <table:table-cell table:number-columns-repeated="2" office:value-type="string">
            <text:p>Atari, Inc.</text:p>
          </table:table-cell>
          <table:table-cell office:value-type="string">
            <text:p>Shooter</text:p>
          </table:table-cell>
          <table:table-cell office:value-type="string">
            <text:p>1.9</text:p>
          </table:table-cell>
          <table:table-cell table:style-name="Default" office:value-type="string">
            <text:p>1-2 Players</text:p>
          </table:table-cell>
          <table:table-cell office:value-type="string">
            <text:p>You're a gunslinger in the old west! Outlaw features both one and two player games. In the one player version, your goal is to shoot a moving target as many times as possible in 99 seconds. In the two player version, each player tries to be the first to shoot his opponent ten times. Several game variations are included in both the one and two player versions. In the middle of the screen is one of several possible obstacles to make the game more difficult. A giant cactus, a stagecoach, a moving stagecoach, or a breakable wall all can block the target or provide some shelter for you to hide from your opponents shots. You also have the choice of unlimited fire, or only a six shooter. If you choose the six shooter, then each player must use up all six shots before either player can reload. And lastly, there is the "getaway" option. With getaway, a player may move immediately after firing; without getaway, a player must remain stationary for as long as his bullet is on the screen.</text:p>
          </table:table-cell>
          <table:table-cell table:formula="of:=CONCATENATE(&quot;&lt;game name=&quot;;CHAR(34);[.A266];CHAR(34);&quot;&gt; &lt;year&gt;&quot;;[.B266];&quot;&lt;/year&gt; &lt;rating&gt;&quot;;[.C266];&quot;&lt;/rating&gt; &lt;title&gt;&quot;;[.D266];&quot;&lt;/title&gt; &lt;pub&gt;&quot;;[.E266];&quot;&lt;/pub&gt; &lt;dev&gt;&quot;;[.F266];&quot;&lt;/dev&gt; &lt;genre&gt;&quot;;[.G266];&quot;&lt;/genre&gt; &lt;score&gt;&quot;;[.H266];&quot;&lt;/score&gt; &lt;player&gt;&quot;;[.I266];&quot;&lt;/player&gt; &lt;story&gt;&quot;;[.J266];&quot;&lt;/story&gt; &lt;/game&gt;&quot;)" office:value-type="string" office:string-value="&lt;game name=&quot;Outlaw (USA)&quot;&gt; &lt;year&gt;1978&lt;/year&gt; &lt;rating&gt;ESRB - E (Everyone)&lt;/rating&gt; &lt;title&gt;Outlaw &lt;/title&gt; &lt;pub&gt;Atari, Inc.&lt;/pub&gt; &lt;dev&gt;Atari, Inc.&lt;/dev&gt; &lt;genre&gt;Shooter&lt;/genre&gt; &lt;score&gt;1.9&lt;/score&gt; &lt;player&gt;1-2 Players&lt;/player&gt; &lt;story&gt;You're a gunslinger in the old west! Outlaw features both one and two player games. In the one player version, your goal is to shoot a moving target as many times as possible in 99 seconds. In the two player version, each player tries to be the first to shoot his opponent ten times. Several game variations are included in both the one and two player versions. In the middle of the screen is one of several possible obstacles to make the game more difficult. A giant cactus, a stagecoach, a moving stagecoach, or a breakable wall all can block the target or provide some shelter for you to hide from your opponents shots. You also have the choice of unlimited fire, or only a six shooter. If you choose the six shooter, then each player must use up all six shots before either player can reload. And lastly, there is the &quot;getaway&quot; option. With getaway, a player may move immediately after firing; without getaway, a player must remain stationary for as long as his bullet is on the screen.&lt;/story&gt; &lt;/game&gt;">
            <text:p>&lt;game name="Outlaw (USA)"&gt; &lt;year&gt;1978&lt;/year&gt; &lt;rating&gt;ESRB - E (Everyone)&lt;/rating&gt; &lt;title&gt;Outlaw &lt;/title&gt; &lt;pub&gt;Atari, Inc.&lt;/pub&gt; &lt;dev&gt;Atari, Inc.&lt;/dev&gt; &lt;genre&gt;Shooter&lt;/genre&gt; &lt;score&gt;1.9&lt;/score&gt; &lt;player&gt;1-2 Players&lt;/player&gt; &lt;story&gt;You're a gunslinger in the old west! Outlaw features both one and two player games. In the one player version, your goal is to shoot a moving target as many times as possible in 99 seconds. In the two player version, each player tries to be the first to shoot his opponent ten times. Several game variations are included in both the one and two player versions. In the middle of the screen is one of several possible obstacles to make the game more difficult. A giant cactus, a stagecoach, a moving stagecoach, or a breakable wall all can block the target or provide some shelter for you to hide from your opponents shots. You also have the choice of unlimited fire, or only a six shooter. If you choose the six shooter, then each player must use up all six shots before either player can reload. And lastly, there is the "getaway" option. With getaway, a player may move immediately after firing; without getaway, a player must remain stationary for as long as his bullet is on the screen.&lt;/story&gt; &lt;/game&gt;</text:p>
          </table:table-cell>
        </table:table-row>
        <table:table-row table:style-name="ro1">
          <table:table-cell office:value-type="string">
            <text:p>Pac-Man (USA)</text:p>
          </table:table-cell>
          <table:table-cell office:value-type="string">
            <text:p>1981</text:p>
          </table:table-cell>
          <table:table-cell office:value-type="string">
            <text:p>ESRB - E (Everyone)</text:p>
          </table:table-cell>
          <table:table-cell office:value-type="string">
            <text:p>Pac-Man </text:p>
          </table:table-cell>
          <table:table-cell office:value-type="string">
            <text:p>Atari, Inc.</text:p>
          </table:table-cell>
          <table:table-cell office:value-type="string">
            <text:p>Namco Limited</text:p>
          </table:table-cell>
          <table:table-cell office:value-type="string">
            <text:p>Maze</text:p>
          </table:table-cell>
          <table:table-cell office:value-type="string">
            <text:p>2.8</text:p>
          </table:table-cell>
          <table:table-cell table:style-name="Default" office:value-type="string">
            <text:p>1-2 Players</text:p>
          </table:table-cell>
          <table:table-cell office:value-type="string">
            <text:p>One of the most popular and influential games of the 1980's, Pac-Man stars a little, yellow dot-muncher who works his way around to clear a maze of the various dots and fruit which inhabit the board.Pac-Man's goal is continually challenged by four ghosts: The shy blue ghost Bashful (Inky), the trailing red ghost Shadow (Blinky), the fast pink ghost Speedy (Pinky), and the forgetful orange ghost Pokey (Clyde). <text:s/>One touch from any of these ghosts means a loss of life for Pac-Man.Pac-Man can turn the tables on his pursuers by eating of the four Energizers located within the maze. <text:s/>During this time, the ghosts turn blue, and Pac-Man can eat them for bonus points. <text:s/>This only lasts for a limited amount of time, as the ghost's eyes float back to their center box, and regenerate to chase after Pac-Man again.Survive a few rounds of gameplay, and be treated to humorous intermissions between Pac-Man and the ghosts.</text:p>
          </table:table-cell>
          <table:table-cell table:formula="of:=CONCATENATE(&quot;&lt;game name=&quot;;CHAR(34);[.A267];CHAR(34);&quot;&gt; &lt;year&gt;&quot;;[.B267];&quot;&lt;/year&gt; &lt;rating&gt;&quot;;[.C267];&quot;&lt;/rating&gt; &lt;title&gt;&quot;;[.D267];&quot;&lt;/title&gt; &lt;pub&gt;&quot;;[.E267];&quot;&lt;/pub&gt; &lt;dev&gt;&quot;;[.F267];&quot;&lt;/dev&gt; &lt;genre&gt;&quot;;[.G267];&quot;&lt;/genre&gt; &lt;score&gt;&quot;;[.H267];&quot;&lt;/score&gt; &lt;player&gt;&quot;;[.I267];&quot;&lt;/player&gt; &lt;story&gt;&quot;;[.J267];&quot;&lt;/story&gt; &lt;/game&gt;&quot;)" office:value-type="string" office:string-value="&lt;game name=&quot;Pac-Man (USA)&quot;&gt; &lt;year&gt;1981&lt;/year&gt; &lt;rating&gt;ESRB - E (Everyone)&lt;/rating&gt; &lt;title&gt;Pac-Man &lt;/title&gt; &lt;pub&gt;Atari, Inc.&lt;/pub&gt; &lt;dev&gt;Namco Limited&lt;/dev&gt; &lt;genre&gt;Maze&lt;/genre&gt; &lt;score&gt;2.8&lt;/score&gt; &lt;player&gt;1-2 Players&lt;/player&gt; &lt;story&gt;One of the most popular and influential games of the 1980's, Pac-Man stars a little, yellow dot-muncher who works his way around to clear a maze of the various dots and fruit which inhabit the board.Pac-Man's goal is continually challenged by four ghosts: The shy blue ghost Bashful (Inky), the trailing red ghost Shadow (Blinky), the fast pink ghost Speedy (Pinky), and the forgetful orange ghost Pokey (Clyde).  One touch from any of these ghosts means a loss of life for Pac-Man.Pac-Man can turn the tables on his pursuers by eating of the four Energizers located within the maze.  During this time, the ghosts turn blue, and Pac-Man can eat them for bonus points.  This only lasts for a limited amount of time, as the ghost's eyes float back to their center box, and regenerate to chase after Pac-Man again.Survive a few rounds of gameplay, and be treated to humorous intermissions between Pac-Man and the ghosts.&lt;/story&gt; &lt;/game&gt;">
            <text:p>&lt;game name="Pac-Man (USA)"&gt; &lt;year&gt;1981&lt;/year&gt; &lt;rating&gt;ESRB - E (Everyone)&lt;/rating&gt; &lt;title&gt;Pac-Man &lt;/title&gt; &lt;pub&gt;Atari, Inc.&lt;/pub&gt; &lt;dev&gt;Namco Limited&lt;/dev&gt; &lt;genre&gt;Maze&lt;/genre&gt; &lt;score&gt;2.8&lt;/score&gt; &lt;player&gt;1-2 Players&lt;/player&gt; &lt;story&gt;One of the most popular and influential games of the 1980's, Pac-Man stars a little, yellow dot-muncher who works his way around to clear a maze of the various dots and fruit which inhabit the board.Pac-Man's goal is continually challenged by four ghosts: The shy blue ghost Bashful (Inky), the trailing red ghost Shadow (Blinky), the fast pink ghost Speedy (Pinky), and the forgetful orange ghost Pokey (Clyde). <text:s/>One touch from any of these ghosts means a loss of life for Pac-Man.Pac-Man can turn the tables on his pursuers by eating of the four Energizers located within the maze. <text:s/>During this time, the ghosts turn blue, and Pac-Man can eat them for bonus points. <text:s/>This only lasts for a limited amount of time, as the ghost's eyes float back to their center box, and regenerate to chase after Pac-Man again.Survive a few rounds of gameplay, and be treated to humorous intermissions between Pac-Man and the ghosts.&lt;/story&gt; &lt;/game&gt;</text:p>
          </table:table-cell>
        </table:table-row>
        <table:table-row table:style-name="ro1">
          <table:table-cell office:value-type="string">
            <text:p>Panda Chase (Europe)</text:p>
          </table:table-cell>
          <table:table-cell office:value-type="string">
            <text:p>1983</text:p>
          </table:table-cell>
          <table:table-cell office:value-type="string">
            <text:p>ESRB - E (Everyone)</text:p>
          </table:table-cell>
          <table:table-cell office:value-type="string">
            <text:p>Panda Chase </text:p>
          </table:table-cell>
          <table:table-cell office:value-type="string">
            <text:p>Homevision</text:p>
          </table:table-cell>
          <table:table-cell office:value-type="string">
            <text:p>Gem International Corp.</text:p>
          </table:table-cell>
          <table:table-cell office:value-type="string">
            <text:p>Platform</text:p>
          </table:table-cell>
          <table:table-cell office:value-type="string">
            <text:p>1.8</text:p>
          </table:table-cell>
          <table:table-cell table:style-name="Default" office:value-type="string">
            <text:p>1 Player</text:p>
          </table:table-cell>
          <table:table-cell office:value-type="string">
            <text:p>Panda Chase is a strange game where, controlling a panda, you should go through the various levels of the game looking for bamboos to recover your energy that is lost every second.When the game begins, the panda will be in an open area with many places to explore. Once you get somewhere, you will appear in a new environment, is a cave, forest or open field. Your goal will go through the obstacles and dodge the enemies to get your bamboo.To catch a bamboo player will recover your energy and get points. If you run out points or lose your three lives, the game will end.Apparently Panda Chase is not a prototype, the game was finished and sold, which does not justify the graphics and several bugs that happen in the game.</text:p>
          </table:table-cell>
          <table:table-cell table:formula="of:=CONCATENATE(&quot;&lt;game name=&quot;;CHAR(34);[.A268];CHAR(34);&quot;&gt; &lt;year&gt;&quot;;[.B268];&quot;&lt;/year&gt; &lt;rating&gt;&quot;;[.C268];&quot;&lt;/rating&gt; &lt;title&gt;&quot;;[.D268];&quot;&lt;/title&gt; &lt;pub&gt;&quot;;[.E268];&quot;&lt;/pub&gt; &lt;dev&gt;&quot;;[.F268];&quot;&lt;/dev&gt; &lt;genre&gt;&quot;;[.G268];&quot;&lt;/genre&gt; &lt;score&gt;&quot;;[.H268];&quot;&lt;/score&gt; &lt;player&gt;&quot;;[.I268];&quot;&lt;/player&gt; &lt;story&gt;&quot;;[.J268];&quot;&lt;/story&gt; &lt;/game&gt;&quot;)" office:value-type="string" office:string-value="&lt;game name=&quot;Panda Chase (Europe)&quot;&gt; &lt;year&gt;1983&lt;/year&gt; &lt;rating&gt;ESRB - E (Everyone)&lt;/rating&gt; &lt;title&gt;Panda Chase &lt;/title&gt; &lt;pub&gt;Homevision&lt;/pub&gt; &lt;dev&gt;Gem International Corp.&lt;/dev&gt; &lt;genre&gt;Platform&lt;/genre&gt; &lt;score&gt;1.8&lt;/score&gt; &lt;player&gt;1 Player&lt;/player&gt; &lt;story&gt;Panda Chase is a strange game where, controlling a panda, you should go through the various levels of the game looking for bamboos to recover your energy that is lost every second.When the game begins, the panda will be in an open area with many places to explore. Once you get somewhere, you will appear in a new environment, is a cave, forest or open field. Your goal will go through the obstacles and dodge the enemies to get your bamboo.To catch a bamboo player will recover your energy and get points. If you run out points or lose your three lives, the game will end.Apparently Panda Chase is not a prototype, the game was finished and sold, which does not justify the graphics and several bugs that happen in the game.&lt;/story&gt; &lt;/game&gt;">
            <text:p>&lt;game name="Panda Chase (Europe)"&gt; &lt;year&gt;1983&lt;/year&gt; &lt;rating&gt;ESRB - E (Everyone)&lt;/rating&gt; &lt;title&gt;Panda Chase &lt;/title&gt; &lt;pub&gt;Homevision&lt;/pub&gt; &lt;dev&gt;Gem International Corp.&lt;/dev&gt; &lt;genre&gt;Platform&lt;/genre&gt; &lt;score&gt;1.8&lt;/score&gt; &lt;player&gt;1 Player&lt;/player&gt; &lt;story&gt;Panda Chase is a strange game where, controlling a panda, you should go through the various levels of the game looking for bamboos to recover your energy that is lost every second.When the game begins, the panda will be in an open area with many places to explore. Once you get somewhere, you will appear in a new environment, is a cave, forest or open field. Your goal will go through the obstacles and dodge the enemies to get your bamboo.To catch a bamboo player will recover your energy and get points. If you run out points or lose your three lives, the game will end.Apparently Panda Chase is not a prototype, the game was finished and sold, which does not justify the graphics and several bugs that happen in the game.&lt;/story&gt; &lt;/game&gt;</text:p>
          </table:table-cell>
        </table:table-row>
        <table:table-row table:style-name="ro1">
          <table:table-cell office:value-type="string">
            <text:p>Parachute (Europe)</text:p>
          </table:table-cell>
          <table:table-cell office:value-type="string">
            <text:p>1983</text:p>
          </table:table-cell>
          <table:table-cell office:value-type="string">
            <text:p>ESRB - E (Everyone)</text:p>
          </table:table-cell>
          <table:table-cell office:value-type="string">
            <text:p>Parachute </text:p>
          </table:table-cell>
          <table:table-cell office:value-type="string">
            <text:p>Homevision</text:p>
          </table:table-cell>
          <table:table-cell office:value-type="string">
            <text:p>Gem International Corp.</text:p>
          </table:table-cell>
          <table:table-cell office:value-type="string">
            <text:p>Action</text:p>
          </table:table-cell>
          <table:table-cell office:value-type="string">
            <text:p>3.2</text:p>
          </table:table-cell>
          <table:table-cell table:style-name="Default" office:value-type="string">
            <text:p>1 Player</text:p>
          </table:table-cell>
          <table:table-cell office:value-type="string">
            <text:p>rachute (aka Von Himmel durch die Hoelle) is a video game released in 1983 by Homevision for the Atari 2600. The game puts the player in the role of parachutist who is falling gently from the sky. In order to land safely, the player must evade aeroplanes, helicopters, birds and hot air balloons. After successfully navigating several screens that progressively increase in speed, the parachutist finally emerges near ground level. In order to achieve a safe landing, the player must simultaneously avoid touching the pacing guard at the bottom while positioning the parachuter on the ground. A higher point bonus is awarded if the parachuter lands near the center of the screen. After landing, the game begins again at an increased difficulty level.</text:p>
          </table:table-cell>
          <table:table-cell table:formula="of:=CONCATENATE(&quot;&lt;game name=&quot;;CHAR(34);[.A269];CHAR(34);&quot;&gt; &lt;year&gt;&quot;;[.B269];&quot;&lt;/year&gt; &lt;rating&gt;&quot;;[.C269];&quot;&lt;/rating&gt; &lt;title&gt;&quot;;[.D269];&quot;&lt;/title&gt; &lt;pub&gt;&quot;;[.E269];&quot;&lt;/pub&gt; &lt;dev&gt;&quot;;[.F269];&quot;&lt;/dev&gt; &lt;genre&gt;&quot;;[.G269];&quot;&lt;/genre&gt; &lt;score&gt;&quot;;[.H269];&quot;&lt;/score&gt; &lt;player&gt;&quot;;[.I269];&quot;&lt;/player&gt; &lt;story&gt;&quot;;[.J269];&quot;&lt;/story&gt; &lt;/game&gt;&quot;)" office:value-type="string" office:string-value="&lt;game name=&quot;Parachute (Europe)&quot;&gt; &lt;year&gt;1983&lt;/year&gt; &lt;rating&gt;ESRB - E (Everyone)&lt;/rating&gt; &lt;title&gt;Parachute &lt;/title&gt; &lt;pub&gt;Homevision&lt;/pub&gt; &lt;dev&gt;Gem International Corp.&lt;/dev&gt; &lt;genre&gt;Action&lt;/genre&gt; &lt;score&gt;3.2&lt;/score&gt; &lt;player&gt;1 Player&lt;/player&gt; &lt;story&gt;rachute (aka Von Himmel durch die Hoelle) is a video game released in 1983 by Homevision for the Atari 2600. The game puts the player in the role of parachutist who is falling gently from the sky. In order to land safely, the player must evade aeroplanes, helicopters, birds and hot air balloons. After successfully navigating several screens that progressively increase in speed, the parachutist finally emerges near ground level. In order to achieve a safe landing, the player must simultaneously avoid touching the pacing guard at the bottom while positioning the parachuter on the ground. A higher point bonus is awarded if the parachuter lands near the center of the screen. After landing, the game begins again at an increased difficulty level.&lt;/story&gt; &lt;/game&gt;">
            <text:p>&lt;game name="Parachute (Europe)"&gt; &lt;year&gt;1983&lt;/year&gt; &lt;rating&gt;ESRB - E (Everyone)&lt;/rating&gt; &lt;title&gt;Parachute &lt;/title&gt; &lt;pub&gt;Homevision&lt;/pub&gt; &lt;dev&gt;Gem International Corp.&lt;/dev&gt; &lt;genre&gt;Action&lt;/genre&gt; &lt;score&gt;3.2&lt;/score&gt; &lt;player&gt;1 Player&lt;/player&gt; &lt;story&gt;rachute (aka Von Himmel durch die Hoelle) is a video game released in 1983 by Homevision for the Atari 2600. The game puts the player in the role of parachutist who is falling gently from the sky. In order to land safely, the player must evade aeroplanes, helicopters, birds and hot air balloons. After successfully navigating several screens that progressively increase in speed, the parachutist finally emerges near ground level. In order to achieve a safe landing, the player must simultaneously avoid touching the pacing guard at the bottom while positioning the parachuter on the ground. A higher point bonus is awarded if the parachuter lands near the center of the screen. After landing, the game begins again at an increased difficulty level.&lt;/story&gt; &lt;/game&gt;</text:p>
          </table:table-cell>
        </table:table-row>
        <table:table-row table:style-name="ro1">
          <table:table-cell office:value-type="string">
            <text:p>Party Mix (USA)</text:p>
          </table:table-cell>
          <table:table-cell office:value-type="string">
            <text:p>1983</text:p>
          </table:table-cell>
          <table:table-cell office:value-type="string">
            <text:p>ESRB - E (Everyone)</text:p>
          </table:table-cell>
          <table:table-cell office:value-type="string">
            <text:p>Party Mix </text:p>
          </table:table-cell>
          <table:table-cell table:number-columns-repeated="2" office:value-type="string">
            <text:p>Starpath Corporation</text:p>
          </table:table-cell>
          <table:table-cell office:value-type="string">
            <text:p>Mini-Games</text:p>
          </table:table-cell>
          <table:table-cell office:value-type="string">
            <text:p>4.0</text:p>
          </table:table-cell>
          <table:table-cell table:style-name="Default" office:value-type="string">
            <text:p>1-2 Players</text:p>
          </table:table-cell>
          <table:table-cell office:value-type="string">
            <text:p>This tape contains five two or four player games in one package. They are:Bop a Buggy: Drive your buggy through the course fastest to the finish line. Watch out for the buggy boppers, as they will throw bricks at you, slowing you up. In a two player game, each player controls a buggy and the computer controls the buggy boppers. In a four player game, two players control a buggy apiece and the other two control a buggy bopper apiece.Tug of War: Simply pull the other team over the center line. In a <text:s/>two player game, each player control an entire team, each. In a four player game, each player controls one of the four <text:s/>players.Wizard's Keep: Use the power of magic to destroy more targets for points than the opposing team. In a two player game, each player controls a pair of wizards. In a four player game, each player controls one wizard apiece. Note: Even though the screen in split, all wizards are shooting at the same targets so when a target is shot in one window, it will disappear in both.Down on the Line: You must get a package from the left conveyor belt and pass it to the second worker who will then move it to the belt on the right that matches the package color. The game clock starts at 8:00 and the game ends when the clock reaches 5:00. In a two player game, each player controls a pair of workers. The package will pass from one worker to the other automatically. In a four player game, each player controls one worker apiece and must use the fire button to pass the package as well place it on the conveyor belt.Handcar: A race to the finish line using railway handcars. In a two player game, each player controls one of the men on a handcar, the other works with him automatically. In a four player game, each player controls one of the men on both handcars.</text:p>
          </table:table-cell>
          <table:table-cell table:formula="of:=CONCATENATE(&quot;&lt;game name=&quot;;CHAR(34);[.A270];CHAR(34);&quot;&gt; &lt;year&gt;&quot;;[.B270];&quot;&lt;/year&gt; &lt;rating&gt;&quot;;[.C270];&quot;&lt;/rating&gt; &lt;title&gt;&quot;;[.D270];&quot;&lt;/title&gt; &lt;pub&gt;&quot;;[.E270];&quot;&lt;/pub&gt; &lt;dev&gt;&quot;;[.F270];&quot;&lt;/dev&gt; &lt;genre&gt;&quot;;[.G270];&quot;&lt;/genre&gt; &lt;score&gt;&quot;;[.H270];&quot;&lt;/score&gt; &lt;player&gt;&quot;;[.I270];&quot;&lt;/player&gt; &lt;story&gt;&quot;;[.J270];&quot;&lt;/story&gt; &lt;/game&gt;&quot;)" office:value-type="string" office:string-value="&lt;game name=&quot;Party Mix (USA)&quot;&gt; &lt;year&gt;1983&lt;/year&gt; &lt;rating&gt;ESRB - E (Everyone)&lt;/rating&gt; &lt;title&gt;Party Mix &lt;/title&gt; &lt;pub&gt;Starpath Corporation&lt;/pub&gt; &lt;dev&gt;Starpath Corporation&lt;/dev&gt; &lt;genre&gt;Mini-Games&lt;/genre&gt; &lt;score&gt;4.0&lt;/score&gt; &lt;player&gt;1-2 Players&lt;/player&gt; &lt;story&gt;This tape contains five two or four player games in one package. They are:Bop a Buggy: Drive your buggy through the course fastest to the finish line. Watch out for the buggy boppers, as they will throw bricks at you, slowing you up. In a two player game, each player controls a buggy and the computer controls the buggy boppers. In a four player game, two players control a buggy apiece and the other two control a buggy bopper apiece.Tug of War: Simply pull the other team over the center line. In a  two player game, each player control an entire team, each. In a four player game, each player controls one of the four  players.Wizard's Keep: Use the power of magic to destroy more targets for points than the opposing team. In a two player game, each player controls a pair of wizards. In a four player game, each player controls one wizard apiece. Note: Even though the screen in split, all wizards are shooting at the same targets so when a target is shot in one window, it will disappear in both.Down on the Line: You must get a package from the left conveyor belt and pass it to the second worker who will then move it to the belt on the right that matches the package color. The game clock starts at 8:00 and the game ends when the clock reaches 5:00. In a two player game, each player controls a pair of workers. The package will pass from one worker to the other automatically. In a four player game, each player controls one worker apiece and must use the fire button to pass the package as well place it on the conveyor belt.Handcar: A race to the finish line using railway handcars. In a two player game, each player controls one of the men on a handcar, the other works with him automatically. In a four player game, each player controls one of the men on both handcars.&lt;/story&gt; &lt;/game&gt;">
            <text:p>&lt;game name="Party Mix (USA)"&gt; &lt;year&gt;1983&lt;/year&gt; &lt;rating&gt;ESRB - E (Everyone)&lt;/rating&gt; &lt;title&gt;Party Mix &lt;/title&gt; &lt;pub&gt;Starpath Corporation&lt;/pub&gt; &lt;dev&gt;Starpath Corporation&lt;/dev&gt; &lt;genre&gt;Mini-Games&lt;/genre&gt; &lt;score&gt;4.0&lt;/score&gt; &lt;player&gt;1-2 Players&lt;/player&gt; &lt;story&gt;This tape contains five two or four player games in one package. They are:Bop a Buggy: Drive your buggy through the course fastest to the finish line. Watch out for the buggy boppers, as they will throw bricks at you, slowing you up. In a two player game, each player controls a buggy and the computer controls the buggy boppers. In a four player game, two players control a buggy apiece and the other two control a buggy bopper apiece.Tug of War: Simply pull the other team over the center line. In a <text:s/>two player game, each player control an entire team, each. In a four player game, each player controls one of the four <text:s/>players.Wizard's Keep: Use the power of magic to destroy more targets for points than the opposing team. In a two player game, each player controls a pair of wizards. In a four player game, each player controls one wizard apiece. Note: Even though the screen in split, all wizards are shooting at the same targets so when a target is shot in one window, it will disappear in both.Down on the Line: You must get a package from the left conveyor belt and pass it to the second worker who will then move it to the belt on the right that matches the package color. The game clock starts at 8:00 and the game ends when the clock reaches 5:00. In a two player game, each player controls a pair of workers. The package will pass from one worker to the other automatically. In a four player game, each player controls one worker apiece and must use the fire button to pass the package as well place it on the conveyor belt.Handcar: A race to the finish line using railway handcars. In a two player game, each player controls one of the men on a handcar, the other works with him automatically. In a four player game, each player controls one of the men on both handcars.&lt;/story&gt; &lt;/game&gt;</text:p>
          </table:table-cell>
        </table:table-row>
        <table:table-row table:style-name="ro1">
          <table:table-cell office:value-type="string">
            <text:p>Pengo (USA)</text:p>
          </table:table-cell>
          <table:table-cell office:value-type="string">
            <text:p>1983</text:p>
          </table:table-cell>
          <table:table-cell office:value-type="string">
            <text:p>ESRB - E (Everyone)</text:p>
          </table:table-cell>
          <table:table-cell office:value-type="string">
            <text:p>Pengo </text:p>
          </table:table-cell>
          <table:table-cell office:value-type="string">
            <text:p>Atari, Inc.</text:p>
          </table:table-cell>
          <table:table-cell office:value-type="string">
            <text:p>Coreland, SEGA Enterprises Ltd.</text:p>
          </table:table-cell>
          <table:table-cell office:value-type="string">
            <text:p>Action</text:p>
          </table:table-cell>
          <table:table-cell office:value-type="string">
            <text:p>3.1</text:p>
          </table:table-cell>
          <table:table-cell table:style-name="Default" office:value-type="string">
            <text:p>1-2 Players</text:p>
          </table:table-cell>
          <table:table-cell office:value-type="string">
            <text:p>In this translation of the classic arcade-game "Pengo", you must defeat the enemy by pushing ice blocks together to crush them. You also can capture one if they are shocked and dizzy. There is also a time limit to make it a bit more difficult (you must do it in one minute).</text:p>
          </table:table-cell>
          <table:table-cell table:formula="of:=CONCATENATE(&quot;&lt;game name=&quot;;CHAR(34);[.A271];CHAR(34);&quot;&gt; &lt;year&gt;&quot;;[.B271];&quot;&lt;/year&gt; &lt;rating&gt;&quot;;[.C271];&quot;&lt;/rating&gt; &lt;title&gt;&quot;;[.D271];&quot;&lt;/title&gt; &lt;pub&gt;&quot;;[.E271];&quot;&lt;/pub&gt; &lt;dev&gt;&quot;;[.F271];&quot;&lt;/dev&gt; &lt;genre&gt;&quot;;[.G271];&quot;&lt;/genre&gt; &lt;score&gt;&quot;;[.H271];&quot;&lt;/score&gt; &lt;player&gt;&quot;;[.I271];&quot;&lt;/player&gt; &lt;story&gt;&quot;;[.J271];&quot;&lt;/story&gt; &lt;/game&gt;&quot;)" office:value-type="string" office:string-value="&lt;game name=&quot;Pengo (USA)&quot;&gt; &lt;year&gt;1983&lt;/year&gt; &lt;rating&gt;ESRB - E (Everyone)&lt;/rating&gt; &lt;title&gt;Pengo &lt;/title&gt; &lt;pub&gt;Atari, Inc.&lt;/pub&gt; &lt;dev&gt;Coreland, SEGA Enterprises Ltd.&lt;/dev&gt; &lt;genre&gt;Action&lt;/genre&gt; &lt;score&gt;3.1&lt;/score&gt; &lt;player&gt;1-2 Players&lt;/player&gt; &lt;story&gt;In this translation of the classic arcade-game &quot;Pengo&quot;, you must defeat the enemy by pushing ice blocks together to crush them. You also can capture one if they are shocked and dizzy. There is also a time limit to make it a bit more difficult (you must do it in one minute).&lt;/story&gt; &lt;/game&gt;">
            <text:p>&lt;game name="Pengo (USA)"&gt; &lt;year&gt;1983&lt;/year&gt; &lt;rating&gt;ESRB - E (Everyone)&lt;/rating&gt; &lt;title&gt;Pengo &lt;/title&gt; &lt;pub&gt;Atari, Inc.&lt;/pub&gt; &lt;dev&gt;Coreland, SEGA Enterprises Ltd.&lt;/dev&gt; &lt;genre&gt;Action&lt;/genre&gt; &lt;score&gt;3.1&lt;/score&gt; &lt;player&gt;1-2 Players&lt;/player&gt; &lt;story&gt;In this translation of the classic arcade-game "Pengo", you must defeat the enemy by pushing ice blocks together to crush them. You also can capture one if they are shocked and dizzy. There is also a time limit to make it a bit more difficult (you must do it in one minute).&lt;/story&gt; &lt;/game&gt;</text:p>
          </table:table-cell>
        </table:table-row>
        <table:table-row table:style-name="ro1">
          <table:table-cell office:value-type="string">
            <text:p>Pepsi Invaders - Coke Wins (USA)</text:p>
          </table:table-cell>
          <table:table-cell office:value-type="string">
            <text:p>1983</text:p>
          </table:table-cell>
          <table:table-cell office:value-type="string">
            <text:p>ESRB - E (Everyone)</text:p>
          </table:table-cell>
          <table:table-cell office:value-type="string">
            <text:p>Pepsi Invaders - Coke Wins </text:p>
          </table:table-cell>
          <table:table-cell table:number-columns-repeated="2" office:value-type="string">
            <text:p>Atari, Inc.</text:p>
          </table:table-cell>
          <table:table-cell office:value-type="string">
            <text:p>Shoot-'Em-Up</text:p>
          </table:table-cell>
          <table:table-cell office:value-type="string">
            <text:p>1.2</text:p>
          </table:table-cell>
          <table:table-cell table:style-name="Default" office:value-type="string">
            <text:p>1 Player</text:p>
          </table:table-cell>
          <table:table-cell office:value-type="string">
            <text:p>Coca-Cola asked Atari to create a game cartridge for Coca-Cola's Atlanta employees. So Atari went and altered Space Invaders. In this hack, the first five aliens are replaced by the letters P-E-P-S-I. The space ship that moves across the top has also been redesigned as the Pepsi red-white-and-blue circle logo. You have unlimited lives but only a three minute time limit to play. After the time runs out the game will flash with the words "Coke wins" at the top.</text:p>
          </table:table-cell>
          <table:table-cell table:formula="of:=CONCATENATE(&quot;&lt;game name=&quot;;CHAR(34);[.A272];CHAR(34);&quot;&gt; &lt;year&gt;&quot;;[.B272];&quot;&lt;/year&gt; &lt;rating&gt;&quot;;[.C272];&quot;&lt;/rating&gt; &lt;title&gt;&quot;;[.D272];&quot;&lt;/title&gt; &lt;pub&gt;&quot;;[.E272];&quot;&lt;/pub&gt; &lt;dev&gt;&quot;;[.F272];&quot;&lt;/dev&gt; &lt;genre&gt;&quot;;[.G272];&quot;&lt;/genre&gt; &lt;score&gt;&quot;;[.H272];&quot;&lt;/score&gt; &lt;player&gt;&quot;;[.I272];&quot;&lt;/player&gt; &lt;story&gt;&quot;;[.J272];&quot;&lt;/story&gt; &lt;/game&gt;&quot;)" office:value-type="string" office:string-value="&lt;game name=&quot;Pepsi Invaders - Coke Wins (USA)&quot;&gt; &lt;year&gt;1983&lt;/year&gt; &lt;rating&gt;ESRB - E (Everyone)&lt;/rating&gt; &lt;title&gt;Pepsi Invaders - Coke Wins &lt;/title&gt; &lt;pub&gt;Atari, Inc.&lt;/pub&gt; &lt;dev&gt;Atari, Inc.&lt;/dev&gt; &lt;genre&gt;Shoot-'Em-Up&lt;/genre&gt; &lt;score&gt;1.2&lt;/score&gt; &lt;player&gt;1 Player&lt;/player&gt; &lt;story&gt;Coca-Cola asked Atari to create a game cartridge for Coca-Cola's Atlanta employees. So Atari went and altered Space Invaders. In this hack, the first five aliens are replaced by the letters P-E-P-S-I. The space ship that moves across the top has also been redesigned as the Pepsi red-white-and-blue circle logo. You have unlimited lives but only a three minute time limit to play. After the time runs out the game will flash with the words &quot;Coke wins&quot; at the top.&lt;/story&gt; &lt;/game&gt;">
            <text:p>&lt;game name="Pepsi Invaders - Coke Wins (USA)"&gt; &lt;year&gt;1983&lt;/year&gt; &lt;rating&gt;ESRB - E (Everyone)&lt;/rating&gt; &lt;title&gt;Pepsi Invaders - Coke Wins &lt;/title&gt; &lt;pub&gt;Atari, Inc.&lt;/pub&gt; &lt;dev&gt;Atari, Inc.&lt;/dev&gt; &lt;genre&gt;Shoot-'Em-Up&lt;/genre&gt; &lt;score&gt;1.2&lt;/score&gt; &lt;player&gt;1 Player&lt;/player&gt; &lt;story&gt;Coca-Cola asked Atari to create a game cartridge for Coca-Cola's Atlanta employees. So Atari went and altered Space Invaders. In this hack, the first five aliens are replaced by the letters P-E-P-S-I. The space ship that moves across the top has also been redesigned as the Pepsi red-white-and-blue circle logo. You have unlimited lives but only a three minute time limit to play. After the time runs out the game will flash with the words "Coke wins" at the top.&lt;/story&gt; &lt;/game&gt;</text:p>
          </table:table-cell>
        </table:table-row>
        <table:table-row table:style-name="ro1">
          <table:table-cell office:value-type="string">
            <text:p>Pete Rose Baseball (USA)</text:p>
          </table:table-cell>
          <table:table-cell office:value-type="string">
            <text:p>1988</text:p>
          </table:table-cell>
          <table:table-cell office:value-type="string">
            <text:p>ESRB - E (Everyone)</text:p>
          </table:table-cell>
          <table:table-cell office:value-type="string">
            <text:p>Pete Rose Baseball </text:p>
          </table:table-cell>
          <table:table-cell table:number-columns-repeated="2" office:value-type="string">
            <text:p>Absolute Entertainment</text:p>
          </table:table-cell>
          <table:table-cell office:value-type="string">
            <text:p>Sports/Baseball</text:p>
          </table:table-cell>
          <table:table-cell office:value-type="string">
            <text:p>2.5</text:p>
          </table:table-cell>
          <table:table-cell table:style-name="Default" office:value-type="string">
            <text:p>1-2 Players</text:p>
          </table:table-cell>
          <table:table-cell office:value-type="string">
            <text:p>This baseball game licenses former Cincinnati Reds player Pete Rose. It allows the player to play every position on the field. Different batting and pitching styles are available.It has digitized voice and sound, and provides a variety of play options including One or Two-player action, season play or exhibition. In a somewhat ahead-of-its-time move, eight different perspectives are offered. There are also some team management capabilities, as you select and order your team, and hire new players. This can run over ten seasons, making for one of the first Career modes.</text:p>
          </table:table-cell>
          <table:table-cell table:formula="of:=CONCATENATE(&quot;&lt;game name=&quot;;CHAR(34);[.A273];CHAR(34);&quot;&gt; &lt;year&gt;&quot;;[.B273];&quot;&lt;/year&gt; &lt;rating&gt;&quot;;[.C273];&quot;&lt;/rating&gt; &lt;title&gt;&quot;;[.D273];&quot;&lt;/title&gt; &lt;pub&gt;&quot;;[.E273];&quot;&lt;/pub&gt; &lt;dev&gt;&quot;;[.F273];&quot;&lt;/dev&gt; &lt;genre&gt;&quot;;[.G273];&quot;&lt;/genre&gt; &lt;score&gt;&quot;;[.H273];&quot;&lt;/score&gt; &lt;player&gt;&quot;;[.I273];&quot;&lt;/player&gt; &lt;story&gt;&quot;;[.J273];&quot;&lt;/story&gt; &lt;/game&gt;&quot;)" office:value-type="string" office:string-value="&lt;game name=&quot;Pete Rose Baseball (USA)&quot;&gt; &lt;year&gt;1988&lt;/year&gt; &lt;rating&gt;ESRB - E (Everyone)&lt;/rating&gt; &lt;title&gt;Pete Rose Baseball &lt;/title&gt; &lt;pub&gt;Absolute Entertainment&lt;/pub&gt; &lt;dev&gt;Absolute Entertainment&lt;/dev&gt; &lt;genre&gt;Sports/Baseball&lt;/genre&gt; &lt;score&gt;2.5&lt;/score&gt; &lt;player&gt;1-2 Players&lt;/player&gt; &lt;story&gt;This baseball game licenses former Cincinnati Reds player Pete Rose. It allows the player to play every position on the field. Different batting and pitching styles are available.It has digitized voice and sound, and provides a variety of play options including One or Two-player action, season play or exhibition. In a somewhat ahead-of-its-time move, eight different perspectives are offered. There are also some team management capabilities, as you select and order your team, and hire new players. This can run over ten seasons, making for one of the first Career modes.&lt;/story&gt; &lt;/game&gt;">
            <text:p>&lt;game name="Pete Rose Baseball (USA)"&gt; &lt;year&gt;1988&lt;/year&gt; &lt;rating&gt;ESRB - E (Everyone)&lt;/rating&gt; &lt;title&gt;Pete Rose Baseball &lt;/title&gt; &lt;pub&gt;Absolute Entertainment&lt;/pub&gt; &lt;dev&gt;Absolute Entertainment&lt;/dev&gt; &lt;genre&gt;Sports/Baseball&lt;/genre&gt; &lt;score&gt;2.5&lt;/score&gt; &lt;player&gt;1-2 Players&lt;/player&gt; &lt;story&gt;This baseball game licenses former Cincinnati Reds player Pete Rose. It allows the player to play every position on the field. Different batting and pitching styles are available.It has digitized voice and sound, and provides a variety of play options including One or Two-player action, season play or exhibition. In a somewhat ahead-of-its-time move, eight different perspectives are offered. There are also some team management capabilities, as you select and order your team, and hire new players. This can run over ten seasons, making for one of the first Career modes.&lt;/story&gt; &lt;/game&gt;</text:p>
          </table:table-cell>
        </table:table-row>
        <table:table-row table:style-name="ro1">
          <table:table-cell office:value-type="string">
            <text:p>Phantom Tank (Europe)</text:p>
          </table:table-cell>
          <table:table-cell office:value-type="string">
            <text:p>1982</text:p>
          </table:table-cell>
          <table:table-cell office:value-type="string">
            <text:p>ESRB - E (Everyone)</text:p>
          </table:table-cell>
          <table:table-cell office:value-type="string">
            <text:p>Phantom Tank </text:p>
          </table:table-cell>
          <table:table-cell table:number-columns-repeated="2" office:value-type="string">
            <text:p>Bit Corporation</text:p>
          </table:table-cell>
          <table:table-cell office:value-type="string">
            <text:p>Shooter</text:p>
          </table:table-cell>
          <table:table-cell office:value-type="string">
            <text:p>2.5</text:p>
          </table:table-cell>
          <table:table-cell table:style-name="Default" office:value-type="string">
            <text:p>1-2 Players</text:p>
          </table:table-cell>
          <table:table-cell office:value-type="string">
            <text:p>In Phantom-Panzer, the player takes control of an assault vehicle in order to defend their "energy base" at the bottom of the screen from the attacking phantom tanks. The game consists of three phases: the first phase takes place in a city and looks like a maze. It offers relative protection with the building walls. The second phase has the enemy tanks crossing two bridges over a river, but there's practically no cover. In the third and final phase, it's an all-out battle with the phantom tanks aggressively charging in on the player's base and no obstacles to stop them. The player can only shoot one bullet at a time and has to destroy 20 tanks in each stage. Enemy bullets can be canceled by hitting them with one's own bullet. The player loses one life if they collide with one of the tanks or the enemy bullets. The game is over immediately, however, if an enemy tank or shell hits the player's energy base</text:p>
          </table:table-cell>
          <table:table-cell table:formula="of:=CONCATENATE(&quot;&lt;game name=&quot;;CHAR(34);[.A274];CHAR(34);&quot;&gt; &lt;year&gt;&quot;;[.B274];&quot;&lt;/year&gt; &lt;rating&gt;&quot;;[.C274];&quot;&lt;/rating&gt; &lt;title&gt;&quot;;[.D274];&quot;&lt;/title&gt; &lt;pub&gt;&quot;;[.E274];&quot;&lt;/pub&gt; &lt;dev&gt;&quot;;[.F274];&quot;&lt;/dev&gt; &lt;genre&gt;&quot;;[.G274];&quot;&lt;/genre&gt; &lt;score&gt;&quot;;[.H274];&quot;&lt;/score&gt; &lt;player&gt;&quot;;[.I274];&quot;&lt;/player&gt; &lt;story&gt;&quot;;[.J274];&quot;&lt;/story&gt; &lt;/game&gt;&quot;)" office:value-type="string" office:string-value="&lt;game name=&quot;Phantom Tank (Europe)&quot;&gt; &lt;year&gt;1982&lt;/year&gt; &lt;rating&gt;ESRB - E (Everyone)&lt;/rating&gt; &lt;title&gt;Phantom Tank &lt;/title&gt; &lt;pub&gt;Bit Corporation&lt;/pub&gt; &lt;dev&gt;Bit Corporation&lt;/dev&gt; &lt;genre&gt;Shooter&lt;/genre&gt; &lt;score&gt;2.5&lt;/score&gt; &lt;player&gt;1-2 Players&lt;/player&gt; &lt;story&gt;In Phantom-Panzer, the player takes control of an assault vehicle in order to defend their &quot;energy base&quot; at the bottom of the screen from the attacking phantom tanks. The game consists of three phases: the first phase takes place in a city and looks like a maze. It offers relative protection with the building walls. The second phase has the enemy tanks crossing two bridges over a river, but there's practically no cover. In the third and final phase, it's an all-out battle with the phantom tanks aggressively charging in on the player's base and no obstacles to stop them. The player can only shoot one bullet at a time and has to destroy 20 tanks in each stage. Enemy bullets can be canceled by hitting them with one's own bullet. The player loses one life if they collide with one of the tanks or the enemy bullets. The game is over immediately, however, if an enemy tank or shell hits the player's energy base&lt;/story&gt; &lt;/game&gt;">
            <text:p>&lt;game name="Phantom Tank (Europe)"&gt; &lt;year&gt;1982&lt;/year&gt; &lt;rating&gt;ESRB - E (Everyone)&lt;/rating&gt; &lt;title&gt;Phantom Tank &lt;/title&gt; &lt;pub&gt;Bit Corporation&lt;/pub&gt; &lt;dev&gt;Bit Corporation&lt;/dev&gt; &lt;genre&gt;Shooter&lt;/genre&gt; &lt;score&gt;2.5&lt;/score&gt; &lt;player&gt;1-2 Players&lt;/player&gt; &lt;story&gt;In Phantom-Panzer, the player takes control of an assault vehicle in order to defend their "energy base" at the bottom of the screen from the attacking phantom tanks. The game consists of three phases: the first phase takes place in a city and looks like a maze. It offers relative protection with the building walls. The second phase has the enemy tanks crossing two bridges over a river, but there's practically no cover. In the third and final phase, it's an all-out battle with the phantom tanks aggressively charging in on the player's base and no obstacles to stop them. The player can only shoot one bullet at a time and has to destroy 20 tanks in each stage. Enemy bullets can be canceled by hitting them with one's own bullet. The player loses one life if they collide with one of the tanks or the enemy bullets. The game is over immediately, however, if an enemy tank or shell hits the player's energy base&lt;/story&gt; &lt;/game&gt;</text:p>
          </table:table-cell>
        </table:table-row>
        <table:table-row table:style-name="ro1">
          <table:table-cell office:value-type="string">
            <text:p>Pharaoh's Curse (Germany)</text:p>
          </table:table-cell>
          <table:table-cell office:value-type="string">
            <text:p>1983</text:p>
          </table:table-cell>
          <table:table-cell office:value-type="string">
            <text:p>ESRB - E (Everyone)</text:p>
          </table:table-cell>
          <table:table-cell office:value-type="string">
            <text:p>Pharaoh's Curse</text:p>
          </table:table-cell>
          <table:table-cell table:number-columns-repeated="2" office:value-type="string">
            <text:p>TechnoVision</text:p>
          </table:table-cell>
          <table:table-cell office:value-type="string">
            <text:p>Action</text:p>
          </table:table-cell>
          <table:table-cell office:value-type="string">
            <text:p>2.0</text:p>
          </table:table-cell>
          <table:table-cell table:style-name="Default" office:value-type="string">
            <text:p>1 Player</text:p>
          </table:table-cell>
          <table:table-cell office:value-type="string">
            <text:p>You've discovered the lost tomb of one of the richest king's of ancient eygpt . filled with precious tresasure all you have to do is dig for it, but beware a 300 year old curse protects the grave.</text:p>
          </table:table-cell>
          <table:table-cell table:formula="of:=CONCATENATE(&quot;&lt;game name=&quot;;CHAR(34);[.A275];CHAR(34);&quot;&gt; &lt;year&gt;&quot;;[.B275];&quot;&lt;/year&gt; &lt;rating&gt;&quot;;[.C275];&quot;&lt;/rating&gt; &lt;title&gt;&quot;;[.D275];&quot;&lt;/title&gt; &lt;pub&gt;&quot;;[.E275];&quot;&lt;/pub&gt; &lt;dev&gt;&quot;;[.F275];&quot;&lt;/dev&gt; &lt;genre&gt;&quot;;[.G275];&quot;&lt;/genre&gt; &lt;score&gt;&quot;;[.H275];&quot;&lt;/score&gt; &lt;player&gt;&quot;;[.I275];&quot;&lt;/player&gt; &lt;story&gt;&quot;;[.J275];&quot;&lt;/story&gt; &lt;/game&gt;&quot;)" office:value-type="string" office:string-value="&lt;game name=&quot;Pharaoh's Curse (Germany)&quot;&gt; &lt;year&gt;1983&lt;/year&gt; &lt;rating&gt;ESRB - E (Everyone)&lt;/rating&gt; &lt;title&gt;Pharaoh's Curse&lt;/title&gt; &lt;pub&gt;TechnoVision&lt;/pub&gt; &lt;dev&gt;TechnoVision&lt;/dev&gt; &lt;genre&gt;Action&lt;/genre&gt; &lt;score&gt;2.0&lt;/score&gt; &lt;player&gt;1 Player&lt;/player&gt; &lt;story&gt;You've discovered the lost tomb of one of the richest king's of ancient eygpt . filled with precious tresasure all you have to do is dig for it, but beware a 300 year old curse protects the grave.&lt;/story&gt; &lt;/game&gt;">
            <text:p>&lt;game name="Pharaoh's Curse (Germany)"&gt; &lt;year&gt;1983&lt;/year&gt; &lt;rating&gt;ESRB - E (Everyone)&lt;/rating&gt; &lt;title&gt;Pharaoh's Curse&lt;/title&gt; &lt;pub&gt;TechnoVision&lt;/pub&gt; &lt;dev&gt;TechnoVision&lt;/dev&gt; &lt;genre&gt;Action&lt;/genre&gt; &lt;score&gt;2.0&lt;/score&gt; &lt;player&gt;1 Player&lt;/player&gt; &lt;story&gt;You've discovered the lost tomb of one of the richest king's of ancient eygpt . filled with precious tresasure all you have to do is dig for it, but beware a 300 year old curse protects the grave.&lt;/story&gt; &lt;/game&gt;</text:p>
          </table:table-cell>
        </table:table-row>
        <table:table-row table:style-name="ro1">
          <table:table-cell office:value-type="string">
            <text:p>Phaser Patrol (USA)</text:p>
          </table:table-cell>
          <table:table-cell office:value-type="string">
            <text:p>1982</text:p>
          </table:table-cell>
          <table:table-cell office:value-type="string">
            <text:p>ESRB - E (Everyone)</text:p>
          </table:table-cell>
          <table:table-cell office:value-type="string">
            <text:p>Phaser Patrol </text:p>
          </table:table-cell>
          <table:table-cell table:number-columns-repeated="2" office:value-type="string">
            <text:p>Arcadia Corporation</text:p>
          </table:table-cell>
          <table:table-cell office:value-type="string">
            <text:p>Shooter</text:p>
          </table:table-cell>
          <table:table-cell office:value-type="string">
            <text:p>4.4</text:p>
          </table:table-cell>
          <table:table-cell table:style-name="Default" office:value-type="string">
            <text:p>1 Player</text:p>
          </table:table-cell>
          <table:table-cell office:value-type="string">
            <text:p>In Phaser Patrol you are the pilot of an interstellar spaceship on a mission to defend the Human Federation from the deadly Dracon armada. Gameplay is similar to Star Raiders. You begin with a view of the sector map, and need to warp to a sector where the Dracon are located. Once you've reached your destination, the game switches to a first person point of view where you need to destroy all enemy fighters located in the sector. Once the sector is cleared, you can return to the sector map and warp to a new location. The mission is successful when all sectors containing enemy fighters have been cleared. Your ship has a limited amount of energy; energy is depleted by warping to new sectors, or by taking damage from enemy fighters. If your energy runs out the game is over, however you can recharge your ship by visiting one of the friendly starbases that are located throughout the galaxy (visiting a starbase will also repair any equipment that has been damaged, such as the photon torpedoes or sector scanner). <text:s/>The game is timed, and the faster you can complete your mission the better your ranking at the end will be!</text:p>
          </table:table-cell>
          <table:table-cell table:formula="of:=CONCATENATE(&quot;&lt;game name=&quot;;CHAR(34);[.A276];CHAR(34);&quot;&gt; &lt;year&gt;&quot;;[.B276];&quot;&lt;/year&gt; &lt;rating&gt;&quot;;[.C276];&quot;&lt;/rating&gt; &lt;title&gt;&quot;;[.D276];&quot;&lt;/title&gt; &lt;pub&gt;&quot;;[.E276];&quot;&lt;/pub&gt; &lt;dev&gt;&quot;;[.F276];&quot;&lt;/dev&gt; &lt;genre&gt;&quot;;[.G276];&quot;&lt;/genre&gt; &lt;score&gt;&quot;;[.H276];&quot;&lt;/score&gt; &lt;player&gt;&quot;;[.I276];&quot;&lt;/player&gt; &lt;story&gt;&quot;;[.J276];&quot;&lt;/story&gt; &lt;/game&gt;&quot;)" office:value-type="string" office:string-value="&lt;game name=&quot;Phaser Patrol (USA)&quot;&gt; &lt;year&gt;1982&lt;/year&gt; &lt;rating&gt;ESRB - E (Everyone)&lt;/rating&gt; &lt;title&gt;Phaser Patrol &lt;/title&gt; &lt;pub&gt;Arcadia Corporation&lt;/pub&gt; &lt;dev&gt;Arcadia Corporation&lt;/dev&gt; &lt;genre&gt;Shooter&lt;/genre&gt; &lt;score&gt;4.4&lt;/score&gt; &lt;player&gt;1 Player&lt;/player&gt; &lt;story&gt;In Phaser Patrol you are the pilot of an interstellar spaceship on a mission to defend the Human Federation from the deadly Dracon armada. Gameplay is similar to Star Raiders. You begin with a view of the sector map, and need to warp to a sector where the Dracon are located. Once you've reached your destination, the game switches to a first person point of view where you need to destroy all enemy fighters located in the sector. Once the sector is cleared, you can return to the sector map and warp to a new location. The mission is successful when all sectors containing enemy fighters have been cleared. Your ship has a limited amount of energy; energy is depleted by warping to new sectors, or by taking damage from enemy fighters. If your energy runs out the game is over, however you can recharge your ship by visiting one of the friendly starbases that are located throughout the galaxy (visiting a starbase will also repair any equipment that has been damaged, such as the photon torpedoes or sector scanner).  The game is timed, and the faster you can complete your mission the better your ranking at the end will be!&lt;/story&gt; &lt;/game&gt;">
            <text:p>&lt;game name="Phaser Patrol (USA)"&gt; &lt;year&gt;1982&lt;/year&gt; &lt;rating&gt;ESRB - E (Everyone)&lt;/rating&gt; &lt;title&gt;Phaser Patrol &lt;/title&gt; &lt;pub&gt;Arcadia Corporation&lt;/pub&gt; &lt;dev&gt;Arcadia Corporation&lt;/dev&gt; &lt;genre&gt;Shooter&lt;/genre&gt; &lt;score&gt;4.4&lt;/score&gt; &lt;player&gt;1 Player&lt;/player&gt; &lt;story&gt;In Phaser Patrol you are the pilot of an interstellar spaceship on a mission to defend the Human Federation from the deadly Dracon armada. Gameplay is similar to Star Raiders. You begin with a view of the sector map, and need to warp to a sector where the Dracon are located. Once you've reached your destination, the game switches to a first person point of view where you need to destroy all enemy fighters located in the sector. Once the sector is cleared, you can return to the sector map and warp to a new location. The mission is successful when all sectors containing enemy fighters have been cleared. Your ship has a limited amount of energy; energy is depleted by warping to new sectors, or by taking damage from enemy fighters. If your energy runs out the game is over, however you can recharge your ship by visiting one of the friendly starbases that are located throughout the galaxy (visiting a starbase will also repair any equipment that has been damaged, such as the photon torpedoes or sector scanner). <text:s/>The game is timed, and the faster you can complete your mission the better your ranking at the end will be!&lt;/story&gt; &lt;/game&gt;</text:p>
          </table:table-cell>
        </table:table-row>
        <table:table-row table:style-name="ro1">
          <table:table-cell office:value-type="string">
            <text:p>Philly Flasher (USA)</text:p>
          </table:table-cell>
          <table:table-cell office:value-type="string">
            <text:p>1982</text:p>
          </table:table-cell>
          <table:table-cell office:value-type="string">
            <text:p>ESRB - M (Mature)</text:p>
          </table:table-cell>
          <table:table-cell office:value-type="string">
            <text:p>Philly Flasher </text:p>
          </table:table-cell>
          <table:table-cell office:value-type="string">
            <text:p>PlayAround </text:p>
          </table:table-cell>
          <table:table-cell office:value-type="string">
            <text:p>Mystique</text:p>
          </table:table-cell>
          <table:table-cell office:value-type="string">
            <text:p>Mature</text:p>
          </table:table-cell>
          <table:table-cell office:value-type="string">
            <text:p>0.9</text:p>
          </table:table-cell>
          <table:table-cell table:style-name="Default" office:value-type="string">
            <text:p>1 Player</text:p>
          </table:table-cell>
          <table:table-cell office:value-type="string">
            <text:p>Philly Flasher is a graphically altered version of Beat 'Em &amp; Eat 'Em with guys (or a guy) doing the catching and what they are catching looks to be milk from a witch's tit. The game plays just like Beat 'Em &amp; Eat 'Em otherwise except the guy(s) masturbate after each round. Cathouse Blues is a graphically altered version of Gigolo in which you are a guy going to various whorehouses to get "serviced". The game is otherwise the same as Gigolo.</text:p>
          </table:table-cell>
          <table:table-cell table:formula="of:=CONCATENATE(&quot;&lt;game name=&quot;;CHAR(34);[.A277];CHAR(34);&quot;&gt; &lt;year&gt;&quot;;[.B277];&quot;&lt;/year&gt; &lt;rating&gt;&quot;;[.C277];&quot;&lt;/rating&gt; &lt;title&gt;&quot;;[.D277];&quot;&lt;/title&gt; &lt;pub&gt;&quot;;[.E277];&quot;&lt;/pub&gt; &lt;dev&gt;&quot;;[.F277];&quot;&lt;/dev&gt; &lt;genre&gt;&quot;;[.G277];&quot;&lt;/genre&gt; &lt;score&gt;&quot;;[.H277];&quot;&lt;/score&gt; &lt;player&gt;&quot;;[.I277];&quot;&lt;/player&gt; &lt;story&gt;&quot;;[.J277];&quot;&lt;/story&gt; &lt;/game&gt;&quot;)" office:value-type="string" office:string-value="&lt;game name=&quot;Philly Flasher (USA)&quot;&gt; &lt;year&gt;1982&lt;/year&gt; &lt;rating&gt;ESRB - M (Mature)&lt;/rating&gt; &lt;title&gt;Philly Flasher &lt;/title&gt; &lt;pub&gt;PlayAround &lt;/pub&gt; &lt;dev&gt;Mystique&lt;/dev&gt; &lt;genre&gt;Mature&lt;/genre&gt; &lt;score&gt;0.9&lt;/score&gt; &lt;player&gt;1 Player&lt;/player&gt; &lt;story&gt;Philly Flasher is a graphically altered version of Beat 'Em &amp; Eat 'Em with guys (or a guy) doing the catching and what they are catching looks to be milk from a witch's tit. The game plays just like Beat 'Em &amp; Eat 'Em otherwise except the guy(s) masturbate after each round. Cathouse Blues is a graphically altered version of Gigolo in which you are a guy going to various whorehouses to get &quot;serviced&quot;. The game is otherwise the same as Gigolo.&lt;/story&gt; &lt;/game&gt;">
            <text:p>&lt;game name="Philly Flasher (USA)"&gt; &lt;year&gt;1982&lt;/year&gt; &lt;rating&gt;ESRB - M (Mature)&lt;/rating&gt; &lt;title&gt;Philly Flasher &lt;/title&gt; &lt;pub&gt;PlayAround &lt;/pub&gt; &lt;dev&gt;Mystique&lt;/dev&gt; &lt;genre&gt;Mature&lt;/genre&gt; &lt;score&gt;0.9&lt;/score&gt; &lt;player&gt;1 Player&lt;/player&gt; &lt;story&gt;Philly Flasher is a graphically altered version of Beat 'Em &amp; Eat 'Em with guys (or a guy) doing the catching and what they are catching looks to be milk from a witch's tit. The game plays just like Beat 'Em &amp; Eat 'Em otherwise except the guy(s) masturbate after each round. Cathouse Blues is a graphically altered version of Gigolo in which you are a guy going to various whorehouses to get "serviced". The game is otherwise the same as Gigolo.&lt;/story&gt; &lt;/game&gt;</text:p>
          </table:table-cell>
        </table:table-row>
        <table:table-row table:style-name="ro1">
          <table:table-cell office:value-type="string">
            <text:p>Phoenix (USA)</text:p>
          </table:table-cell>
          <table:table-cell office:value-type="string">
            <text:p>1982</text:p>
          </table:table-cell>
          <table:table-cell office:value-type="string">
            <text:p>ESRB - E (Everyone)</text:p>
          </table:table-cell>
          <table:table-cell office:value-type="string">
            <text:p>Phoenix </text:p>
          </table:table-cell>
          <table:table-cell office:value-type="string">
            <text:p>Atari, Inc.</text:p>
          </table:table-cell>
          <table:table-cell office:value-type="string">
            <text:p>Amstar Electronics</text:p>
          </table:table-cell>
          <table:table-cell office:value-type="string">
            <text:p>Shoot-'Em-Up</text:p>
          </table:table-cell>
          <table:table-cell office:value-type="string">
            <text:p>3.5</text:p>
          </table:table-cell>
          <table:table-cell table:style-name="Default" office:value-type="string">
            <text:p>1 Player</text:p>
          </table:table-cell>
          <table:table-cell office:value-type="string">
            <text:p>Phoenix is an arcade action game with gameplay similar to Space Invaders. You are the commander of the Phoenix, and your mission is to reach an alien spaceship which has been draining your planets resources. The ship is guarded by four levels of bird like creatures. After clearing all four stages, the fifth level will be against a large, heavily shielded mothership. If the mothership is destroyed, the game will then repeat, but with increased speed and difficulty. To defeat the numerous enemies, the Phoenix is equipped with a laser cannon and a force field.</text:p>
          </table:table-cell>
          <table:table-cell table:formula="of:=CONCATENATE(&quot;&lt;game name=&quot;;CHAR(34);[.A278];CHAR(34);&quot;&gt; &lt;year&gt;&quot;;[.B278];&quot;&lt;/year&gt; &lt;rating&gt;&quot;;[.C278];&quot;&lt;/rating&gt; &lt;title&gt;&quot;;[.D278];&quot;&lt;/title&gt; &lt;pub&gt;&quot;;[.E278];&quot;&lt;/pub&gt; &lt;dev&gt;&quot;;[.F278];&quot;&lt;/dev&gt; &lt;genre&gt;&quot;;[.G278];&quot;&lt;/genre&gt; &lt;score&gt;&quot;;[.H278];&quot;&lt;/score&gt; &lt;player&gt;&quot;;[.I278];&quot;&lt;/player&gt; &lt;story&gt;&quot;;[.J278];&quot;&lt;/story&gt; &lt;/game&gt;&quot;)" office:value-type="string" office:string-value="&lt;game name=&quot;Phoenix (USA)&quot;&gt; &lt;year&gt;1982&lt;/year&gt; &lt;rating&gt;ESRB - E (Everyone)&lt;/rating&gt; &lt;title&gt;Phoenix &lt;/title&gt; &lt;pub&gt;Atari, Inc.&lt;/pub&gt; &lt;dev&gt;Amstar Electronics&lt;/dev&gt; &lt;genre&gt;Shoot-'Em-Up&lt;/genre&gt; &lt;score&gt;3.5&lt;/score&gt; &lt;player&gt;1 Player&lt;/player&gt; &lt;story&gt;Phoenix is an arcade action game with gameplay similar to Space Invaders. You are the commander of the Phoenix, and your mission is to reach an alien spaceship which has been draining your planets resources. The ship is guarded by four levels of bird like creatures. After clearing all four stages, the fifth level will be against a large, heavily shielded mothership. If the mothership is destroyed, the game will then repeat, but with increased speed and difficulty. To defeat the numerous enemies, the Phoenix is equipped with a laser cannon and a force field.&lt;/story&gt; &lt;/game&gt;">
            <text:p>&lt;game name="Phoenix (USA)"&gt; &lt;year&gt;1982&lt;/year&gt; &lt;rating&gt;ESRB - E (Everyone)&lt;/rating&gt; &lt;title&gt;Phoenix &lt;/title&gt; &lt;pub&gt;Atari, Inc.&lt;/pub&gt; &lt;dev&gt;Amstar Electronics&lt;/dev&gt; &lt;genre&gt;Shoot-'Em-Up&lt;/genre&gt; &lt;score&gt;3.5&lt;/score&gt; &lt;player&gt;1 Player&lt;/player&gt; &lt;story&gt;Phoenix is an arcade action game with gameplay similar to Space Invaders. You are the commander of the Phoenix, and your mission is to reach an alien spaceship which has been draining your planets resources. The ship is guarded by four levels of bird like creatures. After clearing all four stages, the fifth level will be against a large, heavily shielded mothership. If the mothership is destroyed, the game will then repeat, but with increased speed and difficulty. To defeat the numerous enemies, the Phoenix is equipped with a laser cannon and a force field.&lt;/story&gt; &lt;/game&gt;</text:p>
          </table:table-cell>
        </table:table-row>
        <table:table-row table:style-name="ro1">
          <table:table-cell office:value-type="string">
            <text:p>Pick 'n' Pile (Europe)</text:p>
          </table:table-cell>
          <table:table-cell office:value-type="string">
            <text:p>1990</text:p>
          </table:table-cell>
          <table:table-cell office:value-type="string">
            <text:p>ESRB - E (Everyone)</text:p>
          </table:table-cell>
          <table:table-cell office:value-type="string">
            <text:p>Pick 'n' Pile </text:p>
          </table:table-cell>
          <table:table-cell table:number-columns-repeated="2" office:value-type="string">
            <text:p>Ubi Soft</text:p>
          </table:table-cell>
          <table:table-cell office:value-type="string">
            <text:p>Puzzle</text:p>
          </table:table-cell>
          <table:table-cell office:value-type="string">
            <text:p>2.3</text:p>
          </table:table-cell>
          <table:table-cell table:style-name="Default" office:value-type="string">
            <text:p>1-2 Players</text:p>
          </table:table-cell>
          <table:table-cell office:value-type="string">
            <text:p>Pick 'n Pile is a Tetris-style puzzle game. On each level there are a variety of symbols arranged in columns on the screen. By moving the symbols around, you need to create columns which contain identical symbols; once all the symbols in a column are the same, that column disappears. Your goal is to earn points and complete the levels by making all of the symbols on the screen disappear. Occasionally, you may become stuck with a symbol that doesn't match anything onscreen; when this happens, you can call for an additional symbol to drop onto the screen. However, as the symbol which appears is random you may need to create quite a few symbols before the one you need appears. Each level has a time limit in which it needs to be completed; run out of time and you lose a life; lose all lives and the game is over.In addition to the regular symbols, there are also some special objects on the screen which may help or hinder your progress. These include bombs which destroy several symbols at once, blocks which may get in the way or be arranged to help out, death heads which diminish time more quickly, and flower pots which can't be moved.</text:p>
          </table:table-cell>
          <table:table-cell table:formula="of:=CONCATENATE(&quot;&lt;game name=&quot;;CHAR(34);[.A279];CHAR(34);&quot;&gt; &lt;year&gt;&quot;;[.B279];&quot;&lt;/year&gt; &lt;rating&gt;&quot;;[.C279];&quot;&lt;/rating&gt; &lt;title&gt;&quot;;[.D279];&quot;&lt;/title&gt; &lt;pub&gt;&quot;;[.E279];&quot;&lt;/pub&gt; &lt;dev&gt;&quot;;[.F279];&quot;&lt;/dev&gt; &lt;genre&gt;&quot;;[.G279];&quot;&lt;/genre&gt; &lt;score&gt;&quot;;[.H279];&quot;&lt;/score&gt; &lt;player&gt;&quot;;[.I279];&quot;&lt;/player&gt; &lt;story&gt;&quot;;[.J279];&quot;&lt;/story&gt; &lt;/game&gt;&quot;)" office:value-type="string" office:string-value="&lt;game name=&quot;Pick 'n' Pile (Europe)&quot;&gt; &lt;year&gt;1990&lt;/year&gt; &lt;rating&gt;ESRB - E (Everyone)&lt;/rating&gt; &lt;title&gt;Pick 'n' Pile &lt;/title&gt; &lt;pub&gt;Ubi Soft&lt;/pub&gt; &lt;dev&gt;Ubi Soft&lt;/dev&gt; &lt;genre&gt;Puzzle&lt;/genre&gt; &lt;score&gt;2.3&lt;/score&gt; &lt;player&gt;1-2 Players&lt;/player&gt; &lt;story&gt;Pick 'n Pile is a Tetris-style puzzle game. On each level there are a variety of symbols arranged in columns on the screen. By moving the symbols around, you need to create columns which contain identical symbols; once all the symbols in a column are the same, that column disappears. Your goal is to earn points and complete the levels by making all of the symbols on the screen disappear. Occasionally, you may become stuck with a symbol that doesn't match anything onscreen; when this happens, you can call for an additional symbol to drop onto the screen. However, as the symbol which appears is random you may need to create quite a few symbols before the one you need appears. Each level has a time limit in which it needs to be completed; run out of time and you lose a life; lose all lives and the game is over.In addition to the regular symbols, there are also some special objects on the screen which may help or hinder your progress. These include bombs which destroy several symbols at once, blocks which may get in the way or be arranged to help out, death heads which diminish time more quickly, and flower pots which can't be moved.&lt;/story&gt; &lt;/game&gt;">
            <text:p>&lt;game name="Pick 'n' Pile (Europe)"&gt; &lt;year&gt;1990&lt;/year&gt; &lt;rating&gt;ESRB - E (Everyone)&lt;/rating&gt; &lt;title&gt;Pick 'n' Pile &lt;/title&gt; &lt;pub&gt;Ubi Soft&lt;/pub&gt; &lt;dev&gt;Ubi Soft&lt;/dev&gt; &lt;genre&gt;Puzzle&lt;/genre&gt; &lt;score&gt;2.3&lt;/score&gt; &lt;player&gt;1-2 Players&lt;/player&gt; &lt;story&gt;Pick 'n Pile is a Tetris-style puzzle game. On each level there are a variety of symbols arranged in columns on the screen. By moving the symbols around, you need to create columns which contain identical symbols; once all the symbols in a column are the same, that column disappears. Your goal is to earn points and complete the levels by making all of the symbols on the screen disappear. Occasionally, you may become stuck with a symbol that doesn't match anything onscreen; when this happens, you can call for an additional symbol to drop onto the screen. However, as the symbol which appears is random you may need to create quite a few symbols before the one you need appears. Each level has a time limit in which it needs to be completed; run out of time and you lose a life; lose all lives and the game is over.In addition to the regular symbols, there are also some special objects on the screen which may help or hinder your progress. These include bombs which destroy several symbols at once, blocks which may get in the way or be arranged to help out, death heads which diminish time more quickly, and flower pots which can't be moved.&lt;/story&gt; &lt;/game&gt;</text:p>
          </table:table-cell>
        </table:table-row>
        <table:table-row table:style-name="ro1">
          <table:table-cell office:value-type="string">
            <text:p>Picnic (USA)</text:p>
          </table:table-cell>
          <table:table-cell office:value-type="string">
            <text:p>1982</text:p>
          </table:table-cell>
          <table:table-cell office:value-type="string">
            <text:p>ESRB - E (Everyone)</text:p>
          </table:table-cell>
          <table:table-cell office:value-type="string">
            <text:p>Picnic </text:p>
          </table:table-cell>
          <table:table-cell office:value-type="string">
            <text:p>U.S. Games Corporation</text:p>
          </table:table-cell>
          <table:table-cell office:value-type="string">
            <text:p>Western Technologies Inc.</text:p>
          </table:table-cell>
          <table:table-cell office:value-type="string">
            <text:p>Action</text:p>
          </table:table-cell>
          <table:table-cell office:value-type="string">
            <text:p>2.0</text:p>
          </table:table-cell>
          <table:table-cell table:style-name="Default" office:value-type="string">
            <text:p>1-2 Players</text:p>
          </table:table-cell>
          <table:table-cell office:value-type="string">
            <text:p>You are out enjoying a picnic, when suddenly a swarm of flies arrive! You control a fly swatter at the bottom of the screen; your goal in this game is to protect your hamburgers (located on the left and right bottom of the screen) from the attacking flies. When a fly is close enough, it will stick out its tongue to eat the food. If you can swat the fly right when it has its tongue out, it will be knocked out and fall into your fly trap. When all of the flies have been knocked into the trap, you will then need to face a large super fly before the level is complete (be careful, it can eat your food fast!) After knocking out the super fly, you move on to the next round. The game ends when all of your hamburgers have been completely eaten.</text:p>
          </table:table-cell>
          <table:table-cell table:formula="of:=CONCATENATE(&quot;&lt;game name=&quot;;CHAR(34);[.A280];CHAR(34);&quot;&gt; &lt;year&gt;&quot;;[.B280];&quot;&lt;/year&gt; &lt;rating&gt;&quot;;[.C280];&quot;&lt;/rating&gt; &lt;title&gt;&quot;;[.D280];&quot;&lt;/title&gt; &lt;pub&gt;&quot;;[.E280];&quot;&lt;/pub&gt; &lt;dev&gt;&quot;;[.F280];&quot;&lt;/dev&gt; &lt;genre&gt;&quot;;[.G280];&quot;&lt;/genre&gt; &lt;score&gt;&quot;;[.H280];&quot;&lt;/score&gt; &lt;player&gt;&quot;;[.I280];&quot;&lt;/player&gt; &lt;story&gt;&quot;;[.J280];&quot;&lt;/story&gt; &lt;/game&gt;&quot;)" office:value-type="string" office:string-value="&lt;game name=&quot;Picnic (USA)&quot;&gt; &lt;year&gt;1982&lt;/year&gt; &lt;rating&gt;ESRB - E (Everyone)&lt;/rating&gt; &lt;title&gt;Picnic &lt;/title&gt; &lt;pub&gt;U.S. Games Corporation&lt;/pub&gt; &lt;dev&gt;Western Technologies Inc.&lt;/dev&gt; &lt;genre&gt;Action&lt;/genre&gt; &lt;score&gt;2.0&lt;/score&gt; &lt;player&gt;1-2 Players&lt;/player&gt; &lt;story&gt;You are out enjoying a picnic, when suddenly a swarm of flies arrive! You control a fly swatter at the bottom of the screen; your goal in this game is to protect your hamburgers (located on the left and right bottom of the screen) from the attacking flies. When a fly is close enough, it will stick out its tongue to eat the food. If you can swat the fly right when it has its tongue out, it will be knocked out and fall into your fly trap. When all of the flies have been knocked into the trap, you will then need to face a large super fly before the level is complete (be careful, it can eat your food fast!) After knocking out the super fly, you move on to the next round. The game ends when all of your hamburgers have been completely eaten.&lt;/story&gt; &lt;/game&gt;">
            <text:p>&lt;game name="Picnic (USA)"&gt; &lt;year&gt;1982&lt;/year&gt; &lt;rating&gt;ESRB - E (Everyone)&lt;/rating&gt; &lt;title&gt;Picnic &lt;/title&gt; &lt;pub&gt;U.S. Games Corporation&lt;/pub&gt; &lt;dev&gt;Western Technologies Inc.&lt;/dev&gt; &lt;genre&gt;Action&lt;/genre&gt; &lt;score&gt;2.0&lt;/score&gt; &lt;player&gt;1-2 Players&lt;/player&gt; &lt;story&gt;You are out enjoying a picnic, when suddenly a swarm of flies arrive! You control a fly swatter at the bottom of the screen; your goal in this game is to protect your hamburgers (located on the left and right bottom of the screen) from the attacking flies. When a fly is close enough, it will stick out its tongue to eat the food. If you can swat the fly right when it has its tongue out, it will be knocked out and fall into your fly trap. When all of the flies have been knocked into the trap, you will then need to face a large super fly before the level is complete (be careful, it can eat your food fast!) After knocking out the super fly, you move on to the next round. The game ends when all of your hamburgers have been completely eaten.&lt;/story&gt; &lt;/game&gt;</text:p>
          </table:table-cell>
        </table:table-row>
        <table:table-row table:style-name="ro1">
          <table:table-cell office:value-type="string">
            <text:p>Piece o' Cake (USA)</text:p>
          </table:table-cell>
          <table:table-cell office:value-type="string">
            <text:p>1982</text:p>
          </table:table-cell>
          <table:table-cell office:value-type="string">
            <text:p>ESRB - E (Everyone)</text:p>
          </table:table-cell>
          <table:table-cell office:value-type="string">
            <text:p>Piece o' Cake </text:p>
          </table:table-cell>
          <table:table-cell table:number-columns-repeated="2" office:value-type="string">
            <text:p>U.S. Games Corporation</text:p>
          </table:table-cell>
          <table:table-cell office:value-type="string">
            <text:p>Action</text:p>
          </table:table-cell>
          <table:table-cell office:value-type="string">
            <text:p>2.5</text:p>
          </table:table-cell>
          <table:table-cell table:style-name="Default" office:value-type="string">
            <text:p>1 Player</text:p>
          </table:table-cell>
          <table:table-cell office:value-type="string">
            <text:p>In Piece o' Cake you are a chef, and your goal is to successfully build cakes! At the bottom of the screen is a conveyor belt, and a platter will appear at the left side moving towards the right. You are at the top of the screen, and need to take cake layers from the oven and drop them onto the platter. The cake layers are different sizes, and you must drop them such that each layer is the same size or smaller than the one beneath it. After you have created a cake, you need to top it off with a cherry. If you are unable to successfully create a cake with the layers in the proper order and a topped with a cherry before the platter reaches the right side of the screen, it will fall off the conveyor and you lose a life. The different size cake layers come out of the oven randomly, so if you get a size you don't want it can be dropped off at the right side of the screen until a layer you do want appears. Although you can build cakes of different sizes, bonus points are earned for building a perfect cake consisting of one large layer, one medium layer, one small layer, and a cherry. As the game progresses, the conveyor will pick up speed to make cake building tougher.</text:p>
          </table:table-cell>
          <table:table-cell table:formula="of:=CONCATENATE(&quot;&lt;game name=&quot;;CHAR(34);[.A281];CHAR(34);&quot;&gt; &lt;year&gt;&quot;;[.B281];&quot;&lt;/year&gt; &lt;rating&gt;&quot;;[.C281];&quot;&lt;/rating&gt; &lt;title&gt;&quot;;[.D281];&quot;&lt;/title&gt; &lt;pub&gt;&quot;;[.E281];&quot;&lt;/pub&gt; &lt;dev&gt;&quot;;[.F281];&quot;&lt;/dev&gt; &lt;genre&gt;&quot;;[.G281];&quot;&lt;/genre&gt; &lt;score&gt;&quot;;[.H281];&quot;&lt;/score&gt; &lt;player&gt;&quot;;[.I281];&quot;&lt;/player&gt; &lt;story&gt;&quot;;[.J281];&quot;&lt;/story&gt; &lt;/game&gt;&quot;)" office:value-type="string" office:string-value="&lt;game name=&quot;Piece o' Cake (USA)&quot;&gt; &lt;year&gt;1982&lt;/year&gt; &lt;rating&gt;ESRB - E (Everyone)&lt;/rating&gt; &lt;title&gt;Piece o' Cake &lt;/title&gt; &lt;pub&gt;U.S. Games Corporation&lt;/pub&gt; &lt;dev&gt;U.S. Games Corporation&lt;/dev&gt; &lt;genre&gt;Action&lt;/genre&gt; &lt;score&gt;2.5&lt;/score&gt; &lt;player&gt;1 Player&lt;/player&gt; &lt;story&gt;In Piece o' Cake you are a chef, and your goal is to successfully build cakes! At the bottom of the screen is a conveyor belt, and a platter will appear at the left side moving towards the right. You are at the top of the screen, and need to take cake layers from the oven and drop them onto the platter. The cake layers are different sizes, and you must drop them such that each layer is the same size or smaller than the one beneath it. After you have created a cake, you need to top it off with a cherry. If you are unable to successfully create a cake with the layers in the proper order and a topped with a cherry before the platter reaches the right side of the screen, it will fall off the conveyor and you lose a life. The different size cake layers come out of the oven randomly, so if you get a size you don't want it can be dropped off at the right side of the screen until a layer you do want appears. Although you can build cakes of different sizes, bonus points are earned for building a perfect cake consisting of one large layer, one medium layer, one small layer, and a cherry. As the game progresses, the conveyor will pick up speed to make cake building tougher.&lt;/story&gt; &lt;/game&gt;">
            <text:p>&lt;game name="Piece o' Cake (USA)"&gt; &lt;year&gt;1982&lt;/year&gt; &lt;rating&gt;ESRB - E (Everyone)&lt;/rating&gt; &lt;title&gt;Piece o' Cake &lt;/title&gt; &lt;pub&gt;U.S. Games Corporation&lt;/pub&gt; &lt;dev&gt;U.S. Games Corporation&lt;/dev&gt; &lt;genre&gt;Action&lt;/genre&gt; &lt;score&gt;2.5&lt;/score&gt; &lt;player&gt;1 Player&lt;/player&gt; &lt;story&gt;In Piece o' Cake you are a chef, and your goal is to successfully build cakes! At the bottom of the screen is a conveyor belt, and a platter will appear at the left side moving towards the right. You are at the top of the screen, and need to take cake layers from the oven and drop them onto the platter. The cake layers are different sizes, and you must drop them such that each layer is the same size or smaller than the one beneath it. After you have created a cake, you need to top it off with a cherry. If you are unable to successfully create a cake with the layers in the proper order and a topped with a cherry before the platter reaches the right side of the screen, it will fall off the conveyor and you lose a life. The different size cake layers come out of the oven randomly, so if you get a size you don't want it can be dropped off at the right side of the screen until a layer you do want appears. Although you can build cakes of different sizes, bonus points are earned for building a perfect cake consisting of one large layer, one medium layer, one small layer, and a cherry. As the game progresses, the conveyor will pick up speed to make cake building tougher.&lt;/story&gt; &lt;/game&gt;</text:p>
          </table:table-cell>
        </table:table-row>
        <table:table-row table:style-name="ro1">
          <table:table-cell office:value-type="string">
            <text:p>Pigs in Space - Starring Miss Piggy (USA)</text:p>
          </table:table-cell>
          <table:table-cell office:value-type="string">
            <text:p>1983</text:p>
          </table:table-cell>
          <table:table-cell office:value-type="string">
            <text:p>ESRB - E (Everyone)</text:p>
          </table:table-cell>
          <table:table-cell office:value-type="string">
            <text:p>Pigs in Space - Starring Miss Piggy </text:p>
          </table:table-cell>
          <table:table-cell table:number-columns-repeated="2" office:value-type="string">
            <text:p>Atari, Inc.</text:p>
          </table:table-cell>
          <table:table-cell office:value-type="string">
            <text:p>Shoot-'Em-Up</text:p>
          </table:table-cell>
          <table:table-cell office:value-type="string">
            <text:p>3.7</text:p>
          </table:table-cell>
          <table:table-cell table:style-name="Default" office:value-type="string">
            <text:p>1-2 Players</text:p>
          </table:table-cell>
          <table:table-cell office:value-type="string">
            <text:p>Now it's time for...PIIIIIIGS IN SPAAAAACE!!!This game is really three smaller games. You select what to play to choosing which character you want.For Captain Link Hogthrob, it is Chickenvaders. A Pigs in Space take in Atari's Atari 2600 version of Space Invaders.While exploring the planet Cluck, our intrepid hero was set upon by space chickens. Captain Link must destroy them before they make their way all the way to the planet. He does this by firing link sausages up at the chickens. But the chickens are not helpless. They are dropping space chicken eggs. If one hits Link, he will be turned into...a chicken! You also lose a life. From time to time, Gonzo flies across the screen top in his saucer. You can hit him for points also.ScoringHitting a chicken on...Row one=10 pointsRow two=20 pointsRow three=50 pointsRow four=70 pointsRow five=100 pointsHitting Gonzo=300 pointsDestroying all the chickens=1000 point bonusIf you select First Mate Piggy, you play Pastaroids. Somehow, Piggy has been ejected from the Swinetrek into a pastaroid storm. You must guide Piggy from the bottom of the screen to the top and board the Swinetrek before it leaves. If you touch a flying meatball or spaghetti strand, you will lose ground, and thus time. You can press fire to give a meat ball a karate chop for points but don't dawdle.ScoringKarate-chopping a meat ball=100 pointsBoarding the Swinetrek=1000 pointsIf you select Dr. Strangepork, you play Escape from Planet of the Gonzoids. The Swinetrek has gotten trapped in an abandoned pizza mine still being guarded by robotic Gonzoids, created by Gonzo. The Gonzoids are standing on ledges, throwing pizzas across the mine, You have a weapon called the Boomeray. When you fire, it goes up then curves to the side, hopefully landing on a Gonzoid. The direction it curves depends on which way you move before you fire. If you are hit by a pizza, hit the mine walls or are hit by your dropping Boomeray shot, you lose a life.ScoringYou get one point for every mile you get through the mine.Hitting a Gonzoid=100 pointsEscaping the mine=1000 pointsThe difficulty switches do nothing. The only game selections are one player or two player, alternating.</text:p>
          </table:table-cell>
          <table:table-cell table:formula="of:=CONCATENATE(&quot;&lt;game name=&quot;;CHAR(34);[.A282];CHAR(34);&quot;&gt; &lt;year&gt;&quot;;[.B282];&quot;&lt;/year&gt; &lt;rating&gt;&quot;;[.C282];&quot;&lt;/rating&gt; &lt;title&gt;&quot;;[.D282];&quot;&lt;/title&gt; &lt;pub&gt;&quot;;[.E282];&quot;&lt;/pub&gt; &lt;dev&gt;&quot;;[.F282];&quot;&lt;/dev&gt; &lt;genre&gt;&quot;;[.G282];&quot;&lt;/genre&gt; &lt;score&gt;&quot;;[.H282];&quot;&lt;/score&gt; &lt;player&gt;&quot;;[.I282];&quot;&lt;/player&gt; &lt;story&gt;&quot;;[.J282];&quot;&lt;/story&gt; &lt;/game&gt;&quot;)" office:value-type="string" office:string-value="&lt;game name=&quot;Pigs in Space - Starring Miss Piggy (USA)&quot;&gt; &lt;year&gt;1983&lt;/year&gt; &lt;rating&gt;ESRB - E (Everyone)&lt;/rating&gt; &lt;title&gt;Pigs in Space - Starring Miss Piggy &lt;/title&gt; &lt;pub&gt;Atari, Inc.&lt;/pub&gt; &lt;dev&gt;Atari, Inc.&lt;/dev&gt; &lt;genre&gt;Shoot-'Em-Up&lt;/genre&gt; &lt;score&gt;3.7&lt;/score&gt; &lt;player&gt;1-2 Players&lt;/player&gt; &lt;story&gt;Now it's time for...PIIIIIIGS IN SPAAAAACE!!!This game is really three smaller games. You select what to play to choosing which character you want.For Captain Link Hogthrob, it is Chickenvaders. A Pigs in Space take in Atari's Atari 2600 version of Space Invaders.While exploring the planet Cluck, our intrepid hero was set upon by space chickens. Captain Link must destroy them before they make their way all the way to the planet. He does this by firing link sausages up at the chickens. But the chickens are not helpless. They are dropping space chicken eggs. If one hits Link, he will be turned into...a chicken! You also lose a life. From time to time, Gonzo flies across the screen top in his saucer. You can hit him for points also.ScoringHitting a chicken on...Row one=10 pointsRow two=20 pointsRow three=50 pointsRow four=70 pointsRow five=100 pointsHitting Gonzo=300 pointsDestroying all the chickens=1000 point bonusIf you select First Mate Piggy, you play Pastaroids. Somehow, Piggy has been ejected from the Swinetrek into a pastaroid storm. You must guide Piggy from the bottom of the screen to the top and board the Swinetrek before it leaves. If you touch a flying meatball or spaghetti strand, you will lose ground, and thus time. You can press fire to give a meat ball a karate chop for points but don't dawdle.ScoringKarate-chopping a meat ball=100 pointsBoarding the Swinetrek=1000 pointsIf you select Dr. Strangepork, you play Escape from Planet of the Gonzoids. The Swinetrek has gotten trapped in an abandoned pizza mine still being guarded by robotic Gonzoids, created by Gonzo. The Gonzoids are standing on ledges, throwing pizzas across the mine, You have a weapon called the Boomeray. When you fire, it goes up then curves to the side, hopefully landing on a Gonzoid. The direction it curves depends on which way you move before you fire. If you are hit by a pizza, hit the mine walls or are hit by your dropping Boomeray shot, you lose a life.ScoringYou get one point for every mile you get through the mine.Hitting a Gonzoid=100 pointsEscaping the mine=1000 pointsThe difficulty switches do nothing. The only game selections are one player or two player, alternating.&lt;/story&gt; &lt;/game&gt;">
            <text:p>&lt;game name="Pigs in Space - Starring Miss Piggy (USA)"&gt; &lt;year&gt;1983&lt;/year&gt; &lt;rating&gt;ESRB - E (Everyone)&lt;/rating&gt; &lt;title&gt;Pigs in Space - Starring Miss Piggy &lt;/title&gt; &lt;pub&gt;Atari, Inc.&lt;/pub&gt; &lt;dev&gt;Atari, Inc.&lt;/dev&gt; &lt;genre&gt;Shoot-'Em-Up&lt;/genre&gt; &lt;score&gt;3.7&lt;/score&gt; &lt;player&gt;1-2 Players&lt;/player&gt; &lt;story&gt;Now it's time for...PIIIIIIGS IN SPAAAAACE!!!This game is really three smaller games. You select what to play to choosing which character you want.For Captain Link Hogthrob, it is Chickenvaders. A Pigs in Space take in Atari's Atari 2600 version of Space Invaders.While exploring the planet Cluck, our intrepid hero was set upon by space chickens. Captain Link must destroy them before they make their way all the way to the planet. He does this by firing link sausages up at the chickens. But the chickens are not helpless. They are dropping space chicken eggs. If one hits Link, he will be turned into...a chicken! You also lose a life. From time to time, Gonzo flies across the screen top in his saucer. You can hit him for points also.ScoringHitting a chicken on...Row one=10 pointsRow two=20 pointsRow three=50 pointsRow four=70 pointsRow five=100 pointsHitting Gonzo=300 pointsDestroying all the chickens=1000 point bonusIf you select First Mate Piggy, you play Pastaroids. Somehow, Piggy has been ejected from the Swinetrek into a pastaroid storm. You must guide Piggy from the bottom of the screen to the top and board the Swinetrek before it leaves. If you touch a flying meatball or spaghetti strand, you will lose ground, and thus time. You can press fire to give a meat ball a karate chop for points but don't dawdle.ScoringKarate-chopping a meat ball=100 pointsBoarding the Swinetrek=1000 pointsIf you select Dr. Strangepork, you play Escape from Planet of the Gonzoids. The Swinetrek has gotten trapped in an abandoned pizza mine still being guarded by robotic Gonzoids, created by Gonzo. The Gonzoids are standing on ledges, throwing pizzas across the mine, You have a weapon called the Boomeray. When you fire, it goes up then curves to the side, hopefully landing on a Gonzoid. The direction it curves depends on which way you move before you fire. If you are hit by a pizza, hit the mine walls or are hit by your dropping Boomeray shot, you lose a life.ScoringYou get one point for every mile you get through the mine.Hitting a Gonzoid=100 pointsEscaping the mine=1000 pointsThe difficulty switches do nothing. The only game selections are one player or two player, alternating.&lt;/story&gt; &lt;/game&gt;</text:p>
          </table:table-cell>
        </table:table-row>
        <table:table-row table:style-name="ro1">
          <table:table-cell office:value-type="string">
            <text:p>Pitfall II - Lost Caverns (USA)</text:p>
          </table:table-cell>
          <table:table-cell office:value-type="string">
            <text:p>1983</text:p>
          </table:table-cell>
          <table:table-cell office:value-type="string">
            <text:p>ESRB - E (Everyone)</text:p>
          </table:table-cell>
          <table:table-cell office:value-type="string">
            <text:p>Pitfall II - Lost Caverns </text:p>
          </table:table-cell>
          <table:table-cell table:number-columns-repeated="2" office:value-type="string">
            <text:p>Activision, Inc.</text:p>
          </table:table-cell>
          <table:table-cell office:value-type="string">
            <text:p>Platform</text:p>
          </table:table-cell>
          <table:table-cell office:value-type="string">
            <text:p>4.2</text:p>
          </table:table-cell>
          <table:table-cell table:style-name="Default" office:value-type="string">
            <text:p>1 Player</text:p>
          </table:table-cell>
          <table:table-cell office:value-type="string">
            <text:p>You play Pitfall Harry searching for the Raj diamond, his niece Rhonda, and a variety of treasures somewhere in the Andes. Poisonous frogs, eels, scorpions, bats and other hazards get in the way. Pitfall II is the sequel to Pitfall, the original platform game. Gameplay has remained pretty much the same, with each screen presenting a side view of obstacles to get past, and potentially treasures to collect. The landscape is more maze like, with a variety of paths and dead ends to search. Along the way there are checkpoints the player will encounter. When the player dies, Pitfall Harry will be sent back to the most recently crossed checkpoint.</text:p>
          </table:table-cell>
          <table:table-cell table:formula="of:=CONCATENATE(&quot;&lt;game name=&quot;;CHAR(34);[.A283];CHAR(34);&quot;&gt; &lt;year&gt;&quot;;[.B283];&quot;&lt;/year&gt; &lt;rating&gt;&quot;;[.C283];&quot;&lt;/rating&gt; &lt;title&gt;&quot;;[.D283];&quot;&lt;/title&gt; &lt;pub&gt;&quot;;[.E283];&quot;&lt;/pub&gt; &lt;dev&gt;&quot;;[.F283];&quot;&lt;/dev&gt; &lt;genre&gt;&quot;;[.G283];&quot;&lt;/genre&gt; &lt;score&gt;&quot;;[.H283];&quot;&lt;/score&gt; &lt;player&gt;&quot;;[.I283];&quot;&lt;/player&gt; &lt;story&gt;&quot;;[.J283];&quot;&lt;/story&gt; &lt;/game&gt;&quot;)" office:value-type="string" office:string-value="&lt;game name=&quot;Pitfall II - Lost Caverns (USA)&quot;&gt; &lt;year&gt;1983&lt;/year&gt; &lt;rating&gt;ESRB - E (Everyone)&lt;/rating&gt; &lt;title&gt;Pitfall II - Lost Caverns &lt;/title&gt; &lt;pub&gt;Activision, Inc.&lt;/pub&gt; &lt;dev&gt;Activision, Inc.&lt;/dev&gt; &lt;genre&gt;Platform&lt;/genre&gt; &lt;score&gt;4.2&lt;/score&gt; &lt;player&gt;1 Player&lt;/player&gt; &lt;story&gt;You play Pitfall Harry searching for the Raj diamond, his niece Rhonda, and a variety of treasures somewhere in the Andes. Poisonous frogs, eels, scorpions, bats and other hazards get in the way. Pitfall II is the sequel to Pitfall, the original platform game. Gameplay has remained pretty much the same, with each screen presenting a side view of obstacles to get past, and potentially treasures to collect. The landscape is more maze like, with a variety of paths and dead ends to search. Along the way there are checkpoints the player will encounter. When the player dies, Pitfall Harry will be sent back to the most recently crossed checkpoint.&lt;/story&gt; &lt;/game&gt;">
            <text:p>&lt;game name="Pitfall II - Lost Caverns (USA)"&gt; &lt;year&gt;1983&lt;/year&gt; &lt;rating&gt;ESRB - E (Everyone)&lt;/rating&gt; &lt;title&gt;Pitfall II - Lost Caverns &lt;/title&gt; &lt;pub&gt;Activision, Inc.&lt;/pub&gt; &lt;dev&gt;Activision, Inc.&lt;/dev&gt; &lt;genre&gt;Platform&lt;/genre&gt; &lt;score&gt;4.2&lt;/score&gt; &lt;player&gt;1 Player&lt;/player&gt; &lt;story&gt;You play Pitfall Harry searching for the Raj diamond, his niece Rhonda, and a variety of treasures somewhere in the Andes. Poisonous frogs, eels, scorpions, bats and other hazards get in the way. Pitfall II is the sequel to Pitfall, the original platform game. Gameplay has remained pretty much the same, with each screen presenting a side view of obstacles to get past, and potentially treasures to collect. The landscape is more maze like, with a variety of paths and dead ends to search. Along the way there are checkpoints the player will encounter. When the player dies, Pitfall Harry will be sent back to the most recently crossed checkpoint.&lt;/story&gt; &lt;/game&gt;</text:p>
          </table:table-cell>
        </table:table-row>
        <table:table-row table:style-name="ro1">
          <table:table-cell office:value-type="string">
            <text:p>Pitfall! - Pitfall Harry's Jungle Adventure (USA)</text:p>
          </table:table-cell>
          <table:table-cell office:value-type="string">
            <text:p>1982</text:p>
          </table:table-cell>
          <table:table-cell office:value-type="string">
            <text:p>ESRB - E (Everyone)</text:p>
          </table:table-cell>
          <table:table-cell office:value-type="string">
            <text:p>Pitfall! - Pitfall Harry's Jungle Adventure </text:p>
          </table:table-cell>
          <table:table-cell table:number-columns-repeated="2" office:value-type="string">
            <text:p>Activision, Inc.</text:p>
          </table:table-cell>
          <table:table-cell office:value-type="string">
            <text:p>Platform</text:p>
          </table:table-cell>
          <table:table-cell office:value-type="string">
            <text:p>4.1</text:p>
          </table:table-cell>
          <table:table-cell table:style-name="Default" office:value-type="string">
            <text:p>1 Player</text:p>
          </table:table-cell>
          <table:table-cell office:value-type="string">
            <text:p>Pitfall! is a platform action game. You play Pitfall Harry who is on a quest to locate treasure deep in the jungle. With a little luck you'll be able to find money bags, silver bars, gold bars, and diamond rings. But many obstacles will get in the way, some of which merely deduct points from your score, while others are fatal. Rolling logs and falling down a hole will deduct points, and scorpions, alligators, snakes, bottomless pits, swamps, and fires will cause Pitfall Harry to lose a life. You have 20 minutes to try to collect all of the treasures on the numerous screens, if you can live that long!</text:p>
          </table:table-cell>
          <table:table-cell table:formula="of:=CONCATENATE(&quot;&lt;game name=&quot;;CHAR(34);[.A284];CHAR(34);&quot;&gt; &lt;year&gt;&quot;;[.B284];&quot;&lt;/year&gt; &lt;rating&gt;&quot;;[.C284];&quot;&lt;/rating&gt; &lt;title&gt;&quot;;[.D284];&quot;&lt;/title&gt; &lt;pub&gt;&quot;;[.E284];&quot;&lt;/pub&gt; &lt;dev&gt;&quot;;[.F284];&quot;&lt;/dev&gt; &lt;genre&gt;&quot;;[.G284];&quot;&lt;/genre&gt; &lt;score&gt;&quot;;[.H284];&quot;&lt;/score&gt; &lt;player&gt;&quot;;[.I284];&quot;&lt;/player&gt; &lt;story&gt;&quot;;[.J284];&quot;&lt;/story&gt; &lt;/game&gt;&quot;)" office:value-type="string" office:string-value="&lt;game name=&quot;Pitfall! - Pitfall Harry's Jungle Adventure (USA)&quot;&gt; &lt;year&gt;1982&lt;/year&gt; &lt;rating&gt;ESRB - E (Everyone)&lt;/rating&gt; &lt;title&gt;Pitfall! - Pitfall Harry's Jungle Adventure &lt;/title&gt; &lt;pub&gt;Activision, Inc.&lt;/pub&gt; &lt;dev&gt;Activision, Inc.&lt;/dev&gt; &lt;genre&gt;Platform&lt;/genre&gt; &lt;score&gt;4.1&lt;/score&gt; &lt;player&gt;1 Player&lt;/player&gt; &lt;story&gt;Pitfall! is a platform action game. You play Pitfall Harry who is on a quest to locate treasure deep in the jungle. With a little luck you'll be able to find money bags, silver bars, gold bars, and diamond rings. But many obstacles will get in the way, some of which merely deduct points from your score, while others are fatal. Rolling logs and falling down a hole will deduct points, and scorpions, alligators, snakes, bottomless pits, swamps, and fires will cause Pitfall Harry to lose a life. You have 20 minutes to try to collect all of the treasures on the numerous screens, if you can live that long!&lt;/story&gt; &lt;/game&gt;">
            <text:p>&lt;game name="Pitfall! - Pitfall Harry's Jungle Adventure (USA)"&gt; &lt;year&gt;1982&lt;/year&gt; &lt;rating&gt;ESRB - E (Everyone)&lt;/rating&gt; &lt;title&gt;Pitfall! - Pitfall Harry's Jungle Adventure &lt;/title&gt; &lt;pub&gt;Activision, Inc.&lt;/pub&gt; &lt;dev&gt;Activision, Inc.&lt;/dev&gt; &lt;genre&gt;Platform&lt;/genre&gt; &lt;score&gt;4.1&lt;/score&gt; &lt;player&gt;1 Player&lt;/player&gt; &lt;story&gt;Pitfall! is a platform action game. You play Pitfall Harry who is on a quest to locate treasure deep in the jungle. With a little luck you'll be able to find money bags, silver bars, gold bars, and diamond rings. But many obstacles will get in the way, some of which merely deduct points from your score, while others are fatal. Rolling logs and falling down a hole will deduct points, and scorpions, alligators, snakes, bottomless pits, swamps, and fires will cause Pitfall Harry to lose a life. You have 20 minutes to try to collect all of the treasures on the numerous screens, if you can live that long!&lt;/story&gt; &lt;/game&gt;</text:p>
          </table:table-cell>
        </table:table-row>
        <table:table-row table:style-name="ro1">
          <table:table-cell office:value-type="string">
            <text:p>Planet Patrol (USA)</text:p>
          </table:table-cell>
          <table:table-cell office:value-type="string">
            <text:p>1982</text:p>
          </table:table-cell>
          <table:table-cell office:value-type="string">
            <text:p>ESRB - E (Everyone)</text:p>
          </table:table-cell>
          <table:table-cell office:value-type="string">
            <text:p>Planet Patrol </text:p>
          </table:table-cell>
          <table:table-cell table:number-columns-repeated="2" office:value-type="string">
            <text:p>Spectravision</text:p>
          </table:table-cell>
          <table:table-cell office:value-type="string">
            <text:p>Shoot-'Em-Up</text:p>
          </table:table-cell>
          <table:table-cell office:value-type="string">
            <text:p>3.8</text:p>
          </table:table-cell>
          <table:table-cell table:style-name="Default" office:value-type="string">
            <text:p>1-2 Players</text:p>
          </table:table-cell>
          <table:table-cell office:value-type="string">
            <text:p>You are on patrol to find and destroy enemy fuel depots.Your ship flies to the left, while you control you up and down motion. Initially, you must shoot the oncoming lager, red ships but avoid the smaller, blue missiles. Do not shoot the black ship. Dock with it so you can land and refuel later. When you come to the three enemy fuel depots, shoot each one to destroy it then make your way through a mine field to continue. If you come to the landing strip, just align your ship with it to land and a refueling truck will top off your tanks. As you move into night, the enemy ships become too dark to see. You can then create light, temporarily, by firing off shots.</text:p>
          </table:table-cell>
          <table:table-cell table:formula="of:=CONCATENATE(&quot;&lt;game name=&quot;;CHAR(34);[.A285];CHAR(34);&quot;&gt; &lt;year&gt;&quot;;[.B285];&quot;&lt;/year&gt; &lt;rating&gt;&quot;;[.C285];&quot;&lt;/rating&gt; &lt;title&gt;&quot;;[.D285];&quot;&lt;/title&gt; &lt;pub&gt;&quot;;[.E285];&quot;&lt;/pub&gt; &lt;dev&gt;&quot;;[.F285];&quot;&lt;/dev&gt; &lt;genre&gt;&quot;;[.G285];&quot;&lt;/genre&gt; &lt;score&gt;&quot;;[.H285];&quot;&lt;/score&gt; &lt;player&gt;&quot;;[.I285];&quot;&lt;/player&gt; &lt;story&gt;&quot;;[.J285];&quot;&lt;/story&gt; &lt;/game&gt;&quot;)" office:value-type="string" office:string-value="&lt;game name=&quot;Planet Patrol (USA)&quot;&gt; &lt;year&gt;1982&lt;/year&gt; &lt;rating&gt;ESRB - E (Everyone)&lt;/rating&gt; &lt;title&gt;Planet Patrol &lt;/title&gt; &lt;pub&gt;Spectravision&lt;/pub&gt; &lt;dev&gt;Spectravision&lt;/dev&gt; &lt;genre&gt;Shoot-'Em-Up&lt;/genre&gt; &lt;score&gt;3.8&lt;/score&gt; &lt;player&gt;1-2 Players&lt;/player&gt; &lt;story&gt;You are on patrol to find and destroy enemy fuel depots.Your ship flies to the left, while you control you up and down motion. Initially, you must shoot the oncoming lager, red ships but avoid the smaller, blue missiles. Do not shoot the black ship. Dock with it so you can land and refuel later. When you come to the three enemy fuel depots, shoot each one to destroy it then make your way through a mine field to continue. If you come to the landing strip, just align your ship with it to land and a refueling truck will top off your tanks. As you move into night, the enemy ships become too dark to see. You can then create light, temporarily, by firing off shots.&lt;/story&gt; &lt;/game&gt;">
            <text:p>&lt;game name="Planet Patrol (USA)"&gt; &lt;year&gt;1982&lt;/year&gt; &lt;rating&gt;ESRB - E (Everyone)&lt;/rating&gt; &lt;title&gt;Planet Patrol &lt;/title&gt; &lt;pub&gt;Spectravision&lt;/pub&gt; &lt;dev&gt;Spectravision&lt;/dev&gt; &lt;genre&gt;Shoot-'Em-Up&lt;/genre&gt; &lt;score&gt;3.8&lt;/score&gt; &lt;player&gt;1-2 Players&lt;/player&gt; &lt;story&gt;You are on patrol to find and destroy enemy fuel depots.Your ship flies to the left, while you control you up and down motion. Initially, you must shoot the oncoming lager, red ships but avoid the smaller, blue missiles. Do not shoot the black ship. Dock with it so you can land and refuel later. When you come to the three enemy fuel depots, shoot each one to destroy it then make your way through a mine field to continue. If you come to the landing strip, just align your ship with it to land and a refueling truck will top off your tanks. As you move into night, the enemy ships become too dark to see. You can then create light, temporarily, by firing off shots.&lt;/story&gt; &lt;/game&gt;</text:p>
          </table:table-cell>
        </table:table-row>
        <table:table-row table:style-name="ro1">
          <table:table-cell office:value-type="string">
            <text:p>Plaque Attack (USA)</text:p>
          </table:table-cell>
          <table:table-cell office:value-type="string">
            <text:p>1983</text:p>
          </table:table-cell>
          <table:table-cell office:value-type="string">
            <text:p>ESRB - E (Everyone)</text:p>
          </table:table-cell>
          <table:table-cell office:value-type="string">
            <text:p>Plaque Attack </text:p>
          </table:table-cell>
          <table:table-cell table:number-columns-repeated="2" office:value-type="string">
            <text:p>Activision, Inc.</text:p>
          </table:table-cell>
          <table:table-cell office:value-type="string">
            <text:p>Shoot-'Em-Up</text:p>
          </table:table-cell>
          <table:table-cell office:value-type="string">
            <text:p>4.0</text:p>
          </table:table-cell>
          <table:table-cell table:style-name="Default" office:value-type="string">
            <text:p>1-2 Players</text:p>
          </table:table-cell>
          <table:table-cell office:value-type="string">
            <text:p>In Plaque Attack, your goal is to protect a mouthful of teeth from a variety of incoming foods! You control a tube of fluoride toothpaste, and you need to shoot the attacking foods before they can decay the teeth located at the top and bottom of the screen. Hamburgers, hot dogs, gum drops, strawberries, donuts, ice cream cones and more will all appear from the sides of the screen and make their way towards the teeth. If a food item reaches a tooth and is allowed to remain there for too long, the tooth will decay and disappear. The game ends when all of the teeth have decayed and disappeared.</text:p>
          </table:table-cell>
          <table:table-cell table:formula="of:=CONCATENATE(&quot;&lt;game name=&quot;;CHAR(34);[.A286];CHAR(34);&quot;&gt; &lt;year&gt;&quot;;[.B286];&quot;&lt;/year&gt; &lt;rating&gt;&quot;;[.C286];&quot;&lt;/rating&gt; &lt;title&gt;&quot;;[.D286];&quot;&lt;/title&gt; &lt;pub&gt;&quot;;[.E286];&quot;&lt;/pub&gt; &lt;dev&gt;&quot;;[.F286];&quot;&lt;/dev&gt; &lt;genre&gt;&quot;;[.G286];&quot;&lt;/genre&gt; &lt;score&gt;&quot;;[.H286];&quot;&lt;/score&gt; &lt;player&gt;&quot;;[.I286];&quot;&lt;/player&gt; &lt;story&gt;&quot;;[.J286];&quot;&lt;/story&gt; &lt;/game&gt;&quot;)" office:value-type="string" office:string-value="&lt;game name=&quot;Plaque Attack (USA)&quot;&gt; &lt;year&gt;1983&lt;/year&gt; &lt;rating&gt;ESRB - E (Everyone)&lt;/rating&gt; &lt;title&gt;Plaque Attack &lt;/title&gt; &lt;pub&gt;Activision, Inc.&lt;/pub&gt; &lt;dev&gt;Activision, Inc.&lt;/dev&gt; &lt;genre&gt;Shoot-'Em-Up&lt;/genre&gt; &lt;score&gt;4.0&lt;/score&gt; &lt;player&gt;1-2 Players&lt;/player&gt; &lt;story&gt;In Plaque Attack, your goal is to protect a mouthful of teeth from a variety of incoming foods! You control a tube of fluoride toothpaste, and you need to shoot the attacking foods before they can decay the teeth located at the top and bottom of the screen. Hamburgers, hot dogs, gum drops, strawberries, donuts, ice cream cones and more will all appear from the sides of the screen and make their way towards the teeth. If a food item reaches a tooth and is allowed to remain there for too long, the tooth will decay and disappear. The game ends when all of the teeth have decayed and disappeared.&lt;/story&gt; &lt;/game&gt;">
            <text:p>&lt;game name="Plaque Attack (USA)"&gt; &lt;year&gt;1983&lt;/year&gt; &lt;rating&gt;ESRB - E (Everyone)&lt;/rating&gt; &lt;title&gt;Plaque Attack &lt;/title&gt; &lt;pub&gt;Activision, Inc.&lt;/pub&gt; &lt;dev&gt;Activision, Inc.&lt;/dev&gt; &lt;genre&gt;Shoot-'Em-Up&lt;/genre&gt; &lt;score&gt;4.0&lt;/score&gt; &lt;player&gt;1-2 Players&lt;/player&gt; &lt;story&gt;In Plaque Attack, your goal is to protect a mouthful of teeth from a variety of incoming foods! You control a tube of fluoride toothpaste, and you need to shoot the attacking foods before they can decay the teeth located at the top and bottom of the screen. Hamburgers, hot dogs, gum drops, strawberries, donuts, ice cream cones and more will all appear from the sides of the screen and make their way towards the teeth. If a food item reaches a tooth and is allowed to remain there for too long, the tooth will decay and disappear. The game ends when all of the teeth have decayed and disappeared.&lt;/story&gt; &lt;/game&gt;</text:p>
          </table:table-cell>
        </table:table-row>
        <table:table-row table:style-name="ro1">
          <table:table-cell office:value-type="string">
            <text:p>Polaris (USA)</text:p>
          </table:table-cell>
          <table:table-cell office:value-type="string">
            <text:p>1983</text:p>
          </table:table-cell>
          <table:table-cell office:value-type="string">
            <text:p>ESRB - E (Everyone)</text:p>
          </table:table-cell>
          <table:table-cell office:value-type="string">
            <text:p>Polaris </text:p>
          </table:table-cell>
          <table:table-cell office:value-type="string">
            <text:p>Tigervision</text:p>
          </table:table-cell>
          <table:table-cell office:value-type="string">
            <text:p>Taito Corporation</text:p>
          </table:table-cell>
          <table:table-cell office:value-type="string">
            <text:p>Shooter</text:p>
          </table:table-cell>
          <table:table-cell office:value-type="string">
            <text:p>3.4</text:p>
          </table:table-cell>
          <table:table-cell table:style-name="Default" office:value-type="string">
            <text:p>1-2 Players</text:p>
          </table:table-cell>
          <table:table-cell office:value-type="string">
            <text:p>You're the commander of a Polaris class nuclear submarine. Your mission is to defend your country from enemy attack.You must face one to three enemy subs and one to five bombers in a squad. You must destroy the bombers by shooting missiles. After you destroy the bomber squadron, you must face a dive bomber dropping torpedoes that plunge to your depth then move horizontally. After destroying him, you must navigate through a channel, avoiding or torpedoing mines to reach the next level. Occasionally, an enemy destroyer will move across the screen and will drop a depth charge.</text:p>
          </table:table-cell>
          <table:table-cell table:formula="of:=CONCATENATE(&quot;&lt;game name=&quot;;CHAR(34);[.A287];CHAR(34);&quot;&gt; &lt;year&gt;&quot;;[.B287];&quot;&lt;/year&gt; &lt;rating&gt;&quot;;[.C287];&quot;&lt;/rating&gt; &lt;title&gt;&quot;;[.D287];&quot;&lt;/title&gt; &lt;pub&gt;&quot;;[.E287];&quot;&lt;/pub&gt; &lt;dev&gt;&quot;;[.F287];&quot;&lt;/dev&gt; &lt;genre&gt;&quot;;[.G287];&quot;&lt;/genre&gt; &lt;score&gt;&quot;;[.H287];&quot;&lt;/score&gt; &lt;player&gt;&quot;;[.I287];&quot;&lt;/player&gt; &lt;story&gt;&quot;;[.J287];&quot;&lt;/story&gt; &lt;/game&gt;&quot;)" office:value-type="string" office:string-value="&lt;game name=&quot;Polaris (USA)&quot;&gt; &lt;year&gt;1983&lt;/year&gt; &lt;rating&gt;ESRB - E (Everyone)&lt;/rating&gt; &lt;title&gt;Polaris &lt;/title&gt; &lt;pub&gt;Tigervision&lt;/pub&gt; &lt;dev&gt;Taito Corporation&lt;/dev&gt; &lt;genre&gt;Shooter&lt;/genre&gt; &lt;score&gt;3.4&lt;/score&gt; &lt;player&gt;1-2 Players&lt;/player&gt; &lt;story&gt;You're the commander of a Polaris class nuclear submarine. Your mission is to defend your country from enemy attack.You must face one to three enemy subs and one to five bombers in a squad. You must destroy the bombers by shooting missiles. After you destroy the bomber squadron, you must face a dive bomber dropping torpedoes that plunge to your depth then move horizontally. After destroying him, you must navigate through a channel, avoiding or torpedoing mines to reach the next level. Occasionally, an enemy destroyer will move across the screen and will drop a depth charge.&lt;/story&gt; &lt;/game&gt;">
            <text:p>&lt;game name="Polaris (USA)"&gt; &lt;year&gt;1983&lt;/year&gt; &lt;rating&gt;ESRB - E (Everyone)&lt;/rating&gt; &lt;title&gt;Polaris &lt;/title&gt; &lt;pub&gt;Tigervision&lt;/pub&gt; &lt;dev&gt;Taito Corporation&lt;/dev&gt; &lt;genre&gt;Shooter&lt;/genre&gt; &lt;score&gt;3.4&lt;/score&gt; &lt;player&gt;1-2 Players&lt;/player&gt; &lt;story&gt;You're the commander of a Polaris class nuclear submarine. Your mission is to defend your country from enemy attack.You must face one to three enemy subs and one to five bombers in a squad. You must destroy the bombers by shooting missiles. After you destroy the bomber squadron, you must face a dive bomber dropping torpedoes that plunge to your depth then move horizontally. After destroying him, you must navigate through a channel, avoiding or torpedoing mines to reach the next level. Occasionally, an enemy destroyer will move across the screen and will drop a depth charge.&lt;/story&gt; &lt;/game&gt;</text:p>
          </table:table-cell>
        </table:table-row>
        <table:table-row table:style-name="ro1">
          <table:table-cell office:value-type="string">
            <text:p>Pole Position (USA)</text:p>
          </table:table-cell>
          <table:table-cell office:value-type="string">
            <text:p>1983</text:p>
          </table:table-cell>
          <table:table-cell office:value-type="string">
            <text:p>ESRB - E (Everyone)</text:p>
          </table:table-cell>
          <table:table-cell office:value-type="string">
            <text:p>Pole Position </text:p>
          </table:table-cell>
          <table:table-cell office:value-type="string">
            <text:p>Atari, Inc.</text:p>
          </table:table-cell>
          <table:table-cell office:value-type="string">
            <text:p>Namco Limited</text:p>
          </table:table-cell>
          <table:table-cell office:value-type="string">
            <text:p>Driving</text:p>
          </table:table-cell>
          <table:table-cell office:value-type="string">
            <text:p>3.3</text:p>
          </table:table-cell>
          <table:table-cell table:style-name="Default" office:value-type="string">
            <text:p>1 Player</text:p>
          </table:table-cell>
          <table:table-cell office:value-type="string">
            <text:p>Pole Position is the conversion of the arcade racing game. Enter the Grand Prix, race against other racing cars to achieve the highest score possible in the shortest amount of time.Before the player can enter the Grand Prix, the player must first qualify by competing in the Qualifying Lap within 73 seconds or less. If the player however, does not qualify in the Qualifying Lap, the player may continue to race until the Race Timer runs after 90 seconds. The player will score 50 point per 5 meters and additionally 50 points for every racing car passed. When the time runs out - Game Over. The player will have to restart the Qualifying Lap.Qualifying will enable the player to start in one of the eight available positions. The faster the lap time was, the better the starting position in addition to bonus score points. The number one starting position, is the Pole Position.During the Grand Prix, the player will compete against the Race Timer as well as against other racing cars. If the player fails to beat the Race Timer in any lap, the player drops out of the race - Game Over. Completing the race by reaching finishing line will grant the player 200 points per each second left on the Race Timer, bonus score for distance covered, and passing bonus points.Scoring1. Every 5 meters driven: 50 pointsPassing Car Bonus: 50 points per racing carTime Bonus: 200 points per second left on the Race TimerPositions1. Pole Position - Lap Time: 58"50 seconds - 4,000 points2nd Position - Lap Time: 60"00 seconds - 2,000 points3rd Position - Lap Time: 62"00 seconds - 1,400 points4th Position - Lap Time: 64"00 seconds - 1,000 points5th Position - Lap Time: 66"00 seconds - 800 points6th Position - Lap Time: 68"00 seconds - 600 points7th Position - Lap Time: 70"00 seconds - 400 points8th Position - Lap Time: 73"00 seconds - 200 points</text:p>
          </table:table-cell>
          <table:table-cell table:formula="of:=CONCATENATE(&quot;&lt;game name=&quot;;CHAR(34);[.A288];CHAR(34);&quot;&gt; &lt;year&gt;&quot;;[.B288];&quot;&lt;/year&gt; &lt;rating&gt;&quot;;[.C288];&quot;&lt;/rating&gt; &lt;title&gt;&quot;;[.D288];&quot;&lt;/title&gt; &lt;pub&gt;&quot;;[.E288];&quot;&lt;/pub&gt; &lt;dev&gt;&quot;;[.F288];&quot;&lt;/dev&gt; &lt;genre&gt;&quot;;[.G288];&quot;&lt;/genre&gt; &lt;score&gt;&quot;;[.H288];&quot;&lt;/score&gt; &lt;player&gt;&quot;;[.I288];&quot;&lt;/player&gt; &lt;story&gt;&quot;;[.J288];&quot;&lt;/story&gt; &lt;/game&gt;&quot;)" office:value-type="string" office:string-value="&lt;game name=&quot;Pole Position (USA)&quot;&gt; &lt;year&gt;1983&lt;/year&gt; &lt;rating&gt;ESRB - E (Everyone)&lt;/rating&gt; &lt;title&gt;Pole Position &lt;/title&gt; &lt;pub&gt;Atari, Inc.&lt;/pub&gt; &lt;dev&gt;Namco Limited&lt;/dev&gt; &lt;genre&gt;Driving&lt;/genre&gt; &lt;score&gt;3.3&lt;/score&gt; &lt;player&gt;1 Player&lt;/player&gt; &lt;story&gt;Pole Position is the conversion of the arcade racing game. Enter the Grand Prix, race against other racing cars to achieve the highest score possible in the shortest amount of time.Before the player can enter the Grand Prix, the player must first qualify by competing in the Qualifying Lap within 73 seconds or less. If the player however, does not qualify in the Qualifying Lap, the player may continue to race until the Race Timer runs after 90 seconds. The player will score 50 point per 5 meters and additionally 50 points for every racing car passed. When the time runs out - Game Over. The player will have to restart the Qualifying Lap.Qualifying will enable the player to start in one of the eight available positions. The faster the lap time was, the better the starting position in addition to bonus score points. The number one starting position, is the Pole Position.During the Grand Prix, the player will compete against the Race Timer as well as against other racing cars. If the player fails to beat the Race Timer in any lap, the player drops out of the race - Game Over. Completing the race by reaching finishing line will grant the player 200 points per each second left on the Race Timer, bonus score for distance covered, and passing bonus points.Scoring1. Every 5 meters driven: 50 pointsPassing Car Bonus: 50 points per racing carTime Bonus: 200 points per second left on the Race TimerPositions1. Pole Position - Lap Time: 58&quot;50 seconds - 4,000 points2nd Position - Lap Time: 60&quot;00 seconds - 2,000 points3rd Position - Lap Time: 62&quot;00 seconds - 1,400 points4th Position - Lap Time: 64&quot;00 seconds - 1,000 points5th Position - Lap Time: 66&quot;00 seconds - 800 points6th Position - Lap Time: 68&quot;00 seconds - 600 points7th Position - Lap Time: 70&quot;00 seconds - 400 points8th Position - Lap Time: 73&quot;00 seconds - 200 points&lt;/story&gt; &lt;/game&gt;">
            <text:p>&lt;game name="Pole Position (USA)"&gt; &lt;year&gt;1983&lt;/year&gt; &lt;rating&gt;ESRB - E (Everyone)&lt;/rating&gt; &lt;title&gt;Pole Position &lt;/title&gt; &lt;pub&gt;Atari, Inc.&lt;/pub&gt; &lt;dev&gt;Namco Limited&lt;/dev&gt; &lt;genre&gt;Driving&lt;/genre&gt; &lt;score&gt;3.3&lt;/score&gt; &lt;player&gt;1 Player&lt;/player&gt; &lt;story&gt;Pole Position is the conversion of the arcade racing game. Enter the Grand Prix, race against other racing cars to achieve the highest score possible in the shortest amount of time.Before the player can enter the Grand Prix, the player must first qualify by competing in the Qualifying Lap within 73 seconds or less. If the player however, does not qualify in the Qualifying Lap, the player may continue to race until the Race Timer runs after 90 seconds. The player will score 50 point per 5 meters and additionally 50 points for every racing car passed. When the time runs out - Game Over. The player will have to restart the Qualifying Lap.Qualifying will enable the player to start in one of the eight available positions. The faster the lap time was, the better the starting position in addition to bonus score points. The number one starting position, is the Pole Position.During the Grand Prix, the player will compete against the Race Timer as well as against other racing cars. If the player fails to beat the Race Timer in any lap, the player drops out of the race - Game Over. Completing the race by reaching finishing line will grant the player 200 points per each second left on the Race Timer, bonus score for distance covered, and passing bonus points.Scoring1. Every 5 meters driven: 50 pointsPassing Car Bonus: 50 points per racing carTime Bonus: 200 points per second left on the Race TimerPositions1. Pole Position - Lap Time: 58"50 seconds - 4,000 points2nd Position - Lap Time: 60"00 seconds - 2,000 points3rd Position - Lap Time: 62"00 seconds - 1,400 points4th Position - Lap Time: 64"00 seconds - 1,000 points5th Position - Lap Time: 66"00 seconds - 800 points6th Position - Lap Time: 68"00 seconds - 600 points7th Position - Lap Time: 70"00 seconds - 400 points8th Position - Lap Time: 73"00 seconds - 200 points&lt;/story&gt; &lt;/game&gt;</text:p>
          </table:table-cell>
        </table:table-row>
        <table:table-row table:style-name="ro1">
          <table:table-cell office:value-type="string">
            <text:p>Pooyan (USA)</text:p>
          </table:table-cell>
          <table:table-cell office:value-type="string">
            <text:p>1983</text:p>
          </table:table-cell>
          <table:table-cell office:value-type="string">
            <text:p>ESRB - E (Everyone)</text:p>
          </table:table-cell>
          <table:table-cell office:value-type="string">
            <text:p>Pooyan </text:p>
          </table:table-cell>
          <table:table-cell table:number-columns-repeated="2" office:value-type="string">
            <text:p>Konami</text:p>
          </table:table-cell>
          <table:table-cell office:value-type="string">
            <text:p>Shooter</text:p>
          </table:table-cell>
          <table:table-cell office:value-type="string">
            <text:p>2.5</text:p>
          </table:table-cell>
          <table:table-cell table:style-name="Default" office:value-type="string">
            <text:p>1-2 Players</text:p>
          </table:table-cell>
          <table:table-cell office:value-type="string">
            <text:p>In this remake of the arcade game Pooyan from the early '80s, you play the role of a pig, protecting its piglets from wolves. <text:s/>The first screen takes place near the pigs' home. <text:s/>Mrs. Pig rides up and down in a cable car, shooting at wolves, who are riding balloons downward, towards the ground. <text:s/>If the wolves land safely on the ground, then they can climb a ladder, near the cable-car, and catch Mrs. Pig. <text:s/>But if she shoots their balloons, they splat on the ground instead.The wolves shoot acorns at the pig. <text:s/>But Mrs. Pig has a food based weapon too. <text:s/>If she gets to the top, she can get meat, to toss at the wolves and make them jump off their balloons in pursuit. <text:s/>Each wolf taken out this way is worth bonus points (on a doubling scheme: 400, 800 1600...)The second scene takes place at the wolves lair. <text:s/>Here the wolves have reinforced balloons--it takes multiple hits to make them fall. <text:s/>Here they float upwards toward a big rock, which they push on top of Mrs. Pig, when seven wolves are present. <text:s/>Additionally, an alpha wolf (wolf leader) appears and summons wolves in packs.</text:p>
          </table:table-cell>
          <table:table-cell table:formula="of:=CONCATENATE(&quot;&lt;game name=&quot;;CHAR(34);[.A289];CHAR(34);&quot;&gt; &lt;year&gt;&quot;;[.B289];&quot;&lt;/year&gt; &lt;rating&gt;&quot;;[.C289];&quot;&lt;/rating&gt; &lt;title&gt;&quot;;[.D289];&quot;&lt;/title&gt; &lt;pub&gt;&quot;;[.E289];&quot;&lt;/pub&gt; &lt;dev&gt;&quot;;[.F289];&quot;&lt;/dev&gt; &lt;genre&gt;&quot;;[.G289];&quot;&lt;/genre&gt; &lt;score&gt;&quot;;[.H289];&quot;&lt;/score&gt; &lt;player&gt;&quot;;[.I289];&quot;&lt;/player&gt; &lt;story&gt;&quot;;[.J289];&quot;&lt;/story&gt; &lt;/game&gt;&quot;)" office:value-type="string" office:string-value="&lt;game name=&quot;Pooyan (USA)&quot;&gt; &lt;year&gt;1983&lt;/year&gt; &lt;rating&gt;ESRB - E (Everyone)&lt;/rating&gt; &lt;title&gt;Pooyan &lt;/title&gt; &lt;pub&gt;Konami&lt;/pub&gt; &lt;dev&gt;Konami&lt;/dev&gt; &lt;genre&gt;Shooter&lt;/genre&gt; &lt;score&gt;2.5&lt;/score&gt; &lt;player&gt;1-2 Players&lt;/player&gt; &lt;story&gt;In this remake of the arcade game Pooyan from the early '80s, you play the role of a pig, protecting its piglets from wolves.  The first screen takes place near the pigs' home.  Mrs. Pig rides up and down in a cable car, shooting at wolves, who are riding balloons downward, towards the ground.  If the wolves land safely on the ground, then they can climb a ladder, near the cable-car, and catch Mrs. Pig.  But if she shoots their balloons, they splat on the ground instead.The wolves shoot acorns at the pig.  But Mrs. Pig has a food based weapon too.  If she gets to the top, she can get meat, to toss at the wolves and make them jump off their balloons in pursuit.  Each wolf taken out this way is worth bonus points (on a doubling scheme: 400, 800 1600...)The second scene takes place at the wolves lair.  Here the wolves have reinforced balloons--it takes multiple hits to make them fall.  Here they float upwards toward a big rock, which they push on top of Mrs. Pig, when seven wolves are present.  Additionally, an alpha wolf (wolf leader) appears and summons wolves in packs.&lt;/story&gt; &lt;/game&gt;">
            <text:p>&lt;game name="Pooyan (USA)"&gt; &lt;year&gt;1983&lt;/year&gt; &lt;rating&gt;ESRB - E (Everyone)&lt;/rating&gt; &lt;title&gt;Pooyan &lt;/title&gt; &lt;pub&gt;Konami&lt;/pub&gt; &lt;dev&gt;Konami&lt;/dev&gt; &lt;genre&gt;Shooter&lt;/genre&gt; &lt;score&gt;2.5&lt;/score&gt; &lt;player&gt;1-2 Players&lt;/player&gt; &lt;story&gt;In this remake of the arcade game Pooyan from the early '80s, you play the role of a pig, protecting its piglets from wolves. <text:s/>The first screen takes place near the pigs' home. <text:s/>Mrs. Pig rides up and down in a cable car, shooting at wolves, who are riding balloons downward, towards the ground. <text:s/>If the wolves land safely on the ground, then they can climb a ladder, near the cable-car, and catch Mrs. Pig. <text:s/>But if she shoots their balloons, they splat on the ground instead.The wolves shoot acorns at the pig. <text:s/>But Mrs. Pig has a food based weapon too. <text:s/>If she gets to the top, she can get meat, to toss at the wolves and make them jump off their balloons in pursuit. <text:s/>Each wolf taken out this way is worth bonus points (on a doubling scheme: 400, 800 1600...)The second scene takes place at the wolves lair. <text:s/>Here the wolves have reinforced balloons--it takes multiple hits to make them fall. <text:s/>Here they float upwards toward a big rock, which they push on top of Mrs. Pig, when seven wolves are present. <text:s/>Additionally, an alpha wolf (wolf leader) appears and summons wolves in packs.&lt;/story&gt; &lt;/game&gt;</text:p>
          </table:table-cell>
        </table:table-row>
        <table:table-row table:style-name="ro1">
          <table:table-cell office:value-type="string">
            <text:p>Popeye (USA)</text:p>
          </table:table-cell>
          <table:table-cell office:value-type="string">
            <text:p>1983</text:p>
          </table:table-cell>
          <table:table-cell office:value-type="string">
            <text:p>ESRB - E (Everyone)</text:p>
          </table:table-cell>
          <table:table-cell office:value-type="string">
            <text:p>Popeye </text:p>
          </table:table-cell>
          <table:table-cell office:value-type="string">
            <text:p>Parker Brothers</text:p>
          </table:table-cell>
          <table:table-cell office:value-type="string">
            <text:p>Nintendo Co., Ltd.</text:p>
          </table:table-cell>
          <table:table-cell office:value-type="string">
            <text:p>Platform</text:p>
          </table:table-cell>
          <table:table-cell office:value-type="string">
            <text:p>2.6</text:p>
          </table:table-cell>
          <table:table-cell table:style-name="Default" office:value-type="string">
            <text:p>1-2 Players</text:p>
          </table:table-cell>
          <table:table-cell office:value-type="string">
            <text:p>Popeye is a conversion of the arcade action/platform game. As Popeye, you are trying to win Olive Oyl's love! She is at the top of the screen dropping tokens of her love, and you need to collect them before they hit the ground. After you have collected the required number of items, you can move on to the next, more difficult level. There are many obstacles trying to stop you from completing your task, though! Brutus wanders around the screen and is constantly trying to catch you. If you collect a can of spinach, you can temporarily knock him out, otherwise Brutus will knock you out. Other objects such as bottles or birds are also flying around the screen and will cause you to lose one of your lives if you are hit. Each level features a different layout of platforms and ladders, and will have you collecting different items as they float towards the bottom of the screen!</text:p>
          </table:table-cell>
          <table:table-cell table:formula="of:=CONCATENATE(&quot;&lt;game name=&quot;;CHAR(34);[.A290];CHAR(34);&quot;&gt; &lt;year&gt;&quot;;[.B290];&quot;&lt;/year&gt; &lt;rating&gt;&quot;;[.C290];&quot;&lt;/rating&gt; &lt;title&gt;&quot;;[.D290];&quot;&lt;/title&gt; &lt;pub&gt;&quot;;[.E290];&quot;&lt;/pub&gt; &lt;dev&gt;&quot;;[.F290];&quot;&lt;/dev&gt; &lt;genre&gt;&quot;;[.G290];&quot;&lt;/genre&gt; &lt;score&gt;&quot;;[.H290];&quot;&lt;/score&gt; &lt;player&gt;&quot;;[.I290];&quot;&lt;/player&gt; &lt;story&gt;&quot;;[.J290];&quot;&lt;/story&gt; &lt;/game&gt;&quot;)" office:value-type="string" office:string-value="&lt;game name=&quot;Popeye (USA)&quot;&gt; &lt;year&gt;1983&lt;/year&gt; &lt;rating&gt;ESRB - E (Everyone)&lt;/rating&gt; &lt;title&gt;Popeye &lt;/title&gt; &lt;pub&gt;Parker Brothers&lt;/pub&gt; &lt;dev&gt;Nintendo Co., Ltd.&lt;/dev&gt; &lt;genre&gt;Platform&lt;/genre&gt; &lt;score&gt;2.6&lt;/score&gt; &lt;player&gt;1-2 Players&lt;/player&gt; &lt;story&gt;Popeye is a conversion of the arcade action/platform game. As Popeye, you are trying to win Olive Oyl's love! She is at the top of the screen dropping tokens of her love, and you need to collect them before they hit the ground. After you have collected the required number of items, you can move on to the next, more difficult level. There are many obstacles trying to stop you from completing your task, though! Brutus wanders around the screen and is constantly trying to catch you. If you collect a can of spinach, you can temporarily knock him out, otherwise Brutus will knock you out. Other objects such as bottles or birds are also flying around the screen and will cause you to lose one of your lives if you are hit. Each level features a different layout of platforms and ladders, and will have you collecting different items as they float towards the bottom of the screen!&lt;/story&gt; &lt;/game&gt;">
            <text:p>&lt;game name="Popeye (USA)"&gt; &lt;year&gt;1983&lt;/year&gt; &lt;rating&gt;ESRB - E (Everyone)&lt;/rating&gt; &lt;title&gt;Popeye &lt;/title&gt; &lt;pub&gt;Parker Brothers&lt;/pub&gt; &lt;dev&gt;Nintendo Co., Ltd.&lt;/dev&gt; &lt;genre&gt;Platform&lt;/genre&gt; &lt;score&gt;2.6&lt;/score&gt; &lt;player&gt;1-2 Players&lt;/player&gt; &lt;story&gt;Popeye is a conversion of the arcade action/platform game. As Popeye, you are trying to win Olive Oyl's love! She is at the top of the screen dropping tokens of her love, and you need to collect them before they hit the ground. After you have collected the required number of items, you can move on to the next, more difficult level. There are many obstacles trying to stop you from completing your task, though! Brutus wanders around the screen and is constantly trying to catch you. If you collect a can of spinach, you can temporarily knock him out, otherwise Brutus will knock you out. Other objects such as bottles or birds are also flying around the screen and will cause you to lose one of your lives if you are hit. Each level features a different layout of platforms and ladders, and will have you collecting different items as they float towards the bottom of the screen!&lt;/story&gt; &lt;/game&gt;</text:p>
          </table:table-cell>
        </table:table-row>
        <table:table-row table:style-name="ro1">
          <table:table-cell office:value-type="string">
            <text:p>Porky's (USA)</text:p>
          </table:table-cell>
          <table:table-cell office:value-type="string">
            <text:p>1983</text:p>
          </table:table-cell>
          <table:table-cell office:value-type="string">
            <text:p>ESRB - E (Everyone)</text:p>
          </table:table-cell>
          <table:table-cell office:value-type="string">
            <text:p>Porky's </text:p>
          </table:table-cell>
          <table:table-cell office:value-type="string">
            <text:p>Fox Video Games, Inc.</text:p>
          </table:table-cell>
          <table:table-cell office:value-type="string">
            <text:p>Dunhill Electronic Media Corp.</text:p>
          </table:table-cell>
          <table:table-cell office:value-type="string">
            <text:p>Action</text:p>
          </table:table-cell>
          <table:table-cell office:value-type="string">
            <text:p>0.8</text:p>
          </table:table-cell>
          <table:table-cell table:style-name="Default" office:value-type="string">
            <text:p>1 Player</text:p>
          </table:table-cell>
          <table:table-cell office:value-type="string">
            <text:p>You play as Edward "Pee Wee" Morris, who, despite his shortcomings, strives to get revenge on Porky, the owner of the bar that dissed Pee Wee and his friends.County Line-----------------You begin at the county line. You must move up from highway lane to highway lane without getting hit. You get points for dodging various obstacles on your way to Porky's.Motor Boat=1 pointThe Police=100 pointsPorky's Girls=200 pointsAttack Pigs=400 pointsPorky's Bouncers=800 pointsPig Mobile=1600 pointsLast Band=3200 pointsPorky's Bar-----------------After you get all the way to the top, you enter Porky's Bar, where you have to travel the correct path up <text:s/>the scaffolding, planting charges as you go. If you get to the top, there will be a detonator and so long Porky's! If you fall and Porky catches you, it is off to the swamp.Porky catches you=lose 200 pointsWhat points you get for exiting the scaffolding depends on the difficulty you have set the game to. The points are from 100 to 3200.The Swamp-----------------If you get caught on any other screen, you end up here. You must pole vault up and release when in mid-flight to get up to one of the platforms.The first time you are there, you have to collect bricks then place then on the wall on the other side until you can climb out. If you are sent to the swamp a second time, you can climb out right away but look out for Porky.Place a brick=100 pointsGetting out of the swamp screen=100 pointsEach pole vault jump=lose 25 pointsFalling into swamp=lose 100 pointsCaught by Porky=lose a random number of pointsThe Shower-------------------Push the random object that appears at center, top into the pit at the bottom without getting caught by Ms. Balbricker or falling in the pit the climb out the top back to the county line. Every time you get through the shower, you stop or slow a lane on the highway.You get 100 points for pushing an object into the pit.You lose 200 points if you fall in the pit or are caught by Ms. Balbricker.Every ten seconds you are in the shower, you lose ten points so don't dawdle.The difficulty settings:Left difficulty switch set to A=Shower scene most difficultLeft difficulty switch set to B=Shower scene less difficultRight difficulty switch set to A=Swamp scene most difficultRight difficulty switch set to B=Swamp scene less difficultB&amp;W/Color switch set to black &amp; white=Balbricker most aggressiveB&amp;W/Color switch set to color=Balbricker less aggressive</text:p>
          </table:table-cell>
          <table:table-cell table:formula="of:=CONCATENATE(&quot;&lt;game name=&quot;;CHAR(34);[.A291];CHAR(34);&quot;&gt; &lt;year&gt;&quot;;[.B291];&quot;&lt;/year&gt; &lt;rating&gt;&quot;;[.C291];&quot;&lt;/rating&gt; &lt;title&gt;&quot;;[.D291];&quot;&lt;/title&gt; &lt;pub&gt;&quot;;[.E291];&quot;&lt;/pub&gt; &lt;dev&gt;&quot;;[.F291];&quot;&lt;/dev&gt; &lt;genre&gt;&quot;;[.G291];&quot;&lt;/genre&gt; &lt;score&gt;&quot;;[.H291];&quot;&lt;/score&gt; &lt;player&gt;&quot;;[.I291];&quot;&lt;/player&gt; &lt;story&gt;&quot;;[.J291];&quot;&lt;/story&gt; &lt;/game&gt;&quot;)" office:value-type="string" office:string-value="&lt;game name=&quot;Porky's (USA)&quot;&gt; &lt;year&gt;1983&lt;/year&gt; &lt;rating&gt;ESRB - E (Everyone)&lt;/rating&gt; &lt;title&gt;Porky's &lt;/title&gt; &lt;pub&gt;Fox Video Games, Inc.&lt;/pub&gt; &lt;dev&gt;Dunhill Electronic Media Corp.&lt;/dev&gt; &lt;genre&gt;Action&lt;/genre&gt; &lt;score&gt;0.8&lt;/score&gt; &lt;player&gt;1 Player&lt;/player&gt; &lt;story&gt;You play as Edward &quot;Pee Wee&quot; Morris, who, despite his shortcomings, strives to get revenge on Porky, the owner of the bar that dissed Pee Wee and his friends.County Line-----------------You begin at the county line. You must move up from highway lane to highway lane without getting hit. You get points for dodging various obstacles on your way to Porky's.Motor Boat=1 pointThe Police=100 pointsPorky's Girls=200 pointsAttack Pigs=400 pointsPorky's Bouncers=800 pointsPig Mobile=1600 pointsLast Band=3200 pointsPorky's Bar-----------------After you get all the way to the top, you enter Porky's Bar, where you have to travel the correct path up  the scaffolding, planting charges as you go. If you get to the top, there will be a detonator and so long Porky's! If you fall and Porky catches you, it is off to the swamp.Porky catches you=lose 200 pointsWhat points you get for exiting the scaffolding depends on the difficulty you have set the game to. The points are from 100 to 3200.The Swamp-----------------If you get caught on any other screen, you end up here. You must pole vault up and release when in mid-flight to get up to one of the platforms.The first time you are there, you have to collect bricks then place then on the wall on the other side until you can climb out. If you are sent to the swamp a second time, you can climb out right away but look out for Porky.Place a brick=100 pointsGetting out of the swamp screen=100 pointsEach pole vault jump=lose 25 pointsFalling into swamp=lose 100 pointsCaught by Porky=lose a random number of pointsThe Shower-------------------Push the random object that appears at center, top into the pit at the bottom without getting caught by Ms. Balbricker or falling in the pit the climb out the top back to the county line. Every time you get through the shower, you stop or slow a lane on the highway.You get 100 points for pushing an object into the pit.You lose 200 points if you fall in the pit or are caught by Ms. Balbricker.Every ten seconds you are in the shower, you lose ten points so don't dawdle.The difficulty settings:Left difficulty switch set to A=Shower scene most difficultLeft difficulty switch set to B=Shower scene less difficultRight difficulty switch set to A=Swamp scene most difficultRight difficulty switch set to B=Swamp scene less difficultB&amp;W/Color switch set to black &amp; white=Balbricker most aggressiveB&amp;W/Color switch set to color=Balbricker less aggressive&lt;/story&gt; &lt;/game&gt;">
            <text:p>&lt;game name="Porky's (USA)"&gt; &lt;year&gt;1983&lt;/year&gt; &lt;rating&gt;ESRB - E (Everyone)&lt;/rating&gt; &lt;title&gt;Porky's &lt;/title&gt; &lt;pub&gt;Fox Video Games, Inc.&lt;/pub&gt; &lt;dev&gt;Dunhill Electronic Media Corp.&lt;/dev&gt; &lt;genre&gt;Action&lt;/genre&gt; &lt;score&gt;0.8&lt;/score&gt; &lt;player&gt;1 Player&lt;/player&gt; &lt;story&gt;You play as Edward "Pee Wee" Morris, who, despite his shortcomings, strives to get revenge on Porky, the owner of the bar that dissed Pee Wee and his friends.County Line-----------------You begin at the county line. You must move up from highway lane to highway lane without getting hit. You get points for dodging various obstacles on your way to Porky's.Motor Boat=1 pointThe Police=100 pointsPorky's Girls=200 pointsAttack Pigs=400 pointsPorky's Bouncers=800 pointsPig Mobile=1600 pointsLast Band=3200 pointsPorky's Bar-----------------After you get all the way to the top, you enter Porky's Bar, where you have to travel the correct path up <text:s/>the scaffolding, planting charges as you go. If you get to the top, there will be a detonator and so long Porky's! If you fall and Porky catches you, it is off to the swamp.Porky catches you=lose 200 pointsWhat points you get for exiting the scaffolding depends on the difficulty you have set the game to. The points are from 100 to 3200.The Swamp-----------------If you get caught on any other screen, you end up here. You must pole vault up and release when in mid-flight to get up to one of the platforms.The first time you are there, you have to collect bricks then place then on the wall on the other side until you can climb out. If you are sent to the swamp a second time, you can climb out right away but look out for Porky.Place a brick=100 pointsGetting out of the swamp screen=100 pointsEach pole vault jump=lose 25 pointsFalling into swamp=lose 100 pointsCaught by Porky=lose a random number of pointsThe Shower-------------------Push the random object that appears at center, top into the pit at the bottom without getting caught by Ms. Balbricker or falling in the pit the climb out the top back to the county line. Every time you get through the shower, you stop or slow a lane on the highway.You get 100 points for pushing an object into the pit.You lose 200 points if you fall in the pit or are caught by Ms. Balbricker.Every ten seconds you are in the shower, you lose ten points so don't dawdle.The difficulty settings:Left difficulty switch set to A=Shower scene most difficultLeft difficulty switch set to B=Shower scene less difficultRight difficulty switch set to A=Swamp scene most difficultRight difficulty switch set to B=Swamp scene less difficultB&amp;W/Color switch set to black &amp; white=Balbricker most aggressiveB&amp;W/Color switch set to color=Balbricker less aggressive&lt;/story&gt; &lt;/game&gt;</text:p>
          </table:table-cell>
        </table:table-row>
        <table:table-row table:style-name="ro1">
          <table:table-cell office:value-type="string">
            <text:p>Pressure Cooker (USA)</text:p>
          </table:table-cell>
          <table:table-cell office:value-type="string">
            <text:p>1983</text:p>
          </table:table-cell>
          <table:table-cell office:value-type="string">
            <text:p>ESRB - E (Everyone)</text:p>
          </table:table-cell>
          <table:table-cell office:value-type="string">
            <text:p>Pressure Cooker </text:p>
          </table:table-cell>
          <table:table-cell table:number-columns-repeated="2" office:value-type="string">
            <text:p>Activision, Inc.</text:p>
          </table:table-cell>
          <table:table-cell office:value-type="string">
            <text:p>Action</text:p>
          </table:table-cell>
          <table:table-cell office:value-type="string">
            <text:p>4.5</text:p>
          </table:table-cell>
          <table:table-cell table:style-name="Default" office:value-type="string">
            <text:p>1-2 Players</text:p>
          </table:table-cell>
          <table:table-cell office:value-type="string">
            <text:p>In Pressure Cooker, you are a cook whose job is to fullfill hamburger orders at "The Grille". Along the bottom of the screen you will see the orders for various types of hamburgers come in. Tomotoes, onions, lettuce, and cheese may all be requested and you need to collect the proper ingredients, put them on a hamburger, and drop it in the wrapping machine. The hamburgers will be coming down the left side of the screen on a conveyer belt as all other ingredients come flying out of the dispensers on the right. Make sure you catch all the ingredients and don't let any hamburgers fall off the end of the conveyer belt, otherwise you'll lose performance points! If your performance score drops to zero, you will be fired and the game ends. Of course, the ingredients will rarely come out in the desired order, so you also have the ability to toss an ingredient back without losing performance points if necessary. As you successfully create the ordered hamburgers and drop them in the proper warpping machine, the game difficulty will increase by upping the speed of the conveyer belt and increasing the complexity of the orders.</text:p>
          </table:table-cell>
          <table:table-cell table:formula="of:=CONCATENATE(&quot;&lt;game name=&quot;;CHAR(34);[.A292];CHAR(34);&quot;&gt; &lt;year&gt;&quot;;[.B292];&quot;&lt;/year&gt; &lt;rating&gt;&quot;;[.C292];&quot;&lt;/rating&gt; &lt;title&gt;&quot;;[.D292];&quot;&lt;/title&gt; &lt;pub&gt;&quot;;[.E292];&quot;&lt;/pub&gt; &lt;dev&gt;&quot;;[.F292];&quot;&lt;/dev&gt; &lt;genre&gt;&quot;;[.G292];&quot;&lt;/genre&gt; &lt;score&gt;&quot;;[.H292];&quot;&lt;/score&gt; &lt;player&gt;&quot;;[.I292];&quot;&lt;/player&gt; &lt;story&gt;&quot;;[.J292];&quot;&lt;/story&gt; &lt;/game&gt;&quot;)" office:value-type="string" office:string-value="&lt;game name=&quot;Pressure Cooker (USA)&quot;&gt; &lt;year&gt;1983&lt;/year&gt; &lt;rating&gt;ESRB - E (Everyone)&lt;/rating&gt; &lt;title&gt;Pressure Cooker &lt;/title&gt; &lt;pub&gt;Activision, Inc.&lt;/pub&gt; &lt;dev&gt;Activision, Inc.&lt;/dev&gt; &lt;genre&gt;Action&lt;/genre&gt; &lt;score&gt;4.5&lt;/score&gt; &lt;player&gt;1-2 Players&lt;/player&gt; &lt;story&gt;In Pressure Cooker, you are a cook whose job is to fullfill hamburger orders at &quot;The Grille&quot;. Along the bottom of the screen you will see the orders for various types of hamburgers come in. Tomotoes, onions, lettuce, and cheese may all be requested and you need to collect the proper ingredients, put them on a hamburger, and drop it in the wrapping machine. The hamburgers will be coming down the left side of the screen on a conveyer belt as all other ingredients come flying out of the dispensers on the right. Make sure you catch all the ingredients and don't let any hamburgers fall off the end of the conveyer belt, otherwise you'll lose performance points! If your performance score drops to zero, you will be fired and the game ends. Of course, the ingredients will rarely come out in the desired order, so you also have the ability to toss an ingredient back without losing performance points if necessary. As you successfully create the ordered hamburgers and drop them in the proper warpping machine, the game difficulty will increase by upping the speed of the conveyer belt and increasing the complexity of the orders.&lt;/story&gt; &lt;/game&gt;">
            <text:p>&lt;game name="Pressure Cooker (USA)"&gt; &lt;year&gt;1983&lt;/year&gt; &lt;rating&gt;ESRB - E (Everyone)&lt;/rating&gt; &lt;title&gt;Pressure Cooker &lt;/title&gt; &lt;pub&gt;Activision, Inc.&lt;/pub&gt; &lt;dev&gt;Activision, Inc.&lt;/dev&gt; &lt;genre&gt;Action&lt;/genre&gt; &lt;score&gt;4.5&lt;/score&gt; &lt;player&gt;1-2 Players&lt;/player&gt; &lt;story&gt;In Pressure Cooker, you are a cook whose job is to fullfill hamburger orders at "The Grille". Along the bottom of the screen you will see the orders for various types of hamburgers come in. Tomotoes, onions, lettuce, and cheese may all be requested and you need to collect the proper ingredients, put them on a hamburger, and drop it in the wrapping machine. The hamburgers will be coming down the left side of the screen on a conveyer belt as all other ingredients come flying out of the dispensers on the right. Make sure you catch all the ingredients and don't let any hamburgers fall off the end of the conveyer belt, otherwise you'll lose performance points! If your performance score drops to zero, you will be fired and the game ends. Of course, the ingredients will rarely come out in the desired order, so you also have the ability to toss an ingredient back without losing performance points if necessary. As you successfully create the ordered hamburgers and drop them in the proper warpping machine, the game difficulty will increase by upping the speed of the conveyer belt and increasing the complexity of the orders.&lt;/story&gt; &lt;/game&gt;</text:p>
          </table:table-cell>
        </table:table-row>
        <table:table-row table:style-name="ro1">
          <table:table-cell office:value-type="string">
            <text:p>Private Eye (USA)</text:p>
          </table:table-cell>
          <table:table-cell office:value-type="string">
            <text:p>1983</text:p>
          </table:table-cell>
          <table:table-cell office:value-type="string">
            <text:p>ESRB - E (Everyone)</text:p>
          </table:table-cell>
          <table:table-cell office:value-type="string">
            <text:p>Private Eye </text:p>
          </table:table-cell>
          <table:table-cell table:number-columns-repeated="2" office:value-type="string">
            <text:p>Activision, Inc.</text:p>
          </table:table-cell>
          <table:table-cell office:value-type="string">
            <text:p>Action</text:p>
          </table:table-cell>
          <table:table-cell office:value-type="string">
            <text:p>3.9</text:p>
          </table:table-cell>
          <table:table-cell table:style-name="Default" office:value-type="string">
            <text:p>1 Player</text:p>
          </table:table-cell>
          <table:table-cell office:value-type="string">
            <text:p>You are the great French private eye Pierre Touche. Your job is to capture the criminal Henri Le Fiend and send him to jail. To do this, you will first need to find evidence against him and return the stolen property. During the game, you control Touche as he drive his car around the town looking for clues and the loot. As you drive around, various obstacles will be trying to stop you: questionable characters may appear and throw flower pots or daggers at you, pot holes may be found in the road, or assorted creatures may run in your path. From time to time, you will see questionable characters hiding in a window; if you jump up and catch them, you may find they are hiding an item you're looking for! If not, you will still get points for nabbing a questionable character and can move on to searching a new location. When you located an item, you need to find the proper building to return or verify the item after which you can move on to finding the next item. The game includes five different cases, each with a unique set of goals and of varying difficulty. Some of the goals you may need to complete are: find the stolen necklace and return it to the gem store, find the gun and verify it at the gun store, find the vase and return it to the museum, or find Le Fiend and book him at police headquarters. Each of the cases has a time limit; if you are unable to complete all of the tasks required by the case before time runs out, the game is over. Each case also takes place in a different part of the city, and the more difficult cases cover more city blocks so there will be a greater area to search! In addition to the various cases, several difficulty settings are included which control the speed of your car and how high you can jump.</text:p>
          </table:table-cell>
          <table:table-cell table:formula="of:=CONCATENATE(&quot;&lt;game name=&quot;;CHAR(34);[.A293];CHAR(34);&quot;&gt; &lt;year&gt;&quot;;[.B293];&quot;&lt;/year&gt; &lt;rating&gt;&quot;;[.C293];&quot;&lt;/rating&gt; &lt;title&gt;&quot;;[.D293];&quot;&lt;/title&gt; &lt;pub&gt;&quot;;[.E293];&quot;&lt;/pub&gt; &lt;dev&gt;&quot;;[.F293];&quot;&lt;/dev&gt; &lt;genre&gt;&quot;;[.G293];&quot;&lt;/genre&gt; &lt;score&gt;&quot;;[.H293];&quot;&lt;/score&gt; &lt;player&gt;&quot;;[.I293];&quot;&lt;/player&gt; &lt;story&gt;&quot;;[.J293];&quot;&lt;/story&gt; &lt;/game&gt;&quot;)" office:value-type="string" office:string-value="&lt;game name=&quot;Private Eye (USA)&quot;&gt; &lt;year&gt;1983&lt;/year&gt; &lt;rating&gt;ESRB - E (Everyone)&lt;/rating&gt; &lt;title&gt;Private Eye &lt;/title&gt; &lt;pub&gt;Activision, Inc.&lt;/pub&gt; &lt;dev&gt;Activision, Inc.&lt;/dev&gt; &lt;genre&gt;Action&lt;/genre&gt; &lt;score&gt;3.9&lt;/score&gt; &lt;player&gt;1 Player&lt;/player&gt; &lt;story&gt;You are the great French private eye Pierre Touche. Your job is to capture the criminal Henri Le Fiend and send him to jail. To do this, you will first need to find evidence against him and return the stolen property. During the game, you control Touche as he drive his car around the town looking for clues and the loot. As you drive around, various obstacles will be trying to stop you: questionable characters may appear and throw flower pots or daggers at you, pot holes may be found in the road, or assorted creatures may run in your path. From time to time, you will see questionable characters hiding in a window; if you jump up and catch them, you may find they are hiding an item you're looking for! If not, you will still get points for nabbing a questionable character and can move on to searching a new location. When you located an item, you need to find the proper building to return or verify the item after which you can move on to finding the next item. The game includes five different cases, each with a unique set of goals and of varying difficulty. Some of the goals you may need to complete are: find the stolen necklace and return it to the gem store, find the gun and verify it at the gun store, find the vase and return it to the museum, or find Le Fiend and book him at police headquarters. Each of the cases has a time limit; if you are unable to complete all of the tasks required by the case before time runs out, the game is over. Each case also takes place in a different part of the city, and the more difficult cases cover more city blocks so there will be a greater area to search! In addition to the various cases, several difficulty settings are included which control the speed of your car and how high you can jump.&lt;/story&gt; &lt;/game&gt;">
            <text:p>&lt;game name="Private Eye (USA)"&gt; &lt;year&gt;1983&lt;/year&gt; &lt;rating&gt;ESRB - E (Everyone)&lt;/rating&gt; &lt;title&gt;Private Eye &lt;/title&gt; &lt;pub&gt;Activision, Inc.&lt;/pub&gt; &lt;dev&gt;Activision, Inc.&lt;/dev&gt; &lt;genre&gt;Action&lt;/genre&gt; &lt;score&gt;3.9&lt;/score&gt; &lt;player&gt;1 Player&lt;/player&gt; &lt;story&gt;You are the great French private eye Pierre Touche. Your job is to capture the criminal Henri Le Fiend and send him to jail. To do this, you will first need to find evidence against him and return the stolen property. During the game, you control Touche as he drive his car around the town looking for clues and the loot. As you drive around, various obstacles will be trying to stop you: questionable characters may appear and throw flower pots or daggers at you, pot holes may be found in the road, or assorted creatures may run in your path. From time to time, you will see questionable characters hiding in a window; if you jump up and catch them, you may find they are hiding an item you're looking for! If not, you will still get points for nabbing a questionable character and can move on to searching a new location. When you located an item, you need to find the proper building to return or verify the item after which you can move on to finding the next item. The game includes five different cases, each with a unique set of goals and of varying difficulty. Some of the goals you may need to complete are: find the stolen necklace and return it to the gem store, find the gun and verify it at the gun store, find the vase and return it to the museum, or find Le Fiend and book him at police headquarters. Each of the cases has a time limit; if you are unable to complete all of the tasks required by the case before time runs out, the game is over. Each case also takes place in a different part of the city, and the more difficult cases cover more city blocks so there will be a greater area to search! In addition to the various cases, several difficulty settings are included which control the speed of your car and how high you can jump.&lt;/story&gt; &lt;/game&gt;</text:p>
          </table:table-cell>
        </table:table-row>
        <table:table-row table:style-name="ro1">
          <table:table-cell office:value-type="string">
            <text:p>Q-bert (USA)</text:p>
          </table:table-cell>
          <table:table-cell office:value-type="string">
            <text:p>1983</text:p>
          </table:table-cell>
          <table:table-cell office:value-type="string">
            <text:p>ESRB - E (Everyone)</text:p>
          </table:table-cell>
          <table:table-cell office:value-type="string">
            <text:p>Q-bert </text:p>
          </table:table-cell>
          <table:table-cell office:value-type="string">
            <text:p>Parker Brothers</text:p>
          </table:table-cell>
          <table:table-cell office:value-type="string">
            <text:p>Western Technologies Inc.</text:p>
          </table:table-cell>
          <table:table-cell office:value-type="string">
            <text:p>Action</text:p>
          </table:table-cell>
          <table:table-cell office:value-type="string">
            <text:p>3.2</text:p>
          </table:table-cell>
          <table:table-cell table:style-name="Default" office:value-type="string">
            <text:p>1 Player</text:p>
          </table:table-cell>
          <table:table-cell office:value-type="string">
            <text:p>Q*bert is a conversion of the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ext:s/>the board while Q*bert is safely transported to the top.</text:p>
          </table:table-cell>
          <table:table-cell table:formula="of:=CONCATENATE(&quot;&lt;game name=&quot;;CHAR(34);[.A294];CHAR(34);&quot;&gt; &lt;year&gt;&quot;;[.B294];&quot;&lt;/year&gt; &lt;rating&gt;&quot;;[.C294];&quot;&lt;/rating&gt; &lt;title&gt;&quot;;[.D294];&quot;&lt;/title&gt; &lt;pub&gt;&quot;;[.E294];&quot;&lt;/pub&gt; &lt;dev&gt;&quot;;[.F294];&quot;&lt;/dev&gt; &lt;genre&gt;&quot;;[.G294];&quot;&lt;/genre&gt; &lt;score&gt;&quot;;[.H294];&quot;&lt;/score&gt; &lt;player&gt;&quot;;[.I294];&quot;&lt;/player&gt; &lt;story&gt;&quot;;[.J294];&quot;&lt;/story&gt; &lt;/game&gt;&quot;)" office:value-type="string" office:string-value="&lt;game name=&quot;Q-bert (USA)&quot;&gt; &lt;year&gt;1983&lt;/year&gt; &lt;rating&gt;ESRB - E (Everyone)&lt;/rating&gt; &lt;title&gt;Q-bert &lt;/title&gt; &lt;pub&gt;Parker Brothers&lt;/pub&gt; &lt;dev&gt;Western Technologies Inc.&lt;/dev&gt; &lt;genre&gt;Action&lt;/genre&gt; &lt;score&gt;3.2&lt;/score&gt; &lt;player&gt;1 Player&lt;/player&gt; &lt;story&gt;Q*bert is a conversion of the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he board while Q*bert is safely transported to the top.&lt;/story&gt; &lt;/game&gt;">
            <text:p>&lt;game name="Q-bert (USA)"&gt; &lt;year&gt;1983&lt;/year&gt; &lt;rating&gt;ESRB - E (Everyone)&lt;/rating&gt; &lt;title&gt;Q-bert &lt;/title&gt; &lt;pub&gt;Parker Brothers&lt;/pub&gt; &lt;dev&gt;Western Technologies Inc.&lt;/dev&gt; &lt;genre&gt;Action&lt;/genre&gt; &lt;score&gt;3.2&lt;/score&gt; &lt;player&gt;1 Player&lt;/player&gt; &lt;story&gt;Q*bert is a conversion of the popular arcade game. The goal is to change all of the tiles on a pyramid to the target color. To do this you guide Q*bert around the pyramid, and every tile he hops on will change color. On early levels, a single hop will change the tile to the desired color, but on later levels you may need to hop on a tile multiple times or even avoid hopping on a tile multiple times! Trying to stop Q*bert are many different creatures which wander around the board, including Coily the snake, Slick and Sam, and falling balls. On the edge of the board are floating discs; if Q*bert jumps on one of these discs when the snake is in pursuit, the snake will fall off <text:s/>the board while Q*bert is safely transported to the top.&lt;/story&gt; &lt;/game&gt;</text:p>
          </table:table-cell>
        </table:table-row>
        <table:table-row table:style-name="ro1">
          <table:table-cell office:value-type="string">
            <text:p>Q-bert's Qubes (USA)</text:p>
          </table:table-cell>
          <table:table-cell office:value-type="string">
            <text:p>1984</text:p>
          </table:table-cell>
          <table:table-cell office:value-type="string">
            <text:p>ESRB - E (Everyone)</text:p>
          </table:table-cell>
          <table:table-cell office:value-type="string">
            <text:p>Q-bert's Qubes </text:p>
          </table:table-cell>
          <table:table-cell office:value-type="string">
            <text:p>Parker Brothers</text:p>
          </table:table-cell>
          <table:table-cell office:value-type="string">
            <text:p>Mylstar Electronics, Inc.</text:p>
          </table:table-cell>
          <table:table-cell office:value-type="string">
            <text:p>Action</text:p>
          </table:table-cell>
          <table:table-cell office:value-type="string">
            <text:p>2.0</text:p>
          </table:table-cell>
          <table:table-cell table:style-name="Default" office:value-type="string">
            <text:p>1 Player</text:p>
          </table:table-cell>
          <table:table-cell office:value-type="string">
            <text:p>Q*Bert's Qubes is the sequel to the game Q*Bert and features similar gameplay, but is now in three dimensions. Once again your goal is to change multicolored blocks to a target color, but now you must make sure all three visible sides of the blocks match the target color. You control Q*Bert on the playfield of blocks; Q*Bert changes the colors by jumping to a block which will cause it to rotate in the direction of his jump. Unlike the original game, you don't need to change the colors of the whole playfield, but rather need to form straight line(s) of the target colors, and when you do you can move on to the next round. Of course, to make this task more challenging are a variety of creatures (including a giant rat!) that chase you around the playfield. Each creature is a different color, and if it lands on a block where the top face is the same color then the creature falls off of the playfield, but if Q*Bert gets caught by a creature then a life is lost! As the game progresses, more creatures chase Q*Bert and additional colors are added to the playfield making it tougher to find the target color. There are no longer any discs on the sides of the playfield to carry you to safety, so make sure you don't jump off the edge! To help out, a green ball may appear from time to time; if you catch this, all the enemies become frozen temporarily.</text:p>
          </table:table-cell>
          <table:table-cell table:formula="of:=CONCATENATE(&quot;&lt;game name=&quot;;CHAR(34);[.A295];CHAR(34);&quot;&gt; &lt;year&gt;&quot;;[.B295];&quot;&lt;/year&gt; &lt;rating&gt;&quot;;[.C295];&quot;&lt;/rating&gt; &lt;title&gt;&quot;;[.D295];&quot;&lt;/title&gt; &lt;pub&gt;&quot;;[.E295];&quot;&lt;/pub&gt; &lt;dev&gt;&quot;;[.F295];&quot;&lt;/dev&gt; &lt;genre&gt;&quot;;[.G295];&quot;&lt;/genre&gt; &lt;score&gt;&quot;;[.H295];&quot;&lt;/score&gt; &lt;player&gt;&quot;;[.I295];&quot;&lt;/player&gt; &lt;story&gt;&quot;;[.J295];&quot;&lt;/story&gt; &lt;/game&gt;&quot;)" office:value-type="string" office:string-value="&lt;game name=&quot;Q-bert's Qubes (USA)&quot;&gt; &lt;year&gt;1984&lt;/year&gt; &lt;rating&gt;ESRB - E (Everyone)&lt;/rating&gt; &lt;title&gt;Q-bert's Qubes &lt;/title&gt; &lt;pub&gt;Parker Brothers&lt;/pub&gt; &lt;dev&gt;Mylstar Electronics, Inc.&lt;/dev&gt; &lt;genre&gt;Action&lt;/genre&gt; &lt;score&gt;2.0&lt;/score&gt; &lt;player&gt;1 Player&lt;/player&gt; &lt;story&gt;Q*Bert's Qubes is the sequel to the game Q*Bert and features similar gameplay, but is now in three dimensions. Once again your goal is to change multicolored blocks to a target color, but now you must make sure all three visible sides of the blocks match the target color. You control Q*Bert on the playfield of blocks; Q*Bert changes the colors by jumping to a block which will cause it to rotate in the direction of his jump. Unlike the original game, you don't need to change the colors of the whole playfield, but rather need to form straight line(s) of the target colors, and when you do you can move on to the next round. Of course, to make this task more challenging are a variety of creatures (including a giant rat!) that chase you around the playfield. Each creature is a different color, and if it lands on a block where the top face is the same color then the creature falls off of the playfield, but if Q*Bert gets caught by a creature then a life is lost! As the game progresses, more creatures chase Q*Bert and additional colors are added to the playfield making it tougher to find the target color. There are no longer any discs on the sides of the playfield to carry you to safety, so make sure you don't jump off the edge! To help out, a green ball may appear from time to time; if you catch this, all the enemies become frozen temporarily.&lt;/story&gt; &lt;/game&gt;">
            <text:p>&lt;game name="Q-bert's Qubes (USA)"&gt; &lt;year&gt;1984&lt;/year&gt; &lt;rating&gt;ESRB - E (Everyone)&lt;/rating&gt; &lt;title&gt;Q-bert's Qubes &lt;/title&gt; &lt;pub&gt;Parker Brothers&lt;/pub&gt; &lt;dev&gt;Mylstar Electronics, Inc.&lt;/dev&gt; &lt;genre&gt;Action&lt;/genre&gt; &lt;score&gt;2.0&lt;/score&gt; &lt;player&gt;1 Player&lt;/player&gt; &lt;story&gt;Q*Bert's Qubes is the sequel to the game Q*Bert and features similar gameplay, but is now in three dimensions. Once again your goal is to change multicolored blocks to a target color, but now you must make sure all three visible sides of the blocks match the target color. You control Q*Bert on the playfield of blocks; Q*Bert changes the colors by jumping to a block which will cause it to rotate in the direction of his jump. Unlike the original game, you don't need to change the colors of the whole playfield, but rather need to form straight line(s) of the target colors, and when you do you can move on to the next round. Of course, to make this task more challenging are a variety of creatures (including a giant rat!) that chase you around the playfield. Each creature is a different color, and if it lands on a block where the top face is the same color then the creature falls off of the playfield, but if Q*Bert gets caught by a creature then a life is lost! As the game progresses, more creatures chase Q*Bert and additional colors are added to the playfield making it tougher to find the target color. There are no longer any discs on the sides of the playfield to carry you to safety, so make sure you don't jump off the edge! To help out, a green ball may appear from time to time; if you catch this, all the enemies become frozen temporarily.&lt;/story&gt; &lt;/game&gt;</text:p>
          </table:table-cell>
        </table:table-row>
        <table:table-row table:style-name="ro1">
          <table:table-cell office:value-type="string">
            <text:p>Quadrun (USA)</text:p>
          </table:table-cell>
          <table:table-cell office:value-type="string">
            <text:p>1983</text:p>
          </table:table-cell>
          <table:table-cell office:value-type="string">
            <text:p>ESRB - E (Everyone)</text:p>
          </table:table-cell>
          <table:table-cell office:value-type="string">
            <text:p>Quadrun </text:p>
          </table:table-cell>
          <table:table-cell table:number-columns-repeated="2" office:value-type="string">
            <text:p>Atari, Inc.</text:p>
          </table:table-cell>
          <table:table-cell office:value-type="string">
            <text:p>Shooter</text:p>
          </table:table-cell>
          <table:table-cell office:value-type="string">
            <text:p>3.9</text:p>
          </table:table-cell>
          <table:table-cell table:style-name="Default" office:value-type="string">
            <text:p>1 Player</text:p>
          </table:table-cell>
          <table:table-cell office:value-type="string">
            <text:p>Quadrun is an arcade style action game for one player. The planet of Quad has been invaded, and all of the "Runts" are imprisoned; your goal is to rescue them! The screen is broken up into four sectors (one on each edge of the screen), with the prison in the center. Your character is equipped with three phaser balls; on the screen you will see the captors running up and down vertically, and you need to hit them with a phaser ball. When hit, the captor will be destroyed and one of the Runts will be able to escape. The Runts will run back and forth horizontally, and you need to catch them before they run into the deadly wall at the edge of the screen. To make the game more challenging, you are only equipped with three phaser balls! This means after firing a phaser ball, you will need to quickly run around to the other side of the screen and catch it before it disappears. You will also lose a phaser ball if one of the captors collides with your character. Lose all three phaser balls, and the game is over. Also, there is a critter counter at the top of the screen; if you fail to destroy one of the captors or if one of the escaped Runts runs into a wall, the critter counter will decrease. If the critter counter runs out, the game ends.</text:p>
          </table:table-cell>
          <table:table-cell table:formula="of:=CONCATENATE(&quot;&lt;game name=&quot;;CHAR(34);[.A296];CHAR(34);&quot;&gt; &lt;year&gt;&quot;;[.B296];&quot;&lt;/year&gt; &lt;rating&gt;&quot;;[.C296];&quot;&lt;/rating&gt; &lt;title&gt;&quot;;[.D296];&quot;&lt;/title&gt; &lt;pub&gt;&quot;;[.E296];&quot;&lt;/pub&gt; &lt;dev&gt;&quot;;[.F296];&quot;&lt;/dev&gt; &lt;genre&gt;&quot;;[.G296];&quot;&lt;/genre&gt; &lt;score&gt;&quot;;[.H296];&quot;&lt;/score&gt; &lt;player&gt;&quot;;[.I296];&quot;&lt;/player&gt; &lt;story&gt;&quot;;[.J296];&quot;&lt;/story&gt; &lt;/game&gt;&quot;)" office:value-type="string" office:string-value="&lt;game name=&quot;Quadrun (USA)&quot;&gt; &lt;year&gt;1983&lt;/year&gt; &lt;rating&gt;ESRB - E (Everyone)&lt;/rating&gt; &lt;title&gt;Quadrun &lt;/title&gt; &lt;pub&gt;Atari, Inc.&lt;/pub&gt; &lt;dev&gt;Atari, Inc.&lt;/dev&gt; &lt;genre&gt;Shooter&lt;/genre&gt; &lt;score&gt;3.9&lt;/score&gt; &lt;player&gt;1 Player&lt;/player&gt; &lt;story&gt;Quadrun is an arcade style action game for one player. The planet of Quad has been invaded, and all of the &quot;Runts&quot; are imprisoned; your goal is to rescue them! The screen is broken up into four sectors (one on each edge of the screen), with the prison in the center. Your character is equipped with three phaser balls; on the screen you will see the captors running up and down vertically, and you need to hit them with a phaser ball. When hit, the captor will be destroyed and one of the Runts will be able to escape. The Runts will run back and forth horizontally, and you need to catch them before they run into the deadly wall at the edge of the screen. To make the game more challenging, you are only equipped with three phaser balls! This means after firing a phaser ball, you will need to quickly run around to the other side of the screen and catch it before it disappears. You will also lose a phaser ball if one of the captors collides with your character. Lose all three phaser balls, and the game is over. Also, there is a critter counter at the top of the screen; if you fail to destroy one of the captors or if one of the escaped Runts runs into a wall, the critter counter will decrease. If the critter counter runs out, the game ends.&lt;/story&gt; &lt;/game&gt;">
            <text:p>&lt;game name="Quadrun (USA)"&gt; &lt;year&gt;1983&lt;/year&gt; &lt;rating&gt;ESRB - E (Everyone)&lt;/rating&gt; &lt;title&gt;Quadrun &lt;/title&gt; &lt;pub&gt;Atari, Inc.&lt;/pub&gt; &lt;dev&gt;Atari, Inc.&lt;/dev&gt; &lt;genre&gt;Shooter&lt;/genre&gt; &lt;score&gt;3.9&lt;/score&gt; &lt;player&gt;1 Player&lt;/player&gt; &lt;story&gt;Quadrun is an arcade style action game for one player. The planet of Quad has been invaded, and all of the "Runts" are imprisoned; your goal is to rescue them! The screen is broken up into four sectors (one on each edge of the screen), with the prison in the center. Your character is equipped with three phaser balls; on the screen you will see the captors running up and down vertically, and you need to hit them with a phaser ball. When hit, the captor will be destroyed and one of the Runts will be able to escape. The Runts will run back and forth horizontally, and you need to catch them before they run into the deadly wall at the edge of the screen. To make the game more challenging, you are only equipped with three phaser balls! This means after firing a phaser ball, you will need to quickly run around to the other side of the screen and catch it before it disappears. You will also lose a phaser ball if one of the captors collides with your character. Lose all three phaser balls, and the game is over. Also, there is a critter counter at the top of the screen; if you fail to destroy one of the captors or if one of the escaped Runts runs into a wall, the critter counter will decrease. If the critter counter runs out, the game ends.&lt;/story&gt; &lt;/game&gt;</text:p>
          </table:table-cell>
        </table:table-row>
        <table:table-row table:style-name="ro1">
          <table:table-cell office:value-type="string">
            <text:p>Quest for Quintana Roo (USA)</text:p>
          </table:table-cell>
          <table:table-cell office:value-type="string">
            <text:p>1984</text:p>
          </table:table-cell>
          <table:table-cell office:value-type="string">
            <text:p>ESRB - E (Everyone)</text:p>
          </table:table-cell>
          <table:table-cell office:value-type="string">
            <text:p>Quest for Quintana Roo </text:p>
          </table:table-cell>
          <table:table-cell office:value-type="string">
            <text:p>Sunrise Software</text:p>
          </table:table-cell>
          <table:table-cell office:value-type="string">
            <text:p>VSS, Inc.</text:p>
          </table:table-cell>
          <table:table-cell office:value-type="string">
            <text:p>Action</text:p>
          </table:table-cell>
          <table:table-cell office:value-type="string">
            <text:p>2.2</text:p>
          </table:table-cell>
          <table:table-cell table:style-name="Default" office:value-type="string">
            <text:p>1 Player</text:p>
          </table:table-cell>
          <table:table-cell office:value-type="string">
            <text:p>You are Yucatan Sam on a quest to explore the temple of Quintana Roo. Your goal is to find the vault which is hidden somewhere within and return with the treasure that is inside. You begin your quest outside the temple; climb your way up the side of the temple in order to get inside. Poisonous snakes and deadly lightning bolts will block your progress here. Once inside the temple, you have a limited air supply so you need to explore quickly. Hidden in various rooms of the temple are numerous keys which are needed to unlock the vault. The keys and some other useful items are hidden in secret rooms which you need to locate by using your trusty pick axe or the flasks of acid you carry. To help figure out which rooms may contain hidden objects, you carry a geiger counter with you; <text:s/>the higher the reading, the closer you are to something of interest! The rooms you'll be exploring are guarded by snakes, spiders, and even mummies! To deal with these enemies you carry a gun, and you can also use the acid flasks against them (ammo is limited, so use it wisely). If you are successful in your mission, you may receive a secret code which can be used to begin the game at later levels. Good luck!</text:p>
          </table:table-cell>
          <table:table-cell table:formula="of:=CONCATENATE(&quot;&lt;game name=&quot;;CHAR(34);[.A297];CHAR(34);&quot;&gt; &lt;year&gt;&quot;;[.B297];&quot;&lt;/year&gt; &lt;rating&gt;&quot;;[.C297];&quot;&lt;/rating&gt; &lt;title&gt;&quot;;[.D297];&quot;&lt;/title&gt; &lt;pub&gt;&quot;;[.E297];&quot;&lt;/pub&gt; &lt;dev&gt;&quot;;[.F297];&quot;&lt;/dev&gt; &lt;genre&gt;&quot;;[.G297];&quot;&lt;/genre&gt; &lt;score&gt;&quot;;[.H297];&quot;&lt;/score&gt; &lt;player&gt;&quot;;[.I297];&quot;&lt;/player&gt; &lt;story&gt;&quot;;[.J297];&quot;&lt;/story&gt; &lt;/game&gt;&quot;)" office:value-type="string" office:string-value="&lt;game name=&quot;Quest for Quintana Roo (USA)&quot;&gt; &lt;year&gt;1984&lt;/year&gt; &lt;rating&gt;ESRB - E (Everyone)&lt;/rating&gt; &lt;title&gt;Quest for Quintana Roo &lt;/title&gt; &lt;pub&gt;Sunrise Software&lt;/pub&gt; &lt;dev&gt;VSS, Inc.&lt;/dev&gt; &lt;genre&gt;Action&lt;/genre&gt; &lt;score&gt;2.2&lt;/score&gt; &lt;player&gt;1 Player&lt;/player&gt; &lt;story&gt;You are Yucatan Sam on a quest to explore the temple of Quintana Roo. Your goal is to find the vault which is hidden somewhere within and return with the treasure that is inside. You begin your quest outside the temple; climb your way up the side of the temple in order to get inside. Poisonous snakes and deadly lightning bolts will block your progress here. Once inside the temple, you have a limited air supply so you need to explore quickly. Hidden in various rooms of the temple are numerous keys which are needed to unlock the vault. The keys and some other useful items are hidden in secret rooms which you need to locate by using your trusty pick axe or the flasks of acid you carry. To help figure out which rooms may contain hidden objects, you carry a geiger counter with you;  the higher the reading, the closer you are to something of interest! The rooms you'll be exploring are guarded by snakes, spiders, and even mummies! To deal with these enemies you carry a gun, and you can also use the acid flasks against them (ammo is limited, so use it wisely). If you are successful in your mission, you may receive a secret code which can be used to begin the game at later levels. Good luck!&lt;/story&gt; &lt;/game&gt;">
            <text:p>&lt;game name="Quest for Quintana Roo (USA)"&gt; &lt;year&gt;1984&lt;/year&gt; &lt;rating&gt;ESRB - E (Everyone)&lt;/rating&gt; &lt;title&gt;Quest for Quintana Roo &lt;/title&gt; &lt;pub&gt;Sunrise Software&lt;/pub&gt; &lt;dev&gt;VSS, Inc.&lt;/dev&gt; &lt;genre&gt;Action&lt;/genre&gt; &lt;score&gt;2.2&lt;/score&gt; &lt;player&gt;1 Player&lt;/player&gt; &lt;story&gt;You are Yucatan Sam on a quest to explore the temple of Quintana Roo. Your goal is to find the vault which is hidden somewhere within and return with the treasure that is inside. You begin your quest outside the temple; climb your way up the side of the temple in order to get inside. Poisonous snakes and deadly lightning bolts will block your progress here. Once inside the temple, you have a limited air supply so you need to explore quickly. Hidden in various rooms of the temple are numerous keys which are needed to unlock the vault. The keys and some other useful items are hidden in secret rooms which you need to locate by using your trusty pick axe or the flasks of acid you carry. To help figure out which rooms may contain hidden objects, you carry a geiger counter with you; <text:s/>the higher the reading, the closer you are to something of interest! The rooms you'll be exploring are guarded by snakes, spiders, and even mummies! To deal with these enemies you carry a gun, and you can also use the acid flasks against them (ammo is limited, so use it wisely). If you are successful in your mission, you may receive a secret code which can be used to begin the game at later levels. Good luck!&lt;/story&gt; &lt;/game&gt;</text:p>
          </table:table-cell>
        </table:table-row>
        <table:table-row table:style-name="ro1">
          <table:table-cell office:value-type="string">
            <text:p>Quick Step! (USA)</text:p>
          </table:table-cell>
          <table:table-cell office:value-type="string">
            <text:p>1983</text:p>
          </table:table-cell>
          <table:table-cell office:value-type="string">
            <text:p>ESRB - E (Everyone)</text:p>
          </table:table-cell>
          <table:table-cell office:value-type="string">
            <text:p>Quick Step! </text:p>
          </table:table-cell>
          <table:table-cell table:number-columns-repeated="2" office:value-type="string">
            <text:p>Imagic</text:p>
          </table:table-cell>
          <table:table-cell office:value-type="string">
            <text:p>Puzzle</text:p>
          </table:table-cell>
          <table:table-cell office:value-type="string">
            <text:p>3.0</text:p>
          </table:table-cell>
          <table:table-cell table:style-name="Default" office:value-type="string">
            <text:p>1-2 Players</text:p>
          </table:table-cell>
          <table:table-cell office:value-type="string">
            <text:p>In Quick Step a kangaroo and squirrel are competing against each other to earn points by jumping on trampolines. The screen is made up of an array of trampolines which scroll downward. As trampolines appear at the top of the screen, they will be grey in color; as soon as it turns pink, the trampoline is now in play. Each time a critter jumps on a trampoline, the color will change to that critters color (green for the kangaroo, or blue for the squirrel). If you jump on a pink trampoline, 3 points are earned; when a trampoline falls off the bottom of the screen that is your color, 6 points are earned (so although no points are earned by jumping on your opponents color, you want to try to get as many trampolines as possible your color in order to earn points when they reach the bottom). <text:s/>If you fall off of the bottom of the screen, a life is lost; the game ends when one player has no more lives left and whomever has more points wins. A few bonuses can also be found; if you see a white trampoline, that is a magic hat; collect it and then jump onto the same space as your opponent to temporarily stun him. Each player also begins the game with 6 tricky traps; pressing the button lays a trap causing the trampoline to disappear so no one can land there. <text:s text:c="2"/>Each level in the game gets progressively faster; at the end of a level, there will be a single column of fast moving trampolines to jump up, so be careful!</text:p>
          </table:table-cell>
          <table:table-cell table:formula="of:=CONCATENATE(&quot;&lt;game name=&quot;;CHAR(34);[.A298];CHAR(34);&quot;&gt; &lt;year&gt;&quot;;[.B298];&quot;&lt;/year&gt; &lt;rating&gt;&quot;;[.C298];&quot;&lt;/rating&gt; &lt;title&gt;&quot;;[.D298];&quot;&lt;/title&gt; &lt;pub&gt;&quot;;[.E298];&quot;&lt;/pub&gt; &lt;dev&gt;&quot;;[.F298];&quot;&lt;/dev&gt; &lt;genre&gt;&quot;;[.G298];&quot;&lt;/genre&gt; &lt;score&gt;&quot;;[.H298];&quot;&lt;/score&gt; &lt;player&gt;&quot;;[.I298];&quot;&lt;/player&gt; &lt;story&gt;&quot;;[.J298];&quot;&lt;/story&gt; &lt;/game&gt;&quot;)" office:value-type="string" office:string-value="&lt;game name=&quot;Quick Step! (USA)&quot;&gt; &lt;year&gt;1983&lt;/year&gt; &lt;rating&gt;ESRB - E (Everyone)&lt;/rating&gt; &lt;title&gt;Quick Step! &lt;/title&gt; &lt;pub&gt;Imagic&lt;/pub&gt; &lt;dev&gt;Imagic&lt;/dev&gt; &lt;genre&gt;Puzzle&lt;/genre&gt; &lt;score&gt;3.0&lt;/score&gt; &lt;player&gt;1-2 Players&lt;/player&gt; &lt;story&gt;In Quick Step a kangaroo and squirrel are competing against each other to earn points by jumping on trampolines. The screen is made up of an array of trampolines which scroll downward. As trampolines appear at the top of the screen, they will be grey in color; as soon as it turns pink, the trampoline is now in play. Each time a critter jumps on a trampoline, the color will change to that critters color (green for the kangaroo, or blue for the squirrel). If you jump on a pink trampoline, 3 points are earned; when a trampoline falls off the bottom of the screen that is your color, 6 points are earned (so although no points are earned by jumping on your opponents color, you want to try to get as many trampolines as possible your color in order to earn points when they reach the bottom).  If you fall off of the bottom of the screen, a life is lost; the game ends when one player has no more lives left and whomever has more points wins. A few bonuses can also be found; if you see a white trampoline, that is a magic hat; collect it and then jump onto the same space as your opponent to temporarily stun him. Each player also begins the game with 6 tricky traps; pressing the button lays a trap causing the trampoline to disappear so no one can land there.   Each level in the game gets progressively faster; at the end of a level, there will be a single column of fast moving trampolines to jump up, so be careful!&lt;/story&gt; &lt;/game&gt;">
            <text:p>&lt;game name="Quick Step! (USA)"&gt; &lt;year&gt;1983&lt;/year&gt; &lt;rating&gt;ESRB - E (Everyone)&lt;/rating&gt; &lt;title&gt;Quick Step! &lt;/title&gt; &lt;pub&gt;Imagic&lt;/pub&gt; &lt;dev&gt;Imagic&lt;/dev&gt; &lt;genre&gt;Puzzle&lt;/genre&gt; &lt;score&gt;3.0&lt;/score&gt; &lt;player&gt;1-2 Players&lt;/player&gt; &lt;story&gt;In Quick Step a kangaroo and squirrel are competing against each other to earn points by jumping on trampolines. The screen is made up of an array of trampolines which scroll downward. As trampolines appear at the top of the screen, they will be grey in color; as soon as it turns pink, the trampoline is now in play. Each time a critter jumps on a trampoline, the color will change to that critters color (green for the kangaroo, or blue for the squirrel). If you jump on a pink trampoline, 3 points are earned; when a trampoline falls off the bottom of the screen that is your color, 6 points are earned (so although no points are earned by jumping on your opponents color, you want to try to get as many trampolines as possible your color in order to earn points when they reach the bottom). <text:s/>If you fall off of the bottom of the screen, a life is lost; the game ends when one player has no more lives left and whomever has more points wins. A few bonuses can also be found; if you see a white trampoline, that is a magic hat; collect it and then jump onto the same space as your opponent to temporarily stun him. Each player also begins the game with 6 tricky traps; pressing the button lays a trap causing the trampoline to disappear so no one can land there. <text:s text:c="2"/>Each level in the game gets progressively faster; at the end of a level, there will be a single column of fast moving trampolines to jump up, so be careful!&lt;/story&gt; &lt;/game&gt;</text:p>
          </table:table-cell>
        </table:table-row>
        <table:table-row table:style-name="ro1">
          <table:table-cell office:value-type="string">
            <text:p>Rabbit Transit (USA)</text:p>
          </table:table-cell>
          <table:table-cell office:value-type="string">
            <text:p>1983</text:p>
          </table:table-cell>
          <table:table-cell office:value-type="string">
            <text:p>ESRB - E (Everyone)</text:p>
          </table:table-cell>
          <table:table-cell office:value-type="string">
            <text:p>Rabbit Transit </text:p>
          </table:table-cell>
          <table:table-cell table:number-columns-repeated="2" office:value-type="string">
            <text:p>Starpath Corporation</text:p>
          </table:table-cell>
          <table:table-cell office:value-type="string">
            <text:p>Action</text:p>
          </table:table-cell>
          <table:table-cell office:value-type="string">
            <text:p>4.1</text:p>
          </table:table-cell>
          <table:table-cell table:style-name="Default" office:value-type="string">
            <text:p>1-2 Players</text:p>
          </table:table-cell>
          <table:table-cell office:value-type="string">
            <text:p>You are a rabbit who is just trying to get to where you can get a mate and make like a mathematician by multiplying. First you must get through the meadow and across the ledges without losing life and limb.You start in a screen called The Mysterious Meadow. You must hop from the top to the river, landing on the turtle while avoiding snakes and choppers that will lose you a life and butterflies that will send you back to start. Do not dally as you are timed and if time runs out, you lose a life. Once you get to the turtle, he will take you to The Land of Ledges. Here you must hop from ledge to ledge and change their color, ala Q*Bert. Beware of the man at the top of the screen, as he will drop stones that will lose you a life. In later levels, he will change some ledges back to their original color, forcing you to retrace your steps. You are still timed so don't delay. After you finish The Land of Ledges, it is off to The Bunny Bushes. This is just a cinematic of you finding a mate and family. You can skip this if you press fire. Then the game start back at the beginning only harder.</text:p>
          </table:table-cell>
          <table:table-cell table:formula="of:=CONCATENATE(&quot;&lt;game name=&quot;;CHAR(34);[.A299];CHAR(34);&quot;&gt; &lt;year&gt;&quot;;[.B299];&quot;&lt;/year&gt; &lt;rating&gt;&quot;;[.C299];&quot;&lt;/rating&gt; &lt;title&gt;&quot;;[.D299];&quot;&lt;/title&gt; &lt;pub&gt;&quot;;[.E299];&quot;&lt;/pub&gt; &lt;dev&gt;&quot;;[.F299];&quot;&lt;/dev&gt; &lt;genre&gt;&quot;;[.G299];&quot;&lt;/genre&gt; &lt;score&gt;&quot;;[.H299];&quot;&lt;/score&gt; &lt;player&gt;&quot;;[.I299];&quot;&lt;/player&gt; &lt;story&gt;&quot;;[.J299];&quot;&lt;/story&gt; &lt;/game&gt;&quot;)" office:value-type="string" office:string-value="&lt;game name=&quot;Rabbit Transit (USA)&quot;&gt; &lt;year&gt;1983&lt;/year&gt; &lt;rating&gt;ESRB - E (Everyone)&lt;/rating&gt; &lt;title&gt;Rabbit Transit &lt;/title&gt; &lt;pub&gt;Starpath Corporation&lt;/pub&gt; &lt;dev&gt;Starpath Corporation&lt;/dev&gt; &lt;genre&gt;Action&lt;/genre&gt; &lt;score&gt;4.1&lt;/score&gt; &lt;player&gt;1-2 Players&lt;/player&gt; &lt;story&gt;You are a rabbit who is just trying to get to where you can get a mate and make like a mathematician by multiplying. First you must get through the meadow and across the ledges without losing life and limb.You start in a screen called The Mysterious Meadow. You must hop from the top to the river, landing on the turtle while avoiding snakes and choppers that will lose you a life and butterflies that will send you back to start. Do not dally as you are timed and if time runs out, you lose a life. Once you get to the turtle, he will take you to The Land of Ledges. Here you must hop from ledge to ledge and change their color, ala Q*Bert. Beware of the man at the top of the screen, as he will drop stones that will lose you a life. In later levels, he will change some ledges back to their original color, forcing you to retrace your steps. You are still timed so don't delay. After you finish The Land of Ledges, it is off to The Bunny Bushes. This is just a cinematic of you finding a mate and family. You can skip this if you press fire. Then the game start back at the beginning only harder.&lt;/story&gt; &lt;/game&gt;">
            <text:p>&lt;game name="Rabbit Transit (USA)"&gt; &lt;year&gt;1983&lt;/year&gt; &lt;rating&gt;ESRB - E (Everyone)&lt;/rating&gt; &lt;title&gt;Rabbit Transit &lt;/title&gt; &lt;pub&gt;Starpath Corporation&lt;/pub&gt; &lt;dev&gt;Starpath Corporation&lt;/dev&gt; &lt;genre&gt;Action&lt;/genre&gt; &lt;score&gt;4.1&lt;/score&gt; &lt;player&gt;1-2 Players&lt;/player&gt; &lt;story&gt;You are a rabbit who is just trying to get to where you can get a mate and make like a mathematician by multiplying. First you must get through the meadow and across the ledges without losing life and limb.You start in a screen called The Mysterious Meadow. You must hop from the top to the river, landing on the turtle while avoiding snakes and choppers that will lose you a life and butterflies that will send you back to start. Do not dally as you are timed and if time runs out, you lose a life. Once you get to the turtle, he will take you to The Land of Ledges. Here you must hop from ledge to ledge and change their color, ala Q*Bert. Beware of the man at the top of the screen, as he will drop stones that will lose you a life. In later levels, he will change some ledges back to their original color, forcing you to retrace your steps. You are still timed so don't delay. After you finish The Land of Ledges, it is off to The Bunny Bushes. This is just a cinematic of you finding a mate and family. You can skip this if you press fire. Then the game start back at the beginning only harder.&lt;/story&gt; &lt;/game&gt;</text:p>
          </table:table-cell>
        </table:table-row>
        <table:table-row table:style-name="ro1">
          <table:table-cell office:value-type="string">
            <text:p>Racing Car (Europe)</text:p>
          </table:table-cell>
          <table:table-cell office:value-type="string">
            <text:p>1983</text:p>
          </table:table-cell>
          <table:table-cell office:value-type="string">
            <text:p>ESRB - E (Everyone)</text:p>
          </table:table-cell>
          <table:table-cell office:value-type="string">
            <text:p>Racing Car </text:p>
          </table:table-cell>
          <table:table-cell office:value-type="string">
            <text:p>Home Vision</text:p>
          </table:table-cell>
          <table:table-cell office:value-type="string">
            <text:p>Gem International Corp.</text:p>
          </table:table-cell>
          <table:table-cell office:value-type="string">
            <text:p>Driving</text:p>
          </table:table-cell>
          <table:table-cell office:value-type="string">
            <text:p>1.0</text:p>
          </table:table-cell>
          <table:table-cell table:style-name="Default" office:value-type="string">
            <text:p>1-2 Players</text:p>
          </table:table-cell>
          <table:table-cell office:value-type="string">
            <text:p>your job is to help the chicken cross the road! Each time you successfully guide the chicken across ten lanes of freeway traffic, you earn a point. Try to score as many points as you can by the end of the 2 minute 16 second time limit! In the two player game, whoever scores the most points by the end wins. Several game variations are included which can adjust the speed and amount of traffic on the freeway.</text:p>
          </table:table-cell>
          <table:table-cell table:formula="of:=CONCATENATE(&quot;&lt;game name=&quot;;CHAR(34);[.A300];CHAR(34);&quot;&gt; &lt;year&gt;&quot;;[.B300];&quot;&lt;/year&gt; &lt;rating&gt;&quot;;[.C300];&quot;&lt;/rating&gt; &lt;title&gt;&quot;;[.D300];&quot;&lt;/title&gt; &lt;pub&gt;&quot;;[.E300];&quot;&lt;/pub&gt; &lt;dev&gt;&quot;;[.F300];&quot;&lt;/dev&gt; &lt;genre&gt;&quot;;[.G300];&quot;&lt;/genre&gt; &lt;score&gt;&quot;;[.H300];&quot;&lt;/score&gt; &lt;player&gt;&quot;;[.I300];&quot;&lt;/player&gt; &lt;story&gt;&quot;;[.J300];&quot;&lt;/story&gt; &lt;/game&gt;&quot;)" office:value-type="string" office:string-value="&lt;game name=&quot;Racing Car (Europe)&quot;&gt; &lt;year&gt;1983&lt;/year&gt; &lt;rating&gt;ESRB - E (Everyone)&lt;/rating&gt; &lt;title&gt;Racing Car &lt;/title&gt; &lt;pub&gt;Home Vision&lt;/pub&gt; &lt;dev&gt;Gem International Corp.&lt;/dev&gt; &lt;genre&gt;Driving&lt;/genre&gt; &lt;score&gt;1.0&lt;/score&gt; &lt;player&gt;1-2 Players&lt;/player&gt; &lt;story&gt;your job is to help the chicken cross the road! Each time you successfully guide the chicken across ten lanes of freeway traffic, you earn a point. Try to score as many points as you can by the end of the 2 minute 16 second time limit! In the two player game, whoever scores the most points by the end wins. Several game variations are included which can adjust the speed and amount of traffic on the freeway.&lt;/story&gt; &lt;/game&gt;">
            <text:p>&lt;game name="Racing Car (Europe)"&gt; &lt;year&gt;1983&lt;/year&gt; &lt;rating&gt;ESRB - E (Everyone)&lt;/rating&gt; &lt;title&gt;Racing Car &lt;/title&gt; &lt;pub&gt;Home Vision&lt;/pub&gt; &lt;dev&gt;Gem International Corp.&lt;/dev&gt; &lt;genre&gt;Driving&lt;/genre&gt; &lt;score&gt;1.0&lt;/score&gt; &lt;player&gt;1-2 Players&lt;/player&gt; &lt;story&gt;your job is to help the chicken cross the road! Each time you successfully guide the chicken across ten lanes of freeway traffic, you earn a point. Try to score as many points as you can by the end of the 2 minute 16 second time limit! In the two player game, whoever scores the most points by the end wins. Several game variations are included which can adjust the speed and amount of traffic on the freeway.&lt;/story&gt; &lt;/game&gt;</text:p>
          </table:table-cell>
        </table:table-row>
        <table:table-row table:style-name="ro1">
          <table:table-cell office:value-type="string">
            <text:p>Racquetball (USA)</text:p>
          </table:table-cell>
          <table:table-cell office:value-type="string">
            <text:p>1981</text:p>
          </table:table-cell>
          <table:table-cell office:value-type="string">
            <text:p>ESRB - E (Everyone)</text:p>
          </table:table-cell>
          <table:table-cell office:value-type="string">
            <text:p>Racquetball </text:p>
          </table:table-cell>
          <table:table-cell table:number-columns-repeated="2" office:value-type="string">
            <text:p>Apollo, Inc.</text:p>
          </table:table-cell>
          <table:table-cell office:value-type="string">
            <text:p>Sports/Tennis</text:p>
          </table:table-cell>
          <table:table-cell office:value-type="string">
            <text:p>2.4</text:p>
          </table:table-cell>
          <table:table-cell table:style-name="Default" office:value-type="string">
            <text:p>1-2 Players</text:p>
          </table:table-cell>
          <table:table-cell office:value-type="string">
            <text:p>You have been challenged, or maybe you challenged, someone to a game of racquetball.To serve, press the red button. You hit the ball by moving your player to where the shadow of the ball is about level with your feet. The racquet will swing automatically. When you serve, the ball must hit the front wall before it hits the floor. Your opponent can then hit the ball before it lands on the floor or he can let it bounce but you can only let it bounce once. It cannot bounce twice. You serve every time until you miss. If you are serving and your opponent misses, you get one point. You can only get points on rounds where you serve. First player to twenty-one points, wins.Difficulty switchesA=Shots accuracy is more difficult to controlB=Shot accuracy is easier to control.</text:p>
          </table:table-cell>
          <table:table-cell table:formula="of:=CONCATENATE(&quot;&lt;game name=&quot;;CHAR(34);[.A301];CHAR(34);&quot;&gt; &lt;year&gt;&quot;;[.B301];&quot;&lt;/year&gt; &lt;rating&gt;&quot;;[.C301];&quot;&lt;/rating&gt; &lt;title&gt;&quot;;[.D301];&quot;&lt;/title&gt; &lt;pub&gt;&quot;;[.E301];&quot;&lt;/pub&gt; &lt;dev&gt;&quot;;[.F301];&quot;&lt;/dev&gt; &lt;genre&gt;&quot;;[.G301];&quot;&lt;/genre&gt; &lt;score&gt;&quot;;[.H301];&quot;&lt;/score&gt; &lt;player&gt;&quot;;[.I301];&quot;&lt;/player&gt; &lt;story&gt;&quot;;[.J301];&quot;&lt;/story&gt; &lt;/game&gt;&quot;)" office:value-type="string" office:string-value="&lt;game name=&quot;Racquetball (USA)&quot;&gt; &lt;year&gt;1981&lt;/year&gt; &lt;rating&gt;ESRB - E (Everyone)&lt;/rating&gt; &lt;title&gt;Racquetball &lt;/title&gt; &lt;pub&gt;Apollo, Inc.&lt;/pub&gt; &lt;dev&gt;Apollo, Inc.&lt;/dev&gt; &lt;genre&gt;Sports/Tennis&lt;/genre&gt; &lt;score&gt;2.4&lt;/score&gt; &lt;player&gt;1-2 Players&lt;/player&gt; &lt;story&gt;You have been challenged, or maybe you challenged, someone to a game of racquetball.To serve, press the red button. You hit the ball by moving your player to where the shadow of the ball is about level with your feet. The racquet will swing automatically. When you serve, the ball must hit the front wall before it hits the floor. Your opponent can then hit the ball before it lands on the floor or he can let it bounce but you can only let it bounce once. It cannot bounce twice. You serve every time until you miss. If you are serving and your opponent misses, you get one point. You can only get points on rounds where you serve. First player to twenty-one points, wins.Difficulty switchesA=Shots accuracy is more difficult to controlB=Shot accuracy is easier to control.&lt;/story&gt; &lt;/game&gt;">
            <text:p>&lt;game name="Racquetball (USA)"&gt; &lt;year&gt;1981&lt;/year&gt; &lt;rating&gt;ESRB - E (Everyone)&lt;/rating&gt; &lt;title&gt;Racquetball &lt;/title&gt; &lt;pub&gt;Apollo, Inc.&lt;/pub&gt; &lt;dev&gt;Apollo, Inc.&lt;/dev&gt; &lt;genre&gt;Sports/Tennis&lt;/genre&gt; &lt;score&gt;2.4&lt;/score&gt; &lt;player&gt;1-2 Players&lt;/player&gt; &lt;story&gt;You have been challenged, or maybe you challenged, someone to a game of racquetball.To serve, press the red button. You hit the ball by moving your player to where the shadow of the ball is about level with your feet. The racquet will swing automatically. When you serve, the ball must hit the front wall before it hits the floor. Your opponent can then hit the ball before it lands on the floor or he can let it bounce but you can only let it bounce once. It cannot bounce twice. You serve every time until you miss. If you are serving and your opponent misses, you get one point. You can only get points on rounds where you serve. First player to twenty-one points, wins.Difficulty switchesA=Shots accuracy is more difficult to controlB=Shot accuracy is easier to control.&lt;/story&gt; &lt;/game&gt;</text:p>
          </table:table-cell>
        </table:table-row>
        <table:table-row table:style-name="ro1">
          <table:table-cell office:value-type="string">
            <text:p>Radar Lock (USA)</text:p>
          </table:table-cell>
          <table:table-cell office:value-type="string">
            <text:p>1989</text:p>
          </table:table-cell>
          <table:table-cell office:value-type="string">
            <text:p>ESRB - E (Everyone)</text:p>
          </table:table-cell>
          <table:table-cell office:value-type="string">
            <text:p>Radar Lock </text:p>
          </table:table-cell>
          <table:table-cell table:number-columns-repeated="2" office:value-type="string">
            <text:p>Atari Corporation</text:p>
          </table:table-cell>
          <table:table-cell office:value-type="string">
            <text:p>Shooter</text:p>
          </table:table-cell>
          <table:table-cell office:value-type="string">
            <text:p>2.0</text:p>
          </table:table-cell>
          <table:table-cell table:style-name="Default" office:value-type="string">
            <text:p>1 Player</text:p>
          </table:table-cell>
          <table:table-cell office:value-type="string">
            <text:p>Radar Lock is an arcade style action game. The player is the pilot of a delta-wing fighter and their objective is to destroy the enemy fleet. There are five missions of increasing difficulty, each with a unique variety of enemies to destroy.The player's jet is equipped with machine guns, guided missiles, and, in later levels, proximity mines, which can be used to destroy the Drones, Interceptors, Patrollers, Bombers, and other enemy fighters that the player will encounter. The jet has a limited amount of fuel, and at the end of each mission players will need to dock with the fuel tanker to replenish their fuel supply.To help out during gameplay, there is an instrument panel at the bottom of the screen which displays your radar, fuel gauge, and weapons status.</text:p>
          </table:table-cell>
          <table:table-cell table:formula="of:=CONCATENATE(&quot;&lt;game name=&quot;;CHAR(34);[.A302];CHAR(34);&quot;&gt; &lt;year&gt;&quot;;[.B302];&quot;&lt;/year&gt; &lt;rating&gt;&quot;;[.C302];&quot;&lt;/rating&gt; &lt;title&gt;&quot;;[.D302];&quot;&lt;/title&gt; &lt;pub&gt;&quot;;[.E302];&quot;&lt;/pub&gt; &lt;dev&gt;&quot;;[.F302];&quot;&lt;/dev&gt; &lt;genre&gt;&quot;;[.G302];&quot;&lt;/genre&gt; &lt;score&gt;&quot;;[.H302];&quot;&lt;/score&gt; &lt;player&gt;&quot;;[.I302];&quot;&lt;/player&gt; &lt;story&gt;&quot;;[.J302];&quot;&lt;/story&gt; &lt;/game&gt;&quot;)" office:value-type="string" office:string-value="&lt;game name=&quot;Radar Lock (USA)&quot;&gt; &lt;year&gt;1989&lt;/year&gt; &lt;rating&gt;ESRB - E (Everyone)&lt;/rating&gt; &lt;title&gt;Radar Lock &lt;/title&gt; &lt;pub&gt;Atari Corporation&lt;/pub&gt; &lt;dev&gt;Atari Corporation&lt;/dev&gt; &lt;genre&gt;Shooter&lt;/genre&gt; &lt;score&gt;2.0&lt;/score&gt; &lt;player&gt;1 Player&lt;/player&gt; &lt;story&gt;Radar Lock is an arcade style action game. The player is the pilot of a delta-wing fighter and their objective is to destroy the enemy fleet. There are five missions of increasing difficulty, each with a unique variety of enemies to destroy.The player's jet is equipped with machine guns, guided missiles, and, in later levels, proximity mines, which can be used to destroy the Drones, Interceptors, Patrollers, Bombers, and other enemy fighters that the player will encounter. The jet has a limited amount of fuel, and at the end of each mission players will need to dock with the fuel tanker to replenish their fuel supply.To help out during gameplay, there is an instrument panel at the bottom of the screen which displays your radar, fuel gauge, and weapons status.&lt;/story&gt; &lt;/game&gt;">
            <text:p>&lt;game name="Radar Lock (USA)"&gt; &lt;year&gt;1989&lt;/year&gt; &lt;rating&gt;ESRB - E (Everyone)&lt;/rating&gt; &lt;title&gt;Radar Lock &lt;/title&gt; &lt;pub&gt;Atari Corporation&lt;/pub&gt; &lt;dev&gt;Atari Corporation&lt;/dev&gt; &lt;genre&gt;Shooter&lt;/genre&gt; &lt;score&gt;2.0&lt;/score&gt; &lt;player&gt;1 Player&lt;/player&gt; &lt;story&gt;Radar Lock is an arcade style action game. The player is the pilot of a delta-wing fighter and their objective is to destroy the enemy fleet. There are five missions of increasing difficulty, each with a unique variety of enemies to destroy.The player's jet is equipped with machine guns, guided missiles, and, in later levels, proximity mines, which can be used to destroy the Drones, Interceptors, Patrollers, Bombers, and other enemy fighters that the player will encounter. The jet has a limited amount of fuel, and at the end of each mission players will need to dock with the fuel tanker to replenish their fuel supply.To help out during gameplay, there is an instrument panel at the bottom of the screen which displays your radar, fuel gauge, and weapons status.&lt;/story&gt; &lt;/game&gt;</text:p>
          </table:table-cell>
        </table:table-row>
        <table:table-row table:style-name="ro1">
          <table:table-cell office:value-type="string">
            <text:p>Raft Rider (USA)</text:p>
          </table:table-cell>
          <table:table-cell office:value-type="string">
            <text:p>1982</text:p>
          </table:table-cell>
          <table:table-cell office:value-type="string">
            <text:p>ESRB - E (Everyone)</text:p>
          </table:table-cell>
          <table:table-cell office:value-type="string">
            <text:p>Raft Rider </text:p>
          </table:table-cell>
          <table:table-cell table:number-columns-repeated="2" office:value-type="string">
            <text:p>U.S. Games Corporation</text:p>
          </table:table-cell>
          <table:table-cell office:value-type="string">
            <text:p>Action</text:p>
          </table:table-cell>
          <table:table-cell office:value-type="string">
            <text:p>2.5</text:p>
          </table:table-cell>
          <table:table-cell table:style-name="Default" office:value-type="string">
            <text:p>1 Player</text:p>
          </table:table-cell>
          <table:table-cell office:value-type="string">
            <text:p>In Raft Rider you are floating down a river on a raft made out of logs. Your goal is to guide the raft as far down the river as possible while avoiding the many obstacles. You will come across dangerous rocks, trees, beavers (which chop down trees making more obstacles!), and even a moose, all of which can sink your raft. For each segment of river you travel 125 points are earned, and additional bonus points may be earned by collecting gold nuggets which you will encounter in the river from time to time. You begin the game with three rafts (bonus rafts can be earned), and the game ends when all of the rafts have been sunk. Several difficulty levels are available which control the speed of the current, as well as the speed of the beaver and moose.</text:p>
          </table:table-cell>
          <table:table-cell table:formula="of:=CONCATENATE(&quot;&lt;game name=&quot;;CHAR(34);[.A303];CHAR(34);&quot;&gt; &lt;year&gt;&quot;;[.B303];&quot;&lt;/year&gt; &lt;rating&gt;&quot;;[.C303];&quot;&lt;/rating&gt; &lt;title&gt;&quot;;[.D303];&quot;&lt;/title&gt; &lt;pub&gt;&quot;;[.E303];&quot;&lt;/pub&gt; &lt;dev&gt;&quot;;[.F303];&quot;&lt;/dev&gt; &lt;genre&gt;&quot;;[.G303];&quot;&lt;/genre&gt; &lt;score&gt;&quot;;[.H303];&quot;&lt;/score&gt; &lt;player&gt;&quot;;[.I303];&quot;&lt;/player&gt; &lt;story&gt;&quot;;[.J303];&quot;&lt;/story&gt; &lt;/game&gt;&quot;)" office:value-type="string" office:string-value="&lt;game name=&quot;Raft Rider (USA)&quot;&gt; &lt;year&gt;1982&lt;/year&gt; &lt;rating&gt;ESRB - E (Everyone)&lt;/rating&gt; &lt;title&gt;Raft Rider &lt;/title&gt; &lt;pub&gt;U.S. Games Corporation&lt;/pub&gt; &lt;dev&gt;U.S. Games Corporation&lt;/dev&gt; &lt;genre&gt;Action&lt;/genre&gt; &lt;score&gt;2.5&lt;/score&gt; &lt;player&gt;1 Player&lt;/player&gt; &lt;story&gt;In Raft Rider you are floating down a river on a raft made out of logs. Your goal is to guide the raft as far down the river as possible while avoiding the many obstacles. You will come across dangerous rocks, trees, beavers (which chop down trees making more obstacles!), and even a moose, all of which can sink your raft. For each segment of river you travel 125 points are earned, and additional bonus points may be earned by collecting gold nuggets which you will encounter in the river from time to time. You begin the game with three rafts (bonus rafts can be earned), and the game ends when all of the rafts have been sunk. Several difficulty levels are available which control the speed of the current, as well as the speed of the beaver and moose.&lt;/story&gt; &lt;/game&gt;">
            <text:p>&lt;game name="Raft Rider (USA)"&gt; &lt;year&gt;1982&lt;/year&gt; &lt;rating&gt;ESRB - E (Everyone)&lt;/rating&gt; &lt;title&gt;Raft Rider &lt;/title&gt; &lt;pub&gt;U.S. Games Corporation&lt;/pub&gt; &lt;dev&gt;U.S. Games Corporation&lt;/dev&gt; &lt;genre&gt;Action&lt;/genre&gt; &lt;score&gt;2.5&lt;/score&gt; &lt;player&gt;1 Player&lt;/player&gt; &lt;story&gt;In Raft Rider you are floating down a river on a raft made out of logs. Your goal is to guide the raft as far down the river as possible while avoiding the many obstacles. You will come across dangerous rocks, trees, beavers (which chop down trees making more obstacles!), and even a moose, all of which can sink your raft. For each segment of river you travel 125 points are earned, and additional bonus points may be earned by collecting gold nuggets which you will encounter in the river from time to time. You begin the game with three rafts (bonus rafts can be earned), and the game ends when all of the rafts have been sunk. Several difficulty levels are available which control the speed of the current, as well as the speed of the beaver and moose.&lt;/story&gt; &lt;/game&gt;</text:p>
          </table:table-cell>
        </table:table-row>
        <table:table-row table:style-name="ro1">
          <table:table-cell office:value-type="string">
            <text:p>Raiders of the Lost Ark (USA)</text:p>
          </table:table-cell>
          <table:table-cell office:value-type="string">
            <text:p>1982</text:p>
          </table:table-cell>
          <table:table-cell office:value-type="string">
            <text:p>ESRB - E (Everyone)</text:p>
          </table:table-cell>
          <table:table-cell office:value-type="string">
            <text:p>Raiders of the Lost Ark </text:p>
          </table:table-cell>
          <table:table-cell table:number-columns-repeated="2" office:value-type="string">
            <text:p>Atari, Inc.</text:p>
          </table:table-cell>
          <table:table-cell office:value-type="string">
            <text:p>Adventure</text:p>
          </table:table-cell>
          <table:table-cell office:value-type="string">
            <text:p>2.9</text:p>
          </table:table-cell>
          <table:table-cell table:style-name="Default" office:value-type="string">
            <text:p>1 Player</text:p>
          </table:table-cell>
          <table:table-cell office:value-type="string">
            <text:p>Raiders of the Lost Ark is an adventure game which is loosely based on the movie of the same name. In the game you control Indiana Jones on his quest to find the Lost Ark of the Covenant. The ark is hidden somewhere in the valley of poison. Your mission begins in the Egyptian city of Cairo; next you must find your way to the Temple of the Ancients where there is a secret map room. In the map room you will find a hieroglyphic indicating an object you must have to unlock the secrets of the map room; when unlocked, you will be able to find where in the Mesa Field the entrance to the Well of Souls is located. If you can find your way safely across the Mesa tops into the Well of Souls, you will locate the ark and win the game! The game uses two joysticks for control; one joystick moves Indy around the screen and uses a selected object, the second joystick allows you to select and/or drop objects from your inventory. On the many different locations of your journey you will come across different objects (some hidden) which can be collected to help you out. You may find weapons (like a whip or gun) for defense, or objects (such as a key or money) which can be used to unlock new areas or receive help. You begin the game with three lives, and the game ends when all lives are lost. There are plenty of enemies to hinder your progress, and of course numerous snakes!</text:p>
          </table:table-cell>
          <table:table-cell table:formula="of:=CONCATENATE(&quot;&lt;game name=&quot;;CHAR(34);[.A304];CHAR(34);&quot;&gt; &lt;year&gt;&quot;;[.B304];&quot;&lt;/year&gt; &lt;rating&gt;&quot;;[.C304];&quot;&lt;/rating&gt; &lt;title&gt;&quot;;[.D304];&quot;&lt;/title&gt; &lt;pub&gt;&quot;;[.E304];&quot;&lt;/pub&gt; &lt;dev&gt;&quot;;[.F304];&quot;&lt;/dev&gt; &lt;genre&gt;&quot;;[.G304];&quot;&lt;/genre&gt; &lt;score&gt;&quot;;[.H304];&quot;&lt;/score&gt; &lt;player&gt;&quot;;[.I304];&quot;&lt;/player&gt; &lt;story&gt;&quot;;[.J304];&quot;&lt;/story&gt; &lt;/game&gt;&quot;)" office:value-type="string" office:string-value="&lt;game name=&quot;Raiders of the Lost Ark (USA)&quot;&gt; &lt;year&gt;1982&lt;/year&gt; &lt;rating&gt;ESRB - E (Everyone)&lt;/rating&gt; &lt;title&gt;Raiders of the Lost Ark &lt;/title&gt; &lt;pub&gt;Atari, Inc.&lt;/pub&gt; &lt;dev&gt;Atari, Inc.&lt;/dev&gt; &lt;genre&gt;Adventure&lt;/genre&gt; &lt;score&gt;2.9&lt;/score&gt; &lt;player&gt;1 Player&lt;/player&gt; &lt;story&gt;Raiders of the Lost Ark is an adventure game which is loosely based on the movie of the same name. In the game you control Indiana Jones on his quest to find the Lost Ark of the Covenant. The ark is hidden somewhere in the valley of poison. Your mission begins in the Egyptian city of Cairo; next you must find your way to the Temple of the Ancients where there is a secret map room. In the map room you will find a hieroglyphic indicating an object you must have to unlock the secrets of the map room; when unlocked, you will be able to find where in the Mesa Field the entrance to the Well of Souls is located. If you can find your way safely across the Mesa tops into the Well of Souls, you will locate the ark and win the game! The game uses two joysticks for control; one joystick moves Indy around the screen and uses a selected object, the second joystick allows you to select and/or drop objects from your inventory. On the many different locations of your journey you will come across different objects (some hidden) which can be collected to help you out. You may find weapons (like a whip or gun) for defense, or objects (such as a key or money) which can be used to unlock new areas or receive help. You begin the game with three lives, and the game ends when all lives are lost. There are plenty of enemies to hinder your progress, and of course numerous snakes!&lt;/story&gt; &lt;/game&gt;">
            <text:p>&lt;game name="Raiders of the Lost Ark (USA)"&gt; &lt;year&gt;1982&lt;/year&gt; &lt;rating&gt;ESRB - E (Everyone)&lt;/rating&gt; &lt;title&gt;Raiders of the Lost Ark &lt;/title&gt; &lt;pub&gt;Atari, Inc.&lt;/pub&gt; &lt;dev&gt;Atari, Inc.&lt;/dev&gt; &lt;genre&gt;Adventure&lt;/genre&gt; &lt;score&gt;2.9&lt;/score&gt; &lt;player&gt;1 Player&lt;/player&gt; &lt;story&gt;Raiders of the Lost Ark is an adventure game which is loosely based on the movie of the same name. In the game you control Indiana Jones on his quest to find the Lost Ark of the Covenant. The ark is hidden somewhere in the valley of poison. Your mission begins in the Egyptian city of Cairo; next you must find your way to the Temple of the Ancients where there is a secret map room. In the map room you will find a hieroglyphic indicating an object you must have to unlock the secrets of the map room; when unlocked, you will be able to find where in the Mesa Field the entrance to the Well of Souls is located. If you can find your way safely across the Mesa tops into the Well of Souls, you will locate the ark and win the game! The game uses two joysticks for control; one joystick moves Indy around the screen and uses a selected object, the second joystick allows you to select and/or drop objects from your inventory. On the many different locations of your journey you will come across different objects (some hidden) which can be collected to help you out. You may find weapons (like a whip or gun) for defense, or objects (such as a key or money) which can be used to unlock new areas or receive help. You begin the game with three lives, and the game ends when all lives are lost. There are plenty of enemies to hinder your progress, and of course numerous snakes!&lt;/story&gt; &lt;/game&gt;</text:p>
          </table:table-cell>
        </table:table-row>
        <table:table-row table:style-name="ro1">
          <table:table-cell office:value-type="string">
            <text:p>Ram It (USA)</text:p>
          </table:table-cell>
          <table:table-cell office:value-type="string">
            <text:p>1982</text:p>
          </table:table-cell>
          <table:table-cell office:value-type="string">
            <text:p>ESRB - E (Everyone)</text:p>
          </table:table-cell>
          <table:table-cell office:value-type="string">
            <text:p>Ram It </text:p>
          </table:table-cell>
          <table:table-cell table:number-columns-repeated="2" office:value-type="string">
            <text:p>Telesys</text:p>
          </table:table-cell>
          <table:table-cell office:value-type="string">
            <text:p>Shooter</text:p>
          </table:table-cell>
          <table:table-cell office:value-type="string">
            <text:p>3.5</text:p>
          </table:table-cell>
          <table:table-cell table:style-name="Default" office:value-type="string">
            <text:p>1-2 Players</text:p>
          </table:table-cell>
          <table:table-cell office:value-type="string">
            <text:p>EEEEEK! Green is going wild! Red on your right! Blue at your back! Yipes, yellow! Quick! Jam it, slam it. Ram It! Put your Ramroid into action and rifle away.You, the Ramroid, are on a track in the center of the screen. You can aim left and right to fire. On both sides are colored bars that begin to randomly advance towards the center. You must shoot these bars to drive them back, preferably off the screen. If a bar starts flashing, it is a bonus bar and shooting it gets you larger points as well as clearing it from the screen completely. Be warned, though, that sometimes the bar will reappear on the opposite side of the screen.A round ends when:1. You have cleared all the colored bars from the screen or2. The timer at the bottom, which starts at five thousand, reaches zero or3. The colored bars have blocked off part of the screen and you clear the rods where you canAfter three rounds, the game is over.</text:p>
          </table:table-cell>
          <table:table-cell table:formula="of:=CONCATENATE(&quot;&lt;game name=&quot;;CHAR(34);[.A305];CHAR(34);&quot;&gt; &lt;year&gt;&quot;;[.B305];&quot;&lt;/year&gt; &lt;rating&gt;&quot;;[.C305];&quot;&lt;/rating&gt; &lt;title&gt;&quot;;[.D305];&quot;&lt;/title&gt; &lt;pub&gt;&quot;;[.E305];&quot;&lt;/pub&gt; &lt;dev&gt;&quot;;[.F305];&quot;&lt;/dev&gt; &lt;genre&gt;&quot;;[.G305];&quot;&lt;/genre&gt; &lt;score&gt;&quot;;[.H305];&quot;&lt;/score&gt; &lt;player&gt;&quot;;[.I305];&quot;&lt;/player&gt; &lt;story&gt;&quot;;[.J305];&quot;&lt;/story&gt; &lt;/game&gt;&quot;)" office:value-type="string" office:string-value="&lt;game name=&quot;Ram It (USA)&quot;&gt; &lt;year&gt;1982&lt;/year&gt; &lt;rating&gt;ESRB - E (Everyone)&lt;/rating&gt; &lt;title&gt;Ram It &lt;/title&gt; &lt;pub&gt;Telesys&lt;/pub&gt; &lt;dev&gt;Telesys&lt;/dev&gt; &lt;genre&gt;Shooter&lt;/genre&gt; &lt;score&gt;3.5&lt;/score&gt; &lt;player&gt;1-2 Players&lt;/player&gt; &lt;story&gt;EEEEEK! Green is going wild! Red on your right! Blue at your back! Yipes, yellow! Quick! Jam it, slam it. Ram It! Put your Ramroid into action and rifle away.You, the Ramroid, are on a track in the center of the screen. You can aim left and right to fire. On both sides are colored bars that begin to randomly advance towards the center. You must shoot these bars to drive them back, preferably off the screen. If a bar starts flashing, it is a bonus bar and shooting it gets you larger points as well as clearing it from the screen completely. Be warned, though, that sometimes the bar will reappear on the opposite side of the screen.A round ends when:1. You have cleared all the colored bars from the screen or2. The timer at the bottom, which starts at five thousand, reaches zero or3. The colored bars have blocked off part of the screen and you clear the rods where you canAfter three rounds, the game is over.&lt;/story&gt; &lt;/game&gt;">
            <text:p>&lt;game name="Ram It (USA)"&gt; &lt;year&gt;1982&lt;/year&gt; &lt;rating&gt;ESRB - E (Everyone)&lt;/rating&gt; &lt;title&gt;Ram It &lt;/title&gt; &lt;pub&gt;Telesys&lt;/pub&gt; &lt;dev&gt;Telesys&lt;/dev&gt; &lt;genre&gt;Shooter&lt;/genre&gt; &lt;score&gt;3.5&lt;/score&gt; &lt;player&gt;1-2 Players&lt;/player&gt; &lt;story&gt;EEEEEK! Green is going wild! Red on your right! Blue at your back! Yipes, yellow! Quick! Jam it, slam it. Ram It! Put your Ramroid into action and rifle away.You, the Ramroid, are on a track in the center of the screen. You can aim left and right to fire. On both sides are colored bars that begin to randomly advance towards the center. You must shoot these bars to drive them back, preferably off the screen. If a bar starts flashing, it is a bonus bar and shooting it gets you larger points as well as clearing it from the screen completely. Be warned, though, that sometimes the bar will reappear on the opposite side of the screen.A round ends when:1. You have cleared all the colored bars from the screen or2. The timer at the bottom, which starts at five thousand, reaches zero or3. The colored bars have blocked off part of the screen and you clear the rods where you canAfter three rounds, the game is over.&lt;/story&gt; &lt;/game&gt;</text:p>
          </table:table-cell>
        </table:table-row>
        <table:table-row table:style-name="ro1">
          <table:table-cell office:value-type="string">
            <text:p>Rampage! (USA)</text:p>
          </table:table-cell>
          <table:table-cell office:value-type="string">
            <text:p>1989</text:p>
          </table:table-cell>
          <table:table-cell office:value-type="string">
            <text:p>ESRB - E (Everyone)</text:p>
          </table:table-cell>
          <table:table-cell office:value-type="string">
            <text:p>Rampage! </text:p>
          </table:table-cell>
          <table:table-cell office:value-type="string">
            <text:p>Activision, Inc.</text:p>
          </table:table-cell>
          <table:table-cell office:value-type="string">
            <text:p>Bally Midway Manufacturing Co., Inc.</text:p>
          </table:table-cell>
          <table:table-cell office:value-type="string">
            <text:p>Action</text:p>
          </table:table-cell>
          <table:table-cell office:value-type="string">
            <text:p>3.1</text:p>
          </table:table-cell>
          <table:table-cell table:style-name="Default" office:value-type="string">
            <text:p>1-2 Players</text:p>
          </table:table-cell>
          <table:table-cell office:value-type="string">
            <text:p>George, Lizzy and Ralph were just ordinary Americans, until an experiment went wrong, turning them into a Gorilla, Lizard and Werewolf respectively. Following this, the three of them plan to go round destroying buildings, and up to 3 human players can join in.Smashing at the edges of the buildings for long enough will make them collapse. The police and military are after you, and will shoot at you, so try to destroy them (failing that, you can avoid the bullets). You will need to eat regularly, with things like plants on offer, to avoid shrinking back to being human</text:p>
          </table:table-cell>
          <table:table-cell table:formula="of:=CONCATENATE(&quot;&lt;game name=&quot;;CHAR(34);[.A306];CHAR(34);&quot;&gt; &lt;year&gt;&quot;;[.B306];&quot;&lt;/year&gt; &lt;rating&gt;&quot;;[.C306];&quot;&lt;/rating&gt; &lt;title&gt;&quot;;[.D306];&quot;&lt;/title&gt; &lt;pub&gt;&quot;;[.E306];&quot;&lt;/pub&gt; &lt;dev&gt;&quot;;[.F306];&quot;&lt;/dev&gt; &lt;genre&gt;&quot;;[.G306];&quot;&lt;/genre&gt; &lt;score&gt;&quot;;[.H306];&quot;&lt;/score&gt; &lt;player&gt;&quot;;[.I306];&quot;&lt;/player&gt; &lt;story&gt;&quot;;[.J306];&quot;&lt;/story&gt; &lt;/game&gt;&quot;)" office:value-type="string" office:string-value="&lt;game name=&quot;Rampage! (USA)&quot;&gt; &lt;year&gt;1989&lt;/year&gt; &lt;rating&gt;ESRB - E (Everyone)&lt;/rating&gt; &lt;title&gt;Rampage! &lt;/title&gt; &lt;pub&gt;Activision, Inc.&lt;/pub&gt; &lt;dev&gt;Bally Midway Manufacturing Co., Inc.&lt;/dev&gt; &lt;genre&gt;Action&lt;/genre&gt; &lt;score&gt;3.1&lt;/score&gt; &lt;player&gt;1-2 Players&lt;/player&gt; &lt;story&gt;George, Lizzy and Ralph were just ordinary Americans, until an experiment went wrong, turning them into a Gorilla, Lizard and Werewolf respectively. Following this, the three of them plan to go round destroying buildings, and up to 3 human players can join in.Smashing at the edges of the buildings for long enough will make them collapse. The police and military are after you, and will shoot at you, so try to destroy them (failing that, you can avoid the bullets). You will need to eat regularly, with things like plants on offer, to avoid shrinking back to being human&lt;/story&gt; &lt;/game&gt;">
            <text:p>&lt;game name="Rampage! (USA)"&gt; &lt;year&gt;1989&lt;/year&gt; &lt;rating&gt;ESRB - E (Everyone)&lt;/rating&gt; &lt;title&gt;Rampage! &lt;/title&gt; &lt;pub&gt;Activision, Inc.&lt;/pub&gt; &lt;dev&gt;Bally Midway Manufacturing Co., Inc.&lt;/dev&gt; &lt;genre&gt;Action&lt;/genre&gt; &lt;score&gt;3.1&lt;/score&gt; &lt;player&gt;1-2 Players&lt;/player&gt; &lt;story&gt;George, Lizzy and Ralph were just ordinary Americans, until an experiment went wrong, turning them into a Gorilla, Lizard and Werewolf respectively. Following this, the three of them plan to go round destroying buildings, and up to 3 human players can join in.Smashing at the edges of the buildings for long enough will make them collapse. The police and military are after you, and will shoot at you, so try to destroy them (failing that, you can avoid the bullets). You will need to eat regularly, with things like plants on offer, to avoid shrinking back to being human&lt;/story&gt; &lt;/game&gt;</text:p>
          </table:table-cell>
        </table:table-row>
        <table:table-row table:style-name="ro1">
          <table:table-cell office:value-type="string">
            <text:p>Reactor (USA)</text:p>
          </table:table-cell>
          <table:table-cell office:value-type="string">
            <text:p>1982</text:p>
          </table:table-cell>
          <table:table-cell office:value-type="string">
            <text:p>ESRB - E (Everyone)</text:p>
          </table:table-cell>
          <table:table-cell office:value-type="string">
            <text:p>Reactor </text:p>
          </table:table-cell>
          <table:table-cell office:value-type="string">
            <text:p>Parker Brothers</text:p>
          </table:table-cell>
          <table:table-cell office:value-type="string">
            <text:p>D. Gottlieb &amp; Co.</text:p>
          </table:table-cell>
          <table:table-cell office:value-type="string">
            <text:p>Action</text:p>
          </table:table-cell>
          <table:table-cell office:value-type="string">
            <text:p>3.5</text:p>
          </table:table-cell>
          <table:table-cell table:style-name="Default" office:value-type="string">
            <text:p>1 Player</text:p>
          </table:table-cell>
          <table:table-cell office:value-type="string">
            <text:p>Reactor is a conversion of the arcade game. You control a space ship inside a nuclear reactor which you are trying to stop from melting down! The reactor core at the center of the screen is surrounded by a deadly kill wall. Roaming throughout the available space are positrons, neutrinos, and photons, all of which will be trying to knock your ship into the wall. To survive you will need to knock all of these attacking particles into the kill wall to destroy them. As each level progresses, the reactor core will slowly grow in size, making less and less room to maneuver in. Eventually the reactor core will melt down; to prevent this, you need to destroy all of the particles before time runs out! To help out, you start the game with a limited number of decoys. When a decoy is placed on the screen, all of the particles will be attracted to it instead of your ship. If you place the decoy close enough to the kill wall, this will make it easier to destroy the particles. Also inside the reactor are two sets of control rods (located on the left and right sides of the screen); If you destroy an entire set of rods by knocking the particles into them, the reactor core will shrink down in size, giving you more time for your battle. If you destroy both sets of rods, you earn an extra decoy.</text:p>
          </table:table-cell>
          <table:table-cell table:formula="of:=CONCATENATE(&quot;&lt;game name=&quot;;CHAR(34);[.A307];CHAR(34);&quot;&gt; &lt;year&gt;&quot;;[.B307];&quot;&lt;/year&gt; &lt;rating&gt;&quot;;[.C307];&quot;&lt;/rating&gt; &lt;title&gt;&quot;;[.D307];&quot;&lt;/title&gt; &lt;pub&gt;&quot;;[.E307];&quot;&lt;/pub&gt; &lt;dev&gt;&quot;;[.F307];&quot;&lt;/dev&gt; &lt;genre&gt;&quot;;[.G307];&quot;&lt;/genre&gt; &lt;score&gt;&quot;;[.H307];&quot;&lt;/score&gt; &lt;player&gt;&quot;;[.I307];&quot;&lt;/player&gt; &lt;story&gt;&quot;;[.J307];&quot;&lt;/story&gt; &lt;/game&gt;&quot;)" office:value-type="string" office:string-value="&lt;game name=&quot;Reactor (USA)&quot;&gt; &lt;year&gt;1982&lt;/year&gt; &lt;rating&gt;ESRB - E (Everyone)&lt;/rating&gt; &lt;title&gt;Reactor &lt;/title&gt; &lt;pub&gt;Parker Brothers&lt;/pub&gt; &lt;dev&gt;D. Gottlieb &amp; Co.&lt;/dev&gt; &lt;genre&gt;Action&lt;/genre&gt; &lt;score&gt;3.5&lt;/score&gt; &lt;player&gt;1 Player&lt;/player&gt; &lt;story&gt;Reactor is a conversion of the arcade game. You control a space ship inside a nuclear reactor which you are trying to stop from melting down! The reactor core at the center of the screen is surrounded by a deadly kill wall. Roaming throughout the available space are positrons, neutrinos, and photons, all of which will be trying to knock your ship into the wall. To survive you will need to knock all of these attacking particles into the kill wall to destroy them. As each level progresses, the reactor core will slowly grow in size, making less and less room to maneuver in. Eventually the reactor core will melt down; to prevent this, you need to destroy all of the particles before time runs out! To help out, you start the game with a limited number of decoys. When a decoy is placed on the screen, all of the particles will be attracted to it instead of your ship. If you place the decoy close enough to the kill wall, this will make it easier to destroy the particles. Also inside the reactor are two sets of control rods (located on the left and right sides of the screen); If you destroy an entire set of rods by knocking the particles into them, the reactor core will shrink down in size, giving you more time for your battle. If you destroy both sets of rods, you earn an extra decoy.&lt;/story&gt; &lt;/game&gt;">
            <text:p>&lt;game name="Reactor (USA)"&gt; &lt;year&gt;1982&lt;/year&gt; &lt;rating&gt;ESRB - E (Everyone)&lt;/rating&gt; &lt;title&gt;Reactor &lt;/title&gt; &lt;pub&gt;Parker Brothers&lt;/pub&gt; &lt;dev&gt;D. Gottlieb &amp; Co.&lt;/dev&gt; &lt;genre&gt;Action&lt;/genre&gt; &lt;score&gt;3.5&lt;/score&gt; &lt;player&gt;1 Player&lt;/player&gt; &lt;story&gt;Reactor is a conversion of the arcade game. You control a space ship inside a nuclear reactor which you are trying to stop from melting down! The reactor core at the center of the screen is surrounded by a deadly kill wall. Roaming throughout the available space are positrons, neutrinos, and photons, all of which will be trying to knock your ship into the wall. To survive you will need to knock all of these attacking particles into the kill wall to destroy them. As each level progresses, the reactor core will slowly grow in size, making less and less room to maneuver in. Eventually the reactor core will melt down; to prevent this, you need to destroy all of the particles before time runs out! To help out, you start the game with a limited number of decoys. When a decoy is placed on the screen, all of the particles will be attracted to it instead of your ship. If you place the decoy close enough to the kill wall, this will make it easier to destroy the particles. Also inside the reactor are two sets of control rods (located on the left and right sides of the screen); If you destroy an entire set of rods by knocking the particles into them, the reactor core will shrink down in size, giving you more time for your battle. If you destroy both sets of rods, you earn an extra decoy.&lt;/story&gt; &lt;/game&gt;</text:p>
          </table:table-cell>
        </table:table-row>
        <table:table-row table:style-name="ro1">
          <table:table-cell office:value-type="string">
            <text:p>RealSports Baseball (USA)</text:p>
          </table:table-cell>
          <table:table-cell office:value-type="string">
            <text:p>1982</text:p>
          </table:table-cell>
          <table:table-cell office:value-type="string">
            <text:p>ESRB - E (Everyone)</text:p>
          </table:table-cell>
          <table:table-cell office:value-type="string">
            <text:p>RealSports Baseball </text:p>
          </table:table-cell>
          <table:table-cell table:number-columns-repeated="2" office:value-type="string">
            <text:p>Atari, Inc.</text:p>
          </table:table-cell>
          <table:table-cell office:value-type="string">
            <text:p>Sports/Baseball</text:p>
          </table:table-cell>
          <table:table-cell office:value-type="string">
            <text:p>2.8</text:p>
          </table:table-cell>
          <table:table-cell table:style-name="Default" office:value-type="string">
            <text:p>1-2 Players</text:p>
          </table:table-cell>
          <table:table-cell office:value-type="string">
            <text:p>Baseball is an action game which can be played by two players or one player against the computer. The game allows you to bunt the ball or try for a homerun, steal bases, and throw several types of pitches from a fast ball to a curve ball. Several game variations are included which allow you to select whether the home or visiting team is at bat first, and whether or not a player can swing only at pitches that are a strike, or they can swing at any pitch.</text:p>
          </table:table-cell>
          <table:table-cell table:formula="of:=CONCATENATE(&quot;&lt;game name=&quot;;CHAR(34);[.A308];CHAR(34);&quot;&gt; &lt;year&gt;&quot;;[.B308];&quot;&lt;/year&gt; &lt;rating&gt;&quot;;[.C308];&quot;&lt;/rating&gt; &lt;title&gt;&quot;;[.D308];&quot;&lt;/title&gt; &lt;pub&gt;&quot;;[.E308];&quot;&lt;/pub&gt; &lt;dev&gt;&quot;;[.F308];&quot;&lt;/dev&gt; &lt;genre&gt;&quot;;[.G308];&quot;&lt;/genre&gt; &lt;score&gt;&quot;;[.H308];&quot;&lt;/score&gt; &lt;player&gt;&quot;;[.I308];&quot;&lt;/player&gt; &lt;story&gt;&quot;;[.J308];&quot;&lt;/story&gt; &lt;/game&gt;&quot;)" office:value-type="string" office:string-value="&lt;game name=&quot;RealSports Baseball (USA)&quot;&gt; &lt;year&gt;1982&lt;/year&gt; &lt;rating&gt;ESRB - E (Everyone)&lt;/rating&gt; &lt;title&gt;RealSports Baseball &lt;/title&gt; &lt;pub&gt;Atari, Inc.&lt;/pub&gt; &lt;dev&gt;Atari, Inc.&lt;/dev&gt; &lt;genre&gt;Sports/Baseball&lt;/genre&gt; &lt;score&gt;2.8&lt;/score&gt; &lt;player&gt;1-2 Players&lt;/player&gt; &lt;story&gt;Baseball is an action game which can be played by two players or one player against the computer. The game allows you to bunt the ball or try for a homerun, steal bases, and throw several types of pitches from a fast ball to a curve ball. Several game variations are included which allow you to select whether the home or visiting team is at bat first, and whether or not a player can swing only at pitches that are a strike, or they can swing at any pitch.&lt;/story&gt; &lt;/game&gt;">
            <text:p>&lt;game name="RealSports Baseball (USA)"&gt; &lt;year&gt;1982&lt;/year&gt; &lt;rating&gt;ESRB - E (Everyone)&lt;/rating&gt; &lt;title&gt;RealSports Baseball &lt;/title&gt; &lt;pub&gt;Atari, Inc.&lt;/pub&gt; &lt;dev&gt;Atari, Inc.&lt;/dev&gt; &lt;genre&gt;Sports/Baseball&lt;/genre&gt; &lt;score&gt;2.8&lt;/score&gt; &lt;player&gt;1-2 Players&lt;/player&gt; &lt;story&gt;Baseball is an action game which can be played by two players or one player against the computer. The game allows you to bunt the ball or try for a homerun, steal bases, and throw several types of pitches from a fast ball to a curve ball. Several game variations are included which allow you to select whether the home or visiting team is at bat first, and whether or not a player can swing only at pitches that are a strike, or they can swing at any pitch.&lt;/story&gt; &lt;/game&gt;</text:p>
          </table:table-cell>
        </table:table-row>
        <table:table-row table:style-name="ro1">
          <table:table-cell office:value-type="string">
            <text:p>RealSports Boxing (USA)</text:p>
          </table:table-cell>
          <table:table-cell office:value-type="string">
            <text:p>1987</text:p>
          </table:table-cell>
          <table:table-cell office:value-type="string">
            <text:p>ESRB - E (Everyone)</text:p>
          </table:table-cell>
          <table:table-cell office:value-type="string">
            <text:p>RealSports Boxing </text:p>
          </table:table-cell>
          <table:table-cell table:number-columns-repeated="2" office:value-type="string">
            <text:p>Atari Corporation</text:p>
          </table:table-cell>
          <table:table-cell office:value-type="string">
            <text:p>Sports/Boxing</text:p>
          </table:table-cell>
          <table:table-cell office:value-type="string">
            <text:p>3.6</text:p>
          </table:table-cell>
          <table:table-cell table:style-name="Default" office:value-type="string">
            <text:p>1-2 Players</text:p>
          </table:table-cell>
          <table:table-cell office:value-type="string">
            <text:p>This features one or two player action, with a wide range of moves. There are 4 distinct players - unusual for this era, two of them are visibly black. Each player has a distinct weakness, and as such a particular shot is most effective to finish them off. A power bar indicates how well each player is doing. The ring is properly 3D, with movement horizontally and vertically.</text:p>
          </table:table-cell>
          <table:table-cell table:formula="of:=CONCATENATE(&quot;&lt;game name=&quot;;CHAR(34);[.A309];CHAR(34);&quot;&gt; &lt;year&gt;&quot;;[.B309];&quot;&lt;/year&gt; &lt;rating&gt;&quot;;[.C309];&quot;&lt;/rating&gt; &lt;title&gt;&quot;;[.D309];&quot;&lt;/title&gt; &lt;pub&gt;&quot;;[.E309];&quot;&lt;/pub&gt; &lt;dev&gt;&quot;;[.F309];&quot;&lt;/dev&gt; &lt;genre&gt;&quot;;[.G309];&quot;&lt;/genre&gt; &lt;score&gt;&quot;;[.H309];&quot;&lt;/score&gt; &lt;player&gt;&quot;;[.I309];&quot;&lt;/player&gt; &lt;story&gt;&quot;;[.J309];&quot;&lt;/story&gt; &lt;/game&gt;&quot;)" office:value-type="string" office:string-value="&lt;game name=&quot;RealSports Boxing (USA)&quot;&gt; &lt;year&gt;1987&lt;/year&gt; &lt;rating&gt;ESRB - E (Everyone)&lt;/rating&gt; &lt;title&gt;RealSports Boxing &lt;/title&gt; &lt;pub&gt;Atari Corporation&lt;/pub&gt; &lt;dev&gt;Atari Corporation&lt;/dev&gt; &lt;genre&gt;Sports/Boxing&lt;/genre&gt; &lt;score&gt;3.6&lt;/score&gt; &lt;player&gt;1-2 Players&lt;/player&gt; &lt;story&gt;This features one or two player action, with a wide range of moves. There are 4 distinct players - unusual for this era, two of them are visibly black. Each player has a distinct weakness, and as such a particular shot is most effective to finish them off. A power bar indicates how well each player is doing. The ring is properly 3D, with movement horizontally and vertically.&lt;/story&gt; &lt;/game&gt;">
            <text:p>&lt;game name="RealSports Boxing (USA)"&gt; &lt;year&gt;1987&lt;/year&gt; &lt;rating&gt;ESRB - E (Everyone)&lt;/rating&gt; &lt;title&gt;RealSports Boxing &lt;/title&gt; &lt;pub&gt;Atari Corporation&lt;/pub&gt; &lt;dev&gt;Atari Corporation&lt;/dev&gt; &lt;genre&gt;Sports/Boxing&lt;/genre&gt; &lt;score&gt;3.6&lt;/score&gt; &lt;player&gt;1-2 Players&lt;/player&gt; &lt;story&gt;This features one or two player action, with a wide range of moves. There are 4 distinct players - unusual for this era, two of them are visibly black. Each player has a distinct weakness, and as such a particular shot is most effective to finish them off. A power bar indicates how well each player is doing. The ring is properly 3D, with movement horizontally and vertically.&lt;/story&gt; &lt;/game&gt;</text:p>
          </table:table-cell>
        </table:table-row>
        <table:table-row table:style-name="ro1">
          <table:table-cell office:value-type="string">
            <text:p>RealSports Football (USA)</text:p>
          </table:table-cell>
          <table:table-cell office:value-type="string">
            <text:p>1982</text:p>
          </table:table-cell>
          <table:table-cell office:value-type="string">
            <text:p>ESRB - E (Everyone)</text:p>
          </table:table-cell>
          <table:table-cell office:value-type="string">
            <text:p>RealSports Football </text:p>
          </table:table-cell>
          <table:table-cell table:number-columns-repeated="2" office:value-type="string">
            <text:p>Atari, Inc.</text:p>
          </table:table-cell>
          <table:table-cell office:value-type="string">
            <text:p>Sports/Football</text:p>
          </table:table-cell>
          <table:table-cell office:value-type="string">
            <text:p>2.0</text:p>
          </table:table-cell>
          <table:table-cell table:style-name="Default" office:value-type="string">
            <text:p>1-2 Players</text:p>
          </table:table-cell>
          <table:table-cell office:value-type="string">
            <text:p>Football is an action football game for two players or one player against the computer. <text:s/>The game is played from a top down point of view of the field which scrolls to follow the action. There is a variety of offensive and defensive plays that can be called, along with several skill levels for each player. Each game will last for one fifteen minute quarter, whichever team has the most points at the end wins!</text:p>
          </table:table-cell>
          <table:table-cell table:formula="of:=CONCATENATE(&quot;&lt;game name=&quot;;CHAR(34);[.A310];CHAR(34);&quot;&gt; &lt;year&gt;&quot;;[.B310];&quot;&lt;/year&gt; &lt;rating&gt;&quot;;[.C310];&quot;&lt;/rating&gt; &lt;title&gt;&quot;;[.D310];&quot;&lt;/title&gt; &lt;pub&gt;&quot;;[.E310];&quot;&lt;/pub&gt; &lt;dev&gt;&quot;;[.F310];&quot;&lt;/dev&gt; &lt;genre&gt;&quot;;[.G310];&quot;&lt;/genre&gt; &lt;score&gt;&quot;;[.H310];&quot;&lt;/score&gt; &lt;player&gt;&quot;;[.I310];&quot;&lt;/player&gt; &lt;story&gt;&quot;;[.J310];&quot;&lt;/story&gt; &lt;/game&gt;&quot;)" office:value-type="string" office:string-value="&lt;game name=&quot;RealSports Football (USA)&quot;&gt; &lt;year&gt;1982&lt;/year&gt; &lt;rating&gt;ESRB - E (Everyone)&lt;/rating&gt; &lt;title&gt;RealSports Football &lt;/title&gt; &lt;pub&gt;Atari, Inc.&lt;/pub&gt; &lt;dev&gt;Atari, Inc.&lt;/dev&gt; &lt;genre&gt;Sports/Football&lt;/genre&gt; &lt;score&gt;2.0&lt;/score&gt; &lt;player&gt;1-2 Players&lt;/player&gt; &lt;story&gt;Football is an action football game for two players or one player against the computer.  The game is played from a top down point of view of the field which scrolls to follow the action. There is a variety of offensive and defensive plays that can be called, along with several skill levels for each player. Each game will last for one fifteen minute quarter, whichever team has the most points at the end wins!&lt;/story&gt; &lt;/game&gt;">
            <text:p>&lt;game name="RealSports Football (USA)"&gt; &lt;year&gt;1982&lt;/year&gt; &lt;rating&gt;ESRB - E (Everyone)&lt;/rating&gt; &lt;title&gt;RealSports Football &lt;/title&gt; &lt;pub&gt;Atari, Inc.&lt;/pub&gt; &lt;dev&gt;Atari, Inc.&lt;/dev&gt; &lt;genre&gt;Sports/Football&lt;/genre&gt; &lt;score&gt;2.0&lt;/score&gt; &lt;player&gt;1-2 Players&lt;/player&gt; &lt;story&gt;Football is an action football game for two players or one player against the computer. <text:s/>The game is played from a top down point of view of the field which scrolls to follow the action. There is a variety of offensive and defensive plays that can be called, along with several skill levels for each player. Each game will last for one fifteen minute quarter, whichever team has the most points at the end wins!&lt;/story&gt; &lt;/game&gt;</text:p>
          </table:table-cell>
        </table:table-row>
        <table:table-row table:style-name="ro1">
          <table:table-cell office:value-type="string">
            <text:p>RealSports Soccer (USA)</text:p>
          </table:table-cell>
          <table:table-cell office:value-type="string">
            <text:p>1983</text:p>
          </table:table-cell>
          <table:table-cell office:value-type="string">
            <text:p>ESRB - E (Everyone)</text:p>
          </table:table-cell>
          <table:table-cell office:value-type="string">
            <text:p>RealSports Soccer </text:p>
          </table:table-cell>
          <table:table-cell table:number-columns-repeated="2" office:value-type="string">
            <text:p>Atari, Inc.</text:p>
          </table:table-cell>
          <table:table-cell office:value-type="string">
            <text:p>Sports/Soccer</text:p>
          </table:table-cell>
          <table:table-cell office:value-type="string">
            <text:p>1.6</text:p>
          </table:table-cell>
          <table:table-cell table:style-name="Default" office:value-type="string">
            <text:p>1-2 Players</text:p>
          </table:table-cell>
          <table:table-cell office:value-type="string">
            <text:p>The game is played from an angled overhead point of view of the field which scrolls to follow the action. If your team has the ball, you control whichever player is currently dribbling the ball, otherwise you can control any one player at a time while the computer controls the rest of your team. Various time lengths can be selected for each game, you can kick the ball low, medium or high, and there are throw-ins, corner kicks, goal kicks. When playing against the computer several different skill levels are available.</text:p>
          </table:table-cell>
          <table:table-cell table:formula="of:=CONCATENATE(&quot;&lt;game name=&quot;;CHAR(34);[.A311];CHAR(34);&quot;&gt; &lt;year&gt;&quot;;[.B311];&quot;&lt;/year&gt; &lt;rating&gt;&quot;;[.C311];&quot;&lt;/rating&gt; &lt;title&gt;&quot;;[.D311];&quot;&lt;/title&gt; &lt;pub&gt;&quot;;[.E311];&quot;&lt;/pub&gt; &lt;dev&gt;&quot;;[.F311];&quot;&lt;/dev&gt; &lt;genre&gt;&quot;;[.G311];&quot;&lt;/genre&gt; &lt;score&gt;&quot;;[.H311];&quot;&lt;/score&gt; &lt;player&gt;&quot;;[.I311];&quot;&lt;/player&gt; &lt;story&gt;&quot;;[.J311];&quot;&lt;/story&gt; &lt;/game&gt;&quot;)" office:value-type="string" office:string-value="&lt;game name=&quot;RealSports Soccer (USA)&quot;&gt; &lt;year&gt;1983&lt;/year&gt; &lt;rating&gt;ESRB - E (Everyone)&lt;/rating&gt; &lt;title&gt;RealSports Soccer &lt;/title&gt; &lt;pub&gt;Atari, Inc.&lt;/pub&gt; &lt;dev&gt;Atari, Inc.&lt;/dev&gt; &lt;genre&gt;Sports/Soccer&lt;/genre&gt; &lt;score&gt;1.6&lt;/score&gt; &lt;player&gt;1-2 Players&lt;/player&gt; &lt;story&gt;The game is played from an angled overhead point of view of the field which scrolls to follow the action. If your team has the ball, you control whichever player is currently dribbling the ball, otherwise you can control any one player at a time while the computer controls the rest of your team. Various time lengths can be selected for each game, you can kick the ball low, medium or high, and there are throw-ins, corner kicks, goal kicks. When playing against the computer several different skill levels are available.&lt;/story&gt; &lt;/game&gt;">
            <text:p>&lt;game name="RealSports Soccer (USA)"&gt; &lt;year&gt;1983&lt;/year&gt; &lt;rating&gt;ESRB - E (Everyone)&lt;/rating&gt; &lt;title&gt;RealSports Soccer &lt;/title&gt; &lt;pub&gt;Atari, Inc.&lt;/pub&gt; &lt;dev&gt;Atari, Inc.&lt;/dev&gt; &lt;genre&gt;Sports/Soccer&lt;/genre&gt; &lt;score&gt;1.6&lt;/score&gt; &lt;player&gt;1-2 Players&lt;/player&gt; &lt;story&gt;The game is played from an angled overhead point of view of the field which scrolls to follow the action. If your team has the ball, you control whichever player is currently dribbling the ball, otherwise you can control any one player at a time while the computer controls the rest of your team. Various time lengths can be selected for each game, you can kick the ball low, medium or high, and there are throw-ins, corner kicks, goal kicks. When playing against the computer several different skill levels are available.&lt;/story&gt; &lt;/game&gt;</text:p>
          </table:table-cell>
        </table:table-row>
        <table:table-row table:style-name="ro1">
          <table:table-cell office:value-type="string">
            <text:p>RealSports Tennis (USA)</text:p>
          </table:table-cell>
          <table:table-cell office:value-type="string">
            <text:p>1983</text:p>
          </table:table-cell>
          <table:table-cell office:value-type="string">
            <text:p>ESRB - E (Everyone)</text:p>
          </table:table-cell>
          <table:table-cell office:value-type="string">
            <text:p>RealSports Tennis </text:p>
          </table:table-cell>
          <table:table-cell table:number-columns-repeated="2" office:value-type="string">
            <text:p>Atari, Inc.</text:p>
          </table:table-cell>
          <table:table-cell office:value-type="string">
            <text:p>Sports/Tennis</text:p>
          </table:table-cell>
          <table:table-cell office:value-type="string">
            <text:p>2.8</text:p>
          </table:table-cell>
          <table:table-cell table:style-name="Default" office:value-type="string">
            <text:p>1-2 Players</text:p>
          </table:table-cell>
          <table:table-cell office:value-type="string">
            <text:p>Realsports Tennis is a tennis game for two players or one player against the computer. The game follows standard tennis rules, and allows you to hit forehand or backhand shots to all areas of the court as well as serves and lobs. You can play a game of singles or doubles, and multiple skill levels are included.</text:p>
          </table:table-cell>
          <table:table-cell table:formula="of:=CONCATENATE(&quot;&lt;game name=&quot;;CHAR(34);[.A312];CHAR(34);&quot;&gt; &lt;year&gt;&quot;;[.B312];&quot;&lt;/year&gt; &lt;rating&gt;&quot;;[.C312];&quot;&lt;/rating&gt; &lt;title&gt;&quot;;[.D312];&quot;&lt;/title&gt; &lt;pub&gt;&quot;;[.E312];&quot;&lt;/pub&gt; &lt;dev&gt;&quot;;[.F312];&quot;&lt;/dev&gt; &lt;genre&gt;&quot;;[.G312];&quot;&lt;/genre&gt; &lt;score&gt;&quot;;[.H312];&quot;&lt;/score&gt; &lt;player&gt;&quot;;[.I312];&quot;&lt;/player&gt; &lt;story&gt;&quot;;[.J312];&quot;&lt;/story&gt; &lt;/game&gt;&quot;)" office:value-type="string" office:string-value="&lt;game name=&quot;RealSports Tennis (USA)&quot;&gt; &lt;year&gt;1983&lt;/year&gt; &lt;rating&gt;ESRB - E (Everyone)&lt;/rating&gt; &lt;title&gt;RealSports Tennis &lt;/title&gt; &lt;pub&gt;Atari, Inc.&lt;/pub&gt; &lt;dev&gt;Atari, Inc.&lt;/dev&gt; &lt;genre&gt;Sports/Tennis&lt;/genre&gt; &lt;score&gt;2.8&lt;/score&gt; &lt;player&gt;1-2 Players&lt;/player&gt; &lt;story&gt;Realsports Tennis is a tennis game for two players or one player against the computer. The game follows standard tennis rules, and allows you to hit forehand or backhand shots to all areas of the court as well as serves and lobs. You can play a game of singles or doubles, and multiple skill levels are included.&lt;/story&gt; &lt;/game&gt;">
            <text:p>&lt;game name="RealSports Tennis (USA)"&gt; &lt;year&gt;1983&lt;/year&gt; &lt;rating&gt;ESRB - E (Everyone)&lt;/rating&gt; &lt;title&gt;RealSports Tennis &lt;/title&gt; &lt;pub&gt;Atari, Inc.&lt;/pub&gt; &lt;dev&gt;Atari, Inc.&lt;/dev&gt; &lt;genre&gt;Sports/Tennis&lt;/genre&gt; &lt;score&gt;2.8&lt;/score&gt; &lt;player&gt;1-2 Players&lt;/player&gt; &lt;story&gt;Realsports Tennis is a tennis game for two players or one player against the computer. The game follows standard tennis rules, and allows you to hit forehand or backhand shots to all areas of the court as well as serves and lobs. You can play a game of singles or doubles, and multiple skill levels are included.&lt;/story&gt; &lt;/game&gt;</text:p>
          </table:table-cell>
        </table:table-row>
        <table:table-row table:style-name="ro1">
          <table:table-cell office:value-type="string">
            <text:p>RealSports Volleyball (USA)</text:p>
          </table:table-cell>
          <table:table-cell office:value-type="string">
            <text:p>1982</text:p>
          </table:table-cell>
          <table:table-cell office:value-type="string">
            <text:p>ESRB - E (Everyone)</text:p>
          </table:table-cell>
          <table:table-cell office:value-type="string">
            <text:p>RealSports Volleyball </text:p>
          </table:table-cell>
          <table:table-cell table:number-columns-repeated="2" office:value-type="string">
            <text:p>Atari, Inc.</text:p>
          </table:table-cell>
          <table:table-cell office:value-type="string">
            <text:p>Sports/Volleyball</text:p>
          </table:table-cell>
          <table:table-cell office:value-type="string">
            <text:p>3.4</text:p>
          </table:table-cell>
          <table:table-cell table:style-name="Default" office:value-type="string">
            <text:p>1-2 Players</text:p>
          </table:table-cell>
          <table:table-cell office:value-type="string">
            <text:p>Volleyball is an action game which can be played by one or two players. The game follows traditional volleyball rules; the first team to score 15 points wins! You control both players on the team, which have the ability to serve, set, spike, and block. There are several game variations included; two game difficulties and two player speeds. <text:s/>In the easier version of the game, the ball will automatically be sent back over the net when hit. In the advanced version, the game also allows you to set the ball between teammates. In either version of the game with either one or two players, the speed at which the players run can be set to either fast or slow for an extra challenge or to handicap one team.</text:p>
          </table:table-cell>
          <table:table-cell table:formula="of:=CONCATENATE(&quot;&lt;game name=&quot;;CHAR(34);[.A313];CHAR(34);&quot;&gt; &lt;year&gt;&quot;;[.B313];&quot;&lt;/year&gt; &lt;rating&gt;&quot;;[.C313];&quot;&lt;/rating&gt; &lt;title&gt;&quot;;[.D313];&quot;&lt;/title&gt; &lt;pub&gt;&quot;;[.E313];&quot;&lt;/pub&gt; &lt;dev&gt;&quot;;[.F313];&quot;&lt;/dev&gt; &lt;genre&gt;&quot;;[.G313];&quot;&lt;/genre&gt; &lt;score&gt;&quot;;[.H313];&quot;&lt;/score&gt; &lt;player&gt;&quot;;[.I313];&quot;&lt;/player&gt; &lt;story&gt;&quot;;[.J313];&quot;&lt;/story&gt; &lt;/game&gt;&quot;)" office:value-type="string" office:string-value="&lt;game name=&quot;RealSports Volleyball (USA)&quot;&gt; &lt;year&gt;1982&lt;/year&gt; &lt;rating&gt;ESRB - E (Everyone)&lt;/rating&gt; &lt;title&gt;RealSports Volleyball &lt;/title&gt; &lt;pub&gt;Atari, Inc.&lt;/pub&gt; &lt;dev&gt;Atari, Inc.&lt;/dev&gt; &lt;genre&gt;Sports/Volleyball&lt;/genre&gt; &lt;score&gt;3.4&lt;/score&gt; &lt;player&gt;1-2 Players&lt;/player&gt; &lt;story&gt;Volleyball is an action game which can be played by one or two players. The game follows traditional volleyball rules; the first team to score 15 points wins! You control both players on the team, which have the ability to serve, set, spike, and block. There are several game variations included; two game difficulties and two player speeds.  In the easier version of the game, the ball will automatically be sent back over the net when hit. In the advanced version, the game also allows you to set the ball between teammates. In either version of the game with either one or two players, the speed at which the players run can be set to either fast or slow for an extra challenge or to handicap one team.&lt;/story&gt; &lt;/game&gt;">
            <text:p>&lt;game name="RealSports Volleyball (USA)"&gt; &lt;year&gt;1982&lt;/year&gt; &lt;rating&gt;ESRB - E (Everyone)&lt;/rating&gt; &lt;title&gt;RealSports Volleyball &lt;/title&gt; &lt;pub&gt;Atari, Inc.&lt;/pub&gt; &lt;dev&gt;Atari, Inc.&lt;/dev&gt; &lt;genre&gt;Sports/Volleyball&lt;/genre&gt; &lt;score&gt;3.4&lt;/score&gt; &lt;player&gt;1-2 Players&lt;/player&gt; &lt;story&gt;Volleyball is an action game which can be played by one or two players. The game follows traditional volleyball rules; the first team to score 15 points wins! You control both players on the team, which have the ability to serve, set, spike, and block. There are several game variations included; two game difficulties and two player speeds. <text:s/>In the easier version of the game, the ball will automatically be sent back over the net when hit. In the advanced version, the game also allows you to set the ball between teammates. In either version of the game with either one or two players, the speed at which the players run can be set to either fast or slow for an extra challenge or to handicap one team.&lt;/story&gt; &lt;/game&gt;</text:p>
          </table:table-cell>
        </table:table-row>
        <table:table-row table:style-name="ro1">
          <table:table-cell office:value-type="string">
            <text:p>Rescue Terra I (USA)</text:p>
          </table:table-cell>
          <table:table-cell office:value-type="string">
            <text:p>1982</text:p>
          </table:table-cell>
          <table:table-cell office:value-type="string">
            <text:p>ESRB - E (Everyone)</text:p>
          </table:table-cell>
          <table:table-cell office:value-type="string">
            <text:p>Rescue Terra I </text:p>
          </table:table-cell>
          <table:table-cell table:number-columns-repeated="2" office:value-type="string">
            <text:p>VentureVision</text:p>
          </table:table-cell>
          <table:table-cell office:value-type="string">
            <text:p>Shooter</text:p>
          </table:table-cell>
          <table:table-cell office:value-type="string">
            <text:p>2.8</text:p>
          </table:table-cell>
          <table:table-cell table:style-name="Default" office:value-type="string">
            <text:p>1-2 Players</text:p>
          </table:table-cell>
          <table:table-cell office:value-type="string">
            <text:p>Terra I supplies Earth with Zenbar crystals, which is used to supply 72% of the power to Earth. Ordinarily, a computer controls the defense systems but it looks to have been sabotaged. Space pirates are in the area and the robot interceptors are working against us. Your orders are to fly your F-117 Starwarrior to Terra I, destroying anything that tries to harm you.You can move your ship up, down, left or right. You begin with a top-down view if the F-117, facing towards the bottom of the screen. Meteors and later space pirates come from the bottom moving up and you must shoot them. After you get through these, you switch to a side view of the ship and face left or right. Robot interceptors will come from the sides and must be destroyed then fish force fields (yes, fish force fields) will come from the top, moving down and you must shoot the fish-shaped devices to destroy them. They are Terra I's last defensive line so when you get through them, you win.In the two player games, player one controls the F-117's left and right movement and player two controls the up and down movement therefore players must work together. Firing alternates between both players in two second intervals.</text:p>
          </table:table-cell>
          <table:table-cell table:formula="of:=CONCATENATE(&quot;&lt;game name=&quot;;CHAR(34);[.A314];CHAR(34);&quot;&gt; &lt;year&gt;&quot;;[.B314];&quot;&lt;/year&gt; &lt;rating&gt;&quot;;[.C314];&quot;&lt;/rating&gt; &lt;title&gt;&quot;;[.D314];&quot;&lt;/title&gt; &lt;pub&gt;&quot;;[.E314];&quot;&lt;/pub&gt; &lt;dev&gt;&quot;;[.F314];&quot;&lt;/dev&gt; &lt;genre&gt;&quot;;[.G314];&quot;&lt;/genre&gt; &lt;score&gt;&quot;;[.H314];&quot;&lt;/score&gt; &lt;player&gt;&quot;;[.I314];&quot;&lt;/player&gt; &lt;story&gt;&quot;;[.J314];&quot;&lt;/story&gt; &lt;/game&gt;&quot;)" office:value-type="string" office:string-value="&lt;game name=&quot;Rescue Terra I (USA)&quot;&gt; &lt;year&gt;1982&lt;/year&gt; &lt;rating&gt;ESRB - E (Everyone)&lt;/rating&gt; &lt;title&gt;Rescue Terra I &lt;/title&gt; &lt;pub&gt;VentureVision&lt;/pub&gt; &lt;dev&gt;VentureVision&lt;/dev&gt; &lt;genre&gt;Shooter&lt;/genre&gt; &lt;score&gt;2.8&lt;/score&gt; &lt;player&gt;1-2 Players&lt;/player&gt; &lt;story&gt;Terra I supplies Earth with Zenbar crystals, which is used to supply 72% of the power to Earth. Ordinarily, a computer controls the defense systems but it looks to have been sabotaged. Space pirates are in the area and the robot interceptors are working against us. Your orders are to fly your F-117 Starwarrior to Terra I, destroying anything that tries to harm you.You can move your ship up, down, left or right. You begin with a top-down view if the F-117, facing towards the bottom of the screen. Meteors and later space pirates come from the bottom moving up and you must shoot them. After you get through these, you switch to a side view of the ship and face left or right. Robot interceptors will come from the sides and must be destroyed then fish force fields (yes, fish force fields) will come from the top, moving down and you must shoot the fish-shaped devices to destroy them. They are Terra I's last defensive line so when you get through them, you win.In the two player games, player one controls the F-117's left and right movement and player two controls the up and down movement therefore players must work together. Firing alternates between both players in two second intervals.&lt;/story&gt; &lt;/game&gt;">
            <text:p>&lt;game name="Rescue Terra I (USA)"&gt; &lt;year&gt;1982&lt;/year&gt; &lt;rating&gt;ESRB - E (Everyone)&lt;/rating&gt; &lt;title&gt;Rescue Terra I &lt;/title&gt; &lt;pub&gt;VentureVision&lt;/pub&gt; &lt;dev&gt;VentureVision&lt;/dev&gt; &lt;genre&gt;Shooter&lt;/genre&gt; &lt;score&gt;2.8&lt;/score&gt; &lt;player&gt;1-2 Players&lt;/player&gt; &lt;story&gt;Terra I supplies Earth with Zenbar crystals, which is used to supply 72% of the power to Earth. Ordinarily, a computer controls the defense systems but it looks to have been sabotaged. Space pirates are in the area and the robot interceptors are working against us. Your orders are to fly your F-117 Starwarrior to Terra I, destroying anything that tries to harm you.You can move your ship up, down, left or right. You begin with a top-down view if the F-117, facing towards the bottom of the screen. Meteors and later space pirates come from the bottom moving up and you must shoot them. After you get through these, you switch to a side view of the ship and face left or right. Robot interceptors will come from the sides and must be destroyed then fish force fields (yes, fish force fields) will come from the top, moving down and you must shoot the fish-shaped devices to destroy them. They are Terra I's last defensive line so when you get through them, you win.In the two player games, player one controls the F-117's left and right movement and player two controls the up and down movement therefore players must work together. Firing alternates between both players in two second intervals.&lt;/story&gt; &lt;/game&gt;</text:p>
          </table:table-cell>
        </table:table-row>
        <table:table-row table:style-name="ro1">
          <table:table-cell office:value-type="string">
            <text:p>Revenge of the Beefsteak Tomatoes (USA)</text:p>
          </table:table-cell>
          <table:table-cell office:value-type="string">
            <text:p>1982</text:p>
          </table:table-cell>
          <table:table-cell office:value-type="string">
            <text:p>ESRB - E (Everyone)</text:p>
          </table:table-cell>
          <table:table-cell office:value-type="string">
            <text:p>Revenge of the Beefsteak Tomatoes </text:p>
          </table:table-cell>
          <table:table-cell table:number-columns-repeated="2" office:value-type="string">
            <text:p>Fox Video Games, Inc.</text:p>
          </table:table-cell>
          <table:table-cell office:value-type="string">
            <text:p>Shooter</text:p>
          </table:table-cell>
          <table:table-cell office:value-type="string">
            <text:p>3.1</text:p>
          </table:table-cell>
          <table:table-cell table:style-name="Default" office:value-type="string">
            <text:p>1 Player</text:p>
          </table:table-cell>
          <table:table-cell office:value-type="string">
            <text:p>You must build three walls above the tomato plants at the bottom. You must also dodge tomato bombs shot by the tomato plants, shoot tomato vines that grow on any part of the wall, shoot cherry tomatoes (or just dodge their shots) and shoot or dodge beefsteak tomatoes.To capture a brick, you shoot it once. Then to place it, you shoot vertically at the wall once. You cannot place bricks horizontally.The game's default is level setting six, which has all enemies and each round is harder than the last. The level settings are as follows:Level one: Tomato plants only and every round is the same difficultyLevel two: Same as one but adds beefsteak tomatoesLevel three: Same as two but adds cherry tomatoesLevel four: Same as three but adds brick-growing vinesLevel five: Same as three but each round gets harder than the lastLevel six: <text:s/>Same as four but each round gets harder than the lastLevel seven: Same as five but the tomato bombs are widerLevel eight: Same as six but the tomato bombs are wider.When the left difficulty switch is set to B, you have unlimited lives. If set to A, you have four lives.The right difficulty switch affects the game speed; A faster, B slower.The points are:Killing the beefsteak tomato=5 pointsKilling the cherry tomato=50 pointsShooting the brick-growing vine=5 pointsCapturing a brick=10 pointsPlacing a brick in a wall=20 pointsCompleting the first wall=1,000 pointsCompleting the second wall=2,000 pointsCompleting the third wall=3,000 pointsYou cannot complete an upper wall until the wall below it is complete.</text:p>
          </table:table-cell>
          <table:table-cell table:formula="of:=CONCATENATE(&quot;&lt;game name=&quot;;CHAR(34);[.A315];CHAR(34);&quot;&gt; &lt;year&gt;&quot;;[.B315];&quot;&lt;/year&gt; &lt;rating&gt;&quot;;[.C315];&quot;&lt;/rating&gt; &lt;title&gt;&quot;;[.D315];&quot;&lt;/title&gt; &lt;pub&gt;&quot;;[.E315];&quot;&lt;/pub&gt; &lt;dev&gt;&quot;;[.F315];&quot;&lt;/dev&gt; &lt;genre&gt;&quot;;[.G315];&quot;&lt;/genre&gt; &lt;score&gt;&quot;;[.H315];&quot;&lt;/score&gt; &lt;player&gt;&quot;;[.I315];&quot;&lt;/player&gt; &lt;story&gt;&quot;;[.J315];&quot;&lt;/story&gt; &lt;/game&gt;&quot;)" office:value-type="string" office:string-value="&lt;game name=&quot;Revenge of the Beefsteak Tomatoes (USA)&quot;&gt; &lt;year&gt;1982&lt;/year&gt; &lt;rating&gt;ESRB - E (Everyone)&lt;/rating&gt; &lt;title&gt;Revenge of the Beefsteak Tomatoes &lt;/title&gt; &lt;pub&gt;Fox Video Games, Inc.&lt;/pub&gt; &lt;dev&gt;Fox Video Games, Inc.&lt;/dev&gt; &lt;genre&gt;Shooter&lt;/genre&gt; &lt;score&gt;3.1&lt;/score&gt; &lt;player&gt;1 Player&lt;/player&gt; &lt;story&gt;You must build three walls above the tomato plants at the bottom. You must also dodge tomato bombs shot by the tomato plants, shoot tomato vines that grow on any part of the wall, shoot cherry tomatoes (or just dodge their shots) and shoot or dodge beefsteak tomatoes.To capture a brick, you shoot it once. Then to place it, you shoot vertically at the wall once. You cannot place bricks horizontally.The game's default is level setting six, which has all enemies and each round is harder than the last. The level settings are as follows:Level one: Tomato plants only and every round is the same difficultyLevel two: Same as one but adds beefsteak tomatoesLevel three: Same as two but adds cherry tomatoesLevel four: Same as three but adds brick-growing vinesLevel five: Same as three but each round gets harder than the lastLevel six:  Same as four but each round gets harder than the lastLevel seven: Same as five but the tomato bombs are widerLevel eight: Same as six but the tomato bombs are wider.When the left difficulty switch is set to B, you have unlimited lives. If set to A, you have four lives.The right difficulty switch affects the game speed; A faster, B slower.The points are:Killing the beefsteak tomato=5 pointsKilling the cherry tomato=50 pointsShooting the brick-growing vine=5 pointsCapturing a brick=10 pointsPlacing a brick in a wall=20 pointsCompleting the first wall=1,000 pointsCompleting the second wall=2,000 pointsCompleting the third wall=3,000 pointsYou cannot complete an upper wall until the wall below it is complete.&lt;/story&gt; &lt;/game&gt;">
            <text:p>&lt;game name="Revenge of the Beefsteak Tomatoes (USA)"&gt; &lt;year&gt;1982&lt;/year&gt; &lt;rating&gt;ESRB - E (Everyone)&lt;/rating&gt; &lt;title&gt;Revenge of the Beefsteak Tomatoes &lt;/title&gt; &lt;pub&gt;Fox Video Games, Inc.&lt;/pub&gt; &lt;dev&gt;Fox Video Games, Inc.&lt;/dev&gt; &lt;genre&gt;Shooter&lt;/genre&gt; &lt;score&gt;3.1&lt;/score&gt; &lt;player&gt;1 Player&lt;/player&gt; &lt;story&gt;You must build three walls above the tomato plants at the bottom. You must also dodge tomato bombs shot by the tomato plants, shoot tomato vines that grow on any part of the wall, shoot cherry tomatoes (or just dodge their shots) and shoot or dodge beefsteak tomatoes.To capture a brick, you shoot it once. Then to place it, you shoot vertically at the wall once. You cannot place bricks horizontally.The game's default is level setting six, which has all enemies and each round is harder than the last. The level settings are as follows:Level one: Tomato plants only and every round is the same difficultyLevel two: Same as one but adds beefsteak tomatoesLevel three: Same as two but adds cherry tomatoesLevel four: Same as three but adds brick-growing vinesLevel five: Same as three but each round gets harder than the lastLevel six: <text:s/>Same as four but each round gets harder than the lastLevel seven: Same as five but the tomato bombs are widerLevel eight: Same as six but the tomato bombs are wider.When the left difficulty switch is set to B, you have unlimited lives. If set to A, you have four lives.The right difficulty switch affects the game speed; A faster, B slower.The points are:Killing the beefsteak tomato=5 pointsKilling the cherry tomato=50 pointsShooting the brick-growing vine=5 pointsCapturing a brick=10 pointsPlacing a brick in a wall=20 pointsCompleting the first wall=1,000 pointsCompleting the second wall=2,000 pointsCompleting the third wall=3,000 pointsYou cannot complete an upper wall until the wall below it is complete.&lt;/story&gt; &lt;/game&gt;</text:p>
          </table:table-cell>
        </table:table-row>
        <table:table-row table:style-name="ro1">
          <table:table-cell office:value-type="string">
            <text:p>Riddle of the Sphinx (USA)</text:p>
          </table:table-cell>
          <table:table-cell office:value-type="string">
            <text:p>1982</text:p>
          </table:table-cell>
          <table:table-cell office:value-type="string">
            <text:p>ESRB - E (Everyone)</text:p>
          </table:table-cell>
          <table:table-cell office:value-type="string">
            <text:p>Riddle of the Sphinx </text:p>
          </table:table-cell>
          <table:table-cell table:number-columns-repeated="2" office:value-type="string">
            <text:p>Imagic</text:p>
          </table:table-cell>
          <table:table-cell office:value-type="string">
            <text:p>Adventure</text:p>
          </table:table-cell>
          <table:table-cell office:value-type="string">
            <text:p>3.7</text:p>
          </table:table-cell>
          <table:table-cell table:style-name="Default" office:value-type="string">
            <text:p>1 Player</text:p>
          </table:table-cell>
          <table:table-cell office:value-type="string">
            <text:p>As the Pharoh's Son, <text:s/>it is up to the player to lift the curse of Anubis, God of the Dead, by reaching the Temple of Ra, and solving the riddle of the Sphinx.Armed with a sling and a pile of rocks, the Prince must navigate past thieves and scorpions on his journey. <text:s/>He can trade with wandering nomads, dig for buried treasure, make offerings to the gods, or seek counsel and healing with Isis, the goddess of fertility and motherhood.Great care must be exercised in his journey, for the Prince can weaken from thirst, which can be be replenished at an oasis or from certain treasures. <text:s/>He will also sustain wounds from the hostile creatures of the land, including Anubis himself.Once the Prince visits the various temples of the desert and makes his offerings, he must choose to make the correct offering (or offerings) to the Temple of Ra. <text:s/>Choose wisely, and the Prince is rewarded. <text:s/>Choose poorly, and the Prince loses inner strength points, and Egypt remains cursed.</text:p>
          </table:table-cell>
          <table:table-cell table:formula="of:=CONCATENATE(&quot;&lt;game name=&quot;;CHAR(34);[.A316];CHAR(34);&quot;&gt; &lt;year&gt;&quot;;[.B316];&quot;&lt;/year&gt; &lt;rating&gt;&quot;;[.C316];&quot;&lt;/rating&gt; &lt;title&gt;&quot;;[.D316];&quot;&lt;/title&gt; &lt;pub&gt;&quot;;[.E316];&quot;&lt;/pub&gt; &lt;dev&gt;&quot;;[.F316];&quot;&lt;/dev&gt; &lt;genre&gt;&quot;;[.G316];&quot;&lt;/genre&gt; &lt;score&gt;&quot;;[.H316];&quot;&lt;/score&gt; &lt;player&gt;&quot;;[.I316];&quot;&lt;/player&gt; &lt;story&gt;&quot;;[.J316];&quot;&lt;/story&gt; &lt;/game&gt;&quot;)" office:value-type="string" office:string-value="&lt;game name=&quot;Riddle of the Sphinx (USA)&quot;&gt; &lt;year&gt;1982&lt;/year&gt; &lt;rating&gt;ESRB - E (Everyone)&lt;/rating&gt; &lt;title&gt;Riddle of the Sphinx &lt;/title&gt; &lt;pub&gt;Imagic&lt;/pub&gt; &lt;dev&gt;Imagic&lt;/dev&gt; &lt;genre&gt;Adventure&lt;/genre&gt; &lt;score&gt;3.7&lt;/score&gt; &lt;player&gt;1 Player&lt;/player&gt; &lt;story&gt;As the Pharoh's Son,  it is up to the player to lift the curse of Anubis, God of the Dead, by reaching the Temple of Ra, and solving the riddle of the Sphinx.Armed with a sling and a pile of rocks, the Prince must navigate past thieves and scorpions on his journey.  He can trade with wandering nomads, dig for buried treasure, make offerings to the gods, or seek counsel and healing with Isis, the goddess of fertility and motherhood.Great care must be exercised in his journey, for the Prince can weaken from thirst, which can be be replenished at an oasis or from certain treasures.  He will also sustain wounds from the hostile creatures of the land, including Anubis himself.Once the Prince visits the various temples of the desert and makes his offerings, he must choose to make the correct offering (or offerings) to the Temple of Ra.  Choose wisely, and the Prince is rewarded.  Choose poorly, and the Prince loses inner strength points, and Egypt remains cursed.&lt;/story&gt; &lt;/game&gt;">
            <text:p>&lt;game name="Riddle of the Sphinx (USA)"&gt; &lt;year&gt;1982&lt;/year&gt; &lt;rating&gt;ESRB - E (Everyone)&lt;/rating&gt; &lt;title&gt;Riddle of the Sphinx &lt;/title&gt; &lt;pub&gt;Imagic&lt;/pub&gt; &lt;dev&gt;Imagic&lt;/dev&gt; &lt;genre&gt;Adventure&lt;/genre&gt; &lt;score&gt;3.7&lt;/score&gt; &lt;player&gt;1 Player&lt;/player&gt; &lt;story&gt;As the Pharoh's Son, <text:s/>it is up to the player to lift the curse of Anubis, God of the Dead, by reaching the Temple of Ra, and solving the riddle of the Sphinx.Armed with a sling and a pile of rocks, the Prince must navigate past thieves and scorpions on his journey. <text:s/>He can trade with wandering nomads, dig for buried treasure, make offerings to the gods, or seek counsel and healing with Isis, the goddess of fertility and motherhood.Great care must be exercised in his journey, for the Prince can weaken from thirst, which can be be replenished at an oasis or from certain treasures. <text:s/>He will also sustain wounds from the hostile creatures of the land, including Anubis himself.Once the Prince visits the various temples of the desert and makes his offerings, he must choose to make the correct offering (or offerings) to the Temple of Ra. <text:s/>Choose wisely, and the Prince is rewarded. <text:s/>Choose poorly, and the Prince loses inner strength points, and Egypt remains cursed.&lt;/story&gt; &lt;/game&gt;</text:p>
          </table:table-cell>
        </table:table-row>
        <table:table-row table:style-name="ro1">
          <table:table-cell office:value-type="string">
            <text:p>River Patrol (USA)</text:p>
          </table:table-cell>
          <table:table-cell office:value-type="string">
            <text:p>1984</text:p>
          </table:table-cell>
          <table:table-cell office:value-type="string">
            <text:p>ESRB - E (Everyone)</text:p>
          </table:table-cell>
          <table:table-cell office:value-type="string">
            <text:p>River Patrol </text:p>
          </table:table-cell>
          <table:table-cell office:value-type="string">
            <text:p>Tigervision</text:p>
          </table:table-cell>
          <table:table-cell office:value-type="string">
            <text:p>Orca Corporation</text:p>
          </table:table-cell>
          <table:table-cell office:value-type="string">
            <text:p>Driving</text:p>
          </table:table-cell>
          <table:table-cell office:value-type="string">
            <text:p>1.3</text:p>
          </table:table-cell>
          <table:table-cell table:style-name="Default" office:value-type="string">
            <text:p>1 Player</text:p>
          </table:table-cell>
          <table:table-cell office:value-type="string">
            <text:p>You are captain of the boat trying to make it upriver while savingthe drowning people lost in one of the nine rivers.You must guide your boat up the river without hitting the shore, rocks, driftwood, other boats or TNT, which will sink you immediately. You want to rescue as many drowning swimmers as you can. Your boat also has a leak so don't delay and keep an eye on you water gauge at the bottom. If that reaches zero, your boat will sink. You want to avoid alligators and whirlpools as, although they won't sink you instantly, they will cause you to take on water faster for a time.</text:p>
          </table:table-cell>
          <table:table-cell table:formula="of:=CONCATENATE(&quot;&lt;game name=&quot;;CHAR(34);[.A317];CHAR(34);&quot;&gt; &lt;year&gt;&quot;;[.B317];&quot;&lt;/year&gt; &lt;rating&gt;&quot;;[.C317];&quot;&lt;/rating&gt; &lt;title&gt;&quot;;[.D317];&quot;&lt;/title&gt; &lt;pub&gt;&quot;;[.E317];&quot;&lt;/pub&gt; &lt;dev&gt;&quot;;[.F317];&quot;&lt;/dev&gt; &lt;genre&gt;&quot;;[.G317];&quot;&lt;/genre&gt; &lt;score&gt;&quot;;[.H317];&quot;&lt;/score&gt; &lt;player&gt;&quot;;[.I317];&quot;&lt;/player&gt; &lt;story&gt;&quot;;[.J317];&quot;&lt;/story&gt; &lt;/game&gt;&quot;)" office:value-type="string" office:string-value="&lt;game name=&quot;River Patrol (USA)&quot;&gt; &lt;year&gt;1984&lt;/year&gt; &lt;rating&gt;ESRB - E (Everyone)&lt;/rating&gt; &lt;title&gt;River Patrol &lt;/title&gt; &lt;pub&gt;Tigervision&lt;/pub&gt; &lt;dev&gt;Orca Corporation&lt;/dev&gt; &lt;genre&gt;Driving&lt;/genre&gt; &lt;score&gt;1.3&lt;/score&gt; &lt;player&gt;1 Player&lt;/player&gt; &lt;story&gt;You are captain of the boat trying to make it upriver while savingthe drowning people lost in one of the nine rivers.You must guide your boat up the river without hitting the shore, rocks, driftwood, other boats or TNT, which will sink you immediately. You want to rescue as many drowning swimmers as you can. Your boat also has a leak so don't delay and keep an eye on you water gauge at the bottom. If that reaches zero, your boat will sink. You want to avoid alligators and whirlpools as, although they won't sink you instantly, they will cause you to take on water faster for a time.&lt;/story&gt; &lt;/game&gt;">
            <text:p>&lt;game name="River Patrol (USA)"&gt; &lt;year&gt;1984&lt;/year&gt; &lt;rating&gt;ESRB - E (Everyone)&lt;/rating&gt; &lt;title&gt;River Patrol &lt;/title&gt; &lt;pub&gt;Tigervision&lt;/pub&gt; &lt;dev&gt;Orca Corporation&lt;/dev&gt; &lt;genre&gt;Driving&lt;/genre&gt; &lt;score&gt;1.3&lt;/score&gt; &lt;player&gt;1 Player&lt;/player&gt; &lt;story&gt;You are captain of the boat trying to make it upriver while savingthe drowning people lost in one of the nine rivers.You must guide your boat up the river without hitting the shore, rocks, driftwood, other boats or TNT, which will sink you immediately. You want to rescue as many drowning swimmers as you can. Your boat also has a leak so don't delay and keep an eye on you water gauge at the bottom. If that reaches zero, your boat will sink. You want to avoid alligators and whirlpools as, although they won't sink you instantly, they will cause you to take on water faster for a time.&lt;/story&gt; &lt;/game&gt;</text:p>
          </table:table-cell>
        </table:table-row>
        <table:table-row table:style-name="ro1">
          <table:table-cell office:value-type="string">
            <text:p>River Raid (USA)</text:p>
          </table:table-cell>
          <table:table-cell office:value-type="string">
            <text:p>1982</text:p>
          </table:table-cell>
          <table:table-cell office:value-type="string">
            <text:p>ESRB - E (Everyone)</text:p>
          </table:table-cell>
          <table:table-cell office:value-type="string">
            <text:p>River Raid </text:p>
          </table:table-cell>
          <table:table-cell table:number-columns-repeated="2" office:value-type="string">
            <text:p>Activision, Inc.</text:p>
          </table:table-cell>
          <table:table-cell office:value-type="string">
            <text:p>Shoot-'Em-Up</text:p>
          </table:table-cell>
          <table:table-cell office:value-type="string">
            <text:p>3.9</text:p>
          </table:table-cell>
          <table:table-cell table:style-name="Default" office:value-type="string">
            <text:p>1-2 Players</text:p>
          </table:table-cell>
          <table:table-cell office:value-type="string">
            <text:p>River Raid is a vertically scrolling action game. You fly a jet up a river in an attempt to destroy bridges which are vital to the enemy. The river is heavily guarded, however, with balloons, ships, choppers, and enemy aircraft trying to stop you. Along the way you will need to fly over fuel stations to refuel your jet and keep flying.The plane is armed with a cannon with unlimited ammo. It can be used to destroy the enemy vehicles and bridges, but a careless player can accidentally destroy a fuel station. Colliding with the riverbanks or with the enemy aircraft destroys your plane and makes you lose a life.</text:p>
          </table:table-cell>
          <table:table-cell table:formula="of:=CONCATENATE(&quot;&lt;game name=&quot;;CHAR(34);[.A318];CHAR(34);&quot;&gt; &lt;year&gt;&quot;;[.B318];&quot;&lt;/year&gt; &lt;rating&gt;&quot;;[.C318];&quot;&lt;/rating&gt; &lt;title&gt;&quot;;[.D318];&quot;&lt;/title&gt; &lt;pub&gt;&quot;;[.E318];&quot;&lt;/pub&gt; &lt;dev&gt;&quot;;[.F318];&quot;&lt;/dev&gt; &lt;genre&gt;&quot;;[.G318];&quot;&lt;/genre&gt; &lt;score&gt;&quot;;[.H318];&quot;&lt;/score&gt; &lt;player&gt;&quot;;[.I318];&quot;&lt;/player&gt; &lt;story&gt;&quot;;[.J318];&quot;&lt;/story&gt; &lt;/game&gt;&quot;)" office:value-type="string" office:string-value="&lt;game name=&quot;River Raid (USA)&quot;&gt; &lt;year&gt;1982&lt;/year&gt; &lt;rating&gt;ESRB - E (Everyone)&lt;/rating&gt; &lt;title&gt;River Raid &lt;/title&gt; &lt;pub&gt;Activision, Inc.&lt;/pub&gt; &lt;dev&gt;Activision, Inc.&lt;/dev&gt; &lt;genre&gt;Shoot-'Em-Up&lt;/genre&gt; &lt;score&gt;3.9&lt;/score&gt; &lt;player&gt;1-2 Players&lt;/player&gt; &lt;story&gt;River Raid is a vertically scrolling action game. You fly a jet up a river in an attempt to destroy bridges which are vital to the enemy. The river is heavily guarded, however, with balloons, ships, choppers, and enemy aircraft trying to stop you. Along the way you will need to fly over fuel stations to refuel your jet and keep flying.The plane is armed with a cannon with unlimited ammo. It can be used to destroy the enemy vehicles and bridges, but a careless player can accidentally destroy a fuel station. Colliding with the riverbanks or with the enemy aircraft destroys your plane and makes you lose a life.&lt;/story&gt; &lt;/game&gt;">
            <text:p>&lt;game name="River Raid (USA)"&gt; &lt;year&gt;1982&lt;/year&gt; &lt;rating&gt;ESRB - E (Everyone)&lt;/rating&gt; &lt;title&gt;River Raid &lt;/title&gt; &lt;pub&gt;Activision, Inc.&lt;/pub&gt; &lt;dev&gt;Activision, Inc.&lt;/dev&gt; &lt;genre&gt;Shoot-'Em-Up&lt;/genre&gt; &lt;score&gt;3.9&lt;/score&gt; &lt;player&gt;1-2 Players&lt;/player&gt; &lt;story&gt;River Raid is a vertically scrolling action game. You fly a jet up a river in an attempt to destroy bridges which are vital to the enemy. The river is heavily guarded, however, with balloons, ships, choppers, and enemy aircraft trying to stop you. Along the way you will need to fly over fuel stations to refuel your jet and keep flying.The plane is armed with a cannon with unlimited ammo. It can be used to destroy the enemy vehicles and bridges, but a careless player can accidentally destroy a fuel station. Colliding with the riverbanks or with the enemy aircraft destroys your plane and makes you lose a life.&lt;/story&gt; &lt;/game&gt;</text:p>
          </table:table-cell>
        </table:table-row>
        <table:table-row table:style-name="ro1">
          <table:table-cell office:value-type="string">
            <text:p>River Raid II (USA)</text:p>
          </table:table-cell>
          <table:table-cell office:value-type="string">
            <text:p>1988</text:p>
          </table:table-cell>
          <table:table-cell office:value-type="string">
            <text:p>ESRB - E (Everyone)</text:p>
          </table:table-cell>
          <table:table-cell office:value-type="string">
            <text:p>River Raid II </text:p>
          </table:table-cell>
          <table:table-cell office:value-type="string">
            <text:p>Activision Publishing, Inc.</text:p>
          </table:table-cell>
          <table:table-cell office:value-type="string">
            <text:p>Imagineering Inc.</text:p>
          </table:table-cell>
          <table:table-cell office:value-type="string">
            <text:p>Shoot-'Em-Up</text:p>
          </table:table-cell>
          <table:table-cell office:value-type="string">
            <text:p>2.2</text:p>
          </table:table-cell>
          <table:table-cell table:style-name="Default" office:value-type="string">
            <text:p>1-2 Players</text:p>
          </table:table-cell>
          <table:table-cell office:value-type="string">
            <text:p>You're the pilot of an F-14 assault jet, assigned to the dangerous mission of taking out an enemy bridge at the top of a heavily guarded river. In River Raid II, the gameplay is similar to the original River Raid, but with a few additions. For each mission you start out on an aircraft carrier. After a successful takeoff, you need to get past enemy forces located over the ocean which guard the entrance to the river. Make sure to collect plenty of fuel from the refueling jets, since once you reach the river fuel will become scarce! Next you will have to make your way up the treacherous river channel until you finally reach, and hopefully destroy, the bridge. But the level isn't over yet, for now <text:s/>you have to return to the aircraft carrier and land safely. After completing all of this, you move on to the next, more challenging level. In addition to the expanded levels, another change in River Raid II is the ability to control the altitude of your plane. You can fly high above everything, or fly low into the channel to take out enemy tanks and barges.</text:p>
          </table:table-cell>
          <table:table-cell table:formula="of:=CONCATENATE(&quot;&lt;game name=&quot;;CHAR(34);[.A319];CHAR(34);&quot;&gt; &lt;year&gt;&quot;;[.B319];&quot;&lt;/year&gt; &lt;rating&gt;&quot;;[.C319];&quot;&lt;/rating&gt; &lt;title&gt;&quot;;[.D319];&quot;&lt;/title&gt; &lt;pub&gt;&quot;;[.E319];&quot;&lt;/pub&gt; &lt;dev&gt;&quot;;[.F319];&quot;&lt;/dev&gt; &lt;genre&gt;&quot;;[.G319];&quot;&lt;/genre&gt; &lt;score&gt;&quot;;[.H319];&quot;&lt;/score&gt; &lt;player&gt;&quot;;[.I319];&quot;&lt;/player&gt; &lt;story&gt;&quot;;[.J319];&quot;&lt;/story&gt; &lt;/game&gt;&quot;)" office:value-type="string" office:string-value="&lt;game name=&quot;River Raid II (USA)&quot;&gt; &lt;year&gt;1988&lt;/year&gt; &lt;rating&gt;ESRB - E (Everyone)&lt;/rating&gt; &lt;title&gt;River Raid II &lt;/title&gt; &lt;pub&gt;Activision Publishing, Inc.&lt;/pub&gt; &lt;dev&gt;Imagineering Inc.&lt;/dev&gt; &lt;genre&gt;Shoot-'Em-Up&lt;/genre&gt; &lt;score&gt;2.2&lt;/score&gt; &lt;player&gt;1-2 Players&lt;/player&gt; &lt;story&gt;You're the pilot of an F-14 assault jet, assigned to the dangerous mission of taking out an enemy bridge at the top of a heavily guarded river. In River Raid II, the gameplay is similar to the original River Raid, but with a few additions. For each mission you start out on an aircraft carrier. After a successful takeoff, you need to get past enemy forces located over the ocean which guard the entrance to the river. Make sure to collect plenty of fuel from the refueling jets, since once you reach the river fuel will become scarce! Next you will have to make your way up the treacherous river channel until you finally reach, and hopefully destroy, the bridge. But the level isn't over yet, for now  you have to return to the aircraft carrier and land safely. After completing all of this, you move on to the next, more challenging level. In addition to the expanded levels, another change in River Raid II is the ability to control the altitude of your plane. You can fly high above everything, or fly low into the channel to take out enemy tanks and barges.&lt;/story&gt; &lt;/game&gt;">
            <text:p>&lt;game name="River Raid II (USA)"&gt; &lt;year&gt;1988&lt;/year&gt; &lt;rating&gt;ESRB - E (Everyone)&lt;/rating&gt; &lt;title&gt;River Raid II &lt;/title&gt; &lt;pub&gt;Activision Publishing, Inc.&lt;/pub&gt; &lt;dev&gt;Imagineering Inc.&lt;/dev&gt; &lt;genre&gt;Shoot-'Em-Up&lt;/genre&gt; &lt;score&gt;2.2&lt;/score&gt; &lt;player&gt;1-2 Players&lt;/player&gt; &lt;story&gt;You're the pilot of an F-14 assault jet, assigned to the dangerous mission of taking out an enemy bridge at the top of a heavily guarded river. In River Raid II, the gameplay is similar to the original River Raid, but with a few additions. For each mission you start out on an aircraft carrier. After a successful takeoff, you need to get past enemy forces located over the ocean which guard the entrance to the river. Make sure to collect plenty of fuel from the refueling jets, since once you reach the river fuel will become scarce! Next you will have to make your way up the treacherous river channel until you finally reach, and hopefully destroy, the bridge. But the level isn't over yet, for now <text:s/>you have to return to the aircraft carrier and land safely. After completing all of this, you move on to the next, more challenging level. In addition to the expanded levels, another change in River Raid II is the ability to control the altitude of your plane. You can fly high above everything, or fly low into the channel to take out enemy tanks and barges.&lt;/story&gt; &lt;/game&gt;</text:p>
          </table:table-cell>
        </table:table-row>
        <table:table-row table:style-name="ro1">
          <table:table-cell office:value-type="string">
            <text:p>Road Runner (USA)</text:p>
          </table:table-cell>
          <table:table-cell office:value-type="string">
            <text:p>1989</text:p>
          </table:table-cell>
          <table:table-cell office:value-type="string">
            <text:p>ESRB - E (Everyone)</text:p>
          </table:table-cell>
          <table:table-cell office:value-type="string">
            <text:p>Road Runner </text:p>
          </table:table-cell>
          <table:table-cell office:value-type="string">
            <text:p>Atari Corporation</text:p>
          </table:table-cell>
          <table:table-cell office:value-type="string">
            <text:p>Atari Games Corporation</text:p>
          </table:table-cell>
          <table:table-cell office:value-type="string">
            <text:p>Action</text:p>
          </table:table-cell>
          <table:table-cell office:value-type="string">
            <text:p>4.2</text:p>
          </table:table-cell>
          <table:table-cell table:style-name="Default" office:value-type="string">
            <text:p>1-2 Players</text:p>
          </table:table-cell>
          <table:table-cell office:value-type="string">
            <text:p>This game is based on an arcade game that was released by Atari.You play the Road Runner. You must run along the road, avoiding trucks, landmines, falling rocks, etc. and also not get caught by Wile E. Coyote. You must also eat birdseed along the way or you will become faint and Wile E. will catch you.You can get points for eating birdseed and making Wile E. get hit by trucks, falling rocks, etc.The Amstrad CPC, Commodore 64 and ZX Spectrum versions are one player only. The Atari 2600 version is one or two player, alternating. The Atari 2600 version also has another difference in that you don't HAVE to eat the birdseed but you can for the points. This may have been due to programming constraints on the Atari 2600.</text:p>
          </table:table-cell>
          <table:table-cell table:formula="of:=CONCATENATE(&quot;&lt;game name=&quot;;CHAR(34);[.A320];CHAR(34);&quot;&gt; &lt;year&gt;&quot;;[.B320];&quot;&lt;/year&gt; &lt;rating&gt;&quot;;[.C320];&quot;&lt;/rating&gt; &lt;title&gt;&quot;;[.D320];&quot;&lt;/title&gt; &lt;pub&gt;&quot;;[.E320];&quot;&lt;/pub&gt; &lt;dev&gt;&quot;;[.F320];&quot;&lt;/dev&gt; &lt;genre&gt;&quot;;[.G320];&quot;&lt;/genre&gt; &lt;score&gt;&quot;;[.H320];&quot;&lt;/score&gt; &lt;player&gt;&quot;;[.I320];&quot;&lt;/player&gt; &lt;story&gt;&quot;;[.J320];&quot;&lt;/story&gt; &lt;/game&gt;&quot;)" office:value-type="string" office:string-value="&lt;game name=&quot;Road Runner (USA)&quot;&gt; &lt;year&gt;1989&lt;/year&gt; &lt;rating&gt;ESRB - E (Everyone)&lt;/rating&gt; &lt;title&gt;Road Runner &lt;/title&gt; &lt;pub&gt;Atari Corporation&lt;/pub&gt; &lt;dev&gt;Atari Games Corporation&lt;/dev&gt; &lt;genre&gt;Action&lt;/genre&gt; &lt;score&gt;4.2&lt;/score&gt; &lt;player&gt;1-2 Players&lt;/player&gt; &lt;story&gt;This game is based on an arcade game that was released by Atari.You play the Road Runner. You must run along the road, avoiding trucks, landmines, falling rocks, etc. and also not get caught by Wile E. Coyote. You must also eat birdseed along the way or you will become faint and Wile E. will catch you.You can get points for eating birdseed and making Wile E. get hit by trucks, falling rocks, etc.The Amstrad CPC, Commodore 64 and ZX Spectrum versions are one player only. The Atari 2600 version is one or two player, alternating. The Atari 2600 version also has another difference in that you don't HAVE to eat the birdseed but you can for the points. This may have been due to programming constraints on the Atari 2600.&lt;/story&gt; &lt;/game&gt;">
            <text:p>&lt;game name="Road Runner (USA)"&gt; &lt;year&gt;1989&lt;/year&gt; &lt;rating&gt;ESRB - E (Everyone)&lt;/rating&gt; &lt;title&gt;Road Runner &lt;/title&gt; &lt;pub&gt;Atari Corporation&lt;/pub&gt; &lt;dev&gt;Atari Games Corporation&lt;/dev&gt; &lt;genre&gt;Action&lt;/genre&gt; &lt;score&gt;4.2&lt;/score&gt; &lt;player&gt;1-2 Players&lt;/player&gt; &lt;story&gt;This game is based on an arcade game that was released by Atari.You play the Road Runner. You must run along the road, avoiding trucks, landmines, falling rocks, etc. and also not get caught by Wile E. Coyote. You must also eat birdseed along the way or you will become faint and Wile E. will catch you.You can get points for eating birdseed and making Wile E. get hit by trucks, falling rocks, etc.The Amstrad CPC, Commodore 64 and ZX Spectrum versions are one player only. The Atari 2600 version is one or two player, alternating. The Atari 2600 version also has another difference in that you don't HAVE to eat the birdseed but you can for the points. This may have been due to programming constraints on the Atari 2600.&lt;/story&gt; &lt;/game&gt;</text:p>
          </table:table-cell>
        </table:table-row>
        <table:table-row table:style-name="ro1">
          <table:table-cell office:value-type="string">
            <text:p>Robin Hood (USA)</text:p>
          </table:table-cell>
          <table:table-cell office:value-type="string">
            <text:p>1983</text:p>
          </table:table-cell>
          <table:table-cell office:value-type="string">
            <text:p>ESRB - E (Everyone)</text:p>
          </table:table-cell>
          <table:table-cell office:value-type="string">
            <text:p>Robin Hood </text:p>
          </table:table-cell>
          <table:table-cell office:value-type="string">
            <text:p>Xonox</text:p>
          </table:table-cell>
          <table:table-cell office:value-type="string">
            <text:p>K-Tel Software</text:p>
          </table:table-cell>
          <table:table-cell office:value-type="string">
            <text:p>Shooter</text:p>
          </table:table-cell>
          <table:table-cell office:value-type="string">
            <text:p>3.0</text:p>
          </table:table-cell>
          <table:table-cell table:style-name="Default" office:value-type="string">
            <text:p>1-2 Players</text:p>
          </table:table-cell>
          <table:table-cell office:value-type="string">
            <text:p>Robin Hood is an action game where you need to rescue Maid Marian who is being held by the Sheriff of Nottingham in a castle (and while you're at it, steal some gold to give to the poor)! Gameplay takes place on several different screens which have different objectives. First you will need to make your way through Sherwood Forest; numerous henchman are hiding here, so use your arrows to shoot them. Surviving the forest, the next section takes place outside of the castle; naturally, numerous henchman guard the castle gate. While dodging incoming arrows, you need to shoot enough of the henchman to cause the gate to open. Once it opens, you can enter the castle for the final scene. Inside the castle you will be able to find Maid Marian behind one of the many doors, and gold behind another. The rest of the doors have henchman hiding behind them, but if you can find the Maid Marian or the gold then you win this round and the game repeats at a tougher skill level.</text:p>
          </table:table-cell>
          <table:table-cell table:formula="of:=CONCATENATE(&quot;&lt;game name=&quot;;CHAR(34);[.A321];CHAR(34);&quot;&gt; &lt;year&gt;&quot;;[.B321];&quot;&lt;/year&gt; &lt;rating&gt;&quot;;[.C321];&quot;&lt;/rating&gt; &lt;title&gt;&quot;;[.D321];&quot;&lt;/title&gt; &lt;pub&gt;&quot;;[.E321];&quot;&lt;/pub&gt; &lt;dev&gt;&quot;;[.F321];&quot;&lt;/dev&gt; &lt;genre&gt;&quot;;[.G321];&quot;&lt;/genre&gt; &lt;score&gt;&quot;;[.H321];&quot;&lt;/score&gt; &lt;player&gt;&quot;;[.I321];&quot;&lt;/player&gt; &lt;story&gt;&quot;;[.J321];&quot;&lt;/story&gt; &lt;/game&gt;&quot;)" office:value-type="string" office:string-value="&lt;game name=&quot;Robin Hood (USA)&quot;&gt; &lt;year&gt;1983&lt;/year&gt; &lt;rating&gt;ESRB - E (Everyone)&lt;/rating&gt; &lt;title&gt;Robin Hood &lt;/title&gt; &lt;pub&gt;Xonox&lt;/pub&gt; &lt;dev&gt;K-Tel Software&lt;/dev&gt; &lt;genre&gt;Shooter&lt;/genre&gt; &lt;score&gt;3.0&lt;/score&gt; &lt;player&gt;1-2 Players&lt;/player&gt; &lt;story&gt;Robin Hood is an action game where you need to rescue Maid Marian who is being held by the Sheriff of Nottingham in a castle (and while you're at it, steal some gold to give to the poor)! Gameplay takes place on several different screens which have different objectives. First you will need to make your way through Sherwood Forest; numerous henchman are hiding here, so use your arrows to shoot them. Surviving the forest, the next section takes place outside of the castle; naturally, numerous henchman guard the castle gate. While dodging incoming arrows, you need to shoot enough of the henchman to cause the gate to open. Once it opens, you can enter the castle for the final scene. Inside the castle you will be able to find Maid Marian behind one of the many doors, and gold behind another. The rest of the doors have henchman hiding behind them, but if you can find the Maid Marian or the gold then you win this round and the game repeats at a tougher skill level.&lt;/story&gt; &lt;/game&gt;">
            <text:p>&lt;game name="Robin Hood (USA)"&gt; &lt;year&gt;1983&lt;/year&gt; &lt;rating&gt;ESRB - E (Everyone)&lt;/rating&gt; &lt;title&gt;Robin Hood &lt;/title&gt; &lt;pub&gt;Xonox&lt;/pub&gt; &lt;dev&gt;K-Tel Software&lt;/dev&gt; &lt;genre&gt;Shooter&lt;/genre&gt; &lt;score&gt;3.0&lt;/score&gt; &lt;player&gt;1-2 Players&lt;/player&gt; &lt;story&gt;Robin Hood is an action game where you need to rescue Maid Marian who is being held by the Sheriff of Nottingham in a castle (and while you're at it, steal some gold to give to the poor)! Gameplay takes place on several different screens which have different objectives. First you will need to make your way through Sherwood Forest; numerous henchman are hiding here, so use your arrows to shoot them. Surviving the forest, the next section takes place outside of the castle; naturally, numerous henchman guard the castle gate. While dodging incoming arrows, you need to shoot enough of the henchman to cause the gate to open. Once it opens, you can enter the castle for the final scene. Inside the castle you will be able to find Maid Marian behind one of the many doors, and gold behind another. The rest of the doors have henchman hiding behind them, but if you can find the Maid Marian or the gold then you win this round and the game repeats at a tougher skill level.&lt;/story&gt; &lt;/game&gt;</text:p>
          </table:table-cell>
        </table:table-row>
        <table:table-row table:style-name="ro1">
          <table:table-cell office:value-type="string">
            <text:p>Robot Tank (USA)</text:p>
          </table:table-cell>
          <table:table-cell office:value-type="string">
            <text:p>1983</text:p>
          </table:table-cell>
          <table:table-cell office:value-type="string">
            <text:p>ESRB - E (Everyone)</text:p>
          </table:table-cell>
          <table:table-cell office:value-type="string">
            <text:p>Robot Tank </text:p>
          </table:table-cell>
          <table:table-cell table:number-columns-repeated="2" office:value-type="string">
            <text:p>Activision, Inc.</text:p>
          </table:table-cell>
          <table:table-cell office:value-type="string">
            <text:p>Shooter</text:p>
          </table:table-cell>
          <table:table-cell office:value-type="string">
            <text:p>4.1</text:p>
          </table:table-cell>
          <table:table-cell table:style-name="Default" office:value-type="string">
            <text:p>1 Player</text:p>
          </table:table-cell>
          <table:table-cell office:value-type="string">
            <text:p>There are numerous enemy tanks crossing the countryside, destroying everything in their path! Your job is to command a robot tank to stop them. Robot Tank is a first person perspective arcade style action game. There are twelve squadrons of tanks to destroy, each containing twelve tanks. Each time you destroy a complete squadron, you earn an extra reserve tank before moving on to the next, more difficult squadron. The game takes place twenty four hours a day; gameplay will alternate from early morning to mid afternoon to late at night. In addition to the constantly changing time of day, the weather can also change unexpectedly. Snow, rain, and fog will appear occasionally making it tougher to spot your targets. Luckily your tank is equipped with radar to help locate the enemy when visibility is poor. As your tank takes damage you will lose some capabilites, such as speed, the radar, or your canons. If your tank takes too much damage, it will be destroyed; the game ends when all of your reserve tanks are gone.</text:p>
          </table:table-cell>
          <table:table-cell table:formula="of:=CONCATENATE(&quot;&lt;game name=&quot;;CHAR(34);[.A322];CHAR(34);&quot;&gt; &lt;year&gt;&quot;;[.B322];&quot;&lt;/year&gt; &lt;rating&gt;&quot;;[.C322];&quot;&lt;/rating&gt; &lt;title&gt;&quot;;[.D322];&quot;&lt;/title&gt; &lt;pub&gt;&quot;;[.E322];&quot;&lt;/pub&gt; &lt;dev&gt;&quot;;[.F322];&quot;&lt;/dev&gt; &lt;genre&gt;&quot;;[.G322];&quot;&lt;/genre&gt; &lt;score&gt;&quot;;[.H322];&quot;&lt;/score&gt; &lt;player&gt;&quot;;[.I322];&quot;&lt;/player&gt; &lt;story&gt;&quot;;[.J322];&quot;&lt;/story&gt; &lt;/game&gt;&quot;)" office:value-type="string" office:string-value="&lt;game name=&quot;Robot Tank (USA)&quot;&gt; &lt;year&gt;1983&lt;/year&gt; &lt;rating&gt;ESRB - E (Everyone)&lt;/rating&gt; &lt;title&gt;Robot Tank &lt;/title&gt; &lt;pub&gt;Activision, Inc.&lt;/pub&gt; &lt;dev&gt;Activision, Inc.&lt;/dev&gt; &lt;genre&gt;Shooter&lt;/genre&gt; &lt;score&gt;4.1&lt;/score&gt; &lt;player&gt;1 Player&lt;/player&gt; &lt;story&gt;There are numerous enemy tanks crossing the countryside, destroying everything in their path! Your job is to command a robot tank to stop them. Robot Tank is a first person perspective arcade style action game. There are twelve squadrons of tanks to destroy, each containing twelve tanks. Each time you destroy a complete squadron, you earn an extra reserve tank before moving on to the next, more difficult squadron. The game takes place twenty four hours a day; gameplay will alternate from early morning to mid afternoon to late at night. In addition to the constantly changing time of day, the weather can also change unexpectedly. Snow, rain, and fog will appear occasionally making it tougher to spot your targets. Luckily your tank is equipped with radar to help locate the enemy when visibility is poor. As your tank takes damage you will lose some capabilites, such as speed, the radar, or your canons. If your tank takes too much damage, it will be destroyed; the game ends when all of your reserve tanks are gone.&lt;/story&gt; &lt;/game&gt;">
            <text:p>&lt;game name="Robot Tank (USA)"&gt; &lt;year&gt;1983&lt;/year&gt; &lt;rating&gt;ESRB - E (Everyone)&lt;/rating&gt; &lt;title&gt;Robot Tank &lt;/title&gt; &lt;pub&gt;Activision, Inc.&lt;/pub&gt; &lt;dev&gt;Activision, Inc.&lt;/dev&gt; &lt;genre&gt;Shooter&lt;/genre&gt; &lt;score&gt;4.1&lt;/score&gt; &lt;player&gt;1 Player&lt;/player&gt; &lt;story&gt;There are numerous enemy tanks crossing the countryside, destroying everything in their path! Your job is to command a robot tank to stop them. Robot Tank is a first person perspective arcade style action game. There are twelve squadrons of tanks to destroy, each containing twelve tanks. Each time you destroy a complete squadron, you earn an extra reserve tank before moving on to the next, more difficult squadron. The game takes place twenty four hours a day; gameplay will alternate from early morning to mid afternoon to late at night. In addition to the constantly changing time of day, the weather can also change unexpectedly. Snow, rain, and fog will appear occasionally making it tougher to spot your targets. Luckily your tank is equipped with radar to help locate the enemy when visibility is poor. As your tank takes damage you will lose some capabilites, such as speed, the radar, or your canons. If your tank takes too much damage, it will be destroyed; the game ends when all of your reserve tanks are gone.&lt;/story&gt; &lt;/game&gt;</text:p>
          </table:table-cell>
        </table:table-row>
        <table:table-row table:style-name="ro1">
          <table:table-cell office:value-type="string">
            <text:p>Roc 'n Rope (USA)</text:p>
          </table:table-cell>
          <table:table-cell office:value-type="string">
            <text:p>1984</text:p>
          </table:table-cell>
          <table:table-cell office:value-type="string">
            <text:p>ESRB - E (Everyone)</text:p>
          </table:table-cell>
          <table:table-cell office:value-type="string">
            <text:p>Roc 'n Rope </text:p>
          </table:table-cell>
          <table:table-cell office:value-type="string">
            <text:p>Coleco Industries, Inc.</text:p>
          </table:table-cell>
          <table:table-cell office:value-type="string">
            <text:p>Konami Industry Co. Ltd.</text:p>
          </table:table-cell>
          <table:table-cell office:value-type="string">
            <text:p>Platform</text:p>
          </table:table-cell>
          <table:table-cell office:value-type="string">
            <text:p>2.0</text:p>
          </table:table-cell>
          <table:table-cell table:style-name="Default" office:value-type="string">
            <text:p>1-2 Players</text:p>
          </table:table-cell>
          <table:table-cell office:value-type="string">
            <text:p>Your player is a mountain climber who must avoid cavemen, dinosaurs and pterodactyls as he climbs up the cliff-sides. Your goal in each level is to climb up and reach a mystical bird with great plumage, while staying one step above the bonus timer which determines how long you may stay on each level. The mountain climber has only one ability; to shoot rope at 45 degree angles which he may then climb up to other platforms. His other action is a stun beam which will allow him to walk past enemies who get too close; but will only work horizontally from him. As for power-ups, on each level is (usually 2) a flashing diamond power-up which will make him invincible and allow him to defeat monsters. Also as a power-up are glowing treasures of some kind which are worth extra points. Your player also cannot take a fall, except for extremely small ones unless he is able to climb down vines. This means that when you shoot your rope and are climbing it, you are vulnerable. Even more so because enemies are allowed to "shake" the rope until you fall off if they reach the base of the rope. Pterodactyls fly overhead and drop eggs on the player.There are 4 distinct levels; the cliff-side, the windmill, the waterfall and the peak. Completing all of these levels will restart the game with faster enemies and power-ups located in different places.</text:p>
          </table:table-cell>
          <table:table-cell table:formula="of:=CONCATENATE(&quot;&lt;game name=&quot;;CHAR(34);[.A323];CHAR(34);&quot;&gt; &lt;year&gt;&quot;;[.B323];&quot;&lt;/year&gt; &lt;rating&gt;&quot;;[.C323];&quot;&lt;/rating&gt; &lt;title&gt;&quot;;[.D323];&quot;&lt;/title&gt; &lt;pub&gt;&quot;;[.E323];&quot;&lt;/pub&gt; &lt;dev&gt;&quot;;[.F323];&quot;&lt;/dev&gt; &lt;genre&gt;&quot;;[.G323];&quot;&lt;/genre&gt; &lt;score&gt;&quot;;[.H323];&quot;&lt;/score&gt; &lt;player&gt;&quot;;[.I323];&quot;&lt;/player&gt; &lt;story&gt;&quot;;[.J323];&quot;&lt;/story&gt; &lt;/game&gt;&quot;)" office:value-type="string" office:string-value="&lt;game name=&quot;Roc 'n Rope (USA)&quot;&gt; &lt;year&gt;1984&lt;/year&gt; &lt;rating&gt;ESRB - E (Everyone)&lt;/rating&gt; &lt;title&gt;Roc 'n Rope &lt;/title&gt; &lt;pub&gt;Coleco Industries, Inc.&lt;/pub&gt; &lt;dev&gt;Konami Industry Co. Ltd.&lt;/dev&gt; &lt;genre&gt;Platform&lt;/genre&gt; &lt;score&gt;2.0&lt;/score&gt; &lt;player&gt;1-2 Players&lt;/player&gt; &lt;story&gt;Your player is a mountain climber who must avoid cavemen, dinosaurs and pterodactyls as he climbs up the cliff-sides. Your goal in each level is to climb up and reach a mystical bird with great plumage, while staying one step above the bonus timer which determines how long you may stay on each level. The mountain climber has only one ability; to shoot rope at 45 degree angles which he may then climb up to other platforms. His other action is a stun beam which will allow him to walk past enemies who get too close; but will only work horizontally from him. As for power-ups, on each level is (usually 2) a flashing diamond power-up which will make him invincible and allow him to defeat monsters. Also as a power-up are glowing treasures of some kind which are worth extra points. Your player also cannot take a fall, except for extremely small ones unless he is able to climb down vines. This means that when you shoot your rope and are climbing it, you are vulnerable. Even more so because enemies are allowed to &quot;shake&quot; the rope until you fall off if they reach the base of the rope. Pterodactyls fly overhead and drop eggs on the player.There are 4 distinct levels; the cliff-side, the windmill, the waterfall and the peak. Completing all of these levels will restart the game with faster enemies and power-ups located in different places.&lt;/story&gt; &lt;/game&gt;">
            <text:p>&lt;game name="Roc 'n Rope (USA)"&gt; &lt;year&gt;1984&lt;/year&gt; &lt;rating&gt;ESRB - E (Everyone)&lt;/rating&gt; &lt;title&gt;Roc 'n Rope &lt;/title&gt; &lt;pub&gt;Coleco Industries, Inc.&lt;/pub&gt; &lt;dev&gt;Konami Industry Co. Ltd.&lt;/dev&gt; &lt;genre&gt;Platform&lt;/genre&gt; &lt;score&gt;2.0&lt;/score&gt; &lt;player&gt;1-2 Players&lt;/player&gt; &lt;story&gt;Your player is a mountain climber who must avoid cavemen, dinosaurs and pterodactyls as he climbs up the cliff-sides. Your goal in each level is to climb up and reach a mystical bird with great plumage, while staying one step above the bonus timer which determines how long you may stay on each level. The mountain climber has only one ability; to shoot rope at 45 degree angles which he may then climb up to other platforms. His other action is a stun beam which will allow him to walk past enemies who get too close; but will only work horizontally from him. As for power-ups, on each level is (usually 2) a flashing diamond power-up which will make him invincible and allow him to defeat monsters. Also as a power-up are glowing treasures of some kind which are worth extra points. Your player also cannot take a fall, except for extremely small ones unless he is able to climb down vines. This means that when you shoot your rope and are climbing it, you are vulnerable. Even more so because enemies are allowed to "shake" the rope until you fall off if they reach the base of the rope. Pterodactyls fly overhead and drop eggs on the player.There are 4 distinct levels; the cliff-side, the windmill, the waterfall and the peak. Completing all of these levels will restart the game with faster enemies and power-ups located in different places.&lt;/story&gt; &lt;/game&gt;</text:p>
          </table:table-cell>
        </table:table-row>
        <table:table-row table:style-name="ro1">
          <table:table-cell office:value-type="string">
            <text:p>Room of Doom (USA)</text:p>
          </table:table-cell>
          <table:table-cell office:value-type="string">
            <text:p>1982</text:p>
          </table:table-cell>
          <table:table-cell office:value-type="string">
            <text:p>ESRB - E (Everyone)</text:p>
          </table:table-cell>
          <table:table-cell office:value-type="string">
            <text:p>Room of Doom </text:p>
          </table:table-cell>
          <table:table-cell table:number-columns-repeated="2" office:value-type="string">
            <text:p>CommaVid, Inc.</text:p>
          </table:table-cell>
          <table:table-cell office:value-type="string">
            <text:p>Shooter</text:p>
          </table:table-cell>
          <table:table-cell office:value-type="string">
            <text:p>3.8</text:p>
          </table:table-cell>
          <table:table-cell table:style-name="Default" office:value-type="string">
            <text:p>1 Player</text:p>
          </table:table-cell>
          <table:table-cell office:value-type="string">
            <text:p>You are trapped in a room with a monster. As if that wasn't bad enough, there are gunmen outside the room shooting at you when the portals open. To advance, you must shoot the gunman when the portals are open. You can shoot the monster but it will only be stunned and if you stay in the same room too long, the monster becomes immune to your weapon.There are sixty-four game variations. In some, the gunmen shoot in a straight line only, others they aim at where ever you are, others are slow, others fast, others the portals all open at the same time and stay open, others various portals open and close.ScoringShoot a gunman=75 points per gunmanStun a monster=50 points each time</text:p>
          </table:table-cell>
          <table:table-cell table:formula="of:=CONCATENATE(&quot;&lt;game name=&quot;;CHAR(34);[.A324];CHAR(34);&quot;&gt; &lt;year&gt;&quot;;[.B324];&quot;&lt;/year&gt; &lt;rating&gt;&quot;;[.C324];&quot;&lt;/rating&gt; &lt;title&gt;&quot;;[.D324];&quot;&lt;/title&gt; &lt;pub&gt;&quot;;[.E324];&quot;&lt;/pub&gt; &lt;dev&gt;&quot;;[.F324];&quot;&lt;/dev&gt; &lt;genre&gt;&quot;;[.G324];&quot;&lt;/genre&gt; &lt;score&gt;&quot;;[.H324];&quot;&lt;/score&gt; &lt;player&gt;&quot;;[.I324];&quot;&lt;/player&gt; &lt;story&gt;&quot;;[.J324];&quot;&lt;/story&gt; &lt;/game&gt;&quot;)" office:value-type="string" office:string-value="&lt;game name=&quot;Room of Doom (USA)&quot;&gt; &lt;year&gt;1982&lt;/year&gt; &lt;rating&gt;ESRB - E (Everyone)&lt;/rating&gt; &lt;title&gt;Room of Doom &lt;/title&gt; &lt;pub&gt;CommaVid, Inc.&lt;/pub&gt; &lt;dev&gt;CommaVid, Inc.&lt;/dev&gt; &lt;genre&gt;Shooter&lt;/genre&gt; &lt;score&gt;3.8&lt;/score&gt; &lt;player&gt;1 Player&lt;/player&gt; &lt;story&gt;You are trapped in a room with a monster. As if that wasn't bad enough, there are gunmen outside the room shooting at you when the portals open. To advance, you must shoot the gunman when the portals are open. You can shoot the monster but it will only be stunned and if you stay in the same room too long, the monster becomes immune to your weapon.There are sixty-four game variations. In some, the gunmen shoot in a straight line only, others they aim at where ever you are, others are slow, others fast, others the portals all open at the same time and stay open, others various portals open and close.ScoringShoot a gunman=75 points per gunmanStun a monster=50 points each time&lt;/story&gt; &lt;/game&gt;">
            <text:p>&lt;game name="Room of Doom (USA)"&gt; &lt;year&gt;1982&lt;/year&gt; &lt;rating&gt;ESRB - E (Everyone)&lt;/rating&gt; &lt;title&gt;Room of Doom &lt;/title&gt; &lt;pub&gt;CommaVid, Inc.&lt;/pub&gt; &lt;dev&gt;CommaVid, Inc.&lt;/dev&gt; &lt;genre&gt;Shooter&lt;/genre&gt; &lt;score&gt;3.8&lt;/score&gt; &lt;player&gt;1 Player&lt;/player&gt; &lt;story&gt;You are trapped in a room with a monster. As if that wasn't bad enough, there are gunmen outside the room shooting at you when the portals open. To advance, you must shoot the gunman when the portals are open. You can shoot the monster but it will only be stunned and if you stay in the same room too long, the monster becomes immune to your weapon.There are sixty-four game variations. In some, the gunmen shoot in a straight line only, others they aim at where ever you are, others are slow, others fast, others the portals all open at the same time and stay open, others various portals open and close.ScoringShoot a gunman=75 points per gunmanStun a monster=50 points each time&lt;/story&gt; &lt;/game&gt;</text:p>
          </table:table-cell>
        </table:table-row>
        <table:table-row table:style-name="ro1">
          <table:table-cell office:value-type="string">
            <text:p>Save Our Ship (Germany)</text:p>
          </table:table-cell>
          <table:table-cell office:value-type="string">
            <text:p>1983</text:p>
          </table:table-cell>
          <table:table-cell office:value-type="string">
            <text:p>ESRB - E (Everyone)</text:p>
          </table:table-cell>
          <table:table-cell office:value-type="string">
            <text:p>Save Our Ship</text:p>
          </table:table-cell>
          <table:table-cell table:number-columns-repeated="2" office:value-type="string">
            <text:p>TechnoVision</text:p>
          </table:table-cell>
          <table:table-cell office:value-type="string">
            <text:p>Action</text:p>
          </table:table-cell>
          <table:table-cell office:value-type="string">
            <text:p>1.5</text:p>
          </table:table-cell>
          <table:table-cell table:style-name="Default" office:value-type="string">
            <text:p>1 Player</text:p>
          </table:table-cell>
          <table:table-cell office:value-type="string">
            <text:p>Save Our Ship is an action game where you need to rescue Maid Marian who is being held by the Sheriff of Nottingham in a castle (and while you're at it, steal some gold to give to the poor)! Gameplay takes place on several different screens which have different objectives. First you will need to make your way through Sherwood Forest; numerous henchman are hiding here, so use your arrows to shoot them. Surviving the forest, the next section takes place outside of the castle; naturally, numerous henchman guard the castle gate. While dodging incoming arrows, you need to shoot enough of the henchman to cause the gate to open. Once it opens, you can enter the castle for the final scene. Inside the castle you will be able to find Maid Marian behind one of the many doors, and gold behind another. The rest of the doors have henchman hiding behind them, but if you can find the Maid Marian or the gold then you win this round and the game repeats at a tougher skill level.</text:p>
          </table:table-cell>
          <table:table-cell table:formula="of:=CONCATENATE(&quot;&lt;game name=&quot;;CHAR(34);[.A325];CHAR(34);&quot;&gt; &lt;year&gt;&quot;;[.B325];&quot;&lt;/year&gt; &lt;rating&gt;&quot;;[.C325];&quot;&lt;/rating&gt; &lt;title&gt;&quot;;[.D325];&quot;&lt;/title&gt; &lt;pub&gt;&quot;;[.E325];&quot;&lt;/pub&gt; &lt;dev&gt;&quot;;[.F325];&quot;&lt;/dev&gt; &lt;genre&gt;&quot;;[.G325];&quot;&lt;/genre&gt; &lt;score&gt;&quot;;[.H325];&quot;&lt;/score&gt; &lt;player&gt;&quot;;[.I325];&quot;&lt;/player&gt; &lt;story&gt;&quot;;[.J325];&quot;&lt;/story&gt; &lt;/game&gt;&quot;)" office:value-type="string" office:string-value="&lt;game name=&quot;Save Our Ship (Germany)&quot;&gt; &lt;year&gt;1983&lt;/year&gt; &lt;rating&gt;ESRB - E (Everyone)&lt;/rating&gt; &lt;title&gt;Save Our Ship&lt;/title&gt; &lt;pub&gt;TechnoVision&lt;/pub&gt; &lt;dev&gt;TechnoVision&lt;/dev&gt; &lt;genre&gt;Action&lt;/genre&gt; &lt;score&gt;1.5&lt;/score&gt; &lt;player&gt;1 Player&lt;/player&gt; &lt;story&gt;Save Our Ship is an action game where you need to rescue Maid Marian who is being held by the Sheriff of Nottingham in a castle (and while you're at it, steal some gold to give to the poor)! Gameplay takes place on several different screens which have different objectives. First you will need to make your way through Sherwood Forest; numerous henchman are hiding here, so use your arrows to shoot them. Surviving the forest, the next section takes place outside of the castle; naturally, numerous henchman guard the castle gate. While dodging incoming arrows, you need to shoot enough of the henchman to cause the gate to open. Once it opens, you can enter the castle for the final scene. Inside the castle you will be able to find Maid Marian behind one of the many doors, and gold behind another. The rest of the doors have henchman hiding behind them, but if you can find the Maid Marian or the gold then you win this round and the game repeats at a tougher skill level.&lt;/story&gt; &lt;/game&gt;">
            <text:p>&lt;game name="Save Our Ship (Germany)"&gt; &lt;year&gt;1983&lt;/year&gt; &lt;rating&gt;ESRB - E (Everyone)&lt;/rating&gt; &lt;title&gt;Save Our Ship&lt;/title&gt; &lt;pub&gt;TechnoVision&lt;/pub&gt; &lt;dev&gt;TechnoVision&lt;/dev&gt; &lt;genre&gt;Action&lt;/genre&gt; &lt;score&gt;1.5&lt;/score&gt; &lt;player&gt;1 Player&lt;/player&gt; &lt;story&gt;Save Our Ship is an action game where you need to rescue Maid Marian who is being held by the Sheriff of Nottingham in a castle (and while you're at it, steal some gold to give to the poor)! Gameplay takes place on several different screens which have different objectives. First you will need to make your way through Sherwood Forest; numerous henchman are hiding here, so use your arrows to shoot them. Surviving the forest, the next section takes place outside of the castle; naturally, numerous henchman guard the castle gate. While dodging incoming arrows, you need to shoot enough of the henchman to cause the gate to open. Once it opens, you can enter the castle for the final scene. Inside the castle you will be able to find Maid Marian behind one of the many doors, and gold behind another. The rest of the doors have henchman hiding behind them, but if you can find the Maid Marian or the gold then you win this round and the game repeats at a tougher skill level.&lt;/story&gt; &lt;/game&gt;</text:p>
          </table:table-cell>
        </table:table-row>
        <table:table-row table:style-name="ro1">
          <table:table-cell office:value-type="string">
            <text:p>Sea Monster (Europe)</text:p>
          </table:table-cell>
          <table:table-cell office:value-type="string">
            <text:p>1982</text:p>
          </table:table-cell>
          <table:table-cell office:value-type="string">
            <text:p>ESRB - E (Everyone)</text:p>
          </table:table-cell>
          <table:table-cell office:value-type="string">
            <text:p>Sea Monster </text:p>
          </table:table-cell>
          <table:table-cell table:number-columns-repeated="2" office:value-type="string">
            <text:p>Bit Corporation</text:p>
          </table:table-cell>
          <table:table-cell office:value-type="string">
            <text:p>Shooter</text:p>
          </table:table-cell>
          <table:table-cell office:value-type="string">
            <text:p>1.0</text:p>
          </table:table-cell>
          <table:table-cell table:style-name="Default" office:value-type="string">
            <text:p>1-2 Players</text:p>
          </table:table-cell>
          <table:table-cell office:value-type="string">
            <text:p>In Sea Monster you control a ship out in the open seas. Beneath the waves are numerous sea monsters, many of which are attacking your ship! Your ship is located at the top of the screen, and your goal is to earn as many points as possible by shooting the various sea monsters that swim by. The deeper in the ocean the monster is, the more points it is worth. The game ends when all of your ships have been destroyed. Gameplay is for one or two players, and several game variations are available which control the speed and difficulty.</text:p>
          </table:table-cell>
          <table:table-cell table:formula="of:=CONCATENATE(&quot;&lt;game name=&quot;;CHAR(34);[.A326];CHAR(34);&quot;&gt; &lt;year&gt;&quot;;[.B326];&quot;&lt;/year&gt; &lt;rating&gt;&quot;;[.C326];&quot;&lt;/rating&gt; &lt;title&gt;&quot;;[.D326];&quot;&lt;/title&gt; &lt;pub&gt;&quot;;[.E326];&quot;&lt;/pub&gt; &lt;dev&gt;&quot;;[.F326];&quot;&lt;/dev&gt; &lt;genre&gt;&quot;;[.G326];&quot;&lt;/genre&gt; &lt;score&gt;&quot;;[.H326];&quot;&lt;/score&gt; &lt;player&gt;&quot;;[.I326];&quot;&lt;/player&gt; &lt;story&gt;&quot;;[.J326];&quot;&lt;/story&gt; &lt;/game&gt;&quot;)" office:value-type="string" office:string-value="&lt;game name=&quot;Sea Monster (Europe)&quot;&gt; &lt;year&gt;1982&lt;/year&gt; &lt;rating&gt;ESRB - E (Everyone)&lt;/rating&gt; &lt;title&gt;Sea Monster &lt;/title&gt; &lt;pub&gt;Bit Corporation&lt;/pub&gt; &lt;dev&gt;Bit Corporation&lt;/dev&gt; &lt;genre&gt;Shooter&lt;/genre&gt; &lt;score&gt;1.0&lt;/score&gt; &lt;player&gt;1-2 Players&lt;/player&gt; &lt;story&gt;In Sea Monster you control a ship out in the open seas. Beneath the waves are numerous sea monsters, many of which are attacking your ship! Your ship is located at the top of the screen, and your goal is to earn as many points as possible by shooting the various sea monsters that swim by. The deeper in the ocean the monster is, the more points it is worth. The game ends when all of your ships have been destroyed. Gameplay is for one or two players, and several game variations are available which control the speed and difficulty.&lt;/story&gt; &lt;/game&gt;">
            <text:p>&lt;game name="Sea Monster (Europe)"&gt; &lt;year&gt;1982&lt;/year&gt; &lt;rating&gt;ESRB - E (Everyone)&lt;/rating&gt; &lt;title&gt;Sea Monster &lt;/title&gt; &lt;pub&gt;Bit Corporation&lt;/pub&gt; &lt;dev&gt;Bit Corporation&lt;/dev&gt; &lt;genre&gt;Shooter&lt;/genre&gt; &lt;score&gt;1.0&lt;/score&gt; &lt;player&gt;1-2 Players&lt;/player&gt; &lt;story&gt;In Sea Monster you control a ship out in the open seas. Beneath the waves are numerous sea monsters, many of which are attacking your ship! Your ship is located at the top of the screen, and your goal is to earn as many points as possible by shooting the various sea monsters that swim by. The deeper in the ocean the monster is, the more points it is worth. The game ends when all of your ships have been destroyed. Gameplay is for one or two players, and several game variations are available which control the speed and difficulty.&lt;/story&gt; &lt;/game&gt;</text:p>
          </table:table-cell>
        </table:table-row>
        <table:table-row table:style-name="ro1">
          <table:table-cell office:value-type="string">
            <text:p>Seahawk (Europe)</text:p>
          </table:table-cell>
          <table:table-cell office:value-type="string">
            <text:p>1982</text:p>
          </table:table-cell>
          <table:table-cell office:value-type="string">
            <text:p>ESRB - E (Everyone)</text:p>
          </table:table-cell>
          <table:table-cell office:value-type="string">
            <text:p>Seahawk </text:p>
          </table:table-cell>
          <table:table-cell office:value-type="string">
            <text:p>Sancho</text:p>
          </table:table-cell>
          <table:table-cell office:value-type="string">
            <text:p>Tang's Electronic Co.</text:p>
          </table:table-cell>
          <table:table-cell office:value-type="string">
            <text:p>Shoot-'Em-Up</text:p>
          </table:table-cell>
          <table:table-cell office:value-type="string">
            <text:p>2.5</text:p>
          </table:table-cell>
          <table:table-cell table:style-name="Default" office:value-type="string">
            <text:p>1 Player</text:p>
          </table:table-cell>
          <table:table-cell office:value-type="string">
            <text:p>A fast-paced shooting game that has you in control of a fighter jet named the Sea Hawk, blasting away at enemy helicopters and ships. Two weapons are at your command: Missiles and bombs. If an enemy missile hits your plane, your pilot will eject and use his parachute. Guide him to a friendly ship and a life won't be lost. There are no levels to complete or bosses to beat, and gameplay can continue for as long as you can last.</text:p>
          </table:table-cell>
          <table:table-cell table:formula="of:=CONCATENATE(&quot;&lt;game name=&quot;;CHAR(34);[.A327];CHAR(34);&quot;&gt; &lt;year&gt;&quot;;[.B327];&quot;&lt;/year&gt; &lt;rating&gt;&quot;;[.C327];&quot;&lt;/rating&gt; &lt;title&gt;&quot;;[.D327];&quot;&lt;/title&gt; &lt;pub&gt;&quot;;[.E327];&quot;&lt;/pub&gt; &lt;dev&gt;&quot;;[.F327];&quot;&lt;/dev&gt; &lt;genre&gt;&quot;;[.G327];&quot;&lt;/genre&gt; &lt;score&gt;&quot;;[.H327];&quot;&lt;/score&gt; &lt;player&gt;&quot;;[.I327];&quot;&lt;/player&gt; &lt;story&gt;&quot;;[.J327];&quot;&lt;/story&gt; &lt;/game&gt;&quot;)" office:value-type="string" office:string-value="&lt;game name=&quot;Seahawk (Europe)&quot;&gt; &lt;year&gt;1982&lt;/year&gt; &lt;rating&gt;ESRB - E (Everyone)&lt;/rating&gt; &lt;title&gt;Seahawk &lt;/title&gt; &lt;pub&gt;Sancho&lt;/pub&gt; &lt;dev&gt;Tang's Electronic Co.&lt;/dev&gt; &lt;genre&gt;Shoot-'Em-Up&lt;/genre&gt; &lt;score&gt;2.5&lt;/score&gt; &lt;player&gt;1 Player&lt;/player&gt; &lt;story&gt;A fast-paced shooting game that has you in control of a fighter jet named the Sea Hawk, blasting away at enemy helicopters and ships. Two weapons are at your command: Missiles and bombs. If an enemy missile hits your plane, your pilot will eject and use his parachute. Guide him to a friendly ship and a life won't be lost. There are no levels to complete or bosses to beat, and gameplay can continue for as long as you can last.&lt;/story&gt; &lt;/game&gt;">
            <text:p>&lt;game name="Seahawk (Europe)"&gt; &lt;year&gt;1982&lt;/year&gt; &lt;rating&gt;ESRB - E (Everyone)&lt;/rating&gt; &lt;title&gt;Seahawk &lt;/title&gt; &lt;pub&gt;Sancho&lt;/pub&gt; &lt;dev&gt;Tang's Electronic Co.&lt;/dev&gt; &lt;genre&gt;Shoot-'Em-Up&lt;/genre&gt; &lt;score&gt;2.5&lt;/score&gt; &lt;player&gt;1 Player&lt;/player&gt; &lt;story&gt;A fast-paced shooting game that has you in control of a fighter jet named the Sea Hawk, blasting away at enemy helicopters and ships. Two weapons are at your command: Missiles and bombs. If an enemy missile hits your plane, your pilot will eject and use his parachute. Guide him to a friendly ship and a life won't be lost. There are no levels to complete or bosses to beat, and gameplay can continue for as long as you can last.&lt;/story&gt; &lt;/game&gt;</text:p>
          </table:table-cell>
        </table:table-row>
        <table:table-row table:style-name="ro1">
          <table:table-cell office:value-type="string">
            <text:p>Seaquest (USA)</text:p>
          </table:table-cell>
          <table:table-cell office:value-type="string">
            <text:p>1983</text:p>
          </table:table-cell>
          <table:table-cell office:value-type="string">
            <text:p>ESRB - E (Everyone)</text:p>
          </table:table-cell>
          <table:table-cell office:value-type="string">
            <text:p>Seaquest </text:p>
          </table:table-cell>
          <table:table-cell table:number-columns-repeated="2" office:value-type="string">
            <text:p>Activision, Inc.</text:p>
          </table:table-cell>
          <table:table-cell office:value-type="string">
            <text:p>Shoot-'Em-Up</text:p>
          </table:table-cell>
          <table:table-cell office:value-type="string">
            <text:p>4.0</text:p>
          </table:table-cell>
          <table:table-cell table:style-name="Default" office:value-type="string">
            <text:p>1-2 Players</text:p>
          </table:table-cell>
          <table:table-cell office:value-type="string">
            <text:p>Your divers are out in the ocean collecting treasure; now that they have found what they're looking for, you need to pilot a submarine and return them safely to the surface! You can carry up to six divers at a time, and when you safely return the six divers to the surface, you move on to the next, faster level. Your sub has a limited supply of oxygen; if your oxygen meter gets too low, you will need to surface to replenish the oxygen supply. If you surface with less than six divers, you lose one of the divers. If you surface with no divers at all, then your sub will explode. To make your task more challenging, numerous giant sharks and enemy submarines travel throughout the waters and can destroy your sub on contact. To help out with these enemies, you have an unlimited supply of torpedoes which can be fired to destroy both the sharks and subs. As the levels progress, the game gets faster and more enemies appear at a time.</text:p>
          </table:table-cell>
          <table:table-cell table:formula="of:=CONCATENATE(&quot;&lt;game name=&quot;;CHAR(34);[.A328];CHAR(34);&quot;&gt; &lt;year&gt;&quot;;[.B328];&quot;&lt;/year&gt; &lt;rating&gt;&quot;;[.C328];&quot;&lt;/rating&gt; &lt;title&gt;&quot;;[.D328];&quot;&lt;/title&gt; &lt;pub&gt;&quot;;[.E328];&quot;&lt;/pub&gt; &lt;dev&gt;&quot;;[.F328];&quot;&lt;/dev&gt; &lt;genre&gt;&quot;;[.G328];&quot;&lt;/genre&gt; &lt;score&gt;&quot;;[.H328];&quot;&lt;/score&gt; &lt;player&gt;&quot;;[.I328];&quot;&lt;/player&gt; &lt;story&gt;&quot;;[.J328];&quot;&lt;/story&gt; &lt;/game&gt;&quot;)" office:value-type="string" office:string-value="&lt;game name=&quot;Seaquest (USA)&quot;&gt; &lt;year&gt;1983&lt;/year&gt; &lt;rating&gt;ESRB - E (Everyone)&lt;/rating&gt; &lt;title&gt;Seaquest &lt;/title&gt; &lt;pub&gt;Activision, Inc.&lt;/pub&gt; &lt;dev&gt;Activision, Inc.&lt;/dev&gt; &lt;genre&gt;Shoot-'Em-Up&lt;/genre&gt; &lt;score&gt;4.0&lt;/score&gt; &lt;player&gt;1-2 Players&lt;/player&gt; &lt;story&gt;Your divers are out in the ocean collecting treasure; now that they have found what they're looking for, you need to pilot a submarine and return them safely to the surface! You can carry up to six divers at a time, and when you safely return the six divers to the surface, you move on to the next, faster level. Your sub has a limited supply of oxygen; if your oxygen meter gets too low, you will need to surface to replenish the oxygen supply. If you surface with less than six divers, you lose one of the divers. If you surface with no divers at all, then your sub will explode. To make your task more challenging, numerous giant sharks and enemy submarines travel throughout the waters and can destroy your sub on contact. To help out with these enemies, you have an unlimited supply of torpedoes which can be fired to destroy both the sharks and subs. As the levels progress, the game gets faster and more enemies appear at a time.&lt;/story&gt; &lt;/game&gt;">
            <text:p>&lt;game name="Seaquest (USA)"&gt; &lt;year&gt;1983&lt;/year&gt; &lt;rating&gt;ESRB - E (Everyone)&lt;/rating&gt; &lt;title&gt;Seaquest &lt;/title&gt; &lt;pub&gt;Activision, Inc.&lt;/pub&gt; &lt;dev&gt;Activision, Inc.&lt;/dev&gt; &lt;genre&gt;Shoot-'Em-Up&lt;/genre&gt; &lt;score&gt;4.0&lt;/score&gt; &lt;player&gt;1-2 Players&lt;/player&gt; &lt;story&gt;Your divers are out in the ocean collecting treasure; now that they have found what they're looking for, you need to pilot a submarine and return them safely to the surface! You can carry up to six divers at a time, and when you safely return the six divers to the surface, you move on to the next, faster level. Your sub has a limited supply of oxygen; if your oxygen meter gets too low, you will need to surface to replenish the oxygen supply. If you surface with less than six divers, you lose one of the divers. If you surface with no divers at all, then your sub will explode. To make your task more challenging, numerous giant sharks and enemy submarines travel throughout the waters and can destroy your sub on contact. To help out with these enemies, you have an unlimited supply of torpedoes which can be fired to destroy both the sharks and subs. As the levels progress, the game gets faster and more enemies appear at a time.&lt;/story&gt; &lt;/game&gt;</text:p>
          </table:table-cell>
        </table:table-row>
        <table:table-row table:style-name="ro1">
          <table:table-cell office:value-type="string">
            <text:p>Secret Quest (USA)</text:p>
          </table:table-cell>
          <table:table-cell office:value-type="string">
            <text:p>1989</text:p>
          </table:table-cell>
          <table:table-cell office:value-type="string">
            <text:p>ESRB - E (Everyone)</text:p>
          </table:table-cell>
          <table:table-cell office:value-type="string">
            <text:p>Secret Quest </text:p>
          </table:table-cell>
          <table:table-cell office:value-type="string">
            <text:p>Atari Corporation</text:p>
          </table:table-cell>
          <table:table-cell office:value-type="string">
            <text:p>Axlon</text:p>
          </table:table-cell>
          <table:table-cell office:value-type="string">
            <text:p>Adventure</text:p>
          </table:table-cell>
          <table:table-cell office:value-type="string">
            <text:p>3.9</text:p>
          </table:table-cell>
          <table:table-cell table:style-name="Default" office:value-type="string">
            <text:p>1 Player</text:p>
          </table:table-cell>
          <table:table-cell office:value-type="string">
            <text:p>It started with one station, then three, then eight. If something isn't done, the aliens will overrun Earth. It is up to you to destroy the stations by setting their self destructs.You move from room to room, fighting any enemies you encounter. When you beat an enemy, you get an energy pod or oxygen bottle. Fighting aliens depletes you energy and/or oxygen so kill quickly. You also use oxygen at the rate of one bottle per minute while exploring.Along the way, you will sometimes find sonic keys, and energy sword, sonic blaster or particle beam. Sonic keys are needed for certain doors you encounter in later stations.Once you set the self destruct code, a clock starts and you must make it to the teleporter before the time runs out. The game ends when you destroy all eight stations, run out of oxygen or do not get off a station before it self destructs. If you run out of energy, the game does not end but you will not be able to use any weapon so you can't kill monsters so you can't replenish oxygen. Hence, the game won't go long if you run out of energy.Weapon energy use and damageEnergy sword=1 energy and 2 strengthSonic blaster=2 energy and 4 strengthParticle beam=4 energy and 8 strength.ScoringBear trap=50 pointsPotato Man=100 pointsChopper=150 pointsMachine=200 pointsFloater=250 pointsSpinner=350 pointsMedusa=400 pointsSquid=500 pointsStomper=550 pointsGhost=600 pointsFirecracker=650 pointsSnake=700 pointsDragon=750 points</text:p>
          </table:table-cell>
          <table:table-cell table:formula="of:=CONCATENATE(&quot;&lt;game name=&quot;;CHAR(34);[.A329];CHAR(34);&quot;&gt; &lt;year&gt;&quot;;[.B329];&quot;&lt;/year&gt; &lt;rating&gt;&quot;;[.C329];&quot;&lt;/rating&gt; &lt;title&gt;&quot;;[.D329];&quot;&lt;/title&gt; &lt;pub&gt;&quot;;[.E329];&quot;&lt;/pub&gt; &lt;dev&gt;&quot;;[.F329];&quot;&lt;/dev&gt; &lt;genre&gt;&quot;;[.G329];&quot;&lt;/genre&gt; &lt;score&gt;&quot;;[.H329];&quot;&lt;/score&gt; &lt;player&gt;&quot;;[.I329];&quot;&lt;/player&gt; &lt;story&gt;&quot;;[.J329];&quot;&lt;/story&gt; &lt;/game&gt;&quot;)" office:value-type="string" office:string-value="&lt;game name=&quot;Secret Quest (USA)&quot;&gt; &lt;year&gt;1989&lt;/year&gt; &lt;rating&gt;ESRB - E (Everyone)&lt;/rating&gt; &lt;title&gt;Secret Quest &lt;/title&gt; &lt;pub&gt;Atari Corporation&lt;/pub&gt; &lt;dev&gt;Axlon&lt;/dev&gt; &lt;genre&gt;Adventure&lt;/genre&gt; &lt;score&gt;3.9&lt;/score&gt; &lt;player&gt;1 Player&lt;/player&gt; &lt;story&gt;It started with one station, then three, then eight. If something isn't done, the aliens will overrun Earth. It is up to you to destroy the stations by setting their self destructs.You move from room to room, fighting any enemies you encounter. When you beat an enemy, you get an energy pod or oxygen bottle. Fighting aliens depletes you energy and/or oxygen so kill quickly. You also use oxygen at the rate of one bottle per minute while exploring.Along the way, you will sometimes find sonic keys, and energy sword, sonic blaster or particle beam. Sonic keys are needed for certain doors you encounter in later stations.Once you set the self destruct code, a clock starts and you must make it to the teleporter before the time runs out. The game ends when you destroy all eight stations, run out of oxygen or do not get off a station before it self destructs. If you run out of energy, the game does not end but you will not be able to use any weapon so you can't kill monsters so you can't replenish oxygen. Hence, the game won't go long if you run out of energy.Weapon energy use and damageEnergy sword=1 energy and 2 strengthSonic blaster=2 energy and 4 strengthParticle beam=4 energy and 8 strength.ScoringBear trap=50 pointsPotato Man=100 pointsChopper=150 pointsMachine=200 pointsFloater=250 pointsSpinner=350 pointsMedusa=400 pointsSquid=500 pointsStomper=550 pointsGhost=600 pointsFirecracker=650 pointsSnake=700 pointsDragon=750 points&lt;/story&gt; &lt;/game&gt;">
            <text:p>&lt;game name="Secret Quest (USA)"&gt; &lt;year&gt;1989&lt;/year&gt; &lt;rating&gt;ESRB - E (Everyone)&lt;/rating&gt; &lt;title&gt;Secret Quest &lt;/title&gt; &lt;pub&gt;Atari Corporation&lt;/pub&gt; &lt;dev&gt;Axlon&lt;/dev&gt; &lt;genre&gt;Adventure&lt;/genre&gt; &lt;score&gt;3.9&lt;/score&gt; &lt;player&gt;1 Player&lt;/player&gt; &lt;story&gt;It started with one station, then three, then eight. If something isn't done, the aliens will overrun Earth. It is up to you to destroy the stations by setting their self destructs.You move from room to room, fighting any enemies you encounter. When you beat an enemy, you get an energy pod or oxygen bottle. Fighting aliens depletes you energy and/or oxygen so kill quickly. You also use oxygen at the rate of one bottle per minute while exploring.Along the way, you will sometimes find sonic keys, and energy sword, sonic blaster or particle beam. Sonic keys are needed for certain doors you encounter in later stations.Once you set the self destruct code, a clock starts and you must make it to the teleporter before the time runs out. The game ends when you destroy all eight stations, run out of oxygen or do not get off a station before it self destructs. If you run out of energy, the game does not end but you will not be able to use any weapon so you can't kill monsters so you can't replenish oxygen. Hence, the game won't go long if you run out of energy.Weapon energy use and damageEnergy sword=1 energy and 2 strengthSonic blaster=2 energy and 4 strengthParticle beam=4 energy and 8 strength.ScoringBear trap=50 pointsPotato Man=100 pointsChopper=150 pointsMachine=200 pointsFloater=250 pointsSpinner=350 pointsMedusa=400 pointsSquid=500 pointsStomper=550 pointsGhost=600 pointsFirecracker=650 pointsSnake=700 pointsDragon=750 points&lt;/story&gt; &lt;/game&gt;</text:p>
          </table:table-cell>
        </table:table-row>
        <table:table-row table:style-name="ro1">
          <table:table-cell office:value-type="string">
            <text:p>Sentinel (USA)</text:p>
          </table:table-cell>
          <table:table-cell office:value-type="string">
            <text:p>1990</text:p>
          </table:table-cell>
          <table:table-cell office:value-type="string">
            <text:p>ESRB - E (Everyone)</text:p>
          </table:table-cell>
          <table:table-cell office:value-type="string">
            <text:p>Sentinel </text:p>
          </table:table-cell>
          <table:table-cell table:number-columns-repeated="2" office:value-type="string">
            <text:p>Atari Corporation</text:p>
          </table:table-cell>
          <table:table-cell office:value-type="string">
            <text:p>Gun</text:p>
          </table:table-cell>
          <table:table-cell office:value-type="string">
            <text:p>2.5</text:p>
          </table:table-cell>
          <table:table-cell table:style-name="Default" office:value-type="string">
            <text:p>1 Player</text:p>
          </table:table-cell>
          <table:table-cell office:value-type="string">
            <text:p>Sentinel is a side scrolling action game. Several worlds have fallen victim of an alien attack, and you need to free them. To do this, a glowing orb called the Sentinel has been sent which can absorb the alien energy. As the Sentinel floats above the various, scrolling landscapes, you need to protect it from attacks by using the light gun to destroy enemies and enemy fire. If you don't destroy an enemy, it will deplete the Sentinels energy supply which will eventually destroy it. There are four levels of increasing difficulty, each with a large boss at the end. To help out on your mission, several bonuses may be encountered from time to time; increased firepower and energy can be acquired when you shoot the bonus capsules that appear. Three levels of difficulty are available.</text:p>
          </table:table-cell>
          <table:table-cell table:formula="of:=CONCATENATE(&quot;&lt;game name=&quot;;CHAR(34);[.A330];CHAR(34);&quot;&gt; &lt;year&gt;&quot;;[.B330];&quot;&lt;/year&gt; &lt;rating&gt;&quot;;[.C330];&quot;&lt;/rating&gt; &lt;title&gt;&quot;;[.D330];&quot;&lt;/title&gt; &lt;pub&gt;&quot;;[.E330];&quot;&lt;/pub&gt; &lt;dev&gt;&quot;;[.F330];&quot;&lt;/dev&gt; &lt;genre&gt;&quot;;[.G330];&quot;&lt;/genre&gt; &lt;score&gt;&quot;;[.H330];&quot;&lt;/score&gt; &lt;player&gt;&quot;;[.I330];&quot;&lt;/player&gt; &lt;story&gt;&quot;;[.J330];&quot;&lt;/story&gt; &lt;/game&gt;&quot;)" office:value-type="string" office:string-value="&lt;game name=&quot;Sentinel (USA)&quot;&gt; &lt;year&gt;1990&lt;/year&gt; &lt;rating&gt;ESRB - E (Everyone)&lt;/rating&gt; &lt;title&gt;Sentinel &lt;/title&gt; &lt;pub&gt;Atari Corporation&lt;/pub&gt; &lt;dev&gt;Atari Corporation&lt;/dev&gt; &lt;genre&gt;Gun&lt;/genre&gt; &lt;score&gt;2.5&lt;/score&gt; &lt;player&gt;1 Player&lt;/player&gt; &lt;story&gt;Sentinel is a side scrolling action game. Several worlds have fallen victim of an alien attack, and you need to free them. To do this, a glowing orb called the Sentinel has been sent which can absorb the alien energy. As the Sentinel floats above the various, scrolling landscapes, you need to protect it from attacks by using the light gun to destroy enemies and enemy fire. If you don't destroy an enemy, it will deplete the Sentinels energy supply which will eventually destroy it. There are four levels of increasing difficulty, each with a large boss at the end. To help out on your mission, several bonuses may be encountered from time to time; increased firepower and energy can be acquired when you shoot the bonus capsules that appear. Three levels of difficulty are available.&lt;/story&gt; &lt;/game&gt;">
            <text:p>&lt;game name="Sentinel (USA)"&gt; &lt;year&gt;1990&lt;/year&gt; &lt;rating&gt;ESRB - E (Everyone)&lt;/rating&gt; &lt;title&gt;Sentinel &lt;/title&gt; &lt;pub&gt;Atari Corporation&lt;/pub&gt; &lt;dev&gt;Atari Corporation&lt;/dev&gt; &lt;genre&gt;Gun&lt;/genre&gt; &lt;score&gt;2.5&lt;/score&gt; &lt;player&gt;1 Player&lt;/player&gt; &lt;story&gt;Sentinel is a side scrolling action game. Several worlds have fallen victim of an alien attack, and you need to free them. To do this, a glowing orb called the Sentinel has been sent which can absorb the alien energy. As the Sentinel floats above the various, scrolling landscapes, you need to protect it from attacks by using the light gun to destroy enemies and enemy fire. If you don't destroy an enemy, it will deplete the Sentinels energy supply which will eventually destroy it. There are four levels of increasing difficulty, each with a large boss at the end. To help out on your mission, several bonuses may be encountered from time to time; increased firepower and energy can be acquired when you shoot the bonus capsules that appear. Three levels of difficulty are available.&lt;/story&gt; &lt;/game&gt;</text:p>
          </table:table-cell>
        </table:table-row>
        <table:table-row table:style-name="ro1">
          <table:table-cell office:value-type="string">
            <text:p>Shootin' Gallery (USA)</text:p>
          </table:table-cell>
          <table:table-cell office:value-type="string">
            <text:p>1982</text:p>
          </table:table-cell>
          <table:table-cell office:value-type="string">
            <text:p>ESRB - E (Everyone)</text:p>
          </table:table-cell>
          <table:table-cell office:value-type="string">
            <text:p>Shootin' Gallery </text:p>
          </table:table-cell>
          <table:table-cell table:number-columns-repeated="2" office:value-type="string">
            <text:p>Imagic</text:p>
          </table:table-cell>
          <table:table-cell office:value-type="string">
            <text:p>Shooter</text:p>
          </table:table-cell>
          <table:table-cell office:value-type="string">
            <text:p>2.8</text:p>
          </table:table-cell>
          <table:table-cell table:style-name="Default" office:value-type="string">
            <text:p>1 Player</text:p>
          </table:table-cell>
          <table:table-cell office:value-type="string">
            <text:p>Shootin' Gallery is a target shooting game similar to Sega's Carnival. You control a gun at the bottom of the screen while various types of targets move left and right above. Given a limited amount of ammo, you need to earn as many points as possible by shooting the targets (which include trains, snails, frogs, kangaroos, monkeys, and more). Naturally more points are awarded for targets that are further away or tougher to hit. At the top of the screen is a cuckoo clock which counts down; when time runs out, a cuckoo will eat some of your remaining ammo! To avoid this, the clock can be shot which resets the timer. Every 20,000 points bonus ammo is awarded. When all of your ammo is gone, the game is over and the score calculated.</text:p>
          </table:table-cell>
          <table:table-cell table:formula="of:=CONCATENATE(&quot;&lt;game name=&quot;;CHAR(34);[.A331];CHAR(34);&quot;&gt; &lt;year&gt;&quot;;[.B331];&quot;&lt;/year&gt; &lt;rating&gt;&quot;;[.C331];&quot;&lt;/rating&gt; &lt;title&gt;&quot;;[.D331];&quot;&lt;/title&gt; &lt;pub&gt;&quot;;[.E331];&quot;&lt;/pub&gt; &lt;dev&gt;&quot;;[.F331];&quot;&lt;/dev&gt; &lt;genre&gt;&quot;;[.G331];&quot;&lt;/genre&gt; &lt;score&gt;&quot;;[.H331];&quot;&lt;/score&gt; &lt;player&gt;&quot;;[.I331];&quot;&lt;/player&gt; &lt;story&gt;&quot;;[.J331];&quot;&lt;/story&gt; &lt;/game&gt;&quot;)" office:value-type="string" office:string-value="&lt;game name=&quot;Shootin' Gallery (USA)&quot;&gt; &lt;year&gt;1982&lt;/year&gt; &lt;rating&gt;ESRB - E (Everyone)&lt;/rating&gt; &lt;title&gt;Shootin' Gallery &lt;/title&gt; &lt;pub&gt;Imagic&lt;/pub&gt; &lt;dev&gt;Imagic&lt;/dev&gt; &lt;genre&gt;Shooter&lt;/genre&gt; &lt;score&gt;2.8&lt;/score&gt; &lt;player&gt;1 Player&lt;/player&gt; &lt;story&gt;Shootin' Gallery is a target shooting game similar to Sega's Carnival. You control a gun at the bottom of the screen while various types of targets move left and right above. Given a limited amount of ammo, you need to earn as many points as possible by shooting the targets (which include trains, snails, frogs, kangaroos, monkeys, and more). Naturally more points are awarded for targets that are further away or tougher to hit. At the top of the screen is a cuckoo clock which counts down; when time runs out, a cuckoo will eat some of your remaining ammo! To avoid this, the clock can be shot which resets the timer. Every 20,000 points bonus ammo is awarded. When all of your ammo is gone, the game is over and the score calculated.&lt;/story&gt; &lt;/game&gt;">
            <text:p>&lt;game name="Shootin' Gallery (USA)"&gt; &lt;year&gt;1982&lt;/year&gt; &lt;rating&gt;ESRB - E (Everyone)&lt;/rating&gt; &lt;title&gt;Shootin' Gallery &lt;/title&gt; &lt;pub&gt;Imagic&lt;/pub&gt; &lt;dev&gt;Imagic&lt;/dev&gt; &lt;genre&gt;Shooter&lt;/genre&gt; &lt;score&gt;2.8&lt;/score&gt; &lt;player&gt;1 Player&lt;/player&gt; &lt;story&gt;Shootin' Gallery is a target shooting game similar to Sega's Carnival. You control a gun at the bottom of the screen while various types of targets move left and right above. Given a limited amount of ammo, you need to earn as many points as possible by shooting the targets (which include trains, snails, frogs, kangaroos, monkeys, and more). Naturally more points are awarded for targets that are further away or tougher to hit. At the top of the screen is a cuckoo clock which counts down; when time runs out, a cuckoo will eat some of your remaining ammo! To avoid this, the clock can be shot which resets the timer. Every 20,000 points bonus ammo is awarded. When all of your ammo is gone, the game is over and the score calculated.&lt;/story&gt; &lt;/game&gt;</text:p>
          </table:table-cell>
        </table:table-row>
        <table:table-row table:style-name="ro1">
          <table:table-cell office:value-type="string">
            <text:p>Shuttle Orbiter (USA)</text:p>
          </table:table-cell>
          <table:table-cell office:value-type="string">
            <text:p>1983</text:p>
          </table:table-cell>
          <table:table-cell office:value-type="string">
            <text:p>ESRB - E (Everyone)</text:p>
          </table:table-cell>
          <table:table-cell office:value-type="string">
            <text:p>Shuttle Orbiter </text:p>
          </table:table-cell>
          <table:table-cell table:number-columns-repeated="2" office:value-type="string">
            <text:p>Avalon Hill</text:p>
          </table:table-cell>
          <table:table-cell office:value-type="string">
            <text:p>Miscellaneous</text:p>
          </table:table-cell>
          <table:table-cell office:value-type="string">
            <text:p>4.0</text:p>
          </table:table-cell>
          <table:table-cell table:style-name="Default" office:value-type="string">
            <text:p>1 Player</text:p>
          </table:table-cell>
          <table:table-cell office:value-type="string">
            <text:p>You must get ten parts from an orbiting factory to an incomplete space station. Unfortunately, a comet passed near Earth and left a space debris field that you will need to avoid.After the launch, you will see the Earth being circled but four colored dots. At the bottom will be the elapsed time, remaining fuel and four indicator bars. These bars are your orbit altitudes and their colors correspond to the colors of the orbiting dots: white for the shuttle, gold for the station, red for the orbiting factory, and green for the fuel depot.When you are lower in orbit than an item, you move faster. If you are higher than an item, you move slower. You must match orbit and location with something to dock. Once you are close to something, you switch to the maneuvering display. Now you can interact with an item or avoid it, as in the debris. If you hit something, whether debris or man-made orbiting item, you begin to leak fuel. This means you will use fuel even if you are not firing thrusters. You also have a 25% chance to damage the part in the cargo hold.Game variationsThe difficulty switches and select switch are not used. After you press fire on the joystick, move the stick up or down to select the difficulty level, from 0 to 3. Game 0 has no space debris.There is no score, just the amount of time it takes you and whether or not you got all ten parts in place without running out of fuel.</text:p>
          </table:table-cell>
          <table:table-cell table:formula="of:=CONCATENATE(&quot;&lt;game name=&quot;;CHAR(34);[.A332];CHAR(34);&quot;&gt; &lt;year&gt;&quot;;[.B332];&quot;&lt;/year&gt; &lt;rating&gt;&quot;;[.C332];&quot;&lt;/rating&gt; &lt;title&gt;&quot;;[.D332];&quot;&lt;/title&gt; &lt;pub&gt;&quot;;[.E332];&quot;&lt;/pub&gt; &lt;dev&gt;&quot;;[.F332];&quot;&lt;/dev&gt; &lt;genre&gt;&quot;;[.G332];&quot;&lt;/genre&gt; &lt;score&gt;&quot;;[.H332];&quot;&lt;/score&gt; &lt;player&gt;&quot;;[.I332];&quot;&lt;/player&gt; &lt;story&gt;&quot;;[.J332];&quot;&lt;/story&gt; &lt;/game&gt;&quot;)" office:value-type="string" office:string-value="&lt;game name=&quot;Shuttle Orbiter (USA)&quot;&gt; &lt;year&gt;1983&lt;/year&gt; &lt;rating&gt;ESRB - E (Everyone)&lt;/rating&gt; &lt;title&gt;Shuttle Orbiter &lt;/title&gt; &lt;pub&gt;Avalon Hill&lt;/pub&gt; &lt;dev&gt;Avalon Hill&lt;/dev&gt; &lt;genre&gt;Miscellaneous&lt;/genre&gt; &lt;score&gt;4.0&lt;/score&gt; &lt;player&gt;1 Player&lt;/player&gt; &lt;story&gt;You must get ten parts from an orbiting factory to an incomplete space station. Unfortunately, a comet passed near Earth and left a space debris field that you will need to avoid.After the launch, you will see the Earth being circled but four colored dots. At the bottom will be the elapsed time, remaining fuel and four indicator bars. These bars are your orbit altitudes and their colors correspond to the colors of the orbiting dots: white for the shuttle, gold for the station, red for the orbiting factory, and green for the fuel depot.When you are lower in orbit than an item, you move faster. If you are higher than an item, you move slower. You must match orbit and location with something to dock. Once you are close to something, you switch to the maneuvering display. Now you can interact with an item or avoid it, as in the debris. If you hit something, whether debris or man-made orbiting item, you begin to leak fuel. This means you will use fuel even if you are not firing thrusters. You also have a 25% chance to damage the part in the cargo hold.Game variationsThe difficulty switches and select switch are not used. After you press fire on the joystick, move the stick up or down to select the difficulty level, from 0 to 3. Game 0 has no space debris.There is no score, just the amount of time it takes you and whether or not you got all ten parts in place without running out of fuel.&lt;/story&gt; &lt;/game&gt;">
            <text:p>&lt;game name="Shuttle Orbiter (USA)"&gt; &lt;year&gt;1983&lt;/year&gt; &lt;rating&gt;ESRB - E (Everyone)&lt;/rating&gt; &lt;title&gt;Shuttle Orbiter &lt;/title&gt; &lt;pub&gt;Avalon Hill&lt;/pub&gt; &lt;dev&gt;Avalon Hill&lt;/dev&gt; &lt;genre&gt;Miscellaneous&lt;/genre&gt; &lt;score&gt;4.0&lt;/score&gt; &lt;player&gt;1 Player&lt;/player&gt; &lt;story&gt;You must get ten parts from an orbiting factory to an incomplete space station. Unfortunately, a comet passed near Earth and left a space debris field that you will need to avoid.After the launch, you will see the Earth being circled but four colored dots. At the bottom will be the elapsed time, remaining fuel and four indicator bars. These bars are your orbit altitudes and their colors correspond to the colors of the orbiting dots: white for the shuttle, gold for the station, red for the orbiting factory, and green for the fuel depot.When you are lower in orbit than an item, you move faster. If you are higher than an item, you move slower. You must match orbit and location with something to dock. Once you are close to something, you switch to the maneuvering display. Now you can interact with an item or avoid it, as in the debris. If you hit something, whether debris or man-made orbiting item, you begin to leak fuel. This means you will use fuel even if you are not firing thrusters. You also have a 25% chance to damage the part in the cargo hold.Game variationsThe difficulty switches and select switch are not used. After you press fire on the joystick, move the stick up or down to select the difficulty level, from 0 to 3. Game 0 has no space debris.There is no score, just the amount of time it takes you and whether or not you got all ten parts in place without running out of fuel.&lt;/story&gt; &lt;/game&gt;</text:p>
          </table:table-cell>
        </table:table-row>
        <table:table-row table:style-name="ro1">
          <table:table-cell office:value-type="string">
            <text:p>Sir Lancelot (USA)</text:p>
          </table:table-cell>
          <table:table-cell office:value-type="string">
            <text:p>1983</text:p>
          </table:table-cell>
          <table:table-cell office:value-type="string">
            <text:p>ESRB - E (Everyone)</text:p>
          </table:table-cell>
          <table:table-cell office:value-type="string">
            <text:p>Sir Lancelot </text:p>
          </table:table-cell>
          <table:table-cell office:value-type="string">
            <text:p>Xonox</text:p>
          </table:table-cell>
          <table:table-cell office:value-type="string">
            <text:p>K-Tel Software</text:p>
          </table:table-cell>
          <table:table-cell office:value-type="string">
            <text:p>Shooter</text:p>
          </table:table-cell>
          <table:table-cell office:value-type="string">
            <text:p>0.8</text:p>
          </table:table-cell>
          <table:table-cell table:style-name="Default" office:value-type="string">
            <text:p>1 Player</text:p>
          </table:table-cell>
          <table:table-cell office:value-type="string">
            <text:p>A damsel in distress is being held in a castle by a fire breathing dragon! As Sir Lancelot, you need to ride your winged horse Pegasus to the rescue. Each level in this action game consists of two screens. First you are outside the castle which is guarded by numerous flying creatures. You need to fly around the screen and destroy all of the creatures by hitting them with your lance (careful, if they hit you instead you'll lose a life). After all of the creatures are gone, you enter the second screen which is inside the castle. Here there is a large pit of lava and a flying dragon. To destroy the dragon you need to hit it's stomach with your lance. If you are hit by one of the dragon's fireballs you'll be temporarily stunned and unable to fly. If you end up falling into the lava, you'll lose a life. If you can defeat the dragon, the game repeats at a higher difficulty level. The game ends when you lose all of your lives.</text:p>
          </table:table-cell>
          <table:table-cell table:formula="of:=CONCATENATE(&quot;&lt;game name=&quot;;CHAR(34);[.A333];CHAR(34);&quot;&gt; &lt;year&gt;&quot;;[.B333];&quot;&lt;/year&gt; &lt;rating&gt;&quot;;[.C333];&quot;&lt;/rating&gt; &lt;title&gt;&quot;;[.D333];&quot;&lt;/title&gt; &lt;pub&gt;&quot;;[.E333];&quot;&lt;/pub&gt; &lt;dev&gt;&quot;;[.F333];&quot;&lt;/dev&gt; &lt;genre&gt;&quot;;[.G333];&quot;&lt;/genre&gt; &lt;score&gt;&quot;;[.H333];&quot;&lt;/score&gt; &lt;player&gt;&quot;;[.I333];&quot;&lt;/player&gt; &lt;story&gt;&quot;;[.J333];&quot;&lt;/story&gt; &lt;/game&gt;&quot;)" office:value-type="string" office:string-value="&lt;game name=&quot;Sir Lancelot (USA)&quot;&gt; &lt;year&gt;1983&lt;/year&gt; &lt;rating&gt;ESRB - E (Everyone)&lt;/rating&gt; &lt;title&gt;Sir Lancelot &lt;/title&gt; &lt;pub&gt;Xonox&lt;/pub&gt; &lt;dev&gt;K-Tel Software&lt;/dev&gt; &lt;genre&gt;Shooter&lt;/genre&gt; &lt;score&gt;0.8&lt;/score&gt; &lt;player&gt;1 Player&lt;/player&gt; &lt;story&gt;A damsel in distress is being held in a castle by a fire breathing dragon! As Sir Lancelot, you need to ride your winged horse Pegasus to the rescue. Each level in this action game consists of two screens. First you are outside the castle which is guarded by numerous flying creatures. You need to fly around the screen and destroy all of the creatures by hitting them with your lance (careful, if they hit you instead you'll lose a life). After all of the creatures are gone, you enter the second screen which is inside the castle. Here there is a large pit of lava and a flying dragon. To destroy the dragon you need to hit it's stomach with your lance. If you are hit by one of the dragon's fireballs you'll be temporarily stunned and unable to fly. If you end up falling into the lava, you'll lose a life. If you can defeat the dragon, the game repeats at a higher difficulty level. The game ends when you lose all of your lives.&lt;/story&gt; &lt;/game&gt;">
            <text:p>&lt;game name="Sir Lancelot (USA)"&gt; &lt;year&gt;1983&lt;/year&gt; &lt;rating&gt;ESRB - E (Everyone)&lt;/rating&gt; &lt;title&gt;Sir Lancelot &lt;/title&gt; &lt;pub&gt;Xonox&lt;/pub&gt; &lt;dev&gt;K-Tel Software&lt;/dev&gt; &lt;genre&gt;Shooter&lt;/genre&gt; &lt;score&gt;0.8&lt;/score&gt; &lt;player&gt;1 Player&lt;/player&gt; &lt;story&gt;A damsel in distress is being held in a castle by a fire breathing dragon! As Sir Lancelot, you need to ride your winged horse Pegasus to the rescue. Each level in this action game consists of two screens. First you are outside the castle which is guarded by numerous flying creatures. You need to fly around the screen and destroy all of the creatures by hitting them with your lance (careful, if they hit you instead you'll lose a life). After all of the creatures are gone, you enter the second screen which is inside the castle. Here there is a large pit of lava and a flying dragon. To destroy the dragon you need to hit it's stomach with your lance. If you are hit by one of the dragon's fireballs you'll be temporarily stunned and unable to fly. If you end up falling into the lava, you'll lose a life. If you can defeat the dragon, the game repeats at a higher difficulty level. The game ends when you lose all of your lives.&lt;/story&gt; &lt;/game&gt;</text:p>
          </table:table-cell>
        </table:table-row>
        <table:table-row table:style-name="ro1">
          <table:table-cell office:value-type="string">
            <text:p>Skate Boardin' (USA)</text:p>
          </table:table-cell>
          <table:table-cell office:value-type="string">
            <text:p>1987</text:p>
          </table:table-cell>
          <table:table-cell office:value-type="string">
            <text:p>ESRB - E (Everyone)</text:p>
          </table:table-cell>
          <table:table-cell office:value-type="string">
            <text:p>Skate Boardin' </text:p>
          </table:table-cell>
          <table:table-cell table:number-columns-repeated="2" office:value-type="string">
            <text:p>Absolute Entertainment</text:p>
          </table:table-cell>
          <table:table-cell office:value-type="string">
            <text:p>Sports/Skateboarding</text:p>
          </table:table-cell>
          <table:table-cell office:value-type="string">
            <text:p>2.0</text:p>
          </table:table-cell>
          <table:table-cell table:style-name="Default" office:value-type="string">
            <text:p>1 Player</text:p>
          </table:table-cell>
          <table:table-cell office:value-type="string">
            <text:p>In this game, you have five minutes to get from your front steps to the steps of the school. You have to get through this maze and conquer 30 tubes and ramps AND get to the school.You start at your front steps. To get on the board, move left or right and while moving, press fire. When you are on your board, just push the direction you want to turn. Press fire to jump and press and hold fire to jump and land in a crouched position. You will also see rails, walls and hurdles but these you must avoid as they will make you crash.To jump a ramp, just ride towards it and be aligned with it. To clear a tube, ride through it while crouched. If you ride through grass, it will slow you down. To get back up to speed, either crash into something or ride through grass until you stop then get the skateboard going again.The scoreboard at the top of the screen is not an obstacle. When you get to it, you just keep going.</text:p>
          </table:table-cell>
          <table:table-cell table:formula="of:=CONCATENATE(&quot;&lt;game name=&quot;;CHAR(34);[.A334];CHAR(34);&quot;&gt; &lt;year&gt;&quot;;[.B334];&quot;&lt;/year&gt; &lt;rating&gt;&quot;;[.C334];&quot;&lt;/rating&gt; &lt;title&gt;&quot;;[.D334];&quot;&lt;/title&gt; &lt;pub&gt;&quot;;[.E334];&quot;&lt;/pub&gt; &lt;dev&gt;&quot;;[.F334];&quot;&lt;/dev&gt; &lt;genre&gt;&quot;;[.G334];&quot;&lt;/genre&gt; &lt;score&gt;&quot;;[.H334];&quot;&lt;/score&gt; &lt;player&gt;&quot;;[.I334];&quot;&lt;/player&gt; &lt;story&gt;&quot;;[.J334];&quot;&lt;/story&gt; &lt;/game&gt;&quot;)" office:value-type="string" office:string-value="&lt;game name=&quot;Skate Boardin' (USA)&quot;&gt; &lt;year&gt;1987&lt;/year&gt; &lt;rating&gt;ESRB - E (Everyone)&lt;/rating&gt; &lt;title&gt;Skate Boardin' &lt;/title&gt; &lt;pub&gt;Absolute Entertainment&lt;/pub&gt; &lt;dev&gt;Absolute Entertainment&lt;/dev&gt; &lt;genre&gt;Sports/Skateboarding&lt;/genre&gt; &lt;score&gt;2.0&lt;/score&gt; &lt;player&gt;1 Player&lt;/player&gt; &lt;story&gt;In this game, you have five minutes to get from your front steps to the steps of the school. You have to get through this maze and conquer 30 tubes and ramps AND get to the school.You start at your front steps. To get on the board, move left or right and while moving, press fire. When you are on your board, just push the direction you want to turn. Press fire to jump and press and hold fire to jump and land in a crouched position. You will also see rails, walls and hurdles but these you must avoid as they will make you crash.To jump a ramp, just ride towards it and be aligned with it. To clear a tube, ride through it while crouched. If you ride through grass, it will slow you down. To get back up to speed, either crash into something or ride through grass until you stop then get the skateboard going again.The scoreboard at the top of the screen is not an obstacle. When you get to it, you just keep going.&lt;/story&gt; &lt;/game&gt;">
            <text:p>&lt;game name="Skate Boardin' (USA)"&gt; &lt;year&gt;1987&lt;/year&gt; &lt;rating&gt;ESRB - E (Everyone)&lt;/rating&gt; &lt;title&gt;Skate Boardin' &lt;/title&gt; &lt;pub&gt;Absolute Entertainment&lt;/pub&gt; &lt;dev&gt;Absolute Entertainment&lt;/dev&gt; &lt;genre&gt;Sports/Skateboarding&lt;/genre&gt; &lt;score&gt;2.0&lt;/score&gt; &lt;player&gt;1 Player&lt;/player&gt; &lt;story&gt;In this game, you have five minutes to get from your front steps to the steps of the school. You have to get through this maze and conquer 30 tubes and ramps AND get to the school.You start at your front steps. To get on the board, move left or right and while moving, press fire. When you are on your board, just push the direction you want to turn. Press fire to jump and press and hold fire to jump and land in a crouched position. You will also see rails, walls and hurdles but these you must avoid as they will make you crash.To jump a ramp, just ride towards it and be aligned with it. To clear a tube, ride through it while crouched. If you ride through grass, it will slow you down. To get back up to speed, either crash into something or ride through grass until you stop then get the skateboard going again.The scoreboard at the top of the screen is not an obstacle. When you get to it, you just keep going.&lt;/story&gt; &lt;/game&gt;</text:p>
          </table:table-cell>
        </table:table-row>
        <table:table-row table:style-name="ro1">
          <table:table-cell office:value-type="string">
            <text:p>Skeet Shoot (USA)</text:p>
          </table:table-cell>
          <table:table-cell office:value-type="string">
            <text:p>1981</text:p>
          </table:table-cell>
          <table:table-cell office:value-type="string">
            <text:p>ESRB - E (Everyone)</text:p>
          </table:table-cell>
          <table:table-cell office:value-type="string">
            <text:p>Skeet Shoot </text:p>
          </table:table-cell>
          <table:table-cell table:number-columns-repeated="2" office:value-type="string">
            <text:p>Apollo, Inc.</text:p>
          </table:table-cell>
          <table:table-cell office:value-type="string">
            <text:p>Shooter</text:p>
          </table:table-cell>
          <table:table-cell office:value-type="string">
            <text:p>0.8</text:p>
          </table:table-cell>
          <table:table-cell table:style-name="Default" office:value-type="string">
            <text:p>1-2 Players</text:p>
          </table:table-cell>
          <table:table-cell office:value-type="string">
            <text:p>In Skeet Shoot, your goal is to earn as many points as you can by shooting clay pigeons. When you press the joystick button, your player will appear on the screen in one of several locations, and a clay pigeon will fire from the center. You need to shoot the clay pigeon before it disappears off the screen to earn a point. The game can be played by one or two players, and numerous game variations are included which control the level of difficulty, speed, and whether a player appears in a fixed or random location on the screen.</text:p>
          </table:table-cell>
          <table:table-cell table:formula="of:=CONCATENATE(&quot;&lt;game name=&quot;;CHAR(34);[.A335];CHAR(34);&quot;&gt; &lt;year&gt;&quot;;[.B335];&quot;&lt;/year&gt; &lt;rating&gt;&quot;;[.C335];&quot;&lt;/rating&gt; &lt;title&gt;&quot;;[.D335];&quot;&lt;/title&gt; &lt;pub&gt;&quot;;[.E335];&quot;&lt;/pub&gt; &lt;dev&gt;&quot;;[.F335];&quot;&lt;/dev&gt; &lt;genre&gt;&quot;;[.G335];&quot;&lt;/genre&gt; &lt;score&gt;&quot;;[.H335];&quot;&lt;/score&gt; &lt;player&gt;&quot;;[.I335];&quot;&lt;/player&gt; &lt;story&gt;&quot;;[.J335];&quot;&lt;/story&gt; &lt;/game&gt;&quot;)" office:value-type="string" office:string-value="&lt;game name=&quot;Skeet Shoot (USA)&quot;&gt; &lt;year&gt;1981&lt;/year&gt; &lt;rating&gt;ESRB - E (Everyone)&lt;/rating&gt; &lt;title&gt;Skeet Shoot &lt;/title&gt; &lt;pub&gt;Apollo, Inc.&lt;/pub&gt; &lt;dev&gt;Apollo, Inc.&lt;/dev&gt; &lt;genre&gt;Shooter&lt;/genre&gt; &lt;score&gt;0.8&lt;/score&gt; &lt;player&gt;1-2 Players&lt;/player&gt; &lt;story&gt;In Skeet Shoot, your goal is to earn as many points as you can by shooting clay pigeons. When you press the joystick button, your player will appear on the screen in one of several locations, and a clay pigeon will fire from the center. You need to shoot the clay pigeon before it disappears off the screen to earn a point. The game can be played by one or two players, and numerous game variations are included which control the level of difficulty, speed, and whether a player appears in a fixed or random location on the screen.&lt;/story&gt; &lt;/game&gt;">
            <text:p>&lt;game name="Skeet Shoot (USA)"&gt; &lt;year&gt;1981&lt;/year&gt; &lt;rating&gt;ESRB - E (Everyone)&lt;/rating&gt; &lt;title&gt;Skeet Shoot &lt;/title&gt; &lt;pub&gt;Apollo, Inc.&lt;/pub&gt; &lt;dev&gt;Apollo, Inc.&lt;/dev&gt; &lt;genre&gt;Shooter&lt;/genre&gt; &lt;score&gt;0.8&lt;/score&gt; &lt;player&gt;1-2 Players&lt;/player&gt; &lt;story&gt;In Skeet Shoot, your goal is to earn as many points as you can by shooting clay pigeons. When you press the joystick button, your player will appear on the screen in one of several locations, and a clay pigeon will fire from the center. You need to shoot the clay pigeon before it disappears off the screen to earn a point. The game can be played by one or two players, and numerous game variations are included which control the level of difficulty, speed, and whether a player appears in a fixed or random location on the screen.&lt;/story&gt; &lt;/game&gt;</text:p>
          </table:table-cell>
        </table:table-row>
        <table:table-row table:style-name="ro1">
          <table:table-cell office:value-type="string">
            <text:p>Ski Hunt (Europe)</text:p>
          </table:table-cell>
          <table:table-cell office:value-type="string">
            <text:p>1983</text:p>
          </table:table-cell>
          <table:table-cell office:value-type="string">
            <text:p>ESRB - E (Everyone)</text:p>
          </table:table-cell>
          <table:table-cell office:value-type="string">
            <text:p>Ski Hunt </text:p>
          </table:table-cell>
          <table:table-cell office:value-type="string">
            <text:p>Home Vision</text:p>
          </table:table-cell>
          <table:table-cell office:value-type="string">
            <text:p>Gem International Corp</text:p>
          </table:table-cell>
          <table:table-cell office:value-type="string">
            <text:p>Sports/Skiing</text:p>
          </table:table-cell>
          <table:table-cell office:value-type="string">
            <text:p>2.5</text:p>
          </table:table-cell>
          <table:table-cell table:style-name="Default" office:value-type="string">
            <text:p>1 Player</text:p>
          </table:table-cell>
          <table:table-cell office:value-type="string">
            <text:p>To get to the place of hunting, James must go through a route of 30 km full of obstacles and dangers. <text:s/>As he passed the first screen, the player will pick up your gun and you will help you hit the animals that run in your direction. <text:s/>After passing the 30 km from the hunting area, a new level will begin, where the player must again go through the obstacles to get to the animals. Over phase the game increases its difficulty.</text:p>
          </table:table-cell>
          <table:table-cell table:formula="of:=CONCATENATE(&quot;&lt;game name=&quot;;CHAR(34);[.A336];CHAR(34);&quot;&gt; &lt;year&gt;&quot;;[.B336];&quot;&lt;/year&gt; &lt;rating&gt;&quot;;[.C336];&quot;&lt;/rating&gt; &lt;title&gt;&quot;;[.D336];&quot;&lt;/title&gt; &lt;pub&gt;&quot;;[.E336];&quot;&lt;/pub&gt; &lt;dev&gt;&quot;;[.F336];&quot;&lt;/dev&gt; &lt;genre&gt;&quot;;[.G336];&quot;&lt;/genre&gt; &lt;score&gt;&quot;;[.H336];&quot;&lt;/score&gt; &lt;player&gt;&quot;;[.I336];&quot;&lt;/player&gt; &lt;story&gt;&quot;;[.J336];&quot;&lt;/story&gt; &lt;/game&gt;&quot;)" office:value-type="string" office:string-value="&lt;game name=&quot;Ski Hunt (Europe)&quot;&gt; &lt;year&gt;1983&lt;/year&gt; &lt;rating&gt;ESRB - E (Everyone)&lt;/rating&gt; &lt;title&gt;Ski Hunt &lt;/title&gt; &lt;pub&gt;Home Vision&lt;/pub&gt; &lt;dev&gt;Gem International Corp&lt;/dev&gt; &lt;genre&gt;Sports/Skiing&lt;/genre&gt; &lt;score&gt;2.5&lt;/score&gt; &lt;player&gt;1 Player&lt;/player&gt; &lt;story&gt;To get to the place of hunting, James must go through a route of 30 km full of obstacles and dangers.  As he passed the first screen, the player will pick up your gun and you will help you hit the animals that run in your direction.  After passing the 30 km from the hunting area, a new level will begin, where the player must again go through the obstacles to get to the animals. Over phase the game increases its difficulty.&lt;/story&gt; &lt;/game&gt;">
            <text:p>&lt;game name="Ski Hunt (Europe)"&gt; &lt;year&gt;1983&lt;/year&gt; &lt;rating&gt;ESRB - E (Everyone)&lt;/rating&gt; &lt;title&gt;Ski Hunt &lt;/title&gt; &lt;pub&gt;Home Vision&lt;/pub&gt; &lt;dev&gt;Gem International Corp&lt;/dev&gt; &lt;genre&gt;Sports/Skiing&lt;/genre&gt; &lt;score&gt;2.5&lt;/score&gt; &lt;player&gt;1 Player&lt;/player&gt; &lt;story&gt;To get to the place of hunting, James must go through a route of 30 km full of obstacles and dangers. <text:s/>As he passed the first screen, the player will pick up your gun and you will help you hit the animals that run in your direction. <text:s/>After passing the 30 km from the hunting area, a new level will begin, where the player must again go through the obstacles to get to the animals. Over phase the game increases its difficulty.&lt;/story&gt; &lt;/game&gt;</text:p>
          </table:table-cell>
        </table:table-row>
        <table:table-row table:style-name="ro1">
          <table:table-cell office:value-type="string">
            <text:p>Ski Run (Europe)</text:p>
          </table:table-cell>
          <table:table-cell office:value-type="string">
            <text:p>1983</text:p>
          </table:table-cell>
          <table:table-cell office:value-type="string">
            <text:p>ESRB - E (Everyone)</text:p>
          </table:table-cell>
          <table:table-cell office:value-type="string">
            <text:p>Ski Run </text:p>
          </table:table-cell>
          <table:table-cell table:number-columns-repeated="2" office:value-type="string">
            <text:p>Suntek</text:p>
          </table:table-cell>
          <table:table-cell office:value-type="string">
            <text:p>Sports/Skiing</text:p>
          </table:table-cell>
          <table:table-cell office:value-type="string">
            <text:p>…</text:p>
          </table:table-cell>
          <table:table-cell table:style-name="Default" office:value-type="string">
            <text:p>1 Player</text:p>
          </table:table-cell>
          <table:table-cell office:value-type="string">
            <text:p>While down a big mountain of ice, the player must follow the ugly route with trees, there will be many obstacles in your way, like trees that were not cut, and snow leopards, which will cross the road running. Stay tuned for when a yellow stripe appears in the snow, this indicates that an avalanche area is nearby, so you should skip to not be swallowed by the snow.Ski Run is a fast and with good graphics game, maybe your only problem is the difficulty of the game, which does not change much as the player passes the stages, making the game a bit drab</text:p>
          </table:table-cell>
          <table:table-cell table:formula="of:=CONCATENATE(&quot;&lt;game name=&quot;;CHAR(34);[.A337];CHAR(34);&quot;&gt; &lt;year&gt;&quot;;[.B337];&quot;&lt;/year&gt; &lt;rating&gt;&quot;;[.C337];&quot;&lt;/rating&gt; &lt;title&gt;&quot;;[.D337];&quot;&lt;/title&gt; &lt;pub&gt;&quot;;[.E337];&quot;&lt;/pub&gt; &lt;dev&gt;&quot;;[.F337];&quot;&lt;/dev&gt; &lt;genre&gt;&quot;;[.G337];&quot;&lt;/genre&gt; &lt;score&gt;&quot;;[.H337];&quot;&lt;/score&gt; &lt;player&gt;&quot;;[.I337];&quot;&lt;/player&gt; &lt;story&gt;&quot;;[.J337];&quot;&lt;/story&gt; &lt;/game&gt;&quot;)" office:value-type="string" office:string-value="&lt;game name=&quot;Ski Run (Europe)&quot;&gt; &lt;year&gt;1983&lt;/year&gt; &lt;rating&gt;ESRB - E (Everyone)&lt;/rating&gt; &lt;title&gt;Ski Run &lt;/title&gt; &lt;pub&gt;Suntek&lt;/pub&gt; &lt;dev&gt;Suntek&lt;/dev&gt; &lt;genre&gt;Sports/Skiing&lt;/genre&gt; &lt;score&gt;…&lt;/score&gt; &lt;player&gt;1 Player&lt;/player&gt; &lt;story&gt;While down a big mountain of ice, the player must follow the ugly route with trees, there will be many obstacles in your way, like trees that were not cut, and snow leopards, which will cross the road running. Stay tuned for when a yellow stripe appears in the snow, this indicates that an avalanche area is nearby, so you should skip to not be swallowed by the snow.Ski Run is a fast and with good graphics game, maybe your only problem is the difficulty of the game, which does not change much as the player passes the stages, making the game a bit drab&lt;/story&gt; &lt;/game&gt;">
            <text:p>&lt;game name="Ski Run (Europe)"&gt; &lt;year&gt;1983&lt;/year&gt; &lt;rating&gt;ESRB - E (Everyone)&lt;/rating&gt; &lt;title&gt;Ski Run &lt;/title&gt; &lt;pub&gt;Suntek&lt;/pub&gt; &lt;dev&gt;Suntek&lt;/dev&gt; &lt;genre&gt;Sports/Skiing&lt;/genre&gt; &lt;score&gt;…&lt;/score&gt; &lt;player&gt;1 Player&lt;/player&gt; &lt;story&gt;While down a big mountain of ice, the player must follow the ugly route with trees, there will be many obstacles in your way, like trees that were not cut, and snow leopards, which will cross the road running. Stay tuned for when a yellow stripe appears in the snow, this indicates that an avalanche area is nearby, so you should skip to not be swallowed by the snow.Ski Run is a fast and with good graphics game, maybe your only problem is the difficulty of the game, which does not change much as the player passes the stages, making the game a bit drab&lt;/story&gt; &lt;/game&gt;</text:p>
          </table:table-cell>
        </table:table-row>
        <table:table-row table:style-name="ro1">
          <table:table-cell office:value-type="string">
            <text:p>Skiing (USA)</text:p>
          </table:table-cell>
          <table:table-cell office:value-type="string">
            <text:p>1980</text:p>
          </table:table-cell>
          <table:table-cell office:value-type="string">
            <text:p>ESRB - E (Everyone)</text:p>
          </table:table-cell>
          <table:table-cell office:value-type="string">
            <text:p>Skiing </text:p>
          </table:table-cell>
          <table:table-cell table:number-columns-repeated="2" office:value-type="string">
            <text:p>Activision, Inc.</text:p>
          </table:table-cell>
          <table:table-cell office:value-type="string">
            <text:p>Sports/Skiing</text:p>
          </table:table-cell>
          <table:table-cell office:value-type="string">
            <text:p>2.9</text:p>
          </table:table-cell>
          <table:table-cell table:style-name="Default" office:value-type="string">
            <text:p>1 Player</text:p>
          </table:table-cell>
          <table:table-cell office:value-type="string">
            <text:p>In Skiing, your goal is to ski to the bottom of the mountain in the shortest time possible. The mountain is treacherous with plenty of trees and moguls in the way! There are two different modes of gameplay. In slalom mode, there are a series of gates you need to ski through; missing any will result in a penalty to your time. In downhill mode you just need to ski to the bottom as fast as possible. Each mode includes five different skill levels which affect the length of the course (and the number of gates in slalom mode.)</text:p>
          </table:table-cell>
          <table:table-cell table:formula="of:=CONCATENATE(&quot;&lt;game name=&quot;;CHAR(34);[.A338];CHAR(34);&quot;&gt; &lt;year&gt;&quot;;[.B338];&quot;&lt;/year&gt; &lt;rating&gt;&quot;;[.C338];&quot;&lt;/rating&gt; &lt;title&gt;&quot;;[.D338];&quot;&lt;/title&gt; &lt;pub&gt;&quot;;[.E338];&quot;&lt;/pub&gt; &lt;dev&gt;&quot;;[.F338];&quot;&lt;/dev&gt; &lt;genre&gt;&quot;;[.G338];&quot;&lt;/genre&gt; &lt;score&gt;&quot;;[.H338];&quot;&lt;/score&gt; &lt;player&gt;&quot;;[.I338];&quot;&lt;/player&gt; &lt;story&gt;&quot;;[.J338];&quot;&lt;/story&gt; &lt;/game&gt;&quot;)" office:value-type="string" office:string-value="&lt;game name=&quot;Skiing (USA)&quot;&gt; &lt;year&gt;1980&lt;/year&gt; &lt;rating&gt;ESRB - E (Everyone)&lt;/rating&gt; &lt;title&gt;Skiing &lt;/title&gt; &lt;pub&gt;Activision, Inc.&lt;/pub&gt; &lt;dev&gt;Activision, Inc.&lt;/dev&gt; &lt;genre&gt;Sports/Skiing&lt;/genre&gt; &lt;score&gt;2.9&lt;/score&gt; &lt;player&gt;1 Player&lt;/player&gt; &lt;story&gt;In Skiing, your goal is to ski to the bottom of the mountain in the shortest time possible. The mountain is treacherous with plenty of trees and moguls in the way! There are two different modes of gameplay. In slalom mode, there are a series of gates you need to ski through; missing any will result in a penalty to your time. In downhill mode you just need to ski to the bottom as fast as possible. Each mode includes five different skill levels which affect the length of the course (and the number of gates in slalom mode.)&lt;/story&gt; &lt;/game&gt;">
            <text:p>&lt;game name="Skiing (USA)"&gt; &lt;year&gt;1980&lt;/year&gt; &lt;rating&gt;ESRB - E (Everyone)&lt;/rating&gt; &lt;title&gt;Skiing &lt;/title&gt; &lt;pub&gt;Activision, Inc.&lt;/pub&gt; &lt;dev&gt;Activision, Inc.&lt;/dev&gt; &lt;genre&gt;Sports/Skiing&lt;/genre&gt; &lt;score&gt;2.9&lt;/score&gt; &lt;player&gt;1 Player&lt;/player&gt; &lt;story&gt;In Skiing, your goal is to ski to the bottom of the mountain in the shortest time possible. The mountain is treacherous with plenty of trees and moguls in the way! There are two different modes of gameplay. In slalom mode, there are a series of gates you need to ski through; missing any will result in a penalty to your time. In downhill mode you just need to ski to the bottom as fast as possible. Each mode includes five different skill levels which affect the length of the course (and the number of gates in slalom mode.)&lt;/story&gt; &lt;/game&gt;</text:p>
          </table:table-cell>
        </table:table-row>
        <table:table-row table:style-name="ro1">
          <table:table-cell office:value-type="string">
            <text:p>Skindiver (Europe)</text:p>
          </table:table-cell>
          <table:table-cell office:value-type="string">
            <text:p>1983</text:p>
          </table:table-cell>
          <table:table-cell office:value-type="string">
            <text:p>ESRB - E (Everyone)</text:p>
          </table:table-cell>
          <table:table-cell office:value-type="string">
            <text:p>Skindiver </text:p>
          </table:table-cell>
          <table:table-cell office:value-type="string">
            <text:p>Sancho</text:p>
          </table:table-cell>
          <table:table-cell office:value-type="string">
            <text:p>Tang's Electronic Co.</text:p>
          </table:table-cell>
          <table:table-cell office:value-type="string">
            <text:p>Action</text:p>
          </table:table-cell>
          <table:table-cell office:value-type="string">
            <text:p>3.3</text:p>
          </table:table-cell>
          <table:table-cell table:style-name="Default" office:value-type="string">
            <text:p>1 Player</text:p>
          </table:table-cell>
          <table:table-cell office:value-type="string">
            <text:p>Sky Diver is an action game for two players. The goal is to score the most points by jumping from a plane, opening your parachute, <text:s/>and guiding your sky diver safely to a landing pad. The longer you wait to open your parachute, the more points you earn for a successful landing, but don't wait too long or your chute won't open at all! For each jump, there will be varying wind conditions which blow your sky diver off course. A wind sock at the bottom of the screen will help you determine the wind speed and direction so you can compensate. There are nine jumps total, and the player with the most points at the end wins.</text:p>
          </table:table-cell>
          <table:table-cell table:formula="of:=CONCATENATE(&quot;&lt;game name=&quot;;CHAR(34);[.A339];CHAR(34);&quot;&gt; &lt;year&gt;&quot;;[.B339];&quot;&lt;/year&gt; &lt;rating&gt;&quot;;[.C339];&quot;&lt;/rating&gt; &lt;title&gt;&quot;;[.D339];&quot;&lt;/title&gt; &lt;pub&gt;&quot;;[.E339];&quot;&lt;/pub&gt; &lt;dev&gt;&quot;;[.F339];&quot;&lt;/dev&gt; &lt;genre&gt;&quot;;[.G339];&quot;&lt;/genre&gt; &lt;score&gt;&quot;;[.H339];&quot;&lt;/score&gt; &lt;player&gt;&quot;;[.I339];&quot;&lt;/player&gt; &lt;story&gt;&quot;;[.J339];&quot;&lt;/story&gt; &lt;/game&gt;&quot;)" office:value-type="string" office:string-value="&lt;game name=&quot;Skindiver (Europe)&quot;&gt; &lt;year&gt;1983&lt;/year&gt; &lt;rating&gt;ESRB - E (Everyone)&lt;/rating&gt; &lt;title&gt;Skindiver &lt;/title&gt; &lt;pub&gt;Sancho&lt;/pub&gt; &lt;dev&gt;Tang's Electronic Co.&lt;/dev&gt; &lt;genre&gt;Action&lt;/genre&gt; &lt;score&gt;3.3&lt;/score&gt; &lt;player&gt;1 Player&lt;/player&gt; &lt;story&gt;Sky Diver is an action game for two players. The goal is to score the most points by jumping from a plane, opening your parachute,  and guiding your sky diver safely to a landing pad. The longer you wait to open your parachute, the more points you earn for a successful landing, but don't wait too long or your chute won't open at all! For each jump, there will be varying wind conditions which blow your sky diver off course. A wind sock at the bottom of the screen will help you determine the wind speed and direction so you can compensate. There are nine jumps total, and the player with the most points at the end wins.&lt;/story&gt; &lt;/game&gt;">
            <text:p>&lt;game name="Skindiver (Europe)"&gt; &lt;year&gt;1983&lt;/year&gt; &lt;rating&gt;ESRB - E (Everyone)&lt;/rating&gt; &lt;title&gt;Skindiver &lt;/title&gt; &lt;pub&gt;Sancho&lt;/pub&gt; &lt;dev&gt;Tang's Electronic Co.&lt;/dev&gt; &lt;genre&gt;Action&lt;/genre&gt; &lt;score&gt;3.3&lt;/score&gt; &lt;player&gt;1 Player&lt;/player&gt; &lt;story&gt;Sky Diver is an action game for two players. The goal is to score the most points by jumping from a plane, opening your parachute, <text:s/>and guiding your sky diver safely to a landing pad. The longer you wait to open your parachute, the more points you earn for a successful landing, but don't wait too long or your chute won't open at all! For each jump, there will be varying wind conditions which blow your sky diver off course. A wind sock at the bottom of the screen will help you determine the wind speed and direction so you can compensate. There are nine jumps total, and the player with the most points at the end wins.&lt;/story&gt; &lt;/game&gt;</text:p>
          </table:table-cell>
        </table:table-row>
        <table:table-row table:style-name="ro1">
          <table:table-cell office:value-type="string">
            <text:p>Sky Alien (Europe)</text:p>
          </table:table-cell>
          <table:table-cell office:value-type="string">
            <text:p>1983</text:p>
          </table:table-cell>
          <table:table-cell office:value-type="string">
            <text:p>ESRB - E (Everyone)</text:p>
          </table:table-cell>
          <table:table-cell office:value-type="string">
            <text:p>Sky Alien </text:p>
          </table:table-cell>
          <table:table-cell office:value-type="string">
            <text:p>Homevision</text:p>
          </table:table-cell>
          <table:table-cell office:value-type="string">
            <text:p>Gem International Corp.</text:p>
          </table:table-cell>
          <table:table-cell office:value-type="string">
            <text:p>Shoot-'Em-Up</text:p>
          </table:table-cell>
          <table:table-cell office:value-type="string">
            <text:p>1.5</text:p>
          </table:table-cell>
          <table:table-cell table:style-name="Default" office:value-type="string">
            <text:p>1 Player</text:p>
          </table:table-cell>
          <table:table-cell office:value-type="string">
            <text:p>A mothership drops aliens, up to three on screen at a time. There are ten per level. You must shoot them but avoid the items they fire at you. You fire by pushing up on the joystick. Pushing left or right makes you go left or right. If you hold down the button, pushing left or right makes you fire left or right. Later enemies will drop fireballs that chase you along the ground or split in two smaller enemies when shot. If you fire non-stop, you will build up heat as indicated by the green bar at the bottom right. If you overheat or are hit by an enemy, you loser a life. The game is over when you lose all lives or reach a score of 999,999. You get a new man (4 max) every 10,000 points.</text:p>
          </table:table-cell>
          <table:table-cell table:formula="of:=CONCATENATE(&quot;&lt;game name=&quot;;CHAR(34);[.A340];CHAR(34);&quot;&gt; &lt;year&gt;&quot;;[.B340];&quot;&lt;/year&gt; &lt;rating&gt;&quot;;[.C340];&quot;&lt;/rating&gt; &lt;title&gt;&quot;;[.D340];&quot;&lt;/title&gt; &lt;pub&gt;&quot;;[.E340];&quot;&lt;/pub&gt; &lt;dev&gt;&quot;;[.F340];&quot;&lt;/dev&gt; &lt;genre&gt;&quot;;[.G340];&quot;&lt;/genre&gt; &lt;score&gt;&quot;;[.H340];&quot;&lt;/score&gt; &lt;player&gt;&quot;;[.I340];&quot;&lt;/player&gt; &lt;story&gt;&quot;;[.J340];&quot;&lt;/story&gt; &lt;/game&gt;&quot;)" office:value-type="string" office:string-value="&lt;game name=&quot;Sky Alien (Europe)&quot;&gt; &lt;year&gt;1983&lt;/year&gt; &lt;rating&gt;ESRB - E (Everyone)&lt;/rating&gt; &lt;title&gt;Sky Alien &lt;/title&gt; &lt;pub&gt;Homevision&lt;/pub&gt; &lt;dev&gt;Gem International Corp.&lt;/dev&gt; &lt;genre&gt;Shoot-'Em-Up&lt;/genre&gt; &lt;score&gt;1.5&lt;/score&gt; &lt;player&gt;1 Player&lt;/player&gt; &lt;story&gt;A mothership drops aliens, up to three on screen at a time. There are ten per level. You must shoot them but avoid the items they fire at you. You fire by pushing up on the joystick. Pushing left or right makes you go left or right. If you hold down the button, pushing left or right makes you fire left or right. Later enemies will drop fireballs that chase you along the ground or split in two smaller enemies when shot. If you fire non-stop, you will build up heat as indicated by the green bar at the bottom right. If you overheat or are hit by an enemy, you loser a life. The game is over when you lose all lives or reach a score of 999,999. You get a new man (4 max) every 10,000 points.&lt;/story&gt; &lt;/game&gt;">
            <text:p>&lt;game name="Sky Alien (Europe)"&gt; &lt;year&gt;1983&lt;/year&gt; &lt;rating&gt;ESRB - E (Everyone)&lt;/rating&gt; &lt;title&gt;Sky Alien &lt;/title&gt; &lt;pub&gt;Homevision&lt;/pub&gt; &lt;dev&gt;Gem International Corp.&lt;/dev&gt; &lt;genre&gt;Shoot-'Em-Up&lt;/genre&gt; &lt;score&gt;1.5&lt;/score&gt; &lt;player&gt;1 Player&lt;/player&gt; &lt;story&gt;A mothership drops aliens, up to three on screen at a time. There are ten per level. You must shoot them but avoid the items they fire at you. You fire by pushing up on the joystick. Pushing left or right makes you go left or right. If you hold down the button, pushing left or right makes you fire left or right. Later enemies will drop fireballs that chase you along the ground or split in two smaller enemies when shot. If you fire non-stop, you will build up heat as indicated by the green bar at the bottom right. If you overheat or are hit by an enemy, you loser a life. The game is over when you lose all lives or reach a score of 999,999. You get a new man (4 max) every 10,000 points.&lt;/story&gt; &lt;/game&gt;</text:p>
          </table:table-cell>
        </table:table-row>
        <table:table-row table:style-name="ro1">
          <table:table-cell office:value-type="string">
            <text:p>Sky Diver (USA)</text:p>
          </table:table-cell>
          <table:table-cell office:value-type="string">
            <text:p>1979</text:p>
          </table:table-cell>
          <table:table-cell office:value-type="string">
            <text:p>ESRB - E (Everyone)</text:p>
          </table:table-cell>
          <table:table-cell office:value-type="string">
            <text:p>Sky Diver </text:p>
          </table:table-cell>
          <table:table-cell table:number-columns-repeated="2" office:value-type="string">
            <text:p>Atari, Inc.</text:p>
          </table:table-cell>
          <table:table-cell office:value-type="string">
            <text:p>Action</text:p>
          </table:table-cell>
          <table:table-cell office:value-type="string">
            <text:p>3.1</text:p>
          </table:table-cell>
          <table:table-cell table:style-name="Default" office:value-type="string">
            <text:p>1-2 Players</text:p>
          </table:table-cell>
          <table:table-cell office:value-type="string">
            <text:p>Sky Diver is an action game for two players. The goal is to score the most points by jumping from a plane, opening your parachute, and guiding your sky diver safely to a landing pad. The longer you wait to open your parachute, the more points you earn for a successful landing, but don't wait too long or your chute won't open at all! For each jump, there will be varying wind conditions which blow your sky diver off course. A wind sock at the bottom of the screen will help you determine the wind speed and direction so you can compensate. There are nine jumps total, and the player with the most points at the end wins.</text:p>
          </table:table-cell>
          <table:table-cell table:formula="of:=CONCATENATE(&quot;&lt;game name=&quot;;CHAR(34);[.A341];CHAR(34);&quot;&gt; &lt;year&gt;&quot;;[.B341];&quot;&lt;/year&gt; &lt;rating&gt;&quot;;[.C341];&quot;&lt;/rating&gt; &lt;title&gt;&quot;;[.D341];&quot;&lt;/title&gt; &lt;pub&gt;&quot;;[.E341];&quot;&lt;/pub&gt; &lt;dev&gt;&quot;;[.F341];&quot;&lt;/dev&gt; &lt;genre&gt;&quot;;[.G341];&quot;&lt;/genre&gt; &lt;score&gt;&quot;;[.H341];&quot;&lt;/score&gt; &lt;player&gt;&quot;;[.I341];&quot;&lt;/player&gt; &lt;story&gt;&quot;;[.J341];&quot;&lt;/story&gt; &lt;/game&gt;&quot;)" office:value-type="string" office:string-value="&lt;game name=&quot;Sky Diver (USA)&quot;&gt; &lt;year&gt;1979&lt;/year&gt; &lt;rating&gt;ESRB - E (Everyone)&lt;/rating&gt; &lt;title&gt;Sky Diver &lt;/title&gt; &lt;pub&gt;Atari, Inc.&lt;/pub&gt; &lt;dev&gt;Atari, Inc.&lt;/dev&gt; &lt;genre&gt;Action&lt;/genre&gt; &lt;score&gt;3.1&lt;/score&gt; &lt;player&gt;1-2 Players&lt;/player&gt; &lt;story&gt;Sky Diver is an action game for two players. The goal is to score the most points by jumping from a plane, opening your parachute, and guiding your sky diver safely to a landing pad. The longer you wait to open your parachute, the more points you earn for a successful landing, but don't wait too long or your chute won't open at all! For each jump, there will be varying wind conditions which blow your sky diver off course. A wind sock at the bottom of the screen will help you determine the wind speed and direction so you can compensate. There are nine jumps total, and the player with the most points at the end wins.&lt;/story&gt; &lt;/game&gt;">
            <text:p>&lt;game name="Sky Diver (USA)"&gt; &lt;year&gt;1979&lt;/year&gt; &lt;rating&gt;ESRB - E (Everyone)&lt;/rating&gt; &lt;title&gt;Sky Diver &lt;/title&gt; &lt;pub&gt;Atari, Inc.&lt;/pub&gt; &lt;dev&gt;Atari, Inc.&lt;/dev&gt; &lt;genre&gt;Action&lt;/genre&gt; &lt;score&gt;3.1&lt;/score&gt; &lt;player&gt;1-2 Players&lt;/player&gt; &lt;story&gt;Sky Diver is an action game for two players. The goal is to score the most points by jumping from a plane, opening your parachute, and guiding your sky diver safely to a landing pad. The longer you wait to open your parachute, the more points you earn for a successful landing, but don't wait too long or your chute won't open at all! For each jump, there will be varying wind conditions which blow your sky diver off course. A wind sock at the bottom of the screen will help you determine the wind speed and direction so you can compensate. There are nine jumps total, and the player with the most points at the end wins.&lt;/story&gt; &lt;/game&gt;</text:p>
          </table:table-cell>
        </table:table-row>
        <table:table-row table:style-name="ro1">
          <table:table-cell office:value-type="string">
            <text:p>Sky Jinks (USA)</text:p>
          </table:table-cell>
          <table:table-cell office:value-type="string">
            <text:p>1982</text:p>
          </table:table-cell>
          <table:table-cell office:value-type="string">
            <text:p>ESRB - E (Everyone)</text:p>
          </table:table-cell>
          <table:table-cell office:value-type="string">
            <text:p>Sky Jinks </text:p>
          </table:table-cell>
          <table:table-cell table:number-columns-repeated="2" office:value-type="string">
            <text:p>Activision, Inc.</text:p>
          </table:table-cell>
          <table:table-cell office:value-type="string">
            <text:p>Action</text:p>
          </table:table-cell>
          <table:table-cell office:value-type="string">
            <text:p>3.0</text:p>
          </table:table-cell>
          <table:table-cell table:style-name="Default" office:value-type="string">
            <text:p>1 Player</text:p>
          </table:table-cell>
          <table:table-cell office:value-type="string">
            <text:p>Fly slalom around pylons (right of the red ones, left of the blue ones). Avoid skipping a pylon, hitting the pylons, trees or hot-air balloons. Try to get the best time you can. If you fly to the wrong side of a pylon, you will get a three second penalty for each missed pylon. The total number of pylons remaining is at the top of the screen above the time. If you hit a tree, pylon or balloon your plane will crash to the ground. You will not die but this will hurt your time as your plane has to take off again. Hitting a pylon will not hurt your pylon count. You will still get credit for the pylon but will lose time as your plane was slowed. You can press the fire button to throttle up or release to throttle down. Move the joystick left or right to turn. You bank into turns so you need to time turns as it is not instant. Up and down on the joystick do nothing.</text:p>
          </table:table-cell>
          <table:table-cell table:formula="of:=CONCATENATE(&quot;&lt;game name=&quot;;CHAR(34);[.A342];CHAR(34);&quot;&gt; &lt;year&gt;&quot;;[.B342];&quot;&lt;/year&gt; &lt;rating&gt;&quot;;[.C342];&quot;&lt;/rating&gt; &lt;title&gt;&quot;;[.D342];&quot;&lt;/title&gt; &lt;pub&gt;&quot;;[.E342];&quot;&lt;/pub&gt; &lt;dev&gt;&quot;;[.F342];&quot;&lt;/dev&gt; &lt;genre&gt;&quot;;[.G342];&quot;&lt;/genre&gt; &lt;score&gt;&quot;;[.H342];&quot;&lt;/score&gt; &lt;player&gt;&quot;;[.I342];&quot;&lt;/player&gt; &lt;story&gt;&quot;;[.J342];&quot;&lt;/story&gt; &lt;/game&gt;&quot;)" office:value-type="string" office:string-value="&lt;game name=&quot;Sky Jinks (USA)&quot;&gt; &lt;year&gt;1982&lt;/year&gt; &lt;rating&gt;ESRB - E (Everyone)&lt;/rating&gt; &lt;title&gt;Sky Jinks &lt;/title&gt; &lt;pub&gt;Activision, Inc.&lt;/pub&gt; &lt;dev&gt;Activision, Inc.&lt;/dev&gt; &lt;genre&gt;Action&lt;/genre&gt; &lt;score&gt;3.0&lt;/score&gt; &lt;player&gt;1 Player&lt;/player&gt; &lt;story&gt;Fly slalom around pylons (right of the red ones, left of the blue ones). Avoid skipping a pylon, hitting the pylons, trees or hot-air balloons. Try to get the best time you can. If you fly to the wrong side of a pylon, you will get a three second penalty for each missed pylon. The total number of pylons remaining is at the top of the screen above the time. If you hit a tree, pylon or balloon your plane will crash to the ground. You will not die but this will hurt your time as your plane has to take off again. Hitting a pylon will not hurt your pylon count. You will still get credit for the pylon but will lose time as your plane was slowed. You can press the fire button to throttle up or release to throttle down. Move the joystick left or right to turn. You bank into turns so you need to time turns as it is not instant. Up and down on the joystick do nothing.&lt;/story&gt; &lt;/game&gt;">
            <text:p>&lt;game name="Sky Jinks (USA)"&gt; &lt;year&gt;1982&lt;/year&gt; &lt;rating&gt;ESRB - E (Everyone)&lt;/rating&gt; &lt;title&gt;Sky Jinks &lt;/title&gt; &lt;pub&gt;Activision, Inc.&lt;/pub&gt; &lt;dev&gt;Activision, Inc.&lt;/dev&gt; &lt;genre&gt;Action&lt;/genre&gt; &lt;score&gt;3.0&lt;/score&gt; &lt;player&gt;1 Player&lt;/player&gt; &lt;story&gt;Fly slalom around pylons (right of the red ones, left of the blue ones). Avoid skipping a pylon, hitting the pylons, trees or hot-air balloons. Try to get the best time you can. If you fly to the wrong side of a pylon, you will get a three second penalty for each missed pylon. The total number of pylons remaining is at the top of the screen above the time. If you hit a tree, pylon or balloon your plane will crash to the ground. You will not die but this will hurt your time as your plane has to take off again. Hitting a pylon will not hurt your pylon count. You will still get credit for the pylon but will lose time as your plane was slowed. You can press the fire button to throttle up or release to throttle down. Move the joystick left or right to turn. You bank into turns so you need to time turns as it is not instant. Up and down on the joystick do nothing.&lt;/story&gt; &lt;/game&gt;</text:p>
          </table:table-cell>
        </table:table-row>
        <table:table-row table:style-name="ro1">
          <table:table-cell office:value-type="string">
            <text:p>Sky Skipper (USA)</text:p>
          </table:table-cell>
          <table:table-cell office:value-type="string">
            <text:p>1983</text:p>
          </table:table-cell>
          <table:table-cell office:value-type="string">
            <text:p>ESRB - E (Everyone)</text:p>
          </table:table-cell>
          <table:table-cell office:value-type="string">
            <text:p>Sky Skipper </text:p>
          </table:table-cell>
          <table:table-cell office:value-type="string">
            <text:p>Parker Brothers</text:p>
          </table:table-cell>
          <table:table-cell office:value-type="string">
            <text:p>Nintendo Co., Ltd.</text:p>
          </table:table-cell>
          <table:table-cell office:value-type="string">
            <text:p>Action</text:p>
          </table:table-cell>
          <table:table-cell office:value-type="string">
            <text:p>3.6</text:p>
          </table:table-cell>
          <table:table-cell table:style-name="Default" office:value-type="string">
            <text:p>1 Player</text:p>
          </table:table-cell>
          <table:table-cell office:value-type="string">
            <text:p>You pilot a plane and must rescue animals from cages where they were placed by gorillas. To do this, you fly over a gorilla and drop a bomb, knocking the gorilla off its feet. Once this is done, the animals will be out of their cages and you just touch each one to rescue it. The animal cages will only be open for a limited time, then the gorilla will get back on its feet. You must then knock it down again.You mustn't take too long rescuing the animals or you will run out of fuel. If you run out of fuel, run into a gorilla or the course walls or, strangely, a cloud, you lose a plane. You begin the game with four planes.Difficulty switchesSet to A for faster plane, set to B for slower plane.Game variationsGame 1...Tricky flying courseGame 2...Tricky flying course and cloudsGame 3...Tricky flying course, clouds and faster plane.ScoringKnock a gorilla of its feet=10 pointsRescue any one animal=100 pointsRescue one of each of the four types of animals, consecutively (1 cat, 1 turtle, 1 rabbit, 1 duck)=500 pointsYou get an extra plane every 10,000 points.</text:p>
          </table:table-cell>
          <table:table-cell table:formula="of:=CONCATENATE(&quot;&lt;game name=&quot;;CHAR(34);[.A343];CHAR(34);&quot;&gt; &lt;year&gt;&quot;;[.B343];&quot;&lt;/year&gt; &lt;rating&gt;&quot;;[.C343];&quot;&lt;/rating&gt; &lt;title&gt;&quot;;[.D343];&quot;&lt;/title&gt; &lt;pub&gt;&quot;;[.E343];&quot;&lt;/pub&gt; &lt;dev&gt;&quot;;[.F343];&quot;&lt;/dev&gt; &lt;genre&gt;&quot;;[.G343];&quot;&lt;/genre&gt; &lt;score&gt;&quot;;[.H343];&quot;&lt;/score&gt; &lt;player&gt;&quot;;[.I343];&quot;&lt;/player&gt; &lt;story&gt;&quot;;[.J343];&quot;&lt;/story&gt; &lt;/game&gt;&quot;)" office:value-type="string" office:string-value="&lt;game name=&quot;Sky Skipper (USA)&quot;&gt; &lt;year&gt;1983&lt;/year&gt; &lt;rating&gt;ESRB - E (Everyone)&lt;/rating&gt; &lt;title&gt;Sky Skipper &lt;/title&gt; &lt;pub&gt;Parker Brothers&lt;/pub&gt; &lt;dev&gt;Nintendo Co., Ltd.&lt;/dev&gt; &lt;genre&gt;Action&lt;/genre&gt; &lt;score&gt;3.6&lt;/score&gt; &lt;player&gt;1 Player&lt;/player&gt; &lt;story&gt;You pilot a plane and must rescue animals from cages where they were placed by gorillas. To do this, you fly over a gorilla and drop a bomb, knocking the gorilla off its feet. Once this is done, the animals will be out of their cages and you just touch each one to rescue it. The animal cages will only be open for a limited time, then the gorilla will get back on its feet. You must then knock it down again.You mustn't take too long rescuing the animals or you will run out of fuel. If you run out of fuel, run into a gorilla or the course walls or, strangely, a cloud, you lose a plane. You begin the game with four planes.Difficulty switchesSet to A for faster plane, set to B for slower plane.Game variationsGame 1...Tricky flying courseGame 2...Tricky flying course and cloudsGame 3...Tricky flying course, clouds and faster plane.ScoringKnock a gorilla of its feet=10 pointsRescue any one animal=100 pointsRescue one of each of the four types of animals, consecutively (1 cat, 1 turtle, 1 rabbit, 1 duck)=500 pointsYou get an extra plane every 10,000 points.&lt;/story&gt; &lt;/game&gt;">
            <text:p>&lt;game name="Sky Skipper (USA)"&gt; &lt;year&gt;1983&lt;/year&gt; &lt;rating&gt;ESRB - E (Everyone)&lt;/rating&gt; &lt;title&gt;Sky Skipper &lt;/title&gt; &lt;pub&gt;Parker Brothers&lt;/pub&gt; &lt;dev&gt;Nintendo Co., Ltd.&lt;/dev&gt; &lt;genre&gt;Action&lt;/genre&gt; &lt;score&gt;3.6&lt;/score&gt; &lt;player&gt;1 Player&lt;/player&gt; &lt;story&gt;You pilot a plane and must rescue animals from cages where they were placed by gorillas. To do this, you fly over a gorilla and drop a bomb, knocking the gorilla off its feet. Once this is done, the animals will be out of their cages and you just touch each one to rescue it. The animal cages will only be open for a limited time, then the gorilla will get back on its feet. You must then knock it down again.You mustn't take too long rescuing the animals or you will run out of fuel. If you run out of fuel, run into a gorilla or the course walls or, strangely, a cloud, you lose a plane. You begin the game with four planes.Difficulty switchesSet to A for faster plane, set to B for slower plane.Game variationsGame 1...Tricky flying courseGame 2...Tricky flying course and cloudsGame 3...Tricky flying course, clouds and faster plane.ScoringKnock a gorilla of its feet=10 pointsRescue any one animal=100 pointsRescue one of each of the four types of animals, consecutively (1 cat, 1 turtle, 1 rabbit, 1 duck)=500 pointsYou get an extra plane every 10,000 points.&lt;/story&gt; &lt;/game&gt;</text:p>
          </table:table-cell>
        </table:table-row>
        <table:table-row table:style-name="ro1">
          <table:table-cell office:value-type="string">
            <text:p>Slot Machine (USA)</text:p>
          </table:table-cell>
          <table:table-cell office:value-type="string">
            <text:p>1979</text:p>
          </table:table-cell>
          <table:table-cell office:value-type="string">
            <text:p>ESRB - E (Everyone)</text:p>
          </table:table-cell>
          <table:table-cell office:value-type="string">
            <text:p>Slot Machine </text:p>
          </table:table-cell>
          <table:table-cell table:number-columns-repeated="2" office:value-type="string">
            <text:p>Atari, Inc.</text:p>
          </table:table-cell>
          <table:table-cell office:value-type="string">
            <text:p>Casino</text:p>
          </table:table-cell>
          <table:table-cell office:value-type="string">
            <text:p>1.6</text:p>
          </table:table-cell>
          <table:table-cell table:style-name="Default" office:value-type="string">
            <text:p>1-2 Players</text:p>
          </table:table-cell>
          <table:table-cell office:value-type="string">
            <text:p>Slot Machine is an electronic slot machine simulation for one or two players. Players start with twenty five coins, and can bet up to five coins on each turn. The game ends when one of the players goes broke. There are two different slot machines, and several game variations are available which affect the level of difficulty.</text:p>
          </table:table-cell>
          <table:table-cell table:formula="of:=CONCATENATE(&quot;&lt;game name=&quot;;CHAR(34);[.A344];CHAR(34);&quot;&gt; &lt;year&gt;&quot;;[.B344];&quot;&lt;/year&gt; &lt;rating&gt;&quot;;[.C344];&quot;&lt;/rating&gt; &lt;title&gt;&quot;;[.D344];&quot;&lt;/title&gt; &lt;pub&gt;&quot;;[.E344];&quot;&lt;/pub&gt; &lt;dev&gt;&quot;;[.F344];&quot;&lt;/dev&gt; &lt;genre&gt;&quot;;[.G344];&quot;&lt;/genre&gt; &lt;score&gt;&quot;;[.H344];&quot;&lt;/score&gt; &lt;player&gt;&quot;;[.I344];&quot;&lt;/player&gt; &lt;story&gt;&quot;;[.J344];&quot;&lt;/story&gt; &lt;/game&gt;&quot;)" office:value-type="string" office:string-value="&lt;game name=&quot;Slot Machine (USA)&quot;&gt; &lt;year&gt;1979&lt;/year&gt; &lt;rating&gt;ESRB - E (Everyone)&lt;/rating&gt; &lt;title&gt;Slot Machine &lt;/title&gt; &lt;pub&gt;Atari, Inc.&lt;/pub&gt; &lt;dev&gt;Atari, Inc.&lt;/dev&gt; &lt;genre&gt;Casino&lt;/genre&gt; &lt;score&gt;1.6&lt;/score&gt; &lt;player&gt;1-2 Players&lt;/player&gt; &lt;story&gt;Slot Machine is an electronic slot machine simulation for one or two players. Players start with twenty five coins, and can bet up to five coins on each turn. The game ends when one of the players goes broke. There are two different slot machines, and several game variations are available which affect the level of difficulty.&lt;/story&gt; &lt;/game&gt;">
            <text:p>&lt;game name="Slot Machine (USA)"&gt; &lt;year&gt;1979&lt;/year&gt; &lt;rating&gt;ESRB - E (Everyone)&lt;/rating&gt; &lt;title&gt;Slot Machine &lt;/title&gt; &lt;pub&gt;Atari, Inc.&lt;/pub&gt; &lt;dev&gt;Atari, Inc.&lt;/dev&gt; &lt;genre&gt;Casino&lt;/genre&gt; &lt;score&gt;1.6&lt;/score&gt; &lt;player&gt;1-2 Players&lt;/player&gt; &lt;story&gt;Slot Machine is an electronic slot machine simulation for one or two players. Players start with twenty five coins, and can bet up to five coins on each turn. The game ends when one of the players goes broke. There are two different slot machines, and several game variations are available which affect the level of difficulty.&lt;/story&gt; &lt;/game&gt;</text:p>
          </table:table-cell>
        </table:table-row>
        <table:table-row table:style-name="ro1">
          <table:table-cell office:value-type="string">
            <text:p>Slot Racers (USA)</text:p>
          </table:table-cell>
          <table:table-cell office:value-type="string">
            <text:p>1978</text:p>
          </table:table-cell>
          <table:table-cell office:value-type="string">
            <text:p>ESRB - E (Everyone)</text:p>
          </table:table-cell>
          <table:table-cell office:value-type="string">
            <text:p>Slot Racers </text:p>
          </table:table-cell>
          <table:table-cell table:number-columns-repeated="2" office:value-type="string">
            <text:p>Atari, Inc.</text:p>
          </table:table-cell>
          <table:table-cell office:value-type="string">
            <text:p>Maze</text:p>
          </table:table-cell>
          <table:table-cell office:value-type="string">
            <text:p>2.4</text:p>
          </table:table-cell>
          <table:table-cell table:style-name="Default" office:value-type="string">
            <text:p>2 Players</text:p>
          </table:table-cell>
          <table:table-cell office:value-type="string">
            <text:p>The goal of this two-players console game is to move your vehicle in a maze so you can shoot missiles at your opponent without getting shot at. The games features four different mazes to choose from, each faster than the last. Another feature lets you decide to make the missiles faster or slower than the car. The difficulty switch determines whether you can shoot a missile while one of your own is still on the screen. Otherwise, your missile has to hit the enemy or be retrieved by your vehicle before you can launch another one.You steer your car with a joystick. Each time you hit your enemy with a missile, you get a point. The fist player to get 25 points is the winner.</text:p>
          </table:table-cell>
          <table:table-cell table:formula="of:=CONCATENATE(&quot;&lt;game name=&quot;;CHAR(34);[.A345];CHAR(34);&quot;&gt; &lt;year&gt;&quot;;[.B345];&quot;&lt;/year&gt; &lt;rating&gt;&quot;;[.C345];&quot;&lt;/rating&gt; &lt;title&gt;&quot;;[.D345];&quot;&lt;/title&gt; &lt;pub&gt;&quot;;[.E345];&quot;&lt;/pub&gt; &lt;dev&gt;&quot;;[.F345];&quot;&lt;/dev&gt; &lt;genre&gt;&quot;;[.G345];&quot;&lt;/genre&gt; &lt;score&gt;&quot;;[.H345];&quot;&lt;/score&gt; &lt;player&gt;&quot;;[.I345];&quot;&lt;/player&gt; &lt;story&gt;&quot;;[.J345];&quot;&lt;/story&gt; &lt;/game&gt;&quot;)" office:value-type="string" office:string-value="&lt;game name=&quot;Slot Racers (USA)&quot;&gt; &lt;year&gt;1978&lt;/year&gt; &lt;rating&gt;ESRB - E (Everyone)&lt;/rating&gt; &lt;title&gt;Slot Racers &lt;/title&gt; &lt;pub&gt;Atari, Inc.&lt;/pub&gt; &lt;dev&gt;Atari, Inc.&lt;/dev&gt; &lt;genre&gt;Maze&lt;/genre&gt; &lt;score&gt;2.4&lt;/score&gt; &lt;player&gt;2 Players&lt;/player&gt; &lt;story&gt;The goal of this two-players console game is to move your vehicle in a maze so you can shoot missiles at your opponent without getting shot at. The games features four different mazes to choose from, each faster than the last. Another feature lets you decide to make the missiles faster or slower than the car. The difficulty switch determines whether you can shoot a missile while one of your own is still on the screen. Otherwise, your missile has to hit the enemy or be retrieved by your vehicle before you can launch another one.You steer your car with a joystick. Each time you hit your enemy with a missile, you get a point. The fist player to get 25 points is the winner.&lt;/story&gt; &lt;/game&gt;">
            <text:p>&lt;game name="Slot Racers (USA)"&gt; &lt;year&gt;1978&lt;/year&gt; &lt;rating&gt;ESRB - E (Everyone)&lt;/rating&gt; &lt;title&gt;Slot Racers &lt;/title&gt; &lt;pub&gt;Atari, Inc.&lt;/pub&gt; &lt;dev&gt;Atari, Inc.&lt;/dev&gt; &lt;genre&gt;Maze&lt;/genre&gt; &lt;score&gt;2.4&lt;/score&gt; &lt;player&gt;2 Players&lt;/player&gt; &lt;story&gt;The goal of this two-players console game is to move your vehicle in a maze so you can shoot missiles at your opponent without getting shot at. The games features four different mazes to choose from, each faster than the last. Another feature lets you decide to make the missiles faster or slower than the car. The difficulty switch determines whether you can shoot a missile while one of your own is still on the screen. Otherwise, your missile has to hit the enemy or be retrieved by your vehicle before you can launch another one.You steer your car with a joystick. Each time you hit your enemy with a missile, you get a point. The fist player to get 25 points is the winner.&lt;/story&gt; &lt;/game&gt;</text:p>
          </table:table-cell>
        </table:table-row>
        <table:table-row table:style-name="ro1">
          <table:table-cell office:value-type="string">
            <text:p>Smurf - Rescue in Gargamel's Castle (USA)</text:p>
          </table:table-cell>
          <table:table-cell office:value-type="string">
            <text:p>1982</text:p>
          </table:table-cell>
          <table:table-cell office:value-type="string">
            <text:p>ESRB - E (Everyone)</text:p>
          </table:table-cell>
          <table:table-cell office:value-type="string">
            <text:p>Smurf - Rescue in Gargamel's Castle </text:p>
          </table:table-cell>
          <table:table-cell table:number-columns-repeated="2" office:value-type="string">
            <text:p>Coleco Industries, Inc.</text:p>
          </table:table-cell>
          <table:table-cell office:value-type="string">
            <text:p>Platform</text:p>
          </table:table-cell>
          <table:table-cell office:value-type="string">
            <text:p>3.7</text:p>
          </table:table-cell>
          <table:table-cell table:style-name="Default" office:value-type="string">
            <text:p>1-2 Players</text:p>
          </table:table-cell>
          <table:table-cell office:value-type="string">
            <text:p>Smurfette has been kidnapped and is being held atop a platform in Gargamel's castle. The player controls a smurf across the screen and must jump over obstacles, away from spiders, eventually up to smurfette to rescue her. Completing of this task restarts the game with faster moving obstacles and it also takes longer (more scenes) to get to Gargamel's castle.</text:p>
          </table:table-cell>
          <table:table-cell table:formula="of:=CONCATENATE(&quot;&lt;game name=&quot;;CHAR(34);[.A346];CHAR(34);&quot;&gt; &lt;year&gt;&quot;;[.B346];&quot;&lt;/year&gt; &lt;rating&gt;&quot;;[.C346];&quot;&lt;/rating&gt; &lt;title&gt;&quot;;[.D346];&quot;&lt;/title&gt; &lt;pub&gt;&quot;;[.E346];&quot;&lt;/pub&gt; &lt;dev&gt;&quot;;[.F346];&quot;&lt;/dev&gt; &lt;genre&gt;&quot;;[.G346];&quot;&lt;/genre&gt; &lt;score&gt;&quot;;[.H346];&quot;&lt;/score&gt; &lt;player&gt;&quot;;[.I346];&quot;&lt;/player&gt; &lt;story&gt;&quot;;[.J346];&quot;&lt;/story&gt; &lt;/game&gt;&quot;)" office:value-type="string" office:string-value="&lt;game name=&quot;Smurf - Rescue in Gargamel's Castle (USA)&quot;&gt; &lt;year&gt;1982&lt;/year&gt; &lt;rating&gt;ESRB - E (Everyone)&lt;/rating&gt; &lt;title&gt;Smurf - Rescue in Gargamel's Castle &lt;/title&gt; &lt;pub&gt;Coleco Industries, Inc.&lt;/pub&gt; &lt;dev&gt;Coleco Industries, Inc.&lt;/dev&gt; &lt;genre&gt;Platform&lt;/genre&gt; &lt;score&gt;3.7&lt;/score&gt; &lt;player&gt;1-2 Players&lt;/player&gt; &lt;story&gt;Smurfette has been kidnapped and is being held atop a platform in Gargamel's castle. The player controls a smurf across the screen and must jump over obstacles, away from spiders, eventually up to smurfette to rescue her. Completing of this task restarts the game with faster moving obstacles and it also takes longer (more scenes) to get to Gargamel's castle.&lt;/story&gt; &lt;/game&gt;">
            <text:p>&lt;game name="Smurf - Rescue in Gargamel's Castle (USA)"&gt; &lt;year&gt;1982&lt;/year&gt; &lt;rating&gt;ESRB - E (Everyone)&lt;/rating&gt; &lt;title&gt;Smurf - Rescue in Gargamel's Castle &lt;/title&gt; &lt;pub&gt;Coleco Industries, Inc.&lt;/pub&gt; &lt;dev&gt;Coleco Industries, Inc.&lt;/dev&gt; &lt;genre&gt;Platform&lt;/genre&gt; &lt;score&gt;3.7&lt;/score&gt; &lt;player&gt;1-2 Players&lt;/player&gt; &lt;story&gt;Smurfette has been kidnapped and is being held atop a platform in Gargamel's castle. The player controls a smurf across the screen and must jump over obstacles, away from spiders, eventually up to smurfette to rescue her. Completing of this task restarts the game with faster moving obstacles and it also takes longer (more scenes) to get to Gargamel's castle.&lt;/story&gt; &lt;/game&gt;</text:p>
          </table:table-cell>
        </table:table-row>
        <table:table-row table:style-name="ro1">
          <table:table-cell office:value-type="string">
            <text:p>Smurfs Save the Day (USA)</text:p>
          </table:table-cell>
          <table:table-cell office:value-type="string">
            <text:p>1983</text:p>
          </table:table-cell>
          <table:table-cell office:value-type="string">
            <text:p>ESRB - E (Everyone)</text:p>
          </table:table-cell>
          <table:table-cell office:value-type="string">
            <text:p>Smurfs Save the Day </text:p>
          </table:table-cell>
          <table:table-cell table:number-columns-repeated="2" office:value-type="string">
            <text:p>Coleco Industries, Inc.</text:p>
          </table:table-cell>
          <table:table-cell office:value-type="string">
            <text:p>Educational</text:p>
          </table:table-cell>
          <table:table-cell office:value-type="string">
            <text:p>2.6</text:p>
          </table:table-cell>
          <table:table-cell table:style-name="Default" office:value-type="string">
            <text:p>1 Player</text:p>
          </table:table-cell>
          <table:table-cell office:value-type="string">
            <text:p>In this children's learning game, you learn music, sorting and color mixing.With Harmony Smurf, the computer will play four, five or six notes and you must repeat them. After the notes play, they fall to the ground and you must put them in their correct spots. The highest level has invisible notes, you must match by sound only.There are two modes, changed by the select switch.In Game Mode, the computer plays and you must duplicate it. In Toy Mode, there are six notes on the ground and you can make any tune you like, the computer doesn't create a tune.With Handy Smurf, items will move along a conveyor belt and you must sort them into one of three bins. You press the button to close or open gaps to guide the object but don't press too soon or the gap returns to the way it was before after a short time.In Game Mode, the first five items are sorted by shape, the next five by size and the next five by color then the sequence repeats only faster. In Toy Mode, after each item is sorted, the sorting criteria (shape, size or color) changes randomly.With Greedy Smurf, Clumsy Smurf has a colored liquid in a glass. Using blue, red, yellow and white spigots, Greedy must put the same color liquid or mix liquids to get the same color in his glass. If he gets it right, he and Clumsy drink up. If he gets it wrong, the glass drains out.In Game Mode, the colors start easy and get progressively harder. In Toy Mode, the color selection in Clumsy's glass is random.There is no time limit or penalty if you get something wrong.</text:p>
          </table:table-cell>
          <table:table-cell table:formula="of:=CONCATENATE(&quot;&lt;game name=&quot;;CHAR(34);[.A347];CHAR(34);&quot;&gt; &lt;year&gt;&quot;;[.B347];&quot;&lt;/year&gt; &lt;rating&gt;&quot;;[.C347];&quot;&lt;/rating&gt; &lt;title&gt;&quot;;[.D347];&quot;&lt;/title&gt; &lt;pub&gt;&quot;;[.E347];&quot;&lt;/pub&gt; &lt;dev&gt;&quot;;[.F347];&quot;&lt;/dev&gt; &lt;genre&gt;&quot;;[.G347];&quot;&lt;/genre&gt; &lt;score&gt;&quot;;[.H347];&quot;&lt;/score&gt; &lt;player&gt;&quot;;[.I347];&quot;&lt;/player&gt; &lt;story&gt;&quot;;[.J347];&quot;&lt;/story&gt; &lt;/game&gt;&quot;)" office:value-type="string" office:string-value="&lt;game name=&quot;Smurfs Save the Day (USA)&quot;&gt; &lt;year&gt;1983&lt;/year&gt; &lt;rating&gt;ESRB - E (Everyone)&lt;/rating&gt; &lt;title&gt;Smurfs Save the Day &lt;/title&gt; &lt;pub&gt;Coleco Industries, Inc.&lt;/pub&gt; &lt;dev&gt;Coleco Industries, Inc.&lt;/dev&gt; &lt;genre&gt;Educational&lt;/genre&gt; &lt;score&gt;2.6&lt;/score&gt; &lt;player&gt;1 Player&lt;/player&gt; &lt;story&gt;In this children's learning game, you learn music, sorting and color mixing.With Harmony Smurf, the computer will play four, five or six notes and you must repeat them. After the notes play, they fall to the ground and you must put them in their correct spots. The highest level has invisible notes, you must match by sound only.There are two modes, changed by the select switch.In Game Mode, the computer plays and you must duplicate it. In Toy Mode, there are six notes on the ground and you can make any tune you like, the computer doesn't create a tune.With Handy Smurf, items will move along a conveyor belt and you must sort them into one of three bins. You press the button to close or open gaps to guide the object but don't press too soon or the gap returns to the way it was before after a short time.In Game Mode, the first five items are sorted by shape, the next five by size and the next five by color then the sequence repeats only faster. In Toy Mode, after each item is sorted, the sorting criteria (shape, size or color) changes randomly.With Greedy Smurf, Clumsy Smurf has a colored liquid in a glass. Using blue, red, yellow and white spigots, Greedy must put the same color liquid or mix liquids to get the same color in his glass. If he gets it right, he and Clumsy drink up. If he gets it wrong, the glass drains out.In Game Mode, the colors start easy and get progressively harder. In Toy Mode, the color selection in Clumsy's glass is random.There is no time limit or penalty if you get something wrong.&lt;/story&gt; &lt;/game&gt;">
            <text:p>&lt;game name="Smurfs Save the Day (USA)"&gt; &lt;year&gt;1983&lt;/year&gt; &lt;rating&gt;ESRB - E (Everyone)&lt;/rating&gt; &lt;title&gt;Smurfs Save the Day &lt;/title&gt; &lt;pub&gt;Coleco Industries, Inc.&lt;/pub&gt; &lt;dev&gt;Coleco Industries, Inc.&lt;/dev&gt; &lt;genre&gt;Educational&lt;/genre&gt; &lt;score&gt;2.6&lt;/score&gt; &lt;player&gt;1 Player&lt;/player&gt; &lt;story&gt;In this children's learning game, you learn music, sorting and color mixing.With Harmony Smurf, the computer will play four, five or six notes and you must repeat them. After the notes play, they fall to the ground and you must put them in their correct spots. The highest level has invisible notes, you must match by sound only.There are two modes, changed by the select switch.In Game Mode, the computer plays and you must duplicate it. In Toy Mode, there are six notes on the ground and you can make any tune you like, the computer doesn't create a tune.With Handy Smurf, items will move along a conveyor belt and you must sort them into one of three bins. You press the button to close or open gaps to guide the object but don't press too soon or the gap returns to the way it was before after a short time.In Game Mode, the first five items are sorted by shape, the next five by size and the next five by color then the sequence repeats only faster. In Toy Mode, after each item is sorted, the sorting criteria (shape, size or color) changes randomly.With Greedy Smurf, Clumsy Smurf has a colored liquid in a glass. Using blue, red, yellow and white spigots, Greedy must put the same color liquid or mix liquids to get the same color in his glass. If he gets it right, he and Clumsy drink up. If he gets it wrong, the glass drains out.In Game Mode, the colors start easy and get progressively harder. In Toy Mode, the color selection in Clumsy's glass is random.There is no time limit or penalty if you get something wrong.&lt;/story&gt; &lt;/game&gt;</text:p>
          </table:table-cell>
        </table:table-row>
        <table:table-row table:style-name="ro1">
          <table:table-cell office:value-type="string">
            <text:p>Snail Against Squirrel (Europe)</text:p>
          </table:table-cell>
          <table:table-cell office:value-type="string">
            <text:p>1983</text:p>
          </table:table-cell>
          <table:table-cell office:value-type="string">
            <text:p>ESRB - E (Everyone)</text:p>
          </table:table-cell>
          <table:table-cell office:value-type="string">
            <text:p>Snail Against Squirrel </text:p>
          </table:table-cell>
          <table:table-cell table:number-columns-repeated="2" office:value-type="string">
            <text:p>Bit Corporation</text:p>
          </table:table-cell>
          <table:table-cell office:value-type="string">
            <text:p>Platform</text:p>
          </table:table-cell>
          <table:table-cell office:value-type="string">
            <text:p>2.6</text:p>
          </table:table-cell>
          <table:table-cell table:style-name="Default" office:value-type="string">
            <text:p>1 Player</text:p>
          </table:table-cell>
          <table:table-cell office:value-type="string">
            <text:p>Gather Nuts from the lower left and right of the screen , when the nut is ripe enough to be gatherd there will be a special sound to draw your attention once collected store them in your caves , each cave can store 5 nuts.</text:p>
          </table:table-cell>
          <table:table-cell table:formula="of:=CONCATENATE(&quot;&lt;game name=&quot;;CHAR(34);[.A348];CHAR(34);&quot;&gt; &lt;year&gt;&quot;;[.B348];&quot;&lt;/year&gt; &lt;rating&gt;&quot;;[.C348];&quot;&lt;/rating&gt; &lt;title&gt;&quot;;[.D348];&quot;&lt;/title&gt; &lt;pub&gt;&quot;;[.E348];&quot;&lt;/pub&gt; &lt;dev&gt;&quot;;[.F348];&quot;&lt;/dev&gt; &lt;genre&gt;&quot;;[.G348];&quot;&lt;/genre&gt; &lt;score&gt;&quot;;[.H348];&quot;&lt;/score&gt; &lt;player&gt;&quot;;[.I348];&quot;&lt;/player&gt; &lt;story&gt;&quot;;[.J348];&quot;&lt;/story&gt; &lt;/game&gt;&quot;)" office:value-type="string" office:string-value="&lt;game name=&quot;Snail Against Squirrel (Europe)&quot;&gt; &lt;year&gt;1983&lt;/year&gt; &lt;rating&gt;ESRB - E (Everyone)&lt;/rating&gt; &lt;title&gt;Snail Against Squirrel &lt;/title&gt; &lt;pub&gt;Bit Corporation&lt;/pub&gt; &lt;dev&gt;Bit Corporation&lt;/dev&gt; &lt;genre&gt;Platform&lt;/genre&gt; &lt;score&gt;2.6&lt;/score&gt; &lt;player&gt;1 Player&lt;/player&gt; &lt;story&gt;Gather Nuts from the lower left and right of the screen , when the nut is ripe enough to be gatherd there will be a special sound to draw your attention once collected store them in your caves , each cave can store 5 nuts.&lt;/story&gt; &lt;/game&gt;">
            <text:p>&lt;game name="Snail Against Squirrel (Europe)"&gt; &lt;year&gt;1983&lt;/year&gt; &lt;rating&gt;ESRB - E (Everyone)&lt;/rating&gt; &lt;title&gt;Snail Against Squirrel &lt;/title&gt; &lt;pub&gt;Bit Corporation&lt;/pub&gt; &lt;dev&gt;Bit Corporation&lt;/dev&gt; &lt;genre&gt;Platform&lt;/genre&gt; &lt;score&gt;2.6&lt;/score&gt; &lt;player&gt;1 Player&lt;/player&gt; &lt;story&gt;Gather Nuts from the lower left and right of the screen , when the nut is ripe enough to be gatherd there will be a special sound to draw your attention once collected store them in your caves , each cave can store 5 nuts.&lt;/story&gt; &lt;/game&gt;</text:p>
          </table:table-cell>
        </table:table-row>
        <table:table-row table:style-name="ro1">
          <table:table-cell office:value-type="string">
            <text:p>Sneak 'n Peek (USA)</text:p>
          </table:table-cell>
          <table:table-cell office:value-type="string">
            <text:p>1982</text:p>
          </table:table-cell>
          <table:table-cell office:value-type="string">
            <text:p>ESRB - E (Everyone)</text:p>
          </table:table-cell>
          <table:table-cell office:value-type="string">
            <text:p>Sneak 'n Peek </text:p>
          </table:table-cell>
          <table:table-cell table:number-columns-repeated="2" office:value-type="string">
            <text:p>U.S. Games Corporation</text:p>
          </table:table-cell>
          <table:table-cell office:value-type="string">
            <text:p>Puzzle</text:p>
          </table:table-cell>
          <table:table-cell office:value-type="string">
            <text:p>2.8</text:p>
          </table:table-cell>
          <table:table-cell table:style-name="Default" office:value-type="string">
            <text:p>1-2 Players</text:p>
          </table:table-cell>
          <table:table-cell office:value-type="string">
            <text:p>Sneak 'n Peek is a computerized version of the game hide and seek. The game is played by two players (or one player against the computer); one player will close his eyes while the other player hides somewhere. After the second player is hidden, the first player needs to locate him in the shortest time possible. After the second player has been located, the roles will then be reversed. The game takes place in an old house with three rooms available as well as the front yard to hide in; each of these four locations contains five different places to hide. The game can be played with fixed or variable hiding locations; in the fixed game, the hiding locations will always be found in the same place, and the variable game will move the hiding places around each time a room is entered. Two difficulty levels are available; in the tougher setting, the entrance to the hiding places is narrower making it tougher to find.</text:p>
          </table:table-cell>
          <table:table-cell table:formula="of:=CONCATENATE(&quot;&lt;game name=&quot;;CHAR(34);[.A349];CHAR(34);&quot;&gt; &lt;year&gt;&quot;;[.B349];&quot;&lt;/year&gt; &lt;rating&gt;&quot;;[.C349];&quot;&lt;/rating&gt; &lt;title&gt;&quot;;[.D349];&quot;&lt;/title&gt; &lt;pub&gt;&quot;;[.E349];&quot;&lt;/pub&gt; &lt;dev&gt;&quot;;[.F349];&quot;&lt;/dev&gt; &lt;genre&gt;&quot;;[.G349];&quot;&lt;/genre&gt; &lt;score&gt;&quot;;[.H349];&quot;&lt;/score&gt; &lt;player&gt;&quot;;[.I349];&quot;&lt;/player&gt; &lt;story&gt;&quot;;[.J349];&quot;&lt;/story&gt; &lt;/game&gt;&quot;)" office:value-type="string" office:string-value="&lt;game name=&quot;Sneak 'n Peek (USA)&quot;&gt; &lt;year&gt;1982&lt;/year&gt; &lt;rating&gt;ESRB - E (Everyone)&lt;/rating&gt; &lt;title&gt;Sneak 'n Peek &lt;/title&gt; &lt;pub&gt;U.S. Games Corporation&lt;/pub&gt; &lt;dev&gt;U.S. Games Corporation&lt;/dev&gt; &lt;genre&gt;Puzzle&lt;/genre&gt; &lt;score&gt;2.8&lt;/score&gt; &lt;player&gt;1-2 Players&lt;/player&gt; &lt;story&gt;Sneak 'n Peek is a computerized version of the game hide and seek. The game is played by two players (or one player against the computer); one player will close his eyes while the other player hides somewhere. After the second player is hidden, the first player needs to locate him in the shortest time possible. After the second player has been located, the roles will then be reversed. The game takes place in an old house with three rooms available as well as the front yard to hide in; each of these four locations contains five different places to hide. The game can be played with fixed or variable hiding locations; in the fixed game, the hiding locations will always be found in the same place, and the variable game will move the hiding places around each time a room is entered. Two difficulty levels are available; in the tougher setting, the entrance to the hiding places is narrower making it tougher to find.&lt;/story&gt; &lt;/game&gt;">
            <text:p>&lt;game name="Sneak 'n Peek (USA)"&gt; &lt;year&gt;1982&lt;/year&gt; &lt;rating&gt;ESRB - E (Everyone)&lt;/rating&gt; &lt;title&gt;Sneak 'n Peek &lt;/title&gt; &lt;pub&gt;U.S. Games Corporation&lt;/pub&gt; &lt;dev&gt;U.S. Games Corporation&lt;/dev&gt; &lt;genre&gt;Puzzle&lt;/genre&gt; &lt;score&gt;2.8&lt;/score&gt; &lt;player&gt;1-2 Players&lt;/player&gt; &lt;story&gt;Sneak 'n Peek is a computerized version of the game hide and seek. The game is played by two players (or one player against the computer); one player will close his eyes while the other player hides somewhere. After the second player is hidden, the first player needs to locate him in the shortest time possible. After the second player has been located, the roles will then be reversed. The game takes place in an old house with three rooms available as well as the front yard to hide in; each of these four locations contains five different places to hide. The game can be played with fixed or variable hiding locations; in the fixed game, the hiding locations will always be found in the same place, and the variable game will move the hiding places around each time a room is entered. Two difficulty levels are available; in the tougher setting, the entrance to the hiding places is narrower making it tougher to find.&lt;/story&gt; &lt;/game&gt;</text:p>
          </table:table-cell>
        </table:table-row>
        <table:table-row table:style-name="ro1">
          <table:table-cell office:value-type="string">
            <text:p>Snoopy and the Red Baron (USA)</text:p>
          </table:table-cell>
          <table:table-cell office:value-type="string">
            <text:p>1983</text:p>
          </table:table-cell>
          <table:table-cell office:value-type="string">
            <text:p>ESRB - E (Everyone)</text:p>
          </table:table-cell>
          <table:table-cell office:value-type="string">
            <text:p>Snoopy and the Red Baron </text:p>
          </table:table-cell>
          <table:table-cell table:number-columns-repeated="2" office:value-type="string">
            <text:p>Atari, Inc.</text:p>
          </table:table-cell>
          <table:table-cell office:value-type="string">
            <text:p>Shooter</text:p>
          </table:table-cell>
          <table:table-cell office:value-type="string">
            <text:p>3.7</text:p>
          </table:table-cell>
          <table:table-cell table:style-name="Default" office:value-type="string">
            <text:p>1 Player</text:p>
          </table:table-cell>
          <table:table-cell office:value-type="string">
            <text:p>Snoopy takes to the skies on his Sopwith Camel doghouse to bring down the Red Baron. <text:s/>A Defender-esque shooter geared more towards the young gamer, it is up to Snoopy to blow his foe out of the sky while catching the various treats (bones, hamburgers, root beer) that the Red Baron drops to gain bonus points. <text:s/>Shoot down the Red Baron enough times, and be rewarded a medal. <text:s/>Fail, and the Red Baron lives to fight another day.</text:p>
          </table:table-cell>
          <table:table-cell table:formula="of:=CONCATENATE(&quot;&lt;game name=&quot;;CHAR(34);[.A350];CHAR(34);&quot;&gt; &lt;year&gt;&quot;;[.B350];&quot;&lt;/year&gt; &lt;rating&gt;&quot;;[.C350];&quot;&lt;/rating&gt; &lt;title&gt;&quot;;[.D350];&quot;&lt;/title&gt; &lt;pub&gt;&quot;;[.E350];&quot;&lt;/pub&gt; &lt;dev&gt;&quot;;[.F350];&quot;&lt;/dev&gt; &lt;genre&gt;&quot;;[.G350];&quot;&lt;/genre&gt; &lt;score&gt;&quot;;[.H350];&quot;&lt;/score&gt; &lt;player&gt;&quot;;[.I350];&quot;&lt;/player&gt; &lt;story&gt;&quot;;[.J350];&quot;&lt;/story&gt; &lt;/game&gt;&quot;)" office:value-type="string" office:string-value="&lt;game name=&quot;Snoopy and the Red Baron (USA)&quot;&gt; &lt;year&gt;1983&lt;/year&gt; &lt;rating&gt;ESRB - E (Everyone)&lt;/rating&gt; &lt;title&gt;Snoopy and the Red Baron &lt;/title&gt; &lt;pub&gt;Atari, Inc.&lt;/pub&gt; &lt;dev&gt;Atari, Inc.&lt;/dev&gt; &lt;genre&gt;Shooter&lt;/genre&gt; &lt;score&gt;3.7&lt;/score&gt; &lt;player&gt;1 Player&lt;/player&gt; &lt;story&gt;Snoopy takes to the skies on his Sopwith Camel doghouse to bring down the Red Baron.  A Defender-esque shooter geared more towards the young gamer, it is up to Snoopy to blow his foe out of the sky while catching the various treats (bones, hamburgers, root beer) that the Red Baron drops to gain bonus points.  Shoot down the Red Baron enough times, and be rewarded a medal.  Fail, and the Red Baron lives to fight another day.&lt;/story&gt; &lt;/game&gt;">
            <text:p>&lt;game name="Snoopy and the Red Baron (USA)"&gt; &lt;year&gt;1983&lt;/year&gt; &lt;rating&gt;ESRB - E (Everyone)&lt;/rating&gt; &lt;title&gt;Snoopy and the Red Baron &lt;/title&gt; &lt;pub&gt;Atari, Inc.&lt;/pub&gt; &lt;dev&gt;Atari, Inc.&lt;/dev&gt; &lt;genre&gt;Shooter&lt;/genre&gt; &lt;score&gt;3.7&lt;/score&gt; &lt;player&gt;1 Player&lt;/player&gt; &lt;story&gt;Snoopy takes to the skies on his Sopwith Camel doghouse to bring down the Red Baron. <text:s/>A Defender-esque shooter geared more towards the young gamer, it is up to Snoopy to blow his foe out of the sky while catching the various treats (bones, hamburgers, root beer) that the Red Baron drops to gain bonus points. <text:s/>Shoot down the Red Baron enough times, and be rewarded a medal. <text:s/>Fail, and the Red Baron lives to fight another day.&lt;/story&gt; &lt;/game&gt;</text:p>
          </table:table-cell>
        </table:table-row>
        <table:table-row table:style-name="ro1">
          <table:table-cell office:value-type="string">
            <text:p>Solar Fox (USA)</text:p>
          </table:table-cell>
          <table:table-cell office:value-type="string">
            <text:p>1983</text:p>
          </table:table-cell>
          <table:table-cell office:value-type="string">
            <text:p>ESRB - E (Everyone)</text:p>
          </table:table-cell>
          <table:table-cell office:value-type="string">
            <text:p>Solar Fox </text:p>
          </table:table-cell>
          <table:table-cell office:value-type="string">
            <text:p>CBS Electronics</text:p>
          </table:table-cell>
          <table:table-cell office:value-type="string">
            <text:p>Bally Midway Manufacturing Co., Inc.</text:p>
          </table:table-cell>
          <table:table-cell office:value-type="string">
            <text:p>Action</text:p>
          </table:table-cell>
          <table:table-cell office:value-type="string">
            <text:p>3.1</text:p>
          </table:table-cell>
          <table:table-cell table:style-name="Default" office:value-type="string">
            <text:p>1-2 Players</text:p>
          </table:table-cell>
          <table:table-cell office:value-type="string">
            <text:p>In Solar Fox, your mission is to guide a space ship though a solar cell matrix and collect as many of the solar cells as you can. When all of the cells in a matrix have been collected, you move on to the next round. Each matrix is guarded by two sentinels trying to stop you. The sentinels wander around the perimeter of the matrix, and will shoot fireballs at your spaceship which can destroy it. You are unarmed, so your only defense against the fireballs is to avoid them. To help you out a bit, your ship is capable of flying at two different speeds. Each round begins with a 'skip-a-rack' timer; if you collect all solar cells before this timer runs out, you will earn bonus points and skip ahead a level. The game ends when you have lost all of your space ships.</text:p>
          </table:table-cell>
          <table:table-cell table:formula="of:=CONCATENATE(&quot;&lt;game name=&quot;;CHAR(34);[.A351];CHAR(34);&quot;&gt; &lt;year&gt;&quot;;[.B351];&quot;&lt;/year&gt; &lt;rating&gt;&quot;;[.C351];&quot;&lt;/rating&gt; &lt;title&gt;&quot;;[.D351];&quot;&lt;/title&gt; &lt;pub&gt;&quot;;[.E351];&quot;&lt;/pub&gt; &lt;dev&gt;&quot;;[.F351];&quot;&lt;/dev&gt; &lt;genre&gt;&quot;;[.G351];&quot;&lt;/genre&gt; &lt;score&gt;&quot;;[.H351];&quot;&lt;/score&gt; &lt;player&gt;&quot;;[.I351];&quot;&lt;/player&gt; &lt;story&gt;&quot;;[.J351];&quot;&lt;/story&gt; &lt;/game&gt;&quot;)" office:value-type="string" office:string-value="&lt;game name=&quot;Solar Fox (USA)&quot;&gt; &lt;year&gt;1983&lt;/year&gt; &lt;rating&gt;ESRB - E (Everyone)&lt;/rating&gt; &lt;title&gt;Solar Fox &lt;/title&gt; &lt;pub&gt;CBS Electronics&lt;/pub&gt; &lt;dev&gt;Bally Midway Manufacturing Co., Inc.&lt;/dev&gt; &lt;genre&gt;Action&lt;/genre&gt; &lt;score&gt;3.1&lt;/score&gt; &lt;player&gt;1-2 Players&lt;/player&gt; &lt;story&gt;In Solar Fox, your mission is to guide a space ship though a solar cell matrix and collect as many of the solar cells as you can. When all of the cells in a matrix have been collected, you move on to the next round. Each matrix is guarded by two sentinels trying to stop you. The sentinels wander around the perimeter of the matrix, and will shoot fireballs at your spaceship which can destroy it. You are unarmed, so your only defense against the fireballs is to avoid them. To help you out a bit, your ship is capable of flying at two different speeds. Each round begins with a 'skip-a-rack' timer; if you collect all solar cells before this timer runs out, you will earn bonus points and skip ahead a level. The game ends when you have lost all of your space ships.&lt;/story&gt; &lt;/game&gt;">
            <text:p>&lt;game name="Solar Fox (USA)"&gt; &lt;year&gt;1983&lt;/year&gt; &lt;rating&gt;ESRB - E (Everyone)&lt;/rating&gt; &lt;title&gt;Solar Fox &lt;/title&gt; &lt;pub&gt;CBS Electronics&lt;/pub&gt; &lt;dev&gt;Bally Midway Manufacturing Co., Inc.&lt;/dev&gt; &lt;genre&gt;Action&lt;/genre&gt; &lt;score&gt;3.1&lt;/score&gt; &lt;player&gt;1-2 Players&lt;/player&gt; &lt;story&gt;In Solar Fox, your mission is to guide a space ship though a solar cell matrix and collect as many of the solar cells as you can. When all of the cells in a matrix have been collected, you move on to the next round. Each matrix is guarded by two sentinels trying to stop you. The sentinels wander around the perimeter of the matrix, and will shoot fireballs at your spaceship which can destroy it. You are unarmed, so your only defense against the fireballs is to avoid them. To help you out a bit, your ship is capable of flying at two different speeds. Each round begins with a 'skip-a-rack' timer; if you collect all solar cells before this timer runs out, you will earn bonus points and skip ahead a level. The game ends when you have lost all of your space ships.&lt;/story&gt; &lt;/game&gt;</text:p>
          </table:table-cell>
        </table:table-row>
        <table:table-row table:style-name="ro1">
          <table:table-cell office:value-type="string">
            <text:p>Solar Storm (USA)</text:p>
          </table:table-cell>
          <table:table-cell office:value-type="string">
            <text:p>1983</text:p>
          </table:table-cell>
          <table:table-cell office:value-type="string">
            <text:p>ESRB - E (Everyone)</text:p>
          </table:table-cell>
          <table:table-cell office:value-type="string">
            <text:p>Solar Storm </text:p>
          </table:table-cell>
          <table:table-cell table:number-columns-repeated="2" office:value-type="string">
            <text:p>Imagic</text:p>
          </table:table-cell>
          <table:table-cell office:value-type="string">
            <text:p>Shoot-'Em-Up</text:p>
          </table:table-cell>
          <table:table-cell office:value-type="string">
            <text:p>2.5</text:p>
          </table:table-cell>
          <table:table-cell table:style-name="Default" office:value-type="string">
            <text:p>1-2 Players</text:p>
          </table:table-cell>
          <table:table-cell office:value-type="string">
            <text:p>Solar Storm is an arcade style action game where you control a spaceship to defend your home planet. Deadly Deltoid ships will be flying in trying to destroy your planet; in addition to this danger, a far off sun has exploded sending debris towards you. Your job is to shoot everything that is heading your way before it reaches your planet (the bottom of the screen). Each time an enemy ship or some debris makes it past you, your planets shield absorbs the energy and heats up; if it overheats, it will be destroyed and the game ends. If your laser ship crashes into any incoming danger, you lose a life (the game also ends if all lives are lost). Every 500 points there is a bonus screen where you have a chance to earn more lives. The longer you last, the faster the game will become.</text:p>
          </table:table-cell>
          <table:table-cell table:formula="of:=CONCATENATE(&quot;&lt;game name=&quot;;CHAR(34);[.A352];CHAR(34);&quot;&gt; &lt;year&gt;&quot;;[.B352];&quot;&lt;/year&gt; &lt;rating&gt;&quot;;[.C352];&quot;&lt;/rating&gt; &lt;title&gt;&quot;;[.D352];&quot;&lt;/title&gt; &lt;pub&gt;&quot;;[.E352];&quot;&lt;/pub&gt; &lt;dev&gt;&quot;;[.F352];&quot;&lt;/dev&gt; &lt;genre&gt;&quot;;[.G352];&quot;&lt;/genre&gt; &lt;score&gt;&quot;;[.H352];&quot;&lt;/score&gt; &lt;player&gt;&quot;;[.I352];&quot;&lt;/player&gt; &lt;story&gt;&quot;;[.J352];&quot;&lt;/story&gt; &lt;/game&gt;&quot;)" office:value-type="string" office:string-value="&lt;game name=&quot;Solar Storm (USA)&quot;&gt; &lt;year&gt;1983&lt;/year&gt; &lt;rating&gt;ESRB - E (Everyone)&lt;/rating&gt; &lt;title&gt;Solar Storm &lt;/title&gt; &lt;pub&gt;Imagic&lt;/pub&gt; &lt;dev&gt;Imagic&lt;/dev&gt; &lt;genre&gt;Shoot-'Em-Up&lt;/genre&gt; &lt;score&gt;2.5&lt;/score&gt; &lt;player&gt;1-2 Players&lt;/player&gt; &lt;story&gt;Solar Storm is an arcade style action game where you control a spaceship to defend your home planet. Deadly Deltoid ships will be flying in trying to destroy your planet; in addition to this danger, a far off sun has exploded sending debris towards you. Your job is to shoot everything that is heading your way before it reaches your planet (the bottom of the screen). Each time an enemy ship or some debris makes it past you, your planets shield absorbs the energy and heats up; if it overheats, it will be destroyed and the game ends. If your laser ship crashes into any incoming danger, you lose a life (the game also ends if all lives are lost). Every 500 points there is a bonus screen where you have a chance to earn more lives. The longer you last, the faster the game will become.&lt;/story&gt; &lt;/game&gt;">
            <text:p>&lt;game name="Solar Storm (USA)"&gt; &lt;year&gt;1983&lt;/year&gt; &lt;rating&gt;ESRB - E (Everyone)&lt;/rating&gt; &lt;title&gt;Solar Storm &lt;/title&gt; &lt;pub&gt;Imagic&lt;/pub&gt; &lt;dev&gt;Imagic&lt;/dev&gt; &lt;genre&gt;Shoot-'Em-Up&lt;/genre&gt; &lt;score&gt;2.5&lt;/score&gt; &lt;player&gt;1-2 Players&lt;/player&gt; &lt;story&gt;Solar Storm is an arcade style action game where you control a spaceship to defend your home planet. Deadly Deltoid ships will be flying in trying to destroy your planet; in addition to this danger, a far off sun has exploded sending debris towards you. Your job is to shoot everything that is heading your way before it reaches your planet (the bottom of the screen). Each time an enemy ship or some debris makes it past you, your planets shield absorbs the energy and heats up; if it overheats, it will be destroyed and the game ends. If your laser ship crashes into any incoming danger, you lose a life (the game also ends if all lives are lost). Every 500 points there is a bonus screen where you have a chance to earn more lives. The longer you last, the faster the game will become.&lt;/story&gt; &lt;/game&gt;</text:p>
          </table:table-cell>
        </table:table-row>
        <table:table-row table:style-name="ro1">
          <table:table-cell office:value-type="string">
            <text:p>Solaris (USA)</text:p>
          </table:table-cell>
          <table:table-cell office:value-type="string">
            <text:p>1986</text:p>
          </table:table-cell>
          <table:table-cell office:value-type="string">
            <text:p>ESRB - E (Everyone)</text:p>
          </table:table-cell>
          <table:table-cell office:value-type="string">
            <text:p>Solaris </text:p>
          </table:table-cell>
          <table:table-cell table:number-columns-repeated="2" office:value-type="string">
            <text:p>Atari Corporation</text:p>
          </table:table-cell>
          <table:table-cell office:value-type="string">
            <text:p>Shooter</text:p>
          </table:table-cell>
          <table:table-cell office:value-type="string">
            <text:p>4.1</text:p>
          </table:table-cell>
          <table:table-cell table:style-name="Default" office:value-type="string">
            <text:p>1 Player</text:p>
          </table:table-cell>
          <table:table-cell office:value-type="string">
            <text:p>The Zylons are back, and are attempting another takeover of the galaxy! Your goal is to destroy all of the Zylon fighters you encounter, rescue cadets that are trapped on Zylon planets, and to find the planet Solaris to protect it from the Zylons. Your spaceship is equipped with a galactic map which can be used to warp to different sectors of the galaxy. The map shows the location of Zylon squadrons, Zylon planets, federation starbases, wormholes, clusters of stars, and Solaris when you find it. By warping to the correct sector, you can battle the numerous types of Zylon fighters to keep them from attacking federation bases and planets. Your spaceship has a limited amount of fuel; when you see the fuel gage get too low, you will need to warp to a federation starbase to refuel (make sure you leave enough fuel to warp). When flying over a Zylon controlled planet, you will see your cadets on the surface. If you rescue all of the cadets as you fly past, you will receive bonus points and an extra spaceship. The Zylon's have many different types of fighters which you will encounter, as well as some narrow corridors with blockades which you will need to clear in order to reach new locations in the galaxy.</text:p>
          </table:table-cell>
          <table:table-cell table:formula="of:=CONCATENATE(&quot;&lt;game name=&quot;;CHAR(34);[.A353];CHAR(34);&quot;&gt; &lt;year&gt;&quot;;[.B353];&quot;&lt;/year&gt; &lt;rating&gt;&quot;;[.C353];&quot;&lt;/rating&gt; &lt;title&gt;&quot;;[.D353];&quot;&lt;/title&gt; &lt;pub&gt;&quot;;[.E353];&quot;&lt;/pub&gt; &lt;dev&gt;&quot;;[.F353];&quot;&lt;/dev&gt; &lt;genre&gt;&quot;;[.G353];&quot;&lt;/genre&gt; &lt;score&gt;&quot;;[.H353];&quot;&lt;/score&gt; &lt;player&gt;&quot;;[.I353];&quot;&lt;/player&gt; &lt;story&gt;&quot;;[.J353];&quot;&lt;/story&gt; &lt;/game&gt;&quot;)" office:value-type="string" office:string-value="&lt;game name=&quot;Solaris (USA)&quot;&gt; &lt;year&gt;1986&lt;/year&gt; &lt;rating&gt;ESRB - E (Everyone)&lt;/rating&gt; &lt;title&gt;Solaris &lt;/title&gt; &lt;pub&gt;Atari Corporation&lt;/pub&gt; &lt;dev&gt;Atari Corporation&lt;/dev&gt; &lt;genre&gt;Shooter&lt;/genre&gt; &lt;score&gt;4.1&lt;/score&gt; &lt;player&gt;1 Player&lt;/player&gt; &lt;story&gt;The Zylons are back, and are attempting another takeover of the galaxy! Your goal is to destroy all of the Zylon fighters you encounter, rescue cadets that are trapped on Zylon planets, and to find the planet Solaris to protect it from the Zylons. Your spaceship is equipped with a galactic map which can be used to warp to different sectors of the galaxy. The map shows the location of Zylon squadrons, Zylon planets, federation starbases, wormholes, clusters of stars, and Solaris when you find it. By warping to the correct sector, you can battle the numerous types of Zylon fighters to keep them from attacking federation bases and planets. Your spaceship has a limited amount of fuel; when you see the fuel gage get too low, you will need to warp to a federation starbase to refuel (make sure you leave enough fuel to warp). When flying over a Zylon controlled planet, you will see your cadets on the surface. If you rescue all of the cadets as you fly past, you will receive bonus points and an extra spaceship. The Zylon's have many different types of fighters which you will encounter, as well as some narrow corridors with blockades which you will need to clear in order to reach new locations in the galaxy.&lt;/story&gt; &lt;/game&gt;">
            <text:p>&lt;game name="Solaris (USA)"&gt; &lt;year&gt;1986&lt;/year&gt; &lt;rating&gt;ESRB - E (Everyone)&lt;/rating&gt; &lt;title&gt;Solaris &lt;/title&gt; &lt;pub&gt;Atari Corporation&lt;/pub&gt; &lt;dev&gt;Atari Corporation&lt;/dev&gt; &lt;genre&gt;Shooter&lt;/genre&gt; &lt;score&gt;4.1&lt;/score&gt; &lt;player&gt;1 Player&lt;/player&gt; &lt;story&gt;The Zylons are back, and are attempting another takeover of the galaxy! Your goal is to destroy all of the Zylon fighters you encounter, rescue cadets that are trapped on Zylon planets, and to find the planet Solaris to protect it from the Zylons. Your spaceship is equipped with a galactic map which can be used to warp to different sectors of the galaxy. The map shows the location of Zylon squadrons, Zylon planets, federation starbases, wormholes, clusters of stars, and Solaris when you find it. By warping to the correct sector, you can battle the numerous types of Zylon fighters to keep them from attacking federation bases and planets. Your spaceship has a limited amount of fuel; when you see the fuel gage get too low, you will need to warp to a federation starbase to refuel (make sure you leave enough fuel to warp). When flying over a Zylon controlled planet, you will see your cadets on the surface. If you rescue all of the cadets as you fly past, you will receive bonus points and an extra spaceship. The Zylon's have many different types of fighters which you will encounter, as well as some narrow corridors with blockades which you will need to clear in order to reach new locations in the galaxy.&lt;/story&gt; &lt;/game&gt;</text:p>
          </table:table-cell>
        </table:table-row>
        <table:table-row table:style-name="ro1">
          <table:table-cell office:value-type="string">
            <text:p>Sorcerer (USA)</text:p>
          </table:table-cell>
          <table:table-cell office:value-type="string">
            <text:p>1983</text:p>
          </table:table-cell>
          <table:table-cell office:value-type="string">
            <text:p>ESRB - E (Everyone)</text:p>
          </table:table-cell>
          <table:table-cell office:value-type="string">
            <text:p>Sorcerer </text:p>
          </table:table-cell>
          <table:table-cell table:number-columns-repeated="2" office:value-type="string">
            <text:p>Mythicon, Inc.</text:p>
          </table:table-cell>
          <table:table-cell office:value-type="string">
            <text:p>Shooter</text:p>
          </table:table-cell>
          <table:table-cell office:value-type="string">
            <text:p>1.0</text:p>
          </table:table-cell>
          <table:table-cell table:style-name="Default" office:value-type="string">
            <text:p>1-2 Players</text:p>
          </table:table-cell>
          <table:table-cell office:value-type="string">
            <text:p>Sorcerer is an arcade action game which takes place long ago when wizards and sorcerers ruled the earth. The evil wizards have decided to attempt to conquer the earth, and have sent numerous waves of creatures to stop all of the good sorcerers. Your goal is to destroy the various creatures! On the beginning screen of the game, there is a flying platform: you need to jump and catch this platform which will allow you to fly anywhere on the screen. Next you will need to fight screen after screen of dangerous creatures by firing an energy charge at them. After you have successfully destroyed the creatures on the current screen, a treasure will be left behind which can be collected for bonus points and then you can move on to the next screen. From time to time, you may also encounter a cloud with deadly lightning bolts that you must avoid! The longer you survive, the faster the enemies become. Two levels of difficulty as well as a practice mode are available.</text:p>
          </table:table-cell>
          <table:table-cell table:formula="of:=CONCATENATE(&quot;&lt;game name=&quot;;CHAR(34);[.A354];CHAR(34);&quot;&gt; &lt;year&gt;&quot;;[.B354];&quot;&lt;/year&gt; &lt;rating&gt;&quot;;[.C354];&quot;&lt;/rating&gt; &lt;title&gt;&quot;;[.D354];&quot;&lt;/title&gt; &lt;pub&gt;&quot;;[.E354];&quot;&lt;/pub&gt; &lt;dev&gt;&quot;;[.F354];&quot;&lt;/dev&gt; &lt;genre&gt;&quot;;[.G354];&quot;&lt;/genre&gt; &lt;score&gt;&quot;;[.H354];&quot;&lt;/score&gt; &lt;player&gt;&quot;;[.I354];&quot;&lt;/player&gt; &lt;story&gt;&quot;;[.J354];&quot;&lt;/story&gt; &lt;/game&gt;&quot;)" office:value-type="string" office:string-value="&lt;game name=&quot;Sorcerer (USA)&quot;&gt; &lt;year&gt;1983&lt;/year&gt; &lt;rating&gt;ESRB - E (Everyone)&lt;/rating&gt; &lt;title&gt;Sorcerer &lt;/title&gt; &lt;pub&gt;Mythicon, Inc.&lt;/pub&gt; &lt;dev&gt;Mythicon, Inc.&lt;/dev&gt; &lt;genre&gt;Shooter&lt;/genre&gt; &lt;score&gt;1.0&lt;/score&gt; &lt;player&gt;1-2 Players&lt;/player&gt; &lt;story&gt;Sorcerer is an arcade action game which takes place long ago when wizards and sorcerers ruled the earth. The evil wizards have decided to attempt to conquer the earth, and have sent numerous waves of creatures to stop all of the good sorcerers. Your goal is to destroy the various creatures! On the beginning screen of the game, there is a flying platform: you need to jump and catch this platform which will allow you to fly anywhere on the screen. Next you will need to fight screen after screen of dangerous creatures by firing an energy charge at them. After you have successfully destroyed the creatures on the current screen, a treasure will be left behind which can be collected for bonus points and then you can move on to the next screen. From time to time, you may also encounter a cloud with deadly lightning bolts that you must avoid! The longer you survive, the faster the enemies become. Two levels of difficulty as well as a practice mode are available.&lt;/story&gt; &lt;/game&gt;">
            <text:p>&lt;game name="Sorcerer (USA)"&gt; &lt;year&gt;1983&lt;/year&gt; &lt;rating&gt;ESRB - E (Everyone)&lt;/rating&gt; &lt;title&gt;Sorcerer &lt;/title&gt; &lt;pub&gt;Mythicon, Inc.&lt;/pub&gt; &lt;dev&gt;Mythicon, Inc.&lt;/dev&gt; &lt;genre&gt;Shooter&lt;/genre&gt; &lt;score&gt;1.0&lt;/score&gt; &lt;player&gt;1-2 Players&lt;/player&gt; &lt;story&gt;Sorcerer is an arcade action game which takes place long ago when wizards and sorcerers ruled the earth. The evil wizards have decided to attempt to conquer the earth, and have sent numerous waves of creatures to stop all of the good sorcerers. Your goal is to destroy the various creatures! On the beginning screen of the game, there is a flying platform: you need to jump and catch this platform which will allow you to fly anywhere on the screen. Next you will need to fight screen after screen of dangerous creatures by firing an energy charge at them. After you have successfully destroyed the creatures on the current screen, a treasure will be left behind which can be collected for bonus points and then you can move on to the next screen. From time to time, you may also encounter a cloud with deadly lightning bolts that you must avoid! The longer you survive, the faster the enemies become. Two levels of difficulty as well as a practice mode are available.&lt;/story&gt; &lt;/game&gt;</text:p>
          </table:table-cell>
        </table:table-row>
        <table:table-row table:style-name="ro1">
          <table:table-cell office:value-type="string">
            <text:p>Sorcerer's Apprentice (USA)</text:p>
          </table:table-cell>
          <table:table-cell office:value-type="string">
            <text:p>1983</text:p>
          </table:table-cell>
          <table:table-cell office:value-type="string">
            <text:p>ESRB - E (Everyone)</text:p>
          </table:table-cell>
          <table:table-cell office:value-type="string">
            <text:p>Sorcerer's Apprentice </text:p>
          </table:table-cell>
          <table:table-cell table:number-columns-repeated="2" office:value-type="string">
            <text:p>Atari, Inc.</text:p>
          </table:table-cell>
          <table:table-cell office:value-type="string">
            <text:p>Action</text:p>
          </table:table-cell>
          <table:table-cell office:value-type="string">
            <text:p>3.7</text:p>
          </table:table-cell>
          <table:table-cell table:style-name="Default" office:value-type="string">
            <text:p>1 Player</text:p>
          </table:table-cell>
          <table:table-cell office:value-type="string">
            <text:p>Based off the animated Disney classic "Fantasia", Sorcerer's Apprentice puts players in charge of Mickey Mouse as he collects and shoots stars and meteors on the mountaintops to keep the walking brooms from filling the Sorcerer's cavern below.For every caught star, a bucket appears to remove some of the water from the cavern. <text:s/>Mickey also has the opportunity to catch the brooms before they get to the bottom of the stairs and flood the cavern further.If Mickey fails to provide enough buckets, or stop the brooms, they will flood the cavern, and the game is over.</text:p>
          </table:table-cell>
          <table:table-cell table:formula="of:=CONCATENATE(&quot;&lt;game name=&quot;;CHAR(34);[.A355];CHAR(34);&quot;&gt; &lt;year&gt;&quot;;[.B355];&quot;&lt;/year&gt; &lt;rating&gt;&quot;;[.C355];&quot;&lt;/rating&gt; &lt;title&gt;&quot;;[.D355];&quot;&lt;/title&gt; &lt;pub&gt;&quot;;[.E355];&quot;&lt;/pub&gt; &lt;dev&gt;&quot;;[.F355];&quot;&lt;/dev&gt; &lt;genre&gt;&quot;;[.G355];&quot;&lt;/genre&gt; &lt;score&gt;&quot;;[.H355];&quot;&lt;/score&gt; &lt;player&gt;&quot;;[.I355];&quot;&lt;/player&gt; &lt;story&gt;&quot;;[.J355];&quot;&lt;/story&gt; &lt;/game&gt;&quot;)" office:value-type="string" office:string-value="&lt;game name=&quot;Sorcerer's Apprentice (USA)&quot;&gt; &lt;year&gt;1983&lt;/year&gt; &lt;rating&gt;ESRB - E (Everyone)&lt;/rating&gt; &lt;title&gt;Sorcerer's Apprentice &lt;/title&gt; &lt;pub&gt;Atari, Inc.&lt;/pub&gt; &lt;dev&gt;Atari, Inc.&lt;/dev&gt; &lt;genre&gt;Action&lt;/genre&gt; &lt;score&gt;3.7&lt;/score&gt; &lt;player&gt;1 Player&lt;/player&gt; &lt;story&gt;Based off the animated Disney classic &quot;Fantasia&quot;, Sorcerer's Apprentice puts players in charge of Mickey Mouse as he collects and shoots stars and meteors on the mountaintops to keep the walking brooms from filling the Sorcerer's cavern below.For every caught star, a bucket appears to remove some of the water from the cavern.  Mickey also has the opportunity to catch the brooms before they get to the bottom of the stairs and flood the cavern further.If Mickey fails to provide enough buckets, or stop the brooms, they will flood the cavern, and the game is over.&lt;/story&gt; &lt;/game&gt;">
            <text:p>&lt;game name="Sorcerer's Apprentice (USA)"&gt; &lt;year&gt;1983&lt;/year&gt; &lt;rating&gt;ESRB - E (Everyone)&lt;/rating&gt; &lt;title&gt;Sorcerer's Apprentice &lt;/title&gt; &lt;pub&gt;Atari, Inc.&lt;/pub&gt; &lt;dev&gt;Atari, Inc.&lt;/dev&gt; &lt;genre&gt;Action&lt;/genre&gt; &lt;score&gt;3.7&lt;/score&gt; &lt;player&gt;1 Player&lt;/player&gt; &lt;story&gt;Based off the animated Disney classic "Fantasia", Sorcerer's Apprentice puts players in charge of Mickey Mouse as he collects and shoots stars and meteors on the mountaintops to keep the walking brooms from filling the Sorcerer's cavern below.For every caught star, a bucket appears to remove some of the water from the cavern. <text:s/>Mickey also has the opportunity to catch the brooms before they get to the bottom of the stairs and flood the cavern further.If Mickey fails to provide enough buckets, or stop the brooms, they will flood the cavern, and the game is over.&lt;/story&gt; &lt;/game&gt;</text:p>
          </table:table-cell>
        </table:table-row>
        <table:table-row table:style-name="ro1">
          <table:table-cell office:value-type="string">
            <text:p>Space Attack (USA)</text:p>
          </table:table-cell>
          <table:table-cell office:value-type="string">
            <text:p>1982</text:p>
          </table:table-cell>
          <table:table-cell office:value-type="string">
            <text:p>ESRB - E (Everyone)</text:p>
          </table:table-cell>
          <table:table-cell office:value-type="string">
            <text:p>Space Attack </text:p>
          </table:table-cell>
          <table:table-cell table:number-columns-repeated="2" office:value-type="string">
            <text:p>Mattel Electronics</text:p>
          </table:table-cell>
          <table:table-cell office:value-type="string">
            <text:p>Shooter</text:p>
          </table:table-cell>
          <table:table-cell office:value-type="string">
            <text:p>3.4</text:p>
          </table:table-cell>
          <table:table-cell table:style-name="Default" office:value-type="string">
            <text:p>1 Player</text:p>
          </table:table-cell>
          <table:table-cell office:value-type="string">
            <text:p>The object of the game is to defend your Mother Ship from attacking <text:s/>aliens. You have 3 squadrons, with 3 ships in each squadron. Aliens have 6 fleets of varying sizes. (Only 3 fleets appear at a time on the Radar Screen.) Destroy all alien fleets and you win! If your squadrons are destroyed first, the aliens move in and annihilate the hidden Mother Ship. </text:p>
          </table:table-cell>
          <table:table-cell table:formula="of:=CONCATENATE(&quot;&lt;game name=&quot;;CHAR(34);[.A356];CHAR(34);&quot;&gt; &lt;year&gt;&quot;;[.B356];&quot;&lt;/year&gt; &lt;rating&gt;&quot;;[.C356];&quot;&lt;/rating&gt; &lt;title&gt;&quot;;[.D356];&quot;&lt;/title&gt; &lt;pub&gt;&quot;;[.E356];&quot;&lt;/pub&gt; &lt;dev&gt;&quot;;[.F356];&quot;&lt;/dev&gt; &lt;genre&gt;&quot;;[.G356];&quot;&lt;/genre&gt; &lt;score&gt;&quot;;[.H356];&quot;&lt;/score&gt; &lt;player&gt;&quot;;[.I356];&quot;&lt;/player&gt; &lt;story&gt;&quot;;[.J356];&quot;&lt;/story&gt; &lt;/game&gt;&quot;)" office:value-type="string" office:string-value="&lt;game name=&quot;Space Attack (USA)&quot;&gt; &lt;year&gt;1982&lt;/year&gt; &lt;rating&gt;ESRB - E (Everyone)&lt;/rating&gt; &lt;title&gt;Space Attack &lt;/title&gt; &lt;pub&gt;Mattel Electronics&lt;/pub&gt; &lt;dev&gt;Mattel Electronics&lt;/dev&gt; &lt;genre&gt;Shooter&lt;/genre&gt; &lt;score&gt;3.4&lt;/score&gt; &lt;player&gt;1 Player&lt;/player&gt; &lt;story&gt;The object of the game is to defend your Mother Ship from attacking  aliens. You have 3 squadrons, with 3 ships in each squadron. Aliens have 6 fleets of varying sizes. (Only 3 fleets appear at a time on the Radar Screen.) Destroy all alien fleets and you win! If your squadrons are destroyed first, the aliens move in and annihilate the hidden Mother Ship. &lt;/story&gt; &lt;/game&gt;">
            <text:p>&lt;game name="Space Attack (USA)"&gt; &lt;year&gt;1982&lt;/year&gt; &lt;rating&gt;ESRB - E (Everyone)&lt;/rating&gt; &lt;title&gt;Space Attack &lt;/title&gt; &lt;pub&gt;Mattel Electronics&lt;/pub&gt; &lt;dev&gt;Mattel Electronics&lt;/dev&gt; &lt;genre&gt;Shooter&lt;/genre&gt; &lt;score&gt;3.4&lt;/score&gt; &lt;player&gt;1 Player&lt;/player&gt; &lt;story&gt;The object of the game is to defend your Mother Ship from attacking <text:s/>aliens. You have 3 squadrons, with 3 ships in each squadron. Aliens have 6 fleets of varying sizes. (Only 3 fleets appear at a time on the Radar Screen.) Destroy all alien fleets and you win! If your squadrons are destroyed first, the aliens move in and annihilate the hidden Mother Ship. &lt;/story&gt; &lt;/game&gt;</text:p>
          </table:table-cell>
        </table:table-row>
        <table:table-row table:style-name="ro1">
          <table:table-cell office:value-type="string">
            <text:p>Space Cavern (USA)</text:p>
          </table:table-cell>
          <table:table-cell office:value-type="string">
            <text:p>1981</text:p>
          </table:table-cell>
          <table:table-cell office:value-type="string">
            <text:p>ESRB - E (Everyone)</text:p>
          </table:table-cell>
          <table:table-cell office:value-type="string">
            <text:p>Space Cavern </text:p>
          </table:table-cell>
          <table:table-cell table:number-columns-repeated="2" office:value-type="string">
            <text:p>Apollo, Inc.</text:p>
          </table:table-cell>
          <table:table-cell office:value-type="string">
            <text:p>Shooter</text:p>
          </table:table-cell>
          <table:table-cell office:value-type="string">
            <text:p>2.6</text:p>
          </table:table-cell>
          <table:table-cell table:style-name="Default" office:value-type="string">
            <text:p>1-2 Players</text:p>
          </table:table-cell>
          <table:table-cell office:value-type="string">
            <text:p>You are the commander of an intergalactic starship on a mission to explore new, strange planets. After landing on a new world and beginning to explore the numerous caverns, you discover the planet is inhabited by the deadly Electrosauri. These creatures can generate lethal electric charges, and are now after you! Using your laser gun, you need to defend yourself from the onslaught of Electrosauri. The deadly creatures can come from above, the left, or the right so be sure to keep an eye on all corners of the screen! There are numerous game variations included which dictate the number of attacking creatures that can appear at a time, <text:s/>their firing characteristics, and the overall difficulty level.</text:p>
          </table:table-cell>
          <table:table-cell table:formula="of:=CONCATENATE(&quot;&lt;game name=&quot;;CHAR(34);[.A357];CHAR(34);&quot;&gt; &lt;year&gt;&quot;;[.B357];&quot;&lt;/year&gt; &lt;rating&gt;&quot;;[.C357];&quot;&lt;/rating&gt; &lt;title&gt;&quot;;[.D357];&quot;&lt;/title&gt; &lt;pub&gt;&quot;;[.E357];&quot;&lt;/pub&gt; &lt;dev&gt;&quot;;[.F357];&quot;&lt;/dev&gt; &lt;genre&gt;&quot;;[.G357];&quot;&lt;/genre&gt; &lt;score&gt;&quot;;[.H357];&quot;&lt;/score&gt; &lt;player&gt;&quot;;[.I357];&quot;&lt;/player&gt; &lt;story&gt;&quot;;[.J357];&quot;&lt;/story&gt; &lt;/game&gt;&quot;)" office:value-type="string" office:string-value="&lt;game name=&quot;Space Cavern (USA)&quot;&gt; &lt;year&gt;1981&lt;/year&gt; &lt;rating&gt;ESRB - E (Everyone)&lt;/rating&gt; &lt;title&gt;Space Cavern &lt;/title&gt; &lt;pub&gt;Apollo, Inc.&lt;/pub&gt; &lt;dev&gt;Apollo, Inc.&lt;/dev&gt; &lt;genre&gt;Shooter&lt;/genre&gt; &lt;score&gt;2.6&lt;/score&gt; &lt;player&gt;1-2 Players&lt;/player&gt; &lt;story&gt;You are the commander of an intergalactic starship on a mission to explore new, strange planets. After landing on a new world and beginning to explore the numerous caverns, you discover the planet is inhabited by the deadly Electrosauri. These creatures can generate lethal electric charges, and are now after you! Using your laser gun, you need to defend yourself from the onslaught of Electrosauri. The deadly creatures can come from above, the left, or the right so be sure to keep an eye on all corners of the screen! There are numerous game variations included which dictate the number of attacking creatures that can appear at a time,  their firing characteristics, and the overall difficulty level.&lt;/story&gt; &lt;/game&gt;">
            <text:p>&lt;game name="Space Cavern (USA)"&gt; &lt;year&gt;1981&lt;/year&gt; &lt;rating&gt;ESRB - E (Everyone)&lt;/rating&gt; &lt;title&gt;Space Cavern &lt;/title&gt; &lt;pub&gt;Apollo, Inc.&lt;/pub&gt; &lt;dev&gt;Apollo, Inc.&lt;/dev&gt; &lt;genre&gt;Shooter&lt;/genre&gt; &lt;score&gt;2.6&lt;/score&gt; &lt;player&gt;1-2 Players&lt;/player&gt; &lt;story&gt;You are the commander of an intergalactic starship on a mission to explore new, strange planets. After landing on a new world and beginning to explore the numerous caverns, you discover the planet is inhabited by the deadly Electrosauri. These creatures can generate lethal electric charges, and are now after you! Using your laser gun, you need to defend yourself from the onslaught of Electrosauri. The deadly creatures can come from above, the left, or the right so be sure to keep an eye on all corners of the screen! There are numerous game variations included which dictate the number of attacking creatures that can appear at a time, <text:s/>their firing characteristics, and the overall difficulty level.&lt;/story&gt; &lt;/game&gt;</text:p>
          </table:table-cell>
        </table:table-row>
        <table:table-row table:style-name="ro1">
          <table:table-cell office:value-type="string">
            <text:p>Space Invaders (USA)</text:p>
          </table:table-cell>
          <table:table-cell office:value-type="string">
            <text:p>1980</text:p>
          </table:table-cell>
          <table:table-cell office:value-type="string">
            <text:p>ESRB - E (Everyone)</text:p>
          </table:table-cell>
          <table:table-cell office:value-type="string">
            <text:p>Space Invaders </text:p>
          </table:table-cell>
          <table:table-cell office:value-type="string">
            <text:p>Atari, Inc.</text:p>
          </table:table-cell>
          <table:table-cell office:value-type="string">
            <text:p>Taito Corporation</text:p>
          </table:table-cell>
          <table:table-cell office:value-type="string">
            <text:p>Shoot-'Em-Up</text:p>
          </table:table-cell>
          <table:table-cell office:value-type="string">
            <text:p>3.6</text:p>
          </table:table-cell>
          <table:table-cell table:style-name="Default" office:value-type="string">
            <text:p>1-2 Players</text:p>
          </table:table-cell>
          <table:table-cell office:value-type="string">
            <text:p>Earth is under attack from rows of bomb dropping aliens, and you need to defend it! The rows of aliens begin at the top of the screen, and you control a laser cannon at the bottom of the screen. Your goal is to earn points by shooting the aliens before they can land. The aliens march back and forth, and each time the end of the screen is reached they will drop one row closer to the bottom. Shoot them all, and you move on to the next (tougher) level, but if even one of them lands the game is over. From time to time a flying saucer will pass by along the top of the screen; shoot this to earn extra points. Just above your laser canon are three shields; these can be used to hide from the alien's bombs, but will also block your own shots. You begin the game with a limited number of laser canons, and if all of them are bombed the game ends.</text:p>
          </table:table-cell>
          <table:table-cell table:formula="of:=CONCATENATE(&quot;&lt;game name=&quot;;CHAR(34);[.A358];CHAR(34);&quot;&gt; &lt;year&gt;&quot;;[.B358];&quot;&lt;/year&gt; &lt;rating&gt;&quot;;[.C358];&quot;&lt;/rating&gt; &lt;title&gt;&quot;;[.D358];&quot;&lt;/title&gt; &lt;pub&gt;&quot;;[.E358];&quot;&lt;/pub&gt; &lt;dev&gt;&quot;;[.F358];&quot;&lt;/dev&gt; &lt;genre&gt;&quot;;[.G358];&quot;&lt;/genre&gt; &lt;score&gt;&quot;;[.H358];&quot;&lt;/score&gt; &lt;player&gt;&quot;;[.I358];&quot;&lt;/player&gt; &lt;story&gt;&quot;;[.J358];&quot;&lt;/story&gt; &lt;/game&gt;&quot;)" office:value-type="string" office:string-value="&lt;game name=&quot;Space Invaders (USA)&quot;&gt; &lt;year&gt;1980&lt;/year&gt; &lt;rating&gt;ESRB - E (Everyone)&lt;/rating&gt; &lt;title&gt;Space Invaders &lt;/title&gt; &lt;pub&gt;Atari, Inc.&lt;/pub&gt; &lt;dev&gt;Taito Corporation&lt;/dev&gt; &lt;genre&gt;Shoot-'Em-Up&lt;/genre&gt; &lt;score&gt;3.6&lt;/score&gt; &lt;player&gt;1-2 Players&lt;/player&gt; &lt;story&gt;Earth is under attack from rows of bomb dropping aliens, and you need to defend it! The rows of aliens begin at the top of the screen, and you control a laser cannon at the bottom of the screen. Your goal is to earn points by shooting the aliens before they can land. The aliens march back and forth, and each time the end of the screen is reached they will drop one row closer to the bottom. Shoot them all, and you move on to the next (tougher) level, but if even one of them lands the game is over. From time to time a flying saucer will pass by along the top of the screen; shoot this to earn extra points. Just above your laser canon are three shields; these can be used to hide from the alien's bombs, but will also block your own shots. You begin the game with a limited number of laser canons, and if all of them are bombed the game ends.&lt;/story&gt; &lt;/game&gt;">
            <text:p>&lt;game name="Space Invaders (USA)"&gt; &lt;year&gt;1980&lt;/year&gt; &lt;rating&gt;ESRB - E (Everyone)&lt;/rating&gt; &lt;title&gt;Space Invaders &lt;/title&gt; &lt;pub&gt;Atari, Inc.&lt;/pub&gt; &lt;dev&gt;Taito Corporation&lt;/dev&gt; &lt;genre&gt;Shoot-'Em-Up&lt;/genre&gt; &lt;score&gt;3.6&lt;/score&gt; &lt;player&gt;1-2 Players&lt;/player&gt; &lt;story&gt;Earth is under attack from rows of bomb dropping aliens, and you need to defend it! The rows of aliens begin at the top of the screen, and you control a laser cannon at the bottom of the screen. Your goal is to earn points by shooting the aliens before they can land. The aliens march back and forth, and each time the end of the screen is reached they will drop one row closer to the bottom. Shoot them all, and you move on to the next (tougher) level, but if even one of them lands the game is over. From time to time a flying saucer will pass by along the top of the screen; shoot this to earn extra points. Just above your laser canon are three shields; these can be used to hide from the alien's bombs, but will also block your own shots. You begin the game with a limited number of laser canons, and if all of them are bombed the game ends.&lt;/story&gt; &lt;/game&gt;</text:p>
          </table:table-cell>
        </table:table-row>
        <table:table-row table:style-name="ro1">
          <table:table-cell office:value-type="string">
            <text:p>Space Jockey (USA)</text:p>
          </table:table-cell>
          <table:table-cell office:value-type="string">
            <text:p>1982</text:p>
          </table:table-cell>
          <table:table-cell office:value-type="string">
            <text:p>ESRB - E (Everyone)</text:p>
          </table:table-cell>
          <table:table-cell office:value-type="string">
            <text:p>Space Jockey </text:p>
          </table:table-cell>
          <table:table-cell table:number-columns-repeated="2" office:value-type="string">
            <text:p>U.S. Games Corporation</text:p>
          </table:table-cell>
          <table:table-cell office:value-type="string">
            <text:p>Shoot-'Em-Up</text:p>
          </table:table-cell>
          <table:table-cell office:value-type="string">
            <text:p>2.5</text:p>
          </table:table-cell>
          <table:table-cell table:style-name="Default" office:value-type="string">
            <text:p>1 Player</text:p>
          </table:table-cell>
          <table:table-cell office:value-type="string">
            <text:p>Space Jockey is a side scrolling shooter for one player. Your goal is to earn as many points as possible by having your attack saucer shoot down the varied enemies which fly by. Tanks, jet planes, prop planes, helicopters, weather balloons, and even some trees and houses will all pass by on the screen and try to destroy your saucer. You need to make sure you avoid colliding with the various enemies and their fire or one of your three saucers will be lost. Extra saucers are awarded for each 1000 points earned. Several game variations are included which control the game difficulty, the movement abilities of the enemies, and the movement abilities of your saucer.</text:p>
          </table:table-cell>
          <table:table-cell table:formula="of:=CONCATENATE(&quot;&lt;game name=&quot;;CHAR(34);[.A359];CHAR(34);&quot;&gt; &lt;year&gt;&quot;;[.B359];&quot;&lt;/year&gt; &lt;rating&gt;&quot;;[.C359];&quot;&lt;/rating&gt; &lt;title&gt;&quot;;[.D359];&quot;&lt;/title&gt; &lt;pub&gt;&quot;;[.E359];&quot;&lt;/pub&gt; &lt;dev&gt;&quot;;[.F359];&quot;&lt;/dev&gt; &lt;genre&gt;&quot;;[.G359];&quot;&lt;/genre&gt; &lt;score&gt;&quot;;[.H359];&quot;&lt;/score&gt; &lt;player&gt;&quot;;[.I359];&quot;&lt;/player&gt; &lt;story&gt;&quot;;[.J359];&quot;&lt;/story&gt; &lt;/game&gt;&quot;)" office:value-type="string" office:string-value="&lt;game name=&quot;Space Jockey (USA)&quot;&gt; &lt;year&gt;1982&lt;/year&gt; &lt;rating&gt;ESRB - E (Everyone)&lt;/rating&gt; &lt;title&gt;Space Jockey &lt;/title&gt; &lt;pub&gt;U.S. Games Corporation&lt;/pub&gt; &lt;dev&gt;U.S. Games Corporation&lt;/dev&gt; &lt;genre&gt;Shoot-'Em-Up&lt;/genre&gt; &lt;score&gt;2.5&lt;/score&gt; &lt;player&gt;1 Player&lt;/player&gt; &lt;story&gt;Space Jockey is a side scrolling shooter for one player. Your goal is to earn as many points as possible by having your attack saucer shoot down the varied enemies which fly by. Tanks, jet planes, prop planes, helicopters, weather balloons, and even some trees and houses will all pass by on the screen and try to destroy your saucer. You need to make sure you avoid colliding with the various enemies and their fire or one of your three saucers will be lost. Extra saucers are awarded for each 1000 points earned. Several game variations are included which control the game difficulty, the movement abilities of the enemies, and the movement abilities of your saucer.&lt;/story&gt; &lt;/game&gt;">
            <text:p>&lt;game name="Space Jockey (USA)"&gt; &lt;year&gt;1982&lt;/year&gt; &lt;rating&gt;ESRB - E (Everyone)&lt;/rating&gt; &lt;title&gt;Space Jockey &lt;/title&gt; &lt;pub&gt;U.S. Games Corporation&lt;/pub&gt; &lt;dev&gt;U.S. Games Corporation&lt;/dev&gt; &lt;genre&gt;Shoot-'Em-Up&lt;/genre&gt; &lt;score&gt;2.5&lt;/score&gt; &lt;player&gt;1 Player&lt;/player&gt; &lt;story&gt;Space Jockey is a side scrolling shooter for one player. Your goal is to earn as many points as possible by having your attack saucer shoot down the varied enemies which fly by. Tanks, jet planes, prop planes, helicopters, weather balloons, and even some trees and houses will all pass by on the screen and try to destroy your saucer. You need to make sure you avoid colliding with the various enemies and their fire or one of your three saucers will be lost. Extra saucers are awarded for each 1000 points earned. Several game variations are included which control the game difficulty, the movement abilities of the enemies, and the movement abilities of your saucer.&lt;/story&gt; &lt;/game&gt;</text:p>
          </table:table-cell>
        </table:table-row>
        <table:table-row table:style-name="ro1">
          <table:table-cell office:value-type="string">
            <text:p>Space Shuttle - A Journey Into Space (USA)</text:p>
          </table:table-cell>
          <table:table-cell office:value-type="string">
            <text:p>1983</text:p>
          </table:table-cell>
          <table:table-cell office:value-type="string">
            <text:p>ESRB - E (Everyone)</text:p>
          </table:table-cell>
          <table:table-cell office:value-type="string">
            <text:p>Space Shuttle - A Journey Into Space </text:p>
          </table:table-cell>
          <table:table-cell table:number-columns-repeated="2" office:value-type="string">
            <text:p>Activision, Inc.</text:p>
          </table:table-cell>
          <table:table-cell office:value-type="string">
            <text:p>Simulation</text:p>
          </table:table-cell>
          <table:table-cell office:value-type="string">
            <text:p>3.1</text:p>
          </table:table-cell>
          <table:table-cell table:style-name="Default" office:value-type="string">
            <text:p>1 Player</text:p>
          </table:table-cell>
          <table:table-cell office:value-type="string">
            <text:p>Space Shuttle is a simulation game where you are the pilot of space shuttle Discovery. Your goal is to launch the Discovery, establish an orbit around the Earth, open the cargo bay doors and recover a satellite to perform repairs, and finally land the Discovery successfully, all while using as little fuel as possible. Each time the complete mission is accomplished, it will then repeat at a higher difficulty level (in the higher difficulty levels the satellite has a more erratic flight path). The game is played from a first person perspective in the space shuttle cockpit where you can control everything from the shuttles engines to cargo bay doors. When the game is over you will be given a ranking which is based on the number of successful dockings and the amount of fuel that was used. In addition to the full flight mode, two easier game variations (autosimulator and simulator mode) are included. The autosimulator mode is the easiest; the computer will control the flight (you can take over at any point you wish) and the controls are simplified. The simulation mode is closer to the full game, however you have an unlimited amount of fuel so there is no time pressure, and the computer will help compensate for inaccurate maneuvering.</text:p>
          </table:table-cell>
          <table:table-cell table:formula="of:=CONCATENATE(&quot;&lt;game name=&quot;;CHAR(34);[.A360];CHAR(34);&quot;&gt; &lt;year&gt;&quot;;[.B360];&quot;&lt;/year&gt; &lt;rating&gt;&quot;;[.C360];&quot;&lt;/rating&gt; &lt;title&gt;&quot;;[.D360];&quot;&lt;/title&gt; &lt;pub&gt;&quot;;[.E360];&quot;&lt;/pub&gt; &lt;dev&gt;&quot;;[.F360];&quot;&lt;/dev&gt; &lt;genre&gt;&quot;;[.G360];&quot;&lt;/genre&gt; &lt;score&gt;&quot;;[.H360];&quot;&lt;/score&gt; &lt;player&gt;&quot;;[.I360];&quot;&lt;/player&gt; &lt;story&gt;&quot;;[.J360];&quot;&lt;/story&gt; &lt;/game&gt;&quot;)" office:value-type="string" office:string-value="&lt;game name=&quot;Space Shuttle - A Journey Into Space (USA)&quot;&gt; &lt;year&gt;1983&lt;/year&gt; &lt;rating&gt;ESRB - E (Everyone)&lt;/rating&gt; &lt;title&gt;Space Shuttle - A Journey Into Space &lt;/title&gt; &lt;pub&gt;Activision, Inc.&lt;/pub&gt; &lt;dev&gt;Activision, Inc.&lt;/dev&gt; &lt;genre&gt;Simulation&lt;/genre&gt; &lt;score&gt;3.1&lt;/score&gt; &lt;player&gt;1 Player&lt;/player&gt; &lt;story&gt;Space Shuttle is a simulation game where you are the pilot of space shuttle Discovery. Your goal is to launch the Discovery, establish an orbit around the Earth, open the cargo bay doors and recover a satellite to perform repairs, and finally land the Discovery successfully, all while using as little fuel as possible. Each time the complete mission is accomplished, it will then repeat at a higher difficulty level (in the higher difficulty levels the satellite has a more erratic flight path). The game is played from a first person perspective in the space shuttle cockpit where you can control everything from the shuttles engines to cargo bay doors. When the game is over you will be given a ranking which is based on the number of successful dockings and the amount of fuel that was used. In addition to the full flight mode, two easier game variations (autosimulator and simulator mode) are included. The autosimulator mode is the easiest; the computer will control the flight (you can take over at any point you wish) and the controls are simplified. The simulation mode is closer to the full game, however you have an unlimited amount of fuel so there is no time pressure, and the computer will help compensate for inaccurate maneuvering.&lt;/story&gt; &lt;/game&gt;">
            <text:p>&lt;game name="Space Shuttle - A Journey Into Space (USA)"&gt; &lt;year&gt;1983&lt;/year&gt; &lt;rating&gt;ESRB - E (Everyone)&lt;/rating&gt; &lt;title&gt;Space Shuttle - A Journey Into Space &lt;/title&gt; &lt;pub&gt;Activision, Inc.&lt;/pub&gt; &lt;dev&gt;Activision, Inc.&lt;/dev&gt; &lt;genre&gt;Simulation&lt;/genre&gt; &lt;score&gt;3.1&lt;/score&gt; &lt;player&gt;1 Player&lt;/player&gt; &lt;story&gt;Space Shuttle is a simulation game where you are the pilot of space shuttle Discovery. Your goal is to launch the Discovery, establish an orbit around the Earth, open the cargo bay doors and recover a satellite to perform repairs, and finally land the Discovery successfully, all while using as little fuel as possible. Each time the complete mission is accomplished, it will then repeat at a higher difficulty level (in the higher difficulty levels the satellite has a more erratic flight path). The game is played from a first person perspective in the space shuttle cockpit where you can control everything from the shuttles engines to cargo bay doors. When the game is over you will be given a ranking which is based on the number of successful dockings and the amount of fuel that was used. In addition to the full flight mode, two easier game variations (autosimulator and simulator mode) are included. The autosimulator mode is the easiest; the computer will control the flight (you can take over at any point you wish) and the controls are simplified. The simulation mode is closer to the full game, however you have an unlimited amount of fuel so there is no time pressure, and the computer will help compensate for inaccurate maneuvering.&lt;/story&gt; &lt;/game&gt;</text:p>
          </table:table-cell>
        </table:table-row>
        <table:table-row table:style-name="ro1">
          <table:table-cell office:value-type="string">
            <text:p>Space Tunnel (Europe)</text:p>
          </table:table-cell>
          <table:table-cell office:value-type="string">
            <text:p>1982</text:p>
          </table:table-cell>
          <table:table-cell office:value-type="string">
            <text:p>ESRB - E (Everyone)</text:p>
          </table:table-cell>
          <table:table-cell office:value-type="string">
            <text:p>Space Tunnel </text:p>
          </table:table-cell>
          <table:table-cell table:number-columns-repeated="2" office:value-type="string">
            <text:p>Bit Corporation</text:p>
          </table:table-cell>
          <table:table-cell office:value-type="string">
            <text:p>Shoot-'Em-Up</text:p>
          </table:table-cell>
          <table:table-cell office:value-type="string">
            <text:p>3.0</text:p>
          </table:table-cell>
          <table:table-cell table:style-name="Default" office:value-type="string">
            <text:p>1 Player</text:p>
          </table:table-cell>
          <table:table-cell office:value-type="string">
            <text:p>an arcade style action game somewhat similar to Space Invaders. You control a bug blaster at the bottom of the screen, and need to defend the three pieces of fruit at the top right of the screen. Various types of attacking spiders scurry around rapidly, trying to destroy your blaster and steal the fruit. If all of your fruit is stolen or you lose all of your bug blasters, the game is over. When all the spiders on a round are destroyed, you move on to the next, faster round. If you still have all three pieces of fruit when a round is completed, you receive an extra bug blaster.</text:p>
          </table:table-cell>
          <table:table-cell table:formula="of:=CONCATENATE(&quot;&lt;game name=&quot;;CHAR(34);[.A361];CHAR(34);&quot;&gt; &lt;year&gt;&quot;;[.B361];&quot;&lt;/year&gt; &lt;rating&gt;&quot;;[.C361];&quot;&lt;/rating&gt; &lt;title&gt;&quot;;[.D361];&quot;&lt;/title&gt; &lt;pub&gt;&quot;;[.E361];&quot;&lt;/pub&gt; &lt;dev&gt;&quot;;[.F361];&quot;&lt;/dev&gt; &lt;genre&gt;&quot;;[.G361];&quot;&lt;/genre&gt; &lt;score&gt;&quot;;[.H361];&quot;&lt;/score&gt; &lt;player&gt;&quot;;[.I361];&quot;&lt;/player&gt; &lt;story&gt;&quot;;[.J361];&quot;&lt;/story&gt; &lt;/game&gt;&quot;)" office:value-type="string" office:string-value="&lt;game name=&quot;Space Tunnel (Europe)&quot;&gt; &lt;year&gt;1982&lt;/year&gt; &lt;rating&gt;ESRB - E (Everyone)&lt;/rating&gt; &lt;title&gt;Space Tunnel &lt;/title&gt; &lt;pub&gt;Bit Corporation&lt;/pub&gt; &lt;dev&gt;Bit Corporation&lt;/dev&gt; &lt;genre&gt;Shoot-'Em-Up&lt;/genre&gt; &lt;score&gt;3.0&lt;/score&gt; &lt;player&gt;1 Player&lt;/player&gt; &lt;story&gt;an arcade style action game somewhat similar to Space Invaders. You control a bug blaster at the bottom of the screen, and need to defend the three pieces of fruit at the top right of the screen. Various types of attacking spiders scurry around rapidly, trying to destroy your blaster and steal the fruit. If all of your fruit is stolen or you lose all of your bug blasters, the game is over. When all the spiders on a round are destroyed, you move on to the next, faster round. If you still have all three pieces of fruit when a round is completed, you receive an extra bug blaster.&lt;/story&gt; &lt;/game&gt;">
            <text:p>&lt;game name="Space Tunnel (Europe)"&gt; &lt;year&gt;1982&lt;/year&gt; &lt;rating&gt;ESRB - E (Everyone)&lt;/rating&gt; &lt;title&gt;Space Tunnel &lt;/title&gt; &lt;pub&gt;Bit Corporation&lt;/pub&gt; &lt;dev&gt;Bit Corporation&lt;/dev&gt; &lt;genre&gt;Shoot-'Em-Up&lt;/genre&gt; &lt;score&gt;3.0&lt;/score&gt; &lt;player&gt;1 Player&lt;/player&gt; &lt;story&gt;an arcade style action game somewhat similar to Space Invaders. You control a bug blaster at the bottom of the screen, and need to defend the three pieces of fruit at the top right of the screen. Various types of attacking spiders scurry around rapidly, trying to destroy your blaster and steal the fruit. If all of your fruit is stolen or you lose all of your bug blasters, the game is over. When all the spiders on a round are destroyed, you move on to the next, faster round. If you still have all three pieces of fruit when a round is completed, you receive an extra bug blaster.&lt;/story&gt; &lt;/game&gt;</text:p>
          </table:table-cell>
        </table:table-row>
        <table:table-row table:style-name="ro1">
          <table:table-cell office:value-type="string">
            <text:p>Space War (USA)</text:p>
          </table:table-cell>
          <table:table-cell office:value-type="string">
            <text:p>1978</text:p>
          </table:table-cell>
          <table:table-cell office:value-type="string">
            <text:p>ESRB - E (Everyone)</text:p>
          </table:table-cell>
          <table:table-cell office:value-type="string">
            <text:p>Space War </text:p>
          </table:table-cell>
          <table:table-cell table:number-columns-repeated="2" office:value-type="string">
            <text:p>Atari, Inc.</text:p>
          </table:table-cell>
          <table:table-cell office:value-type="string">
            <text:p>Shooter</text:p>
          </table:table-cell>
          <table:table-cell office:value-type="string">
            <text:p>1.6</text:p>
          </table:table-cell>
          <table:table-cell table:style-name="Default" office:value-type="string">
            <text:p>1-2 Players</text:p>
          </table:table-cell>
          <table:table-cell office:value-type="string">
            <text:p>In this classic vector game, two ships are controlled by two players, flying around a sun, fighting gravity and trying to blow each other to bits. <text:s/>Options include variable gravity, a black hole, an extra orbiting moon, toroidal space, and playing across a modem connection.</text:p>
          </table:table-cell>
          <table:table-cell table:formula="of:=CONCATENATE(&quot;&lt;game name=&quot;;CHAR(34);[.A362];CHAR(34);&quot;&gt; &lt;year&gt;&quot;;[.B362];&quot;&lt;/year&gt; &lt;rating&gt;&quot;;[.C362];&quot;&lt;/rating&gt; &lt;title&gt;&quot;;[.D362];&quot;&lt;/title&gt; &lt;pub&gt;&quot;;[.E362];&quot;&lt;/pub&gt; &lt;dev&gt;&quot;;[.F362];&quot;&lt;/dev&gt; &lt;genre&gt;&quot;;[.G362];&quot;&lt;/genre&gt; &lt;score&gt;&quot;;[.H362];&quot;&lt;/score&gt; &lt;player&gt;&quot;;[.I362];&quot;&lt;/player&gt; &lt;story&gt;&quot;;[.J362];&quot;&lt;/story&gt; &lt;/game&gt;&quot;)" office:value-type="string" office:string-value="&lt;game name=&quot;Space War (USA)&quot;&gt; &lt;year&gt;1978&lt;/year&gt; &lt;rating&gt;ESRB - E (Everyone)&lt;/rating&gt; &lt;title&gt;Space War &lt;/title&gt; &lt;pub&gt;Atari, Inc.&lt;/pub&gt; &lt;dev&gt;Atari, Inc.&lt;/dev&gt; &lt;genre&gt;Shooter&lt;/genre&gt; &lt;score&gt;1.6&lt;/score&gt; &lt;player&gt;1-2 Players&lt;/player&gt; &lt;story&gt;In this classic vector game, two ships are controlled by two players, flying around a sun, fighting gravity and trying to blow each other to bits.  Options include variable gravity, a black hole, an extra orbiting moon, toroidal space, and playing across a modem connection.&lt;/story&gt; &lt;/game&gt;">
            <text:p>&lt;game name="Space War (USA)"&gt; &lt;year&gt;1978&lt;/year&gt; &lt;rating&gt;ESRB - E (Everyone)&lt;/rating&gt; &lt;title&gt;Space War &lt;/title&gt; &lt;pub&gt;Atari, Inc.&lt;/pub&gt; &lt;dev&gt;Atari, Inc.&lt;/dev&gt; &lt;genre&gt;Shooter&lt;/genre&gt; &lt;score&gt;1.6&lt;/score&gt; &lt;player&gt;1-2 Players&lt;/player&gt; &lt;story&gt;In this classic vector game, two ships are controlled by two players, flying around a sun, fighting gravity and trying to blow each other to bits. <text:s/>Options include variable gravity, a black hole, an extra orbiting moon, toroidal space, and playing across a modem connection.&lt;/story&gt; &lt;/game&gt;</text:p>
          </table:table-cell>
        </table:table-row>
        <table:table-row table:style-name="ro1">
          <table:table-cell office:value-type="string">
            <text:p>Spacechase (USA)</text:p>
          </table:table-cell>
          <table:table-cell office:value-type="string">
            <text:p>1981</text:p>
          </table:table-cell>
          <table:table-cell office:value-type="string">
            <text:p>ESRB - E (Everyone)</text:p>
          </table:table-cell>
          <table:table-cell office:value-type="string">
            <text:p>Spacechase </text:p>
          </table:table-cell>
          <table:table-cell table:number-columns-repeated="2" office:value-type="string">
            <text:p>Apollo, Inc.</text:p>
          </table:table-cell>
          <table:table-cell office:value-type="string">
            <text:p>Shoot-'Em-Up</text:p>
          </table:table-cell>
          <table:table-cell office:value-type="string">
            <text:p>2.1</text:p>
          </table:table-cell>
          <table:table-cell table:style-name="Default" office:value-type="string">
            <text:p>1-2 Players</text:p>
          </table:table-cell>
          <table:table-cell office:value-type="string">
            <text:p>You are on a moon-based scouting mission in a Mark 16 Starcruiser. Suddenly, enemy alien ships teleport in and start firing neutron missiles, which can destroy you upon impact. You must destroy enemy ships until reinforcements arrive from Earth. The enemy also have laser-directed heat-seeking proton missiles which are fired sparingly. Be aware that as the battle progresses, the aliens will become more desperate and will use the laser-directed heat-seeking proton missiles more often</text:p>
          </table:table-cell>
          <table:table-cell table:formula="of:=CONCATENATE(&quot;&lt;game name=&quot;;CHAR(34);[.A363];CHAR(34);&quot;&gt; &lt;year&gt;&quot;;[.B363];&quot;&lt;/year&gt; &lt;rating&gt;&quot;;[.C363];&quot;&lt;/rating&gt; &lt;title&gt;&quot;;[.D363];&quot;&lt;/title&gt; &lt;pub&gt;&quot;;[.E363];&quot;&lt;/pub&gt; &lt;dev&gt;&quot;;[.F363];&quot;&lt;/dev&gt; &lt;genre&gt;&quot;;[.G363];&quot;&lt;/genre&gt; &lt;score&gt;&quot;;[.H363];&quot;&lt;/score&gt; &lt;player&gt;&quot;;[.I363];&quot;&lt;/player&gt; &lt;story&gt;&quot;;[.J363];&quot;&lt;/story&gt; &lt;/game&gt;&quot;)" office:value-type="string" office:string-value="&lt;game name=&quot;Spacechase (USA)&quot;&gt; &lt;year&gt;1981&lt;/year&gt; &lt;rating&gt;ESRB - E (Everyone)&lt;/rating&gt; &lt;title&gt;Spacechase &lt;/title&gt; &lt;pub&gt;Apollo, Inc.&lt;/pub&gt; &lt;dev&gt;Apollo, Inc.&lt;/dev&gt; &lt;genre&gt;Shoot-'Em-Up&lt;/genre&gt; &lt;score&gt;2.1&lt;/score&gt; &lt;player&gt;1-2 Players&lt;/player&gt; &lt;story&gt;You are on a moon-based scouting mission in a Mark 16 Starcruiser. Suddenly, enemy alien ships teleport in and start firing neutron missiles, which can destroy you upon impact. You must destroy enemy ships until reinforcements arrive from Earth. The enemy also have laser-directed heat-seeking proton missiles which are fired sparingly. Be aware that as the battle progresses, the aliens will become more desperate and will use the laser-directed heat-seeking proton missiles more often&lt;/story&gt; &lt;/game&gt;">
            <text:p>&lt;game name="Spacechase (USA)"&gt; &lt;year&gt;1981&lt;/year&gt; &lt;rating&gt;ESRB - E (Everyone)&lt;/rating&gt; &lt;title&gt;Spacechase &lt;/title&gt; &lt;pub&gt;Apollo, Inc.&lt;/pub&gt; &lt;dev&gt;Apollo, Inc.&lt;/dev&gt; &lt;genre&gt;Shoot-'Em-Up&lt;/genre&gt; &lt;score&gt;2.1&lt;/score&gt; &lt;player&gt;1-2 Players&lt;/player&gt; &lt;story&gt;You are on a moon-based scouting mission in a Mark 16 Starcruiser. Suddenly, enemy alien ships teleport in and start firing neutron missiles, which can destroy you upon impact. You must destroy enemy ships until reinforcements arrive from Earth. The enemy also have laser-directed heat-seeking proton missiles which are fired sparingly. Be aware that as the battle progresses, the aliens will become more desperate and will use the laser-directed heat-seeking proton missiles more often&lt;/story&gt; &lt;/game&gt;</text:p>
          </table:table-cell>
        </table:table-row>
        <table:table-row table:style-name="ro1">
          <table:table-cell office:value-type="string">
            <text:p>SpaceMaster X-7 (USA)</text:p>
          </table:table-cell>
          <table:table-cell office:value-type="string">
            <text:p>1983</text:p>
          </table:table-cell>
          <table:table-cell office:value-type="string">
            <text:p>ESRB - E (Everyone)</text:p>
          </table:table-cell>
          <table:table-cell office:value-type="string">
            <text:p>SpaceMaster X-7 </text:p>
          </table:table-cell>
          <table:table-cell office:value-type="string">
            <text:p>Fox Video Games, Inc.</text:p>
          </table:table-cell>
          <table:table-cell office:value-type="string">
            <text:p>Sirius Software, Inc.</text:p>
          </table:table-cell>
          <table:table-cell office:value-type="string">
            <text:p>Shooter</text:p>
          </table:table-cell>
          <table:table-cell office:value-type="string">
            <text:p>4.0</text:p>
          </table:table-cell>
          <table:table-cell table:style-name="Default" office:value-type="string">
            <text:p>1 Player</text:p>
          </table:table-cell>
          <table:table-cell office:value-type="string">
            <text:p>You are an assault ship that was designed to destroy Hyperion military bases.You must shoot the bases enough so that the energy meter at the bottom goes from the "+" to the "-". Once the meter gets to "-" the base will explode.Obviously, the base is not a sitting duck. There is a force field that expands and contracts, base defenders and , in higher rounds, shields. The force field has a gap in it that you can shoot through or you can maneuver inside the field and shoot the base up close. Be careful, though, because you can get caught within the field.If you touch a shield, the force field, the base or are touched by a defender, you lose a life.The defenders are fireballs, heat seekers, bouncers, wanderers, and homers.The scoring is as follows:Destroy a fireball = 25 PointsDestroy a heat seeker = 100 PointsDestroy a bouncer = 50 PointsDestroy a wanderer = 200 PointsDestroy a homer = 400 PointsYou also get 25 points for each hit you get on the base.When you destroy the first four bases, you get 1,000 points per base; the next four, 2,000 points per base and so on.You get a bonus ship after every second base you destroy and after every 10,000 points.</text:p>
          </table:table-cell>
          <table:table-cell table:formula="of:=CONCATENATE(&quot;&lt;game name=&quot;;CHAR(34);[.A364];CHAR(34);&quot;&gt; &lt;year&gt;&quot;;[.B364];&quot;&lt;/year&gt; &lt;rating&gt;&quot;;[.C364];&quot;&lt;/rating&gt; &lt;title&gt;&quot;;[.D364];&quot;&lt;/title&gt; &lt;pub&gt;&quot;;[.E364];&quot;&lt;/pub&gt; &lt;dev&gt;&quot;;[.F364];&quot;&lt;/dev&gt; &lt;genre&gt;&quot;;[.G364];&quot;&lt;/genre&gt; &lt;score&gt;&quot;;[.H364];&quot;&lt;/score&gt; &lt;player&gt;&quot;;[.I364];&quot;&lt;/player&gt; &lt;story&gt;&quot;;[.J364];&quot;&lt;/story&gt; &lt;/game&gt;&quot;)" office:value-type="string" office:string-value="&lt;game name=&quot;SpaceMaster X-7 (USA)&quot;&gt; &lt;year&gt;1983&lt;/year&gt; &lt;rating&gt;ESRB - E (Everyone)&lt;/rating&gt; &lt;title&gt;SpaceMaster X-7 &lt;/title&gt; &lt;pub&gt;Fox Video Games, Inc.&lt;/pub&gt; &lt;dev&gt;Sirius Software, Inc.&lt;/dev&gt; &lt;genre&gt;Shooter&lt;/genre&gt; &lt;score&gt;4.0&lt;/score&gt; &lt;player&gt;1 Player&lt;/player&gt; &lt;story&gt;You are an assault ship that was designed to destroy Hyperion military bases.You must shoot the bases enough so that the energy meter at the bottom goes from the &quot;+&quot; to the &quot;-&quot;. Once the meter gets to &quot;-&quot; the base will explode.Obviously, the base is not a sitting duck. There is a force field that expands and contracts, base defenders and , in higher rounds, shields. The force field has a gap in it that you can shoot through or you can maneuver inside the field and shoot the base up close. Be careful, though, because you can get caught within the field.If you touch a shield, the force field, the base or are touched by a defender, you lose a life.The defenders are fireballs, heat seekers, bouncers, wanderers, and homers.The scoring is as follows:Destroy a fireball = 25 PointsDestroy a heat seeker = 100 PointsDestroy a bouncer = 50 PointsDestroy a wanderer = 200 PointsDestroy a homer = 400 PointsYou also get 25 points for each hit you get on the base.When you destroy the first four bases, you get 1,000 points per base; the next four, 2,000 points per base and so on.You get a bonus ship after every second base you destroy and after every 10,000 points.&lt;/story&gt; &lt;/game&gt;">
            <text:p>&lt;game name="SpaceMaster X-7 (USA)"&gt; &lt;year&gt;1983&lt;/year&gt; &lt;rating&gt;ESRB - E (Everyone)&lt;/rating&gt; &lt;title&gt;SpaceMaster X-7 &lt;/title&gt; &lt;pub&gt;Fox Video Games, Inc.&lt;/pub&gt; &lt;dev&gt;Sirius Software, Inc.&lt;/dev&gt; &lt;genre&gt;Shooter&lt;/genre&gt; &lt;score&gt;4.0&lt;/score&gt; &lt;player&gt;1 Player&lt;/player&gt; &lt;story&gt;You are an assault ship that was designed to destroy Hyperion military bases.You must shoot the bases enough so that the energy meter at the bottom goes from the "+" to the "-". Once the meter gets to "-" the base will explode.Obviously, the base is not a sitting duck. There is a force field that expands and contracts, base defenders and , in higher rounds, shields. The force field has a gap in it that you can shoot through or you can maneuver inside the field and shoot the base up close. Be careful, though, because you can get caught within the field.If you touch a shield, the force field, the base or are touched by a defender, you lose a life.The defenders are fireballs, heat seekers, bouncers, wanderers, and homers.The scoring is as follows:Destroy a fireball = 25 PointsDestroy a heat seeker = 100 PointsDestroy a bouncer = 50 PointsDestroy a wanderer = 200 PointsDestroy a homer = 400 PointsYou also get 25 points for each hit you get on the base.When you destroy the first four bases, you get 1,000 points per base; the next four, 2,000 points per base and so on.You get a bonus ship after every second base you destroy and after every 10,000 points.&lt;/story&gt; &lt;/game&gt;</text:p>
          </table:table-cell>
        </table:table-row>
        <table:table-row table:style-name="ro1">
          <table:table-cell office:value-type="string">
            <text:p>Spectracube Invasion (Europe)</text:p>
          </table:table-cell>
          <table:table-cell office:value-type="string">
            <text:p>1985</text:p>
          </table:table-cell>
          <table:table-cell office:value-type="string">
            <text:p>ESRB - E (Everyone)</text:p>
          </table:table-cell>
          <table:table-cell office:value-type="string">
            <text:p>Spectracube Invasion </text:p>
          </table:table-cell>
          <table:table-cell table:number-columns-repeated="2" office:value-type="string">
            <text:p>Suntek</text:p>
          </table:table-cell>
          <table:table-cell office:value-type="string">
            <text:p>Shooter</text:p>
          </table:table-cell>
          <table:table-cell office:value-type="string">
            <text:p>…</text:p>
          </table:table-cell>
          <table:table-cell table:style-name="Default" office:value-type="string">
            <text:p>1 Player</text:p>
          </table:table-cell>
          <table:table-cell office:value-type="string">
            <text:p>The portal gives the reference color to the player decreases over time after it disappears a new take its place with a new color, making the player search for another target color. If a shot hits a block of wrong color, points will be deducted from the overall score.In addition to worrying about hitting the crosshairs with the limited mobility of the controls, the player must deviate from bolar trying to reach you.</text:p>
          </table:table-cell>
          <table:table-cell table:formula="of:=CONCATENATE(&quot;&lt;game name=&quot;;CHAR(34);[.A365];CHAR(34);&quot;&gt; &lt;year&gt;&quot;;[.B365];&quot;&lt;/year&gt; &lt;rating&gt;&quot;;[.C365];&quot;&lt;/rating&gt; &lt;title&gt;&quot;;[.D365];&quot;&lt;/title&gt; &lt;pub&gt;&quot;;[.E365];&quot;&lt;/pub&gt; &lt;dev&gt;&quot;;[.F365];&quot;&lt;/dev&gt; &lt;genre&gt;&quot;;[.G365];&quot;&lt;/genre&gt; &lt;score&gt;&quot;;[.H365];&quot;&lt;/score&gt; &lt;player&gt;&quot;;[.I365];&quot;&lt;/player&gt; &lt;story&gt;&quot;;[.J365];&quot;&lt;/story&gt; &lt;/game&gt;&quot;)" office:value-type="string" office:string-value="&lt;game name=&quot;Spectracube Invasion (Europe)&quot;&gt; &lt;year&gt;1985&lt;/year&gt; &lt;rating&gt;ESRB - E (Everyone)&lt;/rating&gt; &lt;title&gt;Spectracube Invasion &lt;/title&gt; &lt;pub&gt;Suntek&lt;/pub&gt; &lt;dev&gt;Suntek&lt;/dev&gt; &lt;genre&gt;Shooter&lt;/genre&gt; &lt;score&gt;…&lt;/score&gt; &lt;player&gt;1 Player&lt;/player&gt; &lt;story&gt;The portal gives the reference color to the player decreases over time after it disappears a new take its place with a new color, making the player search for another target color. If a shot hits a block of wrong color, points will be deducted from the overall score.In addition to worrying about hitting the crosshairs with the limited mobility of the controls, the player must deviate from bolar trying to reach you.&lt;/story&gt; &lt;/game&gt;">
            <text:p>&lt;game name="Spectracube Invasion (Europe)"&gt; &lt;year&gt;1985&lt;/year&gt; &lt;rating&gt;ESRB - E (Everyone)&lt;/rating&gt; &lt;title&gt;Spectracube Invasion &lt;/title&gt; &lt;pub&gt;Suntek&lt;/pub&gt; &lt;dev&gt;Suntek&lt;/dev&gt; &lt;genre&gt;Shooter&lt;/genre&gt; &lt;score&gt;…&lt;/score&gt; &lt;player&gt;1 Player&lt;/player&gt; &lt;story&gt;The portal gives the reference color to the player decreases over time after it disappears a new take its place with a new color, making the player search for another target color. If a shot hits a block of wrong color, points will be deducted from the overall score.In addition to worrying about hitting the crosshairs with the limited mobility of the controls, the player must deviate from bolar trying to reach you.&lt;/story&gt; &lt;/game&gt;</text:p>
          </table:table-cell>
        </table:table-row>
        <table:table-row table:style-name="ro1">
          <table:table-cell office:value-type="string">
            <text:p>Spider Fighter (USA)</text:p>
          </table:table-cell>
          <table:table-cell office:value-type="string">
            <text:p>1982</text:p>
          </table:table-cell>
          <table:table-cell office:value-type="string">
            <text:p>ESRB - E (Everyone)</text:p>
          </table:table-cell>
          <table:table-cell office:value-type="string">
            <text:p>Spider Fighter </text:p>
          </table:table-cell>
          <table:table-cell table:number-columns-repeated="2" office:value-type="string">
            <text:p>Activision, Inc.</text:p>
          </table:table-cell>
          <table:table-cell office:value-type="string">
            <text:p>Shoot-'Em-Up</text:p>
          </table:table-cell>
          <table:table-cell office:value-type="string">
            <text:p>3.6</text:p>
          </table:table-cell>
          <table:table-cell table:style-name="Default" office:value-type="string">
            <text:p>1 Player</text:p>
          </table:table-cell>
          <table:table-cell office:value-type="string">
            <text:p>Spider Fighter is an arcade style action game somewhat similar to Space Invaders. You control a bug blaster at the bottom of the screen, and need to defend the three pieces of fruit at the top right of the screen. Various types of attacking spiders scurry around rapidly, trying to destroy your blaster and steal the fruit. If all of your fruit is stolen or you lose all of your bug blasters, the game is over. When all the spiders on a round are destroyed, you move on to the next, faster round. If you still have all three pieces of fruit when a round is completed, you receive an extra bug blaster.</text:p>
          </table:table-cell>
          <table:table-cell table:formula="of:=CONCATENATE(&quot;&lt;game name=&quot;;CHAR(34);[.A366];CHAR(34);&quot;&gt; &lt;year&gt;&quot;;[.B366];&quot;&lt;/year&gt; &lt;rating&gt;&quot;;[.C366];&quot;&lt;/rating&gt; &lt;title&gt;&quot;;[.D366];&quot;&lt;/title&gt; &lt;pub&gt;&quot;;[.E366];&quot;&lt;/pub&gt; &lt;dev&gt;&quot;;[.F366];&quot;&lt;/dev&gt; &lt;genre&gt;&quot;;[.G366];&quot;&lt;/genre&gt; &lt;score&gt;&quot;;[.H366];&quot;&lt;/score&gt; &lt;player&gt;&quot;;[.I366];&quot;&lt;/player&gt; &lt;story&gt;&quot;;[.J366];&quot;&lt;/story&gt; &lt;/game&gt;&quot;)" office:value-type="string" office:string-value="&lt;game name=&quot;Spider Fighter (USA)&quot;&gt; &lt;year&gt;1982&lt;/year&gt; &lt;rating&gt;ESRB - E (Everyone)&lt;/rating&gt; &lt;title&gt;Spider Fighter &lt;/title&gt; &lt;pub&gt;Activision, Inc.&lt;/pub&gt; &lt;dev&gt;Activision, Inc.&lt;/dev&gt; &lt;genre&gt;Shoot-'Em-Up&lt;/genre&gt; &lt;score&gt;3.6&lt;/score&gt; &lt;player&gt;1 Player&lt;/player&gt; &lt;story&gt;Spider Fighter is an arcade style action game somewhat similar to Space Invaders. You control a bug blaster at the bottom of the screen, and need to defend the three pieces of fruit at the top right of the screen. Various types of attacking spiders scurry around rapidly, trying to destroy your blaster and steal the fruit. If all of your fruit is stolen or you lose all of your bug blasters, the game is over. When all the spiders on a round are destroyed, you move on to the next, faster round. If you still have all three pieces of fruit when a round is completed, you receive an extra bug blaster.&lt;/story&gt; &lt;/game&gt;">
            <text:p>&lt;game name="Spider Fighter (USA)"&gt; &lt;year&gt;1982&lt;/year&gt; &lt;rating&gt;ESRB - E (Everyone)&lt;/rating&gt; &lt;title&gt;Spider Fighter &lt;/title&gt; &lt;pub&gt;Activision, Inc.&lt;/pub&gt; &lt;dev&gt;Activision, Inc.&lt;/dev&gt; &lt;genre&gt;Shoot-'Em-Up&lt;/genre&gt; &lt;score&gt;3.6&lt;/score&gt; &lt;player&gt;1 Player&lt;/player&gt; &lt;story&gt;Spider Fighter is an arcade style action game somewhat similar to Space Invaders. You control a bug blaster at the bottom of the screen, and need to defend the three pieces of fruit at the top right of the screen. Various types of attacking spiders scurry around rapidly, trying to destroy your blaster and steal the fruit. If all of your fruit is stolen or you lose all of your bug blasters, the game is over. When all the spiders on a round are destroyed, you move on to the next, faster round. If you still have all three pieces of fruit when a round is completed, you receive an extra bug blaster.&lt;/story&gt; &lt;/game&gt;</text:p>
          </table:table-cell>
        </table:table-row>
        <table:table-row table:style-name="ro1">
          <table:table-cell office:value-type="string">
            <text:p>Spider-Man (USA)</text:p>
          </table:table-cell>
          <table:table-cell office:value-type="string">
            <text:p>1982</text:p>
          </table:table-cell>
          <table:table-cell office:value-type="string">
            <text:p>ESRB - E (Everyone)</text:p>
          </table:table-cell>
          <table:table-cell office:value-type="string">
            <text:p>Spider-Man </text:p>
          </table:table-cell>
          <table:table-cell table:number-columns-repeated="2" office:value-type="string">
            <text:p>Parker Brothers</text:p>
          </table:table-cell>
          <table:table-cell office:value-type="string">
            <text:p>Action</text:p>
          </table:table-cell>
          <table:table-cell office:value-type="string">
            <text:p>3.4</text:p>
          </table:table-cell>
          <table:table-cell table:style-name="Default" office:value-type="string">
            <text:p>1-2 Players</text:p>
          </table:table-cell>
          <table:table-cell office:value-type="string">
            <text:p>The Green Goblin has set a super bomb at the top of a high voltage tower located on the top of a skyscaper! As Spider-Man, you need to scale the building and defuse the bomb. Use your web to climb the building, but be careful of Green Goblin's villians which appear in the windows trying to stop you. If your web line goes too close to a villian, it will be cut and Spider-Man will fall. If you're careful, you can swing back and forth to capture the villians for bonus points. When you reach the top of the building, it's time to climb up the high voltage tower which is booby trapped with bombs. The bombs can be defused or avoided to get to the top, but just make sure you aren't too close to one that explodes! Once you arrive at the top of the tower, Green Goblin himself will be protecting the super bomb he has planted there. If you can sneak past Green Goblin and defuse the super bomb, the level is complete and you then move on to the next, more challenging level.</text:p>
          </table:table-cell>
          <table:table-cell table:formula="of:=CONCATENATE(&quot;&lt;game name=&quot;;CHAR(34);[.A367];CHAR(34);&quot;&gt; &lt;year&gt;&quot;;[.B367];&quot;&lt;/year&gt; &lt;rating&gt;&quot;;[.C367];&quot;&lt;/rating&gt; &lt;title&gt;&quot;;[.D367];&quot;&lt;/title&gt; &lt;pub&gt;&quot;;[.E367];&quot;&lt;/pub&gt; &lt;dev&gt;&quot;;[.F367];&quot;&lt;/dev&gt; &lt;genre&gt;&quot;;[.G367];&quot;&lt;/genre&gt; &lt;score&gt;&quot;;[.H367];&quot;&lt;/score&gt; &lt;player&gt;&quot;;[.I367];&quot;&lt;/player&gt; &lt;story&gt;&quot;;[.J367];&quot;&lt;/story&gt; &lt;/game&gt;&quot;)" office:value-type="string" office:string-value="&lt;game name=&quot;Spider-Man (USA)&quot;&gt; &lt;year&gt;1982&lt;/year&gt; &lt;rating&gt;ESRB - E (Everyone)&lt;/rating&gt; &lt;title&gt;Spider-Man &lt;/title&gt; &lt;pub&gt;Parker Brothers&lt;/pub&gt; &lt;dev&gt;Parker Brothers&lt;/dev&gt; &lt;genre&gt;Action&lt;/genre&gt; &lt;score&gt;3.4&lt;/score&gt; &lt;player&gt;1-2 Players&lt;/player&gt; &lt;story&gt;The Green Goblin has set a super bomb at the top of a high voltage tower located on the top of a skyscaper! As Spider-Man, you need to scale the building and defuse the bomb. Use your web to climb the building, but be careful of Green Goblin's villians which appear in the windows trying to stop you. If your web line goes too close to a villian, it will be cut and Spider-Man will fall. If you're careful, you can swing back and forth to capture the villians for bonus points. When you reach the top of the building, it's time to climb up the high voltage tower which is booby trapped with bombs. The bombs can be defused or avoided to get to the top, but just make sure you aren't too close to one that explodes! Once you arrive at the top of the tower, Green Goblin himself will be protecting the super bomb he has planted there. If you can sneak past Green Goblin and defuse the super bomb, the level is complete and you then move on to the next, more challenging level.&lt;/story&gt; &lt;/game&gt;">
            <text:p>&lt;game name="Spider-Man (USA)"&gt; &lt;year&gt;1982&lt;/year&gt; &lt;rating&gt;ESRB - E (Everyone)&lt;/rating&gt; &lt;title&gt;Spider-Man &lt;/title&gt; &lt;pub&gt;Parker Brothers&lt;/pub&gt; &lt;dev&gt;Parker Brothers&lt;/dev&gt; &lt;genre&gt;Action&lt;/genre&gt; &lt;score&gt;3.4&lt;/score&gt; &lt;player&gt;1-2 Players&lt;/player&gt; &lt;story&gt;The Green Goblin has set a super bomb at the top of a high voltage tower located on the top of a skyscaper! As Spider-Man, you need to scale the building and defuse the bomb. Use your web to climb the building, but be careful of Green Goblin's villians which appear in the windows trying to stop you. If your web line goes too close to a villian, it will be cut and Spider-Man will fall. If you're careful, you can swing back and forth to capture the villians for bonus points. When you reach the top of the building, it's time to climb up the high voltage tower which is booby trapped with bombs. The bombs can be defused or avoided to get to the top, but just make sure you aren't too close to one that explodes! Once you arrive at the top of the tower, Green Goblin himself will be protecting the super bomb he has planted there. If you can sneak past Green Goblin and defuse the super bomb, the level is complete and you then move on to the next, more challenging level.&lt;/story&gt; &lt;/game&gt;</text:p>
          </table:table-cell>
        </table:table-row>
        <table:table-row table:style-name="ro1">
          <table:table-cell office:value-type="string">
            <text:p>Spike's Peak (USA)</text:p>
          </table:table-cell>
          <table:table-cell office:value-type="string">
            <text:p>1983</text:p>
          </table:table-cell>
          <table:table-cell office:value-type="string">
            <text:p>ESRB - E (Everyone)</text:p>
          </table:table-cell>
          <table:table-cell office:value-type="string">
            <text:p>Spike's Peak </text:p>
          </table:table-cell>
          <table:table-cell table:number-columns-repeated="2" office:value-type="string">
            <text:p>Xonox</text:p>
          </table:table-cell>
          <table:table-cell office:value-type="string">
            <text:p>Action</text:p>
          </table:table-cell>
          <table:table-cell office:value-type="string">
            <text:p>1.5</text:p>
          </table:table-cell>
          <table:table-cell table:style-name="Default" office:value-type="string">
            <text:p>1 Player</text:p>
          </table:table-cell>
          <table:table-cell office:value-type="string">
            <text:p>Spike's Peak is an action game where you need to climb to the top of a mountain! Gameplay takes place on five different screens. The first screen shows you approaching the mountain; you begin here each time you start a game or lose a life. All you need to do is walk up the path to begin the stage you've reached so far. Flags by the path indicate how many lives you have left. The next screen is a zig zag path through meadows at the base of the mountain. Beware of the deadly bears and eagles here! Along the path are several caves which you can hide in when a bear or eagle appears (you can also jump over bears). The caves are cold, however, and you have a limited amount of time to hide before freezing to death. Make it to the top of the path, and you begin the next screen. Here you climb up a rocky ledge. Boulders and falling pieces of rock constantly appear and can knock you back down the screen. Next is the icy cap of the mountain. Climb up to the top without being knocked down by avalanches or getting caught by the abominable snowman. The last screen takes place at the mountain summit where you need to climb to the top and plant a flag before freezing! Complete all of these screens and you win the game. There are four different difficulty levels available.</text:p>
          </table:table-cell>
          <table:table-cell table:formula="of:=CONCATENATE(&quot;&lt;game name=&quot;;CHAR(34);[.A368];CHAR(34);&quot;&gt; &lt;year&gt;&quot;;[.B368];&quot;&lt;/year&gt; &lt;rating&gt;&quot;;[.C368];&quot;&lt;/rating&gt; &lt;title&gt;&quot;;[.D368];&quot;&lt;/title&gt; &lt;pub&gt;&quot;;[.E368];&quot;&lt;/pub&gt; &lt;dev&gt;&quot;;[.F368];&quot;&lt;/dev&gt; &lt;genre&gt;&quot;;[.G368];&quot;&lt;/genre&gt; &lt;score&gt;&quot;;[.H368];&quot;&lt;/score&gt; &lt;player&gt;&quot;;[.I368];&quot;&lt;/player&gt; &lt;story&gt;&quot;;[.J368];&quot;&lt;/story&gt; &lt;/game&gt;&quot;)" office:value-type="string" office:string-value="&lt;game name=&quot;Spike's Peak (USA)&quot;&gt; &lt;year&gt;1983&lt;/year&gt; &lt;rating&gt;ESRB - E (Everyone)&lt;/rating&gt; &lt;title&gt;Spike's Peak &lt;/title&gt; &lt;pub&gt;Xonox&lt;/pub&gt; &lt;dev&gt;Xonox&lt;/dev&gt; &lt;genre&gt;Action&lt;/genre&gt; &lt;score&gt;1.5&lt;/score&gt; &lt;player&gt;1 Player&lt;/player&gt; &lt;story&gt;Spike's Peak is an action game where you need to climb to the top of a mountain! Gameplay takes place on five different screens. The first screen shows you approaching the mountain; you begin here each time you start a game or lose a life. All you need to do is walk up the path to begin the stage you've reached so far. Flags by the path indicate how many lives you have left. The next screen is a zig zag path through meadows at the base of the mountain. Beware of the deadly bears and eagles here! Along the path are several caves which you can hide in when a bear or eagle appears (you can also jump over bears). The caves are cold, however, and you have a limited amount of time to hide before freezing to death. Make it to the top of the path, and you begin the next screen. Here you climb up a rocky ledge. Boulders and falling pieces of rock constantly appear and can knock you back down the screen. Next is the icy cap of the mountain. Climb up to the top without being knocked down by avalanches or getting caught by the abominable snowman. The last screen takes place at the mountain summit where you need to climb to the top and plant a flag before freezing! Complete all of these screens and you win the game. There are four different difficulty levels available.&lt;/story&gt; &lt;/game&gt;">
            <text:p>&lt;game name="Spike's Peak (USA)"&gt; &lt;year&gt;1983&lt;/year&gt; &lt;rating&gt;ESRB - E (Everyone)&lt;/rating&gt; &lt;title&gt;Spike's Peak &lt;/title&gt; &lt;pub&gt;Xonox&lt;/pub&gt; &lt;dev&gt;Xonox&lt;/dev&gt; &lt;genre&gt;Action&lt;/genre&gt; &lt;score&gt;1.5&lt;/score&gt; &lt;player&gt;1 Player&lt;/player&gt; &lt;story&gt;Spike's Peak is an action game where you need to climb to the top of a mountain! Gameplay takes place on five different screens. The first screen shows you approaching the mountain; you begin here each time you start a game or lose a life. All you need to do is walk up the path to begin the stage you've reached so far. Flags by the path indicate how many lives you have left. The next screen is a zig zag path through meadows at the base of the mountain. Beware of the deadly bears and eagles here! Along the path are several caves which you can hide in when a bear or eagle appears (you can also jump over bears). The caves are cold, however, and you have a limited amount of time to hide before freezing to death. Make it to the top of the path, and you begin the next screen. Here you climb up a rocky ledge. Boulders and falling pieces of rock constantly appear and can knock you back down the screen. Next is the icy cap of the mountain. Climb up to the top without being knocked down by avalanches or getting caught by the abominable snowman. The last screen takes place at the mountain summit where you need to climb to the top and plant a flag before freezing! Complete all of these screens and you win the game. There are four different difficulty levels available.&lt;/story&gt; &lt;/game&gt;</text:p>
          </table:table-cell>
        </table:table-row>
        <table:table-row table:style-name="ro1">
          <table:table-cell office:value-type="string">
            <text:p>Spitfire Attack (USA)</text:p>
          </table:table-cell>
          <table:table-cell office:value-type="string">
            <text:p>1983</text:p>
          </table:table-cell>
          <table:table-cell office:value-type="string">
            <text:p>ESRB - E (Everyone)</text:p>
          </table:table-cell>
          <table:table-cell office:value-type="string">
            <text:p>Spitfire Attack </text:p>
          </table:table-cell>
          <table:table-cell table:number-columns-repeated="2" office:value-type="string">
            <text:p>Milton Bradley Company</text:p>
          </table:table-cell>
          <table:table-cell office:value-type="string">
            <text:p>Shooter</text:p>
          </table:table-cell>
          <table:table-cell office:value-type="string">
            <text:p>2.0</text:p>
          </table:table-cell>
          <table:table-cell table:style-name="Default" office:value-type="string">
            <text:p>1 Player</text:p>
          </table:table-cell>
          <table:table-cell office:value-type="string">
            <text:p>In this game, you are an American fighter pilot. Your mission is to shoot down enemy planes, shoot enemy ammo dumps (they look like little black houses) and enemy anti-aircraft guns (they kinda look like sundials). If you fly down too long, you will get a low altitude warning. If you don't correct, you will crash. You can also be shot down by anti-aircraft guns and enemy planes. Push left and right to go those directions but push up to go down and down to go up. Push the fire button to fire machine guns.</text:p>
          </table:table-cell>
          <table:table-cell table:formula="of:=CONCATENATE(&quot;&lt;game name=&quot;;CHAR(34);[.A369];CHAR(34);&quot;&gt; &lt;year&gt;&quot;;[.B369];&quot;&lt;/year&gt; &lt;rating&gt;&quot;;[.C369];&quot;&lt;/rating&gt; &lt;title&gt;&quot;;[.D369];&quot;&lt;/title&gt; &lt;pub&gt;&quot;;[.E369];&quot;&lt;/pub&gt; &lt;dev&gt;&quot;;[.F369];&quot;&lt;/dev&gt; &lt;genre&gt;&quot;;[.G369];&quot;&lt;/genre&gt; &lt;score&gt;&quot;;[.H369];&quot;&lt;/score&gt; &lt;player&gt;&quot;;[.I369];&quot;&lt;/player&gt; &lt;story&gt;&quot;;[.J369];&quot;&lt;/story&gt; &lt;/game&gt;&quot;)" office:value-type="string" office:string-value="&lt;game name=&quot;Spitfire Attack (USA)&quot;&gt; &lt;year&gt;1983&lt;/year&gt; &lt;rating&gt;ESRB - E (Everyone)&lt;/rating&gt; &lt;title&gt;Spitfire Attack &lt;/title&gt; &lt;pub&gt;Milton Bradley Company&lt;/pub&gt; &lt;dev&gt;Milton Bradley Company&lt;/dev&gt; &lt;genre&gt;Shooter&lt;/genre&gt; &lt;score&gt;2.0&lt;/score&gt; &lt;player&gt;1 Player&lt;/player&gt; &lt;story&gt;In this game, you are an American fighter pilot. Your mission is to shoot down enemy planes, shoot enemy ammo dumps (they look like little black houses) and enemy anti-aircraft guns (they kinda look like sundials). If you fly down too long, you will get a low altitude warning. If you don't correct, you will crash. You can also be shot down by anti-aircraft guns and enemy planes. Push left and right to go those directions but push up to go down and down to go up. Push the fire button to fire machine guns.&lt;/story&gt; &lt;/game&gt;">
            <text:p>&lt;game name="Spitfire Attack (USA)"&gt; &lt;year&gt;1983&lt;/year&gt; &lt;rating&gt;ESRB - E (Everyone)&lt;/rating&gt; &lt;title&gt;Spitfire Attack &lt;/title&gt; &lt;pub&gt;Milton Bradley Company&lt;/pub&gt; &lt;dev&gt;Milton Bradley Company&lt;/dev&gt; &lt;genre&gt;Shooter&lt;/genre&gt; &lt;score&gt;2.0&lt;/score&gt; &lt;player&gt;1 Player&lt;/player&gt; &lt;story&gt;In this game, you are an American fighter pilot. Your mission is to shoot down enemy planes, shoot enemy ammo dumps (they look like little black houses) and enemy anti-aircraft guns (they kinda look like sundials). If you fly down too long, you will get a low altitude warning. If you don't correct, you will crash. You can also be shot down by anti-aircraft guns and enemy planes. Push left and right to go those directions but push up to go down and down to go up. Push the fire button to fire machine guns.&lt;/story&gt; &lt;/game&gt;</text:p>
          </table:table-cell>
        </table:table-row>
        <table:table-row table:style-name="ro1">
          <table:table-cell office:value-type="string">
            <text:p>Springer (USA)</text:p>
          </table:table-cell>
          <table:table-cell office:value-type="string">
            <text:p>1982</text:p>
          </table:table-cell>
          <table:table-cell office:value-type="string">
            <text:p>ESRB - E (Everyone)</text:p>
          </table:table-cell>
          <table:table-cell office:value-type="string">
            <text:p>Springer </text:p>
          </table:table-cell>
          <table:table-cell office:value-type="string">
            <text:p>Tigervision</text:p>
          </table:table-cell>
          <table:table-cell office:value-type="string">
            <text:p>Orca Corporation</text:p>
          </table:table-cell>
          <table:table-cell office:value-type="string">
            <text:p>Platform</text:p>
          </table:table-cell>
          <table:table-cell office:value-type="string">
            <text:p>2.5</text:p>
          </table:table-cell>
          <table:table-cell table:style-name="Default" office:value-type="string">
            <text:p>1 Player</text:p>
          </table:table-cell>
          <table:table-cell office:value-type="string">
            <text:p>You are Springer the rabbit. You must jump from cloud to cloud, collecting everything you can, to reach the sun.You must jump from cloud to cloud and touch any items or eggs to collect them. If an egg hatches into a dragon, you can kick the dragon to collect him. There is a bonus timer that counts down on the screen so don't delay. Once you reach the sun at the top, then it is off to a more challenging screen.</text:p>
          </table:table-cell>
          <table:table-cell table:formula="of:=CONCATENATE(&quot;&lt;game name=&quot;;CHAR(34);[.A370];CHAR(34);&quot;&gt; &lt;year&gt;&quot;;[.B370];&quot;&lt;/year&gt; &lt;rating&gt;&quot;;[.C370];&quot;&lt;/rating&gt; &lt;title&gt;&quot;;[.D370];&quot;&lt;/title&gt; &lt;pub&gt;&quot;;[.E370];&quot;&lt;/pub&gt; &lt;dev&gt;&quot;;[.F370];&quot;&lt;/dev&gt; &lt;genre&gt;&quot;;[.G370];&quot;&lt;/genre&gt; &lt;score&gt;&quot;;[.H370];&quot;&lt;/score&gt; &lt;player&gt;&quot;;[.I370];&quot;&lt;/player&gt; &lt;story&gt;&quot;;[.J370];&quot;&lt;/story&gt; &lt;/game&gt;&quot;)" office:value-type="string" office:string-value="&lt;game name=&quot;Springer (USA)&quot;&gt; &lt;year&gt;1982&lt;/year&gt; &lt;rating&gt;ESRB - E (Everyone)&lt;/rating&gt; &lt;title&gt;Springer &lt;/title&gt; &lt;pub&gt;Tigervision&lt;/pub&gt; &lt;dev&gt;Orca Corporation&lt;/dev&gt; &lt;genre&gt;Platform&lt;/genre&gt; &lt;score&gt;2.5&lt;/score&gt; &lt;player&gt;1 Player&lt;/player&gt; &lt;story&gt;You are Springer the rabbit. You must jump from cloud to cloud, collecting everything you can, to reach the sun.You must jump from cloud to cloud and touch any items or eggs to collect them. If an egg hatches into a dragon, you can kick the dragon to collect him. There is a bonus timer that counts down on the screen so don't delay. Once you reach the sun at the top, then it is off to a more challenging screen.&lt;/story&gt; &lt;/game&gt;">
            <text:p>&lt;game name="Springer (USA)"&gt; &lt;year&gt;1982&lt;/year&gt; &lt;rating&gt;ESRB - E (Everyone)&lt;/rating&gt; &lt;title&gt;Springer &lt;/title&gt; &lt;pub&gt;Tigervision&lt;/pub&gt; &lt;dev&gt;Orca Corporation&lt;/dev&gt; &lt;genre&gt;Platform&lt;/genre&gt; &lt;score&gt;2.5&lt;/score&gt; &lt;player&gt;1 Player&lt;/player&gt; &lt;story&gt;You are Springer the rabbit. You must jump from cloud to cloud, collecting everything you can, to reach the sun.You must jump from cloud to cloud and touch any items or eggs to collect them. If an egg hatches into a dragon, you can kick the dragon to collect him. There is a bonus timer that counts down on the screen so don't delay. Once you reach the sun at the top, then it is off to a more challenging screen.&lt;/story&gt; &lt;/game&gt;</text:p>
          </table:table-cell>
        </table:table-row>
        <table:table-row table:style-name="ro1">
          <table:table-cell office:value-type="string">
            <text:p>Sprint Master (USA)</text:p>
          </table:table-cell>
          <table:table-cell office:value-type="string">
            <text:p>1988</text:p>
          </table:table-cell>
          <table:table-cell office:value-type="string">
            <text:p>ESRB - E (Everyone)</text:p>
          </table:table-cell>
          <table:table-cell office:value-type="string">
            <text:p>Sprint Master </text:p>
          </table:table-cell>
          <table:table-cell table:number-columns-repeated="2" office:value-type="string">
            <text:p>Atari Corporation</text:p>
          </table:table-cell>
          <table:table-cell office:value-type="string">
            <text:p>Driving</text:p>
          </table:table-cell>
          <table:table-cell office:value-type="string">
            <text:p>3.1</text:p>
          </table:table-cell>
          <table:table-cell table:style-name="Default" office:value-type="string">
            <text:p>1-2 Players</text:p>
          </table:table-cell>
          <table:table-cell office:value-type="string">
            <text:p>Sprintmaster is an action racing game similar to Super Sprint. The game is played with an overhead view of the racetrack, and the first of two players to race around the track for the required number of laps wins! Occasionally a bonus will appear in the roadway; collect these to increase the traction capabilities of your car or gain a temporary speed boost. Other obstacles, such as oil slicks, may also appear in the roadway which will cause you to lose control and speed. There is a total of nine different tracks with varying levels of difficulty to race on, and you can choose either blacktop, dirt, or ice for terrain.</text:p>
          </table:table-cell>
          <table:table-cell table:formula="of:=CONCATENATE(&quot;&lt;game name=&quot;;CHAR(34);[.A371];CHAR(34);&quot;&gt; &lt;year&gt;&quot;;[.B371];&quot;&lt;/year&gt; &lt;rating&gt;&quot;;[.C371];&quot;&lt;/rating&gt; &lt;title&gt;&quot;;[.D371];&quot;&lt;/title&gt; &lt;pub&gt;&quot;;[.E371];&quot;&lt;/pub&gt; &lt;dev&gt;&quot;;[.F371];&quot;&lt;/dev&gt; &lt;genre&gt;&quot;;[.G371];&quot;&lt;/genre&gt; &lt;score&gt;&quot;;[.H371];&quot;&lt;/score&gt; &lt;player&gt;&quot;;[.I371];&quot;&lt;/player&gt; &lt;story&gt;&quot;;[.J371];&quot;&lt;/story&gt; &lt;/game&gt;&quot;)" office:value-type="string" office:string-value="&lt;game name=&quot;Sprint Master (USA)&quot;&gt; &lt;year&gt;1988&lt;/year&gt; &lt;rating&gt;ESRB - E (Everyone)&lt;/rating&gt; &lt;title&gt;Sprint Master &lt;/title&gt; &lt;pub&gt;Atari Corporation&lt;/pub&gt; &lt;dev&gt;Atari Corporation&lt;/dev&gt; &lt;genre&gt;Driving&lt;/genre&gt; &lt;score&gt;3.1&lt;/score&gt; &lt;player&gt;1-2 Players&lt;/player&gt; &lt;story&gt;Sprintmaster is an action racing game similar to Super Sprint. The game is played with an overhead view of the racetrack, and the first of two players to race around the track for the required number of laps wins! Occasionally a bonus will appear in the roadway; collect these to increase the traction capabilities of your car or gain a temporary speed boost. Other obstacles, such as oil slicks, may also appear in the roadway which will cause you to lose control and speed. There is a total of nine different tracks with varying levels of difficulty to race on, and you can choose either blacktop, dirt, or ice for terrain.&lt;/story&gt; &lt;/game&gt;">
            <text:p>&lt;game name="Sprint Master (USA)"&gt; &lt;year&gt;1988&lt;/year&gt; &lt;rating&gt;ESRB - E (Everyone)&lt;/rating&gt; &lt;title&gt;Sprint Master &lt;/title&gt; &lt;pub&gt;Atari Corporation&lt;/pub&gt; &lt;dev&gt;Atari Corporation&lt;/dev&gt; &lt;genre&gt;Driving&lt;/genre&gt; &lt;score&gt;3.1&lt;/score&gt; &lt;player&gt;1-2 Players&lt;/player&gt; &lt;story&gt;Sprintmaster is an action racing game similar to Super Sprint. The game is played with an overhead view of the racetrack, and the first of two players to race around the track for the required number of laps wins! Occasionally a bonus will appear in the roadway; collect these to increase the traction capabilities of your car or gain a temporary speed boost. Other obstacles, such as oil slicks, may also appear in the roadway which will cause you to lose control and speed. There is a total of nine different tracks with varying levels of difficulty to race on, and you can choose either blacktop, dirt, or ice for terrain.&lt;/story&gt; &lt;/game&gt;</text:p>
          </table:table-cell>
        </table:table-row>
        <table:table-row table:style-name="ro1">
          <table:table-cell office:value-type="string">
            <text:p>Spy Hunter (USA)</text:p>
          </table:table-cell>
          <table:table-cell office:value-type="string">
            <text:p>1984</text:p>
          </table:table-cell>
          <table:table-cell office:value-type="string">
            <text:p>ESRB - E (Everyone)</text:p>
          </table:table-cell>
          <table:table-cell office:value-type="string">
            <text:p>Spy Hunter </text:p>
          </table:table-cell>
          <table:table-cell office:value-type="string">
            <text:p>SEGA Enterprises, Inc.</text:p>
          </table:table-cell>
          <table:table-cell office:value-type="string">
            <text:p>Bally Midway Manufacturing Co., Inc.</text:p>
          </table:table-cell>
          <table:table-cell office:value-type="string">
            <text:p>Shoot-'Em-Up</text:p>
          </table:table-cell>
          <table:table-cell office:value-type="string">
            <text:p>1.4</text:p>
          </table:table-cell>
          <table:table-cell table:style-name="Default" office:value-type="string">
            <text:p>1 Player</text:p>
          </table:table-cell>
          <table:table-cell office:value-type="string">
            <text:p>A conversion of the arcade game, Spy Hunter is a driving action game played from an overhead point of view. Your car is equipped with machine guns to help you get past the numerous enemies out on the road (be careful not to shoot any civilians, though!) Occasionally you will come across a weapons van, and if you drive into the back of the van your car becomes equipped with a second weapon (such as smoke screen, oil slick, or missiles.) At several points the road splits and you can enter a boathouse which transforms your car into a boat temporarily. If you drive far enough the seasons change as well (watch out for icy conditions during winter!) The enemy cars will do anything to stop you, including running you off the road, firing guns from the back of a limmo, or dropping bombs from a helicopter.</text:p>
          </table:table-cell>
          <table:table-cell table:formula="of:=CONCATENATE(&quot;&lt;game name=&quot;;CHAR(34);[.A372];CHAR(34);&quot;&gt; &lt;year&gt;&quot;;[.B372];&quot;&lt;/year&gt; &lt;rating&gt;&quot;;[.C372];&quot;&lt;/rating&gt; &lt;title&gt;&quot;;[.D372];&quot;&lt;/title&gt; &lt;pub&gt;&quot;;[.E372];&quot;&lt;/pub&gt; &lt;dev&gt;&quot;;[.F372];&quot;&lt;/dev&gt; &lt;genre&gt;&quot;;[.G372];&quot;&lt;/genre&gt; &lt;score&gt;&quot;;[.H372];&quot;&lt;/score&gt; &lt;player&gt;&quot;;[.I372];&quot;&lt;/player&gt; &lt;story&gt;&quot;;[.J372];&quot;&lt;/story&gt; &lt;/game&gt;&quot;)" office:value-type="string" office:string-value="&lt;game name=&quot;Spy Hunter (USA)&quot;&gt; &lt;year&gt;1984&lt;/year&gt; &lt;rating&gt;ESRB - E (Everyone)&lt;/rating&gt; &lt;title&gt;Spy Hunter &lt;/title&gt; &lt;pub&gt;SEGA Enterprises, Inc.&lt;/pub&gt; &lt;dev&gt;Bally Midway Manufacturing Co., Inc.&lt;/dev&gt; &lt;genre&gt;Shoot-'Em-Up&lt;/genre&gt; &lt;score&gt;1.4&lt;/score&gt; &lt;player&gt;1 Player&lt;/player&gt; &lt;story&gt;A conversion of the arcade game, Spy Hunter is a driving action game played from an overhead point of view. Your car is equipped with machine guns to help you get past the numerous enemies out on the road (be careful not to shoot any civilians, though!) Occasionally you will come across a weapons van, and if you drive into the back of the van your car becomes equipped with a second weapon (such as smoke screen, oil slick, or missiles.) At several points the road splits and you can enter a boathouse which transforms your car into a boat temporarily. If you drive far enough the seasons change as well (watch out for icy conditions during winter!) The enemy cars will do anything to stop you, including running you off the road, firing guns from the back of a limmo, or dropping bombs from a helicopter.&lt;/story&gt; &lt;/game&gt;">
            <text:p>&lt;game name="Spy Hunter (USA)"&gt; &lt;year&gt;1984&lt;/year&gt; &lt;rating&gt;ESRB - E (Everyone)&lt;/rating&gt; &lt;title&gt;Spy Hunter &lt;/title&gt; &lt;pub&gt;SEGA Enterprises, Inc.&lt;/pub&gt; &lt;dev&gt;Bally Midway Manufacturing Co., Inc.&lt;/dev&gt; &lt;genre&gt;Shoot-'Em-Up&lt;/genre&gt; &lt;score&gt;1.4&lt;/score&gt; &lt;player&gt;1 Player&lt;/player&gt; &lt;story&gt;A conversion of the arcade game, Spy Hunter is a driving action game played from an overhead point of view. Your car is equipped with machine guns to help you get past the numerous enemies out on the road (be careful not to shoot any civilians, though!) Occasionally you will come across a weapons van, and if you drive into the back of the van your car becomes equipped with a second weapon (such as smoke screen, oil slick, or missiles.) At several points the road splits and you can enter a boathouse which transforms your car into a boat temporarily. If you drive far enough the seasons change as well (watch out for icy conditions during winter!) The enemy cars will do anything to stop you, including running you off the road, firing guns from the back of a limmo, or dropping bombs from a helicopter.&lt;/story&gt; &lt;/game&gt;</text:p>
          </table:table-cell>
        </table:table-row>
        <table:table-row table:style-name="ro1">
          <table:table-cell office:value-type="string">
            <text:p>Squeeze Box (USA)</text:p>
          </table:table-cell>
          <table:table-cell office:value-type="string">
            <text:p>1982</text:p>
          </table:table-cell>
          <table:table-cell office:value-type="string">
            <text:p>ESRB - E (Everyone)</text:p>
          </table:table-cell>
          <table:table-cell office:value-type="string">
            <text:p>Squeeze Box </text:p>
          </table:table-cell>
          <table:table-cell table:number-columns-repeated="2" office:value-type="string">
            <text:p>U.S. Games Corporation</text:p>
          </table:table-cell>
          <table:table-cell office:value-type="string">
            <text:p>Shooter</text:p>
          </table:table-cell>
          <table:table-cell office:value-type="string">
            <text:p>2.0</text:p>
          </table:table-cell>
          <table:table-cell table:style-name="Default" office:value-type="string">
            <text:p>1 Player</text:p>
          </table:table-cell>
          <table:table-cell office:value-type="string">
            <text:p>In Squeeze Box your goal is to escape from prison! To escape, you will need to blast your way through the wall on either the left or right side of the screen. Once a hole large enough to walk through is formed, you can use it to escape to the next screen. To make the game more difficult, the walls are constantly growing, and if you touch a wall you will lose a life! A second game variation is included where one wall is stationary, and the second wall grows. Your goal is to shoot all of the moving multi-colored wall blocks to turn them white. A row of blocks turns white when they all of have been destroyed; the row will then begin growing again, but you will now longer be able to shoot the blocks! When all of the rows have been changed to white, you will move on to the next level. The third (and final) game variation included is similar to the second one, except that the wall behind you will also move inwards; Your goal is still to shoot your way through the left wall before the right wall catches up to you. Each variation has two difficulty levels, the tougher difficulty has twice as many blocks as the easier.</text:p>
          </table:table-cell>
          <table:table-cell table:formula="of:=CONCATENATE(&quot;&lt;game name=&quot;;CHAR(34);[.A373];CHAR(34);&quot;&gt; &lt;year&gt;&quot;;[.B373];&quot;&lt;/year&gt; &lt;rating&gt;&quot;;[.C373];&quot;&lt;/rating&gt; &lt;title&gt;&quot;;[.D373];&quot;&lt;/title&gt; &lt;pub&gt;&quot;;[.E373];&quot;&lt;/pub&gt; &lt;dev&gt;&quot;;[.F373];&quot;&lt;/dev&gt; &lt;genre&gt;&quot;;[.G373];&quot;&lt;/genre&gt; &lt;score&gt;&quot;;[.H373];&quot;&lt;/score&gt; &lt;player&gt;&quot;;[.I373];&quot;&lt;/player&gt; &lt;story&gt;&quot;;[.J373];&quot;&lt;/story&gt; &lt;/game&gt;&quot;)" office:value-type="string" office:string-value="&lt;game name=&quot;Squeeze Box (USA)&quot;&gt; &lt;year&gt;1982&lt;/year&gt; &lt;rating&gt;ESRB - E (Everyone)&lt;/rating&gt; &lt;title&gt;Squeeze Box &lt;/title&gt; &lt;pub&gt;U.S. Games Corporation&lt;/pub&gt; &lt;dev&gt;U.S. Games Corporation&lt;/dev&gt; &lt;genre&gt;Shooter&lt;/genre&gt; &lt;score&gt;2.0&lt;/score&gt; &lt;player&gt;1 Player&lt;/player&gt; &lt;story&gt;In Squeeze Box your goal is to escape from prison! To escape, you will need to blast your way through the wall on either the left or right side of the screen. Once a hole large enough to walk through is formed, you can use it to escape to the next screen. To make the game more difficult, the walls are constantly growing, and if you touch a wall you will lose a life! A second game variation is included where one wall is stationary, and the second wall grows. Your goal is to shoot all of the moving multi-colored wall blocks to turn them white. A row of blocks turns white when they all of have been destroyed; the row will then begin growing again, but you will now longer be able to shoot the blocks! When all of the rows have been changed to white, you will move on to the next level. The third (and final) game variation included is similar to the second one, except that the wall behind you will also move inwards; Your goal is still to shoot your way through the left wall before the right wall catches up to you. Each variation has two difficulty levels, the tougher difficulty has twice as many blocks as the easier.&lt;/story&gt; &lt;/game&gt;">
            <text:p>&lt;game name="Squeeze Box (USA)"&gt; &lt;year&gt;1982&lt;/year&gt; &lt;rating&gt;ESRB - E (Everyone)&lt;/rating&gt; &lt;title&gt;Squeeze Box &lt;/title&gt; &lt;pub&gt;U.S. Games Corporation&lt;/pub&gt; &lt;dev&gt;U.S. Games Corporation&lt;/dev&gt; &lt;genre&gt;Shooter&lt;/genre&gt; &lt;score&gt;2.0&lt;/score&gt; &lt;player&gt;1 Player&lt;/player&gt; &lt;story&gt;In Squeeze Box your goal is to escape from prison! To escape, you will need to blast your way through the wall on either the left or right side of the screen. Once a hole large enough to walk through is formed, you can use it to escape to the next screen. To make the game more difficult, the walls are constantly growing, and if you touch a wall you will lose a life! A second game variation is included where one wall is stationary, and the second wall grows. Your goal is to shoot all of the moving multi-colored wall blocks to turn them white. A row of blocks turns white when they all of have been destroyed; the row will then begin growing again, but you will now longer be able to shoot the blocks! When all of the rows have been changed to white, you will move on to the next level. The third (and final) game variation included is similar to the second one, except that the wall behind you will also move inwards; Your goal is still to shoot your way through the left wall before the right wall catches up to you. Each variation has two difficulty levels, the tougher difficulty has twice as many blocks as the easier.&lt;/story&gt; &lt;/game&gt;</text:p>
          </table:table-cell>
        </table:table-row>
        <table:table-row table:style-name="ro1">
          <table:table-cell office:value-type="string">
            <text:p>Sssnake (USA)</text:p>
          </table:table-cell>
          <table:table-cell office:value-type="string">
            <text:p>1982</text:p>
          </table:table-cell>
          <table:table-cell office:value-type="string">
            <text:p>ESRB - E (Everyone)</text:p>
          </table:table-cell>
          <table:table-cell office:value-type="string">
            <text:p>Sssnake </text:p>
          </table:table-cell>
          <table:table-cell table:number-columns-repeated="2" office:value-type="string">
            <text:p>Data Age, Inc.</text:p>
          </table:table-cell>
          <table:table-cell office:value-type="string">
            <text:p>Shoot-'Em-Up</text:p>
          </table:table-cell>
          <table:table-cell office:value-type="string">
            <text:p>1.8</text:p>
          </table:table-cell>
          <table:table-cell table:style-name="Default" office:value-type="string">
            <text:p>1-2 Players</text:p>
          </table:table-cell>
          <table:table-cell office:value-type="string">
            <text:p>You were hunting in the Amazon when you become the hunted of prehistoric creatures. You found a fortress with a large gun. Now you must avoid the snakes that enter and exit and shoot the creatures through the holes in the fortress bricks. The snakes will slither from one side on the screen to the other then come the opposite way one level lower. You cannot kill the snake but you can shorten it when you shoot it. Your gun runs on a gun track inside the fortress walls and always shoots away from the fortress. You cannot shoot through the bricks themselves, only in between them.</text:p>
          </table:table-cell>
          <table:table-cell table:formula="of:=CONCATENATE(&quot;&lt;game name=&quot;;CHAR(34);[.A374];CHAR(34);&quot;&gt; &lt;year&gt;&quot;;[.B374];&quot;&lt;/year&gt; &lt;rating&gt;&quot;;[.C374];&quot;&lt;/rating&gt; &lt;title&gt;&quot;;[.D374];&quot;&lt;/title&gt; &lt;pub&gt;&quot;;[.E374];&quot;&lt;/pub&gt; &lt;dev&gt;&quot;;[.F374];&quot;&lt;/dev&gt; &lt;genre&gt;&quot;;[.G374];&quot;&lt;/genre&gt; &lt;score&gt;&quot;;[.H374];&quot;&lt;/score&gt; &lt;player&gt;&quot;;[.I374];&quot;&lt;/player&gt; &lt;story&gt;&quot;;[.J374];&quot;&lt;/story&gt; &lt;/game&gt;&quot;)" office:value-type="string" office:string-value="&lt;game name=&quot;Sssnake (USA)&quot;&gt; &lt;year&gt;1982&lt;/year&gt; &lt;rating&gt;ESRB - E (Everyone)&lt;/rating&gt; &lt;title&gt;Sssnake &lt;/title&gt; &lt;pub&gt;Data Age, Inc.&lt;/pub&gt; &lt;dev&gt;Data Age, Inc.&lt;/dev&gt; &lt;genre&gt;Shoot-'Em-Up&lt;/genre&gt; &lt;score&gt;1.8&lt;/score&gt; &lt;player&gt;1-2 Players&lt;/player&gt; &lt;story&gt;You were hunting in the Amazon when you become the hunted of prehistoric creatures. You found a fortress with a large gun. Now you must avoid the snakes that enter and exit and shoot the creatures through the holes in the fortress bricks. The snakes will slither from one side on the screen to the other then come the opposite way one level lower. You cannot kill the snake but you can shorten it when you shoot it. Your gun runs on a gun track inside the fortress walls and always shoots away from the fortress. You cannot shoot through the bricks themselves, only in between them.&lt;/story&gt; &lt;/game&gt;">
            <text:p>&lt;game name="Sssnake (USA)"&gt; &lt;year&gt;1982&lt;/year&gt; &lt;rating&gt;ESRB - E (Everyone)&lt;/rating&gt; &lt;title&gt;Sssnake &lt;/title&gt; &lt;pub&gt;Data Age, Inc.&lt;/pub&gt; &lt;dev&gt;Data Age, Inc.&lt;/dev&gt; &lt;genre&gt;Shoot-'Em-Up&lt;/genre&gt; &lt;score&gt;1.8&lt;/score&gt; &lt;player&gt;1-2 Players&lt;/player&gt; &lt;story&gt;You were hunting in the Amazon when you become the hunted of prehistoric creatures. You found a fortress with a large gun. Now you must avoid the snakes that enter and exit and shoot the creatures through the holes in the fortress bricks. The snakes will slither from one side on the screen to the other then come the opposite way one level lower. You cannot kill the snake but you can shorten it when you shoot it. Your gun runs on a gun track inside the fortress walls and always shoots away from the fortress. You cannot shoot through the bricks themselves, only in between them.&lt;/story&gt; &lt;/game&gt;</text:p>
          </table:table-cell>
        </table:table-row>
        <table:table-row table:style-name="ro1">
          <table:table-cell office:value-type="string">
            <text:p>Stampede (USA)</text:p>
          </table:table-cell>
          <table:table-cell office:value-type="string">
            <text:p>1981</text:p>
          </table:table-cell>
          <table:table-cell office:value-type="string">
            <text:p>ESRB - E (Everyone)</text:p>
          </table:table-cell>
          <table:table-cell office:value-type="string">
            <text:p>Stampede </text:p>
          </table:table-cell>
          <table:table-cell table:number-columns-repeated="2" office:value-type="string">
            <text:p>Activision, Inc.</text:p>
          </table:table-cell>
          <table:table-cell office:value-type="string">
            <text:p>Action</text:p>
          </table:table-cell>
          <table:table-cell office:value-type="string">
            <text:p>3.5</text:p>
          </table:table-cell>
          <table:table-cell table:style-name="Default" office:value-type="string">
            <text:p>1 Player</text:p>
          </table:table-cell>
          <table:table-cell office:value-type="string">
            <text:p>It's a stampede!! Your job is to round up as many of the calves as you can. The screen scrolls to the right as you chase the calves; if more than three calves get past you, the game is over. The calves all run at different speeds, and when you rope one you earn points based on how fast it was running. As the game progresses, more and more calves will be on the screen at one time, and other obstacles will begin appearing to trip your horse and slow you down.</text:p>
          </table:table-cell>
          <table:table-cell table:formula="of:=CONCATENATE(&quot;&lt;game name=&quot;;CHAR(34);[.A375];CHAR(34);&quot;&gt; &lt;year&gt;&quot;;[.B375];&quot;&lt;/year&gt; &lt;rating&gt;&quot;;[.C375];&quot;&lt;/rating&gt; &lt;title&gt;&quot;;[.D375];&quot;&lt;/title&gt; &lt;pub&gt;&quot;;[.E375];&quot;&lt;/pub&gt; &lt;dev&gt;&quot;;[.F375];&quot;&lt;/dev&gt; &lt;genre&gt;&quot;;[.G375];&quot;&lt;/genre&gt; &lt;score&gt;&quot;;[.H375];&quot;&lt;/score&gt; &lt;player&gt;&quot;;[.I375];&quot;&lt;/player&gt; &lt;story&gt;&quot;;[.J375];&quot;&lt;/story&gt; &lt;/game&gt;&quot;)" office:value-type="string" office:string-value="&lt;game name=&quot;Stampede (USA)&quot;&gt; &lt;year&gt;1981&lt;/year&gt; &lt;rating&gt;ESRB - E (Everyone)&lt;/rating&gt; &lt;title&gt;Stampede &lt;/title&gt; &lt;pub&gt;Activision, Inc.&lt;/pub&gt; &lt;dev&gt;Activision, Inc.&lt;/dev&gt; &lt;genre&gt;Action&lt;/genre&gt; &lt;score&gt;3.5&lt;/score&gt; &lt;player&gt;1 Player&lt;/player&gt; &lt;story&gt;It's a stampede!! Your job is to round up as many of the calves as you can. The screen scrolls to the right as you chase the calves; if more than three calves get past you, the game is over. The calves all run at different speeds, and when you rope one you earn points based on how fast it was running. As the game progresses, more and more calves will be on the screen at one time, and other obstacles will begin appearing to trip your horse and slow you down.&lt;/story&gt; &lt;/game&gt;">
            <text:p>&lt;game name="Stampede (USA)"&gt; &lt;year&gt;1981&lt;/year&gt; &lt;rating&gt;ESRB - E (Everyone)&lt;/rating&gt; &lt;title&gt;Stampede &lt;/title&gt; &lt;pub&gt;Activision, Inc.&lt;/pub&gt; &lt;dev&gt;Activision, Inc.&lt;/dev&gt; &lt;genre&gt;Action&lt;/genre&gt; &lt;score&gt;3.5&lt;/score&gt; &lt;player&gt;1 Player&lt;/player&gt; &lt;story&gt;It's a stampede!! Your job is to round up as many of the calves as you can. The screen scrolls to the right as you chase the calves; if more than three calves get past you, the game is over. The calves all run at different speeds, and when you rope one you earn points based on how fast it was running. As the game progresses, more and more calves will be on the screen at one time, and other obstacles will begin appearing to trip your horse and slow you down.&lt;/story&gt; &lt;/game&gt;</text:p>
          </table:table-cell>
        </table:table-row>
        <table:table-row table:style-name="ro1">
          <table:table-cell office:value-type="string">
            <text:p>Star Fox (USA)</text:p>
          </table:table-cell>
          <table:table-cell office:value-type="string">
            <text:p>1983</text:p>
          </table:table-cell>
          <table:table-cell office:value-type="string">
            <text:p>ESRB - E (Everyone)</text:p>
          </table:table-cell>
          <table:table-cell office:value-type="string">
            <text:p>Star Fox </text:p>
          </table:table-cell>
          <table:table-cell table:number-columns-repeated="2" office:value-type="string">
            <text:p>Mythicon, Inc.</text:p>
          </table:table-cell>
          <table:table-cell office:value-type="string">
            <text:p>Shoot-'Em-Up</text:p>
          </table:table-cell>
          <table:table-cell office:value-type="string">
            <text:p>2.8</text:p>
          </table:table-cell>
          <table:table-cell table:style-name="Default" office:value-type="string">
            <text:p>1-2 Players</text:p>
          </table:table-cell>
          <table:table-cell office:value-type="string">
            <text:p>Star Fox is a horizontally scrolling action game. You control a starship on a foreign planet with the mission of collecting valuable crystals. The crystals will be located on the planets surface or somewhere in the atmosphere. When you locate a crystal, you need to fly down into the planets atmosphere to retrieve it (be careful, your ship has limited maneuverability while in the atmosphere). Of course, your mission won't be easy; guarding the planet are numerous enemy fighters. To protect yourself from enemy attacks your ship is equipped with lasers. The game ends when all of your ships have been destroyed. Good luck!</text:p>
          </table:table-cell>
          <table:table-cell table:formula="of:=CONCATENATE(&quot;&lt;game name=&quot;;CHAR(34);[.A376];CHAR(34);&quot;&gt; &lt;year&gt;&quot;;[.B376];&quot;&lt;/year&gt; &lt;rating&gt;&quot;;[.C376];&quot;&lt;/rating&gt; &lt;title&gt;&quot;;[.D376];&quot;&lt;/title&gt; &lt;pub&gt;&quot;;[.E376];&quot;&lt;/pub&gt; &lt;dev&gt;&quot;;[.F376];&quot;&lt;/dev&gt; &lt;genre&gt;&quot;;[.G376];&quot;&lt;/genre&gt; &lt;score&gt;&quot;;[.H376];&quot;&lt;/score&gt; &lt;player&gt;&quot;;[.I376];&quot;&lt;/player&gt; &lt;story&gt;&quot;;[.J376];&quot;&lt;/story&gt; &lt;/game&gt;&quot;)" office:value-type="string" office:string-value="&lt;game name=&quot;Star Fox (USA)&quot;&gt; &lt;year&gt;1983&lt;/year&gt; &lt;rating&gt;ESRB - E (Everyone)&lt;/rating&gt; &lt;title&gt;Star Fox &lt;/title&gt; &lt;pub&gt;Mythicon, Inc.&lt;/pub&gt; &lt;dev&gt;Mythicon, Inc.&lt;/dev&gt; &lt;genre&gt;Shoot-'Em-Up&lt;/genre&gt; &lt;score&gt;2.8&lt;/score&gt; &lt;player&gt;1-2 Players&lt;/player&gt; &lt;story&gt;Star Fox is a horizontally scrolling action game. You control a starship on a foreign planet with the mission of collecting valuable crystals. The crystals will be located on the planets surface or somewhere in the atmosphere. When you locate a crystal, you need to fly down into the planets atmosphere to retrieve it (be careful, your ship has limited maneuverability while in the atmosphere). Of course, your mission won't be easy; guarding the planet are numerous enemy fighters. To protect yourself from enemy attacks your ship is equipped with lasers. The game ends when all of your ships have been destroyed. Good luck!&lt;/story&gt; &lt;/game&gt;">
            <text:p>&lt;game name="Star Fox (USA)"&gt; &lt;year&gt;1983&lt;/year&gt; &lt;rating&gt;ESRB - E (Everyone)&lt;/rating&gt; &lt;title&gt;Star Fox &lt;/title&gt; &lt;pub&gt;Mythicon, Inc.&lt;/pub&gt; &lt;dev&gt;Mythicon, Inc.&lt;/dev&gt; &lt;genre&gt;Shoot-'Em-Up&lt;/genre&gt; &lt;score&gt;2.8&lt;/score&gt; &lt;player&gt;1-2 Players&lt;/player&gt; &lt;story&gt;Star Fox is a horizontally scrolling action game. You control a starship on a foreign planet with the mission of collecting valuable crystals. The crystals will be located on the planets surface or somewhere in the atmosphere. When you locate a crystal, you need to fly down into the planets atmosphere to retrieve it (be careful, your ship has limited maneuverability while in the atmosphere). Of course, your mission won't be easy; guarding the planet are numerous enemy fighters. To protect yourself from enemy attacks your ship is equipped with lasers. The game ends when all of your ships have been destroyed. Good luck!&lt;/story&gt; &lt;/game&gt;</text:p>
          </table:table-cell>
        </table:table-row>
        <table:table-row table:style-name="ro1">
          <table:table-cell office:value-type="string">
            <text:p>Star Raiders (USA)</text:p>
          </table:table-cell>
          <table:table-cell office:value-type="string">
            <text:p>1982</text:p>
          </table:table-cell>
          <table:table-cell office:value-type="string">
            <text:p>ESRB - E (Everyone)</text:p>
          </table:table-cell>
          <table:table-cell office:value-type="string">
            <text:p>Star Raiders </text:p>
          </table:table-cell>
          <table:table-cell table:number-columns-repeated="2" office:value-type="string">
            <text:p>Atari, Inc.</text:p>
          </table:table-cell>
          <table:table-cell office:value-type="string">
            <text:p>Shooter</text:p>
          </table:table-cell>
          <table:table-cell office:value-type="string">
            <text:p>3.5</text:p>
          </table:table-cell>
          <table:table-cell table:style-name="Default" office:value-type="string">
            <text:p>1 Player</text:p>
          </table:table-cell>
          <table:table-cell office:value-type="string">
            <text:p>As the pilot of an interstellar starship, your mission is to destroy all of the Krylon fighters which are closing in on your starbases! There are three different types of fighters roaming throughout the galaxy; cruisers, fighters, and basestars. With the help of your galactic map, you can find the sectors of the galaxy where these fighters are located and then warp there to destroy them. When all of the fighters in a sector are destroyed, you can warp to a new location for the next battle. Be sure to keep an eye on your starships energy; warping to new locations, being hit by enemy fire, or colliding with an asteroid will drain your energy. If you completely run out of energy, your starship will be destroyed, however you can warp back to a starbase to refuel at any time. Returning to a starbase will also repair other types of damage your starship can receive, such as faulty engines, loss of your shield, and faulty photon torpedoes. When all of the Krylon that are visible on your galactic map have been destroyed, you win this round and can advance in rank (or even be demoted if you performed poorly on a mission). <text:s/>The games difficulty will gradually increase as you rise in rank from ships cook up to captain.</text:p>
          </table:table-cell>
          <table:table-cell table:formula="of:=CONCATENATE(&quot;&lt;game name=&quot;;CHAR(34);[.A377];CHAR(34);&quot;&gt; &lt;year&gt;&quot;;[.B377];&quot;&lt;/year&gt; &lt;rating&gt;&quot;;[.C377];&quot;&lt;/rating&gt; &lt;title&gt;&quot;;[.D377];&quot;&lt;/title&gt; &lt;pub&gt;&quot;;[.E377];&quot;&lt;/pub&gt; &lt;dev&gt;&quot;;[.F377];&quot;&lt;/dev&gt; &lt;genre&gt;&quot;;[.G377];&quot;&lt;/genre&gt; &lt;score&gt;&quot;;[.H377];&quot;&lt;/score&gt; &lt;player&gt;&quot;;[.I377];&quot;&lt;/player&gt; &lt;story&gt;&quot;;[.J377];&quot;&lt;/story&gt; &lt;/game&gt;&quot;)" office:value-type="string" office:string-value="&lt;game name=&quot;Star Raiders (USA)&quot;&gt; &lt;year&gt;1982&lt;/year&gt; &lt;rating&gt;ESRB - E (Everyone)&lt;/rating&gt; &lt;title&gt;Star Raiders &lt;/title&gt; &lt;pub&gt;Atari, Inc.&lt;/pub&gt; &lt;dev&gt;Atari, Inc.&lt;/dev&gt; &lt;genre&gt;Shooter&lt;/genre&gt; &lt;score&gt;3.5&lt;/score&gt; &lt;player&gt;1 Player&lt;/player&gt; &lt;story&gt;As the pilot of an interstellar starship, your mission is to destroy all of the Krylon fighters which are closing in on your starbases! There are three different types of fighters roaming throughout the galaxy; cruisers, fighters, and basestars. With the help of your galactic map, you can find the sectors of the galaxy where these fighters are located and then warp there to destroy them. When all of the fighters in a sector are destroyed, you can warp to a new location for the next battle. Be sure to keep an eye on your starships energy; warping to new locations, being hit by enemy fire, or colliding with an asteroid will drain your energy. If you completely run out of energy, your starship will be destroyed, however you can warp back to a starbase to refuel at any time. Returning to a starbase will also repair other types of damage your starship can receive, such as faulty engines, loss of your shield, and faulty photon torpedoes. When all of the Krylon that are visible on your galactic map have been destroyed, you win this round and can advance in rank (or even be demoted if you performed poorly on a mission).  The games difficulty will gradually increase as you rise in rank from ships cook up to captain.&lt;/story&gt; &lt;/game&gt;">
            <text:p>&lt;game name="Star Raiders (USA)"&gt; &lt;year&gt;1982&lt;/year&gt; &lt;rating&gt;ESRB - E (Everyone)&lt;/rating&gt; &lt;title&gt;Star Raiders &lt;/title&gt; &lt;pub&gt;Atari, Inc.&lt;/pub&gt; &lt;dev&gt;Atari, Inc.&lt;/dev&gt; &lt;genre&gt;Shooter&lt;/genre&gt; &lt;score&gt;3.5&lt;/score&gt; &lt;player&gt;1 Player&lt;/player&gt; &lt;story&gt;As the pilot of an interstellar starship, your mission is to destroy all of the Krylon fighters which are closing in on your starbases! There are three different types of fighters roaming throughout the galaxy; cruisers, fighters, and basestars. With the help of your galactic map, you can find the sectors of the galaxy where these fighters are located and then warp there to destroy them. When all of the fighters in a sector are destroyed, you can warp to a new location for the next battle. Be sure to keep an eye on your starships energy; warping to new locations, being hit by enemy fire, or colliding with an asteroid will drain your energy. If you completely run out of energy, your starship will be destroyed, however you can warp back to a starbase to refuel at any time. Returning to a starbase will also repair other types of damage your starship can receive, such as faulty engines, loss of your shield, and faulty photon torpedoes. When all of the Krylon that are visible on your galactic map have been destroyed, you win this round and can advance in rank (or even be demoted if you performed poorly on a mission). <text:s/>The games difficulty will gradually increase as you rise in rank from ships cook up to captain.&lt;/story&gt; &lt;/game&gt;</text:p>
          </table:table-cell>
        </table:table-row>
        <table:table-row table:style-name="ro1">
          <table:table-cell office:value-type="string">
            <text:p>Star Ship (USA)</text:p>
          </table:table-cell>
          <table:table-cell office:value-type="string">
            <text:p>1977</text:p>
          </table:table-cell>
          <table:table-cell office:value-type="string">
            <text:p>ESRB - E (Everyone)</text:p>
          </table:table-cell>
          <table:table-cell office:value-type="string">
            <text:p>Star Ship </text:p>
          </table:table-cell>
          <table:table-cell office:value-type="string">
            <text:p>Sears, Roebuck and Co.</text:p>
          </table:table-cell>
          <table:table-cell office:value-type="string">
            <text:p>Atari, Inc.</text:p>
          </table:table-cell>
          <table:table-cell office:value-type="string">
            <text:p>Shooter</text:p>
          </table:table-cell>
          <table:table-cell office:value-type="string">
            <text:p>2.3</text:p>
          </table:table-cell>
          <table:table-cell table:style-name="Default" office:value-type="string">
            <text:p>1-2 Players</text:p>
          </table:table-cell>
          <table:table-cell office:value-type="string">
            <text:p>Star Ship contains three different arcade action games which can be played by one or two players.Star ShipThese game variations are played from a first person point of view in your star ship. Your goal is to earn as many points as possible by shooting the various enemies and space debris. You have a time limit of 2 minutes 16 seconds in the one player versions. In the two player version the time limit is 4 minutes 32 seconds; for half of this time one player will be the star ship commander, and the other will control a space module and needs to dodge the star ships fire. The roles will be reversed for the second half of the time limit.Warp DriveThese game variations are also played from a first person point of view. Your goal here is to travel as much distance as possible while avoiding the oncoming asteroids.Lunar LanderThese game variations are played from a third person point of view. You need to pilot your star ship and successfully land on the constantly moving moon. One point is earned for each successful landing, and asteroids and other debris may get in your way and will deduct points if you crash. In the two player versions, one player controls the star ship and the other player controls the moon.Each of these games feature several variations which control the game speed and level of difficulty.</text:p>
          </table:table-cell>
          <table:table-cell table:formula="of:=CONCATENATE(&quot;&lt;game name=&quot;;CHAR(34);[.A378];CHAR(34);&quot;&gt; &lt;year&gt;&quot;;[.B378];&quot;&lt;/year&gt; &lt;rating&gt;&quot;;[.C378];&quot;&lt;/rating&gt; &lt;title&gt;&quot;;[.D378];&quot;&lt;/title&gt; &lt;pub&gt;&quot;;[.E378];&quot;&lt;/pub&gt; &lt;dev&gt;&quot;;[.F378];&quot;&lt;/dev&gt; &lt;genre&gt;&quot;;[.G378];&quot;&lt;/genre&gt; &lt;score&gt;&quot;;[.H378];&quot;&lt;/score&gt; &lt;player&gt;&quot;;[.I378];&quot;&lt;/player&gt; &lt;story&gt;&quot;;[.J378];&quot;&lt;/story&gt; &lt;/game&gt;&quot;)" office:value-type="string" office:string-value="&lt;game name=&quot;Star Ship (USA)&quot;&gt; &lt;year&gt;1977&lt;/year&gt; &lt;rating&gt;ESRB - E (Everyone)&lt;/rating&gt; &lt;title&gt;Star Ship &lt;/title&gt; &lt;pub&gt;Sears, Roebuck and Co.&lt;/pub&gt; &lt;dev&gt;Atari, Inc.&lt;/dev&gt; &lt;genre&gt;Shooter&lt;/genre&gt; &lt;score&gt;2.3&lt;/score&gt; &lt;player&gt;1-2 Players&lt;/player&gt; &lt;story&gt;Star Ship contains three different arcade action games which can be played by one or two players.Star ShipThese game variations are played from a first person point of view in your star ship. Your goal is to earn as many points as possible by shooting the various enemies and space debris. You have a time limit of 2 minutes 16 seconds in the one player versions. In the two player version the time limit is 4 minutes 32 seconds; for half of this time one player will be the star ship commander, and the other will control a space module and needs to dodge the star ships fire. The roles will be reversed for the second half of the time limit.Warp DriveThese game variations are also played from a first person point of view. Your goal here is to travel as much distance as possible while avoiding the oncoming asteroids.Lunar LanderThese game variations are played from a third person point of view. You need to pilot your star ship and successfully land on the constantly moving moon. One point is earned for each successful landing, and asteroids and other debris may get in your way and will deduct points if you crash. In the two player versions, one player controls the star ship and the other player controls the moon.Each of these games feature several variations which control the game speed and level of difficulty.&lt;/story&gt; &lt;/game&gt;">
            <text:p>&lt;game name="Star Ship (USA)"&gt; &lt;year&gt;1977&lt;/year&gt; &lt;rating&gt;ESRB - E (Everyone)&lt;/rating&gt; &lt;title&gt;Star Ship &lt;/title&gt; &lt;pub&gt;Sears, Roebuck and Co.&lt;/pub&gt; &lt;dev&gt;Atari, Inc.&lt;/dev&gt; &lt;genre&gt;Shooter&lt;/genre&gt; &lt;score&gt;2.3&lt;/score&gt; &lt;player&gt;1-2 Players&lt;/player&gt; &lt;story&gt;Star Ship contains three different arcade action games which can be played by one or two players.Star ShipThese game variations are played from a first person point of view in your star ship. Your goal is to earn as many points as possible by shooting the various enemies and space debris. You have a time limit of 2 minutes 16 seconds in the one player versions. In the two player version the time limit is 4 minutes 32 seconds; for half of this time one player will be the star ship commander, and the other will control a space module and needs to dodge the star ships fire. The roles will be reversed for the second half of the time limit.Warp DriveThese game variations are also played from a first person point of view. Your goal here is to travel as much distance as possible while avoiding the oncoming asteroids.Lunar LanderThese game variations are played from a third person point of view. You need to pilot your star ship and successfully land on the constantly moving moon. One point is earned for each successful landing, and asteroids and other debris may get in your way and will deduct points if you crash. In the two player versions, one player controls the star ship and the other player controls the moon.Each of these games feature several variations which control the game speed and level of difficulty.&lt;/story&gt; &lt;/game&gt;</text:p>
          </table:table-cell>
        </table:table-row>
        <table:table-row table:style-name="ro1">
          <table:table-cell office:value-type="string">
            <text:p>Star Strike (USA)</text:p>
          </table:table-cell>
          <table:table-cell office:value-type="string">
            <text:p>1983</text:p>
          </table:table-cell>
          <table:table-cell office:value-type="string">
            <text:p>ESRB - E (Everyone)</text:p>
          </table:table-cell>
          <table:table-cell office:value-type="string">
            <text:p>Star Strike </text:p>
          </table:table-cell>
          <table:table-cell office:value-type="string">
            <text:p>Mattel Electronics</text:p>
          </table:table-cell>
          <table:table-cell office:value-type="string">
            <text:p>APh Technological Consulting</text:p>
          </table:table-cell>
          <table:table-cell office:value-type="string">
            <text:p>Shooter</text:p>
          </table:table-cell>
          <table:table-cell office:value-type="string">
            <text:p>3.3</text:p>
          </table:table-cell>
          <table:table-cell table:style-name="Default" office:value-type="string">
            <text:p>1 Player</text:p>
          </table:table-cell>
          <table:table-cell office:value-type="string">
            <text:p>Star Strike was clearly inspired by the Death Star battle sequence in the movie Star Wars. You fly a space craft into the enemy launch trench. Your mission: to destroy the alien station before Earth passes directly over the launch trench. You must evade the alien ships that are defending the launch trench while being sure to bomb the red "Hot Targets". The very first red target that is missed when the Earth is directly in the middle of the launch trench becomes a missile. The missile is launched and destroys Earth.</text:p>
          </table:table-cell>
          <table:table-cell table:formula="of:=CONCATENATE(&quot;&lt;game name=&quot;;CHAR(34);[.A379];CHAR(34);&quot;&gt; &lt;year&gt;&quot;;[.B379];&quot;&lt;/year&gt; &lt;rating&gt;&quot;;[.C379];&quot;&lt;/rating&gt; &lt;title&gt;&quot;;[.D379];&quot;&lt;/title&gt; &lt;pub&gt;&quot;;[.E379];&quot;&lt;/pub&gt; &lt;dev&gt;&quot;;[.F379];&quot;&lt;/dev&gt; &lt;genre&gt;&quot;;[.G379];&quot;&lt;/genre&gt; &lt;score&gt;&quot;;[.H379];&quot;&lt;/score&gt; &lt;player&gt;&quot;;[.I379];&quot;&lt;/player&gt; &lt;story&gt;&quot;;[.J379];&quot;&lt;/story&gt; &lt;/game&gt;&quot;)" office:value-type="string" office:string-value="&lt;game name=&quot;Star Strike (USA)&quot;&gt; &lt;year&gt;1983&lt;/year&gt; &lt;rating&gt;ESRB - E (Everyone)&lt;/rating&gt; &lt;title&gt;Star Strike &lt;/title&gt; &lt;pub&gt;Mattel Electronics&lt;/pub&gt; &lt;dev&gt;APh Technological Consulting&lt;/dev&gt; &lt;genre&gt;Shooter&lt;/genre&gt; &lt;score&gt;3.3&lt;/score&gt; &lt;player&gt;1 Player&lt;/player&gt; &lt;story&gt;Star Strike was clearly inspired by the Death Star battle sequence in the movie Star Wars. You fly a space craft into the enemy launch trench. Your mission: to destroy the alien station before Earth passes directly over the launch trench. You must evade the alien ships that are defending the launch trench while being sure to bomb the red &quot;Hot Targets&quot;. The very first red target that is missed when the Earth is directly in the middle of the launch trench becomes a missile. The missile is launched and destroys Earth.&lt;/story&gt; &lt;/game&gt;">
            <text:p>&lt;game name="Star Strike (USA)"&gt; &lt;year&gt;1983&lt;/year&gt; &lt;rating&gt;ESRB - E (Everyone)&lt;/rating&gt; &lt;title&gt;Star Strike &lt;/title&gt; &lt;pub&gt;Mattel Electronics&lt;/pub&gt; &lt;dev&gt;APh Technological Consulting&lt;/dev&gt; &lt;genre&gt;Shooter&lt;/genre&gt; &lt;score&gt;3.3&lt;/score&gt; &lt;player&gt;1 Player&lt;/player&gt; &lt;story&gt;Star Strike was clearly inspired by the Death Star battle sequence in the movie Star Wars. You fly a space craft into the enemy launch trench. Your mission: to destroy the alien station before Earth passes directly over the launch trench. You must evade the alien ships that are defending the launch trench while being sure to bomb the red "Hot Targets". The very first red target that is missed when the Earth is directly in the middle of the launch trench becomes a missile. The missile is launched and destroys Earth.&lt;/story&gt; &lt;/game&gt;</text:p>
          </table:table-cell>
        </table:table-row>
        <table:table-row table:style-name="ro1">
          <table:table-cell office:value-type="string">
            <text:p>Star Trek - Strategic Operations Simulator (USA)</text:p>
          </table:table-cell>
          <table:table-cell office:value-type="string">
            <text:p>1983</text:p>
          </table:table-cell>
          <table:table-cell office:value-type="string">
            <text:p>ESRB - E (Everyone)</text:p>
          </table:table-cell>
          <table:table-cell office:value-type="string">
            <text:p>Star Trek - Strategic Operations Simulator </text:p>
          </table:table-cell>
          <table:table-cell table:number-columns-repeated="2" office:value-type="string">
            <text:p>SEGA Enterprises, Inc.</text:p>
          </table:table-cell>
          <table:table-cell office:value-type="string">
            <text:p>Shooter</text:p>
          </table:table-cell>
          <table:table-cell office:value-type="string">
            <text:p>3.5</text:p>
          </table:table-cell>
          <table:table-cell table:style-name="Default" office:value-type="string">
            <text:p>1 Player</text:p>
          </table:table-cell>
          <table:table-cell office:value-type="string">
            <text:p>Star Trek: Strategic Operations Simulator is an arcade action game where you take control of the Starship Enterprise. Your mission is to save the Federation from NOMAD! Before you get a chance at destroying NOMAD, you'll have to battle your way through ten levels (each consisting of multiple rounds). In each round you may encounter Klingon fighters, deadly anti-matter saucers, asteroid fields, and deadly meteors, all of which are capable of depleting the Enterprises energy. The game ends when your energy supply has completely run out. To fight these dangers, the Enterprise is equipped with an unlimited supply of phasers and a limited supply of photon torpedoes. Each round also contains one or more starbases; if you dock at a starbase, some of your supplies (such as energy and torpedoes) will be replenished. The game is played from two points of view; the top of the screen contains a third person view of the Enterprise (along with the ships gauges), and on the bottom of the screen is a first person point of view</text:p>
          </table:table-cell>
          <table:table-cell table:formula="of:=CONCATENATE(&quot;&lt;game name=&quot;;CHAR(34);[.A380];CHAR(34);&quot;&gt; &lt;year&gt;&quot;;[.B380];&quot;&lt;/year&gt; &lt;rating&gt;&quot;;[.C380];&quot;&lt;/rating&gt; &lt;title&gt;&quot;;[.D380];&quot;&lt;/title&gt; &lt;pub&gt;&quot;;[.E380];&quot;&lt;/pub&gt; &lt;dev&gt;&quot;;[.F380];&quot;&lt;/dev&gt; &lt;genre&gt;&quot;;[.G380];&quot;&lt;/genre&gt; &lt;score&gt;&quot;;[.H380];&quot;&lt;/score&gt; &lt;player&gt;&quot;;[.I380];&quot;&lt;/player&gt; &lt;story&gt;&quot;;[.J380];&quot;&lt;/story&gt; &lt;/game&gt;&quot;)" office:value-type="string" office:string-value="&lt;game name=&quot;Star Trek - Strategic Operations Simulator (USA)&quot;&gt; &lt;year&gt;1983&lt;/year&gt; &lt;rating&gt;ESRB - E (Everyone)&lt;/rating&gt; &lt;title&gt;Star Trek - Strategic Operations Simulator &lt;/title&gt; &lt;pub&gt;SEGA Enterprises, Inc.&lt;/pub&gt; &lt;dev&gt;SEGA Enterprises, Inc.&lt;/dev&gt; &lt;genre&gt;Shooter&lt;/genre&gt; &lt;score&gt;3.5&lt;/score&gt; &lt;player&gt;1 Player&lt;/player&gt; &lt;story&gt;Star Trek: Strategic Operations Simulator is an arcade action game where you take control of the Starship Enterprise. Your mission is to save the Federation from NOMAD! Before you get a chance at destroying NOMAD, you'll have to battle your way through ten levels (each consisting of multiple rounds). In each round you may encounter Klingon fighters, deadly anti-matter saucers, asteroid fields, and deadly meteors, all of which are capable of depleting the Enterprises energy. The game ends when your energy supply has completely run out. To fight these dangers, the Enterprise is equipped with an unlimited supply of phasers and a limited supply of photon torpedoes. Each round also contains one or more starbases; if you dock at a starbase, some of your supplies (such as energy and torpedoes) will be replenished. The game is played from two points of view; the top of the screen contains a third person view of the Enterprise (along with the ships gauges), and on the bottom of the screen is a first person point of view&lt;/story&gt; &lt;/game&gt;">
            <text:p>&lt;game name="Star Trek - Strategic Operations Simulator (USA)"&gt; &lt;year&gt;1983&lt;/year&gt; &lt;rating&gt;ESRB - E (Everyone)&lt;/rating&gt; &lt;title&gt;Star Trek - Strategic Operations Simulator &lt;/title&gt; &lt;pub&gt;SEGA Enterprises, Inc.&lt;/pub&gt; &lt;dev&gt;SEGA Enterprises, Inc.&lt;/dev&gt; &lt;genre&gt;Shooter&lt;/genre&gt; &lt;score&gt;3.5&lt;/score&gt; &lt;player&gt;1 Player&lt;/player&gt; &lt;story&gt;Star Trek: Strategic Operations Simulator is an arcade action game where you take control of the Starship Enterprise. Your mission is to save the Federation from NOMAD! Before you get a chance at destroying NOMAD, you'll have to battle your way through ten levels (each consisting of multiple rounds). In each round you may encounter Klingon fighters, deadly anti-matter saucers, asteroid fields, and deadly meteors, all of which are capable of depleting the Enterprises energy. The game ends when your energy supply has completely run out. To fight these dangers, the Enterprise is equipped with an unlimited supply of phasers and a limited supply of photon torpedoes. Each round also contains one or more starbases; if you dock at a starbase, some of your supplies (such as energy and torpedoes) will be replenished. The game is played from two points of view; the top of the screen contains a third person view of the Enterprise (along with the ships gauges), and on the bottom of the screen is a first person point of view&lt;/story&gt; &lt;/game&gt;</text:p>
          </table:table-cell>
        </table:table-row>
        <table:table-row table:style-name="ro1">
          <table:table-cell office:value-type="string">
            <text:p>Star Voyager (USA)</text:p>
          </table:table-cell>
          <table:table-cell office:value-type="string">
            <text:p>1982</text:p>
          </table:table-cell>
          <table:table-cell office:value-type="string">
            <text:p>ESRB - E (Everyone)</text:p>
          </table:table-cell>
          <table:table-cell office:value-type="string">
            <text:p>Star Voyager </text:p>
          </table:table-cell>
          <table:table-cell table:number-columns-repeated="2" office:value-type="string">
            <text:p>Imagic</text:p>
          </table:table-cell>
          <table:table-cell office:value-type="string">
            <text:p>Shooter</text:p>
          </table:table-cell>
          <table:table-cell office:value-type="string">
            <text:p>3.5</text:p>
          </table:table-cell>
          <table:table-cell table:style-name="Default" office:value-type="string">
            <text:p>1-2 Players</text:p>
          </table:table-cell>
          <table:table-cell office:value-type="string">
            <text:p>Star Voyager is an action game similar to Star Raiders. You control the space ship Star Voyager from a first person perspective; your objective is to make your way through seven star portals to save the Capital Starport, destroying enemy ships along the way. On each level there will be multiple enemies to destroy; typically they appear first in the distance, then close in slowly while firing torpedoes at you. Using the Star Voyagers weapons (either lasers or photon torpedoes) you need to destroy the enemies before they destroy you. Once a star portal appears, you need to navigate your way through to reach the next level (don't crash into the portal walls, you'll be destroyed!). In addition to the main viewport, the bottom of the screen also contains a status bar which shows the number of enemies destroyed, your energy level, and a scanner to help locate enemies.Two player game variations are also included; in these one player controls Star Voyager, and the other player can choose to either control Star Voyagers weapons or the enemy ships.</text:p>
          </table:table-cell>
          <table:table-cell table:formula="of:=CONCATENATE(&quot;&lt;game name=&quot;;CHAR(34);[.A381];CHAR(34);&quot;&gt; &lt;year&gt;&quot;;[.B381];&quot;&lt;/year&gt; &lt;rating&gt;&quot;;[.C381];&quot;&lt;/rating&gt; &lt;title&gt;&quot;;[.D381];&quot;&lt;/title&gt; &lt;pub&gt;&quot;;[.E381];&quot;&lt;/pub&gt; &lt;dev&gt;&quot;;[.F381];&quot;&lt;/dev&gt; &lt;genre&gt;&quot;;[.G381];&quot;&lt;/genre&gt; &lt;score&gt;&quot;;[.H381];&quot;&lt;/score&gt; &lt;player&gt;&quot;;[.I381];&quot;&lt;/player&gt; &lt;story&gt;&quot;;[.J381];&quot;&lt;/story&gt; &lt;/game&gt;&quot;)" office:value-type="string" office:string-value="&lt;game name=&quot;Star Voyager (USA)&quot;&gt; &lt;year&gt;1982&lt;/year&gt; &lt;rating&gt;ESRB - E (Everyone)&lt;/rating&gt; &lt;title&gt;Star Voyager &lt;/title&gt; &lt;pub&gt;Imagic&lt;/pub&gt; &lt;dev&gt;Imagic&lt;/dev&gt; &lt;genre&gt;Shooter&lt;/genre&gt; &lt;score&gt;3.5&lt;/score&gt; &lt;player&gt;1-2 Players&lt;/player&gt; &lt;story&gt;Star Voyager is an action game similar to Star Raiders. You control the space ship Star Voyager from a first person perspective; your objective is to make your way through seven star portals to save the Capital Starport, destroying enemy ships along the way. On each level there will be multiple enemies to destroy; typically they appear first in the distance, then close in slowly while firing torpedoes at you. Using the Star Voyagers weapons (either lasers or photon torpedoes) you need to destroy the enemies before they destroy you. Once a star portal appears, you need to navigate your way through to reach the next level (don't crash into the portal walls, you'll be destroyed!). In addition to the main viewport, the bottom of the screen also contains a status bar which shows the number of enemies destroyed, your energy level, and a scanner to help locate enemies.Two player game variations are also included; in these one player controls Star Voyager, and the other player can choose to either control Star Voyagers weapons or the enemy ships.&lt;/story&gt; &lt;/game&gt;">
            <text:p>&lt;game name="Star Voyager (USA)"&gt; &lt;year&gt;1982&lt;/year&gt; &lt;rating&gt;ESRB - E (Everyone)&lt;/rating&gt; &lt;title&gt;Star Voyager &lt;/title&gt; &lt;pub&gt;Imagic&lt;/pub&gt; &lt;dev&gt;Imagic&lt;/dev&gt; &lt;genre&gt;Shooter&lt;/genre&gt; &lt;score&gt;3.5&lt;/score&gt; &lt;player&gt;1-2 Players&lt;/player&gt; &lt;story&gt;Star Voyager is an action game similar to Star Raiders. You control the space ship Star Voyager from a first person perspective; your objective is to make your way through seven star portals to save the Capital Starport, destroying enemy ships along the way. On each level there will be multiple enemies to destroy; typically they appear first in the distance, then close in slowly while firing torpedoes at you. Using the Star Voyagers weapons (either lasers or photon torpedoes) you need to destroy the enemies before they destroy you. Once a star portal appears, you need to navigate your way through to reach the next level (don't crash into the portal walls, you'll be destroyed!). In addition to the main viewport, the bottom of the screen also contains a status bar which shows the number of enemies destroyed, your energy level, and a scanner to help locate enemies.Two player game variations are also included; in these one player controls Star Voyager, and the other player can choose to either control Star Voyagers weapons or the enemy ships.&lt;/story&gt; &lt;/game&gt;</text:p>
          </table:table-cell>
        </table:table-row>
        <table:table-row table:style-name="ro1">
          <table:table-cell office:value-type="string">
            <text:p>Star Wars - Jedi Arena (USA)</text:p>
          </table:table-cell>
          <table:table-cell office:value-type="string">
            <text:p>1983</text:p>
          </table:table-cell>
          <table:table-cell office:value-type="string">
            <text:p>ESRB - E (Everyone)</text:p>
          </table:table-cell>
          <table:table-cell office:value-type="string">
            <text:p>Star Wars - Jedi Arena </text:p>
          </table:table-cell>
          <table:table-cell table:number-columns-repeated="2" office:value-type="string">
            <text:p>Parker Brothers</text:p>
          </table:table-cell>
          <table:table-cell office:value-type="string">
            <text:p>Action</text:p>
          </table:table-cell>
          <table:table-cell office:value-type="string">
            <text:p>2.1</text:p>
          </table:table-cell>
          <table:table-cell table:style-name="Default" office:value-type="string">
            <text:p>1-2 Players</text:p>
          </table:table-cell>
          <table:table-cell office:value-type="string">
            <text:p>In Jedi Arena, you have to face an opponent in the arena to see who is the true Jedi master. Wandering throughout the arena is a seeker which is capable of firing laser bolts. To be victorious you need to destroy your opponents shield by having the seeker fire laser bolts at it. You are armed only with a light saber which is used to control the direction of the laser bolts you fire, as well as block incoming fire from your opponent. The first player to break through the other players shield wins a point, and the first player to 3 points wins the match! Several game options are included which control the speed of the seeker, or even make the seeker invisible.</text:p>
          </table:table-cell>
          <table:table-cell table:formula="of:=CONCATENATE(&quot;&lt;game name=&quot;;CHAR(34);[.A382];CHAR(34);&quot;&gt; &lt;year&gt;&quot;;[.B382];&quot;&lt;/year&gt; &lt;rating&gt;&quot;;[.C382];&quot;&lt;/rating&gt; &lt;title&gt;&quot;;[.D382];&quot;&lt;/title&gt; &lt;pub&gt;&quot;;[.E382];&quot;&lt;/pub&gt; &lt;dev&gt;&quot;;[.F382];&quot;&lt;/dev&gt; &lt;genre&gt;&quot;;[.G382];&quot;&lt;/genre&gt; &lt;score&gt;&quot;;[.H382];&quot;&lt;/score&gt; &lt;player&gt;&quot;;[.I382];&quot;&lt;/player&gt; &lt;story&gt;&quot;;[.J382];&quot;&lt;/story&gt; &lt;/game&gt;&quot;)" office:value-type="string" office:string-value="&lt;game name=&quot;Star Wars - Jedi Arena (USA)&quot;&gt; &lt;year&gt;1983&lt;/year&gt; &lt;rating&gt;ESRB - E (Everyone)&lt;/rating&gt; &lt;title&gt;Star Wars - Jedi Arena &lt;/title&gt; &lt;pub&gt;Parker Brothers&lt;/pub&gt; &lt;dev&gt;Parker Brothers&lt;/dev&gt; &lt;genre&gt;Action&lt;/genre&gt; &lt;score&gt;2.1&lt;/score&gt; &lt;player&gt;1-2 Players&lt;/player&gt; &lt;story&gt;In Jedi Arena, you have to face an opponent in the arena to see who is the true Jedi master. Wandering throughout the arena is a seeker which is capable of firing laser bolts. To be victorious you need to destroy your opponents shield by having the seeker fire laser bolts at it. You are armed only with a light saber which is used to control the direction of the laser bolts you fire, as well as block incoming fire from your opponent. The first player to break through the other players shield wins a point, and the first player to 3 points wins the match! Several game options are included which control the speed of the seeker, or even make the seeker invisible.&lt;/story&gt; &lt;/game&gt;">
            <text:p>&lt;game name="Star Wars - Jedi Arena (USA)"&gt; &lt;year&gt;1983&lt;/year&gt; &lt;rating&gt;ESRB - E (Everyone)&lt;/rating&gt; &lt;title&gt;Star Wars - Jedi Arena &lt;/title&gt; &lt;pub&gt;Parker Brothers&lt;/pub&gt; &lt;dev&gt;Parker Brothers&lt;/dev&gt; &lt;genre&gt;Action&lt;/genre&gt; &lt;score&gt;2.1&lt;/score&gt; &lt;player&gt;1-2 Players&lt;/player&gt; &lt;story&gt;In Jedi Arena, you have to face an opponent in the arena to see who is the true Jedi master. Wandering throughout the arena is a seeker which is capable of firing laser bolts. To be victorious you need to destroy your opponents shield by having the seeker fire laser bolts at it. You are armed only with a light saber which is used to control the direction of the laser bolts you fire, as well as block incoming fire from your opponent. The first player to break through the other players shield wins a point, and the first player to 3 points wins the match! Several game options are included which control the speed of the seeker, or even make the seeker invisible.&lt;/story&gt; &lt;/game&gt;</text:p>
          </table:table-cell>
        </table:table-row>
        <table:table-row table:style-name="ro1">
          <table:table-cell office:value-type="string">
            <text:p>Star Wars - Return of the Jedi - Death Star Battle (USA)</text:p>
          </table:table-cell>
          <table:table-cell office:value-type="string">
            <text:p>1983</text:p>
          </table:table-cell>
          <table:table-cell office:value-type="string">
            <text:p>ESRB - E (Everyone)</text:p>
          </table:table-cell>
          <table:table-cell office:value-type="string">
            <text:p>Star Wars - Return of the Jedi - Death Star Battle </text:p>
          </table:table-cell>
          <table:table-cell table:number-columns-repeated="2" office:value-type="string">
            <text:p>Parker Brothers</text:p>
          </table:table-cell>
          <table:table-cell office:value-type="string">
            <text:p>Shooter</text:p>
          </table:table-cell>
          <table:table-cell office:value-type="string">
            <text:p>2.7</text:p>
          </table:table-cell>
          <table:table-cell table:style-name="Default" office:value-type="string">
            <text:p>1-2 Players</text:p>
          </table:table-cell>
          <table:table-cell office:value-type="string">
            <text:p>Death Star Battle is loosely based on the events of "Star Wars, Part 6: Return of the Jedi". Your task is to destroy the Death Star before its construction is finished. You start the task outside the shield perimeter of the Death Star. There you'll have to combat different imperial vessels and avoid the death ray while waiting for an opportunity to slip through one of the random openings in the energy shield. After reaching the Death Star you must reduce its structure up to the point where you can hit the core. In the following blow up of the station you must avoid collision with Death Star debris.After successful destruction the game will restart with increased difficulty (faster enemies, faster Death Star build up, etc).Overall difficulty can also be adjusted before starting the game.</text:p>
          </table:table-cell>
          <table:table-cell table:formula="of:=CONCATENATE(&quot;&lt;game name=&quot;;CHAR(34);[.A383];CHAR(34);&quot;&gt; &lt;year&gt;&quot;;[.B383];&quot;&lt;/year&gt; &lt;rating&gt;&quot;;[.C383];&quot;&lt;/rating&gt; &lt;title&gt;&quot;;[.D383];&quot;&lt;/title&gt; &lt;pub&gt;&quot;;[.E383];&quot;&lt;/pub&gt; &lt;dev&gt;&quot;;[.F383];&quot;&lt;/dev&gt; &lt;genre&gt;&quot;;[.G383];&quot;&lt;/genre&gt; &lt;score&gt;&quot;;[.H383];&quot;&lt;/score&gt; &lt;player&gt;&quot;;[.I383];&quot;&lt;/player&gt; &lt;story&gt;&quot;;[.J383];&quot;&lt;/story&gt; &lt;/game&gt;&quot;)" office:value-type="string" office:string-value="&lt;game name=&quot;Star Wars - Return of the Jedi - Death Star Battle (USA)&quot;&gt; &lt;year&gt;1983&lt;/year&gt; &lt;rating&gt;ESRB - E (Everyone)&lt;/rating&gt; &lt;title&gt;Star Wars - Return of the Jedi - Death Star Battle &lt;/title&gt; &lt;pub&gt;Parker Brothers&lt;/pub&gt; &lt;dev&gt;Parker Brothers&lt;/dev&gt; &lt;genre&gt;Shooter&lt;/genre&gt; &lt;score&gt;2.7&lt;/score&gt; &lt;player&gt;1-2 Players&lt;/player&gt; &lt;story&gt;Death Star Battle is loosely based on the events of &quot;Star Wars, Part 6: Return of the Jedi&quot;. Your task is to destroy the Death Star before its construction is finished. You start the task outside the shield perimeter of the Death Star. There you'll have to combat different imperial vessels and avoid the death ray while waiting for an opportunity to slip through one of the random openings in the energy shield. After reaching the Death Star you must reduce its structure up to the point where you can hit the core. In the following blow up of the station you must avoid collision with Death Star debris.After successful destruction the game will restart with increased difficulty (faster enemies, faster Death Star build up, etc).Overall difficulty can also be adjusted before starting the game.&lt;/story&gt; &lt;/game&gt;">
            <text:p>&lt;game name="Star Wars - Return of the Jedi - Death Star Battle (USA)"&gt; &lt;year&gt;1983&lt;/year&gt; &lt;rating&gt;ESRB - E (Everyone)&lt;/rating&gt; &lt;title&gt;Star Wars - Return of the Jedi - Death Star Battle &lt;/title&gt; &lt;pub&gt;Parker Brothers&lt;/pub&gt; &lt;dev&gt;Parker Brothers&lt;/dev&gt; &lt;genre&gt;Shooter&lt;/genre&gt; &lt;score&gt;2.7&lt;/score&gt; &lt;player&gt;1-2 Players&lt;/player&gt; &lt;story&gt;Death Star Battle is loosely based on the events of "Star Wars, Part 6: Return of the Jedi". Your task is to destroy the Death Star before its construction is finished. You start the task outside the shield perimeter of the Death Star. There you'll have to combat different imperial vessels and avoid the death ray while waiting for an opportunity to slip through one of the random openings in the energy shield. After reaching the Death Star you must reduce its structure up to the point where you can hit the core. In the following blow up of the station you must avoid collision with Death Star debris.After successful destruction the game will restart with increased difficulty (faster enemies, faster Death Star build up, etc).Overall difficulty can also be adjusted before starting the game.&lt;/story&gt; &lt;/game&gt;</text:p>
          </table:table-cell>
        </table:table-row>
        <table:table-row table:style-name="ro1">
          <table:table-cell office:value-type="string">
            <text:p>Star Wars - The Arcade Game (USA)</text:p>
          </table:table-cell>
          <table:table-cell office:value-type="string">
            <text:p>1984</text:p>
          </table:table-cell>
          <table:table-cell office:value-type="string">
            <text:p>ESRB - E (Everyone)</text:p>
          </table:table-cell>
          <table:table-cell office:value-type="string">
            <text:p>Star Wars - The Arcade Game </text:p>
          </table:table-cell>
          <table:table-cell office:value-type="string">
            <text:p>Parker Brothers</text:p>
          </table:table-cell>
          <table:table-cell office:value-type="string">
            <text:p>Atari, Inc.</text:p>
          </table:table-cell>
          <table:table-cell office:value-type="string">
            <text:p>Shooter</text:p>
          </table:table-cell>
          <table:table-cell office:value-type="string">
            <text:p>3.0</text:p>
          </table:table-cell>
          <table:table-cell table:style-name="Default" office:value-type="string">
            <text:p>1 Player</text:p>
          </table:table-cell>
          <table:table-cell office:value-type="string">
            <text:p>Conversion of Atari Games' first-person shoot 'em up based around the original Star Wars film. You take on the role of Luke Skywalker, aiming to destroy the Death Star - which, as any fan knows, involves attacking the 'weak spot' near the exhaust. To even get to this you have to pass swarms of TIE Fighters. Complete the game and it loops back around at ever-increasing difficulty. The game uses vector graphics, which allow lots of action at high speed on comparatively slow systems.</text:p>
          </table:table-cell>
          <table:table-cell table:formula="of:=CONCATENATE(&quot;&lt;game name=&quot;;CHAR(34);[.A384];CHAR(34);&quot;&gt; &lt;year&gt;&quot;;[.B384];&quot;&lt;/year&gt; &lt;rating&gt;&quot;;[.C384];&quot;&lt;/rating&gt; &lt;title&gt;&quot;;[.D384];&quot;&lt;/title&gt; &lt;pub&gt;&quot;;[.E384];&quot;&lt;/pub&gt; &lt;dev&gt;&quot;;[.F384];&quot;&lt;/dev&gt; &lt;genre&gt;&quot;;[.G384];&quot;&lt;/genre&gt; &lt;score&gt;&quot;;[.H384];&quot;&lt;/score&gt; &lt;player&gt;&quot;;[.I384];&quot;&lt;/player&gt; &lt;story&gt;&quot;;[.J384];&quot;&lt;/story&gt; &lt;/game&gt;&quot;)" office:value-type="string" office:string-value="&lt;game name=&quot;Star Wars - The Arcade Game (USA)&quot;&gt; &lt;year&gt;1984&lt;/year&gt; &lt;rating&gt;ESRB - E (Everyone)&lt;/rating&gt; &lt;title&gt;Star Wars - The Arcade Game &lt;/title&gt; &lt;pub&gt;Parker Brothers&lt;/pub&gt; &lt;dev&gt;Atari, Inc.&lt;/dev&gt; &lt;genre&gt;Shooter&lt;/genre&gt; &lt;score&gt;3.0&lt;/score&gt; &lt;player&gt;1 Player&lt;/player&gt; &lt;story&gt;Conversion of Atari Games' first-person shoot 'em up based around the original Star Wars film. You take on the role of Luke Skywalker, aiming to destroy the Death Star - which, as any fan knows, involves attacking the 'weak spot' near the exhaust. To even get to this you have to pass swarms of TIE Fighters. Complete the game and it loops back around at ever-increasing difficulty. The game uses vector graphics, which allow lots of action at high speed on comparatively slow systems.&lt;/story&gt; &lt;/game&gt;">
            <text:p>&lt;game name="Star Wars - The Arcade Game (USA)"&gt; &lt;year&gt;1984&lt;/year&gt; &lt;rating&gt;ESRB - E (Everyone)&lt;/rating&gt; &lt;title&gt;Star Wars - The Arcade Game &lt;/title&gt; &lt;pub&gt;Parker Brothers&lt;/pub&gt; &lt;dev&gt;Atari, Inc.&lt;/dev&gt; &lt;genre&gt;Shooter&lt;/genre&gt; &lt;score&gt;3.0&lt;/score&gt; &lt;player&gt;1 Player&lt;/player&gt; &lt;story&gt;Conversion of Atari Games' first-person shoot 'em up based around the original Star Wars film. You take on the role of Luke Skywalker, aiming to destroy the Death Star - which, as any fan knows, involves attacking the 'weak spot' near the exhaust. To even get to this you have to pass swarms of TIE Fighters. Complete the game and it loops back around at ever-increasing difficulty. The game uses vector graphics, which allow lots of action at high speed on comparatively slow systems.&lt;/story&gt; &lt;/game&gt;</text:p>
          </table:table-cell>
        </table:table-row>
        <table:table-row table:style-name="ro1">
          <table:table-cell office:value-type="string">
            <text:p>Star Wars - The Empire Strikes Back (USA)</text:p>
          </table:table-cell>
          <table:table-cell office:value-type="string">
            <text:p>1982</text:p>
          </table:table-cell>
          <table:table-cell office:value-type="string">
            <text:p>ESRB - E (Everyone)</text:p>
          </table:table-cell>
          <table:table-cell office:value-type="string">
            <text:p>Star Wars - The Empire Strikes Back </text:p>
          </table:table-cell>
          <table:table-cell table:number-columns-repeated="2" office:value-type="string">
            <text:p>Parker Brothers</text:p>
          </table:table-cell>
          <table:table-cell office:value-type="string">
            <text:p>Shoot-'Em-Up</text:p>
          </table:table-cell>
          <table:table-cell office:value-type="string">
            <text:p>3.8</text:p>
          </table:table-cell>
          <table:table-cell table:style-name="Default" office:value-type="string">
            <text:p>1-2 Players</text:p>
          </table:table-cell>
          <table:table-cell office:value-type="string">
            <text:p>Star Wars: The Empire Strikes Back recreates a scene from the movie of the same name. You are on the icy planet of Hoth, and Imperial Walkers are closing in on the rebel power generator. As the pilot of a snowspeeder, you need to take out as many of the walkers as you can. The walkers are heavily armoured, and it will take a lot of fire power to destroy one! The game is played on a large, scrolling screen with a radar screen at the bottom to help keep track of where the enemy is located. If a walker reaches the power generator, or you run out of snowspeeders the game is over. Good luck, and may the force be with you!</text:p>
          </table:table-cell>
          <table:table-cell table:formula="of:=CONCATENATE(&quot;&lt;game name=&quot;;CHAR(34);[.A385];CHAR(34);&quot;&gt; &lt;year&gt;&quot;;[.B385];&quot;&lt;/year&gt; &lt;rating&gt;&quot;;[.C385];&quot;&lt;/rating&gt; &lt;title&gt;&quot;;[.D385];&quot;&lt;/title&gt; &lt;pub&gt;&quot;;[.E385];&quot;&lt;/pub&gt; &lt;dev&gt;&quot;;[.F385];&quot;&lt;/dev&gt; &lt;genre&gt;&quot;;[.G385];&quot;&lt;/genre&gt; &lt;score&gt;&quot;;[.H385];&quot;&lt;/score&gt; &lt;player&gt;&quot;;[.I385];&quot;&lt;/player&gt; &lt;story&gt;&quot;;[.J385];&quot;&lt;/story&gt; &lt;/game&gt;&quot;)" office:value-type="string" office:string-value="&lt;game name=&quot;Star Wars - The Empire Strikes Back (USA)&quot;&gt; &lt;year&gt;1982&lt;/year&gt; &lt;rating&gt;ESRB - E (Everyone)&lt;/rating&gt; &lt;title&gt;Star Wars - The Empire Strikes Back &lt;/title&gt; &lt;pub&gt;Parker Brothers&lt;/pub&gt; &lt;dev&gt;Parker Brothers&lt;/dev&gt; &lt;genre&gt;Shoot-'Em-Up&lt;/genre&gt; &lt;score&gt;3.8&lt;/score&gt; &lt;player&gt;1-2 Players&lt;/player&gt; &lt;story&gt;Star Wars: The Empire Strikes Back recreates a scene from the movie of the same name. You are on the icy planet of Hoth, and Imperial Walkers are closing in on the rebel power generator. As the pilot of a snowspeeder, you need to take out as many of the walkers as you can. The walkers are heavily armoured, and it will take a lot of fire power to destroy one! The game is played on a large, scrolling screen with a radar screen at the bottom to help keep track of where the enemy is located. If a walker reaches the power generator, or you run out of snowspeeders the game is over. Good luck, and may the force be with you!&lt;/story&gt; &lt;/game&gt;">
            <text:p>&lt;game name="Star Wars - The Empire Strikes Back (USA)"&gt; &lt;year&gt;1982&lt;/year&gt; &lt;rating&gt;ESRB - E (Everyone)&lt;/rating&gt; &lt;title&gt;Star Wars - The Empire Strikes Back &lt;/title&gt; &lt;pub&gt;Parker Brothers&lt;/pub&gt; &lt;dev&gt;Parker Brothers&lt;/dev&gt; &lt;genre&gt;Shoot-'Em-Up&lt;/genre&gt; &lt;score&gt;3.8&lt;/score&gt; &lt;player&gt;1-2 Players&lt;/player&gt; &lt;story&gt;Star Wars: The Empire Strikes Back recreates a scene from the movie of the same name. You are on the icy planet of Hoth, and Imperial Walkers are closing in on the rebel power generator. As the pilot of a snowspeeder, you need to take out as many of the walkers as you can. The walkers are heavily armoured, and it will take a lot of fire power to destroy one! The game is played on a large, scrolling screen with a radar screen at the bottom to help keep track of where the enemy is located. If a walker reaches the power generator, or you run out of snowspeeders the game is over. Good luck, and may the force be with you!&lt;/story&gt; &lt;/game&gt;</text:p>
          </table:table-cell>
        </table:table-row>
        <table:table-row table:style-name="ro1">
          <table:table-cell office:value-type="string">
            <text:p>Stargate (USA)</text:p>
          </table:table-cell>
          <table:table-cell office:value-type="string">
            <text:p>1984</text:p>
          </table:table-cell>
          <table:table-cell office:value-type="string">
            <text:p>ESRB - E (Everyone)</text:p>
          </table:table-cell>
          <table:table-cell office:value-type="string">
            <text:p>Stargate </text:p>
          </table:table-cell>
          <table:table-cell office:value-type="string">
            <text:p>Atari, Inc.</text:p>
          </table:table-cell>
          <table:table-cell office:value-type="string">
            <text:p>Williams Electronics Inc.</text:p>
          </table:table-cell>
          <table:table-cell office:value-type="string">
            <text:p>Shoot-'Em-Up</text:p>
          </table:table-cell>
          <table:table-cell office:value-type="string">
            <text:p>3.5</text:p>
          </table:table-cell>
          <table:table-cell table:style-name="Default" office:value-type="string">
            <text:p>1 Player</text:p>
          </table:table-cell>
          <table:table-cell office:value-type="string">
            <text:p>Save the humanoids from the impending aliens in the sequel to Defender. The task is still rescuing humanoids before Landers can turn them into Mutants, while avoiding and shooting other foes, however you must now carry humanoids to safety through the Stargate of the title. Entering this Stargate not only warps you to the nearest humanoid in jeopardy, but can also warp you ahead (while on the first 15 levels) if you enter it with 4 or more humanoids, and give you extra lives if you warp with 10 humanoids, so there is a trade-off between guaranteeing the safety of existing humanoids, and trying to advance your positionThere are more enemies on screen than ever before. The Inviso button makes you invisible to enemies, but also to yourself, so you will have to follow your bullets to work out where on the screen you are.</text:p>
          </table:table-cell>
          <table:table-cell table:formula="of:=CONCATENATE(&quot;&lt;game name=&quot;;CHAR(34);[.A386];CHAR(34);&quot;&gt; &lt;year&gt;&quot;;[.B386];&quot;&lt;/year&gt; &lt;rating&gt;&quot;;[.C386];&quot;&lt;/rating&gt; &lt;title&gt;&quot;;[.D386];&quot;&lt;/title&gt; &lt;pub&gt;&quot;;[.E386];&quot;&lt;/pub&gt; &lt;dev&gt;&quot;;[.F386];&quot;&lt;/dev&gt; &lt;genre&gt;&quot;;[.G386];&quot;&lt;/genre&gt; &lt;score&gt;&quot;;[.H386];&quot;&lt;/score&gt; &lt;player&gt;&quot;;[.I386];&quot;&lt;/player&gt; &lt;story&gt;&quot;;[.J386];&quot;&lt;/story&gt; &lt;/game&gt;&quot;)" office:value-type="string" office:string-value="&lt;game name=&quot;Stargate (USA)&quot;&gt; &lt;year&gt;1984&lt;/year&gt; &lt;rating&gt;ESRB - E (Everyone)&lt;/rating&gt; &lt;title&gt;Stargate &lt;/title&gt; &lt;pub&gt;Atari, Inc.&lt;/pub&gt; &lt;dev&gt;Williams Electronics Inc.&lt;/dev&gt; &lt;genre&gt;Shoot-'Em-Up&lt;/genre&gt; &lt;score&gt;3.5&lt;/score&gt; &lt;player&gt;1 Player&lt;/player&gt; &lt;story&gt;Save the humanoids from the impending aliens in the sequel to Defender. The task is still rescuing humanoids before Landers can turn them into Mutants, while avoiding and shooting other foes, however you must now carry humanoids to safety through the Stargate of the title. Entering this Stargate not only warps you to the nearest humanoid in jeopardy, but can also warp you ahead (while on the first 15 levels) if you enter it with 4 or more humanoids, and give you extra lives if you warp with 10 humanoids, so there is a trade-off between guaranteeing the safety of existing humanoids, and trying to advance your positionThere are more enemies on screen than ever before. The Inviso button makes you invisible to enemies, but also to yourself, so you will have to follow your bullets to work out where on the screen you are.&lt;/story&gt; &lt;/game&gt;">
            <text:p>&lt;game name="Stargate (USA)"&gt; &lt;year&gt;1984&lt;/year&gt; &lt;rating&gt;ESRB - E (Everyone)&lt;/rating&gt; &lt;title&gt;Stargate &lt;/title&gt; &lt;pub&gt;Atari, Inc.&lt;/pub&gt; &lt;dev&gt;Williams Electronics Inc.&lt;/dev&gt; &lt;genre&gt;Shoot-'Em-Up&lt;/genre&gt; &lt;score&gt;3.5&lt;/score&gt; &lt;player&gt;1 Player&lt;/player&gt; &lt;story&gt;Save the humanoids from the impending aliens in the sequel to Defender. The task is still rescuing humanoids before Landers can turn them into Mutants, while avoiding and shooting other foes, however you must now carry humanoids to safety through the Stargate of the title. Entering this Stargate not only warps you to the nearest humanoid in jeopardy, but can also warp you ahead (while on the first 15 levels) if you enter it with 4 or more humanoids, and give you extra lives if you warp with 10 humanoids, so there is a trade-off between guaranteeing the safety of existing humanoids, and trying to advance your positionThere are more enemies on screen than ever before. The Inviso button makes you invisible to enemies, but also to yourself, so you will have to follow your bullets to work out where on the screen you are.&lt;/story&gt; &lt;/game&gt;</text:p>
          </table:table-cell>
        </table:table-row>
        <table:table-row table:style-name="ro1">
          <table:table-cell office:value-type="string">
            <text:p>Stargunner (USA)</text:p>
          </table:table-cell>
          <table:table-cell office:value-type="string">
            <text:p>1982</text:p>
          </table:table-cell>
          <table:table-cell office:value-type="string">
            <text:p>ESRB - E (Everyone)</text:p>
          </table:table-cell>
          <table:table-cell office:value-type="string">
            <text:p>Stargunner </text:p>
          </table:table-cell>
          <table:table-cell table:number-columns-repeated="2" office:value-type="string">
            <text:p>Telesys</text:p>
          </table:table-cell>
          <table:table-cell office:value-type="string">
            <text:p>Shoot-'Em-Up</text:p>
          </table:table-cell>
          <table:table-cell office:value-type="string">
            <text:p>3.2</text:p>
          </table:table-cell>
          <table:table-cell table:style-name="Default" office:value-type="string">
            <text:p>1-2 Players</text:p>
          </table:table-cell>
          <table:table-cell office:value-type="string">
            <text:p>Players take the role of a stargunner for the Yarthae Empire. The Empire is being invaded by the Sphyzygi. The stargunner must destroy their invading ships but beware of the bombs dropped by the Sphyzygi droid, Bobo.This game is similar to Defender without the humanoids to rescue. Players must fly around the screen, shooting any incoming ships that appear. Watch out for the satellite-like object, at the top of the screen, as it drops bombs. Play simply continues <text:s/>from wave after wave of ships, until the player loses their last ship.</text:p>
          </table:table-cell>
          <table:table-cell table:formula="of:=CONCATENATE(&quot;&lt;game name=&quot;;CHAR(34);[.A387];CHAR(34);&quot;&gt; &lt;year&gt;&quot;;[.B387];&quot;&lt;/year&gt; &lt;rating&gt;&quot;;[.C387];&quot;&lt;/rating&gt; &lt;title&gt;&quot;;[.D387];&quot;&lt;/title&gt; &lt;pub&gt;&quot;;[.E387];&quot;&lt;/pub&gt; &lt;dev&gt;&quot;;[.F387];&quot;&lt;/dev&gt; &lt;genre&gt;&quot;;[.G387];&quot;&lt;/genre&gt; &lt;score&gt;&quot;;[.H387];&quot;&lt;/score&gt; &lt;player&gt;&quot;;[.I387];&quot;&lt;/player&gt; &lt;story&gt;&quot;;[.J387];&quot;&lt;/story&gt; &lt;/game&gt;&quot;)" office:value-type="string" office:string-value="&lt;game name=&quot;Stargunner (USA)&quot;&gt; &lt;year&gt;1982&lt;/year&gt; &lt;rating&gt;ESRB - E (Everyone)&lt;/rating&gt; &lt;title&gt;Stargunner &lt;/title&gt; &lt;pub&gt;Telesys&lt;/pub&gt; &lt;dev&gt;Telesys&lt;/dev&gt; &lt;genre&gt;Shoot-'Em-Up&lt;/genre&gt; &lt;score&gt;3.2&lt;/score&gt; &lt;player&gt;1-2 Players&lt;/player&gt; &lt;story&gt;Players take the role of a stargunner for the Yarthae Empire. The Empire is being invaded by the Sphyzygi. The stargunner must destroy their invading ships but beware of the bombs dropped by the Sphyzygi droid, Bobo.This game is similar to Defender without the humanoids to rescue. Players must fly around the screen, shooting any incoming ships that appear. Watch out for the satellite-like object, at the top of the screen, as it drops bombs. Play simply continues  from wave after wave of ships, until the player loses their last ship.&lt;/story&gt; &lt;/game&gt;">
            <text:p>&lt;game name="Stargunner (USA)"&gt; &lt;year&gt;1982&lt;/year&gt; &lt;rating&gt;ESRB - E (Everyone)&lt;/rating&gt; &lt;title&gt;Stargunner &lt;/title&gt; &lt;pub&gt;Telesys&lt;/pub&gt; &lt;dev&gt;Telesys&lt;/dev&gt; &lt;genre&gt;Shoot-'Em-Up&lt;/genre&gt; &lt;score&gt;3.2&lt;/score&gt; &lt;player&gt;1-2 Players&lt;/player&gt; &lt;story&gt;Players take the role of a stargunner for the Yarthae Empire. The Empire is being invaded by the Sphyzygi. The stargunner must destroy their invading ships but beware of the bombs dropped by the Sphyzygi droid, Bobo.This game is similar to Defender without the humanoids to rescue. Players must fly around the screen, shooting any incoming ships that appear. Watch out for the satellite-like object, at the top of the screen, as it drops bombs. Play simply continues <text:s/>from wave after wave of ships, until the player loses their last ship.&lt;/story&gt; &lt;/game&gt;</text:p>
          </table:table-cell>
        </table:table-row>
        <table:table-row table:style-name="ro1">
          <table:table-cell office:value-type="string">
            <text:p>StarMaster (USA)</text:p>
          </table:table-cell>
          <table:table-cell office:value-type="string">
            <text:p>1982</text:p>
          </table:table-cell>
          <table:table-cell office:value-type="string">
            <text:p>ESRB - E (Everyone)</text:p>
          </table:table-cell>
          <table:table-cell office:value-type="string">
            <text:p>StarMaster </text:p>
          </table:table-cell>
          <table:table-cell table:number-columns-repeated="2" office:value-type="string">
            <text:p>Activision, Inc.</text:p>
          </table:table-cell>
          <table:table-cell office:value-type="string">
            <text:p>Shooter</text:p>
          </table:table-cell>
          <table:table-cell office:value-type="string">
            <text:p>3.0</text:p>
          </table:table-cell>
          <table:table-cell table:style-name="Default" office:value-type="string">
            <text:p>1 Player</text:p>
          </table:table-cell>
          <table:table-cell office:value-type="string">
            <text:p>A cockpit view space shooter very similar to Star Raiders but not requiring a keypad. In your starship, you must warp to sectors of space containing enemy starships. Here you will engage and destroy them before they can surround and destroy your starbases. <text:s text:c="2"/>In a starbase sector, use your joystick to guide your reticle to the starbase when it is near you for repair and/or refueling. In a fight, you can take damage. If you see a L, it meas your lasers are out of commission. This mean you cannot fire (this is not good in a fight!). If you see a W, it means your warp drive is damaged. You will use twice as much fuel when warping. If you see an S, it means your shields are out. If you are hit again with no shields, you will be destroyed. If you see an R, it means your radar is damaged. You will not be able to see the enemies on the starmap until you get the radar fixed. All your starbases will still show with damaged radar except any that have been destroyed. When warping, if the screen at the bottom is green, you are headed to an empty sector. If it is red, you are headed to a sector with enemies in it. If it is blue, you are headed to a sector with a starbase in it. The game ends when either all the enemies are destroyed or you are destroyed. Your final score is determined by your base score plus 100 points per enemy destroyed minus 500 points per starbase destroyed minus 100 points per each time you docked at a starbase minus 1 point per stardate.</text:p>
          </table:table-cell>
          <table:table-cell table:formula="of:=CONCATENATE(&quot;&lt;game name=&quot;;CHAR(34);[.A388];CHAR(34);&quot;&gt; &lt;year&gt;&quot;;[.B388];&quot;&lt;/year&gt; &lt;rating&gt;&quot;;[.C388];&quot;&lt;/rating&gt; &lt;title&gt;&quot;;[.D388];&quot;&lt;/title&gt; &lt;pub&gt;&quot;;[.E388];&quot;&lt;/pub&gt; &lt;dev&gt;&quot;;[.F388];&quot;&lt;/dev&gt; &lt;genre&gt;&quot;;[.G388];&quot;&lt;/genre&gt; &lt;score&gt;&quot;;[.H388];&quot;&lt;/score&gt; &lt;player&gt;&quot;;[.I388];&quot;&lt;/player&gt; &lt;story&gt;&quot;;[.J388];&quot;&lt;/story&gt; &lt;/game&gt;&quot;)" office:value-type="string" office:string-value="&lt;game name=&quot;StarMaster (USA)&quot;&gt; &lt;year&gt;1982&lt;/year&gt; &lt;rating&gt;ESRB - E (Everyone)&lt;/rating&gt; &lt;title&gt;StarMaster &lt;/title&gt; &lt;pub&gt;Activision, Inc.&lt;/pub&gt; &lt;dev&gt;Activision, Inc.&lt;/dev&gt; &lt;genre&gt;Shooter&lt;/genre&gt; &lt;score&gt;3.0&lt;/score&gt; &lt;player&gt;1 Player&lt;/player&gt; &lt;story&gt;A cockpit view space shooter very similar to Star Raiders but not requiring a keypad. In your starship, you must warp to sectors of space containing enemy starships. Here you will engage and destroy them before they can surround and destroy your starbases.   In a starbase sector, use your joystick to guide your reticle to the starbase when it is near you for repair and/or refueling. In a fight, you can take damage. If you see a L, it meas your lasers are out of commission. This mean you cannot fire (this is not good in a fight!). If you see a W, it means your warp drive is damaged. You will use twice as much fuel when warping. If you see an S, it means your shields are out. If you are hit again with no shields, you will be destroyed. If you see an R, it means your radar is damaged. You will not be able to see the enemies on the starmap until you get the radar fixed. All your starbases will still show with damaged radar except any that have been destroyed. When warping, if the screen at the bottom is green, you are headed to an empty sector. If it is red, you are headed to a sector with enemies in it. If it is blue, you are headed to a sector with a starbase in it. The game ends when either all the enemies are destroyed or you are destroyed. Your final score is determined by your base score plus 100 points per enemy destroyed minus 500 points per starbase destroyed minus 100 points per each time you docked at a starbase minus 1 point per stardate.&lt;/story&gt; &lt;/game&gt;">
            <text:p>&lt;game name="StarMaster (USA)"&gt; &lt;year&gt;1982&lt;/year&gt; &lt;rating&gt;ESRB - E (Everyone)&lt;/rating&gt; &lt;title&gt;StarMaster &lt;/title&gt; &lt;pub&gt;Activision, Inc.&lt;/pub&gt; &lt;dev&gt;Activision, Inc.&lt;/dev&gt; &lt;genre&gt;Shooter&lt;/genre&gt; &lt;score&gt;3.0&lt;/score&gt; &lt;player&gt;1 Player&lt;/player&gt; &lt;story&gt;A cockpit view space shooter very similar to Star Raiders but not requiring a keypad. In your starship, you must warp to sectors of space containing enemy starships. Here you will engage and destroy them before they can surround and destroy your starbases. <text:s text:c="2"/>In a starbase sector, use your joystick to guide your reticle to the starbase when it is near you for repair and/or refueling. In a fight, you can take damage. If you see a L, it meas your lasers are out of commission. This mean you cannot fire (this is not good in a fight!). If you see a W, it means your warp drive is damaged. You will use twice as much fuel when warping. If you see an S, it means your shields are out. If you are hit again with no shields, you will be destroyed. If you see an R, it means your radar is damaged. You will not be able to see the enemies on the starmap until you get the radar fixed. All your starbases will still show with damaged radar except any that have been destroyed. When warping, if the screen at the bottom is green, you are headed to an empty sector. If it is red, you are headed to a sector with enemies in it. If it is blue, you are headed to a sector with a starbase in it. The game ends when either all the enemies are destroyed or you are destroyed. Your final score is determined by your base score plus 100 points per enemy destroyed minus 500 points per starbase destroyed minus 100 points per each time you docked at a starbase minus 1 point per stardate.&lt;/story&gt; &lt;/game&gt;</text:p>
          </table:table-cell>
        </table:table-row>
        <table:table-row table:style-name="ro1">
          <table:table-cell office:value-type="string">
            <text:p>Steeplechase (Europe)</text:p>
          </table:table-cell>
          <table:table-cell office:value-type="string">
            <text:p>1983</text:p>
          </table:table-cell>
          <table:table-cell office:value-type="string">
            <text:p>ESRB - E (Everyone)</text:p>
          </table:table-cell>
          <table:table-cell office:value-type="string">
            <text:p>Steeplechase </text:p>
          </table:table-cell>
          <table:table-cell table:number-columns-repeated="2" office:value-type="string">
            <text:p>Video Gems</text:p>
          </table:table-cell>
          <table:table-cell office:value-type="string">
            <text:p>Sports/Horse Racing</text:p>
          </table:table-cell>
          <table:table-cell office:value-type="string">
            <text:p>2.2</text:p>
          </table:table-cell>
          <table:table-cell table:style-name="Default" office:value-type="string">
            <text:p>1 Player</text:p>
          </table:table-cell>
          <table:table-cell office:value-type="string">
            <text:p>This is a hurdles horse race. The horse's names, from bottom to top, are: Lucky Devil, Absent Mind, Just Missed and Little Dictator. You play as one of the jockeys and must reach the right side of the screen first. The horse runs and hurdles come at you from the right. To jump these hurdles, you turn the paddle to set the height of the jump, as indicated by the marker on the right. You press the button to jump. The better you jump, the faster your horse goes. After 3 minutes, if no one has gotten all the way to the right, the race ends and whoever was in the lead wins. There are 6 game variations. In games 1, 2 and 3, the distance between the hurdles is uniform with the computer-controlled horse's racing ability being poor, good and excellent, respectively. In games 4, 5 and 6, the the distance between the hurdles is random with the computer-controlled horse's racing ability being poor, good and excellent, respectively.</text:p>
          </table:table-cell>
          <table:table-cell table:formula="of:=CONCATENATE(&quot;&lt;game name=&quot;;CHAR(34);[.A389];CHAR(34);&quot;&gt; &lt;year&gt;&quot;;[.B389];&quot;&lt;/year&gt; &lt;rating&gt;&quot;;[.C389];&quot;&lt;/rating&gt; &lt;title&gt;&quot;;[.D389];&quot;&lt;/title&gt; &lt;pub&gt;&quot;;[.E389];&quot;&lt;/pub&gt; &lt;dev&gt;&quot;;[.F389];&quot;&lt;/dev&gt; &lt;genre&gt;&quot;;[.G389];&quot;&lt;/genre&gt; &lt;score&gt;&quot;;[.H389];&quot;&lt;/score&gt; &lt;player&gt;&quot;;[.I389];&quot;&lt;/player&gt; &lt;story&gt;&quot;;[.J389];&quot;&lt;/story&gt; &lt;/game&gt;&quot;)" office:value-type="string" office:string-value="&lt;game name=&quot;Steeplechase (Europe)&quot;&gt; &lt;year&gt;1983&lt;/year&gt; &lt;rating&gt;ESRB - E (Everyone)&lt;/rating&gt; &lt;title&gt;Steeplechase &lt;/title&gt; &lt;pub&gt;Video Gems&lt;/pub&gt; &lt;dev&gt;Video Gems&lt;/dev&gt; &lt;genre&gt;Sports/Horse Racing&lt;/genre&gt; &lt;score&gt;2.2&lt;/score&gt; &lt;player&gt;1 Player&lt;/player&gt; &lt;story&gt;This is a hurdles horse race. The horse's names, from bottom to top, are: Lucky Devil, Absent Mind, Just Missed and Little Dictator. You play as one of the jockeys and must reach the right side of the screen first. The horse runs and hurdles come at you from the right. To jump these hurdles, you turn the paddle to set the height of the jump, as indicated by the marker on the right. You press the button to jump. The better you jump, the faster your horse goes. After 3 minutes, if no one has gotten all the way to the right, the race ends and whoever was in the lead wins. There are 6 game variations. In games 1, 2 and 3, the distance between the hurdles is uniform with the computer-controlled horse's racing ability being poor, good and excellent, respectively. In games 4, 5 and 6, the the distance between the hurdles is random with the computer-controlled horse's racing ability being poor, good and excellent, respectively.&lt;/story&gt; &lt;/game&gt;">
            <text:p>&lt;game name="Steeplechase (Europe)"&gt; &lt;year&gt;1983&lt;/year&gt; &lt;rating&gt;ESRB - E (Everyone)&lt;/rating&gt; &lt;title&gt;Steeplechase &lt;/title&gt; &lt;pub&gt;Video Gems&lt;/pub&gt; &lt;dev&gt;Video Gems&lt;/dev&gt; &lt;genre&gt;Sports/Horse Racing&lt;/genre&gt; &lt;score&gt;2.2&lt;/score&gt; &lt;player&gt;1 Player&lt;/player&gt; &lt;story&gt;This is a hurdles horse race. The horse's names, from bottom to top, are: Lucky Devil, Absent Mind, Just Missed and Little Dictator. You play as one of the jockeys and must reach the right side of the screen first. The horse runs and hurdles come at you from the right. To jump these hurdles, you turn the paddle to set the height of the jump, as indicated by the marker on the right. You press the button to jump. The better you jump, the faster your horse goes. After 3 minutes, if no one has gotten all the way to the right, the race ends and whoever was in the lead wins. There are 6 game variations. In games 1, 2 and 3, the distance between the hurdles is uniform with the computer-controlled horse's racing ability being poor, good and excellent, respectively. In games 4, 5 and 6, the the distance between the hurdles is random with the computer-controlled horse's racing ability being poor, good and excellent, respectively.&lt;/story&gt; &lt;/game&gt;</text:p>
          </table:table-cell>
        </table:table-row>
        <table:table-row table:style-name="ro1">
          <table:table-cell office:value-type="string">
            <text:p>Steeplechase (USA)</text:p>
          </table:table-cell>
          <table:table-cell office:value-type="string">
            <text:p>1980</text:p>
          </table:table-cell>
          <table:table-cell office:value-type="string">
            <text:p>ESRB - E (Everyone)</text:p>
          </table:table-cell>
          <table:table-cell office:value-type="string">
            <text:p>Steeplechase </text:p>
          </table:table-cell>
          <table:table-cell office:value-type="string">
            <text:p>Sears, Roebuck and Co.</text:p>
          </table:table-cell>
          <table:table-cell office:value-type="string">
            <text:p>Atari, Inc.</text:p>
          </table:table-cell>
          <table:table-cell office:value-type="string">
            <text:p>Sports/Horse Racing</text:p>
          </table:table-cell>
          <table:table-cell office:value-type="string">
            <text:p>2.7</text:p>
          </table:table-cell>
          <table:table-cell table:style-name="Default" office:value-type="string">
            <text:p>1-4 Players</text:p>
          </table:table-cell>
          <table:table-cell office:value-type="string">
            <text:p>This is a hurdles horse race.The horse's names, from bottom to top, are: Lucky Devil, Absent Mind, Just Missed and Little Dictator. You play as one of the jockeys and must reach the right side of the screen first. The horse runs and hurdles come at you from the right. To jump these hurdles, you turn the paddle to set the height of the jump, as indicated by the marker on the right. You press the button to jump. The better you jump, the faster your horse goes. After 3 minutes, if no one has gotten all the way to the right, the race ends and whoever was in the lead wins.There are 6 game variations. In games 1, 2 and 3, the distance between the hurdles is uniform with the computer-controlled horse's racing ability being poor, good and excellent, respectively.In games 4, 5 and 6, the the distance between the hurdles is random with the computer-controlled horse's racing ability being poor, good and excellent, respectively.The difficulty switches are not used.</text:p>
          </table:table-cell>
          <table:table-cell table:formula="of:=CONCATENATE(&quot;&lt;game name=&quot;;CHAR(34);[.A390];CHAR(34);&quot;&gt; &lt;year&gt;&quot;;[.B390];&quot;&lt;/year&gt; &lt;rating&gt;&quot;;[.C390];&quot;&lt;/rating&gt; &lt;title&gt;&quot;;[.D390];&quot;&lt;/title&gt; &lt;pub&gt;&quot;;[.E390];&quot;&lt;/pub&gt; &lt;dev&gt;&quot;;[.F390];&quot;&lt;/dev&gt; &lt;genre&gt;&quot;;[.G390];&quot;&lt;/genre&gt; &lt;score&gt;&quot;;[.H390];&quot;&lt;/score&gt; &lt;player&gt;&quot;;[.I390];&quot;&lt;/player&gt; &lt;story&gt;&quot;;[.J390];&quot;&lt;/story&gt; &lt;/game&gt;&quot;)" office:value-type="string" office:string-value="&lt;game name=&quot;Steeplechase (USA)&quot;&gt; &lt;year&gt;1980&lt;/year&gt; &lt;rating&gt;ESRB - E (Everyone)&lt;/rating&gt; &lt;title&gt;Steeplechase &lt;/title&gt; &lt;pub&gt;Sears, Roebuck and Co.&lt;/pub&gt; &lt;dev&gt;Atari, Inc.&lt;/dev&gt; &lt;genre&gt;Sports/Horse Racing&lt;/genre&gt; &lt;score&gt;2.7&lt;/score&gt; &lt;player&gt;1-4 Players&lt;/player&gt; &lt;story&gt;This is a hurdles horse race.The horse's names, from bottom to top, are: Lucky Devil, Absent Mind, Just Missed and Little Dictator. You play as one of the jockeys and must reach the right side of the screen first. The horse runs and hurdles come at you from the right. To jump these hurdles, you turn the paddle to set the height of the jump, as indicated by the marker on the right. You press the button to jump. The better you jump, the faster your horse goes. After 3 minutes, if no one has gotten all the way to the right, the race ends and whoever was in the lead wins.There are 6 game variations. In games 1, 2 and 3, the distance between the hurdles is uniform with the computer-controlled horse's racing ability being poor, good and excellent, respectively.In games 4, 5 and 6, the the distance between the hurdles is random with the computer-controlled horse's racing ability being poor, good and excellent, respectively.The difficulty switches are not used.&lt;/story&gt; &lt;/game&gt;">
            <text:p>&lt;game name="Steeplechase (USA)"&gt; &lt;year&gt;1980&lt;/year&gt; &lt;rating&gt;ESRB - E (Everyone)&lt;/rating&gt; &lt;title&gt;Steeplechase &lt;/title&gt; &lt;pub&gt;Sears, Roebuck and Co.&lt;/pub&gt; &lt;dev&gt;Atari, Inc.&lt;/dev&gt; &lt;genre&gt;Sports/Horse Racing&lt;/genre&gt; &lt;score&gt;2.7&lt;/score&gt; &lt;player&gt;1-4 Players&lt;/player&gt; &lt;story&gt;This is a hurdles horse race.The horse's names, from bottom to top, are: Lucky Devil, Absent Mind, Just Missed and Little Dictator. You play as one of the jockeys and must reach the right side of the screen first. The horse runs and hurdles come at you from the right. To jump these hurdles, you turn the paddle to set the height of the jump, as indicated by the marker on the right. You press the button to jump. The better you jump, the faster your horse goes. After 3 minutes, if no one has gotten all the way to the right, the race ends and whoever was in the lead wins.There are 6 game variations. In games 1, 2 and 3, the distance between the hurdles is uniform with the computer-controlled horse's racing ability being poor, good and excellent, respectively.In games 4, 5 and 6, the the distance between the hurdles is random with the computer-controlled horse's racing ability being poor, good and excellent, respectively.The difficulty switches are not used.&lt;/story&gt; &lt;/game&gt;</text:p>
          </table:table-cell>
        </table:table-row>
        <table:table-row table:style-name="ro1">
          <table:table-cell office:value-type="string">
            <text:p>Stellar Track (USA)</text:p>
          </table:table-cell>
          <table:table-cell office:value-type="string">
            <text:p>1980</text:p>
          </table:table-cell>
          <table:table-cell office:value-type="string">
            <text:p>ESRB - E (Everyone)</text:p>
          </table:table-cell>
          <table:table-cell office:value-type="string">
            <text:p>Stellar Track </text:p>
          </table:table-cell>
          <table:table-cell office:value-type="string">
            <text:p>Sears, Roebuck and Co.</text:p>
          </table:table-cell>
          <table:table-cell office:value-type="string">
            <text:p>Atari, Inc.</text:p>
          </table:table-cell>
          <table:table-cell office:value-type="string">
            <text:p>Strategy</text:p>
          </table:table-cell>
          <table:table-cell office:value-type="string">
            <text:p>3.1</text:p>
          </table:table-cell>
          <table:table-cell table:style-name="Default" office:value-type="string">
            <text:p>1 Player</text:p>
          </table:table-cell>
          <table:table-cell office:value-type="string">
            <text:p>This is an Atari 2600 version of a Star Trek game found on many college mainframes. Like those mainframe programs, it has no graphics, only text. You use the joystick, moving left or right, to select the command you want then press the red button. You then move the joystick left or right to select set the parameters of that command, if there are any. You start by pressing Reset or Select to choose how many enemies you must kill in how many stardates. </text:p>
          </table:table-cell>
          <table:table-cell table:formula="of:=CONCATENATE(&quot;&lt;game name=&quot;;CHAR(34);[.A391];CHAR(34);&quot;&gt; &lt;year&gt;&quot;;[.B391];&quot;&lt;/year&gt; &lt;rating&gt;&quot;;[.C391];&quot;&lt;/rating&gt; &lt;title&gt;&quot;;[.D391];&quot;&lt;/title&gt; &lt;pub&gt;&quot;;[.E391];&quot;&lt;/pub&gt; &lt;dev&gt;&quot;;[.F391];&quot;&lt;/dev&gt; &lt;genre&gt;&quot;;[.G391];&quot;&lt;/genre&gt; &lt;score&gt;&quot;;[.H391];&quot;&lt;/score&gt; &lt;player&gt;&quot;;[.I391];&quot;&lt;/player&gt; &lt;story&gt;&quot;;[.J391];&quot;&lt;/story&gt; &lt;/game&gt;&quot;)" office:value-type="string" office:string-value="&lt;game name=&quot;Stellar Track (USA)&quot;&gt; &lt;year&gt;1980&lt;/year&gt; &lt;rating&gt;ESRB - E (Everyone)&lt;/rating&gt; &lt;title&gt;Stellar Track &lt;/title&gt; &lt;pub&gt;Sears, Roebuck and Co.&lt;/pub&gt; &lt;dev&gt;Atari, Inc.&lt;/dev&gt; &lt;genre&gt;Strategy&lt;/genre&gt; &lt;score&gt;3.1&lt;/score&gt; &lt;player&gt;1 Player&lt;/player&gt; &lt;story&gt;This is an Atari 2600 version of a Star Trek game found on many college mainframes. Like those mainframe programs, it has no graphics, only text. You use the joystick, moving left or right, to select the command you want then press the red button. You then move the joystick left or right to select set the parameters of that command, if there are any. You start by pressing Reset or Select to choose how many enemies you must kill in how many stardates. &lt;/story&gt; &lt;/game&gt;">
            <text:p>&lt;game name="Stellar Track (USA)"&gt; &lt;year&gt;1980&lt;/year&gt; &lt;rating&gt;ESRB - E (Everyone)&lt;/rating&gt; &lt;title&gt;Stellar Track &lt;/title&gt; &lt;pub&gt;Sears, Roebuck and Co.&lt;/pub&gt; &lt;dev&gt;Atari, Inc.&lt;/dev&gt; &lt;genre&gt;Strategy&lt;/genre&gt; &lt;score&gt;3.1&lt;/score&gt; &lt;player&gt;1 Player&lt;/player&gt; &lt;story&gt;This is an Atari 2600 version of a Star Trek game found on many college mainframes. Like those mainframe programs, it has no graphics, only text. You use the joystick, moving left or right, to select the command you want then press the red button. You then move the joystick left or right to select set the parameters of that command, if there are any. You start by pressing Reset or Select to choose how many enemies you must kill in how many stardates. &lt;/story&gt; &lt;/game&gt;</text:p>
          </table:table-cell>
        </table:table-row>
        <table:table-row table:style-name="ro1">
          <table:table-cell office:value-type="string">
            <text:p>Stone Age (Brazil)</text:p>
          </table:table-cell>
          <table:table-cell office:value-type="string">
            <text:p>1983</text:p>
          </table:table-cell>
          <table:table-cell office:value-type="string">
            <text:p>ESRB - E (Everyone)</text:p>
          </table:table-cell>
          <table:table-cell office:value-type="string">
            <text:p>Stone Age</text:p>
          </table:table-cell>
          <table:table-cell table:number-columns-repeated="2" office:value-type="string">
            <text:p>CCE</text:p>
          </table:table-cell>
          <table:table-cell office:value-type="string">
            <text:p>Action</text:p>
          </table:table-cell>
          <table:table-cell office:value-type="string">
            <text:p>2.5</text:p>
          </table:table-cell>
          <table:table-cell table:style-name="Default" office:value-type="string">
            <text:p>1-2 Players</text:p>
          </table:table-cell>
          <table:table-cell office:value-type="string">
            <text:p>Stone Age is an Action game, published by GCEn, which was cancelled before it was released.</text:p>
          </table:table-cell>
          <table:table-cell table:formula="of:=CONCATENATE(&quot;&lt;game name=&quot;;CHAR(34);[.A392];CHAR(34);&quot;&gt; &lt;year&gt;&quot;;[.B392];&quot;&lt;/year&gt; &lt;rating&gt;&quot;;[.C392];&quot;&lt;/rating&gt; &lt;title&gt;&quot;;[.D392];&quot;&lt;/title&gt; &lt;pub&gt;&quot;;[.E392];&quot;&lt;/pub&gt; &lt;dev&gt;&quot;;[.F392];&quot;&lt;/dev&gt; &lt;genre&gt;&quot;;[.G392];&quot;&lt;/genre&gt; &lt;score&gt;&quot;;[.H392];&quot;&lt;/score&gt; &lt;player&gt;&quot;;[.I392];&quot;&lt;/player&gt; &lt;story&gt;&quot;;[.J392];&quot;&lt;/story&gt; &lt;/game&gt;&quot;)" office:value-type="string" office:string-value="&lt;game name=&quot;Stone Age (Brazil)&quot;&gt; &lt;year&gt;1983&lt;/year&gt; &lt;rating&gt;ESRB - E (Everyone)&lt;/rating&gt; &lt;title&gt;Stone Age&lt;/title&gt; &lt;pub&gt;CCE&lt;/pub&gt; &lt;dev&gt;CCE&lt;/dev&gt; &lt;genre&gt;Action&lt;/genre&gt; &lt;score&gt;2.5&lt;/score&gt; &lt;player&gt;1-2 Players&lt;/player&gt; &lt;story&gt;Stone Age is an Action game, published by GCEn, which was cancelled before it was released.&lt;/story&gt; &lt;/game&gt;">
            <text:p>&lt;game name="Stone Age (Brazil)"&gt; &lt;year&gt;1983&lt;/year&gt; &lt;rating&gt;ESRB - E (Everyone)&lt;/rating&gt; &lt;title&gt;Stone Age&lt;/title&gt; &lt;pub&gt;CCE&lt;/pub&gt; &lt;dev&gt;CCE&lt;/dev&gt; &lt;genre&gt;Action&lt;/genre&gt; &lt;score&gt;2.5&lt;/score&gt; &lt;player&gt;1-2 Players&lt;/player&gt; &lt;story&gt;Stone Age is an Action game, published by GCEn, which was cancelled before it was released.&lt;/story&gt; &lt;/game&gt;</text:p>
          </table:table-cell>
        </table:table-row>
        <table:table-row table:style-name="ro1">
          <table:table-cell office:value-type="string">
            <text:p>Strategy X (USA)</text:p>
          </table:table-cell>
          <table:table-cell office:value-type="string">
            <text:p>1983</text:p>
          </table:table-cell>
          <table:table-cell office:value-type="string">
            <text:p>ESRB - E (Everyone)</text:p>
          </table:table-cell>
          <table:table-cell office:value-type="string">
            <text:p>Strategy X </text:p>
          </table:table-cell>
          <table:table-cell table:number-columns-repeated="2" office:value-type="string">
            <text:p>Konami</text:p>
          </table:table-cell>
          <table:table-cell office:value-type="string">
            <text:p>Shooter</text:p>
          </table:table-cell>
          <table:table-cell office:value-type="string">
            <text:p>4.0</text:p>
          </table:table-cell>
          <table:table-cell table:style-name="Default" office:value-type="string">
            <text:p>1-2 Players</text:p>
          </table:table-cell>
          <table:table-cell office:value-type="string">
            <text:p>This is the Atari 2600 version of the Konami Industry Co. Ltd. arcade game.You are a tank that must get past obstacles and avoid enemy fire to reach a base at the far end on the course. You must not delay, however, as you will run out of fuel. There are fuel depots along the course that can refill you but be warned that sometimes the enemy guns will destroy these before you can grab it.You start with three tanks. If you run out of fuel, are shot or run into a wall or enemy gun, you lose a tank. In two player game, you alternate tanks each time you die.</text:p>
          </table:table-cell>
          <table:table-cell table:formula="of:=CONCATENATE(&quot;&lt;game name=&quot;;CHAR(34);[.A393];CHAR(34);&quot;&gt; &lt;year&gt;&quot;;[.B393];&quot;&lt;/year&gt; &lt;rating&gt;&quot;;[.C393];&quot;&lt;/rating&gt; &lt;title&gt;&quot;;[.D393];&quot;&lt;/title&gt; &lt;pub&gt;&quot;;[.E393];&quot;&lt;/pub&gt; &lt;dev&gt;&quot;;[.F393];&quot;&lt;/dev&gt; &lt;genre&gt;&quot;;[.G393];&quot;&lt;/genre&gt; &lt;score&gt;&quot;;[.H393];&quot;&lt;/score&gt; &lt;player&gt;&quot;;[.I393];&quot;&lt;/player&gt; &lt;story&gt;&quot;;[.J393];&quot;&lt;/story&gt; &lt;/game&gt;&quot;)" office:value-type="string" office:string-value="&lt;game name=&quot;Strategy X (USA)&quot;&gt; &lt;year&gt;1983&lt;/year&gt; &lt;rating&gt;ESRB - E (Everyone)&lt;/rating&gt; &lt;title&gt;Strategy X &lt;/title&gt; &lt;pub&gt;Konami&lt;/pub&gt; &lt;dev&gt;Konami&lt;/dev&gt; &lt;genre&gt;Shooter&lt;/genre&gt; &lt;score&gt;4.0&lt;/score&gt; &lt;player&gt;1-2 Players&lt;/player&gt; &lt;story&gt;This is the Atari 2600 version of the Konami Industry Co. Ltd. arcade game.You are a tank that must get past obstacles and avoid enemy fire to reach a base at the far end on the course. You must not delay, however, as you will run out of fuel. There are fuel depots along the course that can refill you but be warned that sometimes the enemy guns will destroy these before you can grab it.You start with three tanks. If you run out of fuel, are shot or run into a wall or enemy gun, you lose a tank. In two player game, you alternate tanks each time you die.&lt;/story&gt; &lt;/game&gt;">
            <text:p>&lt;game name="Strategy X (USA)"&gt; &lt;year&gt;1983&lt;/year&gt; &lt;rating&gt;ESRB - E (Everyone)&lt;/rating&gt; &lt;title&gt;Strategy X &lt;/title&gt; &lt;pub&gt;Konami&lt;/pub&gt; &lt;dev&gt;Konami&lt;/dev&gt; &lt;genre&gt;Shooter&lt;/genre&gt; &lt;score&gt;4.0&lt;/score&gt; &lt;player&gt;1-2 Players&lt;/player&gt; &lt;story&gt;This is the Atari 2600 version of the Konami Industry Co. Ltd. arcade game.You are a tank that must get past obstacles and avoid enemy fire to reach a base at the far end on the course. You must not delay, however, as you will run out of fuel. There are fuel depots along the course that can refill you but be warned that sometimes the enemy guns will destroy these before you can grab it.You start with three tanks. If you run out of fuel, are shot or run into a wall or enemy gun, you lose a tank. In two player game, you alternate tanks each time you die.&lt;/story&gt; &lt;/game&gt;</text:p>
          </table:table-cell>
        </table:table-row>
        <table:table-row table:style-name="ro1">
          <table:table-cell office:value-type="string">
            <text:p>Strawberry Shortcake - Musical Match-Ups (USA)</text:p>
          </table:table-cell>
          <table:table-cell office:value-type="string">
            <text:p>1983</text:p>
          </table:table-cell>
          <table:table-cell office:value-type="string">
            <text:p>ESRB - E (Everyone)</text:p>
          </table:table-cell>
          <table:table-cell office:value-type="string">
            <text:p>Strawberry Shortcake - Musical Match-Ups </text:p>
          </table:table-cell>
          <table:table-cell table:number-columns-repeated="2" office:value-type="string">
            <text:p>Parker Brothers</text:p>
          </table:table-cell>
          <table:table-cell office:value-type="string">
            <text:p>Educational</text:p>
          </table:table-cell>
          <table:table-cell office:value-type="string">
            <text:p>2.2</text:p>
          </table:table-cell>
          <table:table-cell table:style-name="Default" office:value-type="string">
            <text:p>1 Player</text:p>
          </table:table-cell>
          <table:table-cell office:value-type="string">
            <text:p>Strawberry Shortcake Musical Match-Ups is a puzzle game where you try to straighten out mixed up Strawberryland characters within a given time limit. When the game begins, a mixed up character will appear on the screen and you need to change the head, body, and legs until they are all from a single character. If a complete character is correctly formed, the character will perform a dance and you will hear their musical theme; if an incomplete character is formed, the musical theme heard will be partially from each of the characters you did create. Several levels of difficulty are included which dictate the time limit and which character needs to be created. In the easier levels, the character you must create will be indicated by text at the bottom of the screen. In the more difficult levels, you must create a character based on the theme song that plays.</text:p>
          </table:table-cell>
          <table:table-cell table:formula="of:=CONCATENATE(&quot;&lt;game name=&quot;;CHAR(34);[.A394];CHAR(34);&quot;&gt; &lt;year&gt;&quot;;[.B394];&quot;&lt;/year&gt; &lt;rating&gt;&quot;;[.C394];&quot;&lt;/rating&gt; &lt;title&gt;&quot;;[.D394];&quot;&lt;/title&gt; &lt;pub&gt;&quot;;[.E394];&quot;&lt;/pub&gt; &lt;dev&gt;&quot;;[.F394];&quot;&lt;/dev&gt; &lt;genre&gt;&quot;;[.G394];&quot;&lt;/genre&gt; &lt;score&gt;&quot;;[.H394];&quot;&lt;/score&gt; &lt;player&gt;&quot;;[.I394];&quot;&lt;/player&gt; &lt;story&gt;&quot;;[.J394];&quot;&lt;/story&gt; &lt;/game&gt;&quot;)" office:value-type="string" office:string-value="&lt;game name=&quot;Strawberry Shortcake - Musical Match-Ups (USA)&quot;&gt; &lt;year&gt;1983&lt;/year&gt; &lt;rating&gt;ESRB - E (Everyone)&lt;/rating&gt; &lt;title&gt;Strawberry Shortcake - Musical Match-Ups &lt;/title&gt; &lt;pub&gt;Parker Brothers&lt;/pub&gt; &lt;dev&gt;Parker Brothers&lt;/dev&gt; &lt;genre&gt;Educational&lt;/genre&gt; &lt;score&gt;2.2&lt;/score&gt; &lt;player&gt;1 Player&lt;/player&gt; &lt;story&gt;Strawberry Shortcake Musical Match-Ups is a puzzle game where you try to straighten out mixed up Strawberryland characters within a given time limit. When the game begins, a mixed up character will appear on the screen and you need to change the head, body, and legs until they are all from a single character. If a complete character is correctly formed, the character will perform a dance and you will hear their musical theme; if an incomplete character is formed, the musical theme heard will be partially from each of the characters you did create. Several levels of difficulty are included which dictate the time limit and which character needs to be created. In the easier levels, the character you must create will be indicated by text at the bottom of the screen. In the more difficult levels, you must create a character based on the theme song that plays.&lt;/story&gt; &lt;/game&gt;">
            <text:p>&lt;game name="Strawberry Shortcake - Musical Match-Ups (USA)"&gt; &lt;year&gt;1983&lt;/year&gt; &lt;rating&gt;ESRB - E (Everyone)&lt;/rating&gt; &lt;title&gt;Strawberry Shortcake - Musical Match-Ups &lt;/title&gt; &lt;pub&gt;Parker Brothers&lt;/pub&gt; &lt;dev&gt;Parker Brothers&lt;/dev&gt; &lt;genre&gt;Educational&lt;/genre&gt; &lt;score&gt;2.2&lt;/score&gt; &lt;player&gt;1 Player&lt;/player&gt; &lt;story&gt;Strawberry Shortcake Musical Match-Ups is a puzzle game where you try to straighten out mixed up Strawberryland characters within a given time limit. When the game begins, a mixed up character will appear on the screen and you need to change the head, body, and legs until they are all from a single character. If a complete character is correctly formed, the character will perform a dance and you will hear their musical theme; if an incomplete character is formed, the musical theme heard will be partially from each of the characters you did create. Several levels of difficulty are included which dictate the time limit and which character needs to be created. In the easier levels, the character you must create will be indicated by text at the bottom of the screen. In the more difficult levels, you must create a character based on the theme song that plays.&lt;/story&gt; &lt;/game&gt;</text:p>
          </table:table-cell>
        </table:table-row>
        <table:table-row table:style-name="ro1">
          <table:table-cell office:value-type="string">
            <text:p>Street Racer (USA)</text:p>
          </table:table-cell>
          <table:table-cell office:value-type="string">
            <text:p>1977</text:p>
          </table:table-cell>
          <table:table-cell office:value-type="string">
            <text:p>ESRB - E (Everyone)</text:p>
          </table:table-cell>
          <table:table-cell office:value-type="string">
            <text:p>Street Racer </text:p>
          </table:table-cell>
          <table:table-cell office:value-type="string">
            <text:p>Sears, Roebuck and Co.</text:p>
          </table:table-cell>
          <table:table-cell office:value-type="string">
            <text:p>Atari, Inc.</text:p>
          </table:table-cell>
          <table:table-cell office:value-type="string">
            <text:p>Driving</text:p>
          </table:table-cell>
          <table:table-cell office:value-type="string">
            <text:p>1.2</text:p>
          </table:table-cell>
          <table:table-cell table:style-name="Default" office:value-type="string">
            <text:p>1-4 Players</text:p>
          </table:table-cell>
          <table:table-cell office:value-type="string">
            <text:p>Street Racer is an action racing game for one to four players played from an overhead view. The screen is split into two lanes; in one or two player games, each player has a lane. In three and four player games, players must share the lanes. Each game has a two minute and sixteen second time limit, and your goal is to earn as many points as possible by the end of this time. In addition to the basic racing version, several other game variations are included as well. The games available are:Street Racer: This is the basic race car game. Points are earned by passing other cars.Slalom: Each player controls a skier and needs to slalom through the course to earn points.Dodgem: Each player controls a race car and needs to avoid the oncoming obstacles. One point is earned for successfully completing the race course.Jet Shooter: Each player controls a jet in this game. Points are earned for shooting down the various oncoming planes.Number Cruncher: Each player controls a motorcycle in this game variation. Various numbers will appear in the race track, and points are earned by running over the numbers.Scoop Ball: Each player controls a race car with a scoop on the front. The goal is to scoop up the balls that appear in the raceway and then place them in a computer controlled car.</text:p>
          </table:table-cell>
          <table:table-cell table:formula="of:=CONCATENATE(&quot;&lt;game name=&quot;;CHAR(34);[.A395];CHAR(34);&quot;&gt; &lt;year&gt;&quot;;[.B395];&quot;&lt;/year&gt; &lt;rating&gt;&quot;;[.C395];&quot;&lt;/rating&gt; &lt;title&gt;&quot;;[.D395];&quot;&lt;/title&gt; &lt;pub&gt;&quot;;[.E395];&quot;&lt;/pub&gt; &lt;dev&gt;&quot;;[.F395];&quot;&lt;/dev&gt; &lt;genre&gt;&quot;;[.G395];&quot;&lt;/genre&gt; &lt;score&gt;&quot;;[.H395];&quot;&lt;/score&gt; &lt;player&gt;&quot;;[.I395];&quot;&lt;/player&gt; &lt;story&gt;&quot;;[.J395];&quot;&lt;/story&gt; &lt;/game&gt;&quot;)" office:value-type="string" office:string-value="&lt;game name=&quot;Street Racer (USA)&quot;&gt; &lt;year&gt;1977&lt;/year&gt; &lt;rating&gt;ESRB - E (Everyone)&lt;/rating&gt; &lt;title&gt;Street Racer &lt;/title&gt; &lt;pub&gt;Sears, Roebuck and Co.&lt;/pub&gt; &lt;dev&gt;Atari, Inc.&lt;/dev&gt; &lt;genre&gt;Driving&lt;/genre&gt; &lt;score&gt;1.2&lt;/score&gt; &lt;player&gt;1-4 Players&lt;/player&gt; &lt;story&gt;Street Racer is an action racing game for one to four players played from an overhead view. The screen is split into two lanes; in one or two player games, each player has a lane. In three and four player games, players must share the lanes. Each game has a two minute and sixteen second time limit, and your goal is to earn as many points as possible by the end of this time. In addition to the basic racing version, several other game variations are included as well. The games available are:Street Racer: This is the basic race car game. Points are earned by passing other cars.Slalom: Each player controls a skier and needs to slalom through the course to earn points.Dodgem: Each player controls a race car and needs to avoid the oncoming obstacles. One point is earned for successfully completing the race course.Jet Shooter: Each player controls a jet in this game. Points are earned for shooting down the various oncoming planes.Number Cruncher: Each player controls a motorcycle in this game variation. Various numbers will appear in the race track, and points are earned by running over the numbers.Scoop Ball: Each player controls a race car with a scoop on the front. The goal is to scoop up the balls that appear in the raceway and then place them in a computer controlled car.&lt;/story&gt; &lt;/game&gt;">
            <text:p>&lt;game name="Street Racer (USA)"&gt; &lt;year&gt;1977&lt;/year&gt; &lt;rating&gt;ESRB - E (Everyone)&lt;/rating&gt; &lt;title&gt;Street Racer &lt;/title&gt; &lt;pub&gt;Sears, Roebuck and Co.&lt;/pub&gt; &lt;dev&gt;Atari, Inc.&lt;/dev&gt; &lt;genre&gt;Driving&lt;/genre&gt; &lt;score&gt;1.2&lt;/score&gt; &lt;player&gt;1-4 Players&lt;/player&gt; &lt;story&gt;Street Racer is an action racing game for one to four players played from an overhead view. The screen is split into two lanes; in one or two player games, each player has a lane. In three and four player games, players must share the lanes. Each game has a two minute and sixteen second time limit, and your goal is to earn as many points as possible by the end of this time. In addition to the basic racing version, several other game variations are included as well. The games available are:Street Racer: This is the basic race car game. Points are earned by passing other cars.Slalom: Each player controls a skier and needs to slalom through the course to earn points.Dodgem: Each player controls a race car and needs to avoid the oncoming obstacles. One point is earned for successfully completing the race course.Jet Shooter: Each player controls a jet in this game. Points are earned for shooting down the various oncoming planes.Number Cruncher: Each player controls a motorcycle in this game variation. Various numbers will appear in the race track, and points are earned by running over the numbers.Scoop Ball: Each player controls a race car with a scoop on the front. The goal is to scoop up the balls that appear in the raceway and then place them in a computer controlled car.&lt;/story&gt; &lt;/game&gt;</text:p>
          </table:table-cell>
        </table:table-row>
        <table:table-row table:style-name="ro1">
          <table:table-cell office:value-type="string">
            <text:p>Stronghold (USA)</text:p>
          </table:table-cell>
          <table:table-cell office:value-type="string">
            <text:p>1983</text:p>
          </table:table-cell>
          <table:table-cell office:value-type="string">
            <text:p>ESRB - E (Everyone)</text:p>
          </table:table-cell>
          <table:table-cell office:value-type="string">
            <text:p>Stronghold </text:p>
          </table:table-cell>
          <table:table-cell table:number-columns-repeated="2" office:value-type="string">
            <text:p>CommaVid, Inc.</text:p>
          </table:table-cell>
          <table:table-cell office:value-type="string">
            <text:p>Shooter</text:p>
          </table:table-cell>
          <table:table-cell office:value-type="string">
            <text:p>2.5</text:p>
          </table:table-cell>
          <table:table-cell table:style-name="Default" office:value-type="string">
            <text:p>1 Player</text:p>
          </table:table-cell>
          <table:table-cell office:value-type="string">
            <text:p>You are sent to check out an abandoned asteroid base called Stronghold. As you approach, drones are launched from the surface. It may be abandoned but apparently the automatic defense system still works.You must shoot or avoid the drones. If the drones are cloned, and traveling in sets, shooting any drone in the set destroys all the ones in the set, if they are destroyable (see Game variations). You can move in any direction but cannot shoot straight left or right. You can shoot in any other direction, however. After you get past the drones, three shields form near the bottom of the screen. Also, interceptor and patrol ships appear. The interceptors track you and the patrol ships just move back and forth over the shields.You must shoot through the shields while dodging these ships so you can shoot the command crawler on the asteroid's surface. Be warned, though, that once there is a hole in the shield, the command crawler will shoot through it to destroy you. The crawler tries to stay below you but it is slow. In some game variations, the Mega-Field starts to form at the top of the screen, reducing your maneuvering room(see Game variations).Difficulty switchesThe difficulty switches determine what level you will start on.Both are set to B=start at level 1Left is set to A and right is set to B=start at level 9Left is set to B and right is set to A=start at level 17Both set to A=start at level 25Game variationsA=drones cannot be destroyed, only avoidedR=you will keep firing if you hold down the button (Rapid fire)M=Mega-Field is in the gameC=drones are cloned and travel in setsGame 1 R; MGame 2 A; R; MGame 3 MGame 4 A; MGame 5 RGame 6 A; RGame 7Game 8 AGame 9 R; M; CGame 10 A; R; M; CGame 11 M; CGame 12 A; CGame 13 R; CGame 14 A; R; CGame 15 CGame 16 A; C</text:p>
          </table:table-cell>
          <table:table-cell table:formula="of:=CONCATENATE(&quot;&lt;game name=&quot;;CHAR(34);[.A396];CHAR(34);&quot;&gt; &lt;year&gt;&quot;;[.B396];&quot;&lt;/year&gt; &lt;rating&gt;&quot;;[.C396];&quot;&lt;/rating&gt; &lt;title&gt;&quot;;[.D396];&quot;&lt;/title&gt; &lt;pub&gt;&quot;;[.E396];&quot;&lt;/pub&gt; &lt;dev&gt;&quot;;[.F396];&quot;&lt;/dev&gt; &lt;genre&gt;&quot;;[.G396];&quot;&lt;/genre&gt; &lt;score&gt;&quot;;[.H396];&quot;&lt;/score&gt; &lt;player&gt;&quot;;[.I396];&quot;&lt;/player&gt; &lt;story&gt;&quot;;[.J396];&quot;&lt;/story&gt; &lt;/game&gt;&quot;)" office:value-type="string" office:string-value="&lt;game name=&quot;Stronghold (USA)&quot;&gt; &lt;year&gt;1983&lt;/year&gt; &lt;rating&gt;ESRB - E (Everyone)&lt;/rating&gt; &lt;title&gt;Stronghold &lt;/title&gt; &lt;pub&gt;CommaVid, Inc.&lt;/pub&gt; &lt;dev&gt;CommaVid, Inc.&lt;/dev&gt; &lt;genre&gt;Shooter&lt;/genre&gt; &lt;score&gt;2.5&lt;/score&gt; &lt;player&gt;1 Player&lt;/player&gt; &lt;story&gt;You are sent to check out an abandoned asteroid base called Stronghold. As you approach, drones are launched from the surface. It may be abandoned but apparently the automatic defense system still works.You must shoot or avoid the drones. If the drones are cloned, and traveling in sets, shooting any drone in the set destroys all the ones in the set, if they are destroyable (see Game variations). You can move in any direction but cannot shoot straight left or right. You can shoot in any other direction, however. After you get past the drones, three shields form near the bottom of the screen. Also, interceptor and patrol ships appear. The interceptors track you and the patrol ships just move back and forth over the shields.You must shoot through the shields while dodging these ships so you can shoot the command crawler on the asteroid's surface. Be warned, though, that once there is a hole in the shield, the command crawler will shoot through it to destroy you. The crawler tries to stay below you but it is slow. In some game variations, the Mega-Field starts to form at the top of the screen, reducing your maneuvering room(see Game variations).Difficulty switchesThe difficulty switches determine what level you will start on.Both are set to B=start at level 1Left is set to A and right is set to B=start at level 9Left is set to B and right is set to A=start at level 17Both set to A=start at level 25Game variationsA=drones cannot be destroyed, only avoidedR=you will keep firing if you hold down the button (Rapid fire)M=Mega-Field is in the gameC=drones are cloned and travel in setsGame 1 R; MGame 2 A; R; MGame 3 MGame 4 A; MGame 5 RGame 6 A; RGame 7Game 8 AGame 9 R; M; CGame 10 A; R; M; CGame 11 M; CGame 12 A; CGame 13 R; CGame 14 A; R; CGame 15 CGame 16 A; C&lt;/story&gt; &lt;/game&gt;">
            <text:p>&lt;game name="Stronghold (USA)"&gt; &lt;year&gt;1983&lt;/year&gt; &lt;rating&gt;ESRB - E (Everyone)&lt;/rating&gt; &lt;title&gt;Stronghold &lt;/title&gt; &lt;pub&gt;CommaVid, Inc.&lt;/pub&gt; &lt;dev&gt;CommaVid, Inc.&lt;/dev&gt; &lt;genre&gt;Shooter&lt;/genre&gt; &lt;score&gt;2.5&lt;/score&gt; &lt;player&gt;1 Player&lt;/player&gt; &lt;story&gt;You are sent to check out an abandoned asteroid base called Stronghold. As you approach, drones are launched from the surface. It may be abandoned but apparently the automatic defense system still works.You must shoot or avoid the drones. If the drones are cloned, and traveling in sets, shooting any drone in the set destroys all the ones in the set, if they are destroyable (see Game variations). You can move in any direction but cannot shoot straight left or right. You can shoot in any other direction, however. After you get past the drones, three shields form near the bottom of the screen. Also, interceptor and patrol ships appear. The interceptors track you and the patrol ships just move back and forth over the shields.You must shoot through the shields while dodging these ships so you can shoot the command crawler on the asteroid's surface. Be warned, though, that once there is a hole in the shield, the command crawler will shoot through it to destroy you. The crawler tries to stay below you but it is slow. In some game variations, the Mega-Field starts to form at the top of the screen, reducing your maneuvering room(see Game variations).Difficulty switchesThe difficulty switches determine what level you will start on.Both are set to B=start at level 1Left is set to A and right is set to B=start at level 9Left is set to B and right is set to A=start at level 17Both set to A=start at level 25Game variationsA=drones cannot be destroyed, only avoidedR=you will keep firing if you hold down the button (Rapid fire)M=Mega-Field is in the gameC=drones are cloned and travel in setsGame 1 R; MGame 2 A; R; MGame 3 MGame 4 A; MGame 5 RGame 6 A; RGame 7Game 8 AGame 9 R; M; CGame 10 A; R; M; CGame 11 M; CGame 12 A; CGame 13 R; CGame 14 A; R; CGame 15 CGame 16 A; C&lt;/story&gt; &lt;/game&gt;</text:p>
          </table:table-cell>
        </table:table-row>
        <table:table-row table:style-name="ro1">
          <table:table-cell office:value-type="string">
            <text:p>Sub-Scan (USA)</text:p>
          </table:table-cell>
          <table:table-cell office:value-type="string">
            <text:p>1982</text:p>
          </table:table-cell>
          <table:table-cell office:value-type="string">
            <text:p>ESRB - E (Everyone)</text:p>
          </table:table-cell>
          <table:table-cell office:value-type="string">
            <text:p>Sub-Scan </text:p>
          </table:table-cell>
          <table:table-cell table:number-columns-repeated="2" office:value-type="string">
            <text:p>SEGA Enterprises, Inc.</text:p>
          </table:table-cell>
          <table:table-cell office:value-type="string">
            <text:p>Shooter</text:p>
          </table:table-cell>
          <table:table-cell office:value-type="string">
            <text:p>3.1</text:p>
          </table:table-cell>
          <table:table-cell table:style-name="Default" office:value-type="string">
            <text:p>1 Player</text:p>
          </table:table-cell>
          <table:table-cell office:value-type="string">
            <text:p>Nighttime in the frigid North Atlantic. Home of the Great White Shark. The Giant Squid. And hundreds of deadly, killer subs. Enemy submarines, that have embarked on a suicide mission that will deal a death blow to our fleet. And only the Captain of one destroyer can stop them now. With an eye on the radar screen and a finger on the trigger, you frantically steam back and forth across the surface, laying down one depth charge pattern after another. The ping of the sonar fills the night. The sound of exploding depth charges fills the ocean, as you pick off one submarine after another, hoping you've picked the perfect moment to sink the glowing nuclear subs.</text:p>
          </table:table-cell>
          <table:table-cell table:formula="of:=CONCATENATE(&quot;&lt;game name=&quot;;CHAR(34);[.A397];CHAR(34);&quot;&gt; &lt;year&gt;&quot;;[.B397];&quot;&lt;/year&gt; &lt;rating&gt;&quot;;[.C397];&quot;&lt;/rating&gt; &lt;title&gt;&quot;;[.D397];&quot;&lt;/title&gt; &lt;pub&gt;&quot;;[.E397];&quot;&lt;/pub&gt; &lt;dev&gt;&quot;;[.F397];&quot;&lt;/dev&gt; &lt;genre&gt;&quot;;[.G397];&quot;&lt;/genre&gt; &lt;score&gt;&quot;;[.H397];&quot;&lt;/score&gt; &lt;player&gt;&quot;;[.I397];&quot;&lt;/player&gt; &lt;story&gt;&quot;;[.J397];&quot;&lt;/story&gt; &lt;/game&gt;&quot;)" office:value-type="string" office:string-value="&lt;game name=&quot;Sub-Scan (USA)&quot;&gt; &lt;year&gt;1982&lt;/year&gt; &lt;rating&gt;ESRB - E (Everyone)&lt;/rating&gt; &lt;title&gt;Sub-Scan &lt;/title&gt; &lt;pub&gt;SEGA Enterprises, Inc.&lt;/pub&gt; &lt;dev&gt;SEGA Enterprises, Inc.&lt;/dev&gt; &lt;genre&gt;Shooter&lt;/genre&gt; &lt;score&gt;3.1&lt;/score&gt; &lt;player&gt;1 Player&lt;/player&gt; &lt;story&gt;Nighttime in the frigid North Atlantic. Home of the Great White Shark. The Giant Squid. And hundreds of deadly, killer subs. Enemy submarines, that have embarked on a suicide mission that will deal a death blow to our fleet. And only the Captain of one destroyer can stop them now. With an eye on the radar screen and a finger on the trigger, you frantically steam back and forth across the surface, laying down one depth charge pattern after another. The ping of the sonar fills the night. The sound of exploding depth charges fills the ocean, as you pick off one submarine after another, hoping you've picked the perfect moment to sink the glowing nuclear subs.&lt;/story&gt; &lt;/game&gt;">
            <text:p>&lt;game name="Sub-Scan (USA)"&gt; &lt;year&gt;1982&lt;/year&gt; &lt;rating&gt;ESRB - E (Everyone)&lt;/rating&gt; &lt;title&gt;Sub-Scan &lt;/title&gt; &lt;pub&gt;SEGA Enterprises, Inc.&lt;/pub&gt; &lt;dev&gt;SEGA Enterprises, Inc.&lt;/dev&gt; &lt;genre&gt;Shooter&lt;/genre&gt; &lt;score&gt;3.1&lt;/score&gt; &lt;player&gt;1 Player&lt;/player&gt; &lt;story&gt;Nighttime in the frigid North Atlantic. Home of the Great White Shark. The Giant Squid. And hundreds of deadly, killer subs. Enemy submarines, that have embarked on a suicide mission that will deal a death blow to our fleet. And only the Captain of one destroyer can stop them now. With an eye on the radar screen and a finger on the trigger, you frantically steam back and forth across the surface, laying down one depth charge pattern after another. The ping of the sonar fills the night. The sound of exploding depth charges fills the ocean, as you pick off one submarine after another, hoping you've picked the perfect moment to sink the glowing nuclear subs.&lt;/story&gt; &lt;/game&gt;</text:p>
          </table:table-cell>
        </table:table-row>
        <table:table-row table:style-name="ro1">
          <table:table-cell office:value-type="string">
            <text:p>Submarine Commander (USA)</text:p>
          </table:table-cell>
          <table:table-cell office:value-type="string">
            <text:p>1982</text:p>
          </table:table-cell>
          <table:table-cell office:value-type="string">
            <text:p>ESRB - E (Everyone)</text:p>
          </table:table-cell>
          <table:table-cell office:value-type="string">
            <text:p>Submarine Commander </text:p>
          </table:table-cell>
          <table:table-cell office:value-type="string">
            <text:p>Sears, Roebuck and Co.</text:p>
          </table:table-cell>
          <table:table-cell office:value-type="string">
            <text:p>Atari, Inc.</text:p>
          </table:table-cell>
          <table:table-cell office:value-type="string">
            <text:p>Simulation</text:p>
          </table:table-cell>
          <table:table-cell office:value-type="string">
            <text:p>3.0</text:p>
          </table:table-cell>
          <table:table-cell table:style-name="Default" office:value-type="string">
            <text:p>1-2 Players</text:p>
          </table:table-cell>
          <table:table-cell office:value-type="string">
            <text:p>You're the commander of a submarine in enemy waters. <text:s/>Use your skills, radar, and luck to take down the enemy ships. <text:s/>With 8 difficulty settings there is a lot of the game to master as you must start to keep an eye on your fuel, torpedoes, radar, and enemy while avoiding depth charges as the difficulty rises. <text:s/>You can fire up to two torpedoes at a time. While enemy shows go by your periscope sink as many as you can. <text:s/>The periscope can turn 360 degrees and look off into the horizon or close to your sub. <text:s/>Some ships move slower than others, and one of the ships moves so fast that the only way to hit it is by tracking it by radar instead of visually.</text:p>
          </table:table-cell>
          <table:table-cell table:formula="of:=CONCATENATE(&quot;&lt;game name=&quot;;CHAR(34);[.A398];CHAR(34);&quot;&gt; &lt;year&gt;&quot;;[.B398];&quot;&lt;/year&gt; &lt;rating&gt;&quot;;[.C398];&quot;&lt;/rating&gt; &lt;title&gt;&quot;;[.D398];&quot;&lt;/title&gt; &lt;pub&gt;&quot;;[.E398];&quot;&lt;/pub&gt; &lt;dev&gt;&quot;;[.F398];&quot;&lt;/dev&gt; &lt;genre&gt;&quot;;[.G398];&quot;&lt;/genre&gt; &lt;score&gt;&quot;;[.H398];&quot;&lt;/score&gt; &lt;player&gt;&quot;;[.I398];&quot;&lt;/player&gt; &lt;story&gt;&quot;;[.J398];&quot;&lt;/story&gt; &lt;/game&gt;&quot;)" office:value-type="string" office:string-value="&lt;game name=&quot;Submarine Commander (USA)&quot;&gt; &lt;year&gt;1982&lt;/year&gt; &lt;rating&gt;ESRB - E (Everyone)&lt;/rating&gt; &lt;title&gt;Submarine Commander &lt;/title&gt; &lt;pub&gt;Sears, Roebuck and Co.&lt;/pub&gt; &lt;dev&gt;Atari, Inc.&lt;/dev&gt; &lt;genre&gt;Simulation&lt;/genre&gt; &lt;score&gt;3.0&lt;/score&gt; &lt;player&gt;1-2 Players&lt;/player&gt; &lt;story&gt;You're the commander of a submarine in enemy waters.  Use your skills, radar, and luck to take down the enemy ships.  With 8 difficulty settings there is a lot of the game to master as you must start to keep an eye on your fuel, torpedoes, radar, and enemy while avoiding depth charges as the difficulty rises.  You can fire up to two torpedoes at a time. While enemy shows go by your periscope sink as many as you can.  The periscope can turn 360 degrees and look off into the horizon or close to your sub.  Some ships move slower than others, and one of the ships moves so fast that the only way to hit it is by tracking it by radar instead of visually.&lt;/story&gt; &lt;/game&gt;">
            <text:p>&lt;game name="Submarine Commander (USA)"&gt; &lt;year&gt;1982&lt;/year&gt; &lt;rating&gt;ESRB - E (Everyone)&lt;/rating&gt; &lt;title&gt;Submarine Commander &lt;/title&gt; &lt;pub&gt;Sears, Roebuck and Co.&lt;/pub&gt; &lt;dev&gt;Atari, Inc.&lt;/dev&gt; &lt;genre&gt;Simulation&lt;/genre&gt; &lt;score&gt;3.0&lt;/score&gt; &lt;player&gt;1-2 Players&lt;/player&gt; &lt;story&gt;You're the commander of a submarine in enemy waters. <text:s/>Use your skills, radar, and luck to take down the enemy ships. <text:s/>With 8 difficulty settings there is a lot of the game to master as you must start to keep an eye on your fuel, torpedoes, radar, and enemy while avoiding depth charges as the difficulty rises. <text:s/>You can fire up to two torpedoes at a time. While enemy shows go by your periscope sink as many as you can. <text:s/>The periscope can turn 360 degrees and look off into the horizon or close to your sub. <text:s/>Some ships move slower than others, and one of the ships moves so fast that the only way to hit it is by tracking it by radar instead of visually.&lt;/story&gt; &lt;/game&gt;</text:p>
          </table:table-cell>
        </table:table-row>
        <table:table-row table:style-name="ro1">
          <table:table-cell office:value-type="string">
            <text:p>Subterranea (USA)</text:p>
          </table:table-cell>
          <table:table-cell office:value-type="string">
            <text:p>1983</text:p>
          </table:table-cell>
          <table:table-cell office:value-type="string">
            <text:p>ESRB - E (Everyone)</text:p>
          </table:table-cell>
          <table:table-cell office:value-type="string">
            <text:p>Subterranea </text:p>
          </table:table-cell>
          <table:table-cell table:number-columns-repeated="2" office:value-type="string">
            <text:p>Imagic</text:p>
          </table:table-cell>
          <table:table-cell office:value-type="string">
            <text:p>Shoot-'Em-Up</text:p>
          </table:table-cell>
          <table:table-cell office:value-type="string">
            <text:p>2.2</text:p>
          </table:table-cell>
          <table:table-cell table:style-name="Default" office:value-type="string">
            <text:p>1-2 Players</text:p>
          </table:table-cell>
          <table:table-cell office:value-type="string">
            <text:p>Subterranea is a side scrolling shooter. Your goal is to locate treasure crystals within the Hexuplex Caves. Controlling your cave ranger, you need to blast the various types of aerobots which are guarding the cave. When all of the bots on a cave level have been destroyed, a passageway opens allowing you to travel deeper into the caverns. When you reach the last level of the cavern, you can collect the treasure crystal and be transported to the next (more challenging) set of caves and try for another crystal. In addition to the deadly aerobots, be sure not to crash into cave walls; these will drain your energy rapidly, especially if you hit one of the skulls. When all of your reserve cave rangers have crashed, the game is over. As you progress through the caves, they become narrower and the enemies move faster. Standard and advanced skill levels are available.</text:p>
          </table:table-cell>
          <table:table-cell table:formula="of:=CONCATENATE(&quot;&lt;game name=&quot;;CHAR(34);[.A399];CHAR(34);&quot;&gt; &lt;year&gt;&quot;;[.B399];&quot;&lt;/year&gt; &lt;rating&gt;&quot;;[.C399];&quot;&lt;/rating&gt; &lt;title&gt;&quot;;[.D399];&quot;&lt;/title&gt; &lt;pub&gt;&quot;;[.E399];&quot;&lt;/pub&gt; &lt;dev&gt;&quot;;[.F399];&quot;&lt;/dev&gt; &lt;genre&gt;&quot;;[.G399];&quot;&lt;/genre&gt; &lt;score&gt;&quot;;[.H399];&quot;&lt;/score&gt; &lt;player&gt;&quot;;[.I399];&quot;&lt;/player&gt; &lt;story&gt;&quot;;[.J399];&quot;&lt;/story&gt; &lt;/game&gt;&quot;)" office:value-type="string" office:string-value="&lt;game name=&quot;Subterranea (USA)&quot;&gt; &lt;year&gt;1983&lt;/year&gt; &lt;rating&gt;ESRB - E (Everyone)&lt;/rating&gt; &lt;title&gt;Subterranea &lt;/title&gt; &lt;pub&gt;Imagic&lt;/pub&gt; &lt;dev&gt;Imagic&lt;/dev&gt; &lt;genre&gt;Shoot-'Em-Up&lt;/genre&gt; &lt;score&gt;2.2&lt;/score&gt; &lt;player&gt;1-2 Players&lt;/player&gt; &lt;story&gt;Subterranea is a side scrolling shooter. Your goal is to locate treasure crystals within the Hexuplex Caves. Controlling your cave ranger, you need to blast the various types of aerobots which are guarding the cave. When all of the bots on a cave level have been destroyed, a passageway opens allowing you to travel deeper into the caverns. When you reach the last level of the cavern, you can collect the treasure crystal and be transported to the next (more challenging) set of caves and try for another crystal. In addition to the deadly aerobots, be sure not to crash into cave walls; these will drain your energy rapidly, especially if you hit one of the skulls. When all of your reserve cave rangers have crashed, the game is over. As you progress through the caves, they become narrower and the enemies move faster. Standard and advanced skill levels are available.&lt;/story&gt; &lt;/game&gt;">
            <text:p>&lt;game name="Subterranea (USA)"&gt; &lt;year&gt;1983&lt;/year&gt; &lt;rating&gt;ESRB - E (Everyone)&lt;/rating&gt; &lt;title&gt;Subterranea &lt;/title&gt; &lt;pub&gt;Imagic&lt;/pub&gt; &lt;dev&gt;Imagic&lt;/dev&gt; &lt;genre&gt;Shoot-'Em-Up&lt;/genre&gt; &lt;score&gt;2.2&lt;/score&gt; &lt;player&gt;1-2 Players&lt;/player&gt; &lt;story&gt;Subterranea is a side scrolling shooter. Your goal is to locate treasure crystals within the Hexuplex Caves. Controlling your cave ranger, you need to blast the various types of aerobots which are guarding the cave. When all of the bots on a cave level have been destroyed, a passageway opens allowing you to travel deeper into the caverns. When you reach the last level of the cavern, you can collect the treasure crystal and be transported to the next (more challenging) set of caves and try for another crystal. In addition to the deadly aerobots, be sure not to crash into cave walls; these will drain your energy rapidly, especially if you hit one of the skulls. When all of your reserve cave rangers have crashed, the game is over. As you progress through the caves, they become narrower and the enemies move faster. Standard and advanced skill levels are available.&lt;/story&gt; &lt;/game&gt;</text:p>
          </table:table-cell>
        </table:table-row>
        <table:table-row table:style-name="ro1">
          <table:table-cell office:value-type="string">
            <text:p>Suicide Mission (USA)</text:p>
          </table:table-cell>
          <table:table-cell office:value-type="string">
            <text:p>1982</text:p>
          </table:table-cell>
          <table:table-cell office:value-type="string">
            <text:p>ESRB - E (Everyone)</text:p>
          </table:table-cell>
          <table:table-cell office:value-type="string">
            <text:p>Suicide Mission </text:p>
          </table:table-cell>
          <table:table-cell table:number-columns-repeated="2" office:value-type="string">
            <text:p>Arcadia Corporation</text:p>
          </table:table-cell>
          <table:table-cell office:value-type="string">
            <text:p>Shoot-'Em-Up</text:p>
          </table:table-cell>
          <table:table-cell office:value-type="string">
            <text:p>3.5</text:p>
          </table:table-cell>
          <table:table-cell table:style-name="Default" office:value-type="string">
            <text:p>1-2 Players</text:p>
          </table:table-cell>
          <table:table-cell office:value-type="string">
            <text:p>Suicide Mission is an arcade action game similar to Asteroids. You control a microscopic submarine navigating the bloodstream of someone who has been infected by a virus. Your goal is to destroy the virus! Each time you shoot a cell infected with the virus, it will split up into smaller pieces. Eventually the pieces will be small enough that they can be destroyed. When everything has been destroyed, you can move on to the next, more difficult level. The game features three levels of difficulty, and you can choose one of two shooting styles for your submarine (single torpedoes, or rapid fire).</text:p>
          </table:table-cell>
          <table:table-cell table:formula="of:=CONCATENATE(&quot;&lt;game name=&quot;;CHAR(34);[.A400];CHAR(34);&quot;&gt; &lt;year&gt;&quot;;[.B400];&quot;&lt;/year&gt; &lt;rating&gt;&quot;;[.C400];&quot;&lt;/rating&gt; &lt;title&gt;&quot;;[.D400];&quot;&lt;/title&gt; &lt;pub&gt;&quot;;[.E400];&quot;&lt;/pub&gt; &lt;dev&gt;&quot;;[.F400];&quot;&lt;/dev&gt; &lt;genre&gt;&quot;;[.G400];&quot;&lt;/genre&gt; &lt;score&gt;&quot;;[.H400];&quot;&lt;/score&gt; &lt;player&gt;&quot;;[.I400];&quot;&lt;/player&gt; &lt;story&gt;&quot;;[.J400];&quot;&lt;/story&gt; &lt;/game&gt;&quot;)" office:value-type="string" office:string-value="&lt;game name=&quot;Suicide Mission (USA)&quot;&gt; &lt;year&gt;1982&lt;/year&gt; &lt;rating&gt;ESRB - E (Everyone)&lt;/rating&gt; &lt;title&gt;Suicide Mission &lt;/title&gt; &lt;pub&gt;Arcadia Corporation&lt;/pub&gt; &lt;dev&gt;Arcadia Corporation&lt;/dev&gt; &lt;genre&gt;Shoot-'Em-Up&lt;/genre&gt; &lt;score&gt;3.5&lt;/score&gt; &lt;player&gt;1-2 Players&lt;/player&gt; &lt;story&gt;Suicide Mission is an arcade action game similar to Asteroids. You control a microscopic submarine navigating the bloodstream of someone who has been infected by a virus. Your goal is to destroy the virus! Each time you shoot a cell infected with the virus, it will split up into smaller pieces. Eventually the pieces will be small enough that they can be destroyed. When everything has been destroyed, you can move on to the next, more difficult level. The game features three levels of difficulty, and you can choose one of two shooting styles for your submarine (single torpedoes, or rapid fire).&lt;/story&gt; &lt;/game&gt;">
            <text:p>&lt;game name="Suicide Mission (USA)"&gt; &lt;year&gt;1982&lt;/year&gt; &lt;rating&gt;ESRB - E (Everyone)&lt;/rating&gt; &lt;title&gt;Suicide Mission &lt;/title&gt; &lt;pub&gt;Arcadia Corporation&lt;/pub&gt; &lt;dev&gt;Arcadia Corporation&lt;/dev&gt; &lt;genre&gt;Shoot-'Em-Up&lt;/genre&gt; &lt;score&gt;3.5&lt;/score&gt; &lt;player&gt;1-2 Players&lt;/player&gt; &lt;story&gt;Suicide Mission is an arcade action game similar to Asteroids. You control a microscopic submarine navigating the bloodstream of someone who has been infected by a virus. Your goal is to destroy the virus! Each time you shoot a cell infected with the virus, it will split up into smaller pieces. Eventually the pieces will be small enough that they can be destroyed. When everything has been destroyed, you can move on to the next, more difficult level. The game features three levels of difficulty, and you can choose one of two shooting styles for your submarine (single torpedoes, or rapid fire).&lt;/story&gt; &lt;/game&gt;</text:p>
          </table:table-cell>
        </table:table-row>
        <table:table-row table:style-name="ro1">
          <table:table-cell office:value-type="string">
            <text:p>Summer Games (USA)</text:p>
          </table:table-cell>
          <table:table-cell office:value-type="string">
            <text:p>1987</text:p>
          </table:table-cell>
          <table:table-cell office:value-type="string">
            <text:p>ESRB - E (Everyone)</text:p>
          </table:table-cell>
          <table:table-cell office:value-type="string">
            <text:p>Summer Games </text:p>
          </table:table-cell>
          <table:table-cell table:number-columns-repeated="2" office:value-type="string">
            <text:p>Epyx, Inc.</text:p>
          </table:table-cell>
          <table:table-cell office:value-type="string">
            <text:p>Sports</text:p>
          </table:table-cell>
          <table:table-cell office:value-type="string">
            <text:p>1.4</text:p>
          </table:table-cell>
          <table:table-cell table:style-name="Default" office:value-type="string">
            <text:p>1-8 Players</text:p>
          </table:table-cell>
          <table:table-cell office:value-type="string">
            <text:p>Summer Games allows up to eight players to compete in a series of summer themed Olympic events. The gameplay is similar to the other entries in Epyx "games" series. Each player can choose a country to represent, and then takes turns competing in various events to see who will win the gold medal! The game allows you to compete in all of the events sequentially, choose a few events, choose just one event, or practice an event. The events available vary slightly depending on the platform, and may include:1. Pole vault2. Platform diving3. 4x400 meter relay4. 100 meter dash5. Gymnastics6. Freestyle swimming7. Skeet shooting8. 100 meter freestyle9. Rowing</text:p>
          </table:table-cell>
          <table:table-cell table:formula="of:=CONCATENATE(&quot;&lt;game name=&quot;;CHAR(34);[.A401];CHAR(34);&quot;&gt; &lt;year&gt;&quot;;[.B401];&quot;&lt;/year&gt; &lt;rating&gt;&quot;;[.C401];&quot;&lt;/rating&gt; &lt;title&gt;&quot;;[.D401];&quot;&lt;/title&gt; &lt;pub&gt;&quot;;[.E401];&quot;&lt;/pub&gt; &lt;dev&gt;&quot;;[.F401];&quot;&lt;/dev&gt; &lt;genre&gt;&quot;;[.G401];&quot;&lt;/genre&gt; &lt;score&gt;&quot;;[.H401];&quot;&lt;/score&gt; &lt;player&gt;&quot;;[.I401];&quot;&lt;/player&gt; &lt;story&gt;&quot;;[.J401];&quot;&lt;/story&gt; &lt;/game&gt;&quot;)" office:value-type="string" office:string-value="&lt;game name=&quot;Summer Games (USA)&quot;&gt; &lt;year&gt;1987&lt;/year&gt; &lt;rating&gt;ESRB - E (Everyone)&lt;/rating&gt; &lt;title&gt;Summer Games &lt;/title&gt; &lt;pub&gt;Epyx, Inc.&lt;/pub&gt; &lt;dev&gt;Epyx, Inc.&lt;/dev&gt; &lt;genre&gt;Sports&lt;/genre&gt; &lt;score&gt;1.4&lt;/score&gt; &lt;player&gt;1-8 Players&lt;/player&gt; &lt;story&gt;Summer Games allows up to eight players to compete in a series of summer themed Olympic events. The gameplay is similar to the other entries in Epyx &quot;games&quot; series. Each player can choose a country to represent, and then takes turns competing in various events to see who will win the gold medal! The game allows you to compete in all of the events sequentially, choose a few events, choose just one event, or practice an event. The events available vary slightly depending on the platform, and may include:1. Pole vault2. Platform diving3. 4x400 meter relay4. 100 meter dash5. Gymnastics6. Freestyle swimming7. Skeet shooting8. 100 meter freestyle9. Rowing&lt;/story&gt; &lt;/game&gt;">
            <text:p>&lt;game name="Summer Games (USA)"&gt; &lt;year&gt;1987&lt;/year&gt; &lt;rating&gt;ESRB - E (Everyone)&lt;/rating&gt; &lt;title&gt;Summer Games &lt;/title&gt; &lt;pub&gt;Epyx, Inc.&lt;/pub&gt; &lt;dev&gt;Epyx, Inc.&lt;/dev&gt; &lt;genre&gt;Sports&lt;/genre&gt; &lt;score&gt;1.4&lt;/score&gt; &lt;player&gt;1-8 Players&lt;/player&gt; &lt;story&gt;Summer Games allows up to eight players to compete in a series of summer themed Olympic events. The gameplay is similar to the other entries in Epyx "games" series. Each player can choose a country to represent, and then takes turns competing in various events to see who will win the gold medal! The game allows you to compete in all of the events sequentially, choose a few events, choose just one event, or practice an event. The events available vary slightly depending on the platform, and may include:1. Pole vault2. Platform diving3. 4x400 meter relay4. 100 meter dash5. Gymnastics6. Freestyle swimming7. Skeet shooting8. 100 meter freestyle9. Rowing&lt;/story&gt; &lt;/game&gt;</text:p>
          </table:table-cell>
        </table:table-row>
        <table:table-row table:style-name="ro1">
          <table:table-cell office:value-type="string">
            <text:p>Super Breakout (USA)</text:p>
          </table:table-cell>
          <table:table-cell office:value-type="string">
            <text:p>1981</text:p>
          </table:table-cell>
          <table:table-cell office:value-type="string">
            <text:p>ESRB - E (Everyone)</text:p>
          </table:table-cell>
          <table:table-cell office:value-type="string">
            <text:p>Super Breakout </text:p>
          </table:table-cell>
          <table:table-cell table:number-columns-repeated="2" office:value-type="string">
            <text:p>Atari, Inc.</text:p>
          </table:table-cell>
          <table:table-cell office:value-type="string">
            <text:p>Breakout</text:p>
          </table:table-cell>
          <table:table-cell office:value-type="string">
            <text:p>3.2</text:p>
          </table:table-cell>
          <table:table-cell table:style-name="Default" office:value-type="string">
            <text:p>1-2 Players</text:p>
          </table:table-cell>
          <table:table-cell office:value-type="string">
            <text:p>Super Breakout features similar gameplay to the original, but with several new game variations. Your goal is to earn as many points as possible by destroying the bricks at the top of the playfield. To do this, you need to use the paddle at the bottom of the screen to keep a bouncing ball within the playfield. There are four different game variations included. The first is 'Breakout', and plays the same as the original game. This leaves three new gameplay concepts. In 'Progressive' the brick walls will slowly drop towards the bottom of the screen and the ball moves progressively faster and faster. When there's room, a new layer of bricks will appear at the top. The other two games add a second paddle. In 'Double Breakout' you have two balls to keep in play and score with. In 'Cavity' there is a single ball in play when you start, but two additional balls trapped within the bricks. These are freed when their surrounding bricks are destroyed.</text:p>
          </table:table-cell>
          <table:table-cell table:formula="of:=CONCATENATE(&quot;&lt;game name=&quot;;CHAR(34);[.A402];CHAR(34);&quot;&gt; &lt;year&gt;&quot;;[.B402];&quot;&lt;/year&gt; &lt;rating&gt;&quot;;[.C402];&quot;&lt;/rating&gt; &lt;title&gt;&quot;;[.D402];&quot;&lt;/title&gt; &lt;pub&gt;&quot;;[.E402];&quot;&lt;/pub&gt; &lt;dev&gt;&quot;;[.F402];&quot;&lt;/dev&gt; &lt;genre&gt;&quot;;[.G402];&quot;&lt;/genre&gt; &lt;score&gt;&quot;;[.H402];&quot;&lt;/score&gt; &lt;player&gt;&quot;;[.I402];&quot;&lt;/player&gt; &lt;story&gt;&quot;;[.J402];&quot;&lt;/story&gt; &lt;/game&gt;&quot;)" office:value-type="string" office:string-value="&lt;game name=&quot;Super Breakout (USA)&quot;&gt; &lt;year&gt;1981&lt;/year&gt; &lt;rating&gt;ESRB - E (Everyone)&lt;/rating&gt; &lt;title&gt;Super Breakout &lt;/title&gt; &lt;pub&gt;Atari, Inc.&lt;/pub&gt; &lt;dev&gt;Atari, Inc.&lt;/dev&gt; &lt;genre&gt;Breakout&lt;/genre&gt; &lt;score&gt;3.2&lt;/score&gt; &lt;player&gt;1-2 Players&lt;/player&gt; &lt;story&gt;Super Breakout features similar gameplay to the original, but with several new game variations. Your goal is to earn as many points as possible by destroying the bricks at the top of the playfield. To do this, you need to use the paddle at the bottom of the screen to keep a bouncing ball within the playfield. There are four different game variations included. The first is 'Breakout', and plays the same as the original game. This leaves three new gameplay concepts. In 'Progressive' the brick walls will slowly drop towards the bottom of the screen and the ball moves progressively faster and faster. When there's room, a new layer of bricks will appear at the top. The other two games add a second paddle. In 'Double Breakout' you have two balls to keep in play and score with. In 'Cavity' there is a single ball in play when you start, but two additional balls trapped within the bricks. These are freed when their surrounding bricks are destroyed.&lt;/story&gt; &lt;/game&gt;">
            <text:p>&lt;game name="Super Breakout (USA)"&gt; &lt;year&gt;1981&lt;/year&gt; &lt;rating&gt;ESRB - E (Everyone)&lt;/rating&gt; &lt;title&gt;Super Breakout &lt;/title&gt; &lt;pub&gt;Atari, Inc.&lt;/pub&gt; &lt;dev&gt;Atari, Inc.&lt;/dev&gt; &lt;genre&gt;Breakout&lt;/genre&gt; &lt;score&gt;3.2&lt;/score&gt; &lt;player&gt;1-2 Players&lt;/player&gt; &lt;story&gt;Super Breakout features similar gameplay to the original, but with several new game variations. Your goal is to earn as many points as possible by destroying the bricks at the top of the playfield. To do this, you need to use the paddle at the bottom of the screen to keep a bouncing ball within the playfield. There are four different game variations included. The first is 'Breakout', and plays the same as the original game. This leaves three new gameplay concepts. In 'Progressive' the brick walls will slowly drop towards the bottom of the screen and the ball moves progressively faster and faster. When there's room, a new layer of bricks will appear at the top. The other two games add a second paddle. In 'Double Breakout' you have two balls to keep in play and score with. In 'Cavity' there is a single ball in play when you start, but two additional balls trapped within the bricks. These are freed when their surrounding bricks are destroyed.&lt;/story&gt; &lt;/game&gt;</text:p>
          </table:table-cell>
        </table:table-row>
        <table:table-row table:style-name="ro1">
          <table:table-cell office:value-type="string">
            <text:p>Super Challenge Baseball (USA)</text:p>
          </table:table-cell>
          <table:table-cell office:value-type="string">
            <text:p>1982</text:p>
          </table:table-cell>
          <table:table-cell office:value-type="string">
            <text:p>ESRB - E (Everyone)</text:p>
          </table:table-cell>
          <table:table-cell office:value-type="string">
            <text:p>Super Challenge Baseball </text:p>
          </table:table-cell>
          <table:table-cell table:number-columns-repeated="2" office:value-type="string">
            <text:p>Mattel Electronics</text:p>
          </table:table-cell>
          <table:table-cell office:value-type="string">
            <text:p>Sports/Baseball</text:p>
          </table:table-cell>
          <table:table-cell office:value-type="string">
            <text:p>3.5</text:p>
          </table:table-cell>
          <table:table-cell table:style-name="Default" office:value-type="string">
            <text:p>1-2 Players</text:p>
          </table:table-cell>
          <table:table-cell office:value-type="string">
            <text:p>This game is an altered version of the Atari 2600 version of RealSports Baseball. The game controls are identical. The alterations are that the graphics and colors were changed. Also, the options were reduced to one or two player and whether, in one player, the human player is up first at bat or not.Otherwise, everything else is the same. You still can throw fastballs, curve balls, sinkers, etc. and you can still bunt, hit fly balls, etc. Scoring remains the same with a tie after nine innings going into extra innings. The difficulty switches do not have any use.</text:p>
          </table:table-cell>
          <table:table-cell table:formula="of:=CONCATENATE(&quot;&lt;game name=&quot;;CHAR(34);[.A403];CHAR(34);&quot;&gt; &lt;year&gt;&quot;;[.B403];&quot;&lt;/year&gt; &lt;rating&gt;&quot;;[.C403];&quot;&lt;/rating&gt; &lt;title&gt;&quot;;[.D403];&quot;&lt;/title&gt; &lt;pub&gt;&quot;;[.E403];&quot;&lt;/pub&gt; &lt;dev&gt;&quot;;[.F403];&quot;&lt;/dev&gt; &lt;genre&gt;&quot;;[.G403];&quot;&lt;/genre&gt; &lt;score&gt;&quot;;[.H403];&quot;&lt;/score&gt; &lt;player&gt;&quot;;[.I403];&quot;&lt;/player&gt; &lt;story&gt;&quot;;[.J403];&quot;&lt;/story&gt; &lt;/game&gt;&quot;)" office:value-type="string" office:string-value="&lt;game name=&quot;Super Challenge Baseball (USA)&quot;&gt; &lt;year&gt;1982&lt;/year&gt; &lt;rating&gt;ESRB - E (Everyone)&lt;/rating&gt; &lt;title&gt;Super Challenge Baseball &lt;/title&gt; &lt;pub&gt;Mattel Electronics&lt;/pub&gt; &lt;dev&gt;Mattel Electronics&lt;/dev&gt; &lt;genre&gt;Sports/Baseball&lt;/genre&gt; &lt;score&gt;3.5&lt;/score&gt; &lt;player&gt;1-2 Players&lt;/player&gt; &lt;story&gt;This game is an altered version of the Atari 2600 version of RealSports Baseball. The game controls are identical. The alterations are that the graphics and colors were changed. Also, the options were reduced to one or two player and whether, in one player, the human player is up first at bat or not.Otherwise, everything else is the same. You still can throw fastballs, curve balls, sinkers, etc. and you can still bunt, hit fly balls, etc. Scoring remains the same with a tie after nine innings going into extra innings. The difficulty switches do not have any use.&lt;/story&gt; &lt;/game&gt;">
            <text:p>&lt;game name="Super Challenge Baseball (USA)"&gt; &lt;year&gt;1982&lt;/year&gt; &lt;rating&gt;ESRB - E (Everyone)&lt;/rating&gt; &lt;title&gt;Super Challenge Baseball &lt;/title&gt; &lt;pub&gt;Mattel Electronics&lt;/pub&gt; &lt;dev&gt;Mattel Electronics&lt;/dev&gt; &lt;genre&gt;Sports/Baseball&lt;/genre&gt; &lt;score&gt;3.5&lt;/score&gt; &lt;player&gt;1-2 Players&lt;/player&gt; &lt;story&gt;This game is an altered version of the Atari 2600 version of RealSports Baseball. The game controls are identical. The alterations are that the graphics and colors were changed. Also, the options were reduced to one or two player and whether, in one player, the human player is up first at bat or not.Otherwise, everything else is the same. You still can throw fastballs, curve balls, sinkers, etc. and you can still bunt, hit fly balls, etc. Scoring remains the same with a tie after nine innings going into extra innings. The difficulty switches do not have any use.&lt;/story&gt; &lt;/game&gt;</text:p>
          </table:table-cell>
        </table:table-row>
        <table:table-row table:style-name="ro1">
          <table:table-cell office:value-type="string">
            <text:p>Super Challenge Football (USA)</text:p>
          </table:table-cell>
          <table:table-cell office:value-type="string">
            <text:p>1982</text:p>
          </table:table-cell>
          <table:table-cell office:value-type="string">
            <text:p>ESRB - E (Everyone)</text:p>
          </table:table-cell>
          <table:table-cell office:value-type="string">
            <text:p>Super Challenge Football </text:p>
          </table:table-cell>
          <table:table-cell table:number-columns-repeated="2" office:value-type="string">
            <text:p>Mattel Electronics</text:p>
          </table:table-cell>
          <table:table-cell office:value-type="string">
            <text:p>Sports/Football</text:p>
          </table:table-cell>
          <table:table-cell office:value-type="string">
            <text:p>3.2</text:p>
          </table:table-cell>
          <table:table-cell table:style-name="Default" office:value-type="string">
            <text:p>1-2 Players</text:p>
          </table:table-cell>
          <table:table-cell office:value-type="string">
            <text:p>The is an American football game with an isometric view. Player one always starts as offense and are in the red jerseys. The computer (or player two) starts as defense and are in blue jerseys.You have the choice to pass or run. On the offense, you control the quarterback until he passes the ball. You then control the receiver. The quarterback cannot pass after he crosses the line of scrimmage. On defense, you control the corner.Game variationsGame 1 (Novice)=3 minutes per quarterGame 2 (Standard)=7 minutes per quarterGame 3 (Advanced)=10 minutes per quarterGame 4 (Expert)=15 minutes per quarterPlay selectionOffense selects both the formation and pattern that the receiver will run*. The formation is the number on the left, from 1 to 9. The pattern is the number on the right, from 1 to 4.Defense only selects formations, from 1 to 9*. If the offense selects to punt or a field goal, the defense play is automatically selected to counter that.To see the formations and patterns, you must refer to the game manual, as they are not named or graphically displayed on screen.*=In game 1 (Novice), you do not manually select plays, they are selected automatically.ScoringField goals=3 pointsTouchdowns=6 pointsExtra point=1 pointInaccuraciesThere are only 5 players per side.You cannot tackle anyone within the five-yard line and the goal, therefore...There are no 2-point safeties or 2-point conversionsThere are no penalties</text:p>
          </table:table-cell>
          <table:table-cell table:formula="of:=CONCATENATE(&quot;&lt;game name=&quot;;CHAR(34);[.A404];CHAR(34);&quot;&gt; &lt;year&gt;&quot;;[.B404];&quot;&lt;/year&gt; &lt;rating&gt;&quot;;[.C404];&quot;&lt;/rating&gt; &lt;title&gt;&quot;;[.D404];&quot;&lt;/title&gt; &lt;pub&gt;&quot;;[.E404];&quot;&lt;/pub&gt; &lt;dev&gt;&quot;;[.F404];&quot;&lt;/dev&gt; &lt;genre&gt;&quot;;[.G404];&quot;&lt;/genre&gt; &lt;score&gt;&quot;;[.H404];&quot;&lt;/score&gt; &lt;player&gt;&quot;;[.I404];&quot;&lt;/player&gt; &lt;story&gt;&quot;;[.J404];&quot;&lt;/story&gt; &lt;/game&gt;&quot;)" office:value-type="string" office:string-value="&lt;game name=&quot;Super Challenge Football (USA)&quot;&gt; &lt;year&gt;1982&lt;/year&gt; &lt;rating&gt;ESRB - E (Everyone)&lt;/rating&gt; &lt;title&gt;Super Challenge Football &lt;/title&gt; &lt;pub&gt;Mattel Electronics&lt;/pub&gt; &lt;dev&gt;Mattel Electronics&lt;/dev&gt; &lt;genre&gt;Sports/Football&lt;/genre&gt; &lt;score&gt;3.2&lt;/score&gt; &lt;player&gt;1-2 Players&lt;/player&gt; &lt;story&gt;The is an American football game with an isometric view. Player one always starts as offense and are in the red jerseys. The computer (or player two) starts as defense and are in blue jerseys.You have the choice to pass or run. On the offense, you control the quarterback until he passes the ball. You then control the receiver. The quarterback cannot pass after he crosses the line of scrimmage. On defense, you control the corner.Game variationsGame 1 (Novice)=3 minutes per quarterGame 2 (Standard)=7 minutes per quarterGame 3 (Advanced)=10 minutes per quarterGame 4 (Expert)=15 minutes per quarterPlay selectionOffense selects both the formation and pattern that the receiver will run*. The formation is the number on the left, from 1 to 9. The pattern is the number on the right, from 1 to 4.Defense only selects formations, from 1 to 9*. If the offense selects to punt or a field goal, the defense play is automatically selected to counter that.To see the formations and patterns, you must refer to the game manual, as they are not named or graphically displayed on screen.*=In game 1 (Novice), you do not manually select plays, they are selected automatically.ScoringField goals=3 pointsTouchdowns=6 pointsExtra point=1 pointInaccuraciesThere are only 5 players per side.You cannot tackle anyone within the five-yard line and the goal, therefore...There are no 2-point safeties or 2-point conversionsThere are no penalties&lt;/story&gt; &lt;/game&gt;">
            <text:p>&lt;game name="Super Challenge Football (USA)"&gt; &lt;year&gt;1982&lt;/year&gt; &lt;rating&gt;ESRB - E (Everyone)&lt;/rating&gt; &lt;title&gt;Super Challenge Football &lt;/title&gt; &lt;pub&gt;Mattel Electronics&lt;/pub&gt; &lt;dev&gt;Mattel Electronics&lt;/dev&gt; &lt;genre&gt;Sports/Football&lt;/genre&gt; &lt;score&gt;3.2&lt;/score&gt; &lt;player&gt;1-2 Players&lt;/player&gt; &lt;story&gt;The is an American football game with an isometric view. Player one always starts as offense and are in the red jerseys. The computer (or player two) starts as defense and are in blue jerseys.You have the choice to pass or run. On the offense, you control the quarterback until he passes the ball. You then control the receiver. The quarterback cannot pass after he crosses the line of scrimmage. On defense, you control the corner.Game variationsGame 1 (Novice)=3 minutes per quarterGame 2 (Standard)=7 minutes per quarterGame 3 (Advanced)=10 minutes per quarterGame 4 (Expert)=15 minutes per quarterPlay selectionOffense selects both the formation and pattern that the receiver will run*. The formation is the number on the left, from 1 to 9. The pattern is the number on the right, from 1 to 4.Defense only selects formations, from 1 to 9*. If the offense selects to punt or a field goal, the defense play is automatically selected to counter that.To see the formations and patterns, you must refer to the game manual, as they are not named or graphically displayed on screen.*=In game 1 (Novice), you do not manually select plays, they are selected automatically.ScoringField goals=3 pointsTouchdowns=6 pointsExtra point=1 pointInaccuraciesThere are only 5 players per side.You cannot tackle anyone within the five-yard line and the goal, therefore...There are no 2-point safeties or 2-point conversionsThere are no penalties&lt;/story&gt; &lt;/game&gt;</text:p>
          </table:table-cell>
        </table:table-row>
        <table:table-row table:style-name="ro1">
          <table:table-cell office:value-type="string">
            <text:p>Super Cobra (USA)</text:p>
          </table:table-cell>
          <table:table-cell office:value-type="string">
            <text:p>1982</text:p>
          </table:table-cell>
          <table:table-cell office:value-type="string">
            <text:p>ESRB - E (Everyone)</text:p>
          </table:table-cell>
          <table:table-cell office:value-type="string">
            <text:p>Super Cobra </text:p>
          </table:table-cell>
          <table:table-cell table:number-columns-repeated="2" office:value-type="string">
            <text:p>Parker Brothers</text:p>
          </table:table-cell>
          <table:table-cell office:value-type="string">
            <text:p>Shoot-'Em-Up</text:p>
          </table:table-cell>
          <table:table-cell office:value-type="string">
            <text:p>1.2</text:p>
          </table:table-cell>
          <table:table-cell table:style-name="Default" office:value-type="string">
            <text:p>1 Player</text:p>
          </table:table-cell>
          <table:table-cell office:value-type="string">
            <text:p>Super Cobra is a side scrolling shooter based on the arcade game. You're a chopper pilot on a surveillance mission in enemy territory; your goal is to make it through the various obstacle courses alive and score as many points as possible. Tall buildings, mountains, narrow tunnels, and various enemies (such as tanks, rockets, mines, and more) can all get in the way and destroy your chopper if you aren't careful. To help defend yourself, the chopper is armed with a machine gun and bombs which can be used to destroy the enemy tanks and rockets. To make the task more difficult, your chopper has a limited amount of fuel. Throughout the landscapes are fuel tanks; if one of these is shot or bombed, you will be awarded extra fuel. As the levels progress, the enemies become more aggressive, fuel becomes more scarce, and the landscape becomes trickier to navigate.</text:p>
          </table:table-cell>
          <table:table-cell table:formula="of:=CONCATENATE(&quot;&lt;game name=&quot;;CHAR(34);[.A405];CHAR(34);&quot;&gt; &lt;year&gt;&quot;;[.B405];&quot;&lt;/year&gt; &lt;rating&gt;&quot;;[.C405];&quot;&lt;/rating&gt; &lt;title&gt;&quot;;[.D405];&quot;&lt;/title&gt; &lt;pub&gt;&quot;;[.E405];&quot;&lt;/pub&gt; &lt;dev&gt;&quot;;[.F405];&quot;&lt;/dev&gt; &lt;genre&gt;&quot;;[.G405];&quot;&lt;/genre&gt; &lt;score&gt;&quot;;[.H405];&quot;&lt;/score&gt; &lt;player&gt;&quot;;[.I405];&quot;&lt;/player&gt; &lt;story&gt;&quot;;[.J405];&quot;&lt;/story&gt; &lt;/game&gt;&quot;)" office:value-type="string" office:string-value="&lt;game name=&quot;Super Cobra (USA)&quot;&gt; &lt;year&gt;1982&lt;/year&gt; &lt;rating&gt;ESRB - E (Everyone)&lt;/rating&gt; &lt;title&gt;Super Cobra &lt;/title&gt; &lt;pub&gt;Parker Brothers&lt;/pub&gt; &lt;dev&gt;Parker Brothers&lt;/dev&gt; &lt;genre&gt;Shoot-'Em-Up&lt;/genre&gt; &lt;score&gt;1.2&lt;/score&gt; &lt;player&gt;1 Player&lt;/player&gt; &lt;story&gt;Super Cobra is a side scrolling shooter based on the arcade game. You're a chopper pilot on a surveillance mission in enemy territory; your goal is to make it through the various obstacle courses alive and score as many points as possible. Tall buildings, mountains, narrow tunnels, and various enemies (such as tanks, rockets, mines, and more) can all get in the way and destroy your chopper if you aren't careful. To help defend yourself, the chopper is armed with a machine gun and bombs which can be used to destroy the enemy tanks and rockets. To make the task more difficult, your chopper has a limited amount of fuel. Throughout the landscapes are fuel tanks; if one of these is shot or bombed, you will be awarded extra fuel. As the levels progress, the enemies become more aggressive, fuel becomes more scarce, and the landscape becomes trickier to navigate.&lt;/story&gt; &lt;/game&gt;">
            <text:p>&lt;game name="Super Cobra (USA)"&gt; &lt;year&gt;1982&lt;/year&gt; &lt;rating&gt;ESRB - E (Everyone)&lt;/rating&gt; &lt;title&gt;Super Cobra &lt;/title&gt; &lt;pub&gt;Parker Brothers&lt;/pub&gt; &lt;dev&gt;Parker Brothers&lt;/dev&gt; &lt;genre&gt;Shoot-'Em-Up&lt;/genre&gt; &lt;score&gt;1.2&lt;/score&gt; &lt;player&gt;1 Player&lt;/player&gt; &lt;story&gt;Super Cobra is a side scrolling shooter based on the arcade game. You're a chopper pilot on a surveillance mission in enemy territory; your goal is to make it through the various obstacle courses alive and score as many points as possible. Tall buildings, mountains, narrow tunnels, and various enemies (such as tanks, rockets, mines, and more) can all get in the way and destroy your chopper if you aren't careful. To help defend yourself, the chopper is armed with a machine gun and bombs which can be used to destroy the enemy tanks and rockets. To make the task more difficult, your chopper has a limited amount of fuel. Throughout the landscapes are fuel tanks; if one of these is shot or bombed, you will be awarded extra fuel. As the levels progress, the enemies become more aggressive, fuel becomes more scarce, and the landscape becomes trickier to navigate.&lt;/story&gt; &lt;/game&gt;</text:p>
          </table:table-cell>
        </table:table-row>
        <table:table-row table:style-name="ro1">
          <table:table-cell office:value-type="string">
            <text:p>Super Football (USA)</text:p>
          </table:table-cell>
          <table:table-cell office:value-type="string">
            <text:p>1988</text:p>
          </table:table-cell>
          <table:table-cell office:value-type="string">
            <text:p>ESRB - E (Everyone)</text:p>
          </table:table-cell>
          <table:table-cell office:value-type="string">
            <text:p>Super Football </text:p>
          </table:table-cell>
          <table:table-cell office:value-type="string">
            <text:p>Atari, Inc.</text:p>
          </table:table-cell>
          <table:table-cell office:value-type="string">
            <text:p>Konami Industry Co. Ltd.</text:p>
          </table:table-cell>
          <table:table-cell office:value-type="string">
            <text:p>Sports/Football</text:p>
          </table:table-cell>
          <table:table-cell office:value-type="string">
            <text:p>3.8</text:p>
          </table:table-cell>
          <table:table-cell table:style-name="Default" office:value-type="string">
            <text:p>1-2 Players</text:p>
          </table:table-cell>
          <table:table-cell office:value-type="string">
            <text:p>The is an American football game with an isometric view. Player one always starts as offense and are in the red jerseys. The computer (or player two) starts as defense and are in blue jerseys.You have the choice to pass or run. On the offense, you control the quarterback until he passes the ball. You then control the receiver. The quarterback cannot pass after he crosses the line of scrimmage. On defense, you control the corner.</text:p>
          </table:table-cell>
          <table:table-cell table:formula="of:=CONCATENATE(&quot;&lt;game name=&quot;;CHAR(34);[.A406];CHAR(34);&quot;&gt; &lt;year&gt;&quot;;[.B406];&quot;&lt;/year&gt; &lt;rating&gt;&quot;;[.C406];&quot;&lt;/rating&gt; &lt;title&gt;&quot;;[.D406];&quot;&lt;/title&gt; &lt;pub&gt;&quot;;[.E406];&quot;&lt;/pub&gt; &lt;dev&gt;&quot;;[.F406];&quot;&lt;/dev&gt; &lt;genre&gt;&quot;;[.G406];&quot;&lt;/genre&gt; &lt;score&gt;&quot;;[.H406];&quot;&lt;/score&gt; &lt;player&gt;&quot;;[.I406];&quot;&lt;/player&gt; &lt;story&gt;&quot;;[.J406];&quot;&lt;/story&gt; &lt;/game&gt;&quot;)" office:value-type="string" office:string-value="&lt;game name=&quot;Super Football (USA)&quot;&gt; &lt;year&gt;1988&lt;/year&gt; &lt;rating&gt;ESRB - E (Everyone)&lt;/rating&gt; &lt;title&gt;Super Football &lt;/title&gt; &lt;pub&gt;Atari, Inc.&lt;/pub&gt; &lt;dev&gt;Konami Industry Co. Ltd.&lt;/dev&gt; &lt;genre&gt;Sports/Football&lt;/genre&gt; &lt;score&gt;3.8&lt;/score&gt; &lt;player&gt;1-2 Players&lt;/player&gt; &lt;story&gt;The is an American football game with an isometric view. Player one always starts as offense and are in the red jerseys. The computer (or player two) starts as defense and are in blue jerseys.You have the choice to pass or run. On the offense, you control the quarterback until he passes the ball. You then control the receiver. The quarterback cannot pass after he crosses the line of scrimmage. On defense, you control the corner.&lt;/story&gt; &lt;/game&gt;">
            <text:p>&lt;game name="Super Football (USA)"&gt; &lt;year&gt;1988&lt;/year&gt; &lt;rating&gt;ESRB - E (Everyone)&lt;/rating&gt; &lt;title&gt;Super Football &lt;/title&gt; &lt;pub&gt;Atari, Inc.&lt;/pub&gt; &lt;dev&gt;Konami Industry Co. Ltd.&lt;/dev&gt; &lt;genre&gt;Sports/Football&lt;/genre&gt; &lt;score&gt;3.8&lt;/score&gt; &lt;player&gt;1-2 Players&lt;/player&gt; &lt;story&gt;The is an American football game with an isometric view. Player one always starts as offense and are in the red jerseys. The computer (or player two) starts as defense and are in blue jerseys.You have the choice to pass or run. On the offense, you control the quarterback until he passes the ball. You then control the receiver. The quarterback cannot pass after he crosses the line of scrimmage. On defense, you control the corner.&lt;/story&gt; &lt;/game&gt;</text:p>
          </table:table-cell>
        </table:table-row>
        <table:table-row table:style-name="ro1">
          <table:table-cell office:value-type="string">
            <text:p>Superman (USA)</text:p>
          </table:table-cell>
          <table:table-cell office:value-type="string">
            <text:p>1979</text:p>
          </table:table-cell>
          <table:table-cell office:value-type="string">
            <text:p>ESRB - E (Everyone)</text:p>
          </table:table-cell>
          <table:table-cell office:value-type="string">
            <text:p>Superman </text:p>
          </table:table-cell>
          <table:table-cell table:number-columns-repeated="2" office:value-type="string">
            <text:p>Atari, Inc.</text:p>
          </table:table-cell>
          <table:table-cell office:value-type="string">
            <text:p>Adventure</text:p>
          </table:table-cell>
          <table:table-cell office:value-type="string">
            <text:p>3.1</text:p>
          </table:table-cell>
          <table:table-cell table:style-name="Default" office:value-type="string">
            <text:p>1 Player</text:p>
          </table:table-cell>
          <table:table-cell office:value-type="string">
            <text:p>The Man of Steel takes flight in his first video game adventure. <text:s/>When Lex Luthor destroys the Metropolis bridge, Clark Kent must run to the nearest phone booth to become Superman and save the day. <text:s/>Along the way, Superman must be wary of thugs, a helicopter that can either help or hinder him, three Kryptonite satellites, and even Lex Luthor himself. <text:s/>If Superman meets with one of Luthor's Kryptonite traps, he becomes unable to fly... unless he can find Lois Lane for help. <text:s/>Repair the bridge, put the crooks in jail, then get back to the Daily Planet in time for the next adventure!</text:p>
          </table:table-cell>
          <table:table-cell table:formula="of:=CONCATENATE(&quot;&lt;game name=&quot;;CHAR(34);[.A407];CHAR(34);&quot;&gt; &lt;year&gt;&quot;;[.B407];&quot;&lt;/year&gt; &lt;rating&gt;&quot;;[.C407];&quot;&lt;/rating&gt; &lt;title&gt;&quot;;[.D407];&quot;&lt;/title&gt; &lt;pub&gt;&quot;;[.E407];&quot;&lt;/pub&gt; &lt;dev&gt;&quot;;[.F407];&quot;&lt;/dev&gt; &lt;genre&gt;&quot;;[.G407];&quot;&lt;/genre&gt; &lt;score&gt;&quot;;[.H407];&quot;&lt;/score&gt; &lt;player&gt;&quot;;[.I407];&quot;&lt;/player&gt; &lt;story&gt;&quot;;[.J407];&quot;&lt;/story&gt; &lt;/game&gt;&quot;)" office:value-type="string" office:string-value="&lt;game name=&quot;Superman (USA)&quot;&gt; &lt;year&gt;1979&lt;/year&gt; &lt;rating&gt;ESRB - E (Everyone)&lt;/rating&gt; &lt;title&gt;Superman &lt;/title&gt; &lt;pub&gt;Atari, Inc.&lt;/pub&gt; &lt;dev&gt;Atari, Inc.&lt;/dev&gt; &lt;genre&gt;Adventure&lt;/genre&gt; &lt;score&gt;3.1&lt;/score&gt; &lt;player&gt;1 Player&lt;/player&gt; &lt;story&gt;The Man of Steel takes flight in his first video game adventure.  When Lex Luthor destroys the Metropolis bridge, Clark Kent must run to the nearest phone booth to become Superman and save the day.  Along the way, Superman must be wary of thugs, a helicopter that can either help or hinder him, three Kryptonite satellites, and even Lex Luthor himself.  If Superman meets with one of Luthor's Kryptonite traps, he becomes unable to fly... unless he can find Lois Lane for help.  Repair the bridge, put the crooks in jail, then get back to the Daily Planet in time for the next adventure!&lt;/story&gt; &lt;/game&gt;">
            <text:p>&lt;game name="Superman (USA)"&gt; &lt;year&gt;1979&lt;/year&gt; &lt;rating&gt;ESRB - E (Everyone)&lt;/rating&gt; &lt;title&gt;Superman &lt;/title&gt; &lt;pub&gt;Atari, Inc.&lt;/pub&gt; &lt;dev&gt;Atari, Inc.&lt;/dev&gt; &lt;genre&gt;Adventure&lt;/genre&gt; &lt;score&gt;3.1&lt;/score&gt; &lt;player&gt;1 Player&lt;/player&gt; &lt;story&gt;The Man of Steel takes flight in his first video game adventure. <text:s/>When Lex Luthor destroys the Metropolis bridge, Clark Kent must run to the nearest phone booth to become Superman and save the day. <text:s/>Along the way, Superman must be wary of thugs, a helicopter that can either help or hinder him, three Kryptonite satellites, and even Lex Luthor himself. <text:s/>If Superman meets with one of Luthor's Kryptonite traps, he becomes unable to fly... unless he can find Lois Lane for help. <text:s/>Repair the bridge, put the crooks in jail, then get back to the Daily Planet in time for the next adventure!&lt;/story&gt; &lt;/game&gt;</text:p>
          </table:table-cell>
        </table:table-row>
        <table:table-row table:style-name="ro1">
          <table:table-cell office:value-type="string">
            <text:p>Surfer's Paradise - But Danger Below! (Europe)</text:p>
          </table:table-cell>
          <table:table-cell office:value-type="string">
            <text:p>1983</text:p>
          </table:table-cell>
          <table:table-cell office:value-type="string">
            <text:p>ESRB - E (Everyone)</text:p>
          </table:table-cell>
          <table:table-cell office:value-type="string">
            <text:p>Surfer's Paradise - But Danger Below! </text:p>
          </table:table-cell>
          <table:table-cell table:number-columns-repeated="2" office:value-type="string">
            <text:p>Video Gems</text:p>
          </table:table-cell>
          <table:table-cell office:value-type="string">
            <text:p>Sports/Surfing</text:p>
          </table:table-cell>
          <table:table-cell office:value-type="string">
            <text:p>1.8</text:p>
          </table:table-cell>
          <table:table-cell table:style-name="Default" office:value-type="string">
            <text:p>1 Player</text:p>
          </table:table-cell>
          <table:table-cell office:value-type="string">
            <text:p>In Surfer's Paradise, the player's objective is to stay on top of a wave as long as possible. From time to time, a shark will approach the player who can in turn jump to try to avoid the shark. If they fail or if they don't manage to stay on top of the wave, they will drop into the water.The underwater sequence makes up the second part of the game. Here, the player has to get from the left side of the screen to the right side and back onto their surf board. However, there's a sunken galleon in their way. The player has to navigate a maze of walls in a limited amount of time while also avoiding oncoming jellyfish.Once the player reaches the top of the board, a new and more difficult round starts. Scoring is achieved by staying on top of the wave as long as possible. Extra lives are awarded for every 1000 points.</text:p>
          </table:table-cell>
          <table:table-cell table:formula="of:=CONCATENATE(&quot;&lt;game name=&quot;;CHAR(34);[.A408];CHAR(34);&quot;&gt; &lt;year&gt;&quot;;[.B408];&quot;&lt;/year&gt; &lt;rating&gt;&quot;;[.C408];&quot;&lt;/rating&gt; &lt;title&gt;&quot;;[.D408];&quot;&lt;/title&gt; &lt;pub&gt;&quot;;[.E408];&quot;&lt;/pub&gt; &lt;dev&gt;&quot;;[.F408];&quot;&lt;/dev&gt; &lt;genre&gt;&quot;;[.G408];&quot;&lt;/genre&gt; &lt;score&gt;&quot;;[.H408];&quot;&lt;/score&gt; &lt;player&gt;&quot;;[.I408];&quot;&lt;/player&gt; &lt;story&gt;&quot;;[.J408];&quot;&lt;/story&gt; &lt;/game&gt;&quot;)" office:value-type="string" office:string-value="&lt;game name=&quot;Surfer's Paradise - But Danger Below! (Europe)&quot;&gt; &lt;year&gt;1983&lt;/year&gt; &lt;rating&gt;ESRB - E (Everyone)&lt;/rating&gt; &lt;title&gt;Surfer's Paradise - But Danger Below! &lt;/title&gt; &lt;pub&gt;Video Gems&lt;/pub&gt; &lt;dev&gt;Video Gems&lt;/dev&gt; &lt;genre&gt;Sports/Surfing&lt;/genre&gt; &lt;score&gt;1.8&lt;/score&gt; &lt;player&gt;1 Player&lt;/player&gt; &lt;story&gt;In Surfer's Paradise, the player's objective is to stay on top of a wave as long as possible. From time to time, a shark will approach the player who can in turn jump to try to avoid the shark. If they fail or if they don't manage to stay on top of the wave, they will drop into the water.The underwater sequence makes up the second part of the game. Here, the player has to get from the left side of the screen to the right side and back onto their surf board. However, there's a sunken galleon in their way. The player has to navigate a maze of walls in a limited amount of time while also avoiding oncoming jellyfish.Once the player reaches the top of the board, a new and more difficult round starts. Scoring is achieved by staying on top of the wave as long as possible. Extra lives are awarded for every 1000 points.&lt;/story&gt; &lt;/game&gt;">
            <text:p>&lt;game name="Surfer's Paradise - But Danger Below! (Europe)"&gt; &lt;year&gt;1983&lt;/year&gt; &lt;rating&gt;ESRB - E (Everyone)&lt;/rating&gt; &lt;title&gt;Surfer's Paradise - But Danger Below! &lt;/title&gt; &lt;pub&gt;Video Gems&lt;/pub&gt; &lt;dev&gt;Video Gems&lt;/dev&gt; &lt;genre&gt;Sports/Surfing&lt;/genre&gt; &lt;score&gt;1.8&lt;/score&gt; &lt;player&gt;1 Player&lt;/player&gt; &lt;story&gt;In Surfer's Paradise, the player's objective is to stay on top of a wave as long as possible. From time to time, a shark will approach the player who can in turn jump to try to avoid the shark. If they fail or if they don't manage to stay on top of the wave, they will drop into the water.The underwater sequence makes up the second part of the game. Here, the player has to get from the left side of the screen to the right side and back onto their surf board. However, there's a sunken galleon in their way. The player has to navigate a maze of walls in a limited amount of time while also avoiding oncoming jellyfish.Once the player reaches the top of the board, a new and more difficult round starts. Scoring is achieved by staying on top of the wave as long as possible. Extra lives are awarded for every 1000 points.&lt;/story&gt; &lt;/game&gt;</text:p>
          </table:table-cell>
        </table:table-row>
        <table:table-row table:style-name="ro1">
          <table:table-cell office:value-type="string">
            <text:p>Surround (USA)</text:p>
          </table:table-cell>
          <table:table-cell office:value-type="string">
            <text:p>1977</text:p>
          </table:table-cell>
          <table:table-cell office:value-type="string">
            <text:p>ESRB - E (Everyone)</text:p>
          </table:table-cell>
          <table:table-cell office:value-type="string">
            <text:p>Surround </text:p>
          </table:table-cell>
          <table:table-cell office:value-type="string">
            <text:p>Atari</text:p>
          </table:table-cell>
          <table:table-cell office:value-type="string">
            <text:p>Sears, Roebuck and Co.</text:p>
          </table:table-cell>
          <table:table-cell office:value-type="string">
            <text:p>Action</text:p>
          </table:table-cell>
          <table:table-cell office:value-type="string">
            <text:p>2.1</text:p>
          </table:table-cell>
          <table:table-cell table:style-name="Default" office:value-type="string">
            <text:p>1-2 Players</text:p>
          </table:table-cell>
          <table:table-cell office:value-type="string">
            <text:p>Surround is an arcade action game for two players. Each player controls a constantly moving wall; your goal is to trap your opponent forcing him to crash into a wall. Each time your opponent crashes, you earn a point. The first player to reach ten points wins. In addition to this mode, a video graffiti mode is also included which lets you draw on the screen. Several game variations are included which optionally allow diagonal movement, allow you to wrap around the screen, and control the game speed.</text:p>
          </table:table-cell>
          <table:table-cell table:formula="of:=CONCATENATE(&quot;&lt;game name=&quot;;CHAR(34);[.A409];CHAR(34);&quot;&gt; &lt;year&gt;&quot;;[.B409];&quot;&lt;/year&gt; &lt;rating&gt;&quot;;[.C409];&quot;&lt;/rating&gt; &lt;title&gt;&quot;;[.D409];&quot;&lt;/title&gt; &lt;pub&gt;&quot;;[.E409];&quot;&lt;/pub&gt; &lt;dev&gt;&quot;;[.F409];&quot;&lt;/dev&gt; &lt;genre&gt;&quot;;[.G409];&quot;&lt;/genre&gt; &lt;score&gt;&quot;;[.H409];&quot;&lt;/score&gt; &lt;player&gt;&quot;;[.I409];&quot;&lt;/player&gt; &lt;story&gt;&quot;;[.J409];&quot;&lt;/story&gt; &lt;/game&gt;&quot;)" office:value-type="string" office:string-value="&lt;game name=&quot;Surround (USA)&quot;&gt; &lt;year&gt;1977&lt;/year&gt; &lt;rating&gt;ESRB - E (Everyone)&lt;/rating&gt; &lt;title&gt;Surround &lt;/title&gt; &lt;pub&gt;Atari&lt;/pub&gt; &lt;dev&gt;Sears, Roebuck and Co.&lt;/dev&gt; &lt;genre&gt;Action&lt;/genre&gt; &lt;score&gt;2.1&lt;/score&gt; &lt;player&gt;1-2 Players&lt;/player&gt; &lt;story&gt;Surround is an arcade action game for two players. Each player controls a constantly moving wall; your goal is to trap your opponent forcing him to crash into a wall. Each time your opponent crashes, you earn a point. The first player to reach ten points wins. In addition to this mode, a video graffiti mode is also included which lets you draw on the screen. Several game variations are included which optionally allow diagonal movement, allow you to wrap around the screen, and control the game speed.&lt;/story&gt; &lt;/game&gt;">
            <text:p>&lt;game name="Surround (USA)"&gt; &lt;year&gt;1977&lt;/year&gt; &lt;rating&gt;ESRB - E (Everyone)&lt;/rating&gt; &lt;title&gt;Surround &lt;/title&gt; &lt;pub&gt;Atari&lt;/pub&gt; &lt;dev&gt;Sears, Roebuck and Co.&lt;/dev&gt; &lt;genre&gt;Action&lt;/genre&gt; &lt;score&gt;2.1&lt;/score&gt; &lt;player&gt;1-2 Players&lt;/player&gt; &lt;story&gt;Surround is an arcade action game for two players. Each player controls a constantly moving wall; your goal is to trap your opponent forcing him to crash into a wall. Each time your opponent crashes, you earn a point. The first player to reach ten points wins. In addition to this mode, a video graffiti mode is also included which lets you draw on the screen. Several game variations are included which optionally allow diagonal movement, allow you to wrap around the screen, and control the game speed.&lt;/story&gt; &lt;/game&gt;</text:p>
          </table:table-cell>
        </table:table-row>
        <table:table-row table:style-name="ro1">
          <table:table-cell office:value-type="string">
            <text:p>Survival Island (USA)</text:p>
          </table:table-cell>
          <table:table-cell office:value-type="string">
            <text:p>1983</text:p>
          </table:table-cell>
          <table:table-cell office:value-type="string">
            <text:p>ESRB - E (Everyone)</text:p>
          </table:table-cell>
          <table:table-cell office:value-type="string">
            <text:p>Survival Island </text:p>
          </table:table-cell>
          <table:table-cell table:number-columns-repeated="2" office:value-type="string">
            <text:p>Starpath Corporation</text:p>
          </table:table-cell>
          <table:table-cell office:value-type="string">
            <text:p>Action</text:p>
          </table:table-cell>
          <table:table-cell office:value-type="string">
            <text:p>1.0</text:p>
          </table:table-cell>
          <table:table-cell table:style-name="Default" office:value-type="string">
            <text:p>1 Player</text:p>
          </table:table-cell>
          <table:table-cell office:value-type="string">
            <text:p>You are headed to a mysterious island to study a temple when your ship is sunk. Now you must get to the island while collecting supplies , get through the dangerous jungle then explore the temple. All in a days work.This game is in three sections. They are called Shipwrecked, The Wilderness Island and The Secret Temple.Shipwrecked: You begin on a raft in the water. You must make your way to the island at the top while avoiding sharks and other sea creatures. Along the way, you must collect food and water so you can survive the island. If a shark or other sea creature hits you, you will lose the raft and all supplies. If you are hit when not on a raft, you will lose your life. You can press fire to swim faster but this will cost you life points, which can get you killed.The Wilderness Island: You make your way on the island while avoiding snakes, traps and other dangers. You must look for the temple, the key to the temple door and any other items you will need to get through the temple. Watch your food meter that it doesn't run out. Use the menu to eat food/drink water as needed. You can also switch to search mode, which allows you to place your walking stick on an item to learn what it is without getting hurt.The Secret Temple: You make your way through the temple in first person perspective, trying to learn its secret. Sometimes you will need to find certain items to pass through magical barriers. Watch out for one-way walls and invisible transporters.</text:p>
          </table:table-cell>
          <table:table-cell table:formula="of:=CONCATENATE(&quot;&lt;game name=&quot;;CHAR(34);[.A410];CHAR(34);&quot;&gt; &lt;year&gt;&quot;;[.B410];&quot;&lt;/year&gt; &lt;rating&gt;&quot;;[.C410];&quot;&lt;/rating&gt; &lt;title&gt;&quot;;[.D410];&quot;&lt;/title&gt; &lt;pub&gt;&quot;;[.E410];&quot;&lt;/pub&gt; &lt;dev&gt;&quot;;[.F410];&quot;&lt;/dev&gt; &lt;genre&gt;&quot;;[.G410];&quot;&lt;/genre&gt; &lt;score&gt;&quot;;[.H410];&quot;&lt;/score&gt; &lt;player&gt;&quot;;[.I410];&quot;&lt;/player&gt; &lt;story&gt;&quot;;[.J410];&quot;&lt;/story&gt; &lt;/game&gt;&quot;)" office:value-type="string" office:string-value="&lt;game name=&quot;Survival Island (USA)&quot;&gt; &lt;year&gt;1983&lt;/year&gt; &lt;rating&gt;ESRB - E (Everyone)&lt;/rating&gt; &lt;title&gt;Survival Island &lt;/title&gt; &lt;pub&gt;Starpath Corporation&lt;/pub&gt; &lt;dev&gt;Starpath Corporation&lt;/dev&gt; &lt;genre&gt;Action&lt;/genre&gt; &lt;score&gt;1.0&lt;/score&gt; &lt;player&gt;1 Player&lt;/player&gt; &lt;story&gt;You are headed to a mysterious island to study a temple when your ship is sunk. Now you must get to the island while collecting supplies , get through the dangerous jungle then explore the temple. All in a days work.This game is in three sections. They are called Shipwrecked, The Wilderness Island and The Secret Temple.Shipwrecked: You begin on a raft in the water. You must make your way to the island at the top while avoiding sharks and other sea creatures. Along the way, you must collect food and water so you can survive the island. If a shark or other sea creature hits you, you will lose the raft and all supplies. If you are hit when not on a raft, you will lose your life. You can press fire to swim faster but this will cost you life points, which can get you killed.The Wilderness Island: You make your way on the island while avoiding snakes, traps and other dangers. You must look for the temple, the key to the temple door and any other items you will need to get through the temple. Watch your food meter that it doesn't run out. Use the menu to eat food/drink water as needed. You can also switch to search mode, which allows you to place your walking stick on an item to learn what it is without getting hurt.The Secret Temple: You make your way through the temple in first person perspective, trying to learn its secret. Sometimes you will need to find certain items to pass through magical barriers. Watch out for one-way walls and invisible transporters.&lt;/story&gt; &lt;/game&gt;">
            <text:p>&lt;game name="Survival Island (USA)"&gt; &lt;year&gt;1983&lt;/year&gt; &lt;rating&gt;ESRB - E (Everyone)&lt;/rating&gt; &lt;title&gt;Survival Island &lt;/title&gt; &lt;pub&gt;Starpath Corporation&lt;/pub&gt; &lt;dev&gt;Starpath Corporation&lt;/dev&gt; &lt;genre&gt;Action&lt;/genre&gt; &lt;score&gt;1.0&lt;/score&gt; &lt;player&gt;1 Player&lt;/player&gt; &lt;story&gt;You are headed to a mysterious island to study a temple when your ship is sunk. Now you must get to the island while collecting supplies , get through the dangerous jungle then explore the temple. All in a days work.This game is in three sections. They are called Shipwrecked, The Wilderness Island and The Secret Temple.Shipwrecked: You begin on a raft in the water. You must make your way to the island at the top while avoiding sharks and other sea creatures. Along the way, you must collect food and water so you can survive the island. If a shark or other sea creature hits you, you will lose the raft and all supplies. If you are hit when not on a raft, you will lose your life. You can press fire to swim faster but this will cost you life points, which can get you killed.The Wilderness Island: You make your way on the island while avoiding snakes, traps and other dangers. You must look for the temple, the key to the temple door and any other items you will need to get through the temple. Watch your food meter that it doesn't run out. Use the menu to eat food/drink water as needed. You can also switch to search mode, which allows you to place your walking stick on an item to learn what it is without getting hurt.The Secret Temple: You make your way through the temple in first person perspective, trying to learn its secret. Sometimes you will need to find certain items to pass through magical barriers. Watch out for one-way walls and invisible transporters.&lt;/story&gt; &lt;/game&gt;</text:p>
          </table:table-cell>
        </table:table-row>
        <table:table-row table:style-name="ro1">
          <table:table-cell office:value-type="string">
            <text:p>Survival Run (USA)</text:p>
          </table:table-cell>
          <table:table-cell office:value-type="string">
            <text:p>1983</text:p>
          </table:table-cell>
          <table:table-cell office:value-type="string">
            <text:p>ESRB - E (Everyone)</text:p>
          </table:table-cell>
          <table:table-cell office:value-type="string">
            <text:p>Survival Run </text:p>
          </table:table-cell>
          <table:table-cell table:number-columns-repeated="2" office:value-type="string">
            <text:p>Milton Bradley Co.</text:p>
          </table:table-cell>
          <table:table-cell office:value-type="string">
            <text:p>Action</text:p>
          </table:table-cell>
          <table:table-cell office:value-type="string">
            <text:p>3.3</text:p>
          </table:table-cell>
          <table:table-cell table:style-name="Default" office:value-type="string">
            <text:p>1 Player</text:p>
          </table:table-cell>
          <table:table-cell office:value-type="string">
            <text:p>In this game you have entered some underground caverns on another planet. As you try to navigate your way through, you must destroy enemy space ships and force fields. You move the target reticle by moving the joystick and fire weapons by pressing the red button. You can see the ships coming in the distance but if they get too close they will fire on you, causing you to lose energy. If you see a force field, you will see a square to the right. Shoot the square to disable the field. If your ship hits the field, you lose energy. You gain energy when you destroy a ship or disable a force field. Use the map on the top of your screen to determine which path to take, left or right. If you choose the wrong path or run out of energy, the game is over.</text:p>
          </table:table-cell>
          <table:table-cell table:formula="of:=CONCATENATE(&quot;&lt;game name=&quot;;CHAR(34);[.A411];CHAR(34);&quot;&gt; &lt;year&gt;&quot;;[.B411];&quot;&lt;/year&gt; &lt;rating&gt;&quot;;[.C411];&quot;&lt;/rating&gt; &lt;title&gt;&quot;;[.D411];&quot;&lt;/title&gt; &lt;pub&gt;&quot;;[.E411];&quot;&lt;/pub&gt; &lt;dev&gt;&quot;;[.F411];&quot;&lt;/dev&gt; &lt;genre&gt;&quot;;[.G411];&quot;&lt;/genre&gt; &lt;score&gt;&quot;;[.H411];&quot;&lt;/score&gt; &lt;player&gt;&quot;;[.I411];&quot;&lt;/player&gt; &lt;story&gt;&quot;;[.J411];&quot;&lt;/story&gt; &lt;/game&gt;&quot;)" office:value-type="string" office:string-value="&lt;game name=&quot;Survival Run (USA)&quot;&gt; &lt;year&gt;1983&lt;/year&gt; &lt;rating&gt;ESRB - E (Everyone)&lt;/rating&gt; &lt;title&gt;Survival Run &lt;/title&gt; &lt;pub&gt;Milton Bradley Co.&lt;/pub&gt; &lt;dev&gt;Milton Bradley Co.&lt;/dev&gt; &lt;genre&gt;Action&lt;/genre&gt; &lt;score&gt;3.3&lt;/score&gt; &lt;player&gt;1 Player&lt;/player&gt; &lt;story&gt;In this game you have entered some underground caverns on another planet. As you try to navigate your way through, you must destroy enemy space ships and force fields. You move the target reticle by moving the joystick and fire weapons by pressing the red button. You can see the ships coming in the distance but if they get too close they will fire on you, causing you to lose energy. If you see a force field, you will see a square to the right. Shoot the square to disable the field. If your ship hits the field, you lose energy. You gain energy when you destroy a ship or disable a force field. Use the map on the top of your screen to determine which path to take, left or right. If you choose the wrong path or run out of energy, the game is over.&lt;/story&gt; &lt;/game&gt;">
            <text:p>&lt;game name="Survival Run (USA)"&gt; &lt;year&gt;1983&lt;/year&gt; &lt;rating&gt;ESRB - E (Everyone)&lt;/rating&gt; &lt;title&gt;Survival Run &lt;/title&gt; &lt;pub&gt;Milton Bradley Co.&lt;/pub&gt; &lt;dev&gt;Milton Bradley Co.&lt;/dev&gt; &lt;genre&gt;Action&lt;/genre&gt; &lt;score&gt;3.3&lt;/score&gt; &lt;player&gt;1 Player&lt;/player&gt; &lt;story&gt;In this game you have entered some underground caverns on another planet. As you try to navigate your way through, you must destroy enemy space ships and force fields. You move the target reticle by moving the joystick and fire weapons by pressing the red button. You can see the ships coming in the distance but if they get too close they will fire on you, causing you to lose energy. If you see a force field, you will see a square to the right. Shoot the square to disable the field. If your ship hits the field, you lose energy. You gain energy when you destroy a ship or disable a force field. Use the map on the top of your screen to determine which path to take, left or right. If you choose the wrong path or run out of energy, the game is over.&lt;/story&gt; &lt;/game&gt;</text:p>
          </table:table-cell>
        </table:table-row>
        <table:table-row table:style-name="ro1">
          <table:table-cell office:value-type="string">
            <text:p>Sword of Saros (USA)</text:p>
          </table:table-cell>
          <table:table-cell office:value-type="string">
            <text:p>1983</text:p>
          </table:table-cell>
          <table:table-cell office:value-type="string">
            <text:p>ESRB - E (Everyone)</text:p>
          </table:table-cell>
          <table:table-cell office:value-type="string">
            <text:p>Sword of Saros </text:p>
          </table:table-cell>
          <table:table-cell table:number-columns-repeated="2" office:value-type="string">
            <text:p>Starpath Corporation</text:p>
          </table:table-cell>
          <table:table-cell office:value-type="string">
            <text:p>Adventure</text:p>
          </table:table-cell>
          <table:table-cell office:value-type="string">
            <text:p>3.5</text:p>
          </table:table-cell>
          <table:table-cell table:style-name="Default" office:value-type="string">
            <text:p>1 Player</text:p>
          </table:table-cell>
          <table:table-cell office:value-type="string">
            <text:p>You have entered a wizard's dungeons in search of the fabled Sword of Saros. You must avoid the wizard, his hunter bat and other nasties while gathering treasure. Then you must escape from the dungeons.You begin in the maze. The narrow areas are corridors and the wider areas are rooms. You must move from room to room, avoiding the wizard and his bat, gathering treasure, items and keys. Once in a room, do not stand around as each room has a monster in it that will harm you. Some rooms have doors that have either gold or a part of the sword behind them. When you find the sword piece, it will transport you to the next level of the dungeon.In the first two levels, you will be able to see the entire maze. On the next two levels, you will reveal parts of the mazes as you explore them. On all later levels, you will only see directly around you. If a monster touches you, you will lose life points. If you encounter the wizard, you will lose life points and will need to get through his skeletons. You will start at the bottom of the screen and need to make your way to the top. In the final dungeon, all the rooms have only unlocked doors but you will need gold to bribe the monsters so you can search the doors for the exit.The items in the maze, and their uses, are:1. Gold: Not a selectable item. Needed to bribe monsters in the last level2. Gems: If you collect nine gems, you can use them to get one or more type of each other item3. Lamp: Makes it possible to see the entire maze. Not needed for mazes one or two.4. Potion: Restores four to seven life points. You can never have more than twenty-five total life points.5. Cross: <text:s/>Makes the wizard and bat move as far from you as the can6. Scroll: Allows you to see the wizard and bat, even if they are not in a visible portion of the maze. Not needed for mazes one and two.7. Ring: Makes you invisible to the wizard, bat and room monsters8. Keys: Not a selectable item. Needed to open locked doors except on last dungeon. Keys do not leave the dungeon level where they are found. When you get the sword piece, any extra keys you are carrying are lost and you must find new keys.</text:p>
          </table:table-cell>
          <table:table-cell table:formula="of:=CONCATENATE(&quot;&lt;game name=&quot;;CHAR(34);[.A412];CHAR(34);&quot;&gt; &lt;year&gt;&quot;;[.B412];&quot;&lt;/year&gt; &lt;rating&gt;&quot;;[.C412];&quot;&lt;/rating&gt; &lt;title&gt;&quot;;[.D412];&quot;&lt;/title&gt; &lt;pub&gt;&quot;;[.E412];&quot;&lt;/pub&gt; &lt;dev&gt;&quot;;[.F412];&quot;&lt;/dev&gt; &lt;genre&gt;&quot;;[.G412];&quot;&lt;/genre&gt; &lt;score&gt;&quot;;[.H412];&quot;&lt;/score&gt; &lt;player&gt;&quot;;[.I412];&quot;&lt;/player&gt; &lt;story&gt;&quot;;[.J412];&quot;&lt;/story&gt; &lt;/game&gt;&quot;)" office:value-type="string" office:string-value="&lt;game name=&quot;Sword of Saros (USA)&quot;&gt; &lt;year&gt;1983&lt;/year&gt; &lt;rating&gt;ESRB - E (Everyone)&lt;/rating&gt; &lt;title&gt;Sword of Saros &lt;/title&gt; &lt;pub&gt;Starpath Corporation&lt;/pub&gt; &lt;dev&gt;Starpath Corporation&lt;/dev&gt; &lt;genre&gt;Adventure&lt;/genre&gt; &lt;score&gt;3.5&lt;/score&gt; &lt;player&gt;1 Player&lt;/player&gt; &lt;story&gt;You have entered a wizard's dungeons in search of the fabled Sword of Saros. You must avoid the wizard, his hunter bat and other nasties while gathering treasure. Then you must escape from the dungeons.You begin in the maze. The narrow areas are corridors and the wider areas are rooms. You must move from room to room, avoiding the wizard and his bat, gathering treasure, items and keys. Once in a room, do not stand around as each room has a monster in it that will harm you. Some rooms have doors that have either gold or a part of the sword behind them. When you find the sword piece, it will transport you to the next level of the dungeon.In the first two levels, you will be able to see the entire maze. On the next two levels, you will reveal parts of the mazes as you explore them. On all later levels, you will only see directly around you. If a monster touches you, you will lose life points. If you encounter the wizard, you will lose life points and will need to get through his skeletons. You will start at the bottom of the screen and need to make your way to the top. In the final dungeon, all the rooms have only unlocked doors but you will need gold to bribe the monsters so you can search the doors for the exit.The items in the maze, and their uses, are:1. Gold: Not a selectable item. Needed to bribe monsters in the last level2. Gems: If you collect nine gems, you can use them to get one or more type of each other item3. Lamp: Makes it possible to see the entire maze. Not needed for mazes one or two.4. Potion: Restores four to seven life points. You can never have more than twenty-five total life points.5. Cross:  Makes the wizard and bat move as far from you as the can6. Scroll: Allows you to see the wizard and bat, even if they are not in a visible portion of the maze. Not needed for mazes one and two.7. Ring: Makes you invisible to the wizard, bat and room monsters8. Keys: Not a selectable item. Needed to open locked doors except on last dungeon. Keys do not leave the dungeon level where they are found. When you get the sword piece, any extra keys you are carrying are lost and you must find new keys.&lt;/story&gt; &lt;/game&gt;">
            <text:p>&lt;game name="Sword of Saros (USA)"&gt; &lt;year&gt;1983&lt;/year&gt; &lt;rating&gt;ESRB - E (Everyone)&lt;/rating&gt; &lt;title&gt;Sword of Saros &lt;/title&gt; &lt;pub&gt;Starpath Corporation&lt;/pub&gt; &lt;dev&gt;Starpath Corporation&lt;/dev&gt; &lt;genre&gt;Adventure&lt;/genre&gt; &lt;score&gt;3.5&lt;/score&gt; &lt;player&gt;1 Player&lt;/player&gt; &lt;story&gt;You have entered a wizard's dungeons in search of the fabled Sword of Saros. You must avoid the wizard, his hunter bat and other nasties while gathering treasure. Then you must escape from the dungeons.You begin in the maze. The narrow areas are corridors and the wider areas are rooms. You must move from room to room, avoiding the wizard and his bat, gathering treasure, items and keys. Once in a room, do not stand around as each room has a monster in it that will harm you. Some rooms have doors that have either gold or a part of the sword behind them. When you find the sword piece, it will transport you to the next level of the dungeon.In the first two levels, you will be able to see the entire maze. On the next two levels, you will reveal parts of the mazes as you explore them. On all later levels, you will only see directly around you. If a monster touches you, you will lose life points. If you encounter the wizard, you will lose life points and will need to get through his skeletons. You will start at the bottom of the screen and need to make your way to the top. In the final dungeon, all the rooms have only unlocked doors but you will need gold to bribe the monsters so you can search the doors for the exit.The items in the maze, and their uses, are:1. Gold: Not a selectable item. Needed to bribe monsters in the last level2. Gems: If you collect nine gems, you can use them to get one or more type of each other item3. Lamp: Makes it possible to see the entire maze. Not needed for mazes one or two.4. Potion: Restores four to seven life points. You can never have more than twenty-five total life points.5. Cross: <text:s/>Makes the wizard and bat move as far from you as the can6. Scroll: Allows you to see the wizard and bat, even if they are not in a visible portion of the maze. Not needed for mazes one and two.7. Ring: Makes you invisible to the wizard, bat and room monsters8. Keys: Not a selectable item. Needed to open locked doors except on last dungeon. Keys do not leave the dungeon level where they are found. When you get the sword piece, any extra keys you are carrying are lost and you must find new keys.&lt;/story&gt; &lt;/game&gt;</text:p>
          </table:table-cell>
        </table:table-row>
        <table:table-row table:style-name="ro1">
          <table:table-cell office:value-type="string">
            <text:p>Swordfight (USA)</text:p>
          </table:table-cell>
          <table:table-cell office:value-type="string">
            <text:p>1983</text:p>
          </table:table-cell>
          <table:table-cell office:value-type="string">
            <text:p>ESRB - E (Everyone)</text:p>
          </table:table-cell>
          <table:table-cell office:value-type="string">
            <text:p>Swordfight </text:p>
          </table:table-cell>
          <table:table-cell office:value-type="string">
            <text:p>Retrotopia</text:p>
          </table:table-cell>
          <table:table-cell office:value-type="string">
            <text:p>Mattel Electronics</text:p>
          </table:table-cell>
          <table:table-cell office:value-type="string">
            <text:p>Fighter</text:p>
          </table:table-cell>
          <table:table-cell office:value-type="string">
            <text:p>1.0</text:p>
          </table:table-cell>
          <table:table-cell table:style-name="Default" office:value-type="string">
            <text:p>1-2 Players</text:p>
          </table:table-cell>
          <table:table-cell office:value-type="string">
            <text:p>En garde! Attack, feint, block, strike!This is a one-on-one sword fight for two players only. Press the button to skip in and out and move the joystick to swing the sword and block. Your sword is obviously based on a lightsaber from the way the blade extends and the sound effects.</text:p>
          </table:table-cell>
          <table:table-cell table:formula="of:=CONCATENATE(&quot;&lt;game name=&quot;;CHAR(34);[.A413];CHAR(34);&quot;&gt; &lt;year&gt;&quot;;[.B413];&quot;&lt;/year&gt; &lt;rating&gt;&quot;;[.C413];&quot;&lt;/rating&gt; &lt;title&gt;&quot;;[.D413];&quot;&lt;/title&gt; &lt;pub&gt;&quot;;[.E413];&quot;&lt;/pub&gt; &lt;dev&gt;&quot;;[.F413];&quot;&lt;/dev&gt; &lt;genre&gt;&quot;;[.G413];&quot;&lt;/genre&gt; &lt;score&gt;&quot;;[.H413];&quot;&lt;/score&gt; &lt;player&gt;&quot;;[.I413];&quot;&lt;/player&gt; &lt;story&gt;&quot;;[.J413];&quot;&lt;/story&gt; &lt;/game&gt;&quot;)" office:value-type="string" office:string-value="&lt;game name=&quot;Swordfight (USA)&quot;&gt; &lt;year&gt;1983&lt;/year&gt; &lt;rating&gt;ESRB - E (Everyone)&lt;/rating&gt; &lt;title&gt;Swordfight &lt;/title&gt; &lt;pub&gt;Retrotopia&lt;/pub&gt; &lt;dev&gt;Mattel Electronics&lt;/dev&gt; &lt;genre&gt;Fighter&lt;/genre&gt; &lt;score&gt;1.0&lt;/score&gt; &lt;player&gt;1-2 Players&lt;/player&gt; &lt;story&gt;En garde! Attack, feint, block, strike!This is a one-on-one sword fight for two players only. Press the button to skip in and out and move the joystick to swing the sword and block. Your sword is obviously based on a lightsaber from the way the blade extends and the sound effects.&lt;/story&gt; &lt;/game&gt;">
            <text:p>&lt;game name="Swordfight (USA)"&gt; &lt;year&gt;1983&lt;/year&gt; &lt;rating&gt;ESRB - E (Everyone)&lt;/rating&gt; &lt;title&gt;Swordfight &lt;/title&gt; &lt;pub&gt;Retrotopia&lt;/pub&gt; &lt;dev&gt;Mattel Electronics&lt;/dev&gt; &lt;genre&gt;Fighter&lt;/genre&gt; &lt;score&gt;1.0&lt;/score&gt; &lt;player&gt;1-2 Players&lt;/player&gt; &lt;story&gt;En garde! Attack, feint, block, strike!This is a one-on-one sword fight for two players only. Press the button to skip in and out and move the joystick to swing the sword and block. Your sword is obviously based on a lightsaber from the way the blade extends and the sound effects.&lt;/story&gt; &lt;/game&gt;</text:p>
          </table:table-cell>
        </table:table-row>
        <table:table-row table:style-name="ro1">
          <table:table-cell office:value-type="string">
            <text:p>SwordQuest - EarthWorld (USA)</text:p>
          </table:table-cell>
          <table:table-cell office:value-type="string">
            <text:p>1982</text:p>
          </table:table-cell>
          <table:table-cell office:value-type="string">
            <text:p>ESRB - E (Everyone)</text:p>
          </table:table-cell>
          <table:table-cell office:value-type="string">
            <text:p>SwordQuest - EarthWorld </text:p>
          </table:table-cell>
          <table:table-cell table:number-columns-repeated="2" office:value-type="string">
            <text:p>Atari, Inc.</text:p>
          </table:table-cell>
          <table:table-cell office:value-type="string">
            <text:p>Adventure</text:p>
          </table:table-cell>
          <table:table-cell office:value-type="string">
            <text:p>2.8</text:p>
          </table:table-cell>
          <table:table-cell table:style-name="Default" office:value-type="string">
            <text:p>1 Player</text:p>
          </table:table-cell>
          <table:table-cell office:value-type="string">
            <text:p>SwordQuest: EarthWorld was an adventure game produced for the Atari 2600. The game play boils down to walking from room to room, finding and dropping items, beating the action stages in order to find more items, and seeing the odd set of numbers flash at you if you get the right combination of items in the right rooms. The sets of numbers, for instance 16-4, were actually a combination of a page number and a panel number in the comic book that came with the game. On the page indicated by the game, you would find a word hidden somewhere in the numbered panel. When all the correct words were found, you could send them to Atari in hopes of winning the SwordQuest contest that this game was designed for.</text:p>
          </table:table-cell>
          <table:table-cell table:formula="of:=CONCATENATE(&quot;&lt;game name=&quot;;CHAR(34);[.A414];CHAR(34);&quot;&gt; &lt;year&gt;&quot;;[.B414];&quot;&lt;/year&gt; &lt;rating&gt;&quot;;[.C414];&quot;&lt;/rating&gt; &lt;title&gt;&quot;;[.D414];&quot;&lt;/title&gt; &lt;pub&gt;&quot;;[.E414];&quot;&lt;/pub&gt; &lt;dev&gt;&quot;;[.F414];&quot;&lt;/dev&gt; &lt;genre&gt;&quot;;[.G414];&quot;&lt;/genre&gt; &lt;score&gt;&quot;;[.H414];&quot;&lt;/score&gt; &lt;player&gt;&quot;;[.I414];&quot;&lt;/player&gt; &lt;story&gt;&quot;;[.J414];&quot;&lt;/story&gt; &lt;/game&gt;&quot;)" office:value-type="string" office:string-value="&lt;game name=&quot;SwordQuest - EarthWorld (USA)&quot;&gt; &lt;year&gt;1982&lt;/year&gt; &lt;rating&gt;ESRB - E (Everyone)&lt;/rating&gt; &lt;title&gt;SwordQuest - EarthWorld &lt;/title&gt; &lt;pub&gt;Atari, Inc.&lt;/pub&gt; &lt;dev&gt;Atari, Inc.&lt;/dev&gt; &lt;genre&gt;Adventure&lt;/genre&gt; &lt;score&gt;2.8&lt;/score&gt; &lt;player&gt;1 Player&lt;/player&gt; &lt;story&gt;SwordQuest: EarthWorld was an adventure game produced for the Atari 2600. The game play boils down to walking from room to room, finding and dropping items, beating the action stages in order to find more items, and seeing the odd set of numbers flash at you if you get the right combination of items in the right rooms. The sets of numbers, for instance 16-4, were actually a combination of a page number and a panel number in the comic book that came with the game. On the page indicated by the game, you would find a word hidden somewhere in the numbered panel. When all the correct words were found, you could send them to Atari in hopes of winning the SwordQuest contest that this game was designed for.&lt;/story&gt; &lt;/game&gt;">
            <text:p>&lt;game name="SwordQuest - EarthWorld (USA)"&gt; &lt;year&gt;1982&lt;/year&gt; &lt;rating&gt;ESRB - E (Everyone)&lt;/rating&gt; &lt;title&gt;SwordQuest - EarthWorld &lt;/title&gt; &lt;pub&gt;Atari, Inc.&lt;/pub&gt; &lt;dev&gt;Atari, Inc.&lt;/dev&gt; &lt;genre&gt;Adventure&lt;/genre&gt; &lt;score&gt;2.8&lt;/score&gt; &lt;player&gt;1 Player&lt;/player&gt; &lt;story&gt;SwordQuest: EarthWorld was an adventure game produced for the Atari 2600. The game play boils down to walking from room to room, finding and dropping items, beating the action stages in order to find more items, and seeing the odd set of numbers flash at you if you get the right combination of items in the right rooms. The sets of numbers, for instance 16-4, were actually a combination of a page number and a panel number in the comic book that came with the game. On the page indicated by the game, you would find a word hidden somewhere in the numbered panel. When all the correct words were found, you could send them to Atari in hopes of winning the SwordQuest contest that this game was designed for.&lt;/story&gt; &lt;/game&gt;</text:p>
          </table:table-cell>
        </table:table-row>
        <table:table-row table:style-name="ro1">
          <table:table-cell office:value-type="string">
            <text:p>SwordQuest - FireWorld (USA)</text:p>
          </table:table-cell>
          <table:table-cell office:value-type="string">
            <text:p>1982</text:p>
          </table:table-cell>
          <table:table-cell office:value-type="string">
            <text:p>ESRB - E (Everyone)</text:p>
          </table:table-cell>
          <table:table-cell office:value-type="string">
            <text:p>SwordQuest - FireWorld </text:p>
          </table:table-cell>
          <table:table-cell table:number-columns-repeated="2" office:value-type="string">
            <text:p>Atari, Inc.</text:p>
          </table:table-cell>
          <table:table-cell office:value-type="string">
            <text:p>Adventure</text:p>
          </table:table-cell>
          <table:table-cell office:value-type="string">
            <text:p>2.2</text:p>
          </table:table-cell>
          <table:table-cell table:style-name="Default" office:value-type="string">
            <text:p>1 Player</text:p>
          </table:table-cell>
          <table:table-cell office:value-type="string">
            <text:p>SwordQuest: FireWorld, the second game in the SwordQuest series, was insanely identical to the first game, EarthWorld. In this installment you will find yourself walking from room to room, finding and dropping items, beating the action stages in order to find more items, seeing the odd set of numbers flash at you if you get the right combination of items in the right rooms. The sets of numbers, for instance 16-4, were actually a combination of a page number and a panel number in the comic book that came with the game. On the page indicated by the game, you would find a word hidden somewhere in the numbered panel. When all the correct words were found, you could send them to Atari in hopes of winning the SwordQuest contest that this game was designed for.</text:p>
          </table:table-cell>
          <table:table-cell table:formula="of:=CONCATENATE(&quot;&lt;game name=&quot;;CHAR(34);[.A415];CHAR(34);&quot;&gt; &lt;year&gt;&quot;;[.B415];&quot;&lt;/year&gt; &lt;rating&gt;&quot;;[.C415];&quot;&lt;/rating&gt; &lt;title&gt;&quot;;[.D415];&quot;&lt;/title&gt; &lt;pub&gt;&quot;;[.E415];&quot;&lt;/pub&gt; &lt;dev&gt;&quot;;[.F415];&quot;&lt;/dev&gt; &lt;genre&gt;&quot;;[.G415];&quot;&lt;/genre&gt; &lt;score&gt;&quot;;[.H415];&quot;&lt;/score&gt; &lt;player&gt;&quot;;[.I415];&quot;&lt;/player&gt; &lt;story&gt;&quot;;[.J415];&quot;&lt;/story&gt; &lt;/game&gt;&quot;)" office:value-type="string" office:string-value="&lt;game name=&quot;SwordQuest - FireWorld (USA)&quot;&gt; &lt;year&gt;1982&lt;/year&gt; &lt;rating&gt;ESRB - E (Everyone)&lt;/rating&gt; &lt;title&gt;SwordQuest - FireWorld &lt;/title&gt; &lt;pub&gt;Atari, Inc.&lt;/pub&gt; &lt;dev&gt;Atari, Inc.&lt;/dev&gt; &lt;genre&gt;Adventure&lt;/genre&gt; &lt;score&gt;2.2&lt;/score&gt; &lt;player&gt;1 Player&lt;/player&gt; &lt;story&gt;SwordQuest: FireWorld, the second game in the SwordQuest series, was insanely identical to the first game, EarthWorld. In this installment you will find yourself walking from room to room, finding and dropping items, beating the action stages in order to find more items, seeing the odd set of numbers flash at you if you get the right combination of items in the right rooms. The sets of numbers, for instance 16-4, were actually a combination of a page number and a panel number in the comic book that came with the game. On the page indicated by the game, you would find a word hidden somewhere in the numbered panel. When all the correct words were found, you could send them to Atari in hopes of winning the SwordQuest contest that this game was designed for.&lt;/story&gt; &lt;/game&gt;">
            <text:p>&lt;game name="SwordQuest - FireWorld (USA)"&gt; &lt;year&gt;1982&lt;/year&gt; &lt;rating&gt;ESRB - E (Everyone)&lt;/rating&gt; &lt;title&gt;SwordQuest - FireWorld &lt;/title&gt; &lt;pub&gt;Atari, Inc.&lt;/pub&gt; &lt;dev&gt;Atari, Inc.&lt;/dev&gt; &lt;genre&gt;Adventure&lt;/genre&gt; &lt;score&gt;2.2&lt;/score&gt; &lt;player&gt;1 Player&lt;/player&gt; &lt;story&gt;SwordQuest: FireWorld, the second game in the SwordQuest series, was insanely identical to the first game, EarthWorld. In this installment you will find yourself walking from room to room, finding and dropping items, beating the action stages in order to find more items, seeing the odd set of numbers flash at you if you get the right combination of items in the right rooms. The sets of numbers, for instance 16-4, were actually a combination of a page number and a panel number in the comic book that came with the game. On the page indicated by the game, you would find a word hidden somewhere in the numbered panel. When all the correct words were found, you could send them to Atari in hopes of winning the SwordQuest contest that this game was designed for.&lt;/story&gt; &lt;/game&gt;</text:p>
          </table:table-cell>
        </table:table-row>
        <table:table-row table:style-name="ro1">
          <table:table-cell office:value-type="string">
            <text:p>SwordQuest - WaterWorld (USA)</text:p>
          </table:table-cell>
          <table:table-cell office:value-type="string">
            <text:p>1983</text:p>
          </table:table-cell>
          <table:table-cell office:value-type="string">
            <text:p>ESRB - E (Everyone)</text:p>
          </table:table-cell>
          <table:table-cell office:value-type="string">
            <text:p>SwordQuest - WaterWorld </text:p>
          </table:table-cell>
          <table:table-cell table:number-columns-repeated="2" office:value-type="string">
            <text:p>Atari, Inc.</text:p>
          </table:table-cell>
          <table:table-cell office:value-type="string">
            <text:p>Adventure</text:p>
          </table:table-cell>
          <table:table-cell office:value-type="string">
            <text:p>2.3</text:p>
          </table:table-cell>
          <table:table-cell table:style-name="Default" office:value-type="string">
            <text:p>1 Player</text:p>
          </table:table-cell>
          <table:table-cell office:value-type="string">
            <text:p>Much like the games SwordQuest: EarthWorldand SwordQuest: FireWorld before it, SwordQuest: WaterWorld involves walking through rooms, picking up items, beating action stages to reveal more items, and seeing the odd set of numbers flash at you when you have the right items in the right rooms. The sets of numbers, for instance 8-4, were actually a combination of a page number and a panel number in the comic book that came with the game. On the page indicated by the game, you would find a word hidden somewhere in the numbered panel. When all the correct words were found, you could send them to Atari in hopes of winning the SwordQuest contest that this game was designed for.</text:p>
          </table:table-cell>
          <table:table-cell table:formula="of:=CONCATENATE(&quot;&lt;game name=&quot;;CHAR(34);[.A416];CHAR(34);&quot;&gt; &lt;year&gt;&quot;;[.B416];&quot;&lt;/year&gt; &lt;rating&gt;&quot;;[.C416];&quot;&lt;/rating&gt; &lt;title&gt;&quot;;[.D416];&quot;&lt;/title&gt; &lt;pub&gt;&quot;;[.E416];&quot;&lt;/pub&gt; &lt;dev&gt;&quot;;[.F416];&quot;&lt;/dev&gt; &lt;genre&gt;&quot;;[.G416];&quot;&lt;/genre&gt; &lt;score&gt;&quot;;[.H416];&quot;&lt;/score&gt; &lt;player&gt;&quot;;[.I416];&quot;&lt;/player&gt; &lt;story&gt;&quot;;[.J416];&quot;&lt;/story&gt; &lt;/game&gt;&quot;)" office:value-type="string" office:string-value="&lt;game name=&quot;SwordQuest - WaterWorld (USA)&quot;&gt; &lt;year&gt;1983&lt;/year&gt; &lt;rating&gt;ESRB - E (Everyone)&lt;/rating&gt; &lt;title&gt;SwordQuest - WaterWorld &lt;/title&gt; &lt;pub&gt;Atari, Inc.&lt;/pub&gt; &lt;dev&gt;Atari, Inc.&lt;/dev&gt; &lt;genre&gt;Adventure&lt;/genre&gt; &lt;score&gt;2.3&lt;/score&gt; &lt;player&gt;1 Player&lt;/player&gt; &lt;story&gt;Much like the games SwordQuest: EarthWorldand SwordQuest: FireWorld before it, SwordQuest: WaterWorld involves walking through rooms, picking up items, beating action stages to reveal more items, and seeing the odd set of numbers flash at you when you have the right items in the right rooms. The sets of numbers, for instance 8-4, were actually a combination of a page number and a panel number in the comic book that came with the game. On the page indicated by the game, you would find a word hidden somewhere in the numbered panel. When all the correct words were found, you could send them to Atari in hopes of winning the SwordQuest contest that this game was designed for.&lt;/story&gt; &lt;/game&gt;">
            <text:p>&lt;game name="SwordQuest - WaterWorld (USA)"&gt; &lt;year&gt;1983&lt;/year&gt; &lt;rating&gt;ESRB - E (Everyone)&lt;/rating&gt; &lt;title&gt;SwordQuest - WaterWorld &lt;/title&gt; &lt;pub&gt;Atari, Inc.&lt;/pub&gt; &lt;dev&gt;Atari, Inc.&lt;/dev&gt; &lt;genre&gt;Adventure&lt;/genre&gt; &lt;score&gt;2.3&lt;/score&gt; &lt;player&gt;1 Player&lt;/player&gt; &lt;story&gt;Much like the games SwordQuest: EarthWorldand SwordQuest: FireWorld before it, SwordQuest: WaterWorld involves walking through rooms, picking up items, beating action stages to reveal more items, and seeing the odd set of numbers flash at you when you have the right items in the right rooms. The sets of numbers, for instance 8-4, were actually a combination of a page number and a panel number in the comic book that came with the game. On the page indicated by the game, you would find a word hidden somewhere in the numbered panel. When all the correct words were found, you could send them to Atari in hopes of winning the SwordQuest contest that this game was designed for.&lt;/story&gt; &lt;/game&gt;</text:p>
          </table:table-cell>
        </table:table-row>
        <table:table-row table:style-name="ro1">
          <table:table-cell office:value-type="string">
            <text:p>Tac-Scan (USA)</text:p>
          </table:table-cell>
          <table:table-cell office:value-type="string">
            <text:p>1982</text:p>
          </table:table-cell>
          <table:table-cell office:value-type="string">
            <text:p>ESRB - E (Everyone)</text:p>
          </table:table-cell>
          <table:table-cell office:value-type="string">
            <text:p>Tac-Scan </text:p>
          </table:table-cell>
          <table:table-cell table:number-columns-repeated="2" office:value-type="string">
            <text:p>SEGA Enterprises, Inc.</text:p>
          </table:table-cell>
          <table:table-cell office:value-type="string">
            <text:p>Shoot-'Em-Up</text:p>
          </table:table-cell>
          <table:table-cell office:value-type="string">
            <text:p>4.2</text:p>
          </table:table-cell>
          <table:table-cell table:style-name="Default" office:value-type="string">
            <text:p>1 Player</text:p>
          </table:table-cell>
          <table:table-cell office:value-type="string">
            <text:p>Enemy airships are approaching your command base! You need to fly your five plane squadron into battle to defend it. Tac-Scan is a conversion of the arcade game. You control a squadron of five ships at the bottom of the screen, your goal is to earn as many points as possible by destroying the various enemies which will be attacking. If one of the ships in your squadron is hit by enemy fire, it will be destroyed. The game ends when all five ships have been destroyed. As you progress through the game, you will occasionally have the chance to replenish missing ships. Everytime you complete a round by shooting ten enemies, an extra ship will float by on the screen. You can add this ship to your squadron by catching it in an empty space in the formation. Every time you complete four rounds, the game will advance to the next level with increased difficulty!</text:p>
          </table:table-cell>
          <table:table-cell table:formula="of:=CONCATENATE(&quot;&lt;game name=&quot;;CHAR(34);[.A417];CHAR(34);&quot;&gt; &lt;year&gt;&quot;;[.B417];&quot;&lt;/year&gt; &lt;rating&gt;&quot;;[.C417];&quot;&lt;/rating&gt; &lt;title&gt;&quot;;[.D417];&quot;&lt;/title&gt; &lt;pub&gt;&quot;;[.E417];&quot;&lt;/pub&gt; &lt;dev&gt;&quot;;[.F417];&quot;&lt;/dev&gt; &lt;genre&gt;&quot;;[.G417];&quot;&lt;/genre&gt; &lt;score&gt;&quot;;[.H417];&quot;&lt;/score&gt; &lt;player&gt;&quot;;[.I417];&quot;&lt;/player&gt; &lt;story&gt;&quot;;[.J417];&quot;&lt;/story&gt; &lt;/game&gt;&quot;)" office:value-type="string" office:string-value="&lt;game name=&quot;Tac-Scan (USA)&quot;&gt; &lt;year&gt;1982&lt;/year&gt; &lt;rating&gt;ESRB - E (Everyone)&lt;/rating&gt; &lt;title&gt;Tac-Scan &lt;/title&gt; &lt;pub&gt;SEGA Enterprises, Inc.&lt;/pub&gt; &lt;dev&gt;SEGA Enterprises, Inc.&lt;/dev&gt; &lt;genre&gt;Shoot-'Em-Up&lt;/genre&gt; &lt;score&gt;4.2&lt;/score&gt; &lt;player&gt;1 Player&lt;/player&gt; &lt;story&gt;Enemy airships are approaching your command base! You need to fly your five plane squadron into battle to defend it. Tac-Scan is a conversion of the arcade game. You control a squadron of five ships at the bottom of the screen, your goal is to earn as many points as possible by destroying the various enemies which will be attacking. If one of the ships in your squadron is hit by enemy fire, it will be destroyed. The game ends when all five ships have been destroyed. As you progress through the game, you will occasionally have the chance to replenish missing ships. Everytime you complete a round by shooting ten enemies, an extra ship will float by on the screen. You can add this ship to your squadron by catching it in an empty space in the formation. Every time you complete four rounds, the game will advance to the next level with increased difficulty!&lt;/story&gt; &lt;/game&gt;">
            <text:p>&lt;game name="Tac-Scan (USA)"&gt; &lt;year&gt;1982&lt;/year&gt; &lt;rating&gt;ESRB - E (Everyone)&lt;/rating&gt; &lt;title&gt;Tac-Scan &lt;/title&gt; &lt;pub&gt;SEGA Enterprises, Inc.&lt;/pub&gt; &lt;dev&gt;SEGA Enterprises, Inc.&lt;/dev&gt; &lt;genre&gt;Shoot-'Em-Up&lt;/genre&gt; &lt;score&gt;4.2&lt;/score&gt; &lt;player&gt;1 Player&lt;/player&gt; &lt;story&gt;Enemy airships are approaching your command base! You need to fly your five plane squadron into battle to defend it. Tac-Scan is a conversion of the arcade game. You control a squadron of five ships at the bottom of the screen, your goal is to earn as many points as possible by destroying the various enemies which will be attacking. If one of the ships in your squadron is hit by enemy fire, it will be destroyed. The game ends when all five ships have been destroyed. As you progress through the game, you will occasionally have the chance to replenish missing ships. Everytime you complete a round by shooting ten enemies, an extra ship will float by on the screen. You can add this ship to your squadron by catching it in an empty space in the formation. Every time you complete four rounds, the game will advance to the next level with increased difficulty!&lt;/story&gt; &lt;/game&gt;</text:p>
          </table:table-cell>
        </table:table-row>
        <table:table-row table:style-name="ro1">
          <table:table-cell office:value-type="string">
            <text:p>Tapeworm (USA)</text:p>
          </table:table-cell>
          <table:table-cell office:value-type="string">
            <text:p>1982</text:p>
          </table:table-cell>
          <table:table-cell office:value-type="string">
            <text:p>ESRB - E (Everyone)</text:p>
          </table:table-cell>
          <table:table-cell office:value-type="string">
            <text:p>Tapeworm </text:p>
          </table:table-cell>
          <table:table-cell table:number-columns-repeated="2" office:value-type="string">
            <text:p>Spectravision</text:p>
          </table:table-cell>
          <table:table-cell office:value-type="string">
            <text:p>Action</text:p>
          </table:table-cell>
          <table:table-cell office:value-type="string">
            <text:p>3.3</text:p>
          </table:table-cell>
          <table:table-cell table:style-name="Default" office:value-type="string">
            <text:p>1-2 Players</text:p>
          </table:table-cell>
          <table:table-cell office:value-type="string">
            <text:p>You are Slinky the tapeworm. You must move about the bean patch, eating beans. Each time you eat a bean, you grow longer and the bean count goes down by one.Beans appear randomly in the patch and you must eat them before the beetle at the bottom get from left to right to get the count down to zero. If the beetle gets to the right before you get the bean, two more beans will appear in the patch and two more beans are added to the count.At times, Beeky the bird or Spanky the spider will pass through the bean patch. In later levels, an obstacle will appear in the middle of the patch.You lose a life if you touch your head (yellow square) to the obstacle or the sides of the patch, touch your head to your body, or Spanky or Beeky touch your head (eat you).The third patch is night. When you get a bean, you can see the patch for two seconds. If you need more looks, you can press the fire button for another two seconds of light but it costs you a bean.The levels and their point values are:Apple (5 points per bean, 50 points for the apple)Orange (10 points per bean, 100 points for the orange)Grape (15 points per bean, 150 points for the grapes)Strawberry (20 points per bean, 200 points for the strawberry)Banana (25 points per bean, 250 points for the banana)You get a bonus worm every 1,000 points. You can have up to 4 worms in reserve.</text:p>
          </table:table-cell>
          <table:table-cell table:formula="of:=CONCATENATE(&quot;&lt;game name=&quot;;CHAR(34);[.A418];CHAR(34);&quot;&gt; &lt;year&gt;&quot;;[.B418];&quot;&lt;/year&gt; &lt;rating&gt;&quot;;[.C418];&quot;&lt;/rating&gt; &lt;title&gt;&quot;;[.D418];&quot;&lt;/title&gt; &lt;pub&gt;&quot;;[.E418];&quot;&lt;/pub&gt; &lt;dev&gt;&quot;;[.F418];&quot;&lt;/dev&gt; &lt;genre&gt;&quot;;[.G418];&quot;&lt;/genre&gt; &lt;score&gt;&quot;;[.H418];&quot;&lt;/score&gt; &lt;player&gt;&quot;;[.I418];&quot;&lt;/player&gt; &lt;story&gt;&quot;;[.J418];&quot;&lt;/story&gt; &lt;/game&gt;&quot;)" office:value-type="string" office:string-value="&lt;game name=&quot;Tapeworm (USA)&quot;&gt; &lt;year&gt;1982&lt;/year&gt; &lt;rating&gt;ESRB - E (Everyone)&lt;/rating&gt; &lt;title&gt;Tapeworm &lt;/title&gt; &lt;pub&gt;Spectravision&lt;/pub&gt; &lt;dev&gt;Spectravision&lt;/dev&gt; &lt;genre&gt;Action&lt;/genre&gt; &lt;score&gt;3.3&lt;/score&gt; &lt;player&gt;1-2 Players&lt;/player&gt; &lt;story&gt;You are Slinky the tapeworm. You must move about the bean patch, eating beans. Each time you eat a bean, you grow longer and the bean count goes down by one.Beans appear randomly in the patch and you must eat them before the beetle at the bottom get from left to right to get the count down to zero. If the beetle gets to the right before you get the bean, two more beans will appear in the patch and two more beans are added to the count.At times, Beeky the bird or Spanky the spider will pass through the bean patch. In later levels, an obstacle will appear in the middle of the patch.You lose a life if you touch your head (yellow square) to the obstacle or the sides of the patch, touch your head to your body, or Spanky or Beeky touch your head (eat you).The third patch is night. When you get a bean, you can see the patch for two seconds. If you need more looks, you can press the fire button for another two seconds of light but it costs you a bean.The levels and their point values are:Apple (5 points per bean, 50 points for the apple)Orange (10 points per bean, 100 points for the orange)Grape (15 points per bean, 150 points for the grapes)Strawberry (20 points per bean, 200 points for the strawberry)Banana (25 points per bean, 250 points for the banana)You get a bonus worm every 1,000 points. You can have up to 4 worms in reserve.&lt;/story&gt; &lt;/game&gt;">
            <text:p>&lt;game name="Tapeworm (USA)"&gt; &lt;year&gt;1982&lt;/year&gt; &lt;rating&gt;ESRB - E (Everyone)&lt;/rating&gt; &lt;title&gt;Tapeworm &lt;/title&gt; &lt;pub&gt;Spectravision&lt;/pub&gt; &lt;dev&gt;Spectravision&lt;/dev&gt; &lt;genre&gt;Action&lt;/genre&gt; &lt;score&gt;3.3&lt;/score&gt; &lt;player&gt;1-2 Players&lt;/player&gt; &lt;story&gt;You are Slinky the tapeworm. You must move about the bean patch, eating beans. Each time you eat a bean, you grow longer and the bean count goes down by one.Beans appear randomly in the patch and you must eat them before the beetle at the bottom get from left to right to get the count down to zero. If the beetle gets to the right before you get the bean, two more beans will appear in the patch and two more beans are added to the count.At times, Beeky the bird or Spanky the spider will pass through the bean patch. In later levels, an obstacle will appear in the middle of the patch.You lose a life if you touch your head (yellow square) to the obstacle or the sides of the patch, touch your head to your body, or Spanky or Beeky touch your head (eat you).The third patch is night. When you get a bean, you can see the patch for two seconds. If you need more looks, you can press the fire button for another two seconds of light but it costs you a bean.The levels and their point values are:Apple (5 points per bean, 50 points for the apple)Orange (10 points per bean, 100 points for the orange)Grape (15 points per bean, 150 points for the grapes)Strawberry (20 points per bean, 200 points for the strawberry)Banana (25 points per bean, 250 points for the banana)You get a bonus worm every 1,000 points. You can have up to 4 worms in reserve.&lt;/story&gt; &lt;/game&gt;</text:p>
          </table:table-cell>
        </table:table-row>
        <table:table-row table:style-name="ro1">
          <table:table-cell office:value-type="string">
            <text:p>Tapper (USA)</text:p>
          </table:table-cell>
          <table:table-cell office:value-type="string">
            <text:p>1984</text:p>
          </table:table-cell>
          <table:table-cell office:value-type="string">
            <text:p>ESRB - E (Everyone)</text:p>
          </table:table-cell>
          <table:table-cell office:value-type="string">
            <text:p>Tapper </text:p>
          </table:table-cell>
          <table:table-cell office:value-type="string">
            <text:p>SEGA Enterprises, Inc.</text:p>
          </table:table-cell>
          <table:table-cell office:value-type="string">
            <text:p>Bally Midway Manufacturing Co., Inc.</text:p>
          </table:table-cell>
          <table:table-cell office:value-type="string">
            <text:p>Action</text:p>
          </table:table-cell>
          <table:table-cell table:style-name="Default" office:value-type="string">
            <text:p>3.9</text:p>
          </table:table-cell>
          <table:table-cell table:style-name="Default" office:value-type="string">
            <text:p>1-2 Players</text:p>
          </table:table-cell>
          <table:table-cell office:value-type="string">
            <text:p>Tapper is an action game where you're a beer tapper (barman) and have to serve beer to demanding customers. There are four customers, each has its own lane lengthier than the previous one, whom you have to keep at bay. If they reach the end of the lane without receiving their beer, you're a goner; if you miss one and accidentally spill beer needlessly you lose a life and should one of them throw you back the mug and you fail to catch it, you lose a life as well.Occasionally a bizarre icon will appear on one of the lines and, should you grab it, will invoke a &amp;quot;cabarette&amp;quot;-style show which will keep some of the customers occupied.The Xbox 360 version includes bonus rounds, as well as co-op and versus multiplayer modes, also online, along with achievements.</text:p>
          </table:table-cell>
          <table:table-cell table:formula="of:=CONCATENATE(&quot;&lt;game name=&quot;;CHAR(34);[.A419];CHAR(34);&quot;&gt; &lt;year&gt;&quot;;[.B419];&quot;&lt;/year&gt; &lt;rating&gt;&quot;;[.C419];&quot;&lt;/rating&gt; &lt;title&gt;&quot;;[.D419];&quot;&lt;/title&gt; &lt;pub&gt;&quot;;[.E419];&quot;&lt;/pub&gt; &lt;dev&gt;&quot;;[.F419];&quot;&lt;/dev&gt; &lt;genre&gt;&quot;;[.G419];&quot;&lt;/genre&gt; &lt;score&gt;&quot;;[.H419];&quot;&lt;/score&gt; &lt;player&gt;&quot;;[.I419];&quot;&lt;/player&gt; &lt;story&gt;&quot;;[.J419];&quot;&lt;/story&gt; &lt;/game&gt;&quot;)" office:value-type="string" office:string-value="&lt;game name=&quot;Tapper (USA)&quot;&gt; &lt;year&gt;1984&lt;/year&gt; &lt;rating&gt;ESRB - E (Everyone)&lt;/rating&gt; &lt;title&gt;Tapper &lt;/title&gt; &lt;pub&gt;SEGA Enterprises, Inc.&lt;/pub&gt; &lt;dev&gt;Bally Midway Manufacturing Co., Inc.&lt;/dev&gt; &lt;genre&gt;Action&lt;/genre&gt; &lt;score&gt;3.9&lt;/score&gt; &lt;player&gt;1-2 Players&lt;/player&gt; &lt;story&gt;Tapper is an action game where you're a beer tapper (barman) and have to serve beer to demanding customers. There are four customers, each has its own lane lengthier than the previous one, whom you have to keep at bay. If they reach the end of the lane without receiving their beer, you're a goner; if you miss one and accidentally spill beer needlessly you lose a life and should one of them throw you back the mug and you fail to catch it, you lose a life as well.Occasionally a bizarre icon will appear on one of the lines and, should you grab it, will invoke a &amp;quot;cabarette&amp;quot;-style show which will keep some of the customers occupied.The Xbox 360 version includes bonus rounds, as well as co-op and versus multiplayer modes, also online, along with achievements.&lt;/story&gt; &lt;/game&gt;">
            <text:p>&lt;game name="Tapper (USA)"&gt; &lt;year&gt;1984&lt;/year&gt; &lt;rating&gt;ESRB - E (Everyone)&lt;/rating&gt; &lt;title&gt;Tapper &lt;/title&gt; &lt;pub&gt;SEGA Enterprises, Inc.&lt;/pub&gt; &lt;dev&gt;Bally Midway Manufacturing Co., Inc.&lt;/dev&gt; &lt;genre&gt;Action&lt;/genre&gt; &lt;score&gt;3.9&lt;/score&gt; &lt;player&gt;1-2 Players&lt;/player&gt; &lt;story&gt;Tapper is an action game where you're a beer tapper (barman) and have to serve beer to demanding customers. There are four customers, each has its own lane lengthier than the previous one, whom you have to keep at bay. If they reach the end of the lane without receiving their beer, you're a goner; if you miss one and accidentally spill beer needlessly you lose a life and should one of them throw you back the mug and you fail to catch it, you lose a life as well.Occasionally a bizarre icon will appear on one of the lines and, should you grab it, will invoke a &amp;quot;cabarette&amp;quot;-style show which will keep some of the customers occupied.The Xbox 360 version includes bonus rounds, as well as co-op and versus multiplayer modes, also online, along with achievements.&lt;/story&gt; &lt;/game&gt;</text:p>
          </table:table-cell>
        </table:table-row>
        <table:table-row table:style-name="ro1">
          <table:table-cell office:value-type="string">
            <text:p>Tax Avoiders (USA)</text:p>
          </table:table-cell>
          <table:table-cell office:value-type="string">
            <text:p>1982</text:p>
          </table:table-cell>
          <table:table-cell office:value-type="string">
            <text:p>ESRB - E (Everyone)</text:p>
          </table:table-cell>
          <table:table-cell office:value-type="string">
            <text:p>Tax Avoiders </text:p>
          </table:table-cell>
          <table:table-cell office:value-type="string">
            <text:p>American Videogame</text:p>
          </table:table-cell>
          <table:table-cell office:value-type="string">
            <text:p>Dunhill Electronics</text:p>
          </table:table-cell>
          <table:table-cell office:value-type="string">
            <text:p>Platform</text:p>
          </table:table-cell>
          <table:table-cell office:value-type="string">
            <text:p>1.5</text:p>
          </table:table-cell>
          <table:table-cell table:style-name="Default" office:value-type="string">
            <text:p>1 Player</text:p>
          </table:table-cell>
          <table:table-cell office:value-type="string">
            <text:p>You are John Q and you want to be rich.In this game, you start out on the income screen where you try to collect the money (dollar signs) while avoiding the governmental red tape (look like red snakes). You have only one year to get your money and invest it. Each second, a day goes by. My, how time flies.Once a season, you are sent to the investment/tax shelter screen, where you must collect an icon representing an investment and then grab your portfolio (briefcase). Investments have a 50/50 chance of making or losing money. Also on this screen is a character whose color changes.What color he is determines who he is:Black=Eggie, the IRS agent. If he catches you, he will audit you. In these audits, you always lose. You are then taxed at 50% of your income and sent back to the income screen.There are no appeals to tax court.Pink=Waggie, the CPA. If he catches you (or you go to him), he will charge you $1,000.00 but whatever tax sheltered investment you have, he will put you in a better one.Green=Toodles, the registered investment adviser. If you two meet, he will put you in the best tax sheltered investment available, thus making you the most profit.After each season, you are taxed to an amount determined by your tax shelter. The object is to have $1,000,000.00 at the end of the year after taxes.</text:p>
          </table:table-cell>
          <table:table-cell table:formula="of:=CONCATENATE(&quot;&lt;game name=&quot;;CHAR(34);[.A420];CHAR(34);&quot;&gt; &lt;year&gt;&quot;;[.B420];&quot;&lt;/year&gt; &lt;rating&gt;&quot;;[.C420];&quot;&lt;/rating&gt; &lt;title&gt;&quot;;[.D420];&quot;&lt;/title&gt; &lt;pub&gt;&quot;;[.E420];&quot;&lt;/pub&gt; &lt;dev&gt;&quot;;[.F420];&quot;&lt;/dev&gt; &lt;genre&gt;&quot;;[.G420];&quot;&lt;/genre&gt; &lt;score&gt;&quot;;[.H420];&quot;&lt;/score&gt; &lt;player&gt;&quot;;[.I420];&quot;&lt;/player&gt; &lt;story&gt;&quot;;[.J420];&quot;&lt;/story&gt; &lt;/game&gt;&quot;)" office:value-type="string" office:string-value="&lt;game name=&quot;Tax Avoiders (USA)&quot;&gt; &lt;year&gt;1982&lt;/year&gt; &lt;rating&gt;ESRB - E (Everyone)&lt;/rating&gt; &lt;title&gt;Tax Avoiders &lt;/title&gt; &lt;pub&gt;American Videogame&lt;/pub&gt; &lt;dev&gt;Dunhill Electronics&lt;/dev&gt; &lt;genre&gt;Platform&lt;/genre&gt; &lt;score&gt;1.5&lt;/score&gt; &lt;player&gt;1 Player&lt;/player&gt; &lt;story&gt;You are John Q and you want to be rich.In this game, you start out on the income screen where you try to collect the money (dollar signs) while avoiding the governmental red tape (look like red snakes). You have only one year to get your money and invest it. Each second, a day goes by. My, how time flies.Once a season, you are sent to the investment/tax shelter screen, where you must collect an icon representing an investment and then grab your portfolio (briefcase). Investments have a 50/50 chance of making or losing money. Also on this screen is a character whose color changes.What color he is determines who he is:Black=Eggie, the IRS agent. If he catches you, he will audit you. In these audits, you always lose. You are then taxed at 50% of your income and sent back to the income screen.There are no appeals to tax court.Pink=Waggie, the CPA. If he catches you (or you go to him), he will charge you $1,000.00 but whatever tax sheltered investment you have, he will put you in a better one.Green=Toodles, the registered investment adviser. If you two meet, he will put you in the best tax sheltered investment available, thus making you the most profit.After each season, you are taxed to an amount determined by your tax shelter. The object is to have $1,000,000.00 at the end of the year after taxes.&lt;/story&gt; &lt;/game&gt;">
            <text:p>&lt;game name="Tax Avoiders (USA)"&gt; &lt;year&gt;1982&lt;/year&gt; &lt;rating&gt;ESRB - E (Everyone)&lt;/rating&gt; &lt;title&gt;Tax Avoiders &lt;/title&gt; &lt;pub&gt;American Videogame&lt;/pub&gt; &lt;dev&gt;Dunhill Electronics&lt;/dev&gt; &lt;genre&gt;Platform&lt;/genre&gt; &lt;score&gt;1.5&lt;/score&gt; &lt;player&gt;1 Player&lt;/player&gt; &lt;story&gt;You are John Q and you want to be rich.In this game, you start out on the income screen where you try to collect the money (dollar signs) while avoiding the governmental red tape (look like red snakes). You have only one year to get your money and invest it. Each second, a day goes by. My, how time flies.Once a season, you are sent to the investment/tax shelter screen, where you must collect an icon representing an investment and then grab your portfolio (briefcase). Investments have a 50/50 chance of making or losing money. Also on this screen is a character whose color changes.What color he is determines who he is:Black=Eggie, the IRS agent. If he catches you, he will audit you. In these audits, you always lose. You are then taxed at 50% of your income and sent back to the income screen.There are no appeals to tax court.Pink=Waggie, the CPA. If he catches you (or you go to him), he will charge you $1,000.00 but whatever tax sheltered investment you have, he will put you in a better one.Green=Toodles, the registered investment adviser. If you two meet, he will put you in the best tax sheltered investment available, thus making you the most profit.After each season, you are taxed to an amount determined by your tax shelter. The object is to have $1,000,000.00 at the end of the year after taxes.&lt;/story&gt; &lt;/game&gt;</text:p>
          </table:table-cell>
        </table:table-row>
        <table:table-row table:style-name="ro1">
          <table:table-cell office:value-type="string">
            <text:p>Taz (USA)</text:p>
          </table:table-cell>
          <table:table-cell office:value-type="string">
            <text:p>1983</text:p>
          </table:table-cell>
          <table:table-cell office:value-type="string">
            <text:p>ESRB - E (Everyone)</text:p>
          </table:table-cell>
          <table:table-cell office:value-type="string">
            <text:p>Taz </text:p>
          </table:table-cell>
          <table:table-cell table:number-columns-repeated="2" office:value-type="string">
            <text:p>Atari, Inc.</text:p>
          </table:table-cell>
          <table:table-cell office:value-type="string">
            <text:p>Action</text:p>
          </table:table-cell>
          <table:table-cell table:style-name="Default" office:value-type="string">
            <text:p>3.4</text:p>
          </table:table-cell>
          <table:table-cell table:style-name="Default" office:value-type="string">
            <text:p>1-2 Players</text:p>
          </table:table-cell>
          <table:table-cell office:value-type="string">
            <text:p>Taz (the Tasmanian Devil) is going on a feeding frenzy!! Hamburgers, root beers, ice cream cones, tomatoes, apple cores, and other foods will all fly by on the screen, and Taz needs to eat as many of these as he can to earn points. But mixed in with the tasty foods are sticks of dynamite! If Taz accidentally eats the dynamite, he will explode and lose a life. As Taz eats food, the levels will become faster and faster and feature more dynamite mixed in with the food.</text:p>
          </table:table-cell>
          <table:table-cell table:formula="of:=CONCATENATE(&quot;&lt;game name=&quot;;CHAR(34);[.A421];CHAR(34);&quot;&gt; &lt;year&gt;&quot;;[.B421];&quot;&lt;/year&gt; &lt;rating&gt;&quot;;[.C421];&quot;&lt;/rating&gt; &lt;title&gt;&quot;;[.D421];&quot;&lt;/title&gt; &lt;pub&gt;&quot;;[.E421];&quot;&lt;/pub&gt; &lt;dev&gt;&quot;;[.F421];&quot;&lt;/dev&gt; &lt;genre&gt;&quot;;[.G421];&quot;&lt;/genre&gt; &lt;score&gt;&quot;;[.H421];&quot;&lt;/score&gt; &lt;player&gt;&quot;;[.I421];&quot;&lt;/player&gt; &lt;story&gt;&quot;;[.J421];&quot;&lt;/story&gt; &lt;/game&gt;&quot;)" office:value-type="string" office:string-value="&lt;game name=&quot;Taz (USA)&quot;&gt; &lt;year&gt;1983&lt;/year&gt; &lt;rating&gt;ESRB - E (Everyone)&lt;/rating&gt; &lt;title&gt;Taz &lt;/title&gt; &lt;pub&gt;Atari, Inc.&lt;/pub&gt; &lt;dev&gt;Atari, Inc.&lt;/dev&gt; &lt;genre&gt;Action&lt;/genre&gt; &lt;score&gt;3.4&lt;/score&gt; &lt;player&gt;1-2 Players&lt;/player&gt; &lt;story&gt;Taz (the Tasmanian Devil) is going on a feeding frenzy!! Hamburgers, root beers, ice cream cones, tomatoes, apple cores, and other foods will all fly by on the screen, and Taz needs to eat as many of these as he can to earn points. But mixed in with the tasty foods are sticks of dynamite! If Taz accidentally eats the dynamite, he will explode and lose a life. As Taz eats food, the levels will become faster and faster and feature more dynamite mixed in with the food.&lt;/story&gt; &lt;/game&gt;">
            <text:p>&lt;game name="Taz (USA)"&gt; &lt;year&gt;1983&lt;/year&gt; &lt;rating&gt;ESRB - E (Everyone)&lt;/rating&gt; &lt;title&gt;Taz &lt;/title&gt; &lt;pub&gt;Atari, Inc.&lt;/pub&gt; &lt;dev&gt;Atari, Inc.&lt;/dev&gt; &lt;genre&gt;Action&lt;/genre&gt; &lt;score&gt;3.4&lt;/score&gt; &lt;player&gt;1-2 Players&lt;/player&gt; &lt;story&gt;Taz (the Tasmanian Devil) is going on a feeding frenzy!! Hamburgers, root beers, ice cream cones, tomatoes, apple cores, and other foods will all fly by on the screen, and Taz needs to eat as many of these as he can to earn points. But mixed in with the tasty foods are sticks of dynamite! If Taz accidentally eats the dynamite, he will explode and lose a life. As Taz eats food, the levels will become faster and faster and feature more dynamite mixed in with the food.&lt;/story&gt; &lt;/game&gt;</text:p>
          </table:table-cell>
        </table:table-row>
        <table:table-row table:style-name="ro1">
          <table:table-cell office:value-type="string">
            <text:p>Tennis (USA)</text:p>
          </table:table-cell>
          <table:table-cell office:value-type="string">
            <text:p>1981</text:p>
          </table:table-cell>
          <table:table-cell office:value-type="string">
            <text:p>ESRB - E (Everyone)</text:p>
          </table:table-cell>
          <table:table-cell office:value-type="string">
            <text:p>Tennis </text:p>
          </table:table-cell>
          <table:table-cell table:number-columns-repeated="2" office:value-type="string">
            <text:p>Activision, Inc.</text:p>
          </table:table-cell>
          <table:table-cell office:value-type="string">
            <text:p>Sports/Tennis</text:p>
          </table:table-cell>
          <table:table-cell table:style-name="Default" office:value-type="string">
            <text:p>2.2</text:p>
          </table:table-cell>
          <table:table-cell table:style-name="Default" office:value-type="string">
            <text:p>1-2 Players</text:p>
          </table:table-cell>
          <table:table-cell office:value-type="string">
            <text:p>Tennis is a singles tennis game which can be played by one player against the computer or two players against each other. The game follows standard tennis rules, and allows you to hit a variety of forehand and backhand shots to any location on the court. There are two skill levels included; a slower practice game, and the more challenging full speed game.</text:p>
          </table:table-cell>
          <table:table-cell table:formula="of:=CONCATENATE(&quot;&lt;game name=&quot;;CHAR(34);[.A422];CHAR(34);&quot;&gt; &lt;year&gt;&quot;;[.B422];&quot;&lt;/year&gt; &lt;rating&gt;&quot;;[.C422];&quot;&lt;/rating&gt; &lt;title&gt;&quot;;[.D422];&quot;&lt;/title&gt; &lt;pub&gt;&quot;;[.E422];&quot;&lt;/pub&gt; &lt;dev&gt;&quot;;[.F422];&quot;&lt;/dev&gt; &lt;genre&gt;&quot;;[.G422];&quot;&lt;/genre&gt; &lt;score&gt;&quot;;[.H422];&quot;&lt;/score&gt; &lt;player&gt;&quot;;[.I422];&quot;&lt;/player&gt; &lt;story&gt;&quot;;[.J422];&quot;&lt;/story&gt; &lt;/game&gt;&quot;)" office:value-type="string" office:string-value="&lt;game name=&quot;Tennis (USA)&quot;&gt; &lt;year&gt;1981&lt;/year&gt; &lt;rating&gt;ESRB - E (Everyone)&lt;/rating&gt; &lt;title&gt;Tennis &lt;/title&gt; &lt;pub&gt;Activision, Inc.&lt;/pub&gt; &lt;dev&gt;Activision, Inc.&lt;/dev&gt; &lt;genre&gt;Sports/Tennis&lt;/genre&gt; &lt;score&gt;2.2&lt;/score&gt; &lt;player&gt;1-2 Players&lt;/player&gt; &lt;story&gt;Tennis is a singles tennis game which can be played by one player against the computer or two players against each other. The game follows standard tennis rules, and allows you to hit a variety of forehand and backhand shots to any location on the court. There are two skill levels included; a slower practice game, and the more challenging full speed game.&lt;/story&gt; &lt;/game&gt;">
            <text:p>&lt;game name="Tennis (USA)"&gt; &lt;year&gt;1981&lt;/year&gt; &lt;rating&gt;ESRB - E (Everyone)&lt;/rating&gt; &lt;title&gt;Tennis &lt;/title&gt; &lt;pub&gt;Activision, Inc.&lt;/pub&gt; &lt;dev&gt;Activision, Inc.&lt;/dev&gt; &lt;genre&gt;Sports/Tennis&lt;/genre&gt; &lt;score&gt;2.2&lt;/score&gt; &lt;player&gt;1-2 Players&lt;/player&gt; &lt;story&gt;Tennis is a singles tennis game which can be played by one player against the computer or two players against each other. The game follows standard tennis rules, and allows you to hit a variety of forehand and backhand shots to any location on the court. There are two skill levels included; a slower practice game, and the more challenging full speed game.&lt;/story&gt; &lt;/game&gt;</text:p>
          </table:table-cell>
        </table:table-row>
        <table:table-row table:style-name="ro1">
          <table:table-cell office:value-type="string">
            <text:p>Texas Chainsaw Massacre, The (USA)</text:p>
          </table:table-cell>
          <table:table-cell office:value-type="string">
            <text:p>1983</text:p>
          </table:table-cell>
          <table:table-cell office:value-type="string">
            <text:p>ESRB - E (Everyone)</text:p>
          </table:table-cell>
          <table:table-cell office:value-type="string">
            <text:p>Texas Chainsaw Massacre, The </text:p>
          </table:table-cell>
          <table:table-cell office:value-type="string">
            <text:p>Wizard Video Games</text:p>
          </table:table-cell>
          <table:table-cell office:value-type="string">
            <text:p>VSS, Inc.</text:p>
          </table:table-cell>
          <table:table-cell office:value-type="string">
            <text:p>Action</text:p>
          </table:table-cell>
          <table:table-cell table:style-name="Default" office:value-type="string">
            <text:p>1.6</text:p>
          </table:table-cell>
          <table:table-cell table:style-name="Default" office:value-type="string">
            <text:p>1 Player</text:p>
          </table:table-cell>
          <table:table-cell office:value-type="string">
            <text:p>In this game, you are Leatherface. Some tourists have trespassed onto your land. They have been mostly eliminated but a few remain.The object is to chase down the remaining tourists and kill them.You chase the tourists with your chainsaw. When you get next to them, you press the fire button to rev up your saw and make cold-cuts out of them.Try to avoid obstacles like hedges, fences, cow skulls and wheelchairs.Try not to rev the chainsaw unnecessarily as you only have 3 tanks of fuel and when you're out of fuel, the game is over.If you run into fences, cow skulls or wheelchairs, you will be delayed a moment. If you run into hedge, you will need to use the chainsaw to remove them. The chainsaw idles all the time so you don't want to be delayed.You get 1000 points for each tourist killed. You get a new fuel tank every 5000 points. When you run out of fuel, a tourists comes up behind you and kicks you in the pants.</text:p>
          </table:table-cell>
          <table:table-cell table:formula="of:=CONCATENATE(&quot;&lt;game name=&quot;;CHAR(34);[.A423];CHAR(34);&quot;&gt; &lt;year&gt;&quot;;[.B423];&quot;&lt;/year&gt; &lt;rating&gt;&quot;;[.C423];&quot;&lt;/rating&gt; &lt;title&gt;&quot;;[.D423];&quot;&lt;/title&gt; &lt;pub&gt;&quot;;[.E423];&quot;&lt;/pub&gt; &lt;dev&gt;&quot;;[.F423];&quot;&lt;/dev&gt; &lt;genre&gt;&quot;;[.G423];&quot;&lt;/genre&gt; &lt;score&gt;&quot;;[.H423];&quot;&lt;/score&gt; &lt;player&gt;&quot;;[.I423];&quot;&lt;/player&gt; &lt;story&gt;&quot;;[.J423];&quot;&lt;/story&gt; &lt;/game&gt;&quot;)" office:value-type="string" office:string-value="&lt;game name=&quot;Texas Chainsaw Massacre, The (USA)&quot;&gt; &lt;year&gt;1983&lt;/year&gt; &lt;rating&gt;ESRB - E (Everyone)&lt;/rating&gt; &lt;title&gt;Texas Chainsaw Massacre, The &lt;/title&gt; &lt;pub&gt;Wizard Video Games&lt;/pub&gt; &lt;dev&gt;VSS, Inc.&lt;/dev&gt; &lt;genre&gt;Action&lt;/genre&gt; &lt;score&gt;1.6&lt;/score&gt; &lt;player&gt;1 Player&lt;/player&gt; &lt;story&gt;In this game, you are Leatherface. Some tourists have trespassed onto your land. They have been mostly eliminated but a few remain.The object is to chase down the remaining tourists and kill them.You chase the tourists with your chainsaw. When you get next to them, you press the fire button to rev up your saw and make cold-cuts out of them.Try to avoid obstacles like hedges, fences, cow skulls and wheelchairs.Try not to rev the chainsaw unnecessarily as you only have 3 tanks of fuel and when you're out of fuel, the game is over.If you run into fences, cow skulls or wheelchairs, you will be delayed a moment. If you run into hedge, you will need to use the chainsaw to remove them. The chainsaw idles all the time so you don't want to be delayed.You get 1000 points for each tourist killed. You get a new fuel tank every 5000 points. When you run out of fuel, a tourists comes up behind you and kicks you in the pants.&lt;/story&gt; &lt;/game&gt;">
            <text:p>&lt;game name="Texas Chainsaw Massacre, The (USA)"&gt; &lt;year&gt;1983&lt;/year&gt; &lt;rating&gt;ESRB - E (Everyone)&lt;/rating&gt; &lt;title&gt;Texas Chainsaw Massacre, The &lt;/title&gt; &lt;pub&gt;Wizard Video Games&lt;/pub&gt; &lt;dev&gt;VSS, Inc.&lt;/dev&gt; &lt;genre&gt;Action&lt;/genre&gt; &lt;score&gt;1.6&lt;/score&gt; &lt;player&gt;1 Player&lt;/player&gt; &lt;story&gt;In this game, you are Leatherface. Some tourists have trespassed onto your land. They have been mostly eliminated but a few remain.The object is to chase down the remaining tourists and kill them.You chase the tourists with your chainsaw. When you get next to them, you press the fire button to rev up your saw and make cold-cuts out of them.Try to avoid obstacles like hedges, fences, cow skulls and wheelchairs.Try not to rev the chainsaw unnecessarily as you only have 3 tanks of fuel and when you're out of fuel, the game is over.If you run into fences, cow skulls or wheelchairs, you will be delayed a moment. If you run into hedge, you will need to use the chainsaw to remove them. The chainsaw idles all the time so you don't want to be delayed.You get 1000 points for each tourist killed. You get a new fuel tank every 5000 points. When you run out of fuel, a tourists comes up behind you and kicks you in the pants.&lt;/story&gt; &lt;/game&gt;</text:p>
          </table:table-cell>
        </table:table-row>
        <table:table-row table:style-name="ro1">
          <table:table-cell office:value-type="string">
            <text:p>Threshold (USA)</text:p>
          </table:table-cell>
          <table:table-cell office:value-type="string">
            <text:p>1982</text:p>
          </table:table-cell>
          <table:table-cell office:value-type="string">
            <text:p>ESRB - E (Everyone)</text:p>
          </table:table-cell>
          <table:table-cell office:value-type="string">
            <text:p>Threshold </text:p>
          </table:table-cell>
          <table:table-cell office:value-type="string">
            <text:p>Tigervision</text:p>
          </table:table-cell>
          <table:table-cell office:value-type="string">
            <text:p>On-Line Systems</text:p>
          </table:table-cell>
          <table:table-cell office:value-type="string">
            <text:p>Shoot-'Em-Up</text:p>
          </table:table-cell>
          <table:table-cell office:value-type="string">
            <text:p>3.1</text:p>
          </table:table-cell>
          <table:table-cell table:style-name="Default" office:value-type="string">
            <text:p>1-2 Players</text:p>
          </table:table-cell>
          <table:table-cell office:value-type="string">
            <text:p>Threshold is a simple Shoot'em up game. You are in control of a spaceship at the bottom of the screen and have to shoot several formations of enemies on the top of the screen.To make things more difficult you have limited time in form of a fuel tank which will get refilled after you cleared a number of waves. Besides that your spacecraft is equipped with a laser that tends to overheat. Every shot make the heat bar of the laser increase a bit. Once it reached its maximum you can't fire anymore and are forced to wait until it cooled down while slowly running out of fuel.</text:p>
          </table:table-cell>
          <table:table-cell table:formula="of:=CONCATENATE(&quot;&lt;game name=&quot;;CHAR(34);[.A424];CHAR(34);&quot;&gt; &lt;year&gt;&quot;;[.B424];&quot;&lt;/year&gt; &lt;rating&gt;&quot;;[.C424];&quot;&lt;/rating&gt; &lt;title&gt;&quot;;[.D424];&quot;&lt;/title&gt; &lt;pub&gt;&quot;;[.E424];&quot;&lt;/pub&gt; &lt;dev&gt;&quot;;[.F424];&quot;&lt;/dev&gt; &lt;genre&gt;&quot;;[.G424];&quot;&lt;/genre&gt; &lt;score&gt;&quot;;[.H424];&quot;&lt;/score&gt; &lt;player&gt;&quot;;[.I424];&quot;&lt;/player&gt; &lt;story&gt;&quot;;[.J424];&quot;&lt;/story&gt; &lt;/game&gt;&quot;)" office:value-type="string" office:string-value="&lt;game name=&quot;Threshold (USA)&quot;&gt; &lt;year&gt;1982&lt;/year&gt; &lt;rating&gt;ESRB - E (Everyone)&lt;/rating&gt; &lt;title&gt;Threshold &lt;/title&gt; &lt;pub&gt;Tigervision&lt;/pub&gt; &lt;dev&gt;On-Line Systems&lt;/dev&gt; &lt;genre&gt;Shoot-'Em-Up&lt;/genre&gt; &lt;score&gt;3.1&lt;/score&gt; &lt;player&gt;1-2 Players&lt;/player&gt; &lt;story&gt;Threshold is a simple Shoot'em up game. You are in control of a spaceship at the bottom of the screen and have to shoot several formations of enemies on the top of the screen.To make things more difficult you have limited time in form of a fuel tank which will get refilled after you cleared a number of waves. Besides that your spacecraft is equipped with a laser that tends to overheat. Every shot make the heat bar of the laser increase a bit. Once it reached its maximum you can't fire anymore and are forced to wait until it cooled down while slowly running out of fuel.&lt;/story&gt; &lt;/game&gt;">
            <text:p>&lt;game name="Threshold (USA)"&gt; &lt;year&gt;1982&lt;/year&gt; &lt;rating&gt;ESRB - E (Everyone)&lt;/rating&gt; &lt;title&gt;Threshold &lt;/title&gt; &lt;pub&gt;Tigervision&lt;/pub&gt; &lt;dev&gt;On-Line Systems&lt;/dev&gt; &lt;genre&gt;Shoot-'Em-Up&lt;/genre&gt; &lt;score&gt;3.1&lt;/score&gt; &lt;player&gt;1-2 Players&lt;/player&gt; &lt;story&gt;Threshold is a simple Shoot'em up game. You are in control of a spaceship at the bottom of the screen and have to shoot several formations of enemies on the top of the screen.To make things more difficult you have limited time in form of a fuel tank which will get refilled after you cleared a number of waves. Besides that your spacecraft is equipped with a laser that tends to overheat. Every shot make the heat bar of the laser increase a bit. Once it reached its maximum you can't fire anymore and are forced to wait until it cooled down while slowly running out of fuel.&lt;/story&gt; &lt;/game&gt;</text:p>
          </table:table-cell>
        </table:table-row>
        <table:table-row table:style-name="ro1">
          <table:table-cell office:value-type="string">
            <text:p>Thunderground (USA)</text:p>
          </table:table-cell>
          <table:table-cell office:value-type="string">
            <text:p>1983</text:p>
          </table:table-cell>
          <table:table-cell office:value-type="string">
            <text:p>ESRB - E (Everyone)</text:p>
          </table:table-cell>
          <table:table-cell office:value-type="string">
            <text:p>Thunderground </text:p>
          </table:table-cell>
          <table:table-cell table:number-columns-repeated="2" office:value-type="string">
            <text:p>SEGA Enterprises, Inc.</text:p>
          </table:table-cell>
          <table:table-cell office:value-type="string">
            <text:p>Shooter</text:p>
          </table:table-cell>
          <table:table-cell table:style-name="Default" office:value-type="string">
            <text:p>3.8</text:p>
          </table:table-cell>
          <table:table-cell table:style-name="Default" office:value-type="string">
            <text:p>1 Player</text:p>
          </table:table-cell>
          <table:table-cell office:value-type="string">
            <text:p>There are six Core nuclear bases on the planet's surface. You must burrow underground to each of these bases and destroy them. But be warned, they are guarded by patrolling Core Ranger tanks that if they get you in their line of fire, will destroy you.There are two types of tanks. The white Sentry tanks only move through existing tunnels and will only fire on you if there is clear space between you and them. The blue Digger tanks will create their own tunnels to pursue you. There is also a Sentry tank at the bottom of the screen that slowly moves towards your reserve tanks. If this tank reaches you reserves before you destroy all six bases, you lose a life. The game is over if you lose all lives.There are enemy supplies buried in random areas that if you get them will get you bonus points. Later levels have the bases only appear one at a time or have no dirt between you and the enemy tanks, leaving them to pursue you from the start.</text:p>
          </table:table-cell>
          <table:table-cell table:formula="of:=CONCATENATE(&quot;&lt;game name=&quot;;CHAR(34);[.A425];CHAR(34);&quot;&gt; &lt;year&gt;&quot;;[.B425];&quot;&lt;/year&gt; &lt;rating&gt;&quot;;[.C425];&quot;&lt;/rating&gt; &lt;title&gt;&quot;;[.D425];&quot;&lt;/title&gt; &lt;pub&gt;&quot;;[.E425];&quot;&lt;/pub&gt; &lt;dev&gt;&quot;;[.F425];&quot;&lt;/dev&gt; &lt;genre&gt;&quot;;[.G425];&quot;&lt;/genre&gt; &lt;score&gt;&quot;;[.H425];&quot;&lt;/score&gt; &lt;player&gt;&quot;;[.I425];&quot;&lt;/player&gt; &lt;story&gt;&quot;;[.J425];&quot;&lt;/story&gt; &lt;/game&gt;&quot;)" office:value-type="string" office:string-value="&lt;game name=&quot;Thunderground (USA)&quot;&gt; &lt;year&gt;1983&lt;/year&gt; &lt;rating&gt;ESRB - E (Everyone)&lt;/rating&gt; &lt;title&gt;Thunderground &lt;/title&gt; &lt;pub&gt;SEGA Enterprises, Inc.&lt;/pub&gt; &lt;dev&gt;SEGA Enterprises, Inc.&lt;/dev&gt; &lt;genre&gt;Shooter&lt;/genre&gt; &lt;score&gt;3.8&lt;/score&gt; &lt;player&gt;1 Player&lt;/player&gt; &lt;story&gt;There are six Core nuclear bases on the planet's surface. You must burrow underground to each of these bases and destroy them. But be warned, they are guarded by patrolling Core Ranger tanks that if they get you in their line of fire, will destroy you.There are two types of tanks. The white Sentry tanks only move through existing tunnels and will only fire on you if there is clear space between you and them. The blue Digger tanks will create their own tunnels to pursue you. There is also a Sentry tank at the bottom of the screen that slowly moves towards your reserve tanks. If this tank reaches you reserves before you destroy all six bases, you lose a life. The game is over if you lose all lives.There are enemy supplies buried in random areas that if you get them will get you bonus points. Later levels have the bases only appear one at a time or have no dirt between you and the enemy tanks, leaving them to pursue you from the start.&lt;/story&gt; &lt;/game&gt;">
            <text:p>&lt;game name="Thunderground (USA)"&gt; &lt;year&gt;1983&lt;/year&gt; &lt;rating&gt;ESRB - E (Everyone)&lt;/rating&gt; &lt;title&gt;Thunderground &lt;/title&gt; &lt;pub&gt;SEGA Enterprises, Inc.&lt;/pub&gt; &lt;dev&gt;SEGA Enterprises, Inc.&lt;/dev&gt; &lt;genre&gt;Shooter&lt;/genre&gt; &lt;score&gt;3.8&lt;/score&gt; &lt;player&gt;1 Player&lt;/player&gt; &lt;story&gt;There are six Core nuclear bases on the planet's surface. You must burrow underground to each of these bases and destroy them. But be warned, they are guarded by patrolling Core Ranger tanks that if they get you in their line of fire, will destroy you.There are two types of tanks. The white Sentry tanks only move through existing tunnels and will only fire on you if there is clear space between you and them. The blue Digger tanks will create their own tunnels to pursue you. There is also a Sentry tank at the bottom of the screen that slowly moves towards your reserve tanks. If this tank reaches you reserves before you destroy all six bases, you lose a life. The game is over if you lose all lives.There are enemy supplies buried in random areas that if you get them will get you bonus points. Later levels have the bases only appear one at a time or have no dirt between you and the enemy tanks, leaving them to pursue you from the start.&lt;/story&gt; &lt;/game&gt;</text:p>
          </table:table-cell>
        </table:table-row>
        <table:table-row table:style-name="ro1">
          <table:table-cell office:value-type="string">
            <text:p>Time Pilot (USA)</text:p>
          </table:table-cell>
          <table:table-cell office:value-type="string">
            <text:p>1983</text:p>
          </table:table-cell>
          <table:table-cell office:value-type="string">
            <text:p>ESRB - E (Everyone)</text:p>
          </table:table-cell>
          <table:table-cell office:value-type="string">
            <text:p>Time Pilot </text:p>
          </table:table-cell>
          <table:table-cell office:value-type="string">
            <text:p>Coleco Industries, Inc.</text:p>
          </table:table-cell>
          <table:table-cell office:value-type="string">
            <text:p>Konami Industry Co. Ltd.</text:p>
          </table:table-cell>
          <table:table-cell office:value-type="string">
            <text:p>Shooter</text:p>
          </table:table-cell>
          <table:table-cell table:style-name="Default" office:value-type="string">
            <text:p>2.9</text:p>
          </table:table-cell>
          <table:table-cell table:style-name="Default" office:value-type="string">
            <text:p>1-2 Players</text:p>
          </table:table-cell>
          <table:table-cell office:value-type="string">
            <text:p>Time Pilot is an arcade style shooter. Piloting your trusty spaceship, you need to destroy the squadrons of enemy craft that are attacking! On each level you have a quota of enemies that need to be destroyed. After fulfilling your quota, a final boss of the level will appear; when destroyed, you will move on to the next level. The game begins in the year 1910, and each time a level is completed you advance in time. In 1910 you only have to face relatively unarmed biplanes, but as the levels advance so does the technology. Each new level brings with it tougher, more heavily armed aircraft including jets, helicopters, and even flying saucers! From time to time, you will encounter a parachute; if you run into this, you will earn bonus points.</text:p>
          </table:table-cell>
          <table:table-cell table:formula="of:=CONCATENATE(&quot;&lt;game name=&quot;;CHAR(34);[.A426];CHAR(34);&quot;&gt; &lt;year&gt;&quot;;[.B426];&quot;&lt;/year&gt; &lt;rating&gt;&quot;;[.C426];&quot;&lt;/rating&gt; &lt;title&gt;&quot;;[.D426];&quot;&lt;/title&gt; &lt;pub&gt;&quot;;[.E426];&quot;&lt;/pub&gt; &lt;dev&gt;&quot;;[.F426];&quot;&lt;/dev&gt; &lt;genre&gt;&quot;;[.G426];&quot;&lt;/genre&gt; &lt;score&gt;&quot;;[.H426];&quot;&lt;/score&gt; &lt;player&gt;&quot;;[.I426];&quot;&lt;/player&gt; &lt;story&gt;&quot;;[.J426];&quot;&lt;/story&gt; &lt;/game&gt;&quot;)" office:value-type="string" office:string-value="&lt;game name=&quot;Time Pilot (USA)&quot;&gt; &lt;year&gt;1983&lt;/year&gt; &lt;rating&gt;ESRB - E (Everyone)&lt;/rating&gt; &lt;title&gt;Time Pilot &lt;/title&gt; &lt;pub&gt;Coleco Industries, Inc.&lt;/pub&gt; &lt;dev&gt;Konami Industry Co. Ltd.&lt;/dev&gt; &lt;genre&gt;Shooter&lt;/genre&gt; &lt;score&gt;2.9&lt;/score&gt; &lt;player&gt;1-2 Players&lt;/player&gt; &lt;story&gt;Time Pilot is an arcade style shooter. Piloting your trusty spaceship, you need to destroy the squadrons of enemy craft that are attacking! On each level you have a quota of enemies that need to be destroyed. After fulfilling your quota, a final boss of the level will appear; when destroyed, you will move on to the next level. The game begins in the year 1910, and each time a level is completed you advance in time. In 1910 you only have to face relatively unarmed biplanes, but as the levels advance so does the technology. Each new level brings with it tougher, more heavily armed aircraft including jets, helicopters, and even flying saucers! From time to time, you will encounter a parachute; if you run into this, you will earn bonus points.&lt;/story&gt; &lt;/game&gt;">
            <text:p>&lt;game name="Time Pilot (USA)"&gt; &lt;year&gt;1983&lt;/year&gt; &lt;rating&gt;ESRB - E (Everyone)&lt;/rating&gt; &lt;title&gt;Time Pilot &lt;/title&gt; &lt;pub&gt;Coleco Industries, Inc.&lt;/pub&gt; &lt;dev&gt;Konami Industry Co. Ltd.&lt;/dev&gt; &lt;genre&gt;Shooter&lt;/genre&gt; &lt;score&gt;2.9&lt;/score&gt; &lt;player&gt;1-2 Players&lt;/player&gt; &lt;story&gt;Time Pilot is an arcade style shooter. Piloting your trusty spaceship, you need to destroy the squadrons of enemy craft that are attacking! On each level you have a quota of enemies that need to be destroyed. After fulfilling your quota, a final boss of the level will appear; when destroyed, you will move on to the next level. The game begins in the year 1910, and each time a level is completed you advance in time. In 1910 you only have to face relatively unarmed biplanes, but as the levels advance so does the technology. Each new level brings with it tougher, more heavily armed aircraft including jets, helicopters, and even flying saucers! From time to time, you will encounter a parachute; if you run into this, you will earn bonus points.&lt;/story&gt; &lt;/game&gt;</text:p>
          </table:table-cell>
        </table:table-row>
        <table:table-row table:style-name="ro1">
          <table:table-cell office:value-type="string">
            <text:p>Time Warp (Europe)</text:p>
          </table:table-cell>
          <table:table-cell office:value-type="string">
            <text:p>1982</text:p>
          </table:table-cell>
          <table:table-cell office:value-type="string">
            <text:p>ESRB - E (Everyone)</text:p>
          </table:table-cell>
          <table:table-cell office:value-type="string">
            <text:p>Time Warp </text:p>
          </table:table-cell>
          <table:table-cell office:value-type="string">
            <text:p>Funvision</text:p>
          </table:table-cell>
          <table:table-cell office:value-type="string">
            <text:p>Fund. International Co.</text:p>
          </table:table-cell>
          <table:table-cell office:value-type="string">
            <text:p>Shoot-'Em-Up</text:p>
          </table:table-cell>
          <table:table-cell office:value-type="string">
            <text:p>3.7</text:p>
          </table:table-cell>
          <table:table-cell table:style-name="Default" office:value-type="string">
            <text:p>1 Player</text:p>
          </table:table-cell>
          <table:table-cell office:value-type="string">
            <text:p>Enter a cave full of dangers and adventures, first you will face some waves of bizarre enemies and whenever the latter is destroyed he would be turned into another squad until you have to pass a puzzle / reflection to re-do cycle with high difficulty.</text:p>
          </table:table-cell>
          <table:table-cell table:formula="of:=CONCATENATE(&quot;&lt;game name=&quot;;CHAR(34);[.A427];CHAR(34);&quot;&gt; &lt;year&gt;&quot;;[.B427];&quot;&lt;/year&gt; &lt;rating&gt;&quot;;[.C427];&quot;&lt;/rating&gt; &lt;title&gt;&quot;;[.D427];&quot;&lt;/title&gt; &lt;pub&gt;&quot;;[.E427];&quot;&lt;/pub&gt; &lt;dev&gt;&quot;;[.F427];&quot;&lt;/dev&gt; &lt;genre&gt;&quot;;[.G427];&quot;&lt;/genre&gt; &lt;score&gt;&quot;;[.H427];&quot;&lt;/score&gt; &lt;player&gt;&quot;;[.I427];&quot;&lt;/player&gt; &lt;story&gt;&quot;;[.J427];&quot;&lt;/story&gt; &lt;/game&gt;&quot;)" office:value-type="string" office:string-value="&lt;game name=&quot;Time Warp (Europe)&quot;&gt; &lt;year&gt;1982&lt;/year&gt; &lt;rating&gt;ESRB - E (Everyone)&lt;/rating&gt; &lt;title&gt;Time Warp &lt;/title&gt; &lt;pub&gt;Funvision&lt;/pub&gt; &lt;dev&gt;Fund. International Co.&lt;/dev&gt; &lt;genre&gt;Shoot-'Em-Up&lt;/genre&gt; &lt;score&gt;3.7&lt;/score&gt; &lt;player&gt;1 Player&lt;/player&gt; &lt;story&gt;Enter a cave full of dangers and adventures, first you will face some waves of bizarre enemies and whenever the latter is destroyed he would be turned into another squad until you have to pass a puzzle / reflection to re-do cycle with high difficulty.&lt;/story&gt; &lt;/game&gt;">
            <text:p>&lt;game name="Time Warp (Europe)"&gt; &lt;year&gt;1982&lt;/year&gt; &lt;rating&gt;ESRB - E (Everyone)&lt;/rating&gt; &lt;title&gt;Time Warp &lt;/title&gt; &lt;pub&gt;Funvision&lt;/pub&gt; &lt;dev&gt;Fund. International Co.&lt;/dev&gt; &lt;genre&gt;Shoot-'Em-Up&lt;/genre&gt; &lt;score&gt;3.7&lt;/score&gt; &lt;player&gt;1 Player&lt;/player&gt; &lt;story&gt;Enter a cave full of dangers and adventures, first you will face some waves of bizarre enemies and whenever the latter is destroyed he would be turned into another squad until you have to pass a puzzle / reflection to re-do cycle with high difficulty.&lt;/story&gt; &lt;/game&gt;</text:p>
          </table:table-cell>
        </table:table-row>
        <table:table-row table:style-name="ro1">
          <table:table-cell office:value-type="string">
            <text:p>Title Match Pro Wrestling (USA)</text:p>
          </table:table-cell>
          <table:table-cell office:value-type="string">
            <text:p>1987</text:p>
          </table:table-cell>
          <table:table-cell office:value-type="string">
            <text:p>ESRB - E (Everyone)</text:p>
          </table:table-cell>
          <table:table-cell office:value-type="string">
            <text:p>Title Match Pro Wrestling </text:p>
          </table:table-cell>
          <table:table-cell table:number-columns-repeated="2" office:value-type="string">
            <text:p>Absolute Entertainment, Inc.</text:p>
          </table:table-cell>
          <table:table-cell office:value-type="string">
            <text:p>Sports/Wrestling</text:p>
          </table:table-cell>
          <table:table-cell table:style-name="Default" office:value-type="string">
            <text:p>1.7</text:p>
          </table:table-cell>
          <table:table-cell table:style-name="Default" office:value-type="string">
            <text:p>1-2 Players</text:p>
          </table:table-cell>
          <table:table-cell office:value-type="string">
            <text:p>Title Match is a wrestling game which can be played by one or two players. There are four different wrestlers you can choose from, and two modes of gameplay (one on one, or tag team). Each wrestler can kick, punch, and perform several moves such as the airplane spin, body slam, power lift, and more. Using the available moves you need to deplete your opponents energy <text:s/>and pin him for three counts (though be careful, as some of the more powerful moves also use up a bit of your own energy). If your opponents energy is low enough and you successfully pin him that will count as a fall, and the best out of three falls will win the match!</text:p>
          </table:table-cell>
          <table:table-cell table:formula="of:=CONCATENATE(&quot;&lt;game name=&quot;;CHAR(34);[.A428];CHAR(34);&quot;&gt; &lt;year&gt;&quot;;[.B428];&quot;&lt;/year&gt; &lt;rating&gt;&quot;;[.C428];&quot;&lt;/rating&gt; &lt;title&gt;&quot;;[.D428];&quot;&lt;/title&gt; &lt;pub&gt;&quot;;[.E428];&quot;&lt;/pub&gt; &lt;dev&gt;&quot;;[.F428];&quot;&lt;/dev&gt; &lt;genre&gt;&quot;;[.G428];&quot;&lt;/genre&gt; &lt;score&gt;&quot;;[.H428];&quot;&lt;/score&gt; &lt;player&gt;&quot;;[.I428];&quot;&lt;/player&gt; &lt;story&gt;&quot;;[.J428];&quot;&lt;/story&gt; &lt;/game&gt;&quot;)" office:value-type="string" office:string-value="&lt;game name=&quot;Title Match Pro Wrestling (USA)&quot;&gt; &lt;year&gt;1987&lt;/year&gt; &lt;rating&gt;ESRB - E (Everyone)&lt;/rating&gt; &lt;title&gt;Title Match Pro Wrestling &lt;/title&gt; &lt;pub&gt;Absolute Entertainment, Inc.&lt;/pub&gt; &lt;dev&gt;Absolute Entertainment, Inc.&lt;/dev&gt; &lt;genre&gt;Sports/Wrestling&lt;/genre&gt; &lt;score&gt;1.7&lt;/score&gt; &lt;player&gt;1-2 Players&lt;/player&gt; &lt;story&gt;Title Match is a wrestling game which can be played by one or two players. There are four different wrestlers you can choose from, and two modes of gameplay (one on one, or tag team). Each wrestler can kick, punch, and perform several moves such as the airplane spin, body slam, power lift, and more. Using the available moves you need to deplete your opponents energy  and pin him for three counts (though be careful, as some of the more powerful moves also use up a bit of your own energy). If your opponents energy is low enough and you successfully pin him that will count as a fall, and the best out of three falls will win the match!&lt;/story&gt; &lt;/game&gt;">
            <text:p>&lt;game name="Title Match Pro Wrestling (USA)"&gt; &lt;year&gt;1987&lt;/year&gt; &lt;rating&gt;ESRB - E (Everyone)&lt;/rating&gt; &lt;title&gt;Title Match Pro Wrestling &lt;/title&gt; &lt;pub&gt;Absolute Entertainment, Inc.&lt;/pub&gt; &lt;dev&gt;Absolute Entertainment, Inc.&lt;/dev&gt; &lt;genre&gt;Sports/Wrestling&lt;/genre&gt; &lt;score&gt;1.7&lt;/score&gt; &lt;player&gt;1-2 Players&lt;/player&gt; &lt;story&gt;Title Match is a wrestling game which can be played by one or two players. There are four different wrestlers you can choose from, and two modes of gameplay (one on one, or tag team). Each wrestler can kick, punch, and perform several moves such as the airplane spin, body slam, power lift, and more. Using the available moves you need to deplete your opponents energy <text:s/>and pin him for three counts (though be careful, as some of the more powerful moves also use up a bit of your own energy). If your opponents energy is low enough and you successfully pin him that will count as a fall, and the best out of three falls will win the match!&lt;/story&gt; &lt;/game&gt;</text:p>
          </table:table-cell>
        </table:table-row>
        <table:table-row table:style-name="ro1">
          <table:table-cell office:value-type="string">
            <text:p>Tomarc the Barbarian (USA)</text:p>
          </table:table-cell>
          <table:table-cell office:value-type="string">
            <text:p>1983</text:p>
          </table:table-cell>
          <table:table-cell office:value-type="string">
            <text:p>ESRB - E (Everyone)</text:p>
          </table:table-cell>
          <table:table-cell office:value-type="string">
            <text:p>Tomarc the Barbarian </text:p>
          </table:table-cell>
          <table:table-cell table:number-columns-repeated="2" office:value-type="string">
            <text:p>Xonox</text:p>
          </table:table-cell>
          <table:table-cell office:value-type="string">
            <text:p>Action</text:p>
          </table:table-cell>
          <table:table-cell table:style-name="Default" office:value-type="string">
            <text:p>1.0</text:p>
          </table:table-cell>
          <table:table-cell table:style-name="Default" office:value-type="string">
            <text:p>1 Player</text:p>
          </table:table-cell>
          <table:table-cell office:value-type="string">
            <text:p>In Tomarc the Barbarian Senta is being held captive in a magical cage, and Tomarc needs to rescue her! In this action game you will control both Tomarc and Senta simultaneously. Tomarc is lost in a series of caves somewhere searching for his magic sword, and then must locate Senta to set her free. Deadly rats and other dangers must be avoided as you run and jump around the caves. Meanwhile, Senta must defend herself from giant bats and other creatures while trapped in the cage; although she can't move, she is capable of firing magic at enemies to destroy them. You are able to switch screens between the two characters to select which character to control. Listening to the sound effects can help you determine when the other character is in trouble and you should switch screens.</text:p>
          </table:table-cell>
          <table:table-cell table:formula="of:=CONCATENATE(&quot;&lt;game name=&quot;;CHAR(34);[.A429];CHAR(34);&quot;&gt; &lt;year&gt;&quot;;[.B429];&quot;&lt;/year&gt; &lt;rating&gt;&quot;;[.C429];&quot;&lt;/rating&gt; &lt;title&gt;&quot;;[.D429];&quot;&lt;/title&gt; &lt;pub&gt;&quot;;[.E429];&quot;&lt;/pub&gt; &lt;dev&gt;&quot;;[.F429];&quot;&lt;/dev&gt; &lt;genre&gt;&quot;;[.G429];&quot;&lt;/genre&gt; &lt;score&gt;&quot;;[.H429];&quot;&lt;/score&gt; &lt;player&gt;&quot;;[.I429];&quot;&lt;/player&gt; &lt;story&gt;&quot;;[.J429];&quot;&lt;/story&gt; &lt;/game&gt;&quot;)" office:value-type="string" office:string-value="&lt;game name=&quot;Tomarc the Barbarian (USA)&quot;&gt; &lt;year&gt;1983&lt;/year&gt; &lt;rating&gt;ESRB - E (Everyone)&lt;/rating&gt; &lt;title&gt;Tomarc the Barbarian &lt;/title&gt; &lt;pub&gt;Xonox&lt;/pub&gt; &lt;dev&gt;Xonox&lt;/dev&gt; &lt;genre&gt;Action&lt;/genre&gt; &lt;score&gt;1.0&lt;/score&gt; &lt;player&gt;1 Player&lt;/player&gt; &lt;story&gt;In Tomarc the Barbarian Senta is being held captive in a magical cage, and Tomarc needs to rescue her! In this action game you will control both Tomarc and Senta simultaneously. Tomarc is lost in a series of caves somewhere searching for his magic sword, and then must locate Senta to set her free. Deadly rats and other dangers must be avoided as you run and jump around the caves. Meanwhile, Senta must defend herself from giant bats and other creatures while trapped in the cage; although she can't move, she is capable of firing magic at enemies to destroy them. You are able to switch screens between the two characters to select which character to control. Listening to the sound effects can help you determine when the other character is in trouble and you should switch screens.&lt;/story&gt; &lt;/game&gt;">
            <text:p>&lt;game name="Tomarc the Barbarian (USA)"&gt; &lt;year&gt;1983&lt;/year&gt; &lt;rating&gt;ESRB - E (Everyone)&lt;/rating&gt; &lt;title&gt;Tomarc the Barbarian &lt;/title&gt; &lt;pub&gt;Xonox&lt;/pub&gt; &lt;dev&gt;Xonox&lt;/dev&gt; &lt;genre&gt;Action&lt;/genre&gt; &lt;score&gt;1.0&lt;/score&gt; &lt;player&gt;1 Player&lt;/player&gt; &lt;story&gt;In Tomarc the Barbarian Senta is being held captive in a magical cage, and Tomarc needs to rescue her! In this action game you will control both Tomarc and Senta simultaneously. Tomarc is lost in a series of caves somewhere searching for his magic sword, and then must locate Senta to set her free. Deadly rats and other dangers must be avoided as you run and jump around the caves. Meanwhile, Senta must defend herself from giant bats and other creatures while trapped in the cage; although she can't move, she is capable of firing magic at enemies to destroy them. You are able to switch screens between the two characters to select which character to control. Listening to the sound effects can help you determine when the other character is in trouble and you should switch screens.&lt;/story&gt; &lt;/game&gt;</text:p>
          </table:table-cell>
        </table:table-row>
        <table:table-row table:style-name="ro1">
          <table:table-cell office:value-type="string">
            <text:p>Tomcat - The F-14 Fighter Simulator (USA)</text:p>
          </table:table-cell>
          <table:table-cell office:value-type="string">
            <text:p>1988</text:p>
          </table:table-cell>
          <table:table-cell office:value-type="string">
            <text:p>ESRB - E (Everyone)</text:p>
          </table:table-cell>
          <table:table-cell office:value-type="string">
            <text:p>Tomcat - The F-14 Fighter Simulator </text:p>
          </table:table-cell>
          <table:table-cell table:number-columns-repeated="2" office:value-type="string">
            <text:p>Absolute Entertainment</text:p>
          </table:table-cell>
          <table:table-cell office:value-type="string">
            <text:p>Simulation</text:p>
          </table:table-cell>
          <table:table-cell office:value-type="string">
            <text:p>3.8</text:p>
          </table:table-cell>
          <table:table-cell table:style-name="Default" office:value-type="string">
            <text:p>1 Player</text:p>
          </table:table-cell>
          <table:table-cell office:value-type="string">
            <text:p>To be born with wings...Become a F-14 Naval Aviator undergoing seek and destroy missions while dodging and gunning enemy bogeys in deadly dogfights with your 20mm cannon and air-to-air missiles. Your cockpit comes with state of the art technology, courtesy of the U.S. Air Force: Display and main computer, Bogey Alert Indicator, G-Force Indicator, Electronic Counter Measures, and a Cannon Overheat Indicator (yes, it can overheat!)...and if your feeling up to it, give the ol'bird a boost to Mach 1.0! The gameplay like other simulation games consists of taking off, flying, combat and landing. Though most of the gameplay focuses around dogfighting with enemy bogeys (dodging missiles). In addition to that, there are also night-flying missions that add difficulty due to limited vision. Taking off and landing however, also requires additional skill as your doing it on the USS Enterprise (No relation to Star Trek), not on your standard airstrip. Pay attention to the F.D. officer as your preparing to take off (since he's the boss when it comes to this stuff...and try not to run over him...yet).Your weaponry consists of a M 61 Machine Gun and 3 different AIM Missiles (AIM 7, 9, 54) each packed with 15 missiles (that's a lot of missiles!).After each mission you will receive a Mission Rating which is based </text:p>
          </table:table-cell>
          <table:table-cell table:formula="of:=CONCATENATE(&quot;&lt;game name=&quot;;CHAR(34);[.A430];CHAR(34);&quot;&gt; &lt;year&gt;&quot;;[.B430];&quot;&lt;/year&gt; &lt;rating&gt;&quot;;[.C430];&quot;&lt;/rating&gt; &lt;title&gt;&quot;;[.D430];&quot;&lt;/title&gt; &lt;pub&gt;&quot;;[.E430];&quot;&lt;/pub&gt; &lt;dev&gt;&quot;;[.F430];&quot;&lt;/dev&gt; &lt;genre&gt;&quot;;[.G430];&quot;&lt;/genre&gt; &lt;score&gt;&quot;;[.H430];&quot;&lt;/score&gt; &lt;player&gt;&quot;;[.I430];&quot;&lt;/player&gt; &lt;story&gt;&quot;;[.J430];&quot;&lt;/story&gt; &lt;/game&gt;&quot;)" office:value-type="string" office:string-value="&lt;game name=&quot;Tomcat - The F-14 Fighter Simulator (USA)&quot;&gt; &lt;year&gt;1988&lt;/year&gt; &lt;rating&gt;ESRB - E (Everyone)&lt;/rating&gt; &lt;title&gt;Tomcat - The F-14 Fighter Simulator &lt;/title&gt; &lt;pub&gt;Absolute Entertainment&lt;/pub&gt; &lt;dev&gt;Absolute Entertainment&lt;/dev&gt; &lt;genre&gt;Simulation&lt;/genre&gt; &lt;score&gt;3.8&lt;/score&gt; &lt;player&gt;1 Player&lt;/player&gt; &lt;story&gt;To be born with wings...Become a F-14 Naval Aviator undergoing seek and destroy missions while dodging and gunning enemy bogeys in deadly dogfights with your 20mm cannon and air-to-air missiles. Your cockpit comes with state of the art technology, courtesy of the U.S. Air Force: Display and main computer, Bogey Alert Indicator, G-Force Indicator, Electronic Counter Measures, and a Cannon Overheat Indicator (yes, it can overheat!)...and if your feeling up to it, give the ol'bird a boost to Mach 1.0! The gameplay like other simulation games consists of taking off, flying, combat and landing. Though most of the gameplay focuses around dogfighting with enemy bogeys (dodging missiles). In addition to that, there are also night-flying missions that add difficulty due to limited vision. Taking off and landing however, also requires additional skill as your doing it on the USS Enterprise (No relation to Star Trek), not on your standard airstrip. Pay attention to the F.D. officer as your preparing to take off (since he's the boss when it comes to this stuff...and try not to run over him...yet).Your weaponry consists of a M 61 Machine Gun and 3 different AIM Missiles (AIM 7, 9, 54) each packed with 15 missiles (that's a lot of missiles!).After each mission you will receive a Mission Rating which is based &lt;/story&gt; &lt;/game&gt;">
            <text:p>&lt;game name="Tomcat - The F-14 Fighter Simulator (USA)"&gt; &lt;year&gt;1988&lt;/year&gt; &lt;rating&gt;ESRB - E (Everyone)&lt;/rating&gt; &lt;title&gt;Tomcat - The F-14 Fighter Simulator &lt;/title&gt; &lt;pub&gt;Absolute Entertainment&lt;/pub&gt; &lt;dev&gt;Absolute Entertainment&lt;/dev&gt; &lt;genre&gt;Simulation&lt;/genre&gt; &lt;score&gt;3.8&lt;/score&gt; &lt;player&gt;1 Player&lt;/player&gt; &lt;story&gt;To be born with wings...Become a F-14 Naval Aviator undergoing seek and destroy missions while dodging and gunning enemy bogeys in deadly dogfights with your 20mm cannon and air-to-air missiles. Your cockpit comes with state of the art technology, courtesy of the U.S. Air Force: Display and main computer, Bogey Alert Indicator, G-Force Indicator, Electronic Counter Measures, and a Cannon Overheat Indicator (yes, it can overheat!)...and if your feeling up to it, give the ol'bird a boost to Mach 1.0! The gameplay like other simulation games consists of taking off, flying, combat and landing. Though most of the gameplay focuses around dogfighting with enemy bogeys (dodging missiles). In addition to that, there are also night-flying missions that add difficulty due to limited vision. Taking off and landing however, also requires additional skill as your doing it on the USS Enterprise (No relation to Star Trek), not on your standard airstrip. Pay attention to the F.D. officer as your preparing to take off (since he's the boss when it comes to this stuff...and try not to run over him...yet).Your weaponry consists of a M 61 Machine Gun and 3 different AIM Missiles (AIM 7, 9, 54) each packed with 15 missiles (that's a lot of missiles!).After each mission you will receive a Mission Rating which is based &lt;/story&gt; &lt;/game&gt;</text:p>
          </table:table-cell>
        </table:table-row>
        <table:table-row table:style-name="ro1">
          <table:table-cell office:value-type="string">
            <text:p>Tooth Protectors (USA)</text:p>
          </table:table-cell>
          <table:table-cell office:value-type="string">
            <text:p>1983</text:p>
          </table:table-cell>
          <table:table-cell office:value-type="string">
            <text:p>ESRB - E (Everyone)</text:p>
          </table:table-cell>
          <table:table-cell office:value-type="string">
            <text:p>Tooth Protectors </text:p>
          </table:table-cell>
          <table:table-cell office:value-type="string">
            <text:p>Johnson &amp; Johnson</text:p>
          </table:table-cell>
          <table:table-cell office:value-type="string">
            <text:p>DSD-Camelot</text:p>
          </table:table-cell>
          <table:table-cell office:value-type="string">
            <text:p>Action</text:p>
          </table:table-cell>
          <table:table-cell office:value-type="string">
            <text:p>4.0</text:p>
          </table:table-cell>
          <table:table-cell table:style-name="Default" office:value-type="string">
            <text:p>1 Player</text:p>
          </table:table-cell>
          <table:table-cell office:value-type="string">
            <text:p>In this game, you are T. P., the Tooth Protector, and are trying to protect some teeth from tooth decay by the Snack Attacks. Snack Attack moves across the top of the screen dropping snack food crumbs towards the teeth. You move at the bottom of the screen, just above the teeth. You must deflect the crumbs back up, hopefully hitting Snack Attack or a falling crumb for points. Each round is time-limited. You play until the time runs out then you get bonus points depending on weather you lost any teeth and how many. Occasionally, Snack Attack will try to swoop down and grab you. If you are caught, you lose a man. If one or more of your teeth are in danger of being lost, indicated by it flashing, you can press your fire button to Reach toothbrush, Johnson &amp; Johnson dental <text:s/>floss and Act fluoride dental rinse to save that/those tooth/teeth. You get three of these cleanings to start but earn bonus cleanings every 50,000 points. The game is over after you lose all three of your men or lose three of your teeth.</text:p>
          </table:table-cell>
          <table:table-cell table:formula="of:=CONCATENATE(&quot;&lt;game name=&quot;;CHAR(34);[.A431];CHAR(34);&quot;&gt; &lt;year&gt;&quot;;[.B431];&quot;&lt;/year&gt; &lt;rating&gt;&quot;;[.C431];&quot;&lt;/rating&gt; &lt;title&gt;&quot;;[.D431];&quot;&lt;/title&gt; &lt;pub&gt;&quot;;[.E431];&quot;&lt;/pub&gt; &lt;dev&gt;&quot;;[.F431];&quot;&lt;/dev&gt; &lt;genre&gt;&quot;;[.G431];&quot;&lt;/genre&gt; &lt;score&gt;&quot;;[.H431];&quot;&lt;/score&gt; &lt;player&gt;&quot;;[.I431];&quot;&lt;/player&gt; &lt;story&gt;&quot;;[.J431];&quot;&lt;/story&gt; &lt;/game&gt;&quot;)" office:value-type="string" office:string-value="&lt;game name=&quot;Tooth Protectors (USA)&quot;&gt; &lt;year&gt;1983&lt;/year&gt; &lt;rating&gt;ESRB - E (Everyone)&lt;/rating&gt; &lt;title&gt;Tooth Protectors &lt;/title&gt; &lt;pub&gt;Johnson &amp; Johnson&lt;/pub&gt; &lt;dev&gt;DSD-Camelot&lt;/dev&gt; &lt;genre&gt;Action&lt;/genre&gt; &lt;score&gt;4.0&lt;/score&gt; &lt;player&gt;1 Player&lt;/player&gt; &lt;story&gt;In this game, you are T. P., the Tooth Protector, and are trying to protect some teeth from tooth decay by the Snack Attacks. Snack Attack moves across the top of the screen dropping snack food crumbs towards the teeth. You move at the bottom of the screen, just above the teeth. You must deflect the crumbs back up, hopefully hitting Snack Attack or a falling crumb for points. Each round is time-limited. You play until the time runs out then you get bonus points depending on weather you lost any teeth and how many. Occasionally, Snack Attack will try to swoop down and grab you. If you are caught, you lose a man. If one or more of your teeth are in danger of being lost, indicated by it flashing, you can press your fire button to Reach toothbrush, Johnson &amp; Johnson dental  floss and Act fluoride dental rinse to save that/those tooth/teeth. You get three of these cleanings to start but earn bonus cleanings every 50,000 points. The game is over after you lose all three of your men or lose three of your teeth.&lt;/story&gt; &lt;/game&gt;">
            <text:p>&lt;game name="Tooth Protectors (USA)"&gt; &lt;year&gt;1983&lt;/year&gt; &lt;rating&gt;ESRB - E (Everyone)&lt;/rating&gt; &lt;title&gt;Tooth Protectors &lt;/title&gt; &lt;pub&gt;Johnson &amp; Johnson&lt;/pub&gt; &lt;dev&gt;DSD-Camelot&lt;/dev&gt; &lt;genre&gt;Action&lt;/genre&gt; &lt;score&gt;4.0&lt;/score&gt; &lt;player&gt;1 Player&lt;/player&gt; &lt;story&gt;In this game, you are T. P., the Tooth Protector, and are trying to protect some teeth from tooth decay by the Snack Attacks. Snack Attack moves across the top of the screen dropping snack food crumbs towards the teeth. You move at the bottom of the screen, just above the teeth. You must deflect the crumbs back up, hopefully hitting Snack Attack or a falling crumb for points. Each round is time-limited. You play until the time runs out then you get bonus points depending on weather you lost any teeth and how many. Occasionally, Snack Attack will try to swoop down and grab you. If you are caught, you lose a man. If one or more of your teeth are in danger of being lost, indicated by it flashing, you can press your fire button to Reach toothbrush, Johnson &amp; Johnson dental <text:s/>floss and Act fluoride dental rinse to save that/those tooth/teeth. You get three of these cleanings to start but earn bonus cleanings every 50,000 points. The game is over after you lose all three of your men or lose three of your teeth.&lt;/story&gt; &lt;/game&gt;</text:p>
          </table:table-cell>
        </table:table-row>
        <table:table-row table:style-name="ro1">
          <table:table-cell office:value-type="string">
            <text:p>Topy (Europe)</text:p>
          </table:table-cell>
          <table:table-cell office:value-type="string">
            <text:p>1983</text:p>
          </table:table-cell>
          <table:table-cell office:value-type="string">
            <text:p>ESRB - E (Everyone)</text:p>
          </table:table-cell>
          <table:table-cell office:value-type="string">
            <text:p>Topy </text:p>
          </table:table-cell>
          <table:table-cell office:value-type="string">
            <text:p>Homevision</text:p>
          </table:table-cell>
          <table:table-cell office:value-type="string">
            <text:p>Gem International Corp.</text:p>
          </table:table-cell>
          <table:table-cell office:value-type="string">
            <text:p>Action</text:p>
          </table:table-cell>
          <table:table-cell office:value-type="string">
            <text:p>…</text:p>
          </table:table-cell>
          <table:table-cell table:style-name="Default" office:value-type="string">
            <text:p>1 Player</text:p>
          </table:table-cell>
          <table:table-cell office:value-type="string">
            <text:p>The aim of the game is to get rid of the greatest number of moles possible, but beware of the holes they made you can end up falling in pursuit.</text:p>
          </table:table-cell>
          <table:table-cell table:formula="of:=CONCATENATE(&quot;&lt;game name=&quot;;CHAR(34);[.A432];CHAR(34);&quot;&gt; &lt;year&gt;&quot;;[.B432];&quot;&lt;/year&gt; &lt;rating&gt;&quot;;[.C432];&quot;&lt;/rating&gt; &lt;title&gt;&quot;;[.D432];&quot;&lt;/title&gt; &lt;pub&gt;&quot;;[.E432];&quot;&lt;/pub&gt; &lt;dev&gt;&quot;;[.F432];&quot;&lt;/dev&gt; &lt;genre&gt;&quot;;[.G432];&quot;&lt;/genre&gt; &lt;score&gt;&quot;;[.H432];&quot;&lt;/score&gt; &lt;player&gt;&quot;;[.I432];&quot;&lt;/player&gt; &lt;story&gt;&quot;;[.J432];&quot;&lt;/story&gt; &lt;/game&gt;&quot;)" office:value-type="string" office:string-value="&lt;game name=&quot;Topy (Europe)&quot;&gt; &lt;year&gt;1983&lt;/year&gt; &lt;rating&gt;ESRB - E (Everyone)&lt;/rating&gt; &lt;title&gt;Topy &lt;/title&gt; &lt;pub&gt;Homevision&lt;/pub&gt; &lt;dev&gt;Gem International Corp.&lt;/dev&gt; &lt;genre&gt;Action&lt;/genre&gt; &lt;score&gt;…&lt;/score&gt; &lt;player&gt;1 Player&lt;/player&gt; &lt;story&gt;The aim of the game is to get rid of the greatest number of moles possible, but beware of the holes they made you can end up falling in pursuit.&lt;/story&gt; &lt;/game&gt;">
            <text:p>&lt;game name="Topy (Europe)"&gt; &lt;year&gt;1983&lt;/year&gt; &lt;rating&gt;ESRB - E (Everyone)&lt;/rating&gt; &lt;title&gt;Topy &lt;/title&gt; &lt;pub&gt;Homevision&lt;/pub&gt; &lt;dev&gt;Gem International Corp.&lt;/dev&gt; &lt;genre&gt;Action&lt;/genre&gt; &lt;score&gt;…&lt;/score&gt; &lt;player&gt;1 Player&lt;/player&gt; &lt;story&gt;The aim of the game is to get rid of the greatest number of moles possible, but beware of the holes they made you can end up falling in pursuit.&lt;/story&gt; &lt;/game&gt;</text:p>
          </table:table-cell>
        </table:table-row>
        <table:table-row table:style-name="ro1">
          <table:table-cell office:value-type="string">
            <text:p>Towering Inferno (USA)</text:p>
          </table:table-cell>
          <table:table-cell office:value-type="string">
            <text:p>1982</text:p>
          </table:table-cell>
          <table:table-cell office:value-type="string">
            <text:p>ESRB - E (Everyone)</text:p>
          </table:table-cell>
          <table:table-cell office:value-type="string">
            <text:p>Towering Inferno </text:p>
          </table:table-cell>
          <table:table-cell office:value-type="string">
            <text:p>U.S. Games Corporation</text:p>
          </table:table-cell>
          <table:table-cell office:value-type="string">
            <text:p>Western Technologies Inc.</text:p>
          </table:table-cell>
          <table:table-cell office:value-type="string">
            <text:p>Action</text:p>
          </table:table-cell>
          <table:table-cell table:style-name="Default" office:value-type="string">
            <text:p>3.1</text:p>
          </table:table-cell>
          <table:table-cell table:style-name="Default" office:value-type="string">
            <text:p>1-2 Players</text:p>
          </table:table-cell>
          <table:table-cell office:value-type="string">
            <text:p>A downtown skyscraper has caught fire, numerous people are trapped, and you need to come to the rescue! Your goal is to rescue as many survivors as possible from the many floors of the building. On each floor, your fire fighter begins at the bottom of the screen and needs to reach the top where the survivors have taken cover. Blocking your path are numerous (and dangerous) fires. Your fire fighter is equipped with a hose and an unlimited water supply to help you put out the fires. You need to be quick, however, for if you take too long the survivors will die! When you rescue as many survivors as you can and make it back out of the room, the floor is complete and a helicopter will transport you to the next floor. Although it isn't necessary to put out all of the fires on a floor, you will earn bonus points if you do. The higher you get in the building, the tougher the game becomes. Gameplay is for one or two players, and several game variations and difficulty levels are available.</text:p>
          </table:table-cell>
          <table:table-cell table:formula="of:=CONCATENATE(&quot;&lt;game name=&quot;;CHAR(34);[.A433];CHAR(34);&quot;&gt; &lt;year&gt;&quot;;[.B433];&quot;&lt;/year&gt; &lt;rating&gt;&quot;;[.C433];&quot;&lt;/rating&gt; &lt;title&gt;&quot;;[.D433];&quot;&lt;/title&gt; &lt;pub&gt;&quot;;[.E433];&quot;&lt;/pub&gt; &lt;dev&gt;&quot;;[.F433];&quot;&lt;/dev&gt; &lt;genre&gt;&quot;;[.G433];&quot;&lt;/genre&gt; &lt;score&gt;&quot;;[.H433];&quot;&lt;/score&gt; &lt;player&gt;&quot;;[.I433];&quot;&lt;/player&gt; &lt;story&gt;&quot;;[.J433];&quot;&lt;/story&gt; &lt;/game&gt;&quot;)" office:value-type="string" office:string-value="&lt;game name=&quot;Towering Inferno (USA)&quot;&gt; &lt;year&gt;1982&lt;/year&gt; &lt;rating&gt;ESRB - E (Everyone)&lt;/rating&gt; &lt;title&gt;Towering Inferno &lt;/title&gt; &lt;pub&gt;U.S. Games Corporation&lt;/pub&gt; &lt;dev&gt;Western Technologies Inc.&lt;/dev&gt; &lt;genre&gt;Action&lt;/genre&gt; &lt;score&gt;3.1&lt;/score&gt; &lt;player&gt;1-2 Players&lt;/player&gt; &lt;story&gt;A downtown skyscraper has caught fire, numerous people are trapped, and you need to come to the rescue! Your goal is to rescue as many survivors as possible from the many floors of the building. On each floor, your fire fighter begins at the bottom of the screen and needs to reach the top where the survivors have taken cover. Blocking your path are numerous (and dangerous) fires. Your fire fighter is equipped with a hose and an unlimited water supply to help you put out the fires. You need to be quick, however, for if you take too long the survivors will die! When you rescue as many survivors as you can and make it back out of the room, the floor is complete and a helicopter will transport you to the next floor. Although it isn't necessary to put out all of the fires on a floor, you will earn bonus points if you do. The higher you get in the building, the tougher the game becomes. Gameplay is for one or two players, and several game variations and difficulty levels are available.&lt;/story&gt; &lt;/game&gt;">
            <text:p>&lt;game name="Towering Inferno (USA)"&gt; &lt;year&gt;1982&lt;/year&gt; &lt;rating&gt;ESRB - E (Everyone)&lt;/rating&gt; &lt;title&gt;Towering Inferno &lt;/title&gt; &lt;pub&gt;U.S. Games Corporation&lt;/pub&gt; &lt;dev&gt;Western Technologies Inc.&lt;/dev&gt; &lt;genre&gt;Action&lt;/genre&gt; &lt;score&gt;3.1&lt;/score&gt; &lt;player&gt;1-2 Players&lt;/player&gt; &lt;story&gt;A downtown skyscraper has caught fire, numerous people are trapped, and you need to come to the rescue! Your goal is to rescue as many survivors as possible from the many floors of the building. On each floor, your fire fighter begins at the bottom of the screen and needs to reach the top where the survivors have taken cover. Blocking your path are numerous (and dangerous) fires. Your fire fighter is equipped with a hose and an unlimited water supply to help you put out the fires. You need to be quick, however, for if you take too long the survivors will die! When you rescue as many survivors as you can and make it back out of the room, the floor is complete and a helicopter will transport you to the next floor. Although it isn't necessary to put out all of the fires on a floor, you will earn bonus points if you do. The higher you get in the building, the tougher the game becomes. Gameplay is for one or two players, and several game variations and difficulty levels are available.&lt;/story&gt; &lt;/game&gt;</text:p>
          </table:table-cell>
        </table:table-row>
        <table:table-row table:style-name="ro1">
          <table:table-cell office:value-type="string">
            <text:p>Track &amp; Field (USA)</text:p>
          </table:table-cell>
          <table:table-cell office:value-type="string">
            <text:p>1984</text:p>
          </table:table-cell>
          <table:table-cell office:value-type="string">
            <text:p>ESRB - E (Everyone)</text:p>
          </table:table-cell>
          <table:table-cell office:value-type="string">
            <text:p>Track &amp; Field </text:p>
          </table:table-cell>
          <table:table-cell office:value-type="string">
            <text:p>Atari Corporation</text:p>
          </table:table-cell>
          <table:table-cell office:value-type="string">
            <text:p>Konami Industry Co. Ltd.</text:p>
          </table:table-cell>
          <table:table-cell office:value-type="string">
            <text:p>Sports/Olympic</text:p>
          </table:table-cell>
          <table:table-cell table:style-name="Default" office:value-type="string">
            <text:p>3.2</text:p>
          </table:table-cell>
          <table:table-cell table:style-name="Default" office:value-type="string">
            <text:p>1-2 Players</text:p>
          </table:table-cell>
          <table:table-cell office:value-type="string">
            <text:p>Track &amp; Field is a sports game that allows the player to have an experience based around the Summer Olympic Games. It is based on an arcade game of the same name. Events include 100 meter dash, hammer throw, the long jump and the 110 meter hurdles.The MSX version replaces the hurdles with a 400 meter dash.The NES version adds skeet shooting, triple jump, javelin throw, high jump, and archery as events but loses the hammer throw event. The NES version also keeps the 110 meter hurdles and forgoes the 400 meter dash.If you want to go to the next event or round then you will have to qualify, by beating increasingly difficult maximum times or minimum distances. This game contains a two player option, in which the players take it in turns.</text:p>
          </table:table-cell>
          <table:table-cell table:formula="of:=CONCATENATE(&quot;&lt;game name=&quot;;CHAR(34);[.A434];CHAR(34);&quot;&gt; &lt;year&gt;&quot;;[.B434];&quot;&lt;/year&gt; &lt;rating&gt;&quot;;[.C434];&quot;&lt;/rating&gt; &lt;title&gt;&quot;;[.D434];&quot;&lt;/title&gt; &lt;pub&gt;&quot;;[.E434];&quot;&lt;/pub&gt; &lt;dev&gt;&quot;;[.F434];&quot;&lt;/dev&gt; &lt;genre&gt;&quot;;[.G434];&quot;&lt;/genre&gt; &lt;score&gt;&quot;;[.H434];&quot;&lt;/score&gt; &lt;player&gt;&quot;;[.I434];&quot;&lt;/player&gt; &lt;story&gt;&quot;;[.J434];&quot;&lt;/story&gt; &lt;/game&gt;&quot;)" office:value-type="string" office:string-value="&lt;game name=&quot;Track &amp; Field (USA)&quot;&gt; &lt;year&gt;1984&lt;/year&gt; &lt;rating&gt;ESRB - E (Everyone)&lt;/rating&gt; &lt;title&gt;Track &amp; Field &lt;/title&gt; &lt;pub&gt;Atari Corporation&lt;/pub&gt; &lt;dev&gt;Konami Industry Co. Ltd.&lt;/dev&gt; &lt;genre&gt;Sports/Olympic&lt;/genre&gt; &lt;score&gt;3.2&lt;/score&gt; &lt;player&gt;1-2 Players&lt;/player&gt; &lt;story&gt;Track &amp; Field is a sports game that allows the player to have an experience based around the Summer Olympic Games. It is based on an arcade game of the same name. Events include 100 meter dash, hammer throw, the long jump and the 110 meter hurdles.The MSX version replaces the hurdles with a 400 meter dash.The NES version adds skeet shooting, triple jump, javelin throw, high jump, and archery as events but loses the hammer throw event. The NES version also keeps the 110 meter hurdles and forgoes the 400 meter dash.If you want to go to the next event or round then you will have to qualify, by beating increasingly difficult maximum times or minimum distances. This game contains a two player option, in which the players take it in turns.&lt;/story&gt; &lt;/game&gt;">
            <text:p>&lt;game name="Track &amp; Field (USA)"&gt; &lt;year&gt;1984&lt;/year&gt; &lt;rating&gt;ESRB - E (Everyone)&lt;/rating&gt; &lt;title&gt;Track &amp; Field &lt;/title&gt; &lt;pub&gt;Atari Corporation&lt;/pub&gt; &lt;dev&gt;Konami Industry Co. Ltd.&lt;/dev&gt; &lt;genre&gt;Sports/Olympic&lt;/genre&gt; &lt;score&gt;3.2&lt;/score&gt; &lt;player&gt;1-2 Players&lt;/player&gt; &lt;story&gt;Track &amp; Field is a sports game that allows the player to have an experience based around the Summer Olympic Games. It is based on an arcade game of the same name. Events include 100 meter dash, hammer throw, the long jump and the 110 meter hurdles.The MSX version replaces the hurdles with a 400 meter dash.The NES version adds skeet shooting, triple jump, javelin throw, high jump, and archery as events but loses the hammer throw event. The NES version also keeps the 110 meter hurdles and forgoes the 400 meter dash.If you want to go to the next event or round then you will have to qualify, by beating increasingly difficult maximum times or minimum distances. This game contains a two player option, in which the players take it in turns.&lt;/story&gt; &lt;/game&gt;</text:p>
          </table:table-cell>
        </table:table-row>
        <table:table-row table:style-name="ro1">
          <table:table-cell office:value-type="string">
            <text:p>Treasure Below (Europe)</text:p>
          </table:table-cell>
          <table:table-cell office:value-type="string">
            <text:p>1983</text:p>
          </table:table-cell>
          <table:table-cell office:value-type="string">
            <text:p>ESRB - E (Everyone)</text:p>
          </table:table-cell>
          <table:table-cell office:value-type="string">
            <text:p>Treasure Below </text:p>
          </table:table-cell>
          <table:table-cell table:number-columns-repeated="2" office:value-type="string">
            <text:p>Video Gems</text:p>
          </table:table-cell>
          <table:table-cell office:value-type="string">
            <text:p>Action</text:p>
          </table:table-cell>
          <table:table-cell office:value-type="string">
            <text:p>…</text:p>
          </table:table-cell>
          <table:table-cell table:style-name="Default" office:value-type="string">
            <text:p>1 Player</text:p>
          </table:table-cell>
          <table:table-cell office:value-type="string">
            <text:p>Ther's Fabulous golden treasure down there just waiting to be taken thers also much danger with jelly fish, octupus, sharks and other undersea creatures patrolling the deep. you've got your trusty knife and speargun for protection.</text:p>
          </table:table-cell>
          <table:table-cell table:formula="of:=CONCATENATE(&quot;&lt;game name=&quot;;CHAR(34);[.A435];CHAR(34);&quot;&gt; &lt;year&gt;&quot;;[.B435];&quot;&lt;/year&gt; &lt;rating&gt;&quot;;[.C435];&quot;&lt;/rating&gt; &lt;title&gt;&quot;;[.D435];&quot;&lt;/title&gt; &lt;pub&gt;&quot;;[.E435];&quot;&lt;/pub&gt; &lt;dev&gt;&quot;;[.F435];&quot;&lt;/dev&gt; &lt;genre&gt;&quot;;[.G435];&quot;&lt;/genre&gt; &lt;score&gt;&quot;;[.H435];&quot;&lt;/score&gt; &lt;player&gt;&quot;;[.I435];&quot;&lt;/player&gt; &lt;story&gt;&quot;;[.J435];&quot;&lt;/story&gt; &lt;/game&gt;&quot;)" office:value-type="string" office:string-value="&lt;game name=&quot;Treasure Below (Europe)&quot;&gt; &lt;year&gt;1983&lt;/year&gt; &lt;rating&gt;ESRB - E (Everyone)&lt;/rating&gt; &lt;title&gt;Treasure Below &lt;/title&gt; &lt;pub&gt;Video Gems&lt;/pub&gt; &lt;dev&gt;Video Gems&lt;/dev&gt; &lt;genre&gt;Action&lt;/genre&gt; &lt;score&gt;…&lt;/score&gt; &lt;player&gt;1 Player&lt;/player&gt; &lt;story&gt;Ther's Fabulous golden treasure down there just waiting to be taken thers also much danger with jelly fish, octupus, sharks and other undersea creatures patrolling the deep. you've got your trusty knife and speargun for protection.&lt;/story&gt; &lt;/game&gt;">
            <text:p>&lt;game name="Treasure Below (Europe)"&gt; &lt;year&gt;1983&lt;/year&gt; &lt;rating&gt;ESRB - E (Everyone)&lt;/rating&gt; &lt;title&gt;Treasure Below &lt;/title&gt; &lt;pub&gt;Video Gems&lt;/pub&gt; &lt;dev&gt;Video Gems&lt;/dev&gt; &lt;genre&gt;Action&lt;/genre&gt; &lt;score&gt;…&lt;/score&gt; &lt;player&gt;1 Player&lt;/player&gt; &lt;story&gt;Ther's Fabulous golden treasure down there just waiting to be taken thers also much danger with jelly fish, octupus, sharks and other undersea creatures patrolling the deep. you've got your trusty knife and speargun for protection.&lt;/story&gt; &lt;/game&gt;</text:p>
          </table:table-cell>
        </table:table-row>
        <table:table-row table:style-name="ro1">
          <table:table-cell office:value-type="string">
            <text:p>Treasure Island (Europe)</text:p>
          </table:table-cell>
          <table:table-cell office:value-type="string">
            <text:p>1983</text:p>
          </table:table-cell>
          <table:table-cell office:value-type="string">
            <text:p>ESRB - E (Everyone)</text:p>
          </table:table-cell>
          <table:table-cell office:value-type="string">
            <text:p>Treasure Island </text:p>
          </table:table-cell>
          <table:table-cell table:number-columns-repeated="2" office:value-type="string">
            <text:p>Suntek</text:p>
          </table:table-cell>
          <table:table-cell office:value-type="string">
            <text:p>Shoot-'Em-Up</text:p>
          </table:table-cell>
          <table:table-cell office:value-type="string">
            <text:p>3.3</text:p>
          </table:table-cell>
          <table:table-cell table:style-name="Default" office:value-type="string">
            <text:p>1 Player</text:p>
          </table:table-cell>
          <table:table-cell office:value-type="string">
            <text:p>Treasure island is an horizontal scrolling shoot em up also known as Treasure Discovery.</text:p>
          </table:table-cell>
          <table:table-cell table:formula="of:=CONCATENATE(&quot;&lt;game name=&quot;;CHAR(34);[.A436];CHAR(34);&quot;&gt; &lt;year&gt;&quot;;[.B436];&quot;&lt;/year&gt; &lt;rating&gt;&quot;;[.C436];&quot;&lt;/rating&gt; &lt;title&gt;&quot;;[.D436];&quot;&lt;/title&gt; &lt;pub&gt;&quot;;[.E436];&quot;&lt;/pub&gt; &lt;dev&gt;&quot;;[.F436];&quot;&lt;/dev&gt; &lt;genre&gt;&quot;;[.G436];&quot;&lt;/genre&gt; &lt;score&gt;&quot;;[.H436];&quot;&lt;/score&gt; &lt;player&gt;&quot;;[.I436];&quot;&lt;/player&gt; &lt;story&gt;&quot;;[.J436];&quot;&lt;/story&gt; &lt;/game&gt;&quot;)" office:value-type="string" office:string-value="&lt;game name=&quot;Treasure Island (Europe)&quot;&gt; &lt;year&gt;1983&lt;/year&gt; &lt;rating&gt;ESRB - E (Everyone)&lt;/rating&gt; &lt;title&gt;Treasure Island &lt;/title&gt; &lt;pub&gt;Suntek&lt;/pub&gt; &lt;dev&gt;Suntek&lt;/dev&gt; &lt;genre&gt;Shoot-'Em-Up&lt;/genre&gt; &lt;score&gt;3.3&lt;/score&gt; &lt;player&gt;1 Player&lt;/player&gt; &lt;story&gt;Treasure island is an horizontal scrolling shoot em up also known as Treasure Discovery.&lt;/story&gt; &lt;/game&gt;">
            <text:p>&lt;game name="Treasure Island (Europe)"&gt; &lt;year&gt;1983&lt;/year&gt; &lt;rating&gt;ESRB - E (Everyone)&lt;/rating&gt; &lt;title&gt;Treasure Island &lt;/title&gt; &lt;pub&gt;Suntek&lt;/pub&gt; &lt;dev&gt;Suntek&lt;/dev&gt; &lt;genre&gt;Shoot-'Em-Up&lt;/genre&gt; &lt;score&gt;3.3&lt;/score&gt; &lt;player&gt;1 Player&lt;/player&gt; &lt;story&gt;Treasure island is an horizontal scrolling shoot em up also known as Treasure Discovery.&lt;/story&gt; &lt;/game&gt;</text:p>
          </table:table-cell>
        </table:table-row>
        <table:table-row table:style-name="ro1">
          <table:table-cell office:value-type="string">
            <text:p>Trick Shot (USA)</text:p>
          </table:table-cell>
          <table:table-cell office:value-type="string">
            <text:p>1982</text:p>
          </table:table-cell>
          <table:table-cell office:value-type="string">
            <text:p>ESRB - E (Everyone)</text:p>
          </table:table-cell>
          <table:table-cell office:value-type="string">
            <text:p>Trick Shot </text:p>
          </table:table-cell>
          <table:table-cell table:number-columns-repeated="2" office:value-type="string">
            <text:p>Imagic</text:p>
          </table:table-cell>
          <table:table-cell office:value-type="string">
            <text:p>Sports/Pool and Dart</text:p>
          </table:table-cell>
          <table:table-cell table:style-name="Default" office:value-type="string">
            <text:p>2.0</text:p>
          </table:table-cell>
          <table:table-cell table:style-name="Default" office:value-type="string">
            <text:p>1-2 Players</text:p>
          </table:table-cell>
          <table:table-cell office:value-type="string">
            <text:p>Trick Shot is a pool game for one or two players. You can choose to play pool (first player to 25 points wins), billiards (first player to 50 points wins), trickshot (attempt to earn points by sinking all of the balls on the table in a single shot), or trickshot practice game variations. During the game you use the joystick to control a cursor which aims the cue ball. By holding down the button you control the amount of power in a shot (the longer you hold down the button, the more power the cue ball is hit with). You may also apply some English by moving the joystick while hitting the cue ball. At the end of the game a trophy will appear on screen to indicate who the winner is!</text:p>
          </table:table-cell>
          <table:table-cell table:formula="of:=CONCATENATE(&quot;&lt;game name=&quot;;CHAR(34);[.A437];CHAR(34);&quot;&gt; &lt;year&gt;&quot;;[.B437];&quot;&lt;/year&gt; &lt;rating&gt;&quot;;[.C437];&quot;&lt;/rating&gt; &lt;title&gt;&quot;;[.D437];&quot;&lt;/title&gt; &lt;pub&gt;&quot;;[.E437];&quot;&lt;/pub&gt; &lt;dev&gt;&quot;;[.F437];&quot;&lt;/dev&gt; &lt;genre&gt;&quot;;[.G437];&quot;&lt;/genre&gt; &lt;score&gt;&quot;;[.H437];&quot;&lt;/score&gt; &lt;player&gt;&quot;;[.I437];&quot;&lt;/player&gt; &lt;story&gt;&quot;;[.J437];&quot;&lt;/story&gt; &lt;/game&gt;&quot;)" office:value-type="string" office:string-value="&lt;game name=&quot;Trick Shot (USA)&quot;&gt; &lt;year&gt;1982&lt;/year&gt; &lt;rating&gt;ESRB - E (Everyone)&lt;/rating&gt; &lt;title&gt;Trick Shot &lt;/title&gt; &lt;pub&gt;Imagic&lt;/pub&gt; &lt;dev&gt;Imagic&lt;/dev&gt; &lt;genre&gt;Sports/Pool and Dart&lt;/genre&gt; &lt;score&gt;2.0&lt;/score&gt; &lt;player&gt;1-2 Players&lt;/player&gt; &lt;story&gt;Trick Shot is a pool game for one or two players. You can choose to play pool (first player to 25 points wins), billiards (first player to 50 points wins), trickshot (attempt to earn points by sinking all of the balls on the table in a single shot), or trickshot practice game variations. During the game you use the joystick to control a cursor which aims the cue ball. By holding down the button you control the amount of power in a shot (the longer you hold down the button, the more power the cue ball is hit with). You may also apply some English by moving the joystick while hitting the cue ball. At the end of the game a trophy will appear on screen to indicate who the winner is!&lt;/story&gt; &lt;/game&gt;">
            <text:p>&lt;game name="Trick Shot (USA)"&gt; &lt;year&gt;1982&lt;/year&gt; &lt;rating&gt;ESRB - E (Everyone)&lt;/rating&gt; &lt;title&gt;Trick Shot &lt;/title&gt; &lt;pub&gt;Imagic&lt;/pub&gt; &lt;dev&gt;Imagic&lt;/dev&gt; &lt;genre&gt;Sports/Pool and Dart&lt;/genre&gt; &lt;score&gt;2.0&lt;/score&gt; &lt;player&gt;1-2 Players&lt;/player&gt; &lt;story&gt;Trick Shot is a pool game for one or two players. You can choose to play pool (first player to 25 points wins), billiards (first player to 50 points wins), trickshot (attempt to earn points by sinking all of the balls on the table in a single shot), or trickshot practice game variations. During the game you use the joystick to control a cursor which aims the cue ball. By holding down the button you control the amount of power in a shot (the longer you hold down the button, the more power the cue ball is hit with). You may also apply some English by moving the joystick while hitting the cue ball. At the end of the game a trophy will appear on screen to indicate who the winner is!&lt;/story&gt; &lt;/game&gt;</text:p>
          </table:table-cell>
        </table:table-row>
        <table:table-row table:style-name="ro1">
          <table:table-cell office:value-type="string">
            <text:p>TRON - Deadly Discs (USA)</text:p>
          </table:table-cell>
          <table:table-cell office:value-type="string">
            <text:p>1982</text:p>
          </table:table-cell>
          <table:table-cell office:value-type="string">
            <text:p>ESRB - E (Everyone)</text:p>
          </table:table-cell>
          <table:table-cell office:value-type="string">
            <text:p>TRON - Deadly Discs </text:p>
          </table:table-cell>
          <table:table-cell table:number-columns-repeated="2" office:value-type="string">
            <text:p>Mattel Electronics</text:p>
          </table:table-cell>
          <table:table-cell office:value-type="string">
            <text:p>Shoot-'Em-Up</text:p>
          </table:table-cell>
          <table:table-cell table:style-name="Default" office:value-type="string">
            <text:p>3.5</text:p>
          </table:table-cell>
          <table:table-cell table:style-name="Default" office:value-type="string">
            <text:p>1 Player</text:p>
          </table:table-cell>
          <table:table-cell office:value-type="string">
            <text:p>Based on the movie from Walt Disney, you play a man trapped in a computer world who must keep moving to avoid being hurt.Enemies will come at you three at a time, and will throw discs at you. <text:s/>You must keep moving to avoid them while also firing discs right back at them. <text:s/>There are different doors you can enter that will teleport you to another part of the room, giving you a chance to catch the enemies off guard.There are two skill levels, and the higher your score, the harder the game becomes. <text:s/>Do good, and your enemies will move faster, become more accurate, and the discs will go much faster.</text:p>
          </table:table-cell>
          <table:table-cell table:formula="of:=CONCATENATE(&quot;&lt;game name=&quot;;CHAR(34);[.A438];CHAR(34);&quot;&gt; &lt;year&gt;&quot;;[.B438];&quot;&lt;/year&gt; &lt;rating&gt;&quot;;[.C438];&quot;&lt;/rating&gt; &lt;title&gt;&quot;;[.D438];&quot;&lt;/title&gt; &lt;pub&gt;&quot;;[.E438];&quot;&lt;/pub&gt; &lt;dev&gt;&quot;;[.F438];&quot;&lt;/dev&gt; &lt;genre&gt;&quot;;[.G438];&quot;&lt;/genre&gt; &lt;score&gt;&quot;;[.H438];&quot;&lt;/score&gt; &lt;player&gt;&quot;;[.I438];&quot;&lt;/player&gt; &lt;story&gt;&quot;;[.J438];&quot;&lt;/story&gt; &lt;/game&gt;&quot;)" office:value-type="string" office:string-value="&lt;game name=&quot;TRON - Deadly Discs (USA)&quot;&gt; &lt;year&gt;1982&lt;/year&gt; &lt;rating&gt;ESRB - E (Everyone)&lt;/rating&gt; &lt;title&gt;TRON - Deadly Discs &lt;/title&gt; &lt;pub&gt;Mattel Electronics&lt;/pub&gt; &lt;dev&gt;Mattel Electronics&lt;/dev&gt; &lt;genre&gt;Shoot-'Em-Up&lt;/genre&gt; &lt;score&gt;3.5&lt;/score&gt; &lt;player&gt;1 Player&lt;/player&gt; &lt;story&gt;Based on the movie from Walt Disney, you play a man trapped in a computer world who must keep moving to avoid being hurt.Enemies will come at you three at a time, and will throw discs at you.  You must keep moving to avoid them while also firing discs right back at them.  There are different doors you can enter that will teleport you to another part of the room, giving you a chance to catch the enemies off guard.There are two skill levels, and the higher your score, the harder the game becomes.  Do good, and your enemies will move faster, become more accurate, and the discs will go much faster.&lt;/story&gt; &lt;/game&gt;">
            <text:p>&lt;game name="TRON - Deadly Discs (USA)"&gt; &lt;year&gt;1982&lt;/year&gt; &lt;rating&gt;ESRB - E (Everyone)&lt;/rating&gt; &lt;title&gt;TRON - Deadly Discs &lt;/title&gt; &lt;pub&gt;Mattel Electronics&lt;/pub&gt; &lt;dev&gt;Mattel Electronics&lt;/dev&gt; &lt;genre&gt;Shoot-'Em-Up&lt;/genre&gt; &lt;score&gt;3.5&lt;/score&gt; &lt;player&gt;1 Player&lt;/player&gt; &lt;story&gt;Based on the movie from Walt Disney, you play a man trapped in a computer world who must keep moving to avoid being hurt.Enemies will come at you three at a time, and will throw discs at you. <text:s/>You must keep moving to avoid them while also firing discs right back at them. <text:s/>There are different doors you can enter that will teleport you to another part of the room, giving you a chance to catch the enemies off guard.There are two skill levels, and the higher your score, the harder the game becomes. <text:s/>Do good, and your enemies will move faster, become more accurate, and the discs will go much faster.&lt;/story&gt; &lt;/game&gt;</text:p>
          </table:table-cell>
        </table:table-row>
        <table:table-row table:style-name="ro1">
          <table:table-cell office:value-type="string">
            <text:p>Tunnel Runner (USA)</text:p>
          </table:table-cell>
          <table:table-cell office:value-type="string">
            <text:p>1983</text:p>
          </table:table-cell>
          <table:table-cell office:value-type="string">
            <text:p>ESRB - E (Everyone)</text:p>
          </table:table-cell>
          <table:table-cell office:value-type="string">
            <text:p>Tunnel Runner </text:p>
          </table:table-cell>
          <table:table-cell table:number-columns-repeated="2" office:value-type="string">
            <text:p>CBS Electronics</text:p>
          </table:table-cell>
          <table:table-cell office:value-type="string">
            <text:p>Maze</text:p>
          </table:table-cell>
          <table:table-cell table:style-name="Default" office:value-type="string">
            <text:p>3.8</text:p>
          </table:table-cell>
          <table:table-cell table:style-name="Default" office:value-type="string">
            <text:p>1 Player</text:p>
          </table:table-cell>
          <table:table-cell office:value-type="string">
            <text:p>Tunnel Runner" is an advanced 3D Maze Game, essentially what a 1st person version of Pac-Man game would be like. <text:s/>Because “Tunnel Runner” was designed with a built-in expanded memory chip (RAM Plus!), it's 12KB of memory gives it the ability to present the maze in three dimensions. <text:s/>Therefore, the playfield is a colorful, three-dimensional maze, so you never see yourself... just the walls on either side of you that form the corridors you travel along. <text:s/>As you move along the passage-ways, additional tunnels appear on either side, which you can turn into by pressing left and right.Your primary goal is to locate and collect the hidden key, located in a different spot within each maze. <text:s/>Through the assistance of a MAP, you can maneuver within the maze. <text:s/>While attempting to locate the key to exit the level, you must also avoid the hungry Zot’s. <text:s/>You will discover these enemy creatures throughout the maze. <text:s/>Successfully recovering the key without being intercepted by the Zot's opens the portal to the next level. <text:s/>As you pass each level, you will discover that the complexity and difficulty increases, while your MAP gradually reveals less and less information… ultimately, your map will be of little use, requiring you to survive solely by instincts and quick thinking!</text:p>
          </table:table-cell>
          <table:table-cell table:formula="of:=CONCATENATE(&quot;&lt;game name=&quot;;CHAR(34);[.A439];CHAR(34);&quot;&gt; &lt;year&gt;&quot;;[.B439];&quot;&lt;/year&gt; &lt;rating&gt;&quot;;[.C439];&quot;&lt;/rating&gt; &lt;title&gt;&quot;;[.D439];&quot;&lt;/title&gt; &lt;pub&gt;&quot;;[.E439];&quot;&lt;/pub&gt; &lt;dev&gt;&quot;;[.F439];&quot;&lt;/dev&gt; &lt;genre&gt;&quot;;[.G439];&quot;&lt;/genre&gt; &lt;score&gt;&quot;;[.H439];&quot;&lt;/score&gt; &lt;player&gt;&quot;;[.I439];&quot;&lt;/player&gt; &lt;story&gt;&quot;;[.J439];&quot;&lt;/story&gt; &lt;/game&gt;&quot;)" office:value-type="string" office:string-value="&lt;game name=&quot;Tunnel Runner (USA)&quot;&gt; &lt;year&gt;1983&lt;/year&gt; &lt;rating&gt;ESRB - E (Everyone)&lt;/rating&gt; &lt;title&gt;Tunnel Runner &lt;/title&gt; &lt;pub&gt;CBS Electronics&lt;/pub&gt; &lt;dev&gt;CBS Electronics&lt;/dev&gt; &lt;genre&gt;Maze&lt;/genre&gt; &lt;score&gt;3.8&lt;/score&gt; &lt;player&gt;1 Player&lt;/player&gt; &lt;story&gt;Tunnel Runner&quot; is an advanced 3D Maze Game, essentially what a 1st person version of Pac-Man game would be like.  Because “Tunnel Runner” was designed with a built-in expanded memory chip (RAM Plus!), it's 12KB of memory gives it the ability to present the maze in three dimensions.  Therefore, the playfield is a colorful, three-dimensional maze, so you never see yourself... just the walls on either side of you that form the corridors you travel along.  As you move along the passage-ways, additional tunnels appear on either side, which you can turn into by pressing left and right.Your primary goal is to locate and collect the hidden key, located in a different spot within each maze.  Through the assistance of a MAP, you can maneuver within the maze.  While attempting to locate the key to exit the level, you must also avoid the hungry Zot’s.  You will discover these enemy creatures throughout the maze.  Successfully recovering the key without being intercepted by the Zot's opens the portal to the next level.  As you pass each level, you will discover that the complexity and difficulty increases, while your MAP gradually reveals less and less information… ultimately, your map will be of little use, requiring you to survive solely by instincts and quick thinking!&lt;/story&gt; &lt;/game&gt;">
            <text:p>&lt;game name="Tunnel Runner (USA)"&gt; &lt;year&gt;1983&lt;/year&gt; &lt;rating&gt;ESRB - E (Everyone)&lt;/rating&gt; &lt;title&gt;Tunnel Runner &lt;/title&gt; &lt;pub&gt;CBS Electronics&lt;/pub&gt; &lt;dev&gt;CBS Electronics&lt;/dev&gt; &lt;genre&gt;Maze&lt;/genre&gt; &lt;score&gt;3.8&lt;/score&gt; &lt;player&gt;1 Player&lt;/player&gt; &lt;story&gt;Tunnel Runner" is an advanced 3D Maze Game, essentially what a 1st person version of Pac-Man game would be like. <text:s/>Because “Tunnel Runner” was designed with a built-in expanded memory chip (RAM Plus!), it's 12KB of memory gives it the ability to present the maze in three dimensions. <text:s/>Therefore, the playfield is a colorful, three-dimensional maze, so you never see yourself... just the walls on either side of you that form the corridors you travel along. <text:s/>As you move along the passage-ways, additional tunnels appear on either side, which you can turn into by pressing left and right.Your primary goal is to locate and collect the hidden key, located in a different spot within each maze. <text:s/>Through the assistance of a MAP, you can maneuver within the maze. <text:s/>While attempting to locate the key to exit the level, you must also avoid the hungry Zot’s. <text:s/>You will discover these enemy creatures throughout the maze. <text:s/>Successfully recovering the key without being intercepted by the Zot's opens the portal to the next level. <text:s/>As you pass each level, you will discover that the complexity and difficulty increases, while your MAP gradually reveals less and less information… ultimately, your map will be of little use, requiring you to survive solely by instincts and quick thinking!&lt;/story&gt; &lt;/game&gt;</text:p>
          </table:table-cell>
        </table:table-row>
        <table:table-row table:style-name="ro1">
          <table:table-cell office:value-type="string">
            <text:p>Turmoil (USA)</text:p>
          </table:table-cell>
          <table:table-cell office:value-type="string">
            <text:p>1982</text:p>
          </table:table-cell>
          <table:table-cell office:value-type="string">
            <text:p>ESRB - E (Everyone)</text:p>
          </table:table-cell>
          <table:table-cell office:value-type="string">
            <text:p>Turmoil </text:p>
          </table:table-cell>
          <table:table-cell office:value-type="string">
            <text:p>Fox Video Games, Inc.</text:p>
          </table:table-cell>
          <table:table-cell office:value-type="string">
            <text:p>Sirius Software, Inc.</text:p>
          </table:table-cell>
          <table:table-cell office:value-type="string">
            <text:p>Shooter</text:p>
          </table:table-cell>
          <table:table-cell table:style-name="Default" office:value-type="string">
            <text:p>3.0</text:p>
          </table:table-cell>
          <table:table-cell table:style-name="Default" office:value-type="string">
            <text:p>1 Player</text:p>
          </table:table-cell>
          <table:table-cell office:value-type="string">
            <text:p>Turmoil is a fast-paced shooter. You pilot a ship that is trapped within a chamber of seven tunnels. <text:s/>Your ship can only move up and down along a vertical corridor connecting the tunnels. <text:s/>You are not alone, however. <text:s/>A variety of enemies travel along these tunnels, focused on destroying you. <text:s/>Therefore, the ultimate objective of “Turmoil” is to zoom up and down the center alley and blast aliens as they streak by. <text:s/>Keep shooting and keep moving, and you will survive to live another day! <text:s/>As you move quickly up and down, you must also fire your own weapons into to the left or right side. <text:s/>Part of the intensity of this game is driven by the fact that you can't stay in one place for too long. <text:s/>If you do, an indestructible enemy will come flying at you, forcing to move onward once more.The enemy ships you will encounter in each of the seven tunnels travel at a variety of unique speeds. <text:s/>The faster a given enemy moves, the more points you will receive if you shoot them. <text:s/>Occasionally when you destroy one of the enemy ships, a flashing orb will appear at the far end of the tunnel. <text:s/>This is the one exception where you are not restricted to your vertical pathway. <text:s/>In these situations you are allowed to move down the tunnel to recover it. <text:s/>If you grab it quickly, it is worth bonus points. <text:s/>If you hesitate, it hatches into a fast moving missile and will destroy you if you get in its way. When you start a game of Turmoil, you are given five ships. <text:s/>If you can blast all of the aliens in a level, you'll receive a bonus ship. <text:s/>In addition to your current ship, you can hold as many as six reserve ships at one time. <text:s/>You will loose a ship if you make contact with any of the passing aliens. <text:s/>There are nine levels to the game, each with multiple waves to complete, and each one faster and more challenging then the previous level. <text:s/>This is considered by many to be one of 20th Century Fox's best games.</text:p>
          </table:table-cell>
          <table:table-cell table:formula="of:=CONCATENATE(&quot;&lt;game name=&quot;;CHAR(34);[.A440];CHAR(34);&quot;&gt; &lt;year&gt;&quot;;[.B440];&quot;&lt;/year&gt; &lt;rating&gt;&quot;;[.C440];&quot;&lt;/rating&gt; &lt;title&gt;&quot;;[.D440];&quot;&lt;/title&gt; &lt;pub&gt;&quot;;[.E440];&quot;&lt;/pub&gt; &lt;dev&gt;&quot;;[.F440];&quot;&lt;/dev&gt; &lt;genre&gt;&quot;;[.G440];&quot;&lt;/genre&gt; &lt;score&gt;&quot;;[.H440];&quot;&lt;/score&gt; &lt;player&gt;&quot;;[.I440];&quot;&lt;/player&gt; &lt;story&gt;&quot;;[.J440];&quot;&lt;/story&gt; &lt;/game&gt;&quot;)" office:value-type="string" office:string-value="&lt;game name=&quot;Turmoil (USA)&quot;&gt; &lt;year&gt;1982&lt;/year&gt; &lt;rating&gt;ESRB - E (Everyone)&lt;/rating&gt; &lt;title&gt;Turmoil &lt;/title&gt; &lt;pub&gt;Fox Video Games, Inc.&lt;/pub&gt; &lt;dev&gt;Sirius Software, Inc.&lt;/dev&gt; &lt;genre&gt;Shooter&lt;/genre&gt; &lt;score&gt;3.0&lt;/score&gt; &lt;player&gt;1 Player&lt;/player&gt; &lt;story&gt;Turmoil is a fast-paced shooter. You pilot a ship that is trapped within a chamber of seven tunnels.  Your ship can only move up and down along a vertical corridor connecting the tunnels.  You are not alone, however.  A variety of enemies travel along these tunnels, focused on destroying you.  Therefore, the ultimate objective of “Turmoil” is to zoom up and down the center alley and blast aliens as they streak by.  Keep shooting and keep moving, and you will survive to live another day!  As you move quickly up and down, you must also fire your own weapons into to the left or right side.  Part of the intensity of this game is driven by the fact that you can't stay in one place for too long.  If you do, an indestructible enemy will come flying at you, forcing to move onward once more.The enemy ships you will encounter in each of the seven tunnels travel at a variety of unique speeds.  The faster a given enemy moves, the more points you will receive if you shoot them.  Occasionally when you destroy one of the enemy ships, a flashing orb will appear at the far end of the tunnel.  This is the one exception where you are not restricted to your vertical pathway.  In these situations you are allowed to move down the tunnel to recover it.  If you grab it quickly, it is worth bonus points.  If you hesitate, it hatches into a fast moving missile and will destroy you if you get in its way. When you start a game of Turmoil, you are given five ships.  If you can blast all of the aliens in a level, you'll receive a bonus ship.  In addition to your current ship, you can hold as many as six reserve ships at one time.  You will loose a ship if you make contact with any of the passing aliens.  There are nine levels to the game, each with multiple waves to complete, and each one faster and more challenging then the previous level.  This is considered by many to be one of 20th Century Fox's best games.&lt;/story&gt; &lt;/game&gt;">
            <text:p>&lt;game name="Turmoil (USA)"&gt; &lt;year&gt;1982&lt;/year&gt; &lt;rating&gt;ESRB - E (Everyone)&lt;/rating&gt; &lt;title&gt;Turmoil &lt;/title&gt; &lt;pub&gt;Fox Video Games, Inc.&lt;/pub&gt; &lt;dev&gt;Sirius Software, Inc.&lt;/dev&gt; &lt;genre&gt;Shooter&lt;/genre&gt; &lt;score&gt;3.0&lt;/score&gt; &lt;player&gt;1 Player&lt;/player&gt; &lt;story&gt;Turmoil is a fast-paced shooter. You pilot a ship that is trapped within a chamber of seven tunnels. <text:s/>Your ship can only move up and down along a vertical corridor connecting the tunnels. <text:s/>You are not alone, however. <text:s/>A variety of enemies travel along these tunnels, focused on destroying you. <text:s/>Therefore, the ultimate objective of “Turmoil” is to zoom up and down the center alley and blast aliens as they streak by. <text:s/>Keep shooting and keep moving, and you will survive to live another day! <text:s/>As you move quickly up and down, you must also fire your own weapons into to the left or right side. <text:s/>Part of the intensity of this game is driven by the fact that you can't stay in one place for too long. <text:s/>If you do, an indestructible enemy will come flying at you, forcing to move onward once more.The enemy ships you will encounter in each of the seven tunnels travel at a variety of unique speeds. <text:s/>The faster a given enemy moves, the more points you will receive if you shoot them. <text:s/>Occasionally when you destroy one of the enemy ships, a flashing orb will appear at the far end of the tunnel. <text:s/>This is the one exception where you are not restricted to your vertical pathway. <text:s/>In these situations you are allowed to move down the tunnel to recover it. <text:s/>If you grab it quickly, it is worth bonus points. <text:s/>If you hesitate, it hatches into a fast moving missile and will destroy you if you get in its way. When you start a game of Turmoil, you are given five ships. <text:s/>If you can blast all of the aliens in a level, you'll receive a bonus ship. <text:s/>In addition to your current ship, you can hold as many as six reserve ships at one time. <text:s/>You will loose a ship if you make contact with any of the passing aliens. <text:s/>There are nine levels to the game, each with multiple waves to complete, and each one faster and more challenging then the previous level. <text:s/>This is considered by many to be one of 20th Century Fox's best games.&lt;/story&gt; &lt;/game&gt;</text:p>
          </table:table-cell>
        </table:table-row>
        <table:table-row table:style-name="ro1">
          <table:table-cell office:value-type="string">
            <text:p>Tutankham (USA)</text:p>
          </table:table-cell>
          <table:table-cell office:value-type="string">
            <text:p>1983</text:p>
          </table:table-cell>
          <table:table-cell office:value-type="string">
            <text:p>ESRB - E (Everyone)</text:p>
          </table:table-cell>
          <table:table-cell office:value-type="string">
            <text:p>Tutankham </text:p>
          </table:table-cell>
          <table:table-cell office:value-type="string">
            <text:p>Parker Brothers</text:p>
          </table:table-cell>
          <table:table-cell office:value-type="string">
            <text:p>Konami Industry Co. Ltd.</text:p>
          </table:table-cell>
          <table:table-cell office:value-type="string">
            <text:p>Shooter</text:p>
          </table:table-cell>
          <table:table-cell table:style-name="Default" office:value-type="string">
            <text:p>2.9</text:p>
          </table:table-cell>
          <table:table-cell table:style-name="Default" office:value-type="string">
            <text:p>1-2 Players</text:p>
          </table:table-cell>
          <table:table-cell office:value-type="string">
            <text:p>Tutankham is an arcade action game played from a top down point of view. You are an explorer in King Tut's tomb on a mission to retrieve as many of the valuable treasures as you can find. In addition to the treasures, you will also find a key in each of the chambers. This is needed in order to unlock the entrance to the next, more difficult chamber. Be careful, for the tomb is guarded by many dangerous creatures! Cobras, bats, scorpions, and more all appear in the maze and will cause you to lose a life if you're caught! To defend yourself you are armed with a laser gun which you can fire left or right, but not up or down. In each of the mazes you are also give one "flash" which can be used to destroy all creatures currently on the screen.</text:p>
          </table:table-cell>
          <table:table-cell table:formula="of:=CONCATENATE(&quot;&lt;game name=&quot;;CHAR(34);[.A441];CHAR(34);&quot;&gt; &lt;year&gt;&quot;;[.B441];&quot;&lt;/year&gt; &lt;rating&gt;&quot;;[.C441];&quot;&lt;/rating&gt; &lt;title&gt;&quot;;[.D441];&quot;&lt;/title&gt; &lt;pub&gt;&quot;;[.E441];&quot;&lt;/pub&gt; &lt;dev&gt;&quot;;[.F441];&quot;&lt;/dev&gt; &lt;genre&gt;&quot;;[.G441];&quot;&lt;/genre&gt; &lt;score&gt;&quot;;[.H441];&quot;&lt;/score&gt; &lt;player&gt;&quot;;[.I441];&quot;&lt;/player&gt; &lt;story&gt;&quot;;[.J441];&quot;&lt;/story&gt; &lt;/game&gt;&quot;)" office:value-type="string" office:string-value="&lt;game name=&quot;Tutankham (USA)&quot;&gt; &lt;year&gt;1983&lt;/year&gt; &lt;rating&gt;ESRB - E (Everyone)&lt;/rating&gt; &lt;title&gt;Tutankham &lt;/title&gt; &lt;pub&gt;Parker Brothers&lt;/pub&gt; &lt;dev&gt;Konami Industry Co. Ltd.&lt;/dev&gt; &lt;genre&gt;Shooter&lt;/genre&gt; &lt;score&gt;2.9&lt;/score&gt; &lt;player&gt;1-2 Players&lt;/player&gt; &lt;story&gt;Tutankham is an arcade action game played from a top down point of view. You are an explorer in King Tut's tomb on a mission to retrieve as many of the valuable treasures as you can find. In addition to the treasures, you will also find a key in each of the chambers. This is needed in order to unlock the entrance to the next, more difficult chamber. Be careful, for the tomb is guarded by many dangerous creatures! Cobras, bats, scorpions, and more all appear in the maze and will cause you to lose a life if you're caught! To defend yourself you are armed with a laser gun which you can fire left or right, but not up or down. In each of the mazes you are also give one &quot;flash&quot; which can be used to destroy all creatures currently on the screen.&lt;/story&gt; &lt;/game&gt;">
            <text:p>&lt;game name="Tutankham (USA)"&gt; &lt;year&gt;1983&lt;/year&gt; &lt;rating&gt;ESRB - E (Everyone)&lt;/rating&gt; &lt;title&gt;Tutankham &lt;/title&gt; &lt;pub&gt;Parker Brothers&lt;/pub&gt; &lt;dev&gt;Konami Industry Co. Ltd.&lt;/dev&gt; &lt;genre&gt;Shooter&lt;/genre&gt; &lt;score&gt;2.9&lt;/score&gt; &lt;player&gt;1-2 Players&lt;/player&gt; &lt;story&gt;Tutankham is an arcade action game played from a top down point of view. You are an explorer in King Tut's tomb on a mission to retrieve as many of the valuable treasures as you can find. In addition to the treasures, you will also find a key in each of the chambers. This is needed in order to unlock the entrance to the next, more difficult chamber. Be careful, for the tomb is guarded by many dangerous creatures! Cobras, bats, scorpions, and more all appear in the maze and will cause you to lose a life if you're caught! To defend yourself you are armed with a laser gun which you can fire left or right, but not up or down. In each of the mazes you are also give one "flash" which can be used to destroy all creatures currently on the screen.&lt;/story&gt; &lt;/game&gt;</text:p>
          </table:table-cell>
        </table:table-row>
        <table:table-row table:style-name="ro1">
          <table:table-cell office:value-type="string">
            <text:p>Universal Chaos (USA)</text:p>
          </table:table-cell>
          <table:table-cell office:value-type="string">
            <text:p>1989</text:p>
          </table:table-cell>
          <table:table-cell office:value-type="string">
            <text:p>ESRB - E (Everyone)</text:p>
          </table:table-cell>
          <table:table-cell office:value-type="string">
            <text:p>Universal Chaos </text:p>
          </table:table-cell>
          <table:table-cell office:value-type="string">
            <text:p>Telegames, Inc.</text:p>
          </table:table-cell>
          <table:table-cell office:value-type="string">
            <text:p>Exidy, Inc.</text:p>
          </table:table-cell>
          <table:table-cell office:value-type="string">
            <text:p>Shooter</text:p>
          </table:table-cell>
          <table:table-cell office:value-type="string">
            <text:p>3.3</text:p>
          </table:table-cell>
          <table:table-cell table:style-name="Default" office:value-type="string">
            <text:p>1-2 Players</text:p>
          </table:table-cell>
          <table:table-cell office:value-type="string">
            <text:p>Take control of a tank in enemy territory. <text:s/>As you navigate the columns and rows, you'll need to avoid crashing into enemy tanks while you blow them to smithereens. <text:s/>Catch the bonus while on your hunt for some added points and a brief reprieve from the fast paced action. <text:s/>The more tanks you take out, the more furious the enemy will be after you. <text:s/>There are four difficulty levels and the option to have two players play competitively, each taking their turn.</text:p>
          </table:table-cell>
          <table:table-cell table:formula="of:=CONCATENATE(&quot;&lt;game name=&quot;;CHAR(34);[.A442];CHAR(34);&quot;&gt; &lt;year&gt;&quot;;[.B442];&quot;&lt;/year&gt; &lt;rating&gt;&quot;;[.C442];&quot;&lt;/rating&gt; &lt;title&gt;&quot;;[.D442];&quot;&lt;/title&gt; &lt;pub&gt;&quot;;[.E442];&quot;&lt;/pub&gt; &lt;dev&gt;&quot;;[.F442];&quot;&lt;/dev&gt; &lt;genre&gt;&quot;;[.G442];&quot;&lt;/genre&gt; &lt;score&gt;&quot;;[.H442];&quot;&lt;/score&gt; &lt;player&gt;&quot;;[.I442];&quot;&lt;/player&gt; &lt;story&gt;&quot;;[.J442];&quot;&lt;/story&gt; &lt;/game&gt;&quot;)" office:value-type="string" office:string-value="&lt;game name=&quot;Universal Chaos (USA)&quot;&gt; &lt;year&gt;1989&lt;/year&gt; &lt;rating&gt;ESRB - E (Everyone)&lt;/rating&gt; &lt;title&gt;Universal Chaos &lt;/title&gt; &lt;pub&gt;Telegames, Inc.&lt;/pub&gt; &lt;dev&gt;Exidy, Inc.&lt;/dev&gt; &lt;genre&gt;Shooter&lt;/genre&gt; &lt;score&gt;3.3&lt;/score&gt; &lt;player&gt;1-2 Players&lt;/player&gt; &lt;story&gt;Take control of a tank in enemy territory.  As you navigate the columns and rows, you'll need to avoid crashing into enemy tanks while you blow them to smithereens.  Catch the bonus while on your hunt for some added points and a brief reprieve from the fast paced action.  The more tanks you take out, the more furious the enemy will be after you.  There are four difficulty levels and the option to have two players play competitively, each taking their turn.&lt;/story&gt; &lt;/game&gt;">
            <text:p>&lt;game name="Universal Chaos (USA)"&gt; &lt;year&gt;1989&lt;/year&gt; &lt;rating&gt;ESRB - E (Everyone)&lt;/rating&gt; &lt;title&gt;Universal Chaos &lt;/title&gt; &lt;pub&gt;Telegames, Inc.&lt;/pub&gt; &lt;dev&gt;Exidy, Inc.&lt;/dev&gt; &lt;genre&gt;Shooter&lt;/genre&gt; &lt;score&gt;3.3&lt;/score&gt; &lt;player&gt;1-2 Players&lt;/player&gt; &lt;story&gt;Take control of a tank in enemy territory. <text:s/>As you navigate the columns and rows, you'll need to avoid crashing into enemy tanks while you blow them to smithereens. <text:s/>Catch the bonus while on your hunt for some added points and a brief reprieve from the fast paced action. <text:s/>The more tanks you take out, the more furious the enemy will be after you. <text:s/>There are four difficulty levels and the option to have two players play competitively, each taking their turn.&lt;/story&gt; &lt;/game&gt;</text:p>
          </table:table-cell>
        </table:table-row>
        <table:table-row table:style-name="ro1">
          <table:table-cell office:value-type="string">
            <text:p>Unknown Datatech Game #2 - AKA Mazy Match (Mexico)</text:p>
          </table:table-cell>
          <table:table-cell office:value-type="string">
            <text:p>1983</text:p>
          </table:table-cell>
          <table:table-cell office:value-type="string">
            <text:p>ESRB - E (Everyone)</text:p>
          </table:table-cell>
          <table:table-cell office:value-type="string">
            <text:p>Unknown Datatech Game #2 - AKA Mazy Match</text:p>
          </table:table-cell>
          <table:table-cell table:number-columns-repeated="2" office:value-type="string">
            <text:p>Datatech</text:p>
          </table:table-cell>
          <table:table-cell office:value-type="string">
            <text:p>Action</text:p>
          </table:table-cell>
          <table:table-cell office:value-type="string">
            <text:p>…</text:p>
          </table:table-cell>
          <table:table-cell table:style-name="Default" office:value-type="string">
            <text:p>1-2 Players</text:p>
          </table:table-cell>
          <table:table-cell office:value-type="string">
            <text:p>Try to reach the symbols at the top of the screen before you run out of energy by walking an invisible path on a randomly generated grid while avoiding UFO's and rocks dropped by birds.You can choose a new path at the bottom of the screen.</text:p>
          </table:table-cell>
          <table:table-cell table:formula="of:=CONCATENATE(&quot;&lt;game name=&quot;;CHAR(34);[.A443];CHAR(34);&quot;&gt; &lt;year&gt;&quot;;[.B443];&quot;&lt;/year&gt; &lt;rating&gt;&quot;;[.C443];&quot;&lt;/rating&gt; &lt;title&gt;&quot;;[.D443];&quot;&lt;/title&gt; &lt;pub&gt;&quot;;[.E443];&quot;&lt;/pub&gt; &lt;dev&gt;&quot;;[.F443];&quot;&lt;/dev&gt; &lt;genre&gt;&quot;;[.G443];&quot;&lt;/genre&gt; &lt;score&gt;&quot;;[.H443];&quot;&lt;/score&gt; &lt;player&gt;&quot;;[.I443];&quot;&lt;/player&gt; &lt;story&gt;&quot;;[.J443];&quot;&lt;/story&gt; &lt;/game&gt;&quot;)" office:value-type="string" office:string-value="&lt;game name=&quot;Unknown Datatech Game #2 - AKA Mazy Match (Mexico)&quot;&gt; &lt;year&gt;1983&lt;/year&gt; &lt;rating&gt;ESRB - E (Everyone)&lt;/rating&gt; &lt;title&gt;Unknown Datatech Game #2 - AKA Mazy Match&lt;/title&gt; &lt;pub&gt;Datatech&lt;/pub&gt; &lt;dev&gt;Datatech&lt;/dev&gt; &lt;genre&gt;Action&lt;/genre&gt; &lt;score&gt;…&lt;/score&gt; &lt;player&gt;1-2 Players&lt;/player&gt; &lt;story&gt;Try to reach the symbols at the top of the screen before you run out of energy by walking an invisible path on a randomly generated grid while avoiding UFO's and rocks dropped by birds.You can choose a new path at the bottom of the screen.&lt;/story&gt; &lt;/game&gt;">
            <text:p>&lt;game name="Unknown Datatech Game #2 - AKA Mazy Match (Mexico)"&gt; &lt;year&gt;1983&lt;/year&gt; &lt;rating&gt;ESRB - E (Everyone)&lt;/rating&gt; &lt;title&gt;Unknown Datatech Game #2 - AKA Mazy Match&lt;/title&gt; &lt;pub&gt;Datatech&lt;/pub&gt; &lt;dev&gt;Datatech&lt;/dev&gt; &lt;genre&gt;Action&lt;/genre&gt; &lt;score&gt;…&lt;/score&gt; &lt;player&gt;1-2 Players&lt;/player&gt; &lt;story&gt;Try to reach the symbols at the top of the screen before you run out of energy by walking an invisible path on a randomly generated grid while avoiding UFO's and rocks dropped by birds.You can choose a new path at the bottom of the screen.&lt;/story&gt; &lt;/game&gt;</text:p>
          </table:table-cell>
        </table:table-row>
        <table:table-row table:style-name="ro1">
          <table:table-cell office:value-type="string">
            <text:p>Up 'n Down (USA)</text:p>
          </table:table-cell>
          <table:table-cell office:value-type="string">
            <text:p>1984</text:p>
          </table:table-cell>
          <table:table-cell office:value-type="string">
            <text:p>ESRB - E (Everyone)</text:p>
          </table:table-cell>
          <table:table-cell office:value-type="string">
            <text:p>Up 'n Down </text:p>
          </table:table-cell>
          <table:table-cell table:number-columns-repeated="2" office:value-type="string">
            <text:p>SEGA Enterprises, Inc.</text:p>
          </table:table-cell>
          <table:table-cell office:value-type="string">
            <text:p>Action</text:p>
          </table:table-cell>
          <table:table-cell office:value-type="string">
            <text:p>2.4</text:p>
          </table:table-cell>
          <table:table-cell table:style-name="Default" office:value-type="string">
            <text:p>1-2 Players</text:p>
          </table:table-cell>
          <table:table-cell office:value-type="string">
            <text:p>This is a home port of a 1983 Sega arcade game that was distributed by Bally Midway.The object is to drive around a twisty course and collect all the colored flags. You can jump over gaps and over or onto other cars. If you land on another car, you kill them and collect points. You can also collect things like balloons and ice cream cones for bonus points. The faster you collect all the flags, the bigger a time bonus you get.In later levels, there are dead-ends or gaps and a vehicle that is carrying a flag you need, so you will need to jump on him. If you are hit by another vehicle or go off the course, you lose a life. In two player games, play alternates.</text:p>
          </table:table-cell>
          <table:table-cell table:formula="of:=CONCATENATE(&quot;&lt;game name=&quot;;CHAR(34);[.A444];CHAR(34);&quot;&gt; &lt;year&gt;&quot;;[.B444];&quot;&lt;/year&gt; &lt;rating&gt;&quot;;[.C444];&quot;&lt;/rating&gt; &lt;title&gt;&quot;;[.D444];&quot;&lt;/title&gt; &lt;pub&gt;&quot;;[.E444];&quot;&lt;/pub&gt; &lt;dev&gt;&quot;;[.F444];&quot;&lt;/dev&gt; &lt;genre&gt;&quot;;[.G444];&quot;&lt;/genre&gt; &lt;score&gt;&quot;;[.H444];&quot;&lt;/score&gt; &lt;player&gt;&quot;;[.I444];&quot;&lt;/player&gt; &lt;story&gt;&quot;;[.J444];&quot;&lt;/story&gt; &lt;/game&gt;&quot;)" office:value-type="string" office:string-value="&lt;game name=&quot;Up 'n Down (USA)&quot;&gt; &lt;year&gt;1984&lt;/year&gt; &lt;rating&gt;ESRB - E (Everyone)&lt;/rating&gt; &lt;title&gt;Up 'n Down &lt;/title&gt; &lt;pub&gt;SEGA Enterprises, Inc.&lt;/pub&gt; &lt;dev&gt;SEGA Enterprises, Inc.&lt;/dev&gt; &lt;genre&gt;Action&lt;/genre&gt; &lt;score&gt;2.4&lt;/score&gt; &lt;player&gt;1-2 Players&lt;/player&gt; &lt;story&gt;This is a home port of a 1983 Sega arcade game that was distributed by Bally Midway.The object is to drive around a twisty course and collect all the colored flags. You can jump over gaps and over or onto other cars. If you land on another car, you kill them and collect points. You can also collect things like balloons and ice cream cones for bonus points. The faster you collect all the flags, the bigger a time bonus you get.In later levels, there are dead-ends or gaps and a vehicle that is carrying a flag you need, so you will need to jump on him. If you are hit by another vehicle or go off the course, you lose a life. In two player games, play alternates.&lt;/story&gt; &lt;/game&gt;">
            <text:p>&lt;game name="Up 'n Down (USA)"&gt; &lt;year&gt;1984&lt;/year&gt; &lt;rating&gt;ESRB - E (Everyone)&lt;/rating&gt; &lt;title&gt;Up 'n Down &lt;/title&gt; &lt;pub&gt;SEGA Enterprises, Inc.&lt;/pub&gt; &lt;dev&gt;SEGA Enterprises, Inc.&lt;/dev&gt; &lt;genre&gt;Action&lt;/genre&gt; &lt;score&gt;2.4&lt;/score&gt; &lt;player&gt;1-2 Players&lt;/player&gt; &lt;story&gt;This is a home port of a 1983 Sega arcade game that was distributed by Bally Midway.The object is to drive around a twisty course and collect all the colored flags. You can jump over gaps and over or onto other cars. If you land on another car, you kill them and collect points. You can also collect things like balloons and ice cream cones for bonus points. The faster you collect all the flags, the bigger a time bonus you get.In later levels, there are dead-ends or gaps and a vehicle that is carrying a flag you need, so you will need to jump on him. If you are hit by another vehicle or go off the course, you lose a life. In two player games, play alternates.&lt;/story&gt; &lt;/game&gt;</text:p>
          </table:table-cell>
        </table:table-row>
        <table:table-row table:style-name="ro1">
          <table:table-cell office:value-type="string">
            <text:p>Vanguard (USA)</text:p>
          </table:table-cell>
          <table:table-cell office:value-type="string">
            <text:p>1982</text:p>
          </table:table-cell>
          <table:table-cell office:value-type="string">
            <text:p>ESRB - E (Everyone)</text:p>
          </table:table-cell>
          <table:table-cell office:value-type="string">
            <text:p>Vanguard </text:p>
          </table:table-cell>
          <table:table-cell office:value-type="string">
            <text:p>Atari, Inc.</text:p>
          </table:table-cell>
          <table:table-cell office:value-type="string">
            <text:p>SNK Corporation</text:p>
          </table:table-cell>
          <table:table-cell office:value-type="string">
            <text:p>Shooter</text:p>
          </table:table-cell>
          <table:table-cell table:style-name="Default" office:value-type="string">
            <text:p>4.1</text:p>
          </table:table-cell>
          <table:table-cell table:style-name="Default" office:value-type="string">
            <text:p>1-2 Players</text:p>
          </table:table-cell>
          <table:table-cell office:value-type="string">
            <text:p>Vanguard is an arcade style shooter for one or two players. Your goal is to pilot your spaceship to the City of Mystery which is located at the end of a heavily guarded tunnel, and once there destroy the creature Gond. The tunnel is broken up into several different zones, called the mountain zone, rainbow zone, stick zone, stripe zone, bleak zone, and City of Mystery. Each zone features different types of enemy spaceships to deal with, and can scroll either horizontally or vertically. In the mountain zone or stripe zone, you may also come across an energy pod marked with an 'E'. If you fly through this, your ship temporarily becomes invincible to the deadly cave walls and numerous enemies which are trying to stop you. When not invincible, your space ship is equipped with lasers to help destroy enemies. You can fire in four different directions, however your speed is decreased when firing. You also need to keep an eye on your fuel gauge; your fuel will deplete at a rapid rate, and your ship will crash if it runs out. Fuel is gained each time you destroy an enemy, so make sure you destroy as many as you can! When you finally make it through all the various zones of the tunnel and defeat Gond, the game will repeat at a more difficult skill level.</text:p>
          </table:table-cell>
          <table:table-cell table:formula="of:=CONCATENATE(&quot;&lt;game name=&quot;;CHAR(34);[.A445];CHAR(34);&quot;&gt; &lt;year&gt;&quot;;[.B445];&quot;&lt;/year&gt; &lt;rating&gt;&quot;;[.C445];&quot;&lt;/rating&gt; &lt;title&gt;&quot;;[.D445];&quot;&lt;/title&gt; &lt;pub&gt;&quot;;[.E445];&quot;&lt;/pub&gt; &lt;dev&gt;&quot;;[.F445];&quot;&lt;/dev&gt; &lt;genre&gt;&quot;;[.G445];&quot;&lt;/genre&gt; &lt;score&gt;&quot;;[.H445];&quot;&lt;/score&gt; &lt;player&gt;&quot;;[.I445];&quot;&lt;/player&gt; &lt;story&gt;&quot;;[.J445];&quot;&lt;/story&gt; &lt;/game&gt;&quot;)" office:value-type="string" office:string-value="&lt;game name=&quot;Vanguard (USA)&quot;&gt; &lt;year&gt;1982&lt;/year&gt; &lt;rating&gt;ESRB - E (Everyone)&lt;/rating&gt; &lt;title&gt;Vanguard &lt;/title&gt; &lt;pub&gt;Atari, Inc.&lt;/pub&gt; &lt;dev&gt;SNK Corporation&lt;/dev&gt; &lt;genre&gt;Shooter&lt;/genre&gt; &lt;score&gt;4.1&lt;/score&gt; &lt;player&gt;1-2 Players&lt;/player&gt; &lt;story&gt;Vanguard is an arcade style shooter for one or two players. Your goal is to pilot your spaceship to the City of Mystery which is located at the end of a heavily guarded tunnel, and once there destroy the creature Gond. The tunnel is broken up into several different zones, called the mountain zone, rainbow zone, stick zone, stripe zone, bleak zone, and City of Mystery. Each zone features different types of enemy spaceships to deal with, and can scroll either horizontally or vertically. In the mountain zone or stripe zone, you may also come across an energy pod marked with an 'E'. If you fly through this, your ship temporarily becomes invincible to the deadly cave walls and numerous enemies which are trying to stop you. When not invincible, your space ship is equipped with lasers to help destroy enemies. You can fire in four different directions, however your speed is decreased when firing. You also need to keep an eye on your fuel gauge; your fuel will deplete at a rapid rate, and your ship will crash if it runs out. Fuel is gained each time you destroy an enemy, so make sure you destroy as many as you can! When you finally make it through all the various zones of the tunnel and defeat Gond, the game will repeat at a more difficult skill level.&lt;/story&gt; &lt;/game&gt;">
            <text:p>&lt;game name="Vanguard (USA)"&gt; &lt;year&gt;1982&lt;/year&gt; &lt;rating&gt;ESRB - E (Everyone)&lt;/rating&gt; &lt;title&gt;Vanguard &lt;/title&gt; &lt;pub&gt;Atari, Inc.&lt;/pub&gt; &lt;dev&gt;SNK Corporation&lt;/dev&gt; &lt;genre&gt;Shooter&lt;/genre&gt; &lt;score&gt;4.1&lt;/score&gt; &lt;player&gt;1-2 Players&lt;/player&gt; &lt;story&gt;Vanguard is an arcade style shooter for one or two players. Your goal is to pilot your spaceship to the City of Mystery which is located at the end of a heavily guarded tunnel, and once there destroy the creature Gond. The tunnel is broken up into several different zones, called the mountain zone, rainbow zone, stick zone, stripe zone, bleak zone, and City of Mystery. Each zone features different types of enemy spaceships to deal with, and can scroll either horizontally or vertically. In the mountain zone or stripe zone, you may also come across an energy pod marked with an 'E'. If you fly through this, your ship temporarily becomes invincible to the deadly cave walls and numerous enemies which are trying to stop you. When not invincible, your space ship is equipped with lasers to help destroy enemies. You can fire in four different directions, however your speed is decreased when firing. You also need to keep an eye on your fuel gauge; your fuel will deplete at a rapid rate, and your ship will crash if it runs out. Fuel is gained each time you destroy an enemy, so make sure you destroy as many as you can! When you finally make it through all the various zones of the tunnel and defeat Gond, the game will repeat at a more difficult skill level.&lt;/story&gt; &lt;/game&gt;</text:p>
          </table:table-cell>
        </table:table-row>
        <table:table-row table:style-name="ro1">
          <table:table-cell office:value-type="string">
            <text:p>Venture (USA)</text:p>
          </table:table-cell>
          <table:table-cell office:value-type="string">
            <text:p>1982</text:p>
          </table:table-cell>
          <table:table-cell office:value-type="string">
            <text:p>ESRB - E (Everyone)</text:p>
          </table:table-cell>
          <table:table-cell office:value-type="string">
            <text:p>Venture </text:p>
          </table:table-cell>
          <table:table-cell office:value-type="string">
            <text:p>Coleco Industries, Inc.</text:p>
          </table:table-cell>
          <table:table-cell office:value-type="string">
            <text:p>Exidy, Inc.</text:p>
          </table:table-cell>
          <table:table-cell office:value-type="string">
            <text:p>Action</text:p>
          </table:table-cell>
          <table:table-cell table:style-name="Default" office:value-type="string">
            <text:p>3.4</text:p>
          </table:table-cell>
          <table:table-cell table:style-name="Default" office:value-type="string">
            <text:p>1 Player</text:p>
          </table:table-cell>
          <table:table-cell office:value-type="string">
            <text:p>Venture is a conversion of the popular arcade game. You control Winky, the heroic adventurer. Your goal is to collect as many treasures as you can which are scattered throughout numerous dungeons. In each dungeon, there are several chambers which each contain a treasure. Armed only with your crossbow, you need to get past the varied creatures which guard the chamber, snag the treasure, and make it out again. When you collect the treasure from each of the chambers in a dungeon, you can then move on to the next, more difficult dungeon.</text:p>
          </table:table-cell>
          <table:table-cell table:formula="of:=CONCATENATE(&quot;&lt;game name=&quot;;CHAR(34);[.A446];CHAR(34);&quot;&gt; &lt;year&gt;&quot;;[.B446];&quot;&lt;/year&gt; &lt;rating&gt;&quot;;[.C446];&quot;&lt;/rating&gt; &lt;title&gt;&quot;;[.D446];&quot;&lt;/title&gt; &lt;pub&gt;&quot;;[.E446];&quot;&lt;/pub&gt; &lt;dev&gt;&quot;;[.F446];&quot;&lt;/dev&gt; &lt;genre&gt;&quot;;[.G446];&quot;&lt;/genre&gt; &lt;score&gt;&quot;;[.H446];&quot;&lt;/score&gt; &lt;player&gt;&quot;;[.I446];&quot;&lt;/player&gt; &lt;story&gt;&quot;;[.J446];&quot;&lt;/story&gt; &lt;/game&gt;&quot;)" office:value-type="string" office:string-value="&lt;game name=&quot;Venture (USA)&quot;&gt; &lt;year&gt;1982&lt;/year&gt; &lt;rating&gt;ESRB - E (Everyone)&lt;/rating&gt; &lt;title&gt;Venture &lt;/title&gt; &lt;pub&gt;Coleco Industries, Inc.&lt;/pub&gt; &lt;dev&gt;Exidy, Inc.&lt;/dev&gt; &lt;genre&gt;Action&lt;/genre&gt; &lt;score&gt;3.4&lt;/score&gt; &lt;player&gt;1 Player&lt;/player&gt; &lt;story&gt;Venture is a conversion of the popular arcade game. You control Winky, the heroic adventurer. Your goal is to collect as many treasures as you can which are scattered throughout numerous dungeons. In each dungeon, there are several chambers which each contain a treasure. Armed only with your crossbow, you need to get past the varied creatures which guard the chamber, snag the treasure, and make it out again. When you collect the treasure from each of the chambers in a dungeon, you can then move on to the next, more difficult dungeon.&lt;/story&gt; &lt;/game&gt;">
            <text:p>&lt;game name="Venture (USA)"&gt; &lt;year&gt;1982&lt;/year&gt; &lt;rating&gt;ESRB - E (Everyone)&lt;/rating&gt; &lt;title&gt;Venture &lt;/title&gt; &lt;pub&gt;Coleco Industries, Inc.&lt;/pub&gt; &lt;dev&gt;Exidy, Inc.&lt;/dev&gt; &lt;genre&gt;Action&lt;/genre&gt; &lt;score&gt;3.4&lt;/score&gt; &lt;player&gt;1 Player&lt;/player&gt; &lt;story&gt;Venture is a conversion of the popular arcade game. You control Winky, the heroic adventurer. Your goal is to collect as many treasures as you can which are scattered throughout numerous dungeons. In each dungeon, there are several chambers which each contain a treasure. Armed only with your crossbow, you need to get past the varied creatures which guard the chamber, snag the treasure, and make it out again. When you collect the treasure from each of the chambers in a dungeon, you can then move on to the next, more difficult dungeon.&lt;/story&gt; &lt;/game&gt;</text:p>
          </table:table-cell>
        </table:table-row>
        <table:table-row table:style-name="ro1">
          <table:table-cell office:value-type="string">
            <text:p>Video Checkers (USA)</text:p>
          </table:table-cell>
          <table:table-cell office:value-type="string">
            <text:p>1980</text:p>
          </table:table-cell>
          <table:table-cell office:value-type="string">
            <text:p>ESRB - E (Everyone)</text:p>
          </table:table-cell>
          <table:table-cell office:value-type="string">
            <text:p>Video Checkers </text:p>
          </table:table-cell>
          <table:table-cell table:number-columns-repeated="2" office:value-type="string">
            <text:p>Atari, Inc.</text:p>
          </table:table-cell>
          <table:table-cell office:value-type="string">
            <text:p>Board Games</text:p>
          </table:table-cell>
          <table:table-cell table:style-name="Default" office:value-type="string">
            <text:p>2.3</text:p>
          </table:table-cell>
          <table:table-cell table:style-name="Default" office:value-type="string">
            <text:p>1-2 Players</text:p>
          </table:table-cell>
          <table:table-cell office:value-type="string">
            <text:p>In this classic game of checkers you can play with your friend or many different levels of computer AI. <text:s/>Mastering all of them will take skill and strategy, as well as a bit of luck. <text:s/>Video Checkers follows the standard checkers rules with the following rules: if there is a jump available, you must take it and if you get to king's row and are promoted, you cannot move again that turn but must wait for your next turn.Game variationsGames 1 through 9 are regular checkers, from easiest to hardest in which the object is to capture or block all your opponents pieces. Game 10 is a two player game. Games 11 through 19 are giveaway checkers, from easiest to hardest, in which the object of the game is to lose or be unable to move any of your pieces.Difficulty switchesLeft switch: Set to A=Set up board as you want.Set to B=Will be set up for normal play.Right switch Set to A=Right player in a two player game or computer player a one player game is black and starts the game.Set to B=Left player in a two player game or human player a one player game is black and starts the game.</text:p>
          </table:table-cell>
          <table:table-cell table:formula="of:=CONCATENATE(&quot;&lt;game name=&quot;;CHAR(34);[.A447];CHAR(34);&quot;&gt; &lt;year&gt;&quot;;[.B447];&quot;&lt;/year&gt; &lt;rating&gt;&quot;;[.C447];&quot;&lt;/rating&gt; &lt;title&gt;&quot;;[.D447];&quot;&lt;/title&gt; &lt;pub&gt;&quot;;[.E447];&quot;&lt;/pub&gt; &lt;dev&gt;&quot;;[.F447];&quot;&lt;/dev&gt; &lt;genre&gt;&quot;;[.G447];&quot;&lt;/genre&gt; &lt;score&gt;&quot;;[.H447];&quot;&lt;/score&gt; &lt;player&gt;&quot;;[.I447];&quot;&lt;/player&gt; &lt;story&gt;&quot;;[.J447];&quot;&lt;/story&gt; &lt;/game&gt;&quot;)" office:value-type="string" office:string-value="&lt;game name=&quot;Video Checkers (USA)&quot;&gt; &lt;year&gt;1980&lt;/year&gt; &lt;rating&gt;ESRB - E (Everyone)&lt;/rating&gt; &lt;title&gt;Video Checkers &lt;/title&gt; &lt;pub&gt;Atari, Inc.&lt;/pub&gt; &lt;dev&gt;Atari, Inc.&lt;/dev&gt; &lt;genre&gt;Board Games&lt;/genre&gt; &lt;score&gt;2.3&lt;/score&gt; &lt;player&gt;1-2 Players&lt;/player&gt; &lt;story&gt;In this classic game of checkers you can play with your friend or many different levels of computer AI.  Mastering all of them will take skill and strategy, as well as a bit of luck.  Video Checkers follows the standard checkers rules with the following rules: if there is a jump available, you must take it and if you get to king's row and are promoted, you cannot move again that turn but must wait for your next turn.Game variationsGames 1 through 9 are regular checkers, from easiest to hardest in which the object is to capture or block all your opponents pieces. Game 10 is a two player game. Games 11 through 19 are giveaway checkers, from easiest to hardest, in which the object of the game is to lose or be unable to move any of your pieces.Difficulty switchesLeft switch: Set to A=Set up board as you want.Set to B=Will be set up for normal play.Right switch Set to A=Right player in a two player game or computer player a one player game is black and starts the game.Set to B=Left player in a two player game or human player a one player game is black and starts the game.&lt;/story&gt; &lt;/game&gt;">
            <text:p>&lt;game name="Video Checkers (USA)"&gt; &lt;year&gt;1980&lt;/year&gt; &lt;rating&gt;ESRB - E (Everyone)&lt;/rating&gt; &lt;title&gt;Video Checkers &lt;/title&gt; &lt;pub&gt;Atari, Inc.&lt;/pub&gt; &lt;dev&gt;Atari, Inc.&lt;/dev&gt; &lt;genre&gt;Board Games&lt;/genre&gt; &lt;score&gt;2.3&lt;/score&gt; &lt;player&gt;1-2 Players&lt;/player&gt; &lt;story&gt;In this classic game of checkers you can play with your friend or many different levels of computer AI. <text:s/>Mastering all of them will take skill and strategy, as well as a bit of luck. <text:s/>Video Checkers follows the standard checkers rules with the following rules: if there is a jump available, you must take it and if you get to king's row and are promoted, you cannot move again that turn but must wait for your next turn.Game variationsGames 1 through 9 are regular checkers, from easiest to hardest in which the object is to capture or block all your opponents pieces. Game 10 is a two player game. Games 11 through 19 are giveaway checkers, from easiest to hardest, in which the object of the game is to lose or be unable to move any of your pieces.Difficulty switchesLeft switch: Set to A=Set up board as you want.Set to B=Will be set up for normal play.Right switch Set to A=Right player in a two player game or computer player a one player game is black and starts the game.Set to B=Left player in a two player game or human player a one player game is black and starts the game.&lt;/story&gt; &lt;/game&gt;</text:p>
          </table:table-cell>
        </table:table-row>
        <table:table-row table:style-name="ro1">
          <table:table-cell office:value-type="string">
            <text:p>Video Chess (USA)</text:p>
          </table:table-cell>
          <table:table-cell office:value-type="string">
            <text:p>1979</text:p>
          </table:table-cell>
          <table:table-cell office:value-type="string">
            <text:p>ESRB - E (Everyone)</text:p>
          </table:table-cell>
          <table:table-cell office:value-type="string">
            <text:p>Video Chess </text:p>
          </table:table-cell>
          <table:table-cell table:number-columns-repeated="2" office:value-type="string">
            <text:p>Atari, Inc.</text:p>
          </table:table-cell>
          <table:table-cell office:value-type="string">
            <text:p>Board Games</text:p>
          </table:table-cell>
          <table:table-cell table:style-name="Default" office:value-type="string">
            <text:p>3.6</text:p>
          </table:table-cell>
          <table:table-cell table:style-name="Default" office:value-type="string">
            <text:p>1 Player</text:p>
          </table:table-cell>
          <table:table-cell office:value-type="string">
            <text:p>This is an early home chess game. The standard U. S. chess rules are used in this game. To move a piece, place the X on the board onto the piece to be moved then press the red button. Next, move the X to where you want the piece to go and press the button again. If the move is illegal, the 2600 will give a warning sound and not make the move.To castle your king, the king and rook must not have been moved. You move your king two squares in the direction of the rook to castle with. The 2600 will then automatically move your rook around your king, completing the move. You cannot castle out of check and you cannot castle to the king's side if any squares between the king and rook are threatened.Another maneuver is called en passant. This move is used to counteract the enemy pawn's initial double move on a adjacent square. <text:s/>To carry out the en passant, you must advance yourpawn to the fifth rank. <text:s/>Your opponent then has the option of movinghis or her pawn one square (where it would be under attack) or twosquares. <text:s/>If you opponent elects to move two squares, the en passant move allows you to take that pawn by diagonally moving your pawn to the square that was skipped over.Skill levelsThese determine how long the computer will think on its move. These times are approximate and may vary slightly, depending on what move you did.Level 1=15 secondsLevel 2=30 secondsLevel 3=45 secondsLevel 4=2 minutes, 45 secondsLevel 5=3 minutes, 15 secondsLevel 6=12 minutesLevel 7=10 hoursLevel 8=10 secondsLevel 8 is a beginner level.</text:p>
          </table:table-cell>
          <table:table-cell table:formula="of:=CONCATENATE(&quot;&lt;game name=&quot;;CHAR(34);[.A448];CHAR(34);&quot;&gt; &lt;year&gt;&quot;;[.B448];&quot;&lt;/year&gt; &lt;rating&gt;&quot;;[.C448];&quot;&lt;/rating&gt; &lt;title&gt;&quot;;[.D448];&quot;&lt;/title&gt; &lt;pub&gt;&quot;;[.E448];&quot;&lt;/pub&gt; &lt;dev&gt;&quot;;[.F448];&quot;&lt;/dev&gt; &lt;genre&gt;&quot;;[.G448];&quot;&lt;/genre&gt; &lt;score&gt;&quot;;[.H448];&quot;&lt;/score&gt; &lt;player&gt;&quot;;[.I448];&quot;&lt;/player&gt; &lt;story&gt;&quot;;[.J448];&quot;&lt;/story&gt; &lt;/game&gt;&quot;)" office:value-type="string" office:string-value="&lt;game name=&quot;Video Chess (USA)&quot;&gt; &lt;year&gt;1979&lt;/year&gt; &lt;rating&gt;ESRB - E (Everyone)&lt;/rating&gt; &lt;title&gt;Video Chess &lt;/title&gt; &lt;pub&gt;Atari, Inc.&lt;/pub&gt; &lt;dev&gt;Atari, Inc.&lt;/dev&gt; &lt;genre&gt;Board Games&lt;/genre&gt; &lt;score&gt;3.6&lt;/score&gt; &lt;player&gt;1 Player&lt;/player&gt; &lt;story&gt;This is an early home chess game. The standard U. S. chess rules are used in this game. To move a piece, place the X on the board onto the piece to be moved then press the red button. Next, move the X to where you want the piece to go and press the button again. If the move is illegal, the 2600 will give a warning sound and not make the move.To castle your king, the king and rook must not have been moved. You move your king two squares in the direction of the rook to castle with. The 2600 will then automatically move your rook around your king, completing the move. You cannot castle out of check and you cannot castle to the king's side if any squares between the king and rook are threatened.Another maneuver is called en passant. This move is used to counteract the enemy pawn's initial double move on a adjacent square.  To carry out the en passant, you must advance yourpawn to the fifth rank.  Your opponent then has the option of movinghis or her pawn one square (where it would be under attack) or twosquares.  If you opponent elects to move two squares, the en passant move allows you to take that pawn by diagonally moving your pawn to the square that was skipped over.Skill levelsThese determine how long the computer will think on its move. These times are approximate and may vary slightly, depending on what move you did.Level 1=15 secondsLevel 2=30 secondsLevel 3=45 secondsLevel 4=2 minutes, 45 secondsLevel 5=3 minutes, 15 secondsLevel 6=12 minutesLevel 7=10 hoursLevel 8=10 secondsLevel 8 is a beginner level.&lt;/story&gt; &lt;/game&gt;">
            <text:p>&lt;game name="Video Chess (USA)"&gt; &lt;year&gt;1979&lt;/year&gt; &lt;rating&gt;ESRB - E (Everyone)&lt;/rating&gt; &lt;title&gt;Video Chess &lt;/title&gt; &lt;pub&gt;Atari, Inc.&lt;/pub&gt; &lt;dev&gt;Atari, Inc.&lt;/dev&gt; &lt;genre&gt;Board Games&lt;/genre&gt; &lt;score&gt;3.6&lt;/score&gt; &lt;player&gt;1 Player&lt;/player&gt; &lt;story&gt;This is an early home chess game. The standard U. S. chess rules are used in this game. To move a piece, place the X on the board onto the piece to be moved then press the red button. Next, move the X to where you want the piece to go and press the button again. If the move is illegal, the 2600 will give a warning sound and not make the move.To castle your king, the king and rook must not have been moved. You move your king two squares in the direction of the rook to castle with. The 2600 will then automatically move your rook around your king, completing the move. You cannot castle out of check and you cannot castle to the king's side if any squares between the king and rook are threatened.Another maneuver is called en passant. This move is used to counteract the enemy pawn's initial double move on a adjacent square. <text:s/>To carry out the en passant, you must advance yourpawn to the fifth rank. <text:s/>Your opponent then has the option of movinghis or her pawn one square (where it would be under attack) or twosquares. <text:s/>If you opponent elects to move two squares, the en passant move allows you to take that pawn by diagonally moving your pawn to the square that was skipped over.Skill levelsThese determine how long the computer will think on its move. These times are approximate and may vary slightly, depending on what move you did.Level 1=15 secondsLevel 2=30 secondsLevel 3=45 secondsLevel 4=2 minutes, 45 secondsLevel 5=3 minutes, 15 secondsLevel 6=12 minutesLevel 7=10 hoursLevel 8=10 secondsLevel 8 is a beginner level.&lt;/story&gt; &lt;/game&gt;</text:p>
          </table:table-cell>
        </table:table-row>
        <table:table-row table:style-name="ro1">
          <table:table-cell office:value-type="string">
            <text:p>Video Jogger (USA)</text:p>
          </table:table-cell>
          <table:table-cell office:value-type="string">
            <text:p>1983</text:p>
          </table:table-cell>
          <table:table-cell office:value-type="string">
            <text:p>ESRB - E (Everyone)</text:p>
          </table:table-cell>
          <table:table-cell office:value-type="string">
            <text:p>Video Jogger </text:p>
          </table:table-cell>
          <table:table-cell table:number-columns-repeated="2" office:value-type="string">
            <text:p>Exus Corporation</text:p>
          </table:table-cell>
          <table:table-cell office:value-type="string">
            <text:p>Sports</text:p>
          </table:table-cell>
          <table:table-cell office:value-type="string">
            <text:p>3.3</text:p>
          </table:table-cell>
          <table:table-cell table:style-name="Default" office:value-type="string">
            <text:p>1 Player</text:p>
          </table:table-cell>
          <table:table-cell office:value-type="string">
            <text:p>This is a game to help you exercise by using the Foot Craz pad and a visual representation on the screen. Once around the track is approximately thirty-five yards.To begin, step on the green dot on the pad. There are two tracks. The upper one is slower and the lower is faster. To play, step, alternately, on the blue and orange dots to make the happy face go around the track. You must not let the pace symbols that are circling the tracks touch you when they are red, only when they are green. To switch to the lower track, step on the red dot. To move back to the upper track, step on the yellow dot.After 2000 points, the pace increases. After five minutes, there will be 2 pace symbols on the tracks.Game variationsThe games vary by the mile rateU=upper trackL=lower trackGame 1=U: 13.5 minutes; L; 11.5 minutesGame 2=U: 11.5 minutes; L: 9.5 minutesGame 3-U: 9.5 minutes; L: 7.5 minutesGame 4=U: 7.5 minutes; L: 6 minutes</text:p>
          </table:table-cell>
          <table:table-cell table:formula="of:=CONCATENATE(&quot;&lt;game name=&quot;;CHAR(34);[.A449];CHAR(34);&quot;&gt; &lt;year&gt;&quot;;[.B449];&quot;&lt;/year&gt; &lt;rating&gt;&quot;;[.C449];&quot;&lt;/rating&gt; &lt;title&gt;&quot;;[.D449];&quot;&lt;/title&gt; &lt;pub&gt;&quot;;[.E449];&quot;&lt;/pub&gt; &lt;dev&gt;&quot;;[.F449];&quot;&lt;/dev&gt; &lt;genre&gt;&quot;;[.G449];&quot;&lt;/genre&gt; &lt;score&gt;&quot;;[.H449];&quot;&lt;/score&gt; &lt;player&gt;&quot;;[.I449];&quot;&lt;/player&gt; &lt;story&gt;&quot;;[.J449];&quot;&lt;/story&gt; &lt;/game&gt;&quot;)" office:value-type="string" office:string-value="&lt;game name=&quot;Video Jogger (USA)&quot;&gt; &lt;year&gt;1983&lt;/year&gt; &lt;rating&gt;ESRB - E (Everyone)&lt;/rating&gt; &lt;title&gt;Video Jogger &lt;/title&gt; &lt;pub&gt;Exus Corporation&lt;/pub&gt; &lt;dev&gt;Exus Corporation&lt;/dev&gt; &lt;genre&gt;Sports&lt;/genre&gt; &lt;score&gt;3.3&lt;/score&gt; &lt;player&gt;1 Player&lt;/player&gt; &lt;story&gt;This is a game to help you exercise by using the Foot Craz pad and a visual representation on the screen. Once around the track is approximately thirty-five yards.To begin, step on the green dot on the pad. There are two tracks. The upper one is slower and the lower is faster. To play, step, alternately, on the blue and orange dots to make the happy face go around the track. You must not let the pace symbols that are circling the tracks touch you when they are red, only when they are green. To switch to the lower track, step on the red dot. To move back to the upper track, step on the yellow dot.After 2000 points, the pace increases. After five minutes, there will be 2 pace symbols on the tracks.Game variationsThe games vary by the mile rateU=upper trackL=lower trackGame 1=U: 13.5 minutes; L; 11.5 minutesGame 2=U: 11.5 minutes; L: 9.5 minutesGame 3-U: 9.5 minutes; L: 7.5 minutesGame 4=U: 7.5 minutes; L: 6 minutes&lt;/story&gt; &lt;/game&gt;">
            <text:p>&lt;game name="Video Jogger (USA)"&gt; &lt;year&gt;1983&lt;/year&gt; &lt;rating&gt;ESRB - E (Everyone)&lt;/rating&gt; &lt;title&gt;Video Jogger &lt;/title&gt; &lt;pub&gt;Exus Corporation&lt;/pub&gt; &lt;dev&gt;Exus Corporation&lt;/dev&gt; &lt;genre&gt;Sports&lt;/genre&gt; &lt;score&gt;3.3&lt;/score&gt; &lt;player&gt;1 Player&lt;/player&gt; &lt;story&gt;This is a game to help you exercise by using the Foot Craz pad and a visual representation on the screen. Once around the track is approximately thirty-five yards.To begin, step on the green dot on the pad. There are two tracks. The upper one is slower and the lower is faster. To play, step, alternately, on the blue and orange dots to make the happy face go around the track. You must not let the pace symbols that are circling the tracks touch you when they are red, only when they are green. To switch to the lower track, step on the red dot. To move back to the upper track, step on the yellow dot.After 2000 points, the pace increases. After five minutes, there will be 2 pace symbols on the tracks.Game variationsThe games vary by the mile rateU=upper trackL=lower trackGame 1=U: 13.5 minutes; L; 11.5 minutesGame 2=U: 11.5 minutes; L: 9.5 minutesGame 3-U: 9.5 minutes; L: 7.5 minutesGame 4=U: 7.5 minutes; L: 6 minutes&lt;/story&gt; &lt;/game&gt;</text:p>
          </table:table-cell>
        </table:table-row>
        <table:table-row table:style-name="ro1">
          <table:table-cell office:value-type="string">
            <text:p>Video Life (USA)</text:p>
          </table:table-cell>
          <table:table-cell office:value-type="string">
            <text:p>1981</text:p>
          </table:table-cell>
          <table:table-cell office:value-type="string">
            <text:p>ESRB - E (Everyone)</text:p>
          </table:table-cell>
          <table:table-cell office:value-type="string">
            <text:p>Video Life </text:p>
          </table:table-cell>
          <table:table-cell table:number-columns-repeated="2" office:value-type="string">
            <text:p>CommaVid</text:p>
          </table:table-cell>
          <table:table-cell office:value-type="string">
            <text:p>Educational</text:p>
          </table:table-cell>
          <table:table-cell office:value-type="string">
            <text:p>3.8</text:p>
          </table:table-cell>
          <table:table-cell table:style-name="Default" office:value-type="string">
            <text:p>1 Player</text:p>
          </table:table-cell>
          <table:table-cell office:value-type="string">
            <text:p>Video Life is a game where the goal is you make some combinations and leave them some life and see them grow, for example, a sequence of blocks can give life to a snake. But how to hit it really hard manual has some sequences that can be assembled.</text:p>
          </table:table-cell>
          <table:table-cell table:formula="of:=CONCATENATE(&quot;&lt;game name=&quot;;CHAR(34);[.A450];CHAR(34);&quot;&gt; &lt;year&gt;&quot;;[.B450];&quot;&lt;/year&gt; &lt;rating&gt;&quot;;[.C450];&quot;&lt;/rating&gt; &lt;title&gt;&quot;;[.D450];&quot;&lt;/title&gt; &lt;pub&gt;&quot;;[.E450];&quot;&lt;/pub&gt; &lt;dev&gt;&quot;;[.F450];&quot;&lt;/dev&gt; &lt;genre&gt;&quot;;[.G450];&quot;&lt;/genre&gt; &lt;score&gt;&quot;;[.H450];&quot;&lt;/score&gt; &lt;player&gt;&quot;;[.I450];&quot;&lt;/player&gt; &lt;story&gt;&quot;;[.J450];&quot;&lt;/story&gt; &lt;/game&gt;&quot;)" office:value-type="string" office:string-value="&lt;game name=&quot;Video Life (USA)&quot;&gt; &lt;year&gt;1981&lt;/year&gt; &lt;rating&gt;ESRB - E (Everyone)&lt;/rating&gt; &lt;title&gt;Video Life &lt;/title&gt; &lt;pub&gt;CommaVid&lt;/pub&gt; &lt;dev&gt;CommaVid&lt;/dev&gt; &lt;genre&gt;Educational&lt;/genre&gt; &lt;score&gt;3.8&lt;/score&gt; &lt;player&gt;1 Player&lt;/player&gt; &lt;story&gt;Video Life is a game where the goal is you make some combinations and leave them some life and see them grow, for example, a sequence of blocks can give life to a snake. But how to hit it really hard manual has some sequences that can be assembled.&lt;/story&gt; &lt;/game&gt;">
            <text:p>&lt;game name="Video Life (USA)"&gt; &lt;year&gt;1981&lt;/year&gt; &lt;rating&gt;ESRB - E (Everyone)&lt;/rating&gt; &lt;title&gt;Video Life &lt;/title&gt; &lt;pub&gt;CommaVid&lt;/pub&gt; &lt;dev&gt;CommaVid&lt;/dev&gt; &lt;genre&gt;Educational&lt;/genre&gt; &lt;score&gt;3.8&lt;/score&gt; &lt;player&gt;1 Player&lt;/player&gt; &lt;story&gt;Video Life is a game where the goal is you make some combinations and leave them some life and see them grow, for example, a sequence of blocks can give life to a snake. But how to hit it really hard manual has some sequences that can be assembled.&lt;/story&gt; &lt;/game&gt;</text:p>
          </table:table-cell>
        </table:table-row>
        <table:table-row table:style-name="ro1">
          <table:table-cell office:value-type="string">
            <text:p>Video Olympics (USA)</text:p>
          </table:table-cell>
          <table:table-cell office:value-type="string">
            <text:p>1977</text:p>
          </table:table-cell>
          <table:table-cell office:value-type="string">
            <text:p>ESRB - E (Everyone)</text:p>
          </table:table-cell>
          <table:table-cell office:value-type="string">
            <text:p>Video Olympics </text:p>
          </table:table-cell>
          <table:table-cell office:value-type="string">
            <text:p>Sears, Roebuck and Co.</text:p>
          </table:table-cell>
          <table:table-cell office:value-type="string">
            <text:p>Atari, Inc.</text:p>
          </table:table-cell>
          <table:table-cell office:value-type="string">
            <text:p>Ball &amp; Paddle</text:p>
          </table:table-cell>
          <table:table-cell table:style-name="Default" office:value-type="string">
            <text:p>2.7</text:p>
          </table:table-cell>
          <table:table-cell table:style-name="Default" office:value-type="string">
            <text:p>1-4 Players</text:p>
          </table:table-cell>
          <table:table-cell office:value-type="string">
            <text:p>Video Olympics is an action game containing numerous variations of the game Pong. Two players (or one player against the computer) control paddles on the screen and attempt to prevent a bouncing ball from getting past them. In the most basic game variations, each player has a single paddle and there are no obstacles on the screen. The other game variations add paddles and obstacles, and some are loosely inspired by various sports and change the playfield around, but the goal remains the same: hit the ball past your opponents paddle into the goal to earn points. A few of these variations are:1. Foozpong: Each player controls multiple paddles which are arranged somewhat like a foozball table.2. Soccer pong: Each player controls two paddles (representing one goalie and one player) and the goal is much narrower.3. Hockey pong: The playfield is set up to resemble hockey; the goal isn't at the very edge of the screen, so the ball may bounce behind and around the goal.4. Quadrapong: The goals are located along the top, right, bottom, and left sides of the screen. This game is played by four players, two per team with one person defending each of the four goals.5. Handball pong: There is no goal, and two players take turns hitting the ball against a solid wall to earn points. One point is earned each time your opponent is unable to return the ball.6. Volleyball pong: The screen is set up like a volleyball court with a &amp;quot;net&amp;quot; in the middle. Both players are along the bottom of the screen and need to bounce the ball past their opponent.7. Basketball pong: Each player controls a paddle on the bottom of the screen, and attempts to hit the ball into their opponents basket at the top.</text:p>
          </table:table-cell>
          <table:table-cell table:formula="of:=CONCATENATE(&quot;&lt;game name=&quot;;CHAR(34);[.A451];CHAR(34);&quot;&gt; &lt;year&gt;&quot;;[.B451];&quot;&lt;/year&gt; &lt;rating&gt;&quot;;[.C451];&quot;&lt;/rating&gt; &lt;title&gt;&quot;;[.D451];&quot;&lt;/title&gt; &lt;pub&gt;&quot;;[.E451];&quot;&lt;/pub&gt; &lt;dev&gt;&quot;;[.F451];&quot;&lt;/dev&gt; &lt;genre&gt;&quot;;[.G451];&quot;&lt;/genre&gt; &lt;score&gt;&quot;;[.H451];&quot;&lt;/score&gt; &lt;player&gt;&quot;;[.I451];&quot;&lt;/player&gt; &lt;story&gt;&quot;;[.J451];&quot;&lt;/story&gt; &lt;/game&gt;&quot;)" office:value-type="string" office:string-value="&lt;game name=&quot;Video Olympics (USA)&quot;&gt; &lt;year&gt;1977&lt;/year&gt; &lt;rating&gt;ESRB - E (Everyone)&lt;/rating&gt; &lt;title&gt;Video Olympics &lt;/title&gt; &lt;pub&gt;Sears, Roebuck and Co.&lt;/pub&gt; &lt;dev&gt;Atari, Inc.&lt;/dev&gt; &lt;genre&gt;Ball &amp; Paddle&lt;/genre&gt; &lt;score&gt;2.7&lt;/score&gt; &lt;player&gt;1-4 Players&lt;/player&gt; &lt;story&gt;Video Olympics is an action game containing numerous variations of the game Pong. Two players (or one player against the computer) control paddles on the screen and attempt to prevent a bouncing ball from getting past them. In the most basic game variations, each player has a single paddle and there are no obstacles on the screen. The other game variations add paddles and obstacles, and some are loosely inspired by various sports and change the playfield around, but the goal remains the same: hit the ball past your opponents paddle into the goal to earn points. A few of these variations are:1. Foozpong: Each player controls multiple paddles which are arranged somewhat like a foozball table.2. Soccer pong: Each player controls two paddles (representing one goalie and one player) and the goal is much narrower.3. Hockey pong: The playfield is set up to resemble hockey; the goal isn't at the very edge of the screen, so the ball may bounce behind and around the goal.4. Quadrapong: The goals are located along the top, right, bottom, and left sides of the screen. This game is played by four players, two per team with one person defending each of the four goals.5. Handball pong: There is no goal, and two players take turns hitting the ball against a solid wall to earn points. One point is earned each time your opponent is unable to return the ball.6. Volleyball pong: The screen is set up like a volleyball court with a &amp;quot;net&amp;quot; in the middle. Both players are along the bottom of the screen and need to bounce the ball past their opponent.7. Basketball pong: Each player controls a paddle on the bottom of the screen, and attempts to hit the ball into their opponents basket at the top.&lt;/story&gt; &lt;/game&gt;">
            <text:p>&lt;game name="Video Olympics (USA)"&gt; &lt;year&gt;1977&lt;/year&gt; &lt;rating&gt;ESRB - E (Everyone)&lt;/rating&gt; &lt;title&gt;Video Olympics &lt;/title&gt; &lt;pub&gt;Sears, Roebuck and Co.&lt;/pub&gt; &lt;dev&gt;Atari, Inc.&lt;/dev&gt; &lt;genre&gt;Ball &amp; Paddle&lt;/genre&gt; &lt;score&gt;2.7&lt;/score&gt; &lt;player&gt;1-4 Players&lt;/player&gt; &lt;story&gt;Video Olympics is an action game containing numerous variations of the game Pong. Two players (or one player against the computer) control paddles on the screen and attempt to prevent a bouncing ball from getting past them. In the most basic game variations, each player has a single paddle and there are no obstacles on the screen. The other game variations add paddles and obstacles, and some are loosely inspired by various sports and change the playfield around, but the goal remains the same: hit the ball past your opponents paddle into the goal to earn points. A few of these variations are:1. Foozpong: Each player controls multiple paddles which are arranged somewhat like a foozball table.2. Soccer pong: Each player controls two paddles (representing one goalie and one player) and the goal is much narrower.3. Hockey pong: The playfield is set up to resemble hockey; the goal isn't at the very edge of the screen, so the ball may bounce behind and around the goal.4. Quadrapong: The goals are located along the top, right, bottom, and left sides of the screen. This game is played by four players, two per team with one person defending each of the four goals.5. Handball pong: There is no goal, and two players take turns hitting the ball against a solid wall to earn points. One point is earned each time your opponent is unable to return the ball.6. Volleyball pong: The screen is set up like a volleyball court with a &amp;quot;net&amp;quot; in the middle. Both players are along the bottom of the screen and need to bounce the ball past their opponent.7. Basketball pong: Each player controls a paddle on the bottom of the screen, and attempts to hit the ball into their opponents basket at the top.&lt;/story&gt; &lt;/game&gt;</text:p>
          </table:table-cell>
        </table:table-row>
        <table:table-row table:style-name="ro1">
          <table:table-cell office:value-type="string">
            <text:p>Video Pinball (USA)</text:p>
          </table:table-cell>
          <table:table-cell office:value-type="string">
            <text:p>1981</text:p>
          </table:table-cell>
          <table:table-cell office:value-type="string">
            <text:p>ESRB - E (Everyone)</text:p>
          </table:table-cell>
          <table:table-cell office:value-type="string">
            <text:p>Video Pinball </text:p>
          </table:table-cell>
          <table:table-cell table:number-columns-repeated="2" office:value-type="string">
            <text:p>Atari, Inc.</text:p>
          </table:table-cell>
          <table:table-cell office:value-type="string">
            <text:p>Pinball</text:p>
          </table:table-cell>
          <table:table-cell table:style-name="Default" office:value-type="string">
            <text:p>2.9</text:p>
          </table:table-cell>
          <table:table-cell table:style-name="Default" office:value-type="string">
            <text:p>1-2 Players</text:p>
          </table:table-cell>
          <table:table-cell office:value-type="string">
            <text:p>Video Pinball is a pinball simulation for one or two players. You begin the game with three balls and need to score as many points as possible by hitting the various bumpers, spinners, and rollovers on the pinball table. An extra ball can be earned by hitting the Atari logo rollover four times in a row! <text:s/>There are two difficulty levels and four game variations included.</text:p>
          </table:table-cell>
          <table:table-cell table:formula="of:=CONCATENATE(&quot;&lt;game name=&quot;;CHAR(34);[.A452];CHAR(34);&quot;&gt; &lt;year&gt;&quot;;[.B452];&quot;&lt;/year&gt; &lt;rating&gt;&quot;;[.C452];&quot;&lt;/rating&gt; &lt;title&gt;&quot;;[.D452];&quot;&lt;/title&gt; &lt;pub&gt;&quot;;[.E452];&quot;&lt;/pub&gt; &lt;dev&gt;&quot;;[.F452];&quot;&lt;/dev&gt; &lt;genre&gt;&quot;;[.G452];&quot;&lt;/genre&gt; &lt;score&gt;&quot;;[.H452];&quot;&lt;/score&gt; &lt;player&gt;&quot;;[.I452];&quot;&lt;/player&gt; &lt;story&gt;&quot;;[.J452];&quot;&lt;/story&gt; &lt;/game&gt;&quot;)" office:value-type="string" office:string-value="&lt;game name=&quot;Video Pinball (USA)&quot;&gt; &lt;year&gt;1981&lt;/year&gt; &lt;rating&gt;ESRB - E (Everyone)&lt;/rating&gt; &lt;title&gt;Video Pinball &lt;/title&gt; &lt;pub&gt;Atari, Inc.&lt;/pub&gt; &lt;dev&gt;Atari, Inc.&lt;/dev&gt; &lt;genre&gt;Pinball&lt;/genre&gt; &lt;score&gt;2.9&lt;/score&gt; &lt;player&gt;1-2 Players&lt;/player&gt; &lt;story&gt;Video Pinball is a pinball simulation for one or two players. You begin the game with three balls and need to score as many points as possible by hitting the various bumpers, spinners, and rollovers on the pinball table. An extra ball can be earned by hitting the Atari logo rollover four times in a row!  There are two difficulty levels and four game variations included.&lt;/story&gt; &lt;/game&gt;">
            <text:p>&lt;game name="Video Pinball (USA)"&gt; &lt;year&gt;1981&lt;/year&gt; &lt;rating&gt;ESRB - E (Everyone)&lt;/rating&gt; &lt;title&gt;Video Pinball &lt;/title&gt; &lt;pub&gt;Atari, Inc.&lt;/pub&gt; &lt;dev&gt;Atari, Inc.&lt;/dev&gt; &lt;genre&gt;Pinball&lt;/genre&gt; &lt;score&gt;2.9&lt;/score&gt; &lt;player&gt;1-2 Players&lt;/player&gt; &lt;story&gt;Video Pinball is a pinball simulation for one or two players. You begin the game with three balls and need to score as many points as possible by hitting the various bumpers, spinners, and rollovers on the pinball table. An extra ball can be earned by hitting the Atari logo rollover four times in a row! <text:s/>There are two difficulty levels and four game variations included.&lt;/story&gt; &lt;/game&gt;</text:p>
          </table:table-cell>
        </table:table-row>
        <table:table-row table:style-name="ro1">
          <table:table-cell office:value-type="string">
            <text:p>Video Reflex (USA)</text:p>
          </table:table-cell>
          <table:table-cell office:value-type="string">
            <text:p>1983</text:p>
          </table:table-cell>
          <table:table-cell office:value-type="string">
            <text:p>ESRB - E (Everyone)</text:p>
          </table:table-cell>
          <table:table-cell office:value-type="string">
            <text:p>Video Reflex </text:p>
          </table:table-cell>
          <table:table-cell table:number-columns-repeated="2" office:value-type="string">
            <text:p>Exus Corporation</text:p>
          </table:table-cell>
          <table:table-cell office:value-type="string">
            <text:p>Puzzle</text:p>
          </table:table-cell>
          <table:table-cell office:value-type="string">
            <text:p>2.8</text:p>
          </table:table-cell>
          <table:table-cell table:style-name="Default" office:value-type="string">
            <text:p>1 Player</text:p>
          </table:table-cell>
          <table:table-cell office:value-type="string">
            <text:p>This is an exercise game.You must step on the dot the same color as square the bug is on. If you wait too long or step on the wrong dot, you lose one of your eight lives. In later levels, you will have a bug and a butterfly. You must step on the bug but not the butterfly. Other levels have two bugs and a butterfly and may allow you to step on any bug or may require you to step on them in a certain order.Game variationsUse the red dot to select your level.One to Three=Random bugs with butterflyFour=Sequential bugs in increasing orderFive=Sequential bugs in decreasing orderSix=Sequential bugs in increasing orderSeven to Nine=Combination bugs in increasing order.ScoringYou get 1 points for each correct bug squashedAfter 20 points, the level increases.</text:p>
          </table:table-cell>
          <table:table-cell table:formula="of:=CONCATENATE(&quot;&lt;game name=&quot;;CHAR(34);[.A453];CHAR(34);&quot;&gt; &lt;year&gt;&quot;;[.B453];&quot;&lt;/year&gt; &lt;rating&gt;&quot;;[.C453];&quot;&lt;/rating&gt; &lt;title&gt;&quot;;[.D453];&quot;&lt;/title&gt; &lt;pub&gt;&quot;;[.E453];&quot;&lt;/pub&gt; &lt;dev&gt;&quot;;[.F453];&quot;&lt;/dev&gt; &lt;genre&gt;&quot;;[.G453];&quot;&lt;/genre&gt; &lt;score&gt;&quot;;[.H453];&quot;&lt;/score&gt; &lt;player&gt;&quot;;[.I453];&quot;&lt;/player&gt; &lt;story&gt;&quot;;[.J453];&quot;&lt;/story&gt; &lt;/game&gt;&quot;)" office:value-type="string" office:string-value="&lt;game name=&quot;Video Reflex (USA)&quot;&gt; &lt;year&gt;1983&lt;/year&gt; &lt;rating&gt;ESRB - E (Everyone)&lt;/rating&gt; &lt;title&gt;Video Reflex &lt;/title&gt; &lt;pub&gt;Exus Corporation&lt;/pub&gt; &lt;dev&gt;Exus Corporation&lt;/dev&gt; &lt;genre&gt;Puzzle&lt;/genre&gt; &lt;score&gt;2.8&lt;/score&gt; &lt;player&gt;1 Player&lt;/player&gt; &lt;story&gt;This is an exercise game.You must step on the dot the same color as square the bug is on. If you wait too long or step on the wrong dot, you lose one of your eight lives. In later levels, you will have a bug and a butterfly. You must step on the bug but not the butterfly. Other levels have two bugs and a butterfly and may allow you to step on any bug or may require you to step on them in a certain order.Game variationsUse the red dot to select your level.One to Three=Random bugs with butterflyFour=Sequential bugs in increasing orderFive=Sequential bugs in decreasing orderSix=Sequential bugs in increasing orderSeven to Nine=Combination bugs in increasing order.ScoringYou get 1 points for each correct bug squashedAfter 20 points, the level increases.&lt;/story&gt; &lt;/game&gt;">
            <text:p>&lt;game name="Video Reflex (USA)"&gt; &lt;year&gt;1983&lt;/year&gt; &lt;rating&gt;ESRB - E (Everyone)&lt;/rating&gt; &lt;title&gt;Video Reflex &lt;/title&gt; &lt;pub&gt;Exus Corporation&lt;/pub&gt; &lt;dev&gt;Exus Corporation&lt;/dev&gt; &lt;genre&gt;Puzzle&lt;/genre&gt; &lt;score&gt;2.8&lt;/score&gt; &lt;player&gt;1 Player&lt;/player&gt; &lt;story&gt;This is an exercise game.You must step on the dot the same color as square the bug is on. If you wait too long or step on the wrong dot, you lose one of your eight lives. In later levels, you will have a bug and a butterfly. You must step on the bug but not the butterfly. Other levels have two bugs and a butterfly and may allow you to step on any bug or may require you to step on them in a certain order.Game variationsUse the red dot to select your level.One to Three=Random bugs with butterflyFour=Sequential bugs in increasing orderFive=Sequential bugs in decreasing orderSix=Sequential bugs in increasing orderSeven to Nine=Combination bugs in increasing order.ScoringYou get 1 points for each correct bug squashedAfter 20 points, the level increases.&lt;/story&gt; &lt;/game&gt;</text:p>
          </table:table-cell>
        </table:table-row>
        <table:table-row table:style-name="ro1">
          <table:table-cell office:value-type="string">
            <text:p>Wabbit (USA)</text:p>
          </table:table-cell>
          <table:table-cell office:value-type="string">
            <text:p>1982</text:p>
          </table:table-cell>
          <table:table-cell office:value-type="string">
            <text:p>ESRB - E (Everyone)</text:p>
          </table:table-cell>
          <table:table-cell office:value-type="string">
            <text:p>Wabbit </text:p>
          </table:table-cell>
          <table:table-cell table:number-columns-repeated="2" office:value-type="string">
            <text:p>Apollo, Inc.</text:p>
          </table:table-cell>
          <table:table-cell office:value-type="string">
            <text:p>Shooter</text:p>
          </table:table-cell>
          <table:table-cell table:style-name="Default" office:value-type="string">
            <text:p>1.8</text:p>
          </table:table-cell>
          <table:table-cell table:style-name="Default" office:value-type="string">
            <text:p>1-2 Players</text:p>
          </table:table-cell>
          <table:table-cell office:value-type="string">
            <text:p>In Wabbit you control farmer Billie Sue who needs to protect her carrot crops! The field is being overrun by rabbits, and you need to chase them away. On each side of the screen are five rabbit holes; the rabbits will come running out of the holes and try to steal the carrots. You need to throw rotten eggs at the rabbits to scare them away. Every time the rabbits get away with a carrot, a point is added to their score. Every time you hit a rabbit with an egg, you will receive points. <text:s/>For every 100 points you earn, the rabbits will lose 25 points. The game ends when the rabbits have reached 100 points. Several game variations are included which allow one, two, or three rabbits to appear at a time.</text:p>
          </table:table-cell>
          <table:table-cell table:formula="of:=CONCATENATE(&quot;&lt;game name=&quot;;CHAR(34);[.A454];CHAR(34);&quot;&gt; &lt;year&gt;&quot;;[.B454];&quot;&lt;/year&gt; &lt;rating&gt;&quot;;[.C454];&quot;&lt;/rating&gt; &lt;title&gt;&quot;;[.D454];&quot;&lt;/title&gt; &lt;pub&gt;&quot;;[.E454];&quot;&lt;/pub&gt; &lt;dev&gt;&quot;;[.F454];&quot;&lt;/dev&gt; &lt;genre&gt;&quot;;[.G454];&quot;&lt;/genre&gt; &lt;score&gt;&quot;;[.H454];&quot;&lt;/score&gt; &lt;player&gt;&quot;;[.I454];&quot;&lt;/player&gt; &lt;story&gt;&quot;;[.J454];&quot;&lt;/story&gt; &lt;/game&gt;&quot;)" office:value-type="string" office:string-value="&lt;game name=&quot;Wabbit (USA)&quot;&gt; &lt;year&gt;1982&lt;/year&gt; &lt;rating&gt;ESRB - E (Everyone)&lt;/rating&gt; &lt;title&gt;Wabbit &lt;/title&gt; &lt;pub&gt;Apollo, Inc.&lt;/pub&gt; &lt;dev&gt;Apollo, Inc.&lt;/dev&gt; &lt;genre&gt;Shooter&lt;/genre&gt; &lt;score&gt;1.8&lt;/score&gt; &lt;player&gt;1-2 Players&lt;/player&gt; &lt;story&gt;In Wabbit you control farmer Billie Sue who needs to protect her carrot crops! The field is being overrun by rabbits, and you need to chase them away. On each side of the screen are five rabbit holes; the rabbits will come running out of the holes and try to steal the carrots. You need to throw rotten eggs at the rabbits to scare them away. Every time the rabbits get away with a carrot, a point is added to their score. Every time you hit a rabbit with an egg, you will receive points.  For every 100 points you earn, the rabbits will lose 25 points. The game ends when the rabbits have reached 100 points. Several game variations are included which allow one, two, or three rabbits to appear at a time.&lt;/story&gt; &lt;/game&gt;">
            <text:p>&lt;game name="Wabbit (USA)"&gt; &lt;year&gt;1982&lt;/year&gt; &lt;rating&gt;ESRB - E (Everyone)&lt;/rating&gt; &lt;title&gt;Wabbit &lt;/title&gt; &lt;pub&gt;Apollo, Inc.&lt;/pub&gt; &lt;dev&gt;Apollo, Inc.&lt;/dev&gt; &lt;genre&gt;Shooter&lt;/genre&gt; &lt;score&gt;1.8&lt;/score&gt; &lt;player&gt;1-2 Players&lt;/player&gt; &lt;story&gt;In Wabbit you control farmer Billie Sue who needs to protect her carrot crops! The field is being overrun by rabbits, and you need to chase them away. On each side of the screen are five rabbit holes; the rabbits will come running out of the holes and try to steal the carrots. You need to throw rotten eggs at the rabbits to scare them away. Every time the rabbits get away with a carrot, a point is added to their score. Every time you hit a rabbit with an egg, you will receive points. <text:s/>For every 100 points you earn, the rabbits will lose 25 points. The game ends when the rabbits have reached 100 points. Several game variations are included which allow one, two, or three rabbits to appear at a time.&lt;/story&gt; &lt;/game&gt;</text:p>
          </table:table-cell>
        </table:table-row>
        <table:table-row table:style-name="ro1">
          <table:table-cell office:value-type="string">
            <text:p>Walker (Europe)</text:p>
          </table:table-cell>
          <table:table-cell office:value-type="string">
            <text:p>1983</text:p>
          </table:table-cell>
          <table:table-cell office:value-type="string">
            <text:p>ESRB - E (Everyone)</text:p>
          </table:table-cell>
          <table:table-cell office:value-type="string">
            <text:p>Walker </text:p>
          </table:table-cell>
          <table:table-cell table:number-columns-repeated="2" office:value-type="string">
            <text:p>Suntek</text:p>
          </table:table-cell>
          <table:table-cell office:value-type="string">
            <text:p>Platform</text:p>
          </table:table-cell>
          <table:table-cell office:value-type="string">
            <text:p>…</text:p>
          </table:table-cell>
          <table:table-cell table:style-name="Default" office:value-type="string">
            <text:p>1 Player</text:p>
          </table:table-cell>
          <table:table-cell office:value-type="string">
            <text:p>Walker is a game somewhat different, your goal is to jump the police and get to the end of six stages, then everything started again, but with time passing faster, to the point where you can no longer pass for lack of time. The game seeks to bring a challenge to the player.</text:p>
          </table:table-cell>
          <table:table-cell table:formula="of:=CONCATENATE(&quot;&lt;game name=&quot;;CHAR(34);[.A455];CHAR(34);&quot;&gt; &lt;year&gt;&quot;;[.B455];&quot;&lt;/year&gt; &lt;rating&gt;&quot;;[.C455];&quot;&lt;/rating&gt; &lt;title&gt;&quot;;[.D455];&quot;&lt;/title&gt; &lt;pub&gt;&quot;;[.E455];&quot;&lt;/pub&gt; &lt;dev&gt;&quot;;[.F455];&quot;&lt;/dev&gt; &lt;genre&gt;&quot;;[.G455];&quot;&lt;/genre&gt; &lt;score&gt;&quot;;[.H455];&quot;&lt;/score&gt; &lt;player&gt;&quot;;[.I455];&quot;&lt;/player&gt; &lt;story&gt;&quot;;[.J455];&quot;&lt;/story&gt; &lt;/game&gt;&quot;)" office:value-type="string" office:string-value="&lt;game name=&quot;Walker (Europe)&quot;&gt; &lt;year&gt;1983&lt;/year&gt; &lt;rating&gt;ESRB - E (Everyone)&lt;/rating&gt; &lt;title&gt;Walker &lt;/title&gt; &lt;pub&gt;Suntek&lt;/pub&gt; &lt;dev&gt;Suntek&lt;/dev&gt; &lt;genre&gt;Platform&lt;/genre&gt; &lt;score&gt;…&lt;/score&gt; &lt;player&gt;1 Player&lt;/player&gt; &lt;story&gt;Walker is a game somewhat different, your goal is to jump the police and get to the end of six stages, then everything started again, but with time passing faster, to the point where you can no longer pass for lack of time. The game seeks to bring a challenge to the player.&lt;/story&gt; &lt;/game&gt;">
            <text:p>&lt;game name="Walker (Europe)"&gt; &lt;year&gt;1983&lt;/year&gt; &lt;rating&gt;ESRB - E (Everyone)&lt;/rating&gt; &lt;title&gt;Walker &lt;/title&gt; &lt;pub&gt;Suntek&lt;/pub&gt; &lt;dev&gt;Suntek&lt;/dev&gt; &lt;genre&gt;Platform&lt;/genre&gt; &lt;score&gt;…&lt;/score&gt; &lt;player&gt;1 Player&lt;/player&gt; &lt;story&gt;Walker is a game somewhat different, your goal is to jump the police and get to the end of six stages, then everything started again, but with time passing faster, to the point where you can no longer pass for lack of time. The game seeks to bring a challenge to the player.&lt;/story&gt; &lt;/game&gt;</text:p>
          </table:table-cell>
        </table:table-row>
        <table:table-row table:style-name="ro1">
          <table:table-cell office:value-type="string">
            <text:p>Wall Ball (USA)</text:p>
          </table:table-cell>
          <table:table-cell office:value-type="string">
            <text:p>1983</text:p>
          </table:table-cell>
          <table:table-cell office:value-type="string">
            <text:p>ESRB - E (Everyone)</text:p>
          </table:table-cell>
          <table:table-cell office:value-type="string">
            <text:p>Wall Ball </text:p>
          </table:table-cell>
          <table:table-cell table:number-columns-repeated="2" office:value-type="string">
            <text:p>Avalon Hill</text:p>
          </table:table-cell>
          <table:table-cell office:value-type="string">
            <text:p>Breakout</text:p>
          </table:table-cell>
          <table:table-cell office:value-type="string">
            <text:p>1.8</text:p>
          </table:table-cell>
          <table:table-cell table:style-name="Default" office:value-type="string">
            <text:p>1 Player</text:p>
          </table:table-cell>
          <table:table-cell office:value-type="string">
            <text:p>A breakout type game, you earn points for knocking out bricks in the far wall. how many points depends on level of play and how many balls you've used since starting that level object of the game is simple hit the ball with the racket</text:p>
          </table:table-cell>
          <table:table-cell table:formula="of:=CONCATENATE(&quot;&lt;game name=&quot;;CHAR(34);[.A456];CHAR(34);&quot;&gt; &lt;year&gt;&quot;;[.B456];&quot;&lt;/year&gt; &lt;rating&gt;&quot;;[.C456];&quot;&lt;/rating&gt; &lt;title&gt;&quot;;[.D456];&quot;&lt;/title&gt; &lt;pub&gt;&quot;;[.E456];&quot;&lt;/pub&gt; &lt;dev&gt;&quot;;[.F456];&quot;&lt;/dev&gt; &lt;genre&gt;&quot;;[.G456];&quot;&lt;/genre&gt; &lt;score&gt;&quot;;[.H456];&quot;&lt;/score&gt; &lt;player&gt;&quot;;[.I456];&quot;&lt;/player&gt; &lt;story&gt;&quot;;[.J456];&quot;&lt;/story&gt; &lt;/game&gt;&quot;)" office:value-type="string" office:string-value="&lt;game name=&quot;Wall Ball (USA)&quot;&gt; &lt;year&gt;1983&lt;/year&gt; &lt;rating&gt;ESRB - E (Everyone)&lt;/rating&gt; &lt;title&gt;Wall Ball &lt;/title&gt; &lt;pub&gt;Avalon Hill&lt;/pub&gt; &lt;dev&gt;Avalon Hill&lt;/dev&gt; &lt;genre&gt;Breakout&lt;/genre&gt; &lt;score&gt;1.8&lt;/score&gt; &lt;player&gt;1 Player&lt;/player&gt; &lt;story&gt;A breakout type game, you earn points for knocking out bricks in the far wall. how many points depends on level of play and how many balls you've used since starting that level object of the game is simple hit the ball with the racket&lt;/story&gt; &lt;/game&gt;">
            <text:p>&lt;game name="Wall Ball (USA)"&gt; &lt;year&gt;1983&lt;/year&gt; &lt;rating&gt;ESRB - E (Everyone)&lt;/rating&gt; &lt;title&gt;Wall Ball &lt;/title&gt; &lt;pub&gt;Avalon Hill&lt;/pub&gt; &lt;dev&gt;Avalon Hill&lt;/dev&gt; &lt;genre&gt;Breakout&lt;/genre&gt; &lt;score&gt;1.8&lt;/score&gt; &lt;player&gt;1 Player&lt;/player&gt; &lt;story&gt;A breakout type game, you earn points for knocking out bricks in the far wall. how many points depends on level of play and how many balls you've used since starting that level object of the game is simple hit the ball with the racket&lt;/story&gt; &lt;/game&gt;</text:p>
          </table:table-cell>
        </table:table-row>
        <table:table-row table:style-name="ro1">
          <table:table-cell office:value-type="string">
            <text:p>Wall Break (Europe)</text:p>
          </table:table-cell>
          <table:table-cell office:value-type="string">
            <text:p>1983</text:p>
          </table:table-cell>
          <table:table-cell office:value-type="string">
            <text:p>ESRB - E (Everyone)</text:p>
          </table:table-cell>
          <table:table-cell office:value-type="string">
            <text:p>Wall Break </text:p>
          </table:table-cell>
          <table:table-cell office:value-type="string">
            <text:p>Homevision</text:p>
          </table:table-cell>
          <table:table-cell office:value-type="string">
            <text:p>Gem International Corp.</text:p>
          </table:table-cell>
          <table:table-cell office:value-type="string">
            <text:p>Shooter</text:p>
          </table:table-cell>
          <table:table-cell office:value-type="string">
            <text:p>…</text:p>
          </table:table-cell>
          <table:table-cell table:style-name="Default" office:value-type="string">
            <text:p>1 Player</text:p>
          </table:table-cell>
          <table:table-cell office:value-type="string">
            <text:p>your city is under the most vicous attack, your mission is to guard the city wall and prevent them from collapsing</text:p>
          </table:table-cell>
          <table:table-cell table:formula="of:=CONCATENATE(&quot;&lt;game name=&quot;;CHAR(34);[.A457];CHAR(34);&quot;&gt; &lt;year&gt;&quot;;[.B457];&quot;&lt;/year&gt; &lt;rating&gt;&quot;;[.C457];&quot;&lt;/rating&gt; &lt;title&gt;&quot;;[.D457];&quot;&lt;/title&gt; &lt;pub&gt;&quot;;[.E457];&quot;&lt;/pub&gt; &lt;dev&gt;&quot;;[.F457];&quot;&lt;/dev&gt; &lt;genre&gt;&quot;;[.G457];&quot;&lt;/genre&gt; &lt;score&gt;&quot;;[.H457];&quot;&lt;/score&gt; &lt;player&gt;&quot;;[.I457];&quot;&lt;/player&gt; &lt;story&gt;&quot;;[.J457];&quot;&lt;/story&gt; &lt;/game&gt;&quot;)" office:value-type="string" office:string-value="&lt;game name=&quot;Wall Break (Europe)&quot;&gt; &lt;year&gt;1983&lt;/year&gt; &lt;rating&gt;ESRB - E (Everyone)&lt;/rating&gt; &lt;title&gt;Wall Break &lt;/title&gt; &lt;pub&gt;Homevision&lt;/pub&gt; &lt;dev&gt;Gem International Corp.&lt;/dev&gt; &lt;genre&gt;Shooter&lt;/genre&gt; &lt;score&gt;…&lt;/score&gt; &lt;player&gt;1 Player&lt;/player&gt; &lt;story&gt;your city is under the most vicous attack, your mission is to guard the city wall and prevent them from collapsing&lt;/story&gt; &lt;/game&gt;">
            <text:p>&lt;game name="Wall Break (Europe)"&gt; &lt;year&gt;1983&lt;/year&gt; &lt;rating&gt;ESRB - E (Everyone)&lt;/rating&gt; &lt;title&gt;Wall Break &lt;/title&gt; &lt;pub&gt;Homevision&lt;/pub&gt; &lt;dev&gt;Gem International Corp.&lt;/dev&gt; &lt;genre&gt;Shooter&lt;/genre&gt; &lt;score&gt;…&lt;/score&gt; &lt;player&gt;1 Player&lt;/player&gt; &lt;story&gt;your city is under the most vicous attack, your mission is to guard the city wall and prevent them from collapsing&lt;/story&gt; &lt;/game&gt;</text:p>
          </table:table-cell>
        </table:table-row>
        <table:table-row table:style-name="ro1">
          <table:table-cell office:value-type="string">
            <text:p>Warlords (USA)</text:p>
          </table:table-cell>
          <table:table-cell office:value-type="string">
            <text:p>1981</text:p>
          </table:table-cell>
          <table:table-cell office:value-type="string">
            <text:p>ESRB - E (Everyone)</text:p>
          </table:table-cell>
          <table:table-cell office:value-type="string">
            <text:p>Warlords </text:p>
          </table:table-cell>
          <table:table-cell office:value-type="string">
            <text:p>Sears, Roebuck and Co.</text:p>
          </table:table-cell>
          <table:table-cell office:value-type="string">
            <text:p>Atari, Inc.</text:p>
          </table:table-cell>
          <table:table-cell office:value-type="string">
            <text:p>Breakout</text:p>
          </table:table-cell>
          <table:table-cell table:style-name="Default" office:value-type="string">
            <text:p>3.4</text:p>
          </table:table-cell>
          <table:table-cell table:style-name="Default" office:value-type="string">
            <text:p>1-4 Players</text:p>
          </table:table-cell>
          <table:table-cell office:value-type="string">
            <text:p>In Warlords, you need to defend yourself from three human and/or computer players. Each of the four players are in one of the corners of the screen guarded by a castle. You control a small shield which can be moved around the edge of the castle. To survive you need to use the shield to block a ball which bounces around the screen. If the ball hits your castle, it will take out some of the bricks. If a hole forms in the castle wall and the ball makes it though and hits your warlord, then you are out of the game. The last player left alive wins the battle, and the first player to win five battles wins the game! Several game options are included which allow you to either catch or ricochet the ball when the shield touches it, and control the speed of the game.</text:p>
          </table:table-cell>
          <table:table-cell table:formula="of:=CONCATENATE(&quot;&lt;game name=&quot;;CHAR(34);[.A458];CHAR(34);&quot;&gt; &lt;year&gt;&quot;;[.B458];&quot;&lt;/year&gt; &lt;rating&gt;&quot;;[.C458];&quot;&lt;/rating&gt; &lt;title&gt;&quot;;[.D458];&quot;&lt;/title&gt; &lt;pub&gt;&quot;;[.E458];&quot;&lt;/pub&gt; &lt;dev&gt;&quot;;[.F458];&quot;&lt;/dev&gt; &lt;genre&gt;&quot;;[.G458];&quot;&lt;/genre&gt; &lt;score&gt;&quot;;[.H458];&quot;&lt;/score&gt; &lt;player&gt;&quot;;[.I458];&quot;&lt;/player&gt; &lt;story&gt;&quot;;[.J458];&quot;&lt;/story&gt; &lt;/game&gt;&quot;)" office:value-type="string" office:string-value="&lt;game name=&quot;Warlords (USA)&quot;&gt; &lt;year&gt;1981&lt;/year&gt; &lt;rating&gt;ESRB - E (Everyone)&lt;/rating&gt; &lt;title&gt;Warlords &lt;/title&gt; &lt;pub&gt;Sears, Roebuck and Co.&lt;/pub&gt; &lt;dev&gt;Atari, Inc.&lt;/dev&gt; &lt;genre&gt;Breakout&lt;/genre&gt; &lt;score&gt;3.4&lt;/score&gt; &lt;player&gt;1-4 Players&lt;/player&gt; &lt;story&gt;In Warlords, you need to defend yourself from three human and/or computer players. Each of the four players are in one of the corners of the screen guarded by a castle. You control a small shield which can be moved around the edge of the castle. To survive you need to use the shield to block a ball which bounces around the screen. If the ball hits your castle, it will take out some of the bricks. If a hole forms in the castle wall and the ball makes it though and hits your warlord, then you are out of the game. The last player left alive wins the battle, and the first player to win five battles wins the game! Several game options are included which allow you to either catch or ricochet the ball when the shield touches it, and control the speed of the game.&lt;/story&gt; &lt;/game&gt;">
            <text:p>&lt;game name="Warlords (USA)"&gt; &lt;year&gt;1981&lt;/year&gt; &lt;rating&gt;ESRB - E (Everyone)&lt;/rating&gt; &lt;title&gt;Warlords &lt;/title&gt; &lt;pub&gt;Sears, Roebuck and Co.&lt;/pub&gt; &lt;dev&gt;Atari, Inc.&lt;/dev&gt; &lt;genre&gt;Breakout&lt;/genre&gt; &lt;score&gt;3.4&lt;/score&gt; &lt;player&gt;1-4 Players&lt;/player&gt; &lt;story&gt;In Warlords, you need to defend yourself from three human and/or computer players. Each of the four players are in one of the corners of the screen guarded by a castle. You control a small shield which can be moved around the edge of the castle. To survive you need to use the shield to block a ball which bounces around the screen. If the ball hits your castle, it will take out some of the bricks. If a hole forms in the castle wall and the ball makes it though and hits your warlord, then you are out of the game. The last player left alive wins the battle, and the first player to win five battles wins the game! Several game options are included which allow you to either catch or ricochet the ball when the shield touches it, and control the speed of the game.&lt;/story&gt; &lt;/game&gt;</text:p>
          </table:table-cell>
        </table:table-row>
        <table:table-row table:style-name="ro1">
          <table:table-cell office:value-type="string">
            <text:p>Warplock (USA)</text:p>
          </table:table-cell>
          <table:table-cell office:value-type="string">
            <text:p>1982</text:p>
          </table:table-cell>
          <table:table-cell office:value-type="string">
            <text:p>ESRB - E (Everyone)</text:p>
          </table:table-cell>
          <table:table-cell office:value-type="string">
            <text:p>Warplock </text:p>
          </table:table-cell>
          <table:table-cell table:number-columns-repeated="2" office:value-type="string">
            <text:p>Data Age, Inc.</text:p>
          </table:table-cell>
          <table:table-cell office:value-type="string">
            <text:p>Shoot-'Em-Up</text:p>
          </table:table-cell>
          <table:table-cell office:value-type="string">
            <text:p>2.1</text:p>
          </table:table-cell>
          <table:table-cell table:style-name="Default" office:value-type="string">
            <text:p>1-2 Players</text:p>
          </table:table-cell>
          <table:table-cell office:value-type="string">
            <text:p>You're warping along fine when suddenly you are caught and unable to maneuver. Suddenly, space pirates approach attempting to disable you so they can board. The only thing you have left is your tachyon launcher that moves back and forth and fires a tachyon beam. Hold off the space pirates for as long as you can.Using your paddle controllers, move the tachyon launcher left or right and press the button to fire a tachyon beam. The beam only travels up. Destroy the pirates and avoid them colliding with you. Sometimes the pirates travel on groups. Destroy any pirate in a group to kill the whole group. <text:s/>You only have one life. Once you die, player two can begin by pressing the button on their paddles or you can press the Reset switch to start a new game.Game variationsThe only variation is one or two player. The difficulty switches are not used.ScoringYou score one point for each enemy killed. After sixteen points, the enemy start shooting photon shots at you to kill you from more of a distance.</text:p>
          </table:table-cell>
          <table:table-cell table:formula="of:=CONCATENATE(&quot;&lt;game name=&quot;;CHAR(34);[.A459];CHAR(34);&quot;&gt; &lt;year&gt;&quot;;[.B459];&quot;&lt;/year&gt; &lt;rating&gt;&quot;;[.C459];&quot;&lt;/rating&gt; &lt;title&gt;&quot;;[.D459];&quot;&lt;/title&gt; &lt;pub&gt;&quot;;[.E459];&quot;&lt;/pub&gt; &lt;dev&gt;&quot;;[.F459];&quot;&lt;/dev&gt; &lt;genre&gt;&quot;;[.G459];&quot;&lt;/genre&gt; &lt;score&gt;&quot;;[.H459];&quot;&lt;/score&gt; &lt;player&gt;&quot;;[.I459];&quot;&lt;/player&gt; &lt;story&gt;&quot;;[.J459];&quot;&lt;/story&gt; &lt;/game&gt;&quot;)" office:value-type="string" office:string-value="&lt;game name=&quot;Warplock (USA)&quot;&gt; &lt;year&gt;1982&lt;/year&gt; &lt;rating&gt;ESRB - E (Everyone)&lt;/rating&gt; &lt;title&gt;Warplock &lt;/title&gt; &lt;pub&gt;Data Age, Inc.&lt;/pub&gt; &lt;dev&gt;Data Age, Inc.&lt;/dev&gt; &lt;genre&gt;Shoot-'Em-Up&lt;/genre&gt; &lt;score&gt;2.1&lt;/score&gt; &lt;player&gt;1-2 Players&lt;/player&gt; &lt;story&gt;You're warping along fine when suddenly you are caught and unable to maneuver. Suddenly, space pirates approach attempting to disable you so they can board. The only thing you have left is your tachyon launcher that moves back and forth and fires a tachyon beam. Hold off the space pirates for as long as you can.Using your paddle controllers, move the tachyon launcher left or right and press the button to fire a tachyon beam. The beam only travels up. Destroy the pirates and avoid them colliding with you. Sometimes the pirates travel on groups. Destroy any pirate in a group to kill the whole group.  You only have one life. Once you die, player two can begin by pressing the button on their paddles or you can press the Reset switch to start a new game.Game variationsThe only variation is one or two player. The difficulty switches are not used.ScoringYou score one point for each enemy killed. After sixteen points, the enemy start shooting photon shots at you to kill you from more of a distance.&lt;/story&gt; &lt;/game&gt;">
            <text:p>&lt;game name="Warplock (USA)"&gt; &lt;year&gt;1982&lt;/year&gt; &lt;rating&gt;ESRB - E (Everyone)&lt;/rating&gt; &lt;title&gt;Warplock &lt;/title&gt; &lt;pub&gt;Data Age, Inc.&lt;/pub&gt; &lt;dev&gt;Data Age, Inc.&lt;/dev&gt; &lt;genre&gt;Shoot-'Em-Up&lt;/genre&gt; &lt;score&gt;2.1&lt;/score&gt; &lt;player&gt;1-2 Players&lt;/player&gt; &lt;story&gt;You're warping along fine when suddenly you are caught and unable to maneuver. Suddenly, space pirates approach attempting to disable you so they can board. The only thing you have left is your tachyon launcher that moves back and forth and fires a tachyon beam. Hold off the space pirates for as long as you can.Using your paddle controllers, move the tachyon launcher left or right and press the button to fire a tachyon beam. The beam only travels up. Destroy the pirates and avoid them colliding with you. Sometimes the pirates travel on groups. Destroy any pirate in a group to kill the whole group. <text:s/>You only have one life. Once you die, player two can begin by pressing the button on their paddles or you can press the Reset switch to start a new game.Game variationsThe only variation is one or two player. The difficulty switches are not used.ScoringYou score one point for each enemy killed. After sixteen points, the enemy start shooting photon shots at you to kill you from more of a distance.&lt;/story&gt; &lt;/game&gt;</text:p>
          </table:table-cell>
        </table:table-row>
        <table:table-row table:style-name="ro1">
          <table:table-cell office:value-type="string">
            <text:p>Wing War (Europe)</text:p>
          </table:table-cell>
          <table:table-cell office:value-type="string">
            <text:p>1983</text:p>
          </table:table-cell>
          <table:table-cell office:value-type="string">
            <text:p>ESRB - E (Everyone)</text:p>
          </table:table-cell>
          <table:table-cell office:value-type="string">
            <text:p>Wing War </text:p>
          </table:table-cell>
          <table:table-cell table:number-columns-repeated="2" office:value-type="string">
            <text:p>Imagic</text:p>
          </table:table-cell>
          <table:table-cell office:value-type="string">
            <text:p>Shooter</text:p>
          </table:table-cell>
          <table:table-cell office:value-type="string">
            <text:p>2.0</text:p>
          </table:table-cell>
          <table:table-cell table:style-name="Default" office:value-type="string">
            <text:p>1 Player</text:p>
          </table:table-cell>
          <table:table-cell office:value-type="string">
            <text:p>Wing War is an action game where you control a dragon. Beginning in your underground cave, your goal is to capture a sparkling diamond. To do this, you will first need to unlock the secret passage by bringing a fire, water and air crystal back to your cave. Crystals can be found by exploring the various locations available, usually you will need to destroy one of the many enemies so they turn into a crystal. Fire and water crystals can not be in the cave alone at the same time, an air crystal must be placed between them; so you will need to bring back the crystals in the order fire, air, water or water, air, fire. Once you've done this a super crystal is formed unlocking the secret passage so you can try to get the diamond! Your dragon has a limited amount of energy; being hit by enemies will cause the energy to deplete, and the game ends when all of your dragons have lost all their energy.</text:p>
          </table:table-cell>
          <table:table-cell table:formula="of:=CONCATENATE(&quot;&lt;game name=&quot;;CHAR(34);[.A460];CHAR(34);&quot;&gt; &lt;year&gt;&quot;;[.B460];&quot;&lt;/year&gt; &lt;rating&gt;&quot;;[.C460];&quot;&lt;/rating&gt; &lt;title&gt;&quot;;[.D460];&quot;&lt;/title&gt; &lt;pub&gt;&quot;;[.E460];&quot;&lt;/pub&gt; &lt;dev&gt;&quot;;[.F460];&quot;&lt;/dev&gt; &lt;genre&gt;&quot;;[.G460];&quot;&lt;/genre&gt; &lt;score&gt;&quot;;[.H460];&quot;&lt;/score&gt; &lt;player&gt;&quot;;[.I460];&quot;&lt;/player&gt; &lt;story&gt;&quot;;[.J460];&quot;&lt;/story&gt; &lt;/game&gt;&quot;)" office:value-type="string" office:string-value="&lt;game name=&quot;Wing War (Europe)&quot;&gt; &lt;year&gt;1983&lt;/year&gt; &lt;rating&gt;ESRB - E (Everyone)&lt;/rating&gt; &lt;title&gt;Wing War &lt;/title&gt; &lt;pub&gt;Imagic&lt;/pub&gt; &lt;dev&gt;Imagic&lt;/dev&gt; &lt;genre&gt;Shooter&lt;/genre&gt; &lt;score&gt;2.0&lt;/score&gt; &lt;player&gt;1 Player&lt;/player&gt; &lt;story&gt;Wing War is an action game where you control a dragon. Beginning in your underground cave, your goal is to capture a sparkling diamond. To do this, you will first need to unlock the secret passage by bringing a fire, water and air crystal back to your cave. Crystals can be found by exploring the various locations available, usually you will need to destroy one of the many enemies so they turn into a crystal. Fire and water crystals can not be in the cave alone at the same time, an air crystal must be placed between them; so you will need to bring back the crystals in the order fire, air, water or water, air, fire. Once you've done this a super crystal is formed unlocking the secret passage so you can try to get the diamond! Your dragon has a limited amount of energy; being hit by enemies will cause the energy to deplete, and the game ends when all of your dragons have lost all their energy.&lt;/story&gt; &lt;/game&gt;">
            <text:p>&lt;game name="Wing War (Europe)"&gt; &lt;year&gt;1983&lt;/year&gt; &lt;rating&gt;ESRB - E (Everyone)&lt;/rating&gt; &lt;title&gt;Wing War &lt;/title&gt; &lt;pub&gt;Imagic&lt;/pub&gt; &lt;dev&gt;Imagic&lt;/dev&gt; &lt;genre&gt;Shooter&lt;/genre&gt; &lt;score&gt;2.0&lt;/score&gt; &lt;player&gt;1 Player&lt;/player&gt; &lt;story&gt;Wing War is an action game where you control a dragon. Beginning in your underground cave, your goal is to capture a sparkling diamond. To do this, you will first need to unlock the secret passage by bringing a fire, water and air crystal back to your cave. Crystals can be found by exploring the various locations available, usually you will need to destroy one of the many enemies so they turn into a crystal. Fire and water crystals can not be in the cave alone at the same time, an air crystal must be placed between them; so you will need to bring back the crystals in the order fire, air, water or water, air, fire. Once you've done this a super crystal is formed unlocking the secret passage so you can try to get the diamond! Your dragon has a limited amount of energy; being hit by enemies will cause the energy to deplete, and the game ends when all of your dragons have lost all their energy.&lt;/story&gt; &lt;/game&gt;</text:p>
          </table:table-cell>
        </table:table-row>
        <table:table-row table:style-name="ro1">
          <table:table-cell office:value-type="string">
            <text:p>Winter Games (USA)</text:p>
          </table:table-cell>
          <table:table-cell office:value-type="string">
            <text:p>1987</text:p>
          </table:table-cell>
          <table:table-cell office:value-type="string">
            <text:p>ESRB - E (Everyone)</text:p>
          </table:table-cell>
          <table:table-cell office:value-type="string">
            <text:p>Winter Games </text:p>
          </table:table-cell>
          <table:table-cell office:value-type="string">
            <text:p>Epyx, Inc.</text:p>
          </table:table-cell>
          <table:table-cell office:value-type="string">
            <text:p>Action Graphics, Inc.</text:p>
          </table:table-cell>
          <table:table-cell office:value-type="string">
            <text:p>Sports/Olympic</text:p>
          </table:table-cell>
          <table:table-cell table:style-name="Default" office:value-type="string">
            <text:p>3.1</text:p>
          </table:table-cell>
          <table:table-cell table:style-name="Default" office:value-type="string">
            <text:p>1-8 Players</text:p>
          </table:table-cell>
          <table:table-cell office:value-type="string">
            <text:p>Another in the series of Epyx Olympic sports games. Compete in many different sporting events like: Ski Jump, Hot Dog, Biathlon, Bobsled, Free Skating, Figure Skating and more.</text:p>
          </table:table-cell>
          <table:table-cell table:formula="of:=CONCATENATE(&quot;&lt;game name=&quot;;CHAR(34);[.A461];CHAR(34);&quot;&gt; &lt;year&gt;&quot;;[.B461];&quot;&lt;/year&gt; &lt;rating&gt;&quot;;[.C461];&quot;&lt;/rating&gt; &lt;title&gt;&quot;;[.D461];&quot;&lt;/title&gt; &lt;pub&gt;&quot;;[.E461];&quot;&lt;/pub&gt; &lt;dev&gt;&quot;;[.F461];&quot;&lt;/dev&gt; &lt;genre&gt;&quot;;[.G461];&quot;&lt;/genre&gt; &lt;score&gt;&quot;;[.H461];&quot;&lt;/score&gt; &lt;player&gt;&quot;;[.I461];&quot;&lt;/player&gt; &lt;story&gt;&quot;;[.J461];&quot;&lt;/story&gt; &lt;/game&gt;&quot;)" office:value-type="string" office:string-value="&lt;game name=&quot;Winter Games (USA)&quot;&gt; &lt;year&gt;1987&lt;/year&gt; &lt;rating&gt;ESRB - E (Everyone)&lt;/rating&gt; &lt;title&gt;Winter Games &lt;/title&gt; &lt;pub&gt;Epyx, Inc.&lt;/pub&gt; &lt;dev&gt;Action Graphics, Inc.&lt;/dev&gt; &lt;genre&gt;Sports/Olympic&lt;/genre&gt; &lt;score&gt;3.1&lt;/score&gt; &lt;player&gt;1-8 Players&lt;/player&gt; &lt;story&gt;Another in the series of Epyx Olympic sports games. Compete in many different sporting events like: Ski Jump, Hot Dog, Biathlon, Bobsled, Free Skating, Figure Skating and more.&lt;/story&gt; &lt;/game&gt;">
            <text:p>&lt;game name="Winter Games (USA)"&gt; &lt;year&gt;1987&lt;/year&gt; &lt;rating&gt;ESRB - E (Everyone)&lt;/rating&gt; &lt;title&gt;Winter Games &lt;/title&gt; &lt;pub&gt;Epyx, Inc.&lt;/pub&gt; &lt;dev&gt;Action Graphics, Inc.&lt;/dev&gt; &lt;genre&gt;Sports/Olympic&lt;/genre&gt; &lt;score&gt;3.1&lt;/score&gt; &lt;player&gt;1-8 Players&lt;/player&gt; &lt;story&gt;Another in the series of Epyx Olympic sports games. Compete in many different sporting events like: Ski Jump, Hot Dog, Biathlon, Bobsled, Free Skating, Figure Skating and more.&lt;/story&gt; &lt;/game&gt;</text:p>
          </table:table-cell>
        </table:table-row>
        <table:table-row table:style-name="ro1">
          <table:table-cell office:value-type="string">
            <text:p>Wizard of Wor (USA)</text:p>
          </table:table-cell>
          <table:table-cell office:value-type="string">
            <text:p>1982</text:p>
          </table:table-cell>
          <table:table-cell office:value-type="string">
            <text:p>ESRB - E (Everyone)</text:p>
          </table:table-cell>
          <table:table-cell office:value-type="string">
            <text:p>Wizard of Wor </text:p>
          </table:table-cell>
          <table:table-cell office:value-type="string">
            <text:p>CBS Electronics</text:p>
          </table:table-cell>
          <table:table-cell office:value-type="string">
            <text:p>Dave Nutting Associates, Inc.</text:p>
          </table:table-cell>
          <table:table-cell office:value-type="string">
            <text:p>Shooter</text:p>
          </table:table-cell>
          <table:table-cell table:style-name="Default" office:value-type="string">
            <text:p>2.7</text:p>
          </table:table-cell>
          <table:table-cell table:style-name="Default" office:value-type="string">
            <text:p>1-2 Players</text:p>
          </table:table-cell>
          <table:table-cell office:value-type="string">
            <text:p>Wizard of Wor is an arcade shooter played from a top-down point of view.The player controls a warrior who is trapped in a dungeon. The goal is to earn as many points as possible by shooting the numerous enemy creatures which wander about the maze like corridors. The creatures wander about at various speeds, may shoot darts at the player, and some even have the ability to disappear temporarily. At the bottom of the screen the player has a radar which can be used to locate creatures that are invisible.When the the player completes a maze, a Worluk sometimes appears. This creature moves rapidly and will only be on the screen momentarily. If the player destroys the creature before it escapes, the next dungeon will become a double score dungeon and all creatures will be worth twice as many points. Occasionally the Wizard of Wor himself may appear! He moves quickly and can teleport around the maze. If they destroy him, the player will earn a large amount of points.The game may be played by one player or two players simultaneously.</text:p>
          </table:table-cell>
          <table:table-cell table:formula="of:=CONCATENATE(&quot;&lt;game name=&quot;;CHAR(34);[.A462];CHAR(34);&quot;&gt; &lt;year&gt;&quot;;[.B462];&quot;&lt;/year&gt; &lt;rating&gt;&quot;;[.C462];&quot;&lt;/rating&gt; &lt;title&gt;&quot;;[.D462];&quot;&lt;/title&gt; &lt;pub&gt;&quot;;[.E462];&quot;&lt;/pub&gt; &lt;dev&gt;&quot;;[.F462];&quot;&lt;/dev&gt; &lt;genre&gt;&quot;;[.G462];&quot;&lt;/genre&gt; &lt;score&gt;&quot;;[.H462];&quot;&lt;/score&gt; &lt;player&gt;&quot;;[.I462];&quot;&lt;/player&gt; &lt;story&gt;&quot;;[.J462];&quot;&lt;/story&gt; &lt;/game&gt;&quot;)" office:value-type="string" office:string-value="&lt;game name=&quot;Wizard of Wor (USA)&quot;&gt; &lt;year&gt;1982&lt;/year&gt; &lt;rating&gt;ESRB - E (Everyone)&lt;/rating&gt; &lt;title&gt;Wizard of Wor &lt;/title&gt; &lt;pub&gt;CBS Electronics&lt;/pub&gt; &lt;dev&gt;Dave Nutting Associates, Inc.&lt;/dev&gt; &lt;genre&gt;Shooter&lt;/genre&gt; &lt;score&gt;2.7&lt;/score&gt; &lt;player&gt;1-2 Players&lt;/player&gt; &lt;story&gt;Wizard of Wor is an arcade shooter played from a top-down point of view.The player controls a warrior who is trapped in a dungeon. The goal is to earn as many points as possible by shooting the numerous enemy creatures which wander about the maze like corridors. The creatures wander about at various speeds, may shoot darts at the player, and some even have the ability to disappear temporarily. At the bottom of the screen the player has a radar which can be used to locate creatures that are invisible.When the the player completes a maze, a Worluk sometimes appears. This creature moves rapidly and will only be on the screen momentarily. If the player destroys the creature before it escapes, the next dungeon will become a double score dungeon and all creatures will be worth twice as many points. Occasionally the Wizard of Wor himself may appear! He moves quickly and can teleport around the maze. If they destroy him, the player will earn a large amount of points.The game may be played by one player or two players simultaneously.&lt;/story&gt; &lt;/game&gt;">
            <text:p>&lt;game name="Wizard of Wor (USA)"&gt; &lt;year&gt;1982&lt;/year&gt; &lt;rating&gt;ESRB - E (Everyone)&lt;/rating&gt; &lt;title&gt;Wizard of Wor &lt;/title&gt; &lt;pub&gt;CBS Electronics&lt;/pub&gt; &lt;dev&gt;Dave Nutting Associates, Inc.&lt;/dev&gt; &lt;genre&gt;Shooter&lt;/genre&gt; &lt;score&gt;2.7&lt;/score&gt; &lt;player&gt;1-2 Players&lt;/player&gt; &lt;story&gt;Wizard of Wor is an arcade shooter played from a top-down point of view.The player controls a warrior who is trapped in a dungeon. The goal is to earn as many points as possible by shooting the numerous enemy creatures which wander about the maze like corridors. The creatures wander about at various speeds, may shoot darts at the player, and some even have the ability to disappear temporarily. At the bottom of the screen the player has a radar which can be used to locate creatures that are invisible.When the the player completes a maze, a Worluk sometimes appears. This creature moves rapidly and will only be on the screen momentarily. If the player destroys the creature before it escapes, the next dungeon will become a double score dungeon and all creatures will be worth twice as many points. Occasionally the Wizard of Wor himself may appear! He moves quickly and can teleport around the maze. If they destroy him, the player will earn a large amount of points.The game may be played by one player or two players simultaneously.&lt;/story&gt; &lt;/game&gt;</text:p>
          </table:table-cell>
        </table:table-row>
        <table:table-row table:style-name="ro1">
          <table:table-cell office:value-type="string">
            <text:p>Word Zapper (USA)</text:p>
          </table:table-cell>
          <table:table-cell office:value-type="string">
            <text:p>1982</text:p>
          </table:table-cell>
          <table:table-cell office:value-type="string">
            <text:p>ESRB - E (Everyone)</text:p>
          </table:table-cell>
          <table:table-cell office:value-type="string">
            <text:p>Word Zapper </text:p>
          </table:table-cell>
          <table:table-cell table:number-columns-repeated="2" office:value-type="string">
            <text:p>U.S. Games Corporation</text:p>
          </table:table-cell>
          <table:table-cell office:value-type="string">
            <text:p>Shooter</text:p>
          </table:table-cell>
          <table:table-cell table:style-name="Default" office:value-type="string">
            <text:p>2.0</text:p>
          </table:table-cell>
          <table:table-cell table:style-name="Default" office:value-type="string">
            <text:p>1-2 Players</text:p>
          </table:table-cell>
          <table:table-cell office:value-type="string">
            <text:p>In Word Zapper your goal is to zap three words in 99 seconds. First, the current word will appear at the bottom of the screen. You then have to recreate this word by controlling your spaceship and zapping letters in the correct order which will be scrolling by at the top of the screen. To make this task more challenging, various asteroids will fly by horizontally; some asteroids will cause you to lose time, others destroy your ship ending the game. To help protect yourself, your spaceship is also equipped with lasers which can be used to destroy the asteroids. If you shoot five asteroids in a row, you earn a &amp;quot;freebie&amp;quot; which can be used in place of any letter. You will also need to use the &amp;quot;freebie&amp;quot; to move on to the next word after all the necessary letters have been zapped. The game ends when you successfully zap three words, the time limit runs out, or your spaceship is destroyed by asteroids. Numerous game variations are available. These control the speed and density of the asteroids, the speed of the scrolling alphabet, and allow you to choose between zapping words or random letters.</text:p>
          </table:table-cell>
          <table:table-cell table:formula="of:=CONCATENATE(&quot;&lt;game name=&quot;;CHAR(34);[.A463];CHAR(34);&quot;&gt; &lt;year&gt;&quot;;[.B463];&quot;&lt;/year&gt; &lt;rating&gt;&quot;;[.C463];&quot;&lt;/rating&gt; &lt;title&gt;&quot;;[.D463];&quot;&lt;/title&gt; &lt;pub&gt;&quot;;[.E463];&quot;&lt;/pub&gt; &lt;dev&gt;&quot;;[.F463];&quot;&lt;/dev&gt; &lt;genre&gt;&quot;;[.G463];&quot;&lt;/genre&gt; &lt;score&gt;&quot;;[.H463];&quot;&lt;/score&gt; &lt;player&gt;&quot;;[.I463];&quot;&lt;/player&gt; &lt;story&gt;&quot;;[.J463];&quot;&lt;/story&gt; &lt;/game&gt;&quot;)" office:value-type="string" office:string-value="&lt;game name=&quot;Word Zapper (USA)&quot;&gt; &lt;year&gt;1982&lt;/year&gt; &lt;rating&gt;ESRB - E (Everyone)&lt;/rating&gt; &lt;title&gt;Word Zapper &lt;/title&gt; &lt;pub&gt;U.S. Games Corporation&lt;/pub&gt; &lt;dev&gt;U.S. Games Corporation&lt;/dev&gt; &lt;genre&gt;Shooter&lt;/genre&gt; &lt;score&gt;2.0&lt;/score&gt; &lt;player&gt;1-2 Players&lt;/player&gt; &lt;story&gt;In Word Zapper your goal is to zap three words in 99 seconds. First, the current word will appear at the bottom of the screen. You then have to recreate this word by controlling your spaceship and zapping letters in the correct order which will be scrolling by at the top of the screen. To make this task more challenging, various asteroids will fly by horizontally; some asteroids will cause you to lose time, others destroy your ship ending the game. To help protect yourself, your spaceship is also equipped with lasers which can be used to destroy the asteroids. If you shoot five asteroids in a row, you earn a &amp;quot;freebie&amp;quot; which can be used in place of any letter. You will also need to use the &amp;quot;freebie&amp;quot; to move on to the next word after all the necessary letters have been zapped. The game ends when you successfully zap three words, the time limit runs out, or your spaceship is destroyed by asteroids. Numerous game variations are available. These control the speed and density of the asteroids, the speed of the scrolling alphabet, and allow you to choose between zapping words or random letters.&lt;/story&gt; &lt;/game&gt;">
            <text:p>&lt;game name="Word Zapper (USA)"&gt; &lt;year&gt;1982&lt;/year&gt; &lt;rating&gt;ESRB - E (Everyone)&lt;/rating&gt; &lt;title&gt;Word Zapper &lt;/title&gt; &lt;pub&gt;U.S. Games Corporation&lt;/pub&gt; &lt;dev&gt;U.S. Games Corporation&lt;/dev&gt; &lt;genre&gt;Shooter&lt;/genre&gt; &lt;score&gt;2.0&lt;/score&gt; &lt;player&gt;1-2 Players&lt;/player&gt; &lt;story&gt;In Word Zapper your goal is to zap three words in 99 seconds. First, the current word will appear at the bottom of the screen. You then have to recreate this word by controlling your spaceship and zapping letters in the correct order which will be scrolling by at the top of the screen. To make this task more challenging, various asteroids will fly by horizontally; some asteroids will cause you to lose time, others destroy your ship ending the game. To help protect yourself, your spaceship is also equipped with lasers which can be used to destroy the asteroids. If you shoot five asteroids in a row, you earn a &amp;quot;freebie&amp;quot; which can be used in place of any letter. You will also need to use the &amp;quot;freebie&amp;quot; to move on to the next word after all the necessary letters have been zapped. The game ends when you successfully zap three words, the time limit runs out, or your spaceship is destroyed by asteroids. Numerous game variations are available. These control the speed and density of the asteroids, the speed of the scrolling alphabet, and allow you to choose between zapping words or random letters.&lt;/story&gt; &lt;/game&gt;</text:p>
          </table:table-cell>
        </table:table-row>
        <table:table-row table:style-name="ro1">
          <table:table-cell office:value-type="string">
            <text:p>World End (Europe)</text:p>
          </table:table-cell>
          <table:table-cell office:value-type="string">
            <text:p>1983</text:p>
          </table:table-cell>
          <table:table-cell office:value-type="string">
            <text:p>ESRB - E (Everyone)</text:p>
          </table:table-cell>
          <table:table-cell office:value-type="string">
            <text:p>World End </text:p>
          </table:table-cell>
          <table:table-cell office:value-type="string">
            <text:p>Homevision</text:p>
          </table:table-cell>
          <table:table-cell office:value-type="string">
            <text:p>Gem International Corp.</text:p>
          </table:table-cell>
          <table:table-cell office:value-type="string">
            <text:p>Shoot-'Em-Up</text:p>
          </table:table-cell>
          <table:table-cell office:value-type="string">
            <text:p>…</text:p>
          </table:table-cell>
          <table:table-cell table:style-name="Default" office:value-type="string">
            <text:p>1-2 Players</text:p>
          </table:table-cell>
          <table:table-cell office:value-type="string">
            <text:p>Fight against alien forces and not let them pass you by, for each one to go is a life less. </text:p>
          </table:table-cell>
          <table:table-cell table:formula="of:=CONCATENATE(&quot;&lt;game name=&quot;;CHAR(34);[.A464];CHAR(34);&quot;&gt; &lt;year&gt;&quot;;[.B464];&quot;&lt;/year&gt; &lt;rating&gt;&quot;;[.C464];&quot;&lt;/rating&gt; &lt;title&gt;&quot;;[.D464];&quot;&lt;/title&gt; &lt;pub&gt;&quot;;[.E464];&quot;&lt;/pub&gt; &lt;dev&gt;&quot;;[.F464];&quot;&lt;/dev&gt; &lt;genre&gt;&quot;;[.G464];&quot;&lt;/genre&gt; &lt;score&gt;&quot;;[.H464];&quot;&lt;/score&gt; &lt;player&gt;&quot;;[.I464];&quot;&lt;/player&gt; &lt;story&gt;&quot;;[.J464];&quot;&lt;/story&gt; &lt;/game&gt;&quot;)" office:value-type="string" office:string-value="&lt;game name=&quot;World End (Europe)&quot;&gt; &lt;year&gt;1983&lt;/year&gt; &lt;rating&gt;ESRB - E (Everyone)&lt;/rating&gt; &lt;title&gt;World End &lt;/title&gt; &lt;pub&gt;Homevision&lt;/pub&gt; &lt;dev&gt;Gem International Corp.&lt;/dev&gt; &lt;genre&gt;Shoot-'Em-Up&lt;/genre&gt; &lt;score&gt;…&lt;/score&gt; &lt;player&gt;1-2 Players&lt;/player&gt; &lt;story&gt;Fight against alien forces and not let them pass you by, for each one to go is a life less. &lt;/story&gt; &lt;/game&gt;">
            <text:p>&lt;game name="World End (Europe)"&gt; &lt;year&gt;1983&lt;/year&gt; &lt;rating&gt;ESRB - E (Everyone)&lt;/rating&gt; &lt;title&gt;World End &lt;/title&gt; &lt;pub&gt;Homevision&lt;/pub&gt; &lt;dev&gt;Gem International Corp.&lt;/dev&gt; &lt;genre&gt;Shoot-'Em-Up&lt;/genre&gt; &lt;score&gt;…&lt;/score&gt; &lt;player&gt;1-2 Players&lt;/player&gt; &lt;story&gt;Fight against alien forces and not let them pass you by, for each one to go is a life less. &lt;/story&gt; &lt;/game&gt;</text:p>
          </table:table-cell>
        </table:table-row>
        <table:table-row table:style-name="ro1">
          <table:table-cell office:value-type="string">
            <text:p>Worm War I (USA)</text:p>
          </table:table-cell>
          <table:table-cell office:value-type="string">
            <text:p>1982</text:p>
          </table:table-cell>
          <table:table-cell office:value-type="string">
            <text:p>ESRB - E (Everyone)</text:p>
          </table:table-cell>
          <table:table-cell office:value-type="string">
            <text:p>Worm War I </text:p>
          </table:table-cell>
          <table:table-cell office:value-type="string">
            <text:p>Fox Video Games, Inc.</text:p>
          </table:table-cell>
          <table:table-cell office:value-type="string">
            <text:p>Sirius Software, Inc.</text:p>
          </table:table-cell>
          <table:table-cell office:value-type="string">
            <text:p>Shoot-'Em-Up</text:p>
          </table:table-cell>
          <table:table-cell office:value-type="string">
            <text:p>3.6</text:p>
          </table:table-cell>
          <table:table-cell table:style-name="Default" office:value-type="string">
            <text:p>1-2 Players</text:p>
          </table:table-cell>
          <table:table-cell office:value-type="string">
            <text:p>NEWS FLASH: GIANT WORMS ATTACK THE CITY OF TERIYAKI!You command a tank at the bottom of the screen. You can move left or right but you are always moving forward. You can control the forward speed by pushing up or down on the joystick.As worms move back and forth you must shoot them so they don't touch your tank. Also shoot any blocks in you path. Try not to shoot fuel pagodas. Touch them to refuel. You can go to the far left or right of the screen and not get touched by a worm but you can't shoot them when you are there either.In the two player games, you have selections on co-operative or competitive. In co-op, you have the same points and fuel tank. When one tank refuels, it refuels both. In competitive, you each have a score and fuel tank. You compete to get enemies and fuel.</text:p>
          </table:table-cell>
          <table:table-cell table:formula="of:=CONCATENATE(&quot;&lt;game name=&quot;;CHAR(34);[.A465];CHAR(34);&quot;&gt; &lt;year&gt;&quot;;[.B465];&quot;&lt;/year&gt; &lt;rating&gt;&quot;;[.C465];&quot;&lt;/rating&gt; &lt;title&gt;&quot;;[.D465];&quot;&lt;/title&gt; &lt;pub&gt;&quot;;[.E465];&quot;&lt;/pub&gt; &lt;dev&gt;&quot;;[.F465];&quot;&lt;/dev&gt; &lt;genre&gt;&quot;;[.G465];&quot;&lt;/genre&gt; &lt;score&gt;&quot;;[.H465];&quot;&lt;/score&gt; &lt;player&gt;&quot;;[.I465];&quot;&lt;/player&gt; &lt;story&gt;&quot;;[.J465];&quot;&lt;/story&gt; &lt;/game&gt;&quot;)" office:value-type="string" office:string-value="&lt;game name=&quot;Worm War I (USA)&quot;&gt; &lt;year&gt;1982&lt;/year&gt; &lt;rating&gt;ESRB - E (Everyone)&lt;/rating&gt; &lt;title&gt;Worm War I &lt;/title&gt; &lt;pub&gt;Fox Video Games, Inc.&lt;/pub&gt; &lt;dev&gt;Sirius Software, Inc.&lt;/dev&gt; &lt;genre&gt;Shoot-'Em-Up&lt;/genre&gt; &lt;score&gt;3.6&lt;/score&gt; &lt;player&gt;1-2 Players&lt;/player&gt; &lt;story&gt;NEWS FLASH: GIANT WORMS ATTACK THE CITY OF TERIYAKI!You command a tank at the bottom of the screen. You can move left or right but you are always moving forward. You can control the forward speed by pushing up or down on the joystick.As worms move back and forth you must shoot them so they don't touch your tank. Also shoot any blocks in you path. Try not to shoot fuel pagodas. Touch them to refuel. You can go to the far left or right of the screen and not get touched by a worm but you can't shoot them when you are there either.In the two player games, you have selections on co-operative or competitive. In co-op, you have the same points and fuel tank. When one tank refuels, it refuels both. In competitive, you each have a score and fuel tank. You compete to get enemies and fuel.&lt;/story&gt; &lt;/game&gt;">
            <text:p>&lt;game name="Worm War I (USA)"&gt; &lt;year&gt;1982&lt;/year&gt; &lt;rating&gt;ESRB - E (Everyone)&lt;/rating&gt; &lt;title&gt;Worm War I &lt;/title&gt; &lt;pub&gt;Fox Video Games, Inc.&lt;/pub&gt; &lt;dev&gt;Sirius Software, Inc.&lt;/dev&gt; &lt;genre&gt;Shoot-'Em-Up&lt;/genre&gt; &lt;score&gt;3.6&lt;/score&gt; &lt;player&gt;1-2 Players&lt;/player&gt; &lt;story&gt;NEWS FLASH: GIANT WORMS ATTACK THE CITY OF TERIYAKI!You command a tank at the bottom of the screen. You can move left or right but you are always moving forward. You can control the forward speed by pushing up or down on the joystick.As worms move back and forth you must shoot them so they don't touch your tank. Also shoot any blocks in you path. Try not to shoot fuel pagodas. Touch them to refuel. You can go to the far left or right of the screen and not get touched by a worm but you can't shoot them when you are there either.In the two player games, you have selections on co-operative or competitive. In co-op, you have the same points and fuel tank. When one tank refuels, it refuels both. In competitive, you each have a score and fuel tank. You compete to get enemies and fuel.&lt;/story&gt; &lt;/game&gt;</text:p>
          </table:table-cell>
        </table:table-row>
        <table:table-row table:style-name="ro1">
          <table:table-cell office:value-type="string">
            <text:p>X-Man (USA)</text:p>
          </table:table-cell>
          <table:table-cell office:value-type="string">
            <text:p>1983</text:p>
          </table:table-cell>
          <table:table-cell office:value-type="string">
            <text:p>ESRB - M (Mature)</text:p>
          </table:table-cell>
          <table:table-cell office:value-type="string">
            <text:p>X-Man </text:p>
          </table:table-cell>
          <table:table-cell table:number-columns-repeated="2" office:value-type="string">
            <text:p>Universal Gamex Corporation</text:p>
          </table:table-cell>
          <table:table-cell office:value-type="string">
            <text:p>Mature</text:p>
          </table:table-cell>
          <table:table-cell table:style-name="Default" office:value-type="string">
            <text:p>3.5</text:p>
          </table:table-cell>
          <table:table-cell table:style-name="Default" office:value-type="string">
            <text:p>1 Player</text:p>
          </table:table-cell>
          <table:table-cell office:value-type="string">
            <text:p>This game has nothing to do with any character from Marvel.You are the super stud, the X-Man. The object is to make your way through a random maze, avoiding either crabs, scissors or teeth, to get to the hottie behind the door in the middle of the maze. You have 90 seconds to get there.Once you reach the babe, you enter the Sexy Surprise where you must then give her sex to make her reach orgasm. You have 30 seconds to satisfy her then it is off to the next maze.Your points are the amount of time remaining after you reach the maze center and climax her times ten and 20 points for each increment of the sexual excitement meter.. You must have the left difficulty switch in the A position to play. Set it to B to pause. Reset restarts the game. Select and the right difficulty switch are not used.</text:p>
          </table:table-cell>
          <table:table-cell table:formula="of:=CONCATENATE(&quot;&lt;game name=&quot;;CHAR(34);[.A466];CHAR(34);&quot;&gt; &lt;year&gt;&quot;;[.B466];&quot;&lt;/year&gt; &lt;rating&gt;&quot;;[.C466];&quot;&lt;/rating&gt; &lt;title&gt;&quot;;[.D466];&quot;&lt;/title&gt; &lt;pub&gt;&quot;;[.E466];&quot;&lt;/pub&gt; &lt;dev&gt;&quot;;[.F466];&quot;&lt;/dev&gt; &lt;genre&gt;&quot;;[.G466];&quot;&lt;/genre&gt; &lt;score&gt;&quot;;[.H466];&quot;&lt;/score&gt; &lt;player&gt;&quot;;[.I466];&quot;&lt;/player&gt; &lt;story&gt;&quot;;[.J466];&quot;&lt;/story&gt; &lt;/game&gt;&quot;)" office:value-type="string" office:string-value="&lt;game name=&quot;X-Man (USA)&quot;&gt; &lt;year&gt;1983&lt;/year&gt; &lt;rating&gt;ESRB - M (Mature)&lt;/rating&gt; &lt;title&gt;X-Man &lt;/title&gt; &lt;pub&gt;Universal Gamex Corporation&lt;/pub&gt; &lt;dev&gt;Universal Gamex Corporation&lt;/dev&gt; &lt;genre&gt;Mature&lt;/genre&gt; &lt;score&gt;3.5&lt;/score&gt; &lt;player&gt;1 Player&lt;/player&gt; &lt;story&gt;This game has nothing to do with any character from Marvel.You are the super stud, the X-Man. The object is to make your way through a random maze, avoiding either crabs, scissors or teeth, to get to the hottie behind the door in the middle of the maze. You have 90 seconds to get there.Once you reach the babe, you enter the Sexy Surprise where you must then give her sex to make her reach orgasm. You have 30 seconds to satisfy her then it is off to the next maze.Your points are the amount of time remaining after you reach the maze center and climax her times ten and 20 points for each increment of the sexual excitement meter.. You must have the left difficulty switch in the A position to play. Set it to B to pause. Reset restarts the game. Select and the right difficulty switch are not used.&lt;/story&gt; &lt;/game&gt;">
            <text:p>&lt;game name="X-Man (USA)"&gt; &lt;year&gt;1983&lt;/year&gt; &lt;rating&gt;ESRB - M (Mature)&lt;/rating&gt; &lt;title&gt;X-Man &lt;/title&gt; &lt;pub&gt;Universal Gamex Corporation&lt;/pub&gt; &lt;dev&gt;Universal Gamex Corporation&lt;/dev&gt; &lt;genre&gt;Mature&lt;/genre&gt; &lt;score&gt;3.5&lt;/score&gt; &lt;player&gt;1 Player&lt;/player&gt; &lt;story&gt;This game has nothing to do with any character from Marvel.You are the super stud, the X-Man. The object is to make your way through a random maze, avoiding either crabs, scissors or teeth, to get to the hottie behind the door in the middle of the maze. You have 90 seconds to get there.Once you reach the babe, you enter the Sexy Surprise where you must then give her sex to make her reach orgasm. You have 30 seconds to satisfy her then it is off to the next maze.Your points are the amount of time remaining after you reach the maze center and climax her times ten and 20 points for each increment of the sexual excitement meter.. You must have the left difficulty switch in the A position to play. Set it to B to pause. Reset restarts the game. Select and the right difficulty switch are not used.&lt;/story&gt; &lt;/game&gt;</text:p>
          </table:table-cell>
        </table:table-row>
        <table:table-row table:style-name="ro1">
          <table:table-cell office:value-type="string">
            <text:p>X'Mission (Europe)</text:p>
          </table:table-cell>
          <table:table-cell office:value-type="string">
            <text:p>1984</text:p>
          </table:table-cell>
          <table:table-cell office:value-type="string">
            <text:p>ESRB - E (Everyone)</text:p>
          </table:table-cell>
          <table:table-cell office:value-type="string">
            <text:p>X'Mission </text:p>
          </table:table-cell>
          <table:table-cell office:value-type="string">
            <text:p>Homevision</text:p>
          </table:table-cell>
          <table:table-cell office:value-type="string">
            <text:p>Gem International Corp.</text:p>
          </table:table-cell>
          <table:table-cell office:value-type="string">
            <text:p>Shoot-'Em-Up</text:p>
          </table:table-cell>
          <table:table-cell office:value-type="string">
            <text:p>…</text:p>
          </table:table-cell>
          <table:table-cell table:style-name="Default" office:value-type="string">
            <text:p>1 Player</text:p>
          </table:table-cell>
          <table:table-cell office:value-type="string">
            <text:p>In X'Mission The player controls a kind of flying saucer, your main goal is to reach the structure that moves in the corner. <text:s/>Properly touching it, the player will dock your ship to the structure, which will carry you to the next level. Along the way the player will encounter many enemies who may or may not be slaughtered (depending on the will of the player to get more points).</text:p>
          </table:table-cell>
          <table:table-cell table:formula="of:=CONCATENATE(&quot;&lt;game name=&quot;;CHAR(34);[.A467];CHAR(34);&quot;&gt; &lt;year&gt;&quot;;[.B467];&quot;&lt;/year&gt; &lt;rating&gt;&quot;;[.C467];&quot;&lt;/rating&gt; &lt;title&gt;&quot;;[.D467];&quot;&lt;/title&gt; &lt;pub&gt;&quot;;[.E467];&quot;&lt;/pub&gt; &lt;dev&gt;&quot;;[.F467];&quot;&lt;/dev&gt; &lt;genre&gt;&quot;;[.G467];&quot;&lt;/genre&gt; &lt;score&gt;&quot;;[.H467];&quot;&lt;/score&gt; &lt;player&gt;&quot;;[.I467];&quot;&lt;/player&gt; &lt;story&gt;&quot;;[.J467];&quot;&lt;/story&gt; &lt;/game&gt;&quot;)" office:value-type="string" office:string-value="&lt;game name=&quot;X'Mission (Europe)&quot;&gt; &lt;year&gt;1984&lt;/year&gt; &lt;rating&gt;ESRB - E (Everyone)&lt;/rating&gt; &lt;title&gt;X'Mission &lt;/title&gt; &lt;pub&gt;Homevision&lt;/pub&gt; &lt;dev&gt;Gem International Corp.&lt;/dev&gt; &lt;genre&gt;Shoot-'Em-Up&lt;/genre&gt; &lt;score&gt;…&lt;/score&gt; &lt;player&gt;1 Player&lt;/player&gt; &lt;story&gt;In X'Mission The player controls a kind of flying saucer, your main goal is to reach the structure that moves in the corner.  Properly touching it, the player will dock your ship to the structure, which will carry you to the next level. Along the way the player will encounter many enemies who may or may not be slaughtered (depending on the will of the player to get more points).&lt;/story&gt; &lt;/game&gt;">
            <text:p>&lt;game name="X'Mission (Europe)"&gt; &lt;year&gt;1984&lt;/year&gt; &lt;rating&gt;ESRB - E (Everyone)&lt;/rating&gt; &lt;title&gt;X'Mission &lt;/title&gt; &lt;pub&gt;Homevision&lt;/pub&gt; &lt;dev&gt;Gem International Corp.&lt;/dev&gt; &lt;genre&gt;Shoot-'Em-Up&lt;/genre&gt; &lt;score&gt;…&lt;/score&gt; &lt;player&gt;1 Player&lt;/player&gt; &lt;story&gt;In X'Mission The player controls a kind of flying saucer, your main goal is to reach the structure that moves in the corner. <text:s/>Properly touching it, the player will dock your ship to the structure, which will carry you to the next level. Along the way the player will encounter many enemies who may or may not be slaughtered (depending on the will of the player to get more points).&lt;/story&gt; &lt;/game&gt;</text:p>
          </table:table-cell>
        </table:table-row>
        <table:table-row table:style-name="ro1">
          <table:table-cell office:value-type="string">
            <text:p>Xenophobe (USA)</text:p>
          </table:table-cell>
          <table:table-cell office:value-type="string">
            <text:p>1990</text:p>
          </table:table-cell>
          <table:table-cell office:value-type="string">
            <text:p>ESRB - E (Everyone)</text:p>
          </table:table-cell>
          <table:table-cell office:value-type="string">
            <text:p>Xenophobe </text:p>
          </table:table-cell>
          <table:table-cell office:value-type="string">
            <text:p>Atari Corporation</text:p>
          </table:table-cell>
          <table:table-cell office:value-type="string">
            <text:p>Bally Midway Manufacturing Co., Inc.</text:p>
          </table:table-cell>
          <table:table-cell office:value-type="string">
            <text:p>Shooter</text:p>
          </table:table-cell>
          <table:table-cell table:style-name="Default" office:value-type="string">
            <text:p>2.9</text:p>
          </table:table-cell>
          <table:table-cell table:style-name="Default" office:value-type="string">
            <text:p>1-2 Players</text:p>
          </table:table-cell>
          <table:table-cell office:value-type="string">
            <text:p>Xenos. <text:s/>The very name strikes fear into every colonist's heart. <text:s/>A distress call is received from space stations orbiting your homeworld, then silence. <text:s/>A single ship escapes, piloted by a battered man who tells the tale of pods that hatch into acid-spitting Xenos.A small band of engineers has been dispatched to combat the Xeno threat before it takes over all the space stations and, eventually, your homeworld. <text:s/>Assemble your band of engineers and fight the Xenos on each station, striving to either clear it or abandon it. <text:s/>You start out with a standard issue laser, but can pick up additiona weapons as you find them, including Phasers, Lightning Rifles, Poofer guns, and bombs.Xenophobe was originally an arcade coin-op by Bally/Midway, released in 1987. <text:s/>Gameplay premise and setting is heavily inspired/influenced by the movie Aliens.</text:p>
          </table:table-cell>
          <table:table-cell table:formula="of:=CONCATENATE(&quot;&lt;game name=&quot;;CHAR(34);[.A468];CHAR(34);&quot;&gt; &lt;year&gt;&quot;;[.B468];&quot;&lt;/year&gt; &lt;rating&gt;&quot;;[.C468];&quot;&lt;/rating&gt; &lt;title&gt;&quot;;[.D468];&quot;&lt;/title&gt; &lt;pub&gt;&quot;;[.E468];&quot;&lt;/pub&gt; &lt;dev&gt;&quot;;[.F468];&quot;&lt;/dev&gt; &lt;genre&gt;&quot;;[.G468];&quot;&lt;/genre&gt; &lt;score&gt;&quot;;[.H468];&quot;&lt;/score&gt; &lt;player&gt;&quot;;[.I468];&quot;&lt;/player&gt; &lt;story&gt;&quot;;[.J468];&quot;&lt;/story&gt; &lt;/game&gt;&quot;)" office:value-type="string" office:string-value="&lt;game name=&quot;Xenophobe (USA)&quot;&gt; &lt;year&gt;1990&lt;/year&gt; &lt;rating&gt;ESRB - E (Everyone)&lt;/rating&gt; &lt;title&gt;Xenophobe &lt;/title&gt; &lt;pub&gt;Atari Corporation&lt;/pub&gt; &lt;dev&gt;Bally Midway Manufacturing Co., Inc.&lt;/dev&gt; &lt;genre&gt;Shooter&lt;/genre&gt; &lt;score&gt;2.9&lt;/score&gt; &lt;player&gt;1-2 Players&lt;/player&gt; &lt;story&gt;Xenos.  The very name strikes fear into every colonist's heart.  A distress call is received from space stations orbiting your homeworld, then silence.  A single ship escapes, piloted by a battered man who tells the tale of pods that hatch into acid-spitting Xenos.A small band of engineers has been dispatched to combat the Xeno threat before it takes over all the space stations and, eventually, your homeworld.  Assemble your band of engineers and fight the Xenos on each station, striving to either clear it or abandon it.  You start out with a standard issue laser, but can pick up additiona weapons as you find them, including Phasers, Lightning Rifles, Poofer guns, and bombs.Xenophobe was originally an arcade coin-op by Bally/Midway, released in 1987.  Gameplay premise and setting is heavily inspired/influenced by the movie Aliens.&lt;/story&gt; &lt;/game&gt;">
            <text:p>&lt;game name="Xenophobe (USA)"&gt; &lt;year&gt;1990&lt;/year&gt; &lt;rating&gt;ESRB - E (Everyone)&lt;/rating&gt; &lt;title&gt;Xenophobe &lt;/title&gt; &lt;pub&gt;Atari Corporation&lt;/pub&gt; &lt;dev&gt;Bally Midway Manufacturing Co., Inc.&lt;/dev&gt; &lt;genre&gt;Shooter&lt;/genre&gt; &lt;score&gt;2.9&lt;/score&gt; &lt;player&gt;1-2 Players&lt;/player&gt; &lt;story&gt;Xenos. <text:s/>The very name strikes fear into every colonist's heart. <text:s/>A distress call is received from space stations orbiting your homeworld, then silence. <text:s/>A single ship escapes, piloted by a battered man who tells the tale of pods that hatch into acid-spitting Xenos.A small band of engineers has been dispatched to combat the Xeno threat before it takes over all the space stations and, eventually, your homeworld. <text:s/>Assemble your band of engineers and fight the Xenos on each station, striving to either clear it or abandon it. <text:s/>You start out with a standard issue laser, but can pick up additiona weapons as you find them, including Phasers, Lightning Rifles, Poofer guns, and bombs.Xenophobe was originally an arcade coin-op by Bally/Midway, released in 1987. <text:s/>Gameplay premise and setting is heavily inspired/influenced by the movie Aliens.&lt;/story&gt; &lt;/game&gt;</text:p>
          </table:table-cell>
        </table:table-row>
        <table:table-row table:style-name="ro1">
          <table:table-cell office:value-type="string">
            <text:p>Yars' Revenge (USA)</text:p>
          </table:table-cell>
          <table:table-cell office:value-type="string">
            <text:p>1982</text:p>
          </table:table-cell>
          <table:table-cell office:value-type="string">
            <text:p>ESRB - E (Everyone)</text:p>
          </table:table-cell>
          <table:table-cell office:value-type="string">
            <text:p>Yars' Revenge </text:p>
          </table:table-cell>
          <table:table-cell table:number-columns-repeated="2" office:value-type="string">
            <text:p>Atari, Inc.</text:p>
          </table:table-cell>
          <table:table-cell office:value-type="string">
            <text:p>Shooter</text:p>
          </table:table-cell>
          <table:table-cell table:style-name="Default" office:value-type="string">
            <text:p>3.7</text:p>
          </table:table-cell>
          <table:table-cell table:style-name="Default" office:value-type="string">
            <text:p>1-2 Players</text:p>
          </table:table-cell>
          <table:table-cell office:value-type="string">
            <text:p>In Yars' Revenge, your goal is to destroy the Qotile laser-base which is located on the right side of the screen behind a shield. You control the fly-like Yar, which can destroy the shield piece by piece by either shooting it or running into it. Once the shield is down, you will need to use the Zorlon cannon to destroy the Qotile. The Zorlon cannon is located on the left side of the screen, and when fired can destroy the Qotile with a direct hit. The Qotile isn't completely unarmed against your attacks, however. Wandering around the screen is a destroyer missile, which will constantly be homing in on your Yar. This missile can not be destroyed, however you can temporarily hide from it in a shield which runs vertically in the center of the screen. The Yar will be unable to fire when hiding in the shield so you can't stay there indefinitely! The Qotiles second weapon is a swirl which it will randomly fire at you and should be dodged. When you finally destroy the Qotile you can move on to the next, faster round of gameplay. Several game variations are included which control the difficulty and speed of the game.</text:p>
          </table:table-cell>
          <table:table-cell table:formula="of:=CONCATENATE(&quot;&lt;game name=&quot;;CHAR(34);[.A469];CHAR(34);&quot;&gt; &lt;year&gt;&quot;;[.B469];&quot;&lt;/year&gt; &lt;rating&gt;&quot;;[.C469];&quot;&lt;/rating&gt; &lt;title&gt;&quot;;[.D469];&quot;&lt;/title&gt; &lt;pub&gt;&quot;;[.E469];&quot;&lt;/pub&gt; &lt;dev&gt;&quot;;[.F469];&quot;&lt;/dev&gt; &lt;genre&gt;&quot;;[.G469];&quot;&lt;/genre&gt; &lt;score&gt;&quot;;[.H469];&quot;&lt;/score&gt; &lt;player&gt;&quot;;[.I469];&quot;&lt;/player&gt; &lt;story&gt;&quot;;[.J469];&quot;&lt;/story&gt; &lt;/game&gt;&quot;)" office:value-type="string" office:string-value="&lt;game name=&quot;Yars' Revenge (USA)&quot;&gt; &lt;year&gt;1982&lt;/year&gt; &lt;rating&gt;ESRB - E (Everyone)&lt;/rating&gt; &lt;title&gt;Yars' Revenge &lt;/title&gt; &lt;pub&gt;Atari, Inc.&lt;/pub&gt; &lt;dev&gt;Atari, Inc.&lt;/dev&gt; &lt;genre&gt;Shooter&lt;/genre&gt; &lt;score&gt;3.7&lt;/score&gt; &lt;player&gt;1-2 Players&lt;/player&gt; &lt;story&gt;In Yars' Revenge, your goal is to destroy the Qotile laser-base which is located on the right side of the screen behind a shield. You control the fly-like Yar, which can destroy the shield piece by piece by either shooting it or running into it. Once the shield is down, you will need to use the Zorlon cannon to destroy the Qotile. The Zorlon cannon is located on the left side of the screen, and when fired can destroy the Qotile with a direct hit. The Qotile isn't completely unarmed against your attacks, however. Wandering around the screen is a destroyer missile, which will constantly be homing in on your Yar. This missile can not be destroyed, however you can temporarily hide from it in a shield which runs vertically in the center of the screen. The Yar will be unable to fire when hiding in the shield so you can't stay there indefinitely! The Qotiles second weapon is a swirl which it will randomly fire at you and should be dodged. When you finally destroy the Qotile you can move on to the next, faster round of gameplay. Several game variations are included which control the difficulty and speed of the game.&lt;/story&gt; &lt;/game&gt;">
            <text:p>&lt;game name="Yars' Revenge (USA)"&gt; &lt;year&gt;1982&lt;/year&gt; &lt;rating&gt;ESRB - E (Everyone)&lt;/rating&gt; &lt;title&gt;Yars' Revenge &lt;/title&gt; &lt;pub&gt;Atari, Inc.&lt;/pub&gt; &lt;dev&gt;Atari, Inc.&lt;/dev&gt; &lt;genre&gt;Shooter&lt;/genre&gt; &lt;score&gt;3.7&lt;/score&gt; &lt;player&gt;1-2 Players&lt;/player&gt; &lt;story&gt;In Yars' Revenge, your goal is to destroy the Qotile laser-base which is located on the right side of the screen behind a shield. You control the fly-like Yar, which can destroy the shield piece by piece by either shooting it or running into it. Once the shield is down, you will need to use the Zorlon cannon to destroy the Qotile. The Zorlon cannon is located on the left side of the screen, and when fired can destroy the Qotile with a direct hit. The Qotile isn't completely unarmed against your attacks, however. Wandering around the screen is a destroyer missile, which will constantly be homing in on your Yar. This missile can not be destroyed, however you can temporarily hide from it in a shield which runs vertically in the center of the screen. The Yar will be unable to fire when hiding in the shield so you can't stay there indefinitely! The Qotiles second weapon is a swirl which it will randomly fire at you and should be dodged. When you finally destroy the Qotile you can move on to the next, faster round of gameplay. Several game variations are included which control the difficulty and speed of the game.&lt;/story&gt; &lt;/game&gt;</text:p>
          </table:table-cell>
        </table:table-row>
        <table:table-row table:style-name="ro1">
          <table:table-cell office:value-type="string">
            <text:p>Zaxxon (USA)</text:p>
          </table:table-cell>
          <table:table-cell office:value-type="string">
            <text:p>1982</text:p>
          </table:table-cell>
          <table:table-cell office:value-type="string">
            <text:p>ESRB - E (Everyone)</text:p>
          </table:table-cell>
          <table:table-cell office:value-type="string">
            <text:p>Zaxxon </text:p>
          </table:table-cell>
          <table:table-cell office:value-type="string">
            <text:p>Coleco Industries, Inc.</text:p>
          </table:table-cell>
          <table:table-cell office:value-type="string">
            <text:p>SEGA Enterprises, Inc.</text:p>
          </table:table-cell>
          <table:table-cell office:value-type="string">
            <text:p>Shoot-'Em-Up</text:p>
          </table:table-cell>
          <table:table-cell table:style-name="Default" office:value-type="string">
            <text:p>2.7</text:p>
          </table:table-cell>
          <table:table-cell table:style-name="Default" office:value-type="string">
            <text:p>1-2 Players</text:p>
          </table:table-cell>
          <table:table-cell office:value-type="string">
            <text:p>The Zaxxon defence system must be destroyed in this isometric-viewed shoot 'em up which was originally hugely successful in the arcades. The game has 3 stages, first taking you through Asteroid City, which is heavily protected by aircraft, guns and missiles. Many barriers are alarmed, leaving you with limited space to progress through, and fire must constantly be dodged.Stage two is a space shoot out against hordes of enemy aircraft - those you failed to destroy in the first part of the task. Complete this and you reach the final battle with Zaxxon, with the game looping with increased difficulty if you can survive the first time. There are 3 distinct skill levels, while controls involve using forward to dive and back to climb, in the manner of flight simulation.</text:p>
          </table:table-cell>
          <table:table-cell table:formula="of:=CONCATENATE(&quot;&lt;game name=&quot;;CHAR(34);[.A470];CHAR(34);&quot;&gt; &lt;year&gt;&quot;;[.B470];&quot;&lt;/year&gt; &lt;rating&gt;&quot;;[.C470];&quot;&lt;/rating&gt; &lt;title&gt;&quot;;[.D470];&quot;&lt;/title&gt; &lt;pub&gt;&quot;;[.E470];&quot;&lt;/pub&gt; &lt;dev&gt;&quot;;[.F470];&quot;&lt;/dev&gt; &lt;genre&gt;&quot;;[.G470];&quot;&lt;/genre&gt; &lt;score&gt;&quot;;[.H470];&quot;&lt;/score&gt; &lt;player&gt;&quot;;[.I470];&quot;&lt;/player&gt; &lt;story&gt;&quot;;[.J470];&quot;&lt;/story&gt; &lt;/game&gt;&quot;)" office:value-type="string" office:string-value="&lt;game name=&quot;Zaxxon (USA)&quot;&gt; &lt;year&gt;1982&lt;/year&gt; &lt;rating&gt;ESRB - E (Everyone)&lt;/rating&gt; &lt;title&gt;Zaxxon &lt;/title&gt; &lt;pub&gt;Coleco Industries, Inc.&lt;/pub&gt; &lt;dev&gt;SEGA Enterprises, Inc.&lt;/dev&gt; &lt;genre&gt;Shoot-'Em-Up&lt;/genre&gt; &lt;score&gt;2.7&lt;/score&gt; &lt;player&gt;1-2 Players&lt;/player&gt; &lt;story&gt;The Zaxxon defence system must be destroyed in this isometric-viewed shoot 'em up which was originally hugely successful in the arcades. The game has 3 stages, first taking you through Asteroid City, which is heavily protected by aircraft, guns and missiles. Many barriers are alarmed, leaving you with limited space to progress through, and fire must constantly be dodged.Stage two is a space shoot out against hordes of enemy aircraft - those you failed to destroy in the first part of the task. Complete this and you reach the final battle with Zaxxon, with the game looping with increased difficulty if you can survive the first time. There are 3 distinct skill levels, while controls involve using forward to dive and back to climb, in the manner of flight simulation.&lt;/story&gt; &lt;/game&gt;">
            <text:p>&lt;game name="Zaxxon (USA)"&gt; &lt;year&gt;1982&lt;/year&gt; &lt;rating&gt;ESRB - E (Everyone)&lt;/rating&gt; &lt;title&gt;Zaxxon &lt;/title&gt; &lt;pub&gt;Coleco Industries, Inc.&lt;/pub&gt; &lt;dev&gt;SEGA Enterprises, Inc.&lt;/dev&gt; &lt;genre&gt;Shoot-'Em-Up&lt;/genre&gt; &lt;score&gt;2.7&lt;/score&gt; &lt;player&gt;1-2 Players&lt;/player&gt; &lt;story&gt;The Zaxxon defence system must be destroyed in this isometric-viewed shoot 'em up which was originally hugely successful in the arcades. The game has 3 stages, first taking you through Asteroid City, which is heavily protected by aircraft, guns and missiles. Many barriers are alarmed, leaving you with limited space to progress through, and fire must constantly be dodged.Stage two is a space shoot out against hordes of enemy aircraft - those you failed to destroy in the first part of the task. Complete this and you reach the final battle with Zaxxon, with the game looping with increased difficulty if you can survive the first time. There are 3 distinct skill levels, while controls involve using forward to dive and back to climb, in the manner of flight simulation.&lt;/story&gt; &lt;/game&gt;</text:p>
          </table:table-cell>
        </table:table-row>
        <table:table-row table:style-name="ro1">
          <table:table-cell office:value-type="string">
            <text:p>Zoo Fun (Europe)</text:p>
          </table:table-cell>
          <table:table-cell office:value-type="string">
            <text:p>1983</text:p>
          </table:table-cell>
          <table:table-cell office:value-type="string">
            <text:p>ESRB - E (Everyone)</text:p>
          </table:table-cell>
          <table:table-cell office:value-type="string">
            <text:p>Zoo Fun </text:p>
          </table:table-cell>
          <table:table-cell office:value-type="string">
            <text:p>Homevision</text:p>
          </table:table-cell>
          <table:table-cell office:value-type="string">
            <text:p>Gem International Corp.</text:p>
          </table:table-cell>
          <table:table-cell office:value-type="string">
            <text:p>Platform</text:p>
          </table:table-cell>
          <table:table-cell office:value-type="string">
            <text:p>…</text:p>
          </table:table-cell>
          <table:table-cell table:style-name="Default" office:value-type="string">
            <text:p>1 Player</text:p>
          </table:table-cell>
          <table:table-cell office:value-type="string">
            <text:p>Incomprehensible game about collecting zoo animals. The game is based on the code of Panda Chase from Home Vision (you can still see the little panda heads when you run out of time).</text:p>
          </table:table-cell>
          <table:table-cell table:formula="of:=CONCATENATE(&quot;&lt;game name=&quot;;CHAR(34);[.A471];CHAR(34);&quot;&gt; &lt;year&gt;&quot;;[.B471];&quot;&lt;/year&gt; &lt;rating&gt;&quot;;[.C471];&quot;&lt;/rating&gt; &lt;title&gt;&quot;;[.D471];&quot;&lt;/title&gt; &lt;pub&gt;&quot;;[.E471];&quot;&lt;/pub&gt; &lt;dev&gt;&quot;;[.F471];&quot;&lt;/dev&gt; &lt;genre&gt;&quot;;[.G471];&quot;&lt;/genre&gt; &lt;score&gt;&quot;;[.H471];&quot;&lt;/score&gt; &lt;player&gt;&quot;;[.I471];&quot;&lt;/player&gt; &lt;story&gt;&quot;;[.J471];&quot;&lt;/story&gt; &lt;/game&gt;&quot;)" office:value-type="string" office:string-value="&lt;game name=&quot;Zoo Fun (Europe)&quot;&gt; &lt;year&gt;1983&lt;/year&gt; &lt;rating&gt;ESRB - E (Everyone)&lt;/rating&gt; &lt;title&gt;Zoo Fun &lt;/title&gt; &lt;pub&gt;Homevision&lt;/pub&gt; &lt;dev&gt;Gem International Corp.&lt;/dev&gt; &lt;genre&gt;Platform&lt;/genre&gt; &lt;score&gt;…&lt;/score&gt; &lt;player&gt;1 Player&lt;/player&gt; &lt;story&gt;Incomprehensible game about collecting zoo animals. The game is based on the code of Panda Chase from Home Vision (you can still see the little panda heads when you run out of time).&lt;/story&gt; &lt;/game&gt;">
            <text:p>&lt;game name="Zoo Fun (Europe)"&gt; &lt;year&gt;1983&lt;/year&gt; &lt;rating&gt;ESRB - E (Everyone)&lt;/rating&gt; &lt;title&gt;Zoo Fun &lt;/title&gt; &lt;pub&gt;Homevision&lt;/pub&gt; &lt;dev&gt;Gem International Corp.&lt;/dev&gt; &lt;genre&gt;Platform&lt;/genre&gt; &lt;score&gt;…&lt;/score&gt; &lt;player&gt;1 Player&lt;/player&gt; &lt;story&gt;Incomprehensible game about collecting zoo animals. The game is based on the code of Panda Chase from Home Vision (you can still see the little panda heads when you run out of time).&lt;/story&gt; &lt;/game&gt;</text:p>
          </table:table-cell>
        </table:table-row>
        <table:table-row table:style-name="ro1" table:number-rows-repeated="1048104">
          <table:table-cell table:number-columns-repeated="11"/>
        </table:table-row>
        <table:table-row table:style-name="ro1">
          <table:table-cell table:number-columns-repeated="11"/>
        </table:table-row>
      </table:table>
      <table:database-ranges>
        <table:database-range table:target-range-address="Sheet1.A1:Sheet1.AMJ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5">05/03/2016</text:date>, <text:time>17:52: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5T17:52:30.33</dc:date>
    <meta:generator>OpenOffice/4.1.2$Win32 OpenOffice.org_project/412m3$Build-9782</meta:generator>
    <meta:editing-duration>P1DT12H40M14S</meta:editing-duration>
    <meta:editing-cycles>62</meta:editing-cycles>
    <meta:document-statistic meta:table-count="1" meta:cell-count="5181" meta:object-count="0"/>
  </office:meta>
</office:document-meta>
</file>